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lfaxAI" svg:font-family="ColfaxAI, helvetica, sans-serif"/>
    <style:font-face style:name="S hne" svg:font-family="'S hne', ui-sans-serif, system-ui, apple-system, 'Segoe UI', Roboto, Ubuntu, Cantarell, 'Noto Sans', sans-serif, 'Helvetica Neue', Arial, 'Apple Color Emoji', 'Segoe UI Emoji', 'Segoe UI Symbol', 'Noto Color Emoji'"/>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style>
    <style:style style:name="P2" style:family="paragraph" style:parent-style-name="Standard">
      <style:paragraph-properties fo:margin-left="0in" fo:margin-right="0in" fo:orphans="2" fo:widows="2" fo:text-indent="0in" style:auto-text-indent="false"/>
      <style:text-properties fo:font-variant="normal" fo:text-transform="none" fo:color="#374151" style:font-name="S hne" fo:font-size="12pt" fo:letter-spacing="normal" fo:font-style="normal" fo:font-weight="normal"/>
    </style:style>
    <style:style style:name="P3" style:family="paragraph" style:parent-style-name="Standard">
      <style:paragraph-properties fo:margin-left="0in" fo:margin-right="0in" fo:orphans="2" fo:widows="2" fo:text-indent="0in" style:auto-text-indent="false"/>
      <style:text-properties fo:font-variant="normal" fo:text-transform="none" fo:color="#374151" style:font-name="S hne" fo:font-size="12pt" fo:letter-spacing="normal" fo:font-style="normal" fo:font-weight="normal" style:font-name-asian="S hne" style:font-size-asian="12pt" style:font-style-asian="normal" style:font-weight-asian="normal"/>
    </style:style>
    <style:style style:name="P4" style:family="paragraph" style:parent-style-name="Standard">
      <style:paragraph-properties fo:margin-left="0in" fo:margin-right="0in" fo:orphans="2" fo:widows="2" fo:text-indent="0in" style:auto-text-indent="false"/>
      <style:text-properties fo:font-variant="normal" fo:text-transform="none" fo:color="#343541" fo:letter-spacing="normal" style:font-name-asian="S hne" style:font-size-asian="12pt" style:font-style-asian="normal" style:font-weight-asian="normal"/>
    </style:style>
    <style:style style:name="P5" style:family="paragraph" style:parent-style-name="Standard">
      <style:paragraph-properties fo:margin-left="0in" fo:margin-right="0in" fo:orphans="2" fo:widows="2" fo:text-indent="0in" style:auto-text-indent="false"/>
      <style:text-properties fo:font-variant="normal" fo:text-transform="none" fo:color="#343541" style:font-name="S hne" fo:font-size="12pt" fo:letter-spacing="normal" fo:font-style="normal" fo:font-weight="normal" style:font-name-asian="S hne" style:font-size-asian="12pt" style:font-style-asian="normal" style:font-weight-asian="normal"/>
    </style:style>
    <style:style style:name="P6" style:family="paragraph" style:parent-style-name="Standard">
      <style:paragraph-properties fo:margin-left="0in" fo:margin-right="0in" fo:orphans="2" fo:widows="2" fo:text-indent="0in" style:auto-text-indent="false"/>
      <style:text-properties fo:font-variant="normal" fo:text-transform="none" fo:color="#343541" style:font-name="S hne" fo:font-size="12pt" fo:letter-spacing="normal" fo:font-style="normal" fo:font-weight="normal" style:font-name-asian="S hne" style:font-size-asian="12pt" style:font-style-asian="normal" style:font-weight-asian="normal" style:font-style-complex="normal"/>
    </style:style>
    <style:style style:name="P7" style:family="paragraph" style:parent-style-name="Standard">
      <style:paragraph-properties fo:margin-left="0in" fo:margin-right="0in" fo:orphans="2" fo:widows="2" fo:text-indent="0in" style:auto-text-indent="false"/>
      <style:text-properties fo:font-variant="normal" fo:text-transform="none" fo:color="#343541" style:font-name="S hne" fo:font-size="12pt" fo:letter-spacing="normal" fo:font-style="normal" fo:font-weight="normal"/>
    </style:style>
    <style:style style:name="P8" style:family="paragraph" style:parent-style-name="Standard">
      <style:paragraph-properties fo:margin-left="0in" fo:margin-right="0in" fo:orphans="2" fo:widows="2" fo:text-indent="0in" style:auto-text-indent="false"/>
      <style:text-properties fo:font-variant="normal" fo:text-transform="none" fo:color="#343541" style:font-name="S hne" fo:font-size="12pt" fo:letter-spacing="normal" fo:font-style="normal" fo:font-weight="bold" style:font-name-asian="S hne" style:font-size-asian="12pt" style:font-style-asian="normal" style:font-weight-asian="bold" style:font-weight-complex="bold"/>
    </style:style>
    <style:style style:name="P9" style:family="paragraph" style:parent-style-name="Standard">
      <style:paragraph-properties fo:margin-left="0in" fo:margin-right="0in" fo:orphans="2" fo:widows="2" fo:text-indent="0in" style:auto-text-indent="false"/>
      <style:text-properties fo:font-variant="normal" fo:text-transform="none" fo:color="#343541" style:font-name="S hne" fo:font-size="12pt" fo:letter-spacing="normal" fo:font-style="italic" fo:font-weight="normal" style:font-name-asian="S hne" style:font-size-asian="12pt" style:font-style-asian="italic" style:font-weight-asian="normal" style:font-style-complex="italic"/>
    </style:style>
    <style:style style:name="P10" style:family="paragraph" style:parent-style-name="Standard">
      <style:paragraph-properties fo:margin-left="0in" fo:margin-right="0in" fo:orphans="2" fo:widows="2" fo:text-indent="0in" style:auto-text-indent="false"/>
      <style:text-properties fo:font-variant="normal" fo:text-transform="none" fo:color="#e06c2b" style:font-name="S hne" fo:font-size="12pt" fo:letter-spacing="normal" fo:font-style="normal" fo:font-weight="normal"/>
    </style:style>
    <style:style style:name="P11" style:family="paragraph" style:parent-style-name="Standard">
      <style:paragraph-properties fo:margin-left="0in" fo:margin-right="0in" fo:orphans="2" fo:widows="2" fo:text-indent="0in" style:auto-text-indent="false"/>
      <style:text-properties fo:font-variant="normal" fo:text-transform="none" fo:color="#000000" style:font-name="S hne" fo:font-size="12pt" fo:letter-spacing="normal" fo:font-style="normal" fo:font-weight="normal"/>
    </style:style>
    <style:style style:name="P12" style:family="paragraph" style:parent-style-name="Standard">
      <style:paragraph-properties fo:margin-left="0in" fo:margin-right="0in" fo:orphans="2" fo:widows="2" fo:text-indent="0in" style:auto-text-indent="false"/>
      <style:text-properties fo:font-style="italic" fo:font-weight="bold" style:font-style-asian="italic" style:font-weight-asian="bold" style:font-style-complex="italic" style:font-weight-complex="bold"/>
    </style:style>
    <style:style style:name="P13" style:family="paragraph" style:parent-style-name="Standard">
      <style:paragraph-properties fo:margin-left="0in" fo:margin-right="0in" fo:orphans="2" fo:widows="2" fo:text-indent="0in" style:auto-text-indent="false"/>
      <style:text-properties fo:font-style="normal" fo:font-weight="normal" style:font-style-asian="normal" style:font-weight-asian="normal" style:font-style-complex="normal" style:font-weight-complex="normal"/>
    </style:style>
    <style:style style:name="P14" style:family="paragraph" style:parent-style-name="Standard">
      <style:paragraph-properties fo:margin-left="0in" fo:margin-right="0in" fo:orphans="2" fo:widows="2" fo:text-indent="0in" style:auto-text-indent="false"/>
      <style:text-properties fo:color="#ff0000"/>
    </style:style>
    <style:style style:name="P15" style:family="paragraph" style:parent-style-name="Standard">
      <style:paragraph-properties fo:margin-left="0in" fo:margin-right="0in" fo:orphans="2" fo:widows="2" fo:text-indent="0in" style:auto-text-indent="false"/>
      <style:text-properties fo:color="#000000"/>
    </style:style>
    <style:style style:name="P16" style:family="paragraph" style:parent-style-name="Standard">
      <style:paragraph-properties fo:margin-left="0in" fo:margin-right="0in" fo:orphans="2" fo:widows="2" fo:text-indent="0in" style:auto-text-indent="false"/>
      <style:text-properties fo:color="#ff3333"/>
    </style:style>
    <style:style style:name="P17" style:family="paragraph" style:parent-style-name="Standard">
      <style:paragraph-properties fo:margin-left="0in" fo:margin-right="0in" fo:orphans="2" fo:widows="2" fo:text-indent="0in" style:auto-text-indent="false"/>
      <style:text-properties style:text-underline-style="solid" style:text-underline-width="auto" style:text-underline-color="font-color" fo:font-weight="bold" style:font-weight-asian="bold" style:font-weight-complex="bold"/>
    </style:style>
    <style:style style:name="P18" style:family="paragraph" style:parent-style-name="Preformatted_20_Text">
      <style:paragraph-properties fo:margin-left="0in" fo:margin-right="0in" fo:orphans="2" fo:widows="2" fo:text-indent="0in" style:auto-text-indent="false"/>
    </style:style>
    <style:style style:name="P19" style:family="paragraph" style:parent-style-name="Preformatted_20_Text">
      <style:paragraph-properties fo:margin-left="0in" fo:margin-right="0in" fo:orphans="2" fo:widows="2" fo:text-indent="0in" style:auto-text-indent="false"/>
      <style:text-properties fo:font-variant="normal" fo:text-transform="none" fo:color="#374151" style:font-name="S hne" fo:font-size="12pt" fo:letter-spacing="normal" fo:font-style="normal" fo:font-weight="normal"/>
    </style:style>
    <style:style style:name="P20"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374151" style:font-name="S hne" fo:font-size="12pt" fo:letter-spacing="normal" fo:font-style="normal" fo:font-weight="normal"/>
    </style:style>
    <style:style style:name="P21" style:family="paragraph" style:parent-style-name="Preformatted_20_Text">
      <style:paragraph-properties fo:margin-left="0in" fo:margin-right="0in" fo:orphans="2" fo:widows="2" fo:text-indent="0in" style:auto-text-indent="false"/>
      <style:text-properties fo:font-variant="normal" fo:text-transform="none" fo:color="#343541" style:font-name="S hne" fo:font-size="12pt" fo:letter-spacing="normal" fo:font-style="normal" fo:font-weight="normal"/>
    </style:style>
    <style:style style:name="P22" style:family="paragraph" style:parent-style-name="Preformatted_20_Text">
      <style:paragraph-properties fo:margin-left="0in" fo:margin-right="0in" fo:orphans="2" fo:widows="2" fo:text-indent="0in" style:auto-text-indent="false"/>
      <style:text-properties fo:font-variant="normal" fo:text-transform="none" fo:color="#0d0d0d" style:font-name="S hne" fo:font-size="12pt" fo:letter-spacing="normal" fo:font-style="normal" fo:font-weight="normal"/>
    </style:style>
    <style:style style:name="P23" style:family="paragraph" style:parent-style-name="Preformatted_20_Text">
      <style:paragraph-properties fo:margin-left="0in" fo:margin-right="0in" fo:orphans="2" fo:widows="2" fo:text-indent="0in" style:auto-text-indent="false"/>
      <style:text-properties fo:font-style="italic" style:font-style-asian="italic" style:font-style-complex="italic"/>
    </style:style>
    <style:style style:name="P24" style:family="paragraph" style:parent-style-name="Preformatted_20_Text">
      <style:paragraph-properties fo:margin-left="0in" fo:margin-right="0in" fo:orphans="2" fo:widows="2" fo:text-indent="0in" style:auto-text-indent="false"/>
      <style:text-properties fo:font-weight="bold" style:font-weight-asian="bold" style:font-weight-complex="bold"/>
    </style:style>
    <style:style style:name="P25" style:family="paragraph" style:parent-style-name="Preformatted_20_Text">
      <style:paragraph-properties fo:margin-left="0in" fo:margin-right="0in" fo:text-align="start" style:justify-single-word="false" fo:orphans="2" fo:widows="2" fo:text-indent="0in" style:auto-text-indent="false"/>
    </style:style>
    <style:style style:name="P26" style:family="paragraph" style:parent-style-name="Preformatted_20_Text">
      <style:paragraph-properties fo:margin-left="0in" fo:margin-right="0in" fo:orphans="2" fo:widows="2" fo:text-indent="0in" style:auto-text-indent="false" fo:padding="0.0193in" fo:border="0.0008in solid #d9d9e3"/>
    </style:style>
    <style:style style:name="P27" style:family="paragraph" style:parent-style-name="Text_20_body">
      <style:paragraph-properties fo:padding="0.0193in" fo:border="0.0008in solid #d9d9e3"/>
    </style:style>
    <style:style style:name="P28" style:family="paragraph" style:parent-style-name="Preformatted_20_Text">
      <style:paragraph-properties fo:padding="0.0193in" fo:border="0.0008in solid #d9d9e3"/>
    </style:style>
    <style:style style:name="P29" style:family="paragraph" style:parent-style-name="Preformatted_20_Text">
      <style:text-properties fo:font-variant="normal" fo:text-transform="none" fo:color="#343541" style:font-name="S hne" fo:font-size="12pt" fo:letter-spacing="normal" fo:font-style="normal" fo:font-weight="normal" style:font-name-asian="S hne" style:font-size-asian="12pt" style:font-style-asian="normal" style:font-weight-asian="normal" style:font-style-complex="normal"/>
    </style:style>
    <style:style style:name="P30" style:family="paragraph" style:parent-style-name="Preformatted_20_Text">
      <style:text-properties fo:font-style="italic" style:font-style-asian="italic" style:font-style-complex="italic"/>
    </style:style>
    <style:style style:name="P31" style:family="paragraph" style:parent-style-name="Preformatted_20_Text">
      <style:text-properties fo:language="zxx" fo:country="none" style:language-asian="zxx" style:country-asian="none" style:language-complex="zxx" style:country-complex="none"/>
    </style:style>
    <style:style style:name="P32" style:family="paragraph" style:parent-style-name="Preformatted_20_Text">
      <style:paragraph-properties fo:margin-left="0in" fo:margin-right="0in" fo:orphans="2" fo:widows="2" fo:text-indent="0in" style:auto-text-indent="false"/>
      <style:text-properties fo:font-variant="normal" fo:text-transform="none" fo:color="#0d0d0d" style:font-name="S hne" fo:font-size="12pt" fo:letter-spacing="normal" fo:font-style="normal" fo:font-weight="normal"/>
    </style:style>
    <style:style style:name="T1" style:family="text">
      <style:text-properties fo:font-variant="normal" fo:text-transform="none" fo:color="#374151" style:font-name="S hne" fo:font-size="12pt" fo:letter-spacing="normal"/>
    </style:style>
    <style:style style:name="T2" style:family="text">
      <style:text-properties fo:font-variant="normal" fo:text-transform="none" fo:color="#374151" style:font-name="S hne" fo:font-size="12pt" fo:letter-spacing="normal" fo:font-style="normal" fo:font-weight="normal"/>
    </style:style>
    <style:style style:name="T3" style:family="text">
      <style:text-properties fo:font-variant="normal" fo:text-transform="none" fo:color="#374151" style:font-name="S hne" fo:font-size="12pt" fo:letter-spacing="normal" fo:font-style="normal" fo:font-weight="normal" style:font-name-asian="S hne" style:font-size-asian="12pt" style:font-style-asian="normal" style:font-weight-asian="normal"/>
    </style:style>
    <style:style style:name="T4" style:family="text">
      <style:text-properties fo:font-variant="normal" fo:text-transform="none" fo:color="#374151" style:font-name="S hne" fo:font-size="12pt" fo:letter-spacing="normal" fo:font-style="normal" fo:font-weight="normal" style:font-name-asian="S hne" style:font-size-asian="12pt" style:font-style-asian="italic" style:font-weight-asian="normal" style:font-style-complex="italic"/>
    </style:style>
    <style:style style:name="T5" style:family="text">
      <style:text-properties fo:font-variant="normal" fo:text-transform="none" fo:color="#374151" style:font-name="S hne" fo:font-size="12pt" fo:letter-spacing="normal" fo:font-style="normal" fo:font-weight="normal" style:font-style-asian="italic" style:font-weight-asian="bold" style:font-style-complex="italic" style:font-weight-complex="bold"/>
    </style:style>
    <style:style style:name="T6" style:family="text">
      <style:text-properties fo:font-variant="normal" fo:text-transform="none" fo:color="#374151" fo:letter-spacing="normal"/>
    </style:style>
    <style:style style:name="T7" style:family="text">
      <style:text-properties fo:font-variant="normal" fo:text-transform="none" fo:color="#374151" fo:letter-spacing="normal" style:font-name-asian="S hne" style:font-size-asian="12pt" style:font-style-asian="normal" style:font-weight-asian="normal"/>
    </style:style>
    <style:style style:name="T8" style:family="text">
      <style:text-properties fo:font-variant="normal" fo:text-transform="none" fo:color="#343541" style:font-name="S hne" fo:font-size="12pt" fo:letter-spacing="normal" fo:font-style="normal"/>
    </style:style>
    <style:style style:name="T9" style:family="text">
      <style:text-properties fo:font-variant="normal" fo:text-transform="none" fo:color="#343541" style:font-name="S hne" fo:font-size="12pt" fo:letter-spacing="normal" fo:font-style="normal" fo:font-weight="normal"/>
    </style:style>
    <style:style style:name="T10" style:family="text">
      <style:text-properties fo:font-variant="normal" fo:text-transform="none" fo:color="#343541" style:font-name="S hne" fo:font-size="12pt" fo:letter-spacing="normal" fo:font-style="normal" fo:font-weight="normal" style:font-name-asian="S hne" style:font-size-asian="12pt" style:font-style-asian="normal" style:font-weight-asian="normal"/>
    </style:style>
    <style:style style:name="T11" style:family="text">
      <style:text-properties fo:font-variant="normal" fo:text-transform="none" fo:color="#343541" style:font-name="S hne" fo:font-size="12pt" fo:letter-spacing="normal" fo:font-style="normal" fo:font-weight="normal" style:font-name-asian="S hne" style:font-size-asian="12pt" style:font-style-asian="normal" style:font-weight-asian="normal" style:font-style-complex="normal"/>
    </style:style>
    <style:style style:name="T12" style:family="text">
      <style:text-properties fo:font-variant="normal" fo:text-transform="none" fo:color="#343541" style:font-name="S hne" fo:font-size="12pt" fo:letter-spacing="normal" fo:font-style="italic" fo:font-weight="normal" style:font-name-asian="S hne" style:font-size-asian="12pt" style:font-style-asian="italic" style:font-weight-asian="normal" style:font-style-complex="italic"/>
    </style:style>
    <style:style style:name="T13" style:family="text">
      <style:text-properties fo:font-variant="normal" fo:text-transform="none" fo:color="#343541" style:font-name="S hne" fo:font-size="12pt" fo:letter-spacing="normal" fo:font-style="italic" fo:font-weight="normal" style:font-style-asian="italic" style:font-style-complex="italic"/>
    </style:style>
    <style:style style:name="T14" style:family="text">
      <style:text-properties fo:font-variant="normal" fo:text-transform="none" fo:color="#343541" style:font-name="S hne" fo:font-size="12pt" fo:letter-spacing="normal" fo:language="zxx" fo:country="none" fo:font-style="normal" fo:font-weight="normal" style:language-asian="zxx" style:country-asian="none" style:language-complex="zxx" style:country-complex="none"/>
    </style:style>
    <style:style style:name="T15" style:family="text">
      <style:text-properties fo:font-variant="normal" fo:text-transform="none" fo:color="#343541" fo:letter-spacing="normal" style:font-name-asian="S hne" style:font-size-asian="12pt" style:font-style-asian="normal" style:font-weight-asian="normal"/>
    </style:style>
    <style:style style:name="T16" style:family="text">
      <style:text-properties fo:font-variant="normal" fo:text-transform="none" fo:color="#343541" fo:letter-spacing="normal" fo:font-style="italic" style:font-name-asian="S hne" style:font-size-asian="12pt" style:font-style-asian="italic" style:font-weight-asian="normal" style:font-style-complex="italic"/>
    </style:style>
    <style:style style:name="T17" style:family="text">
      <style:text-properties fo:font-variant="normal" fo:text-transform="none" fo:color="#e06c2b" style:font-name="S hne" fo:font-size="12pt" fo:letter-spacing="normal" fo:font-style="normal" fo:font-weight="normal"/>
    </style:style>
    <style:style style:name="T18" style:family="text">
      <style:text-properties fo:font-variant="normal" fo:text-transform="none" style:font-name="S hne" fo:font-size="12pt" fo:letter-spacing="normal" fo:font-style="normal" fo:font-weight="normal"/>
    </style:style>
    <style:style style:name="T19" style:family="text">
      <style:text-properties fo:font-variant="normal" fo:text-transform="none" fo:color="#000000" style:font-name="S hne" fo:font-size="12pt" fo:letter-spacing="normal" fo:font-style="normal" fo:font-weight="normal"/>
    </style:style>
    <style:style style:name="T20" style:family="text">
      <style:text-properties fo:font-variant="normal" fo:text-transform="none" fo:color="#353740" style:font-name="ColfaxAI" fo:font-size="12pt" fo:letter-spacing="normal" fo:font-style="normal" fo:font-weight="normal"/>
    </style:style>
    <style:style style:name="T21" style:family="text">
      <style:text-properties fo:font-variant="normal" fo:text-transform="none" fo:color="#353740" fo:letter-spacing="normal"/>
    </style:style>
    <style:style style:name="T22" style:family="text">
      <style:text-properties fo:font-variant="normal" fo:text-transform="none" fo:color="#0f0f0f" style:font-name="S hne" fo:font-size="12pt" fo:letter-spacing="normal" fo:font-style="normal" fo:font-weight="normal"/>
    </style:style>
    <style:style style:name="T23" style:family="text">
      <style:text-properties fo:font-variant="normal" fo:text-transform="none" fo:color="#0d0d0d" style:font-name="S hne" fo:font-size="12pt" fo:letter-spacing="normal" fo:font-style="normal" fo:font-weight="normal"/>
    </style:style>
    <style:style style:name="T24" style:family="text">
      <style:text-properties style:font-name-asian="S hne" style:font-size-asian="12pt" style:font-style-asian="normal" style:font-weight-asian="normal"/>
    </style:style>
    <style:style style:name="T25" style:family="text">
      <style:text-properties fo:color="#343541"/>
    </style:style>
    <style:style style:name="T26" style:family="text">
      <style:text-properties fo:color="#343541" style:font-name-asian="S hne" style:font-size-asian="12pt" style:font-style-asian="normal" style:font-weight-asian="normal"/>
    </style:style>
    <style:style style:name="T27" style:family="text">
      <style:text-properties fo:color="#343541" fo:font-style="italic" style:font-name-asian="S hne" style:font-size-asian="12pt" style:font-style-asian="italic" style:font-weight-asian="normal" style:font-style-complex="italic"/>
    </style:style>
    <style:style style:name="T28" style:family="text">
      <style:text-properties fo:color="#374151" fo:font-style="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color="#000000"/>
    </style:style>
    <style:style style:name="T32" style:family="text">
      <style:text-properties fo:language="zxx" fo:country="none" style:language-asian="zxx" style:country-asian="none" style:language-complex="zxx" style:country-complex="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0000</text:p>
      <text:p text:style-name="Standard"/>
      <text:p text:style-name="Standard">#Cheshire</text:p>
      <text:p text:style-name="Standard">#Cheshire</text:p>
      <text:p text:style-name="Standard"/>
      <text:p text:style-name="Standard">……リ……ま、……リスさ……！[p]</text:p>
      <text:p text:style-name="Standard">...lis...Alice...</text:p>
      <text:p text:style-name="Standard"/>
      <text:p text:style-name="Standard">アリス様！</text:p>
      <text:p text:style-name="Standard">Queen Alice!</text:p>
      <text:p text:style-name="Standard"/>
      <text:p text:style-name="Standard"/>
      <text:p text:style-name="Standard">#アリス</text:p>
      <text:p text:style-name="Standard">#Alice</text:p>
      <text:p text:style-name="Standard"/>
      <text:p text:style-name="Standard">うーん……。[p]</text:p>
      <text:p text:style-name="Standard">Umm...[p]</text:p>
      <text:p text:style-name="Standard"/>
      <text:p text:style-name="Standard">#Cheshire</text:p>
      <text:p text:style-name="Standard">#Cheshire</text:p>
      <text:p text:style-name="Standard"/>
      <text:p text:style-name="Standard">アリス様！　朝ですよ！[n]</text:p>
      <text:p text:style-name="Standard">Queen Alice! <text:s/>It's morning![n]<text:line-break/></text:p>
      <text:p text:style-name="Standard">早く起きてください！[p]</text:p>
      <text:p text:style-name="Standard">Please wake up already![p]</text:p>
      <text:p text:style-name="Standard"/>
      <text:p text:style-name="Standard">#アリス</text:p>
      <text:p text:style-name="Standard">#Alice</text:p>
      <text:p text:style-name="Standard"/>
      <text:p text:style-name="Standard">うーん……[n]</text:p>
      <text:p text:style-name="Standard">Umm...[n]</text:p>
      <text:p text:style-name="Standard"><text:line-break/>起きた起きた。 はいはい……おはよー。[p]</text:p>
      <text:p text:style-name="Standard">Wait, what? <text:s/>Right... morning.[p]</text:p>
      <text:p text:style-name="Standard"/>
      <text:p text:style-name="Standard">#Cheshire</text:p>
      <text:p text:style-name="Standard">#Cheshire</text:p>
      <text:p text:style-name="Standard"/>
      <text:p text:style-name="Standard">アリス様、入りますよー！[p]</text:p>
      <text:p text:style-name="Standard">Queen Alice, I'm coming in.[p]</text:p>
      <text:p text:style-name="Standard"/>
      <text:p text:style-name="Standard">#アリス</text:p>
      <text:p text:style-name="Standard">#Alice</text:p>
      <text:p text:style-name="Standard"/>
      <text:p text:style-name="Standard">入ったらぶっ殺すぞ！！[p]</text:p>
      <text:p text:style-name="Standard">Come in and you're dead meat!![p]</text:p>
      <text:p text:style-name="Standard">(Literally she says come in and I'll kill you)</text:p>
      <text:p text:style-name="Standard"/>
      <text:p text:style-name="Standard">#Cheshire</text:p>
      <text:p text:style-name="Standard">#Cheshire</text:p>
      <text:p text:style-name="Standard"/>
      <text:p text:style-name="Standard"><text:soft-page-break/></text:p>
      <text:p text:style-name="Standard">わっ！　な、何でですかぁ！[p]</text:p>
      <text:p text:style-name="P1"><text:span text:style-name="T2">"Waaa! Y...you wouldnt really do that to me, would you?"</text:span> </text:p>
      <text:p text:style-name="Standard">Waaa! <text:s/>Y...you'd really hurt me?</text:p>
      <text:p text:style-name="Standard">(Literally it doesn't mean much as "W-What is it?")</text:p>
      <text:p text:style-name="Standard"/>
      <text:p text:style-name="Standard">#アリス</text:p>
      <text:p text:style-name="Standard">#Alice</text:p>
      <text:p text:style-name="Standard"/>
      <text:p text:style-name="Standard">うるせえ！　とにかく外で待ってろ！！[p]</text:p>
      <text:p text:style-name="Standard">Jeez! <text:s/>Just wait outside![p]</text:p>
      <text:p text:style-name="Standard"/>
      <text:p text:style-name="Standard">寝起きとは思えない大声で チシャ を しかりつけ、[n]</text:p>
      <text:p text:style-name="Standard">Having been confusedly awoken by Cheshire's shouting,</text:p>
      <text:p text:style-name="Standard"><text:line-break/>アリスはもそもそとベッドからはい出した。[p]</text:p>
      <text:p text:style-name="Standard">Alice squirmed out of bed.</text:p>
      <text:p text:style-name="Standard"/>
      <text:p text:style-name="Standard">#アリス</text:p>
      <text:p text:style-name="Standard">#Alice</text:p>
      <text:p text:style-name="Standard"/>
      <text:p text:style-name="Standard">うー……ん！！[p]</text:p>
      <text:p text:style-name="Standard">Huh![p]</text:p>
      <text:p text:style-name="Standard"/>
      <text:p text:style-name="Standard">大きく伸びをするとぽいぽいとパジャマを放り、[n]</text:p>
      <text:p text:style-name="P2">After stretching and taking off her pajamas,</text:p>
      <text:p text:style-name="Standard"/>
      <text:p text:style-name="Standard">タンスから着慣れたドレスを取り出した。[p]</text:p>
      <text:p text:style-name="P2">she took out her favorite dress from the wardrobe.</text:p>
      <text:p text:style-name="Standard"/>
      <text:p text:style-name="Standard">#アリス</text:p>
      <text:p text:style-name="Standard">#Alice</text:p>
      <text:p text:style-name="Standard"/>
      <text:p text:style-name="Standard">よしっ……と。[p]</text:p>
      <text:p text:style-name="Standard">Alrighty then. [p]</text:p>
      <text:p text:style-name="Standard"/>
      <text:p text:style-name="Standard">最後に帽子をかぶるとアリスは鏡の前でにやりと笑い<text:line-break/>鼻歌交じりに部屋を出ていった。[p]</text:p>
      <text:p text:style-name="Standard"/>
      <text:p text:style-name="Standard">Lastly, Alice put on her hat, smiled in the mirror pleased </text:p>
      <text:p text:style-name="Standard">with her outfit before leaving the room humming happily.</text:p>
      <text:p text:style-name="Standard"/>
      <text:p text:style-name="Standard">えっと、本日の業務ですが、[n]<text:line-break/>午前中に町の方と今後の政策についての会議。[p]</text:p>
      <text:p text:style-name="Standard">Well, today there will be a town meeting about future policy.</text:p>
      <text:p text:style-name="Standard"/>
      <text:p text:style-name="Standard">正午に街で昼食をとりそのあと館に戻って、[n]<text:line-break/>本年度の予算会議となっております。[p]</text:p>
      <text:p text:style-name="Standard"/>
      <text:p text:style-name="Standard">After a lunch break, we'll return to discuss this year's budget.</text:p>
      <text:p text:style-name="Standard"/>
      <text:p text:style-name="P27">Sentence: おう、じゃあ全部キャンセルで。 Translation: "OK, then cancel everything."</text:p>
      <text:p text:style-name="P27"><text:soft-page-break/>またですかぁ！? いい加減にして下さいよ </text:p>
      <text:p text:style-name="P27">Again?! Please have a good reason this time.</text:p>
      <text:p text:style-name="P27"/>
      <text:p text:style-name="P27">領主になってからというものやる仕事といえば会食、それももてなされる方で酒が出るという条件付きのものばかり。 </text:p>
      <text:p text:style-name="P27">Since becoming the ruler, the only 'work' you do is attending banquets, and it's always at someone else's invitation with the condition of alcohol being served.</text:p>
      <text:p text:style-name="P27">いや、酒はうまいから行ってもいいけど会議とかすっげー眠いじゃん。楽しくない仕事なんてやってられねえっての。 Look, I just can't do work that's so mind-numbingly boring, even if the alcohol is delicious.</text:p>
      <text:p text:style-name="P27">そんなわがまま言ってないで下さいよ、断るの大変なんですから……</text:p>
      <text:p text:style-name="P27">Please don't say such selfish things. It makes things very difficult for me when you refuse because of..."</text:p>
      <text:p text:style-name="P27"/>
      <text:p text:style-name="P27">姉さん！！　ちょっとこれどういうこと！！ </text:p>
      <text:p text:style-name="P27">Elder sister!! Hold on a moment, I want to know what's going on here!!</text:p>
      <text:p text:style-name="P27"/>
      <text:p text:style-name="P27">メイジーか、何の用だ。 </text:p>
      <text:p text:style-name="P27">Maisie? Why are you here?"</text:p>
      <text:p text:style-name="P27"/>
      <text:p text:style-name="Standard"/>
      <text:p text:style-name="P1"><text:span text:style-name="T7">アリスとは姉妹弟子の関係で、今は内政全般を担当している。</text:span> </text:p>
      <text:p text:style-name="P1">Alice's apprentice who is currently in charge of domestic affairs.</text:p>
      <text:p text:style-name="P17">Change to</text:p>
      <text:p text:style-name="P1">Apprenticed with Alice under the former ruler, and is currently in charge of domestic affairs.</text:p>
      <text:p text:style-name="P18"/>
      <text:p text:style-name="Standard">とぼけないでよ！　なによこの予算草案！！[n]</text:p>
      <text:p text:style-name="Standard">Don't act so suprised! What's going on with this draft budget?!<text:line-break/></text:p>
      <text:p text:style-name="Standard">今日の会議で言おうと思ってたけどもう我慢ならないわ！！[p]</text:p>
      <text:p text:style-name="Standard">I was going to bring it up at today's meeting, but I can't stand it anymore!!</text:p>
      <text:p text:style-name="Standard"><text:s text:c="90"/>wait that long?<text:line-break/><text:line-break/>なんで「その他」が六割もあるのよ！！[n]</text:p>
      <text:p text:style-name="Standard">Why is 60% of the budget under "other"?!<text:line-break/></text:p>
      <text:p text:style-name="Standard">その他って何よ！ 内容書いてよ！！[p]</text:p>
      <text:p text:style-name="Standard">What the heck is "other"? You need to be more specific!</text:p>
      <text:p text:style-name="Standard"/>
      <text:p text:style-name="P1"><text:span text:style-name="T15">お菓子とか酒とか、あとヘンな薬かったり……、ああそうそう、お前に仕掛けるトラップ道具買ったりとかだな</text:span> </text:p>
      <text:p text:style-name="P1"><text:span text:style-name="T2">It's things like sweets, alcohol, some sort of weird medicine, and... Oh yeah, also various traps that I want to set up for you to fall into.</text:span> </text:p>
      <text:p text:style-name="Standard"/>
      <text:p text:style-name="P1"><text:span text:style-name="T15">クフフフフ！そういうの「私費」とか書いたらお前怒るじゃん</text:span><text:span text:style-name="T9">?</text:span> </text:p>
      <text:p text:style-name="P1"><text:span text:style-name="T9">Hahaha! If I had listed things like that as "personal expenses", you'd just get mad wouldn't you?</text:span> </text:p>
      <text:p text:style-name="P1"/>
      <text:p text:style-name="P1"><text:soft-page-break/></text:p>
      <text:p text:style-name="P1">「私費」だろうと「その他」だろうと六割も占めてたら誰だって怒るわよ！！！</text:p>
      <text:p text:style-name="P1"><text:span text:style-name="T2">I mean, whether these are listed as "personal expenses" or "other", when they make up 60% of the budget, anyone would get mad!!!</text:span> </text:p>
      <text:p text:style-name="P1"/>
      <text:p text:style-name="P1">ていうか、どんだけいたずらにお金使うのよ！[n]<text:line-break/>姉さんのバカ！　バカーーーー！！[p]</text:p>
      <text:p text:style-name="P1"><text:span text:style-name="T2">Just how much money are you planning to use for mischief? You Idiot! IDIOT!!</text:span> </text:p>
      <text:p text:style-name="P1"/>
      <text:p text:style-name="P1">なっ！　誰が馬鹿だこの野郎！！[n]<text:line-break/>勉強も魔法も運動も私よりずーーーっと、ずーーーーっとできないくせに！！</text:p>
      <text:p text:style-name="P1">Hey! <text:span text:style-name="T2">Who are you calling an idiot, you jerk!</text:span> [n]</text:p>
      <text:p text:style-name="P1">Whether it's academics, magic, or athletics, I'm way better than you!! [p]</text:p>
      <text:p text:style-name="P1"/>
      <text:p text:style-name="P1"><text:span text:style-name="T7">ちょこーーーーっと姉さんより控えめなだけです！！</text:span> </text:p>
      <text:p text:style-name="P1">Our only difference is that I'm just [n]<text:line-break/>a teensy-weensy bit more modest than you!![p]</text:p>
      <text:p text:style-name="P1"/>
      <text:p text:style-name="P1"><text:span text:style-name="T15">なんだとーーーー！！！</text:span> </text:p>
      <text:p text:style-name="P1">WHAT did you say to ME?!</text:p>
      <text:p text:style-name="P1"/>
      <text:p text:style-name="P1"><text:span text:style-name="T15">なによーーーーー！！！</text:span> </text:p>
      <text:p text:style-name="P1">Whaaaaaat?!</text:p>
      <text:p text:style-name="P1"/>
      <text:p text:style-name="P1">お、お二人ともおさえて、おさえて……。</text:p>
      <text:p text:style-name="P1">B-Both of you calm down, just calm down…</text:p>
      <text:p text:style-name="P1"/>
      <text:p text:style-name="P1">チシャはだまってろ（なさい）！！！</text:p>
      <text:p text:style-name="P1">Cheshire, be quiet (please)!!!</text:p>
      <text:p text:style-name="P1"/>
      <text:p text:style-name="P1">もう知らないわ！</text:p>
      <text:p text:style-name="P1"><text:span text:style-name="T2">I don't know anymore!</text:span> </text:p>
      <text:p text:style-name="P1"/>
      <text:p text:style-name="P1">……姉さん、あなたやっぱり領主向いてないわよ。</text:p>
      <text:p text:style-name="P1"><text:span text:style-name="T6">…</text:span><text:span text:style-name="T2">you really aren't suited to be a ruler after all.</text:span> </text:p>
      <text:p text:style-name="P1"/>
      <text:p text:style-name="P1">あっ、待て！　逃げるのかよ！！</text:p>
      <text:p text:style-name="P1">Ah, wait! Are you running away?!</text:p>
      <text:p text:style-name="P1"/>
      <text:p text:style-name="P1">メイジーは吐き捨てると、アリスの制止も聞かず、執務室を出て行ってしまった。</text:p>
      <text:p text:style-name="P1"><text:span text:style-name="T2">Maisie spit on the floor before leaving the office, completely ignoring Alice's words.</text:span> </text:p>
      <text:p text:style-name="P1">(I'm really unsure about the spitting part here, but since she's so mad it seems quite plausible)</text:p>
      <text:p text:style-name="P1"/>
      <text:p text:style-name="P1">ちっ……あの野郎、好き放題いいやがって。</text:p>
      <text:p text:style-name="P1"><text:span text:style-name="T2">Tch...That jerk. She just does as she pleases without considering anyone else.</text:span> </text:p>
      <text:p text:style-name="P1">It'd be more literal to say "She just does as she pleases without consideration for others", but which could be fine.</text:p>
      <text:p text:style-name="P1"/>
      <text:p text:style-name="P1">アリス様も悪いんですから、ほら、たまには仕事しましょう？</text:p>
      <text:p text:style-name="P2">Alice, you're no better. Come on, why don't we get some work done?</text:p>
      <text:p text:style-name="P1"><text:soft-page-break/></text:p>
      <text:p text:style-name="P1"/>
      <text:p text:style-name="P1">ちっ……今日は特別だからな。</text:p>
      <text:p text:style-name="P1"><text:span text:style-name="T2">Darn it... today is special, after all.</text:span> </text:p>
      <text:p text:style-name="P1"/>
      <text:p text:style-name="P1">町に行くんだったか？</text:p>
      <text:p text:style-name="P1"><text:span text:style-name="T2">You said we need to be going to town now, right?</text:span> </text:p>
      <text:p text:style-name="P1"/>
      <text:p text:style-name="P1">ほら、さっさと行くぞ。</text:p>
      <text:p text:style-name="P1"><text:span text:style-name="T2">Come on, let's go quickly.</text:span> </text:p>
      <text:p text:style-name="P1"/>
      <text:p text:style-name="P1">クロにも来るように言っておけ。</text:p>
      <text:p text:style-name="P1"><text:span text:style-name="T2">Tell Kuro to come too.</text:span> </text:p>
      <text:p text:style-name="P1"/>
      <text:p text:style-name="P1">嗅ぎなれない、甘ったるいにおいがした。</text:p>
      <text:p text:style-name="P2">An unfamiliar, sickeningly sweet smell had wafted in.</text:p>
      <text:p text:style-name="P2"/>
      <text:p text:style-name="P2">……うん。</text:p>
      <text:p text:style-name="P2">…Huh?</text:p>
      <text:p text:style-name="P2"/>
      <text:p text:style-name="P2">体が重く、頭はぼうっとしている。</text:p>
      <text:p text:style-name="P2">My body feels heavy and my head is foggy. </text:p>
      <text:p text:style-name="P2"/>
      <text:p text:style-name="P2">なんだ……ここは。</text:p>
      <text:p text:style-name="P2">What…is…this?</text:p>
      <text:p text:style-name="P2"/>
      <text:p text:style-name="P2">重いまぶたを開けると、豪奢なレースのカーテンが目に入った。</text:p>
      <text:p text:style-name="P2">When I opened my eyelids, a luxurious lace curtain appeared before my eyes. </text:p>
      <text:p text:style-name="P1"><text:s/></text:p>
      <text:p text:style-name="P1">う……ん。なんか妙に肩が凝ってるな。</text:p>
      <text:p text:style-name="P2">Uh...hm. My shoulders are strangely stiff for some reason.</text:p>
      <text:p text:style-name="P2"/>
      <text:p text:style-name="P2">アリスが寝ていたのは豪奢な天蓋付きベッドだった</text:p>
      <text:p text:style-name="P1"><text:span text:style-name="T2">Alice had awoken in a luxurious canopy bed.</text:span> </text:p>
      <text:p text:style-name="P1"/>
      <text:p text:style-name="P1">うちの屋敷……じゃないし。<text:line-break/><text:span text:style-name="T2">This isn't…my mansion</text:span></text:p>
      <text:p text:style-name="P1"/>
      <text:p text:style-name="P1">うーん、町へ行ってから露店を散策して、そのあと会議で……。</text:p>
      <text:p text:style-name="P1"><text:span text:style-name="T2">...hmm, I went to town, walked around some street stalls, and then there was a meeting...</text:span><text:line-break/></text:p>
      <text:p text:style-name="P1">あれ、覚えてないぞ……。</text:p>
      <text:p text:style-name="P1"><text:span text:style-name="T2">Wait, I don't remember...</text:span> </text:p>
      <text:p text:style-name="P1"/>
      <text:p text:style-name="P1">あっ、目が覚めましたね。</text:p>
      <text:p text:style-name="P1"><text:span text:style-name="T2">Ah, you're awake now.</text:span> </text:p>
      <text:p text:style-name="P1"/>
      <text:p text:style-name="P1"><text:span text:style-name="T7">ん？……誰だオマエ。</text:span> </text:p>
      <text:p text:style-name="P1"><text:span text:style-name="T2">Hm? ...Who's there?</text:span> </text:p>
      <text:p text:style-name="P1"><text:soft-page-break/></text:p>
      <text:p text:style-name="P1">ベッドの横から声がした。</text:p>
      <text:p text:style-name="P1"><text:span text:style-name="T2">The voice came from the side of the bed.</text:span> </text:p>
      <text:p text:style-name="P1"><text:line-break/>どうやらその女性はずっとそこでアリスを見ていたようだった。</text:p>
      <text:p text:style-name="P2">It seems that a woman had been watching Alice from there the whole time.</text:p>
      <text:p text:style-name="P2"/>
      <text:p text:style-name="P2">まだ少し記憶が混乱していますね。</text:p>
      <text:p text:style-name="P2">It seems your memory is still a bit hazy. </text:p>
      <text:p text:style-name="P2"/>
      <text:p text:style-name="P2">私はヴェロニカ。</text:p>
      <text:p text:style-name="P2">I am Veronica. </text:p>
      <text:p text:style-name="P2"/>
      <text:p text:style-name="P1"><text:span text:style-name="T2">大魔女ヴェロニカです。</text:span> </text:p>
      <text:p text:style-name="P1"><text:span text:style-name="T2">The Great Witch Veronica.</text:span> </text:p>
      <text:p text:style-name="P1"/>
      <text:p text:style-name="P1">大魔女ォ……？</text:p>
      <text:p text:style-name="P2">Great witch...? </text:p>
      <text:p text:style-name="P2"/>
      <text:p text:style-name="P1">……なんか偉そうな称号だな。</text:p>
      <text:p text:style-name="P2">...Some kind of impressive title, huh? </text:p>
      <text:p text:style-name="P1"/>
      <text:p text:style-name="P1">それより、一体ここはどこなんだ？<text:line-break/><text:span text:style-name="T2">More than that, just where is this place? </text:span></text:p>
      <text:p text:style-name="P1"/>
      <text:p text:style-name="P1">うちの屋敷じゃないし……、町でもないみたいだし</text:p>
      <text:p text:style-name="P1"><text:span text:style-name="T2">It doesn't seem to be my mansion...or town...</text:span> </text:p>
      <text:p text:style-name="P1"/>
      <text:p text:style-name="P1">ここは私の宮殿です。</text:p>
      <text:p text:style-name="P2">This is my palace.</text:p>
      <text:p text:style-name="P2"/>
      <text:p text:style-name="P2">あなたが私についてここまで来たんですよ？</text:p>
      <text:p text:style-name="P1"><text:span text:style-name="T2">You followed me all the way here, didn't you?</text:span> </text:p>
      <text:p text:style-name="P1"/>
      <text:p text:style-name="P1">あん……？</text:p>
      <text:p text:style-name="P2">Hmm...?</text:p>
      <text:p text:style-name="P1"/>
      <text:p text:style-name="P1">ああ……、なんかだんだん思い出してきたぞ。</text:p>
      <text:p text:style-name="P1"><text:span text:style-name="T2">Ah..., I'm starting to remember things more and more.</text:span> </text:p>
      <text:p text:style-name="P1"/>
      <text:p text:style-name="P1">数時間前</text:p>
      <text:p text:style-name="P1">A few hours ago</text:p>
      <text:p text:style-name="P1"/>
      <text:p text:style-name="P1">あー、会議なんてやってられないぜ。</text:p>
      <text:p text:style-name="P2">Ah, I can't deal with a meeting. </text:p>
      <text:p text:style-name="P1"><text:line-break/>へへっ、トイレなんて嘘だってーの！ このまま町で遊んで帰るかぁ！</text:p>
      <text:p text:style-name="P1"><text:span text:style-name="T2">Hehe, the toilet was just a lie! Shall I just play around in town and go home?</text:span> </text:p>
      <text:p text:style-name="P1"/>
      <text:p text:style-name="P1"><text:soft-page-break/>ああもう、あなたは領主になってもそうなんですね</text:p>
      <text:p text:style-name="P2">Ah, you'll always be like that even though you became the queen.</text:p>
      <text:p text:style-name="P2"/>
      <text:p text:style-name="P2">あん？　……誰だオマエ、偉そうに。</text:p>
      <text:p text:style-name="P2">Ah? ...Who are you, speaking so proudly?</text:p>
      <text:p text:style-name="P2"><text:line-break/>私が誰か知ってて言ってるのか？ それとも人違いか？</text:p>
      <text:p text:style-name="P2">Don't you know who I am? Or is this a mistake? </text:p>
      <text:p text:style-name="P1"><text:s/></text:p>
      <text:p text:style-name="P1">ああ、ごめんなさい。[n]<text:line-break/><text:span text:style-name="T2">Oh, I'm sorry. </text:span></text:p>
      <text:p text:style-name="P2"/>
      <text:p text:style-name="P1">私はヴェロニカ、あなたの姉弟子にあたる魔女です。[p]<text:line-break/><text:span text:style-name="T2">I am Veronica, a witch who is your teacher's apprentice. </text:span></text:p>
      <text:p text:style-name="P1"><text:line-break/>小さいころに会ったっきりですから……[n]<text:line-break/> <text:span text:style-name="T2">We haven't seen each other since you were little, so</text:span></text:p>
      <text:p text:style-name="P1"/>
      <text:p text:style-name="P1">覚えていませんよね。[p]</text:p>
      <text:p text:style-name="P1"><text:span text:style-name="T2">...you don't remember me, right?</text:span> </text:p>
      <text:p text:style-name="P1"/>
      <text:p text:style-name="P1">ヴェロニカ？　姉弟子ィ？[n]<text:line-break/><text:span text:style-name="T2">Veronica? Fellow apprentice? </text:span></text:p>
      <text:p text:style-name="P2"/>
      <text:p text:style-name="P1">おいおい、ババァの弟子は私が最初だぞ！[n]<text:line-break/><text:span text:style-name="T2">Hey, I was the first apprentice of Babaa! </text:span></text:p>
      <text:p text:style-name="P1"/>
      <text:p text:style-name="P1">嘘つくんじゃねえよ。</text:p>
      <text:p text:style-name="P1"><text:span text:style-name="T2">Don't lie to me.</text:span> </text:p>
      <text:p text:style-name="P1"/>
      <text:p text:style-name="P1">それは……、そうですか。</text:p>
      <text:p text:style-name="P2">I see...is that so? </text:p>
      <text:p text:style-name="P1"><text:line-break/>お師匠様は私のことを話していらっしゃらないんですね。</text:p>
      <text:p text:style-name="P1"><text:span text:style-name="T2">It seems like my master hadn't been talking about me.</text:span> </text:p>
      <text:p text:style-name="P1"/>
      <text:p text:style-name="P1">……なんも聞いてねえ。<text:line-break/><text:span text:style-name="T6">...</text:span><text:span text:style-name="T2">I haven't heard anything. </text:span></text:p>
      <text:p text:style-name="P2"/>
      <text:p text:style-name="P1">つうか、そもそもうちの領地にヴェロニカなんて魔女はいないはずだぞ……。</text:p>
      <text:p text:style-name="P1"><text:span text:style-name="T2">I mean, there shouldn't be any witches named Veronica in our territory to begin with……</text:span> </text:p>
      <text:p text:style-name="P1"/>
      <text:p text:style-name="P1">私は北の大地の領主です。</text:p>
      <text:p text:style-name="P2">I am the ruler of the northern lands. </text:p>
      <text:p text:style-name="P1"><text:s/><text:line-break/>こことは隔たれた場所にありますから、知らないのも無理はありません。[p]<text:line-break/><text:span text:style-name="T2">It's not surprising that you wouldn't know about me as the north is inaccessible from here.</text:span></text:p>
      <text:p text:style-name="P2"/>
      <text:p text:style-name="P2">へえ！　北の大地か！</text:p>
      <text:p text:style-name="P2"><text:soft-page-break/>Oh, so you're from the Northland! </text:p>
      <text:p text:style-name="P2"><text:line-break/>おい、北の大地ってのはどんなところなんだ？</text:p>
      <text:p text:style-name="P2">Hey, what's the Northland like?</text:p>
      <text:p text:style-name="P2"><text:line-break/>つか、お前北の大地からどうやって来たんだよ。</text:p>
      <text:p text:style-name="P2">And how did you get here from the Northland?</text:p>
      <text:p text:style-name="P2"><text:line-break/>高い山があって通れないのに。</text:p>
      <text:p text:style-name="P2">I heard there are high mountains blocking the way. </text:p>
      <text:p text:style-name="P2"/>
      <text:p text:style-name="P2">北の大地に興味があるのですか？</text:p>
      <text:p text:style-name="P2">Are you interested in the Northern Land? </text:p>
      <text:p text:style-name="P2"><text:line-break/>私はワープ魔法で来ましたけど、でもあれは一人用だし……。</text:p>
      <text:p text:style-name="P2">I came here using warp magic, but it's only for one person... </text:p>
      <text:p text:style-name="P2"/>
      <text:p text:style-name="P2">なあ、そのワープ魔法で私も連れて行けよ！</text:p>
      <text:p text:style-name="P2">Hey, take me with that warp magic! </text:p>
      <text:p text:style-name="P2"><text:line-break/>魔法ならすぐ帰ってこれるんだろ？</text:p>
      <text:p text:style-name="P2">If it's magic, you'll be back soon, right?</text:p>
      <text:p text:style-name="P2"/>
      <text:p text:style-name="P2">それはそうですけれど……。</text:p>
      <text:p text:style-name="P2">Well, that may be true... </text:p>
      <text:p text:style-name="P2"><text:line-break/>他人にかけたことないですから何があるかわかりませんよ？</text:p>
      <text:p text:style-name="P2">But since I've never cast it on anyone else, I don't know what will happen. </text:p>
      <text:p text:style-name="P2"/>
      <text:p text:style-name="P2">いいって、いいって！ 死ぬわけじゃないんだろ？</text:p>
      <text:p text:style-name="P2">Come on, come on! It's not like we're going to die, right? </text:p>
      <text:p text:style-name="P2"><text:line-break/>今、ちょうど退屈してたんだ。</text:p>
      <text:p text:style-name="P2">I'm just really bored right now. </text:p>
      <text:p text:style-name="P2"><text:line-break/>早く連れてってくれよ！</text:p>
      <text:p text:style-name="P2">Take me with you quickly! </text:p>
      <text:p text:style-name="P2"/>
      <text:p text:style-name="P2">……しょうがないですね。 それじゃあ……。</text:p>
      <text:p text:style-name="P2">I guess it can't be helped...well then...</text:p>
      <text:p text:style-name="P2"/>
      <text:p text:style-name="P2">ああ！　そうだそうだ。<text:line-break/>Ah! That's it, that's it!</text:p>
      <text:p text:style-name="P2"/>
      <text:p text:style-name="P2">それでそのワープ魔法に酔って倒れたのか。</text:p>
      <text:p text:style-name="P7">So, that warp portal collapsed after we used it.</text:p>
      <text:p text:style-name="P2">So, you collapsed from the strain of using that warp magic. </text:p>
      <text:p text:style-name="P2"><text:soft-page-break/>(Not sure which this was)</text:p>
      <text:p text:style-name="P2"><text:line-break/>じゃあ、ここは北の大地ってわけだな！</text:p>
      <text:p text:style-name="P2">Then, this must be the Northland! </text:p>
      <text:p text:style-name="P2"/>
      <text:p text:style-name="P2">そうですけど……アリス、あなた少し不用心なんじゃないですか？</text:p>
      <text:p text:style-name="P2">It is, but... Alice, aren't you a little careless? </text:p>
      <text:p text:style-name="P2"/>
      <text:p text:style-name="P2">魔女とはいえ女の子なんですから、</text:p>
      <text:p text:style-name="P2">Despite being a witch, you're still a girl, </text:p>
      <text:p text:style-name="P2"/>
      <text:p text:style-name="P2">初対面の魔女にはもう少し警戒してもいいと思いますよ？</text:p>
      <text:p text:style-name="P2">So, shouldn't you be more cautious when meeting another witch for the first time? </text:p>
      <text:p text:style-name="P2"/>
      <text:p text:style-name="P2">なーんか、私の周りにいる奴はすぐ私に説教するんだよなぁ……。</text:p>
      <text:p text:style-name="P2">Why is it that everyone I meet wants to lecture me...?</text:p>
      <text:p text:style-name="P2"/>
      <text:p text:style-name="P2">そんなのどうでもいいから早く外を案内してくれよ！</text:p>
      <text:p text:style-name="P2">Well. whatever. <text:s/>Hurry up and show me around outside!<text:line-break/></text:p>
      <text:p text:style-name="P2">北の大地ってのはどんなところなんだ？</text:p>
      <text:p text:style-name="P2">I want to know what the Northlands are like.</text:p>
      <text:p text:style-name="P2"/>
      <text:p text:style-name="P2">……わかりました。</text:p>
      <text:p text:style-name="P2">...I Understand.</text:p>
      <text:p text:style-name="P2"><text:line-break/>では、ついてきてください</text:p>
      <text:p text:style-name="P2">Well then, please follow me.</text:p>
      <text:p text:style-name="P2"/>
      <text:p text:style-name="P2">ヴェロニカはそういうと、部屋の戸を開けて外に出た</text:p>
      <text:p text:style-name="P2">And just like that, Veronica opened the door outside and they left.</text:p>
      <text:p text:style-name="P2"><text:line-break/>そのとたんの出来事だった。</text:p>
      <text:p text:style-name="P2"><text:span text:style-name="T25">It was at that moment that everything changed.</text:span> </text:p>
      <text:p text:style-name="P2"/>
      <text:p text:style-name="P2">なっ！？　これは……！！</text:p>
      <text:p text:style-name="P2">~Gasp~ This is...</text:p>
      <text:p text:style-name="P2"/>
      <text:p text:style-name="P2">ヴェロニカの足元に突如魔法陣が現れ、光の障壁が彼女を取り囲んだ。</text:p>
      <text:p text:style-name="P2">Veronica's feet were suddenly surrounded by a magic circle, and a barrier of light closed in on her. </text:p>
      <text:p text:style-name="P2"/>
      <text:p text:style-name="P2">キヒヒッ……</text:p>
      <text:p text:style-name="P2">Kiheehee…</text:p>
      <text:p text:style-name="P2"><text:line-break/>なんだ、夕方まで帰らないんじゃなかったのか？<text:line-break/>What's this? I thought she wasn't supposed to be coming home until this evening.</text:p>
      <text:p text:style-name="P2"><text:soft-page-break/><text:s/></text:p>
      <text:p text:style-name="P2">なあ、ニア？</text:p>
      <text:p text:style-name="P2">Right, Nia?</text:p>
      <text:p text:style-name="P2"/>
      <text:p text:style-name="P2">早めに仕掛けておいてよかったねえ、ライザ？</text:p>
      <text:p text:style-name="P2">Wasn't it good that we set things up early, Ryza?</text:p>
      <text:p text:style-name="P2"/>
      <text:p text:style-name="P2">ライザ！　ニア！</text:p>
      <text:p text:style-name="P2">Ryza! <text:s/>Nia!</text:p>
      <text:p text:style-name="P2"><text:line-break/>あなたたち！！</text:p>
      <text:p text:style-name="P2">You two!</text:p>
      <text:p text:style-name="P2"/>
      <text:p text:style-name="P2">キヒヒッ！　ざまあないなぁヴェロニカ！</text:p>
      <text:p text:style-name="P2">Kiheehee! Isn't that a bit disrespectful, Veronica? </text:p>
      <text:p text:style-name="P2"/>
      <text:p text:style-name="P2">ざまあないぜヴェロニカー！</text:p>
      <text:p text:style-name="P2">Yeah, it's disrespectful, Veronica! </text:p>
      <text:p text:style-name="P2"/>
      <text:p text:style-name="P2">大魔女だからって偉そうにしやがって……</text:p>
      <text:p text:style-name="P2">Just because you're a great witch doesn't mean you get to act all superior... <text:s/></text:p>
      <text:p text:style-name="P2"><text:line-break/>毎日毎日下らん基礎魔法ばっかり教えやがる。</text:p>
      <text:p text:style-name="P2">Every day you just keep teaching us these low-level basic magic spells.<text:line-break/></text:p>
      <text:p text:style-name="P2">木の芽を成木にする魔法……、なんて誰が使うかァ?！！</text:p>
      <text:p text:style-name="P2">Magic to turn a tree sprout into a full tree... Who the hell would use that!!? </text:p>
      <text:p text:style-name="P2"/>
      <text:p text:style-name="P2">あっ、私はねぇ……、ミルクをアイスクリームにする魔法教わったよ！</text:p>
      <text:p text:style-name="P2">Oh, you know... I learned the magic to turn milk into ice cream! </text:p>
      <text:p text:style-name="P2"><text:line-break/>あれ結構使えるんだよねぇ……。</text:p>
      <text:p text:style-name="P2">That's actually quite useful, you know... </text:p>
      <text:p text:style-name="P2"/>
      <text:p text:style-name="P2">バカ！　使える魔法の話をしてどうするんだ！</text:p>
      <text:p text:style-name="P1"><text:span text:style-name="T2">Idiot! What are you doing talking about useful magic!</text:span> </text:p>
      <text:p text:style-name="P1"/>
      <text:p text:style-name="P4">あっ、そっか……えと、えと。 </text:p>
      <text:p text:style-name="P4">Oh, I see…well…um</text:p>
      <text:p text:style-name="P4"/>
      <text:p text:style-name="P4">あっ！</text:p>
      <text:p text:style-name="P4">Oh! </text:p>
      <text:p text:style-name="P4"/>
      <text:p text:style-name="P4">減らず口が減る魔法！ </text:p>
      <text:p text:style-name="P4">Unclosable opening shrink magic!</text:p>
      <text:p text:style-name="P4">(I'm not sure what this means exactly, but it seems like a setup for a joke, so I did my best)</text:p>
      <text:p text:style-name="P4"/>
      <text:p text:style-name="P1"><text:span text:style-name="T15">ライザにかけたけど変わらなかった！</text:span> </text:p>
      <text:p text:style-name="P1"><text:soft-page-break/>I cast it on your big mouth, but it didn't shrink though!</text:p>
      <text:p text:style-name="P1">てめえ俺様にけんか売ってんのか！？</text:p>
      <text:p text:style-name="P1">Bastard. Are you trying to start a fight with ME?!</text:p>
      <text:p text:style-name="P1"/>
      <text:p text:style-name="P1">あはー、ごめんごめん。</text:p>
      <text:p text:style-name="P1"><text:span text:style-name="T2">Oh no, sorry, sorry.</text:span> </text:p>
      <text:p text:style-name="P1"/>
      <text:p text:style-name="P1">おい……、ヴェロニカ</text:p>
      <text:p text:style-name="P1">こいつら一体……。</text:p>
      <text:p text:style-name="P1"><text:span text:style-name="T2">Hey,…Veronika, who in the world are these guys?"</text:span> <text:line-break/></text:p>
      <text:p text:style-name="P1">わ、私の部下たちです。<text:line-break/><text:span text:style-name="T2">These are…my subordinates.</text:span></text:p>
      <text:p text:style-name="P2"/>
      <text:p text:style-name="P1">ライザ、ニア！　ここから出しなさい！<text:line-break/><text:span text:style-name="T2">Ryza, Nia! Get out of here!</text:span></text:p>
      <text:p text:style-name="P1"/>
      <text:p text:style-name="P1">冗談にしては度が過ぎますよ！</text:p>
      <text:p text:style-name="P1"><text:span text:style-name="T2">This is going too far even as a joke!</text:span> </text:p>
      <text:p text:style-name="P1"/>
      <text:p text:style-name="P1">冗談じゃねえ。　俺様たちは本気だ。</text:p>
      <text:p text:style-name="P1"><text:span text:style-name="T2">This isn't a joke. We're serious.</text:span> </text:p>
      <text:p text:style-name="P1"/>
      <text:p text:style-name="P1">本気なのだ！</text:p>
      <text:p text:style-name="P1">Yeah, we're serious.</text:p>
      <text:p text:style-name="P1"/>
      <text:p text:style-name="P1">私を一体どうするつもりですか</text:p>
      <text:p text:style-name="P1"><text:span text:style-name="T2">What on earth do you plan to do with me?</text:span> </text:p>
      <text:p text:style-name="P1"/>
      <text:p text:style-name="P1">捕まえて処刑！</text:p>
      <text:p text:style-name="P2">Capture and execution! </text:p>
      <text:p text:style-name="P1"><text:line-break/>んで、俺様たちが名実ともに大魔女を名乗るのだ！</text:p>
      <text:p text:style-name="P2">Then, we will claim the title of great witch!</text:p>
      <text:p text:style-name="P2"/>
      <text:p text:style-name="P2">大魔女は自ら名乗るものではありません！<text:line-break/>A great witch is not one who merely declares oneself as such!</text:p>
      <text:p text:style-name="P2"/>
      <text:p text:style-name="P1"><text:span text:style-name="T2">その功績が魔女協会に認められて、初めて名乗ることを許されるのですよ！ </text:span><text:s/></text:p>
      <text:p text:style-name="P1"><text:span text:style-name="T2">That title is granted to those who have been deemed worthy by the witch association!</text:span> </text:p>
      <text:p text:style-name="P1"/>
      <text:p text:style-name="P1">なに……？</text:p>
      <text:p text:style-name="P1">What…?</text:p>
      <text:p text:style-name="P1"><text:line-break/>オイ、ニア、どうする。</text:p>
      <text:p text:style-name="P1">Hey, Nisa, What do you want to do?</text:p>
      <text:p text:style-name="P1"/>
      <text:p text:style-name="P1">そんなの処刑してから考えようよー。</text:p>
      <text:p text:style-name="P1"><text:span text:style-name="T2">Let's think about it after we execute her.</text:span> </text:p>
      <text:p text:style-name="P1"/>
      <text:p text:style-name="P1"><text:soft-page-break/>うん、それもそうだな。</text:p>
      <text:p text:style-name="P1">Yeah. I think so too.</text:p>
      <text:p text:style-name="P1"/>
      <text:p text:style-name="P1">……仕方ありませんね。</text:p>
      <text:p text:style-name="P1">~sigh~<text:line-break/></text:p>
      <text:p text:style-name="P1">ならば力ずくで結界から抜けるまで！！</text:p>
      <text:p text:style-name="P2">Well, if that's the case, then I'll have to use all my strength to break out of the barrier! </text:p>
      <text:p text:style-name="P1"><text:s/><text:line-break/>ふっ……！</text:p>
      <text:p text:style-name="P2">Hmph...!</text:p>
      <text:p text:style-name="P2"/>
      <text:p text:style-name="P2">ヴェロニカが念じると目に見えるほどの強い魔力の波動があたりに衝撃波となって押し寄せた。</text:p>
      <text:p text:style-name="P1"><text:span text:style-name="T9">As Veronica concentrated, waves of powerful magical energy became visible and caused the air to vibrate as shockwaves collided against the magic barrier</text:span><text:span text:style-name="T2">.</text:span></text:p>
      <text:p text:style-name="P2"/>
      <text:p text:style-name="P2">あいつ…</text:p>
      <text:p text:style-name="P2">That person... </text:p>
      <text:p text:style-name="P2"/>
      <text:p text:style-name="P2">この魔力、相当……</text:p>
      <text:p text:style-name="P2">Her magical power is quite something... </text:p>
      <text:p text:style-name="P2"/>
      <text:p text:style-name="P2">ぐうっ！！</text:p>
      <text:p text:style-name="P2">~Guh~</text:p>
      <text:p text:style-name="P2"><text:line-break/>畜生、ヴェロニカめ、さすがだぜ……。</text:p>
      <text:p text:style-name="P2">Veronica is quite a beast as we expected...</text:p>
      <text:p text:style-name="P2"><text:line-break/>おいニア、踏ん張れ！</text:p>
      <text:p text:style-name="P2">Hey, Nia, hang in there!</text:p>
      <text:p text:style-name="P2"/>
      <text:p text:style-name="P2">うん！　ええーーーい</text:p>
      <text:p text:style-name="P2">Right! <text:s/>Hiyaaa!</text:p>
      <text:p text:style-name="P2"/>
      <text:p text:style-name="P2">くっ……！</text:p>
      <text:p text:style-name="P2">Ugh!</text:p>
      <text:p text:style-name="P2"/>
      <text:p text:style-name="P2">ヴェロニカが膝をついた。[n]</text:p>
      <text:p text:style-name="P2">Veronica fell to one knee. </text:p>
      <text:p text:style-name="P2"><text:line-break/>同時に、魔力の波動もぐんと弱まる。</text:p>
      <text:p text:style-name="P2">At the same time, the magical waves also weakened. </text:p>
      <text:p text:style-name="P2"/>
      <text:p text:style-name="P1"><text:span text:style-name="T10">ちっ…… やっと効いてきたか。</text:span><text:span text:style-name="T2"> </text:span></text:p>
      <text:p text:style-name="P2">Oof... Is it finally starting to work?</text:p>
      <text:p text:style-name="P2"/>
      <text:p text:style-name="P2">ただの動きを封じる結界じゃありませんね……。 </text:p>
      <text:p text:style-name="P2">It's not just a barrier that seals off movement, is it...? </text:p>
      <text:p text:style-name="P2"><text:soft-page-break/></text:p>
      <text:p text:style-name="P2">キヒヒッ……！</text:p>
      <text:p text:style-name="P2">Kiheehee!</text:p>
      <text:p text:style-name="P2"><text:line-break/>レベルを下げる結界だぜ。</text:p>
      <text:p text:style-name="P2">It's a barrier that lowers the captive's level.</text:p>
      <text:p text:style-name="P2"/>
      <text:p text:style-name="P2">もう500は下げてると思うんだけど、ヴェロニカすごいね。</text:p>
      <text:p text:style-name="P2">I think I've already lowered it by 500, but Veronica is amazing, isn't she? </text:p>
      <text:p text:style-name="P2"><text:line-break/>まだこんなに余力があるなんて……。 </text:p>
      <text:p text:style-name="P2">I can't believe that she has so much energy left…</text:p>
      <text:p text:style-name="P2"/>
      <text:p text:style-name="P1"><text:span text:style-name="T10">もう少し……！ くっ……！</text:span><text:span text:style-name="T2"> </text:span></text:p>
      <text:p text:style-name="P5">Just a little more...! Ugh...!</text:p>
      <text:p text:style-name="P5"/>
      <text:p text:style-name="P5">結界にひびが入る</text:p>
      <text:p text:style-name="P3">The magical barrier is starting to crack.</text:p>
      <text:p text:style-name="P3"/>
      <text:p text:style-name="P3">畜生！</text:p>
      <text:p text:style-name="P3">Damn...</text:p>
      <text:p text:style-name="P3"/>
      <text:p text:style-name="P3">ここまでやるなんて……。</text:p>
      <text:p text:style-name="P3">I can't believe you've made it so far…</text:p>
      <text:p text:style-name="P3"/>
      <text:p text:style-name="P3">でもそろそろ……。</text:p>
      <text:p text:style-name="P3">But, it won't be much longer...</text:p>
      <text:p text:style-name="P3"/>
      <text:p text:style-name="P3">も、もうダメ……。</text:p>
      <text:p text:style-name="P3">I...I can't take it anymore...</text:p>
      <text:p text:style-name="P3"/>
      <text:p text:style-name="P5">ヴェロニカの抵抗がやんだ。 </text:p>
      <text:p text:style-name="P3">Veronica's resistance fades away. </text:p>
      <text:p text:style-name="P3"/>
      <text:p text:style-name="P1"><text:span text:style-name="T10">同時に結界も消え、それはヴェロニカのレベルが限界まで下がったことを意味した。</text:span><text:span text:style-name="T3"> </text:span></text:p>
      <text:p text:style-name="P1"><text:span text:style-name="T3">At the same time, the barrier also disappears, meaning that Veronica's level has reached its lower limit. <text:s/></text:span><text:span text:style-name="T10"><text:s/></text:span><text:span text:style-name="T2"><text:s/></text:span></text:p>
      <text:p text:style-name="P2">(I see that this literally says "level", and it's been mentioned several times. <text:s/>I used it early as a game mechanic, but I didn't clean it up here because I'm thinking it should maybe be something else in the English translation like "power", then here it'd be "...power had been completely depleted." <text:s/>If we're breaking the fourth wall and the game mechanic of a level is openly known and discussed in dialog, I'll have to rethink this. <text:s/>I have work left to do either way).</text:p>
      <text:p text:style-name="P2"/>
      <text:p text:style-name="P2">はあ……、はあ……[n]</text:p>
      <text:p text:style-name="P2">~Huff~...~huff~...</text:p>
      <text:p text:style-name="P2"><text:soft-page-break/><text:line-break/>あなたたち、いつの間にこんな強力な結界呪文を……</text:p>
      <text:p text:style-name="P2">When did you guys become able to cast such powerful barrier spells?</text:p>
      <text:p text:style-name="P2"/>
      <text:p text:style-name="P2">キヒヒッ……！<text:line-break/>Kiheehee!</text:p>
      <text:p text:style-name="P2"><text:line-break/>それはよぉ、じゃーん！ 賢者の石なのだー！</text:p>
      <text:p text:style-name="P2">That's right, yeah~! It's thanks to a philosopher's stone!</text:p>
      <text:p text:style-name="P2"/>
      <text:p text:style-name="P1"><text:span text:style-name="T2"><text:s/></text:span><text:span text:style-name="T10">ヴェロニカの部屋から持ち出したのだー！</text:span><text:span text:style-name="T2"> </text:span></text:p>
      <text:p text:style-name="P2">We took it out of your room! </text:p>
      <text:p text:style-name="P2"/>
      <text:p text:style-name="P2">なっ！？ いけません！<text:line-break/>What! No way! </text:p>
      <text:p text:style-name="P2"/>
      <text:p text:style-name="P2">それは単なる魔力増幅器ではないのですよ！！</text:p>
      <text:p text:style-name="P2">That's not just a magical amplifier! </text:p>
      <text:p text:style-name="P2"/>
      <text:p text:style-name="P2">キヒヒッ！　知ってるよ……。</text:p>
      <text:p text:style-name="P2">Kiheehee! I know...</text:p>
      <text:p text:style-name="P2"><text:line-break/>こいつがホムンクルスの材料だってことくらいな……</text:p>
      <text:p text:style-name="P2">This thing is rumored to be a material for making Homunculus or something like that... </text:p>
      <text:p text:style-name="P2"/>
      <text:p text:style-name="P2">それを知っていながら……！</text:p>
      <text:p text:style-name="P2">Even while knowing that... </text:p>
      <text:p text:style-name="P2"/>
      <text:p text:style-name="P2">おいニア、連れていけ。</text:p>
      <text:p text:style-name="P2">Hey, Nia, take her away. </text:p>
      <text:p text:style-name="P2"/>
      <text:p text:style-name="P2">あいさー！</text:p>
      <text:p text:style-name="P2">Roger!</text:p>
      <text:p text:style-name="P2"/>
      <text:p text:style-name="P2">あっ！　ちょっと離しなさい！</text:p>
      <text:p text:style-name="P2">Oh! Let go of me! </text:p>
      <text:p text:style-name="P2"/>
      <text:p text:style-name="P2">ヴェロニカはニアによってどこかへ連れていかれてしまった。</text:p>
      <text:p text:style-name="P2">Veronica was taken away somewhere by Nia. </text:p>
      <text:p text:style-name="P2"/>
      <text:p text:style-name="P2">さてと、おいそこの。</text:p>
      <text:p text:style-name="P2">Well then, hey you over there. </text:p>
      <text:p text:style-name="P2"/>
      <text:p text:style-name="P2">あん？　私のことか？</text:p>
      <text:p text:style-name="P2">Huh? Are you talking to me? </text:p>
      <text:p text:style-name="P2"/>
      <text:p text:style-name="P2"><text:soft-page-break/>お前以外に誰がいるんだよ。<text:line-break/>Who else is there besides you...</text:p>
      <text:p text:style-name="P2">泣き虫アリスちゃん……？</text:p>
      <text:p text:style-name="P2">crybaby Alice? </text:p>
      <text:p text:style-name="P2"/>
      <text:p text:style-name="P2">……！ 泣き虫アリスだと……？<text:line-break/>...! Crybaby Alice, you say...?! </text:p>
      <text:p text:style-name="P2"/>
      <text:p text:style-name="P2">この私をなめてんじゃねえっ！！</text:p>
      <text:p text:style-name="P2">Don't talk down to me like that!! </text:p>
      <text:p text:style-name="P2"/>
      <text:p text:style-name="P2">いいぜ、かかって来いよ。</text:p>
      <text:p text:style-name="P2">All right, let's fight then. <text:line-break/></text:p>
      <text:p text:style-name="P2">キヒヒッ！　格の違いってのを見せてやるぜ、三流魔女！</text:p>
      <text:p text:style-name="P2"><text:span text:style-name="Emphasis">Kiheehee!</text:span> I'll show you the difference between us, you third-rate witch! </text:p>
      <text:p text:style-name="P2"/>
      <text:p text:style-name="P2"/>
      <text:p text:style-name="P2">S0001</text:p>
      <text:p text:style-name="P2"/>
      <text:p text:style-name="P2">……んっ。</text:p>
      <text:p text:style-name="P2">...~sigh~</text:p>
      <text:p text:style-name="P2"/>
      <text:p text:style-name="P2"><text:span text:style-name="T26">あっ、目が覚めましたか？</text:span> </text:p>
      <text:p text:style-name="P2">Oh! Did you wake up? </text:p>
      <text:p text:style-name="P2"/>
      <text:p text:style-name="P2">お前……ヴェロニカ。</text:p>
      <text:p text:style-name="P2">You... Veronica. </text:p>
      <text:p text:style-name="P2"><text:line-break/>おい、ここは……。</text:p>
      <text:p text:style-name="P2">Hey, where are we...? </text:p>
      <text:p text:style-name="P2"/>
      <text:p text:style-name="P5">地下牢です。</text:p>
      <text:p text:style-name="P2">It's an underground cell. </text:p>
      <text:p text:style-name="P2"/>
      <text:p text:style-name="P2"><text:span text:style-name="T25"><text:s/>……</text:span><text:span text:style-name="T26">さっきライザに運ばれてきたんですよ。</text:span> </text:p>
      <text:p text:style-name="P2"><text:s/>...You were brought here a little while ago by Ryza</text:p>
      <text:p text:style-name="P2"/>
      <text:p text:style-name="P2"><text:s/>あっ、そうだ！</text:p>
      <text:p text:style-name="P2">Oh! That's right!</text:p>
      <text:p text:style-name="P2"><text:line-break/>畜生あの野郎……、私を……、泣き虫アリスとか言いやがって。</text:p>
      <text:p text:style-name="P2">That animal... she called me… crybaby Alice among other things.</text:p>
      <text:p text:style-name="P2"/>
      <text:p text:style-name="P2">アリス、ごめんなさい……。</text:p>
      <text:p text:style-name="P2">Alice, I'm sorry... </text:p>
      <text:p text:style-name="P2"><text:soft-page-break/><text:line-break/>巻き込んだ形になってしまって。 </text:p>
      <text:p text:style-name="P2">that you ended up getting involved. </text:p>
      <text:p text:style-name="P2"/>
      <text:p text:style-name="P2">ちぇっ、まったくだぜ。</text:p>
      <text:p text:style-name="P2">Tch, totally. </text:p>
      <text:p text:style-name="P2"/>
      <text:p text:style-name="P2">せっかく北の大地が見れると思ったのに。</text:p>
      <text:p text:style-name="P2">Especially when I thought I could see the land of the north. </text:p>
      <text:p text:style-name="P2"/>
      <text:p text:style-name="P2">さっきのあいつら、一体何なんだよ。</text:p>
      <text:p text:style-name="P2">Those guys a little while ago, who in the world were they? <text:s/></text:p>
      <text:p text:style-name="P2"/>
      <text:p text:style-name="P2">お前、裏切られたのか？</text:p>
      <text:p text:style-name="P2">You...were you betrayed?</text:p>
      <text:p text:style-name="P2"/>
      <text:p text:style-name="P2">今の平和の世の中、攻撃魔法を教えることは必要ないと思っていました。</text:p>
      <text:p text:style-name="P2">I thought that teaching attack magic was unnecessary in this peaceful world.</text:p>
      <text:p text:style-name="P2"><text:s/><text:line-break/>私は日々の生活で使える、基本的な呪文を彼女たちに教えてきました。<text:line-break/>I've been teaching them basic incantations that can be used in daily life... </text:p>
      <text:p text:style-name="P2"/>
      <text:p text:style-name="P2">……でも、彼女たちにはそれが不満だったようですね。</text:p>
      <text:p text:style-name="P2">but it seems like they were dissatisfied with that.</text:p>
      <text:p text:style-name="P2"/>
      <text:p text:style-name="P2">お前も相当変わった奴だな。</text:p>
      <text:p text:style-name="P2">You're a pretty weird person, too. </text:p>
      <text:p text:style-name="P2"/>
      <text:p text:style-name="P2">超平和主義のババアでさえ、</text:p>
      <text:p text:style-name="P2">Even our ultra pacifist old woman of a teacher</text:p>
      <text:p text:style-name="P2"/>
      <text:p text:style-name="P2">私がせがんだらとっておきの攻撃呪文を教えてくれたってのに。</text:p>
      <text:p text:style-name="P2">taught me her secret attack incantation when I begged her. </text:p>
      <text:p text:style-name="P2"/>
      <text:p text:style-name="P2">お師匠様が……？</text:p>
      <text:p text:style-name="P2">Our esteemed teacher...? <text:s/></text:p>
      <text:p text:style-name="P2"><text:line-break/>そうですか、お師匠様が。</text:p>
      <text:p text:style-name="P2">Is that so, our teacher did that...?</text:p>
      <text:p text:style-name="P2"/>
      <text:p text:style-name="P2">どうしたんだよ。</text:p>
      <text:p text:style-name="P2">Why are you so surprised?</text:p>
      <text:p text:style-name="P2"/>
      <text:p text:style-name="P5">いえ、何でもありません。</text:p>
      <text:p text:style-name="P2"><text:span text:style-name="T24">No, it's nothing.</text:span><text:span text:style-name="T26"> </text:span></text:p>
      <text:p text:style-name="P5"/>
      <text:p text:style-name="P2"><text:span text:style-name="T26">さあ、まずはここから抜け出すことを考えないと。</text:span> </text:p>
      <text:p text:style-name="P2"><text:soft-page-break/>Well, we need to think about escaping from here before anything else.</text:p>
      <text:p text:style-name="P2"/>
      <text:p text:style-name="P2"><text:span text:style-name="T26">抜け道か何かあるのか</text:span><text:span text:style-name="T25">?</text:span> </text:p>
      <text:p text:style-name="P2">Is there a secret passageway or something?</text:p>
      <text:p text:style-name="P2"/>
      <text:p text:style-name="P2">牢の中にそんなものはありません。</text:p>
      <text:p text:style-name="P2">There is no such thing inside this prison cell... </text:p>
      <text:p text:style-name="P2"/>
      <text:p text:style-name="P2">……ですが、廊下に出られれば宮殿の外の森へ通じる抜け穴があります。</text:p>
      <text:p text:style-name="P2">however, in the corridor, there is an escape hole we can use that leads to the forest outside the palace. </text:p>
      <text:p text:style-name="P2"/>
      <text:p text:style-name="P2">牢から出られればの話ですが。</text:p>
      <text:p text:style-name="P2">That is, if we can escape from this prison cell. </text:p>
      <text:p text:style-name="P2"/>
      <text:p text:style-name="P2">牢から出られればね……。</text:p>
      <text:p text:style-name="P2">If we can escape from the prison cell... <text:s/></text:p>
      <text:p text:style-name="P2"/>
      <text:p text:style-name="P2">……、おい、ヴェロニカ。</text:p>
      <text:p text:style-name="P2">Hey, Veronica. </text:p>
      <text:p text:style-name="P2"/>
      <text:p text:style-name="P2">ちょっと思いついたことがあるんだが……。</text:p>
      <text:p text:style-name="P2">I just thought of something...</text:p>
      <text:p text:style-name="P2"/>
      <text:p text:style-name="P2">いてえっ！！　いてえよぉーーーー！！！！</text:p>
      <text:p text:style-name="P2">Ouch!! Ouch!! <text:s/></text:p>
      <text:p text:style-name="P2"/>
      <text:p text:style-name="P2">うおーーー！！　いてててて！！！！</text:p>
      <text:p text:style-name="P2">Uooooo!! Ow ow ouch!</text:p>
      <text:p text:style-name="P2"/>
      <text:p text:style-name="P2">ちょっとちょっと、騒がしいよぉー？</text:p>
      <text:p text:style-name="P2">Whoa, whoa, why are you being so loud all of a sudden?</text:p>
      <text:p text:style-name="P2"/>
      <text:p text:style-name="P2">なになに？</text:p>
      <text:p text:style-name="P2">What's wrong?</text:p>
      <text:p text:style-name="P2"/>
      <text:p text:style-name="P2">腹が痛いならそこの穴にすればいいでしょー？</text:p>
      <text:p text:style-name="P2">If your stomach hurts, shouldn't you go to that hole over there?</text:p>
      <text:p text:style-name="P2"/>
      <text:p text:style-name="P2">もう出たよ！</text:p>
      <text:p text:style-name="P2">I already blew chunks everywhere in that hole!</text:p>
      <text:p text:style-name="P2"/>
      <text:p text:style-name="P2">全部出たけど痛いんだよぉーー！！</text:p>
      <text:p text:style-name="P2">I threw up everything there is, but my stomach still hurts so bad!</text:p>
      <text:p text:style-name="P2"/>
      <text:p text:style-name="P2">これ絶対ヘンな病気だ！　そうに決まってる！！</text:p>
      <text:p text:style-name="P2">I've got some horribly strange disease! That's totally got to be it!!</text:p>
      <text:p text:style-name="P2"><text:soft-page-break/></text:p>
      <text:p text:style-name="P2">そうだわ。</text:p>
      <text:p text:style-name="P2">That must be it.</text:p>
      <text:p text:style-name="P2"/>
      <text:p text:style-name="P2">さっきのワープ魔法の副作用かもしれない……。</text:p>
      <text:p text:style-name="P2">It might be a side effect of using warp magic earlier...</text:p>
      <text:p text:style-name="P2"/>
      <text:p text:style-name="P2">ニア、お願いだからアリスをお医者様のところへ連れて行ってあげて！</text:p>
      <text:p text:style-name="P2">Nia, please show some mercy and take Alice to a doctor!</text:p>
      <text:p text:style-name="P2"/>
      <text:p text:style-name="P2">私たちの争いに、アリスは関係ないでしょう？</text:p>
      <text:p text:style-name="P2">She has nothing to do with our conflict, right?</text:p>
      <text:p text:style-name="P2"/>
      <text:p text:style-name="P2">うーん、それもそっか。そうだよねえ、うんうん。</text:p>
      <text:p text:style-name="P2">Hmmm, I see. That's right isn't it. <text:s/>Yep, yep.</text:p>
      <text:p text:style-name="P2"/>
      <text:p text:style-name="P2">ニアもね？　町で買ったしめさばにあたったときは、</text:p>
      <text:p text:style-name="P2">I know how you feel. <text:s/>When I ate some cured mackeral I bought in town,</text:p>
      <text:p text:style-name="P2"/>
      <text:p text:style-name="P2">三日間くらい何も食べられなかったんだよ。</text:p>
      <text:p text:style-name="P2">I couldn't eat anything for three days.</text:p>
      <text:p text:style-name="P2"/>
      <text:p text:style-name="P2">つらいよねぇ、うんうん。</text:p>
      <text:p text:style-name="P2">It was so painful, yep, yep.</text:p>
      <text:p text:style-name="P2"/>
      <text:p text:style-name="P2">(ちっ、さっさと牢の扉を開けろってんだこの野郎……。)</text:p>
      <text:p text:style-name="P2">(Tch. C'mon and open the door already, you jerk...)</text:p>
      <text:p text:style-name="P2"/>
      <text:p text:style-name="P2">(しっ！　気づかれますよ！）</text:p>
      <text:p text:style-name="P2">(Shh! She'll figure you out!)</text:p>
      <text:p text:style-name="P2"/>
      <text:p text:style-name="P2">んー？　何か言った？</text:p>
      <text:p text:style-name="P2">Hmm? Did you say something?</text:p>
      <text:p text:style-name="P2"/>
      <text:p text:style-name="P2"><text:span text:style-name="T26">いっ、いえ。なにも……</text:span> </text:p>
      <text:p text:style-name="P2">Ah, no. Nothing...</text:p>
      <text:p text:style-name="P2"/>
      <text:p text:style-name="P2">うおおおーーー、いってえええよぉおおおーー！！</text:p>
      <text:p text:style-name="P2">Uoooooo, it hurts sooo baaaad!!</text:p>
      <text:p text:style-name="P2"/>
      <text:p text:style-name="P2">なーんか、怪しいなぁ？</text:p>
      <text:p text:style-name="P2">Hmm, something seems fishy.</text:p>
      <text:p text:style-name="P2"/>
      <text:p text:style-name="P2">もしかして、このニアちゃんをだまそうってんじゃないよね？</text:p>
      <text:p text:style-name="P2">You're not trying to trick me, are you?</text:p>
      <text:p text:style-name="P2"/>
      <text:p text:style-name="P2">別にこの場でぶっ殺してもいいんだよ？</text:p>
      <text:p text:style-name="P2"><text:soft-page-break/>Would it be fine for me to just kill you right here?</text:p>
      <text:p text:style-name="P2"/>
      <text:p text:style-name="P2">後でライザに怒られるだけだもーん。</text:p>
      <text:p text:style-name="P2">Ryza would totally get angry at me later though.</text:p>
      <text:p text:style-name="P2"/>
      <text:p text:style-name="P2">そんなわけないでしょう！</text:p>
      <text:p text:style-name="P2">There's no way that's true! </text:p>
      <text:p text:style-name="P2"/>
      <text:p text:style-name="P2">ほ、ほら……アリスもこんなに痛がってますから。</text:p>
      <text:p text:style-name="P2">L-Look... Alice is hurting so much, after all.</text:p>
      <text:p text:style-name="P2"/>
      <text:p text:style-name="P2"><text:span text:style-name="T26">うっ、そろそろ……やばいかも。</text:span> </text:p>
      <text:p text:style-name="P2">Ugh, I'm about to...It might not make it...</text:p>
      <text:p text:style-name="P2"/>
      <text:p text:style-name="P2"><text:span text:style-name="T26">ううーーーー！！</text:span> </text:p>
      <text:p text:style-name="P2">Uu!!! </text:p>
      <text:p text:style-name="P2"/>
      <text:p text:style-name="P2">うーん、そっか。</text:p>
      <text:p text:style-name="P2">Hmm. Okay.</text:p>
      <text:p text:style-name="P2"/>
      <text:p text:style-name="P2">うん、そろそろやばいならしょうがないね。</text:p>
      <text:p text:style-name="P2">Well, if it's that serious, I have no choice.</text:p>
      <text:p text:style-name="P2"/>
      <text:p text:style-name="P2">ほら、出てきていいよ。</text:p>
      <text:p text:style-name="P2">Look, it's OK to come out.</text:p>
      <text:p text:style-name="P2"/>
      <text:p text:style-name="P2">疑った割に、ニアはあっさりと牢の扉を開けた。</text:p>
      <text:p text:style-name="P2">Despite her doubts, Nia nonchalantly opened the cell door.</text:p>
      <text:p text:style-name="P2"/>
      <text:p text:style-name="P2">うー、悪いな。</text:p>
      <text:p text:style-name="P2">Aw, this isn't good.</text:p>
      <text:p text:style-name="P2"/>
      <text:p text:style-name="P2">いいよいいよ、ほら、早くいこー？</text:p>
      <text:p text:style-name="P2">It's okay, hey, let's go quickly.</text:p>
      <text:p text:style-name="P2"/>
      <text:p text:style-name="P2"><text:s/>いやあ、ほんと悪いな。</text:p>
      <text:p text:style-name="P2">No, actually, this isn't good... for you</text:p>
      <text:p text:style-name="P2"/>
      <text:p text:style-name="P2">……だまして。</text:p>
      <text:p text:style-name="P2">...fooled you.</text:p>
      <text:p text:style-name="P2"/>
      <text:p text:style-name="P2">えっ？</text:p>
      <text:p text:style-name="P2">Whaaat?</text:p>
      <text:p text:style-name="P2"/>
      <text:p text:style-name="P2">破壊光線ーーーーーー！！！！</text:p>
      <text:p text:style-name="P2">Destruction beaaaaaaaammm!!!!</text:p>
      <text:p text:style-name="P2"/>
      <text:p text:style-name="P2"><text:soft-page-break/><text:span text:style-name="T26">きゃ、きゃあああああーーーーー！！！！</text:span> </text:p>
      <text:p text:style-name="P2">Kyaaaahhhhh!!!!! </text:p>
      <text:p text:style-name="P2"/>
      <text:p text:style-name="P2">アリスの破壊光線がニアに命中した。</text:p>
      <text:p text:style-name="P2">Alice's destruction beam hit Nia,</text:p>
      <text:p text:style-name="P2"/>
      <text:p text:style-name="P2">ニアは反対の牢の壁まで吹き飛んで、気絶してしまった。</text:p>
      <text:p text:style-name="P2">and she was blown away, slamming into the wall and rendered unconscious.</text:p>
      <text:p text:style-name="P2"/>
      <text:p text:style-name="P2">へへっ、単純な手に引っかかりやがって。</text:p>
      <text:p text:style-name="P2">Hehe, falling for such a simple trick.</text:p>
      <text:p text:style-name="P2"/>
      <text:p text:style-name="P2">ちょろいやつだ。</text:p>
      <text:p text:style-name="P2">You're so gullible.</text:p>
      <text:p text:style-name="P2"/>
      <text:p text:style-name="P2"><text:span text:style-name="T26">結構危なかったと思いますけど……。</text:span> </text:p>
      <text:p text:style-name="P2">I think that was fairly dangerous, but... </text:p>
      <text:p text:style-name="P2"/>
      <text:p text:style-name="P2">うるせえ</text:p>
      <text:p text:style-name="P2">That's enough about that.</text:p>
      <text:p text:style-name="P2"/>
      <text:p text:style-name="P2">ほら、さっさと抜け道とやらに案内しろよ。</text:p>
      <text:p text:style-name="P2">Hey, quickly get us to the escape path.</text:p>
      <text:p text:style-name="P2"/>
      <text:p text:style-name="P5">ええ、わかってますよ。</text:p>
      <text:p text:style-name="P5">Yes, I understand.</text:p>
      <text:p text:style-name="P5"/>
      <text:p text:style-name="P2"><text:span text:style-name="T25">(</text:span><text:span text:style-name="T26">しかし、ただわがままなだけかと思っていましたが 案外大胆な行動力を持っているのですね。</text:span></text:p>
      <text:p text:style-name="P3">(I had wondered if she was merely selfish, </text:p>
      <text:p text:style-name="P2"><text:span text:style-name="T24">but she's also unexpectedly bold, isn't she</text:span><text:span text:style-name="T26">?)</text:span></text:p>
      <text:p text:style-name="P5"/>
      <text:p text:style-name="P5">アリス、この子意外と……。）</text:p>
      <text:p text:style-name="P5">(She's full of surprises...)</text:p>
      <text:p text:style-name="P5"/>
      <text:p text:style-name="P5">宮殿から脱出したアリスたちはヴェロニカ直属の軍と合流し、</text:p>
      <text:p text:style-name="P2"><text:span text:style-name="T24">After escaping from the palace, they joined forces with the military directly under Veronica's command.</text:span><text:span text:style-name="T26"><text:line-break/></text:span></text:p>
      <text:p text:style-name="P5">夜のうちに安全な西方の城へと到着した。</text:p>
      <text:p text:style-name="P5">and arrived safely at the western castle during the night.</text:p>
      <text:p text:style-name="P5"/>
      <text:p text:style-name="P2"><text:span text:style-name="T26">アリス、あなたにはいろいろと迷惑をかけましたね</text:span><text:span text:style-name="T26"> </text:span></text:p>
      <text:p text:style-name="P3">Alice, I've caused you a lot of trouble, haven't I? </text:p>
      <text:p text:style-name="P5"><text:s/></text:p>
      <text:p text:style-name="P2"><text:span text:style-name="T26">…北の大地を案内してあげる約束は反故になってしまいましたし</text:span><text:span text:style-name="T26">, 大魔女を名乗っておきながら情けないものです。</text:span></text:p>
      <text:p text:style-name="P3"><text:soft-page-break/>My promise to guide you through the northern lands has been thwarted, and it's pitiful that I'm calling myself a great witch.</text:p>
      <text:p text:style-name="P5"/>
      <text:p text:style-name="P2"/>
      <text:p text:style-name="P2"/>
      <text:p text:style-name="P1"><text:span text:style-name="T2">ふん！　勝手に反故にするんじゃねえ。[n]<text:line-break/></text:span><text:span text:style-name="T3">Hmph! </text:span><text:span text:style-name="T3">Don't blame yourself for this mess.</text:span><text:span text:style-name="T24"> </text:span></text:p>
      <text:p text:style-name="P2"/>
      <text:p text:style-name="P2">あんな馬鹿どもさっさとぶっ殺して、私を丁重に迎え入れろ。<text:line-break/>最上級の客人としてだ。<text:line-break/><text:span text:style-name="T24">Quickly kill those fools and graciously welcome me back as the most honored of guests.</text:span></text:p>
      <text:p text:style-name="P2"/>
      <text:p text:style-name="P2">うまい酒と食い物と、あとなんか面白い余興なんかあるといいな。</text:p>
      <text:p text:style-name="P2"><text:span text:style-name="T24">It'd be nice if there were some good drinks, food, and some interesting entertainment.</text:span><text:span text:style-name="T26"> <text:s text:c="2"/></text:span></text:p>
      <text:p text:style-name="P5"/>
      <text:p text:style-name="P5">ふふ……ええ、わかりました。</text:p>
      <text:p text:style-name="P5">Haha...Yes, I undertand.</text:p>
      <text:p text:style-name="P5"><text:line-break/>何かとっておきのものを考えておきますね。<text:line-break/>I'll make sure to think of something special.</text:p>
      <text:p text:style-name="P5"><text:line-break/>アリス……、どうかお元気で。</text:p>
      <text:p text:style-name="P5">Alice...Please take care.</text:p>
      <text:p text:style-name="P5"/>
      <text:p text:style-name="P5">おう……。</text:p>
      <text:p text:style-name="P5">Sure will.</text:p>
      <text:p text:style-name="P5"/>
      <text:p text:style-name="P5">ヴェロニカのワープ魔法がアリスの体を包み込む。</text:p>
      <text:p text:style-name="P3">Veronica's warp magic envelops Alice's body. </text:p>
      <text:p text:style-name="P5"><text:line-break/>次の瞬間、アリスは忽然と姿を消していた。</text:p>
      <text:p text:style-name="P5">In an instant, Alice suddenly disappeared. </text:p>
      <text:p text:style-name="P5"/>
      <text:p text:style-name="P5">うっ……</text:p>
      <text:p text:style-name="P5">Ugh...<text:line-break/></text:p>
      <text:p text:style-name="P5">げほっ、<text:line-break/>げほっ！！<text:line-break/>はあ……<text:line-break/>はあ。<text:line-break/>(This shortness of breath doesn't translate well, so I'll describe the situation instead)</text:p>
      <text:p text:style-name="P5"/>
      <text:p text:style-name="P8">[cn]</text:p>
      <text:p text:style-name="P8">Veronica struggles to breath, gasping for air as if she'd just run a marathon.</text:p>
      <text:p text:style-name="P8"/>
      <text:p text:style-name="P8">#ヴェロニカ</text:p>
      <text:p text:style-name="P5"><text:soft-page-break/>レベル1の魔力ではやはり少なすぎるわね……。</text:p>
      <text:p text:style-name="P5">My magical power at level 1 is a bit too weak now, isn't it? </text:p>
      <text:p text:style-name="P5"/>
      <text:p text:style-name="P5">……当分ワープ魔法は使えないわ。<text:line-break/>...I won't be able to use warp magic for some time.</text:p>
      <text:p text:style-name="P5"/>
      <text:p text:style-name="P5">アリス……。</text:p>
      <text:p text:style-name="P5">Alice...</text:p>
      <text:p text:style-name="P5"/>
      <text:p text:style-name="P5">ヴェロニカは東の大地を見渡した。</text:p>
      <text:p text:style-name="P3">Veronica looked out over the eastern land. </text:p>
      <text:p text:style-name="P2"><text:span text:style-name="T26"><text:s/><text:line-break/>遠くの平野で砂埃が上がっているのが見えた。<text:line-break/></text:span><text:span text:style-name="T24">In the distance, she could see dust rising from the plains. </text:span></text:p>
      <text:p text:style-name="P3"/>
      <text:p text:style-name="P5">実に二十万を超える大軍勢がヴェロニカの居城に迫ろうとしていた……。</text:p>
      <text:p text:style-name="P5">An army of more than 200,000 was approaching her castle...</text:p>
      <text:p text:style-name="P5"/>
      <text:p text:style-name="P5">ってわけで、大変だったんだよ。</text:p>
      <text:p text:style-name="P5">So, uh...that was pretty rough.</text:p>
      <text:p text:style-name="P5"/>
      <text:p text:style-name="P5">[cn]</text:p>
      <text:p text:style-name="P5">Alice meets with Cheshire and her other retainers and shares the story of her recent exploits. </text:p>
      <text:p text:style-name="P5"/>
      <text:p text:style-name="P5">しかし、いろいろと信じられないお話ばかりです……</text:p>
      <text:p text:style-name="P1"><text:span text:style-name="T10">The events you describe are so fantastical...</text:span><text:span text:style-name="T26"> </text:span></text:p>
      <text:p text:style-name="P5"><text:line-break/>まさか北の大地でそんなことになっているとは。</text:p>
      <text:p text:style-name="P2"><text:span text:style-name="T26">I'm having a hard time believing something like that happened in the north lands.</text:span><text:span text:style-name="T26"> </text:span></text:p>
      <text:p text:style-name="P5"/>
      <text:p text:style-name="P5"><text:s/>ヴェロニカ様がお元気そうで安心いたしました。</text:p>
      <text:p text:style-name="P5">I'm relieved to hear that her highness Queen Veronica is safe.</text:p>
      <text:p text:style-name="P5"/>
      <text:p text:style-name="P5">あっ、クロ！　お前知っていたのか！！</text:p>
      <text:p text:style-name="P2"><text:span text:style-name="T24">Oy, Kuro! You knew about her already?!</text:span><text:span text:style-name="T26"> </text:span></text:p>
      <text:p text:style-name="P5"/>
      <text:p text:style-name="P5">アリスの部下の一人でアリスの師匠の代から使える重臣である。</text:p>
      <text:p text:style-name="P2"><text:span text:style-name="T24">One of Alice's retainers, he has been a trusted advisor to Alice's mentor, the previous ruler, <text:s/>for many years.</text:span><text:span text:style-name="T26"> </text:span></text:p>
      <text:p text:style-name="P5"/>
      <text:p text:style-name="P5">ええ、アリス様が町へ行かれているときに何度か屋敷の方にも来られていましたので。</text:p>
      <text:p text:style-name="P2"><text:span text:style-name="T24">Yes, she's visited the mansion several times while you've been out in town.</text:span><text:span text:style-name="T26"> </text:span></text:p>
      <text:p text:style-name="P5"/>
      <text:p text:style-name="P5">ちぇー、早く言ってくれよな！</text:p>
      <text:p text:style-name="P5"><text:soft-page-break/>Tch, you should tell me things like this sooner!</text:p>
      <text:p text:style-name="P5"/>
      <text:p text:style-name="P5">ところでアリス様。</text:p>
      <text:p text:style-name="P5">By the way Queen Alice,</text:p>
      <text:p text:style-name="P5"><text:line-break/>アリス様がいない間にいろいろありまして……。</text:p>
      <text:p text:style-name="P5">some things have happened while you weren't here.</text:p>
      <text:p text:style-name="P5"/>
      <text:p text:style-name="P2"><text:span text:style-name="T26">アリス様。つい先ほど、メイジー様が軍を率いてアッサム砦を制圧した模様。</text:span><text:span text:style-name="T26"> </text:span></text:p>
      <text:p text:style-name="P2"><text:span text:style-name="T26">Queen </text:span><text:span text:style-name="T24">Alice, just a little while ago Minister Maisie apparently led an army and captured Assam Fortress.</text:span><text:span text:style-name="T26"> </text:span></text:p>
      <text:p text:style-name="P5"/>
      <text:p text:style-name="P5">制圧？　馬鹿言うな、あそこは私の領土だぞ。</text:p>
      <text:p text:style-name="P3">Captured? Don't be ridiculous, that's MY territory.</text:p>
      <text:p text:style-name="P5"/>
      <text:p text:style-name="P1"><text:span text:style-name="T10"><text:s/></text:span><text:span text:style-name="T16">……メイジー様からこんな書置きが。</text:span><text:span text:style-name="T27"> </text:span></text:p>
      <text:p text:style-name="P9">...There's a note for you from Minister Maisie.</text:p>
      <text:p text:style-name="P5"/>
      <text:p text:style-name="P5">読め</text:p>
      <text:p text:style-name="P5">Read it.</text:p>
      <text:p text:style-name="P5"/>
      <text:p text:style-name="P5">はっ、ハイ。</text:p>
      <text:p text:style-name="P5">Y-Yes.</text:p>
      <text:p text:style-name="P5"/>
      <text:p text:style-name="P6">「姉さんは何を考えているの？</text:p>
      <text:p text:style-name="P6">"What were you thinking, elder sister?</text:p>
      <text:p text:style-name="P6"/>
      <text:p text:style-name="P6">領主の仕事はしない、予算を私費で圧迫する、町の会議では寝る、</text:p>
      <text:p text:style-name="P6">You don't do the work of a lord, inflate the </text:p>
      <text:p text:style-name="P6">budget with private expenses, sleep at town meetings,</text:p>
      <text:p text:style-name="P6"/>
      <text:p text:style-name="P6">おまけに会議の途中でいなくなるなんて</text:p>
      <text:p text:style-name="P6">and you even disappeared in the middle of a meeting...</text:p>
      <text:p text:style-name="P6"/>
      <text:p text:style-name="P6">もう我慢できないわ。</text:p>
      <text:p text:style-name="P6">I can't put up with it anymore.</text:p>
      <text:p text:style-name="P6"/>
      <text:p text:style-name="P6">姉さんに代わって、お師匠様の土地は私が</text:p>
      <text:p text:style-name="P6">I will manage our honorable teacher's lands.</text:p>
      <text:p text:style-name="P6"/>
      <text:p text:style-name="P6">治めます！</text:p>
      <text:p text:style-name="P6">I'll take care of them since you will not!"</text:p>
      <text:p text:style-name="P6"/>
      <text:p text:style-name="P6">……だそうです。</text:p>
      <text:p text:style-name="P6">...that's what it says.</text:p>
      <text:p text:style-name="P6"><text:soft-page-break/></text:p>
      <text:p text:style-name="P6">あんの野郎ーーー！！！！ 私の苦労も知らないで！</text:p>
      <text:p text:style-name="P6">That Jeeerk!!!! She doesn't even know what I've been through!</text:p>
      <text:p text:style-name="P9"/>
      <text:p text:style-name="P6">クロ！　残った兵をかき集めろ！！</text:p>
      <text:p text:style-name="P6">Kuro! <text:s/>Gather the remaining troops!!</text:p>
      <text:p text:style-name="P9"/>
      <text:p text:style-name="P6">今からメイジーに寝返るやつは容赦なくぶち殺せ！！</text:p>
      <text:p text:style-name="P6">From now on, mercilessly kill those to defect to Maisie!</text:p>
      <text:p text:style-name="P6"/>
      <text:p text:style-name="P6">全軍で裏切者メイジーをたたきのめしてやるぞ！！</text:p>
      <text:p text:style-name="P6">I'll use my entire army to beat that traitor to a pulp!!</text:p>
      <text:p text:style-name="P6"/>
      <text:p text:style-name="P6">はっ、かしこまりました。</text:p>
      <text:p text:style-name="P6">Yes, your majesty. Understood.</text:p>
      <text:p text:style-name="P9"/>
      <text:p text:style-name="P6">メイジーめ、</text:p>
      <text:p text:style-name="P6">Stupid Maisie,</text:p>
      <text:p text:style-name="P6"><text:line-break/>クフフフフッ、格の違いというものを思い知らせてやる！！！！</text:p>
      <text:p text:style-name="P6">Mwahahahaha, I'll remind you of your place!!!!</text:p>
      <text:p text:style-name="P9"/>
      <text:p text:style-name="P9">s0100</text:p>
      <text:p text:style-name="P9">#クロ<text:line-break/>アリス様、敵は鶴翼に布陣。こちらを待ち受けています。</text:p>
      <text:p text:style-name="P9"><text:span text:style-name="T28">Queen Alice, the enemy is lined up in a crane's wings formation. They are waiting for us.</text:span> </text:p>
      <text:p text:style-name="P1"><text:span text:style-name="T12"><text:line-break/>#アリス<text:line-break/>兵力は。 <text:line-break/></text:span><text:span text:style-name="T2">What is their military strength?</text:span> </text:p>
      <text:p text:style-name="P9"/>
      <text:p text:style-name="P9">#クロ<text:line-break/>魔法兵800、奴隷500。</text:p>
      <text:p text:style-name="P9"><text:span text:style-name="T28">800 magical soldiers, 500 conscripts.</text:span> </text:p>
      <text:p text:style-name="P9">(Using conscripts instead of slaves for sensitivity)</text:p>
      <text:p text:style-name="P1"><text:span text:style-name="T12"><text:line-break/>加えて、メイジー様自ら強化魔法兵1000を率いています。 <text:line-break/></text:span><text:span text:style-name="T2">In addition, Lady Maisie is personally leading 1000 enhanced magical soldiers.</text:span> </text:p>
      <text:p text:style-name="P9"/>
      <text:p text:style-name="P9">#アリス<text:line-break/>指示を回せ、まずは右翼から切り崩す。 </text:p>
      <text:p text:style-name="P9"><text:span text:style-name="T28">Issue these orders. First, break through the right wing.</text:span> </text:p>
      <text:p text:style-name="P9"><text:line-break/>メイジーをとらえたやつには望みの報酬をやる。 </text:p>
      <text:p text:style-name="P9"><text:span text:style-name="T28">Give the ones who capture Maisie any reward they desire.</text:span> </text:p>
      <text:p text:style-name="P1"><text:soft-page-break/><text:span text:style-name="T12"><text:line-break/>絶対に殺すな、捕らえろと。 <text:line-break/></text:span><text:span text:style-name="T2">Absolutely do not kill her, capture her alive.</text:span> </text:p>
      <text:p text:style-name="P1"/>
      <text:p text:style-name="P1"><text:span text:style-name="T12">#クロ<text:line-break/>はっ、承知しました。 <text:line-break/></text:span><text:span text:style-name="T2">Yes, understood.</text:span> </text:p>
      <text:p text:style-name="P9"/>
      <text:p text:style-name="P9">#アリス<text:line-break/>フンっ！　メイジーのやつやってくれたな。</text:p>
      <text:p text:style-name="P1"><text:span text:style-name="T2">Hmph! Those fools who've joined Maisie.</text:span> <text:span text:style-name="T12"><text:line-break/></text:span></text:p>
      <text:p text:style-name="P1"><text:span text:style-name="T12">この私を敵に回したこと、後悔させてやる。 <text:line-break/></text:span><text:span text:style-name="T4">I will make them regret ever turning against me.</text:span><text:span text:style-name="T12"> </text:span></text:p>
      <text:p text:style-name="P9"/>
      <text:p text:style-name="P9">クフフフフ……アッハッハッハッハ！！ </text:p>
      <text:p text:style-name="P1"><text:span text:style-name="T4">Kufufufufu... Ahhahhahha!!</text:span><text:span text:style-name="T12"> </text:span></text:p>
      <text:p text:style-name="P9"/>
      <text:p text:style-name="P9">s0101</text:p>
      <text:p text:style-name="P9"/>
      <text:p text:style-name="P9">#アリス<text:line-break/>ヘッ！　ざまあみやがれ。</text:p>
      <text:p text:style-name="P1"><text:span text:style-name="T4">Hmph! What a mess.</text:span><text:span text:style-name="T12"> </text:span></text:p>
      <text:p text:style-name="P1"><text:span text:style-name="T12"><text:line-break/>#クロ<text:line-break/>メイジー様の勢力は後退した模様。<text:line-break/></text:span><text:span text:style-name="T4">It appears that Minister Maisie's forces have retreated.</text:span><text:span text:style-name="T12"> </text:span></text:p>
      <text:p text:style-name="P9"/>
      <text:p text:style-name="P1"><text:span text:style-name="T12">ひとまず勝利でございます、アリス様。<text:line-break/></text:span><text:span text:style-name="T4">For now, we have won, your majesty.</text:span><text:span text:style-name="T12"> </text:span></text:p>
      <text:p text:style-name="P9"/>
      <text:p text:style-name="P1"><text:span text:style-name="T12">#アリス<text:line-break/>メイジーを捕らえることはできなかったがまあいい。<text:line-break/></text:span><text:span text:style-name="T4">Even though we couldn't capture Maisie, it's fine.</text:span><text:span text:style-name="T12"> </text:span></text:p>
      <text:p text:style-name="P1"/>
      <text:p text:style-name="P1"><text:span text:style-name="T12">すぐに捕まえてやるぞ、 クフフフフフフ……。 <text:line-break/></text:span><text:span text:style-name="T4">We'll capture her soon, hehehehehe...</text:span><text:span text:style-name="T12"> </text:span></text:p>
      <text:p text:style-name="P9"/>
      <text:p text:style-name="P9">;アリス領　アッサム砦</text:p>
      <text:p text:style-name="P1"><text:span text:style-name="T4">; Alice territory, Assam fortress</text:span><text:span text:style-name="T12"> <text:line-break/>…………。<text:line-break/>#ワーウルフ<text:line-break/>メイジー様！　ご無事ですか。</text:span></text:p>
      <text:p text:style-name="P1"><text:span text:style-name="T12">Minister </text:span><text:span text:style-name="T4">Maisie! Are you alright?</text:span><text:span text:style-name="T12"> </text:span></text:p>
      <text:p text:style-name="P9"><text:soft-page-break/><text:line-break/>#メイジー<text:line-break/>ワーウルフ……</text:p>
      <text:p text:style-name="P9">Werewolf...</text:p>
      <text:p text:style-name="P9"><text:line-break/>うん、何とか。</text:p>
      <text:p text:style-name="P9">Yes, somehow.</text:p>
      <text:p text:style-name="P9"><text:line-break/>#ワーウルフ<text:line-break/>兵数は五分五分。</text:p>
      <text:p text:style-name="P9">Our troop strengths were evenly matched.</text:p>
      <text:p text:style-name="P9"><text:line-break/>なのにこの差は一体……。<text:line-break/>...but why did it turn out this way...</text:p>
      <text:p text:style-name="P9"/>
      <text:p text:style-name="P9">#メイジー<text:line-break/>姉さんこういうのは得意だから。<text:line-break/>Elder sister is good at stuff like this.</text:p>
      <text:p text:style-name="P9"/>
      <text:p text:style-name="P9">本当はもっと兵が集まると思っていたんだけど、<text:line-break/>I was actually expecting to have a larger force than her,</text:p>
      <text:p text:style-name="P9"/>
      <text:p text:style-name="P9">見通しが甘かったわ。<text:line-break/>but I was too optimistic.</text:p>
      <text:p text:style-name="P9"/>
      <text:p text:style-name="P9">#ワーウルフ<text:line-break/>メイジー様、今はとりあえずお引き退きを。<text:line-break/>Minister Maisie, you should retreat for now.</text:p>
      <text:p text:style-name="P9"/>
      <text:p text:style-name="P9">And#メイジー<text:line-break/>ええ、わかったわ。</text:p>
      <text:p text:style-name="P9">Yes, I understand.</text:p>
      <text:p text:style-name="P9"><text:line-break/>ここは任せたわよ、ワーウルフ。<text:line-break/>I'll leave this to you, werewolf.</text:p>
      <text:p text:style-name="P9"/>
      <text:p text:style-name="P9">#ワーウルフ<text:line-break/>はっ、お任せください。</text:p>
      <text:p text:style-name="P9">Yes, please leave it to me.</text:p>
      <text:p text:style-name="P1"><text:span text:style-name="T12"><text:line-break/>ここは先代様がロレーヌの魔女たちの進行を防ぐために作られた強固な砦。<text:line-break/></text:span><text:span text:style-name="T4">This fortress was built by our parents to prevent the advance of the witches of Lorelei.</text:span><text:span text:style-name="T12"> </text:span></text:p>
      <text:p text:style-name="P9"/>
      <text:p text:style-name="P9">そう簡単には落とせますまい。</text:p>
      <text:p text:style-name="P9">We won't let it fall easily.</text:p>
      <text:p text:style-name="P9"><text:soft-page-break/></text:p>
      <text:p text:style-name="P9">S0103</text:p>
      <text:p text:style-name="P9"/>
      <text:p text:style-name="P9">#アリス<text:line-break/>くっ……、撤退だ！！　畜生、メイジーめ、覚えてろよー！！</text:p>
      <text:p text:style-name="P9"><text:span text:style-name="T28">"Ku...Retreat!! You beast, I'll remember this, you stupid Maisie!!"</text:span> </text:p>
      <text:p text:style-name="P9"/>
      <text:p text:style-name="P9">s0104</text:p>
      <text:p text:style-name="P9">#ワーウルフ<text:line-break/>来たか。</text:p>
      <text:p text:style-name="P9">So they've come.</text:p>
      <text:p text:style-name="P9">メイジー様、お力を……。</text:p>
      <text:p text:style-name="P9">Minister Maisie, please lend me your strength...<text:line-break/><text:line-break/>[cn]<text:line-break/>…………。</text:p>
      <text:p text:style-name="P9"><text:line-break/>#アリス<text:line-break/>オイ、あそこに立っている奴は誰だ。</text:p>
      <text:p text:style-name="P9">Hey, who's that standing over there?</text:p>
      <text:p text:style-name="P9"><text:line-break/>#クロ<text:line-break/>あれは……</text:p>
      <text:p text:style-name="P9">That is...<text:line-break/>メイジー様の部下の、たしかワーウルフとかいう者だったかと。</text:p>
      <text:p text:style-name="P9">Minister Maisie's subordinate, I think their name is Werewolf.</text:p>
      <text:p text:style-name="P9"><text:line-break/>#アリス<text:line-break/>フン、狼男か。</text:p>
      <text:p text:style-name="P9">Hmph, a wolf man?</text:p>
      <text:p text:style-name="P9"><text:line-break/>メイジーのやつ、珍しいものを飼ってるじゃないか。</text:p>
      <text:p text:style-name="P9">That Maisie is keeping some strange pets.</text:p>
      <text:p text:style-name="P9"><text:line-break/>#クロ<text:line-break/>いかがなされますか。</text:p>
      <text:p text:style-name="P9">What shall we do?</text:p>
      <text:p text:style-name="P9"><text:line-break/>#アリス<text:line-break/>当然ひねりつぶす、全軍とつげ……</text:p>
      <text:p text:style-name="P9">Obviously, advance all of our troops and crush them...<text:line-break/>いや、待て。 何か言ってるみたいだな。</text:p>
      <text:p text:style-name="P9">No, wait. It looks like they've coming over to say something. <text:line-break/><text:line-break/><text:soft-page-break/>#ワーウルフ<text:line-break/>敵軍に告ぐ！！</text:p>
      <text:p text:style-name="P9">I bring a message to you who are a hostile army.</text:p>
      <text:p text:style-name="P9"><text:line-break/>我らは貴様を打倒するために集まった同士である！</text:p>
      <text:p text:style-name="P9">We have gathered as comrades to defeat you!</text:p>
      <text:p text:style-name="P9"><text:line-break/>政治に関心を向けず遊びほうけ、</text:p>
      <text:p text:style-name="P9">We do not recognize a brute who is supposed to lead, but uninterested </text:p>
      <text:p text:style-name="P9"><text:line-break/>民をないがしろにするような畜生を我らは領主とは認めない！！</text:p>
      <text:p text:style-name="P9">in the affairs of state, instead plays around leading the people to ruin.<text:line-break/>我らの領主にふさわしいのはメイジー様を置いてほかになし！！</text:p>
      <text:p text:style-name="P9">Minister Maisie is the only one fit to lead us!<text:line-break/><text:line-break/>#アリス<text:line-break/>ちっ、ああいう輩が一番面倒なんだ……。</text:p>
      <text:p text:style-name="P9">Tch, these kind of people are the most troublesome...<text:line-break/>クロ、全軍を前へ押し出せ。</text:p>
      <text:p text:style-name="P9">Kuro, advance all of the troops.<text:line-break/></text:p>
      <text:p text:style-name="P9">#クロ<text:line-break/>はっ。</text:p>
      <text:p text:style-name="P9">Yes.<text:line-break/></text:p>
      <text:p text:style-name="P9">#アリス<text:line-break/>貴様らのやっていることが如何に下らん革命ゴッコなのか、その身にしっかりと教えてやろう。<text:line-break/>I'll teach you firsthand just how worthless your revolution is.</text:p>
      <text:p text:style-name="P1"><text:span text:style-name="T12">クフフフフフフ……。<text:line-break/></text:span><text:span text:style-name="T2">Kufufufufufu...</text:span> </text:p>
      <text:p text:style-name="P1"/>
      <text:p text:style-name="P1">s0105</text:p>
      <text:p text:style-name="P1">#クロ</text:p>
      <text:p text:style-name="P1">アリス様！</text:p>
      <text:p text:style-name="P1">Queen Alice!</text:p>
      <text:p text:style-name="P1"/>
      <text:p text:style-name="P1">このままでは軍は壊滅です！</text:p>
      <text:p text:style-name="P1">If we continue like this, the army will be destroyed!</text:p>
      <text:p text:style-name="P1"/>
      <text:p text:style-name="P1">#アリス</text:p>
      <text:p text:style-name="P1">畜生！</text:p>
      <text:p text:style-name="P1">You beast!</text:p>
      <text:p text:style-name="P1"/>
      <text:p text:style-name="P1">撤退だーーーー！！！</text:p>
      <text:p text:style-name="P1">Retreat!!!</text:p>
      <text:p text:style-name="P1"/>
      <text:p text:style-name="P1">s0106</text:p>
      <text:p text:style-name="P1"/>
      <text:p text:style-name="P1"><text:soft-page-break/>#Cheshire</text:p>
      <text:p text:style-name="P1">お疲れ様でございました。</text:p>
      <text:p text:style-name="P1">Good work.</text:p>
      <text:p text:style-name="P1">今日は良い茶葉が入りましたよ、どうぞ。</text:p>
      <text:p text:style-name="P1">Today we have some exceptional tea leaves, please try some tea.</text:p>
      <text:p text:style-name="P1"/>
      <text:p text:style-name="P1">#アリス</text:p>
      <text:p text:style-name="P1">あーーーー！！</text:p>
      <text:p text:style-name="P1">Ahhh!!</text:p>
      <text:p text:style-name="P1"/>
      <text:p text:style-name="P1">今は紅茶なんてゆっくり飲んでいる気分じゃなーーい！！</text:p>
      <text:p text:style-name="P1">I'm not in the mood to leisurely drink tea right now!!</text:p>
      <text:p text:style-name="P1"/>
      <text:p text:style-name="P1">#Cheshire</text:p>
      <text:p text:style-name="P1">わっ！</text:p>
      <text:p text:style-name="P1">Oh no!</text:p>
      <text:p text:style-name="P1">アリス様、紅茶がこぼれて書類が、ああああ……。</text:p>
      <text:p text:style-name="P1">Queen Alice, the tea is spilling all over the documents...oh my.</text:p>
      <text:p text:style-name="P1"/>
      <text:p text:style-name="P1">#アリス</text:p>
      <text:p text:style-name="P1">畜生、あの魔導砲さえ何とかできれば……。</text:p>
      <text:p text:style-name="P1">That beast, if we could just somehow deal with the magical cannon...</text:p>
      <text:p text:style-name="P1"/>
      <text:p text:style-name="P1">#Cheshire</text:p>
      <text:p text:style-name="P1">魔導砲でございますか。</text:p>
      <text:p text:style-name="P1">Magical cannon?</text:p>
      <text:p text:style-name="P1"/>
      <text:p text:style-name="P1">#アリス</text:p>
      <text:p text:style-name="P1">ババアも厄介なものを残してくれたもんだ。</text:p>
      <text:p text:style-name="P1">The old hag left behind some troublesome things.</text:p>
      <text:p text:style-name="P1"/>
      <text:p text:style-name="P1">作ろうにも、短期間で作れる代物じゃないし……。</text:p>
      <text:p text:style-name="P1">Even if we tried to make our own, it's not something that can be made in a reasonable amount of time...</text:p>
      <text:p text:style-name="P1"/>
      <text:p text:style-name="P1">#Cheshire</text:p>
      <text:p text:style-name="P1">抜け道でもあったらいいのですが、</text:p>
      <text:p text:style-name="P1">If only there were some way.around the problem..</text:p>
      <text:p text:style-name="P1">あ……いえ、</text:p>
      <text:p text:style-name="P1">ah, no, </text:p>
      <text:p text:style-name="P1"/>
      <text:p text:style-name="P1">そんなものあったら砦の意味がないですが。</text:p>
      <text:p text:style-name="P1">if there were, then the fort would have been pointless to begin with.</text:p>
      <text:p text:style-name="P1"/>
      <text:p text:style-name="P1">#アリス</text:p>
      <text:p text:style-name="P1">いや……抜け道か。</text:p>
      <text:p text:style-name="P1">No...way around it?</text:p>
      <text:p text:style-name="P1"/>
      <text:p text:style-name="P1">クフフフフフフ、 いけるかもしれんぞ？</text:p>
      <text:p text:style-name="P1">Kufufufufufu, maybe there is a way after all.</text:p>
      <text:p text:style-name="P1"/>
      <text:p text:style-name="P1">#Cheshire</text:p>
      <text:p text:style-name="P1"><text:soft-page-break/>え？</text:p>
      <text:p text:style-name="P1">Huh?</text:p>
      <text:p text:style-name="P1">アリス様……それは一体。</text:p>
      <text:p text:style-name="P1">Queen Alice...what do you mean?</text:p>
      <text:p text:style-name="P1"/>
      <text:p text:style-name="P1">s0107</text:p>
      <text:p text:style-name="P1"/>
      <text:p text:style-name="P1">#アリス</text:p>
      <text:p text:style-name="P1">クフフフフッ！！</text:p>
      <text:p text:style-name="P1">Kufufufufu!!</text:p>
      <text:p text:style-name="P1">抜け道は下からとは限るまい？</text:p>
      <text:p text:style-name="P1">A ground assault is not the only option, right?</text:p>
      <text:p text:style-name="P1">#クロ</text:p>
      <text:p text:style-name="P1">アリス様、地上軍待機完了です。</text:p>
      <text:p text:style-name="P1">Queen Alice, the ground troops are in position </text:p>
      <text:p text:style-name="P1">いつでも突撃可能です。</text:p>
      <text:p text:style-name="P1">and ready to attack at any time.</text:p>
      <text:p text:style-name="P1"/>
      <text:p text:style-name="P1">#アリス</text:p>
      <text:p text:style-name="P1">よし、では手筈通りに頼むぞ。</text:p>
      <text:p text:style-name="P1">Alright, I'll leave it to you as planned.</text:p>
      <text:p text:style-name="P1"/>
      <text:p text:style-name="P1">#クロ</text:p>
      <text:p text:style-name="P1">はっ！</text:p>
      <text:p text:style-name="P1">Yes!</text:p>
      <text:p text:style-name="P1"/>
      <text:p text:style-name="P1">しかし、主力部隊をおとりにして上から砦に直接乗り込むとは</text:p>
      <text:p text:style-name="P1">However, sending you in a small force from above</text:p>
      <text:p text:style-name="P1">なんと大胆な……。</text:p>
      <text:p text:style-name="P1">is such a risky...</text:p>
      <text:p text:style-name="P1"/>
      <text:p text:style-name="P1">#アリス</text:p>
      <text:p text:style-name="P1">上から忍び込む以上、ばれないためには必然的に少数精鋭になる。</text:p>
      <text:p text:style-name="P1">Sine we're sneaking in from above, it's necessary to have a small elite force</text:p>
      <text:p text:style-name="P1">それに、おとりはでかければでかいほど意味があるんだぜ？</text:p>
      <text:p text:style-name="P1">In order to not be found out. Besides, you need large bait to catch large fish, right?</text:p>
      <text:p text:style-name="P1">クフフ！ まあ私の心配はしなくていい。 </text:p>
      <text:p text:style-name="P1">Kufufu! <text:s/>Don't worry about it.</text:p>
      <text:p text:style-name="P1">クロ、地上部隊は任せたぞ。</text:p>
      <text:p text:style-name="P1">I'll leave the ground troops to you, Kuro.</text:p>
      <text:p text:style-name="P1"/>
      <text:p text:style-name="P1">#クロ</text:p>
      <text:p text:style-name="P1">はっ。</text:p>
      <text:p text:style-name="P1">Yes.</text:p>
      <text:p text:style-name="P1"/>
      <text:p text:style-name="P1">[cn]</text:p>
      <text:p text:style-name="P1">…………。</text:p>
      <text:p text:style-name="P1">#伝令</text:p>
      <text:p text:style-name="P1">申し上げます！</text:p>
      <text:p text:style-name="P1">I have a report!</text:p>
      <text:p text:style-name="P1"/>
      <text:p text:style-name="P1">アリス率いる軍勢が砦の前方に布陣。</text:p>
      <text:p text:style-name="P1"><text:soft-page-break/>Alice's army is deploying in front of the fort. </text:p>
      <text:p text:style-name="P1">その数、2,000！！</text:p>
      <text:p text:style-name="P1">They number 2,000!!</text:p>
      <text:p text:style-name="P1"/>
      <text:p text:style-name="P1">#ワーウルフ</text:p>
      <text:p text:style-name="P1">にっ、2000だと！？</text:p>
      <text:p text:style-name="P1">Wha...2000?!</text:p>
      <text:p text:style-name="P1">一体どこにそんな兵力を残して……。</text:p>
      <text:p text:style-name="P1">Where were they hiding such a large force...</text:p>
      <text:p text:style-name="P1"/>
      <text:p text:style-name="P1">ええいっ、どっちにしろ魔導砲で迎撃するだけの話！</text:p>
      <text:p text:style-name="P1">No matter, we'll just fend them off with the magical cannon!</text:p>
      <text:p text:style-name="P1"/>
      <text:p text:style-name="P1">総員持ち場につけっ！！</text:p>
      <text:p text:style-name="P1">All units, take your positions!!</text:p>
      <text:p text:style-name="P1"/>
      <text:p text:style-name="P1">#伝令</text:p>
      <text:p text:style-name="P1">申し上げます！</text:p>
      <text:p text:style-name="P1">I have a report!</text:p>
      <text:p text:style-name="P1"/>
      <text:p text:style-name="P1">アリス軍進軍を開始、あと三分で魔導砲の射程に入ります！</text:p>
      <text:p text:style-name="P1">Alice's army has started to advance and will enter the range of the magical cannon in three minutes!</text:p>
      <text:p text:style-name="P1"/>
      <text:p text:style-name="P1">#ワーウルフ</text:p>
      <text:p text:style-name="P1">よし！　ある程度ひきつけたら一斉掃射しろ！</text:p>
      <text:p text:style-name="P1">Alright! Once we're lured them in far enough, flank them on both sides!</text:p>
      <text:p text:style-name="P1"/>
      <text:p text:style-name="P1">敵は大軍だ、全員で攻撃にあたれ！！ </text:p>
      <text:p text:style-name="P1">The enemy has a large army, so we must attack them with all of our units!!</text:p>
      <text:p text:style-name="P1"/>
      <text:p text:style-name="P1">[cn]</text:p>
      <text:p text:style-name="P1">…………。</text:p>
      <text:p text:style-name="P1">#クロ</text:p>
      <text:p text:style-name="P1">全軍前ヘッ！！</text:p>
      <text:p text:style-name="P1">All units, forward!! </text:p>
      <text:p text:style-name="P1">いいかっ、合図があったら一斉に引くのだ！</text:p>
      <text:p text:style-name="P1">When you get the signal, attack all at once. <text:s/>　</text:p>
      <text:p text:style-name="P1">深入りはするなっ！！</text:p>
      <text:p text:style-name="P1">Until then, don't advance too far!!</text:p>
      <text:p text:style-name="P1">#アリス軍</text:p>
      <text:p text:style-name="P1">オオオオオォォォーー！！！</text:p>
      <text:p text:style-name="P1">Wheeeeee!!!</text:p>
      <text:p text:style-name="P1">一方のアリスは数十名の部下を連れて空中へ飛び出した。</text:p>
      <text:p text:style-name="P1">Meanwhile, Alice flew through the air with several dozen subordinates.</text:p>
      <text:p text:style-name="P1">いくつもの落下傘が、闇夜に紛れて砦の中へと降り立っていく。</text:p>
      <text:p text:style-name="P1">Many parachutes blended into the darkness of the night before landing inside the fort.</text:p>
      <text:p text:style-name="P1">前方の兵士に気を取られているワーウルフの軍勢のなかに、</text:p>
      <text:p text:style-name="P1">Werewolf's army was too focused on the soldiers on the front</text:p>
      <text:p text:style-name="P1">上空からの侵入者に気付くものはいない。</text:p>
      <text:p text:style-name="P1">to notice the intruders infiltrating from above.</text:p>
      <text:p text:style-name="P1">#アリス</text:p>
      <text:p text:style-name="P1">クフフッ！</text:p>
      <text:p text:style-name="P1"><text:soft-page-break/>Kufufu!</text:p>
      <text:p text:style-name="P1">さあ行くぞお前たち、裏切り者の犬にはしつけが必要だ！！ </text:p>
      <text:p text:style-name="P1">Come on, you guys! The dogs who betrayed me need to be taught a lesson!!</text:p>
      <text:p text:style-name="P1"/>
      <text:p text:style-name="P1">s0109</text:p>
      <text:p text:style-name="P1"/>
      <text:p text:style-name="P1">#クロ<text:line-break/>引けっ、引けーーー！！！ <text:line-break/><text:span text:style-name="T2">Withdraw, withdraw!!!</text:span> </text:p>
      <text:p text:style-name="P1"/>
      <text:p text:style-name="P1">#伝令<text:line-break/>ワーウルフ様、アリス軍が撤退を始めました！<text:line-break/><text:span text:style-name="T2">Lord Werewolf, Alice's army has started to retreat!</text:span> </text:p>
      <text:p text:style-name="P1"/>
      <text:p text:style-name="P1">#ワーウルフ<text:line-break/>なんだ、妙に諦めが早いな。</text:p>
      <text:p text:style-name="P2">What, they're giving up too easily. </text:p>
      <text:p text:style-name="P1"><text:line-break/>何かの罠か？</text:p>
      <text:p text:style-name="P1"><text:span text:style-name="T2">Is it some kind of trap?</text:span> </text:p>
      <text:p text:style-name="P1"><text:line-break/>#伝令<text:line-break/>いえ、考えすぎかと思いますが。</text:p>
      <text:p text:style-name="P1"><text:span text:style-name="T2">No, Perhaps you're overthinking the situation?</text:span> </text:p>
      <text:p text:style-name="P1"/>
      <text:p text:style-name="P1"><text:line-break/>#ワーウルフ<text:line-break/>しかし、それではわざわざ2000の兵を差し向けた意味が……<text:line-break/><text:span text:style-name="T2">But then, what was the point of sending 2,000 troops...</text:span> </text:p>
      <text:p text:style-name="P1"/>
      <text:p text:style-name="P1">まさか伏兵！？</text:p>
      <text:p text:style-name="P1"><text:span text:style-name="T2">Could it be an ambush?!</text:span> <text:line-break/></text:p>
      <text:p text:style-name="P1">#伝令<text:line-break/>ただのいぬっコロかと思えば、案外カンがいいんだな</text:p>
      <text:p text:style-name="P1"><text:span text:style-name="T2">Well, if it's just a bunch of dogs, their numbers might not really matter.</text:span> </text:p>
      <text:p text:style-name="P1"><text:line-break/>#ワーウルフ<text:line-break/>なっ、貴様、何者だ！！</text:p>
      <text:p text:style-name="P1"><text:span text:style-name="T2">Who are you?!</text:span> </text:p>
      <text:p text:style-name="P1"/>
      <text:p text:style-name="P1">#アリス<text:line-break/>クフフッ</text:p>
      <text:p text:style-name="P1">Kufufu<text:line-break/>まあ、気づくのが遅かったな。</text:p>
      <text:p text:style-name="P1"><text:span text:style-name="T2">Ah, it took you a while to notice</text:span>.</text:p>
      <text:p text:style-name="P1"><text:line-break/>#ワーウルフ<text:line-break/>アリスッ！！！</text:p>
      <text:p text:style-name="P1">Alice!!!</text:p>
      <text:p text:style-name="P1"><text:soft-page-break/><text:line-break/>#アリス<text:line-break/>お前の負けだ、いぬっコロ！</text:p>
      <text:p text:style-name="P1"><text:span text:style-name="T2">You lose, mutt!</text:span> </text:p>
      <text:p text:style-name="P1"><text:line-break/>破壊光線ーーーーーーッ！！！</text:p>
      <text:p text:style-name="P2">Destruction beaaaaaaaammm!!!!</text:p>
      <text:p text:style-name="P1"><text:line-break/>#ワーウルフ<text:line-break/>ぎゃあああああーーーーーッ！！</text:p>
      <text:p text:style-name="P2">Gyaaaaah!!</text:p>
      <text:p text:style-name="P1"><text:line-break/>#アリス<text:line-break/>開門だッ！！　魔導砲は制圧した。</text:p>
      <text:p text:style-name="P1"><text:span text:style-name="T2">Open the gates! We've gained control of the magic cannon</text:span> </text:p>
      <text:p text:style-name="P1"><text:line-break/>全軍突撃！！　裏切り者を逃がすなッ！！</text:p>
      <text:p text:style-name="P2">All troops, attack! Don't let the traitor escape!</text:p>
      <text:p text:style-name="P1"><text:line-break/>#アリス軍兵士<text:line-break/> オオオオオオォォォォォーーーーッ！！！</text:p>
      <text:p text:style-name="P1"><text:span text:style-name="T2">Ooooooooaoooooooaaaaaaaaahhhhhh!!!</text:span> </text:p>
      <text:p text:style-name="P1"><text:line-break/>[cn]<text:line-break/>…………。<text:line-break/>#クロ<text:line-break/>アリス様、敵の大将です。</text:p>
      <text:p text:style-name="P2">Queen Alice, this is the enemy's general.</text:p>
      <text:p text:style-name="P1"/>
      <text:p text:style-name="P1">#アリス<text:line-break/>ふん、手間を取らせやがって。</text:p>
      <text:p text:style-name="P1"><text:span text:style-name="T2">Hmph, what a waste of effort.</text:span> </text:p>
      <text:p text:style-name="P1"><text:line-break/>オイ、メイジーはどこにいる。</text:p>
      <text:p text:style-name="P1"><text:span text:style-name="T2">Hey, where is Maisie?</text:span> </text:p>
      <text:p text:style-name="P13"><text:line-break/>#ワーウルフ<text:line-break/>貴様なんぞ、メイジー様にかかれば。</text:p>
      <text:p text:style-name="P12"><text:span text:style-name="T2">As if I would tell scum like you.</text:span> </text:p>
      <text:p text:style-name="P1"><text:line-break/>#アリス<text:line-break/>私の質問に答えろ！！</text:p>
      <text:p text:style-name="P1"><text:span text:style-name="T2">Answer my question</text:span> !!</text:p>
      <text:p text:style-name="P1"><text:line-break/>それとも今すぐ死にたいか。<text:line-break/>O<text:span text:style-name="T2">r do you want to die right now?</text:span> </text:p>
      <text:p text:style-name="P1"/>
      <text:p text:style-name="P1">#ワーウルフ<text:line-break/>死は覚悟している。 貴様なんぞに話すことはない。</text:p>
      <text:p text:style-name="P1"><text:span text:style-name="T2">I am ready to die. I have nothing to say to the likes of you.</text:span> </text:p>
      <text:p text:style-name="P1"><text:soft-page-break/><text:line-break/>#アリス<text:line-break/>チッ、ずいぶん嫌われたもんだ。</text:p>
      <text:p text:style-name="P2">Tch, you really hate me. </text:p>
      <text:p text:style-name="P1"><text:line-break/><text:span text:style-name="T29">しかし、そうか……メイジーが反乱と聞いた時は耳を疑ったが、<text:line-break/>お前がメイジーをそそのかしたな？</text:span></text:p>
      <text:p text:style-name="P13"><text:span text:style-name="T1">Now I see...It was you who swayed Maisie to start the rebellion, wasn't it?</text:span> </text:p>
      <text:p text:style-name="P1"><text:line-break/>#ワーウルフ<text:line-break/>なんだと！</text:p>
      <text:p text:style-name="P1"><text:span text:style-name="T2">What?!</text:span> </text:p>
      <text:p text:style-name="P1"><text:line-break/>#アリス<text:line-break/>確かにあいつは怒っていたが、</text:p>
      <text:p text:style-name="P1"><text:span text:style-name="T2">Sure, Maisie was angry,</text:span> </text:p>
      <text:p text:style-name="P1"><text:line-break/>まさかその程度の理由で反乱を起こすとは考えられん</text:p>
      <text:p text:style-name="P1"><text:span text:style-name="T2">but there's no way they'd cause a rebellion over such a small reason.</text:span> </text:p>
      <text:p text:style-name="P1"><text:line-break/>#ワーウルフ<text:line-break/>くっ……！</text:p>
      <text:p text:style-name="P1"><text:span text:style-name="T2">Grr...!</text:span> </text:p>
      <text:p text:style-name="P1"><text:line-break/><text:span text:style-name="T30">貴様のような存在がメイジー様の近くにいるから……！！<text:line-break/>メイジー様は誰よりも部下を愛し、大切になさる優しいお方。<text:line-break/>それなのに、先代様はなぜ！！<text:line-break/></text:span><text:span text:style-name="T5">Why did the previous lord allow someone like you to be near Lady Maisie? Lady Maisie is a kind and caring person who loves her subordinates more than anyone else. Yet, why did the previous lord allow it?</text:span><text:span text:style-name="T30"> </text:span></text:p>
      <text:p text:style-name="P1"/>
      <text:p text:style-name="P1">#アリス<text:line-break/>そんなこと、あの世でババアに聞きな。<text:line-break/>A<text:span text:style-name="T17">sk that old hag about it in the afterlife.</text:span> </text:p>
      <text:p text:style-name="P1"><text:line-break/>#ワーウルフ<text:line-break/>ぐっ……、メイジー様……。</text:p>
      <text:p text:style-name="P1"><text:span text:style-name="T17">Ugh... Lady Maisie...</text:span> </text:p>
      <text:p text:style-name="P1"><text:line-break/>#アリス<text:line-break/>クロ、コイツの首をはねて、北の方に向けてさらせ。<text:line-break/><text:span text:style-name="T17">Claw, cut off this guy's head and send it north</text:span> </text:p>
      <text:p text:style-name="P1"/>
      <text:p text:style-name="P1">よく見える場所にな。</text:p>
      <text:p text:style-name="P10">Make sure it's in a visible place. </text:p>
      <text:p text:style-name="P1"><text:line-break/>ここにいないとしたら、ニルギリ砦にいるはずだ。</text:p>
      <text:p text:style-name="P1"><text:span text:style-name="T17">If she's not here, she should be in the Nilgiri fortress.</text:span> </text:p>
      <text:p text:style-name="P1"><text:soft-page-break/><text:line-break/>#クロ<text:line-break/>はっ……。</text:p>
      <text:p text:style-name="P1"><text:span text:style-name="T17">Yes...</text:span> </text:p>
      <text:p text:style-name="P1"><text:line-break/>#アリス<text:line-break/>フン、領主はこの私だ。 絶対に譲らんぞ。</text:p>
      <text:p text:style-name="P1"><text:span text:style-name="T17">Hmph, I am the ruler here. I will never yield.</text:span> </text:p>
      <text:p text:style-name="P1"/>
      <text:p text:style-name="P1">S0112</text:p>
      <text:p text:style-name="P1"/>
      <text:p text:style-name="P1">#メイジー<text:line-break/>ワーウルフ……。</text:p>
      <text:p text:style-name="P1">Werewolf...</text:p>
      <text:p text:style-name="P1"><text:line-break/>#Subordinate<text:line-break/>メイジー様。</text:p>
      <text:p text:style-name="P1">Minister Maisie.<text:line-break/>アリス率いる軍勢が攻めてまいりました。 </text:p>
      <text:p text:style-name="P1">Alice's army is attacking us.</text:p>
      <text:p text:style-name="P1"><text:line-break/>#メイジー<text:line-break/>アリス……姉さん。 わたし……、私は……。</text:p>
      <text:p text:style-name="P1"><text:span text:style-name="T2">Alice... sister. I... I am...</text:span> </text:p>
      <text:p text:style-name="P1"><text:line-break/>#Subordinate<text:line-break/>……いかがなさいますか。</text:p>
      <text:p text:style-name="P1"><text:span text:style-name="T2">...what should we do?</text:span> </text:p>
      <text:p text:style-name="P1"><text:line-break/>#メイジー<text:line-break/>…………。<text:line-break/>……門を開いて。 全員で打って出るわ。</text:p>
      <text:p text:style-name="P1"><text:span text:style-name="T2">...open the gate. We will fight together.</text:span> </text:p>
      <text:p text:style-name="P1"><text:line-break/>#Subordinate<text:line-break/>はっ。</text:p>
      <text:p text:style-name="P1">Yes<text:line-break/>開門！！　総員突撃用意！！</text:p>
      <text:p text:style-name="P1"><text:span text:style-name="T2">Open the gates!! Prepare for a full-scale attack!!</text:span><text:line-break/>……………。<text:line-break/>#クロ<text:line-break/>アリス様。</text:p>
      <text:p text:style-name="P1">Queen Alice.</text:p>
      <text:p text:style-name="P1"><text:line-break/>敵勢、一斉突撃を開始した模様。<text:line-break/><text:span text:style-name="T2">It seems that the enemy has started a simultaneous attack.</text:span> </text:p>
      <text:p text:style-name="P1"/>
      <text:p text:style-name="P1">#アリス<text:line-break/>メイジー……。</text:p>
      <text:p text:style-name="P1">Maisie...</text:p>
      <text:p text:style-name="P1"><text:soft-page-break/><text:line-break/>フン、まあそうするほかないだろう。<text:line-break/><text:span text:style-name="T2">Hmmph, well there's nothing else they could do.</text:span> </text:p>
      <text:p text:style-name="P1"/>
      <text:p text:style-name="P1"/>
      <text:p text:style-name="P1">迎え撃つぞ、全員構えろッ！！</text:p>
      <text:p text:style-name="P1"><text:span text:style-name="T2">I'll meet them head-on. Get ready everyone!!</text:span> </text:p>
      <text:p text:style-name="P1"/>
      <text:p text:style-name="P1">TODO </text:p>
      <text:p text:style-name="P1"/>
      <text:p text:style-name="P14">s0113</text:p>
      <text:p text:style-name="P1"/>
      <text:p text:style-name="P1">#Alice</text:p>
      <text:p text:style-name="P1">クフフフフッ、アッハッハッハッハッハ！！</text:p>
      <text:p text:style-name="P1"><text:span text:style-name="T2">Kufufufufu, Hahaha! </text:span><text:s/></text:p>
      <text:p text:style-name="P1">ようメイジー。どうだ気分は？</text:p>
      <text:p text:style-name="P2">What's the matter, Maisie? How are you feeling?</text:p>
      <text:p text:style-name="P2"/>
      <text:p text:style-name="P1">#Maisie</text:p>
      <text:p text:style-name="P1">うっぶ、おえっ、んっ！！　んっ！　ぶっ……んんんんっ！！！！</text:p>
      <text:p text:style-name="P1"><text:span text:style-name="T2">Aah! Aah! Nngh! Nngh! Nngh! Aah!</text:span> </text:p>
      <text:p text:style-name="P1">#Alice</text:p>
      <text:p text:style-name="P1">ああ、話せんか。</text:p>
      <text:p text:style-name="P2">Oh, can't talk, huh? </text:p>
      <text:p text:style-name="P1">オイ、抜いてやれ。</text:p>
      <text:p text:style-name="P1"><text:span text:style-name="T2">Kuro, take it out.</text:span> </text:p>
      <text:p text:style-name="P1">#Kuro</text:p>
      <text:p text:style-name="P1">Yes.</text:p>
      <text:p text:style-name="P1"/>
      <text:p text:style-name="P1">#Maisie</text:p>
      <text:p text:style-name="P1"><text:span text:style-name="T2">Nngh! Aah! Aah! Nngh! Aah! Nngh! Aah! Nngh! Aah!</text:span> </text:p>
      <text:p text:style-name="P1">#Alice</text:p>
      <text:p text:style-name="P1"><text:span text:style-name="T15">クフフッ</text:span> </text:p>
      <text:p text:style-name="P1">Kufufu</text:p>
      <text:p text:style-name="P1"><text:span text:style-name="T15">まさかこの前町で買い付けた奴が早速役に立つとはな</text:span> </text:p>
      <text:p text:style-name="P1"><text:span text:style-name="T2">Hahaha! I can't believe this thing I bought in town came in handy so quickly.</text:span> </text:p>
      <text:p text:style-name="P1">#Cheshire</text:p>
      <text:p text:style-name="P1">触手モンスターとはいったいどういうつもりで買ったのですか。</text:p>
      <text:p text:style-name="P1">ほら、メイジー様も苦しそうですし……その辺で。</text:p>
      <text:p text:style-name="P2">#Cheshire </text:p>
      <text:p text:style-name="P2">What on earth were you thinking when you bought a tentacle monster? </text:p>
      <text:p text:style-name="P1"><text:span text:style-name="T9">Look, Maisie still looks like she's in pain...Just look at her injuries</text:span><text:span text:style-name="T2"> </text:span><text:s/></text:p>
      <text:p text:style-name="P1">#Alice</text:p>
      <text:p text:style-name="P1">バカ野郎！　これはお仕置きなんだぞ。</text:p>
      <text:p text:style-name="P1">苦しくなきゃ意味ないじゃないか！</text:p>
      <text:p text:style-name="P1">クロ、もう一回突っ込め！！</text:p>
      <text:p text:style-name="P1"><text:span text:style-name="T2">You idiot! This is punishment. It's not supposed to be enjoyable! Kuro, stick it in again!</text:span> </text:p>
      <text:p text:style-name="P1">#Kuro</text:p>
      <text:p text:style-name="P1">はっ。</text:p>
      <text:p text:style-name="P1">Yes, Ma'am.</text:p>
      <text:p text:style-name="P1"><text:soft-page-break/></text:p>
      <text:p text:style-name="P1">#Maisie</text:p>
      <text:p text:style-name="P1">やっ、いやあっ！！　やっ……んんっ！！</text:p>
      <text:p text:style-name="P1">おぇ、ぶっ、じゅぶぶっ！！！</text:p>
      <text:p text:style-name="P1"><text:span text:style-name="T2">Aah! No! Aah! Nngh! Aah! Nngh! Aah! Nngh! Aah!</text:span> </text:p>
      <text:p text:style-name="P1">#Cheshire</text:p>
      <text:p text:style-name="P1">あっ、ああ……。</text:p>
      <text:p text:style-name="P1">おいたわしやメイジー様。なむなむ。</text:p>
      <text:p text:style-name="P1"><text:span text:style-name="T2">Ah, ahh...Oh dear, Maisie...This is terrible.</text:span> </text:p>
      <text:p text:style-name="P1"/>
      <text:p text:style-name="P1">[cn]</text:p>
      <text:p text:style-name="P1">戦いの終わった砦にはおびただしい数の死体が散らばっている。</text:p>
      <text:p text:style-name="P1">その死体なかに、赤い頭巾の少女の姿はあった。</text:p>
      <text:p text:style-name="P1">うつろな表情の亡骸をアリスは見下ろしている。</text:p>
      <text:p text:style-name="P1"><text:span text:style-name="T2">The fortress at the end of the battle is scattered with an enormous number of corpses. Among those corpses is the figure of a girl with a red headband. Alice looks down at the lifeless body with a blank expression.</text:span> </text:p>
      <text:p text:style-name="P1">#Alice</text:p>
      <text:p text:style-name="P1">…………。</text:p>
      <text:p text:style-name="P1">#Subordinate</text:p>
      <text:p text:style-name="P1">申し上げます。</text:p>
      <text:p text:style-name="P1">残党処理、完了しました。</text:p>
      <text:p text:style-name="P1"><text:span text:style-name="T2">We have finished dealing with the remaining rebels.</text:span> </text:p>
      <text:p text:style-name="P1">#Alice</text:p>
      <text:p text:style-name="P1">…………。</text:p>
      <text:p text:style-name="P1">#Kuro</text:p>
      <text:p text:style-name="P1">よい、下がれ。</text:p>
      <text:p text:style-name="P1"><text:span text:style-name="T2">Good, stand down.</text:span> </text:p>
      <text:p text:style-name="P1">#Subordinate</text:p>
      <text:p text:style-name="P1">はっ。</text:p>
      <text:p text:style-name="P1">Yes, sir.</text:p>
      <text:p text:style-name="P1">#Kuro</text:p>
      <text:p text:style-name="P1">アリス様……。</text:p>
      <text:p text:style-name="P1">Queen Alice...</text:p>
      <text:p text:style-name="P1">#Alice</text:p>
      <text:p text:style-name="P1">ばかな奴だ。</text:p>
      <text:p text:style-name="P7">Foolish sister. </text:p>
      <text:p text:style-name="P1">私に逆らうから……、一回も勝ったことないくせに。</text:p>
      <text:p text:style-name="P1"><text:span text:style-name="T9">To rebel against me...It looks like I win again</text:span> </text:p>
      <text:p text:style-name="P1"/>
      <text:p text:style-name="P1">#Kuro</text:p>
      <text:p text:style-name="P1">……戦後処理がありますので、私はこれで。</text:p>
      <text:p text:style-name="P1"><text:span text:style-name="T2">We still have post-war tasks to attend to, so I'll be leaving now.</text:span> </text:p>
      <text:p text:style-name="P1">#Alice</text:p>
      <text:p text:style-name="P1">クロ……、メイジーをババアの隣に埋めてやれ。</text:p>
      <text:p text:style-name="P1"><text:span text:style-name="T2">Kuro... \Bury Maisie next to Babaa.</text:span> </text:p>
      <text:p text:style-name="P1">#Kuro</text:p>
      <text:p text:style-name="P1">…………はっ、かしこまりました。</text:p>
      <text:p text:style-name="P1">...Yes, your majesty.</text:p>
      <text:p text:style-name="P1">#Alice</text:p>
      <text:p text:style-name="P1">メイジー……。</text:p>
      <text:p text:style-name="P1"><text:soft-page-break/>私は戦争をするぞ。</text:p>
      <text:p text:style-name="P1">この世界を全部私のものにしてやる。</text:p>
      <text:p text:style-name="P1">ヴェロニカもあのライザとかいういけ好かない魔女も北の大地も、</text:p>
      <text:p text:style-name="P1">全部全部私のものにしてやる。</text:p>
      <text:p text:style-name="P1">だから、せいぜい土の下から見ていろ。 </text:p>
      <text:p text:style-name="P1">この私が世界最強の魔女。 大魔女になるところをな。 </text:p>
      <text:p text:style-name="P1"><text:span text:style-name="T2">Maisie... I will fight wars. I will make this whole world mine. I'll make Veronica, that witch Ryza, and even all of the northern lands mine. So, just watch me from the afterlife. I'll become the strongest witch in the world, the Great Witch.</text:span> </text:p>
      <text:p text:style-name="P1"/>
      <text:p text:style-name="P1">S0115</text:p>
      <text:p text:style-name="P1">#Alice</text:p>
      <text:p text:style-name="P1">気分はどうだ、メイジー。</text:p>
      <text:p text:style-name="P15"><text:span text:style-name="T18">How are you feeling, Maisie?</text:span> </text:p>
      <text:p text:style-name="P15">#Maisie</text:p>
      <text:p text:style-name="P15">……姉さん、私姉さんを裏切ったのよ。</text:p>
      <text:p text:style-name="P15"><text:span text:style-name="T18">...I betrayed my sister, my own sister.</text:span> </text:p>
      <text:p text:style-name="P1">なのに、なんでこんな普通にしていられるの<text:span text:style-name="T31">……？</text:span></text:p>
      <text:p text:style-name="P14"><text:span text:style-name="T19">But, why am I still in one piece?</text:span> </text:p>
      <text:p text:style-name="P1">#Alice</text:p>
      <text:p text:style-name="P1">あん？　しまった、お仕置きが足りなかったか……。</text:p>
      <text:p text:style-name="P15"><text:span text:style-name="T18">Hmm? Oh no, did I not punish you enough... ?</text:span> </text:p>
      <text:p text:style-name="P15">#Maisie</text:p>
      <text:p text:style-name="P15">ま、まって……ごめんなさい！</text:p>
      <text:p text:style-name="P15"><text:span text:style-name="T18">W-wait... I'm sorry!</text:span> </text:p>
      <text:p text:style-name="P15">そういう意味じゃなくて……。</text:p>
      <text:p text:style-name="P15"><text:span text:style-name="T18">That's not what I meant...</text:span> </text:p>
      <text:p text:style-name="P15">#Alice</text:p>
      <text:p text:style-name="P15">また裏切るなら殺す。</text:p>
      <text:p text:style-name="P15"><text:span text:style-name="T18">If you betray me again, I'll kill you.</text:span> </text:p>
      <text:p text:style-name="P15">だが、今は人材が必要なんだ。</text:p>
      <text:p text:style-name="P15"><text:span text:style-name="T18">But right now, I need you.</text:span> </text:p>
      <text:p text:style-name="P15">だから生かしておいてやる。</text:p>
      <text:p text:style-name="P1"><text:span text:style-name="T19">That's why I'll keep you alive.</text:span> </text:p>
      <text:p text:style-name="P1">#Maisie</text:p>
      <text:p text:style-name="P1">確かに……、私のせいで領内が荒れたことなら、</text:p>
      <text:p text:style-name="P1">私が一人で何とかするわ。</text:p>
      <text:p text:style-name="P15"><text:span text:style-name="T18">I see... if it's my fault that the territory is in chaos, then I'll try to fix it by myself.</text:span> </text:p>
      <text:p text:style-name="P15">#Alice</text:p>
      <text:p text:style-name="P15">そういうことじゃない。</text:p>
      <text:p text:style-name="P15"><text:span text:style-name="T18">That's not what I meant.</text:span> </text:p>
      <text:p text:style-name="P15">いいか、私はこれからこの世界をすべて私のものにする。</text:p>
      <text:p text:style-name="P15"><text:span text:style-name="T18">Listen, I'm going to make this entire world mine.</text:span> </text:p>
      <text:p text:style-name="P15">ヴェロニカも、あのライザとかいういけ好かない魔女も、</text:p>
      <text:p text:style-name="P15">全部全部私のものにするんだ。</text:p>
      <text:p text:style-name="P15"><text:span text:style-name="T18">Veronica, that annoying witch named Ryza, all of them will be mine.</text:span> </text:p>
      <text:p text:style-name="P15">#Maisie</text:p>
      <text:p text:style-name="P15">姉さん！　またそんな子供みたいなことを……。</text:p>
      <text:p text:style-name="P15"><text:span text:style-name="T18">Sister! Stop talking like a child...</text:span> </text:p>
      <text:p text:style-name="P1">#Alice</text:p>
      <text:p text:style-name="P1"><text:soft-page-break/>こまごまとした内政なんて私の性に合わねえんだよ。</text:p>
      <text:p text:style-name="P15"><text:span text:style-name="T18">I have no interest in petty domestic affairs.</text:span> </text:p>
      <text:p text:style-name="P15">私は魔女だ。 だったらやることは一つ。</text:p>
      <text:p text:style-name="P15"><text:span text:style-name="T18">I am a witch. So there's only one thing for me to do.</text:span> </text:p>
      <text:p text:style-name="P15"/>
      <text:p text:style-name="P15">ほかの魔女を貶(おとし)め、蹂躙(じゅうりん)し、征服することだ。</text:p>
      <text:p text:style-name="P15"><text:span text:style-name="T18">Belittle, trample, and conquer other witches.</text:span> </text:p>
      <text:p text:style-name="P15">クフフフフフッ！</text:p>
      <text:p text:style-name="P15">Kufufufufufu!</text:p>
      <text:p text:style-name="P15">それに、そっちの方が楽しそうだしな。</text:p>
      <text:p text:style-name="P15"><text:span text:style-name="T18">Besides, it looks more fun that way.</text:span> </text:p>
      <text:p text:style-name="P1"/>
      <text:p text:style-name="P1">#Maisie</text:p>
      <text:p text:style-name="P1">そんなことのために多くの兵士を死なせることになるのよ！</text:p>
      <text:p text:style-name="P15"><text:span text:style-name="T18">But, doing all of that will cause many soldiers to die!</text:span> </text:p>
      <text:p text:style-name="P15">#Alice</text:p>
      <text:p text:style-name="P15">どっちにしろ北の大地で戦争が始まった。</text:p>
      <text:p text:style-name="P15"><text:span text:style-name="T18">Either way, a war has started in the north.</text:span> </text:p>
      <text:p text:style-name="P15">こっちにもその影響があるかもしれない。</text:p>
      <text:p text:style-name="P15"><text:span text:style-name="T18">It's possible that it will affect us here too.</text:span> </text:p>
      <text:p text:style-name="P15">ヴェロニカのワープ魔法以外にも向こうにわたる方法はきっとある。</text:p>
      <text:p text:style-name="P15"><text:span text:style-name="T18">There must be a way to get to the other side besides Veronica's warp magic.</text:span> </text:p>
      <text:p text:style-name="P15">向こうが万一攻めてきて、</text:p>
      <text:p text:style-name="P15">その時に今の小勢力のままだったらなすすべもなく全員奴らの奴隷だぜ。</text:p>
      <text:p text:style-name="P15"><text:span text:style-name="T18">If they were to attack us, and we're still weak like we are now, we'll be subjugated without a doubt.</text:span> </text:p>
      <text:p text:style-name="P15">#Maisie</text:p>
      <text:p text:style-name="P15">北の大地で戦争！？</text:p>
      <text:p text:style-name="P15"><text:span text:style-name="T18">A war in the north?!</text:span> </text:p>
      <text:p text:style-name="P15">姉さん、一体どういうこと……。 </text:p>
      <text:p text:style-name="P15"><text:span text:style-name="T18">Sister, what in the world are you talking about...</text:span> </text:p>
      <text:p text:style-name="P15">それにさっきからヴェロニカとかライザとか、</text:p>
      <text:p text:style-name="P15">一体誰の話を……。</text:p>
      <text:p text:style-name="P15"><text:span text:style-name="T18">and who are Veronica and Ryza...</text:span> </text:p>
      <text:p text:style-name="P15">[cn]</text:p>
      <text:p text:style-name="P15">アリスはメイジーにヴェロニカとの一件を話した。</text:p>
      <text:p text:style-name="P15"><text:span text:style-name="T18">Alice told Maisie about what happened with Veronica.</text:span> </text:p>
      <text:p text:style-name="P15">#Alice</text:p>
      <text:p text:style-name="P15">というわけだ。</text:p>
      <text:p text:style-name="P15"><text:span text:style-name="T18">That's the story.</text:span> </text:p>
      <text:p text:style-name="P1"/>
      <text:p text:style-name="P15">#Maisie</text:p>
      <text:p text:style-name="P15">わかったか……っていわれても。</text:p>
      <text:p text:style-name="P11">I understand...is what I'd like to say, </text:p>
      <text:p text:style-name="P15">途方もない話だわ……。</text:p>
      <text:p text:style-name="P11">but your story is completely bonkers.</text:p>
      <text:p text:style-name="P15">北の大地のことはそこまでよく知らないけど、</text:p>
      <text:p text:style-name="P15">でも、あれは何百年も前に交通の手段を失ったって。 </text:p>
      <text:p text:style-name="P15"><text:soft-page-break/><text:span text:style-name="T18">I don't know much about the Northlands, but I heard that the way to get there was lost hundreds of years ago.</text:span> </text:p>
      <text:p text:style-name="P15">そこに行ってきただなんて……。</text:p>
      <text:p text:style-name="P16"><text:span text:style-name="T2">Going there is...</text:span><text:span text:style-name="T18"> </text:span></text:p>
      <text:p text:style-name="P16"><text:s/></text:p>
      <text:p text:style-name="P1">#Alice</text:p>
      <text:p text:style-name="P1">ともかく、夢じゃねえ。</text:p>
      <text:p text:style-name="P1"><text:span text:style-name="T2">Anyway, this isn't a dream.</text:span> </text:p>
      <text:p text:style-name="P1">どうだ、やる気になったか……？</text:p>
      <text:p text:style-name="P1"><text:span text:style-name="T2">What do you think, are you feeling motivated...?</text:span> </text:p>
      <text:p text:style-name="P1">#Maisie</text:p>
      <text:p text:style-name="P1">……このままだともっとたくさんの人が死ぬことになるのよね。</text:p>
      <text:p text:style-name="P1"><text:span text:style-name="T2">If we do nothing, even more people will die</text:span> </text:p>
      <text:p text:style-name="P1">#Alice</text:p>
      <text:p text:style-name="P1">ああ、そうだ。</text:p>
      <text:p text:style-name="P1"><text:span text:style-name="T2">Ah, that's right</text:span> </text:p>
      <text:p text:style-name="P1">#Maisie</text:p>
      <text:p text:style-name="P1">わかったわ。</text:p>
      <text:p text:style-name="P1"><text:span text:style-name="T2">I understand.</text:span> </text:p>
      <text:p text:style-name="P1">……姉さんに協力する。</text:p>
      <text:p text:style-name="P1"><text:span text:style-name="T2">...I'll cooperate with you, sister."</text:span> </text:p>
      <text:p text:style-name="P1">#Alice</text:p>
      <text:p text:style-name="P1">クフフフッ！ いい返事だ。</text:p>
      <text:p text:style-name="P1"><text:span text:style-name="T2">Kufufufu! Good answer.</text:span> </text:p>
      <text:p text:style-name="P1">メイジー、期待してるぜ。</text:p>
      <text:p text:style-name="P1"><text:span text:style-name="T2">Maisie, I'm expecting great things from you.</text:span> </text:p>
      <text:p text:style-name="P1">#Kuro</text:p>
      <text:p text:style-name="P1">（アリス様。うまいことメイジー様を説得</text:p>
      <text:p text:style-name="P1">なされましたな。</text:p>
      <text:p text:style-name="P1"><text:s/>しかし、アリス様の戦場での生き生きとした姿。 </text:p>
      <text:p text:style-name="P1">まるで先代様を見ているようだった。</text:p>
      <text:p text:style-name="P1">もしや、アリス様ならば、先代様もなしえなかった</text:p>
      <text:p text:style-name="P1">この世界の統一を本当にやってのけるやも……。）</text:p>
      <text:p text:style-name="P1"><text:span text:style-name="T2">(Lady Alice, you did a good job persuading Lady Maisie. However, the way you lit up the battlefield was almost as if I were seeing the previous generation. Perhaps you might really be able to accomplish the unification of this world that the previous generation could not...)</text:span> </text:p>
      <text:p text:style-name="P1">#Alice</text:p>
      <text:p text:style-name="P1">さてと、まずはどこに攻め込んでやろうかなっと……。</text:p>
      <text:p text:style-name="P2">Well then, first I wonder where we should attack...</text:p>
      <text:p text:style-name="P1">#Cheshire</text:p>
      <text:p text:style-name="P1">攻めるとは……、いったいどういう意味でしょうか。</text:p>
      <text:p text:style-name="P1"><text:span text:style-name="T2">Attack...what do you mean by that?</text:span> </text:p>
      <text:p text:style-name="P1">#Alice</text:p>
      <text:p text:style-name="P1">当然、どの魔女の領地に攻め込んでやろうかという意味だ。</text:p>
      <text:p text:style-name="P2">Obviously, I mean which witch's territory we should attack.</text:p>
      <text:p text:style-name="P1">#Cheshire</text:p>
      <text:p text:style-name="P1">なっ、何をおっしゃいますか！！</text:p>
      <text:p text:style-name="P1"><text:span text:style-name="T2">Wh-what are you saying!!</text:span> </text:p>
      <text:p text:style-name="P1"><text:soft-page-break/>内乱が終わったばかりだというのに無茶を言わないでください。</text:p>
      <text:p text:style-name="P1"><text:span text:style-name="T9">Please don't speak so recklessly given that the civil war has only just ended</text:span><text:span text:style-name="T2">.</text:span> </text:p>
      <text:p text:style-name="P1">こっちはメイジー様の仕事だったインフラ整備や</text:p>
      <text:p text:style-name="P1">物価統制やマナの収集をやることになって、てんやわんやなのに。</text:p>
      <text:p text:style-name="P1"><text:span text:style-name="T2">Things like infrastructure development, price controls, and mana collection have really deteriorated during Minister Maisie's absence.</text:span> </text:p>
      <text:p text:style-name="P1">#Alice</text:p>
      <text:p text:style-name="P1">何を言っている。 今が攻めどきなんだ。</text:p>
      <text:p text:style-name="P1"><text:span text:style-name="T2">What are you talking about. Now is the time to attack.</text:span> </text:p>
      <text:p text:style-name="P1">こういうのは勢いが肝心なんだぞ！</text:p>
      <text:p text:style-name="P1"><text:span text:style-name="T2">In situations like this, momentum is key!</text:span> </text:p>
      <text:p text:style-name="P1">#Cheshire</text:p>
      <text:p text:style-name="P1">それはそうかもしれませんがしかし……。</text:p>
      <text:p text:style-name="P1"><text:span text:style-name="T2">That may be so, but...</text:span> </text:p>
      <text:p text:style-name="P1">#Alice</text:p>
      <text:p text:style-name="P1">しかしではない。 もう決めたことだ。</text:p>
      <text:p text:style-name="P1">But nothing. I've already made up my mind.</text:p>
      <text:p text:style-name="P1">私はヴェロニカもヴェロニカを裏切ったライザも倒して</text:p>
      <text:p text:style-name="P1">世界を私だけのものにするんだ！</text:p>
      <text:p text:style-name="P1"><text:span text:style-name="T2">I will defeat Veronica and Ryza who betrayed Veronica, and make the world mine alone!</text:span> </text:p>
      <text:p text:style-name="P1">#Cheshire</text:p>
      <text:p text:style-name="P1">そんなぁ……。</text:p>
      <text:p text:style-name="P1">That...</text:p>
      <text:p text:style-name="P1">#Alice</text:p>
      <text:p text:style-name="P1">書類仕事にも飽きていたところだからな。</text:p>
      <text:p text:style-name="P2">(I was already tired of paperwork, anyway.</text:p>
      <text:p text:style-name="P1">……それにメイジーにも約束したし。</text:p>
      <text:p text:style-name="P1"><text:span text:style-name="T2">...Besides, I already sold Maisie on this.</text:span>)</text:p>
      <text:p text:style-name="P1">#Cheshire</text:p>
      <text:p text:style-name="P1">……何かおっしゃいましたか？</text:p>
      <text:p text:style-name="P1"><text:span text:style-name="T2">...Did you say something?</text:span> </text:p>
      <text:p text:style-name="P1">#Alice</text:p>
      <text:p text:style-name="P1">フン、何でもない。</text:p>
      <text:p text:style-name="P2">Pfft, nothing.</text:p>
      <text:p text:style-name="P1">ともかく戦争の準備だ! これから忙しくなるぞ、</text:p>
      <text:p text:style-name="P2">Anyway, it's time to prepare for war! It's going to get busy from now on.</text:p>
      <text:p text:style-name="P1">クフフフフフ……。</text:p>
      <text:p text:style-name="P2">kufufufufu...</text:p>
      <text:p text:style-name="P1">#Cheshire</text:p>
      <text:p text:style-name="P1">ああ……胃が痛い……。 </text:p>
      <text:p text:style-name="P2">Ahh... My stomach hurts...</text:p>
      <text:p text:style-name="P1">#Alice</text:p>
      <text:p text:style-name="P1">さて、どこに攻め込んだものかな。</text:p>
      <text:p text:style-name="P1"><text:span text:style-name="T2">Well, where should we attack?</text:span> <text:s/></text:p>
      <text:p text:style-name="P1">#Kuro</text:p>
      <text:p text:style-name="P1">アリス様、まずは</text:p>
      <text:p text:style-name="P2">If I may, Queen Alice, </text:p>
      <text:p text:style-name="P1">西に攻め込まれるのがよろしいかと。</text:p>
      <text:p text:style-name="P1"><text:span text:style-name="T2">it might be best to attack to the west first.</text:span> </text:p>
      <text:p text:style-name="P1">#Alice</text:p>
      <text:p text:style-name="P1"><text:soft-page-break/>ほう？　それはなぜだ。</text:p>
      <text:p text:style-name="P2">Oh? Why is that?</text:p>
      <text:p text:style-name="P1">#Kuro</text:p>
      <text:p text:style-name="P1">東の、黄金の魔女シャルロッテは</text:p>
      <text:p text:style-name="P1">Charlotte, the "Golden Witch" of the east</text:p>
      <text:p text:style-name="P1">元大魔女を輩出したロレーヌ一派の頭首。</text:p>
      <text:p text:style-name="P1">is the leader of the Lorene clan <text:span text:style-name="T2">which used to produce great witches.</text:span> </text:p>
      <text:p text:style-name="P1">衰えたとはいえ、まだまだ油断ならない相手です。</text:p>
      <text:p text:style-name="P1"><text:span text:style-name="T2">Although her power has waned, she's still not an opponent to be underestimated.</text:span> </text:p>
      <text:p text:style-name="P1">北の、毒の魔女リリィは</text:p>
      <text:p text:style-name="P2">Lily, the "Poison Witch" of the north </text:p>
      <text:p text:style-name="P1">強力なゾンビを大勢抱えているとのうわさ。</text:p>
      <text:p text:style-name="P1"><text:span text:style-name="T2">is rumored to have a large number of powerful zombies.</text:span> </text:p>
      <text:p text:style-name="P1">加えて、領地の関所は腕利きの門番が守っているとのことです。</text:p>
      <text:p text:style-name="P2">In addition, the border posts in her territory are guarded by skilled gatekeepers.</text:p>
      <text:p text:style-name="P1">戦うとしたら最後になるでしょうな。</text:p>
      <text:p text:style-name="P1"><text:span text:style-name="T2">It would probably be best to avoid attacking until her territory is the last one left to capture. </text:span><text:s/></text:p>
      <text:p text:style-name="P1">となると、残りは、</text:p>
      <text:p text:style-name="P1"><text:span text:style-name="T2">In that case, the remaining territories are</text:span> </text:p>
      <text:p text:style-name="P1">北西の、氷の魔女トリアイナ、</text:p>
      <text:p text:style-name="P1"><text:span text:style-name="T2">the north's "Ice Witch" Triaina</text:span> </text:p>
      <text:p text:style-name="P1">西の、森の魔女オリヴィアということになります。</text:p>
      <text:p text:style-name="P1"><text:span text:style-name="T2">and the west's "Forest Witch" Olivia.</text:span> </text:p>
      <text:p text:style-name="P1">この二つの領地は昔から仲が良く、</text:p>
      <text:p text:style-name="P1"><text:span text:style-name="T2">These two territories have always been friendly with each other,</text:span> </text:p>
      <text:p text:style-name="P1">おそらくどちらかに攻め込めば、もう片方も宣戦布告してくることが予想されます。</text:p>
      <text:p text:style-name="P1"><text:span text:style-name="T2">so if we attack one, it's likely that the other will declare war on us as well.</text:span> </text:p>
      <text:p text:style-name="P1">#Alice</text:p>
      <text:p text:style-name="P1">それじゃあ、無理にでも東に攻め込んだ方がいいんじゃないか？</text:p>
      <text:p text:style-name="P1"><text:span text:style-name="T2">Then, shouldn't we prioritize attacking the east?</text:span> </text:p>
      <text:p text:style-name="P1">#Kuro</text:p>
      <text:p text:style-name="P1">いえ、それを差し引いても、</text:p>
      <text:p text:style-name="P1"><text:span text:style-name="T2">No, even taking that into account,</text:span> </text:p>
      <text:p text:style-name="P1">この二つの領地は先の二つの領地に比べてさした戦力もなく</text:p>
      <text:p text:style-name="P1"><text:span text:style-name="T2">these two territories have very little strength compared to the previous two territories,</text:span> </text:p>
      <text:p text:style-name="P1">わが軍なら十分に押し切ることができるかと。</text:p>
      <text:p text:style-name="P1"><text:span text:style-name="T2">and our army is more than capable of overcoming them. </text:span><text:s/></text:p>
      <text:p text:style-name="P1">#Alice</text:p>
      <text:p text:style-name="P1">じゃあ、北西じゃなくて西を優先する理由はあるのか？</text:p>
      <text:p text:style-name="P1"><text:span text:style-name="T2">Then, is there a reason to prioritize the west over northwest?</text:span> </text:p>
      <text:p text:style-name="P1">#Kuro</text:p>
      <text:p text:style-name="P1">北西の、氷の魔女トリアイナは、</text:p>
      <text:p text:style-name="P1"><text:span text:style-name="T2">The northwest's "Ice witch" Triaina</text:span> </text:p>
      <text:p text:style-name="P1">軍こそ強力ではありませんが、</text:p>
      <text:p text:style-name="P1"><text:span text:style-name="T2">may not have a strong army,</text:span> </text:p>
      <text:p text:style-name="P1">魔女本人はなかなかにカリスマのある人物。</text:p>
      <text:p text:style-name="P1"><text:span text:style-name="T2">but the witch herself is quite charismatic.</text:span> </text:p>
      <text:p text:style-name="P1">対して、西の、森の魔女オリヴィアは、</text:p>
      <text:p text:style-name="P1"><text:soft-page-break/><text:span text:style-name="T2">On the other hand, the west's "Forest witch" Olivia</text:span> </text:p>
      <text:p text:style-name="P1">争い事を得意とせず、弱気な性格だといいます。</text:p>
      <text:p text:style-name="P1"><text:span text:style-name="T2">is said to dislike conflict and has a timid personality.</text:span> </text:p>
      <text:p text:style-name="P1">相手にするには、幾分か楽だと予想されます。</text:p>
      <text:p text:style-name="P1"><text:span text:style-name="T2">It is expected to be somewhat easier to deal with her.</text:span> </text:p>
      <text:p text:style-name="P1">#Alice</text:p>
      <text:p text:style-name="P1">なるほどな……、じゃあまずは「西の森の魔女」</text:p>
      <text:p text:style-name="P1"><text:span text:style-name="T2">I see...in that case, first we attack the west's "Forest witch"</text:span> </text:p>
      <text:p text:style-name="P1">ついでに北西の土地も攻略。</text:p>
      <text:p text:style-name="P1"><text:span text:style-name="T2">and then conquer the northwest as well.</text:span> </text:p>
      <text:p text:style-name="P1">そのあとは、そのまま奥地に攻めるか、</text:p>
      <text:p text:style-name="P1"><text:span text:style-name="T2">Afterwards, either press on to the interior</text:span> </text:p>
      <text:p text:style-name="P1">引きかえして東へ攻め入るか……ってとこか。</text:p>
      <text:p text:style-name="P1"><text:span text:style-name="T2">or if the situation changes, attack the east...whaddya think?</text:span> </text:p>
      <text:p text:style-name="P1">#Kuro</text:p>
      <text:p text:style-name="P1">はっ！　そのようにされるのが、よろしいかと。</text:p>
      <text:p text:style-name="P1"><text:span text:style-name="T2">Yes! That would be fine.</text:span> </text:p>
      <text:p text:style-name="P1">#Alice</text:p>
      <text:p text:style-name="P1">わかった。</text:p>
      <text:p text:style-name="P1"><text:span text:style-name="T2">Sounds like a plan.</text:span> </text:p>
      <text:p text:style-name="P1">……クフフッ！　さあ、やるぞ!</text:p>
      <text:p text:style-name="P1"><text:span text:style-name="T2">...Hmph! Alright, let's do it!</text:span> </text:p>
      <text:p text:style-name="P1"/>
      <text:p text:style-name="P1">S0200</text:p>
      <text:p text:style-name="P1"/>
      <text:p text:style-name="P1">[cn]</text:p>
      <text:p text:style-name="P1">ウラール山脈。</text:p>
      <text:p text:style-name="P1"><text:span text:style-name="T2">Ulal Mountains.</text:span> </text:p>
      <text:p text:style-name="P1">かつて北の大地で起きた大戦争で地面が隆起し、できたこの山脈は、</text:p>
      <text:p text:style-name="P1">現在は年中吹雪の吹き荒れる険しい土地となっておりこの世界を南北で完全に分断していた。</text:p>
      <text:p text:style-name="P1">A mountain range formed by the great war that occurred in the northern lands.</text:p>
      <text:p text:style-name="P1">Today, it is an impassible barrier that divides the world into north and south due to being a rugged land with blizzards all year long.</text:p>
      <text:p text:style-name="P1"/>
      <text:p text:style-name="P1">#？？？</text:p>
      <text:p text:style-name="P1">急げ！　今日中にこの峠を越えるのだ！</text:p>
      <text:p text:style-name="P1">体を動かせ、凍り付いて動けなくなるぞ！ </text:p>
      <text:p text:style-name="P2">Hurry! We must cross this pass today! </text:p>
      <text:p text:style-name="P1"><text:span text:style-name="T2">Move your body or you'll be frozen solid!</text:span> </text:p>
      <text:p text:style-name="P1">[cn]</text:p>
      <text:p text:style-name="P1">数名の男たちが、ウラール山脈の中腹を進んでいた。 </text:p>
      <text:p text:style-name="P1"><text:span text:style-name="T2">Several men were making their way through the Ulal Mountains.</text:span> </text:p>
      <text:p text:style-name="P1">#？？？</text:p>
      <text:p text:style-name="P1">急ぎ、あれを手に入れなければ……。</text:p>
      <text:p text:style-name="P1"><text:span text:style-name="T2">We must hurry, we must get...</text:span> </text:p>
      <text:p text:style-name="P1">#Underling</text:p>
      <text:p text:style-name="P1">マルゲル様！　ウェッジの姿が見えません！</text:p>
      <text:p text:style-name="P1">はぐれてしまいました！</text:p>
      <text:p text:style-name="P1"><text:span text:style-name="T2">Lord Marugeru! We can't find Wedge! He's missing!</text:span> </text:p>
      <text:p text:style-name="P1">#Marugeru</text:p>
      <text:p text:style-name="P1"><text:soft-page-break/>なに！　仕方ない、戻るぞ。 </text:p>
      <text:p text:style-name="P1">凍り付いて動けなくなっているのかもしれん。</text:p>
      <text:p text:style-name="P1"><text:span text:style-name="T2">What! We've no choice but to go back. He may be unable to move and freezing to death.</text:span> </text:p>
      <text:p text:style-name="P1">#Underling</text:p>
      <text:p text:style-name="P1">はっ！</text:p>
      <text:p text:style-name="P1"><text:span text:style-name="T2">Aye-Aye!</text:span> </text:p>
      <text:p text:style-name="P1">[cn]</text:p>
      <text:p text:style-name="P1">どこを見ても真っ白な世界の中で、</text:p>
      <text:p text:style-name="P1">魔法コンパスの指針を頼りに、</text:p>
      <text:p text:style-name="P1">マルゲルたちは部下を探しにもと来た道を戻っていった。</text:p>
      <text:p text:style-name="P1">In a world that was completely white in all directions, Marugeru and his men could only rely on their magic compass to guide them as they returned along the path to search for their missing subordinate.</text:p>
      <text:p text:style-name="P1">#オリヴィア</text:p>
      <text:p text:style-name="P1">ふんふんふーん♪ そろそろ焼きあがるわね、</text:p>
      <text:p text:style-name="P1">おいしくできたかなぁ。</text:p>
      <text:p text:style-name="P1">後でヘレンに味見してもらおっと！</text:p>
      <text:p text:style-name="P1"><text:span text:style-name="T2">Fufufuu♪ It should be done soon, I wonder if it turned out tasty. I'll have Helen taste it later!</text:span> </text:p>
      <text:p text:style-name="P1">#ヘレン</text:p>
      <text:p text:style-name="P1">オリヴィア、いるー？</text:p>
      <text:p text:style-name="P1"><text:span text:style-name="T2">Olivia, are you here?</text:span> </text:p>
      <text:p text:style-name="P1">#オリヴィア</text:p>
      <text:p text:style-name="P1">あっ、ヘレン！ ちょうどよかったわ。</text:p>
      <text:p text:style-name="P1">今ちょうどパイが焼きあがったのよ。</text:p>
      <text:p text:style-name="P1">味見していかない？</text:p>
      <text:p text:style-name="P1"><text:span text:style-name="T2">Oh, Helen! You came just in time. My pie just finished baking. Want to try some?</text:span> </text:p>
      <text:p text:style-name="P1">#ヘレン</text:p>
      <text:p text:style-name="P1">えっ！　するする！！ なになに、何のパイ？</text:p>
      <text:p text:style-name="P1"><text:span text:style-name="T2">What! A pie? A pie?! Of course! What kind of pie is it?</text:span> </text:p>
      <text:p text:style-name="P1">#オリヴィア</text:p>
      <text:p text:style-name="P1">ふふっ！　今日はね、じゃーん！！</text:p>
      <text:p text:style-name="P1">ヘレンの好きな、水ブドウでパイを作ったのだー！</text:p>
      <text:p text:style-name="P1">Fufu! Today's masterpiece is....ta-da!! I made a pie with sea grapes which I'm sure you'll love!</text:p>
      <text:p text:style-name="P1">#ヘレン</text:p>
      <text:p text:style-name="P1">えっ……、それ海藻じゃない。おいしいの？</text:p>
      <text:p text:style-name="P1"><text:span text:style-name="T2">Eh...not that seaweed stuff. Is it tasty in a pie?</text:span> </text:p>
      <text:p text:style-name="P1">#オリヴィア</text:p>
      <text:p text:style-name="P1">ヘレン魚でしょ？　</text:p>
      <text:p text:style-name="P1">水ブドウ好きかなーと思ったんだけど。</text:p>
      <text:p text:style-name="P1"><text:span text:style-name="T2">Helen, you're like a fish, right? </text:span><text:span text:style-name="T9">I thought for sure that you'd like sea grapes, but now I'm not sure.</text:span><text:span text:style-name="T2"> </text:span><text:s/></text:p>
      <text:p text:style-name="P1">#ヘレン</text:p>
      <text:p text:style-name="P1">だれが魚よ！ 私は人魚！　半分人間よ！！</text:p>
      <text:p text:style-name="P1">ってか、味覚は完全に人間よ！！</text:p>
      <text:p text:style-name="P1">……まあおなかすいたときに水ブドウ食べるけど</text:p>
      <text:p text:style-name="P1">別に好きじゃないわよ！！</text:p>
      <text:p text:style-name="P1"><text:span text:style-name="T2">Who said I'm a fish! I'm a mermaid! Half-human! And my taste buds are completely human! ...Well, I'll eat sea grapes when I'm hungry, But I don't particularly like them!</text:span> </text:p>
      <text:p text:style-name="P1">#オリヴィア</text:p>
      <text:p text:style-name="P1">ええっ！　そ、そうなの？</text:p>
      <text:p text:style-name="P1">……ごめんなさい、私ヘレンが喜ぶと思って……。</text:p>
      <text:p text:style-name="P1"><text:soft-page-break/><text:span text:style-name="T2">What! Is that so? ...I'm sorry, I thought you'd be happy...</text:span> </text:p>
      <text:p text:style-name="P1">#ヘレン</text:p>
      <text:p text:style-name="P1">うっ……、そんな顔しないでよもう。</text:p>
      <text:p text:style-name="P1">わ、わかったわよ、食べればいいんでしょ、</text:p>
      <text:p text:style-name="P1">ほら、よこしなさいよ。</text:p>
      <text:p text:style-name="P1"><text:span text:style-name="T2">Ugh... don't make that face. I...fine, I'll eat it, Here goes nothing </text:span><text:s/></text:p>
      <text:p text:style-name="P1">#オリヴィア</text:p>
      <text:p text:style-name="P1">ヘレン！ うん！　じゃあハイ！！</text:p>
      <text:p text:style-name="P1">Helen! Yeah! Bon Apetite!</text:p>
      <text:p text:style-name="P1">たっぷり大盛だよ！</text:p>
      <text:p text:style-name="P1">It's chocked full of great stuff!</text:p>
      <text:p text:style-name="P1">#ヘレン</text:p>
      <text:p text:style-name="P1">味見なのよね！？ ……まあいいわ、いただきます。</text:p>
      <text:p text:style-name="P1">Is this a blind taste test?! ...Oh well, down the hatch.</text:p>
      <text:p text:style-name="P1">……………ブッ！ オエエェーーー！！！！</text:p>
      <text:p text:style-name="P1"><text:s/>~chomp~ <text:s/>...Eeeeewwwwww!!!</text:p>
      <text:p text:style-name="P1">#オリヴィア</text:p>
      <text:p text:style-name="P1">へっ、ヘレン！？ ちょっと、はかないでよ！！</text:p>
      <text:p text:style-name="P1">H-Helen?! <text:s/>What's wrong? Don't make a face like that!</text:p>
      <text:p text:style-name="P1">そんなにまずかった！？</text:p>
      <text:p text:style-name="P1">Didn't you like it?</text:p>
      <text:p text:style-name="P1">#ヘレン</text:p>
      <text:p text:style-name="P1">まずいとかじゃないわよ！ 何よこれ！</text:p>
      <text:p text:style-name="P7">Well, it's not the most disgusting thing I've ever eaten. What exactly is in this?!</text:p>
      <text:p text:style-name="P1">殺しに来てるわ！ 水ブドウの味じゃない……</text:p>
      <text:p text:style-name="P1"><text:span text:style-name="T9">You're killing me here...literally!</text:span> <text:s/>It doesn't taste like sea grapes...</text:p>
      <text:p text:style-name="P1">いったい何を入れたのよ！</text:p>
      <text:p text:style-name="P1">No really, what DID you put in this?!</text:p>
      <text:p text:style-name="P1">#オリヴィア</text:p>
      <text:p text:style-name="P1">えっと……隠し味にニシンのたまごを……少々。</text:p>
      <text:p text:style-name="P1">Well... I added a raw egg as a secret ingredient...just a little one.</text:p>
      <text:p text:style-name="P1">#ヘレン</text:p>
      <text:p text:style-name="P1">隠せてないよ！！ 生ぐっさ！　これ生ぐっさ！！</text:p>
      <text:p text:style-name="P1">That's not a secret ingredient! Raw?! <text:s/>It's Raw?!</text:p>
      <text:p text:style-name="P1">なんで入れようと思った！？</text:p>
      <text:p text:style-name="P1">What made you think to put that in?</text:p>
      <text:p text:style-name="P1">なんで入れようと思った！！？</text:p>
      <text:p text:style-name="P1">Why would you do that?!</text:p>
      <text:p text:style-name="P1">#オリヴィア</text:p>
      <text:p text:style-name="P1">いや、見た目にてるし……いけそうかなって。</text:p>
      <text:p text:style-name="P1">Well, it looked good...so I thought it would taste good too.</text:p>
      <text:p text:style-name="P1">#ヘレン</text:p>
      <text:p text:style-name="P1">いけるどころか完全に勢い殺したよ！？</text:p>
      <text:p text:style-name="P1">It doesn't taste good at all!</text:p>
      <text:p text:style-name="P1">水ブドウのよさ全部消えたよ！！</text:p>
      <text:p text:style-name="P1">It completely ruins the tast of the sea grapes!</text:p>
      <text:p text:style-name="P1">完全に卵が勝っちゃってるよ！！！</text:p>
      <text:p text:style-name="P1">The raw egg flavor completely overpowers everything else!</text:p>
      <text:p text:style-name="P1">ゲホッ、</text:p>
      <text:p text:style-name="P1">ゲホッ！！</text:p>
      <text:p text:style-name="P1">~gag~, <text:s/>~gag~</text:p>
      <text:p text:style-name="P1">#オリヴィア</text:p>
      <text:p text:style-name="P1"><text:soft-page-break/>だっ、大丈夫！？</text:p>
      <text:p text:style-name="P1">A-Are you alright?!</text:p>
      <text:p text:style-name="P1">#ヘレン</text:p>
      <text:p text:style-name="P1">誰のせいよーーーー！！！</text:p>
      <text:p text:style-name="P1">This is all your fault!</text:p>
      <text:p text:style-name="P1">[cn]</text:p>
      <text:p text:style-name="P1">オリヴィア領は緑の豊かな土地だった。</text:p>
      <text:p text:style-name="P1">Olivia's territory is a lush green land.</text:p>
      <text:p text:style-name="P1">年中温暖な気候で、 </text:p>
      <text:p text:style-name="P1">領内は花や果物、動物たちであふれていた。</text:p>
      <text:p text:style-name="P1"><text:span text:style-name="T9">With a warm climate all year round, it's filled with flowers, fruits and animals.</text:span> </text:p>
      <text:p text:style-name="P1">そんな土地でのオリヴィアの平穏な暮らしに、 影が差そうとしていた。</text:p>
      <text:p text:style-name="P1">Olivia is completely unaware of the shadow looming over her peaceful life.</text:p>
      <text:p text:style-name="P1"/>
      <text:p text:style-name="P1">S0201</text:p>
      <text:p text:style-name="P1"/>
      <text:p text:style-name="P1">ウラール山脈。</text:p>
      <text:p text:style-name="P1">Ulal mountains</text:p>
      <text:p text:style-name="P1">吹雪の中で、二人の男が立ち尽くしていた。</text:p>
      <text:p text:style-name="P1"><text:span text:style-name="T2">In the blizzard, two men stood still.</text:span> </text:p>
      <text:p text:style-name="P1">#部下</text:p>
      <text:p text:style-name="P1">ウェッジ！　ウェッジ！！</text:p>
      <text:p text:style-name="P1"><text:span text:style-name="T2">Wedge! Wedge!</text:span> </text:p>
      <text:p text:style-name="P1">…………マルゲル様、もう。</text:p>
      <text:p text:style-name="P1">Lord Marugeru, it's over.</text:p>
      <text:p text:style-name="P1">#マルゲル</text:p>
      <text:p text:style-name="P1">そうか……、分かった。</text:p>
      <text:p text:style-name="P1">I see...I understand.</text:p>
      <text:p text:style-name="P1">……ウェッジ、すまない。行こう、マルコ。</text:p>
      <text:p text:style-name="P1">...Wedge, I'm sorry. Let's go Marco.</text:p>
      <text:p text:style-name="P1">#Subordinate</text:p>
      <text:p text:style-name="P1">……はい。</text:p>
      <text:p text:style-name="P1">...Yes</text:p>
      <text:p text:style-name="P1">[cn]</text:p>
      <text:p text:style-name="P1">二人は雪に沈んだかつての仲間の亡骸を背に歩き出した。</text:p>
      <text:p text:style-name="P1"><text:span text:style-name="T2">The two of them, with the snow-buried corpses of their former comrades on their backs, began to walk.</text:span> </text:p>
      <text:p text:style-name="P1">#部下</text:p>
      <text:p text:style-name="P1">#Subordinate</text:p>
      <text:p text:style-name="P1">……？</text:p>
      <text:p text:style-name="P1">マルゲル様、何か音が！</text:p>
      <text:p text:style-name="P1">Lord Marugeru, do you hear something?</text:p>
      <text:p text:style-name="P1">[cn]</text:p>
      <text:p text:style-name="P1">吹雪の中、風を切る音に交じり、低く、何かが唸るような音が聞こえた。</text:p>
      <text:p text:style-name="P1"><text:span text:style-name="T2">Amid the blizzard, they could hear a low, growling sound mixed with the sound of the wind.</text:span> </text:p>
      <text:p text:style-name="P1">#マルゲル</text:p>
      <text:p text:style-name="P1">私にも聞こえた。</text:p>
      <text:p text:style-name="P1"><text:span text:style-name="T2">I hear it too.</text:span> </text:p>
      <text:p text:style-name="P1"><text:s/>……凶暴なモンスターかもしれない、気を付けろ。</text:p>
      <text:p text:style-name="P1"><text:span text:style-name="T2">...It could be a violent monster, be careful.</text:span> </text:p>
      <text:p text:style-name="P1"><text:soft-page-break/>[cn]</text:p>
      <text:p text:style-name="P1">身構えた二人は、その音が次第にモンスターのものではないことに気が付き始めた。</text:p>
      <text:p text:style-name="P1"><text:span text:style-name="T2">As the two men prepared themselves, they gradually realized that the sound was not coming from a monster.</text:span> </text:p>
      <text:p text:style-name="P1">#部下</text:p>
      <text:p text:style-name="P1">マルゲル様……。 これはもしや。</text:p>
      <text:p text:style-name="P1"><text:span text:style-name="T2">Lord Marugeru...Is it possible that...</text:span> </text:p>
      <text:p text:style-name="P1">[cn]</text:p>
      <text:p text:style-name="P1">気づいた時には遅かった。</text:p>
      <text:p text:style-name="P1">ひときわ大きな音がしたかと思うと、</text:p>
      <text:p text:style-name="P1">巨大な雪の波が彼らの上方から襲い掛かってきた。</text:p>
      <text:p text:style-name="P1"><text:span text:style-name="T2">By the time they realized, it was too late. The loud noise they heard assaulted them as a huge wave of snow from above.</text:span> </text:p>
      <text:p text:style-name="P1">#部下</text:p>
      <text:p text:style-name="P1">マルゲル様！！</text:p>
      <text:p text:style-name="P1">Lord Marugeru!!</text:p>
      <text:p text:style-name="P1">#マルゲル</text:p>
      <text:p text:style-name="P1">岩の陰に隠れろ！！</text:p>
      <text:p text:style-name="P1"><text:span text:style-name="T2">Hide in the shadow of the rock! </text:span><text:s/></text:p>
      <text:p text:style-name="P1">急げ！！</text:p>
      <text:p text:style-name="P2">Hurry!</text:p>
      <text:p text:style-name="P1">[cn]</text:p>
      <text:p text:style-name="P1">叫んだのもつかの間だった。</text:p>
      <text:p text:style-name="P1"><text:span text:style-name="T2">There wasn't enough time to react.</text:span> </text:p>
      <text:p text:style-name="P1">二人が三歩も歩かないうちに雪が彼らを覆いつくした</text:p>
      <text:p text:style-name="P1">彼らの意識はそこで途切れた。</text:p>
      <text:p text:style-name="P1"><text:span text:style-name="T2">Before they could even take three steps, the snow covered them and they lost consciousness.</text:span> </text:p>
      <text:p text:style-name="P1">#ヘレン</text:p>
      <text:p text:style-name="P1">それでね、ほんっと死ぬかと思ったんだから！！</text:p>
      <text:p text:style-name="P1"><text:span text:style-name="T2">That's right, I really thought I was going to die!!</text:span> </text:p>
      <text:p text:style-name="P1">#トリアイナ</text:p>
      <text:p text:style-name="P1">ふふ……。</text:p>
      <text:p text:style-name="P2">Fufu...</text:p>
      <text:p text:style-name="P1">オリヴィアはわざとやったわけではないのよ、許してあげなさい。</text:p>
      <text:p text:style-name="P1"><text:span text:style-name="T2">Olivia didn't do it on purpose, forgive her.</text:span> </text:p>
      <text:p text:style-name="P1">#ヘレン</text:p>
      <text:p text:style-name="P1">わかってるけどぉ……。</text:p>
      <text:p text:style-name="P1"><text:span text:style-name="T2">I know...</text:span> </text:p>
      <text:p text:style-name="P1">#オリヴィア</text:p>
      <text:p text:style-name="P1">ご、ごめんねヘレン……。</text:p>
      <text:p text:style-name="P1">次はちゃんとおいしく作れるように頑張るから。</text:p>
      <text:p text:style-name="P1"><text:span text:style-name="T2">I-I'm sorry, Helen...I'll do my best to make it delicious next time.</text:span> </text:p>
      <text:p text:style-name="P1">#ヘレン</text:p>
      <text:p text:style-name="P1">頑張らなくていいの！</text:p>
      <text:p text:style-name="P1"><text:span text:style-name="T2">I don't want you to try too hard!</text:span> </text:p>
      <text:p text:style-name="P1">普通のを作ってくれればいいの！</text:p>
      <text:p text:style-name="P1"><text:span text:style-name="T2">Just make something normal!</text:span> </text:p>
      <text:p text:style-name="P1">アナタ普通につくったら料理うまいんだから！</text:p>
      <text:p text:style-name="P1"><text:soft-page-break/><text:span text:style-name="T2">When you make something normal, it's delicious!</text:span> </text:p>
      <text:p text:style-name="P1">[cn]</text:p>
      <text:p text:style-name="P1">森の魔女オリヴィア、氷の魔女トリアイナ。</text:p>
      <text:p text:style-name="P1">二人はどちらも広大な土地を持つ領主だったが、お互い昔からの馴染みで仲が良かった。</text:p>
      <text:p text:style-name="P1">オリヴィアとトリアイナ、それにトリアイナの部下のヘレンを加えた三人は、</text:p>
      <text:p text:style-name="P1">よくこうして、湖の底に作られた氷の宮殿でお茶会を開いていた。</text:p>
      <text:p text:style-name="P1"><text:span text:style-name="T2">The forest witch Olivia and the ice witch Triaina. Both of them were rulers of vast lands, but they had been friends for a long time. Olivia, Triaina, and Triaina's subordinate Helen often held tea parties in the ice palace at the bottom of the lake.</text:span> </text:p>
      <text:p text:style-name="P1">#トリアイナ</text:p>
      <text:p text:style-name="P1">オリヴィア、あなたそろそろ領主の仕事には慣れた？</text:p>
      <text:p text:style-name="P1"><text:span text:style-name="T2">Olivia, have you gotten used to being a ruler now?</text:span> </text:p>
      <text:p text:style-name="P1">#オリヴィア</text:p>
      <text:p text:style-name="P1">うん。</text:p>
      <text:p text:style-name="P1">Yeah.</text:p>
      <text:p text:style-name="P1">カートンたちがよくやってくれてるし、大丈夫だよ。</text:p>
      <text:p text:style-name="P1"><text:span text:style-name="T2">Carton and the others help me a lot, so I'm okay.</text:span> </text:p>
      <text:p text:style-name="P1">#トリアイナ</text:p>
      <text:p text:style-name="P1">そういえば、最近新しく直近の部下を増やしたそうじゃない。</text:p>
      <text:p text:style-name="P1"><text:span text:style-name="T2">By the way, I heard you recently added a new subordinate.</text:span> </text:p>
      <text:p text:style-name="P1">#オリヴィア</text:p>
      <text:p text:style-name="P1">ドードのこと？</text:p>
      <text:p text:style-name="P1">You mean Dood?</text:p>
      <text:p text:style-name="P1">えっと、あの人は街の人たちにすすめられてね。</text:p>
      <text:p text:style-name="P1"><text:span text:style-name="T2">Um, he was recommended by the people in the town.</text:span> </text:p>
      <text:p text:style-name="P1">とっても頭がいいのよ！ 礼儀正しいし</text:p>
      <text:p text:style-name="P1"><text:span text:style-name="T2">He's really smart! And polite</text:span> </text:p>
      <text:p text:style-name="P1">ちょっとよくわからないことをいうときもあるけど、</text:p>
      <text:p text:style-name="P1">根はいい人だと思うわ。</text:p>
      <text:p text:style-name="P1"><text:span text:style-name="T2">Sometimes he says things I don't quite understand, but I think he's a good person at heart.</text:span> </text:p>
      <text:p text:style-name="P1">#トリアイナ</text:p>
      <text:p text:style-name="P1">あら、よかったじゃない。</text:p>
      <text:p text:style-name="P1"><text:span text:style-name="T2">Oh, that's great.</text:span> </text:p>
      <text:p text:style-name="P1">あなたのところはいいわね、優秀な部下がいて。</text:p>
      <text:p text:style-name="P1"><text:span text:style-name="T2">You have such good subordinates, Olivia.</text:span> </text:p>
      <text:p text:style-name="P1">#ヘレン</text:p>
      <text:p text:style-name="P1">あっ、ちょっとトリアイナ！</text:p>
      <text:p text:style-name="P1"><text:span text:style-name="T2">Wait a minute, Triaina!</text:span> </text:p>
      <text:p text:style-name="P1">それ私への当てつけじゃないでしょうね！</text:p>
      <text:p text:style-name="P1"><text:span text:style-name="T9">You're not implying I'm not, are you?!</text:span> </text:p>
      <text:p text:style-name="P1">#トリアイナ</text:p>
      <text:p text:style-name="P1">ふふ……、分かっているなら、遊んでばかりいないで</text:p>
      <text:p text:style-name="P1">たまには私の仕事を手伝って頂戴。</text:p>
      <text:p text:style-name="P1"><text:span text:style-name="T2">Fufu..., if you understood that, maybe you should take a break from just playing around and help me with my work sometimes.</text:span> </text:p>
      <text:p text:style-name="P1">[cn]</text:p>
      <text:p text:style-name="P1">ゆったりとした時間が過ぎていた。</text:p>
      <text:p text:style-name="P1"><text:span text:style-name="T2">The time passed comfortably.</text:span> </text:p>
      <text:p text:style-name="P1">お茶もお菓子もすっかりなくなり、</text:p>
      <text:p text:style-name="P1">一通り話しつくしたところで、トリアイナが切り出した。</text:p>
      <text:p text:style-name="P1"><text:soft-page-break/><text:span text:style-name="T2">The tea and sweets were all gone and after they had talked about everything, Triaina brought up something new.</text:span> </text:p>
      <text:p text:style-name="P1">#トリアイナ</text:p>
      <text:p text:style-name="P1">さあ、そろそろおしまいにしましょう。</text:p>
      <text:p text:style-name="P1">Well then, It's about time to call it a day.</text:p>
      <text:p text:style-name="P1">日が暮れる前に帰らないと、 最近物騒だもの。</text:p>
      <text:p text:style-name="P1"><text:span text:style-name="T2">You have to go home before it gets dark, it's been dangerous lately.</text:span> </text:p>
      <text:p text:style-name="P1">ヘレン、オリヴィアをお願いね。</text:p>
      <text:p text:style-name="P1"><text:span text:style-name="T2">Helen, please take care of Olivia.</text:span> </text:p>
      <text:p text:style-name="P1">#ヘレン</text:p>
      <text:p text:style-name="P1">らじゃっ！</text:p>
      <text:p text:style-name="P1">Roger!</text:p>
      <text:p text:style-name="P1">#オリヴィア</text:p>
      <text:p text:style-name="P1">トリアイナ、またね！</text:p>
      <text:p text:style-name="P1">See you later Triaina!</text:p>
      <text:p text:style-name="P1">#トリアイナ</text:p>
      <text:p text:style-name="P1">ええ。</text:p>
      <text:p text:style-name="P1">Yep.</text:p>
      <text:p text:style-name="P1">[cn]</text:p>
      <text:p text:style-name="P1">三人が席を立ち、オリヴィアたちが宮殿を後にしようとした時だった。</text:p>
      <text:p text:style-name="P1"><text:span text:style-name="T2">The three of them stood up and were about to leave the palace, when </text:span><text:line-break/>#ヘレン</text:p>
      <text:p text:style-name="P1">ねえ、あれ……だれか倒れてるわ！</text:p>
      <text:p text:style-name="P1"><text:span text:style-name="T2">Hey, look... someone's collapsed!</text:span> </text:p>
      <text:p text:style-name="P1">[cn]</text:p>
      <text:p text:style-name="P1">宮殿の入り口に、ずぶ濡れの男が一人、倒れていた。</text:p>
      <text:p text:style-name="P1"><text:span text:style-name="T2">At the palace entrance, a man, drenched in water, was lying on the ground.</text:span> </text:p>
      <text:p text:style-name="P1">#オリヴィア</text:p>
      <text:p text:style-name="P1">お、泳いできたのかな……。</text:p>
      <text:p text:style-name="P1"><text:span text:style-name="T2">M-Maybe he swam here...</text:span> </text:p>
      <text:p text:style-name="P1">#ヘレン</text:p>
      <text:p text:style-name="P1">バカね！ おぼれて沈んできたに決まってるじゃない！</text:p>
      <text:p text:style-name="P2">Are you kidding me! He must have drowned! </text:p>
      <text:p text:style-name="P1">ちょっとアンタ！　大丈夫！？</text:p>
      <text:p text:style-name="P1"><text:span text:style-name="T2">You stay with us! Are you okay?!</text:span> </text:p>
      <text:p text:style-name="P1">#？？？</text:p>
      <text:p text:style-name="P1">う……ん。</text:p>
      <text:p text:style-name="P1">Urrgh.</text:p>
      <text:p text:style-name="P1">#トリアイナ</text:p>
      <text:p text:style-name="P1">息があるわね。</text:p>
      <text:p text:style-name="P2">He's still breathing. </text:p>
      <text:p text:style-name="P1">医務室に運ぶわよ。</text:p>
      <text:p text:style-name="P1"><text:span text:style-name="T2">Let's take him to the infirmary.</text:span> </text:p>
      <text:p text:style-name="P1">[cn]</text:p>
      <text:p text:style-name="P1">……………。</text:p>
      <text:p text:style-name="P1">#？？？</text:p>
      <text:p text:style-name="P1">う……、ここは……？</text:p>
      <text:p text:style-name="P1"><text:span text:style-name="T2">Ugh...Where am I...?</text:span> </text:p>
      <text:p text:style-name="P1">#ヘレン</text:p>
      <text:p text:style-name="P1">あっ！　目が覚めたのね！</text:p>
      <text:p text:style-name="P1"><text:soft-page-break/><text:span text:style-name="T2">Oh! You woke up!</text:span> </text:p>
      <text:p text:style-name="P1">#？？？</text:p>
      <text:p text:style-name="P1">あなたは……。</text:p>
      <text:p text:style-name="P1"><text:span text:style-name="T2">Who are you...?</text:span> </text:p>
      <text:p text:style-name="P1">#ヘレン</text:p>
      <text:p text:style-name="P1">私はヘレン。</text:p>
      <text:p text:style-name="P1"><text:span text:style-name="T2">I'm Helen.</text:span> </text:p>
      <text:p text:style-name="P1">ここは氷の魔女トリアイナ自慢の、氷の宮殿よ。</text:p>
      <text:p text:style-name="P1"><text:span text:style-name="T2">This is the Ice Palace, the pride of the Ice Witch Triaina.</text:span> </text:p>
      <text:p text:style-name="P1">#？？？</text:p>
      <text:p text:style-name="P1">魔女、トリアイナ……。</text:p>
      <text:p text:style-name="P2">Ice witch, Triaina...</text:p>
      <text:p text:style-name="P1">氷の宮殿……。</text:p>
      <text:p text:style-name="P1"><text:span text:style-name="T2">Ice Palace...</text:span> </text:p>
      <text:p text:style-name="P1">#オリヴィア</text:p>
      <text:p text:style-name="P1">ヘレン、お薬と凍傷に効く赤カラシもってきたよ。</text:p>
      <text:p text:style-name="P1"><text:span text:style-name="T2">Helen, I brought medicine and something to treat frostbite.</text:span> </text:p>
      <text:p text:style-name="P1">あっ、あと、おなか空いてたらいけないと思って氷豆のスープ作っておいたから。</text:p>
      <text:p text:style-name="P1"><text:span text:style-name="T2">Oh, and I thought he might be hungry so I made some ice bean soup.</text:span> </text:p>
      <text:p text:style-name="P1">#？？？</text:p>
      <text:p text:style-name="P1">そちらは……？</text:p>
      <text:p text:style-name="P1"><text:span text:style-name="T2">And you are...?</text:span> </text:p>
      <text:p text:style-name="P1">#オリヴィア</text:p>
      <text:p text:style-name="P1">へっ！？ あっ、き、きがついたんですか……。</text:p>
      <text:p text:style-name="P1"><text:span text:style-name="T2">Oh! Ah, you woke up...?</text:span> </text:p>
      <text:p text:style-name="P1">あの、大丈夫ですか……？</text:p>
      <text:p text:style-name="P1"><text:span text:style-name="T2">Uh, are you okay...?</text:span> </text:p>
      <text:p text:style-name="P1">#？？？</text:p>
      <text:p text:style-name="P1">ええ……、ありがとうございます。</text:p>
      <text:p text:style-name="P1"><text:span text:style-name="T2">Yes...thank you very much.</text:span> </text:p>
      <text:p text:style-name="P1">介抱していただいたようで。</text:p>
      <text:p text:style-name="P1"><text:span text:style-name="T2">It seems you saved me.</text:span> </text:p>
      <text:p text:style-name="P1">#ヘレン</text:p>
      <text:p text:style-name="P1">この子はオリヴィアよ。</text:p>
      <text:p text:style-name="P1"><text:span text:style-name="T2">This girl is Olivia.</text:span> </text:p>
      <text:p text:style-name="P1">ねえあなた、名前はなんていうの？</text:p>
      <text:p text:style-name="P1"><text:span text:style-name="T2">Hey, what's your name?</text:span> </text:p>
      <text:p text:style-name="P1">#マルゲル</text:p>
      <text:p text:style-name="P1">マルゲル……と、申します。</text:p>
      <text:p text:style-name="P1"><text:s/>……旅の、吟遊詩人とでも申しましょうか。</text:p>
      <text:p text:style-name="P1"><text:span text:style-name="T2">My name is Marugeru... and I suppose you can call me a wandering bard.</text:span> </text:p>
      <text:p text:style-name="P1">各地の伝承を伝え歩いております。</text:p>
      <text:p text:style-name="P1"><text:span text:style-name="T2">I travel around and tell stories and legends of different places.</text:span> </text:p>
      <text:p text:style-name="P1">#ヘレン</text:p>
      <text:p text:style-name="P1">へえ……、今時吟遊詩人なんているのねえ……。</text:p>
      <text:p text:style-name="P1"><text:span text:style-name="T2">Wow... there are still wandering bards nowadays...</text:span> </text:p>
      <text:p text:style-name="P1">ちょっと一曲歌ってみてよ。 ほら、アンタの楽器。</text:p>
      <text:p text:style-name="P1"><text:span text:style-name="T2">Come on, play us a song. Here, take your instrument.</text:span> </text:p>
      <text:p text:style-name="P1">[cn]</text:p>
      <text:p text:style-name="P1"><text:soft-page-break/>ヘレンはマルゲルにリュートを渡した。</text:p>
      <text:p text:style-name="P1"><text:span text:style-name="T2">Helen handed a lute to Marugeru.</text:span> </text:p>
      <text:p text:style-name="P1">#マルゲル</text:p>
      <text:p text:style-name="P1">はあ……わかりました。</text:p>
      <text:p text:style-name="P1"><text:span text:style-name="T2">Alright... I understand.</text:span> </text:p>
      <text:p text:style-name="P1">#オリヴィア</text:p>
      <text:p text:style-name="P1">ちょ、ちょっとヘレン。</text:p>
      <text:p text:style-name="P1"><text:span text:style-name="T2">H-Hey, Helen.</text:span> </text:p>
      <text:p text:style-name="P1">まだ病み上がりなんだからやめてあげてよ。</text:p>
      <text:p text:style-name="P1"><text:span text:style-name="T2">He's still recovering, so let's not push him.</text:span> </text:p>
      <text:p text:style-name="P1">#ヘレン</text:p>
      <text:p text:style-name="P1">あら、それもそうよね。</text:p>
      <text:p text:style-name="P1"><text:span text:style-name="T2">Oh, that's right.</text:span> </text:p>
      <text:p text:style-name="P1">#マルゲル</text:p>
      <text:p text:style-name="P1">あっ……。</text:p>
      <text:p text:style-name="P1"><text:span text:style-name="T2">Ah...</text:span> </text:p>
      <text:p text:style-name="P1">[cn]</text:p>
      <text:p text:style-name="P1">オリヴィアに言われたヘレンは、</text:p>
      <text:p text:style-name="P1">さっさとマルゲルから楽器を奪ってしまった。</text:p>
      <text:p text:style-name="P1"><text:span text:style-name="T2">Helen quickly took the instrument from Marugeru at Olivia's urging.</text:span> </text:p>
      <text:p text:style-name="P1">#ヘレン</text:p>
      <text:p text:style-name="P1">ほらほら！　詳しいことは後で根掘り葉掘り</text:p>
      <text:p text:style-name="P1">きーっちりきいてあげるから、今はしっかり休んでなさい！</text:p>
      <text:p text:style-name="P1"><text:span text:style-name="T2">You just relax! We'll talk about all the details later, but for now, just rest well! </text:span><text:line-break/>#マルゲル</text:p>
      <text:p text:style-name="P1">いや、しかし……。</text:p>
      <text:p text:style-name="P1"><text:span text:style-name="T2">But, but...</text:span> </text:p>
      <text:p text:style-name="P1">#ヘレン</text:p>
      <text:p text:style-name="P1">しかしじゃないの！</text:p>
      <text:p text:style-name="P1"><text:span text:style-name="T2">No buts!</text:span> </text:p>
      <text:p text:style-name="P1">ほら、オリヴィア、スリープの魔法！</text:p>
      <text:p text:style-name="P1"><text:span text:style-name="T2">Come on, Olivia, cast a sleep spell!</text:span> </text:p>
      <text:p text:style-name="P1">#オリヴィア</text:p>
      <text:p text:style-name="P1">えっ、うん……。</text:p>
      <text:p text:style-name="P1"><text:span text:style-name="T2">Oh, okay...</text:span> </text:p>
      <text:p text:style-name="P1">スリープ！</text:p>
      <text:p text:style-name="P1"><text:span text:style-name="T2">Sleep!</text:span> </text:p>
      <text:p text:style-name="P1">#マルゲル</text:p>
      <text:p text:style-name="P1">一つ聞きたいことが……、ぐう。</text:p>
      <text:p text:style-name="P1"><text:span text:style-name="T2">I have one question I want to ask...~groan~</text:span> </text:p>
      <text:p text:style-name="P1">#ヘレン</text:p>
      <text:p text:style-name="P1">さっ、その赤カラシさっさと塗り付けて、家に帰るわよ。</text:p>
      <text:p text:style-name="P1"><text:span text:style-name="T2">Come on, hurry up and put on that red ointment and head home.</text:span> </text:p>
      <text:p text:style-name="P1">もうそろそろ本当に日が暮れちゃうんだから。</text:p>
      <text:p text:style-name="P1"><text:span text:style-name="T2">It's getting dark already.</text:span> </text:p>
      <text:p text:style-name="P1">#オリヴィア</text:p>
      <text:p text:style-name="P1">うん……。</text:p>
      <text:p text:style-name="P1"><text:span text:style-name="T2">Okay...</text:span> </text:p>
      <text:p text:style-name="P1">[cn]</text:p>
      <text:p text:style-name="P1">ヘレンに見送られ、オリヴィアは氷の宮殿を後にした</text:p>
      <text:p text:style-name="P1"><text:soft-page-break/><text:span text:style-name="T9">Receiving her final farewells from Helen, Olivia left the palace of ice behind.</text:span> </text:p>
      <text:p text:style-name="P1"/>
      <text:p text:style-name="P1">S0202</text:p>
      <text:p text:style-name="P1"/>
      <text:p text:style-name="P1">[cn]</text:p>
      <text:p text:style-name="P1">魔女オリヴィアの家。</text:p>
      <text:p text:style-name="P1"><text:span text:style-name="T2">The house of the witch Olivia.</text:span> </text:p>
      <text:p text:style-name="P1">#カートン</text:p>
      <text:p text:style-name="P1">;カートンです、入ってもよろしいですか</text:p>
      <text:p text:style-name="P1"><text:span text:style-name="T2">;It's Carton, may I come in?</text:span> </text:p>
      <text:p text:style-name="P1">……！　……、……。</text:p>
      <text:p text:style-name="P1">#オリヴィア</text:p>
      <text:p text:style-name="P1">カートン？ いいわよ、入ってきて。</text:p>
      <text:p text:style-name="P1"><text:span text:style-name="T2">Carton? Sure, come in.</text:span> </text:p>
      <text:p text:style-name="P1">#カートン</text:p>
      <text:p text:style-name="P1">……。</text:p>
      <text:p text:style-name="P1">#オリヴィア</text:p>
      <text:p text:style-name="P1">どうしたの？</text:p>
      <text:p text:style-name="P1">What's up?</text:p>
      <text:p text:style-name="P1">あっ、クッキー焼いたんだけど、食べる？</text:p>
      <text:p text:style-name="P1"><text:span text:style-name="T2">Oh, I baked some cookies, do you want some?</text:span> </text:p>
      <text:p text:style-name="P1">#カートン</text:p>
      <text:p text:style-name="P1">;おおこれはかたじけない。いただきます。</text:p>
      <text:p text:style-name="P1"><text:span text:style-name="T2">;I couldn't pass this up. I'll take some.</text:span> </text:p>
      <text:p text:style-name="P1">……♪</text:p>
      <text:p text:style-name="P1">……。</text:p>
      <text:p text:style-name="P1">#オリヴィア</text:p>
      <text:p text:style-name="P1">相変わらず、あなたの話していることはさっぱりわからないわ。</text:p>
      <text:p text:style-name="P1"><text:span text:style-name="T2">As always, I can't understand a word you're saying.</text:span> </text:p>
      <text:p text:style-name="P1">#カートン</text:p>
      <text:p text:style-name="P1">;申し訳ありません……。</text:p>
      <text:p text:style-name="P1"><text:span text:style-name="T2">;I apologize...</text:span> </text:p>
      <text:p text:style-name="P1">……。</text:p>
      <text:p text:style-name="P1">#オリヴィア</text:p>
      <text:p text:style-name="P1">あっ、大丈夫だよ！</text:p>
      <text:p text:style-name="P1"><text:span text:style-name="T2">It's alright!</text:span> </text:p>
      <text:p text:style-name="P1">なんとなくわかるときもあるし……。</text:p>
      <text:p text:style-name="P1"><text:span text:style-name="T2">Sometimes I can kind of understand...</text:span> </text:p>
      <text:p text:style-name="P1">それより、何の用だったの？</text:p>
      <text:p text:style-name="P1">Anyway, what as it you wanted?</text:p>
      <text:p text:style-name="P1">#カートン</text:p>
      <text:p text:style-name="P1">;ええ、それが、西に不審な動きありと……。</text:p>
      <text:p text:style-name="P1"><text:span text:style-name="T2">;Yes, I came to report suspicious movement to the west...</text:span> </text:p>
      <text:p text:style-name="P1">…………、……、……！</text:p>
      <text:p text:style-name="P1">#オリヴィア</text:p>
      <text:p text:style-name="P1">……ご、ごめんなさい。</text:p>
      <text:p text:style-name="P1"><text:span text:style-name="T2">S-sorry.</text:span> </text:p>
      <text:p text:style-name="P1">今のは完全にわからなかったわ。</text:p>
      <text:p text:style-name="P1"><text:span text:style-name="T2">I didn't understand at all what you were saying.</text:span> </text:p>
      <text:p text:style-name="P1">そうだ！　筆談にしましょう。</text:p>
      <text:p text:style-name="P1"><text:soft-page-break/><text:span text:style-name="T2">Oh, I know! Let's use written words.</text:span> </text:p>
      <text:p text:style-name="P1">そうよ、なんでもっと早く思いつかなかったのかしら</text:p>
      <text:p text:style-name="P1"><text:span text:style-name="T2">Why didn't I think of that sooner?</text:span> </text:p>
      <text:p text:style-name="P1">はい！　紙とペンよ。</text:p>
      <text:p text:style-name="P1"><text:span text:style-name="T2">Here, paper and pen.</text:span> </text:p>
      <text:p text:style-name="P1">#カートン</text:p>
      <text:p text:style-name="P1">;おお……、それは良いアイディアですな。では早速</text:p>
      <text:p text:style-name="P1"><text:span text:style-name="T2">Oh... that's a good idea. So then, quickly...</text:span> </text:p>
      <text:p text:style-name="P1">……、……！　……。</text:p>
      <text:p text:style-name="P1">#オリヴィア</text:p>
      <text:p text:style-name="P1">……カートン、字へたねえ。</text:p>
      <text:p text:style-name="P1"><text:span text:style-name="T2">...Cartoon, your handwriting is terrible.</text:span> </text:p>
      <text:p text:style-name="P1">「西に不穏な動きあり」</text:p>
      <text:p text:style-name="P1"><text:span text:style-name="T2">'Suspicious movements to the west'</text:span> </text:p>
      <text:p text:style-name="P1">……山の魔女が攻めてきたの？</text:p>
      <text:p text:style-name="P1"><text:span text:style-name="T2">...Are the mountain witches attacking?</text:span> </text:p>
      <text:p text:style-name="P1">#カートン</text:p>
      <text:p text:style-name="P1">……。</text:p>
      <text:p text:style-name="P1">#オリヴィア</text:p>
      <text:p text:style-name="P1">「山がさわがしい」</text:p>
      <text:p text:style-name="P1"><text:span text:style-name="T2">'The mountains are restless'</text:span> </text:p>
      <text:p text:style-name="P1">……って、いつものことじゃない。 心配しすぎよ。</text:p>
      <text:p text:style-name="P1"><text:span text:style-name="T2">That's not like usual. Don't worry too much.</text:span> </text:p>
      <text:p text:style-name="P1">...aren't they always that way? Don't worry so much. </text:p>
      <text:p text:style-name="P1">#カートン</text:p>
      <text:p text:style-name="P1">;そうだといいのですが</text:p>
      <text:p text:style-name="P1">;I hope that's true.</text:p>
      <text:p text:style-name="P1">……。</text:p>
      <text:p text:style-name="P1">#ヘレン</text:p>
      <text:p text:style-name="P1">オリヴィアー？</text:p>
      <text:p text:style-name="P1"><text:span text:style-name="T2">Olivia?</text:span> </text:p>
      <text:p text:style-name="P1">#オリヴィア</text:p>
      <text:p text:style-name="P1">ヘレン？</text:p>
      <text:p text:style-name="P1"><text:span text:style-name="T2">Helen?</text:span> </text:p>
      <text:p text:style-name="P1">#ヘレン</text:p>
      <text:p text:style-name="P1">あっ、カートンさん。</text:p>
      <text:p text:style-name="P1">こんにちはー。</text:p>
      <text:p text:style-name="P1"><text:span text:style-name="T2">Oh, Hello Mr. Carton.</text:span> </text:p>
      <text:p text:style-name="P1">#カートン</text:p>
      <text:p text:style-name="P1">;やあ、ヘレン殿。こんにちは</text:p>
      <text:p text:style-name="P1"><text:span text:style-name="T2">;Hello, Lady Helen. Hello</text:span> </text:p>
      <text:p text:style-name="P1"><text:span text:style-name="T9">Well if it isn't Lady Helen. Good afternoon.</text:span> </text:p>
      <text:p text:style-name="P1">#ヘレン</text:p>
      <text:p text:style-name="P1">それでね、オリヴィア。</text:p>
      <text:p text:style-name="P1"><text:span text:style-name="T2">So, Olivia.</text:span> </text:p>
      <text:p text:style-name="P1">トリアイナからオリヴィアを呼んでくるように言われてて。</text:p>
      <text:p text:style-name="P1"><text:span text:style-name="T2">I was told to come and fetch you by Triaina.</text:span> </text:p>
      <text:p text:style-name="P1">#オリヴィア</text:p>
      <text:p text:style-name="P1">え？</text:p>
      <text:p text:style-name="P1"><text:span text:style-name="T2">What?</text:span> </text:p>
      <text:p text:style-name="P1"><text:soft-page-break/>ええ……すぐ行くわ。</text:p>
      <text:p text:style-name="P1"><text:span text:style-name="T2">Oh, okay... I'll go right away.</text:span> </text:p>
      <text:p text:style-name="P1">#カートン</text:p>
      <text:p text:style-name="P1">;オリヴィア様！</text:p>
      <text:p text:style-name="P1"><text:span text:style-name="T2">; Lady Olivia!</text:span> </text:p>
      <text:p text:style-name="P1">……！</text:p>
      <text:p text:style-name="P1">#オリヴィア</text:p>
      <text:p text:style-name="P1">カートン。</text:p>
      <text:p text:style-name="P1"><text:span text:style-name="T2">Carton.</text:span> </text:p>
      <text:p text:style-name="P1">お留守番お願いしてもいい？</text:p>
      <text:p text:style-name="P1"><text:span text:style-name="T2">Can I leave you to watch the house?</text:span> </text:p>
      <text:p text:style-name="P1">#カートン</text:p>
      <text:p text:style-name="P1">;え、ええ……。</text:p>
      <text:p text:style-name="P1"><text:span text:style-name="T2">; Yes, yes...</text:span> </text:p>
      <text:p text:style-name="P1">…………。</text:p>
      <text:p text:style-name="P1">[cn]</text:p>
      <text:p text:style-name="P1">カートンを一人残して、オリヴィアたちはトリアイナ領へ向かった。</text:p>
      <text:p text:style-name="P1"><text:span text:style-name="T2">Leaving Cartron behind, Olivia and others headed towards Triaina's territory.</text:span> </text:p>
      <text:p text:style-name="P1">[cn]</text:p>
      <text:p text:style-name="P1">ベスビオ山山頂神殿。</text:p>
      <text:p text:style-name="P1">中央の台座に、山の魔女ベガが鎮座していた。</text:p>
      <text:p text:style-name="P1"><text:span text:style-name="T2">At the summit temple of Vesubio mountain, the mountain witch Vega was seated on a central podium.</text:span> </text:p>
      <text:p text:style-name="P1">#ベガ</text:p>
      <text:p text:style-name="P1">メッサーシュミット。</text:p>
      <text:p text:style-name="P1">奴の様子は。</text:p>
      <text:p text:style-name="P1"><text:span text:style-name="T2">Messerschmitt, what's the situation?</text:span> </text:p>
      <text:p text:style-name="P1">#メッサーシュミット</text:p>
      <text:p text:style-name="P1">はい！</text:p>
      <text:p text:style-name="P1"><text:span text:style-name="T2">Yes!</text:span> </text:p>
      <text:p text:style-name="P1">どうやら東側の攻略を開始したようです。</text:p>
      <text:p text:style-name="P2">It seems they've started to attack from the east. </text:p>
      <text:p text:style-name="P1">西側は現在手薄。</text:p>
      <text:p text:style-name="P1"><text:span text:style-name="T2">The west side is currently weak.</text:span> </text:p>
      <text:p text:style-name="P1">攻め込むなら今です！</text:p>
      <text:p text:style-name="P1"><text:span text:style-name="T2">If we're going to attack, now is the time!</text:span> </text:p>
      <text:p text:style-name="P1">#ベガ</text:p>
      <text:p text:style-name="P1">ご苦労。</text:p>
      <text:p text:style-name="P1"><text:span text:style-name="T2">Thank you for your hard work.</text:span> </text:p>
      <text:p text:style-name="P1">では、後の手はずは任せるぞ。</text:p>
      <text:p text:style-name="P1"><text:span text:style-name="T2">I'll leave the next move to you.</text:span> </text:p>
      <text:p text:style-name="P1">#メッサーシュミット</text:p>
      <text:p text:style-name="P1">はい、お任せください！</text:p>
      <text:p text:style-name="P1"><text:span text:style-name="T2">Yes, please leave it to me!</text:span> </text:p>
      <text:p text:style-name="P1">[cn]</text:p>
      <text:p text:style-name="P1">メッサーシュミットが出ていくと、</text:p>
      <text:p text:style-name="P1">ベガはすっくと立ちあがり、</text:p>
      <text:p text:style-name="P1">東の空を見渡した。</text:p>
      <text:p text:style-name="P1"><text:span text:style-name="T2">After Messerschmitt left, Vega quickly stood up and surveyed the eastern sky.</text:span> </text:p>
      <text:p text:style-name="P1">#ベガ</text:p>
      <text:p text:style-name="P1"><text:soft-page-break/>父上……ドラゴン族の長年の悲願。</text:p>
      <text:p text:style-name="P1">私が、必ず。</text:p>
      <text:p text:style-name="P1"><text:span text:style-name="T2">Father above... the long-cherished desire of the dragon clan. I will definitely...</text:span> </text:p>
      <text:p text:style-name="P1">[cn]</text:p>
      <text:p text:style-name="P1">魔女の湖。</text:p>
      <text:p text:style-name="P1">氷の宮殿内。</text:p>
      <text:p text:style-name="P1"><text:span text:style-name="T2">At the lake of the witches. Inside the palace of ice.</text:span> </text:p>
      <text:p text:style-name="P1">#トリアイナ</text:p>
      <text:p text:style-name="P1">本当に行くのですか？</text:p>
      <text:p text:style-name="P1"><text:span text:style-name="T2">Are you really going?</text:span> </text:p>
      <text:p text:style-name="P1">#マルゲル</text:p>
      <text:p text:style-name="P1">ええ、仲間とはぐれてしまいました。</text:p>
      <text:p text:style-name="P1"><text:span text:style-name="T2">Yes, I've been separated from my comrades</text:span> </text:p>
      <text:p text:style-name="P1">探しに行かねば。</text:p>
      <text:p text:style-name="P1"><text:span text:style-name="T2">I must go look for them.</text:span> </text:p>
      <text:p text:style-name="P1">#トリアイナ</text:p>
      <text:p text:style-name="P1">まだ体力も戻っていないのよ、</text:p>
      <text:p text:style-name="P1">もう少しゆっくりしていきなさい。</text:p>
      <text:p text:style-name="P1"><text:span text:style-name="T2">You still haven't recovered your strength yet, you should take it easy for a bit longer.</text:span> </text:p>
      <text:p text:style-name="P1">#マルゲル</text:p>
      <text:p text:style-name="P1">……お気遣いありがとうございます。</text:p>
      <text:p text:style-name="P2">...Thank you for your concern. </text:p>
      <text:p text:style-name="P1">失礼します。</text:p>
      <text:p text:style-name="P1"><text:span text:style-name="T2">I apologize for my abrupt departure.</text:span> </text:p>
      <text:p text:style-name="P1">#ヘレン</text:p>
      <text:p text:style-name="P1">あっ、ちょっとマルゲルさん、どこ行くのよ。</text:p>
      <text:p text:style-name="P1"><text:span text:style-name="T2">Hey, Marugeru-san, where are you going?</text:span> </text:p>
      <text:p text:style-name="P1">#トリアイナ</text:p>
      <text:p text:style-name="P1">ヘレン、それにオリヴィア。</text:p>
      <text:p text:style-name="P1"><text:span text:style-name="T2">Helen, and Olivia too.</text:span> </text:p>
      <text:p text:style-name="P1">#オリヴィア</text:p>
      <text:p text:style-name="P1">あっ、その、</text:p>
      <text:p text:style-name="P1">お庭でとれたポテトをおすそ分けに来たんだけど……</text:p>
      <text:p text:style-name="P1"><text:span text:style-name="T2">Oh, right, I came to share some potatoes I picked from the garden...</text:span> </text:p>
      <text:p text:style-name="P1">#マルゲル</text:p>
      <text:p text:style-name="P1">……オリヴィア殿。</text:p>
      <text:p text:style-name="P1"><text:span text:style-name="T2">...Olivia-sama.</text:span> </text:p>
      <text:p text:style-name="P1">#オリヴィア</text:p>
      <text:p text:style-name="P1">へっ！？</text:p>
      <text:p text:style-name="P1">あっ、ハイ！</text:p>
      <text:p text:style-name="P1"><text:span text:style-name="T2">Eh!? Oh, hi!</text:span> </text:p>
      <text:p text:style-name="P1">#マルゲル</text:p>
      <text:p text:style-name="P1">氷豆のスープ、おいしかったです。</text:p>
      <text:p text:style-name="P1"><text:span text:style-name="T2">The soup with ice beans was delicious.</text:span> </text:p>
      <text:p text:style-name="P1">……それでは。</text:p>
      <text:p text:style-name="P1"><text:span text:style-name="T2">...Then, I will be going.</text:span> </text:p>
      <text:p text:style-name="P1">#オリヴィア</text:p>
      <text:p text:style-name="P1">……マルゲルさん。</text:p>
      <text:p text:style-name="P1"><text:span text:style-name="T2">...Marugeru-san.</text:span> </text:p>
      <text:p text:style-name="P1">#ヘレン</text:p>
      <text:p text:style-name="P1"><text:soft-page-break/>ね、ねえ待ちなよ！</text:p>
      <text:p text:style-name="P2">Hey, wait! </text:p>
      <text:p text:style-name="P1">アンタ、まだつらそうじゃない！</text:p>
      <text:p text:style-name="P1"><text:span text:style-name="T2">You still look like you're in pain!</text:span> </text:p>
      <text:p text:style-name="P1">#マルゲル</text:p>
      <text:p text:style-name="P1">……。</text:p>
      <text:p text:style-name="P1">#ヘレン</text:p>
      <text:p text:style-name="P1">ちょ、ちょっと！！</text:p>
      <text:p text:style-name="P1"><text:span text:style-name="T2">Hey, wait a minute!!</text:span> </text:p>
      <text:p text:style-name="P1">[cn]</text:p>
      <text:p text:style-name="P1"><text:span text:style-name="T2">Despite Helen's efforts to stop him, Marugeru left the palace.</text:span> </text:p>
      <text:p text:style-name="P1">#ヘレン</text:p>
      <text:p text:style-name="P1">何なのよ、あいつ。</text:p>
      <text:p text:style-name="P1"><text:span text:style-name="T2">What's with him?</text:span> </text:p>
      <text:p text:style-name="P1">#トリアイナ</text:p>
      <text:p text:style-name="P1">はぐれた仲間を探しに行くそうよ。</text:p>
      <text:p text:style-name="P1"><text:span text:style-name="T2">He's going to look for a lost companion.</text:span> </text:p>
      <text:p text:style-name="P1">ごめんなさい、オリヴィア。</text:p>
      <text:p text:style-name="P1"><text:span text:style-name="T2">I'm sorry, Olivia.</text:span> </text:p>
      <text:p text:style-name="P1">ポテト、ありがたくもらうわね。</text:p>
      <text:p text:style-name="P1"><text:span text:style-name="T2">Thank you for the potatoes.</text:span> </text:p>
      <text:p text:style-name="P1">#オリヴィア</text:p>
      <text:p text:style-name="P1">あっ、えっ……うん。</text:p>
      <text:p text:style-name="P1"><text:span text:style-name="T2">Oh, uh... yeah.</text:span> </text:p>
      <text:p text:style-name="P1">[cn]</text:p>
      <text:p text:style-name="P1">謎の吟遊詩人マルゲル。</text:p>
      <text:p text:style-name="P1"><text:span text:style-name="T2">The mysterious minstrel Maruger.</text:span> </text:p>
      <text:p text:style-name="P1">どこからともなく表れ、立ち去った彼に、</text:p>
      <text:p text:style-name="P1">オリヴィアが再び会うことはないのだった。</text:p>
      <text:p text:style-name="P1"><text:span text:style-name="T2">He appeared out of nowhere and left, and Olivia would never see him again.</text:span> </text:p>
      <text:p text:style-name="P1">[cn]</text:p>
      <text:p text:style-name="P1">コンペイ砦。</text:p>
      <text:p text:style-name="P1"><text:span text:style-name="T2">The Conpei fortress.</text:span> </text:p>
      <text:p text:style-name="P1">オリヴィア領とベガ領の国境。</text:p>
      <text:p text:style-name="P1"><text:span text:style-name="T2">The border between the Olivia and Vega's territory.</text:span> </text:p>
      <text:p text:style-name="P1">オリヴィア領の兵力の8割はこの国境に集中していた</text:p>
      <text:p text:style-name="P1">いつドラゴンたちが攻めてきてもおかしくない。</text:p>
      <text:p text:style-name="P1"><text:span text:style-name="T2">80% of Olivia's forces were concentrated on this border.</text:span> <text:span text:style-name="T2">It was not unlikely that the dragons would attack at any time.</text:span> </text:p>
      <text:p text:style-name="P1">この場所は常にそんな緊張感に包まれていた。</text:p>
      <text:p text:style-name="P1"><text:span text:style-name="T2">This place was always surrounded by such tension.</text:span> </text:p>
      <text:p text:style-name="P1">#カートン</text:p>
      <text:p text:style-name="P1">;ぬ、ドード殿ではないか。</text:p>
      <text:p text:style-name="P1"><text:span text:style-name="T2">; Oh, it's Lord Dodd.</text:span> </text:p>
      <text:p text:style-name="P1">;このようなとこまで珍しい。</text:p>
      <text:p text:style-name="P1"><text:span text:style-name="T2">; It's unusual to see him in a place like this.</text:span> </text:p>
      <text:p text:style-name="P1">……、……。…………。</text:p>
      <text:p text:style-name="P1">#ドード</text:p>
      <text:p text:style-name="P1">イヒヒッ！　お勤めご苦労さんです。</text:p>
      <text:p text:style-name="P1"><text:soft-page-break/><text:span text:style-name="T2">Haha! Thank you for your hard work.</text:span> </text:p>
      <text:p text:style-name="P1">しかし、あなたも大変ですな。</text:p>
      <text:p text:style-name="P1"><text:span text:style-name="T2">But you're also in a difficult situation, aren't you?</text:span> </text:p>
      <text:p text:style-name="P1">こんな偏狭で、年がら年中ドラゴンを相手してんですから。</text:p>
      <text:p text:style-name="P1"><text:span text:style-name="T2">Being stuck in such a narrow place and always having to deal with dragons.</text:span> </text:p>
      <text:p text:style-name="P1">あっしだったら、気がめいっちまいます。</text:p>
      <text:p text:style-name="P1"><text:span text:style-name="T2">If I were you, I would be losing my mind.</text:span> </text:p>
      <text:p text:style-name="P1">#カートン</text:p>
      <text:p text:style-name="P1">;オリヴィア様のために私ができることなどこれくらいのもの。</text:p>
      <text:p text:style-name="P1"><text:span text:style-name="T2">; I can only do what I can for Lady Olivia.</text:span> </text:p>
      <text:p text:style-name="P1">…………、…………！</text:p>
      <text:p text:style-name="P1">#ドード</text:p>
      <text:p text:style-name="P1">へえ、オリヴィア様のためですか。</text:p>
      <text:p text:style-name="P1"><text:span text:style-name="T2">Oh, for Lady Olivia?</text:span> </text:p>
      <text:p text:style-name="P1">それはそれは、アンタ本当に素晴らしい部下だ。</text:p>
      <text:p text:style-name="P1"><text:span text:style-name="T2">Well, you are truly an admirable subordinate</text:span>.</text:p>
      <text:p text:style-name="P1">#カートン</text:p>
      <text:p text:style-name="P1">;しかし、ドード殿はわしの話すことが理解できるのだな</text:p>
      <text:p text:style-name="P1"><text:span text:style-name="T2">; But Lord Dodd, can you understand what I'm saying?</text:span> </text:p>
      <text:p text:style-name="P1">……………？</text:p>
      <text:p text:style-name="P1">#ドード</text:p>
      <text:p text:style-name="P1">アンタの話がなんで理解できるんだって？</text:p>
      <text:p text:style-name="P1"><text:span text:style-name="T2">Why wouldn't I be able to understand what you're saying?</text:span> </text:p>
      <text:p text:style-name="P1">まあ、一種の読心術のようなものでさあ。</text:p>
      <text:p text:style-name="P1"><text:span text:style-name="T2">Well, it's like a kind of mind reading.</text:span> </text:p>
      <text:p text:style-name="P1">#カートン</text:p>
      <text:p text:style-name="P1">;それは素晴らしい！　ぜひオリヴィア様にその極意を教えてほしいものだ。</text:p>
      <text:p text:style-name="P1"><text:span text:style-name="T2">; That's great! I hope Lady Olivia will teach me that skill too.</text:span> </text:p>
      <text:p text:style-name="P1">…………！</text:p>
      <text:p text:style-name="P1">………、……。</text:p>
      <text:p text:style-name="P1">#ドード</text:p>
      <text:p text:style-name="P1">へへ、これにはちょいと特殊な能力が必要でして、</text:p>
      <text:p text:style-name="P1">あいにく魔女様には使えねえんです。</text:p>
      <text:p text:style-name="P1"><text:span text:style-name="T2">Hehe, this requires a special ability, and unfortunately, it's not something that witches can use.</text:span> </text:p>
      <text:p text:style-name="P1">#カートン</text:p>
      <text:p text:style-name="P1">そうか……。</text:p>
      <text:p text:style-name="P1"><text:span text:style-name="T2">I see...</text:span> </text:p>
      <text:p text:style-name="P1">……。</text:p>
      <text:p text:style-name="P1">#ドード</text:p>
      <text:p text:style-name="P1">まあまあ、そう気を落としなさんな。</text:p>
      <text:p text:style-name="P1"><text:span text:style-name="T2">Oh, don't be too down about it.</text:span> </text:p>
      <text:p text:style-name="P1">魔女様に会うときにはあっしが通訳しまさあ。</text:p>
      <text:p text:style-name="P1"><text:span text:style-name="T2">When you meet the witch, I'll act as your translator.</text:span> </text:p>
      <text:p text:style-name="P1">#カートン</text:p>
      <text:p text:style-name="P1">;すまない。今度からぜひ頼む。</text:p>
      <text:p text:style-name="P1"><text:span text:style-name="T2">; I'm sorry. I'll definitely rely on you next time.</text:span> </text:p>
      <text:p text:style-name="P1">……。…………。</text:p>
      <text:p text:style-name="P1">#ドード</text:p>
      <text:p text:style-name="P1">へいへい、もちろんでさあ。</text:p>
      <text:p text:style-name="P1"><text:soft-page-break/><text:span text:style-name="T2">Hey hey, of course.</text:span> </text:p>
      <text:p text:style-name="P1">あっしら部下同士、仲良くやりましょうぜ。</text:p>
      <text:p text:style-name="P1"><text:span text:style-name="T2">Let's get along well as subordinates.</text:span> </text:p>
      <text:p text:style-name="P1">イッヒッヒッヒッヒ……。</text:p>
      <text:p text:style-name="P1"><text:span text:style-name="T2">Haha...</text:span> </text:p>
      <text:p text:style-name="P1"/>
      <text:p text:style-name="P1">s0203.txt</text:p>
      <text:p text:style-name="P1">#ドード</text:p>
      <text:p text:style-name="P1">魔女様、失礼いたしやすぜ。</text:p>
      <text:p text:style-name="P1"><text:span text:style-name="T2">I apologize for the intrusion, my lady.</text:span> </text:p>
      <text:p text:style-name="P1">#オリヴィア</text:p>
      <text:p text:style-name="P1">はーい、どうぞ。</text:p>
      <text:p text:style-name="P2">Oh, it's fine. </text:p>
      <text:p text:style-name="P1">入ってー！</text:p>
      <text:p text:style-name="P1"><text:span text:style-name="T2">Please come in.</text:span> </text:p>
      <text:p text:style-name="P1">#ドード</text:p>
      <text:p text:style-name="P1">へいへい。</text:p>
      <text:p text:style-name="P1"><text:span text:style-name="T2">Alright.</text:span> </text:p>
      <text:p text:style-name="P1">#カートン</text:p>
      <text:p text:style-name="P1">……！</text:p>
      <text:p text:style-name="P1">#オリヴィア</text:p>
      <text:p text:style-name="P1">あら、カートンにドード。</text:p>
      <text:p text:style-name="P1"><text:span text:style-name="T2">Oh, Carton and Dood. </text:span><text:s/></text:p>
      <text:p text:style-name="P1">お疲れさま。 何か用かしら。</text:p>
      <text:p text:style-name="P2">Welcome back. Are you here for something?</text:p>
      <text:p text:style-name="P1">#ドード</text:p>
      <text:p text:style-name="P1">華の魔女のことは知っておりやすね。</text:p>
      <text:p text:style-name="P1"><text:span text:style-name="T2">I have heard of the flower witch, my lady.</text:span> </text:p>
      <text:p text:style-name="P1"><text:span text:style-name="T2">I assume you are familiar with the</text:span> flower witch?</text:p>
      <text:p text:style-name="P1">Hana = flower, kazahana = splendor</text:p>
      <text:p text:style-name="P1">#オリヴィア</text:p>
      <text:p text:style-name="P1">うん、それはもちろん……。</text:p>
      <text:p text:style-name="P1">隣の領主だもの。</text:p>
      <text:p text:style-name="P1"><text:span text:style-name="T2">Yes, of course... she's the neighboring lord, after all.</text:span> </text:p>
      <text:p text:style-name="P1">#カートン</text:p>
      <text:p text:style-name="P1">……！　……。</text:p>
      <text:p text:style-name="P1">#ドード</text:p>
      <text:p text:style-name="P1">カートンさんの部下からの情報なんですがね、</text:p>
      <text:p text:style-name="P1">華の魔女が動き出したそうでさあ。</text:p>
      <text:p text:style-name="P1"><text:span text:style-name="T2">I received information from one of Carton's subordinates that the flower witch has begun to move.</text:span> </text:p>
      <text:p text:style-name="P1">#オリヴィア</text:p>
      <text:p text:style-name="P1">それは、こっちに攻めてくるってこと！？</text:p>
      <text:p text:style-name="P1"><text:span text:style-name="T2">Does that mean she's going to attack us?</text:span> </text:p>
      <text:p text:style-name="P1">#ドード</text:p>
      <text:p text:style-name="P1">いや、どうやら東側の攻略を開始したようで、</text:p>
      <text:p text:style-name="P1">こちらに攻めてくるつもりはないようでさあ。</text:p>
      <text:p text:style-name="P1"><text:span text:style-name="T2">No, it seems she has started attacking the east and does not seem to have any plans to attack us.</text:span> </text:p>
      <text:p text:style-name="P1">#オリヴィア</text:p>
      <text:p text:style-name="P1"><text:soft-page-break/>ああよかった……。</text:p>
      <text:p text:style-name="P1"><text:span text:style-name="T2">Oh, that's a relief...</text:span> </text:p>
      <text:p text:style-name="P1">ならひとまず安心ね。</text:p>
      <text:p text:style-name="P1"><text:span text:style-name="T2">Well, for now, we can relax then.</text:span> </text:p>
      <text:p text:style-name="P1">#ドード</text:p>
      <text:p text:style-name="P1">しかし、もし東側の攻略が終わったら</text:p>
      <text:p text:style-name="P1">こちらに攻め込んできますぜ。</text:p>
      <text:p text:style-name="P1"><text:span text:style-name="T2">However, if the eastern attack ends, she may attack here.</text:span> </text:p>
      <text:p text:style-name="P1">念のため、兵を割いて、</text:p>
      <text:p text:style-name="P1">東側の守りを固めたほうがよろしいのでは。</text:p>
      <text:p text:style-name="P1"><text:span text:style-name="T2">As a precaution, it would be best to divide some of our soldiers and strengthen our defense on the eastern side.</text:span> </text:p>
      <text:p text:style-name="P1">#オリヴィア</text:p>
      <text:p text:style-name="P1">そ、そうね。確かに……。</text:p>
      <text:p text:style-name="P1"><text:span text:style-name="T2">Yes, that makes sense...</text:span> </text:p>
      <text:p text:style-name="P1">カートン、</text:p>
      <text:p text:style-name="P1">あなたのところから少し兵をもらえないかしら。</text:p>
      <text:p text:style-name="P1"><text:span text:style-name="T2">Carton, can you spare some soldiers from your side?</text:span> </text:p>
      <text:p text:style-name="P1">#カートン</text:p>
      <text:p text:style-name="P1">;ええ……、少しならば問題ありませんが。</text:p>
      <text:p text:style-name="P1"><text:span text:style-name="T2">;Yes... I can spare a few soldiers, but...</text:span> </text:p>
      <text:p text:style-name="P1">……、…………。</text:p>
      <text:p text:style-name="P1">#ドード</text:p>
      <text:p text:style-name="P1">大丈夫だそうっすよ。</text:p>
      <text:p text:style-name="P1">では、東側の警備はあっしが務めますんで。</text:p>
      <text:p text:style-name="P1"><text:span text:style-name="T2">It'll be fine, I'll take care of the eastern defense.</text:span> </text:p>
      <text:p text:style-name="P1">#オリヴィア</text:p>
      <text:p text:style-name="P1">わかったわ。お願いね。</text:p>
      <text:p text:style-name="P1"><text:span text:style-name="T2">Alright, thank you. </text:span><text:s/></text:p>
      <text:p text:style-name="P1">二人とも気を付けて……。</text:p>
      <text:p text:style-name="P2">Please be careful, both of you.</text:p>
      <text:p text:style-name="P1">#ドード</text:p>
      <text:p text:style-name="P1">へい、おまかせくだせえ。</text:p>
      <text:p text:style-name="P1"><text:span text:style-name="T2">Got it, leave it to me.</text:span> </text:p>
      <text:p text:style-name="P1">#カートン</text:p>
      <text:p text:style-name="P1">…………！</text:p>
      <text:p text:style-name="P1">[cn]</text:p>
      <text:p text:style-name="P1">こうして、カートンの守るコンペイ砦から、</text:p>
      <text:p text:style-name="P1">兵の3割が西側へ移された。</text:p>
      <text:p text:style-name="P1"><text:span text:style-name="T2">Thus, a third of the soldiers were moved from Carton's defended Conpei fortress to the west side.</text:span> </text:p>
      <text:p text:style-name="P1">同時刻、山が動き出す……。</text:p>
      <text:p text:style-name="P1">コンペイ砦前、ベガ側。</text:p>
      <text:p text:style-name="P1"><text:span text:style-name="T2">At the same time, the mountain began to move... In front of Conpei fortress, on the Vega side.</text:span> </text:p>
      <text:p text:style-name="P1">#ベガ</text:p>
      <text:p text:style-name="P1">全員続け！！</text:p>
      <text:p text:style-name="P1">今こそ、我らの手で、ドラゴンの栄光を取り戻すのだ！！</text:p>
      <text:p text:style-name="P1"><text:span text:style-name="T2">Everyone, continue! Now is the time to take back the glory of dragons with our own hands!</text:span> </text:p>
      <text:p text:style-name="P1">#メッサーシュミット</text:p>
      <text:p text:style-name="P1"><text:soft-page-break/>ベガ様！　信号弾準備できました！</text:p>
      <text:p text:style-name="P1"><text:span text:style-name="T2">Queen Vega, the signal flares are ready!</text:span> </text:p>
      <text:p text:style-name="P1">#ベガ</text:p>
      <text:p text:style-name="P1">よし、放て！</text:p>
      <text:p text:style-name="P1"><text:span text:style-name="T2">Good, release them!</text:span> </text:p>
      <text:p text:style-name="P1">#メッサーシュミット</text:p>
      <text:p text:style-name="P1">信号弾放てーー！！</text:p>
      <text:p text:style-name="P1"><text:span text:style-name="T2">Signal flares released!!!</text:span> </text:p>
      <text:p text:style-name="P1">[cn]</text:p>
      <text:p text:style-name="P1">ベガの指示で、黄色の煙が空高く立ち上った。</text:p>
      <text:p text:style-name="P1"><text:span text:style-name="T2">Under Vega's command, yellow smoke rose high into the sky.</text:span> </text:p>
      <text:p text:style-name="P1">それを遠くから見ていた男がいた。</text:p>
      <text:p text:style-name="P1">男はそれを確認すると、にたりと笑って動き出した。</text:p>
      <text:p text:style-name="P2">A man watched from afar, he smiled and began to move.</text:p>
      <text:p text:style-name="P1">………………。</text:p>
      <text:p text:style-name="P1">コンペイ砦、オリヴィア側。</text:p>
      <text:p text:style-name="P1"><text:span text:style-name="T2">Conpei fortress, Olivia's side.</text:span> </text:p>
      <text:p text:style-name="P1">#部下</text:p>
      <text:p text:style-name="P1">カートン様！</text:p>
      <text:p text:style-name="P1">敵軍勢、空と陸から一斉に攻めてまいります。</text:p>
      <text:p text:style-name="P1"><text:span text:style-name="T2">Lord Carton! The enemy is attacking from the air and land simultaneously.</text:span> </text:p>
      <text:p text:style-name="P1">#カートン</text:p>
      <text:p text:style-name="P1">…………。</text:p>
      <text:p text:style-name="P1">[cn]</text:p>
      <text:p text:style-name="P1">ぶん、と、カートンが軍配をふるった。</text:p>
      <text:p text:style-name="P1">すると一斉に兵が動き出し、</text:p>
      <text:p text:style-name="P1">たちまち陣形を整えてしまった。</text:p>
      <text:p text:style-name="P1"><text:span text:style-name="T2">With a loud shout, Carton gave out his orders. The soldiers moved in unison, quickly forming their formation.</text:span> </text:p>
      <text:p text:style-name="P1">#カートン</text:p>
      <text:p text:style-name="P1">……。</text:p>
      <text:p text:style-name="P1">[cn]</text:p>
      <text:p text:style-name="P1">再びカートンが軍配を掲げ、振り下ろした。</text:p>
      <text:p text:style-name="P1">それを合図にドラゴンたちへ無数の矢が</text:p>
      <text:p text:style-name="P1">雨のように降りそそいだ。</text:p>
      <text:p text:style-name="P1">ドラゴンたちの硬いうろこでも貫通できるように作られた特別製の矢のおかげで、</text:p>
      <text:p text:style-name="P1">ドラゴンたちは目の前の弓隊に</text:p>
      <text:p text:style-name="P1">なすすべもなく倒れていった。</text:p>
      <text:p text:style-name="P1"><text:span text:style-name="T2">Carton gave out his orders again, and with that as the signal, countless arrows rained down on the dragons like a storm. The dragons fell one after another, unable to do anything, due to the specially made arrows that could penetrate even the toughest dragon scales.</text:span> </text:p>
      <text:p text:style-name="P1">#ドード</text:p>
      <text:p text:style-name="P1">いやあお見事。</text:p>
      <text:p text:style-name="P1">さすがの采配ですぜ。</text:p>
      <text:p text:style-name="P1"><text:span text:style-name="T2">Wow, great job. As expected from your strategy.</text:span> </text:p>
      <text:p text:style-name="P1">#カートン</text:p>
      <text:p text:style-name="P1">;ぬ、ドード殿、</text:p>
      <text:p text:style-name="P1">;おぬし西側の警備についていたのでは。</text:p>
      <text:p text:style-name="P1"><text:span text:style-name="T2">;Ugh, Dodd, ;Weren't you supposed to be in charge of the eastern defense? ... ... ...</text:span> </text:p>
      <text:p text:style-name="P1">……。……、……。</text:p>
      <text:p text:style-name="P1"><text:soft-page-break/>#ドード</text:p>
      <text:p text:style-name="P1">まあまあ、急用ができて、</text:p>
      <text:p text:style-name="P1">西側の警備は部下に任してきたんでさあ。</text:p>
      <text:p text:style-name="P1">それより、この前の話の続きをしましょうや。</text:p>
      <text:p text:style-name="P1"><text:span text:style-name="T2">Oh well, I had some urgent matters to attend to and left the western defense to my subordinates. Let's continue the conversation we had earlier.</text:span> </text:p>
      <text:p text:style-name="P1">#カートン</text:p>
      <text:p text:style-name="P1">;つづきとは……？</text:p>
      <text:p text:style-name="P1"><text:span text:style-name="T2">;Continue... ?</text:span> </text:p>
      <text:p text:style-name="P1">…………？</text:p>
      <text:p text:style-name="P1">#ドード</text:p>
      <text:p text:style-name="P1">あっしの読心術の話でさあ。</text:p>
      <text:p text:style-name="P1">実はあれウソでしてね。</text:p>
      <text:p text:style-name="P1">びっくりしたでしょう。</text:p>
      <text:p text:style-name="P1">あっしはね、言葉を聞かなくても、</text:p>
      <text:p text:style-name="P1">相手が話そうと口に出したことを読み取ることができるんでさあ。</text:p>
      <text:p text:style-name="P1">これはドラゴンたちの会話方法でね。</text:p>
      <text:p text:style-name="P1">魔女様には使えないってのはそういうことでさあ。</text:p>
      <text:p text:style-name="P1"><text:span text:style-name="T2">You see, my ability to read minds is actually a lie. I bet you're surprised. The truth is, I can understand what others say without hearing the words, by reading their movements and expressions. This is the way dragons communicate. Unfortunately, this skill can't be used by witches.</text:span> </text:p>
      <text:p text:style-name="P1">#カートン</text:p>
      <text:p text:style-name="P1">;それはいったい……。</text:p>
      <text:p text:style-name="P1"><text:span text:style-name="T2">;What...</text:span> </text:p>
      <text:p text:style-name="P1">…………。</text:p>
      <text:p text:style-name="P1">#ドード</text:p>
      <text:p text:style-name="P1">おや、まだ気づかないんで……。</text:p>
      <text:p text:style-name="P1">イッヒッヒッヒ……。</text:p>
      <text:p text:style-name="P1"><text:span text:style-name="T2">Oh well, you haven't figured it out yet... Haha...</text:span> </text:p>
      <text:p text:style-name="P1">[cn]</text:p>
      <text:p text:style-name="P1">ドードが、カートンから離れ、手をすっと上げた。</text:p>
      <text:p text:style-name="P1">すると、周りにいた部下たちが、</text:p>
      <text:p text:style-name="P1">一斉にカートンのほうへ向いて弓を引いた。</text:p>
      <text:p text:style-name="P1"><text:span text:style-name="T2">Dodd stepped away from Carton, and raised his hand. Suddenly, all of the soldiers around them turned and aimed their bows at Carton.</text:span> </text:p>
      <text:p text:style-name="P1">#カートン</text:p>
      <text:p text:style-name="P1">……………！</text:p>
      <text:p text:style-name="P1">#ドード</text:p>
      <text:p text:style-name="P1">まあ、そういうことでさあ。</text:p>
      <text:p text:style-name="P1">わるいね、これも任務なんで。</text:p>
      <text:p text:style-name="P1"><text:span text:style-name="T2">Well, that's the situation. Sorry, it's just part of my mission.</text:span> </text:p>
      <text:p text:style-name="P1">#カートン</text:p>
      <text:p text:style-name="P1">;お前……山の魔女の。</text:p>
      <text:p text:style-name="P1"><text:span text:style-name="T2">;You... witch of the mountains.</text:span> </text:p>
      <text:p text:style-name="P1">…………。</text:p>
      <text:p text:style-name="P1">#ドード</text:p>
      <text:p text:style-name="P1">察しのとおりでさあ。</text:p>
      <text:p text:style-name="P1">あっしはドラゴンと人間のハーフ。</text:p>
      <text:p text:style-name="P1">山の魔女の部下なんでさあ。</text:p>
      <text:p text:style-name="P1"><text:soft-page-break/>本当のドードは、今頃街の井戸の底ってな。</text:p>
      <text:p text:style-name="P1">まあそういうことなんで、</text:p>
      <text:p text:style-name="P1">申し訳ないが死んでもらいますぜ。</text:p>
      <text:p text:style-name="P1"><text:span text:style-name="T2">As you suspected. I'm a half dragon and half human. I'm a subordinate of the mountain witch. The real Dodd is at the bottom of a well in the city by now. Well, that's how it is. Sorry, but I have to make you die.</text:span> </text:p>
      <text:p text:style-name="P1">[cn]</text:p>
      <text:p text:style-name="P1">一斉に矢が放たれた。</text:p>
      <text:p text:style-name="P1">逃げ場のないカートンに矢が降り注ぎ、</text:p>
      <text:p text:style-name="P1">全身に無数の矢が突き刺さった。</text:p>
      <text:p text:style-name="P1"><text:span text:style-name="T2">All at once, arrows were fired. The arrows poured down on the helpless Carton and stabbed him all over his body.</text:span> </text:p>
      <text:p text:style-name="P1">#カートン</text:p>
      <text:p text:style-name="P1">…………！！</text:p>
      <text:p text:style-name="P1">[cn]</text:p>
      <text:p text:style-name="P1">カートンの巨体がよろめき、膝をつく。</text:p>
      <text:p text:style-name="P1"><text:span text:style-name="T2">Carton's giant body swayed and he knelt down.</text:span> </text:p>
      <text:p text:style-name="P1">#カートン</text:p>
      <text:p text:style-name="P1">……ギ、……アァアアア！！！！！</text:p>
      <text:p text:style-name="P1"><text:span text:style-name="T2">...Gi... AAAA!!!</text:span> </text:p>
      <text:p text:style-name="P1">[cn]</text:p>
      <text:p text:style-name="P1">カートンの咆哮が響き渡った。</text:p>
      <text:p text:style-name="P1">思わず彼に弓を引いた部下たちは一歩退いた。</text:p>
      <text:p text:style-name="P1"><text:span text:style-name="T2">Carton's roar echoed. His subordinates, who had involuntarily pulled their bows on him, stepped back.</text:span> </text:p>
      <text:p text:style-name="P1">#ドード</text:p>
      <text:p text:style-name="P1">何をしている！　次を打ち込め！！</text:p>
      <text:p text:style-name="P1"><text:span text:style-name="T2">What are you doing! Shoot again!!</text:span> </text:p>
      <text:p text:style-name="P1">[cn]</text:p>
      <text:p text:style-name="P1">ドードの叱咤で我に返った部下たちは急いで次の矢を構えた。</text:p>
      <text:p text:style-name="P1">しかし、それより一瞬早く、</text:p>
      <text:p text:style-name="P1">カートンが自慢の戦斧をふるった。</text:p>
      <text:p text:style-name="P1">そのひと振りは、目の前の部下の胴体を両断し、</text:p>
      <text:p text:style-name="P1">その隣の部下の首をはねた。</text:p>
      <text:p text:style-name="P1"><text:span text:style-name="T2">Carton swung his battle axe, cutting down his subordinates one by one. Despite being shot with arrows, he managed to defeat all of Dood's subordinates in a matter of moments. Dood cursed in frustration as Carton stood victorious.</text:span> </text:p>
      <text:p text:style-name="P1">#ドード</text:p>
      <text:p text:style-name="P1">ちっ！　さすがにしぶとい。</text:p>
      <text:p text:style-name="P1"><text:span text:style-name="T2">damn it! He's tougher than I thought.</text:span> </text:p>
      <text:p text:style-name="P1">[cn]</text:p>
      <text:p text:style-name="P1">二本目の矢が撃ち込まれ、カートンの体に突き刺さった。</text:p>
      <text:p text:style-name="P1"><text:span text:style-name="T2">The second arrow was shot, piercing Carton's body.</text:span> </text:p>
      <text:p text:style-name="P1">#カートン</text:p>
      <text:p text:style-name="P1">ウォオオオォォォォオン……！！！！</text:p>
      <text:p text:style-name="P1"><text:span text:style-name="T2">Wooooooon.......!!!</text:span> </text:p>
      <text:p text:style-name="P1">[cn]</text:p>
      <text:p text:style-name="P1">カートンの咆哮に大気がびりびりと震えた。</text:p>
      <text:p text:style-name="P1">再びカートンが戦斧をふるうと、</text:p>
      <text:p text:style-name="P1">三人の部下の体がバラバラになった。</text:p>
      <text:p text:style-name="P1"><text:soft-page-break/>その鬼のような立ち姿に、</text:p>
      <text:p text:style-name="P1">残った部下たちはすっかり腰が引けてしまった。</text:p>
      <text:p text:style-name="P1">カートンはその一瞬のすきを逃さなかった。</text:p>
      <text:p text:style-name="P1">あっという間に、</text:p>
      <text:p text:style-name="P1">ドードの部下全員を倒してしまったのだ。</text:p>
      <text:p text:style-name="P1"><text:span text:style-name="T2">Carton's roar shook the air. Again, as Carton swung his battle axe, the bodies of three subordinates were torn apart. In the face of this demonic stance, the remaining subordinates completely lost their will to fight. Carton did not miss this momentary gap. In an instant, he defeated all of Dood's subordinates.</text:span> </text:p>
      <text:p text:style-name="P1">#ドード</text:p>
      <text:p text:style-name="P1">ぐ、くそ……。</text:p>
      <text:p text:style-name="P1"><text:span text:style-name="T2">Shit ...</text:span> </text:p>
      <text:p text:style-name="P1">#カートン</text:p>
      <text:p text:style-name="P1">………………。</text:p>
      <text:p text:style-name="P1">#ドード</text:p>
      <text:p text:style-name="P1">ま、まあ、話し合いましょうや……へへ。</text:p>
      <text:p text:style-name="P1"><text:span text:style-name="T2">Well, let's talk ... hehe.</text:span> </text:p>
      <text:p text:style-name="P1">[cn]</text:p>
      <text:p text:style-name="P1">ドードの方を、カートンはまっすぐ見つめていた。</text:p>
      <text:p text:style-name="P1">あまりの迫力にドードはすっかり子犬のように縮こまってしまっていた。</text:p>
      <text:p text:style-name="P1"><text:span text:style-name="T2">Dood looked straight at Cartoon. Dood was completely shrunk like a puppy because of the pressure.</text:span> </text:p>
      <text:p text:style-name="P1">#ドード</text:p>
      <text:p text:style-name="P1">アハハハ……まあ、ここは穏便に穏便に……。</text:p>
      <text:p text:style-name="P1"><text:span text:style-name="T2">Ahahahaha ... well, let's talk calmly ...</text:span> </text:p>
      <text:p text:style-name="P1">…………。</text:p>
      <text:p text:style-name="P1">…………あの、カートンさん？</text:p>
      <text:p text:style-name="P1"><text:span text:style-name="T2">.......... Hey, Cartoon?</text:span> </text:p>
      <text:p text:style-name="P1">[cn]</text:p>
      <text:p text:style-name="P1">ドードは先ほどからピクリとも動かないカートンに違和感を覚えた。</text:p>
      <text:p text:style-name="P1"><text:span text:style-name="T2">Dood felt uneasy about Cartoon, who hadn't moved at all since before.</text:span> </text:p>
      <text:p text:style-name="P1">#ドード</text:p>
      <text:p text:style-name="P1">…………まさか。</text:p>
      <text:p text:style-name="P1"><text:span text:style-name="T2">.......... Could it be?</text:span> </text:p>
      <text:p text:style-name="P1">[cn]</text:p>
      <text:p text:style-name="P1">恐る恐る近づいて、確かめる。</text:p>
      <text:p text:style-name="P1">カートンはすでに死んでいた。</text:p>
      <text:p text:style-name="P1"><text:span text:style-name="T2">Dood approached cautiously and confirmed. Cartoon was already dead.</text:span> </text:p>
      <text:p text:style-name="P1">#ドード</text:p>
      <text:p text:style-name="P1">……あはははは。</text:p>
      <text:p text:style-name="P1">はあ、ビビらせやがって……。</text:p>
      <text:p text:style-name="P1"><text:span text:style-name="T2">... ahaha haha. Yeah, I scared you ...</text:span> </text:p>
      <text:p text:style-name="P1">…………。</text:p>
      <text:p text:style-name="P1">さてと、あともう一仕事っと。</text:p>
      <text:p text:style-name="P1"><text:span text:style-name="T2">Well then, one more job left.</text:span> </text:p>
      <text:p text:style-name="P1">[cn]</text:p>
      <text:p text:style-name="P1">ドードが立ち去ってから数時間と立たず、</text:p>
      <text:p text:style-name="P1">コンペイ砦は陥落した。</text:p>
      <text:p text:style-name="P1">魔女オリヴィアの家。</text:p>
      <text:p text:style-name="P1"><text:span text:style-name="T2">After several hours, since Dood left, the Compie fort fell. At the house of the witch Olivia.</text:span> </text:p>
      <text:p text:style-name="P1"><text:soft-page-break/>#部下</text:p>
      <text:p text:style-name="P1">失礼します！</text:p>
      <text:p text:style-name="P1"><text:span text:style-name="T2">I apologize for interrupting!</text:span> </text:p>
      <text:p text:style-name="P1">#オリヴィア</text:p>
      <text:p text:style-name="P1">どうぞ、入って。</text:p>
      <text:p text:style-name="P1"><text:span text:style-name="T2">Please come in.</text:span> </text:p>
      <text:p text:style-name="P1">#部下</text:p>
      <text:p text:style-name="P1">申し上げます！　コンペイ砦陥落！！</text:p>
      <text:p text:style-name="P1">カートン大将討死！！</text:p>
      <text:p text:style-name="P1"><text:span text:style-name="T2">I have news to report! The Compie fort has fallen! General Carton has been killed!</text:span> </text:p>
      <text:p text:style-name="P1">#オリヴィア</text:p>
      <text:p text:style-name="P1">えっ！？</text:p>
      <text:p text:style-name="P1">そ、そんなはずないわ！！</text:p>
      <text:p text:style-name="P1">カートンが死んだですって！？</text:p>
      <text:p text:style-name="P1"><text:span text:style-name="T2">What! That can't be! Carton has died?</text:span> </text:p>
      <text:p text:style-name="P1">#部下</text:p>
      <text:p text:style-name="P1">詳細は不明！</text:p>
      <text:p text:style-name="P1">しかし、山の魔女の軍勢は確かにこちらへ向かっております。</text:p>
      <text:p text:style-name="P1"><text:span text:style-name="T2">The details are unclear, but the army of the mountain witch is definitely headed this way.</text:span> </text:p>
      <text:p text:style-name="P1">#オリヴィア</text:p>
      <text:p text:style-name="P1">そんな……、ああ、どうすれば……。</text:p>
      <text:p text:style-name="P1">と、とりあえず、ドードのところにも伝えて！</text:p>
      <text:p text:style-name="P1"><text:span text:style-name="T2">Oh no...what should I do... Alright, first of all, tell Dood too!</text:span> </text:p>
      <text:p text:style-name="P1">#部下</text:p>
      <text:p text:style-name="P1">はっ！　失礼します。</text:p>
      <text:p text:style-name="P1"><text:span text:style-name="T2">Yes! Excuse me.</text:span> </text:p>
      <text:p text:style-name="P1">#オリヴィア</text:p>
      <text:p text:style-name="P1">なんでいきなり……。</text:p>
      <text:p text:style-name="P1">もう！　なんでこうなるのよ……。</text:p>
      <text:p text:style-name="P1">ああ…………！</text:p>
      <text:p text:style-name="P1"><text:span text:style-name="T2">Why all of a sudden... Ugh! Why is this happening... Ahh...</text:span> </text:p>
      <text:p text:style-name="P1">#部下</text:p>
      <text:p text:style-name="P1">あっ、ドード様！　お疲れ様です！</text:p>
      <text:p text:style-name="P1">……今丁度、えっ、あのなにを……！！</text:p>
      <text:p text:style-name="P1">うっ！！</text:p>
      <text:p text:style-name="P1"><text:span text:style-name="T2">Oh, Lord Dodd! You've worked hard! ...Just now, what, huh... Ah!</text:span> </text:p>
      <text:p text:style-name="P1">#オリヴィア</text:p>
      <text:p text:style-name="P1">……？</text:p>
      <text:p text:style-name="P1">ちょっと、どうかして……ドード？</text:p>
      <text:p text:style-name="P1"><text:span text:style-name="T2">"What...?" "Wait a minute, what's going on... Dodd?"</text:span> </text:p>
      <text:p text:style-name="P1">#ドード</text:p>
      <text:p text:style-name="P1">ああ、これはこれは魔女様。</text:p>
      <text:p text:style-name="P1">イヒヒヒヒッ！！</text:p>
      <text:p text:style-name="P1"><text:span text:style-name="T2">"Ah, this is, this is the witch." "Hihihihi!"</text:span> </text:p>
      <text:p text:style-name="P1">#オリヴィア</text:p>
      <text:p text:style-name="P1">あなた、なんでここにいるのよ……。</text:p>
      <text:p text:style-name="P1">いえ、それよりあなた、</text:p>
      <text:p text:style-name="P1">それ……何。</text:p>
      <text:p text:style-name="P1"><text:span text:style-name="T2">"What are you doing here..." "No, more importantly, what is that...?"</text:span> </text:p>
      <text:p text:style-name="P1">[cn]</text:p>
      <text:p text:style-name="P1"><text:soft-page-break/>ドードは、赤く丸いものを手からぶら下げていた。</text:p>
      <text:p text:style-name="P1"><text:span text:style-name="T7">ドード </text:span><text:span text:style-name="T2">was holding something red and round in his hand.</text:span> </text:p>
      <text:p text:style-name="P1">#ドード</text:p>
      <text:p text:style-name="P1">イヒヒヒヒッ！！</text:p>
      <text:p text:style-name="P1">もうすぐあなたもこうなるんでさあ。 ほらっ！</text:p>
      <text:p text:style-name="P1"><text:span text:style-name="T2">You'll be just like this soon. Look!</text:span> </text:p>
      <text:p text:style-name="P1">[cn]</text:p>
      <text:p text:style-name="P1">ひょいとドードがオリヴィアに向かって投げたそれは、先ほどの部下の首だった。</text:p>
      <text:p text:style-name="P1"><text:span text:style-name="T2">In a sudden move, Dood throws something at Olivia, which turns out to be the head of his subordinate from earlier.</text:span> </text:p>
      <text:p text:style-name="P1">#オリヴィア</text:p>
      <text:p text:style-name="P1">……ヒッ！！</text:p>
      <text:p text:style-name="P1">いやあああああああーーー！！！</text:p>
      <text:p text:style-name="P1"><text:span text:style-name="T2">...Yikes! No, no, no, no, no!!!</text:span> </text:p>
      <text:p text:style-name="P1">#ドード</text:p>
      <text:p text:style-name="P1">おっと、あまり叫ばないで下さいよ。</text:p>
      <text:p text:style-name="P1">こっちもさっさとことをすましたいんでね。</text:p>
      <text:p text:style-name="P1"><text:span text:style-name="T2">Oh, don't shout so much. I too want to finish this quickly.</text:span> </text:p>
      <text:p text:style-name="P1">#オリヴィア</text:p>
      <text:p text:style-name="P1">やっ、いやっ！！</text:p>
      <text:p text:style-name="P1">や……めて。</text:p>
      <text:p text:style-name="P1">やめてっ！！　いやあっ！</text:p>
      <text:p text:style-name="P1">殺さないでぇっ！！</text:p>
      <text:p text:style-name="P1"><text:span text:style-name="T2">Stop, no! Stop it! No! Don't kill me!</text:span> </text:p>
      <text:p text:style-name="P1">#ドード</text:p>
      <text:p text:style-name="P1">騒がないでって言ったでしょう？</text:p>
      <text:p text:style-name="P1"><text:span text:style-name="T2">I told you to be quiet, didn't I?</text:span> </text:p>
      <text:p text:style-name="P1">[cn]</text:p>
      <text:p text:style-name="P1">ザクッ！！！！</text:p>
      <text:p text:style-name="P1">~Slicing sound~</text:p>
      <text:p text:style-name="P1">#オリヴィア</text:p>
      <text:p text:style-name="P1">ああああぁーーー！！！！</text:p>
      <text:p text:style-name="P1"><text:span text:style-name="T2">Aaaahhh!!!</text:span> </text:p>
      <text:p text:style-name="P1">#ドード</text:p>
      <text:p text:style-name="P1">そんなに叫ぶことないでしょう？</text:p>
      <text:p text:style-name="P1">ただのかすり傷じゃないですか。</text:p>
      <text:p text:style-name="P1">……そういや、魔女ってのは処女じゃないと</text:p>
      <text:p text:style-name="P1">魔法が使えないんだっけな。</text:p>
      <text:p text:style-name="P1">イヒヒヒヒッ！！</text:p>
      <text:p text:style-name="P1">ありがてえ……こんな機会もう一生ないぜ。</text:p>
      <text:p text:style-name="P1">さあ魔女様、あっしと楽しみましょうぜ……。</text:p>
      <text:p text:style-name="P1"><text:span text:style-name="T2">Don't yell like that? It's just a minor injury, isn't it? ...By the way, isn't it that witches can't use magic unless they're virgins? Ihihihihi! Thanks... I'll never have an opportunity like this again. Come on, witch, let's have some fun together...</text:span> </text:p>
      <text:p text:style-name="P1">#オリヴィア</text:p>
      <text:p text:style-name="P1">いっ、いやっ……何をするの！？いやあっ！！</text:p>
      <text:p text:style-name="P1"><text:span text:style-name="T2">No, don't... What are you doing? No!</text:span> </text:p>
      <text:p text:style-name="P1"/>
      <text:p text:style-name="P1">;ここから過激なので没 <text:span text:style-name="T2">This part is too extreme, so it's cut off.</text:span> </text:p>
      <text:p text:style-name="P1">;#ドード</text:p>
      <text:p text:style-name="P1"><text:soft-page-break/>;イヒヒヒッ！！</text:p>
      <text:p text:style-name="P1">;なかなかかわいい反応するじゃねえか……。</text:p>
      <text:p text:style-name="P1">;[cn]</text:p>
      <text:p text:style-name="P1">;ドードはオリヴィアに近づくと、彼女の服をナイフでびりびりと引き裂いていった。</text:p>
      <text:p text:style-name="P1">;#オリヴィア</text:p>
      <text:p text:style-name="P1">;いやっ！　助けてっ……！</text:p>
      <text:p text:style-name="P1">;ヘレン！　トリアイナ！！</text:p>
      <text:p text:style-name="P1">;#ドード</text:p>
      <text:p text:style-name="P1">;知ってますぜ。アンタ、回復魔法が得意なんだってな</text:p>
      <text:p text:style-name="P1">;……いいゲームを思いついたぜェ。</text:p>
      <text:p text:style-name="P1">;#オリヴィア</text:p>
      <text:p text:style-name="P1">;えっ……ぐほっ！？</text:p>
      <text:p text:style-name="P1">;[cn]</text:p>
      <text:p text:style-name="P1">;ドードは仰向けに倒れているオリヴィアの腹を思いっきり踏みつけた。</text:p>
      <text:p text:style-name="P1">;二度、三度、立て続けに、言葉を発する暇もなく、</text:p>
      <text:p text:style-name="P1">;ドードは思いっきり、オリヴィアの腹を踏みつける。</text:p>
      <text:p text:style-name="P1">;#ドード</text:p>
      <text:p text:style-name="P1">;おらおらどうした！？[n]</text:p>
      <text:p text:style-name="P1">;得意の回復魔法で回復しねえのか？</text:p>
      <text:p text:style-name="P1">;#オリヴィア</text:p>
      <text:p text:style-name="P1">;ぐっ……ヒー……ル。</text:p>
      <text:p text:style-name="P1">;[cn]</text:p>
      <text:p text:style-name="P1">;淡い緑色の光がオリヴィアの体を包み込む。</text:p>
      <text:p text:style-name="P1">;何度も強く踏みつけられ、青く変色した腹部が、</text:p>
      <text:p text:style-name="P1">;徐々に生気を取り戻す。</text:p>
      <text:p text:style-name="P1">;しかし、治りきる前に、ドーが再び同じ場所を踏みつける。</text:p>
      <text:p text:style-name="P1">;#オリヴィア</text:p>
      <text:p text:style-name="P1">;げほっ……ヒ……ール。</text:p>
      <text:p text:style-name="P1">;ヒー……ル。</text:p>
      <text:p text:style-name="P1">;…………ヒー……。</text:p>
      <text:p text:style-name="P1">;[cn]</text:p>
      <text:p text:style-name="P1">;回復魔法では傷は治せても体力は回復しない。</text:p>
      <text:p text:style-name="P1">;次第にオリヴィアの目はうつろになり、ついには気を失ってしまった。</text:p>
      <text:p text:style-name="P1">;#ドード</text:p>
      <text:p text:style-name="P1">;ねてんじゃねえよ……。</text:p>
      <text:p text:style-name="P1">;#オリヴィア</text:p>
      <text:p text:style-name="P1">;ぎゃああっ！！ </text:p>
      <text:p text:style-name="P1">;[cn]</text:p>
      <text:p text:style-name="P1">;ドードが、オリヴィアの腹にナイフを突き立てた。</text:p>
      <text:p text:style-name="P1">;#ドード</text:p>
      <text:p text:style-name="P1">;へっへっへっ……</text:p>
      <text:p text:style-name="P1">;そろそろメインディッシュと行きましょうや。</text:p>
      <text:p text:style-name="P1">;#オリヴィア</text:p>
      <text:p text:style-name="P1">;いたいよ……やめてよぉ……。</text:p>
      <text:p text:style-name="P1">;[cn]</text:p>
      <text:p text:style-name="P1">;泣き叫ぶオリヴィアを見てドードは満足そうに笑い、</text:p>
      <text:p text:style-name="P1">;ズボンのベルトを緩め始めた。</text:p>
      <text:p text:style-name="P1">;#オリヴィア</text:p>
      <text:p text:style-name="P1">;何を……するの。</text:p>
      <text:p text:style-name="P1">;やめて……やめてっ！！！！</text:p>
      <text:p text:style-name="P1"/>
      <text:p text:style-name="P1">;切り替え処理</text:p>
      <text:p text:style-name="P1"><text:soft-page-break/>#ドード</text:p>
      <text:p text:style-name="P1">イヒヒヒヒヒッ……！！</text:p>
      <text:p text:style-name="P1"><text:span text:style-name="T2">Hihihihihi...!!</text:span> </text:p>
      <text:p text:style-name="P1">[cn]</text:p>
      <text:p text:style-name="P1">ドードの笑い声が響く。</text:p>
      <text:p text:style-name="P1"><text:span text:style-name="T2">Dood's laughter echoed.</text:span> </text:p>
      <text:p text:style-name="P1">ドラゴンたちの軍勢が、すぐそこまで迫っていた。</text:p>
      <text:p text:style-name="P1"><text:span text:style-name="T2">The dragon's army is approaching soon.</text:span> </text:p>
      <text:p text:style-name="P1">……………。</text:p>
      <text:p text:style-name="P1">#ヘレン</text:p>
      <text:p text:style-name="P1">オリヴィア！　無事！？</text:p>
      <text:p text:style-name="P1"><text:span text:style-name="T17">Olivia! Are you safe!? ... Olivia...?</text:span> </text:p>
      <text:p text:style-name="P1">……。</text:p>
      <text:p text:style-name="P1">オリヴィア……？</text:p>
      <text:p text:style-name="P1"><text:span text:style-name="T2">Olivia...?</text:span> </text:p>
      <text:p text:style-name="P1">[cn]</text:p>
      <text:p text:style-name="P1">ヘレンがオリヴィアの家を訪れたのは、それから数時間ののちだった。</text:p>
      <text:p text:style-name="P1"><text:span text:style-name="T2">Helen visited Olivia's house a few hours later.</text:span> </text:p>
      <text:p text:style-name="P1">オリヴィアの家の扉は空いており、家の中は大変な荒れようだった。</text:p>
      <text:p text:style-name="P1"><text:span text:style-name="T2">The door of Olivia's house was open, and the inside of the house was in a terrible state.</text:span> </text:p>
      <text:p text:style-name="P1">床に大きな血だまりがあり、血痕は奥まで続いていた</text:p>
      <text:p text:style-name="P1"><text:span text:style-name="T2">There was a large pool of blood on the floor and blood stains extended deep into the house</text:span> </text:p>
      <text:p text:style-name="P1">#ヘレン</text:p>
      <text:p text:style-name="P1">オリヴィア……！</text:p>
      <text:p text:style-name="P1"><text:span text:style-name="T2">Olivia...!</text:span> </text:p>
      <text:p text:style-name="P1">[cn]</text:p>
      <text:p text:style-name="P1">オリヴィアは家の浴槽の中に、</text:p>
      <text:p text:style-name="P1">半裸の状態で丸まっていた。</text:p>
      <text:p text:style-name="P1"><text:span text:style-name="T17">Olivia was curled up in the bathtub, half-naked.</text:span> </text:p>
      <text:p text:style-name="P1">#ヘレン</text:p>
      <text:p text:style-name="P1">オリヴィア！</text:p>
      <text:p text:style-name="P1">ねえ、大丈夫！？</text:p>
      <text:p text:style-name="P1">オリ……ヴィア……？</text:p>
      <text:p text:style-name="P1"><text:span text:style-name="T17">Olivia! Hey, are you okay!? Olivia...!?</text:span> </text:p>
      <text:p text:style-name="P1">[cn]</text:p>
      <text:p text:style-name="P1">オリヴィアの口元から、一筋の血が垂れていた。</text:p>
      <text:p text:style-name="P1">オリヴィアは、舌をかみ切って死んでいた。</text:p>
      <text:p text:style-name="P1"><text:span text:style-name="T17">Blood was flowing from Olivia's mouth. Olivia had bitten her tongue and died.</text:span> </text:p>
      <text:p text:style-name="P1"/>
      <text:p text:style-name="P1">;ヤバイ一文につき　没</text:p>
      <text:p text:style-name="P1">;彼女の股の間には、男の達した証がべったりと付着していた。</text:p>
      <text:p text:style-name="P10">;This is a dangerous text, so it is not included </text:p>
      <text:p text:style-name="P1"><text:span text:style-name="T17">;There were clear signs of a man's actions on her thighs.</text:span> </text:p>
      <text:p text:style-name="P1">#ヘレン</text:p>
      <text:p text:style-name="P1">…………。</text:p>
      <text:p text:style-name="P1">[cn]</text:p>
      <text:p text:style-name="P1">ヘレンはふと、脱衣所のわきに目をやった。</text:p>
      <text:p text:style-name="P1">一人の男が、恍惚とした表情を浮かべたまま、</text:p>
      <text:p text:style-name="P1">心臓にナイフを突き立てられて死んでいた。</text:p>
      <text:p text:style-name="P1"><text:soft-page-break/><text:span text:style-name="T17">Helen suddenly looked at the corner of the changing room. A man was dead, with a knife plunged into his heart and a dazed expression on his face.</text:span> </text:p>
      <text:p text:style-name="P1">#ヘレン</text:p>
      <text:p text:style-name="P1">オリヴィア……ごめん、ごめんね……。</text:p>
      <text:p text:style-name="P1"><text:span text:style-name="T17">Olivia... I'm sorry, I'm sorry...</text:span> </text:p>
      <text:p text:style-name="P1">[cn]</text:p>
      <text:p text:style-name="P1">ヘレンはオリヴィアの無残な亡骸を抱きしめた。</text:p>
      <text:p text:style-name="P1"><text:span text:style-name="T2">Helen hugged the mutilated corpse of Olivia.</text:span> </text:p>
      <text:p text:style-name="P1">#ヘレン</text:p>
      <text:p text:style-name="P1">ごめんね……怖かったよね……ごめんね。</text:p>
      <text:p text:style-name="P1"><text:span text:style-name="T2">I'm sorry... I know you were scared... I'm sorry.</text:span> </text:p>
      <text:p text:style-name="P1">[cn]</text:p>
      <text:p text:style-name="P1">物言わぬオリヴィアに、ヘレンはいつまでも謝り続けていた。</text:p>
      <text:p text:style-name="P1"><text:span text:style-name="T2">Helen kept apologizing to the speechless Olivia.</text:span> </text:p>
      <text:p text:style-name="P1">……………。</text:p>
      <text:p text:style-name="P1">オリヴィア領は一夜のうちにドラゴンたちに占領された。</text:p>
      <text:p text:style-name="P1">その日のうちにベガがオリヴィアの家を訪れた。</text:p>
      <text:p text:style-name="P1">しかし、オリヴィアの家で彼女が見たものは、</text:p>
      <text:p text:style-name="P1">血まみれの惨状と、ドードの死体だけだった。</text:p>
      <text:p text:style-name="P1">オリヴィアがどこへ行ったのか。</text:p>
      <text:p text:style-name="P1">ベガたちが彼女を見つけることはついにできなかった</text:p>
      <text:p text:style-name="P1"><text:span text:style-name="T2">The Olivia's territory was occupied by the dragons in one night. Vega came to Olivia's house that day. However, the only things she found in Olivia's house were a blood-soaked scene and the dead body of Dodd. No one knew where Olivia went. Vega and the others never found her.</text:span> </text:p>
      <text:p text:style-name="P1"/>
      <text:p text:style-name="P1">S0204</text:p>
      <text:p text:style-name="P1"/>
      <text:p text:style-name="P1">#アリス</text:p>
      <text:p text:style-name="P1">なにっ！！</text:p>
      <text:p text:style-name="P1"><text:span text:style-name="T2">What!</text:span> </text:p>
      <text:p text:style-name="P1">森の魔女がやられた！？</text:p>
      <text:p text:style-name="P1"><text:span text:style-name="T2">The forest witch was defeated!</text:span> </text:p>
      <text:p text:style-name="P1">#クロ</text:p>
      <text:p text:style-name="P1">国境まで山の魔女の軍勢が迫ってきております。</text:p>
      <text:p text:style-name="P1"><text:span text:style-name="T2">The witch's army from the mountain is approaching the border.</text:span> </text:p>
      <text:p text:style-name="P1">まさか一晩で領地を占領するとは。</text:p>
      <text:p text:style-name="P1"><text:span text:style-name="T2">I can't believe they conquered the territory in one night.</text:span> </text:p>
      <text:p text:style-name="P1">いったいどんな手を使ったのか……。</text:p>
      <text:p text:style-name="P1"><text:span text:style-name="T2">I wonder what kind of methods they used...</text:span> </text:p>
      <text:p text:style-name="P1">#アリス</text:p>
      <text:p text:style-name="P1">りょ、両サイドから挟み撃ちじゃねえか……。</text:p>
      <text:p text:style-name="P1"><text:span text:style-name="T2">Dammit, they must have attacked from both sides...</text:span> </text:p>
      <text:p text:style-name="P1">森の魔女は腰抜けだっていうから攻めてこないと思ったのに。</text:p>
      <text:p text:style-name="P1"><text:span text:style-name="T2">I thought they wouldn't attack because the forest witch was weak.</text:span> </text:p>
      <text:p text:style-name="P1">あー、畜生！！</text:p>
      <text:p text:style-name="P1"><text:span text:style-name="T2">Ugh, beasts!</text:span> </text:p>
      <text:p text:style-name="P1">クロ、向こう側の砦を固めろ！</text:p>
      <text:p text:style-name="P1"><text:span text:style-name="T2">Kuro, fortify the fortress on the other side!</text:span> </text:p>
      <text:p text:style-name="P1"><text:soft-page-break/>守備をガッチガチにしろ！</text:p>
      <text:p text:style-name="P1"><text:span text:style-name="T2">Tighten up the defense!</text:span> </text:p>
      <text:p text:style-name="P1">しょうがない、同時攻略だ！！</text:p>
      <text:p text:style-name="P1"><text:span text:style-name="T2">We have no choice but to attack at the same time!</text:span> </text:p>
      <text:p text:style-name="P1"/>
      <text:p text:style-name="P1">S0205</text:p>
      <text:p text:style-name="P1"/>
      <text:p text:style-name="P1">#トリアイナ</text:p>
      <text:p text:style-name="P1">ヘレン……、オリヴィアは。</text:p>
      <text:p text:style-name="P1"><text:span text:style-name="T2">Helen, about Olivia...</text:span> </text:p>
      <text:p text:style-name="P1">#ヘレン</text:p>
      <text:p text:style-name="P1">あの子の好きだった、リンゴの木の下に埋葬したわ。</text:p>
      <text:p text:style-name="P1"><text:span text:style-name="T2">I buried her under the apple tree she loved.</text:span> </text:p>
      <text:p text:style-name="P1">#トリアイナ</text:p>
      <text:p text:style-name="P1">そう……。</text:p>
      <text:p text:style-name="P1"><text:span text:style-name="T2">I see...</text:span> </text:p>
      <text:p text:style-name="P1">#ヘレン</text:p>
      <text:p text:style-name="P1">トリアイナ、オリヴィアの敵を討ちましょう！</text:p>
      <text:p text:style-name="P1">山の魔女を倒すのよ！</text:p>
      <text:p text:style-name="P1"><text:span text:style-name="T2">Let's avenge Olivia, Triaina! Let's defeat the mountain witch!</text:span> </text:p>
      <text:p text:style-name="P1">#トリアイナ</text:p>
      <text:p text:style-name="P1">まってヘレン。</text:p>
      <text:p text:style-name="P1">それはダメよ。</text:p>
      <text:p text:style-name="P1"><text:span text:style-name="T2">Wait, Helen. That's no good.</text:span> </text:p>
      <text:p text:style-name="P1">#ヘレン</text:p>
      <text:p text:style-name="P1">なんでよ！！</text:p>
      <text:p text:style-name="P1">オリヴィア殺されたのよ！？</text:p>
      <text:p text:style-name="P1">奴らに……あんなひどいことされて。</text:p>
      <text:p text:style-name="P1">許さないわ……山の魔女！</text:p>
      <text:p text:style-name="P1"><text:span text:style-name="T2">Why not?! Olivia was killed! By those monsters! I won't forgive them! The mountain witch!</text:span> </text:p>
      <text:p text:style-name="P1">#トリアイナ</text:p>
      <text:p text:style-name="P1">ヘレン！</text:p>
      <text:p text:style-name="P1">私たち小勢力が立ち上がったところで、</text:p>
      <text:p text:style-name="P1">ドラゴンたちには敵わないわ。</text:p>
      <text:p text:style-name="P1">無駄死にするのは明白よ。</text:p>
      <text:p text:style-name="P1"><text:span text:style-name="T2">Helen! Even if we, the small force, rise up, we can't defeat the dragons. It's pointless to die in vain.</text:span> </text:p>
      <text:p text:style-name="P1">#ヘレン</text:p>
      <text:p text:style-name="P1">……なんでそんなに冷静なのよ。</text:p>
      <text:p text:style-name="P1"><text:span text:style-name="T2">...Why are you so calm?</text:span> </text:p>
      <text:p text:style-name="P1">オリヴィアが死んだんだよ！？</text:p>
      <text:p text:style-name="P1"><text:span text:style-name="T2">Olivia died, you know!?</text:span> </text:p>
      <text:p text:style-name="P1">もう私……、どうしたらいいかわかんないよ。</text:p>
      <text:p text:style-name="P1"><text:span text:style-name="T2">I don't know what to do anymore.</text:span> </text:p>
      <text:p text:style-name="P1">#トリアイナ</text:p>
      <text:p text:style-name="P1">だからって、冷静さを欠いては、</text:p>
      <text:p text:style-name="P1">私たちまでオリヴィアの二の舞よ。</text:p>
      <text:p text:style-name="P1"><text:span text:style-name="T2">That's why, if we lack composure, we'll end up like Olivia.</text:span> </text:p>
      <text:p text:style-name="P1">#ヘレン</text:p>
      <text:p text:style-name="P1">そんな、オリヴィアが馬鹿だって言っているようなものじゃない。</text:p>
      <text:p text:style-name="P1"><text:soft-page-break/><text:span text:style-name="T2">That's not fair, you're making it sound like Olivia was foolish.</text:span> </text:p>
      <text:p text:style-name="P1">#トリアイナ</text:p>
      <text:p text:style-name="P1">ええ、馬鹿ね。</text:p>
      <text:p text:style-name="P1"><text:span text:style-name="T2">Yes, she was foolish.</text:span> </text:p>
      <text:p text:style-name="P1">部下に裏切られ、</text:p>
      <text:p text:style-name="P1">むざむざと山の魔女の侵入を許して。</text:p>
      <text:p text:style-name="P1"><text:span text:style-name="T2">Betrayed by her subordinates, she carelessly allowed the mountain witch to invade.</text:span> </text:p>
      <text:p text:style-name="P1">#ヘレン</text:p>
      <text:p text:style-name="P1">トリアイナ！！</text:p>
      <text:p text:style-name="P1"><text:span text:style-name="T2">Toriana!</text:span> </text:p>
      <text:p text:style-name="P1">そんな言いかたないでしょう！！</text:p>
      <text:p text:style-name="P1"><text:span text:style-name="T2">You shouldn't talk about Olivia like that!</text:span> </text:p>
      <text:p text:style-name="P1">オリヴィアが死んでも、</text:p>
      <text:p text:style-name="P1">アナタはどうだっていいっていうの！？</text:p>
      <text:p text:style-name="P1"><text:span text:style-name="T9">Olivia died, but it doesn't seem to bother you!</text:span> </text:p>
      <text:p text:style-name="P1">#トリアイナ</text:p>
      <text:p text:style-name="P1">そんなわけないでしょう……！</text:p>
      <text:p text:style-name="P1"><text:span text:style-name="T2">That's impossible...!</text:span> </text:p>
      <text:p text:style-name="P1">ただ、私は領主なのよ。</text:p>
      <text:p text:style-name="P1"><text:span text:style-name="T2">I'm just the leader.</text:span> </text:p>
      <text:p text:style-name="P1">……オリヴィアの友人である前にね。</text:p>
      <text:p text:style-name="P1">.<text:span text:style-name="T2">..Before being Olivia's friend.</text:span> </text:p>
      <text:p text:style-name="P1">#ヘレン</text:p>
      <text:p text:style-name="P1">ほんとうに冷たい人……！</text:p>
      <text:p text:style-name="P1"><text:span text:style-name="T2">You're so cold...!</text:span> </text:p>
      <text:p text:style-name="P1">もう勝手にすればいいわ。</text:p>
      <text:p text:style-name="P1"><text:span text:style-name="T2">You can do whatever you want.</text:span> </text:p>
      <text:p text:style-name="P1">私、一人でも行くから！</text:p>
      <text:p text:style-name="P1"><text:span text:style-name="T2">I'll go by myself!</text:span> </text:p>
      <text:p text:style-name="P1">#トリアイナ</text:p>
      <text:p text:style-name="P1">ヘレン……！</text:p>
      <text:p text:style-name="P1"><text:span text:style-name="T2">Helen...!</text:span> </text:p>
      <text:p text:style-name="P1">待ちなさい！！</text:p>
      <text:p text:style-name="P1"><text:span text:style-name="T2">Wait!</text:span> </text:p>
      <text:p text:style-name="P1">…………。</text:p>
      <text:p text:style-name="P1">……ヘレン。</text:p>
      <text:p text:style-name="P1"><text:span text:style-name="T2">...Helen.</text:span> </text:p>
      <text:p text:style-name="P1">[cn]</text:p>
      <text:p text:style-name="P1">マルフィの街。</text:p>
      <text:p text:style-name="P1"><text:span text:style-name="T2">The town of Marf.</text:span> </text:p>
      <text:p text:style-name="P1">現在ベガの本陣がおかれている町。</text:p>
      <text:p text:style-name="P1"><text:span text:style-name="T2">Currently where Vega's base is located.</text:span> </text:p>
      <text:p text:style-name="P1">住民たちはドラゴンたちにおびえ、</text:p>
      <text:p text:style-name="P1">家の中に閉じこもったきり出てこようとしない。</text:p>
      <text:p text:style-name="P1"><text:span text:style-name="T2">The residents are afraid of the dragons, They don't come out of their homes anymore.</text:span> </text:p>
      <text:p text:style-name="P1">通りは閑散としており、警備のドラゴンたちが行きかうのみであった。</text:p>
      <text:p text:style-name="P1"><text:span text:style-name="T2">The streets are deserted and the only ones seen are the dragons on patrol.</text:span> </text:p>
      <text:p text:style-name="P1">#ヘレン</text:p>
      <text:p text:style-name="P1">……いた。</text:p>
      <text:p text:style-name="P1"><text:soft-page-break/><text:span text:style-name="T2">...It's here.</text:span> </text:p>
      <text:p text:style-name="P1">[cn]</text:p>
      <text:p text:style-name="P1">ヘレンは街の水路から、敵の様子をうかがっていた。</text:p>
      <text:p text:style-name="P1"><text:span text:style-name="T2">Helen was watching the enemy's situation from the town's waterway.</text:span> </text:p>
      <text:p text:style-name="P1">街の広場の真ん中で、ドラゴンたちが宴会を開いていた。</text:p>
      <text:p text:style-name="P2">In the middle of the town square, the dragons were holding a party. </text:p>
      <text:p text:style-name="P1">その輪の中心で、ドラゴンたちの主ベガが、</text:p>
      <text:p text:style-name="P1">大きな樽にどっかりと腰を下ろしていた。</text:p>
      <text:p text:style-name="P1"><text:span text:style-name="T2">At the center of that circle, the leader of the dragons, Vega, was sitting comfortably on a large barrel.</text:span> </text:p>
      <text:p text:style-name="P1">#ヘレン</text:p>
      <text:p text:style-name="P1">山の魔女……許さない。</text:p>
      <text:p text:style-name="P1"><text:span text:style-name="T2">...I won't forgive the mountain witch.</text:span> </text:p>
      <text:p text:style-name="P1">[cn]</text:p>
      <text:p text:style-name="P1">ヘレンは水路から飛び出した。</text:p>
      <text:p text:style-name="P1"><text:span text:style-name="T2">Helen jumped out of the waterway.</text:span> </text:p>
      <text:p text:style-name="P1">人魚のヘレンは陸上では人間の姿になる。</text:p>
      <text:p text:style-name="P2">The mermaid Helen turns into a human shape on land. </text:p>
      <text:p text:style-name="P1">濡れた足で地面をけった。</text:p>
      <text:p text:style-name="P1">暗がりに紛れて、ヘレンはドラゴンたちの輪の中心に飛び込んだ。</text:p>
      <text:p text:style-name="P2">She landed on the ground with wet feet, blended into the darkness and jumped into the center of the dragon's circle. </text:p>
      <text:p text:style-name="P1">懐から大ぶりのダガーを抜き、</text:p>
      <text:p text:style-name="P1">ベガに切りかかった。</text:p>
      <text:p text:style-name="P1"><text:span text:style-name="T2">She pulled out a large dagger from her waist and attacked Vega.</text:span> </text:p>
      <text:p text:style-name="P1">#ヘレン</text:p>
      <text:p text:style-name="P1">山の魔女ッ……覚悟！！！！</text:p>
      <text:p text:style-name="P1"><text:span text:style-name="T2">Mountain witch...Prepare yourself! ! ! !</text:span> </text:p>
      <text:p text:style-name="P1">#ベガ</text:p>
      <text:p text:style-name="P1">何者ッ！！</text:p>
      <text:p text:style-name="P1"><text:span text:style-name="T2">Who is this! !</text:span> </text:p>
      <text:p text:style-name="P1">[cn]</text:p>
      <text:p text:style-name="P1">ヘレンのダガーが、</text:p>
      <text:p text:style-name="P1">とっさに出したベガの左手に受け止められた。</text:p>
      <text:p text:style-name="P1">ベガの左手は硬いうろこに覆われていた。</text:p>
      <text:p text:style-name="P1">ダガーの刃は、そのうろこに阻まれ、</text:p>
      <text:p text:style-name="P1">ベガに傷をつけることはかなわなかった。</text:p>
      <text:p text:style-name="P1">ヘレンはベガと刺し違える覚悟だった。</text:p>
      <text:p text:style-name="P1">しかし、初手を受け止められ、</text:p>
      <text:p text:style-name="P1">あっという間に押さえつけられてしまった。</text:p>
      <text:p text:style-name="P1"><text:span text:style-name="T2">Helen's dagger was caught by Vega's suddenly raised left hand. Vega's left hand was covered in hard scales, and the blade of the dagger was blocked by the scales, unable to harm Vega. Helen was prepared for this, but she was quickly overpowered after her first move was blocked.</text:span> </text:p>
      <text:p text:style-name="P1">#ヘレン</text:p>
      <text:p text:style-name="P1">離せッ！！　山の魔女……</text:p>
      <text:p text:style-name="P1">殺すッ！！！</text:p>
      <text:p text:style-name="P1"><text:span text:style-name="T2">Let go! Mountain witch...I'll kill you!</text:span> </text:p>
      <text:p text:style-name="P1">#部下</text:p>
      <text:p text:style-name="P1"><text:soft-page-break/>こいつッ！</text:p>
      <text:p text:style-name="P1"><text:span text:style-name="T2">This one!</text:span> </text:p>
      <text:p text:style-name="P1">[cn]</text:p>
      <text:p text:style-name="P1">ドスッ！！</text:p>
      <text:p text:style-name="P1">ベガの部下によって、</text:p>
      <text:p text:style-name="P1">ヘレンの腹に鋭いこぶしが叩き込まれた。</text:p>
      <text:p text:style-name="P1"><text:span text:style-name="T2">Helen was hit by a sharp fist of Vega's subordinate, who struck her stomach.</text:span> </text:p>
      <text:p text:style-name="P1">#ヘレン</text:p>
      <text:p text:style-name="P1">ゴホッ……！！</text:p>
      <text:p text:style-name="P1">ぐ……ぅ！</text:p>
      <text:p text:style-name="P1"><text:span text:style-name="T2">Guh...!</text:span> </text:p>
      <text:p text:style-name="P1">#ベガ</text:p>
      <text:p text:style-name="P1">おい、やめてやれ。</text:p>
      <text:p text:style-name="P1"><text:span text:style-name="T2">Hey, stop it.</text:span> </text:p>
      <text:p text:style-name="P1">そいつ人間だろう、死んでしまうぞ。</text:p>
      <text:p text:style-name="P1"><text:span text:style-name="T2">That person is human, they'll die.</text:span> </text:p>
      <text:p text:style-name="P1">#ヘレン</text:p>
      <text:p text:style-name="P1">殺せ……殺せっ！！</text:p>
      <text:p text:style-name="P1"><text:span text:style-name="T2">Kill... Kill me!</text:span> </text:p>
      <text:p text:style-name="P1">お前たちに手籠めにされるくらいなら、</text:p>
      <text:p text:style-name="P1">ここで死んだほうがましだ！！</text:p>
      <text:p text:style-name="P1"><text:span text:style-name="T2">If I'm going to be captured by you, It's better to die here!</text:span> </text:p>
      <text:p text:style-name="P1">#ベガ</text:p>
      <text:p text:style-name="P1">落ち着け、私たちは誇り高いドラゴンだ。</text:p>
      <text:p text:style-name="P1"><text:span text:style-name="T2">Calm down, we're proud dragons.</text:span> </text:p>
      <text:p text:style-name="P1">そのようなことはしない。</text:p>
      <text:p text:style-name="P1"><text:span text:style-name="T2">We don't do that kind of thing.</text:span> </text:p>
      <text:p text:style-name="P1">#ヘレン</text:p>
      <text:p text:style-name="P1">どの口が……！！</text:p>
      <text:p text:style-name="P1"><text:span text:style-name="T2">Which mouth are you using...!</text:span> </text:p>
      <text:p text:style-name="P1">オリヴィアにあんなことしたくせに！！！</text:p>
      <text:p text:style-name="P1"><text:span text:style-name="T2">Even though you did that to Olivia!</text:span> </text:p>
      <text:p text:style-name="P1">#ベガ</text:p>
      <text:p text:style-name="P1">オリヴィア……？</text:p>
      <text:p text:style-name="P1"><text:span text:style-name="T2">Olivia...?</text:span> </text:p>
      <text:p text:style-name="P1">君は何か誤解をしている。</text:p>
      <text:p text:style-name="P1"><text:span text:style-name="T2">You're misunderstanding something.</text:span> </text:p>
      <text:p text:style-name="P1">私たちは森の魔女を見つけられていない。</text:p>
      <text:p text:style-name="P1"><text:span text:style-name="T2">We haven't found the forest witch yet.</text:span> </text:p>
      <text:p text:style-name="P1">捜索中なんだ。</text:p>
      <text:p text:style-name="P1"><text:span text:style-name="T2">We're still searching.</text:span> </text:p>
      <text:p text:style-name="P1">#ヘレン</text:p>
      <text:p text:style-name="P1">しらばっくれるな！！</text:p>
      <text:p text:style-name="P1"><text:span text:style-name="T2">Don't lie to me!</text:span> </text:p>
      <text:p text:style-name="P1">オリヴィアを殺したのはお前の部下だろう！！</text:p>
      <text:p text:style-name="P1"><text:span text:style-name="T2">Your subordinates killed Olivia, didn't they!</text:span> </text:p>
      <text:p text:style-name="P1">#ベガ</text:p>
      <text:p text:style-name="P1">なに……殺した？</text:p>
      <text:p text:style-name="P1"><text:span text:style-name="T2">What... killed?</text:span> </text:p>
      <text:p text:style-name="P1"><text:soft-page-break/>おい、メッサーシュミット。 どうなっている。</text:p>
      <text:p text:style-name="P1"><text:span text:style-name="T2">Hey, Messerschmitt, what's going on?</text:span> </text:p>
      <text:p text:style-name="P1">#メッサーシュミット</text:p>
      <text:p text:style-name="P1">いえ……、その、僕にもよくわからなくて。</text:p>
      <text:p text:style-name="P1"><text:span text:style-name="T2">No ... it's that, I don't really understand it either.</text:span> </text:p>
      <text:p text:style-name="P1">#ベガ</text:p>
      <text:p text:style-name="P1">森の魔女はとらえろと命令したはずだ。</text:p>
      <text:p text:style-name="P1"><text:span text:style-name="T2">We should have captured the forest witch.</text:span> </text:p>
      <text:p text:style-name="P1">#メッサーシュミット</text:p>
      <text:p text:style-name="P1">スパイは放ちました。</text:p>
      <text:p text:style-name="P1"><text:span text:style-name="T2">I let the spy go.</text:span> </text:p>
      <text:p text:style-name="P1">……おそらく、捕らえようとしたはずみで</text:p>
      <text:p text:style-name="P1">殺してしまったんじゃないかと。</text:p>
      <text:p text:style-name="P1"><text:span text:style-name="T2">... Probably, while trying to catch her, we ended up killing her.</text:span> </text:p>
      <text:p text:style-name="P1">#ヘレン</text:p>
      <text:p text:style-name="P1">はずみ……？</text:p>
      <text:p text:style-name="P1"><text:span text:style-name="T2">Accidentally ...?</text:span> </text:p>
      <text:p text:style-name="P1">はずみなわけあるか！！</text:p>
      <text:p text:style-name="P1"><text:span text:style-name="T2">Can you really call it an accident!?!</text:span> </text:p>
      <text:p text:style-name="P1">お前たちははずみで……、</text:p>
      <text:p text:style-name="P1">はずみで女を犯すのか！！！</text:p>
      <text:p text:style-name="P1"><text:span text:style-name="T2">You guys commit such a heinous act on a woman accidentally?!?!</text:span> </text:p>
      <text:p text:style-name="P1">#ベガ</text:p>
      <text:p text:style-name="P1">……おい、彼女に温かい食事を。</text:p>
      <text:p text:style-name="P1"><text:span text:style-name="T2">... Hey, give her a warm meal.</text:span> </text:p>
      <text:p text:style-name="P1">それと、自殺しないように見張っておけ。</text:p>
      <text:p text:style-name="P1"><text:span text:style-name="T2">And make sure she doesn't try to kill herself.</text:span> </text:p>
      <text:p text:style-name="P1">メッサーシュミット、後で話がある。</text:p>
      <text:p text:style-name="P1"><text:span text:style-name="T2">Messerschmitt, we'll talk later.</text:span> </text:p>
      <text:p text:style-name="P1">#メッサーシュミット</text:p>
      <text:p text:style-name="P1">……はい。</text:p>
      <text:p text:style-name="P1"><text:span text:style-name="T2">......Yes.</text:span> </text:p>
      <text:p text:style-name="P1">[cn?]</text:p>
      <text:p text:style-name="P1"><text:span text:style-name="T2">The witch's lake, the palace of ice.</text:span> </text:p>
      <text:p text:style-name="P1">#トリアイナ</text:p>
      <text:p text:style-name="P1">オリヴィア……ごめんなさい。</text:p>
      <text:p text:style-name="P1"><text:span text:style-name="T2">Olivia...I'm sorry.</text:span> </text:p>
      <text:p text:style-name="P1">何もできない私を許してちょうだい。</text:p>
      <text:p text:style-name="P1"><text:span text:style-name="T2">Please forgive me for being unable to do anything.</text:span> </text:p>
      <text:p text:style-name="P1">[cn]</text:p>
      <text:p text:style-name="P1">宮殿で、一人トリアイナは物思いにふけっていた。</text:p>
      <text:p text:style-name="P1"><text:span text:style-name="T2">In the palace, Triaina was lost in thoughts.</text:span> </text:p>
      <text:p text:style-name="P1">#トリアイナ</text:p>
      <text:p text:style-name="P1">華の魔女アリス。山の魔女ベガ……。</text:p>
      <text:p text:style-name="P1"><text:span text:style-name="T2">The flower witch Alice. The mountain witch Vega...</text:span> </text:p>
      <text:p text:style-name="P1">領地のことを考えるなら</text:p>
      <text:p text:style-name="P1">山の魔女ベガについたほうがいい。</text:p>
      <text:p text:style-name="P1"><text:span text:style-name="T2">If I think about the territory, it's better to side with the mountain witch Vega.</text:span> </text:p>
      <text:p text:style-name="P1">オリヴィアの敵を討つなら華の魔女アリスについたほうがいいわ。</text:p>
      <text:p text:style-name="P1"><text:soft-page-break/><text:span text:style-name="T2">If I want to take revenge for Olivia, it's better to side with the flower witch Alice.</text:span> </text:p>
      <text:p text:style-name="P1">…………。</text:p>
      <text:p text:style-name="P1">オリヴィア、あなたはどっちがいい……？</text:p>
      <text:p text:style-name="P1"><text:span text:style-name="T2">Olivia, which one do you prefer...?</text:span> </text:p>
      <text:p text:style-name="P1"/>
      <text:p text:style-name="P1">s0206</text:p>
      <text:p text:style-name="P1">#メッサーシュミット</text:p>
      <text:p text:style-name="P1">ベガ様！　大変だよーー！！</text:p>
      <text:p text:style-name="P1"><text:span text:style-name="T2">#Messer Schmit Vega-sama! It's an emergency, dude!!</text:span> </text:p>
      <text:p text:style-name="P1">#ベガ</text:p>
      <text:p text:style-name="P1">落ち着け、メッサーシュミット。</text:p>
      <text:p text:style-name="P1"><text:span text:style-name="T2">Calm down, Messer Schmit.</text:span> </text:p>
      <text:p text:style-name="P1">言葉遣いはどうした。</text:p>
      <text:p text:style-name="P1"><text:span text:style-name="T2">What's wrong with your choice of words?</text:span> </text:p>
      <text:p text:style-name="P1">#メッサーシュミット</text:p>
      <text:p text:style-name="P1">も、申し訳ありません！</text:p>
      <text:p text:style-name="P1"><text:span text:style-name="T2">I-I'm sorry!</text:span> </text:p>
      <text:p text:style-name="P1">そ、それどころじゃないんです！</text:p>
      <text:p text:style-name="P1"><text:span text:style-name="T2">But that's not the point!</text:span> </text:p>
      <text:p text:style-name="P1">トリアイナ様が！　氷の魔女トリアイナ様が、</text:p>
      <text:p text:style-name="P1">ベガ様に会いたいと！</text:p>
      <text:p text:style-name="P1"><text:span text:style-name="T2">Tria-ina-sama! The ice witch Tria-ina-sama wants to see Vega-sama!</text:span> </text:p>
      <text:p text:style-name="P1">#ベガ</text:p>
      <text:p text:style-name="P1">訪ねてきたというのか！</text:p>
      <text:p text:style-name="P1"><text:span text:style-name="T2">She came to visit?</text:span> </text:p>
      <text:p text:style-name="P1">#メッサーシュミット</text:p>
      <text:p text:style-name="P1">そうです！</text:p>
      <text:p text:style-name="P1"><text:span text:style-name="T2">Yes!</text:span> </text:p>
      <text:p text:style-name="P1">#ベガ</text:p>
      <text:p text:style-name="P1">これはいかん。すぐ通せ。</text:p>
      <text:p text:style-name="P1"><text:span text:style-name="T2">This is bad. Send her in immediately.</text:span> </text:p>
      <text:p text:style-name="P1">丁重にお迎えしろ、失礼のないようにな。</text:p>
      <text:p text:style-name="P1"><text:span text:style-name="T2">Receive her politely and make sure she's not offended.</text:span> </text:p>
      <text:p text:style-name="P1">#メッサーシュミット</text:p>
      <text:p text:style-name="P1">はっ、はい！！</text:p>
      <text:p text:style-name="P1"><text:span text:style-name="T2">Y-yes!!</text:span> </text:p>
      <text:p text:style-name="P1">[cn]</text:p>
      <text:p text:style-name="P1">……………。</text:p>
      <text:p text:style-name="P1">#ベガ</text:p>
      <text:p text:style-name="P1">トリアイナ殿、初めまして。</text:p>
      <text:p text:style-name="P1"><text:span text:style-name="T2">Tria-ina-dono, nice to meet you.</text:span> </text:p>
      <text:p text:style-name="P1">私は山の魔女、ベガと申します。</text:p>
      <text:p text:style-name="P1"><text:span text:style-name="T2">I am the mountain witch, Vega.</text:span> </text:p>
      <text:p text:style-name="P1">#トリアイナ</text:p>
      <text:p text:style-name="P1">氷の魔女、トリアイナです。</text:p>
      <text:p text:style-name="P1"><text:span text:style-name="T2">I am the ice witch, Tria-ina.</text:span> </text:p>
      <text:p text:style-name="P1">#ベガ</text:p>
      <text:p text:style-name="P1">よくおいでくださった。</text:p>
      <text:p text:style-name="P1"><text:span text:style-name="T2">Welcome.</text:span> </text:p>
      <text:p text:style-name="P1">おい、酒を持ってこい！！</text:p>
      <text:p text:style-name="P1"><text:soft-page-break/><text:span text:style-name="T2">Hey, bring us some wine!!</text:span> </text:p>
      <text:p text:style-name="P1">[cn]</text:p>
      <text:p text:style-name="P1">ベガの指示で、トリアイナのぶんの盃と、</text:p>
      <text:p text:style-name="P1">大きなワイン樽が運ばれてきた。</text:p>
      <text:p text:style-name="P1"><text:span text:style-name="T2">Following Vega's instructions, Tria-ina's cup and a big wine barrel were brought in.</text:span> </text:p>
      <text:p text:style-name="P1">#ベガ</text:p>
      <text:p text:style-name="P1">さあさあ、飲んでくれ。</text:p>
      <text:p text:style-name="P1"><text:span text:style-name="T2">Come on, have a drink.</text:span> </text:p>
      <text:p text:style-name="P1">山のワインはうまいぞ。</text:p>
      <text:p text:style-name="P1"><text:span text:style-name="T2">The mountain wine is delicious.</text:span> </text:p>
      <text:p text:style-name="P1">#トリアイナ</text:p>
      <text:p text:style-name="P1">いえ……私お酒はあまり。</text:p>
      <text:p text:style-name="P1"><text:span text:style-name="T2">No, I don't really drink alcohol.</text:span> </text:p>
      <text:p text:style-name="P1">#ベガ</text:p>
      <text:p text:style-name="P1">そうか、それは残念。</text:p>
      <text:p text:style-name="P1"><text:span text:style-name="T2">I see, that's too bad.</text:span> </text:p>
      <text:p text:style-name="P1">おい、ブドウジュースをお持ちしろ。</text:p>
      <text:p text:style-name="P1"><text:span text:style-name="T2">Hey, bring us some grape juice.</text:span> </text:p>
      <text:p text:style-name="P1">#トリアイナ</text:p>
      <text:p text:style-name="P1">山の魔女ベガ。</text:p>
      <text:p text:style-name="P1"><text:span text:style-name="T2">Mountain witch Vega.</text:span> </text:p>
      <text:p text:style-name="P1">私はあなたと飲みに来たのではありません。</text:p>
      <text:p text:style-name="P1"><text:span text:style-name="T2">I didn't come here to drink with you.</text:span> </text:p>
      <text:p text:style-name="P1">#ベガ</text:p>
      <text:p text:style-name="P1">……わかっている。</text:p>
      <text:p text:style-name="P1"><text:span text:style-name="T2">... I know.</text:span> </text:p>
      <text:p text:style-name="P1">あなたは森の魔女と仲が良かったそうだから</text:p>
      <text:p text:style-name="P1">さしずめ、あの人間のように、</text:p>
      <text:p text:style-name="P1">かたきを取りに来たのだろう？</text:p>
      <text:p text:style-name="P1"><text:span text:style-name="T2">Since you were close with that forest witch, I assume you came here, like that human, to take her away?</text:span> </text:p>
      <text:p text:style-name="P1">#トリアイナ</text:p>
      <text:p text:style-name="P1">あの人間のようにとは……？</text:p>
      <text:p text:style-name="P1"><text:span text:style-name="T2">Like that human... ?</text:span> </text:p>
      <text:p text:style-name="P1">#ベガ</text:p>
      <text:p text:style-name="P1">昨日野営中に一人の曲者が襲ってきたのだ.</text:p>
      <text:p text:style-name="P1"><text:span text:style-name="T2">Yesterday, a rogue attacked us while we were camping.</text:span> </text:p>
      <text:p text:style-name="P1">策もなしに相打ち覚悟で。</text:p>
      <text:p text:style-name="P1"><text:span text:style-name="T2">She fought without any strategy.</text:span> </text:p>
      <text:p text:style-name="P1">#トリアイナ</text:p>
      <text:p text:style-name="P1">ヘレン……。</text:p>
      <text:p text:style-name="P1"><text:span text:style-name="T2">Helen...</text:span> </text:p>
      <text:p text:style-name="P1">#ベガ</text:p>
      <text:p text:style-name="P1">やはり知り合いか。</text:p>
      <text:p text:style-name="P1"><text:span text:style-name="T2">So you do know her.</text:span> </text:p>
      <text:p text:style-name="P1">彼女は私のほうで保護している。</text:p>
      <text:p text:style-name="P1"><text:span text:style-name="T2">I am currently taking care of her.</text:span> </text:p>
      <text:p text:style-name="P1">知り合いならば、引き取っていただけると嬉しいが。</text:p>
      <text:p text:style-name="P1"><text:span text:style-name="T2">If you are her acquaintance, I would be happy if you could take her in.</text:span> </text:p>
      <text:p text:style-name="P1"><text:soft-page-break/>#トリアイナ</text:p>
      <text:p text:style-name="P1">よいのですか？　彼女は私の手先かもしれませんよ。</text:p>
      <text:p text:style-name="P1"><text:span text:style-name="T2">Is that okay? She might be working for me.</text:span> </text:p>
      <text:p text:style-name="P1">#ベガ</text:p>
      <text:p text:style-name="P1">構わぬ。</text:p>
      <text:p text:style-name="P1"><text:span text:style-name="T2">It doesn't matter.</text:span> </text:p>
      <text:p text:style-name="P1">我らドラゴンは人質などと卑怯なことはせぬ。</text:p>
      <text:p text:style-name="P1"><text:span text:style-name="T2">We dragons do not stoop to such dishonorable things as taking hostages.</text:span> </text:p>
      <text:p text:style-name="P1">戦うならば、正面から堂々と受けて立とう。</text:p>
      <text:p text:style-name="P1"><text:span text:style-name="T2">If we are to fight, let us do it honorably and face each other head on.</text:span> </text:p>
      <text:p text:style-name="P1">#トリアイナ</text:p>
      <text:p text:style-name="P1">……………。</text:p>
      <text:p text:style-name="P1">そうですか。</text:p>
      <text:p text:style-name="P1"><text:span text:style-name="T2">I see.</text:span> </text:p>
      <text:p text:style-name="P1">山の魔女ベガ。</text:p>
      <text:p text:style-name="P1"><text:span text:style-name="T2">Mountain witch Vega.</text:span> </text:p>
      <text:p text:style-name="P1">実は私は、同盟の依頼に来たのです。</text:p>
      <text:p text:style-name="P1"><text:span text:style-name="T2">Actually, I came here on a request from the alliance.</text:span> </text:p>
      <text:p text:style-name="P1">#ベガ</text:p>
      <text:p text:style-name="P1">…………ほう？</text:p>
      <text:p text:style-name="P1"><text:span text:style-name="T2">........huh?</text:span> </text:p>
      <text:p text:style-name="P1">#トリアイナ</text:p>
      <text:p text:style-name="P1">あなたの目的はわかりません。</text:p>
      <text:p text:style-name="P1"><text:span text:style-name="T2">I do not know your objective.</text:span> </text:p>
      <text:p text:style-name="P1">しかし、今は目の前の敵、</text:p>
      <text:p text:style-name="P1">華の魔女アリスを打倒するのが最優先。</text:p>
      <text:p text:style-name="P1"><text:span text:style-name="T2">But, right now, our common enemy is the flower witch Alice.</text:span> </text:p>
      <text:p text:style-name="P1">そのために、お互いに協力し合うというのは、</text:p>
      <text:p text:style-name="P1">悪い話ではないはず。</text:p>
      <text:p text:style-name="P1"><text:span text:style-name="T2">It is our top priority to defeat her. Therefore, it should not be a bad idea for us to cooperate with each other. </text:span><text:line-break/>#ベガ</text:p>
      <text:p text:style-name="P1">……確かに、それならば華の魔女を</text:p>
      <text:p text:style-name="P1">完全に包囲することができる。</text:p>
      <text:p text:style-name="P1"><text:span text:style-name="T2">... Indeed, if that is the case, we can completely surround the flower witch.</text:span> </text:p>
      <text:p text:style-name="P1">しかしあなたは、</text:p>
      <text:p text:style-name="P1">今まで通り傍観していることもできるはず。</text:p>
      <text:p text:style-name="P1"><text:span text:style-name="T2">But you could also just stand by and watch as before.</text:span> </text:p>
      <text:p text:style-name="P1">#トリアイナ</text:p>
      <text:p text:style-name="P1">あなた方に責められては、</text:p>
      <text:p text:style-name="P1">私たちはひとたまりもありませんから。</text:p>
      <text:p text:style-name="P1"><text:span text:style-name="T2">If we don't do something, we will be blamed. So, we can't just stand by and watch.</text:span> </text:p>
      <text:p text:style-name="P1">#ベガ</text:p>
      <text:p text:style-name="P1">;苦笑しながら</text:p>
      <text:p text:style-name="P1"><text:span text:style-name="T2">;"While smiling wryly"</text:span> </text:p>
      <text:p text:style-name="P1">なるほど……、合点がいった。</text:p>
      <text:p text:style-name="P1"><text:span text:style-name="T2">I see..., I see where you're coming from.</text:span> </text:p>
      <text:p text:style-name="P1">その話、お受けしよう。</text:p>
      <text:p text:style-name="P1"><text:span text:style-name="T2">I'll accept that proposal.</text:span> </text:p>
      <text:p text:style-name="P1"><text:soft-page-break/>これよりわれらは、ベガ・トリアイナ連合軍だ。</text:p>
      <text:p text:style-name="P1"><text:span text:style-name="T2">From now on, we shall be the Vega-Tria-ina alliance army.</text:span> </text:p>
      <text:p text:style-name="P1">これでよろしいか。</text:p>
      <text:p text:style-name="P1"><text:span text:style-name="T2">Is that okay with you?</text:span> </text:p>
      <text:p text:style-name="P1">#トリアイナ</text:p>
      <text:p text:style-name="P1">ええ……もちろん。</text:p>
      <text:p text:style-name="P1"><text:span text:style-name="T2">Yes... of course.</text:span> </text:p>
      <text:p text:style-name="P1">[cn]</text:p>
      <text:p text:style-name="P1">この時より、トリアイナとベガが結託し、</text:p>
      <text:p text:style-name="P1">アリス軍と敵対することになった。</text:p>
      <text:p text:style-name="P1"><text:span text:style-name="T2">From that moment on, Tria-ina and Vega formed an alliance, and became hostile towards Alice's army.</text:span> </text:p>
      <text:p text:style-name="P1">これにより、アリス包囲網が完成し、戦いはさらに激しさを増すことが予想された。</text:p>
      <text:p text:style-name="P1"><text:span text:style-name="T2">With this, the siege of Alice was completed, and the battle was expected to become even more intense.</text:span> </text:p>
      <text:p text:style-name="P1"/>
      <text:p text:style-name="P1">S0207</text:p>
      <text:p text:style-name="P1"/>
      <text:p text:style-name="P1">#トリアイナ</text:p>
      <text:p text:style-name="P1">来たわね、華の魔女アリス。</text:p>
      <text:p text:style-name="P1"><text:span text:style-name="T2">You've come, flower witch Alice.</text:span> </text:p>
      <text:p text:style-name="P1">……ヘレン、落ち着いた？</text:p>
      <text:p text:style-name="P1"><text:span text:style-name="T2">... Helen, have you calmed down?</text:span> </text:p>
      <text:p text:style-name="P1">#ヘレン</text:p>
      <text:p text:style-name="P1">私はまだ許してないわよ……。</text:p>
      <text:p text:style-name="P1"><text:span text:style-name="T2">I haven't forgiven you yet...</text:span> </text:p>
      <text:p text:style-name="P1">オリヴィアのかたきに味方するなんて。</text:p>
      <text:p text:style-name="P1"><text:span text:style-name="T2">For siding with Olivia.</text:span> </text:p>
      <text:p text:style-name="P1">#トリアイナ</text:p>
      <text:p text:style-name="P1">……来るわよ。</text:p>
      <text:p text:style-name="P1"><text:span text:style-name="T2">... Let's go.</text:span> </text:p>
      <text:p text:style-name="P1"/>
      <text:p text:style-name="P1">S0207A</text:p>
      <text:p text:style-name="P1">no text to translate</text:p>
      <text:p text:style-name="P1"/>
      <text:p text:style-name="P1">s0208</text:p>
      <text:p text:style-name="P1"/>
      <text:p text:style-name="P1">#アリス</text:p>
      <text:p text:style-name="P1">お前が氷の魔女、トリアイナか.</text:p>
      <text:p text:style-name="P1"><text:span text:style-name="T2">You're the ice witch, Tria-ina, aren't you?</text:span> </text:p>
      <text:p text:style-name="P1">#トリアイナ</text:p>
      <text:p text:style-name="P1">くっ……。</text:p>
      <text:p text:style-name="P1"><text:span text:style-name="T2">Hmph...</text:span> </text:p>
      <text:p text:style-name="P1">#アリス</text:p>
      <text:p text:style-name="P1">おいお前。</text:p>
      <text:p text:style-name="P1"><text:span text:style-name="T2">Hey you.</text:span> </text:p>
      <text:p text:style-name="P1">よくも山の魔女なんかと組んで私の邪魔をしてくれたな？</text:p>
      <text:p text:style-name="P1"><text:span text:style-name="T2">How dare you join forces with a mountain witch and interfere with my plans?</text:span> </text:p>
      <text:p text:style-name="P1">#トリアイナ</text:p>
      <text:p text:style-name="P1">優勢につくのは当然のことよ……。</text:p>
      <text:p text:style-name="P1"><text:soft-page-break/><text:span text:style-name="T2">Of course, we will have the upper hand...</text:span> </text:p>
      <text:p text:style-name="P1">あの時は山の魔女のほうが優勢だった。</text:p>
      <text:p text:style-name="P1"><text:span text:style-name="T2">At that time, the mountain witch had the upper hand.</text:span> </text:p>
      <text:p text:style-name="P1">それだけのことよ……。</text:p>
      <text:p text:style-name="P1"><text:span text:style-name="T2">That's all.</text:span> </text:p>
      <text:p text:style-name="P1">#アリス</text:p>
      <text:p text:style-name="P1">ほう？</text:p>
      <text:p text:style-name="P1"><text:span text:style-name="T2">Is that so?</text:span> </text:p>
      <text:p text:style-name="P1">では、今ならどっちにつく？</text:p>
      <text:p text:style-name="P1"><text:span text:style-name="T2">So, who's going to win now?</text:span> </text:p>
      <text:p text:style-name="P1">#クロ</text:p>
      <text:p text:style-name="P1">アリス様。むやみに勧誘する癖、</text:p>
      <text:p text:style-name="P1"><text:span text:style-name="T2">Alice-sama, please stop making hasty invitations.</text:span> </text:p>
      <text:p text:style-name="P1">いい加減おやめください。</text:p>
      <text:p text:style-name="P1"><text:span text:style-name="T2">Please stop this habit of yours.</text:span> </text:p>
      <text:p text:style-name="P1">#アリス</text:p>
      <text:p text:style-name="P1">いいから、黙って聞いてろ。</text:p>
      <text:p text:style-name="P1"><text:span text:style-name="T17">Quiet and listen.</text:span> </text:p>
      <text:p text:style-name="P1">#トリアイナ</text:p>
      <text:p text:style-name="P1">あなた、</text:p>
      <text:p text:style-name="P1">まさか私を仲間に誘っているんじゃないでしょうね？</text:p>
      <text:p text:style-name="P1"><text:span text:style-name="T17">You, You can't possibly be asking me to join your side, right?</text:span> </text:p>
      <text:p text:style-name="P1">#アリス</text:p>
      <text:p text:style-name="P1">なかま？ んなわけねえだろ。</text:p>
      <text:p text:style-name="P1"><text:span text:style-name="T17">A companion? Don't be ridiculous.</text:span> </text:p>
      <text:p text:style-name="P1">クフフフッ！</text:p>
      <text:p text:style-name="P1"><text:span text:style-name="T17">Hahaha!</text:span> </text:p>
      <text:p text:style-name="P1">お前は今日から、私の部下になるんだよ！</text:p>
      <text:p text:style-name="P1"><text:span text:style-name="T17">Starting today, you'll be my subordinate!</text:span> </text:p>
      <text:p text:style-name="P1">部下だぞ？</text:p>
      <text:p text:style-name="P1"><text:span text:style-name="T17">A subordinate, you got that?</text:span> </text:p>
      <text:p text:style-name="P1">仲間なんてお友達ごっこじゃねえんだ。</text:p>
      <text:p text:style-name="P1"><text:span text:style-name="T17">We're not playing pretend friends.</text:span> </text:p>
      <text:p text:style-name="P1">私の指示には従ってもらう。</text:p>
      <text:p text:style-name="P1"><text:span text:style-name="T17">You'll follow my orders.</text:span> </text:p>
      <text:p text:style-name="P1">守れないならこの場で殺す。</text:p>
      <text:p text:style-name="P1"><text:span text:style-name="T17">If you can't do that, I'll kill you right here and now.</text:span> </text:p>
      <text:p text:style-name="P1">……さあ、選びな。</text:p>
      <text:p text:style-name="P1"><text:span text:style-name="T17">... Come on, make your choice.</text:span> </text:p>
      <text:p text:style-name="P1">#トリアイナ</text:p>
      <text:p text:style-name="P1">……ヘレンは。ヘレンはどこにいるの。</text:p>
      <text:p text:style-name="P1"><text:span text:style-name="T17">... Where is Helen? Where is Helen?</text:span> </text:p>
      <text:p text:style-name="P1">#アリス</text:p>
      <text:p text:style-name="P1">ヘレン？</text:p>
      <text:p text:style-name="P1"><text:span text:style-name="T17">Helen?</text:span> </text:p>
      <text:p text:style-name="P1">……ああ、あの人間のかっこうした人魚か。</text:p>
      <text:p text:style-name="P1"><text:span text:style-name="T17">... Oh, that mermaid-like human.</text:span> </text:p>
      <text:p text:style-name="P1">珍しいからとらえてあるぞ。</text:p>
      <text:p text:style-name="P1"><text:span text:style-name="T17">I captured her because she's a rarity.</text:span> </text:p>
      <text:p text:style-name="P1"><text:soft-page-break/>おい、そこのお前、持ってきてやれ。</text:p>
      <text:p text:style-name="P1"><text:span text:style-name="T17">Hey, you over there, bring her out.</text:span> </text:p>
      <text:p text:style-name="P1">#トリアイナ</text:p>
      <text:p text:style-name="P1">あなた……意外と博識なのね。</text:p>
      <text:p text:style-name="P1"><text:span text:style-name="T17">You are surprisingly well-informed.</text:span> </text:p>
      <text:p text:style-name="P1">人魚と人間の違いが判るなんて。</text:p>
      <text:p text:style-name="P1"><text:span text:style-name="T17">Being able to tell the difference between a mermaid and a human.</text:span> </text:p>
      <text:p text:style-name="P1">#アリス</text:p>
      <text:p text:style-name="P1">昔ババアに教わっただけだ。</text:p>
      <text:p text:style-name="P1"><text:span text:style-name="T17">I just learned it from an old lady a long time ago.</text:span> </text:p>
      <text:p text:style-name="P1">それより、返事はどうなんだ？</text:p>
      <text:p text:style-name="P1"><text:span text:style-name="T17">Anyway, what's your answer?</text:span> </text:p>
      <text:p text:style-name="P1">#トリアイナ</text:p>
      <text:p text:style-name="P1">……私は、ずっと一人だったわ。</text:p>
      <text:p text:style-name="P1"><text:span text:style-name="T17">... I have always been alone.</text:span> </text:p>
      <text:p text:style-name="P1">氷の世界で生まれて、一人で氷の世界で生きてきた。</text:p>
      <text:p text:style-name="P1"><text:span text:style-name="T17">Born in the ice world and lived alone in the ice world.</text:span> </text:p>
      <text:p text:style-name="P1">#ヘレン</text:p>
      <text:p text:style-name="P1">トリアイナ！</text:p>
      <text:p text:style-name="P1"><text:span text:style-name="T17">Tria-ina!</text:span> </text:p>
      <text:p text:style-name="P1">#トリアイナ</text:p>
      <text:p text:style-name="P1">……！</text:p>
      <text:p text:style-name="P1">……でも、ヘレンとオリヴィアが来てから変わったわ</text:p>
      <text:p text:style-name="P1">二人とお茶会を開くのは、とても楽しかった。</text:p>
      <text:p text:style-name="P1"><text:span text:style-name="T17">... but since Helen and Olivia came, things have changed. Having tea parties with the two of them was very fun.</text:span> </text:p>
      <text:p text:style-name="P1">……オリヴィアが死んで、ヘレンがいなくなって、</text:p>
      <text:p text:style-name="P1">私はまた一人になったわ。</text:p>
      <text:p text:style-name="P1"><text:span text:style-name="T17">... After Olivia died and Helen disappeared, I became alone again.</text:span> </text:p>
      <text:p text:style-name="P1">もとに戻っただけのはずだった。</text:p>
      <text:p text:style-name="P1">……でも違ったわ。</text:p>
      <text:p text:style-name="P1"><text:span text:style-name="T17">I thought things went back to the way they were before. ... but it was different.</text:span> </text:p>
      <text:p text:style-name="P1">心にぽっかりと穴が開いた気分、というのは、</text:p>
      <text:p text:style-name="P1">あんな感じなんでしょうね。</text:p>
      <text:p text:style-name="P1"><text:span text:style-name="T17">Feeling like there's a hole in my heart, that's what it feels like.</text:span> </text:p>
      <text:p text:style-name="P1">今は私の日常を奪った山の魔女が許せない。</text:p>
      <text:p text:style-name="P1">……私はオリヴィアのかたきが討ちたい。</text:p>
      <text:p text:style-name="P1"><text:span text:style-name="T17">I can't forgive the mountain witch who stole my daily life. ... I want to avenge Olivia.</text:span> </text:p>
      <text:p text:style-name="P1">#ヘレン</text:p>
      <text:p text:style-name="P1">トリアイナ……。</text:p>
      <text:p text:style-name="P1"><text:span text:style-name="T2">Tria-ina...</text:span> </text:p>
      <text:p text:style-name="P1">#トリアイナ</text:p>
      <text:p text:style-name="P1">ヘレン、ごめんなさい。</text:p>
      <text:p text:style-name="P1"><text:span text:style-name="T2">I'm sorry, Helen.</text:span> </text:p>
      <text:p text:style-name="P1">華の魔女アリス。</text:p>
      <text:p text:style-name="P1"><text:span text:style-name="T2">Flower witch Alice.</text:span> </text:p>
      <text:p text:style-name="P1">氷の魔女トリアイナ、今より、あなたの部下として、精一杯力を尽くします。</text:p>
      <text:p text:style-name="P1"><text:span text:style-name="T2">From now on, as your subordinate, I will do my best to serve you.</text:span> </text:p>
      <text:p text:style-name="P1">#アリス</text:p>
      <text:p text:style-name="P1"><text:soft-page-break/>ふん、よく言った！</text:p>
      <text:p text:style-name="P1"><text:span text:style-name="T2">Hmph, well said!</text:span> </text:p>
      <text:p text:style-name="P1">クフフフフッ！　たっぷり働いてもらうから、</text:p>
      <text:p text:style-name="P1">覚悟しておけよ！</text:p>
      <text:p text:style-name="P1"><text:span text:style-name="T2">Hahaha! I'll make you work hard, so be prepared!</text:span> </text:p>
      <text:p text:style-name="P1">[cn]</text:p>
      <text:p text:style-name="P1">トリアイナとヘレンが、アリスの部下に加わった。</text:p>
      <text:p text:style-name="P1"><text:span text:style-name="T2">Tria-ina and Helen joined Alice's forces.</text:span> </text:p>
      <text:p text:style-name="P1">ドラゴンたちの軍勢を前にして、</text:p>
      <text:p text:style-name="P1">二人はオリヴィアのために戦う決意をしたのだった。</text:p>
      <text:p text:style-name="P1"><text:span text:style-name="T2">In front of the dragon's army, they both made the decision to fight for Olivia.</text:span> </text:p>
      <text:p text:style-name="P1">[cn]</text:p>
      <text:p text:style-name="P1">戦闘の終わった砦に、</text:p>
      <text:p text:style-name="P1">二人の亡骸が折り重なるようにして横たわっていた。</text:p>
      <text:p text:style-name="P2">In the fortress after the battle, the corpses of the two were lying side by side as if they were overlapping. </text:p>
      <text:p text:style-name="P1">トリアイナとヘレンだ。</text:p>
      <text:p text:style-name="P1"><text:span text:style-name="T2">Tria-ina and Helen.</text:span> </text:p>
      <text:p text:style-name="P1">#アリス</text:p>
      <text:p text:style-name="P1">こいつ……、氷の魔女か。</text:p>
      <text:p text:style-name="P1"><text:span text:style-name="T2">These guys... The ice witch?</text:span> </text:p>
      <text:p text:style-name="P1">ふん、無様なもんだ。</text:p>
      <text:p text:style-name="P1"><text:span text:style-name="T2">Hmph, how unsightly.</text:span> </text:p>
      <text:p text:style-name="P1">山の魔女なんかと組まず、</text:p>
      <text:p text:style-name="P1">私のほうに来ればいいようにしてやったのに。</text:p>
      <text:p text:style-name="P1"><text:span text:style-name="T2">I told them they should have joined me instead of teaming up with the mountain witch.</text:span> </text:p>
      <text:p text:style-name="P1">おい、全員ゆっくり休めよ。</text:p>
      <text:p text:style-name="P1"><text:span text:style-name="T2">Hey, everyone take it easy.</text:span> </text:p>
      <text:p text:style-name="P1">明日から本格的にドラゴンとの戦いになるぞ。</text:p>
      <text:p text:style-name="P1"><text:span text:style-name="T2">Tomorrow is the start of the real battle with the dragons.</text:span> </text:p>
      <text:p text:style-name="P1">[cn]</text:p>
      <text:p text:style-name="P1">アリスの吐き捨てた言葉が届くはずもなく、</text:p>
      <text:p text:style-name="P1">二人の亡骸は、そのうつろな目で、</text:p>
      <text:p text:style-name="P1">遠くの空を見上げていた。</text:p>
      <text:p text:style-name="P1"><text:span text:style-name="T2">Alice's disdainful words went unheard, the corpses of the two, with their empty eyes, looked up at the distant sky.</text:span> </text:p>
      <text:p text:style-name="P1"/>
      <text:p text:style-name="P1">S0209</text:p>
      <text:p text:style-name="P1"/>
      <text:p text:style-name="P1">[cn]</text:p>
      <text:p text:style-name="P1">闇夜に紛れて、一つの影が地面を掘り返していた。</text:p>
      <text:p text:style-name="P1">その木はリンゴの木で、影は何かを探しているようだった。</text:p>
      <text:p text:style-name="P1">うっすらと、月夜でそのものの顔が映し出された。</text:p>
      <text:p text:style-name="P1"><text:span text:style-name="T2">In the darkness of the night, one shadow was digging into the ground. The tree was an apple tree, and the shadow seemed to be searching for something. Faintly, the creature's face was reflected in the moonlight.</text:span> </text:p>
      <text:p text:style-name="P1">#マルゲル</text:p>
      <text:p text:style-name="P1">………………。</text:p>
      <text:p text:style-name="P1">[cn]</text:p>
      <text:p text:style-name="P1">黙々と土を掘り返していたマルゲルは、</text:p>
      <text:p text:style-name="P1"><text:soft-page-break/>ついに目的のものを見つけ出した。</text:p>
      <text:p text:style-name="P1">小さなツボのようなもの、その中に、</text:p>
      <text:p text:style-name="P1">魔女オリヴィアの遺体が安置されていた。</text:p>
      <text:p text:style-name="P1"><text:span text:style-name="T2">Maruger, who was silently digging up the soil, finally found what he was looking for. A small hole-like thing, in which the body of the witch Olivia was placed.</text:span> </text:p>
      <text:p text:style-name="P1">#マルゲル</text:p>
      <text:p text:style-name="P1">……オリヴィア殿。</text:p>
      <text:p text:style-name="P1"><text:span text:style-name="T2">...Olivia-dono.</text:span> </text:p>
      <text:p text:style-name="P1">[cn]</text:p>
      <text:p text:style-name="P1">マルゲルは、オリヴィアの死体にナイフを差し込むと</text:p>
      <text:p text:style-name="P1">慣れた手つきで心臓をえぐりだした。</text:p>
      <text:p text:style-name="P1">その心臓は死体のものだというのに、</text:p>
      <text:p text:style-name="P1">まるで生きているかのような色をしていた。</text:p>
      <text:p text:style-name="P1">マルゲルはその心臓を見てにやりと笑うと、</text:p>
      <text:p text:style-name="P1">オリヴィアを埋め戻し、</text:p>
      <text:p text:style-name="P1">早々にその場を去っていったのだった。</text:p>
      <text:p text:style-name="P1"><text:span text:style-name="T2">Maruger inserted a knife into Olivia's corpse and skillfully cut out her heart. Despite the heart being from a dead body, it had a color as if it were still alive. Maruger laughed with satisfaction as he looked at the heart, then buried Olivia's body and left the scene quickly.</text:span> </text:p>
      <text:p text:style-name="P1"/>
      <text:p text:style-name="P1">S0210</text:p>
      <text:p text:style-name="P1">アリスの館。</text:p>
      <text:p text:style-name="P1"><text:span text:style-name="T2">Alice's mansion</text:span> </text:p>
      <text:p text:style-name="P1">#ベガ</text:p>
      <text:p text:style-name="P1">ここに血判を押すのだな。</text:p>
      <text:p text:style-name="P1"><text:span text:style-name="T2">We'll settle the score here.</text:span> </text:p>
      <text:p text:style-name="P1">#アリス</text:p>
      <text:p text:style-name="P1">おう。間違えるなよ？</text:p>
      <text:p text:style-name="P1"><text:span text:style-name="T2">Yeah, don't screw this up.</text:span> </text:p>
      <text:p text:style-name="P1">#トリアイナ</text:p>
      <text:p text:style-name="P1">…………。</text:p>
      <text:p text:style-name="P1">#ベガ</text:p>
      <text:p text:style-name="P1">トリアイナ殿、やはりそちらについたか。</text:p>
      <text:p text:style-name="P1"><text:span text:style-name="T2">Tiriana-dono, you ended up joining them after all.</text:span> </text:p>
      <text:p text:style-name="P1">#トリアイナ</text:p>
      <text:p text:style-name="P1">…………。</text:p>
      <text:p text:style-name="P1">#ヘレン</text:p>
      <text:p text:style-name="P1">……オリヴィアにあなたたちがしたことを、</text:p>
      <text:p text:style-name="P1">私たちもしたまでよ。</text:p>
      <text:p text:style-name="P1"><text:span text:style-name="T2">...what you all did to Olivia, we'll do the same to you.</text:span> </text:p>
      <text:p text:style-name="P1">#ベガ</text:p>
      <text:p text:style-name="P1">ああ……そうだな。</text:p>
      <text:p text:style-name="P1"><text:span text:style-name="T2">Ah...I see.</text:span> </text:p>
      <text:p text:style-name="P1">……。</text:p>
      <text:p text:style-name="P1">トリアイナ殿、すまなかった。</text:p>
      <text:p text:style-name="P1"><text:span text:style-name="T2">...Tiriana-dono, I'm sorry</text:span> .</text:p>
      <text:p text:style-name="P1">[cn]</text:p>
      <text:p text:style-name="P1">ベガはトリアイナに向かって深々と頭を下げた。</text:p>
      <text:p text:style-name="P1"><text:span text:style-name="T2">Vega bows deeply to Triaina.</text:span> </text:p>
      <text:p text:style-name="P1">#トリアイナ</text:p>
      <text:p text:style-name="P1"><text:soft-page-break/>……何のつもり。</text:p>
      <text:p text:style-name="P1"><text:span text:style-name="T2">...What are you planning?</text:span> </text:p>
      <text:p text:style-name="P1">#ベガ</text:p>
      <text:p text:style-name="P1">森の魔女を殺めるつもりはなかった。</text:p>
      <text:p text:style-name="P1"><text:span text:style-name="T2">I didn't intend to kill the forest witch.</text:span> </text:p>
      <text:p text:style-name="P1">だが、私の部下に失態があった。</text:p>
      <text:p text:style-name="P1"><text:span text:style-name="T2">But, there was a mistake made by my subordinate.</text:span> </text:p>
      <text:p text:style-name="P1">すべては私の責任だ。</text:p>
      <text:p text:style-name="P1"><text:span text:style-name="T2">It's all my responsibility.</text:span> </text:p>
      <text:p text:style-name="P1">……謝って許されることではない。</text:p>
      <text:p text:style-name="P1"><text:span text:style-name="T2">...I cannot be forgiven by just apologizing.</text:span> </text:p>
      <text:p text:style-name="P1">あなたの気さえすむのなら、</text:p>
      <text:p text:style-name="P1">この場で私を切り捨ててほしい。</text:p>
      <text:p text:style-name="P1"><text:span text:style-name="T2">If it makes you feel any better, I want you to kill me here.</text:span> </text:p>
      <text:p text:style-name="P1">#アリス</text:p>
      <text:p text:style-name="P1">あっ、馬鹿野郎！</text:p>
      <text:p text:style-name="P1"><text:span text:style-name="T2">Oh, you foolish man!</text:span> </text:p>
      <text:p text:style-name="P1">勝手に死ぬなんて許さんぞ！！</text:p>
      <text:p text:style-name="P1"><text:span text:style-name="T2">I won't allow you to die on your own terms!</text:span> </text:p>
      <text:p text:style-name="P1">お前は今、私の部下になったんだからな！！</text:p>
      <text:p text:style-name="P1"><text:span text:style-name="T2">You're now my subordinate!</text:span> </text:p>
      <text:p text:style-name="P1">#ベガ</text:p>
      <text:p text:style-name="P1">華の魔女よ、どうかこれだけは……。</text:p>
      <text:p text:style-name="P1">A<text:span text:style-name="T2">lice, please...</text:span> </text:p>
      <text:p text:style-name="P1">私の領主としての最後の仕事なのだ。</text:p>
      <text:p text:style-name="P1"><text:span text:style-name="T2">This is my last duty as your lord.</text:span> </text:p>
      <text:p text:style-name="P1">#アリス</text:p>
      <text:p text:style-name="P1">なんだと……！</text:p>
      <text:p text:style-name="P1"><text:span text:style-name="T2">What are you talking about...!</text:span> </text:p>
      <text:p text:style-name="P1">#ヘレン</text:p>
      <text:p text:style-name="P1">……ばっかじゃないの。</text:p>
      <text:p text:style-name="P1"><text:span text:style-name="T2">...It's not that simple.</text:span> </text:p>
      <text:p text:style-name="P1">#トリアイナ</text:p>
      <text:p text:style-name="P1">ヘレン……？</text:p>
      <text:p text:style-name="P1"><text:span text:style-name="T2">Helen...</text:span> </text:p>
      <text:p text:style-name="P1">#ヘレン</text:p>
      <text:p text:style-name="P1">アンタが死んだって何にもならないじゃない。</text:p>
      <text:p text:style-name="P1"><text:span text:style-name="T2">It doesn't matter if you die.</text:span> </text:p>
      <text:p text:style-name="P1">……簡単に殺せとか言わないでよ。</text:p>
      <text:p text:style-name="P1"><text:span text:style-name="T2">...Don't just say kill so easily.</text:span> </text:p>
      <text:p text:style-name="P1">#ベガ</text:p>
      <text:p text:style-name="P1">……すまなかった。</text:p>
      <text:p text:style-name="P1">しかし、私はどう償えばいいのか。</text:p>
      <text:p text:style-name="P1"><text:span text:style-name="T2">...I'm sorry. But what can I do to make amends?</text:span> </text:p>
      <text:p text:style-name="P1">#ヘレン</text:p>
      <text:p text:style-name="P1">オリヴィアみたいな思いをする子がいなくなるように</text:p>
      <text:p text:style-name="P1">早く世界を統一するのよ。</text:p>
      <text:p text:style-name="P2">Like what happened to Olivia, we don't want any more children to feel that way. </text:p>
      <text:p text:style-name="P1">アリスさんなら、それができるのよね。</text:p>
      <text:p text:style-name="P1"><text:soft-page-break/><text:span text:style-name="T2">Let's work together to unite the world as quickly as possible. I know you can do it, Alice.</text:span> </text:p>
      <text:p text:style-name="P1">#アリス</text:p>
      <text:p text:style-name="P1">お、おう……もちろんだ。</text:p>
      <text:p text:style-name="P1"><text:span text:style-name="T2">Oh, of course... I will.</text:span> </text:p>
      <text:p text:style-name="P1">#ベガ</text:p>
      <text:p text:style-name="P1">ヘレン……殿。</text:p>
      <text:p text:style-name="P1"><text:span text:style-name="T2">Helen... My lady.</text:span> </text:p>
      <text:p text:style-name="P1">#ヘレン</text:p>
      <text:p text:style-name="P1">言っておくけど、アンタのこと許したわけじゃないから。</text:p>
      <text:p text:style-name="P1">だから死ぬなんて許さない。</text:p>
      <text:p text:style-name="P1">生きて私たちと一緒に平和な世界を作るのよ。</text:p>
      <text:p text:style-name="P1"><text:span text:style-name="T2">Just so you know, I haven't forgiven you. So don't even think about dying. Live and work with us to create a peaceful world.</text:span> </text:p>
      <text:p text:style-name="P1">#ベガ</text:p>
      <text:p text:style-name="P1">……承知した。</text:p>
      <text:p text:style-name="P1"><text:span text:style-name="T2">...Understood.</text:span> </text:p>
      <text:p text:style-name="P1">[cn]</text:p>
      <text:p text:style-name="P1">三人は固く握手を交わし、ひとまずの和解となったようだった。</text:p>
      <text:p text:style-name="P1">アリス一人が、置いてけぼりにされたのが不満だったのか、</text:p>
      <text:p text:style-name="P1">ぶすっとした表情で、ほおづえをついていた。</text:p>
      <text:p text:style-name="P1"><text:span text:style-name="T2">The three of them exchanged a firm handshake, and it seemed like they had reached a temporary truce. Alice, who seemed to be dissatisfied with being left behind, had a sullen expression on her face.</text:span> </text:p>
      <text:p text:style-name="P1">[cn]</text:p>
      <text:p text:style-name="P1">どんよりと薄暗い戦場に、火山灰の混じった黒い雨が降り注いでいた。</text:p>
      <text:p text:style-name="P1">泥にまみれた、山の魔女の遺体が転がっている。</text:p>
      <text:p text:style-name="P1"><text:span text:style-name="T2">In the dim and gloomy battlefield, a black rain mixed with volcanic ash was pouring down. The body of the mountain witch, covered in mud, was lying there.</text:span> </text:p>
      <text:p text:style-name="P1">#ヘレン</text:p>
      <text:p text:style-name="P1">オリヴィア……かたき、討ったよ……。</text:p>
      <text:p text:style-name="P1"><text:span text:style-name="T2">Olivia... We avenged you...</text:span> </text:p>
      <text:p text:style-name="P1">#トリアイナ</text:p>
      <text:p text:style-name="P1">……山の魔女。</text:p>
      <text:p text:style-name="P1">悪い魔女ではなかったわ。</text:p>
      <text:p text:style-name="P1"><text:span text:style-name="T2">...Mountain witch. She wasn't a bad witch.</text:span> </text:p>
      <text:p text:style-name="P1">#ヘレン</text:p>
      <text:p text:style-name="P1">何を言ってるのよトリアイナ。</text:p>
      <text:p text:style-name="P1">こいつはオリヴィアのかたきなのよ。</text:p>
      <text:p text:style-name="P1">それ以上でも、それ以下でもないわ。</text:p>
      <text:p text:style-name="P1"><text:span text:style-name="T2">What are you talking about, Tria? This one is Olivia's enemy. That's all there is to it.</text:span> </text:p>
      <text:p text:style-name="P1">#トリアイナ</text:p>
      <text:p text:style-name="P1">ええ……</text:p>
      <text:p text:style-name="P1">でも、本当にこれでよかったのかしら。</text:p>
      <text:p text:style-name="P1"><text:span text:style-name="T2">Yes... But, is this really the right thing?</text:span> </text:p>
      <text:p text:style-name="P1">#ヘレン</text:p>
      <text:p text:style-name="P1">よかったに決まってるじゃない！？</text:p>
      <text:p text:style-name="P1">オリヴィアもきっと、喜んでいるわよ！</text:p>
      <text:p text:style-name="P1">そうよ、ねえオリヴィアそうでしょう！？</text:p>
      <text:p text:style-name="P1">ねえ……オリヴィア、ねえ……。</text:p>
      <text:p text:style-name="P1">答えて……オリヴィア。</text:p>
      <text:p text:style-name="P1"><text:soft-page-break/>私たち、正しいことを、したのよね……？</text:p>
      <text:p text:style-name="P1"><text:span text:style-name="T2">Of course it is! Olivia would be happy too! Right, Olivia? Right? Olivia, please answer... We did the right thing, didn't we?</text:span> </text:p>
      <text:p text:style-name="P1">#トリアイナ</text:p>
      <text:p text:style-name="P1">そうね……ヘレン。</text:p>
      <text:p text:style-name="P1">これで、よかったのよね……。</text:p>
      <text:p text:style-name="P1"><text:span text:style-name="T2">Yes, that's right ... Helen. It was good like this, wasn't it...?</text:span> </text:p>
      <text:p text:style-name="P1">#ヘレン</text:p>
      <text:p text:style-name="P1">トリアイナぁ……うぅ。</text:p>
      <text:p text:style-name="P1">うあああぁ……！</text:p>
      <text:p text:style-name="P1"><text:span text:style-name="T2">Triainaaa... Uu. Uaaaaaa...!</text:span> </text:p>
      <text:p text:style-name="P1">[cn]</text:p>
      <text:p text:style-name="P1">その場に崩れ落ちたヘレンを、</text:p>
      <text:p text:style-name="P1">トリアイナが後ろからそっと支える。</text:p>
      <text:p text:style-name="P1">戦場の黒い雨は、彼女たちの涙のように、</text:p>
      <text:p text:style-name="P1">いつまでも降り続いていた。</text:p>
      <text:p text:style-name="P1"><text:span text:style-name="T2">Triaina supported Helen, who collapsed on the spot, from behind gently. The black rain on the battlefield, like their tears, continued to fall endlessly.</text:span> </text:p>
      <text:p text:style-name="P1"/>
      <text:p text:style-name="P1">S0211</text:p>
      <text:p text:style-name="P1"/>
      <text:p text:style-name="P1">アリスの館。</text:p>
      <text:p text:style-name="P1"><text:span text:style-name="T2">Alice's mansion.</text:span> </text:p>
      <text:p text:style-name="P1">#チュイリッシュ</text:p>
      <text:p text:style-name="P1">アリスサマ、ソクタツカキトメデース！</text:p>
      <text:p text:style-name="P1">;アリスサマ、速達書留です！</text:p>
      <text:p text:style-name="P1">ALICE-SAMA, IT'S EXPRESS REGISTERED MAIL!</text:p>
      <text:p text:style-name="P1">#クロ</text:p>
      <text:p text:style-name="P1">アリス様。氷の魔女様から魔法文書が。</text:p>
      <text:p text:style-name="P1"><text:span text:style-name="T2">Alice-sama, a magic document from the ice witch-sama.</text:span> </text:p>
      <text:p text:style-name="P1">#アリス</text:p>
      <text:p text:style-name="P1">氷の魔女から？</text:p>
      <text:p text:style-name="P1"><text:span text:style-name="T2">From the ice witch?</text:span> </text:p>
      <text:p text:style-name="P1">読み上げろ。</text:p>
      <text:p text:style-name="P1"><text:span text:style-name="T2">Read it out loud.</text:span> </text:p>
      <text:p text:style-name="P1">#チュイリッシュ</text:p>
      <text:p text:style-name="P1">サインオネガイシマース。</text:p>
      <text:p text:style-name="P1">PLEASE SIGN.</text:p>
      <text:p text:style-name="P1">#クロ</text:p>
      <text:p text:style-name="P1">はっ。</text:p>
      <text:p text:style-name="P1"><text:span text:style-name="T2">Yes.</text:span> </text:p>
      <text:p text:style-name="P1">えー……。</text:p>
      <text:p text:style-name="P1"><text:span text:style-name="T2">Err...</text:span> </text:p>
      <text:p text:style-name="P1">#チュイリッシュ</text:p>
      <text:p text:style-name="P1">サインオネガイシマース。</text:p>
      <text:p text:style-name="P1"><text:span text:style-name="T2">PLEASE SIGN.</text:span> </text:p>
      <text:p text:style-name="P1">#アリス</text:p>
      <text:p text:style-name="P1">忘れてた。</text:p>
      <text:p text:style-name="P1"><text:span text:style-name="T2">I forgot.</text:span> </text:p>
      <text:p text:style-name="P1">ファイアーボールっと。</text:p>
      <text:p text:style-name="P1"><text:soft-page-break/><text:span text:style-name="T2">Fireball it.</text:span> </text:p>
      <text:p text:style-name="P1">#チュイリッシュ</text:p>
      <text:p text:style-name="P1">ぐえええーーーーー！！！？</text:p>
      <text:p text:style-name="P1">GUEEEEOOOOOOOOH!!!</text:p>
      <text:p text:style-name="P1">#クロ</text:p>
      <text:p text:style-name="P1">アリス様。いい加減やめませんと、</text:p>
      <text:p text:style-name="P1">郵便局から苦情が来ますぞ？</text:p>
      <text:p text:style-name="P1"><text:span text:style-name="T2">Alice-sama. If you don't stop soon, we will get complaints from the post office.</text:span> </text:p>
      <text:p text:style-name="P1">#アリス</text:p>
      <text:p text:style-name="P1">サインサインってうるさいのが悪いんだって。</text:p>
      <text:p text:style-name="P1">ほら、続きを読めよ。</text:p>
      <text:p text:style-name="P1"><text:span text:style-name="T2">It's not my fault that signing is so noisy. Come on, read the rest.</text:span> </text:p>
      <text:p text:style-name="P1">#クロ</text:p>
      <text:p text:style-name="P1">ええ、では……。</text:p>
      <text:p text:style-name="P1">「華の魔女アリス殿。</text:p>
      <text:p text:style-name="P1">「貴公に置かれましては、日頃の戦功華々しく、敵ながら我ら一同ほれぼれとした戦いぶりと……。</text:p>
      <text:p text:style-name="P1"><text:span text:style-name="T2">Yes, well... "To the flower witch Alice-sama. We have been impressed by your glorious warfare, even though you are our enemy, and we would like to be friends. That's all."</text:span> </text:p>
      <text:p text:style-name="P1">#アリス</text:p>
      <text:p text:style-name="P1">あー、待て待て。</text:p>
      <text:p text:style-name="P1">そういうのいいから、かいつまんで。</text:p>
      <text:p text:style-name="P1"><text:span text:style-name="T2">That's too much of a summary! ...In other words, they want to form an alliance?</text:span> </text:p>
      <text:p text:style-name="P1">#クロ</text:p>
      <text:p text:style-name="P1">はあ……では改めて。</text:p>
      <text:p text:style-name="P1"><text:span text:style-name="T2">Yes, that is correct.</text:span> </text:p>
      <text:p text:style-name="P1">「私とお友達になりませんか？」</text:p>
      <text:p text:style-name="P1">以上でございます。</text:p>
      <text:p text:style-name="P1"><text:span text:style-name="T2">"Would you like to be friends with me?" That's it.</text:span> </text:p>
      <text:p text:style-name="P1">#アリス</text:p>
      <text:p text:style-name="P1">端折りすぎだ！</text:p>
      <text:p text:style-name="P1">……まあつまり、同盟の誘いってわけだな？</text:p>
      <text:p text:style-name="P1"><text:span text:style-name="T2">Too much summary! ...In other words, it's an invitation to alliance, right?</text:span> </text:p>
      <text:p text:style-name="P1">#クロ</text:p>
      <text:p text:style-name="P1">左様です。</text:p>
      <text:p text:style-name="P1"><text:span text:style-name="T2">That is correct.</text:span> </text:p>
      <text:p text:style-name="P1">#アリス</text:p>
      <text:p text:style-name="P1">断る。</text:p>
      <text:p text:style-name="P1"><text:span text:style-name="T2">I decline.</text:span> </text:p>
      <text:p text:style-name="P1">#クロ</text:p>
      <text:p text:style-name="P1">アリス様、よくお考えになられたほうが。</text:p>
      <text:p text:style-name="P1"><text:span text:style-name="T2">Lady Alice, it would be best to think it over carefully.</text:span> </text:p>
      <text:p text:style-name="P1">#アリス</text:p>
      <text:p text:style-name="P1">こっちは向こうを占領するつもりで</text:p>
      <text:p text:style-name="P1">攻め込んでるんだぞ？</text:p>
      <text:p text:style-name="P1">降伏ならともかく同盟というのは</text:p>
      <text:p text:style-name="P1">虫が良すぎるだろう。</text:p>
      <text:p text:style-name="P1"><text:span text:style-name="T2">We're trying to invade them, why would we want to make an alliance with them? Even if they surrender, an alliance is too lenient.</text:span> </text:p>
      <text:p text:style-name="P1">#クロ</text:p>
      <text:p text:style-name="P1">では条件を付けるというのはいかがでしょう。</text:p>
      <text:p text:style-name="P1"><text:soft-page-break/><text:span text:style-name="T2">Perhaps setting conditions would be a good idea then.</text:span> </text:p>
      <text:p text:style-name="P1">#アリス</text:p>
      <text:p text:style-name="P1">条件？</text:p>
      <text:p text:style-name="P1"><text:span text:style-name="T2">Conditions?</text:span> </text:p>
      <text:p text:style-name="P1">#クロ</text:p>
      <text:p text:style-name="P1">兵の指揮権はすべて我らに委ねること。</text:p>
      <text:p text:style-name="P1">その代わり、氷の魔女殿の所領は安堵すること。</text:p>
      <text:p text:style-name="P1">このように申せば、形式上は同盟ですが、実質占領とかわりません。</text:p>
      <text:p text:style-name="P1">軍隊の指揮権を握っている限り、向こうはこちらのことに一切口を出せませんので。</text:p>
      <text:p text:style-name="P1"><text:span text:style-name="T2">I will entrust all command of the troops to us. In exchange, the territory of the Ice Witch will be safe. If it is said in this way, it is formally an alliance, but in reality it is not an occupation. As long as we hold command of the army, the other side will not be able to say anything about us at all.</text:span> </text:p>
      <text:p text:style-name="P1">#アリス</text:p>
      <text:p text:style-name="P1">なるほどな……、よし、それで書状を書いて送り付けろ。</text:p>
      <text:p text:style-name="P1"><text:span text:style-name="T2">I see... alright, write a letter and send it.</text:span> </text:p>
      <text:p text:style-name="P1">#クロ</text:p>
      <text:p text:style-name="P1">はっ……。</text:p>
      <text:p text:style-name="P1"><text:span text:style-name="T2">Yes...</text:span> </text:p>
      <text:p text:style-name="P1">[cn]</text:p>
      <text:p text:style-name="P1">……………。</text:p>
      <text:p text:style-name="P1">アリスの出した条件は、</text:p>
      <text:p text:style-name="P1">意外にもすんなりと受け入れられ、</text:p>
      <text:p text:style-name="P1">トリアイナ領は、実質アリス領の支配下となった。</text:p>
      <text:p text:style-name="P1">同盟の締結が決まり、トリアイナがアリスの館を訪れた。</text:p>
      <text:p text:style-name="P1"><text:span text:style-name="T2">The conditions proposed by Alice were surprisingly accepted and the territory of Triaina became effectively under the control of Alice. The alliance was established and Triaina visited Alice's castle.</text:span> </text:p>
      <text:p text:style-name="P1">#アリス</text:p>
      <text:p text:style-name="P1">ふん、お前が氷の魔女トリアイナか。</text:p>
      <text:p text:style-name="P1">それで、本当にこの条件でいいんだな？</text:p>
      <text:p text:style-name="P1"><text:span text:style-name="T2">Hmph, so you're the Ice Witch Triaina. And you're really okay with these conditions?</text:span> </text:p>
      <text:p text:style-name="P1">#トリアイナ</text:p>
      <text:p text:style-name="P1">ええ、もちろん。</text:p>
      <text:p text:style-name="P1"><text:span text:style-name="T2">Yes, of course.</text:span> </text:p>
      <text:p text:style-name="P1">#アリス</text:p>
      <text:p text:style-name="P1">ふん、何があったか知らんが、</text:p>
      <text:p text:style-name="P1">私にとっては都合がいいからな。</text:p>
      <text:p text:style-name="P1">せいぜいがんばれよ、</text:p>
      <text:p text:style-name="P1">たっぷりと前線で戦ってもらうからな。</text:p>
      <text:p text:style-name="P1">クフフフフフ……。</text:p>
      <text:p text:style-name="P2">Hmph, I don't know what happened, but it's convenient for me. Do your best, I'll make sure you fight plenty on the front lines. Hahaha... </text:p>
      <text:p text:style-name="P2"/>
      <text:p text:style-name="Preformatted_20_Text"/>
      <text:p text:style-name="Preformatted_20_Text">C:\Users\James Phillips\Desktop\Games\WargameAliceGit\MinimizedScenarios\min_s0000A.txt</text:p>
      <text:p text:style-name="Preformatted_20_Text">#チシャ</text:p>
      <text:p text:style-name="Preformatted_20_Text">……リ……ま、……リスさ……！</text:p>
      <text:p text:style-name="Preformatted_20_Text">アリス様！</text:p>
      <text:p text:style-name="Preformatted_20_Text">...lis...Alice...</text:p>
      <text:p text:style-name="Standard">Queen Alice!</text:p>
      <text:p text:style-name="Preformatted_20_Text"><text:soft-page-break/>#アリス</text:p>
      <text:p text:style-name="Preformatted_20_Text">うーん……。</text:p>
      <text:p text:style-name="Standard">Umm...</text:p>
      <text:p text:style-name="Preformatted_20_Text">#チシャ</text:p>
      <text:p text:style-name="Preformatted_20_Text">アリス様！　朝ですよ！</text:p>
      <text:p text:style-name="Preformatted_20_Text">早く起きてください！</text:p>
      <text:p text:style-name="Preformatted_20_Text">Queen Alice!　It's morning!</text:p>
      <text:p text:style-name="Standard">Please wake up already!</text:p>
      <text:p text:style-name="Preformatted_20_Text">#アリス</text:p>
      <text:p text:style-name="Preformatted_20_Text">うーん……</text:p>
      <text:p text:style-name="Preformatted_20_Text">起きた起きた。 はいはい……おはよー。</text:p>
      <text:p text:style-name="Standard">Umm...</text:p>
      <text:p text:style-name="Preformatted_20_Text">Wait, what? <text:s/>Right... morning.</text:p>
      <text:p text:style-name="Preformatted_20_Text">#チシャ</text:p>
      <text:p text:style-name="Preformatted_20_Text">アリス様、入りますよー！</text:p>
      <text:p text:style-name="Preformatted_20_Text">Queen Alice, I'm coming in!</text:p>
      <text:p text:style-name="Preformatted_20_Text">#アリス</text:p>
      <text:p text:style-name="Preformatted_20_Text">入ったらぶっ殺すぞ！！</text:p>
      <text:p text:style-name="Standard">Come in and you're dead meat!!</text:p>
      <text:p text:style-name="Preformatted_20_Text">#チシャ</text:p>
      <text:p text:style-name="Preformatted_20_Text">わっ！　な、何でですかぁ！</text:p>
      <text:p text:style-name="P2">"Waaa! Y...you wouldnt really do that to me, would you?</text:p>
      <text:p text:style-name="Preformatted_20_Text">#アリス</text:p>
      <text:p text:style-name="Preformatted_20_Text">うるせえ！　とにかく外で待ってろ！！</text:p>
      <text:p text:style-name="Standard">Jeez! <text:s/>Just wait outside!</text:p>
      <text:p text:style-name="Preformatted_20_Text">[cn]</text:p>
      <text:p text:style-name="Preformatted_20_Text">寝起きとは思えない大声でチシャをしかりつけ、</text:p>
      <text:p text:style-name="Preformatted_20_Text">アリスはもそもそとベッドからはい出した。</text:p>
      <text:p text:style-name="Standard">Having been confusedly awoken by Cheshire's shouting,</text:p>
      <text:p text:style-name="Standard">Alice squirmed out of bed.</text:p>
      <text:p text:style-name="Standard"/>
      <text:p text:style-name="Preformatted_20_Text">#アリス</text:p>
      <text:p text:style-name="Preformatted_20_Text">うー……ん！！</text:p>
      <text:p text:style-name="Standard">Huh!</text:p>
      <text:p text:style-name="Preformatted_20_Text">[cn]</text:p>
      <text:p text:style-name="Preformatted_20_Text">大きく伸びをするとぽいぽいとパジャマを放り、</text:p>
      <text:p text:style-name="Preformatted_20_Text">タンスから着慣れたドレスを取り出した。</text:p>
      <text:p text:style-name="P2">After stretching and taking off her pajamas,</text:p>
      <text:p text:style-name="P2">she took out her favorite dress from the wardrobe.</text:p>
      <text:p text:style-name="Preformatted_20_Text">#アリス</text:p>
      <text:p text:style-name="Preformatted_20_Text">よしっ……と。</text:p>
      <text:p text:style-name="Standard">Alrighty then. </text:p>
      <text:p text:style-name="Preformatted_20_Text">[cn]</text:p>
      <text:p text:style-name="Preformatted_20_Text">最後に帽子をかぶるとアリスは鏡の前でにやりと笑い、</text:p>
      <text:p text:style-name="Preformatted_20_Text">鼻歌交じりに部屋を出ていった。</text:p>
      <text:p text:style-name="Preformatted_20_Text">……………。</text:p>
      <text:p text:style-name="Standard">Lastly, Alice put on her hat, smiled in the mirror pleased </text:p>
      <text:p text:style-name="Standard">with her outfit before leaving the room humming happily.</text:p>
      <text:p text:style-name="Preformatted_20_Text">................</text:p>
      <text:p text:style-name="Preformatted_20_Text">#チシャ</text:p>
      <text:p text:style-name="Preformatted_20_Text">えっと、本日の業務ですが、</text:p>
      <text:p text:style-name="Preformatted_20_Text">午前中に町の方と今後の政策についての会議。</text:p>
      <text:p text:style-name="Preformatted_20_Text">正午に街で昼食をとりそのあと館に戻って、</text:p>
      <text:p text:style-name="Preformatted_20_Text">本年度の予算会議となっております。</text:p>
      <text:p text:style-name="Standard">Well, today there will be a town meeting about future policy.</text:p>
      <text:p text:style-name="Standard">After a lunch break, we'll return to discuss this year's budget.</text:p>
      <text:p text:style-name="Preformatted_20_Text">#アリス</text:p>
      <text:p text:style-name="Preformatted_20_Text">おう、じゃあ全部キャンセルで。</text:p>
      <text:p text:style-name="Preformatted_20_Text">Oh, well, cancel everything.</text:p>
      <text:p text:style-name="Preformatted_20_Text"><text:soft-page-break/>#チシャ</text:p>
      <text:p text:style-name="Preformatted_20_Text">またですかぁ！？</text:p>
      <text:p text:style-name="Preformatted_20_Text">いい加減にして下さいよ。</text:p>
      <text:p text:style-name="Preformatted_20_Text">領主になってからというものやる仕事といえば会食、</text:p>
      <text:p text:style-name="Preformatted_20_Text">それももてなされる方で酒が出るという条件付きのものばかり。</text:p>
      <text:p text:style-name="P27">Again?! Please have a good reason this time.</text:p>
      <text:p text:style-name="P27">Since becoming the ruler, the only 'work' you do is attending banquets, and it's always at someone else's invitation with the condition of alcohol being served.</text:p>
      <text:p text:style-name="Preformatted_20_Text">#アリス</text:p>
      <text:p text:style-name="Preformatted_20_Text">いや、酒はうまいから行ってもいいけど会議とかすっげー眠いじゃん。</text:p>
      <text:p text:style-name="Preformatted_20_Text">楽しくない仕事なんてやってられねえっての。</text:p>
      <text:p text:style-name="P27">Look, I just can't do work that's so mind-numbingly boring, even if the alcohol is delicious.</text:p>
      <text:p text:style-name="Preformatted_20_Text">#チシャ</text:p>
      <text:p text:style-name="Preformatted_20_Text">そんなわがまま言ってないで下さいよ、断るの大変なんですから……。</text:p>
      <text:p text:style-name="P27">Please don't say such selfish things. It makes things very difficult for me when you refuse because of...</text:p>
      <text:p text:style-name="Preformatted_20_Text">#メイジー</text:p>
      <text:p text:style-name="Preformatted_20_Text">姉さん！！　ちょっとこれどういうこと！！</text:p>
      <text:p text:style-name="P27">Elder sister!! Hold on a moment, I want to know what's going on here!!</text:p>
      <text:p text:style-name="Preformatted_20_Text">#アリス</text:p>
      <text:p text:style-name="Preformatted_20_Text">メイジーか、何の用だ。</text:p>
      <text:p text:style-name="P27">Maisie? Why are you here?</text:p>
      <text:p text:style-name="Preformatted_20_Text">[cn]</text:p>
      <text:p text:style-name="Preformatted_20_Text">メイジー。</text:p>
      <text:p text:style-name="Preformatted_20_Text">アリスとは姉弟弟子の関係で、今は内政全般を担当している。</text:p>
      <text:p text:style-name="Preformatted_20_Text">Maisie.</text:p>
      <text:p text:style-name="P1">Apprenticed with Alice under the former ruler, and is currently in charge of domestic affairs.</text:p>
      <text:p text:style-name="Preformatted_20_Text">#メイジー</text:p>
      <text:p text:style-name="Preformatted_20_Text">とぼけないでよ！　なによこの予算草案！！</text:p>
      <text:p text:style-name="Preformatted_20_Text">今日の会議で言おうと思ってたけどもう我慢ならないわ！！</text:p>
      <text:p text:style-name="Preformatted_20_Text">なんで「その他」が六割もあるのよ！！</text:p>
      <text:p text:style-name="Preformatted_20_Text">その他って何よ！ 内容書いてよ！！</text:p>
      <text:p text:style-name="Standard">Don't act so suprised! What's going on with this draft budget?!</text:p>
      <text:p text:style-name="Standard">I was going to bring it up at today's meeting, but I can't stand it anymore!!</text:p>
      <text:p text:style-name="Standard">Why is 60% of the budget categorized under "other"?!</text:p>
      <text:p text:style-name="Standard">What the heck is "other"? You need to be more specific!</text:p>
      <text:p text:style-name="Preformatted_20_Text">#アリス</text:p>
      <text:p text:style-name="Preformatted_20_Text">お菓子とか酒とか、あとヘンな薬かったり……、</text:p>
      <text:p text:style-name="Preformatted_20_Text">ああそうそう、お前に仕掛けるトラップ道具買ったりとかだな。</text:p>
      <text:p text:style-name="Preformatted_20_Text">クフフフフ！</text:p>
      <text:p text:style-name="Preformatted_20_Text">そういうの「私費」とか書いたらお前怒るじゃん？</text:p>
      <text:p text:style-name="P1"><text:span text:style-name="T2">It's things like sweets, alcohol, some sort of weird medicine, and... Oh yeah, also various traps that I want to set up for you to fall into.</text:span> </text:p>
      <text:p text:style-name="P1"><text:span text:style-name="T9">Hahaha! If I had listed things like that as "personal expenses", you'd just get mad wouldn't you?</text:span> </text:p>
      <text:p text:style-name="Preformatted_20_Text">#メイジー</text:p>
      <text:p text:style-name="Preformatted_20_Text">「私費」だろうと「その他」だろうと六割も占めてたら誰だって怒るわよ！！！</text:p>
      <text:p text:style-name="Preformatted_20_Text">ていうか、どんだけいたずらにお金使うのよ！</text:p>
      <text:p text:style-name="Preformatted_20_Text">姉さんのバカ！　バカーーーー！！</text:p>
      <text:p text:style-name="P1"><text:span text:style-name="T2">I mean, whether these are listed as "personal expenses" or "other", when they make up 60% of the budget, anyone would get mad!!!</text:span> </text:p>
      <text:p text:style-name="P1"><text:span text:style-name="T2">Just how much money are you planning to use for mischief? You Idiot! IDIOT!!</text:span> </text:p>
      <text:p text:style-name="Preformatted_20_Text">#アリス</text:p>
      <text:p text:style-name="Preformatted_20_Text"><text:soft-page-break/>なっ！　誰が馬鹿だこの野郎！！</text:p>
      <text:p text:style-name="Preformatted_20_Text">勉強も魔法も運動も私よりずーーーっと、ずーーーーっとできないくせに！！</text:p>
      <text:p text:style-name="P1">Hey! <text:span text:style-name="T2">Who are you calling an idiot, you jerk!</text:span> </text:p>
      <text:p text:style-name="P1">Whether it's academics, magic, or athletics, I'm way better than you!!</text:p>
      <text:p text:style-name="Preformatted_20_Text">#メイジー</text:p>
      <text:p text:style-name="Preformatted_20_Text">ちょこーーーーっと姉さんより控えめなだけです！！</text:p>
      <text:p text:style-name="P1">Our only difference is that I'm just a teensy-weensy bit more modest than you!!</text:p>
      <text:p text:style-name="Preformatted_20_Text">#アリス</text:p>
      <text:p text:style-name="Preformatted_20_Text">なんだとーーーー！！！</text:p>
      <text:p text:style-name="P1">WHAT did you say to ME?!</text:p>
      <text:p text:style-name="Preformatted_20_Text">#メイジー</text:p>
      <text:p text:style-name="Preformatted_20_Text">なによーーーーー！！！</text:p>
      <text:p text:style-name="P1">Whaaaaaat?!</text:p>
      <text:p text:style-name="Preformatted_20_Text">#チシャ</text:p>
      <text:p text:style-name="Preformatted_20_Text">お、お二人ともおさえて、おさえて……。</text:p>
      <text:p text:style-name="P1">B-Both of you calm down, just calm down…</text:p>
      <text:p text:style-name="Preformatted_20_Text">#アリス・メイジー</text:p>
      <text:p text:style-name="Preformatted_20_Text">チシャはだまってろ（なさい）！！！</text:p>
      <text:p text:style-name="P1">Cheshire, be quiet (please)!!!</text:p>
      <text:p text:style-name="Preformatted_20_Text">#チシャ</text:p>
      <text:p text:style-name="Preformatted_20_Text">す、すいません……。</text:p>
      <text:p text:style-name="Preformatted_20_Text">E-Excuse me...</text:p>
      <text:p text:style-name="Preformatted_20_Text">#メイジー</text:p>
      <text:p text:style-name="Preformatted_20_Text">もう知らないわ！</text:p>
      <text:p text:style-name="Preformatted_20_Text">……姉さん、あなたやっぱり領主向いてないわよ。</text:p>
      <text:p text:style-name="Preformatted_20_Text">I don't know any more!</text:p>
      <text:p text:style-name="P1"><text:span text:style-name="T6">…</text:span><text:span text:style-name="T2">you really aren't suited to be a ruler after all.</text:span> </text:p>
      <text:p text:style-name="Preformatted_20_Text">#アリス</text:p>
      <text:p text:style-name="Preformatted_20_Text">あっ、待て！　逃げるのかよ！！</text:p>
      <text:p text:style-name="P1">Ah, wait! Are you running away?!</text:p>
      <text:p text:style-name="Preformatted_20_Text">[cn]メイジーは吐き捨てると、アリスの制止も聞かず、執務室を出て行ってしまった。</text:p>
      <text:p text:style-name="P1"><text:span text:style-name="T2">Maisie spit on the floor before leaving the office, completely ignoring Alice's words.</text:span> </text:p>
      <text:p text:style-name="P1"/>
      <text:p text:style-name="Preformatted_20_Text">#アリス</text:p>
      <text:p text:style-name="Preformatted_20_Text">ちっ……あの野郎、好き放題いいがって。</text:p>
      <text:p text:style-name="P1"><text:span text:style-name="T2">Tch...That jerk. She just does as she pleases without considering anyone else.</text:span> </text:p>
      <text:p text:style-name="P1"/>
      <text:p text:style-name="Preformatted_20_Text">#チシャ</text:p>
      <text:p text:style-name="Preformatted_20_Text">アリス様も悪いんですから、ほら、たまには仕事しましょう？</text:p>
      <text:p text:style-name="P2">Alice, you're no better. Come on, why don't we get some work done?</text:p>
      <text:p text:style-name="Preformatted_20_Text">#アリス</text:p>
      <text:p text:style-name="Preformatted_20_Text">ちっ……今日は特別だからな。</text:p>
      <text:p text:style-name="Preformatted_20_Text">町に行くんだったか？</text:p>
      <text:p text:style-name="Preformatted_20_Text">ほら、さっさと行くぞ。</text:p>
      <text:p text:style-name="Preformatted_20_Text">クロにも来るように言っておけ。</text:p>
      <text:p text:style-name="P1"><text:span text:style-name="T2">Darn it... today is special, after all.</text:span> </text:p>
      <text:p text:style-name="P2">You said we need to be going to town now, right?</text:p>
      <text:p text:style-name="P2">Come on, let's go quickly.</text:p>
      <text:p text:style-name="P1"><text:span text:style-name="T2">Tell Kuro to come too.</text:span> </text:p>
      <text:p text:style-name="Preformatted_20_Text">#チシャ</text:p>
      <text:p text:style-name="Preformatted_20_Text">はい！</text:p>
      <text:p text:style-name="Preformatted_20_Text">……………。</text:p>
      <text:p text:style-name="Preformatted_20_Text">Yes!</text:p>
      <text:p text:style-name="Preformatted_20_Text">................</text:p>
      <text:p text:style-name="Preformatted_20_Text">#クロ</text:p>
      <text:p text:style-name="Preformatted_20_Text">アリス様。つい先ほど、メイジー様が軍を率いてアッサム砦を制圧した模様。</text:p>
      <text:p text:style-name="P2"><text:soft-page-break/><text:span text:style-name="T26">Queen </text:span><text:span text:style-name="T24">Alice, just a little while ago Minister Maisie apparently led an army and captured Assam Fortress.</text:span><text:span text:style-name="T26"> </text:span></text:p>
      <text:p text:style-name="Preformatted_20_Text">#アリス</text:p>
      <text:p text:style-name="Preformatted_20_Text">制圧？　馬鹿言うな、あそこは私の領土だぞ。</text:p>
      <text:p text:style-name="P3">Captured? Don't be ridiculous, that's MY territory.</text:p>
      <text:p text:style-name="Preformatted_20_Text">#チシャ</text:p>
      <text:p text:style-name="Preformatted_20_Text">……メイジー様からこんな書置きが。</text:p>
      <text:p text:style-name="P9">...There's a note for you from Minister Maisie.</text:p>
      <text:p text:style-name="Preformatted_20_Text">#アリス</text:p>
      <text:p text:style-name="Preformatted_20_Text">読め。</text:p>
      <text:p text:style-name="Preformatted_20_Text">Read it.</text:p>
      <text:p text:style-name="Preformatted_20_Text">#チシャ</text:p>
      <text:p text:style-name="Preformatted_20_Text">はっ、ハイ。</text:p>
      <text:p text:style-name="Preformatted_20_Text">「姉さんは何を考えているの？</text:p>
      <text:p text:style-name="Preformatted_20_Text">領主の仕事はしない、予算を私費で圧迫する、町の会議では寝る、</text:p>
      <text:p text:style-name="Preformatted_20_Text">おまけに会議の途中でいなくなるなんて、</text:p>
      <text:p text:style-name="Preformatted_20_Text">もう我慢できないわ。</text:p>
      <text:p text:style-name="Preformatted_20_Text">姉さんに代わって、お師匠様の土地は私が治めます！」</text:p>
      <text:p text:style-name="Preformatted_20_Text">……だそうです。</text:p>
      <text:p text:style-name="P5">Y-Yes.</text:p>
      <text:p text:style-name="Preformatted_20_Text">'<text:span text:style-name="T11">What were you thinking, elder sister?</text:span></text:p>
      <text:p text:style-name="P6">You don't do the work of a lord, inflate the </text:p>
      <text:p text:style-name="P29">budget with private expenses, sleep at town meetings,</text:p>
      <text:p text:style-name="P6">and you even disappeared in the middle of a meeting...</text:p>
      <text:p text:style-name="P6">I can't put up with it anymore.</text:p>
      <text:p text:style-name="P6">I will manage our honorable teacher's lands.</text:p>
      <text:p text:style-name="P6">I'll take care of them since you will not!</text:p>
      <text:p text:style-name="P6">...that's what it says.</text:p>
      <text:p text:style-name="Preformatted_20_Text">#アリス</text:p>
      <text:p text:style-name="Preformatted_20_Text">あんの野郎ーーー！！！！ 私の苦労も知らないで！</text:p>
      <text:p text:style-name="Preformatted_20_Text">クロ！　残った兵をかき集めろ！！</text:p>
      <text:p text:style-name="Preformatted_20_Text">今からメイジーに寝返るやつは容赦なくぶち殺せ！！</text:p>
      <text:p text:style-name="Preformatted_20_Text">全軍で裏切者メイジーをたたきのめしてやるぞ！！</text:p>
      <text:p text:style-name="P29">That Jeeerk!!!! She doesn't even know what I've been through!</text:p>
      <text:p text:style-name="P6">Kuro! <text:s/>Gather the remaining troops!!</text:p>
      <text:p text:style-name="P6">From now on, mercilessly kill those to defect to Maisie!</text:p>
      <text:p text:style-name="P6">I'll use my entire army to beat that traitor to a pulp!!</text:p>
      <text:p text:style-name="Preformatted_20_Text">#クロ</text:p>
      <text:p text:style-name="Preformatted_20_Text">はっ、かしこまりました。</text:p>
      <text:p text:style-name="P6">Yes, your majesty. Understood.</text:p>
      <text:p text:style-name="Preformatted_20_Text">#アリス</text:p>
      <text:p text:style-name="Preformatted_20_Text">メイジーめ、</text:p>
      <text:p text:style-name="Preformatted_20_Text">クフフフフッ、格の違いというものを思い知らせてやる！！！！</text:p>
      <text:p text:style-name="P6">Stupid Maisie,</text:p>
      <text:p text:style-name="P6">Mwahahahaha, I'll remind you of your place!!!!</text:p>
      <text:p text:style-name="Preformatted_20_Text"/>
      <text:p text:style-name="Preformatted_20_Text">C:\Users\James Phillips\Desktop\Games\WargameAliceGit\MinimizedScenarios\min_s0212.txt</text:p>
      <text:p text:style-name="Preformatted_20_Text">アリスの館。</text:p>
      <text:p text:style-name="Preformatted_20_Text">Alice's House.</text:p>
      <text:p text:style-name="Preformatted_20_Text">#ベガ</text:p>
      <text:p text:style-name="Preformatted_20_Text">ここに血判を押すのだな。</text:p>
      <text:p text:style-name="Preformatted_20_Text">You're going to get a blood seal here.</text:p>
      <text:p text:style-name="Preformatted_20_Text">#アリス</text:p>
      <text:p text:style-name="Preformatted_20_Text">おう。間違えるなよ？</text:p>
      <text:p text:style-name="Preformatted_20_Text">Oh. Don't make a mistake, okay?</text:p>
      <text:p text:style-name="Preformatted_20_Text"><text:soft-page-break/>#トリアイナ</text:p>
      <text:p text:style-name="Preformatted_20_Text">…………。</text:p>
      <text:p text:style-name="Preformatted_20_Text">.............</text:p>
      <text:p text:style-name="Preformatted_20_Text">#ベガ</text:p>
      <text:p text:style-name="Preformatted_20_Text">トリアイナ殿、やはりそちらについたか。</text:p>
      <text:p text:style-name="Preformatted_20_Text">LordTriaina, I see you're still with us.</text:p>
      <text:p text:style-name="Preformatted_20_Text">#トリアイナ</text:p>
      <text:p text:style-name="Preformatted_20_Text">…………。</text:p>
      <text:p text:style-name="Preformatted_20_Text">.............</text:p>
      <text:p text:style-name="Preformatted_20_Text">#ベガ</text:p>
      <text:p text:style-name="Preformatted_20_Text">あの人間と同じように、</text:p>
      <text:p text:style-name="Preformatted_20_Text">そなたも私のことを恨んでいるのだろう。</text:p>
      <text:p text:style-name="Preformatted_20_Text">私の部下が、すまないことをした。</text:p>
      <text:p text:style-name="Preformatted_20_Text">Like that human.</text:p>
      <text:p text:style-name="Preformatted_20_Text">You must have a grudge against me.</text:p>
      <text:p text:style-name="Preformatted_20_Text">My man has done something for which I am sorry.</text:p>
      <text:p text:style-name="Preformatted_20_Text">#トリアイナ</text:p>
      <text:p text:style-name="Preformatted_20_Text">あの人間……、ヘレンのこと！？</text:p>
      <text:p text:style-name="Preformatted_20_Text">ヘレンはどこにいるの！</text:p>
      <text:p text:style-name="Preformatted_20_Text">知っているのね、教えなさい！</text:p>
      <text:p text:style-name="Preformatted_20_Text">That human ......, Helen!</text:p>
      <text:p text:style-name="Preformatted_20_Text">Where is Helen!</text:p>
      <text:p text:style-name="Preformatted_20_Text">You know her, tell me!</text:p>
      <text:p text:style-name="Preformatted_20_Text">#ベガ</text:p>
      <text:p text:style-name="Preformatted_20_Text">私が拠点を引き払うときに</text:p>
      <text:p text:style-name="Preformatted_20_Text">アリス殿の軍に保護されるのを見た。</text:p>
      <text:p text:style-name="Preformatted_20_Text">おそらく医務室にでもいるはずだ。</text:p>
      <text:p text:style-name="Preformatted_20_Text">When I was pulling out of my stronghold.</text:p>
      <text:p text:style-name="Preformatted_20_Text">I saw her being protected by Lord Alice's army.</text:p>
      <text:p text:style-name="Preformatted_20_Text">She's probably in the infirmary or something.</text:p>
      <text:p text:style-name="Preformatted_20_Text">#アリス</text:p>
      <text:p text:style-name="Preformatted_20_Text">（ああ、そういえば人魚を一人捕らえたっけ……。</text:p>
      <text:p text:style-name="Preformatted_20_Text">後で不老不死の薬でも作らせようかと思ったけど、</text:p>
      <text:p text:style-name="Preformatted_20_Text">こいつの知り合いだったのか。）</text:p>
      <text:p text:style-name="Preformatted_20_Text">(Oh, by the way, did I catch one of the mermaids .......</text:p>
      <text:p text:style-name="Preformatted_20_Text"><text:span text:style-name="T9">I was thinking of using her to make an elixir of youth and immortality later</text:span> .</text:p>
      <text:p text:style-name="Preformatted_20_Text">I didn't know he knew her...)</text:p>
      <text:p text:style-name="Preformatted_20_Text">#トリアイナ</text:p>
      <text:p text:style-name="Preformatted_20_Text">……よかった。</text:p>
      <text:p text:style-name="Preformatted_20_Text">......Good.</text:p>
      <text:p text:style-name="Preformatted_20_Text">#ベガ</text:p>
      <text:p text:style-name="Preformatted_20_Text">トリアイナ殿、本当にすまなかった。</text:p>
      <text:p text:style-name="Preformatted_20_Text">I'm so sorry, Lord Triaena.</text:p>
      <text:p text:style-name="Preformatted_20_Text">[cn]</text:p>
      <text:p text:style-name="Preformatted_20_Text">ベガはトリアイナに向かって深々と頭を下げた。</text:p>
      <text:p text:style-name="Preformatted_20_Text">Vega bowed deeply to Triaena.</text:p>
      <text:p text:style-name="Preformatted_20_Text">#トリアイナ</text:p>
      <text:p text:style-name="Preformatted_20_Text">……何のつもり。</text:p>
      <text:p text:style-name="Preformatted_20_Text">......What the hell.</text:p>
      <text:p text:style-name="Preformatted_20_Text">#ベガ</text:p>
      <text:p text:style-name="Preformatted_20_Text">森の魔女を殺めるつもりはなかった。</text:p>
      <text:p text:style-name="Preformatted_20_Text">だが、私の部下に失態があった。</text:p>
      <text:p text:style-name="Preformatted_20_Text">すべては私の責任だ。</text:p>
      <text:p text:style-name="Preformatted_20_Text">……謝って許されることではない。</text:p>
      <text:p text:style-name="Preformatted_20_Text">あなたの気さえすむのなら、</text:p>
      <text:p text:style-name="Preformatted_20_Text">この場で私を切り捨ててほしい。</text:p>
      <text:p text:style-name="Preformatted_20_Text">I did not mean to kill the forest witch.</text:p>
      <text:p text:style-name="Preformatted_20_Text">But there was a blunder on the part of my men.</text:p>
      <text:p text:style-name="Preformatted_20_Text">It's all my fault.</text:p>
      <text:p text:style-name="Preformatted_20_Text">...... Apologizing won't make it go away.</text:p>
      <text:p text:style-name="Preformatted_20_Text">If it makes you feel better.</text:p>
      <text:p text:style-name="Preformatted_20_Text">I want you to cut me down right here and now, if it makes you feel better.</text:p>
      <text:p text:style-name="Preformatted_20_Text"><text:soft-page-break/>#アリス</text:p>
      <text:p text:style-name="Preformatted_20_Text">あっ、馬鹿野郎！勝手に死ぬなんて許さんぞ！！</text:p>
      <text:p text:style-name="Preformatted_20_Text">お前は今、私の部下になったんだからな！！</text:p>
      <text:p text:style-name="Preformatted_20_Text">Ah, you idiot! I won't allow you to die on your own!</text:p>
      <text:p text:style-name="Preformatted_20_Text">You're my man now!</text:p>
      <text:p text:style-name="Preformatted_20_Text">#ベガ</text:p>
      <text:p text:style-name="Preformatted_20_Text">華の魔女よ、どうかこれだけは……。</text:p>
      <text:p text:style-name="Preformatted_20_Text">私の領主としての最後の仕事なのだ。</text:p>
      <text:p text:style-name="Preformatted_20_Text">Flower Witch, please don't let this be .......</text:p>
      <text:p text:style-name="Preformatted_20_Text">It is my last task as your lord.</text:p>
      <text:p text:style-name="Preformatted_20_Text">#アリス</text:p>
      <text:p text:style-name="Preformatted_20_Text">なんだと……！</text:p>
      <text:p text:style-name="Preformatted_20_Text">What the hell ......!</text:p>
      <text:p text:style-name="Preformatted_20_Text">#トリアイナ</text:p>
      <text:p text:style-name="Preformatted_20_Text">やめてちょうだい。</text:p>
      <text:p text:style-name="Preformatted_20_Text">ここであなたを殺せば、今度はあなたの部下から</text:p>
      <text:p text:style-name="Preformatted_20_Text">私が恨みを買うことになるわ。</text:p>
      <text:p text:style-name="Preformatted_20_Text">もう私たちの前に現れないでちょうだい。</text:p>
      <text:p text:style-name="Preformatted_20_Text">それが一番いいと思うわ。</text:p>
      <text:p text:style-name="Preformatted_20_Text">Please don't do this.</text:p>
      <text:p text:style-name="Preformatted_20_Text">If I kill you here, your men will turn against me.</text:p>
      <text:p text:style-name="Preformatted_20_Text">I'll be the next one to suffer a grudge.</text:p>
      <text:p text:style-name="Preformatted_20_Text">Don't show yourself to us anymore.</text:p>
      <text:p text:style-name="Preformatted_20_Text">I think it's for the best.</text:p>
      <text:p text:style-name="Preformatted_20_Text">#ベガ</text:p>
      <text:p text:style-name="Preformatted_20_Text">……承知した。</text:p>
      <text:p text:style-name="Preformatted_20_Text">...... agreed.</text:p>
      <text:p text:style-name="Preformatted_20_Text">#アリス</text:p>
      <text:p text:style-name="Preformatted_20_Text">（……これからは、いやでも顔を合わせることになると思うけどなぁ。）</text:p>
      <text:p text:style-name="Preformatted_20_Text">(...... I guess we'll be seeing each other from now on, even if we don't want to...)</text:p>
      <text:p text:style-name="Preformatted_20_Text">[cn]</text:p>
      <text:p text:style-name="Preformatted_20_Text">なんだか重々しい空気に、</text:p>
      <text:p text:style-name="Preformatted_20_Text">居心地の悪さを感じたアリスは、</text:p>
      <text:p text:style-name="Preformatted_20_Text">不機嫌な様子でずるずると紅茶をすするのだった。</text:p>
      <text:p text:style-name="Preformatted_20_Text">どんよりと薄暗い戦場に、火山灰の混じった黒い雨が降り注いでいた。</text:p>
      <text:p text:style-name="Preformatted_20_Text">泥にまみれた、山の魔女の遺体が転がっていた。</text:p>
      <text:p text:style-name="Preformatted_20_Text">The air was somewhat heavy.</text:p>
      <text:p text:style-name="Preformatted_20_Text">Alice felt uncomfortable.</text:p>
      <text:p text:style-name="Preformatted_20_Text"/>
      <text:p text:style-name="Preformatted_20_Text">The battlefield was dreary and dimly lit, and Kuro rain mixed with volcanic ash was pouring down.</text:p>
      <text:p text:style-name="Preformatted_20_Text">The mud-caked body of the Mountain Witch lay on the ground.</text:p>
      <text:p text:style-name="Preformatted_20_Text">#ヘレン</text:p>
      <text:p text:style-name="Preformatted_20_Text">オリヴィア……かたき、討ったよ……。</text:p>
      <text:p text:style-name="Preformatted_20_Text">Olivia...... Kataki, I have avenged you......</text:p>
      <text:p text:style-name="Preformatted_20_Text">#トリアイナ</text:p>
      <text:p text:style-name="Preformatted_20_Text">……山の魔女。</text:p>
      <text:p text:style-name="Preformatted_20_Text">悪い魔女ではなかったわ。</text:p>
      <text:p text:style-name="Preformatted_20_Text">...... mountain witch.</text:p>
      <text:p text:style-name="Preformatted_20_Text">She wasn't a bad witch.</text:p>
      <text:p text:style-name="Preformatted_20_Text">#ヘレン</text:p>
      <text:p text:style-name="Preformatted_20_Text">何を言ってるのよトリアイナ。</text:p>
      <text:p text:style-name="Preformatted_20_Text">こいつはオリヴィアのかたきなのよ。</text:p>
      <text:p text:style-name="Preformatted_20_Text">それ以上でも、それ以下でもないわ。</text:p>
      <text:p text:style-name="Preformatted_20_Text">What are you talking about, Triaena?</text:p>
      <text:p text:style-name="Preformatted_20_Text">She's an enemy of Olivia.</text:p>
      <text:p text:style-name="Preformatted_20_Text">Nothing more, nothing less.</text:p>
      <text:p text:style-name="Preformatted_20_Text">#トリアイナ</text:p>
      <text:p text:style-name="Preformatted_20_Text">ええ……</text:p>
      <text:p text:style-name="Preformatted_20_Text">でも、本当にこれでよかったのかしら。</text:p>
      <text:p text:style-name="Preformatted_20_Text">Yeah. ......</text:p>
      <text:p text:style-name="Preformatted_20_Text">But was this really the right thing to do?</text:p>
      <text:p text:style-name="Preformatted_20_Text">#ヘレン</text:p>
      <text:p text:style-name="Preformatted_20_Text">よかったに決まってるじゃない！？</text:p>
      <text:p text:style-name="Preformatted_20_Text"><text:soft-page-break/>オリヴィアもきっと、喜んでいるわよ！</text:p>
      <text:p text:style-name="Preformatted_20_Text">そうよ、ねえオリヴィアそうでしょう！？</text:p>
      <text:p text:style-name="Preformatted_20_Text">ねえ……オリヴィア、ねえ……。</text:p>
      <text:p text:style-name="Preformatted_20_Text">答えて……オリヴィア。</text:p>
      <text:p text:style-name="Preformatted_20_Text">私たち、正しいことを、したのよね……？</text:p>
      <text:p text:style-name="Preformatted_20_Text">Of course it was good!</text:p>
      <text:p text:style-name="Preformatted_20_Text">Olivia must be so happy!</text:p>
      <text:p text:style-name="Preformatted_20_Text">Yes, hey Olivia, I know you are!</text:p>
      <text:p text:style-name="Preformatted_20_Text">Hey ...... Olivia, hey .......</text:p>
      <text:p text:style-name="Preformatted_20_Text">Answer ...... Olivia.</text:p>
      <text:p text:style-name="Preformatted_20_Text">We did the right thing, didn't we ......?</text:p>
      <text:p text:style-name="Preformatted_20_Text">#トリアイナ</text:p>
      <text:p text:style-name="Preformatted_20_Text">そうね……ヘレン。</text:p>
      <text:p text:style-name="Preformatted_20_Text">これで、よかったのよね……。</text:p>
      <text:p text:style-name="Preformatted_20_Text">Yes,...... Helen.</text:p>
      <text:p text:style-name="Preformatted_20_Text">We did the right thing. ......</text:p>
      <text:p text:style-name="Preformatted_20_Text">#ヘレン</text:p>
      <text:p text:style-name="Preformatted_20_Text">トリアイナぁ……うぅ。</text:p>
      <text:p text:style-name="Preformatted_20_Text">うあああぁ……！</text:p>
      <text:p text:style-name="Preformatted_20_Text">Triaina ah...... ugh.</text:p>
      <text:p text:style-name="Preformatted_20_Text">Uhhhh......!</text:p>
      <text:p text:style-name="Preformatted_20_Text">[cn]</text:p>
      <text:p text:style-name="Preformatted_20_Text">その場に崩れ落ちたヘレンを、</text:p>
      <text:p text:style-name="Preformatted_20_Text">トリアイナが後ろからそっと支える。</text:p>
      <text:p text:style-name="Preformatted_20_Text">戦場の黒い雨は、彼女たちの涙のように、</text:p>
      <text:p text:style-name="Preformatted_20_Text">いつまでも降り続いていた。</text:p>
      <text:p text:style-name="Preformatted_20_Text">Triaena gently supports Helen from behind as she crumples to the ground.</text:p>
      <text:p text:style-name="Preformatted_20_Text">Triaena gently supports her from behind.</text:p>
      <text:p text:style-name="Preformatted_20_Text">The Kuro rain on the battlefield, like their tears.</text:p>
      <text:p text:style-name="Preformatted_20_Text">The Kuro rain on the battlefield, like their tears, continued to fall forever.</text:p>
      <text:p text:style-name="Preformatted_20_Text"/>
      <text:p text:style-name="Preformatted_20_Text"/>
      <text:p text:style-name="Preformatted_20_Text">Translated with www.DeepL.com/Translator (free version)</text:p>
      <text:p text:style-name="Preformatted_20_Text"/>
      <text:p text:style-name="Preformatted_20_Text">C:\Users\James Phillips\Desktop\Games\WargameAliceGit\MinimizedScenarios\min_s0213_11.txt</text:p>
      <text:p text:style-name="Preformatted_20_Text">[cn]</text:p>
      <text:p text:style-name="Preformatted_20_Text">魔女の湖。</text:p>
      <text:p text:style-name="Preformatted_20_Text">氷の宮殿内。</text:p>
      <text:p text:style-name="Preformatted_20_Text">Witch Lake.</text:p>
      <text:p text:style-name="Preformatted_20_Text">Inside the ice palace.</text:p>
      <text:p text:style-name="Preformatted_20_Text">#部下</text:p>
      <text:p text:style-name="Preformatted_20_Text">申し上げます！！</text:p>
      <text:p text:style-name="P30">I say!</text:p>
      <text:p text:style-name="Preformatted_20_Text">I've got something important to report!!</text:p>
      <text:p text:style-name="Preformatted_20_Text">#トリアイナ</text:p>
      <text:p text:style-name="Preformatted_20_Text">なんですか、騒々しい。</text:p>
      <text:p text:style-name="P30">What a racket.</text:p>
      <text:p text:style-name="Preformatted_20_Text">What's going on? What's with all the yelling?</text:p>
      <text:p text:style-name="Preformatted_20_Text">[cn]</text:p>
      <text:p text:style-name="Preformatted_20_Text">トリアイナたちは、</text:p>
      <text:p text:style-name="Preformatted_20_Text">いつものように三人でお茶会をしていた。</text:p>
      <text:p text:style-name="Preformatted_20_Text">そこへ、水を差すように部下があわただしく入ってきたのだ。</text:p>
      <text:p text:style-name="P30">Triaina and her friends were</text:p>
      <text:p text:style-name="P30">The three of them were having a tea party as usual.</text:p>
      <text:p text:style-name="P30">Then, as if to add water to the water, a subordinate rushes in.</text:p>
      <text:p text:style-name="Preformatted_20_Text"><text:span text:style-name="T13">T</text:span><text:span text:style-name="T14">oriana and her friends were having a tea party like the three of them always did. Without warning, a subordinate abruptly rushed in disturbing their gathering like a storm cloud.</text:span><text:span text:style-name="T32"> </text:span></text:p>
      <text:p text:style-name="P31">#部下</text:p>
      <text:p text:style-name="Preformatted_20_Text">華の魔女アリス、国境付近に現れ、</text:p>
      <text:p text:style-name="Preformatted_20_Text">こちらに向かって攻撃を仕掛けた模様！</text:p>
      <text:p text:style-name="P23">Alice, the Witch of Flowers, appeared near the border.</text:p>
      <text:p text:style-name="P30">She seems to have launched an attack towards us!</text:p>
      <text:p text:style-name="P18"><text:soft-page-break/><text:span text:style-name="T9">The flower witch Alice has appeared near the border and has apparently launched an attack against us.</text:span> </text:p>
      <text:p text:style-name="P18"/>
      <text:p text:style-name="P18"><text:span text:style-name="T9">The flower witch Alice has appeared near the border and </text:span><text:span text:style-name="T2">seems to be preparing to launch an attack against us</text:span><text:span text:style-name="T9">.</text:span> </text:p>
      <text:p text:style-name="Preformatted_20_Text">#トリアイナ</text:p>
      <text:p text:style-name="Preformatted_20_Text">なんですって！</text:p>
      <text:p text:style-name="P30">Oh my God!</text:p>
      <text:p text:style-name="Preformatted_20_Text">What is the world!</text:p>
      <text:p text:style-name="Preformatted_20_Text">#部下</text:p>
      <text:p text:style-name="Preformatted_20_Text">いかがいたしますか。</text:p>
      <text:p text:style-name="P30">What do you think?</text:p>
      <text:p text:style-name="P18"><text:span text:style-name="T2">What are your orders?</text:span> </text:p>
      <text:p text:style-name="Preformatted_20_Text">#トリアイナ</text:p>
      <text:p text:style-name="Preformatted_20_Text">……ピノの町、アイスの町に徴兵をかけてちょうだい</text:p>
      <text:p text:style-name="Preformatted_20_Text">各砦の将は最低限の兵力を残して、</text:p>
      <text:p text:style-name="Preformatted_20_Text">すべてをシャーベット砦に集結させるように。</text:p>
      <text:p text:style-name="P30">...... I want you to draft the towns of Pinot and Ice.</text:p>
      <text:p text:style-name="P30">The generals of the forts should leave a minimum number of men.</text:p>
      <text:p text:style-name="P30">All the generals of the forts should gather at Fort Sherbet, leaving a minimum number of troops.</text:p>
      <text:p text:style-name="P18"><text:span text:style-name="T2">...I want you to mobilize soldiers from the towns of Pino and Ice. Each fortress's commander should leave behind a minimum force and gather everyone at the Sherbet Fortress.</text:span> </text:p>
      <text:p text:style-name="Preformatted_20_Text">#部下</text:p>
      <text:p text:style-name="Preformatted_20_Text">はっ、承知しました。</text:p>
      <text:p text:style-name="Preformatted_20_Text">失礼します！</text:p>
      <text:p text:style-name="P30">Ha, yes, sir.</text:p>
      <text:p text:style-name="P30">Excuse me!</text:p>
      <text:p text:style-name="Preformatted_20_Text">Ah, understood.</text:p>
      <text:p text:style-name="Preformatted_20_Text">Please excuse me!</text:p>
      <text:p text:style-name="Preformatted_20_Text">#トリアイナ</text:p>
      <text:p text:style-name="Preformatted_20_Text">してやられたわ……。</text:p>
      <text:p text:style-name="Preformatted_20_Text">まさか突然攻めてくるなんて。</text:p>
      <text:p text:style-name="Preformatted_20_Text">オリヴィアも自分の領地に戻って軍備を整えなさい。</text:p>
      <text:p text:style-name="Preformatted_20_Text">いつそっちに敵が行くかわからないわよ。</text:p>
      <text:p text:style-name="P30">I've been had. ......</text:p>
      <text:p text:style-name="P30">I didn't expect them to suddenly attack us.</text:p>
      <text:p text:style-name="P30">Olivia, go back to your territory and prepare your army.</text:p>
      <text:p text:style-name="P30">You never know when the enemy might move in your direction.</text:p>
      <text:p text:style-name="P18"><text:span text:style-name="T9">We've been caught off guard...</text:span> </text:p>
      <text:p text:style-name="Preformatted_20_Text">I didn't expect them to suddenly attack us.</text:p>
      <text:p text:style-name="Preformatted_20_Text">Olivia, go back to your territory and prepare your army.</text:p>
      <text:p text:style-name="P18">You never know when the enemy might move in your direction.</text:p>
      <text:p text:style-name="Preformatted_20_Text">#オリヴィア</text:p>
      <text:p text:style-name="Preformatted_20_Text">う、うん……わかった。</text:p>
      <text:p text:style-name="P30">Ummm...yeah......... got it.</text:p>
      <text:p text:style-name="Preformatted_20_Text">Y-yeah...Got it.</text:p>
      <text:p text:style-name="Preformatted_20_Text">#トリアイナ</text:p>
      <text:p text:style-name="Preformatted_20_Text">ヘレン。</text:p>
      <text:p text:style-name="Preformatted_20_Text">オリヴィアを送り届けたらすぐに戻ってきてちょうだい。</text:p>
      <text:p text:style-name="Preformatted_20_Text">忙しくなるわよ。</text:p>
      <text:p text:style-name="Preformatted_20_Text">Helen.</text:p>
      <text:p text:style-name="P30">Come back as soon as you send Olivia on her way.</text:p>
      <text:p text:style-name="P30">We're going to be busy.</text:p>
      <text:p text:style-name="P21">I want you to come back as soon as you've escorted Olivia home. </text:p>
      <text:p text:style-name="P18"><text:span text:style-name="T9">We're going to be busy.</text:span> </text:p>
      <text:p text:style-name="Preformatted_20_Text">#ヘレン</text:p>
      <text:p text:style-name="Preformatted_20_Text">ええ、わかったわ！</text:p>
      <text:p text:style-name="Preformatted_20_Text"><text:soft-page-break/>Yeah, okay!</text:p>
      <text:p text:style-name="Preformatted_20_Text">[cn]</text:p>
      <text:p text:style-name="Preformatted_20_Text">こうなったときのトリアイナの判断は早かった。</text:p>
      <text:p text:style-name="Preformatted_20_Text">素早い采配であっという間に兵をかき集めた。</text:p>
      <text:p text:style-name="Preformatted_20_Text">トリアイナの軍勢は決して訓練度が高いわけではなかった。</text:p>
      <text:p text:style-name="Preformatted_20_Text">正規兵はわずかで、</text:p>
      <text:p text:style-name="Preformatted_20_Text">そのほとんどは徴兵された町民たちだった。</text:p>
      <text:p text:style-name="Preformatted_20_Text">しかし、彼女の軍の強さは、彼女の指揮力にこそあった。</text:p>
      <text:p text:style-name="Preformatted_20_Text">Triaena's judgment was quick when it came to this.</text:p>
      <text:p text:style-name="Preformatted_20_Text">With her quick leadership, she quickly rallied her troops.</text:p>
      <text:p text:style-name="Preformatted_20_Text">Triaena's army was not highly trained.</text:p>
      <text:p text:style-name="Preformatted_20_Text">There were only a few regular soldiers.</text:p>
      <text:p text:style-name="Preformatted_20_Text">Most of them were conscripted townspeople.</text:p>
      <text:p text:style-name="Preformatted_20_Text">But the strength of her army lay in her command.</text:p>
      <text:p text:style-name="Preformatted_20_Text"/>
      <text:p text:style-name="P18"><text:span text:style-name="T2">When it came to this situation, Torianna's judgment was quick.</text:span> </text:p>
      <text:p text:style-name="P18"><text:span text:style-name="T2">With quick judgement, Torianna swiftly gathered her troops in no time.</text:span> </text:p>
      <text:p text:style-name="P18"><text:span text:style-name="T2">Torianna's army was by no means highly trained.</text:span> </text:p>
      <text:p text:style-name="P18"><text:span text:style-name="T2">There were only a few regular soldiers, and the majority were conscripted townspeople.</text:span> </text:p>
      <text:p text:style-name="P18"><text:span text:style-name="T2">However, the strength of her army lay in her leadership.</text:span> </text:p>
      <text:p text:style-name="P18"/>
      <text:p text:style-name="Preformatted_20_Text">#アリス</text:p>
      <text:p text:style-name="Preformatted_20_Text">おせっ！　おしだせーーーー！！！</text:p>
      <text:p text:style-name="Preformatted_20_Text">アッハッハッハッハーーー！！</text:p>
      <text:p text:style-name="Preformatted_20_Text">いいぞいいぞ！！</text:p>
      <text:p text:style-name="Preformatted_20_Text">奇襲は大成功だな、クロ！</text:p>
      <text:p text:style-name="P30">Oshdesaaaaa!　Oshidaseeeee!</text:p>
      <text:p text:style-name="P30">AHHHHHHHHHHHHHHH!!!</text:p>
      <text:p text:style-name="P30">Good, good, good!</text:p>
      <text:p text:style-name="P30">Nice surprise attack, Kuro!</text:p>
      <text:p text:style-name="P19">Push! Push them out!</text:p>
      <text:p text:style-name="P19">Ah-ha-ha-ha-ha!</text:p>
      <text:p text:style-name="P19">Good, good!</text:p>
      <text:p text:style-name="P18"><text:span text:style-name="T2">Our surprise attack was a huge success, Kuro!</text:span> </text:p>
      <text:p text:style-name="Preformatted_20_Text">#クロ</text:p>
      <text:p text:style-name="Preformatted_20_Text">はっ！　</text:p>
      <text:p text:style-name="Preformatted_20_Text">このまま一気に攻め落としてごらんに入れましょう。</text:p>
      <text:p text:style-name="P30">Ha!　</text:p>
      <text:p text:style-name="P30">Let's just attack down at once and put it in your hands.</text:p>
      <text:p text:style-name="P18"><text:span text:style-name="T2">Yes! Let's keep pressing on and take control of the fortress.</text:span> </text:p>
      <text:p text:style-name="P24"><text:span text:style-name="T8">Let's show them what we're capable of by keeping this momentum and conquering their territory in a single battle.</text:span> </text:p>
      <text:p text:style-name="Preformatted_20_Text">[cn]</text:p>
      <text:p text:style-name="Preformatted_20_Text">アリス軍はシャーベット砦の門前に迫っていた。</text:p>
      <text:p text:style-name="Preformatted_20_Text">すでに味方は砦の壁をよじ登り、</text:p>
      <text:p text:style-name="Preformatted_20_Text">内部を蹂躙し始めている。</text:p>
      <text:p text:style-name="Preformatted_20_Text">砦が陥落するのも時間の問題かに見えた。</text:p>
      <text:p text:style-name="Preformatted_20_Text">事実、この時点でトリアイナ軍はわずか500程度しかおらず、</text:p>
      <text:p text:style-name="Preformatted_20_Text">対するアリス軍は控えも合わせて5000にも上る大軍勢だった。</text:p>
      <text:p text:style-name="Preformatted_20_Text">砦は今にも陥落するかに見えた。</text:p>
      <text:p text:style-name="Preformatted_20_Text">しかし、そこへ信じられない速さで兵をかき集めたトリアイナが到着したのだった。</text:p>
      <text:p text:style-name="Preformatted_20_Text">Alice's army was closing in on the gates of Fort Sherbet.</text:p>
      <text:p text:style-name="Preformatted_20_Text">The allies have already climbed up the walls of the fort and begun to overrun the interior.</text:p>
      <text:p text:style-name="Preformatted_20_Text">They have already begun to climb the walls of the fort and lay waste to the interior.</text:p>
      <text:p text:style-name="Preformatted_20_Text">It seemed only a matter of time before the fort would fall.</text:p>
      <text:p text:style-name="Preformatted_20_Text">In fact, at this point, the Trianian army numbered only about 500.</text:p>
      <text:p text:style-name="Preformatted_20_Text">The Aryan army, on the other hand, had a large force of as many as 5,000 troops, including reserves.</text:p>
      <text:p text:style-name="Preformatted_20_Text">It looked as if the fort would fall at any moment.</text:p>
      <text:p text:style-name="Preformatted_20_Text"><text:soft-page-break/>But then Triaina arrived, rallying her army at an unbelievable speed.</text:p>
      <text:p text:style-name="Preformatted_20_Text"/>
      <text:p text:style-name="P18"><text:span text:style-name="T2">Alice's army approached the gates of Sherbert Fortress.</text:span> </text:p>
      <text:p text:style-name="P18"><text:span text:style-name="T2">Already, Alice's forces had climbed over the walls of the fortress and began trampling through the interior.</text:span> </text:p>
      <text:p text:style-name="P18">It seemed only a matter of time before the fortress would fall.</text:p>
      <text:p text:style-name="P18"><text:span text:style-name="T2">In fact, at this point, the Torianna's army had only about 500 soldiers, while the Alice's army, including their reserves, had a massive force of over 5,000 soldiers.</text:span> </text:p>
      <text:p text:style-name="P18"><text:span text:style-name="T2">The fortress appeared to be on the brink of collapse. </text:span><text:s/></text:p>
      <text:p text:style-name="P18"><text:span text:style-name="T2">However, at that moment, Torianna, who had gathered soldiers at an unbelievable speed, arrived.</text:span> </text:p>
      <text:p text:style-name="P18"/>
      <text:p text:style-name="Preformatted_20_Text">#トリアイナ</text:p>
      <text:p text:style-name="Preformatted_20_Text">みな、よく耐えてくれました！</text:p>
      <text:p text:style-name="Preformatted_20_Text">さあ、ここから反撃ですよ！！</text:p>
      <text:p text:style-name="Preformatted_20_Text">You have all endured so well!</text:p>
      <text:p text:style-name="Preformatted_20_Text">Now, let's fight back from here!</text:p>
      <text:p text:style-name="Preformatted_20_Text"/>
      <text:p text:style-name="P19">Everyone, you've endured so well! </text:p>
      <text:p text:style-name="P18"><text:span text:style-name="T2">Now it's time for a counterattack!</text:span> </text:p>
      <text:p text:style-name="Preformatted_20_Text">[cn]</text:p>
      <text:p text:style-name="Preformatted_20_Text">トリアイナの到着で、砦の兵の指揮は一気に高まった</text:p>
      <text:p text:style-name="Preformatted_20_Text">With the arrival of Triaina, the command of the soldiers in the fort has increased dramatically.</text:p>
      <text:p text:style-name="P18"><text:span text:style-name="T2">With the arrival of Torianna's forces, the morale of the fortress soldiers was increased dramatically.</text:span> </text:p>
      <text:p text:style-name="Preformatted_20_Text">#アリス</text:p>
      <text:p text:style-name="Preformatted_20_Text">……向こうで歓声が上がってるな。</text:p>
      <text:p text:style-name="Preformatted_20_Text">ひょっとして援軍でも来たか？</text:p>
      <text:p text:style-name="Preformatted_20_Text">...... There's cheering over there.</text:p>
      <text:p text:style-name="Preformatted_20_Text">Did reinforcements arrive by any chance?</text:p>
      <text:p text:style-name="Preformatted_20_Text"/>
      <text:p text:style-name="P19">...I hear cheers coming from over there. </text:p>
      <text:p text:style-name="P18"><text:span text:style-name="T2">Could it be that reinforcements have arrived?</text:span> </text:p>
      <text:p text:style-name="Preformatted_20_Text">#クロ</text:p>
      <text:p text:style-name="Preformatted_20_Text">探ってまいりますか？</text:p>
      <text:p text:style-name="Preformatted_20_Text">Shall we explore?</text:p>
      <text:p text:style-name="P18"><text:span text:style-name="T2">"Shall we investigate?" or "Do you want me to look into it?"</text:span> </text:p>
      <text:p text:style-name="Preformatted_20_Text">#アリス</text:p>
      <text:p text:style-name="Preformatted_20_Text">いや、構わん。 いくら援軍が来ようともう遅い。</text:p>
      <text:p text:style-name="Preformatted_20_Text">さあ、門が開くぞ！！</text:p>
      <text:p text:style-name="Preformatted_20_Text">全軍突撃！！</text:p>
      <text:p text:style-name="Preformatted_20_Text">敵兵をぶち殺せ！！！</text:p>
      <text:p text:style-name="Preformatted_20_Text">No, I don't care. No matter how many reinforcements come, it's too late.</text:p>
      <text:p text:style-name="Preformatted_20_Text">Come on, the gates are opening!</text:p>
      <text:p text:style-name="Preformatted_20_Text">All troops charge!</text:p>
      <text:p text:style-name="Preformatted_20_Text">Crush the enemy!</text:p>
      <text:p text:style-name="Preformatted_20_Text"/>
      <text:p text:style-name="P19">Nah, <text:s/>it doesn't matter. </text:p>
      <text:p text:style-name="P19">No matter how many reinforcements come, it's already too late.</text:p>
      <text:p text:style-name="P19">Look, the gates are opening! </text:p>
      <text:p text:style-name="P19">All troops, charge!</text:p>
      <text:p text:style-name="P18"><text:span text:style-name="T2">Slaughter the enemy soldiers!</text:span> </text:p>
      <text:p text:style-name="Preformatted_20_Text">[cn]</text:p>
      <text:p text:style-name="Preformatted_20_Text">両軍の本格的なぶつかり合いが始まった。</text:p>
      <text:p text:style-name="Preformatted_20_Text">A full-scale clash between the two armies has begun.</text:p>
      <text:p text:style-name="Preformatted_20_Text"><text:soft-page-break/></text:p>
      <text:p text:style-name="Preformatted_20_Text">C:\Users\James Phillips\Desktop\Games\WargameAliceGit\MinimizedScenarios\min_s0213_21.txt</text:p>
      <text:p text:style-name="Preformatted_20_Text">[cn]</text:p>
      <text:p text:style-name="Preformatted_20_Text">魔女の湖。</text:p>
      <text:p text:style-name="Preformatted_20_Text">氷の宮殿内。</text:p>
      <text:p text:style-name="Preformatted_20_Text">Witch Lake.</text:p>
      <text:p text:style-name="Preformatted_20_Text">Inside the ice palace.</text:p>
      <text:p text:style-name="Preformatted_20_Text">#部下</text:p>
      <text:p text:style-name="Preformatted_20_Text">申し上げます！！</text:p>
      <text:p text:style-name="Preformatted_20_Text">I say!</text:p>
      <text:p text:style-name="Preformatted_20_Text">#トリアイナ</text:p>
      <text:p text:style-name="Preformatted_20_Text">なんですか、騒々しい。</text:p>
      <text:p text:style-name="Preformatted_20_Text">What a racket.</text:p>
      <text:p text:style-name="Preformatted_20_Text">[cn]</text:p>
      <text:p text:style-name="Preformatted_20_Text">トリアイナたちは、</text:p>
      <text:p text:style-name="Preformatted_20_Text">いつものように三人でお茶会をしていた。</text:p>
      <text:p text:style-name="Preformatted_20_Text">そこへ、水を差すように部下があわただしく入ってきたのだ。</text:p>
      <text:p text:style-name="Preformatted_20_Text">Triaina and her friends were</text:p>
      <text:p text:style-name="Preformatted_20_Text">The three of them were having a tea party as usual.</text:p>
      <text:p text:style-name="Preformatted_20_Text">Then, as if to add water to the water, a subordinate rushes in.</text:p>
      <text:p text:style-name="Preformatted_20_Text">#部下</text:p>
      <text:p text:style-name="Preformatted_20_Text">華の魔女アリス、国境付近に現れ、</text:p>
      <text:p text:style-name="Preformatted_20_Text">こちらに向かって攻撃を仕掛けた模様！</text:p>
      <text:p text:style-name="Preformatted_20_Text">Alice, the Witch of Flowers, appeared near the border.</text:p>
      <text:p text:style-name="Preformatted_20_Text">She seems to have launched an attack towards us!</text:p>
      <text:p text:style-name="Preformatted_20_Text">#トリアイナ</text:p>
      <text:p text:style-name="Preformatted_20_Text">なんですって！</text:p>
      <text:p text:style-name="Preformatted_20_Text">Oh my God!</text:p>
      <text:p text:style-name="Preformatted_20_Text">#部下</text:p>
      <text:p text:style-name="Preformatted_20_Text">いかがいたしますか。</text:p>
      <text:p text:style-name="Preformatted_20_Text">What do you think?</text:p>
      <text:p text:style-name="Preformatted_20_Text">#トリアイナ</text:p>
      <text:p text:style-name="Preformatted_20_Text">……ピノの町、アイスの町に徴兵をかけてちょうだい</text:p>
      <text:p text:style-name="Preformatted_20_Text">各砦の将は最低限の兵力を残して、</text:p>
      <text:p text:style-name="Preformatted_20_Text">すべてをシャーベット砦に集結させるように。</text:p>
      <text:p text:style-name="Preformatted_20_Text">...... I want you to draft the towns of Pinot and Ice.</text:p>
      <text:p text:style-name="Preformatted_20_Text">The generals of the forts should leave a minimum number of men.</text:p>
      <text:p text:style-name="Preformatted_20_Text">All the generals of the forts should gather at Fort Sherbet, leaving a minimum number of troops.</text:p>
      <text:p text:style-name="Preformatted_20_Text">#部下</text:p>
      <text:p text:style-name="Preformatted_20_Text">はっ、承知しました。</text:p>
      <text:p text:style-name="Preformatted_20_Text">失礼します！</text:p>
      <text:p text:style-name="Preformatted_20_Text">Ha, yes, sir.</text:p>
      <text:p text:style-name="Preformatted_20_Text">Excuse me!</text:p>
      <text:p text:style-name="Preformatted_20_Text">#トリアイナ</text:p>
      <text:p text:style-name="Preformatted_20_Text">してやられたわ……。</text:p>
      <text:p text:style-name="Preformatted_20_Text">まさか突然攻めてくるなんて。</text:p>
      <text:p text:style-name="Preformatted_20_Text">オリヴィアも自分の領地に戻って軍備を整えなさい。</text:p>
      <text:p text:style-name="Preformatted_20_Text">いつそっちに敵が行くかわからないわよ。</text:p>
      <text:p text:style-name="Preformatted_20_Text">I've been had. ......</text:p>
      <text:p text:style-name="Preformatted_20_Text">I didn't expect them to suddenly attack us.</text:p>
      <text:p text:style-name="Preformatted_20_Text">Olivia, go back to your territory and prepare your army.</text:p>
      <text:p text:style-name="Preformatted_20_Text">You never know when the enemy might move in your direction.</text:p>
      <text:p text:style-name="Preformatted_20_Text">#オリヴィア</text:p>
      <text:p text:style-name="Preformatted_20_Text">う、うん……わかった。</text:p>
      <text:p text:style-name="Preformatted_20_Text">Ummm...yeah......... got it.</text:p>
      <text:p text:style-name="Preformatted_20_Text">#トリアイナ</text:p>
      <text:p text:style-name="Preformatted_20_Text">ヘレン。</text:p>
      <text:p text:style-name="Preformatted_20_Text">オリヴィアを送り届けたらすぐに戻ってきてちょうだい。</text:p>
      <text:p text:style-name="Preformatted_20_Text">忙しくなるわよ。</text:p>
      <text:p text:style-name="Preformatted_20_Text">Helen.</text:p>
      <text:p text:style-name="Preformatted_20_Text">Come back as soon as you send Olivia on her way.</text:p>
      <text:p text:style-name="Preformatted_20_Text">We're going to be busy.</text:p>
      <text:p text:style-name="Preformatted_20_Text">#ヘレン</text:p>
      <text:p text:style-name="Preformatted_20_Text"><text:soft-page-break/>ええ、わかったわ！</text:p>
      <text:p text:style-name="Preformatted_20_Text">Yeah, okay!</text:p>
      <text:p text:style-name="Preformatted_20_Text">[cn]</text:p>
      <text:p text:style-name="Preformatted_20_Text">こうなったときのトリアイナの判断は早かった。</text:p>
      <text:p text:style-name="Preformatted_20_Text">素早い采配であっという間に兵をかき集めた。</text:p>
      <text:p text:style-name="Preformatted_20_Text">トリアイナの軍勢は決して訓練度が高いわけではなかった。</text:p>
      <text:p text:style-name="Preformatted_20_Text">正規兵はわずかで、</text:p>
      <text:p text:style-name="Preformatted_20_Text">そのほとんどは徴兵された町民たちだった。</text:p>
      <text:p text:style-name="Preformatted_20_Text">しかし、彼女の軍の強さは、彼女の指揮力にこそあった。</text:p>
      <text:p text:style-name="Preformatted_20_Text">Triaena's judgment was quick when it came to this.</text:p>
      <text:p text:style-name="Preformatted_20_Text">With her quick leadership, she quickly rallied her troops.</text:p>
      <text:p text:style-name="Preformatted_20_Text">Triaena's army was not highly trained.</text:p>
      <text:p text:style-name="Preformatted_20_Text">There were only a few regular soldiers.</text:p>
      <text:p text:style-name="Preformatted_20_Text">Most of them were conscripted townspeople.</text:p>
      <text:p text:style-name="Preformatted_20_Text">But the strength of her army lay in her command.</text:p>
      <text:p text:style-name="Preformatted_20_Text">#アリス</text:p>
      <text:p text:style-name="Preformatted_20_Text">おせっ！　おしだせーーーー！！！</text:p>
      <text:p text:style-name="Preformatted_20_Text">アッハッハッハッハーーー！！</text:p>
      <text:p text:style-name="Preformatted_20_Text">いいぞいいぞ！！</text:p>
      <text:p text:style-name="Preformatted_20_Text">奇襲は大成功だな、クロ！</text:p>
      <text:p text:style-name="Preformatted_20_Text">Oshdesaaaaa!　Oshidaseeeee!</text:p>
      <text:p text:style-name="Preformatted_20_Text">AHHHHHHHHHHHHHHH!!!</text:p>
      <text:p text:style-name="Preformatted_20_Text">Good, good, good!</text:p>
      <text:p text:style-name="Preformatted_20_Text">Nice surprise attack, Kuro!</text:p>
      <text:p text:style-name="Preformatted_20_Text">#クロ</text:p>
      <text:p text:style-name="Preformatted_20_Text">はっ！　</text:p>
      <text:p text:style-name="Preformatted_20_Text">このまま一気に攻め落としてごらんに入れましょう。</text:p>
      <text:p text:style-name="Preformatted_20_Text">Ha!　</text:p>
      <text:p text:style-name="Preformatted_20_Text">Let's just attack down at once and put it in your hands.</text:p>
      <text:p text:style-name="Preformatted_20_Text">[cn]</text:p>
      <text:p text:style-name="Preformatted_20_Text">アリス軍はシャーベット砦の門前に迫っていた。</text:p>
      <text:p text:style-name="Preformatted_20_Text">すでに味方は砦の壁をよじ登り、</text:p>
      <text:p text:style-name="Preformatted_20_Text">内部を蹂躙し始めている。</text:p>
      <text:p text:style-name="Preformatted_20_Text">砦が陥落するのも時間の問題かに見えた。</text:p>
      <text:p text:style-name="Preformatted_20_Text">事実、この時点でトリアイナ軍はわずか500程度しかおらず、</text:p>
      <text:p text:style-name="Preformatted_20_Text">対するアリス軍は控えも合わせて5000にも上る大軍勢だった。</text:p>
      <text:p text:style-name="Preformatted_20_Text">砦は今にも陥落するかに見えた。</text:p>
      <text:p text:style-name="Preformatted_20_Text">しかし、そこへ信じられない速さで兵をかき集めたトリアイナが到着したのだった。</text:p>
      <text:p text:style-name="Preformatted_20_Text">Alice's army was closing in on the gates of Fort Sherbet.</text:p>
      <text:p text:style-name="Preformatted_20_Text">The allies have already climbed up the walls of the fort and begun to overrun the interior.</text:p>
      <text:p text:style-name="Preformatted_20_Text">They have already begun to climb the walls of the fort and lay waste to the interior.</text:p>
      <text:p text:style-name="Preformatted_20_Text">It seemed only a matter of time before the fort would fall.</text:p>
      <text:p text:style-name="Preformatted_20_Text">In fact, at this point, the Trianian army numbered only about 500.</text:p>
      <text:p text:style-name="Preformatted_20_Text">The Aryan army, on the other hand, had a large force of as many as 5,000 troops, including reserves.</text:p>
      <text:p text:style-name="Preformatted_20_Text">It looked as if the fort would fall at any moment.</text:p>
      <text:p text:style-name="Preformatted_20_Text">But then Triaina arrived, rallying her army at an unbelievable speed.</text:p>
      <text:p text:style-name="Preformatted_20_Text">#トリアイナ</text:p>
      <text:p text:style-name="Preformatted_20_Text">みな、よく耐えてくれました！</text:p>
      <text:p text:style-name="Preformatted_20_Text">さあ、ここから反撃ですよ！！</text:p>
      <text:p text:style-name="Preformatted_20_Text">You have all endured so well!</text:p>
      <text:p text:style-name="Preformatted_20_Text">Now, let's fight back from here!</text:p>
      <text:p text:style-name="Preformatted_20_Text">[cn]</text:p>
      <text:p text:style-name="Preformatted_20_Text">トリアイナの到着で、砦の兵の指揮は一気に高まった</text:p>
      <text:p text:style-name="Preformatted_20_Text">With the arrival of Triaina, the command of the soldiers in the fort has increased dramatically.</text:p>
      <text:p text:style-name="Preformatted_20_Text">#アリス</text:p>
      <text:p text:style-name="Preformatted_20_Text">……向こうで歓声が上がってるな。</text:p>
      <text:p text:style-name="Preformatted_20_Text">ひょっとして援軍でも来たか？</text:p>
      <text:p text:style-name="Preformatted_20_Text">...... There's cheering over there.</text:p>
      <text:p text:style-name="Preformatted_20_Text">Did reinforcements arrive by any chance?</text:p>
      <text:p text:style-name="Preformatted_20_Text">#クロ</text:p>
      <text:p text:style-name="Preformatted_20_Text">探ってまいりますか？</text:p>
      <text:p text:style-name="Preformatted_20_Text">Shall we explore?</text:p>
      <text:p text:style-name="Preformatted_20_Text">#アリス</text:p>
      <text:p text:style-name="Preformatted_20_Text"><text:soft-page-break/>いや、構わん。 いくら援軍が来ようともう遅い。</text:p>
      <text:p text:style-name="Preformatted_20_Text">さあ、門が開くぞ！！</text:p>
      <text:p text:style-name="Preformatted_20_Text">全軍突撃！！</text:p>
      <text:p text:style-name="Preformatted_20_Text">敵兵をぶち殺せ！！！</text:p>
      <text:p text:style-name="Preformatted_20_Text">No, I don't care. No matter how many reinforcements come, it's too late.</text:p>
      <text:p text:style-name="Preformatted_20_Text">Come on, the gates are opening!</text:p>
      <text:p text:style-name="Preformatted_20_Text">All troops charge!</text:p>
      <text:p text:style-name="Preformatted_20_Text">Crush the enemy!</text:p>
      <text:p text:style-name="Preformatted_20_Text">[cn]</text:p>
      <text:p text:style-name="Preformatted_20_Text">両軍の本格的なぶつかり合いが始まった。</text:p>
      <text:p text:style-name="Preformatted_20_Text">A full-scale clash between the two armies has begun.</text:p>
      <text:p text:style-name="Preformatted_20_Text"/>
      <text:p text:style-name="Preformatted_20_Text">C:\Users\James Phillips\Desktop\Games\WargameAliceGit\MinimizedScenarios\min_s0213.txt</text:p>
      <text:p text:style-name="Preformatted_20_Text">[cn]</text:p>
      <text:p text:style-name="Preformatted_20_Text">魔女の湖。</text:p>
      <text:p text:style-name="Preformatted_20_Text">氷の宮殿内。</text:p>
      <text:p text:style-name="Preformatted_20_Text">Witch Lake.</text:p>
      <text:p text:style-name="Preformatted_20_Text">Inside the ice palace.</text:p>
      <text:p text:style-name="Preformatted_20_Text">#部下</text:p>
      <text:p text:style-name="Preformatted_20_Text">申し上げます！！</text:p>
      <text:p text:style-name="Preformatted_20_Text">I say!</text:p>
      <text:p text:style-name="Preformatted_20_Text">#トリアイナ</text:p>
      <text:p text:style-name="Preformatted_20_Text">なんですか、騒々しい。</text:p>
      <text:p text:style-name="Preformatted_20_Text">What a racket.</text:p>
      <text:p text:style-name="Preformatted_20_Text">[cn]</text:p>
      <text:p text:style-name="Preformatted_20_Text">トリアイナたちは、</text:p>
      <text:p text:style-name="Preformatted_20_Text">いつものように三人でお茶会をしていた。</text:p>
      <text:p text:style-name="Preformatted_20_Text">そこへ、水を差すように部下があわただしく入ってきたのだ。</text:p>
      <text:p text:style-name="Preformatted_20_Text">Triaina and her friends were</text:p>
      <text:p text:style-name="Preformatted_20_Text">The three of them were having a tea party as usual.</text:p>
      <text:p text:style-name="Preformatted_20_Text">Then, as if to add water to the water, a subordinate rushes in.</text:p>
      <text:p text:style-name="Preformatted_20_Text">#部下</text:p>
      <text:p text:style-name="Preformatted_20_Text">華の魔女アリス、国境付近に現れ、</text:p>
      <text:p text:style-name="Preformatted_20_Text">こちらに向かって攻撃を仕掛けた模様！</text:p>
      <text:p text:style-name="Preformatted_20_Text">Alice, the Witch of Flowers, appeared near the border.</text:p>
      <text:p text:style-name="Preformatted_20_Text">She seems to have launched an attack towards us!</text:p>
      <text:p text:style-name="Preformatted_20_Text">#トリアイナ</text:p>
      <text:p text:style-name="Preformatted_20_Text">なんですって！</text:p>
      <text:p text:style-name="Preformatted_20_Text">Oh my God!</text:p>
      <text:p text:style-name="Preformatted_20_Text">#部下</text:p>
      <text:p text:style-name="Preformatted_20_Text">いかがいたしますか。</text:p>
      <text:p text:style-name="Preformatted_20_Text">What do you think?</text:p>
      <text:p text:style-name="Preformatted_20_Text">#トリアイナ</text:p>
      <text:p text:style-name="Preformatted_20_Text">……ピノの町、アイスの町に徴兵をかけてちょうだい</text:p>
      <text:p text:style-name="Preformatted_20_Text">各砦の将は最低限の兵力を残して、</text:p>
      <text:p text:style-name="Preformatted_20_Text">すべてをシャーベット砦に集結させるように。</text:p>
      <text:p text:style-name="Preformatted_20_Text">...... I want you to draft the towns of Pinot and Ice.</text:p>
      <text:p text:style-name="Preformatted_20_Text">The generals of the forts should leave a minimum number of men.</text:p>
      <text:p text:style-name="Preformatted_20_Text">All the generals of the forts should gather at Fort Sherbet, leaving a minimum number of troops.</text:p>
      <text:p text:style-name="Preformatted_20_Text">#部下</text:p>
      <text:p text:style-name="Preformatted_20_Text">はっ、承知しました。</text:p>
      <text:p text:style-name="Preformatted_20_Text">失礼します！</text:p>
      <text:p text:style-name="Preformatted_20_Text">Ha, yes, sir.</text:p>
      <text:p text:style-name="Preformatted_20_Text">Excuse me!</text:p>
      <text:p text:style-name="Preformatted_20_Text">#トリアイナ</text:p>
      <text:p text:style-name="Preformatted_20_Text">してやられたわ……。</text:p>
      <text:p text:style-name="Preformatted_20_Text">まさか突然攻めてくるなんて。</text:p>
      <text:p text:style-name="Preformatted_20_Text">オリヴィアも自分の領地に戻って軍備を整えなさい。</text:p>
      <text:p text:style-name="Preformatted_20_Text">いつそっちに敵が行くかわからないわよ。</text:p>
      <text:p text:style-name="Preformatted_20_Text">I've been had. ......</text:p>
      <text:p text:style-name="Preformatted_20_Text">I didn't expect them to suddenly attack us.</text:p>
      <text:p text:style-name="Preformatted_20_Text">Olivia, go back to your territory and prepare your army.</text:p>
      <text:p text:style-name="Preformatted_20_Text">You never know when the enemy might move in your direction.</text:p>
      <text:p text:style-name="Preformatted_20_Text"><text:soft-page-break/>#オリヴィア</text:p>
      <text:p text:style-name="Preformatted_20_Text">う、うん……わかった。</text:p>
      <text:p text:style-name="Preformatted_20_Text">Ummm...yeah......... got it.</text:p>
      <text:p text:style-name="Preformatted_20_Text">#トリアイナ</text:p>
      <text:p text:style-name="Preformatted_20_Text">ヘレン。</text:p>
      <text:p text:style-name="Preformatted_20_Text">オリヴィアを送り届けたらすぐに戻ってきてちょうだい。</text:p>
      <text:p text:style-name="Preformatted_20_Text">忙しくなるわよ。</text:p>
      <text:p text:style-name="Preformatted_20_Text">Helen.</text:p>
      <text:p text:style-name="Preformatted_20_Text">Come back as soon as you send Olivia on her way.</text:p>
      <text:p text:style-name="Preformatted_20_Text">We're going to be busy.</text:p>
      <text:p text:style-name="Preformatted_20_Text">#ヘレン</text:p>
      <text:p text:style-name="Preformatted_20_Text">ええ、わかったわ！</text:p>
      <text:p text:style-name="Preformatted_20_Text">Yeah, okay!</text:p>
      <text:p text:style-name="Preformatted_20_Text">[cn]</text:p>
      <text:p text:style-name="Preformatted_20_Text">こうなったときのトリアイナの判断は早かった。</text:p>
      <text:p text:style-name="Preformatted_20_Text">素早い采配であっという間に兵をかき集めた。</text:p>
      <text:p text:style-name="Preformatted_20_Text">トリアイナの軍勢は決して訓練度が高いわけではなかった。</text:p>
      <text:p text:style-name="Preformatted_20_Text">正規兵はわずかで、</text:p>
      <text:p text:style-name="Preformatted_20_Text">そのほとんどは徴兵された町民たちだった。</text:p>
      <text:p text:style-name="Preformatted_20_Text">しかし、彼女の軍の強さは、彼女の指揮力にこそあった。</text:p>
      <text:p text:style-name="Preformatted_20_Text">Triaena's judgment was quick when it came to this.</text:p>
      <text:p text:style-name="Preformatted_20_Text">With her quick leadership, she quickly rallied her troops.</text:p>
      <text:p text:style-name="Preformatted_20_Text">Triaena's army was not highly trained.</text:p>
      <text:p text:style-name="Preformatted_20_Text">There were only a few regular soldiers.</text:p>
      <text:p text:style-name="Preformatted_20_Text">Most of them were conscripted townspeople.</text:p>
      <text:p text:style-name="Preformatted_20_Text">But the strength of her army lay in her command.</text:p>
      <text:p text:style-name="Preformatted_20_Text">#アリス</text:p>
      <text:p text:style-name="Preformatted_20_Text">おせっ！　おしだせーーーー！！！</text:p>
      <text:p text:style-name="Preformatted_20_Text">アッハッハッハッハーーー！！</text:p>
      <text:p text:style-name="Preformatted_20_Text">いいぞいいぞ！！</text:p>
      <text:p text:style-name="Preformatted_20_Text">奇襲は大成功だな、クロ！</text:p>
      <text:p text:style-name="Preformatted_20_Text">Oshdesaaaaa!　Oshidaseeeee!</text:p>
      <text:p text:style-name="Preformatted_20_Text">AHHHHHHHHHHHHHHH!!!</text:p>
      <text:p text:style-name="Preformatted_20_Text">Good, good, good!</text:p>
      <text:p text:style-name="Preformatted_20_Text">Nice surprise attack, Kuro!</text:p>
      <text:p text:style-name="Preformatted_20_Text">#クロ</text:p>
      <text:p text:style-name="Preformatted_20_Text">はっ！　</text:p>
      <text:p text:style-name="Preformatted_20_Text">このまま一気に攻め落としてごらんに入れましょう。</text:p>
      <text:p text:style-name="Preformatted_20_Text">Ha!　</text:p>
      <text:p text:style-name="Preformatted_20_Text">Let's just attack down at once and put it in your hands.</text:p>
      <text:p text:style-name="Preformatted_20_Text">[cn]</text:p>
      <text:p text:style-name="Preformatted_20_Text">アリス軍はシャーベット砦の門前に迫っていた。</text:p>
      <text:p text:style-name="Preformatted_20_Text">すでに味方は砦の壁をよじ登り、</text:p>
      <text:p text:style-name="Preformatted_20_Text">内部を蹂躙し始めている。</text:p>
      <text:p text:style-name="Preformatted_20_Text">砦が陥落するのも時間の問題かに見えた。</text:p>
      <text:p text:style-name="Preformatted_20_Text">事実、この時点でトリアイナ軍はわずか500程度しかおらず、</text:p>
      <text:p text:style-name="Preformatted_20_Text">対するアリス軍は控えも合わせて5000にも上る大軍勢だった。</text:p>
      <text:p text:style-name="Preformatted_20_Text">砦は今にも陥落するかに見えた。</text:p>
      <text:p text:style-name="Preformatted_20_Text">しかし、そこへ信じられない速さで兵をかき集めたトリアイナが到着したのだった。</text:p>
      <text:p text:style-name="Preformatted_20_Text">Alice's army was closing in on the gates of Fort Sherbet.</text:p>
      <text:p text:style-name="Preformatted_20_Text">The allies have already climbed up the walls of the fort and begun to overrun the interior.</text:p>
      <text:p text:style-name="Preformatted_20_Text">They have already begun to climb the walls of the fort and lay waste to the interior.</text:p>
      <text:p text:style-name="Preformatted_20_Text">It seemed only a matter of time before the fort would fall.</text:p>
      <text:p text:style-name="Preformatted_20_Text">In fact, at this point, the Trianian army numbered only about 500.</text:p>
      <text:p text:style-name="Preformatted_20_Text">The Aryan army, on the other hand, had a large force of as many as 5,000 troops, including reserves.</text:p>
      <text:p text:style-name="Preformatted_20_Text">It looked as if the fort would fall at any moment.</text:p>
      <text:p text:style-name="Preformatted_20_Text">But then Triaina arrived, rallying her army at an unbelievable speed.</text:p>
      <text:p text:style-name="Preformatted_20_Text">#トリアイナ</text:p>
      <text:p text:style-name="Preformatted_20_Text">みな、よく耐えてくれました！</text:p>
      <text:p text:style-name="Preformatted_20_Text">さあ、ここから反撃ですよ！！</text:p>
      <text:p text:style-name="Preformatted_20_Text">You have all endured so well!</text:p>
      <text:p text:style-name="Preformatted_20_Text">Now, let's fight back from here!</text:p>
      <text:p text:style-name="Preformatted_20_Text">[cn]</text:p>
      <text:p text:style-name="Preformatted_20_Text"><text:soft-page-break/>トリアイナの到着で、砦の兵の指揮は一気に高まった</text:p>
      <text:p text:style-name="Preformatted_20_Text">With the arrival of Triaina, the command of the soldiers in the fort has increased dramatically.</text:p>
      <text:p text:style-name="Preformatted_20_Text">#アリス</text:p>
      <text:p text:style-name="Preformatted_20_Text">……向こうで歓声が上がってるな。</text:p>
      <text:p text:style-name="Preformatted_20_Text">ひょっとして援軍でも来たか？</text:p>
      <text:p text:style-name="Preformatted_20_Text">...... There's cheering over there.</text:p>
      <text:p text:style-name="Preformatted_20_Text">Did reinforcements arrive by any chance?</text:p>
      <text:p text:style-name="Preformatted_20_Text">#クロ</text:p>
      <text:p text:style-name="Preformatted_20_Text">探ってまいりますか？</text:p>
      <text:p text:style-name="Preformatted_20_Text">Shall we explore?</text:p>
      <text:p text:style-name="Preformatted_20_Text">#アリス</text:p>
      <text:p text:style-name="Preformatted_20_Text">いや、構わん。 いくら援軍が来ようともう遅い。</text:p>
      <text:p text:style-name="Preformatted_20_Text">さあ、門が開くぞ！！</text:p>
      <text:p text:style-name="Preformatted_20_Text">全軍突撃！！</text:p>
      <text:p text:style-name="Preformatted_20_Text">敵兵をぶち殺せ！！！</text:p>
      <text:p text:style-name="Preformatted_20_Text">No, I don't care. No matter how many reinforcements come, it's too late.</text:p>
      <text:p text:style-name="Preformatted_20_Text">Come on, the gates are opening!</text:p>
      <text:p text:style-name="Preformatted_20_Text">All troops charge!</text:p>
      <text:p text:style-name="Preformatted_20_Text">Crush the enemy!</text:p>
      <text:p text:style-name="Preformatted_20_Text">[cn]</text:p>
      <text:p text:style-name="Preformatted_20_Text">両軍の本格的なぶつかり合いが始まった。</text:p>
      <text:p text:style-name="Preformatted_20_Text">A full-scale clash between the two armies has begun.</text:p>
      <text:p text:style-name="Preformatted_20_Text"/>
      <text:p text:style-name="Preformatted_20_Text"/>
      <text:p text:style-name="Preformatted_20_Text">Translated with www.DeepL.com/Translator (free version)</text:p>
      <text:p text:style-name="Preformatted_20_Text"/>
      <text:p text:style-name="Preformatted_20_Text">C:\Users\James Phillips\Desktop\Games\WargameAliceGit\MinimizedScenarios\min_s0214.txt</text:p>
      <text:p text:style-name="Preformatted_20_Text">#トリアイナ</text:p>
      <text:p text:style-name="Preformatted_20_Text">全軍撤退！！</text:p>
      <text:p text:style-name="Preformatted_20_Text">けが人をできるだけ担ぎなさい！！</text:p>
      <text:p text:style-name="Preformatted_20_Text">アイスの町へ退却しますよ！！</text:p>
      <text:p text:style-name="Preformatted_20_Text">All troops withdraw!</text:p>
      <text:p text:style-name="Preformatted_20_Text">Carry as many wounded as you can!</text:p>
      <text:p text:style-name="Preformatted_20_Text">We're retreating to the town of Ice!</text:p>
      <text:p text:style-name="Preformatted_20_Text">#アリス</text:p>
      <text:p text:style-name="Preformatted_20_Text">ちっ、腰抜けが。</text:p>
      <text:p text:style-name="Preformatted_20_Text">二、三度切り結んだだけで逃げ出しやがった。</text:p>
      <text:p text:style-name="P30">Damn cowards.</text:p>
      <text:p text:style-name="P30">They cut and run a couple of times.</text:p>
      <text:p text:style-name="Preformatted_20_Text"/>
      <text:p text:style-name="Preformatted_20_Text">Tch, they're such yellow bellied chickens. They turned tail and ran after only a few skirmishes.</text:p>
      <text:p text:style-name="Preformatted_20_Text">#クロ</text:p>
      <text:p text:style-name="Preformatted_20_Text">いえ、氷の魔女殿はおそらく見切りが早いのでしょう</text:p>
      <text:p text:style-name="Preformatted_20_Text">兵を温存したのです。</text:p>
      <text:p text:style-name="Preformatted_20_Text">ここでの主要な目的はおそらく、</text:p>
      <text:p text:style-name="Preformatted_20_Text">砦の残党の救出だったのでしょう。</text:p>
      <text:p text:style-name="Preformatted_20_Text">No, the Ice Witch's probably a quick judge of character.</text:p>
      <text:p text:style-name="Preformatted_20_Text">She has saved her troops.</text:p>
      <text:p text:style-name="Preformatted_20_Text">The main objective here was probably the rescue of the remnants of the</text:p>
      <text:p text:style-name="Preformatted_20_Text">was probably to rescue the remnants of the fort.</text:p>
      <text:p text:style-name="Preformatted_20_Text"/>
      <text:p text:style-name="Preformatted_20_Text"/>
      <text:p text:style-name="Preformatted_20_Text">#アリス</text:p>
      <text:p text:style-name="Preformatted_20_Text">決戦をするには早すぎるってことか。</text:p>
      <text:p text:style-name="Preformatted_20_Text">いいだろう。</text:p>
      <text:p text:style-name="Preformatted_20_Text">お望み通り進軍してやるよ。</text:p>
      <text:p text:style-name="Preformatted_20_Text">お前のいるところまでな。</text:p>
      <text:p text:style-name="Preformatted_20_Text">クフフフフフ！！</text:p>
      <text:p text:style-name="Preformatted_20_Text">So it's too early for a decisive battle.</text:p>
      <text:p text:style-name="Preformatted_20_Text">All right.</text:p>
      <text:p text:style-name="Preformatted_20_Text">I'll march in as you wish.</text:p>
      <text:p text:style-name="Preformatted_20_Text">As far as you are.</text:p>
      <text:p text:style-name="Preformatted_20_Text">Kuhuhuhuhuhuhu!</text:p>
      <text:p text:style-name="Preformatted_20_Text"><text:soft-page-break/></text:p>
      <text:p text:style-name="Preformatted_20_Text">C:\Users\James Phillips\Desktop\Games\WargameAliceGit\MinimizedScenarios\min_s0215.txt</text:p>
      <text:p text:style-name="Preformatted_20_Text">[cn]</text:p>
      <text:p text:style-name="Preformatted_20_Text">魔女の湖、氷の宮殿。</text:p>
      <text:p text:style-name="Preformatted_20_Text">Witch Lake, ice palace.</text:p>
      <text:p text:style-name="Preformatted_20_Text">#オリヴィア</text:p>
      <text:p text:style-name="Preformatted_20_Text">トリアイナ！！　大丈夫！？</text:p>
      <text:p text:style-name="Preformatted_20_Text">Triaina!　Are you okay!</text:p>
      <text:p text:style-name="Preformatted_20_Text">#トリアイナ</text:p>
      <text:p text:style-name="Preformatted_20_Text">ええ、問題ないわ。</text:p>
      <text:p text:style-name="Preformatted_20_Text">それよりも、あなたは自分の心配をしなさい。</text:p>
      <text:p text:style-name="Preformatted_20_Text">Yeah, no problem.</text:p>
      <text:p text:style-name="Preformatted_20_Text">Instead, you should worry about yourself.</text:p>
      <text:p text:style-name="Preformatted_20_Text">#オリヴィア</text:p>
      <text:p text:style-name="Preformatted_20_Text">それは……。</text:p>
      <text:p text:style-name="Preformatted_20_Text">It's .......</text:p>
      <text:p text:style-name="Preformatted_20_Text">#マルゲル</text:p>
      <text:p text:style-name="Preformatted_20_Text">失礼、オリヴィア殿。</text:p>
      <text:p text:style-name="Preformatted_20_Text">Excuse me, Lord Olivia.</text:p>
      <text:p text:style-name="Preformatted_20_Text">#オリヴィア</text:p>
      <text:p text:style-name="Preformatted_20_Text">あっ！　……この前の。</text:p>
      <text:p text:style-name="Preformatted_20_Text">名前……覚えてたんですね。</text:p>
      <text:p text:style-name="Preformatted_20_Text">Ah!　...... the other day.</text:p>
      <text:p text:style-name="Preformatted_20_Text">You remembered my name .......</text:p>
      <text:p text:style-name="Preformatted_20_Text">#マルゲル</text:p>
      <text:p text:style-name="Preformatted_20_Text">ええ、命の恩人ですから。</text:p>
      <text:p text:style-name="Preformatted_20_Text">Yes, he saved my life.</text:p>
      <text:p text:style-name="Preformatted_20_Text">#トリアイナ</text:p>
      <text:p text:style-name="Preformatted_20_Text">マルゲルさん。</text:p>
      <text:p text:style-name="Preformatted_20_Text">今は少し外してもらえないかしら。</text:p>
      <text:p text:style-name="Preformatted_20_Text">Mr. Margel.</text:p>
      <text:p text:style-name="Preformatted_20_Text">Could you take it off for a moment now?</text:p>
      <text:p text:style-name="Preformatted_20_Text">#マルゲル</text:p>
      <text:p text:style-name="Preformatted_20_Text">おっと、これは失礼。</text:p>
      <text:p text:style-name="Preformatted_20_Text">オリヴィア殿、また後で。</text:p>
      <text:p text:style-name="Preformatted_20_Text">Oops, excuse me.</text:p>
      <text:p text:style-name="Preformatted_20_Text">Olivia, I'll see you later.</text:p>
      <text:p text:style-name="Preformatted_20_Text">#オリヴィア</text:p>
      <text:p text:style-name="Preformatted_20_Text">えっ、はい……。</text:p>
      <text:p text:style-name="Preformatted_20_Text">Eh, yes. .......</text:p>
      <text:p text:style-name="Preformatted_20_Text">[cn]</text:p>
      <text:p text:style-name="Preformatted_20_Text">オリヴィアがあっけにとられている間に、</text:p>
      <text:p text:style-name="Preformatted_20_Text">マルゲルは奥の部屋へと消えた。</text:p>
      <text:p text:style-name="Preformatted_20_Text">While Olivia is taken aback.</text:p>
      <text:p text:style-name="Preformatted_20_Text">Margel disappeared into a back room.</text:p>
      <text:p text:style-name="Preformatted_20_Text">#トリアイナ</text:p>
      <text:p text:style-name="Preformatted_20_Text">彼、あれからだいぶ良くなって、</text:p>
      <text:p text:style-name="Preformatted_20_Text">そろそろここを立つそうよ。</text:p>
      <text:p text:style-name="Preformatted_20_Text">He's feeling much better since then.</text:p>
      <text:p text:style-name="Preformatted_20_Text">He's going to leave soon.</text:p>
      <text:p text:style-name="Preformatted_20_Text">#オリヴィア</text:p>
      <text:p text:style-name="Preformatted_20_Text">で、でも！　外は戦争で危険なんじゃ……。</text:p>
      <text:p text:style-name="Preformatted_20_Text">But, but!　It's dangerous out there with the war. ......</text:p>
      <text:p text:style-name="Preformatted_20_Text">#トリアイナ</text:p>
      <text:p text:style-name="Preformatted_20_Text">ええ、だから戦争が終わるまではここでゆっくりしていきなさいと言っておいたわ。</text:p>
      <text:p text:style-name="Preformatted_20_Text">Yeah, so I told her to relax here until the war is over.</text:p>
      <text:p text:style-name="P18"><text:span text:style-name="T9">Yeah, that's why I told him to not rush out and instead wait out the war here.</text:span> </text:p>
      <text:p text:style-name="Preformatted_20_Text">#オリヴィア</text:p>
      <text:p text:style-name="Preformatted_20_Text">そ、そっか……。</text:p>
      <text:p text:style-name="Preformatted_20_Text">I see. ......</text:p>
      <text:p text:style-name="Preformatted_20_Text">#トリアイナ</text:p>
      <text:p text:style-name="Preformatted_20_Text">……？</text:p>
      <text:p text:style-name="Preformatted_20_Text"><text:soft-page-break/>あなた、何だか顔が赤いわよ？</text:p>
      <text:p text:style-name="Preformatted_20_Text">......?</text:p>
      <text:p text:style-name="Preformatted_20_Text">You look kind of red, don't you?</text:p>
      <text:p text:style-name="P18"><text:span text:style-name="T2">Your face looks red for some reason, doesn't it?</text:span> </text:p>
      <text:p text:style-name="Preformatted_20_Text"/>
      <text:p text:style-name="Preformatted_20_Text">#オリヴィア</text:p>
      <text:p text:style-name="Preformatted_20_Text">そっ、そんなことないよッ！！</text:p>
      <text:p text:style-name="Preformatted_20_Text">Oh, no, I'm not!</text:p>
      <text:p text:style-name="P18"><text:span text:style-name="T2">N-No, it's not like that at all!</text:span> </text:p>
      <text:p text:style-name="Preformatted_20_Text">#トリアイナ</text:p>
      <text:p text:style-name="Preformatted_20_Text">そう……？</text:p>
      <text:p text:style-name="Preformatted_20_Text">So ......?</text:p>
      <text:p text:style-name="P18"><text:span text:style-name="T2">Is that so...?</text:span> </text:p>
      <text:p text:style-name="Preformatted_20_Text"/>
      <text:p text:style-name="Preformatted_20_Text">C:\Users\James Phillips\Desktop\Games\WargameAliceGit\MinimizedScenarios\min_s0216.txt</text:p>
      <text:p text:style-name="Preformatted_20_Text">#部下</text:p>
      <text:p text:style-name="Preformatted_20_Text">申し上げます！</text:p>
      <text:p text:style-name="Preformatted_20_Text">バニラ砦陥落！！</text:p>
      <text:p text:style-name="Preformatted_20_Text">I say!</text:p>
      <text:p text:style-name="Preformatted_20_Text">Fort Vanilla has fallen!!!</text:p>
      <text:p text:style-name="Preformatted_20_Text"/>
      <text:p text:style-name="Preformatted_20_Text">I have news to report!</text:p>
      <text:p text:style-name="Preformatted_20_Text">#トリアイナ</text:p>
      <text:p text:style-name="Preformatted_20_Text">……そう。 ごくろうさま。</text:p>
      <text:p text:style-name="Preformatted_20_Text">下がっていいわよ。</text:p>
      <text:p text:style-name="Preformatted_20_Text">...... so. Thank you very much.</text:p>
      <text:p text:style-name="Preformatted_20_Text">You can step back now.</text:p>
      <text:p text:style-name="Preformatted_20_Text">#部下</text:p>
      <text:p text:style-name="Preformatted_20_Text">はっ！！</text:p>
      <text:p text:style-name="Preformatted_20_Text">Ha!</text:p>
      <text:p text:style-name="Preformatted_20_Text">#トリアイナ</text:p>
      <text:p text:style-name="Preformatted_20_Text">華の魔女アリス……。</text:p>
      <text:p text:style-name="Preformatted_20_Text">力押しだけの単細胞と思っていたけど、</text:p>
      <text:p text:style-name="Preformatted_20_Text">なかなかうまく兵を操るわ……。</text:p>
      <text:p text:style-name="Preformatted_20_Text">数で不利なこちらの戦況は変わらない……か。</text:p>
      <text:p text:style-name="Preformatted_20_Text">ヘレン！　ヘレンはいる！？</text:p>
      <text:p text:style-name="Preformatted_20_Text">Alice the Flower Witch: .......</text:p>
      <text:p text:style-name="Preformatted_20_Text">I thought you were just a forceful, single-minded person.</text:p>
      <text:p text:style-name="Preformatted_20_Text">I thought she was just a forceful, single-minded person, but she manages her troops quite well. ......</text:p>
      <text:p text:style-name="Preformatted_20_Text">We are outnumbered and outgunned, and our war situation will not change......?</text:p>
      <text:p text:style-name="P18"><text:span text:style-name="T2">Will the situation not change despite our disadvantage in numbers?</text:span> </text:p>
      <text:p text:style-name="P18"><text:span text:style-name="T9">Given our current disadvantage in troop strength, I don't see how the war situation could improve...hmm</text:span> </text:p>
      <text:p text:style-name="Preformatted_20_Text">Helen!　Helen is here!</text:p>
      <text:p text:style-name="Preformatted_20_Text">#ヘレン</text:p>
      <text:p text:style-name="Preformatted_20_Text">はいはーい！</text:p>
      <text:p text:style-name="Preformatted_20_Text">何か用？　トリアイナ。</text:p>
      <text:p text:style-name="Preformatted_20_Text">Yes, yes!</text:p>
      <text:p text:style-name="Preformatted_20_Text">What can I do for you?　Triaina.</text:p>
      <text:p text:style-name="Preformatted_20_Text">#トリアイナ</text:p>
      <text:p text:style-name="Preformatted_20_Text">ここは捨てるわ。</text:p>
      <text:p text:style-name="Preformatted_20_Text">私たちはオリヴィア領へ亡命します。</text:p>
      <text:p text:style-name="Preformatted_20_Text">支度をしなさい。</text:p>
      <text:p text:style-name="Preformatted_20_Text">We're abandoning this place.</text:p>
      <text:p text:style-name="Preformatted_20_Text">We're defecting to Olivia.</text:p>
      <text:p text:style-name="Preformatted_20_Text">Prepare yourselves.</text:p>
      <text:p text:style-name="P18"><text:span text:style-name="T9">We're abandoning this place. We'll flee and seek asylum in Olivia's country. Make the necessary preparations</text:span><text:span text:style-name="T2">."</text:span> </text:p>
      <text:p text:style-name="Preformatted_20_Text">#ヘレン</text:p>
      <text:p text:style-name="Preformatted_20_Text">そんな！　まだ戦えるわよ！！</text:p>
      <text:p text:style-name="Preformatted_20_Text"><text:soft-page-break/>Oh, no!　We can still fight!</text:p>
      <text:p text:style-name="P18"><text:span text:style-name="T2">No way! We can still fight!</text:span> </text:p>
      <text:p text:style-name="Preformatted_20_Text">#トリアイナ</text:p>
      <text:p text:style-name="Preformatted_20_Text">いいえ、ここでは逃げ道がないわ。</text:p>
      <text:p text:style-name="Preformatted_20_Text">私たちだけの兵数も残り少ない。</text:p>
      <text:p text:style-name="Preformatted_20_Text">だとすれば、オリヴィアとともに</text:p>
      <text:p text:style-name="Preformatted_20_Text">再起を図るのが確実だわ。</text:p>
      <text:p text:style-name="Preformatted_20_Text">No, there is no way out of here.</text:p>
      <text:p text:style-name="Preformatted_20_Text">We don't have enough men left.</text:p>
      <text:p text:style-name="Preformatted_20_Text">If that's the case, then we'll certainly have to rejoin Olivia.</text:p>
      <text:p text:style-name="Preformatted_20_Text">We're sure to make a comeback.</text:p>
      <text:p text:style-name="P18"><text:span text:style-name="T2">No, there's no escape route here. Our troops are also running low in number. If that's the case, it's certain that we should make a comeback together with Olivia.</text:span> </text:p>
      <text:p text:style-name="Preformatted_20_Text"/>
      <text:p text:style-name="Preformatted_20_Text">No, <text:span text:style-name="T9">We should escape from here while we still can.</text:span> <text:s/><text:span text:style-name="T2">We only have a limited number of troops remaining at this point. Given that, our only choice is to join together with Olivia if we want to gain the upper hand in this war. </text:span></text:p>
      <text:p text:style-name="Preformatted_20_Text"><text:span text:style-name="T9">Given that, our only choice is to join together with Olivia if we want to turn the tide of this war.</text:span><text:span text:style-name="T2"> </text:span></text:p>
      <text:p text:style-name="Preformatted_20_Text"/>
      <text:p text:style-name="Preformatted_20_Text">#ヘレン</text:p>
      <text:p text:style-name="Preformatted_20_Text">それは……。</text:p>
      <text:p text:style-name="Preformatted_20_Text">でも、捨てるったって、</text:p>
      <text:p text:style-name="Preformatted_20_Text">華の魔女の軍勢がすぐそこまで来ているのよ。</text:p>
      <text:p text:style-name="Preformatted_20_Text">そうやすやすと逃がしてくれないわ。</text:p>
      <text:p text:style-name="Preformatted_20_Text">That's .......</text:p>
      <text:p text:style-name="Preformatted_20_Text">But if we abandon them...</text:p>
      <text:p text:style-name="Preformatted_20_Text">But even if we abandon her, the Witch of Flowers' army is right around the corner.</text:p>
      <text:p text:style-name="Preformatted_20_Text">They won't let us go so easily.</text:p>
      <text:p text:style-name="Preformatted_20_Text"/>
      <text:p text:style-name="P18"><text:span text:style-name="T2">That's...but, if we leave this place, the Flower Witch's army is nearly on top of us. They won't let us escape so easily,</text:span> </text:p>
      <text:p text:style-name="Preformatted_20_Text"/>
      <text:p text:style-name="Preformatted_20_Text">#マルゲル</text:p>
      <text:p text:style-name="Preformatted_20_Text">話はお聞きしました。</text:p>
      <text:p text:style-name="Preformatted_20_Text">We've heard your story.</text:p>
      <text:p text:style-name="P19">I heard the whole story.</text:p>
      <text:p text:style-name="Preformatted_20_Text">#ヘレン</text:p>
      <text:p text:style-name="Preformatted_20_Text">マルゲルさん！</text:p>
      <text:p text:style-name="Preformatted_20_Text">Mr. Margel!</text:p>
      <text:p text:style-name="Preformatted_20_Text">#トリアイナ</text:p>
      <text:p text:style-name="Preformatted_20_Text">あなた……。</text:p>
      <text:p text:style-name="Preformatted_20_Text">You .......</text:p>
      <text:p text:style-name="Preformatted_20_Text">#マルゲル</text:p>
      <text:p text:style-name="Preformatted_20_Text">お世話になったお礼です。</text:p>
      <text:p text:style-name="Preformatted_20_Text">私がしんがりを務めましょう。</text:p>
      <text:p text:style-name="Preformatted_20_Text">Thank you for your help.</text:p>
      <text:p text:style-name="Preformatted_20_Text">Let me be your shinigami.</text:p>
      <text:p text:style-name="P18"><text:span text:style-name="T2">Thank you for everything you've done for me. Let me take care of the rear guard.</text:span> </text:p>
      <text:p text:style-name="Preformatted_20_Text">#ヘレン</text:p>
      <text:p text:style-name="Preformatted_20_Text">でっ、でも！</text:p>
      <text:p text:style-name="Preformatted_20_Text">あなたただの吟遊詩人でしょう？</text:p>
      <text:p text:style-name="Preformatted_20_Text">But, but!</text:p>
      <text:p text:style-name="Preformatted_20_Text">You're just a bard, aren't you?</text:p>
      <text:p text:style-name="P18"><text:span text:style-name="T2">But aren't you just a wandering bard?</text:span> </text:p>
      <text:p text:style-name="Preformatted_20_Text">#マルゲル</text:p>
      <text:p text:style-name="Preformatted_20_Text">ただの吟遊詩人ですが、あなた方が逃げる時間を稼ぐくらいならできますよ。</text:p>
      <text:p text:style-name="Preformatted_20_Text">兵を500程、お貸しいただけますか？</text:p>
      <text:p text:style-name="Preformatted_20_Text"><text:soft-page-break/>I'm only a bard, but I can at least buy you time to escape.</text:p>
      <text:p text:style-name="Preformatted_20_Text">Can you lend me 500 men?</text:p>
      <text:p text:style-name="Preformatted_20_Text"/>
      <text:p text:style-name="P18"><text:span text:style-name="T2">I may be just a mere bard, but I can help buy you some time to escape. Could you lend me 500 soldiers?</text:span> </text:p>
      <text:p text:style-name="P18"/>
      <text:p text:style-name="P19">I may just be a mere bard, but I can at least buy you time to escape.</text:p>
      <text:p text:style-name="P19">Could you lend me 500 soldiers? </text:p>
      <text:p text:style-name="P19"/>
      <text:p text:style-name="Preformatted_20_Text">#トリアイナ</text:p>
      <text:p text:style-name="Preformatted_20_Text">……ええ、わかったわ。</text:p>
      <text:p text:style-name="Preformatted_20_Text">囲まれる前にあなたも逃げるのよ？</text:p>
      <text:p text:style-name="Preformatted_20_Text">......Yes, all right.</text:p>
      <text:p text:style-name="Preformatted_20_Text">You should get out of here before they surround you, too, okay?</text:p>
      <text:p text:style-name="P18"><text:span text:style-name="T9">......Yes, all right. You should also escape before they surround you though, okay?"</text:span> </text:p>
      <text:p text:style-name="Preformatted_20_Text">#マルゲル</text:p>
      <text:p text:style-name="Preformatted_20_Text">ええ、もちろん。</text:p>
      <text:p text:style-name="Preformatted_20_Text">Yes, of course.</text:p>
      <text:p text:style-name="Preformatted_20_Text">#ヘレン</text:p>
      <text:p text:style-name="Preformatted_20_Text">気を付けてね、マルゲルさん。</text:p>
      <text:p text:style-name="Preformatted_20_Text">Be careful, Mr. Marugeru.</text:p>
      <text:p text:style-name="Preformatted_20_Text">[cn]</text:p>
      <text:p text:style-name="Preformatted_20_Text">こうして、トリアイナとヘレンは湖を脱出し、</text:p>
      <text:p text:style-name="Preformatted_20_Text">オリヴィアの家へと逃げた。</text:p>
      <text:p text:style-name="Preformatted_20_Text">マルゲルは500の兵を率い、</text:p>
      <text:p text:style-name="Preformatted_20_Text">アリス軍と対峙することになった。</text:p>
      <text:p text:style-name="Preformatted_20_Text">Thus, Triaena and Helen escaped the lake and</text:p>
      <text:p text:style-name="Preformatted_20_Text">Olivia's house.</text:p>
      <text:p text:style-name="Preformatted_20_Text">Marguerre, with a force of 500 men</text:p>
      <text:p text:style-name="Preformatted_20_Text">against Alice's army.</text:p>
      <text:p text:style-name="Preformatted_20_Text"/>
      <text:p text:style-name="P18"><text:span text:style-name="T2">Thus, Torianna and Helen escaped from the lake and fled to Olivia's house. Marugeru led 500 soldiers and confronted Alice's Army.</text:span> </text:p>
      <text:p text:style-name="Preformatted_20_Text">#マルゲル</text:p>
      <text:p text:style-name="Preformatted_20_Text">……ただの恩義でこんなことになってしまうとは、</text:p>
      <text:p text:style-name="Preformatted_20_Text">自分のことながら無茶をする。</text:p>
      <text:p text:style-name="Preformatted_20_Text">さて、華の魔女アリス。</text:p>
      <text:p text:style-name="Preformatted_20_Text">どのような魔女か楽しみだな……。</text:p>
      <text:p text:style-name="Preformatted_20_Text">......I never thought that a mere favor would cause this.</text:p>
      <text:p text:style-name="Preformatted_20_Text">I'm reckless in spite of myself.</text:p>
      <text:p text:style-name="Preformatted_20_Text">Now, Alice the Flower Witch.</text:p>
      <text:p text:style-name="Preformatted_20_Text">I can't wait to see what kind of witch she is. ......</text:p>
      <text:p text:style-name="Preformatted_20_Text"/>
      <text:p text:style-name="P18"><text:span text:style-name="T2">"...To think that I would end up doing something reckless just out of gratitude. Even I surprise myself sometimes. Well then, the witch of flowers, Alice. I'm looking forward to seeing what kind of witch she is..."</text:span> </text:p>
      <text:p text:style-name="P19"/>
      <text:p text:style-name="P19">I can't believe I put myself into this situation out of gratitude...this is reckless even by my standards. <text:s/>Well then, Flower Witch Alice, I'm looking forward to seeing what sort of witch you are...</text:p>
      <text:p text:style-name="Preformatted_20_Text">C:\Users\James Phillips\Desktop\Games\WargameAliceGit\MinimizedScenarios\min_s0217.txt</text:p>
      <text:p text:style-name="Preformatted_20_Text">#アリス</text:p>
      <text:p text:style-name="Preformatted_20_Text">逃がすな！　追えーーー！！！！</text:p>
      <text:p text:style-name="Preformatted_20_Text">Don't let her get away!　Chase after it... ！！！！</text:p>
      <text:p text:style-name="P18"><text:span text:style-name="T9">Don't let anyone escape! Hunt them down!!!</text:span> </text:p>
      <text:p text:style-name="Preformatted_20_Text">[cn]</text:p>
      <text:p text:style-name="Preformatted_20_Text"><text:soft-page-break/>マルゲルの逃げ足は実に早かった。</text:p>
      <text:p text:style-name="Preformatted_20_Text">巧みに馬を操り、</text:p>
      <text:p text:style-name="Preformatted_20_Text">あっという間にアリス軍から２キロは離れた位置まで逃げていた。</text:p>
      <text:p text:style-name="Preformatted_20_Text">Margel's escape was swift indeed.</text:p>
      <text:p text:style-name="Preformatted_20_Text">He skillfully maneuvered his horse.</text:p>
      <text:p text:style-name="Preformatted_20_Text">In no time at all, he was at least two kilometers away from Alice's army.</text:p>
      <text:p text:style-name="Preformatted_20_Text"/>
      <text:p text:style-name="P18"><text:span text:style-name="T2">Marugeru's escape was truly fast. Skillfully maneuvering his horse, he had fled to a location two kilometers away from Alice's army in no time.</text:span> </text:p>
      <text:p text:style-name="P18"/>
      <text:p text:style-name="Preformatted_20_Text">#アリス</text:p>
      <text:p text:style-name="Preformatted_20_Text">ちっ！　逃がしたか……。</text:p>
      <text:p text:style-name="Preformatted_20_Text">オイ、深入りはするな！！</text:p>
      <text:p text:style-name="Preformatted_20_Text">いったん引くぞ！</text:p>
      <text:p text:style-name="Preformatted_20_Text">Damn!　You let him get away. ......</text:p>
      <text:p text:style-name="Preformatted_20_Text">Hey, don't go in too deep!</text:p>
      <text:p text:style-name="Preformatted_20_Text">We're pulling out!</text:p>
      <text:p text:style-name="P18"><text:span text:style-name="T2">Damn it! They got away... Hey, don't pursue them too far!! We'll pull back for now!</text:span> </text:p>
      <text:p text:style-name="Preformatted_20_Text"/>
      <text:p text:style-name="P19">Tch! So you let some escape...? </text:p>
      <text:p text:style-name="P19">Hey, we've pursued them too far already. </text:p>
      <text:p text:style-name="P18"><text:span text:style-name="T2">Let's withdraw for now.</text:span> </text:p>
      <text:p text:style-name="Preformatted_20_Text"/>
      <text:p text:style-name="Preformatted_20_Text">[cn]</text:p>
      <text:p text:style-name="Preformatted_20_Text">ともかく、トリアイナ領を占領したアリスは、</text:p>
      <text:p text:style-name="Preformatted_20_Text">次にオリヴィア領への進行を開始したのだった。</text:p>
      <text:p text:style-name="Preformatted_20_Text">Having captured Trierina territory, Alice next proceeded to Olivia.</text:p>
      <text:p text:style-name="Preformatted_20_Text">Alice, having seized the territory of Trierina, next began to proceed to Olivia.</text:p>
      <text:p text:style-name="Preformatted_20_Text"/>
      <text:p text:style-name="P19">Nevertheless, having occupied Torianna's territory, Alice began advancing upon Olivia's territory.</text:p>
      <text:p text:style-name="Preformatted_20_Text"/>
      <text:p text:style-name="Preformatted_20_Text">C:\Users\James Phillips\Desktop\Games\WargameAliceGit\MinimizedScenarios\min_s0218.txt</text:p>
      <text:p text:style-name="Preformatted_20_Text">オリヴィアの家。</text:p>
      <text:p text:style-name="Preformatted_20_Text">トリアイナたちに続き、追っ手を逃れたマルゲルが、オリヴィアの家にたどり着いた。</text:p>
      <text:p text:style-name="Preformatted_20_Text">Olivia's house.</text:p>
      <text:p text:style-name="Preformatted_20_Text">Margel, who escaped his pursuers following Triaena and her friends, has reached Olivia's house.</text:p>
      <text:p text:style-name="P18"><text:span text:style-name="T2">After escaping from the pursuers of Torianna's forces, Marugeru arrived at Olivia's house.</text:span> </text:p>
      <text:p text:style-name="P18"><text:span text:style-name="T9">Having eluded those pursuing Torianna's forces, Marugeru arrived at Olivia's house.</text:span> </text:p>
      <text:p text:style-name="Preformatted_20_Text">#オリヴィア</text:p>
      <text:p text:style-name="Preformatted_20_Text">マルゲルさん！！</text:p>
      <text:p text:style-name="Preformatted_20_Text">Margueru!</text:p>
      <text:p text:style-name="Preformatted_20_Text">#マルゲル</text:p>
      <text:p text:style-name="Preformatted_20_Text">すみません……少し、敵の矢を受けてしまって……。</text:p>
      <text:p text:style-name="Preformatted_20_Text">Sorry ...... a little, I got hit by an enemy arrow .......</text:p>
      <text:p text:style-name="P18"><text:span text:style-name="T2">Please excuse me...I'm a little...I was hit by an enemy arrow, and...</text:span> </text:p>
      <text:p text:style-name="Preformatted_20_Text">#オリヴィア</text:p>
      <text:p text:style-name="Preformatted_20_Text">ひどい出血……！！</text:p>
      <text:p text:style-name="Preformatted_20_Text">今魔法でふさぎますからね！</text:p>
      <text:p text:style-name="Preformatted_20_Text">You're bleeding badly......!</text:p>
      <text:p text:style-name="Preformatted_20_Text">I'll use magic to plug it up now!</text:p>
      <text:p text:style-name="Preformatted_20_Text">You're bleeding horribly...!</text:p>
      <text:p text:style-name="Preformatted_20_Text">I'll take care of it and close your wound with magic right away!</text:p>
      <text:p text:style-name="Preformatted_20_Text"/>
      <text:p text:style-name="Preformatted_20_Text">[cn]</text:p>
      <text:p text:style-name="Preformatted_20_Text">オリヴィアの治癒魔法が、マルゲルの傷をみるみるとふさいでいった。</text:p>
      <text:p text:style-name="Preformatted_20_Text">Olivia's healing magic quickly closed up Margel's wounds.</text:p>
      <text:p text:style-name="Preformatted_20_Text">#マルゲル</text:p>
      <text:p text:style-name="Preformatted_20_Text"><text:soft-page-break/>あなたに助けられるのは二度目ですね。</text:p>
      <text:p text:style-name="Preformatted_20_Text">かたじけない。</text:p>
      <text:p text:style-name="Preformatted_20_Text">This is the second time you've saved me.</text:p>
      <text:p text:style-name="Preformatted_20_Text">I'm sorry.</text:p>
      <text:p text:style-name="Preformatted_20_Text"/>
      <text:p text:style-name="P21">You've saved me yet again, haven't you?</text:p>
      <text:p text:style-name="P18"><text:span text:style-name="T2">I'm forever in your debt.</text:span> </text:p>
      <text:p text:style-name="P18"/>
      <text:p text:style-name="P19">For the second time, you're always saving me, ain't cha? </text:p>
      <text:p text:style-name="P18"><text:span text:style-name="T2">I owe you one/big time. <text:s/>(he got saved twice now after all, not once)</text:span> </text:p>
      <text:p text:style-name="P18"/>
      <text:p text:style-name="Preformatted_20_Text">#オリヴィア</text:p>
      <text:p text:style-name="Preformatted_20_Text">動かないでください！</text:p>
      <text:p text:style-name="Preformatted_20_Text">まだ傷がふさがったばかりです。</text:p>
      <text:p text:style-name="Preformatted_20_Text">それに、回復魔法は傷をふさぐだけで、</text:p>
      <text:p text:style-name="Preformatted_20_Text">体力までは回復できませんから。</text:p>
      <text:p text:style-name="Preformatted_20_Text">ひとまず休まないと……。</text:p>
      <text:p text:style-name="Preformatted_20_Text">おかゆか何か作っておきますから、</text:p>
      <text:p text:style-name="Preformatted_20_Text">起きたら食べてください……。</text:p>
      <text:p text:style-name="Preformatted_20_Text">それから……。</text:p>
      <text:p text:style-name="Preformatted_20_Text">Please don't move!</text:p>
      <text:p text:style-name="Preformatted_20_Text">The wound has only just healed.</text:p>
      <text:p text:style-name="Preformatted_20_Text">Besides, recovery magic can only close wounds.</text:p>
      <text:p text:style-name="Preformatted_20_Text">It can't restore your strength.</text:p>
      <text:p text:style-name="Preformatted_20_Text">You need to rest for now. ......</text:p>
      <text:p text:style-name="Preformatted_20_Text">I'll make you some porridge or something.</text:p>
      <text:p text:style-name="Preformatted_20_Text">Please eat it when you wake up. ......</text:p>
      <text:p text:style-name="Preformatted_20_Text">Then go to .......</text:p>
      <text:p text:style-name="Preformatted_20_Text"/>
      <text:p text:style-name="P19">Please don't move! </text:p>
      <text:p text:style-name="P19">The wound was just closed. </text:p>
      <text:p text:style-name="P19">Also, recovery magic can only mend wounds,</text:p>
      <text:p text:style-name="P19">it doesn't restore stamina. </text:p>
      <text:p text:style-name="P19">You should rest for a while... </text:p>
      <text:p text:style-name="P19">I'll make some rice porridge or something, so please eat it when you wake up. </text:p>
      <text:p text:style-name="P18"><text:span text:style-name="T2">After that..."</text:span> </text:p>
      <text:p text:style-name="Preformatted_20_Text">#マルゲル</text:p>
      <text:p text:style-name="Preformatted_20_Text">……ふふ。</text:p>
      <text:p text:style-name="Preformatted_20_Text">......</text:p>
      <text:p text:style-name="Preformatted_20_Text"/>
      <text:p text:style-name="Preformatted_20_Text">...heheh</text:p>
      <text:p text:style-name="Preformatted_20_Text">..</text:p>
      <text:p text:style-name="Preformatted_20_Text">#オリヴィア</text:p>
      <text:p text:style-name="Preformatted_20_Text">あっ……その。えっ……？</text:p>
      <text:p text:style-name="Preformatted_20_Text">Oh ...... that. What ......?</text:p>
      <text:p text:style-name="Preformatted_20_Text">#マルゲル</text:p>
      <text:p text:style-name="Preformatted_20_Text">いえ、すいません……。</text:p>
      <text:p text:style-name="Preformatted_20_Text">No, please excuse me</text:p>
      <text:p text:style-name="Preformatted_20_Text">オリヴィア殿、</text:p>
      <text:p text:style-name="Preformatted_20_Text">もっとおとなしい方だと思っていましたので。</text:p>
      <text:p text:style-name="Preformatted_20_Text">饒舌に話されるのが少し意外で……。</text:p>
      <text:p text:style-name="Preformatted_20_Text">No, I'm sorry. ......</text:p>
      <text:p text:style-name="Preformatted_20_Text">Olivia.</text:p>
      <text:p text:style-name="Preformatted_20_Text">I thought you were more quiet.</text:p>
      <text:p text:style-name="Preformatted_20_Text">I was a little surprised to hear you speak so eloquently. ......</text:p>
      <text:p text:style-name="Preformatted_20_Text"/>
      <text:p text:style-name="P19">I thought you would be a more reserved person, Lady Olivia. </text:p>
      <text:p text:style-name="P18"><text:span text:style-name="T2">It's a bit surprising to hear you speak so eloquently.</text:span> </text:p>
      <text:p text:style-name="P18"><text:soft-page-break/></text:p>
      <text:p text:style-name="Preformatted_20_Text">Lady Olivia,</text:p>
      <text:p text:style-name="Preformatted_20_Text">I had thought of you as a very shy person.</text:p>
      <text:p text:style-name="P18"><text:span text:style-name="T9">It's a bit surprising to hear you say so much.</text:span> </text:p>
      <text:p text:style-name="Preformatted_20_Text">#オリヴィア</text:p>
      <text:p text:style-name="Preformatted_20_Text">あっ……す、すいません。つい……。</text:p>
      <text:p text:style-name="Preformatted_20_Text">Oh ......, I-I'm sorry. I...</text:p>
      <text:p text:style-name="Preformatted_20_Text">#マルゲル</text:p>
      <text:p text:style-name="Preformatted_20_Text">私のことを心配して下さったのでしょう？</text:p>
      <text:p text:style-name="Preformatted_20_Text">それに、そちらの方が私もやりやすい。</text:p>
      <text:p text:style-name="Preformatted_20_Text">You were worried about me, weren't you?</text:p>
      <text:p text:style-name="Preformatted_20_Text">Besides, it's easier for me to do it that way.</text:p>
      <text:p text:style-name="Preformatted_20_Text"/>
      <text:p text:style-name="P18"><text:span text:style-name="T2">Were you worried about me? And besides, it's also easier for me to work with you.</text:span> </text:p>
      <text:p text:style-name="Preformatted_20_Text"/>
      <text:p text:style-name="P19">I suppose you were worrying about me?</text:p>
      <text:p text:style-name="P18"><text:s/><text:span text:style-name="T2">Besides, this way is better for me too because it's easier for me to respond if you talk more.</text:span> </text:p>
      <text:p text:style-name="P18"/>
      <text:p text:style-name="P18">I suppose it's because you were worried about me?</text:p>
      <text:p text:style-name="P18"><text:span text:style-name="T2">Well, in any case, it's easier for me to talk with you when you speak more</text:span> </text:p>
      <text:p text:style-name="Preformatted_20_Text"/>
      <text:p text:style-name="Preformatted_20_Text">#オリヴィア</text:p>
      <text:p text:style-name="Preformatted_20_Text">そっ、そうですか……。</text:p>
      <text:p text:style-name="Preformatted_20_Text">O-Oh, is that so...?</text:p>
      <text:p text:style-name="Preformatted_20_Text">#ヘレン</text:p>
      <text:p text:style-name="Preformatted_20_Text">あらー、オリヴィアったら顔赤くしちゃって、</text:p>
      <text:p text:style-name="Preformatted_20_Text">なにかあったのかなぁー？</text:p>
      <text:p text:style-name="Preformatted_20_Text">Oh, Olivia, you're blushing.</text:p>
      <text:p text:style-name="Preformatted_20_Text">Is something wrong?</text:p>
      <text:p text:style-name="Preformatted_20_Text">#オリヴィア</text:p>
      <text:p text:style-name="Preformatted_20_Text">へ、ヘレン！</text:p>
      <text:p text:style-name="Preformatted_20_Text">H-Helen!</text:p>
      <text:p text:style-name="Preformatted_20_Text">#ヘレン</text:p>
      <text:p text:style-name="Preformatted_20_Text">ま、ま、続けて続けて。</text:p>
      <text:p text:style-name="Preformatted_20_Text">Well, well, go on, go on.</text:p>
      <text:p text:style-name="P18"><text:span text:style-name="T9">W-Well, D-don't let me interrupt anything.</text:span> </text:p>
      <text:p text:style-name="Preformatted_20_Text">#オリヴィア</text:p>
      <text:p text:style-name="Preformatted_20_Text">もう！　からかわないでよ！</text:p>
      <text:p text:style-name="Preformatted_20_Text">Oh, my God!　Don't make fun of me!</text:p>
      <text:p text:style-name="P18"><text:span text:style-name="T9">For crying out loud! Stop teasing me like that!</text:span> </text:p>
      <text:p text:style-name="Preformatted_20_Text">#トリアイナ</text:p>
      <text:p text:style-name="Preformatted_20_Text">そうよヘレン。</text:p>
      <text:p text:style-name="Preformatted_20_Text">今はのんきに冗談を飛ばしている暇はないのですから</text:p>
      <text:p text:style-name="Preformatted_20_Text">Yes, Helen.</text:p>
      <text:p text:style-name="Preformatted_20_Text">Now is not the time for carefree jokes!</text:p>
      <text:p text:style-name="P18"><text:span text:style-name="T2">That's right, Helen. We don't have time to joke around leisurely right now.</text:span> </text:p>
      <text:p text:style-name="P18"/>
      <text:p text:style-name="P18"><text:span text:style-name="T9">That's right, Helen. We don't have time to be making carefree jokes right now.</text:span> </text:p>
      <text:p text:style-name="Preformatted_20_Text">#マルゲル</text:p>
      <text:p text:style-name="Preformatted_20_Text">トリアイナ殿。</text:p>
      <text:p text:style-name="Preformatted_20_Text">戦況はどのように。</text:p>
      <text:p text:style-name="Preformatted_20_Text">Queen Triaena.</text:p>
      <text:p text:style-name="Preformatted_20_Text">How is the war going?</text:p>
      <text:p text:style-name="Preformatted_20_Text"/>
      <text:p text:style-name="Preformatted_20_Text">#トリアイナ</text:p>
      <text:p text:style-name="Preformatted_20_Text">早めに撤退したのが幸いしたわ。</text:p>
      <text:p text:style-name="Preformatted_20_Text">向こうはまだ、湖の周辺の掃討作戦に追われているでしょうね。</text:p>
      <text:p text:style-name="Preformatted_20_Text">こちらの軍を整える時間は十分にあるわ。</text:p>
      <text:p text:style-name="Preformatted_20_Text"><text:soft-page-break/>Good thing we retreated early.</text:p>
      <text:p text:style-name="Preformatted_20_Text">They're probably still busy cleaning up around the lake.</text:p>
      <text:p text:style-name="Preformatted_20_Text">We have plenty of time to get our forces in order.</text:p>
      <text:p text:style-name="Preformatted_20_Text"/>
      <text:p text:style-name="P18"><text:span text:style-name="T9">It's fortunate that we retreated when we did. They're probably still busy securing the area around the lake. We have plenty of time to get our forces in order.</text:span> </text:p>
      <text:p text:style-name="Preformatted_20_Text">#マルゲル</text:p>
      <text:p text:style-name="Preformatted_20_Text">そうですか。</text:p>
      <text:p text:style-name="Preformatted_20_Text">オリヴィア殿の軍備はいかに。</text:p>
      <text:p text:style-name="Preformatted_20_Text">I see.</text:p>
      <text:p text:style-name="Preformatted_20_Text">How is Olivia's army?</text:p>
      <text:p text:style-name="Preformatted_20_Text"/>
      <text:p text:style-name="P18"><text:span text:style-name="T2">Is that so? How is Lady Olivia's military preparation?</text:span> </text:p>
      <text:p text:style-name="P18"><text:span text:style-name="T2">How are Lady Olivia's military preparations going?</text:span> </text:p>
      <text:p text:style-name="P18"/>
      <text:p text:style-name="Preformatted_20_Text">#トリアイナ</text:p>
      <text:p text:style-name="Preformatted_20_Text">今ここを守っているのは、</text:p>
      <text:p text:style-name="Preformatted_20_Text">オリヴィア直近の3000の兵よ。</text:p>
      <text:p text:style-name="Preformatted_20_Text">私のと合わせて4500ね。</text:p>
      <text:p text:style-name="Preformatted_20_Text">Right now, this place is defended by</text:p>
      <text:p text:style-name="Preformatted_20_Text">Olivia's last 3,000 soldiers.</text:p>
      <text:p text:style-name="Preformatted_20_Text">That's 4,500 with mine.</text:p>
      <text:p text:style-name="Preformatted_20_Text"/>
      <text:p text:style-name="P18"><text:span text:style-name="T2">The ones defending this place are Lady Olivia's immediate 3,000 soldiers. Together with mine, we have 4,500 soldiers.</text:span> </text:p>
      <text:p text:style-name="P18"/>
      <text:p text:style-name="Preformatted_20_Text">Right now, this place is defended by <text:span text:style-name="T2">Olivia's last 3,000 soldiers. Together with mine, we have 4,500 soldiers.</text:span></text:p>
      <text:p text:style-name="Preformatted_20_Text">#マルゲル</text:p>
      <text:p text:style-name="Preformatted_20_Text">戦力には申し分ありませんが、</text:p>
      <text:p text:style-name="Preformatted_20_Text">何しろここは守りにくい森の中です。</text:p>
      <text:p text:style-name="Preformatted_20_Text">砦がない今、少しこちらの方が、分が悪いですね。</text:p>
      <text:p text:style-name="Preformatted_20_Text">We have the right forces, but we are in a forest that is difficult to defend.</text:p>
      <text:p text:style-name="Preformatted_20_Text">But we are in the middle of a forest that is difficult to defend.</text:p>
      <text:p text:style-name="Preformatted_20_Text">Without a fort, we are a little worse off.</text:p>
      <text:p text:style-name="Preformatted_20_Text"/>
      <text:p text:style-name="P18"><text:span text:style-name="T2">Our military strength is impeccable, but this forest is difficult to defend. Without a fortress, we're at a disadvantage here.</text:span> </text:p>
      <text:p text:style-name="P18"/>
      <text:p text:style-name="P18">There's nothing wrong with our military strength, but this forest is difficult to defend.</text:p>
      <text:p text:style-name="P18">Without a fort anymore, things are looking not so great, huh?</text:p>
      <text:p text:style-name="Preformatted_20_Text">#トリアイナ</text:p>
      <text:p text:style-name="Preformatted_20_Text">何か策でもあるのかしら。</text:p>
      <text:p text:style-name="Preformatted_20_Text">I wonder if they have a plan.</text:p>
      <text:p text:style-name="Preformatted_20_Text"/>
      <text:p text:style-name="P18"><text:span text:style-name="T2">I wonder if there is any plan/solution?</text:span> </text:p>
      <text:p text:style-name="P18"><text:span text:style-name="T9">I wonder if there's a strategy we should employ.</text:span> </text:p>
      <text:p text:style-name="P18"/>
      <text:p text:style-name="Preformatted_20_Text">#マルゲル</text:p>
      <text:p text:style-name="Preformatted_20_Text">……ええ、一つ。</text:p>
      <text:p text:style-name="Preformatted_20_Text">...... Yeah, one thing.</text:p>
      <text:p text:style-name="Preformatted_20_Text"/>
      <text:p text:style-name="P18"><text:span text:style-name="T2">...Yes, there is one.</text:span> </text:p>
      <text:p text:style-name="Preformatted_20_Text"/>
      <text:p text:style-name="Preformatted_20_Text">C:\Users\James Phillips\Desktop\Games\WargameAliceGit\MinimizedScenarios\min_s0219.txt</text:p>
      <text:p text:style-name="Preformatted_20_Text">#アリス</text:p>
      <text:p text:style-name="Preformatted_20_Text">よし、いよいよ森の魔女だな……。</text:p>
      <text:p text:style-name="Preformatted_20_Text">クフフフッ！　腕がなるぜ。</text:p>
      <text:p text:style-name="Preformatted_20_Text"><text:soft-page-break/>Okay, it's finally time for the Witch of the Woods. ......</text:p>
      <text:p text:style-name="Preformatted_20_Text">Kuhuhuhuhu!　My arms are gonna be.</text:p>
      <text:p text:style-name="Preformatted_20_Text"/>
      <text:p text:style-name="Preformatted_20_Text">Alright, it's about time for the Forest Witch...</text:p>
      <text:p text:style-name="Preformatted_20_Text">Kufufufu! <text:span text:style-name="T2">I'm itching for a fight.</text:span> </text:p>
      <text:p text:style-name="Preformatted_20_Text">#クロ</text:p>
      <text:p text:style-name="Preformatted_20_Text">アリス様！　あれを！</text:p>
      <text:p text:style-name="Preformatted_20_Text">Lady Alice!　That one!</text:p>
      <text:p text:style-name="Preformatted_20_Text">Queen Alice! Over there!</text:p>
      <text:p text:style-name="Preformatted_20_Text">[cn]</text:p>
      <text:p text:style-name="Preformatted_20_Text">目の前に、</text:p>
      <text:p text:style-name="Preformatted_20_Text">陣を横に広げたトリアイナが待ち構えていた。</text:p>
      <text:p text:style-name="Preformatted_20_Text">In front of me.</text:p>
      <text:p text:style-name="Preformatted_20_Text">Triaina, with her camp spread out to the side, was waiting for you.</text:p>
      <text:p text:style-name="Preformatted_20_Text"/>
      <text:p text:style-name="P18"><text:span text:style-name="T2">Right before their eyes, waiting for them was Torianna with her forces arrayed around her</text:span> </text:p>
      <text:p text:style-name="P18">.</text:p>
      <text:p text:style-name="Preformatted_20_Text">#トリアイナ</text:p>
      <text:p text:style-name="Preformatted_20_Text">待っていたわ、華の魔女アリス。</text:p>
      <text:p text:style-name="Preformatted_20_Text">さあ、おとなしくわが兵の餌食となりなさい！</text:p>
      <text:p text:style-name="Preformatted_20_Text">I have been waiting for you, Alice the Flower Witch.</text:p>
      <text:p text:style-name="Preformatted_20_Text">Now, be a meek prey to my soldiers!</text:p>
      <text:p text:style-name="Preformatted_20_Text"/>
      <text:p text:style-name="Preformatted_20_Text">I've been waiting for you Flower Witch Alice.</text:p>
      <text:p text:style-name="Preformatted_20_Text">Now, if you'd kindly accept your fate and fall prey to my soldiers.</text:p>
      <text:p text:style-name="Preformatted_20_Text"/>
      <text:p text:style-name="Preformatted_20_Text">#アリス</text:p>
      <text:p text:style-name="Preformatted_20_Text">ふん！　誰がてめえなんぞに負けるかよ！！</text:p>
      <text:p text:style-name="Preformatted_20_Text">Hmph!　Who the hell do you think you are?</text:p>
      <text:p text:style-name="P18"><text:span text:style-name="T2">Hmph! Who the heck would lose to scum like you?!!</text:span> </text:p>
      <text:p text:style-name="Preformatted_20_Text">#マルゲル</text:p>
      <text:p text:style-name="Preformatted_20_Text">そうだな、一人ならば負けるやもしれん。</text:p>
      <text:p text:style-name="Preformatted_20_Text">Yes, one of us could lose.</text:p>
      <text:p text:style-name="P18"><text:span text:style-name="T2">Certainly, she might lose...if she were alone.</text:span> </text:p>
      <text:p text:style-name="Preformatted_20_Text">#オリヴィア</text:p>
      <text:p text:style-name="Preformatted_20_Text">み、みんなでやれば強い！　……から。</text:p>
      <text:p text:style-name="Preformatted_20_Text">We're stronger together!　From .......</text:p>
      <text:p text:style-name="Preformatted_20_Text">W-we're stronger when we work together! <text:s/>...That's why.</text:p>
      <text:p text:style-name="Preformatted_20_Text">#クロ</text:p>
      <text:p text:style-name="Preformatted_20_Text">三方から囲まれた！？</text:p>
      <text:p text:style-name="Preformatted_20_Text">しまった、伏兵か。</text:p>
      <text:p text:style-name="Preformatted_20_Text">Surrounded from three sides!</text:p>
      <text:p text:style-name="Preformatted_20_Text">Oh, shit, it's an ambush.</text:p>
      <text:p text:style-name="Preformatted_20_Text">We're surrounded on three sides?!</text:p>
      <text:p text:style-name="Preformatted_20_Text">Oh no, so it was an ambush?</text:p>
      <text:p text:style-name="Preformatted_20_Text">[cn]</text:p>
      <text:p text:style-name="Preformatted_20_Text">トリアイナはおとりだった。</text:p>
      <text:p text:style-name="Preformatted_20_Text">トリアイナがアリスの主力部隊を前進させ、</text:p>
      <text:p text:style-name="Preformatted_20_Text">その背後からオリヴィアとマルゲルの部隊が襲い掛かる形となったのだった。</text:p>
      <text:p text:style-name="Preformatted_20_Text">Triaena was a decoy.</text:p>
      <text:p text:style-name="Preformatted_20_Text">Triaena advanced Alice's main force.</text:p>
      <text:p text:style-name="Preformatted_20_Text">Olivia and Marguerre's troops attacked from behind.</text:p>
      <text:p text:style-name="Preformatted_20_Text"/>
      <text:p text:style-name="P18"><text:span text:style-name="T2">Torianna had acted as bait. She lured Alice's main force forward, so that Olivia and Marugeru's troops could attack from behind.</text:span> </text:p>
      <text:p text:style-name="Preformatted_20_Text"/>
      <text:p text:style-name="Preformatted_20_Text">#アリス</text:p>
      <text:p text:style-name="Preformatted_20_Text">ふん！　小細工を弄したところで雑魚は雑魚だ！</text:p>
      <text:p text:style-name="Preformatted_20_Text">おとなしく死ね！！！！</text:p>
      <text:p text:style-name="Preformatted_20_Text">Hmph!　A mook is a mook no matter what tricks you try!</text:p>
      <text:p text:style-name="Preformatted_20_Text"><text:soft-page-break/>Die quietly. ！！！！</text:p>
      <text:p text:style-name="Preformatted_20_Text"/>
      <text:p text:style-name="P18"><text:span text:style-name="T9">Hmph! Even though you may have manipulated me a bit with your clever tricks, weaklings are still weaklings. Just die quietly!!!!</text:span> </text:p>
      <text:p text:style-name="Preformatted_20_Text"/>
      <text:p text:style-name="Preformatted_20_Text">C:\Users\James Phillips\Desktop\Games\WargameAliceGit\MinimizedScenarios\min_s0220.txt</text:p>
      <text:p text:style-name="Preformatted_20_Text">#アリス</text:p>
      <text:p text:style-name="Preformatted_20_Text">ぜえ、ぜえ……。さすがに三人相手はきついな……。</text:p>
      <text:p text:style-name="Preformatted_20_Text">Whew, whew ....... It's tough to deal with three people, indeed. ......</text:p>
      <text:p text:style-name="Preformatted_20_Text">Huff...puff...As you'd expect, dealing with three at one time is tough, huh.</text:p>
      <text:p text:style-name="Preformatted_20_Text">#トリアイナ</text:p>
      <text:p text:style-name="Preformatted_20_Text">引けっ、引けー！！</text:p>
      <text:p text:style-name="Preformatted_20_Text">Pull, pull!!!</text:p>
      <text:p text:style-name="Preformatted_20_Text">Retreat, Retreaaat!!</text:p>
      <text:p text:style-name="Preformatted_20_Text">#アリス</text:p>
      <text:p text:style-name="Preformatted_20_Text">あっ！　待てこら！！</text:p>
      <text:p text:style-name="Preformatted_20_Text">Ah!　Wait!</text:p>
      <text:p text:style-name="Preformatted_20_Text">Huh?! Stop right there!!</text:p>
      <text:p text:style-name="Preformatted_20_Text">[cn]</text:p>
      <text:p text:style-name="Preformatted_20_Text">中央のトリアイナが引くと、それに遅れて左翼と右翼のオリヴィアとマルゲル軍が撤退を始める。</text:p>
      <text:p text:style-name="Preformatted_20_Text">アリス軍は当然それを追いかけた。</text:p>
      <text:p text:style-name="Preformatted_20_Text">As Triaena in the center pulled back, Olivia and Margel's forces on the left and right flanks began to retreat behind it.</text:p>
      <text:p text:style-name="Preformatted_20_Text">Alice's army naturally chased after it.</text:p>
      <text:p text:style-name="Preformatted_20_Text"/>
      <text:p text:style-name="P18"><text:span text:style-name="T9">As Torianna's forces pulled back, Olivia and Marugeru's forces flanking Alice also began to retreat in the same direction. Naturally, Alice's army began a pursuit.</text:span> </text:p>
      <text:p text:style-name="Preformatted_20_Text">#トリアイナ</text:p>
      <text:p text:style-name="Preformatted_20_Text">……かかったわね！</text:p>
      <text:p text:style-name="Preformatted_20_Text">...... Took you long enough!!!</text:p>
      <text:p text:style-name="P19">...You fell into my trap, didn't you?!</text:p>
      <text:p text:style-name="P18"><text:span text:style-name="T2">...You fell for our trap, didn't you?!</text:span> </text:p>
      <text:p text:style-name="Preformatted_20_Text">#オリヴィア</text:p>
      <text:p text:style-name="Preformatted_20_Text">カートン、お願い！！</text:p>
      <text:p text:style-name="Preformatted_20_Text">Carton, please!!!</text:p>
      <text:p text:style-name="P19">Carton, if you'd please!!!</text:p>
      <text:p text:style-name="Preformatted_20_Text">#カートン</text:p>
      <text:p text:style-name="Preformatted_20_Text">ウオオオォォン！！</text:p>
      <text:p text:style-name="Preformatted_20_Text">Ooooooh!!!</text:p>
      <text:p text:style-name="Preformatted_20_Text">#アリス</text:p>
      <text:p text:style-name="Preformatted_20_Text">何ッ！？</text:p>
      <text:p text:style-name="Preformatted_20_Text">後ろか！！</text:p>
      <text:p text:style-name="Preformatted_20_Text">What?</text:p>
      <text:p text:style-name="Preformatted_20_Text">Behind you!</text:p>
      <text:p text:style-name="Preformatted_20_Text"/>
      <text:p text:style-name="Preformatted_20_Text">Whaaat?!</text:p>
      <text:p text:style-name="Preformatted_20_Text">From behind us?!!</text:p>
      <text:p text:style-name="Preformatted_20_Text">[cn]</text:p>
      <text:p text:style-name="Preformatted_20_Text">マルゲルの計略だった。</text:p>
      <text:p text:style-name="Preformatted_20_Text">アリス軍はあっという間に四方を囲まれてしまった。</text:p>
      <text:p text:style-name="Preformatted_20_Text">これでは体制を立て直すことはおろか、</text:p>
      <text:p text:style-name="Preformatted_20_Text">撤退することすらできない。</text:p>
      <text:p text:style-name="Preformatted_20_Text">It was Margel's trick.</text:p>
      <text:p text:style-name="Preformatted_20_Text">Alice's army was quickly surrounded on all sides.</text:p>
      <text:p text:style-name="Preformatted_20_Text">With this, they could not even retreat, let alone regroup.</text:p>
      <text:p text:style-name="Preformatted_20_Text">Let alone regain their position.</text:p>
      <text:p text:style-name="Preformatted_20_Text"/>
      <text:p text:style-name="P18"><text:span text:style-name="T2">It was Marugeru's scheme. Alice's forces were quickly surrounded from all sides. In this situation, not only could they not reorganize their formation, but they couldn't even retreat.</text:span> </text:p>
      <text:p text:style-name="P18"><text:soft-page-break/>This was Marugeru's scheme.</text:p>
      <text:p text:style-name="P18">Alice's forces were quickly surrounded on all sides.</text:p>
      <text:p text:style-name="P18"><text:span text:style-name="T2">With this, they couldn't reorganize their formation, let alone retreat.</text:span> </text:p>
      <text:p text:style-name="P18"/>
      <text:p text:style-name="P18"/>
      <text:p text:style-name="Preformatted_20_Text">#アリス</text:p>
      <text:p text:style-name="Preformatted_20_Text">くっ、くそおおおーーーー！！！</text:p>
      <text:p text:style-name="Preformatted_20_Text">Damn, damn, damn, damn, damn, damn!</text:p>
      <text:p text:style-name="P18"><text:span text:style-name="T9">Sh-shiiit!!!</text:span> </text:p>
      <text:p text:style-name="P18"/>
      <text:p text:style-name="Preformatted_20_Text">#クロ</text:p>
      <text:p text:style-name="Preformatted_20_Text">向こうには大した軍略家がいるようですな。</text:p>
      <text:p text:style-name="Preformatted_20_Text">Looks like there are some great military strategists over there.</text:p>
      <text:p text:style-name="Preformatted_20_Text"/>
      <text:p text:style-name="Preformatted_20_Text">It seems that there are some great military strategists over there.</text:p>
      <text:p text:style-name="Preformatted_20_Text">#アリス</text:p>
      <text:p text:style-name="Preformatted_20_Text">なに余裕ぶっこいてんだ！</text:p>
      <text:p text:style-name="Preformatted_20_Text">撤退するぞ！</text:p>
      <text:p text:style-name="Preformatted_20_Text">What the hell are you talking about, man!</text:p>
      <text:p text:style-name="Preformatted_20_Text">We're retreating!</text:p>
      <text:p text:style-name="Preformatted_20_Text"/>
      <text:p text:style-name="P18"><text:span text:style-name="T2">Why are you acting so relaxed! We're retreating!</text:span> </text:p>
      <text:p text:style-name="Preformatted_20_Text">#クロ</text:p>
      <text:p text:style-name="Preformatted_20_Text">四方を囲まれております。</text:p>
      <text:p text:style-name="Preformatted_20_Text">撤退するならばどこかを突破しませんと。</text:p>
      <text:p text:style-name="Preformatted_20_Text">We're surrounded on all sides.</text:p>
      <text:p text:style-name="Preformatted_20_Text">If we're going to retreat, we have to break through somewhere.</text:p>
      <text:p text:style-name="Preformatted_20_Text">#アリス</text:p>
      <text:p text:style-name="Preformatted_20_Text">んー、じゃああっちだ！</text:p>
      <text:p text:style-name="Preformatted_20_Text">なんか弱そうだからな。</text:p>
      <text:p text:style-name="Preformatted_20_Text">Hmm, that way then!</text:p>
      <text:p text:style-name="Preformatted_20_Text">It looks kind of weak.</text:p>
      <text:p text:style-name="Preformatted_20_Text"/>
      <text:p text:style-name="Preformatted_20_Text">Since they look kind of weak.</text:p>
      <text:p text:style-name="Preformatted_20_Text">[cn]</text:p>
      <text:p text:style-name="Preformatted_20_Text">アリスが指さしたのはオリヴィア軍の方だった。</text:p>
      <text:p text:style-name="Preformatted_20_Text">Alice points towards Olivia's army.</text:p>
      <text:p text:style-name="P18"><text:span text:style-name="T9">Alice had pointed towards Olivia's army.</text:span> </text:p>
      <text:p text:style-name="Preformatted_20_Text"/>
      <text:p text:style-name="Preformatted_20_Text">#クロ</text:p>
      <text:p text:style-name="Preformatted_20_Text">承知！　では私が先頭で切り込みますので、</text:p>
      <text:p text:style-name="Preformatted_20_Text">ついてきてください。</text:p>
      <text:p text:style-name="Preformatted_20_Text">Yes!　Then I will cut in at the head of the line.</text:p>
      <text:p text:style-name="Preformatted_20_Text">Please follow me.</text:p>
      <text:p text:style-name="Preformatted_20_Text"/>
      <text:p text:style-name="P18"><text:span text:style-name="T2">Understood! I'll lead the charge, so please follow me.</text:span> </text:p>
      <text:p text:style-name="Preformatted_20_Text">#トリアイナ</text:p>
      <text:p text:style-name="Preformatted_20_Text">軍が向きを変えた……右っ！？</text:p>
      <text:p text:style-name="Preformatted_20_Text">オリヴィア！！</text:p>
      <text:p text:style-name="Preformatted_20_Text">The army has turned ...... right!</text:p>
      <text:p text:style-name="Preformatted_20_Text"/>
      <text:p text:style-name="P18"><text:span text:style-name="T9">Their army has turned...to the right?!</text:span> </text:p>
      <text:p text:style-name="Preformatted_20_Text">Olivia!</text:p>
      <text:p text:style-name="Preformatted_20_Text">#オリヴィア</text:p>
      <text:p text:style-name="Preformatted_20_Text">こっちにきた……どっ、どうしよう。</text:p>
      <text:p text:style-name="Preformatted_20_Text">They're coming this way......What should we do?</text:p>
      <text:p text:style-name="Preformatted_20_Text"/>
      <text:p text:style-name="P18"><text:span text:style-name="T2">They're coming this way... W-what should we do?</text:span> </text:p>
      <text:p text:style-name="Preformatted_20_Text">#クロ</text:p>
      <text:p text:style-name="Preformatted_20_Text">どけ、どけえい！！</text:p>
      <text:p text:style-name="Preformatted_20_Text"><text:soft-page-break/>死ぬ覚悟のあるもののみかかってこられよ！！</text:p>
      <text:p text:style-name="Preformatted_20_Text">Get out of the way, get out of the way!</text:p>
      <text:p text:style-name="Preformatted_20_Text">Only those who are prepared to die can come at me!</text:p>
      <text:p text:style-name="Preformatted_20_Text"/>
      <text:p text:style-name="P18"><text:span text:style-name="T9">Move, get out of the way!! Only those prepared to die should face us!!</text:span> </text:p>
      <text:p text:style-name="Preformatted_20_Text">#オリヴィア</text:p>
      <text:p text:style-name="Preformatted_20_Text">きゃっ！！</text:p>
      <text:p text:style-name="Preformatted_20_Text">Aaah!</text:p>
      <text:p text:style-name="Preformatted_20_Text">#クロ</text:p>
      <text:p text:style-name="Preformatted_20_Text">ぬ……あれは森の魔女殿。</text:p>
      <text:p text:style-name="Preformatted_20_Text">ついでに首をあげておくか。</text:p>
      <text:p text:style-name="Preformatted_20_Text">Nu...... is the Witch of the Woods.</text:p>
      <text:p text:style-name="Preformatted_20_Text">I'll give you a head's up.</text:p>
      <text:p text:style-name="Preformatted_20_Text"/>
      <text:p text:style-name="P18"><text:span text:style-name="T9">Oh...That lady is the Forest Witch. Should I take her head while I have the chance?</text:span> </text:p>
      <text:p text:style-name="Preformatted_20_Text">#オリヴィア</text:p>
      <text:p text:style-name="Preformatted_20_Text">こっ、こっち来た！！</text:p>
      <text:p text:style-name="Preformatted_20_Text">ま、守りを固めて！！</text:p>
      <text:p text:style-name="Preformatted_20_Text">それから、えっとえっと！</text:p>
      <text:p text:style-name="Preformatted_20_Text">Hey, it's coming this way!</text:p>
      <text:p text:style-name="Preformatted_20_Text">Well, get on the defensive!</text:p>
      <text:p text:style-name="Preformatted_20_Text">And, uh, uh, uh!</text:p>
      <text:p text:style-name="Preformatted_20_Text"/>
      <text:p text:style-name="P18"><text:span text:style-name="T2">Th-they're coming this way!! L-let's fortify our defenses!! And then, um, um!</text:span> </text:p>
      <text:p text:style-name="Preformatted_20_Text">#クロ</text:p>
      <text:p text:style-name="Preformatted_20_Text">森の魔女殿！</text:p>
      <text:p text:style-name="Preformatted_20_Text">覚悟ッ！！</text:p>
      <text:p text:style-name="Preformatted_20_Text">Lord Witch of the Forest!</text:p>
      <text:p text:style-name="Preformatted_20_Text">Prepare yourself!</text:p>
      <text:p text:style-name="Preformatted_20_Text"/>
      <text:p text:style-name="Preformatted_20_Text">Forest Witch!</text:p>
      <text:p text:style-name="Preformatted_20_Text">Prepare yourself!!</text:p>
      <text:p text:style-name="Preformatted_20_Text">[cn]</text:p>
      <text:p text:style-name="Preformatted_20_Text">クロが放った弾丸はオリヴィアに到達する前に、</text:p>
      <text:p text:style-name="Preformatted_20_Text">その間に割り込んだものにはじかれた。</text:p>
      <text:p text:style-name="Preformatted_20_Text">The bullet fired by Kuro was repelled before it could reach Olivia.</text:p>
      <text:p text:style-name="Preformatted_20_Text">before reaching Olivia, it was repelled by something that interrupted it.</text:p>
      <text:p text:style-name="Preformatted_20_Text"/>
      <text:p text:style-name="P18"><text:span text:style-name="T9">Kuro fired bullets towards Olivia, but they were deflected before they could reach her.</text:span> </text:p>
      <text:p text:style-name="Preformatted_20_Text">#クロ</text:p>
      <text:p text:style-name="Preformatted_20_Text">何者ッ！</text:p>
      <text:p text:style-name="Preformatted_20_Text">Who are you!</text:p>
      <text:p text:style-name="Preformatted_20_Text">#マルゲル</text:p>
      <text:p text:style-name="Preformatted_20_Text">私はマルゲル！</text:p>
      <text:p text:style-name="Preformatted_20_Text">オリヴィア殿には指一本触れさせぬ！</text:p>
      <text:p text:style-name="Preformatted_20_Text">I am Margel!</text:p>
      <text:p text:style-name="Preformatted_20_Text">I will not let Lady Olivia lay a finger on me!</text:p>
      <text:p text:style-name="Preformatted_20_Text"/>
      <text:p text:style-name="P18"><text:span text:style-name="T2">I am Marugeru! I won't let you lay a finger on Lady Olivia!</text:span> </text:p>
      <text:p text:style-name="Preformatted_20_Text">#オリヴィア</text:p>
      <text:p text:style-name="Preformatted_20_Text">マルゲルさん！</text:p>
      <text:p text:style-name="Preformatted_20_Text">あの、持ち場は大丈夫なんですか？</text:p>
      <text:p text:style-name="Preformatted_20_Text">Mr. Margel!</text:p>
      <text:p text:style-name="Preformatted_20_Text">Um, are you sure you're okay at your post?</text:p>
      <text:p text:style-name="Preformatted_20_Text"/>
      <text:p text:style-name="Preformatted_20_Text">Mr. Marugeru!</text:p>
      <text:p text:style-name="P18"><text:span text:style-name="T2">Um, is your post alright?</text:span> </text:p>
      <text:p text:style-name="P18"/>
      <text:p text:style-name="P18"><text:span text:style-name="T2">Um, is your plan still OK?</text:span> </text:p>
      <text:p text:style-name="Preformatted_20_Text">#マルゲル</text:p>
      <text:p text:style-name="Preformatted_20_Text"><text:soft-page-break/>ええ、問題ありません。</text:p>
      <text:p text:style-name="Preformatted_20_Text">オリヴィア殿下がって。</text:p>
      <text:p text:style-name="Preformatted_20_Text">ここは私が。</text:p>
      <text:p text:style-name="Preformatted_20_Text">Yes, no problem.</text:p>
      <text:p text:style-name="Preformatted_20_Text">Her Highness Olivia is back.</text:p>
      <text:p text:style-name="Preformatted_20_Text">I'll take this place.</text:p>
      <text:p text:style-name="Preformatted_20_Text"/>
      <text:p text:style-name="P18"><text:span text:style-name="T2">Yes, there's no problem. Please step back, Lady Olivia. I will handle things here.</text:span> </text:p>
      <text:p text:style-name="Preformatted_20_Text">#クロ</text:p>
      <text:p text:style-name="Preformatted_20_Text">ふむ、なかなかやりおるわい……。</text:p>
      <text:p text:style-name="Preformatted_20_Text">いいだろう、華の魔女アリスの部下、</text:p>
      <text:p text:style-name="Preformatted_20_Text">クロがお相手いたす。</text:p>
      <text:p text:style-name="Preformatted_20_Text">Hmm, you're doing quite well. ......</text:p>
      <text:p text:style-name="Preformatted_20_Text">All right, Alice's man, the Flower Witch.</text:p>
      <text:p text:style-name="Preformatted_20_Text">Kuro will deal with you.</text:p>
      <text:p text:style-name="Preformatted_20_Text"/>
      <text:p text:style-name="P18"><text:span text:style-name="T2">Hmm, quite an impressive performance you've shown... Very well then, as a subordinate of the bewitching sorceress Alice, I, Kuro, shall be your opponent.</text:span> </text:p>
      <text:p text:style-name="Preformatted_20_Text"/>
      <text:p text:style-name="Preformatted_20_Text">Hmm, that was quite the feat...</text:p>
      <text:p text:style-name="Preformatted_20_Text">Very well, as a retainer of Flower Witch Alice,</text:p>
      <text:p text:style-name="Preformatted_20_Text">I, Kuro, shall be your opponent. </text:p>
      <text:p text:style-name="Preformatted_20_Text">#アリス</text:p>
      <text:p text:style-name="Preformatted_20_Text">クロ、先にいってるぞー！</text:p>
      <text:p text:style-name="Preformatted_20_Text">Kuro, I'm ahead of you!</text:p>
      <text:p text:style-name="Preformatted_20_Text"/>
      <text:p text:style-name="P18"><text:span text:style-name="T2">Kuro, I'm going ahead!</text:span> </text:p>
      <text:p text:style-name="Preformatted_20_Text">#クロ</text:p>
      <text:p text:style-name="Preformatted_20_Text">アリス様！</text:p>
      <text:p text:style-name="Preformatted_20_Text">……。</text:p>
      <text:p text:style-name="Preformatted_20_Text">……命拾いしましたな。</text:p>
      <text:p text:style-name="Preformatted_20_Text">Alice!</text:p>
      <text:p text:style-name="Preformatted_20_Text">.......</text:p>
      <text:p text:style-name="Preformatted_20_Text">...... You saved my life.</text:p>
      <text:p text:style-name="Preformatted_20_Text"/>
      <text:p text:style-name="P18"><text:span text:style-name="T2">Alice-sama! ...... ...... I owe you my life.</text:span> </text:p>
      <text:p text:style-name="Preformatted_20_Text">[cn]</text:p>
      <text:p text:style-name="Preformatted_20_Text">クロはそういうと、くるりと向きを変え、</text:p>
      <text:p text:style-name="Preformatted_20_Text">アリスを追いかけていってしまった。</text:p>
      <text:p text:style-name="Preformatted_20_Text">Kuro turned around as he said that and</text:p>
      <text:p text:style-name="Preformatted_20_Text">Alice and chased after her.</text:p>
      <text:p text:style-name="Preformatted_20_Text"/>
      <text:p text:style-name="P18"><text:span text:style-name="T2">Upon saying that, Kuro swiftly changed direction and began to chase after Alice.</text:span> </text:p>
      <text:p text:style-name="Preformatted_20_Text">#マルゲル</text:p>
      <text:p text:style-name="Preformatted_20_Text">……私たちも下がりましょうか、オリヴィア殿。</text:p>
      <text:p text:style-name="Preformatted_20_Text">...... Shall we go down too, Lady Olivia?</text:p>
      <text:p text:style-name="Preformatted_20_Text"/>
      <text:p text:style-name="P18"><text:span text:style-name="T2">... Shall we also retreat, Lady Olivia?</text:span> </text:p>
      <text:p text:style-name="Preformatted_20_Text">#オリヴィア</text:p>
      <text:p text:style-name="Preformatted_20_Text">はっ、はひ……。</text:p>
      <text:p text:style-name="Preformatted_20_Text">Ha, hahi.......</text:p>
      <text:p text:style-name="Preformatted_20_Text">//swap to narration to express this</text:p>
      <text:p text:style-name="Preformatted_20_Text">[cn]</text:p>
      <text:p text:style-name="P18"><text:span text:style-name="T2">Olivia gasped for breath, her chest heaving as she tried to regain her composure after the harrowing encounter.</text:span> </text:p>
      <text:p text:style-name="Preformatted_20_Text">#マルゲル</text:p>
      <text:p text:style-name="Preformatted_20_Text">オリヴィア殿？</text:p>
      <text:p text:style-name="Preformatted_20_Text">Olivia?</text:p>
      <text:p text:style-name="Preformatted_20_Text"/>
      <text:p text:style-name="Preformatted_20_Text"><text:soft-page-break/>C:\Users\James Phillips\Desktop\Games\WargameAliceGit\MinimizedScenarios\min_s0221.txt</text:p>
      <text:p text:style-name="Preformatted_20_Text">#アリス</text:p>
      <text:p text:style-name="Preformatted_20_Text">くそ……、あの氷女め、意外とやりやがる。</text:p>
      <text:p text:style-name="Preformatted_20_Text">Damn ......, that ice woman, she's surprisingly good.</text:p>
      <text:p text:style-name="Preformatted_20_Text">Shit...that blasted ice woman. How dare she pull off something so tricky.</text:p>
      <text:p text:style-name="Preformatted_20_Text">#クロ</text:p>
      <text:p text:style-name="Preformatted_20_Text">こちらも力押しではなく、</text:p>
      <text:p text:style-name="Preformatted_20_Text">何か策を用意するのがよろしいのでは？</text:p>
      <text:p text:style-name="Preformatted_20_Text">We should not push too hard.</text:p>
      <text:p text:style-name="Preformatted_20_Text">I think it would be better to prepare some kind of plan.</text:p>
      <text:p text:style-name="Preformatted_20_Text"/>
      <text:p text:style-name="P18"><text:span text:style-name="T2">We shouldn't rely solely on brute force here. Wouldn't it be better to prepare some kind of strategy?</text:span> </text:p>
      <text:p text:style-name="P18"/>
      <text:p text:style-name="P19">We shouldn't rely solely on brute force either. Wouldn't it be better to prepare some kind of strategy?</text:p>
      <text:p text:style-name="Preformatted_20_Text">#アリス</text:p>
      <text:p text:style-name="Preformatted_20_Text">……そうだな。</text:p>
      <text:p text:style-name="Preformatted_20_Text">...... I guess so.</text:p>
      <text:p text:style-name="Preformatted_20_Text">[cn]</text:p>
      <text:p text:style-name="Preformatted_20_Text">そのあと、アリス軍はこっそりと移動を開始した。</text:p>
      <text:p text:style-name="Preformatted_20_Text">魔女の家。</text:p>
      <text:p text:style-name="Preformatted_20_Text">トリアイナ、ヘレンほかオリヴィアの部下たちは偵察に出ており、</text:p>
      <text:p text:style-name="Preformatted_20_Text">家にはオリヴィアとマルゲルの二人だけだった。</text:p>
      <text:p text:style-name="Preformatted_20_Text">After that, Alice's army began to move stealthily.</text:p>
      <text:p text:style-name="Preformatted_20_Text">Witch's house.</text:p>
      <text:p text:style-name="Preformatted_20_Text">Triaena, Helen, and other of Olivia's men were out scouting, and</text:p>
      <text:p text:style-name="Preformatted_20_Text">Olivia and Margel were alone in the house.</text:p>
      <text:p text:style-name="Preformatted_20_Text"/>
      <text:p text:style-name="P18"><text:span text:style-name="T2">After that, Alice's army began to move secretly. The Witch's house. Torianna, Helen, and Olivia's other subordinates were out scouting, leaving only Olivia and Marugeru at her house.</text:span> </text:p>
      <text:p text:style-name="Preformatted_20_Text">#オリヴィア</text:p>
      <text:p text:style-name="Preformatted_20_Text">……あの。</text:p>
      <text:p text:style-name="Preformatted_20_Text">...... that.</text:p>
      <text:p text:style-name="Preformatted_20_Text">...um</text:p>
      <text:p text:style-name="Preformatted_20_Text">#マルゲル</text:p>
      <text:p text:style-name="Preformatted_20_Text">はい。</text:p>
      <text:p text:style-name="Preformatted_20_Text">Yes?</text:p>
      <text:p text:style-name="Preformatted_20_Text">#オリヴィア</text:p>
      <text:p text:style-name="Preformatted_20_Text">助けてくれて……ありがとうございました。</text:p>
      <text:p text:style-name="Preformatted_20_Text">Thank you ...... for helping me.</text:p>
      <text:p text:style-name="Preformatted_20_Text">#マルゲル</text:p>
      <text:p text:style-name="Preformatted_20_Text">いえ、私はき……、男として当然のことをしたまで。</text:p>
      <text:p text:style-name="Preformatted_20_Text">オリヴィア殿が無事でよかった。</text:p>
      <text:p text:style-name="Preformatted_20_Text">No, I did what any man would do .......</text:p>
      <text:p text:style-name="Preformatted_20_Text">I'm glad you're okay, Olivia.</text:p>
      <text:p text:style-name="Preformatted_20_Text"/>
      <text:p text:style-name="P18"><text:span text:style-name="T2">No, I was just... doing what any man naturally would. I'm glad you're okay Lady Olivia.</text:span> </text:p>
      <text:p text:style-name="Preformatted_20_Text">#オリヴィア</text:p>
      <text:p text:style-name="Preformatted_20_Text">………………。</text:p>
      <text:p text:style-name="Preformatted_20_Text">...................</text:p>
      <text:p text:style-name="Preformatted_20_Text">#マルゲル</text:p>
      <text:p text:style-name="Preformatted_20_Text">どうかしましたか？</text:p>
      <text:p text:style-name="Preformatted_20_Text">ぼうっとして……。</text:p>
      <text:p text:style-name="Preformatted_20_Text">Is something wrong?</text:p>
      <text:p text:style-name="Preformatted_20_Text">Blurred out. ......</text:p>
      <text:p text:style-name="Preformatted_20_Text"/>
      <text:p text:style-name="P18"><text:span text:style-name="T2">Is something the matter? You seem absent-minded..</text:span> </text:p>
      <text:p text:style-name="Preformatted_20_Text"><text:soft-page-break/>#オリヴィア</text:p>
      <text:p text:style-name="Preformatted_20_Text">ひゃいっ！</text:p>
      <text:p text:style-name="Preformatted_20_Text">あっ、あわわ……。</text:p>
      <text:p text:style-name="Preformatted_20_Text">あの、な、なんでもないです……。</text:p>
      <text:p text:style-name="Preformatted_20_Text">Hiya!</text:p>
      <text:p text:style-name="Preformatted_20_Text">Oh, aww. ......</text:p>
      <text:p text:style-name="Preformatted_20_Text">Um, it's, uh, it's nothing. ......</text:p>
      <text:p text:style-name="Preformatted_20_Text"/>
      <text:p text:style-name="P18"><text:span text:style-name="T2">Eek! Oh, umm... it...it's nothing...</text:span> </text:p>
      <text:p text:style-name="Preformatted_20_Text">#マルゲル</text:p>
      <text:p text:style-name="Preformatted_20_Text">そうですか……。</text:p>
      <text:p text:style-name="Preformatted_20_Text">I see. .......</text:p>
      <text:p text:style-name="Preformatted_20_Text">[cn]</text:p>
      <text:p text:style-name="Preformatted_20_Text">沈黙が訪れた。</text:p>
      <text:p text:style-name="Preformatted_20_Text">コチコチいう柱時計の音が、妙にうるさく聞こえた。</text:p>
      <text:p text:style-name="Preformatted_20_Text">Silence fell.</text:p>
      <text:p text:style-name="Preformatted_20_Text">The ticking of the pillar clock sounded strangely loud.</text:p>
      <text:p text:style-name="Preformatted_20_Text"/>
      <text:p text:style-name="P18"><text:span text:style-name="T2">Silence fell. The sound of the creaking grandfather clock seemed strangely loud.</text:span> </text:p>
      <text:p text:style-name="Preformatted_20_Text">#オリヴィア</text:p>
      <text:p text:style-name="Preformatted_20_Text">あっ、あの……。</text:p>
      <text:p text:style-name="Preformatted_20_Text">Oh, um, .......</text:p>
      <text:p text:style-name="Preformatted_20_Text">[cn]</text:p>
      <text:p text:style-name="Preformatted_20_Text">先に沈黙を破ったのはオリヴィアだった。</text:p>
      <text:p text:style-name="Preformatted_20_Text">Olivia was the first to break the silence.</text:p>
      <text:p text:style-name="Preformatted_20_Text">#オリヴィア</text:p>
      <text:p text:style-name="Preformatted_20_Text">あの、マルゲルさんは、アップルパイ……</text:p>
      <text:p text:style-name="Preformatted_20_Text">好きですか？</text:p>
      <text:p text:style-name="Preformatted_20_Text">Um, Margel, you know, apple pie ......</text:p>
      <text:p text:style-name="Preformatted_20_Text">Do you like it?</text:p>
      <text:p text:style-name="Preformatted_20_Text"/>
      <text:p text:style-name="Preformatted_20_Text">Um, Mr. Margeru, do you like...apple pie?</text:p>
      <text:p text:style-name="Preformatted_20_Text">#マルゲル</text:p>
      <text:p text:style-name="Preformatted_20_Text">アップルパイ……？</text:p>
      <text:p text:style-name="Preformatted_20_Text">Apple pie......?</text:p>
      <text:p text:style-name="Preformatted_20_Text">#オリヴィア</text:p>
      <text:p text:style-name="Preformatted_20_Text">あっ、いえ……すいません、ヘンな質問して。</text:p>
      <text:p text:style-name="Preformatted_20_Text">Oh, no ...... sorry, weird question.</text:p>
      <text:p text:style-name="Preformatted_20_Text">#マルゲル</text:p>
      <text:p text:style-name="Preformatted_20_Text">ああ、そういうことではありません。</text:p>
      <text:p text:style-name="Preformatted_20_Text">アップルパイというものを知らなかったもので。</text:p>
      <text:p text:style-name="Preformatted_20_Text">Oh, that's not what I meant.</text:p>
      <text:p text:style-name="Preformatted_20_Text">I didn't know what an apple pie was.</text:p>
      <text:p text:style-name="Preformatted_20_Text"/>
      <text:p text:style-name="P18"><text:span text:style-name="T2">Ah, it's not like that. I simply didn't know about apple pie.</text:span> </text:p>
      <text:p text:style-name="P18"/>
      <text:p text:style-name="P18"><text:span text:style-name="T2">Ah, it's not that it's a weird question. </text:span><text:span text:style-name="T9">I'm just not familiar with apple pie.</text:span><text:span text:style-name="T2"> </text:span></text:p>
      <text:p text:style-name="Preformatted_20_Text">#オリヴィア</text:p>
      <text:p text:style-name="Preformatted_20_Text">アップルパイ、食べたことないんですか？</text:p>
      <text:p text:style-name="Preformatted_20_Text">You've never had apple pie?</text:p>
      <text:p text:style-name="Preformatted_20_Text"/>
      <text:p text:style-name="P18"><text:span text:style-name="T2">Have you never had apple pie?</text:span> </text:p>
      <text:p text:style-name="Preformatted_20_Text">#マルゲル</text:p>
      <text:p text:style-name="Preformatted_20_Text">ええ……アップルというのは、</text:p>
      <text:p text:style-name="Preformatted_20_Text">確か赤い果実のことでしたか。</text:p>
      <text:p text:style-name="Preformatted_20_Text">私の出身の北の大地で、アップルは取れません。</text:p>
      <text:p text:style-name="Preformatted_20_Text">Yes. ...... Apple, as I recall, is a red fruit.</text:p>
      <text:p text:style-name="Preformatted_20_Text">I think you mean the red fruit?</text:p>
      <text:p text:style-name="Preformatted_20_Text">Where I'm from in the North, we don't get Apple.</text:p>
      <text:p text:style-name="Preformatted_20_Text"/>
      <text:p text:style-name="P18"><text:soft-page-break/><text:span text:style-name="T2">Yes... Apple, if I recall correctly, refers to the red fruit. In the northern lands where I come from, apples do not grow.</text:span> </text:p>
      <text:p text:style-name="Preformatted_20_Text">#オリヴィア</text:p>
      <text:p text:style-name="Preformatted_20_Text">北の大地？</text:p>
      <text:p text:style-name="Preformatted_20_Text">って……どこですか？</text:p>
      <text:p text:style-name="Preformatted_20_Text">The land of the north?</text:p>
      <text:p text:style-name="Preformatted_20_Text">Where is ......?</text:p>
      <text:p text:style-name="Preformatted_20_Text"/>
      <text:p text:style-name="P18"><text:span text:style-name="T2">The northern lands? Uh... where is that?</text:span> </text:p>
      <text:p text:style-name="Preformatted_20_Text">#マルゲル</text:p>
      <text:p text:style-name="Preformatted_20_Text">ここより北、ウラール山脈を、</text:p>
      <text:p text:style-name="Preformatted_20_Text">さらに越えたところに広がる大地です。</text:p>
      <text:p text:style-name="Preformatted_20_Text">ひたすらに色のない景色が広がる、寂しい土地です。</text:p>
      <text:p text:style-name="Preformatted_20_Text">North of here, in the Ural Mountains.</text:p>
      <text:p text:style-name="Preformatted_20_Text">The Ural Mountains.</text:p>
      <text:p text:style-name="Preformatted_20_Text">It's a lonely land of colorless landscapes.</text:p>
      <text:p text:style-name="Preformatted_20_Text"/>
      <text:p text:style-name="P18"><text:span text:style-name="T2">It's a land that extends beyond the Uraal Mountains to the north of here. A desolate place with vast, colorless landscapes that stretch endlessly</text:span> </text:p>
      <text:p text:style-name="P18"/>
      <text:p text:style-name="P18"><text:span text:style-name="T9">North of here, beyond the Uraal mountains, lies the great expanse of the Northern Lands. It is a desolate place with vast colorless landscapes that stretch endlessly.</text:span> </text:p>
      <text:p text:style-name="Preformatted_20_Text">#オリヴィア</text:p>
      <text:p text:style-name="Preformatted_20_Text">そんなところがあるなんて……知らなかった。</text:p>
      <text:p text:style-name="Preformatted_20_Text">マルゲルさんは、あの山を越えてきたんですか？</text:p>
      <text:p text:style-name="Preformatted_20_Text">I didn't know there was such a place .......</text:p>
      <text:p text:style-name="Preformatted_20_Text">Did you come over those mountains, Margielle?</text:p>
      <text:p text:style-name="Preformatted_20_Text"/>
      <text:p text:style-name="P18"><text:span text:style-name="T2">I never knew there was such a place. Marugeru, did you come here by crossing those mountains?</text:span> </text:p>
      <text:p text:style-name="P18"/>
      <text:p text:style-name="P18">There are lands North of the Ural Mountains?...I never knew that.</text:p>
      <text:p text:style-name="P18"><text:span text:style-name="T2">Mr. Marugeru, did you come here by crossing those mountains?</text:span> </text:p>
      <text:p text:style-name="Preformatted_20_Text">#マルゲル</text:p>
      <text:p text:style-name="Preformatted_20_Text">ええ、そこで雪崩に合い、仲間とはぐれ、</text:p>
      <text:p text:style-name="Preformatted_20_Text">私はあなた方に助けられました。</text:p>
      <text:p text:style-name="Preformatted_20_Text">Yes, that's where I got caught in an avalanche and lost my friends.</text:p>
      <text:p text:style-name="Preformatted_20_Text">I was saved by you guys.</text:p>
      <text:p text:style-name="Preformatted_20_Text"/>
      <text:p text:style-name="P18"><text:span text:style-name="T2">Yes, I encountered an avalanche there, got separated from my companions, and you all came to my rescue.</text:span> </text:p>
      <text:p text:style-name="P18"/>
      <text:p text:style-name="P18">Yes, that's where I got caught in an avalanche and was<text:span text:style-name="T2"> separated from my companions, but I was able to be saved thanks to you.</text:span></text:p>
      <text:p text:style-name="P19"/>
      <text:p text:style-name="Preformatted_20_Text">#オリヴィア</text:p>
      <text:p text:style-name="Preformatted_20_Text">仲間の方は……。</text:p>
      <text:p text:style-name="Preformatted_20_Text">My friends are at .......</text:p>
      <text:p text:style-name="P18"><text:span text:style-name="T2">And your companions?</text:span> </text:p>
      <text:p text:style-name="Preformatted_20_Text"/>
      <text:p text:style-name="Preformatted_20_Text">#マルゲル</text:p>
      <text:p text:style-name="Preformatted_20_Text">わかりません。</text:p>
      <text:p text:style-name="Preformatted_20_Text">ただ、あの雪崩にのまれたのですから、</text:p>
      <text:p text:style-name="Preformatted_20_Text">おそらく死にました。</text:p>
      <text:p text:style-name="Preformatted_20_Text">I don't know.</text:p>
      <text:p text:style-name="Preformatted_20_Text">But I was in that avalanche.</text:p>
      <text:p text:style-name="Preformatted_20_Text"><text:soft-page-break/>I'm probably dead.</text:p>
      <text:p text:style-name="Preformatted_20_Text"/>
      <text:p text:style-name="P18"><text:span text:style-name="T2">I don't know. However, as we were engulfed by that avalanche, they probably died.</text:span> </text:p>
      <text:p text:style-name="P18"/>
      <text:p text:style-name="P18">I don't know. <text:s/>However, having been swept away by an avalanche, they almost certainly died.</text:p>
      <text:p text:style-name="P18"/>
      <text:p text:style-name="P18"/>
      <text:p text:style-name="Preformatted_20_Text">#オリヴィア</text:p>
      <text:p text:style-name="Preformatted_20_Text">……ごめんなさい。</text:p>
      <text:p text:style-name="Preformatted_20_Text">I'm sorry ......</text:p>
      <text:p text:style-name="Preformatted_20_Text">#マルゲル</text:p>
      <text:p text:style-name="Preformatted_20_Text">なぜあなたが謝るのですか。</text:p>
      <text:p text:style-name="Preformatted_20_Text">覚悟して挑んだのです、だれが死んでもおかしくはなかった。</text:p>
      <text:p text:style-name="Preformatted_20_Text">むろんこの私も。</text:p>
      <text:p text:style-name="Preformatted_20_Text">Why are you apologizing?</text:p>
      <text:p text:style-name="Preformatted_20_Text">I was prepared for the challenge, anyone could have died.</text:p>
      <text:p text:style-name="Preformatted_20_Text">And me, of course.</text:p>
      <text:p text:style-name="Preformatted_20_Text"/>
      <text:p text:style-name="P18"><text:span text:style-name="T2">Why are you apologizing?</text:span> </text:p>
      <text:p text:style-name="P18"><text:span text:style-name="T2">I confronted it with readiness, it wouldn't have been strange for anyone to die, including me.</text:span> </text:p>
      <text:p text:style-name="P18"/>
      <text:p text:style-name="P18"><text:span text:style-name="T2">Why are you apologizing?</text:span> </text:p>
      <text:p text:style-name="P18">They confronted the challenge having prepared themselves with the knowledge that anyone could die.</text:p>
      <text:p text:style-name="P18">And me too, of course.</text:p>
      <text:p text:style-name="P18"/>
      <text:p text:style-name="Preformatted_20_Text">#オリヴィア</text:p>
      <text:p text:style-name="Preformatted_20_Text">そこまでして……伝えなきゃいけないことがあるんですか？</text:p>
      <text:p text:style-name="Preformatted_20_Text">だめですよ……そんな危ないことしちゃ。</text:p>
      <text:p text:style-name="Preformatted_20_Text">Is there something you have to tell ...... that much?</text:p>
      <text:p text:style-name="Preformatted_20_Text">You can't ...... do such a dangerous thing.</text:p>
      <text:p text:style-name="Preformatted_20_Text"/>
      <text:p text:style-name="P18"><text:span text:style-name="T2">Do you really have to go to such lengths... Is there something you need to tell me? No, you can't... Don't do something so dangerous.</text:span> </text:p>
      <text:p text:style-name="P18"/>
      <text:p text:style-name="P18"><text:span text:style-name="T9">Why would you go to such lengths...what could possibly be worth your life?</text:span> </text:p>
      <text:p text:style-name="P18">You can't....do such a dangerous thing.</text:p>
      <text:p text:style-name="Preformatted_20_Text">#マルゲル</text:p>
      <text:p text:style-name="Preformatted_20_Text">……ふふ。 あなたは本当に変わった人だ。</text:p>
      <text:p text:style-name="Preformatted_20_Text">なんで、泣いているのですか？</text:p>
      <text:p text:style-name="Preformatted_20_Text">...... Heh. You really are an odd one.</text:p>
      <text:p text:style-name="Preformatted_20_Text">Why are you crying?</text:p>
      <text:p text:style-name="Preformatted_20_Text">#オリヴィア</text:p>
      <text:p text:style-name="Preformatted_20_Text">えっ……私。</text:p>
      <text:p text:style-name="Preformatted_20_Text">Eh ...... me.</text:p>
      <text:p text:style-name="Preformatted_20_Text">[cn]</text:p>
      <text:p text:style-name="Preformatted_20_Text">オリヴィアのほほを、涙が伝った。</text:p>
      <text:p text:style-name="Preformatted_20_Text">Tears ran down Olivia's cheeks.</text:p>
      <text:p text:style-name="Preformatted_20_Text">#オリヴィア</text:p>
      <text:p text:style-name="Preformatted_20_Text">ごっ、ごめんなさい！</text:p>
      <text:p text:style-name="Preformatted_20_Text">……私、領主なのに何にもできなくて。</text:p>
      <text:p text:style-name="Preformatted_20_Text">トリアイナや、</text:p>
      <text:p text:style-name="Preformatted_20_Text">ヘレンやカートンに助けられてばっかりで……。</text:p>
      <text:p text:style-name="Preformatted_20_Text">ほんとダメで……。</text:p>
      <text:p text:style-name="Preformatted_20_Text">私も、マルゲルさんみたいに強かったらいいのに……</text:p>
      <text:p text:style-name="Preformatted_20_Text">Oh, I'm sorry!</text:p>
      <text:p text:style-name="Preformatted_20_Text">...... I'm a lord and I couldn't do anything.</text:p>
      <text:p text:style-name="Preformatted_20_Text">Triaena, Helen, and Kerton all helped me.</text:p>
      <text:p text:style-name="Preformatted_20_Text">I've always been saved by Triaina, Helen, and Carton. ......</text:p>
      <text:p text:style-name="Preformatted_20_Text">I'm really no good at .......</text:p>
      <text:p text:style-name="Preformatted_20_Text"><text:soft-page-break/>I wish I was as strong as you, Marguer ......</text:p>
      <text:p text:style-name="Preformatted_20_Text"/>
      <text:p text:style-name="P18"><text:span text:style-name="T9">S-Sorry! ...I...even though I'm a ruler, I can't do anything. I've always been saved by Torianna, Helen, and Carton... I'm truly useless... I wish I too could be strong like you...</text:span> </text:p>
      <text:p text:style-name="Preformatted_20_Text">#マルゲル</text:p>
      <text:p text:style-name="Preformatted_20_Text">腕っぷしで強い者など、真に強き者とは言えません</text:p>
      <text:p text:style-name="Preformatted_20_Text">真に強き者は、真に優しきものでもあるのですよ。</text:p>
      <text:p text:style-name="Preformatted_20_Text">……と、私が知る限り、</text:p>
      <text:p text:style-name="Preformatted_20_Text">もっとも「強い方」がいっていましたよ。</text:p>
      <text:p text:style-name="Preformatted_20_Text">A man who is strong by his strength is not truly strong!</text:p>
      <text:p text:style-name="Preformatted_20_Text">Those who are truly strong are also truly kind, you know.</text:p>
      <text:p text:style-name="Preformatted_20_Text">...... and as far as I know</text:p>
      <text:p text:style-name="Preformatted_20_Text">The "strongest" person I know said that.</text:p>
      <text:p text:style-name="Preformatted_20_Text"/>
      <text:p text:style-name="P18"><text:span text:style-name="T2">A person who is strong only through brute force cannot be truly strong. Truly strong individuals are also truly kind. As far as I know, the most 'strong person' I've encountered said something like that.</text:span> </text:p>
      <text:p text:style-name="P18"/>
      <text:p text:style-name="P19">A person cannot be truly strong only through brute force. A truly strong individual is also genuinely kind. </text:p>
      <text:p text:style-name="P19">...And, that's all I can remember...the 'strongest' person I've encountered said something like that.</text:p>
      <text:p text:style-name="Preformatted_20_Text">#オリヴィア</text:p>
      <text:p text:style-name="Preformatted_20_Text">もっとも「強い方」……？</text:p>
      <text:p text:style-name="Preformatted_20_Text">The "Strongest" ......?</text:p>
      <text:p text:style-name="Preformatted_20_Text">#マルゲル</text:p>
      <text:p text:style-name="Preformatted_20_Text">元主君です。今はわけあって、敵同士ですが。</text:p>
      <text:p text:style-name="Preformatted_20_Text">My former lord. We're enemies now for some reason.</text:p>
      <text:p text:style-name="Preformatted_20_Text"/>
      <text:p text:style-name="P19">My former lord. Currently, due to certain circumstances, we are enemies.</text:p>
      <text:p text:style-name="Preformatted_20_Text">#オリヴィア</text:p>
      <text:p text:style-name="Preformatted_20_Text">……その方と、またいつか手を取り合えるといいですね。</text:p>
      <text:p text:style-name="Preformatted_20_Text">I hope to join hands with ...... that person again someday.</text:p>
      <text:p text:style-name="Preformatted_20_Text"/>
      <text:p text:style-name="P18"><text:span text:style-name="T2">...It would be nice if I could hold hands with that person again someday</text:span> </text:p>
      <text:p text:style-name="Preformatted_20_Text"/>
      <text:p text:style-name="Preformatted_20_Text">...I hope you can reconcile with that person again someday.</text:p>
      <text:p text:style-name="Preformatted_20_Text">#マルゲル</text:p>
      <text:p text:style-name="Preformatted_20_Text">……あなたの笑顔は、とても安心します。</text:p>
      <text:p text:style-name="Preformatted_20_Text">......Your smile is so reassuring.</text:p>
      <text:p text:style-name="Preformatted_20_Text">#オリヴィア</text:p>
      <text:p text:style-name="Preformatted_20_Text">へっ！？　わっ、やだ……私。</text:p>
      <text:p text:style-name="Preformatted_20_Text">Hehe!　Wow, oh no...... I.</text:p>
      <text:p text:style-name="Preformatted_20_Text">#マルゲル</text:p>
      <text:p text:style-name="Preformatted_20_Text">ふふ……私より、あなたの方がよっぽどお強い方ですよ</text:p>
      <text:p text:style-name="Preformatted_20_Text">オリヴィア殿……。</text:p>
      <text:p text:style-name="Preformatted_20_Text">Hmmm ...... you are a much stronger person than I am!</text:p>
      <text:p text:style-name="Preformatted_20_Text">Dear Olivia: .......</text:p>
      <text:p text:style-name="Preformatted_20_Text"/>
      <text:p text:style-name="P18"><text:span text:style-name="T2">Hehe... You're much stronger than me, Lady Olivia...</text:span> </text:p>
      <text:p text:style-name="Preformatted_20_Text"/>
      <text:p text:style-name="Preformatted_20_Text">C:\Users\James Phillips\Desktop\Games\WargameAliceGit\MinimizedScenarios\min_s0222.txt</text:p>
      <text:p text:style-name="Preformatted_20_Text">#トリアイナ</text:p>
      <text:p text:style-name="Preformatted_20_Text">右翼展開急いで！</text:p>
      <text:p text:style-name="Preformatted_20_Text">左翼、そのまま前進！！</text:p>
      <text:p text:style-name="Preformatted_20_Text">今度みたいに抜かせないわよ！！</text:p>
      <text:p text:style-name="Preformatted_20_Text">Right flank, deploy!</text:p>
      <text:p text:style-name="Preformatted_20_Text">Left flank, keep moving forward!</text:p>
      <text:p text:style-name="P21"><text:soft-page-break/>I won't let you pull out like you did this time!</text:p>
      <text:p text:style-name="P21"/>
      <text:p text:style-name="P21">Right flank, deploy right away!</text:p>
      <text:p text:style-name="P21">Left flank, keep moving forward!!</text:p>
      <text:p text:style-name="P18"><text:span text:style-name="T9">You won't be able to break through our lines like last time!!</text:span> </text:p>
      <text:p text:style-name="Preformatted_20_Text"><text:s/>[cn]</text:p>
      <text:p text:style-name="Preformatted_20_Text">トリアイナの作戦は、前回と同じように見えた。</text:p>
      <text:p text:style-name="Preformatted_20_Text">アリス軍の三方を固めており、後は前回のようにカートンが後ろから襲い掛かればよかった。</text:p>
      <text:p text:style-name="Preformatted_20_Text">しかし、今度はそうはならなかった。</text:p>
      <text:p text:style-name="Preformatted_20_Text">トリアイナは、「あえて」アリス軍の後ろをがら空きにしたのだ。</text:p>
      <text:p text:style-name="Preformatted_20_Text"/>
      <text:p text:style-name="Preformatted_20_Text"><text:s/>[cn]</text:p>
      <text:p text:style-name="Preformatted_20_Text">Triaena's strategy appeared to be the same as last time.</text:p>
      <text:p text:style-name="Preformatted_20_Text">She had consolidated three sides of Alice's army, and all that was left was for Carton to attack from behind, as he had done last time.</text:p>
      <text:p text:style-name="Preformatted_20_Text">But that did not happen this time.</text:p>
      <text:p text:style-name="Preformatted_20_Text">Triaena "dared" to leave the rear of Alice's army empty.</text:p>
      <text:p text:style-name="Preformatted_20_Text"/>
      <text:p text:style-name="P18"><text:span text:style-name="T2">Torianna's strategy seemed the same as last time.</text:span> </text:p>
      <text:p text:style-name="P18"><text:span text:style-name="T2">She had flanked Alice's army on three sides, and all that was left was for Carton to attack from behind as before. However, things didn't turn out the same this time. Torianna intentionally left an opening at the rear of Alice's army.</text:span> </text:p>
      <text:p text:style-name="Preformatted_20_Text">#トリアイナ部下</text:p>
      <text:p text:style-name="Preformatted_20_Text">魔法隊放てーーー！！！</text:p>
      <text:p text:style-name="Preformatted_20_Text">Release the magic squad!!!!!!!</text:p>
      <text:p text:style-name="Preformatted_20_Text"/>
      <text:p text:style-name="P18"><text:span text:style-name="T2">Unleash the might of the magic</text:span> squad!!!</text:p>
      <text:p text:style-name="Preformatted_20_Text">[cn]</text:p>
      <text:p text:style-name="Preformatted_20_Text">トリアイナの軍から無数の火球が降り注ぐ。</text:p>
      <text:p text:style-name="Preformatted_20_Text">その火球に混乱したアリス軍の兵士たちは、</text:p>
      <text:p text:style-name="Preformatted_20_Text">たまらず空いている後方へ逃げ出す。</text:p>
      <text:p text:style-name="Preformatted_20_Text">Countless fireballs rained down from Triaena's army.</text:p>
      <text:p text:style-name="Preformatted_20_Text">Confused by the fireballs, the soldiers of Alice' army</text:p>
      <text:p text:style-name="Preformatted_20_Text">They flee to the rear, where there is no space.</text:p>
      <text:p text:style-name="Preformatted_20_Text"/>
      <text:p text:style-name="P18"><text:span text:style-name="T2">Countless fireballs rain down from Torianna's army. Confused by these fireballs, the soldiers of Alice's army can't help but flee to the open rear.</text:span> </text:p>
      <text:p text:style-name="Preformatted_20_Text">#アリス</text:p>
      <text:p text:style-name="Preformatted_20_Text">あっ！　こら！！　後ろに逃げるな！！　罠だっ！！</text:p>
      <text:p text:style-name="Preformatted_20_Text">ワーナーだーッ</text:p>
      <text:p text:style-name="Preformatted_20_Text">Ah!　Hey!　Don't run back!　It's a trap!</text:p>
      <text:p text:style-name="Preformatted_20_Text">It's Warner!</text:p>
      <text:p text:style-name="Preformatted_20_Text"/>
      <text:p text:style-name="P18"><text:span text:style-name="T2">Ah! Hey!! Don't run to the back!! It's a trap!! Warner!!!</text:span> </text:p>
      <text:p text:style-name="P18"/>
      <text:p text:style-name="P18">ワーナーだーッ = Some sort of sound effect or expression of urgency. <text:span text:style-name="T2">(wana daa) appears to be an intense exclamation used for emphasis, and it's often used in manga and anime to indicate a surprising or urgent situation. It doesn't directly translate into a specific English word or phrase but is more about conveying the emotional tone of the character's expression. It's a way of showing the character's strong reaction to a situation.</text:span> </text:p>
      <text:p text:style-name="Preformatted_20_Text">[cn]</text:p>
      <text:p text:style-name="Preformatted_20_Text">アリスには、この陣の仕組みが分かっていた。</text:p>
      <text:p text:style-name="Preformatted_20_Text">開けた後ろから抜け出した兵は見えないところで待機しているカートン隊の弓矢で打ち取られるのだ。</text:p>
      <text:p text:style-name="Preformatted_20_Text">わかっていても、この陣にかかってしまったら正面から抜ける以外に手立てはなかった。</text:p>
      <text:p text:style-name="Preformatted_20_Text">しかし、決死の突撃にも関わらず、</text:p>
      <text:p text:style-name="Preformatted_20_Text">トリアイナ軍は抜けなかった。</text:p>
      <text:p text:style-name="Preformatted_20_Text"><text:soft-page-break/>この日のアリス軍は、数が少なかったのだ。</text:p>
      <text:p text:style-name="Preformatted_20_Text">……アリスはこうなることを読んでいたからだった。</text:p>
      <text:p text:style-name="Preformatted_20_Text">Alice knew how this camp worked.</text:p>
      <text:p text:style-name="Preformatted_20_Text">Soldiers who slipped out from the open rear would be struck down by the bows and arrows of the carton squads waiting out of sight.</text:p>
      <text:p text:style-name="Preformatted_20_Text">Even though he knew this, once he was caught in this camp, there was no other way but to exit from the front.</text:p>
      <text:p text:style-name="Preformatted_20_Text">However, despite their determined charge, the</text:p>
      <text:p text:style-name="Preformatted_20_Text">Trierina's army did not break through.</text:p>
      <text:p text:style-name="Preformatted_20_Text">The number of Alice's army on this day was small.</text:p>
      <text:p text:style-name="Preformatted_20_Text">...... Alice knew this was going to happen.</text:p>
      <text:p text:style-name="Preformatted_20_Text"/>
      <text:p text:style-name="P18"><text:span text:style-name="T2">Alice understood the arrangement of this formation. The soldiers who escaped from the open rear were to be taken down by the archers of the Carton Unit waiting in an unseen location. Even though she understood this, once caught in this formation, there was no alternative but to break through from the front. However, despite the desperate charge, the Triaina Army didn't break through. Alice's forces were outnumbered on this day. ...Alice had foreseen that it would turn out like this.</text:span> </text:p>
      <text:p text:style-name="Preformatted_20_Text">#アリス</text:p>
      <text:p text:style-name="Preformatted_20_Text">ちっ、そろそろ出さないとやばいか。</text:p>
      <text:p text:style-name="Preformatted_20_Text">もうちょこっと粘ってからやろうと思ったが……。</text:p>
      <text:p text:style-name="Preformatted_20_Text">オイ、合図ッ！！</text:p>
      <text:p text:style-name="Preformatted_20_Text">Oh, man, it's going to be bad if we don't get them out soon.</text:p>
      <text:p text:style-name="Preformatted_20_Text">I was going to stick around a little longer and then do it. ......</text:p>
      <text:p text:style-name="Preformatted_20_Text">Oi, cue!</text:p>
      <text:p text:style-name="Preformatted_20_Text"/>
      <text:p text:style-name="P18"><text:span text:style-name="T2">Damn, if I don't bring it out soon, things will get dangerous. I was thinking of holding out a little longer, but... Hey, give the signal!!</text:span> </text:p>
      <text:p text:style-name="Preformatted_20_Text">[cn]</text:p>
      <text:p text:style-name="Preformatted_20_Text">アリスの指示で、</text:p>
      <text:p text:style-name="Preformatted_20_Text">閃光魔法が空に向かって打ち上げられた。</text:p>
      <text:p text:style-name="Preformatted_20_Text">それが合図だった。</text:p>
      <text:p text:style-name="Preformatted_20_Text">At Alice's command.</text:p>
      <text:p text:style-name="Preformatted_20_Text">A flash magic was launched into the sky.</text:p>
      <text:p text:style-name="Preformatted_20_Text">That was the signal.</text:p>
      <text:p text:style-name="Preformatted_20_Text"/>
      <text:p text:style-name="P18"><text:line-break/><text:span text:style-name="T2">Following Alice's instructions, a flash of magic was launched into the sky. That was the signal.</text:span> </text:p>
      <text:p text:style-name="Preformatted_20_Text">#オリヴィア部下</text:p>
      <text:p text:style-name="Preformatted_20_Text">てっ、敵襲ーーーー！！　後ろから敵襲ーーー！！！</text:p>
      <text:p text:style-name="Preformatted_20_Text">Enemy attackーー！！！！！！！Here...　Enemy attack from behind!</text:p>
      <text:p text:style-name="Preformatted_20_Text"/>
      <text:p text:style-name="P18"><text:span text:style-name="T2">Enemy attack—!! Attack from behind—!!</text:span> </text:p>
      <text:p text:style-name="Preformatted_20_Text">#オリヴィア</text:p>
      <text:p text:style-name="Preformatted_20_Text">なっ、なんですって！</text:p>
      <text:p text:style-name="Preformatted_20_Text">What the hell!</text:p>
      <text:p text:style-name="P18"><text:span text:style-name="T2">Wha- What did you say?!"</text:span> </text:p>
      <text:p text:style-name="Preformatted_20_Text">#トリアイナ</text:p>
      <text:p text:style-name="Preformatted_20_Text">後ろッ！！</text:p>
      <text:p text:style-name="Preformatted_20_Text">Behind you!</text:p>
      <text:p text:style-name="Preformatted_20_Text"/>
      <text:p text:style-name="P18"><text:span text:style-name="T2">Behind!!</text:span> </text:p>
      <text:p text:style-name="Preformatted_20_Text">#マルゲル</text:p>
      <text:p text:style-name="Preformatted_20_Text">囲まれたかっ！！</text:p>
      <text:p text:style-name="Preformatted_20_Text">We're surrounded!</text:p>
      <text:p text:style-name="P18"><text:span text:style-name="T2">We're surrounded?!</text:span> </text:p>
      <text:p text:style-name="Preformatted_20_Text">[cn]</text:p>
      <text:p text:style-name="Preformatted_20_Text"><text:soft-page-break/>戦場は、窪地になっていた。</text:p>
      <text:p text:style-name="Preformatted_20_Text">窪地を囲うような形で、</text:p>
      <text:p text:style-name="Preformatted_20_Text">アリス軍の伏兵が突如現れたのだ。</text:p>
      <text:p text:style-name="Preformatted_20_Text">The battlefield was a depression.</text:p>
      <text:p text:style-name="Preformatted_20_Text">In the form of a depression, surrounded by</text:p>
      <text:p text:style-name="Preformatted_20_Text">Alys's army of ambush soldiers suddenly appeared.</text:p>
      <text:p text:style-name="Preformatted_20_Text"/>
      <text:p text:style-name="P18"><text:line-break/><text:span text:style-name="T2">The battlefield had turned into a depression. In a formation that encircled the depression, the hidden soldiers of Alice's army suddenly appeared.</text:span> </text:p>
      <text:p text:style-name="P18"/>
      <text:p text:style-name="P18"><text:span text:style-name="T2">The battleground was not as flat as it had appeared to be. Alice's soldiers suddenly appeared from under the ground revealing a hollow where they had lied in wait</text:span> </text:p>
      <text:p text:style-name="Preformatted_20_Text">#トリアイナ</text:p>
      <text:p text:style-name="Preformatted_20_Text">そんな馬鹿な！！</text:p>
      <text:p text:style-name="Preformatted_20_Text">ここに来るまでに兵を分断した様子はなかった。</text:p>
      <text:p text:style-name="Preformatted_20_Text">なのになぜ……！</text:p>
      <text:p text:style-name="Preformatted_20_Text">That's absurd!</text:p>
      <text:p text:style-name="Preformatted_20_Text">There was no indication that the troops had been split up by the time they got here.</text:p>
      <text:p text:style-name="Preformatted_20_Text">So why ......!</text:p>
      <text:p text:style-name="Preformatted_20_Text"/>
      <text:p text:style-name="P18"><text:span text:style-name="T2">Such foolishness!! There was no sign of the troops being divided on the way here. So why...?!</text:span> </text:p>
      <text:p text:style-name="Preformatted_20_Text">#アリス</text:p>
      <text:p text:style-name="Preformatted_20_Text">クフフフッ！！</text:p>
      <text:p text:style-name="Preformatted_20_Text">分裂したんじゃねえよ……</text:p>
      <text:p text:style-name="Preformatted_20_Text">あらかじめ仕込んでおいたんだ。</text:p>
      <text:p text:style-name="Preformatted_20_Text">Kuhuhuhuhu!</text:p>
      <text:p text:style-name="Preformatted_20_Text">We didn't split up. ......</text:p>
      <text:p text:style-name="Preformatted_20_Text">I planted it beforehand.</text:p>
      <text:p text:style-name="Preformatted_20_Text"/>
      <text:p text:style-name="P18"><text:span text:style-name="T2">Hehehe!! It's not that they split up... I had prepared it in advance.</text:span> </text:p>
      <text:p text:style-name="Preformatted_20_Text">[cn]</text:p>
      <text:p text:style-name="Preformatted_20_Text">アリスは兵を前日のうちに伏せておいた。</text:p>
      <text:p text:style-name="Preformatted_20_Text">戦場になるであろう場所が容易に特定できたため、</text:p>
      <text:p text:style-name="Preformatted_20_Text">できた戦法だった。</text:p>
      <text:p text:style-name="Preformatted_20_Text">Alice had laid the soldiers low the day before.</text:p>
      <text:p text:style-name="Preformatted_20_Text">It was a tactic that could be used because it was easy to identify the place where the battle would take place.</text:p>
      <text:p text:style-name="Preformatted_20_Text">It was a tactic that was possible because of the ease with which she could identify the likely battlegrounds.</text:p>
      <text:p text:style-name="Preformatted_20_Text"/>
      <text:p text:style-name="P18"><text:span text:style-name="T2">Alice had hidden her troops the day before. As the locations that would likely become the battlefield could be easily identified, it was a strategy that could be employed.</text:span> </text:p>
      <text:p text:style-name="Preformatted_20_Text">#アリス</text:p>
      <text:p text:style-name="Preformatted_20_Text">クフフフフッ！</text:p>
      <text:p text:style-name="Preformatted_20_Text">さあ行くぞ野郎ども、反撃の時間だッッ！！</text:p>
      <text:p text:style-name="Preformatted_20_Text">Kuhuhuhuhuhuhuhuhuhu!</text:p>
      <text:p text:style-name="Preformatted_20_Text">Let's go, boys, it's time to fight back!</text:p>
      <text:p text:style-name="Preformatted_20_Text"/>
      <text:p text:style-name="P18"><text:span text:style-name="T2">Hehehehe!! Alright, you bastards, it's time for a counterattack!!</text:span> </text:p>
      <text:p text:style-name="Preformatted_20_Text"/>
      <text:p text:style-name="Preformatted_20_Text">C:\Users\James Phillips\Desktop\Games\WargameAliceGit\MinimizedScenarios\min_s0223.txt</text:p>
      <text:p text:style-name="Preformatted_20_Text"><text:s/>;場面転換</text:p>
      <text:p text:style-name="Preformatted_20_Text">決着は着いた。</text:p>
      <text:p text:style-name="Preformatted_20_Text">アリス軍の圧倒的勝利となった。</text:p>
      <text:p text:style-name="Preformatted_20_Text">氷の魔女トリアイナ、森の魔女オリヴィアはとらえられ、</text:p>
      <text:p text:style-name="Preformatted_20_Text">アリスの前へ引き出された。</text:p>
      <text:p text:style-name="Preformatted_20_Text"><text:s/>Scene Change</text:p>
      <text:p text:style-name="Preformatted_20_Text">The decision had been reached.</text:p>
      <text:p text:style-name="Preformatted_20_Text">Alice's army had won an overwhelming victory.</text:p>
      <text:p text:style-name="Preformatted_20_Text"><text:soft-page-break/>Triaina, the Ice Witch, and Olivia, the Forest Witch, were captured and brought before Alice.</text:p>
      <text:p text:style-name="Preformatted_20_Text">and brought before Alice.</text:p>
      <text:p text:style-name="Preformatted_20_Text"/>
      <text:p text:style-name="P18"><text:span text:style-name="T2">The conclusion has been reached. It was an overwhelming victory for Alice's forces. The ice witch Toriaina and the forest witch Olivia have been captured, and they were brought before Alice.</text:span> </text:p>
      <text:p text:style-name="P18"/>
      <text:p text:style-name="P19">The conflict was over. Alice's forces secured an overwhelming victory. The Ice Witch Torianna and Forest Witch Olivia were captured and brought before Alice.</text:p>
      <text:p text:style-name="P18"/>
      <text:p text:style-name="Preformatted_20_Text">#アリス</text:p>
      <text:p text:style-name="Preformatted_20_Text">クフフフフッ！！</text:p>
      <text:p text:style-name="Preformatted_20_Text">しょーり！！</text:p>
      <text:p text:style-name="Preformatted_20_Text">アッハッハッハッハ！</text:p>
      <text:p text:style-name="Preformatted_20_Text">どうだ、私が本気を出せばこんなもんだ！</text:p>
      <text:p text:style-name="Preformatted_20_Text">Kuhuhuhuhuhu!</text:p>
      <text:p text:style-name="Preformatted_20_Text">Shori!</text:p>
      <text:p text:style-name="Preformatted_20_Text">A-ha-ha-ha!</text:p>
      <text:p text:style-name="Preformatted_20_Text">How's this, if I really tried!</text:p>
      <text:p text:style-name="Preformatted_20_Text"/>
      <text:p text:style-name="P28"><text:span text:style-name="Emphasis">Vic...Tor...Eee!!</text:span> </text:p>
      <text:p text:style-name="P26"><text:span text:style-name="Emphasis">Kufufufufuu</text:span><text:span text:style-name="T6"> </text:span><text:span text:style-name="Emphasis">In your face!!</text:span><text:span text:style-name="T6"> </text:span><text:span text:style-name="Emphasis">Ahhahhahhahha!</text:span><text:span text:style-name="T6"> </text:span><text:span text:style-name="Emphasis">How about that? This is what happens when I get serious!</text:span> </text:p>
      <text:p text:style-name="Preformatted_20_Text"/>
      <text:p text:style-name="Preformatted_20_Text">#トリアイナ</text:p>
      <text:p text:style-name="Preformatted_20_Text">華の魔女……。</text:p>
      <text:p text:style-name="Preformatted_20_Text">Hana no Witch .......</text:p>
      <text:p text:style-name="Preformatted_20_Text">#オリヴィア</text:p>
      <text:p text:style-name="Preformatted_20_Text">うっ……うう……。</text:p>
      <text:p text:style-name="Preformatted_20_Text">Ugh...... ugh.......</text:p>
      <text:p text:style-name="Preformatted_20_Text">#アリス</text:p>
      <text:p text:style-name="Preformatted_20_Text">クフフフフッ！</text:p>
      <text:p text:style-name="Preformatted_20_Text">さて、どうやって調理しようかなぁ。</text:p>
      <text:p text:style-name="Preformatted_20_Text">私を苦戦させたからなあ。</text:p>
      <text:p text:style-name="Preformatted_20_Text">ちょっぴりきつーいお仕置きしちゃおっかなぁー！</text:p>
      <text:p text:style-name="Preformatted_20_Text">Kuhuhuhuhu!</text:p>
      <text:p text:style-name="Preformatted_20_Text">Now, how am I going to cook it?</text:p>
      <text:p text:style-name="Preformatted_20_Text">You gave me a hard time.</text:p>
      <text:p text:style-name="Preformatted_20_Text">Maybe I should punish you a little harshly!</text:p>
      <text:p text:style-name="Preformatted_20_Text"/>
      <text:p text:style-name="P18"><text:line-break/><text:span text:style-name="T2">Now, how should I go about cooking? You gave me quite a challenge. Maybe I'll give you a little tough punishment!</text:span> </text:p>
      <text:p text:style-name="Preformatted_20_Text"/>
      <text:p text:style-name="P18"><text:span text:style-name="T2">Now, how should I go about cooking? You gave me quite a challenge. Maybe I'll give you a little tough punishment!</text:span> </text:p>
      <text:p text:style-name="Preformatted_20_Text"/>
      <text:p text:style-name="P18"><text:span text:style-name="T22">Now, I wonder if you'd be better grilled or fried.</text:span> </text:p>
      <text:p text:style-name="P18"><text:span text:style-name="T2">Now, what to do with you?</text:span> </text:p>
      <text:p text:style-name="P19">You gave me quite the challenge.</text:p>
      <text:p text:style-name="P19">Maybe I'll give you a nice little punishment!</text:p>
      <text:p text:style-name="Preformatted_20_Text"/>
      <text:p text:style-name="Preformatted_20_Text">#オリヴィア</text:p>
      <text:p text:style-name="Preformatted_20_Text">ひっ……！</text:p>
      <text:p text:style-name="Preformatted_20_Text">Hiccup......!</text:p>
      <text:p text:style-name="Preformatted_20_Text">#トリアイナ</text:p>
      <text:p text:style-name="Preformatted_20_Text">茶番はよして。</text:p>
      <text:p text:style-name="Preformatted_20_Text">さっさと殺しなさい。</text:p>
      <text:p text:style-name="Preformatted_20_Text"><text:soft-page-break/>Cut the farce.</text:p>
      <text:p text:style-name="Preformatted_20_Text">Kill her quickly.</text:p>
      <text:p text:style-name="Preformatted_20_Text"/>
      <text:p text:style-name="P19">Enough with the theatrics. </text:p>
      <text:p text:style-name="P18"><text:span text:style-name="T2">Just go ahead and kill us already.</text:span> </text:p>
      <text:p text:style-name="Preformatted_20_Text">#アリス</text:p>
      <text:p text:style-name="Preformatted_20_Text">なんだ、死にたいのか？</text:p>
      <text:p text:style-name="Preformatted_20_Text">What, do you want to die?</text:p>
      <text:p text:style-name="Preformatted_20_Text">#オリヴィア</text:p>
      <text:p text:style-name="Preformatted_20_Text">いっ、いやぁっ！</text:p>
      <text:p text:style-name="Preformatted_20_Text">No! No!</text:p>
      <text:p text:style-name="Preformatted_20_Text">#アリス</text:p>
      <text:p text:style-name="Preformatted_20_Text">ほら、そっちのやつはいやって言ってるぞ。</text:p>
      <text:p text:style-name="Preformatted_20_Text">Look, that one over there says yes.</text:p>
      <text:p text:style-name="P18"><text:span text:style-name="T2">Look, your friend over there doesn't agree</text:span> </text:p>
      <text:p text:style-name="Preformatted_20_Text">#トリアイナ</text:p>
      <text:p text:style-name="Preformatted_20_Text">オリヴィアは見逃して。</text:p>
      <text:p text:style-name="Preformatted_20_Text">今回の指揮はほとんど私がとっていたようなものよ。</text:p>
      <text:p text:style-name="Preformatted_20_Text">大将だけ処刑すればそれでいいでしょう。</text:p>
      <text:p text:style-name="Preformatted_20_Text">Olivia, you have to let her go.</text:p>
      <text:p text:style-name="Preformatted_20_Text">I've been in charge for most of this.</text:p>
      <text:p text:style-name="Preformatted_20_Text">Just execute the general and you'll be fine.</text:p>
      <text:p text:style-name="Preformatted_20_Text"/>
      <text:p text:style-name="P19">Let Olivia go. </text:p>
      <text:p text:style-name="P19">I've practically been the one in command this time. </text:p>
      <text:p text:style-name="P19">Executing just the general should suffice.</text:p>
      <text:p text:style-name="P19"/>
      <text:p text:style-name="P19">I've been in command and the de facto mastermind for most of this conflict.</text:p>
      <text:p text:style-name="Preformatted_20_Text">#アリス</text:p>
      <text:p text:style-name="Preformatted_20_Text">ふん！　馬鹿なこと言うな。</text:p>
      <text:p text:style-name="Preformatted_20_Text">どっちも殺す気などないわ。</text:p>
      <text:p text:style-name="Preformatted_20_Text">Hmph!　Don't be ridiculous.</text:p>
      <text:p text:style-name="Preformatted_20_Text">I'm not going to kill either of them.</text:p>
      <text:p text:style-name="Preformatted_20_Text"/>
      <text:p text:style-name="P18"><text:span text:style-name="T2">Hmph! Don't say foolish things. I have no intention of killing either of you.</text:span> </text:p>
      <text:p text:style-name="Preformatted_20_Text">#トリアイナ</text:p>
      <text:p text:style-name="Preformatted_20_Text">恥辱を受けるくらいならここで舌をかみ切ってやるわ！</text:p>
      <text:p text:style-name="Preformatted_20_Text">I'd rather bite out my tongue here than be humiliated!</text:p>
      <text:p text:style-name="Preformatted_20_Text"/>
      <text:p text:style-name="P18"><text:span text:style-name="T2">I'd sooner bite off my tongue than suffer disgrace here!</text:span> </text:p>
      <text:p text:style-name="Preformatted_20_Text">#アリス</text:p>
      <text:p text:style-name="Preformatted_20_Text">ああもうわかったっての！</text:p>
      <text:p text:style-name="Preformatted_20_Text">めんどくせえ奴だなぁ……。</text:p>
      <text:p text:style-name="Preformatted_20_Text">お仕置きもなしでいいっての。</text:p>
      <text:p text:style-name="Preformatted_20_Text">その代わり、お前たち、私の部下になれ。</text:p>
      <text:p text:style-name="Preformatted_20_Text">Oh, I already knew that!</text:p>
      <text:p text:style-name="Preformatted_20_Text">You're such a pain in the ass. ......</text:p>
      <text:p text:style-name="Preformatted_20_Text">He doesn't even need to be punished.</text:p>
      <text:p text:style-name="Preformatted_20_Text">Instead, you'll all be my men.</text:p>
      <text:p text:style-name="Preformatted_20_Text"/>
      <text:p text:style-name="P18"><text:span text:style-name="T2">Alright, I get it already! What a bothersome person...</text:span> </text:p>
      <text:p text:style-name="P18"><text:span text:style-name="T2">It's fine without punishment. Instead, you two, become my subordinates.</text:span> </text:p>
      <text:p text:style-name="P18"/>
      <text:p text:style-name="P19">It'll be fine without any punishment</text:p>
      <text:p text:style-name="P18"><text:span text:style-name="T22">Instead of that, you two will become my subordinates.</text:span><text:span text:style-name="T2"> </text:span></text:p>
      <text:p text:style-name="P18"><text:s/></text:p>
      <text:p text:style-name="Preformatted_20_Text">#トリアイナ</text:p>
      <text:p text:style-name="Preformatted_20_Text"><text:soft-page-break/>なんですって！</text:p>
      <text:p text:style-name="Preformatted_20_Text">What?</text:p>
      <text:p text:style-name="Preformatted_20_Text">#アリス</text:p>
      <text:p text:style-name="Preformatted_20_Text">おっと、もともと拒否権なんてないんだぜ？</text:p>
      <text:p text:style-name="Preformatted_20_Text">さっき珍しい人魚をひろってな？</text:p>
      <text:p text:style-name="Preformatted_20_Text">うちで保護してるんだ。</text:p>
      <text:p text:style-name="Preformatted_20_Text">Oops, I didn't have veto power to begin with, did I?</text:p>
      <text:p text:style-name="Preformatted_20_Text">I found a rare mermaid a while ago.</text:p>
      <text:p text:style-name="Preformatted_20_Text">We're taking care of it.</text:p>
      <text:p text:style-name="Preformatted_20_Text"/>
      <text:p text:style-name="P18"><text:span text:style-name="T2">Well, there's no right to refuse to begin with, you know? Did you just find a rare mermaid earlier? I'm sheltering her.</text:span> </text:p>
      <text:p text:style-name="P18"/>
      <text:p text:style-name="P18">But wait...do you actually have a choice to begin with?</text:p>
      <text:p text:style-name="P18"><text:span text:style-name="T2">Did you hear about the rare mermaid I found a little while ago?</text:span> </text:p>
      <text:p text:style-name="P18">I'm keeping her safe at my place.</text:p>
      <text:p text:style-name="P18"/>
      <text:p text:style-name="Preformatted_20_Text">#オリヴィア</text:p>
      <text:p text:style-name="Preformatted_20_Text">ヘレン……。</text:p>
      <text:p text:style-name="Preformatted_20_Text">Helen.......</text:p>
      <text:p text:style-name="Preformatted_20_Text">#アリス</text:p>
      <text:p text:style-name="Preformatted_20_Text">やっぱ知り合いだったか。</text:p>
      <text:p text:style-name="Preformatted_20_Text">あいつがどんなはずかしーい目にあってもいいなら、どうぞ断ればいいさ。</text:p>
      <text:p text:style-name="Preformatted_20_Text">I knew you knew her.</text:p>
      <text:p text:style-name="Preformatted_20_Text">If you don't mind her getting into all sorts of embarrassing situations, go ahead and say no.</text:p>
      <text:p text:style-name="Preformatted_20_Text"/>
      <text:p text:style-name="P18"><text:span text:style-name="T2">As expected, (they) were an acquaintance, huh?</text:span> </text:p>
      <text:p text:style-name="P18"><text:span text:style-name="T2">If that person is okay with experiencing any kind of embarrassing situation, then feel free to refuse.</text:span> </text:p>
      <text:p text:style-name="P18"/>
      <text:p text:style-name="P18"><text:span text:style-name="T2">So I was right, she is your friend.</text:span> </text:p>
      <text:p text:style-name="P18">If you don't mind her getting into all sorts of embarrassing situations, go ahead and say no.</text:p>
      <text:p text:style-name="P18"/>
      <text:p text:style-name="Preformatted_20_Text">#トリアイナ</text:p>
      <text:p text:style-name="Preformatted_20_Text">くっ……外道め！</text:p>
      <text:p text:style-name="Preformatted_20_Text">Damn ...... outcasts!</text:p>
      <text:p text:style-name="Preformatted_20_Text"/>
      <text:p text:style-name="P18"><text:span text:style-name="T2">Gah...you villain!</text:span> </text:p>
      <text:p text:style-name="Preformatted_20_Text">#アリス</text:p>
      <text:p text:style-name="Preformatted_20_Text">何が外道だ。</text:p>
      <text:p text:style-name="Preformatted_20_Text">殺されないだけありがたく思え。</text:p>
      <text:p text:style-name="Preformatted_20_Text">よし、話は決まったな。</text:p>
      <text:p text:style-name="Preformatted_20_Text">オイ、この二人を開放してやれ。</text:p>
      <text:p text:style-name="Preformatted_20_Text">What's an outcast?</text:p>
      <text:p text:style-name="Preformatted_20_Text">Just be thankful they don't kill you.</text:p>
      <text:p text:style-name="Preformatted_20_Text">Okay, we've got a deal.</text:p>
      <text:p text:style-name="Preformatted_20_Text">Hey, let these two go.</text:p>
      <text:p text:style-name="Preformatted_20_Text"/>
      <text:p text:style-name="P19">You don't know what a villain is.</text:p>
      <text:p text:style-name="P19">Just be thankful you're not being killed.</text:p>
      <text:p text:style-name="P18"><text:s/></text:p>
      <text:p text:style-name="P18">Alright, that settles that, right?</text:p>
      <text:p text:style-name="P18">Hey, untie those two.</text:p>
      <text:p text:style-name="P18"/>
      <text:p text:style-name="Preformatted_20_Text">#オリヴィア</text:p>
      <text:p text:style-name="Preformatted_20_Text">あっ、あの……。</text:p>
      <text:p text:style-name="Preformatted_20_Text">吟遊詩人風の男の人は捕まっていませんか？</text:p>
      <text:p text:style-name="Preformatted_20_Text">Oh, um, .......</text:p>
      <text:p text:style-name="Preformatted_20_Text">Is the bard-looking man captured?</text:p>
      <text:p text:style-name="Preformatted_20_Text"><text:soft-page-break/>#アリス</text:p>
      <text:p text:style-name="Preformatted_20_Text">あん？　吟遊詩人……？</text:p>
      <text:p text:style-name="Preformatted_20_Text">いや、見てないが。</text:p>
      <text:p text:style-name="Preformatted_20_Text">An?　The bard ......?</text:p>
      <text:p text:style-name="Preformatted_20_Text">No, I haven't seen him.</text:p>
      <text:p text:style-name="Preformatted_20_Text">#オリヴィア</text:p>
      <text:p text:style-name="Preformatted_20_Text">そうですか……。</text:p>
      <text:p text:style-name="Preformatted_20_Text">I see. .......</text:p>
      <text:p text:style-name="Preformatted_20_Text">[cn]</text:p>
      <text:p text:style-name="Preformatted_20_Text">マルゲルの行方は、</text:p>
      <text:p text:style-name="Preformatted_20_Text">そのあとも結局わからないままだった。</text:p>
      <text:p text:style-name="Preformatted_20_Text">こうして、オリヴィアとトリアイナ、</text:p>
      <text:p text:style-name="Preformatted_20_Text">それにヘレンがアリスの部下に加わったのだった。</text:p>
      <text:p text:style-name="Preformatted_20_Text">…………。</text:p>
      <text:p text:style-name="Preformatted_20_Text">そうそう、カートンも。</text:p>
      <text:p text:style-name="Preformatted_20_Text">As for Margel's whereabouts.</text:p>
      <text:p text:style-name="Preformatted_20_Text">remained unknown after that in the end.</text:p>
      <text:p text:style-name="Preformatted_20_Text">Thus, Olivia, Triaena, and Helen joined</text:p>
      <text:p text:style-name="Preformatted_20_Text">Helen joined Alice's team.</text:p>
      <text:p text:style-name="Preformatted_20_Text">.............</text:p>
      <text:p text:style-name="Preformatted_20_Text">Oh yeah, and Carton.</text:p>
      <text:p text:style-name="Preformatted_20_Text"/>
      <text:p text:style-name="P18"><text:span text:style-name="T2">The whereabouts of Marugeru remained unknown even after that. Like this, Olivia, Torianna, and Helen joined Alice's subordinates. ...... Oh, that's right, Karton too.</text:span> </text:p>
      <text:p text:style-name="P18"/>
      <text:p text:style-name="P18">That's how Olivia, Torianna, and Helen became Alice's subordinates.</text:p>
      <text:p text:style-name="P18">As for Marugeru, his whereabouts remained a mystery.</text:p>
      <text:p text:style-name="P18">...</text:p>
      <text:p text:style-name="P18">Oh yeah, Carton joined as well.</text:p>
      <text:p text:style-name="Preformatted_20_Text"/>
      <text:p text:style-name="Preformatted_20_Text">#カートン</text:p>
      <text:p text:style-name="Preformatted_20_Text">ウオオオォォン（忘れてませんでしたか！？）……！</text:p>
      <text:p text:style-name="Preformatted_20_Text">Wooooooooooooooooooooooooooooooooooooooooooooooooooooooooooooooooooooooooooooooo! ......!</text:p>
      <text:p text:style-name="Preformatted_20_Text">[cn]</text:p>
      <text:p text:style-name="Preformatted_20_Text">深夜。</text:p>
      <text:p text:style-name="Preformatted_20_Text">ピノの町、とある少女の家。</text:p>
      <text:p text:style-name="Preformatted_20_Text">Midnight.</text:p>
      <text:p text:style-name="Preformatted_20_Text">A girl's house, in the town of Pinot.</text:p>
      <text:p text:style-name="Preformatted_20_Text">#少女</text:p>
      <text:p text:style-name="Preformatted_20_Text">ふわあ……、うーん！　そろそろねようかなぁ……。</text:p>
      <text:p text:style-name="Preformatted_20_Text">Fluffy ......, mmm!　I think it's time to go to bed. ......</text:p>
      <text:p text:style-name="Preformatted_20_Text">[cn]</text:p>
      <text:p text:style-name="Preformatted_20_Text">その少女は、孤児だった。</text:p>
      <text:p text:style-name="Preformatted_20_Text">今は町のパン屋で働き、何とか生活していた。</text:p>
      <text:p text:style-name="Preformatted_20_Text">彼女はいつか商人になって、</text:p>
      <text:p text:style-name="Preformatted_20_Text">その稼ぎで自分のような身寄りのない子供たちを支える施設を経営するのが夢だった。</text:p>
      <text:p text:style-name="Preformatted_20_Text">そのため、今日も夜遅くまで商売の勉強をしていたのだ。</text:p>
      <text:p text:style-name="Preformatted_20_Text">コンコン……。</text:p>
      <text:p text:style-name="Preformatted_20_Text">The girl was an orphan.</text:p>
      <text:p text:style-name="Preformatted_20_Text">Now she worked in a bakery in town and managed to make a living.</text:p>
      <text:p text:style-name="Preformatted_20_Text">She hoped to one day become a merchant.</text:p>
      <text:p text:style-name="Preformatted_20_Text">She dreamed of one day becoming a merchant and using her earnings to run an institution to support children like herself who have no relatives.</text:p>
      <text:p text:style-name="Preformatted_20_Text">That is why she was studying business until late at night today.</text:p>
      <text:p text:style-name="Preformatted_20_Text">Concon: .......</text:p>
      <text:p text:style-name="Preformatted_20_Text"/>
      <text:p text:style-name="P18"><text:span text:style-name="T2">That girl was an orphan. Now, she worked at the town bakery, managing to make a living somehow. Her dream was to become a merchant one day and run a facility to support orphaned children like herself with the earnings. That's why, even tonight, she was studying business late into the night. Knock, knock...</text:span> </text:p>
      <text:p text:style-name="P18"><text:soft-page-break/></text:p>
      <text:p text:style-name="P18">She was an orphan.</text:p>
      <text:p text:style-name="P18">Now, she worked in the town bakery, eking out a living.</text:p>
      <text:p text:style-name="P18">Her dream as to become a merchant in order to fund and operate an orphanage.</text:p>
      <text:p text:style-name="P18">That's why she was again studying business late into the night.</text:p>
      <text:p text:style-name="P18">Knock, knock...</text:p>
      <text:p text:style-name="P18"/>
      <text:p text:style-name="P18"/>
      <text:p text:style-name="Preformatted_20_Text">#少女</text:p>
      <text:p text:style-name="Preformatted_20_Text">あっ、はーい……。</text:p>
      <text:p text:style-name="Preformatted_20_Text">誰だろう……こんな夜遅くに。</text:p>
      <text:p text:style-name="Preformatted_20_Text">Oh, hai.......</text:p>
      <text:p text:style-name="Preformatted_20_Text">Who could it be ...... this late at night?</text:p>
      <text:p text:style-name="Preformatted_20_Text"/>
      <text:p text:style-name="Preformatted_20_Text">Huh? I'll be right there!</text:p>
      <text:p text:style-name="Preformatted_20_Text">Who could it be...this late at night?</text:p>
      <text:p text:style-name="Preformatted_20_Text">[cn]</text:p>
      <text:p text:style-name="Preformatted_20_Text">それは一瞬の出来事だった。</text:p>
      <text:p text:style-name="Preformatted_20_Text">わずかに開けられた扉は、その男によって一気に開かれ、</text:p>
      <text:p text:style-name="Preformatted_20_Text">そのまま飛び込んできた男に、少女は取り押さえられた。</text:p>
      <text:p text:style-name="Preformatted_20_Text">It happened in an instant.</text:p>
      <text:p text:style-name="Preformatted_20_Text">The door, which had been slightly opened, was opened at once by the man, and the girl was seized by him.</text:p>
      <text:p text:style-name="Preformatted_20_Text">The girl was seized by the man who jumped in.</text:p>
      <text:p text:style-name="Preformatted_20_Text"/>
      <text:p text:style-name="P18"><text:span text:style-name="T2">It was a momentary event. The door, which had been opened slightly, was swiftly flung open by the man, and the girl was immediately seized by the man who leapt in.</text:span> </text:p>
      <text:p text:style-name="P18"/>
      <text:p text:style-name="P18">It happened in an instant. <text:s/>As soon as the door was slightly open, a man flung it open, leapt in and immediately seized the girl.</text:p>
      <text:p text:style-name="P18"/>
      <text:p text:style-name="P19">When the young woman tried to open the door slightly, a man flung it open, leapt in, and immediately seized her.</text:p>
      <text:p text:style-name="P19"/>
      <text:p text:style-name="P19">Once the girl opened the door slightly, a man flung it open, leapt in, and immediately seized the girl.</text:p>
      <text:p text:style-name="P18"><text:s/></text:p>
      <text:p text:style-name="Preformatted_20_Text">#少女</text:p>
      <text:p text:style-name="Preformatted_20_Text">ムグッ……ンー！！　ンーーーー！！</text:p>
      <text:p text:style-name="Preformatted_20_Text">Mugg......nooooooooooooooooooooooooooooooooooooooooooooooooooooooo!　Mooooooooooooooooooooo!!!!</text:p>
      <text:p text:style-name="Preformatted_20_Text">#マルゲル</text:p>
      <text:p text:style-name="Preformatted_20_Text">…………。</text:p>
      <text:p text:style-name="Preformatted_20_Text">.............</text:p>
      <text:p text:style-name="Preformatted_20_Text">[cn]</text:p>
      <text:p text:style-name="Preformatted_20_Text">マルゲルは少女を組み伏せ、</text:p>
      <text:p text:style-name="Preformatted_20_Text">なおもきつく口を押さえつけた。</text:p>
      <text:p text:style-name="Preformatted_20_Text">Margueru assembled the girl and</text:p>
      <text:p text:style-name="Preformatted_20_Text">still holding her mouth tightly.</text:p>
      <text:p text:style-name="Preformatted_20_Text"/>
      <text:p text:style-name="P18"><text:span text:style-name="T2">Marugeru pinned down the girl and continued to tightly hold her mouth down.</text:span> </text:p>
      <text:p text:style-name="P18"/>
      <text:p text:style-name="P18"><text:span text:style-name="T2">Marugeru pinned the young woman down and unyieldingly held her mouth closed.</text:span> </text:p>
      <text:p text:style-name="P18"/>
      <text:p text:style-name="P18"/>
      <text:p text:style-name="Preformatted_20_Text">#少女</text:p>
      <text:p text:style-name="Preformatted_20_Text">ンッ、ンッ……ンンーーーー！！</text:p>
      <text:p text:style-name="Preformatted_20_Text">ン…………。</text:p>
      <text:p text:style-name="Preformatted_20_Text">………………。</text:p>
      <text:p text:style-name="Preformatted_20_Text">Nnnn, nn ...... nnoooooooooooooooooooooooooooooooooooooooooooooooooooooooooooo!</text:p>
      <text:p text:style-name="Preformatted_20_Text">Nn.............</text:p>
      <text:p text:style-name="Preformatted_20_Text"><text:soft-page-break/>...................</text:p>
      <text:p text:style-name="Preformatted_20_Text"/>
      <text:p text:style-name="P25"><text:span text:style-name="T2">Nngh, nngh...Nnnngh!!</text:span> </text:p>
      <text:p text:style-name="P20">Ngh...</text:p>
      <text:p text:style-name="Preformatted_20_Text">[cn]</text:p>
      <text:p text:style-name="Preformatted_20_Text">少女はじたばたともがいていたが、</text:p>
      <text:p text:style-name="Preformatted_20_Text">しばらくたつと動かなくなってしまった。</text:p>
      <text:p text:style-name="Preformatted_20_Text">The girl was flailing and struggling.</text:p>
      <text:p text:style-name="Preformatted_20_Text">After a while, she stopped moving.</text:p>
      <text:p text:style-name="Preformatted_20_Text"/>
      <text:p text:style-name="P18"><text:span text:style-name="T2">The young woman struggled and thrashed about, but after a while, she stopped moving altogether.</text:span> </text:p>
      <text:p text:style-name="P18"/>
      <text:p text:style-name="P18">The young woman struggled and flailed about for some time before she ultimately stopped moving altogether.</text:p>
      <text:p text:style-name="P18"/>
      <text:p text:style-name="Preformatted_20_Text">#マルゲル</text:p>
      <text:p text:style-name="Preformatted_20_Text">…………。</text:p>
      <text:p text:style-name="Preformatted_20_Text">.............</text:p>
      <text:p text:style-name="Preformatted_20_Text">[cn]</text:p>
      <text:p text:style-name="Preformatted_20_Text">マルゲルは抑えていた手をどけ、立ち上がり、</text:p>
      <text:p text:style-name="Preformatted_20_Text">少女を見下ろした。</text:p>
      <text:p text:style-name="Preformatted_20_Text">その時だった。</text:p>
      <text:p text:style-name="Preformatted_20_Text">Margel removed his restraining hand, stood up, and</text:p>
      <text:p text:style-name="Preformatted_20_Text">looked down at the girl.</text:p>
      <text:p text:style-name="Preformatted_20_Text">That's when it happened.</text:p>
      <text:p text:style-name="Preformatted_20_Text"/>
      <text:p text:style-name="P18"><text:span text:style-name="T2">Marugeru removed his restraining hand, stood up, and looked down at the young woman. It was at that moment.</text:span> </text:p>
      <text:p text:style-name="P18"/>
      <text:p text:style-name="P18">Marugeru released his grip, stood up, and looked down upon the young woman.</text:p>
      <text:p text:style-name="P18">B<text:span text:style-name="T2">ut there was more yet to come.</text:span></text:p>
      <text:p text:style-name="P19"/>
      <text:p text:style-name="Preformatted_20_Text">#少女</text:p>
      <text:p text:style-name="Preformatted_20_Text">ッ……！！</text:p>
      <text:p text:style-name="Preformatted_20_Text">......!</text:p>
      <text:p text:style-name="Preformatted_20_Text">[cn]</text:p>
      <text:p text:style-name="Preformatted_20_Text">少女が突然跳ね起き、</text:p>
      <text:p text:style-name="Preformatted_20_Text">マルゲルに向かって手を突き出した。</text:p>
      <text:p text:style-name="Preformatted_20_Text">手の先端から火球が飛び出し、マルゲルを襲う。</text:p>
      <text:p text:style-name="Preformatted_20_Text">The girl suddenly jumped up and</text:p>
      <text:p text:style-name="Preformatted_20_Text">She thrusts out her hand toward Margel.</text:p>
      <text:p text:style-name="Preformatted_20_Text">A fireball shoots out from the tip of her hand and strikes Marguerre.</text:p>
      <text:p text:style-name="Preformatted_20_Text"/>
      <text:p text:style-name="P18"><text:span text:style-name="T2">The young woman suddenly leapt up and thrust her hand toward Marugeru. A fireball shot out from her fingertips, attacking Marugeru.</text:span> </text:p>
      <text:p text:style-name="P18"/>
      <text:p text:style-name="P18">A fireball emanated from her fingertips towards Marugeru.</text:p>
      <text:p text:style-name="Preformatted_20_Text"/>
      <text:p text:style-name="Preformatted_20_Text">#マルゲル</text:p>
      <text:p text:style-name="Preformatted_20_Text">っ……。</text:p>
      <text:p text:style-name="Preformatted_20_Text">...</text:p>
      <text:p text:style-name="Preformatted_20_Text">[cn]</text:p>
      <text:p text:style-name="Preformatted_20_Text">すんでのところで、マルゲルはそれをかわした。</text:p>
      <text:p text:style-name="Preformatted_20_Text">Margel dodged it just in time.</text:p>
      <text:p text:style-name="Preformatted_20_Text">#マルゲル</text:p>
      <text:p text:style-name="Preformatted_20_Text">やはり魔女か……。</text:p>
      <text:p text:style-name="Preformatted_20_Text">I knew you were a witch. ......</text:p>
      <text:p text:style-name="Preformatted_20_Text">#少女</text:p>
      <text:p text:style-name="Preformatted_20_Text">魔女……？</text:p>
      <text:p text:style-name="Preformatted_20_Text"><text:soft-page-break/>A witch ......?</text:p>
      <text:p text:style-name="Preformatted_20_Text">[cn]</text:p>
      <text:p text:style-name="Preformatted_20_Text">町の人間たちには、</text:p>
      <text:p text:style-name="Preformatted_20_Text">魔女という存在を知らないものも多い。</text:p>
      <text:p text:style-name="Preformatted_20_Text">そのため、町の中には名もなき魔女が埋もれていることがあるのだった。</text:p>
      <text:p text:style-name="Preformatted_20_Text">多くのものは、魔法を使えることを隠して生活していた。</text:p>
      <text:p text:style-name="Preformatted_20_Text">この少女も、その一人だったのだ。</text:p>
      <text:p text:style-name="Preformatted_20_Text">Many of the townspeople have no idea that there are</text:p>
      <text:p text:style-name="Preformatted_20_Text">Many of them are unaware of the existence of witches.</text:p>
      <text:p text:style-name="Preformatted_20_Text">Therefore, there were sometimes nameless witches buried in the town.</text:p>
      <text:p text:style-name="Preformatted_20_Text">Many of them lived their lives hiding the fact that they could use magic.</text:p>
      <text:p text:style-name="Preformatted_20_Text">This girl was one of them.</text:p>
      <text:p text:style-name="Preformatted_20_Text"/>
      <text:p text:style-name="P18"><text:span text:style-name="T2">Many people in the town were unaware of the existence of witches. Consequently, there were unnamed witches hidden within the town. Many of them lived their lives concealing their ability to use magic. This young woman was one of them.</text:span> </text:p>
      <text:p text:style-name="Preformatted_20_Text">#少女</text:p>
      <text:p text:style-name="Preformatted_20_Text">はあ……はあ。</text:p>
      <text:p text:style-name="Preformatted_20_Text">こ、今度は外さないわよ……。</text:p>
      <text:p text:style-name="Preformatted_20_Text">Haa...... haa.</text:p>
      <text:p text:style-name="Preformatted_20_Text">Here, I won't miss this time. ......</text:p>
      <text:p text:style-name="Preformatted_20_Text">#マルゲル</text:p>
      <text:p text:style-name="Preformatted_20_Text">そうか……、では、今度は外さぬことだな。</text:p>
      <text:p text:style-name="Preformatted_20_Text">Well ......, then, you won't miss this time.</text:p>
      <text:p text:style-name="P18"><text:span text:style-name="T22">I see...Well make sure you don't miss</text:span> </text:p>
      <text:p text:style-name="Preformatted_20_Text">#少女</text:p>
      <text:p text:style-name="Preformatted_20_Text">言われなくてもッ！！</text:p>
      <text:p text:style-name="Preformatted_20_Text">You don't have to tell me!</text:p>
      <text:p text:style-name="Preformatted_20_Text"/>
      <text:p text:style-name="P18"><text:span text:style-name="T2">I don't need to be told!!" or "I know that already!!</text:span> </text:p>
      <text:p text:style-name="P18">I don't need you to tell me that!</text:p>
      <text:p text:style-name="P18"/>
      <text:p text:style-name="Preformatted_20_Text">[cn]</text:p>
      <text:p text:style-name="Preformatted_20_Text">火球がマルゲルにぶつかるのと、</text:p>
      <text:p text:style-name="Preformatted_20_Text">マルゲルが少女の心臓を剣で貫いたのは同時だった。</text:p>
      <text:p text:style-name="Preformatted_20_Text">The fireball hitting Margel and Margel piercing the girl's heart with his sword were simultaneous.</text:p>
      <text:p text:style-name="Preformatted_20_Text">Margel drove his sword through the girl's heart at the same time.</text:p>
      <text:p text:style-name="Preformatted_20_Text"/>
      <text:p text:style-name="P18"><text:span text:style-name="T2">At the moment the fireball struck Marugeru, he pierced the young woman's heart with a sword.</text:span> </text:p>
      <text:p text:style-name="P18"/>
      <text:p text:style-name="P18">The young woman struck Marugeru with a fireball, but at the same time, he pierced her heart with his sword.</text:p>
      <text:p text:style-name="Preformatted_20_Text">[cn]</text:p>
      <text:p text:style-name="Preformatted_20_Text">決着は着いた。</text:p>
      <text:p text:style-name="Preformatted_20_Text">アリス軍の圧倒的勝利となった。</text:p>
      <text:p text:style-name="Preformatted_20_Text">氷の魔女トリアイナはとらえられ、</text:p>
      <text:p text:style-name="Preformatted_20_Text">オリヴィアとマルゲルはどこを探しても見つからなかった。</text:p>
      <text:p text:style-name="Preformatted_20_Text">The decision had been made.</text:p>
      <text:p text:style-name="Preformatted_20_Text">Alice's army was overwhelmingly victorious.</text:p>
      <text:p text:style-name="Preformatted_20_Text">Triaena the Ice Witch was captured.</text:p>
      <text:p text:style-name="Preformatted_20_Text">Olivia and Margel were nowhere to be found.</text:p>
      <text:p text:style-name="P18"><text:span text:style-name="T2">The ice witch Torianna was captured, and Olivia and Marugeru were nowhere to be found no matter where they searched.</text:span> </text:p>
      <text:p text:style-name="P18"/>
      <text:p text:style-name="P18">The Ice Witch Torianna was captured, but despite an extensive search, Olivia and Marugeru were nowhere to be found.</text:p>
      <text:p text:style-name="Preformatted_20_Text"/>
      <text:p text:style-name="Preformatted_20_Text">#アリス</text:p>
      <text:p text:style-name="Preformatted_20_Text">ふう、てこずらせやがって……。</text:p>
      <text:p text:style-name="Preformatted_20_Text">Whew, you gave me a hard time. ......</text:p>
      <text:p text:style-name="Preformatted_20_Text"><text:soft-page-break/></text:p>
      <text:p text:style-name="P18"><text:span text:style-name="T2">Phew, causing us trouble, huh...</text:span> </text:p>
      <text:p text:style-name="P18"/>
      <text:p text:style-name="P18">Phew, aren't you the troublemaker...</text:p>
      <text:p text:style-name="Preformatted_20_Text">#トリアイナ</text:p>
      <text:p text:style-name="Preformatted_20_Text">敵の領地であんな大規模の伏兵だなんて、</text:p>
      <text:p text:style-name="Preformatted_20_Text">聞いたことがないわ……。</text:p>
      <text:p text:style-name="Preformatted_20_Text">I've never heard of such a massive ambush in enemy territory.</text:p>
      <text:p text:style-name="Preformatted_20_Text">I've never heard of that. ......</text:p>
      <text:p text:style-name="Preformatted_20_Text"/>
      <text:p text:style-name="P18"><text:span text:style-name="T2">I've never heard of such a large-scale ambush in enemy territory before..</text:span> </text:p>
      <text:p text:style-name="P18"/>
      <text:p text:style-name="P18"/>
      <text:p text:style-name="Preformatted_20_Text">#アリス</text:p>
      <text:p text:style-name="Preformatted_20_Text">確認しなかったお前が悪い。</text:p>
      <text:p text:style-name="Preformatted_20_Text">まあ、見張りは全員クロが殺したのだがな。</text:p>
      <text:p text:style-name="Preformatted_20_Text">It's your fault for not checking.</text:p>
      <text:p text:style-name="Preformatted_20_Text">Well, Kuro killed all the guards.</text:p>
      <text:p text:style-name="Preformatted_20_Text"/>
      <text:p text:style-name="P18"><text:span text:style-name="T2">It's your fault for not confirming. Well, Kuro killed all the guards though.</text:span> </text:p>
      <text:p text:style-name="P18"/>
      <text:p text:style-name="P18">You didn't check for one. That's your bad.</text:p>
      <text:p text:style-name="P18">Well, I guess Kuro did kill all of your sentries though.</text:p>
      <text:p text:style-name="Preformatted_20_Text"/>
      <text:p text:style-name="Preformatted_20_Text">#クロ</text:p>
      <text:p text:style-name="Preformatted_20_Text">…………。</text:p>
      <text:p text:style-name="Preformatted_20_Text">.............</text:p>
      <text:p text:style-name="Preformatted_20_Text">#トリアイナ</text:p>
      <text:p text:style-name="Preformatted_20_Text">オリヴィアはどこ……。</text:p>
      <text:p text:style-name="Preformatted_20_Text">Where's Olivia .......</text:p>
      <text:p text:style-name="Preformatted_20_Text">#アリス</text:p>
      <text:p text:style-name="Preformatted_20_Text">さあな。今探してる。</text:p>
      <text:p text:style-name="Preformatted_20_Text">もしかしたら、この混戦で死体がぐちゃぐちゃになっちまったのかもな。</text:p>
      <text:p text:style-name="Preformatted_20_Text">I don't know. I'm looking for her.</text:p>
      <text:p text:style-name="Preformatted_20_Text">Maybe the bodies got messed up in the mix-up.</text:p>
      <text:p text:style-name="Preformatted_20_Text"/>
      <text:p text:style-name="P18"><text:span text:style-name="T2">Well, I don't know. I'm looking for her now. Perhaps in this chaotic battle, her body got mangled.</text:span> </text:p>
      <text:p text:style-name="P18"/>
      <text:p text:style-name="P18">Dunno. <text:s/>We're looking for her now.</text:p>
      <text:p text:style-name="P18">She might unfortunately be a mangled corpse after this chaotic battle.</text:p>
      <text:p text:style-name="Preformatted_20_Text">#トリアイナ</text:p>
      <text:p text:style-name="Preformatted_20_Text">……オリヴィア。</text:p>
      <text:p text:style-name="Preformatted_20_Text">...... Olivia.</text:p>
      <text:p text:style-name="Preformatted_20_Text">#ヘレン</text:p>
      <text:p text:style-name="Preformatted_20_Text">ちょっと！　離しなさいよッ！！</text:p>
      <text:p text:style-name="Preformatted_20_Text">Hey!　Let go of me!</text:p>
      <text:p text:style-name="Preformatted_20_Text">#トリアイナ</text:p>
      <text:p text:style-name="Preformatted_20_Text">ヘレン！！</text:p>
      <text:p text:style-name="Preformatted_20_Text">Helen!</text:p>
      <text:p text:style-name="Preformatted_20_Text">#アリスの部下</text:p>
      <text:p text:style-name="Preformatted_20_Text">アリス様！　残党処理の最中に、</text:p>
      <text:p text:style-name="Preformatted_20_Text">本陣に近づく怪しげな者を見つけたので、とらえました。</text:p>
      <text:p text:style-name="Preformatted_20_Text">Lady Alice!　While we were in the middle of dealing with the remnants of the party.</text:p>
      <text:p text:style-name="Preformatted_20_Text">I found a suspicious person approaching the main camp and captured him.</text:p>
      <text:p text:style-name="Preformatted_20_Text"/>
      <text:p text:style-name="P18"><text:span text:style-name="T2">Queen Alice! While we were securing enemy combatants, a suspicious individual approached the main camp, so we captured them.</text:span> </text:p>
      <text:p text:style-name="P18"/>
      <text:p text:style-name="P19"><text:soft-page-break/>While securing the enemy combatants, we found a suspicious individual approaching the main camp, so we captured her.</text:p>
      <text:p text:style-name="Preformatted_20_Text">#アリス</text:p>
      <text:p text:style-name="Preformatted_20_Text">そうか、ごくろう。</text:p>
      <text:p text:style-name="Preformatted_20_Text">おいていけ。</text:p>
      <text:p text:style-name="Preformatted_20_Text">Well, thank you.</text:p>
      <text:p text:style-name="Preformatted_20_Text">Leave him.</text:p>
      <text:p text:style-name="Preformatted_20_Text"/>
      <text:p text:style-name="P18"><text:span text:style-name="T2">I see, good work. Leave her with me.</text:span> </text:p>
      <text:p text:style-name="Preformatted_20_Text">#アリスの部下</text:p>
      <text:p text:style-name="Preformatted_20_Text">はっ！！</text:p>
      <text:p text:style-name="Preformatted_20_Text">Ha!</text:p>
      <text:p text:style-name="Preformatted_20_Text">#ヘレン</text:p>
      <text:p text:style-name="Preformatted_20_Text">いてっ！　ちょっと、もうちょっと優しくしてよ！！</text:p>
      <text:p text:style-name="Preformatted_20_Text">Ouch!　Hey, be a little nicer to me!</text:p>
      <text:p text:style-name="Preformatted_20_Text">#アリス</text:p>
      <text:p text:style-name="Preformatted_20_Text">ほう……お前人魚か。珍しいな。</text:p>
      <text:p text:style-name="Preformatted_20_Text">Ho...... you're a mermaid? That's rare.</text:p>
      <text:p text:style-name="P18"><text:span text:style-name="T2">Oh...so you're a mermaid? Ain't that unusual.</text:span> </text:p>
      <text:p text:style-name="Preformatted_20_Text"/>
      <text:p text:style-name="Preformatted_20_Text">#トリアイナ</text:p>
      <text:p text:style-name="Preformatted_20_Text">あなた、人魚と人間の見分けがつくのね。</text:p>
      <text:p text:style-name="Preformatted_20_Text">You can tell the difference between a mermaid and a human.</text:p>
      <text:p text:style-name="Preformatted_20_Text"/>
      <text:p text:style-name="P18"><text:span text:style-name="T22">You...I'm surprised you can distinguish between a mermaid and a human.</text:span> </text:p>
      <text:p text:style-name="Preformatted_20_Text">[cn]</text:p>
      <text:p text:style-name="Preformatted_20_Text">地上にいる人魚の下半身は、</text:p>
      <text:p text:style-name="Preformatted_20_Text">人間と同じように二本の足になっている。</text:p>
      <text:p text:style-name="Preformatted_20_Text">そのため、人間と人魚の区別をつけるのは</text:p>
      <text:p text:style-name="Preformatted_20_Text">難しいとされていた。</text:p>
      <text:p text:style-name="Preformatted_20_Text">The lower body of a mermaid on earth</text:p>
      <text:p text:style-name="Preformatted_20_Text">two legs just like humans.</text:p>
      <text:p text:style-name="Preformatted_20_Text">Therefore, it was considered difficult to distinguish between humans and mermaids.</text:p>
      <text:p text:style-name="Preformatted_20_Text">difficult to distinguish between humans and mermaids.</text:p>
      <text:p text:style-name="Preformatted_20_Text"/>
      <text:p text:style-name="P18"><text:span text:style-name="T2">The lower halves of mermaids on land are like those of humans, with two legs. Therefore, distinguishing between humans and mermaids was considered difficult.</text:span> </text:p>
      <text:p text:style-name="P18"/>
      <text:p text:style-name="P18">When on land, mermaids have legs just like humans. <text:s/>Therefore, <text:span text:style-name="T2">distinguishing between humans and mermaids was considered difficult.</text:span></text:p>
      <text:p text:style-name="Preformatted_20_Text">#アリス</text:p>
      <text:p text:style-name="Preformatted_20_Text">ババアに教わったんだ。別に大したことじゃない。</text:p>
      <text:p text:style-name="Preformatted_20_Text">I learned it from my old lady. It's no big deal.</text:p>
      <text:p text:style-name="Preformatted_20_Text">#ヘレン</text:p>
      <text:p text:style-name="Preformatted_20_Text">ねえオリヴィアは？</text:p>
      <text:p text:style-name="Preformatted_20_Text">トリアイナがいるなら無事なんでしょ？</text:p>
      <text:p text:style-name="Preformatted_20_Text">Hey, where's Olivia?</text:p>
      <text:p text:style-name="Preformatted_20_Text">If Triaina's here, she's safe, right?</text:p>
      <text:p text:style-name="Preformatted_20_Text">#トリアイナ</text:p>
      <text:p text:style-name="Preformatted_20_Text">……わからないわ。</text:p>
      <text:p text:style-name="Preformatted_20_Text">...... don't know.</text:p>
      <text:p text:style-name="Preformatted_20_Text">#ヘレン</text:p>
      <text:p text:style-name="Preformatted_20_Text">わ、わからないってなによ！</text:p>
      <text:p text:style-name="Preformatted_20_Text">What do you mean you don't know?</text:p>
      <text:p text:style-name="Preformatted_20_Text">#アリス</text:p>
      <text:p text:style-name="Preformatted_20_Text">行方不明なんだ。</text:p>
      <text:p text:style-name="Preformatted_20_Text">おとなしく、私の兵が見つけるまで待ってるんだな。</text:p>
      <text:p text:style-name="Preformatted_20_Text">She's missing.</text:p>
      <text:p text:style-name="Preformatted_20_Text">You just sit tight and wait for my soldiers to find her.</text:p>
      <text:p text:style-name="Preformatted_20_Text"><text:soft-page-break/>#ヘレン</text:p>
      <text:p text:style-name="Preformatted_20_Text">そんな……。</text:p>
      <text:p text:style-name="Preformatted_20_Text">Such .......</text:p>
      <text:p text:style-name="Preformatted_20_Text">[cn]</text:p>
      <text:p text:style-name="Preformatted_20_Text">オリヴィアの家付近、森の中。</text:p>
      <text:p text:style-name="Preformatted_20_Text">薄暗い洞窟の中に、オリヴィアとマルゲルが隠れていた。</text:p>
      <text:p text:style-name="Preformatted_20_Text">In the woods, near Olivia's house.</text:p>
      <text:p text:style-name="Preformatted_20_Text">In a dimly lit cave, Olivia and Margel are hiding.</text:p>
      <text:p text:style-name="Preformatted_20_Text">#マルゲル</text:p>
      <text:p text:style-name="Preformatted_20_Text">ひとまず、ここまで来れば敵は追ってこないでしょう。</text:p>
      <text:p text:style-name="Preformatted_20_Text">For the time being, the enemy won't chase us if we come this far.</text:p>
      <text:p text:style-name="Preformatted_20_Text"/>
      <text:p text:style-name="P18"><text:span text:style-name="T2">Once we've come this far, the enemy shouldn't pursue us.</text:span> </text:p>
      <text:p text:style-name="P18"><text:s/>For the time being, the enemy is unlikely to pursue us this far.</text:p>
      <text:p text:style-name="P18"/>
      <text:p text:style-name="Preformatted_20_Text">#オリヴィア</text:p>
      <text:p text:style-name="Preformatted_20_Text">マルゲルさん……ありがとう。</text:p>
      <text:p text:style-name="Preformatted_20_Text">また、助けてもらって。</text:p>
      <text:p text:style-name="Preformatted_20_Text">Thank you Margel for .......</text:p>
      <text:p text:style-name="Preformatted_20_Text">Also for the help.</text:p>
      <text:p text:style-name="Preformatted_20_Text"/>
      <text:p text:style-name="Preformatted_20_Text">Mr. Marugeru...Thank you.</text:p>
      <text:p text:style-name="Preformatted_20_Text">You've saved me once again.</text:p>
      <text:p text:style-name="Preformatted_20_Text">#マルゲル</text:p>
      <text:p text:style-name="Preformatted_20_Text">戦場でここまで危なかったのは久しぶりでした。</text:p>
      <text:p text:style-name="Preformatted_20_Text">……無事でよかった。</text:p>
      <text:p text:style-name="Preformatted_20_Text">It's been a long time since I was this close on the battlefield.</text:p>
      <text:p text:style-name="Preformatted_20_Text">I'm glad you're safe .......</text:p>
      <text:p text:style-name="Preformatted_20_Text"/>
      <text:p text:style-name="P18"><text:span text:style-name="T2">It's been a while since I've been this close to danger on the battlefield. ...I'm glad you're safe.</text:span> </text:p>
      <text:p text:style-name="Preformatted_20_Text">#オリヴィア</text:p>
      <text:p text:style-name="Preformatted_20_Text">マルゲルさん、戦場慣れているんですか？</text:p>
      <text:p text:style-name="Preformatted_20_Text">個人戦ならともかく、</text:p>
      <text:p text:style-name="Preformatted_20_Text">軍団の指揮までできるなんて……。</text:p>
      <text:p text:style-name="Preformatted_20_Text">Margel, are you familiar with the battlefield?</text:p>
      <text:p text:style-name="Preformatted_20_Text">I don't care if it's an individual battle.</text:p>
      <text:p text:style-name="Preformatted_20_Text">I can't believe you can even command an army. ......</text:p>
      <text:p text:style-name="Preformatted_20_Text"/>
      <text:p text:style-name="P18"><text:span text:style-name="T2">Marugeru-san, are you experienced in battle? Being able to command a legion, not just in individual combat, is impressive...</text:span> </text:p>
      <text:p text:style-name="P18"/>
      <text:p text:style-name="P18">Mr. Marugeru, are you used to battle? <text:s/>I'm in awe that you're not only capable of defending yourself, but you can even command an army...</text:p>
      <text:p text:style-name="Preformatted_20_Text">#マルゲル</text:p>
      <text:p text:style-name="Preformatted_20_Text">……そうですね。 わかりました。</text:p>
      <text:p text:style-name="Preformatted_20_Text">オリヴィア殿にはすべてお話ししましょう。</text:p>
      <text:p text:style-name="Preformatted_20_Text">...... I see. I understand.</text:p>
      <text:p text:style-name="Preformatted_20_Text">I'll tell Lady Olivia all about it.</text:p>
      <text:p text:style-name="Preformatted_20_Text"/>
      <text:p text:style-name="Preformatted_20_Text">...that's true, I suppose. <text:s/>I know what you're getting at.</text:p>
      <text:p text:style-name="Preformatted_20_Text">I'll tell you about everything.</text:p>
      <text:p text:style-name="Preformatted_20_Text"/>
      <text:p text:style-name="Preformatted_20_Text"/>
      <text:p text:style-name="Preformatted_20_Text">[cn]</text:p>
      <text:p text:style-name="Preformatted_20_Text">そういって、マルゲルは一呼吸置いた。</text:p>
      <text:p text:style-name="Preformatted_20_Text">マルゲルはオリヴィアに、自らの素性を語り始めた。</text:p>
      <text:p text:style-name="Preformatted_20_Text">With that, Margel took a breath.</text:p>
      <text:p text:style-name="Preformatted_20_Text">Margel began to tell Olivia about his background.</text:p>
      <text:p text:style-name="Preformatted_20_Text"/>
      <text:p text:style-name="P18"><text:soft-page-break/><text:span text:style-name="T2">Having said that, Marugeru took a breath. Marugeru began to tell Olivia about his own background.</text:span> </text:p>
      <text:p text:style-name="Preformatted_20_Text">#アリスの部下</text:p>
      <text:p text:style-name="Preformatted_20_Text">申し上げます！</text:p>
      <text:p text:style-name="Preformatted_20_Text">I will tell you!</text:p>
      <text:p text:style-name="Preformatted_20_Text">#アリス</text:p>
      <text:p text:style-name="Preformatted_20_Text">なんだ。</text:p>
      <text:p text:style-name="Preformatted_20_Text">What is it?</text:p>
      <text:p text:style-name="Preformatted_20_Text">#アリスの部下</text:p>
      <text:p text:style-name="Preformatted_20_Text">たった今、行方の分からなかった森の魔女が発見されたとのこと。</text:p>
      <text:p text:style-name="Preformatted_20_Text">Just now, the Witch of the Woods, whose whereabouts were unknown, has been found.</text:p>
      <text:p text:style-name="Preformatted_20_Text"/>
      <text:p text:style-name="P18"><text:span text:style-name="T2">Just now, it has been reported that the witch from the forest, whose whereabouts were unknown, has been found</text:span> </text:p>
      <text:p text:style-name="P18"/>
      <text:p text:style-name="P18">It was just reported that the whereabouts of the Forest Witch were discovered.</text:p>
      <text:p text:style-name="Preformatted_20_Text">#アリス</text:p>
      <text:p text:style-name="Preformatted_20_Text">なにっ！！　とらえたか！</text:p>
      <text:p text:style-name="Preformatted_20_Text">What!　You caught her!</text:p>
      <text:p text:style-name="Preformatted_20_Text">#アリスの部下</text:p>
      <text:p text:style-name="Preformatted_20_Text">いえ……それが。</text:p>
      <text:p text:style-name="Preformatted_20_Text">No. ...... that.</text:p>
      <text:p text:style-name="Preformatted_20_Text">[cn]</text:p>
      <text:p text:style-name="Preformatted_20_Text">アリスのもとへ持ってこられたのは、</text:p>
      <text:p text:style-name="Preformatted_20_Text">眠るように横たわる、オリヴィアの遺体だった。</text:p>
      <text:p text:style-name="Preformatted_20_Text">What was brought to Alice was Olivia's body, lying there as if asleep.</text:p>
      <text:p text:style-name="Preformatted_20_Text">Olivia's body, lying there as if asleep.</text:p>
      <text:p text:style-name="Preformatted_20_Text"/>
      <text:p text:style-name="P18"><text:span text:style-name="T2">Brought before Alice was the body of Olivia, lying as if asleep.</text:span> </text:p>
      <text:p text:style-name="P18"/>
      <text:p text:style-name="P18">Olivia's body, lying as if asleep, was brought before Alice.</text:p>
      <text:p text:style-name="Preformatted_20_Text"/>
      <text:p text:style-name="Preformatted_20_Text">#アリスの部下</text:p>
      <text:p text:style-name="Preformatted_20_Text">心臓をえぐり取られています。</text:p>
      <text:p text:style-name="Preformatted_20_Text">誰が一体こんなことを……。</text:p>
      <text:p text:style-name="Preformatted_20_Text">Her heart has been gouged out.</text:p>
      <text:p text:style-name="Preformatted_20_Text">Who the hell did this to her .......</text:p>
      <text:p text:style-name="Preformatted_20_Text"/>
      <text:p text:style-name="P18"><text:span text:style-name="T2">Heart was gouged out. Who in the world would do such a thing...</text:span> </text:p>
      <text:p text:style-name="P18"/>
      <text:p text:style-name="Preformatted_20_Text">#ヘレン</text:p>
      <text:p text:style-name="Preformatted_20_Text">オリヴィア！！</text:p>
      <text:p text:style-name="Preformatted_20_Text">……オリ、ヴィア……？</text:p>
      <text:p text:style-name="Preformatted_20_Text">いや、そんな！　いやあぁっ！！</text:p>
      <text:p text:style-name="Preformatted_20_Text">Olivia!!!</text:p>
      <text:p text:style-name="Preformatted_20_Text">...... Olivia, Olivia ......?</text:p>
      <text:p text:style-name="Preformatted_20_Text">Oh no!　Oh no!!!</text:p>
      <text:p text:style-name="Preformatted_20_Text">#アリス</text:p>
      <text:p text:style-name="Preformatted_20_Text">どこで見つけた。</text:p>
      <text:p text:style-name="Preformatted_20_Text">Where did you find.</text:p>
      <text:p text:style-name="P18"><text:span text:style-name="T2">Where did you find her?</text:span> </text:p>
      <text:p text:style-name="Preformatted_20_Text">#アリスの部下</text:p>
      <text:p text:style-name="Preformatted_20_Text">ここから５キロ離れた、山間の洞窟とのこと。</text:p>
      <text:p text:style-name="Preformatted_20_Text">They said it was a cave in the mountains, 5km from here.</text:p>
      <text:p text:style-name="Preformatted_20_Text"/>
      <text:p text:style-name="P18"><text:span text:style-name="T2">It's said to be a cave in the mountains about 5 kilometers from here.</text:span> </text:p>
      <text:p text:style-name="Preformatted_20_Text">#アリス</text:p>
      <text:p text:style-name="Preformatted_20_Text">そんな遠くで……。</text:p>
      <text:p text:style-name="Preformatted_20_Text">Such a long way from here. ......</text:p>
      <text:p text:style-name="P18"><text:soft-page-break/><text:span text:style-name="T2">That far away...</text:span> </text:p>
      <text:p text:style-name="Preformatted_20_Text">[cn]</text:p>
      <text:p text:style-name="Preformatted_20_Text">結局犯人はわからずじまいだった。</text:p>
      <text:p text:style-name="Preformatted_20_Text">In the end, the culprit remained unknown.</text:p>
      <text:p text:style-name="Preformatted_20_Text">#アリス</text:p>
      <text:p text:style-name="Preformatted_20_Text">と、いうわけで、今日からお前たちは</text:p>
      <text:p text:style-name="Preformatted_20_Text">私の部下になるわけだが、何か言うことはあるか。</text:p>
      <text:p text:style-name="Preformatted_20_Text">And so, from today on, you will be</text:p>
      <text:p text:style-name="Preformatted_20_Text">You will be my subordinates, what do you have to say?</text:p>
      <text:p text:style-name="Preformatted_20_Text"/>
      <text:p text:style-name="P18"><text:span text:style-name="T23">So, with that said, starting today, you all will be my subordinates. Do any of you have something to say?</text:span> </text:p>
      <text:p text:style-name="P18"/>
      <text:p text:style-name="P22">So, given what's happened, what would you two say to becoming my subordinates as of today?</text:p>
      <text:p text:style-name="Preformatted_20_Text">#トリアイナ</text:p>
      <text:p text:style-name="Preformatted_20_Text">……いいえ、ないわ。</text:p>
      <text:p text:style-name="Preformatted_20_Text">...... No, I don't.</text:p>
      <text:p text:style-name="Preformatted_20_Text"/>
      <text:p text:style-name="P18"><text:span text:style-name="T23">...No, thank you.</text:span> </text:p>
      <text:p text:style-name="Preformatted_20_Text">#ヘレン</text:p>
      <text:p text:style-name="Preformatted_20_Text">あるに決まってんでしょう！？</text:p>
      <text:p text:style-name="Preformatted_20_Text">ちょっとトリアイナ！　</text:p>
      <text:p text:style-name="Preformatted_20_Text">こいつらオリヴィア殺したんだよ！？</text:p>
      <text:p text:style-name="Preformatted_20_Text">許せるわけないじゃん！！</text:p>
      <text:p text:style-name="Preformatted_20_Text">Of course there is!</text:p>
      <text:p text:style-name="Preformatted_20_Text">Hey, Triaena!　</text:p>
      <text:p text:style-name="Preformatted_20_Text">These people killed Olivia!</text:p>
      <text:p text:style-name="Preformatted_20_Text">There's no way I can forgive them!</text:p>
      <text:p text:style-name="Preformatted_20_Text"/>
      <text:p text:style-name="P25"><text:span text:style-name="T23">It's obvious, isn't it!?</text:span> </text:p>
      <text:p text:style-name="P25"><text:span text:style-name="T23">Hey, Toriana!</text:span> </text:p>
      <text:p text:style-name="P25"><text:span text:style-name="T23">These guys killed Olivia, you know!?</text:span> </text:p>
      <text:p text:style-name="P25"><text:span text:style-name="T23">There's no way I can forgive them!!</text:span> </text:p>
      <text:p text:style-name="P25"/>
      <text:p text:style-name="P25">Obviously not, right?!</text:p>
      <text:p text:style-name="P25">Hey Torianna!</text:p>
      <text:p text:style-name="P25">You know these guys killed Olivia.</text:p>
      <text:p text:style-name="P25">There's no way we can forgive them!</text:p>
      <text:p text:style-name="P25"/>
      <text:p text:style-name="Preformatted_20_Text">#アリス</text:p>
      <text:p text:style-name="Preformatted_20_Text">ちょっと待て！！</text:p>
      <text:p text:style-name="Preformatted_20_Text">私たちは森の魔女を殺してねえぞ！</text:p>
      <text:p text:style-name="Preformatted_20_Text">見つけたときにはもう死んでたんだ！</text:p>
      <text:p text:style-name="Preformatted_20_Text">Wait a minute!</text:p>
      <text:p text:style-name="Preformatted_20_Text">We didn't kill the Witch of the Wood!</text:p>
      <text:p text:style-name="Preformatted_20_Text">She was already dead when we found her!</text:p>
      <text:p text:style-name="Preformatted_20_Text">#ヘレン</text:p>
      <text:p text:style-name="Preformatted_20_Text">そんなの嘘に決まってるわ！</text:p>
      <text:p text:style-name="Preformatted_20_Text">最初から殺すつもりだったのよ！</text:p>
      <text:p text:style-name="Preformatted_20_Text">That's a lie!</text:p>
      <text:p text:style-name="Preformatted_20_Text">We were going to kill her from the start!</text:p>
      <text:p text:style-name="Preformatted_20_Text"/>
      <text:p text:style-name="P18"><text:span text:style-name="T23">That's a blatant lie!" and "I know you're lying!</text:span> </text:p>
      <text:p text:style-name="P18"><text:span text:style-name="T23">That's obviously a lie! You intended to kill her from the start!</text:span> </text:p>
      <text:p text:style-name="P22"/>
      <text:p text:style-name="P18"><text:span text:style-name="T23">That's a blatant lie!" and "I know you're lying!</text:span> </text:p>
      <text:p text:style-name="Preformatted_20_Text"><text:soft-page-break/></text:p>
      <text:p text:style-name="Preformatted_20_Text">#トリアイナ</text:p>
      <text:p text:style-name="Preformatted_20_Text">ヘレン、落ち着きなさい。</text:p>
      <text:p text:style-name="Preformatted_20_Text">それなら、私たちもとっくに殺されているわ。</text:p>
      <text:p text:style-name="Preformatted_20_Text">Helen, calm down.</text:p>
      <text:p text:style-name="Preformatted_20_Text">If that were true, they would have killed us already.</text:p>
      <text:p text:style-name="Preformatted_20_Text"/>
      <text:p text:style-name="P18"><text:span text:style-name="T23">Helen, calm down. If that were true, we would have been killed long ago.</text:span> </text:p>
      <text:p text:style-name="Preformatted_20_Text">#ヘレン</text:p>
      <text:p text:style-name="Preformatted_20_Text">それは……。</text:p>
      <text:p text:style-name="Preformatted_20_Text">It's .......</text:p>
      <text:p text:style-name="Preformatted_20_Text">#トリアイナ</text:p>
      <text:p text:style-name="Preformatted_20_Text">私たちにできることは、</text:p>
      <text:p text:style-name="Preformatted_20_Text">オリヴィアを殺した真犯人を見つけて殺すことよ。</text:p>
      <text:p text:style-name="Preformatted_20_Text">そうでしょう？</text:p>
      <text:p text:style-name="Preformatted_20_Text">All we can do.</text:p>
      <text:p text:style-name="Preformatted_20_Text">Find and kill the real killer of Olivia.</text:p>
      <text:p text:style-name="Preformatted_20_Text">Don't you agree?</text:p>
      <text:p text:style-name="Preformatted_20_Text"/>
      <text:p text:style-name="P18"><text:span text:style-name="T23">The only thing we can do is find the real culprit who killed Olivia and kill them. Isn't that right?"</text:span> </text:p>
      <text:p text:style-name="P18"/>
      <text:p text:style-name="P18">The only thing we can do is find Olivia's true murderer and kill them.</text:p>
      <text:p text:style-name="Preformatted_20_Text">#ヘレン</text:p>
      <text:p text:style-name="Preformatted_20_Text">…………。</text:p>
      <text:p text:style-name="Preformatted_20_Text">.............</text:p>
      <text:p text:style-name="Preformatted_20_Text">#トリアイナ</text:p>
      <text:p text:style-name="Preformatted_20_Text">ここにいれば、いずれその者に出会う気がするの。</text:p>
      <text:p text:style-name="Preformatted_20_Text">今は我慢して、ヘレン。</text:p>
      <text:p text:style-name="Preformatted_20_Text">I have a feeling we'll meet that one eventually if we stay here.</text:p>
      <text:p text:style-name="Preformatted_20_Text">Be patient now, Helen.</text:p>
      <text:p text:style-name="Preformatted_20_Text"/>
      <text:p text:style-name="P18"><text:span text:style-name="T23">If we stay here, I feel like we'll eventually encounter that person. For now, let's endure it, Helen.</text:span> </text:p>
      <text:p text:style-name="P18"/>
      <text:p text:style-name="P18">I have a feeling that if we join Alice, we'll eventually encounter that person. <text:s/>Be patient for now, Helen.</text:p>
      <text:p text:style-name="Preformatted_20_Text">#ヘレン</text:p>
      <text:p text:style-name="Preformatted_20_Text">……わかったわよ。</text:p>
      <text:p text:style-name="Preformatted_20_Text">......Okay, I get it.</text:p>
      <text:p text:style-name="Preformatted_20_Text">[cn]</text:p>
      <text:p text:style-name="Preformatted_20_Text">こうして、トリアイナとヘレンが仲間に加わった。</text:p>
      <text:p text:style-name="Preformatted_20_Text">…………。</text:p>
      <text:p text:style-name="Preformatted_20_Text">ついでに、とらえられていたカートンも説得に応じ、仲間になった。</text:p>
      <text:p text:style-name="Preformatted_20_Text">Thus, Triaina and Helen joined the group.</text:p>
      <text:p text:style-name="Preformatted_20_Text">.............</text:p>
      <text:p text:style-name="Preformatted_20_Text">In addition, Carton, who had been captured, was persuaded and joined them.</text:p>
      <text:p text:style-name="Preformatted_20_Text"/>
      <text:p text:style-name="P18"><text:span text:style-name="T23">And so, Torianna and Helen joined the group. ... In addition, Carton, who had been captured, also agreed to join after being persuaded.</text:span> </text:p>
      <text:p text:style-name="P18"/>
      <text:p text:style-name="P22">In addition, Carton, who had been captured, was persuaded to join.</text:p>
      <text:p text:style-name="P18"/>
      <text:p text:style-name="Preformatted_20_Text">#カートン</text:p>
      <text:p text:style-name="Preformatted_20_Text">ウオオオォォォン！（忘れてたのではあるまいな！）</text:p>
      <text:p text:style-name="Preformatted_20_Text">Wooooooooooooooo! (I hope you didn't forget!)</text:p>
      <text:p text:style-name="Preformatted_20_Text"/>
      <text:p text:style-name="P18"><text:span text:style-name="T23">I haven't been forgotten, have I?" or "Surely I haven't been forgotten.</text:span> </text:p>
      <text:p text:style-name="P18"/>
      <text:p text:style-name="P18">I wasn't just an afterthought, was I?</text:p>
      <text:p text:style-name="Preformatted_20_Text"><text:soft-page-break/>[cn]</text:p>
      <text:p text:style-name="Preformatted_20_Text">決着は着いた。</text:p>
      <text:p text:style-name="Preformatted_20_Text">アリス軍の圧倒的勝利となった。</text:p>
      <text:p text:style-name="Preformatted_20_Text">氷の魔女トリアイナの遺体はその部下ヘレンの遺体と重なり合うようにして見つかった。</text:p>
      <text:p text:style-name="Preformatted_20_Text">オリヴィアとマルゲルはどこを探しても見つからなかった。</text:p>
      <text:p text:style-name="Preformatted_20_Text">The decision had been reached.</text:p>
      <text:p text:style-name="Preformatted_20_Text">Alice's army won overwhelmingly.</text:p>
      <text:p text:style-name="Preformatted_20_Text">The body of the ice witch Triaina was found overlapping the body of her subordinate Helen.</text:p>
      <text:p text:style-name="Preformatted_20_Text">Olivia and Margel could not be found anywhere.</text:p>
      <text:p text:style-name="Preformatted_20_Text"/>
      <text:p text:style-name="P18"><text:span text:style-name="T23">The body of the Ice Witch Toriaina was found overlapping with the body of her subordinate Helen.</text:span> </text:p>
      <text:p text:style-name="P18"><text:span text:style-name="T23">Olivia and Marugeru were not found no matter where they searched.</text:span> </text:p>
      <text:p text:style-name="P18"/>
      <text:p text:style-name="P18">Ice Witch Torianna and her subordinate Helen's corpses were found on top of each other. </text:p>
      <text:p text:style-name="P18">Olivia and Marugeru were nowhere to be found.</text:p>
      <text:p text:style-name="P18"/>
      <text:p text:style-name="P18"><text:span text:style-name="T23">The corpses of the Ice Witch Torianna and her subordinate Helen were found on top of each other. Olivia and Marugeru were nowhere to be found.</text:span> </text:p>
      <text:p text:style-name="P18"/>
      <text:p text:style-name="Preformatted_20_Text">#アリス</text:p>
      <text:p text:style-name="Preformatted_20_Text">クフフフフッ！！</text:p>
      <text:p text:style-name="Preformatted_20_Text">しょーり！！</text:p>
      <text:p text:style-name="Preformatted_20_Text">アッハッハッハッハ！</text:p>
      <text:p text:style-name="Preformatted_20_Text">どうだ、私が本気を出せばこんなもんだ！</text:p>
      <text:p text:style-name="Preformatted_20_Text">Kuhuhuhuhu!</text:p>
      <text:p text:style-name="Preformatted_20_Text">Shori!</text:p>
      <text:p text:style-name="Preformatted_20_Text">A-ha-ha-ha!</text:p>
      <text:p text:style-name="Preformatted_20_Text">How about this, if I really tried, this is what I'd get!</text:p>
      <text:p text:style-name="Preformatted_20_Text">#クロ</text:p>
      <text:p text:style-name="Preformatted_20_Text">お見事でございますアリス様。</text:p>
      <text:p text:style-name="Preformatted_20_Text">敵は壊滅。</text:p>
      <text:p text:style-name="Preformatted_20_Text">主だった将はすべて打ち取りましたぞ。</text:p>
      <text:p text:style-name="Preformatted_20_Text">Well done, Alice-sama.</text:p>
      <text:p text:style-name="Preformatted_20_Text">The enemy is destroyed.</text:p>
      <text:p text:style-name="Preformatted_20_Text">All the major generals have been vanquished.</text:p>
      <text:p text:style-name="Preformatted_20_Text"/>
      <text:p text:style-name="P18"><text:span text:style-name="T23">Excellent work, Lady Alice. The enemy has been annihilated.</text:span> </text:p>
      <text:p text:style-name="P18"><text:span text:style-name="T23">We have taken down all the main generals, my lord.</text:span> </text:p>
      <text:p text:style-name="Preformatted_20_Text">#アリス</text:p>
      <text:p text:style-name="Preformatted_20_Text">よっし、この調子で、ほかの領地もガンガン占領するぞー！！</text:p>
      <text:p text:style-name="Preformatted_20_Text">Well, at this rate, we'll take over other territories as well!</text:p>
      <text:p text:style-name="Preformatted_20_Text"/>
      <text:p text:style-name="P18"><text:span text:style-name="T23">Alright, at this rate, we'll aggressively occupy other territories too!!</text:span> </text:p>
      <text:p text:style-name="Preformatted_20_Text"/>
      <text:p text:style-name="Preformatted_20_Text">Great! At this rate, we'll occupy the other territories in no time!</text:p>
      <text:p text:style-name="Preformatted_20_Text">[cn]</text:p>
      <text:p text:style-name="Preformatted_20_Text">オリヴィアの家付近、森の中。</text:p>
      <text:p text:style-name="Preformatted_20_Text">薄暗い洞窟の中に、オリヴィアとマルゲルが隠れていた。</text:p>
      <text:p text:style-name="Preformatted_20_Text">In the woods, near Olivia's house.</text:p>
      <text:p text:style-name="Preformatted_20_Text">In a dimly lit cave, Olivia and Margel are hiding.</text:p>
      <text:p text:style-name="Preformatted_20_Text">#マルゲル</text:p>
      <text:p text:style-name="Preformatted_20_Text">ひとまず、ここまで来れば敵は追ってこないでしょう。</text:p>
      <text:p text:style-name="Preformatted_20_Text">For the time being, if we make it this far, the enemy won't be able to pursue us.</text:p>
      <text:p text:style-name="Preformatted_20_Text">#オリヴィア</text:p>
      <text:p text:style-name="Preformatted_20_Text">マルゲルさん……ありがとう。</text:p>
      <text:p text:style-name="Preformatted_20_Text">また、助けてもらって。</text:p>
      <text:p text:style-name="Preformatted_20_Text">Thank you Margel for .......</text:p>
      <text:p text:style-name="Preformatted_20_Text">Also for the help.</text:p>
      <text:p text:style-name="Preformatted_20_Text">#マルゲル</text:p>
      <text:p text:style-name="Preformatted_20_Text"><text:soft-page-break/>戦場でここまで危なかったのは久しぶりでした。</text:p>
      <text:p text:style-name="Preformatted_20_Text">……無事でよかった。</text:p>
      <text:p text:style-name="Preformatted_20_Text">It's been a long time since I was this close on the battlefield.</text:p>
      <text:p text:style-name="Preformatted_20_Text">I'm glad you're safe .......</text:p>
      <text:p text:style-name="Preformatted_20_Text">#オリヴィア</text:p>
      <text:p text:style-name="Preformatted_20_Text">マルゲルさん、戦場慣れているんですか？</text:p>
      <text:p text:style-name="Preformatted_20_Text">個人戦ならともかく、</text:p>
      <text:p text:style-name="Preformatted_20_Text">軍団の指揮までできるなんて……。</text:p>
      <text:p text:style-name="Preformatted_20_Text">Margel, are you familiar with the battlefield?</text:p>
      <text:p text:style-name="Preformatted_20_Text">I don't care if it's an individual battle.</text:p>
      <text:p text:style-name="Preformatted_20_Text">I can't believe you can even command an army. ......</text:p>
      <text:p text:style-name="Preformatted_20_Text">#マルゲル</text:p>
      <text:p text:style-name="Preformatted_20_Text">……そうですね。 </text:p>
      <text:p text:style-name="Preformatted_20_Text">オリヴィア殿には話しておいても、良いかもしれません。</text:p>
      <text:p text:style-name="Preformatted_20_Text">...... Yes, that's right. </text:p>
      <text:p text:style-name="Preformatted_20_Text">It might be a good idea to talk to Lady Olivia about it.</text:p>
      <text:p text:style-name="Preformatted_20_Text"/>
      <text:p text:style-name="P18"><text:span text:style-name="T22">...That's true, I suppose. It might be best to clear the air and tell you about myself</text:span> </text:p>
      <text:p text:style-name="Preformatted_20_Text">[cn]</text:p>
      <text:p text:style-name="Preformatted_20_Text">そういって、マルゲルは一呼吸置いた。</text:p>
      <text:p text:style-name="Preformatted_20_Text">マルゲルはオリヴィアに、自らの素性を語り始めた。</text:p>
      <text:p text:style-name="Preformatted_20_Text">With that, Margel took a breath.</text:p>
      <text:p text:style-name="Preformatted_20_Text">Margel began to tell Olivia about his background.</text:p>
      <text:p text:style-name="Preformatted_20_Text">#アリスの部下</text:p>
      <text:p text:style-name="Preformatted_20_Text">申し上げます！</text:p>
      <text:p text:style-name="Preformatted_20_Text">I tell you!</text:p>
      <text:p text:style-name="Preformatted_20_Text">#アリス</text:p>
      <text:p text:style-name="Preformatted_20_Text">なんだ。</text:p>
      <text:p text:style-name="Preformatted_20_Text">What is it?</text:p>
      <text:p text:style-name="Preformatted_20_Text">#アリスの部下</text:p>
      <text:p text:style-name="Preformatted_20_Text">たった今、</text:p>
      <text:p text:style-name="Preformatted_20_Text">行方の分からなかった森の魔女が発見されたとのこと。</text:p>
      <text:p text:style-name="Preformatted_20_Text">Just now.</text:p>
      <text:p text:style-name="Preformatted_20_Text">The Witch of the Woods, whose whereabouts were unknown, has been found.</text:p>
      <text:p text:style-name="Preformatted_20_Text">#アリス</text:p>
      <text:p text:style-name="Preformatted_20_Text">なにっ！！　とらえたか！</text:p>
      <text:p text:style-name="Preformatted_20_Text">What!　You caught her!</text:p>
      <text:p text:style-name="Preformatted_20_Text">#アリスの部下</text:p>
      <text:p text:style-name="Preformatted_20_Text">いえ……それが。</text:p>
      <text:p text:style-name="Preformatted_20_Text">No. ...... that.</text:p>
      <text:p text:style-name="Preformatted_20_Text">[cn]</text:p>
      <text:p text:style-name="Preformatted_20_Text">アリスのもとへ持ってこられたのは、</text:p>
      <text:p text:style-name="Preformatted_20_Text">眠るように横たわる、オリヴィアの遺体だった。</text:p>
      <text:p text:style-name="Preformatted_20_Text">What was brought to Alice was Olivia's body, lying there as if asleep.</text:p>
      <text:p text:style-name="Preformatted_20_Text">Olivia's body, lying there as if asleep.</text:p>
      <text:p text:style-name="Preformatted_20_Text">#アリスの部下</text:p>
      <text:p text:style-name="Preformatted_20_Text">心臓をえぐり取られています。</text:p>
      <text:p text:style-name="Preformatted_20_Text">誰が一体こんなことを……。</text:p>
      <text:p text:style-name="Preformatted_20_Text">Her heart has been gouged out.</text:p>
      <text:p text:style-name="Preformatted_20_Text">Who the hell did this to her .......</text:p>
      <text:p text:style-name="Preformatted_20_Text">#アリス</text:p>
      <text:p text:style-name="Preformatted_20_Text">どこで見つけた。</text:p>
      <text:p text:style-name="Preformatted_20_Text">Where did you find this?</text:p>
      <text:p text:style-name="Preformatted_20_Text">#アリスの部下</text:p>
      <text:p text:style-name="Preformatted_20_Text">ここから５キロ離れた、山間の洞窟とのこと。</text:p>
      <text:p text:style-name="Preformatted_20_Text">They said a cave in the mountains, 5km from here.</text:p>
      <text:p text:style-name="Preformatted_20_Text">#アリス</text:p>
      <text:p text:style-name="Preformatted_20_Text">そんな遠くで……。</text:p>
      <text:p text:style-name="Preformatted_20_Text">Such a long way from here. ......</text:p>
      <text:p text:style-name="Preformatted_20_Text">[cn]</text:p>
      <text:p text:style-name="Preformatted_20_Text">結局犯人はわからずじまいだった。</text:p>
      <text:p text:style-name="Preformatted_20_Text">In the end, the culprit remained unknown.</text:p>
      <text:p text:style-name="Preformatted_20_Text"><text:soft-page-break/>[cn]</text:p>
      <text:p text:style-name="Preformatted_20_Text">決着は着いた。</text:p>
      <text:p text:style-name="Preformatted_20_Text">アリス軍の圧倒的勝利となった。</text:p>
      <text:p text:style-name="Preformatted_20_Text">氷の魔女トリアイナの遺体はその部下ヘレンの遺体と重なり合うようにして見つかった。</text:p>
      <text:p text:style-name="Preformatted_20_Text">オリヴィアとマルゲルはどこを探しても見つからなかった。</text:p>
      <text:p text:style-name="Preformatted_20_Text">The decision had been reached.</text:p>
      <text:p text:style-name="Preformatted_20_Text">Alice's army was overwhelmingly victorious.</text:p>
      <text:p text:style-name="Preformatted_20_Text">The body of the Ice Witch Triaina was found overlapping the body of her subordinate Helen.</text:p>
      <text:p text:style-name="Preformatted_20_Text">Olivia and Margel could not be found anywhere.</text:p>
      <text:p text:style-name="Preformatted_20_Text">#アリス</text:p>
      <text:p text:style-name="Preformatted_20_Text">クフフフフッ！！</text:p>
      <text:p text:style-name="Preformatted_20_Text">しょーり！！</text:p>
      <text:p text:style-name="Preformatted_20_Text">アッハッハッハッハ！</text:p>
      <text:p text:style-name="Preformatted_20_Text">どうだ、私が本気を出せばこんなもんだ！</text:p>
      <text:p text:style-name="Preformatted_20_Text">Kuhuhuhuhu!</text:p>
      <text:p text:style-name="Preformatted_20_Text">Shori!</text:p>
      <text:p text:style-name="Preformatted_20_Text">A-ha-ha-ha!</text:p>
      <text:p text:style-name="Preformatted_20_Text">How about this, if I really tried, this is what I'd get!</text:p>
      <text:p text:style-name="Preformatted_20_Text">#クロ</text:p>
      <text:p text:style-name="Preformatted_20_Text">お見事でございますアリス様。</text:p>
      <text:p text:style-name="Preformatted_20_Text">敵は壊滅。</text:p>
      <text:p text:style-name="Preformatted_20_Text">主だった将はすべて打ち取りましたぞ。</text:p>
      <text:p text:style-name="Preformatted_20_Text">Well done, Alice-sama.</text:p>
      <text:p text:style-name="Preformatted_20_Text">The enemy is destroyed.</text:p>
      <text:p text:style-name="Preformatted_20_Text">All the major generals have been vanquished.</text:p>
      <text:p text:style-name="Preformatted_20_Text">#アリス</text:p>
      <text:p text:style-name="Preformatted_20_Text">よっし、この調子で、ほかの領地もガンガン占領するぞー！！</text:p>
      <text:p text:style-name="Preformatted_20_Text">Well, at this rate, we'll take over other territories as well!</text:p>
      <text:p text:style-name="Preformatted_20_Text">[cn]</text:p>
      <text:p text:style-name="Preformatted_20_Text">アリス軍の勝鬨に乗じて、</text:p>
      <text:p text:style-name="Preformatted_20_Text">戦場を離脱したものがいた。</text:p>
      <text:p text:style-name="Preformatted_20_Text">マルゲルだ。</text:p>
      <text:p text:style-name="Preformatted_20_Text">彼はオリヴィアの亡骸から心臓を取り出し、北の大地に向かって走っていた。</text:p>
      <text:p text:style-name="Preformatted_20_Text">Taking advantage of the battle cry of Alice's army</text:p>
      <text:p text:style-name="Preformatted_20_Text">Someone took advantage of Alice's battle cry and left the battlefield.</text:p>
      <text:p text:style-name="Preformatted_20_Text">It was Margel.</text:p>
      <text:p text:style-name="Preformatted_20_Text">He took the heart from Olivia's corpse and ran toward the north.</text:p>
      <text:p text:style-name="Preformatted_20_Text"/>
      <text:p text:style-name="P18"><text:span text:style-name="T23">Taking advantage of the victorious cries of Alice's army, someone left the battlefield. It was Marugeru. He had extracted the heart from Olivia's corpse and was running toward the northern lands.</text:span> </text:p>
      <text:p text:style-name="P18"/>
      <text:p text:style-name="P18"><text:span text:style-name="T23">Taking advantage of the victory celebrations, someone crept away from Alice's army on the battlefield</text:span>.</text:p>
      <text:p text:style-name="Preformatted_20_Text">#マルゲル</text:p>
      <text:p text:style-name="Preformatted_20_Text">……オリヴィア殿。</text:p>
      <text:p text:style-name="Preformatted_20_Text">やはりあなたの方が、私なんかよりよっぽど強い人だ。</text:p>
      <text:p text:style-name="Preformatted_20_Text">......Lord Olivia.</text:p>
      <text:p text:style-name="Preformatted_20_Text">After all, you are a much stronger person than I am.</text:p>
      <text:p text:style-name="P18"><text:span text:style-name="T23">It seems you're much stronger than someone like me after all.</text:span> </text:p>
      <text:p text:style-name="P18"/>
      <text:p text:style-name="P18">As I thought, you're a much stronger person than someone like me for having taken the tougher path.</text:p>
      <text:p text:style-name="Preformatted_20_Text">[cn]</text:p>
      <text:p text:style-name="Preformatted_20_Text">懐のつつみに話しかけるようにして、</text:p>
      <text:p text:style-name="Preformatted_20_Text">マルゲルはつぶやいた。</text:p>
      <text:p text:style-name="Preformatted_20_Text">As if speaking to a pocketful of bosom, Margel murmured.</text:p>
      <text:p text:style-name="Preformatted_20_Text">Margel murmured.</text:p>
      <text:p text:style-name="Preformatted_20_Text"/>
      <text:p text:style-name="P18"><text:span text:style-name="T23">In a manner of speaking to the pocket of his jacket, Marugeru murmured.</text:span> </text:p>
      <text:p text:style-name="Preformatted_20_Text"/>
      <text:p text:style-name="P18"><text:soft-page-break/><text:span text:style-name="T23">Speaking softly into the fold of his jacket, Marugeru murmured.</text:span> </text:p>
      <text:p text:style-name="Preformatted_20_Text"/>
      <text:p text:style-name="P22">Marugeru mumbled quietly to himself as he made his way.</text:p>
      <text:p text:style-name="Preformatted_20_Text">C:\Users\James Phillips\Desktop\Games\WargameAliceGit\MinimizedScenarios\min_s0224.txt</text:p>
      <text:p text:style-name="Preformatted_20_Text">魔女の湖。</text:p>
      <text:p text:style-name="Preformatted_20_Text">氷の宮殿内。</text:p>
      <text:p text:style-name="Preformatted_20_Text">Witch Lake.</text:p>
      <text:p text:style-name="Preformatted_20_Text">Inside the ice palace.</text:p>
      <text:p text:style-name="Preformatted_20_Text">#部下</text:p>
      <text:p text:style-name="Preformatted_20_Text">申し上げます！！</text:p>
      <text:p text:style-name="Preformatted_20_Text">I say!</text:p>
      <text:p text:style-name="Preformatted_20_Text">#トリアイナ</text:p>
      <text:p text:style-name="Preformatted_20_Text">なんですか、騒々しい。</text:p>
      <text:p text:style-name="Preformatted_20_Text">What a racket.</text:p>
      <text:p text:style-name="Preformatted_20_Text"/>
      <text:p text:style-name="Preformatted_20_Text">What is it that you have to be so loud?</text:p>
      <text:p text:style-name="Preformatted_20_Text">[cn]</text:p>
      <text:p text:style-name="Preformatted_20_Text">トリアイナたちは、</text:p>
      <text:p text:style-name="Preformatted_20_Text">いつものように三人でお茶会をしていた。</text:p>
      <text:p text:style-name="Preformatted_20_Text">そこへ、水を差すように部下があわただしく入ってきたのだ。</text:p>
      <text:p text:style-name="Preformatted_20_Text">Triaina and her friends were</text:p>
      <text:p text:style-name="Preformatted_20_Text">The three of them were having a tea party as usual.</text:p>
      <text:p text:style-name="Preformatted_20_Text">Then, as if to add water to the water, a subordinate rushes in.</text:p>
      <text:p text:style-name="Preformatted_20_Text">#部下</text:p>
      <text:p text:style-name="Preformatted_20_Text">華の魔女アリス、カプリ砦付近に現れ、</text:p>
      <text:p text:style-name="Preformatted_20_Text">こちらに向かって攻撃を仕掛けた模様！</text:p>
      <text:p text:style-name="Preformatted_20_Text">Alice, the Witch of Flowers, appeared near Fort Capri.</text:p>
      <text:p text:style-name="Preformatted_20_Text">She seems to have launched an attack towards us!</text:p>
      <text:p text:style-name="Preformatted_20_Text">#トリアイナ</text:p>
      <text:p text:style-name="Preformatted_20_Text">なんですって！</text:p>
      <text:p text:style-name="Preformatted_20_Text">Oh my God!</text:p>
      <text:p text:style-name="Preformatted_20_Text">#オリヴィア</text:p>
      <text:p text:style-name="Preformatted_20_Text">わっ、私の領地に！？</text:p>
      <text:p text:style-name="Preformatted_20_Text">Wow, in my territory!</text:p>
      <text:p text:style-name="Preformatted_20_Text">#部下</text:p>
      <text:p text:style-name="Preformatted_20_Text">いかがいたしますか。</text:p>
      <text:p text:style-name="Preformatted_20_Text">How would you like it?</text:p>
      <text:p text:style-name="Preformatted_20_Text">#トリアイナ</text:p>
      <text:p text:style-name="Preformatted_20_Text">……ピノの町、アイスの町に徴兵をかけてちょうだい</text:p>
      <text:p text:style-name="Preformatted_20_Text">オリヴィア軍に援軍を向かわせるわ。</text:p>
      <text:p text:style-name="Preformatted_20_Text">それと、シャーベット砦の守りを強化するように。</text:p>
      <text:p text:style-name="Preformatted_20_Text">...... I want you to draft the towns of Pinot and Ice.</text:p>
      <text:p text:style-name="Preformatted_20_Text">I'll send reinforcements to Olivia's army.</text:p>
      <text:p text:style-name="Preformatted_20_Text">Also, reinforce the defense of Fort Sherbet.</text:p>
      <text:p text:style-name="Preformatted_20_Text">#部下</text:p>
      <text:p text:style-name="Preformatted_20_Text">はっ、承知しました。</text:p>
      <text:p text:style-name="Preformatted_20_Text">失礼します！</text:p>
      <text:p text:style-name="Preformatted_20_Text">Ha, yes, sir.</text:p>
      <text:p text:style-name="Preformatted_20_Text">Excuse me!</text:p>
      <text:p text:style-name="Preformatted_20_Text">#トリアイナ</text:p>
      <text:p text:style-name="Preformatted_20_Text">してやられたわ……。</text:p>
      <text:p text:style-name="Preformatted_20_Text">まさか突然攻めてくるなんて。</text:p>
      <text:p text:style-name="Preformatted_20_Text">オリヴィア、自分の領地に戻って軍備を整えなさい。</text:p>
      <text:p text:style-name="Preformatted_20_Text">私も後で向かってあげるわ。</text:p>
      <text:p text:style-name="Preformatted_20_Text">I've been played. ......</text:p>
      <text:p text:style-name="Preformatted_20_Text">I didn't expect them to attack us so suddenly.</text:p>
      <text:p text:style-name="Preformatted_20_Text">Olivia, go back to your territory and prepare your army.</text:p>
      <text:p text:style-name="Preformatted_20_Text">I'll be there later.</text:p>
      <text:p text:style-name="Preformatted_20_Text">#オリヴィア</text:p>
      <text:p text:style-name="Preformatted_20_Text">う、うん……わかった。</text:p>
      <text:p text:style-name="Preformatted_20_Text">Uh, yeah...... got it.</text:p>
      <text:p text:style-name="Preformatted_20_Text">#トリアイナ</text:p>
      <text:p text:style-name="Preformatted_20_Text"><text:soft-page-break/>ヘレン。オリヴィアを送り届けたらすぐに戻ってきてちょうだい。</text:p>
      <text:p text:style-name="Preformatted_20_Text">忙しくなるわよ。</text:p>
      <text:p text:style-name="Preformatted_20_Text">Helen. Come back as soon as you drop Olivia off.</text:p>
      <text:p text:style-name="Preformatted_20_Text">We're going to be busy.</text:p>
      <text:p text:style-name="Preformatted_20_Text">#ヘレン</text:p>
      <text:p text:style-name="Preformatted_20_Text">ええ、わかったわ！</text:p>
      <text:p text:style-name="Preformatted_20_Text">Yeah, okay!</text:p>
      <text:p text:style-name="Preformatted_20_Text"/>
      <text:p text:style-name="Preformatted_20_Text">C:\Users\James Phillips\Desktop\Games\WargameAliceGit\MinimizedScenarios\min_s0225A.txt</text:p>
      <text:p text:style-name="Preformatted_20_Text">#トリアイナの部下</text:p>
      <text:p text:style-name="Preformatted_20_Text">申し上げます！</text:p>
      <text:p text:style-name="Preformatted_20_Text">華の魔女の軍団、</text:p>
      <text:p text:style-name="Preformatted_20_Text">オリヴィア様の本拠地の間近に迫りつつあり！</text:p>
      <text:p text:style-name="Preformatted_20_Text">I say!</text:p>
      <text:p text:style-name="Preformatted_20_Text">The army of the Witches of Hana</text:p>
      <text:p text:style-name="Preformatted_20_Text">The army of the Witches of the Flower is closing in on Lady Olivia's stronghold!</text:p>
      <text:p text:style-name="Preformatted_20_Text">#マルゲル</text:p>
      <text:p text:style-name="Preformatted_20_Text">……そうか。</text:p>
      <text:p text:style-name="Preformatted_20_Text">華の魔女め、</text:p>
      <text:p text:style-name="Preformatted_20_Text">こちらより先にオリヴィア殿を捕る気だな。</text:p>
      <text:p text:style-name="Preformatted_20_Text">やむをえん……、</text:p>
      <text:p text:style-name="Preformatted_20_Text">全軍急ぎオリヴィアの殿の救援に向かうぞ。</text:p>
      <text:p text:style-name="Preformatted_20_Text">...... I see.</text:p>
      <text:p text:style-name="Preformatted_20_Text">The Witch of Flowers.</text:p>
      <text:p text:style-name="Preformatted_20_Text">They're going to get to Lady Olivia before we do.</text:p>
      <text:p text:style-name="Preformatted_20_Text">It's unavoidable. ......</text:p>
      <text:p text:style-name="Preformatted_20_Text">All troops hurry to the rescue of Lady Olivia.</text:p>
      <text:p text:style-name="Preformatted_20_Text">#トリアイナの部下</text:p>
      <text:p text:style-name="Preformatted_20_Text">はっ！！</text:p>
      <text:p text:style-name="Preformatted_20_Text">Ha!</text:p>
      <text:p text:style-name="Preformatted_20_Text"/>
      <text:p text:style-name="Preformatted_20_Text">C:\Users\James Phillips\Desktop\Games\WargameAliceGit\MinimizedScenarios\min_s0225.txt</text:p>
      <text:p text:style-name="Preformatted_20_Text">#トリアイナの部下</text:p>
      <text:p text:style-name="Preformatted_20_Text">申し上げます！</text:p>
      <text:p text:style-name="Preformatted_20_Text">華の魔女の軍団、</text:p>
      <text:p text:style-name="Preformatted_20_Text">オリヴィア様の本拠地の間近に迫りつつあり！</text:p>
      <text:p text:style-name="Preformatted_20_Text">I say!</text:p>
      <text:p text:style-name="Preformatted_20_Text">The army of the Witches of Hana</text:p>
      <text:p text:style-name="Preformatted_20_Text">The army of the Witches of the Flower is closing in on Lady Olivia's stronghold!</text:p>
      <text:p text:style-name="Preformatted_20_Text">#トリアイナ</text:p>
      <text:p text:style-name="Preformatted_20_Text">……わかった。下がりなさい。</text:p>
      <text:p text:style-name="Preformatted_20_Text">...... understand. Stand down.</text:p>
      <text:p text:style-name="Preformatted_20_Text">#トリアイナの部下</text:p>
      <text:p text:style-name="Preformatted_20_Text">はっ！！</text:p>
      <text:p text:style-name="Preformatted_20_Text">Ha!</text:p>
      <text:p text:style-name="Preformatted_20_Text">#ヘレン</text:p>
      <text:p text:style-name="Preformatted_20_Text">どうするのトリアイナ！</text:p>
      <text:p text:style-name="Preformatted_20_Text">このままだとオリヴィア……。</text:p>
      <text:p text:style-name="Preformatted_20_Text">What are we going to do, Triaena!</text:p>
      <text:p text:style-name="Preformatted_20_Text">If we don't do something, Olivia .......</text:p>
      <text:p text:style-name="Preformatted_20_Text">#トリアイナ</text:p>
      <text:p text:style-name="Preformatted_20_Text">ええ……、オリヴィアの救援に行くわ。</text:p>
      <text:p text:style-name="Preformatted_20_Text">最低限の兵力を残して、</text:p>
      <text:p text:style-name="Preformatted_20_Text">全軍をオリヴィアの家へ向かわせるわよ。</text:p>
      <text:p text:style-name="Preformatted_20_Text">Yeah ......, I'll go to Olivia's rescue.</text:p>
      <text:p text:style-name="Preformatted_20_Text">I'll leave a minimum force behind.</text:p>
      <text:p text:style-name="Preformatted_20_Text">I'll send the whole army to Olivia's house.</text:p>
      <text:p text:style-name="Preformatted_20_Text">#ヘレン</text:p>
      <text:p text:style-name="Preformatted_20_Text">わかったわ！</text:p>
      <text:p text:style-name="Preformatted_20_Text">Okay, I'm on it!</text:p>
      <text:p text:style-name="Preformatted_20_Text"/>
      <text:p text:style-name="Preformatted_20_Text">C:\Users\James Phillips\Desktop\Games\WargameAliceGit\MinimizedScenarios\min_s0226.txt</text:p>
      <text:p text:style-name="Preformatted_20_Text">オリヴィアの家。</text:p>
      <text:p text:style-name="Preformatted_20_Text"><text:soft-page-break/>トリアイナとマルゲルが、オリヴィアの救援にたどり着いた。</text:p>
      <text:p text:style-name="Preformatted_20_Text">救援の途中で、アリスの伏兵と交戦があり、</text:p>
      <text:p text:style-name="Preformatted_20_Text">マルゲルは腹部を負傷していた。</text:p>
      <text:p text:style-name="Preformatted_20_Text">Olivia's home.</text:p>
      <text:p text:style-name="Preformatted_20_Text">Triaena and Margel arrived to Olivia's rescue.</text:p>
      <text:p text:style-name="Preformatted_20_Text">During the rescue, there was an engagement with Alice's ambushers.</text:p>
      <text:p text:style-name="Preformatted_20_Text">Margel was wounded in the abdomen.</text:p>
      <text:p text:style-name="Preformatted_20_Text">#オリヴィア</text:p>
      <text:p text:style-name="Preformatted_20_Text">マルゲルさん！！</text:p>
      <text:p text:style-name="Preformatted_20_Text">Margueru!</text:p>
      <text:p text:style-name="Preformatted_20_Text">#マルゲル</text:p>
      <text:p text:style-name="Preformatted_20_Text">すみません……少し、敵の矢を受けてしまって……。</text:p>
      <text:p text:style-name="Preformatted_20_Text">Sorry ...... a little, I got hit by an enemy arrow .......</text:p>
      <text:p text:style-name="Preformatted_20_Text">#オリヴィア</text:p>
      <text:p text:style-name="Preformatted_20_Text">ひどい出血……！！</text:p>
      <text:p text:style-name="Preformatted_20_Text">今魔法でふさぎますからね！</text:p>
      <text:p text:style-name="Preformatted_20_Text">You're bleeding badly......!</text:p>
      <text:p text:style-name="Preformatted_20_Text">I'll use magic to plug it up now!</text:p>
      <text:p text:style-name="Preformatted_20_Text">[cn]</text:p>
      <text:p text:style-name="Preformatted_20_Text">オリヴィアの治癒魔法が、マルゲルの傷をみるみるとふさいでいった。</text:p>
      <text:p text:style-name="Preformatted_20_Text">Olivia's healing magic quickly closed up Margel's wounds.</text:p>
      <text:p text:style-name="Preformatted_20_Text">#マルゲル</text:p>
      <text:p text:style-name="Preformatted_20_Text">あなたに助けられるのは二度目ですね。</text:p>
      <text:p text:style-name="Preformatted_20_Text">かたじけない。</text:p>
      <text:p text:style-name="Preformatted_20_Text">This is the second time you've saved me.</text:p>
      <text:p text:style-name="Preformatted_20_Text">I'm sorry.</text:p>
      <text:p text:style-name="Preformatted_20_Text">#オリヴィア</text:p>
      <text:p text:style-name="Preformatted_20_Text">動かないでください！</text:p>
      <text:p text:style-name="Preformatted_20_Text">まだ傷がふさがったばかりです。</text:p>
      <text:p text:style-name="Preformatted_20_Text">それに、回復魔法は傷をふさぐだけで、</text:p>
      <text:p text:style-name="Preformatted_20_Text">体力までは回復できませんから。</text:p>
      <text:p text:style-name="Preformatted_20_Text">ひとまず休まないと……。</text:p>
      <text:p text:style-name="Preformatted_20_Text">おかゆか何か作っておきますから、</text:p>
      <text:p text:style-name="Preformatted_20_Text">起きたら食べてください……。</text:p>
      <text:p text:style-name="Preformatted_20_Text">それから……。</text:p>
      <text:p text:style-name="Preformatted_20_Text">Please don't move!</text:p>
      <text:p text:style-name="Preformatted_20_Text">The wound has only just healed.</text:p>
      <text:p text:style-name="Preformatted_20_Text">Besides, recovery magic can only close wounds.</text:p>
      <text:p text:style-name="Preformatted_20_Text">It can't restore your strength.</text:p>
      <text:p text:style-name="Preformatted_20_Text">You need to rest for now. ......</text:p>
      <text:p text:style-name="Preformatted_20_Text">I'll make you some porridge or something.</text:p>
      <text:p text:style-name="Preformatted_20_Text">Please eat it when you wake up. ......</text:p>
      <text:p text:style-name="Preformatted_20_Text">Then go to .......</text:p>
      <text:p text:style-name="Preformatted_20_Text">#マルゲル</text:p>
      <text:p text:style-name="Preformatted_20_Text">……ふふ。</text:p>
      <text:p text:style-name="Preformatted_20_Text">......</text:p>
      <text:p text:style-name="Preformatted_20_Text">#オリヴィア</text:p>
      <text:p text:style-name="Preformatted_20_Text">あっ……その。えっ……？</text:p>
      <text:p text:style-name="Preformatted_20_Text">Oh ...... that. What ......?</text:p>
      <text:p text:style-name="Preformatted_20_Text">#マルゲル</text:p>
      <text:p text:style-name="Preformatted_20_Text">いえ、すいません……。</text:p>
      <text:p text:style-name="Preformatted_20_Text">オリヴィア殿、</text:p>
      <text:p text:style-name="Preformatted_20_Text">もっとおとなしい方だと思っていましたので。</text:p>
      <text:p text:style-name="Preformatted_20_Text">饒舌に話されるのが少し意外で……。</text:p>
      <text:p text:style-name="Preformatted_20_Text">No, I'm sorry. ......</text:p>
      <text:p text:style-name="Preformatted_20_Text">Olivia.</text:p>
      <text:p text:style-name="Preformatted_20_Text">I thought you were more quiet.</text:p>
      <text:p text:style-name="Preformatted_20_Text">I was a little surprised to hear you speak so eloquently. ......</text:p>
      <text:p text:style-name="Preformatted_20_Text">#オリヴィア</text:p>
      <text:p text:style-name="Preformatted_20_Text">あっ……す、すいません。つい……。</text:p>
      <text:p text:style-name="Preformatted_20_Text">Oh ......, I'm sorry. I'm sorry. ......</text:p>
      <text:p text:style-name="Preformatted_20_Text">#マルゲル</text:p>
      <text:p text:style-name="Preformatted_20_Text">私のことを心配して下さったのでしょう？</text:p>
      <text:p text:style-name="Preformatted_20_Text"><text:soft-page-break/>それに、そちらの方が私もやりやすい。</text:p>
      <text:p text:style-name="Preformatted_20_Text">You were worried about me, weren't you?</text:p>
      <text:p text:style-name="Preformatted_20_Text">Besides, it's easier for me to do it that way.</text:p>
      <text:p text:style-name="Preformatted_20_Text">#オリヴィア</text:p>
      <text:p text:style-name="Preformatted_20_Text">そっ、そうですか……。</text:p>
      <text:p text:style-name="Preformatted_20_Text">Oh, I see. ......</text:p>
      <text:p text:style-name="Preformatted_20_Text">#ヘレン</text:p>
      <text:p text:style-name="Preformatted_20_Text">あらー、オリヴィアったら顔赤くしちゃって、</text:p>
      <text:p text:style-name="Preformatted_20_Text">なにかあったのかなぁー？</text:p>
      <text:p text:style-name="Preformatted_20_Text">Oh, Olivia, you're blushing.</text:p>
      <text:p text:style-name="Preformatted_20_Text">Is something wrong?</text:p>
      <text:p text:style-name="Preformatted_20_Text">#オリヴィア</text:p>
      <text:p text:style-name="Preformatted_20_Text">へ、ヘレン！</text:p>
      <text:p text:style-name="Preformatted_20_Text">Heh, Helen!</text:p>
      <text:p text:style-name="Preformatted_20_Text">#ヘレン</text:p>
      <text:p text:style-name="Preformatted_20_Text">ま、ま、続けて続けて。</text:p>
      <text:p text:style-name="Preformatted_20_Text">Well, well, go on, go on.</text:p>
      <text:p text:style-name="Preformatted_20_Text">#オリヴィア</text:p>
      <text:p text:style-name="Preformatted_20_Text">もう！　からかわないでよ！</text:p>
      <text:p text:style-name="Preformatted_20_Text">Oh, my God!　Don't make fun of me!</text:p>
      <text:p text:style-name="Preformatted_20_Text">#トリアイナ</text:p>
      <text:p text:style-name="Preformatted_20_Text">そうよヘレン。</text:p>
      <text:p text:style-name="Preformatted_20_Text">今はのんきに冗談を飛ばしているような暇はないのですから。</text:p>
      <text:p text:style-name="Preformatted_20_Text">Yes, Helen.</text:p>
      <text:p text:style-name="Preformatted_20_Text">Now is not the time for carefree jokes.</text:p>
      <text:p text:style-name="Preformatted_20_Text">#マルゲル</text:p>
      <text:p text:style-name="Preformatted_20_Text">トリアイナ殿。</text:p>
      <text:p text:style-name="Preformatted_20_Text">戦況はどのように。</text:p>
      <text:p text:style-name="Preformatted_20_Text">Dear Triaena.</text:p>
      <text:p text:style-name="Preformatted_20_Text">How is the war going?</text:p>
      <text:p text:style-name="Preformatted_20_Text">#トリアイナ</text:p>
      <text:p text:style-name="Preformatted_20_Text">早めに撤退したのが幸いしたわ。</text:p>
      <text:p text:style-name="Preformatted_20_Text">向こうはまだ、湖の周辺の掃討作戦に追われているでしょうね。</text:p>
      <text:p text:style-name="Preformatted_20_Text">こちらの軍を整える時間は十分にあるわ。</text:p>
      <text:p text:style-name="Preformatted_20_Text">It's a good thing we pulled out early.</text:p>
      <text:p text:style-name="Preformatted_20_Text">They're probably still busy cleaning up around the lake.</text:p>
      <text:p text:style-name="Preformatted_20_Text">We have plenty of time to get our forces in order.</text:p>
      <text:p text:style-name="Preformatted_20_Text">#マルゲル</text:p>
      <text:p text:style-name="Preformatted_20_Text">そうですか。</text:p>
      <text:p text:style-name="Preformatted_20_Text">オリヴィア殿の軍備はいかに。</text:p>
      <text:p text:style-name="Preformatted_20_Text">I see.</text:p>
      <text:p text:style-name="Preformatted_20_Text">How is Olivia's army?</text:p>
      <text:p text:style-name="Preformatted_20_Text">#トリアイナ</text:p>
      <text:p text:style-name="Preformatted_20_Text">今ここを守っているのは、</text:p>
      <text:p text:style-name="Preformatted_20_Text">オリヴィア直近の3000の兵よ。</text:p>
      <text:p text:style-name="Preformatted_20_Text">私のと合わせて4500ね。</text:p>
      <text:p text:style-name="Preformatted_20_Text">Right now, this place is defended by</text:p>
      <text:p text:style-name="Preformatted_20_Text">Olivia's last 3,000 soldiers.</text:p>
      <text:p text:style-name="Preformatted_20_Text">That's 4,500 with mine.</text:p>
      <text:p text:style-name="Preformatted_20_Text">#マルゲル</text:p>
      <text:p text:style-name="Preformatted_20_Text">戦力には申し分ありませんが、</text:p>
      <text:p text:style-name="Preformatted_20_Text">何しろここは守りにくい森の中です。</text:p>
      <text:p text:style-name="Preformatted_20_Text">砦がない今、少しこちらの分が悪いですね。</text:p>
      <text:p text:style-name="Preformatted_20_Text">We have the right forces, but we are in a forest that is difficult to defend.</text:p>
      <text:p text:style-name="Preformatted_20_Text">But we are in the middle of a forest that is difficult to defend.</text:p>
      <text:p text:style-name="Preformatted_20_Text">Without a fort, we are at a bit of a disadvantage.</text:p>
      <text:p text:style-name="Preformatted_20_Text">#トリアイナ</text:p>
      <text:p text:style-name="Preformatted_20_Text">何か策でもあるのかしら。</text:p>
      <text:p text:style-name="Preformatted_20_Text">I wonder if they have a plan.</text:p>
      <text:p text:style-name="Preformatted_20_Text">#マルゲル</text:p>
      <text:p text:style-name="Preformatted_20_Text">……ええ、一つ。</text:p>
      <text:p text:style-name="Preformatted_20_Text">...... Yeah, one thing.</text:p>
      <text:p text:style-name="Preformatted_20_Text"/>
      <text:p text:style-name="Preformatted_20_Text"><text:soft-page-break/>C:\Users\James Phillips\Desktop\Games\WargameAliceGit\MinimizedScenarios\min_s0400.txt</text:p>
      <text:p text:style-name="Preformatted_20_Text">#メッサーシュミット</text:p>
      <text:p text:style-name="Preformatted_20_Text">大変大変大変だよー！</text:p>
      <text:p text:style-name="Preformatted_20_Text">ベガ様ー！</text:p>
      <text:p text:style-name="Preformatted_20_Text">Oh my God, oh my God, oh my God!</text:p>
      <text:p text:style-name="Preformatted_20_Text">Lady Vega!</text:p>
      <text:p text:style-name="Preformatted_20_Text">[cn]</text:p>
      <text:p text:style-name="Preformatted_20_Text">大声を上げながら神殿に入ってきたメッサーシュミットをみて、</text:p>
      <text:p text:style-name="Preformatted_20_Text">ベガは少し不機嫌そうな顔になった。</text:p>
      <text:p text:style-name="Preformatted_20_Text">Seeing Messerschmidt enter the temple, shouting loudly.</text:p>
      <text:p text:style-name="Preformatted_20_Text">Vega looked a little unhappy.</text:p>
      <text:p text:style-name="Preformatted_20_Text">#ベガ</text:p>
      <text:p text:style-name="Preformatted_20_Text">口を慎めメッサーシュミット。</text:p>
      <text:p text:style-name="Preformatted_20_Text">勤務外はともかく勤務中にそのような口をきくことを許した覚えはない。</text:p>
      <text:p text:style-name="Preformatted_20_Text"/>
      <text:p text:style-name="Preformatted_20_Text">I don't remember allowing you to talk like that on duty, let alone off duty.</text:p>
      <text:p text:style-name="Preformatted_20_Text">#メッサーシュミット</text:p>
      <text:p text:style-name="Preformatted_20_Text">ハッ、失礼しました！</text:p>
      <text:p text:style-name="Preformatted_20_Text">Ha, excuse me!</text:p>
      <text:p text:style-name="Preformatted_20_Text">#ベガ</text:p>
      <text:p text:style-name="Preformatted_20_Text">急ぎの件というのは？</text:p>
      <text:p text:style-name="Preformatted_20_Text">What is the urgency of the matter?</text:p>
      <text:p text:style-name="Preformatted_20_Text">#メッサーシュミット</text:p>
      <text:p text:style-name="Preformatted_20_Text">華の魔女が軍勢を率いて国境へと迫って来ました！</text:p>
      <text:p text:style-name="Preformatted_20_Text">The Flower Witch is approaching the border with an army!</text:p>
      <text:p text:style-name="Preformatted_20_Text">#ベガ</text:p>
      <text:p text:style-name="Preformatted_20_Text">メッサーシュミット、グラマンは今どこに？</text:p>
      <text:p text:style-name="Preformatted_20_Text">Messerschmitt, where is Grumman now?</text:p>
      <text:p text:style-name="Preformatted_20_Text">#メッサーシュミット</text:p>
      <text:p text:style-name="Preformatted_20_Text">グラマン様？</text:p>
      <text:p text:style-name="Preformatted_20_Text">相変わらず洞窟にこもりっきりだと思います。</text:p>
      <text:p text:style-name="Preformatted_20_Text">Mr. Grumman?</text:p>
      <text:p text:style-name="Preformatted_20_Text">I think he is still holed up in his cave.</text:p>
      <text:p text:style-name="Preformatted_20_Text">#ベガ</text:p>
      <text:p text:style-name="Preformatted_20_Text">そうか、ではある程度時間は稼げる。</text:p>
      <text:p text:style-name="Preformatted_20_Text">メッサーシュミット、至急グラマンに伝言だ。</text:p>
      <text:p text:style-name="Preformatted_20_Text">直ちに洞窟から出て、華の魔女を撃退せよと。</text:p>
      <text:p text:style-name="Preformatted_20_Text">Well, that buys us some time.</text:p>
      <text:p text:style-name="Preformatted_20_Text">Messerschmitt, get a message to Grumman immediately.</text:p>
      <text:p text:style-name="Preformatted_20_Text">Get out of the cave immediately and fight off the Flower Witch.</text:p>
      <text:p text:style-name="Preformatted_20_Text">#メッサーシュミット</text:p>
      <text:p text:style-name="Preformatted_20_Text">はッ！</text:p>
      <text:p text:style-name="Preformatted_20_Text">すぐに知らせて決ます！</text:p>
      <text:p text:style-name="Preformatted_20_Text">Yes!</text:p>
      <text:p text:style-name="Preformatted_20_Text">I'll let you know immediately!</text:p>
      <text:p text:style-name="Preformatted_20_Text">[cn]</text:p>
      <text:p text:style-name="Preformatted_20_Text">そういうと、メッサーシュミットは来た時と同じように慌ただしく執務室から出ていった。</text:p>
      <text:p text:style-name="Preformatted_20_Text">メッサーシュミットが出ていくと、</text:p>
      <text:p text:style-name="Preformatted_20_Text">あたりは途端に静かになった。</text:p>
      <text:p text:style-name="Preformatted_20_Text">ベガは近くの台座に腰かけると、</text:p>
      <text:p text:style-name="Preformatted_20_Text">腰みのに挟んだ魔法たばこを取り出し、火をつけた。</text:p>
      <text:p text:style-name="Preformatted_20_Text">Saying this, Messerschmidt left his office as hurriedly as he had come.</text:p>
      <text:p text:style-name="Preformatted_20_Text">As soon as Messerschmitt left</text:p>
      <text:p text:style-name="Preformatted_20_Text">The area became instantly quiet.</text:p>
      <text:p text:style-name="Preformatted_20_Text">Vega sat down on a nearby pedestal.</text:p>
      <text:p text:style-name="Preformatted_20_Text">He took out a magic cigarette from his waistband and lit it.</text:p>
      <text:p text:style-name="Preformatted_20_Text">#ベガ</text:p>
      <text:p text:style-name="Preformatted_20_Text">勝って、山から下りて豊かな土地で暮らす。</text:p>
      <text:p text:style-name="Preformatted_20_Text">皆もそれを望んでいる。</text:p>
      <text:p text:style-name="Preformatted_20_Text">しかし私は……。</text:p>
      <text:p text:style-name="Preformatted_20_Text">We will win, come down from the mountains and live in the land of plenty.</text:p>
      <text:p text:style-name="Preformatted_20_Text">That's what everyone wants.</text:p>
      <text:p text:style-name="Preformatted_20_Text">But I'm not .......</text:p>
      <text:p text:style-name="Preformatted_20_Text"><text:soft-page-break/>[cn]</text:p>
      <text:p text:style-name="Preformatted_20_Text">ベガの迷いのこもったその言葉は、しかし、</text:p>
      <text:p text:style-name="Preformatted_20_Text">今は誰の耳に届くこともなく、煙と共に宙に消えていった。</text:p>
      <text:p text:style-name="Preformatted_20_Text">Vega's hesitant words, however</text:p>
      <text:p text:style-name="Preformatted_20_Text">Now they reach no one's ears and disappear into the air with a puff of smoke.</text:p>
      <text:p text:style-name="Preformatted_20_Text">[cn]</text:p>
      <text:p text:style-name="Preformatted_20_Text">ベスビオ山山麗。</text:p>
      <text:p text:style-name="Preformatted_20_Text">普段はどこまでも背の高い草が生い茂った草原が続くのどかな場所であるが、</text:p>
      <text:p text:style-name="Preformatted_20_Text">この日は物々しい雰囲気に包まれていた。</text:p>
      <text:p text:style-name="Preformatted_20_Text">何千というドラゴンたちの軍団が、草原を、空を、埋め尽くしている。</text:p>
      <text:p text:style-name="Preformatted_20_Text">Mount Vesuvius mountain rei.</text:p>
      <text:p text:style-name="Preformatted_20_Text">Normally, it is a peaceful place with endless meadows of tall grass, but on this day</text:p>
      <text:p text:style-name="Preformatted_20_Text">But on this day, it was filled with a very serious atmosphere.</text:p>
      <text:p text:style-name="Preformatted_20_Text">Thousands of dragons filled the grasslands and the sky.</text:p>
      <text:p text:style-name="Preformatted_20_Text">#メッサーシュミット</text:p>
      <text:p text:style-name="Preformatted_20_Text">ベガ様！　全部隊滞りなく配置されています！</text:p>
      <text:p text:style-name="Preformatted_20_Text">Lord Vega!　All units are deployed without delay!</text:p>
      <text:p text:style-name="Preformatted_20_Text">#ベガ</text:p>
      <text:p text:style-name="Preformatted_20_Text">そうか、ご苦労。</text:p>
      <text:p text:style-name="Preformatted_20_Text">Well, thank you.</text:p>
      <text:p text:style-name="Preformatted_20_Text">[cn]</text:p>
      <text:p text:style-name="Preformatted_20_Text">草原の隅の仮設拠点。</text:p>
      <text:p text:style-name="Preformatted_20_Text">ベガはそこで、</text:p>
      <text:p text:style-name="Preformatted_20_Text">メッサーシュミットから報告を受けていた。</text:p>
      <text:p text:style-name="Preformatted_20_Text">A temporary base in the corner of the meadow.</text:p>
      <text:p text:style-name="Preformatted_20_Text">Vega was there.</text:p>
      <text:p text:style-name="Preformatted_20_Text">Messerschmidt was reporting to him.</text:p>
      <text:p text:style-name="Preformatted_20_Text">#ベガ</text:p>
      <text:p text:style-name="Preformatted_20_Text">いよいよか。</text:p>
      <text:p text:style-name="Preformatted_20_Text">Is it finally time?</text:p>
      <text:p text:style-name="Preformatted_20_Text">[cn]</text:p>
      <text:p text:style-name="Preformatted_20_Text">ベガは小さくつぶやくと椅子から立ち上がり、</text:p>
      <text:p text:style-name="Preformatted_20_Text">自分を見上げる多くのドラゴンたちを一瞥した</text:p>
      <text:p text:style-name="Preformatted_20_Text">そして彼女がゆっくりと左手を挙げると、ざわついていたドラゴンたちは途端に静かになった。</text:p>
      <text:p text:style-name="Preformatted_20_Text">Vega stood up from his chair with a small murmur and</text:p>
      <text:p text:style-name="Preformatted_20_Text">took one look at the many dragons looking up at her.</text:p>
      <text:p text:style-name="Preformatted_20_Text">Then she slowly raises her left hand, and the buzzing dragons instantly quiet down.</text:p>
      <text:p text:style-name="Preformatted_20_Text">#ベガ</text:p>
      <text:p text:style-name="Preformatted_20_Text">かつてこの世界はドラゴンのものだった。</text:p>
      <text:p text:style-name="Preformatted_20_Text">９００年前、魔女が現れる前までは。</text:p>
      <text:p text:style-name="Preformatted_20_Text">大魔女ホーリーベルは多くの同朋を殺め、</text:p>
      <text:p text:style-name="Preformatted_20_Text">我々をこの山へ追い込んだ。</text:p>
      <text:p text:style-name="Preformatted_20_Text">しかし、かつての我らはそこから一歩も引かなかった。</text:p>
      <text:p text:style-name="Preformatted_20_Text">大魔女の、２０万を超える大軍を追い返した</text:p>
      <text:p text:style-name="Preformatted_20_Text">それに比べれば、</text:p>
      <text:p text:style-name="Preformatted_20_Text">華の魔女のなんとちっぽけなことか！</text:p>
      <text:p text:style-name="Preformatted_20_Text">我々は魔女になど屈しない。</text:p>
      <text:p text:style-name="Preformatted_20_Text">かつての栄光を、再び取り戻すため、</text:p>
      <text:p text:style-name="Preformatted_20_Text">私たちは戦うのだ！</text:p>
      <text:p text:style-name="Preformatted_20_Text">我々に栄光あれ！</text:p>
      <text:p text:style-name="Preformatted_20_Text">ドラゴンに栄光あれ！！</text:p>
      <text:p text:style-name="Preformatted_20_Text">This world once belonged to the dragons.</text:p>
      <text:p text:style-name="Preformatted_20_Text">Until 900 years ago, before witches appeared.</text:p>
      <text:p text:style-name="Preformatted_20_Text">The great witch, Holy Belle, killed many of our brothers.</text:p>
      <text:p text:style-name="Preformatted_20_Text">And drove us to this mountain.</text:p>
      <text:p text:style-name="Preformatted_20_Text">But we did not back down from that.</text:p>
      <text:p text:style-name="Preformatted_20_Text">We drove back the great witch's army of over 200,000.</text:p>
      <text:p text:style-name="Preformatted_20_Text">Compared to them.</text:p>
      <text:p text:style-name="Preformatted_20_Text">How tiny the Witch of Flowers is!</text:p>
      <text:p text:style-name="Preformatted_20_Text">We will not yield to the witches.</text:p>
      <text:p text:style-name="Preformatted_20_Text">To regain our former glory.</text:p>
      <text:p text:style-name="Preformatted_20_Text">We will fight!</text:p>
      <text:p text:style-name="Preformatted_20_Text">Glory to us!</text:p>
      <text:p text:style-name="Preformatted_20_Text"><text:soft-page-break/>Glory to the dragons!</text:p>
      <text:p text:style-name="Preformatted_20_Text">#ドラゴンたち</text:p>
      <text:p text:style-name="Preformatted_20_Text">ギャオオオオオーーーー！！</text:p>
      <text:p text:style-name="Preformatted_20_Text">Gyaoooooooooooooooooooooooooooooooooooooooooooooooooooooooooooo!</text:p>
      <text:p text:style-name="Preformatted_20_Text">[cn]</text:p>
      <text:p text:style-name="Preformatted_20_Text">戦場に一陣の風が吹き抜けた。</text:p>
      <text:p text:style-name="Preformatted_20_Text">開戦の火ぶたが切って落とされたのはそれから間もなくのことである。</text:p>
      <text:p text:style-name="Preformatted_20_Text">A gust of wind blew across the battlefield.</text:p>
      <text:p text:style-name="Preformatted_20_Text">It was not long after that that the first shots of war were fired.</text:p>
      <text:p text:style-name="Preformatted_20_Text"/>
      <text:p text:style-name="Preformatted_20_Text">C:\Users\James Phillips\Desktop\Games\WargameAliceGit\MinimizedScenarios\min_s0401A.txt</text:p>
      <text:p text:style-name="Preformatted_20_Text">#アリス</text:p>
      <text:p text:style-name="Preformatted_20_Text">ぜえぜえ……、は、ハハハハハ！</text:p>
      <text:p text:style-name="Preformatted_20_Text">か、勝ったぞ畜生……。</text:p>
      <text:p text:style-name="Preformatted_20_Text">（くそ……、マジで強かったなコイツ。）</text:p>
      <text:p text:style-name="Preformatted_20_Text">ん？　なんだこれ……？</text:p>
      <text:p text:style-name="Preformatted_20_Text">Geez ......, ha ha ha ha ha!</text:p>
      <text:p text:style-name="Preformatted_20_Text">Ka, I won, damn .......</text:p>
      <text:p text:style-name="Preformatted_20_Text">(Damn ......, this guy was really strong.)</text:p>
      <text:p text:style-name="Preformatted_20_Text">Hmm?　What's this ......?</text:p>
      <text:p text:style-name="Preformatted_20_Text">[cn]</text:p>
      <text:p text:style-name="Preformatted_20_Text">アリスは、グラマンの死体の中に、一振りのつるぎを見つけた。</text:p>
      <text:p text:style-name="Preformatted_20_Text">Alice found a single swing of a sword in Grumman's corpse.</text:p>
      <text:p text:style-name="Preformatted_20_Text">#アリス</text:p>
      <text:p text:style-name="Preformatted_20_Text">へえ、よく切れそうな剣だなあ。</text:p>
      <text:p text:style-name="Preformatted_20_Text">戦利品としてもらっておくか。</text:p>
      <text:p text:style-name="Preformatted_20_Text">Wow, that looks like a very sharp sword.</text:p>
      <text:p text:style-name="Preformatted_20_Text">I'll take it as a trophy.</text:p>
      <text:p text:style-name="Preformatted_20_Text">[cn]</text:p>
      <text:p text:style-name="Preformatted_20_Text">アメノムラクモを手に入れた！</text:p>
      <text:p text:style-name="Preformatted_20_Text">I got the Amenomurakumo!</text:p>
      <text:p text:style-name="Preformatted_20_Text"/>
      <text:p text:style-name="Preformatted_20_Text">C:\Users\James Phillips\Desktop\Games\WargameAliceGit\MinimizedScenarios\min_s0401.txt</text:p>
      <text:p text:style-name="Preformatted_20_Text">#ドラゴン兵</text:p>
      <text:p text:style-name="Preformatted_20_Text">ギャオオオオォォォッッ！</text:p>
      <text:p text:style-name="Preformatted_20_Text">Gyaoooooooooooooooooooooooooooooooooooooooooooooooooooooooooooooooo!</text:p>
      <text:p text:style-name="Preformatted_20_Text">#アリス</text:p>
      <text:p text:style-name="Preformatted_20_Text">クフフフッ！！　雑魚はすっこんでろ！</text:p>
      <text:p text:style-name="Preformatted_20_Text">破壊光線ーーーー！！！！！</text:p>
      <text:p text:style-name="Preformatted_20_Text">Kuhuhuhuhuhuhuhuhuhu!　Keep your little fishy asses out of here!</text:p>
      <text:p text:style-name="Preformatted_20_Text">Destructive raysーーー！！！！！</text:p>
      <text:p text:style-name="Preformatted_20_Text">[cn]</text:p>
      <text:p text:style-name="Preformatted_20_Text">アリスのはなった破壊光線が、周囲のドラゴンたちを残らず吹き飛ばした。</text:p>
      <text:p text:style-name="Preformatted_20_Text">Alice's rays of destruction blast away all the dragons around her.</text:p>
      <text:p text:style-name="Preformatted_20_Text">#アリス</text:p>
      <text:p text:style-name="Preformatted_20_Text">よーっし、このまま突っ切るぞ！</text:p>
      <text:p text:style-name="Preformatted_20_Text">クフフフッ、何がドラゴンだ、</text:p>
      <text:p text:style-name="Preformatted_20_Text">案外大したことないじゃないか。</text:p>
      <text:p text:style-name="Preformatted_20_Text">All right, I'm going to go through it like this!</text:p>
      <text:p text:style-name="Preformatted_20_Text">What's with the dragons?</text:p>
      <text:p text:style-name="Preformatted_20_Text">It's not that big a deal, is it?</text:p>
      <text:p text:style-name="Preformatted_20_Text">#グラマン</text:p>
      <text:p text:style-name="Preformatted_20_Text">グァハハハハハッッ！</text:p>
      <text:p text:style-name="Preformatted_20_Text">これは、ずいぶんとやんちゃな嬢ちゃんが遊びにきたもんだな！</text:p>
      <text:p text:style-name="Preformatted_20_Text">Guahahahahahahaha!</text:p>
      <text:p text:style-name="Preformatted_20_Text">This is a very naughty little girl who has come to play!</text:p>
      <text:p text:style-name="Preformatted_20_Text">#アリス</text:p>
      <text:p text:style-name="Preformatted_20_Text">あん……誰だ？</text:p>
      <text:p text:style-name="Preformatted_20_Text">An...... who is this?</text:p>
      <text:p text:style-name="Preformatted_20_Text">[cn]</text:p>
      <text:p text:style-name="Preformatted_20_Text">太い声が聞こえたかと思うと、</text:p>
      <text:p text:style-name="Preformatted_20_Text">洞窟の中から巨大な八股の竜が姿を現した。</text:p>
      <text:p text:style-name="Preformatted_20_Text">You'd think you heard a thick voice.</text:p>
      <text:p text:style-name="Preformatted_20_Text"><text:soft-page-break/>A huge eight-legged dragon emerged from the cave.</text:p>
      <text:p text:style-name="Preformatted_20_Text">#アリス</text:p>
      <text:p text:style-name="Preformatted_20_Text">げっ！　なんてデカさだこりゃあ……。</text:p>
      <text:p text:style-name="Preformatted_20_Text">Geez!　How big is this thing .......</text:p>
      <text:p text:style-name="Preformatted_20_Text">#グラマン（一の頭）</text:p>
      <text:p text:style-name="Preformatted_20_Text">ほうほう、これはなかなかにべっぴんだな。</text:p>
      <text:p text:style-name="Preformatted_20_Text">嬢ちゃん、俺様たちの妻にならんか。</text:p>
      <text:p text:style-name="Preformatted_20_Text">ちょうど七の頭の嫁がこの間火山弾にあたって死んでしまってな。</text:p>
      <text:p text:style-name="Preformatted_20_Text">Wow, that's quite a bevy.</text:p>
      <text:p text:style-name="Preformatted_20_Text">Will you be our wife, little girl?</text:p>
      <text:p text:style-name="Preformatted_20_Text">The wife of the seventh head was killed by a volcanic bullet the other day.</text:p>
      <text:p text:style-name="Preformatted_20_Text">#グラマン（七の頭）</text:p>
      <text:p text:style-name="Preformatted_20_Text">ウオオォォン！</text:p>
      <text:p text:style-name="Preformatted_20_Text">Woooooooong!</text:p>
      <text:p text:style-name="Preformatted_20_Text">#グラマン（八の頭）</text:p>
      <text:p text:style-name="Preformatted_20_Text">泣くなよ、男が泣くとみっともないぜ。</text:p>
      <text:p text:style-name="Preformatted_20_Text">Don't cry, it's not very dignified when a man cries.</text:p>
      <text:p text:style-name="Preformatted_20_Text">#グラマン（一の頭）</text:p>
      <text:p text:style-name="Preformatted_20_Text">そうそう、あれはいい女だった。</text:p>
      <text:p text:style-name="Preformatted_20_Text">翼がひときわ鋭く美しいと評判でな……。</text:p>
      <text:p text:style-name="Preformatted_20_Text">Yes, yes, that was a good woman.</text:p>
      <text:p text:style-name="Preformatted_20_Text">She had a reputation for having the sharpest and most beautiful wings. ......</text:p>
      <text:p text:style-name="Preformatted_20_Text">#アリス</text:p>
      <text:p text:style-name="Preformatted_20_Text">あー！！　あっちこっちでしゃべるんじゃねえ！！</text:p>
      <text:p text:style-name="Preformatted_20_Text">そのうっとうしい頭を切り落とすぞ！！</text:p>
      <text:p text:style-name="Preformatted_20_Text">Aah!　Don't talk to me here and there!</text:p>
      <text:p text:style-name="Preformatted_20_Text">I'll cut off your annoying head!</text:p>
      <text:p text:style-name="Preformatted_20_Text">#グラマン（一の頭）</text:p>
      <text:p text:style-name="Preformatted_20_Text">おうおう勝気なお嬢ちゃんだ。</text:p>
      <text:p text:style-name="Preformatted_20_Text">Oh, you're a competitive little girl.</text:p>
      <text:p text:style-name="Preformatted_20_Text">#グラマン（二の頭）</text:p>
      <text:p text:style-name="Preformatted_20_Text">いや、俺様はタイプだぜ。</text:p>
      <text:p text:style-name="Preformatted_20_Text">No, I'm your type.</text:p>
      <text:p text:style-name="Preformatted_20_Text">#グラマン（三の頭）</text:p>
      <text:p text:style-name="Preformatted_20_Text">お前はぼぼの感触にしか興味ないだろうが。</text:p>
      <text:p text:style-name="Preformatted_20_Text">You're only interested in the feel of the boobo.</text:p>
      <text:p text:style-name="Preformatted_20_Text">#グラマン（二の頭）</text:p>
      <text:p text:style-name="Preformatted_20_Text">グァハハハハハ！</text:p>
      <text:p text:style-name="Preformatted_20_Text">魔女のぼぼはたいそう柔らかいそうだぞ。</text:p>
      <text:p text:style-name="Preformatted_20_Text">これが楽しみでなくて何だというのだ。</text:p>
      <text:p text:style-name="Preformatted_20_Text">Guahahahahahaha!</text:p>
      <text:p text:style-name="Preformatted_20_Text">I hear the witch's boobo is very soft.</text:p>
      <text:p text:style-name="Preformatted_20_Text">If that's not fun, what is?</text:p>
      <text:p text:style-name="Preformatted_20_Text">#アリス</text:p>
      <text:p text:style-name="Preformatted_20_Text">ちっ、時間の無駄だな……先を急ぐか。</text:p>
      <text:p text:style-name="Preformatted_20_Text">Damn, what a waste of time ...... Let's get on with it.</text:p>
      <text:p text:style-name="Preformatted_20_Text">#グラマン（一の頭）</text:p>
      <text:p text:style-name="Preformatted_20_Text">おっと。</text:p>
      <text:p text:style-name="Preformatted_20_Text">Oops.</text:p>
      <text:p text:style-name="Preformatted_20_Text">[cn]</text:p>
      <text:p text:style-name="Preformatted_20_Text">グラマンは洞窟から這い出すと、その巨体でアリスたちの行き先をふさいでしまった。</text:p>
      <text:p text:style-name="Preformatted_20_Text">Grumman crawled out of the cave and blocked the way of Alice and the others with his huge body.</text:p>
      <text:p text:style-name="Preformatted_20_Text">#アリス</text:p>
      <text:p text:style-name="Preformatted_20_Text">………………。</text:p>
      <text:p text:style-name="Preformatted_20_Text">...................</text:p>
      <text:p text:style-name="Preformatted_20_Text">#グラマン（一の頭）</text:p>
      <text:p text:style-name="Preformatted_20_Text">嬢ちゃんには悪いがちょっとこの先には通すわけにゃあいかねェんだ。</text:p>
      <text:p text:style-name="Preformatted_20_Text">Sorry, missy, but I can't let you pass this way.</text:p>
      <text:p text:style-name="Preformatted_20_Text">#アリス</text:p>
      <text:p text:style-name="Preformatted_20_Text">ふん…………クフフフフッ。</text:p>
      <text:p text:style-name="Preformatted_20_Text">まあいい、邪魔するってんなら容赦しないぜ。</text:p>
      <text:p text:style-name="Preformatted_20_Text">覚悟しろよ変態クソドラゴン！！</text:p>
      <text:p text:style-name="Preformatted_20_Text">Hmmm ............</text:p>
      <text:p text:style-name="Preformatted_20_Text"><text:soft-page-break/>Well, if you're going to interrupt me, I'm not going to stand for it.</text:p>
      <text:p text:style-name="Preformatted_20_Text">Prepare yourself, you perverted fucking dragon!</text:p>
      <text:p text:style-name="Preformatted_20_Text"/>
      <text:p text:style-name="Preformatted_20_Text">C:\Users\James Phillips\Desktop\Games\WargameAliceGit\MinimizedScenarios\min_s0402.txt</text:p>
      <text:p text:style-name="Preformatted_20_Text">#アリス</text:p>
      <text:p text:style-name="Preformatted_20_Text">あー、畜生！！</text:p>
      <text:p text:style-name="Preformatted_20_Text">あんなデカブツどうしろってんだ！！</text:p>
      <text:p text:style-name="Preformatted_20_Text">Oh, damn it!</text:p>
      <text:p text:style-name="Preformatted_20_Text">What the hell am I supposed to do with that big piece of shit!</text:p>
      <text:p text:style-name="Preformatted_20_Text">#クロ</text:p>
      <text:p text:style-name="Preformatted_20_Text">アリス様、北から迂回されてはどうでしょう。</text:p>
      <text:p text:style-name="Preformatted_20_Text">少し遠回りになりますが、</text:p>
      <text:p text:style-name="Preformatted_20_Text">あの竜と一戦構えることもないかと。</text:p>
      <text:p text:style-name="Preformatted_20_Text">Alice, why don't you go around from the north?</text:p>
      <text:p text:style-name="Preformatted_20_Text">It's a bit of a detour.</text:p>
      <text:p text:style-name="Preformatted_20_Text">It's a bit of a detour, but I don't think you'll have to fight that dragon.</text:p>
      <text:p text:style-name="Preformatted_20_Text">#アリス</text:p>
      <text:p text:style-name="Preformatted_20_Text">それでは私が逃げたようではないか！</text:p>
      <text:p text:style-name="Preformatted_20_Text">ううむ……、チシャ！　お茶！！</text:p>
      <text:p text:style-name="Preformatted_20_Text">Then it looks like I escaped!</text:p>
      <text:p text:style-name="Preformatted_20_Text">Ummm ......, Cheshire!　Tea!</text:p>
      <text:p text:style-name="Preformatted_20_Text">#チシャ</text:p>
      <text:p text:style-name="Preformatted_20_Text">はっ、はい！！</text:p>
      <text:p text:style-name="Preformatted_20_Text">Ha, yes!</text:p>
      <text:p text:style-name="Preformatted_20_Text">[cn]</text:p>
      <text:p text:style-name="Preformatted_20_Text">あわあわと部屋を出ていくチシャと入れ替わりで、メイジーが入ってきた。</text:p>
      <text:p text:style-name="Preformatted_20_Text">In place of Cheshire leaving the room in a rush, Maisie enters.</text:p>
      <text:p text:style-name="Preformatted_20_Text">#メイジー</text:p>
      <text:p text:style-name="Preformatted_20_Text">……姉さん。</text:p>
      <text:p text:style-name="Preformatted_20_Text">...... sister.</text:p>
      <text:p text:style-name="Preformatted_20_Text">#アリス</text:p>
      <text:p text:style-name="Preformatted_20_Text">ん、メイジーか。なんか用か？</text:p>
      <text:p text:style-name="Preformatted_20_Text">Oh, Maisie. What do you want?</text:p>
      <text:p text:style-name="Preformatted_20_Text">#メイジー</text:p>
      <text:p text:style-name="Preformatted_20_Text">なんか用か？　じゃないわよ！！</text:p>
      <text:p text:style-name="Preformatted_20_Text">さっき街に行ってきたんだけど、コレ！</text:p>
      <text:p text:style-name="Preformatted_20_Text">What do you want?　No, I'm not!</text:p>
      <text:p text:style-name="Preformatted_20_Text">I just went into town and this is it!</text:p>
      <text:p text:style-name="Preformatted_20_Text">[cn]</text:p>
      <text:p text:style-name="Preformatted_20_Text">そういいながらメイジーが突き付けたのは、アリス行きつけの酒場の請求書だった。</text:p>
      <text:p text:style-name="Preformatted_20_Text">With that, Maisie thrusts at me a bill for Alice's favorite bar.</text:p>
      <text:p text:style-name="Preformatted_20_Text">#アリス</text:p>
      <text:p text:style-name="Preformatted_20_Text">ああ……あのとき偶然持ち合わせがなくてツケといてもらったんだった。</text:p>
      <text:p text:style-name="Preformatted_20_Text">Oh ...... I didn't happen to have any money with me at the time, so I asked her to pay it for me.</text:p>
      <text:p text:style-name="Preformatted_20_Text">#メイジー</text:p>
      <text:p text:style-name="Preformatted_20_Text">もう……たまたまたくさん持っていたからよかったけど</text:p>
      <text:p text:style-name="Preformatted_20_Text">何よこの金額……。</text:p>
      <text:p text:style-name="Preformatted_20_Text">I'm glad I happened to have so much ...... already, but...</text:p>
      <text:p text:style-name="Preformatted_20_Text">What the heck is this amount of money .......</text:p>
      <text:p text:style-name="Preformatted_20_Text">#アリス</text:p>
      <text:p text:style-name="Preformatted_20_Text">そのあたりにいたやつ全員に奢ったんだ。</text:p>
      <text:p text:style-name="Preformatted_20_Text">成り行きでな。</text:p>
      <text:p text:style-name="Preformatted_20_Text">まあいいじゃねーか、ちゃんと払うからさぁ。</text:p>
      <text:p text:style-name="Preformatted_20_Text">I bought drinks for everyone in the area.</text:p>
      <text:p text:style-name="Preformatted_20_Text">It just happened.</text:p>
      <text:p text:style-name="Preformatted_20_Text">Oh well, it's okay, I'll pay for it.</text:p>
      <text:p text:style-name="Preformatted_20_Text">#メイジー</text:p>
      <text:p text:style-name="Preformatted_20_Text">それならいいけど……。</text:p>
      <text:p text:style-name="Preformatted_20_Text">あっ、そうそう！　</text:p>
      <text:p text:style-name="Preformatted_20_Text">その酒場のおじさんに頼まれたんだけど、</text:p>
      <text:p text:style-name="Preformatted_20_Text">明日からワインフェアやるから来てって。</text:p>
      <text:p text:style-name="Preformatted_20_Text">なんでも、世界中の珍しいワインをたっくさん仕入れたんだとか……。</text:p>
      <text:p text:style-name="Preformatted_20_Text">Well, that's okay. ......</text:p>
      <text:p text:style-name="Preformatted_20_Text"><text:soft-page-break/>Oh, yeah!　</text:p>
      <text:p text:style-name="Preformatted_20_Text">The guy at the bar asked me to come over.</text:p>
      <text:p text:style-name="Preformatted_20_Text">He said he's having a wine fair starting tomorrow.</text:p>
      <text:p text:style-name="Preformatted_20_Text">He said he has stocked up on a lot of rare wines from all over the world. ......</text:p>
      <text:p text:style-name="Preformatted_20_Text">#アリス</text:p>
      <text:p text:style-name="Preformatted_20_Text">宣伝じゃねえか……。</text:p>
      <text:p text:style-name="Preformatted_20_Text">いや、まてよ？</text:p>
      <text:p text:style-name="Preformatted_20_Text">これは使えるかもしれんぞ。</text:p>
      <text:p text:style-name="Preformatted_20_Text">クフフフッ、メイジー、</text:p>
      <text:p text:style-name="Preformatted_20_Text">大急ぎで酒場のオヤジにつたえてこい。</text:p>
      <text:p text:style-name="Preformatted_20_Text">そのワイン、残らず私が買い取ってやるってな。</text:p>
      <text:p text:style-name="Preformatted_20_Text">Isn't that an advertisement? ......</text:p>
      <text:p text:style-name="Preformatted_20_Text">No, wait.</text:p>
      <text:p text:style-name="Preformatted_20_Text">This might work.</text:p>
      <text:p text:style-name="Preformatted_20_Text">Maisie.</text:p>
      <text:p text:style-name="Preformatted_20_Text">Go tell the old man at the bar in a hurry.</text:p>
      <text:p text:style-name="Preformatted_20_Text">I'll buy you all that wine.</text:p>
      <text:p text:style-name="Preformatted_20_Text">#メイジー</text:p>
      <text:p text:style-name="Preformatted_20_Text">ええっ！　いまから？</text:p>
      <text:p text:style-name="Preformatted_20_Text">What?　Now?</text:p>
      <text:p text:style-name="Preformatted_20_Text">#アリス</text:p>
      <text:p text:style-name="Preformatted_20_Text">もちろん今からだ。一時間以内で帰って来い。</text:p>
      <text:p text:style-name="Preformatted_20_Text">Of course, now. Be back in less than an hour.</text:p>
      <text:p text:style-name="Preformatted_20_Text">#メイジー</text:p>
      <text:p text:style-name="Preformatted_20_Text">そんなぁ……。</text:p>
      <text:p text:style-name="Preformatted_20_Text">Oh no. ......</text:p>
      <text:p text:style-name="Preformatted_20_Text">#アリス</text:p>
      <text:p text:style-name="Preformatted_20_Text">あの変態クソドラゴンめ、</text:p>
      <text:p text:style-name="Preformatted_20_Text">私の恐ろしさを知るがいい。</text:p>
      <text:p text:style-name="Preformatted_20_Text">クフフフフフッ……！！</text:p>
      <text:p text:style-name="Preformatted_20_Text">That perverted fucking dragon.</text:p>
      <text:p text:style-name="Preformatted_20_Text">You should know how scary I am.</text:p>
      <text:p text:style-name="Preformatted_20_Text">Kuhuhuhuhuhuhuhuhuhuhuhuh ......!</text:p>
      <text:p text:style-name="Preformatted_20_Text">#アリス</text:p>
      <text:p text:style-name="Preformatted_20_Text">クロ、何かいい案はないか。</text:p>
      <text:p text:style-name="Preformatted_20_Text">Kuro, do you have a better idea?</text:p>
      <text:p text:style-name="Preformatted_20_Text">#クロ</text:p>
      <text:p text:style-name="Preformatted_20_Text">いえ、そういわれましても……。</text:p>
      <text:p text:style-name="Preformatted_20_Text">何か弱点でもあれば話は別なのでしょうが。</text:p>
      <text:p text:style-name="Preformatted_20_Text">No, even if you say so .......</text:p>
      <text:p text:style-name="Preformatted_20_Text">I guess it would be different if it had some weakness.</text:p>
      <text:p text:style-name="Preformatted_20_Text">#アリス</text:p>
      <text:p text:style-name="Preformatted_20_Text">弱点か……。</text:p>
      <text:p text:style-name="Preformatted_20_Text">そうか！　クフフフッ、いい案を思いついたぞ。</text:p>
      <text:p text:style-name="Preformatted_20_Text">早速準備する、クロ支度をしろ！</text:p>
      <text:p text:style-name="Preformatted_20_Text">Weaknesses or .......</text:p>
      <text:p text:style-name="Preformatted_20_Text">Oh well!　I've got a good idea.</text:p>
      <text:p text:style-name="Preformatted_20_Text">I'll get ready as soon as I can. Get ready Kuro!</text:p>
      <text:p text:style-name="Preformatted_20_Text"/>
      <text:p text:style-name="Preformatted_20_Text">C:\Users\James Phillips\Desktop\Games\WargameAliceGit\MinimizedScenarios\min_s0403.txt</text:p>
      <text:p text:style-name="Preformatted_20_Text">ドラゴンの巣。</text:p>
      <text:p text:style-name="Preformatted_20_Text">アリスは物陰からグラマンの様子をうかがっていた。</text:p>
      <text:p text:style-name="Preformatted_20_Text">Dragon's nest.</text:p>
      <text:p text:style-name="Preformatted_20_Text">Alice watches Grumman from the shadows.</text:p>
      <text:p text:style-name="Preformatted_20_Text">#アリス</text:p>
      <text:p text:style-name="Preformatted_20_Text">クロ、手筈通りに頼むぞ。</text:p>
      <text:p text:style-name="Preformatted_20_Text">Kuro, follow the arrangements, please.</text:p>
      <text:p text:style-name="Preformatted_20_Text">#クロ</text:p>
      <text:p text:style-name="Preformatted_20_Text">はっ。</text:p>
      <text:p text:style-name="Preformatted_20_Text">Ha.</text:p>
      <text:p text:style-name="Preformatted_20_Text">[cn]</text:p>
      <text:p text:style-name="Preformatted_20_Text">グラマンは洞窟で寝ているようだった。</text:p>
      <text:p text:style-name="Preformatted_20_Text">大きないびきが、洞窟の外まで漏れてきていた。</text:p>
      <text:p text:style-name="Preformatted_20_Text"><text:soft-page-break/>そこへ、一人の少女がグラマンへ声をかけた。</text:p>
      <text:p text:style-name="Preformatted_20_Text">メイジーだった。</text:p>
      <text:p text:style-name="Preformatted_20_Text">Grumman seemed to be sleeping in the cave.</text:p>
      <text:p text:style-name="Preformatted_20_Text">His loud snoring was leaking out of the cave.</text:p>
      <text:p text:style-name="Preformatted_20_Text">Then a girl called out to Grumman.</text:p>
      <text:p text:style-name="Preformatted_20_Text">It was Maisie.</text:p>
      <text:p text:style-name="Preformatted_20_Text">#メイジー</text:p>
      <text:p text:style-name="Preformatted_20_Text">あっ、あのう……。</text:p>
      <text:p text:style-name="Preformatted_20_Text">すいませー……ん。</text:p>
      <text:p text:style-name="Preformatted_20_Text">Oh, um, .......</text:p>
      <text:p text:style-name="Preformatted_20_Text">Sorry... .......</text:p>
      <text:p text:style-name="Preformatted_20_Text">#グラマン</text:p>
      <text:p text:style-name="Preformatted_20_Text">グオオオォォォ……、グオオオオォォォ……。</text:p>
      <text:p text:style-name="Preformatted_20_Text">Gooooooooooooo ......, gooooooooooooooooooooo .......</text:p>
      <text:p text:style-name="Preformatted_20_Text">#メイジー</text:p>
      <text:p text:style-name="Preformatted_20_Text">わっ……、すごいいびき。</text:p>
      <text:p text:style-name="Preformatted_20_Text">すっ、すいませーーん！</text:p>
      <text:p text:style-name="Preformatted_20_Text">Wow ......, great snoring.</text:p>
      <text:p text:style-name="Preformatted_20_Text">Ssshhhh, sorry!!!</text:p>
      <text:p text:style-name="Preformatted_20_Text">#グラマン</text:p>
      <text:p text:style-name="Preformatted_20_Text">グオオオォォオオ……、ウム……、グオオオォォォ……。</text:p>
      <text:p text:style-name="Preformatted_20_Text">Gooooooooooooo......, umm ......, guooooooooooooooooooo.......</text:p>
      <text:p text:style-name="Preformatted_20_Text">#メイジー</text:p>
      <text:p text:style-name="Preformatted_20_Text">姉さん！　全然目を覚まさないわ！</text:p>
      <text:p text:style-name="Preformatted_20_Text">Sis!!!　She's not waking up at all!</text:p>
      <text:p text:style-name="Preformatted_20_Text">#アリス</text:p>
      <text:p text:style-name="Preformatted_20_Text">ちっ、ちょっと待ってろ……。</text:p>
      <text:p text:style-name="Preformatted_20_Text">せーの、破壊光線ッッ！！</text:p>
      <text:p text:style-name="Preformatted_20_Text">Damn, wait a minute .......</text:p>
      <text:p text:style-name="Preformatted_20_Text">Let's go, destructive ray!</text:p>
      <text:p text:style-name="Preformatted_20_Text">[cn]</text:p>
      <text:p text:style-name="Preformatted_20_Text">突如アリスがはなった破壊光線は、</text:p>
      <text:p text:style-name="Preformatted_20_Text">洞窟のすぐ横の大きな岩を粉々に砕いた。</text:p>
      <text:p text:style-name="Preformatted_20_Text">大きな音と振動が周辺に響き渡る。</text:p>
      <text:p text:style-name="Preformatted_20_Text">Suddenly Alice's destructive ray bursts forth, shattering into pieces a large rock right next to the cave.</text:p>
      <text:p text:style-name="Preformatted_20_Text">The destructive ray that Alice suddenly flashed shattered a large rock right next to the cave.</text:p>
      <text:p text:style-name="Preformatted_20_Text">A loud sound and vibration echoes through the area.</text:p>
      <text:p text:style-name="Preformatted_20_Text">#メイジー</text:p>
      <text:p text:style-name="Preformatted_20_Text">ちょ、ちょっと！！</text:p>
      <text:p text:style-name="Preformatted_20_Text">私に当たったらどうするのよー！！</text:p>
      <text:p text:style-name="Preformatted_20_Text">Hey, hey, hey!</text:p>
      <text:p text:style-name="Preformatted_20_Text">What if it hits me!</text:p>
      <text:p text:style-name="Preformatted_20_Text">#アリス</text:p>
      <text:p text:style-name="Preformatted_20_Text">当たらなかったんだからいいだろう。</text:p>
      <text:p text:style-name="Preformatted_20_Text">それより、クフフフフッ！</text:p>
      <text:p text:style-name="Preformatted_20_Text">変態ドラゴンが目を覚ましたみたいだぞ。</text:p>
      <text:p text:style-name="Preformatted_20_Text">It didn't hit me, so it's okay.</text:p>
      <text:p text:style-name="Preformatted_20_Text">But that's not the point.</text:p>
      <text:p text:style-name="Preformatted_20_Text">Looks like the perverted dragon has woken up.</text:p>
      <text:p text:style-name="Preformatted_20_Text">#グラマン（一の頭）</text:p>
      <text:p text:style-name="Preformatted_20_Text">ウーム……。なんだぁ、</text:p>
      <text:p text:style-name="Preformatted_20_Text">俺様の睡眠を妨害するとは、不届きな野郎だぜ畜生め</text:p>
      <text:p text:style-name="Preformatted_20_Text">Ummm ....... What the hell.</text:p>
      <text:p text:style-name="Preformatted_20_Text">You're an ill-mannered bastard for disturbing my sleep, damn you.</text:p>
      <text:p text:style-name="Preformatted_20_Text">#メイジー</text:p>
      <text:p text:style-name="Preformatted_20_Text">わっ……、わっ……。</text:p>
      <text:p text:style-name="Preformatted_20_Text">Wow ......, wow .......</text:p>
      <text:p text:style-name="Preformatted_20_Text">#グラマン（二の頭）</text:p>
      <text:p text:style-name="Preformatted_20_Text">ヌ……、野郎ではなくお嬢ちゃんのようだぞ。</text:p>
      <text:p text:style-name="Preformatted_20_Text">Nu......, you look like a little girl, not a bastard.</text:p>
      <text:p text:style-name="Preformatted_20_Text">#グラマン（八の頭）</text:p>
      <text:p text:style-name="Preformatted_20_Text">なんだと、俺様にも見せろ。</text:p>
      <text:p text:style-name="Preformatted_20_Text">あっ、畜生！</text:p>
      <text:p text:style-name="Preformatted_20_Text"><text:soft-page-break/>狭くて首がまわらねえ！</text:p>
      <text:p text:style-name="Preformatted_20_Text">What the hell, let me see it.</text:p>
      <text:p text:style-name="Preformatted_20_Text">Oh, damn it!</text:p>
      <text:p text:style-name="Preformatted_20_Text">I can't get my head around that narrow!</text:p>
      <text:p text:style-name="Preformatted_20_Text">#グラマン（六の頭）</text:p>
      <text:p text:style-name="Preformatted_20_Text">いったん外にでないか。</text:p>
      <text:p text:style-name="Preformatted_20_Text">Let's get out of here.</text:p>
      <text:p text:style-name="Preformatted_20_Text">#グラマン（五の頭）</text:p>
      <text:p text:style-name="Preformatted_20_Text">賛成だぜ。やっぱこの洞窟狭いよなあ。</text:p>
      <text:p text:style-name="Preformatted_20_Text">I agree. This cave is too small.</text:p>
      <text:p text:style-name="Preformatted_20_Text">[cn]</text:p>
      <text:p text:style-name="Preformatted_20_Text">ぶつぶつとぼやきながら、</text:p>
      <text:p text:style-name="Preformatted_20_Text">グラマンは洞窟の外に出てきた。</text:p>
      <text:p text:style-name="Preformatted_20_Text">Mumbling to himself.</text:p>
      <text:p text:style-name="Preformatted_20_Text">Grumman walks out of the cave.</text:p>
      <text:p text:style-name="Preformatted_20_Text">#メイジー</text:p>
      <text:p text:style-name="Preformatted_20_Text">わぁ……、大きい。</text:p>
      <text:p text:style-name="Preformatted_20_Text">Wow ......, it's big.</text:p>
      <text:p text:style-name="Preformatted_20_Text">#グラマン（八の頭）</text:p>
      <text:p text:style-name="Preformatted_20_Text">おおっ、これはなかなかの美人ではないか！</text:p>
      <text:p text:style-name="Preformatted_20_Text">Oh, isn't this one quite a beauty!</text:p>
      <text:p text:style-name="Preformatted_20_Text">#グラマン（二の頭）</text:p>
      <text:p text:style-name="Preformatted_20_Text">胸はそこまで大きくないが、</text:p>
      <text:p text:style-name="Preformatted_20_Text">なるほどグフフフフ、いいケツしてんなぁ……。</text:p>
      <text:p text:style-name="Preformatted_20_Text">Although her breasts aren't that big.</text:p>
      <text:p text:style-name="Preformatted_20_Text">I see, guffaw, she has a nice ass. ......</text:p>
      <text:p text:style-name="Preformatted_20_Text">#グラマン（三の頭）</text:p>
      <text:p text:style-name="Preformatted_20_Text">おい、それにこのニオイは……。</text:p>
      <text:p text:style-name="Preformatted_20_Text">Hey, and this smell: .......</text:p>
      <text:p text:style-name="Preformatted_20_Text">#グラマン（四の頭）</text:p>
      <text:p text:style-name="Preformatted_20_Text">芳醇なワインの香りではないか。</text:p>
      <text:p text:style-name="Preformatted_20_Text">Isn't that the aroma of mellow wine?</text:p>
      <text:p text:style-name="Preformatted_20_Text">[cn]</text:p>
      <text:p text:style-name="Preformatted_20_Text">メイジーの後ろには、酒場のオヤジから買い付けてきた大量のワイン樽が山と積まれていた。</text:p>
      <text:p text:style-name="Preformatted_20_Text">Behind Maisie was a large pile of wine barrels that she had bought from the bar owner.</text:p>
      <text:p text:style-name="Preformatted_20_Text">#グラマン（一の頭）</text:p>
      <text:p text:style-name="Preformatted_20_Text">これはひょっとして、</text:p>
      <text:p text:style-name="Preformatted_20_Text">お嬢が気を回してくれたのではないか？</text:p>
      <text:p text:style-name="Preformatted_20_Text">日頃の我らの働きをねぎらって、酒と女をよこすとは、粋なことをするじゃねェか。</text:p>
      <text:p text:style-name="Preformatted_20_Text">Is this by any chance.</text:p>
      <text:p text:style-name="Preformatted_20_Text">The young lady has taken care of us, hasn't she?</text:p>
      <text:p text:style-name="Preformatted_20_Text">It's very churlish of her to send us wine and women in appreciation for all our hard work.</text:p>
      <text:p text:style-name="Preformatted_20_Text">#グラマン（五の頭）</text:p>
      <text:p text:style-name="Preformatted_20_Text">しかし、我らは普段そんなに働いているだろうか。</text:p>
      <text:p text:style-name="Preformatted_20_Text">But do we usually work so hard?</text:p>
      <text:p text:style-name="Preformatted_20_Text">#グラマン（六の頭）</text:p>
      <text:p text:style-name="Preformatted_20_Text">洞窟で酒をのんで、女と遊んで、寝ているだけだな。</text:p>
      <text:p text:style-name="Preformatted_20_Text">We just drink, play with women, and sleep in caves.</text:p>
      <text:p text:style-name="Preformatted_20_Text">#グラマン（一の頭）</text:p>
      <text:p text:style-name="Preformatted_20_Text">グァハハハハハッ！！</text:p>
      <text:p text:style-name="Preformatted_20_Text">まあいいじゃねえか、</text:p>
      <text:p text:style-name="Preformatted_20_Text">華の魔女を追い払った功績ということだろう。</text:p>
      <text:p text:style-name="Preformatted_20_Text">ありがたくいただこう！</text:p>
      <text:p text:style-name="Preformatted_20_Text">Guahahahahahaha!</text:p>
      <text:p text:style-name="Preformatted_20_Text">Well, that's all right.</text:p>
      <text:p text:style-name="Preformatted_20_Text">I guess that's what you get for getting rid of the Flower Witch.</text:p>
      <text:p text:style-name="Preformatted_20_Text">I'll take it gratefully!</text:p>
      <text:p text:style-name="Preformatted_20_Text">#グラマン（二の頭）</text:p>
      <text:p text:style-name="Preformatted_20_Text">そうだそうだ。</text:p>
      <text:p text:style-name="Preformatted_20_Text">グフフフフ、この女はまず俺様がいただくぜ。</text:p>
      <text:p text:style-name="Preformatted_20_Text">That's right, that's right.</text:p>
      <text:p text:style-name="Preformatted_20_Text">I'll take this woman first.</text:p>
      <text:p text:style-name="Preformatted_20_Text">#グラマン（八の頭）</text:p>
      <text:p text:style-name="Preformatted_20_Text"><text:soft-page-break/>おいおい、ここは妻を亡くして欲求不満のこいつにくれてやるもんだぜ。</text:p>
      <text:p text:style-name="Preformatted_20_Text">Hey, hey, hey, hey, hey, hey, hey, hey, hey, hey, hey, hey, hey, hey, hey, hey, hey, hey, hey, hey, hey, hey, hey, hey.</text:p>
      <text:p text:style-name="Preformatted_20_Text">#グラマン（七の頭）</text:p>
      <text:p text:style-name="Preformatted_20_Text">グオオオォォォン！</text:p>
      <text:p text:style-name="Preformatted_20_Text">Guooooooooooooooooooooooooooooooooooooooooooooooooooooooooooooo!</text:p>
      <text:p text:style-name="Preformatted_20_Text">#グラマン（五の頭）</text:p>
      <text:p text:style-name="Preformatted_20_Text">まだ泣いてるのか、いい加減泣きやめってのに……。</text:p>
      <text:p text:style-name="Preformatted_20_Text">You're still crying, just stop crying. ......</text:p>
      <text:p text:style-name="Preformatted_20_Text">#グラマン（四の頭）</text:p>
      <text:p text:style-name="Preformatted_20_Text">俺様は酒をもらうぜ。</text:p>
      <text:p text:style-name="Preformatted_20_Text">グビグビグビ、っかああ！　うめええぇぇええ！！！</text:p>
      <text:p text:style-name="Preformatted_20_Text">I'll take a drink.</text:p>
      <text:p text:style-name="Preformatted_20_Text">Gbigbigbigbigbigbigbigbigbigbigbigbigbigbigbigbigbigbigbigbigbigbigbigbigbigbigbigbigbig!　Yumeeeeeee!!!!!!!</text:p>
      <text:p text:style-name="Preformatted_20_Text">#グラマン（一の頭）</text:p>
      <text:p text:style-name="Preformatted_20_Text">あまりとばすんじゃねえぞ。</text:p>
      <text:p text:style-name="Preformatted_20_Text">身体はつながっているんだから、</text:p>
      <text:p text:style-name="Preformatted_20_Text">お前がつぶれたら俺たちまで共倒れなんだ。</text:p>
      <text:p text:style-name="Preformatted_20_Text">Don't skip too much.</text:p>
      <text:p text:style-name="Preformatted_20_Text">Our bodies are connected.</text:p>
      <text:p text:style-name="Preformatted_20_Text">If you collapse, we collapse together.</text:p>
      <text:p text:style-name="Preformatted_20_Text">#アリス</text:p>
      <text:p text:style-name="Preformatted_20_Text">ほう……、やはりそういう仕組みなのか。</text:p>
      <text:p text:style-name="Preformatted_20_Text">I guess that's how it works. ......</text:p>
      <text:p text:style-name="Preformatted_20_Text">#クロ</text:p>
      <text:p text:style-name="Preformatted_20_Text">アリス様。</text:p>
      <text:p text:style-name="Preformatted_20_Text">しかし、あのままではメイジー様の身が危険なのでは……。</text:p>
      <text:p text:style-name="Preformatted_20_Text">Alice.</text:p>
      <text:p text:style-name="Preformatted_20_Text">But isn't Lady Maisie in danger if you keep going like that? ......</text:p>
      <text:p text:style-name="Preformatted_20_Text">#アリス</text:p>
      <text:p text:style-name="Preformatted_20_Text">クフフフフッ。</text:p>
      <text:p text:style-name="Preformatted_20_Text">まあ、あいつが処女のうちに助け出してやれ。</text:p>
      <text:p text:style-name="Preformatted_20_Text">Oh, no, no, no, no.</text:p>
      <text:p text:style-name="Preformatted_20_Text">Well, rescue her while she's still a virgin.</text:p>
      <text:p text:style-name="Preformatted_20_Text">#クロ</text:p>
      <text:p text:style-name="Preformatted_20_Text">はあ……。</text:p>
      <text:p text:style-name="Preformatted_20_Text">Hah .......</text:p>
      <text:p text:style-name="Preformatted_20_Text">#グラマン（二の頭）</text:p>
      <text:p text:style-name="Preformatted_20_Text">グァハハハハ！　勝ったぜェー！</text:p>
      <text:p text:style-name="Preformatted_20_Text">じゃんけんは公平だからな、仕方ないよなァ！</text:p>
      <text:p text:style-name="Preformatted_20_Text">Guahahahahaha!　I won!</text:p>
      <text:p text:style-name="Preformatted_20_Text">Rock, paper, scissors is fair... I can't help it!</text:p>
      <text:p text:style-name="Preformatted_20_Text">#グラマン（七の頭）</text:p>
      <text:p text:style-name="Preformatted_20_Text">ウォオオォォン！</text:p>
      <text:p text:style-name="Preformatted_20_Text">Woooooooooong!</text:p>
      <text:p text:style-name="Preformatted_20_Text">#アリス</text:p>
      <text:p text:style-name="Preformatted_20_Text">あいつらじゃんけんなんてできるのか？</text:p>
      <text:p text:style-name="Preformatted_20_Text">Can they play rock-paper-scissors?</text:p>
      <text:p text:style-name="Preformatted_20_Text">#クロ</text:p>
      <text:p text:style-name="Preformatted_20_Text">どうやら顔の表情で決めていたようですが……。</text:p>
      <text:p text:style-name="Preformatted_20_Text">Apparently they were deciding based on facial expressions. ......</text:p>
      <text:p text:style-name="Preformatted_20_Text">#アリス</text:p>
      <text:p text:style-name="Preformatted_20_Text">にらめっこじゃダメなのか……？</text:p>
      <text:p text:style-name="Preformatted_20_Text">Can't they just stare at each other ......?</text:p>
      <text:p text:style-name="Preformatted_20_Text">#グラマン（二の頭）</text:p>
      <text:p text:style-name="Preformatted_20_Text">グヘヘヘヘ……</text:p>
      <text:p text:style-name="Preformatted_20_Text">さあ嬢ちゃん。こっちへおいでー……。</text:p>
      <text:p text:style-name="Preformatted_20_Text">Guh heh heh heh ......</text:p>
      <text:p text:style-name="Preformatted_20_Text">Come on, missy. Come here - come here .......</text:p>
      <text:p text:style-name="Preformatted_20_Text">#メイジー</text:p>
      <text:p text:style-name="Preformatted_20_Text">えっ、いえ、あの！</text:p>
      <text:p text:style-name="Preformatted_20_Text">わっ、私はお酌をするようにって言われて、それで……。</text:p>
      <text:p text:style-name="Preformatted_20_Text">Eh, no, um!</text:p>
      <text:p text:style-name="Preformatted_20_Text">Wow, I was told to pour the drinks, so .......</text:p>
      <text:p text:style-name="Preformatted_20_Text"><text:soft-page-break/>#グラマン（二の頭）</text:p>
      <text:p text:style-name="Preformatted_20_Text">よいではないか、よいではないかーー！！</text:p>
      <text:p text:style-name="Preformatted_20_Text">Good for you, good for you!!!</text:p>
      <text:p text:style-name="Preformatted_20_Text">#メイジー</text:p>
      <text:p text:style-name="Preformatted_20_Text">きゃっ、きゃあああああーーーー！！！！</text:p>
      <text:p text:style-name="Preformatted_20_Text">Kyaaaahhhhhhhh ！！！！</text:p>
      <text:p text:style-name="Preformatted_20_Text">#グラマン（二の頭）</text:p>
      <text:p text:style-name="Preformatted_20_Text">くんくん……、ほう、こいつ魔女だぞ。</text:p>
      <text:p text:style-name="Preformatted_20_Text">グフフフフこいつは楽しみだなァ。</text:p>
      <text:p text:style-name="Preformatted_20_Text">この間の魔女は食べ損ねてしまったからなァ！</text:p>
      <text:p text:style-name="Preformatted_20_Text">Kun-kun-kun......, ho, this guy's a witch.</text:p>
      <text:p text:style-name="Preformatted_20_Text">Gufffffffff, this one's a lot of fun.</text:p>
      <text:p text:style-name="Preformatted_20_Text">I missed the witch the other day!</text:p>
      <text:p text:style-name="Preformatted_20_Text">#グラマン（一の頭）</text:p>
      <text:p text:style-name="Preformatted_20_Text">魔女……、いや、まさかな……。</text:p>
      <text:p text:style-name="Preformatted_20_Text">Witch ......, no, no way .......</text:p>
      <text:p text:style-name="Preformatted_20_Text">#メイジー</text:p>
      <text:p text:style-name="Preformatted_20_Text">いやっ、やめて！　助けて、姉さんーー！！</text:p>
      <text:p text:style-name="Preformatted_20_Text">No, no, no!　Help me, sis!!!</text:p>
      <text:p text:style-name="Preformatted_20_Text">#アリス</text:p>
      <text:p text:style-name="Preformatted_20_Text">あー、そろそろ助けてやろうかな。</text:p>
      <text:p text:style-name="Preformatted_20_Text">いや、もうちょっと見ているか……。</text:p>
      <text:p text:style-name="Preformatted_20_Text">Oh, I think it's time to help you.</text:p>
      <text:p text:style-name="Preformatted_20_Text">No, I'll just watch you some more. ......</text:p>
      <text:p text:style-name="Preformatted_20_Text">#クロ</text:p>
      <text:p text:style-name="Preformatted_20_Text">楽しまれるのも結構ですが、</text:p>
      <text:p text:style-name="Preformatted_20_Text">そろそろ助けて差し上げないと……。</text:p>
      <text:p text:style-name="Preformatted_20_Text">You're welcome to entertain us.</text:p>
      <text:p text:style-name="Preformatted_20_Text">It's time to help you out. ......</text:p>
      <text:p text:style-name="Preformatted_20_Text">#メイジー</text:p>
      <text:p text:style-name="Preformatted_20_Text">いやっ、いやっ、</text:p>
      <text:p text:style-name="Preformatted_20_Text">ホーリーレインッ、ホーリーレインッ！！</text:p>
      <text:p text:style-name="Preformatted_20_Text">No, no, no.</text:p>
      <text:p text:style-name="Preformatted_20_Text">Holy rain, holy rain!!!</text:p>
      <text:p text:style-name="Preformatted_20_Text">#グラマン（二の頭）</text:p>
      <text:p text:style-name="Preformatted_20_Text">いてっ、いてえっ！！</text:p>
      <text:p text:style-name="Preformatted_20_Text">畜生、一筋縄ではいかんな。</text:p>
      <text:p text:style-name="Preformatted_20_Text">グフフフフ、多少の手ごたえがあった方が面白いわ！</text:p>
      <text:p text:style-name="Preformatted_20_Text">ギャオオオォォォオォ！！！</text:p>
      <text:p text:style-name="Preformatted_20_Text">Ouch, ouch!</text:p>
      <text:p text:style-name="Preformatted_20_Text">Damn, that was not a straight shot.</text:p>
      <text:p text:style-name="Preformatted_20_Text">Guffaw, it's more fun when it's a little tougher!</text:p>
      <text:p text:style-name="Preformatted_20_Text">Gah-oh-oh-oh-oh!!!</text:p>
      <text:p text:style-name="Preformatted_20_Text">#メイジー</text:p>
      <text:p text:style-name="Preformatted_20_Text">いやあああぁぁーーーーー！！！！！</text:p>
      <text:p text:style-name="Preformatted_20_Text">Noooooooooooooooooooooooooooooooooooooooooo ！！！！！</text:p>
      <text:p text:style-name="Preformatted_20_Text">[cn]</text:p>
      <text:p text:style-name="Preformatted_20_Text">………………。</text:p>
      <text:p text:style-name="Preformatted_20_Text">...................</text:p>
      <text:p text:style-name="Preformatted_20_Text">#アリス</text:p>
      <text:p text:style-name="Preformatted_20_Text">ふん、やっと眠ったか。</text:p>
      <text:p text:style-name="Preformatted_20_Text">Hmmm, you finally slept.</text:p>
      <text:p text:style-name="Preformatted_20_Text">#メイジー</text:p>
      <text:p text:style-name="Preformatted_20_Text">うぇっ、ぐす……うぇええぇえ……。</text:p>
      <text:p text:style-name="Preformatted_20_Text">Ugh, gusu ...... eeeeeeeeeeeeeeeeeeeeeeeeeeeeeeeeeeeeeeeeeeeeeeeeeeeeee. ......</text:p>
      <text:p text:style-name="Preformatted_20_Text">#アリス</text:p>
      <text:p text:style-name="Preformatted_20_Text">ああ、悪かったっての。</text:p>
      <text:p text:style-name="Preformatted_20_Text">ちゃんと脱がされる前に助けてやっただろ？</text:p>
      <text:p text:style-name="Preformatted_20_Text">Oh, I'm sorry.</text:p>
      <text:p text:style-name="Preformatted_20_Text">I saved you before you got undressed properly, didn't I?</text:p>
      <text:p text:style-name="Preformatted_20_Text">#メイジー</text:p>
      <text:p text:style-name="Preformatted_20_Text">舐められたぁ……、べろべろ舐められたもん……。</text:p>
      <text:p text:style-name="Preformatted_20_Text">生臭いよぅ、お嫁にいけないよぅ……。</text:p>
      <text:p text:style-name="Preformatted_20_Text"><text:soft-page-break/>うえええぇええ……。</text:p>
      <text:p text:style-name="Preformatted_20_Text">Licked me so bad......, licked me sloppy.......</text:p>
      <text:p text:style-name="Preformatted_20_Text">You smell fishy, you can't marry me.......</text:p>
      <text:p text:style-name="Preformatted_20_Text">Eeeeeeeeeeeeeeeeeeeeeeeeeeeeeeeeeeeeeeeeeeeeeeeeeeeeeeeeee. ......</text:p>
      <text:p text:style-name="Preformatted_20_Text">#アリス</text:p>
      <text:p text:style-name="Preformatted_20_Text">魔女が嫁に行くかっての……。</text:p>
      <text:p text:style-name="Preformatted_20_Text">悪かったよ、帰ったら私のおごりで飲みに行こうな？</text:p>
      <text:p text:style-name="Preformatted_20_Text">I'm not sure if the witch is going to be my wife. ......</text:p>
      <text:p text:style-name="Preformatted_20_Text">I'm sorry, when I get back, my treat for a drink?</text:p>
      <text:p text:style-name="Preformatted_20_Text">#メイジー</text:p>
      <text:p text:style-name="Preformatted_20_Text">もうお酒はこりごりよぉ！！</text:p>
      <text:p text:style-name="Preformatted_20_Text">I've had enough of drinking!</text:p>
      <text:p text:style-name="Preformatted_20_Text">[cn]</text:p>
      <text:p text:style-name="Preformatted_20_Text">寝ているグラマンにとどめを刺したアリスたちは、</text:p>
      <text:p text:style-name="Preformatted_20_Text">ドラゴンの巣の占領に成功した。</text:p>
      <text:p text:style-name="Preformatted_20_Text">After putting the finishing touches on the sleeping Grumman, Alice and her friends</text:p>
      <text:p text:style-name="Preformatted_20_Text">They succeeded in capturing the dragon's nest.</text:p>
      <text:p text:style-name="Preformatted_20_Text">#グラマン（二の頭）</text:p>
      <text:p text:style-name="Preformatted_20_Text">グオオオォォォオオ……、</text:p>
      <text:p text:style-name="Preformatted_20_Text">ウッ、ウーム、ちょっとトイレ……。</text:p>
      <text:p text:style-name="Preformatted_20_Text">Goooooooooooooooooooooooooooooooooooooooooooooooooooooooooooooooooo ......,.</text:p>
      <text:p text:style-name="Preformatted_20_Text">Ugh, ooooh, hey, bathroom. ......</text:p>
      <text:p text:style-name="Preformatted_20_Text">#グラマン（三の頭）</text:p>
      <text:p text:style-name="Preformatted_20_Text">ヌゥ……、言われてみれば確かに……。</text:p>
      <text:p text:style-name="Preformatted_20_Text">Nuh ......, if you ask me, it's true .......</text:p>
      <text:p text:style-name="Preformatted_20_Text">#グラマン（六の頭）</text:p>
      <text:p text:style-name="Preformatted_20_Text">全く、下半身が一ついうのは厄介だな。</text:p>
      <text:p text:style-name="Preformatted_20_Text">Totally, one lower body is a pain in the ass.</text:p>
      <text:p text:style-name="Preformatted_20_Text">#グラマン（二の頭）</text:p>
      <text:p text:style-name="Preformatted_20_Text">お互いの女の感触が共有できるのだからよいではないか……。</text:p>
      <text:p text:style-name="Preformatted_20_Text">ヌ……、何やら女の香りがするぞ。</text:p>
      <text:p text:style-name="Preformatted_20_Text">It's good that we can share the feeling of women with each other. ......</text:p>
      <text:p text:style-name="Preformatted_20_Text">Nu......, something smells like a woman.</text:p>
      <text:p text:style-name="Preformatted_20_Text">#グラマン（四の頭）</text:p>
      <text:p text:style-name="Preformatted_20_Text">酒の香りもだ……。ほう！　これはワインだぞ。</text:p>
      <text:p text:style-name="Preformatted_20_Text">俺様、ワインには目がないんだ。</text:p>
      <text:p text:style-name="Preformatted_20_Text">And the smell of alcohol too. ...... Hoh!　This is wine.</text:p>
      <text:p text:style-name="Preformatted_20_Text">I'm a sucker for wine.</text:p>
      <text:p text:style-name="Preformatted_20_Text">#グラマン（一の頭）</text:p>
      <text:p text:style-name="Preformatted_20_Text">いったん外に出ないか。</text:p>
      <text:p text:style-name="Preformatted_20_Text">Let's get out of here.</text:p>
      <text:p text:style-name="Preformatted_20_Text">#グラマン（五の頭）</text:p>
      <text:p text:style-name="Preformatted_20_Text">賛成だ。狭くてよく見えん……。</text:p>
      <text:p text:style-name="Preformatted_20_Text">I agree. It's too small to see well. ......</text:p>
      <text:p text:style-name="Preformatted_20_Text">[cn]</text:p>
      <text:p text:style-name="Preformatted_20_Text">グラマンは、のっそりと巨体を引きずって、</text:p>
      <text:p text:style-name="Preformatted_20_Text">洞窟の外へ出てきた。</text:p>
      <text:p text:style-name="Preformatted_20_Text">そこには１０人余りの女と、</text:p>
      <text:p text:style-name="Preformatted_20_Text">山と積まれた大量のワイン樽が置かれていた。</text:p>
      <text:p text:style-name="Preformatted_20_Text">Grumman, dragging his huge body slowly out of the cave.</text:p>
      <text:p text:style-name="Preformatted_20_Text">out of the cave.</text:p>
      <text:p text:style-name="Preformatted_20_Text">There he found about ten women and a pile of wine barrels.</text:p>
      <text:p text:style-name="Preformatted_20_Text">and a large pile of wine barrels.</text:p>
      <text:p text:style-name="Preformatted_20_Text">#グラマン（一の頭）</text:p>
      <text:p text:style-name="Preformatted_20_Text">これはひょっとして、</text:p>
      <text:p text:style-name="Preformatted_20_Text">お嬢が気を回してくれたのではないか？</text:p>
      <text:p text:style-name="Preformatted_20_Text">日頃の我らの働きをねぎらって、酒と女をよこすとは、粋なことをするじゃねェか。</text:p>
      <text:p text:style-name="Preformatted_20_Text">Could this possibly be</text:p>
      <text:p text:style-name="Preformatted_20_Text">I wonder if the lady has taken care of us?</text:p>
      <text:p text:style-name="Preformatted_20_Text">It's very churlish of her to send us wine and women in appreciation for our hard work.</text:p>
      <text:p text:style-name="Preformatted_20_Text">#グラマン（五の頭）</text:p>
      <text:p text:style-name="Preformatted_20_Text">しかし、我らは普段そんなに働いているだろうか。</text:p>
      <text:p text:style-name="Preformatted_20_Text">But do we usually work so hard?</text:p>
      <text:p text:style-name="Preformatted_20_Text"><text:soft-page-break/>#グラマン（六の頭）</text:p>
      <text:p text:style-name="Preformatted_20_Text">洞窟で酒をのんで、女と遊んで、寝ているだけだな。</text:p>
      <text:p text:style-name="Preformatted_20_Text">We just drink, play with women, and sleep in caves.</text:p>
      <text:p text:style-name="Preformatted_20_Text">#グラマン（一の頭）</text:p>
      <text:p text:style-name="Preformatted_20_Text">グァハハハハハッ！！</text:p>
      <text:p text:style-name="Preformatted_20_Text">まあいいじゃねえか、</text:p>
      <text:p text:style-name="Preformatted_20_Text">華の魔女を追い払った功績ということだろう。</text:p>
      <text:p text:style-name="Preformatted_20_Text">ありがたくいただこう！</text:p>
      <text:p text:style-name="Preformatted_20_Text">Guahahahahahaha!</text:p>
      <text:p text:style-name="Preformatted_20_Text">Well, that's all right.</text:p>
      <text:p text:style-name="Preformatted_20_Text">I guess that's what you get for getting rid of the Flower Witch.</text:p>
      <text:p text:style-name="Preformatted_20_Text">I'll take it gratefully!</text:p>
      <text:p text:style-name="Preformatted_20_Text">[cn]</text:p>
      <text:p text:style-name="Preformatted_20_Text">特に疑うこともなく、グラマンは女と酒に飛びついた。</text:p>
      <text:p text:style-name="Preformatted_20_Text">………………。</text:p>
      <text:p text:style-name="Preformatted_20_Text">Without any particular doubt, Grumman jumped at the woman and her drink.</text:p>
      <text:p text:style-name="Preformatted_20_Text">...................</text:p>
      <text:p text:style-name="Preformatted_20_Text">#アリス</text:p>
      <text:p text:style-name="Preformatted_20_Text">あっさりしたもんだ。</text:p>
      <text:p text:style-name="Preformatted_20_Text">しかしやつら、</text:p>
      <text:p text:style-name="Preformatted_20_Text">女の形をしていれば何でもいいんだな……。</text:p>
      <text:p text:style-name="Preformatted_20_Text">It's so easy.</text:p>
      <text:p text:style-name="Preformatted_20_Text">But those guys.</text:p>
      <text:p text:style-name="Preformatted_20_Text">Anything in the shape of a woman. ......</text:p>
      <text:p text:style-name="Preformatted_20_Text">[cn]</text:p>
      <text:p text:style-name="Preformatted_20_Text">アリスが用意した女は、</text:p>
      <text:p text:style-name="Preformatted_20_Text">あたりで逃げ遅れていたドラゴンを、アリスが魔法をかけて女の姿にしたものだった。</text:p>
      <text:p text:style-name="Preformatted_20_Text">The woman Alice had prepared</text:p>
      <text:p text:style-name="Preformatted_20_Text">She was running late in the area.</text:p>
      <text:p text:style-name="Preformatted_20_Text">Alice prepared the woman.</text:p>
      <text:p text:style-name="Preformatted_20_Text">Alice enchanted a dragon that had escaped from the area and took the form of a woman.</text:p>
      <text:p text:style-name="Preformatted_20_Text">#アリス</text:p>
      <text:p text:style-name="Preformatted_20_Text">ともかく、これで厄介な奴はいなくなったな。</text:p>
      <text:p text:style-name="Preformatted_20_Text">クフフフフフッ、待ってろ山の魔女。</text:p>
      <text:p text:style-name="Preformatted_20_Text">あっという間に占領してやるぜーー！！！</text:p>
      <text:p text:style-name="Preformatted_20_Text">Anyway, now there's no one left to be troublesome.</text:p>
      <text:p text:style-name="Preformatted_20_Text">Kuhuhuhuhuhu, wait for me, Witch of the Mountain.</text:p>
      <text:p text:style-name="Preformatted_20_Text">I'll have you occupied in no time!!!!!!!!!!!!!!!!!!!!!!!!!!</text:p>
      <text:p text:style-name="Preformatted_20_Text"/>
      <text:p text:style-name="Preformatted_20_Text">C:\Users\James Phillips\Desktop\Games\WargameAliceGit\MinimizedScenarios\min_s0404.txt</text:p>
      <text:p text:style-name="Preformatted_20_Text">#メッサーシュミット</text:p>
      <text:p text:style-name="Preformatted_20_Text">たっ、大変だーーー！！！</text:p>
      <text:p text:style-name="Preformatted_20_Text">大変だよォーーッッ！！</text:p>
      <text:p text:style-name="Preformatted_20_Text">Oh my God!</text:p>
      <text:p text:style-name="Preformatted_20_Text">Oh my God!</text:p>
      <text:p text:style-name="Preformatted_20_Text">#ベガ</text:p>
      <text:p text:style-name="Preformatted_20_Text">メッサーシュミット、騒々しいぞ、何事だ。</text:p>
      <text:p text:style-name="Preformatted_20_Text">Messerschmitt, it's noisy, what's going on?</text:p>
      <text:p text:style-name="Preformatted_20_Text">#メッサーシュミット</text:p>
      <text:p text:style-name="Preformatted_20_Text">そっ、それが、いろいろやばいんだよ！！</text:p>
      <text:p text:style-name="Preformatted_20_Text">Yeah, that's, that's, that's all kinds of trouble!</text:p>
      <text:p text:style-name="Preformatted_20_Text">#ベガ</text:p>
      <text:p text:style-name="Preformatted_20_Text">メッサーシュミット、落ち着いて、言葉遣いを正せ。</text:p>
      <text:p text:style-name="Preformatted_20_Text">Messerschmitt, calm down and get your language right.</text:p>
      <text:p text:style-name="Preformatted_20_Text">#メッサーシュミット</text:p>
      <text:p text:style-name="Preformatted_20_Text">ハッ！　失礼しましたッ！！</text:p>
      <text:p text:style-name="Preformatted_20_Text">じっ、実はたった今グラマン様のところへ行ってきたのですが。</text:p>
      <text:p text:style-name="Preformatted_20_Text">Ha!　Excuse me!</text:p>
      <text:p text:style-name="Preformatted_20_Text">Actually, I've just visited Mr. Grumman.</text:p>
      <text:p text:style-name="Preformatted_20_Text">#ベガ</text:p>
      <text:p text:style-name="Preformatted_20_Text">私の命に背いて洞窟から出ようとしないのだろう？</text:p>
      <text:p text:style-name="Preformatted_20_Text">いつものことだ、慌てるようなことじゃない。</text:p>
      <text:p text:style-name="Preformatted_20_Text">You disobeyed my orders and refused to leave the cave, didn't you?</text:p>
      <text:p text:style-name="Preformatted_20_Text"><text:soft-page-break/>It happens all the time, nothing to panic about.</text:p>
      <text:p text:style-name="Preformatted_20_Text">#メッサーシュミット</text:p>
      <text:p text:style-name="Preformatted_20_Text">違うんです！</text:p>
      <text:p text:style-name="Preformatted_20_Text">死んでいたんですよ！！</text:p>
      <text:p text:style-name="Preformatted_20_Text">８つの首をすべて切り落とされて。</text:p>
      <text:p text:style-name="Preformatted_20_Text">No, it wasn't!</text:p>
      <text:p text:style-name="Preformatted_20_Text">He was dead!</text:p>
      <text:p text:style-name="Preformatted_20_Text">All eight heads were cut off.</text:p>
      <text:p text:style-name="Preformatted_20_Text">#ベガ</text:p>
      <text:p text:style-name="Preformatted_20_Text">なにッッ！！</text:p>
      <text:p text:style-name="Preformatted_20_Text">誰がそんなことをできるのだ！</text:p>
      <text:p text:style-name="Preformatted_20_Text">奴は私でも殺しきれるかどうか……。</text:p>
      <text:p text:style-name="Preformatted_20_Text">What!</text:p>
      <text:p text:style-name="Preformatted_20_Text">Who could do such a thing!</text:p>
      <text:p text:style-name="Preformatted_20_Text">I don't know if even I could kill him. ......</text:p>
      <text:p text:style-name="Preformatted_20_Text">#メッサーシュミット</text:p>
      <text:p text:style-name="Preformatted_20_Text">あたりに大量の酒樽が散らばっていたから、</text:p>
      <text:p text:style-name="Preformatted_20_Text">おそらく酔わされて不意を突かれたのかなと……。</text:p>
      <text:p text:style-name="Preformatted_20_Text">There were a lot of liquor barrels scattered around.</text:p>
      <text:p text:style-name="Preformatted_20_Text">He was probably drunk and caught off guard. ......</text:p>
      <text:p text:style-name="Preformatted_20_Text">#ベガ</text:p>
      <text:p text:style-name="Preformatted_20_Text">クッ……、あいつの酒と女好きは目に余るものがあった。</text:p>
      <text:p text:style-name="Preformatted_20_Text">それが裏目に出たのだ……。</text:p>
      <text:p text:style-name="Preformatted_20_Text">おそらく華の魔女の仕業だろう。</text:p>
      <text:p text:style-name="Preformatted_20_Text">してやられた。</text:p>
      <text:p text:style-name="Preformatted_20_Text">Kk......, that guy's love of booze and women was beyond notice.</text:p>
      <text:p text:style-name="Preformatted_20_Text">It backfired on him. ......</text:p>
      <text:p text:style-name="Preformatted_20_Text">Probably the work of the Witch of Flowers.</text:p>
      <text:p text:style-name="Preformatted_20_Text">She got him.</text:p>
      <text:p text:style-name="Preformatted_20_Text">#メッサーシュミット</text:p>
      <text:p text:style-name="Preformatted_20_Text">グラマン様がいないと、</text:p>
      <text:p text:style-name="Preformatted_20_Text">僕たちだけであの魔女たちを撃退するなんてとても……。</text:p>
      <text:p text:style-name="Preformatted_20_Text">Without Mr. Grumman.</text:p>
      <text:p text:style-name="Preformatted_20_Text">We can't fight off those witches on our own. ......</text:p>
      <text:p text:style-name="Preformatted_20_Text">#ベガ</text:p>
      <text:p text:style-name="Preformatted_20_Text">弱気になるな。</text:p>
      <text:p text:style-name="Preformatted_20_Text">致し方ない、長老にご足労願おう。</text:p>
      <text:p text:style-name="Preformatted_20_Text">Don't be so timid.</text:p>
      <text:p text:style-name="Preformatted_20_Text">We have no choice but to ask the elders for help.</text:p>
      <text:p text:style-name="Preformatted_20_Text">#メッサーシュミット</text:p>
      <text:p text:style-name="Preformatted_20_Text">ええっ！？</text:p>
      <text:p text:style-name="Preformatted_20_Text">あのひと、まだ戦えるんですか？</text:p>
      <text:p text:style-name="Preformatted_20_Text">What?</text:p>
      <text:p text:style-name="Preformatted_20_Text">Can that man still fight?</text:p>
      <text:p text:style-name="Preformatted_20_Text">#ベガ</text:p>
      <text:p text:style-name="Preformatted_20_Text">今でも十分私と対等に戦えるくらいの力は残っているだろう。</text:p>
      <text:p text:style-name="Preformatted_20_Text">全盛期なら、あのグラマンでさえ歯が立たなかったそうだが、</text:p>
      <text:p text:style-name="Preformatted_20_Text">この際これしかあるまい。</text:p>
      <text:p text:style-name="Preformatted_20_Text">Even now, he probably has enough strength left to fight me on equal terms.</text:p>
      <text:p text:style-name="Preformatted_20_Text">I heard that in his prime, even Grumman was no match for him.</text:p>
      <text:p text:style-name="Preformatted_20_Text">This is the only way to go.</text:p>
      <text:p text:style-name="Preformatted_20_Text">#メッサーシュミット</text:p>
      <text:p text:style-name="Preformatted_20_Text">わっ、わかりました。早速伝えて……。</text:p>
      <text:p text:style-name="Preformatted_20_Text">Wow, I get it. Tell him as soon as possible. ......</text:p>
      <text:p text:style-name="Preformatted_20_Text">#ベガ</text:p>
      <text:p text:style-name="Preformatted_20_Text">いや、あの方には私が直接申し上げる。</text:p>
      <text:p text:style-name="Preformatted_20_Text">気難しい方だからな……。</text:p>
      <text:p text:style-name="Preformatted_20_Text">No, I'll address him myself.</text:p>
      <text:p text:style-name="Preformatted_20_Text">He's a difficult man. ......</text:p>
      <text:p text:style-name="Preformatted_20_Text">[cn]</text:p>
      <text:p text:style-name="Preformatted_20_Text">ベスビオ山火口。</text:p>
      <text:p text:style-name="Preformatted_20_Text">Mount Vesuvius crater.</text:p>
      <text:p text:style-name="Preformatted_20_Text">#ベガ</text:p>
      <text:p text:style-name="Preformatted_20_Text"><text:soft-page-break/>長老！　長老はおられますか。</text:p>
      <text:p text:style-name="Preformatted_20_Text">Elders!　Is there an elder?</text:p>
      <text:p text:style-name="Preformatted_20_Text">#シデン</text:p>
      <text:p text:style-name="Preformatted_20_Text">なんじゃ、騒々しい。</text:p>
      <text:p text:style-name="Preformatted_20_Text">What a racket.</text:p>
      <text:p text:style-name="Preformatted_20_Text">[cn]</text:p>
      <text:p text:style-name="Preformatted_20_Text">空から巨大な影が姿を現した。</text:p>
      <text:p text:style-name="Preformatted_20_Text">銀に輝くうろこを持った巨大な翼竜だった。</text:p>
      <text:p text:style-name="Preformatted_20_Text">存命のドラゴンのなかで唯一、魔女ホーリーベルの侵略の際に戦線に加わったドラゴンであり、そのホーリーベルの軍団を退けたドラゴンでもあった。</text:p>
      <text:p text:style-name="Preformatted_20_Text">A huge shadow appeared from the sky.</text:p>
      <text:p text:style-name="Preformatted_20_Text">It was a huge pterodactyl with silver scales.</text:p>
      <text:p text:style-name="Preformatted_20_Text">It was the only living dragon to have joined the front lines during the invasion of the witch, Holy Belle, and the only dragon to have vanquished her army.</text:p>
      <text:p text:style-name="Preformatted_20_Text">#ベガ</text:p>
      <text:p text:style-name="Preformatted_20_Text">華の魔女が攻めてまいりました。</text:p>
      <text:p text:style-name="Preformatted_20_Text">The Flower Witch has attacked.</text:p>
      <text:p text:style-name="Preformatted_20_Text">#シデン</text:p>
      <text:p text:style-name="Preformatted_20_Text">わかっておるわ。上空から眺めておった。</text:p>
      <text:p text:style-name="Preformatted_20_Text">何じゃあの戦いぶりは。</text:p>
      <text:p text:style-name="Preformatted_20_Text">まるで統率がなっておらぬ。</text:p>
      <text:p text:style-name="Preformatted_20_Text">敵の誘いに乗り、兵を奥まで進め、</text:p>
      <text:p text:style-name="Preformatted_20_Text">横から奇襲を受ける。</text:p>
      <text:p text:style-name="Preformatted_20_Text">あのような初歩の戦術に</text:p>
      <text:p text:style-name="Preformatted_20_Text">ああも見事に引っかかるようでは、</text:p>
      <text:p text:style-name="Preformatted_20_Text">まったく我らドラゴンの威厳があったものではないわ。</text:p>
      <text:p text:style-name="Preformatted_20_Text">I know. I've been watching from above.</text:p>
      <text:p text:style-name="Preformatted_20_Text">What was that fighting?</text:p>
      <text:p text:style-name="Preformatted_20_Text">They are not in command.</text:p>
      <text:p text:style-name="Preformatted_20_Text">You're luring the enemy, advancing your men to the far side.</text:p>
      <text:p text:style-name="Preformatted_20_Text">And then they surprise us from the side.</text:p>
      <text:p text:style-name="Preformatted_20_Text">Such a rudimentary tactic.</text:p>
      <text:p text:style-name="Preformatted_20_Text">"If you fall for such a rudimentary tactic...</text:p>
      <text:p text:style-name="Preformatted_20_Text">I would not have the dignity of a dragon.</text:p>
      <text:p text:style-name="Preformatted_20_Text">#ベガ</text:p>
      <text:p text:style-name="Preformatted_20_Text">はい、それについては私の不徳の致すところ。</text:p>
      <text:p text:style-name="Preformatted_20_Text">しかし、グラマンがやられた今、</text:p>
      <text:p text:style-name="Preformatted_20_Text">もはや我々が頼れるのは長老しかいないのです。</text:p>
      <text:p text:style-name="Preformatted_20_Text">Yes, I am remiss about that.</text:p>
      <text:p text:style-name="Preformatted_20_Text">But now that Grumman is down.</text:p>
      <text:p text:style-name="Preformatted_20_Text">Now that Grumman is gone, we have only the Elders to rely on.</text:p>
      <text:p text:style-name="Preformatted_20_Text">#シデン</text:p>
      <text:p text:style-name="Preformatted_20_Text">……ほう。グラマンがやられたか。</text:p>
      <text:p text:style-name="Preformatted_20_Text">あやつは９００年前の戦線でも十分に活躍できるほどの実力を持っておった。</text:p>
      <text:p text:style-name="Preformatted_20_Text">それがやられたということは、</text:p>
      <text:p text:style-name="Preformatted_20_Text">敵もバカではないということか。</text:p>
      <text:p text:style-name="Preformatted_20_Text">......How. Grumman is down.</text:p>
      <text:p text:style-name="Preformatted_20_Text">He was good enough to be active on the front 900 years ago.</text:p>
      <text:p text:style-name="Preformatted_20_Text">The fact that he was killed means that the enemy is not stupid.</text:p>
      <text:p text:style-name="Preformatted_20_Text">So the enemy is not stupid either.</text:p>
      <text:p text:style-name="Preformatted_20_Text">#ベガ</text:p>
      <text:p text:style-name="Preformatted_20_Text">華の魔女は大魔女ホーリーベルの弟子にあたる魔女だそうです。</text:p>
      <text:p text:style-name="Preformatted_20_Text">ドラゴンに対する対策を、</text:p>
      <text:p text:style-name="Preformatted_20_Text">何かしら教えられているのやも……。</text:p>
      <text:p text:style-name="Preformatted_20_Text">The Hana no Witch is said to be a disciple of the Great Witch Holy Belle.</text:p>
      <text:p text:style-name="Preformatted_20_Text">I wonder if she has been taught some kind of countermeasure against dragons.</text:p>
      <text:p text:style-name="Preformatted_20_Text">She may have been taught some countermeasures against dragons. ......</text:p>
      <text:p text:style-name="Preformatted_20_Text">#シデン</text:p>
      <text:p text:style-name="Preformatted_20_Text">ホーリーベル。</text:p>
      <text:p text:style-name="Preformatted_20_Text">あの魔女、くたばったそうだな。</text:p>
      <text:p text:style-name="Preformatted_20_Text">９００年前、あの時戦った同士は皆、天に召された。</text:p>
      <text:p text:style-name="Preformatted_20_Text">ホーリーベルが逝き、あの戦争を知るのも、</text:p>
      <text:p text:style-name="Preformatted_20_Text">今となってはワシだけだろう。</text:p>
      <text:p text:style-name="Preformatted_20_Text">……もはや、死を待つのみの体である。</text:p>
      <text:p text:style-name="Preformatted_20_Text"><text:soft-page-break/>最期に一花咲かせてみようではないか。</text:p>
      <text:p text:style-name="Preformatted_20_Text">Holy Belle.</text:p>
      <text:p text:style-name="Preformatted_20_Text">I heard that witch is dead.</text:p>
      <text:p text:style-name="Preformatted_20_Text">All those who fought against her 900 years ago have passed on.</text:p>
      <text:p text:style-name="Preformatted_20_Text">Now that Holy Belle is gone, I'm the only one who knows of that war.</text:p>
      <text:p text:style-name="Preformatted_20_Text">I am the only one who knows of that war now.</text:p>
      <text:p text:style-name="Preformatted_20_Text">I am no longer a body waiting to die.</text:p>
      <text:p text:style-name="Preformatted_20_Text">Let's make our last flower bloom.</text:p>
      <text:p text:style-name="Preformatted_20_Text">#ベガ</text:p>
      <text:p text:style-name="Preformatted_20_Text">それでは！</text:p>
      <text:p text:style-name="Preformatted_20_Text">See you soon!</text:p>
      <text:p text:style-name="Preformatted_20_Text">#シデン</text:p>
      <text:p text:style-name="Preformatted_20_Text">余っている兵を貸せ。</text:p>
      <text:p text:style-name="Preformatted_20_Text">華の魔女、相手に不足なしッッ！！</text:p>
      <text:p text:style-name="Preformatted_20_Text">Lend me your spare troops.</text:p>
      <text:p text:style-name="Preformatted_20_Text">Hana no Witch, there is no shortage of opponents!</text:p>
      <text:p text:style-name="Preformatted_20_Text">[cn]</text:p>
      <text:p text:style-name="Preformatted_20_Text">その日、ベスビオ山の火口で銀の竜が放った雄たけびは、遠くアリスの館まで届いたという。</text:p>
      <text:p text:style-name="Preformatted_20_Text">On that day, the silver dragon's roar at the crater of Mount Vesuvius reached as far as Alice's mansion.</text:p>
      <text:p text:style-name="Preformatted_20_Text"/>
      <text:p text:style-name="Preformatted_20_Text">C:\Users\James Phillips\Desktop\Games\WargameAliceGit\MinimizedScenarios\min_s0405.txt</text:p>
      <text:p text:style-name="Preformatted_20_Text">#アリス</text:p>
      <text:p text:style-name="Preformatted_20_Text">はあっ、はあっ、山頂はまだかーー！！</text:p>
      <text:p text:style-name="Preformatted_20_Text">Ha, ha, ha, the summit's not here yet!</text:p>
      <text:p text:style-name="Preformatted_20_Text">#クロ</text:p>
      <text:p text:style-name="Preformatted_20_Text">ここを左に行くともうすぐのはずですが。</text:p>
      <text:p text:style-name="Preformatted_20_Text">If you go left here, it should be almost there.</text:p>
      <text:p text:style-name="Preformatted_20_Text">#アリス</text:p>
      <text:p text:style-name="Preformatted_20_Text">クロ……、お前いっつも涼しそうな顔してんな……。</text:p>
      <text:p text:style-name="Preformatted_20_Text">Kuro......, you always look so cool.......</text:p>
      <text:p text:style-name="Preformatted_20_Text">#クロ</text:p>
      <text:p text:style-name="Preformatted_20_Text">いえ、私ももう歳ですので、</text:p>
      <text:p text:style-name="Preformatted_20_Text">これでも結構疲れておるのですが。</text:p>
      <text:p text:style-name="Preformatted_20_Text">No, I'm getting old.</text:p>
      <text:p text:style-name="Preformatted_20_Text">I'm quite tired even at this age.</text:p>
      <text:p text:style-name="Preformatted_20_Text">#アリス</text:p>
      <text:p text:style-name="Preformatted_20_Text">ちぇっ……こっちは汗だくだってのに。</text:p>
      <text:p text:style-name="Preformatted_20_Text">早く帰って風呂に入りたいぜ……。</text:p>
      <text:p text:style-name="Preformatted_20_Text">Damn ......, I'm all sweaty.</text:p>
      <text:p text:style-name="Preformatted_20_Text">I can't wait to go home and take a bath. ......</text:p>
      <text:p text:style-name="Preformatted_20_Text">#シデン</text:p>
      <text:p text:style-name="Preformatted_20_Text">待たれい！　そこの御仁と女人よ！！</text:p>
      <text:p text:style-name="Preformatted_20_Text">Wait for me!　You and your lady!</text:p>
      <text:p text:style-name="Preformatted_20_Text">#アリス</text:p>
      <text:p text:style-name="Preformatted_20_Text">げぇっ、なんだか暑苦しい声……。</text:p>
      <text:p text:style-name="Preformatted_20_Text">Geez, what a hot voice .......</text:p>
      <text:p text:style-name="Preformatted_20_Text">#クロ</text:p>
      <text:p text:style-name="Preformatted_20_Text">アリス様、お下がりください。</text:p>
      <text:p text:style-name="Preformatted_20_Text">こやつ、なかなかの手練れですぞ。</text:p>
      <text:p text:style-name="Preformatted_20_Text">Alice, please step back.</text:p>
      <text:p text:style-name="Preformatted_20_Text">He's quite skilled, this one.</text:p>
      <text:p text:style-name="Preformatted_20_Text">#シデン</text:p>
      <text:p text:style-name="Preformatted_20_Text">ほう……、それではヌシが華の魔女か……。</text:p>
      <text:p text:style-name="Preformatted_20_Text">会いたかったぞ華の魔女！</text:p>
      <text:p text:style-name="Preformatted_20_Text">我が名はシデン！！</text:p>
      <text:p text:style-name="Preformatted_20_Text">かつてヌシの師匠と一戦交え、勝利を収めた竜よ。</text:p>
      <text:p text:style-name="Preformatted_20_Text">心してかかって来られい！！</text:p>
      <text:p text:style-name="Preformatted_20_Text">Oh ......, so Nushi is the Witch of Flowers .......</text:p>
      <text:p text:style-name="Preformatted_20_Text">I have missed you, Witch of Flowers!</text:p>
      <text:p text:style-name="Preformatted_20_Text">My name is Siden!</text:p>
      <text:p text:style-name="Preformatted_20_Text">I am the dragon who once fought and won a battle with your master.</text:p>
      <text:p text:style-name="Preformatted_20_Text">Come at me with all your heart!</text:p>
      <text:p text:style-name="Preformatted_20_Text">#アリス</text:p>
      <text:p text:style-name="Preformatted_20_Text"><text:soft-page-break/>あん？　ババァと一戦交えただって？</text:p>
      <text:p text:style-name="Preformatted_20_Text">おいクロ、ババァはこんなところに攻め入ったことがあるのか？</text:p>
      <text:p text:style-name="Preformatted_20_Text">What?　You had a fight with my old lady?</text:p>
      <text:p text:style-name="Preformatted_20_Text">Hey Kuro, has Baba ever invaded a place like this?</text:p>
      <text:p text:style-name="Preformatted_20_Text">#クロ</text:p>
      <text:p text:style-name="Preformatted_20_Text">私も話に聞いたのみでございますが、</text:p>
      <text:p text:style-name="Preformatted_20_Text">かつてこの世界はホーリーベル様がやってくるまでドラゴンたちが治めていたそうでございます。</text:p>
      <text:p text:style-name="Preformatted_20_Text">I've only heard stories.</text:p>
      <text:p text:style-name="Preformatted_20_Text">I heard that this world was once ruled by dragons until the arrival of Master Holy Belle.</text:p>
      <text:p text:style-name="Preformatted_20_Text">#アリス</text:p>
      <text:p text:style-name="Preformatted_20_Text">ふんふん。それでこいつはその生き残りだと……。</text:p>
      <text:p text:style-name="Preformatted_20_Text">Hmmm. So this guy is a survivor of that. ......</text:p>
      <text:p text:style-name="Preformatted_20_Text">#クロ</text:p>
      <text:p text:style-name="Preformatted_20_Text">おそらくは。</text:p>
      <text:p text:style-name="Preformatted_20_Text">Perhaps.</text:p>
      <text:p text:style-name="Preformatted_20_Text">#シデン</text:p>
      <text:p text:style-name="Preformatted_20_Text">なんだ、知らぬのか……。</text:p>
      <text:p text:style-name="Preformatted_20_Text">まあよい、ワシはかつての同胞たちの魂を背負ってこの場に立って居る。</text:p>
      <text:p text:style-name="Preformatted_20_Text">ホーリーベルの意志を受け継ぐ魔女よ。</text:p>
      <text:p text:style-name="Preformatted_20_Text">いざ尋常に勝負せい！！</text:p>
      <text:p text:style-name="Preformatted_20_Text">What, you don't know ......?</text:p>
      <text:p text:style-name="Preformatted_20_Text">Well, I stand here bearing the souls of my former brethren.</text:p>
      <text:p text:style-name="Preformatted_20_Text">I stand here with the souls of my former brethren on my shoulders, O witch who has inherited the will of Holybell.</text:p>
      <text:p text:style-name="Preformatted_20_Text">Now, let's play fair!</text:p>
      <text:p text:style-name="Preformatted_20_Text">#アリス</text:p>
      <text:p text:style-name="Preformatted_20_Text">あー、わかった。勝負は受けてやる。</text:p>
      <text:p text:style-name="Preformatted_20_Text">ただし、こちらにも準備があるからな、</text:p>
      <text:p text:style-name="Preformatted_20_Text">ちょっと待っていろ。</text:p>
      <text:p text:style-name="Preformatted_20_Text">Ah, okay. I accept your challenge.</text:p>
      <text:p text:style-name="Preformatted_20_Text">But we have some preparations to make.</text:p>
      <text:p text:style-name="Preformatted_20_Text">Wait a minute.</text:p>
      <text:p text:style-name="Preformatted_20_Text">#シデン</text:p>
      <text:p text:style-name="Preformatted_20_Text">なんと、準備もせずにここまで来たとは笑止！</text:p>
      <text:p text:style-name="Preformatted_20_Text">それもおぬしの失態ぞ。</text:p>
      <text:p text:style-name="Preformatted_20_Text">いざ、参る！！</text:p>
      <text:p text:style-name="Preformatted_20_Text">How dare you come here unprepared?</text:p>
      <text:p text:style-name="Preformatted_20_Text">That was your fault, too.</text:p>
      <text:p text:style-name="Preformatted_20_Text">Here I come!</text:p>
      <text:p text:style-name="Preformatted_20_Text">#アリス</text:p>
      <text:p text:style-name="Preformatted_20_Text">待て待て！！</text:p>
      <text:p text:style-name="Preformatted_20_Text">お前もその同胞の魂ってやつを背負ってるんなら、</text:p>
      <text:p text:style-name="Preformatted_20_Text">全力の私とぶつかって倒した方が、</text:p>
      <text:p text:style-name="Preformatted_20_Text">同胞たちも報われるんじゃないか？</text:p>
      <text:p text:style-name="Preformatted_20_Text">Wait, wait, wait!</text:p>
      <text:p text:style-name="Preformatted_20_Text">If you carry the souls of your people on your shoulders.</text:p>
      <text:p text:style-name="Preformatted_20_Text">I suggest you go all out and beat me.</text:p>
      <text:p text:style-name="Preformatted_20_Text">I'm sure they'll be more than happy to oblige.</text:p>
      <text:p text:style-name="Preformatted_20_Text">#シデン</text:p>
      <text:p text:style-name="Preformatted_20_Text">ふむ……、まあ確かに。</text:p>
      <text:p text:style-name="Preformatted_20_Text">Hmmm ......, well, sure.</text:p>
      <text:p text:style-name="Preformatted_20_Text">#アリス</text:p>
      <text:p text:style-name="Preformatted_20_Text">大丈夫。すぐに戻ってくるから、ちょっとそこで、</text:p>
      <text:p text:style-name="Preformatted_20_Text">うん、その崖の前あたりがいいかな……。</text:p>
      <text:p text:style-name="Preformatted_20_Text">そこで動くな！　まっていろよ！</text:p>
      <text:p text:style-name="Preformatted_20_Text">It's ok, I'll be right back. I'll be right back. I'll be right there.</text:p>
      <text:p text:style-name="Preformatted_20_Text">Yeah, I think I'd like to be right in front of that cliff. ......</text:p>
      <text:p text:style-name="Preformatted_20_Text">Stay where you are!　Stay where you are!</text:p>
      <text:p text:style-name="Preformatted_20_Text">#シデン</text:p>
      <text:p text:style-name="Preformatted_20_Text">承知した。</text:p>
      <text:p text:style-name="Preformatted_20_Text">ただし、わしは気が短いので早めに戻ってくるのだぞ</text:p>
      <text:p text:style-name="Preformatted_20_Text">I'll be right back.</text:p>
      <text:p text:style-name="Preformatted_20_Text">But come back early, I have a temper.</text:p>
      <text:p text:style-name="Preformatted_20_Text">#アリス</text:p>
      <text:p text:style-name="Preformatted_20_Text"><text:soft-page-break/>わかったよ。急いで用を済ませてくるさ……</text:p>
      <text:p text:style-name="Preformatted_20_Text">クフフフフフフッ！</text:p>
      <text:p text:style-name="Preformatted_20_Text">Okay, I'll be back early. I'll hurry up and finish my business. ......</text:p>
      <text:p text:style-name="Preformatted_20_Text">Kuhuhuhuhuhuhuhuhuhuhu!</text:p>
      <text:p text:style-name="Preformatted_20_Text">[cn]</text:p>
      <text:p text:style-name="Preformatted_20_Text">……………。</text:p>
      <text:p text:style-name="Preformatted_20_Text">................</text:p>
      <text:p text:style-name="Preformatted_20_Text">#クロ</text:p>
      <text:p text:style-name="Preformatted_20_Text">アリス様。一体どういうおつもりですか。</text:p>
      <text:p text:style-name="Preformatted_20_Text">撤退せずとも、我らの準備は万全だというのに。</text:p>
      <text:p text:style-name="Preformatted_20_Text">Alice-sama. What on earth are you doing?</text:p>
      <text:p text:style-name="Preformatted_20_Text">Even if we don't retreat, we are fully prepared.</text:p>
      <text:p text:style-name="Preformatted_20_Text">#アリス</text:p>
      <text:p text:style-name="Preformatted_20_Text">なんだか正々堂々と勝負しろと言われるとどうも卑怯な手で勝ちたくなるんだよなぁ……。</text:p>
      <text:p text:style-name="Preformatted_20_Text">というわけで、ここに来たわけだが。</text:p>
      <text:p text:style-name="Preformatted_20_Text">When I'm told to play fair and square, I'm tempted to win with a cowardly move. ......</text:p>
      <text:p text:style-name="Preformatted_20_Text">That's why I'm here.</text:p>
      <text:p text:style-name="Preformatted_20_Text">[cn]</text:p>
      <text:p text:style-name="Preformatted_20_Text">アリスとクロは、先ほどの場所のちょうど崖の下の位置に来ていた。</text:p>
      <text:p text:style-name="Preformatted_20_Text">Alice and Kuro had come to a position just below the cliff at the place we just came from.</text:p>
      <text:p text:style-name="Preformatted_20_Text">#クロ</text:p>
      <text:p text:style-name="Preformatted_20_Text">崖の下からいったい何をなさるおつもりですか。</text:p>
      <text:p text:style-name="Preformatted_20_Text">まさか崖をよじ登るわけでもありますまい。</text:p>
      <text:p text:style-name="Preformatted_20_Text">What on earth do you intend to do from the bottom of the cliff?</text:p>
      <text:p text:style-name="Preformatted_20_Text">You're not going to climb the cliff, are you?</text:p>
      <text:p text:style-name="Preformatted_20_Text">#アリス</text:p>
      <text:p text:style-name="Preformatted_20_Text">バカ野郎、そんな疲れることができるか！</text:p>
      <text:p text:style-name="Preformatted_20_Text">まあ見ていろ。</text:p>
      <text:p text:style-name="Preformatted_20_Text">You idiot, you can't do such a tiring thing!</text:p>
      <text:p text:style-name="Preformatted_20_Text">Just watch.</text:p>
      <text:p text:style-name="Preformatted_20_Text">[cn]</text:p>
      <text:p text:style-name="Preformatted_20_Text">そういうとアリスは、小さなツボを取り出した。</text:p>
      <text:p text:style-name="Preformatted_20_Text">Alice then pulls out a small urn.</text:p>
      <text:p text:style-name="Preformatted_20_Text">#クロ</text:p>
      <text:p text:style-name="Preformatted_20_Text">それは一体。</text:p>
      <text:p text:style-name="Preformatted_20_Text">What the hell is that?</text:p>
      <text:p text:style-name="Preformatted_20_Text">#アリス</text:p>
      <text:p text:style-name="Preformatted_20_Text">この前街で買った煙ツボに毒を混ぜてみた。</text:p>
      <text:p text:style-name="Preformatted_20_Text">クフフフフフッ……即席の毒ガス兵器ってところだな</text:p>
      <text:p text:style-name="Preformatted_20_Text">I mixed poison with the smoke urn I bought in town the other day.</text:p>
      <text:p text:style-name="Preformatted_20_Text">Kuhuhuhuhuhuhuhu ...... It's like an improvised poison gas weapon.</text:p>
      <text:p text:style-name="Preformatted_20_Text">#クロ</text:p>
      <text:p text:style-name="Preformatted_20_Text">なんと恐ろしい……。</text:p>
      <text:p text:style-name="Preformatted_20_Text">What a horrible .......</text:p>
      <text:p text:style-name="Preformatted_20_Text">#アリス</text:p>
      <text:p text:style-name="Preformatted_20_Text">風が崖から坂の方に流れていたから、</text:p>
      <text:p text:style-name="Preformatted_20_Text">ちょうどあの竜に直撃するはずだ。</text:p>
      <text:p text:style-name="Preformatted_20_Text">よし、仕掛けたぞ。離れろ。</text:p>
      <text:p text:style-name="Preformatted_20_Text">私たちまで巻き添えになるからな。</text:p>
      <text:p text:style-name="Preformatted_20_Text">The wind was blowing off the cliff towards the hill.</text:p>
      <text:p text:style-name="Preformatted_20_Text">It should hit that dragon right on the spot.</text:p>
      <text:p text:style-name="Preformatted_20_Text">Okay, I'm set. Get out of the way.</text:p>
      <text:p text:style-name="Preformatted_20_Text">We'll be collateral damage.</text:p>
      <text:p text:style-name="Preformatted_20_Text">[cn]</text:p>
      <text:p text:style-name="Preformatted_20_Text">……………。</text:p>
      <text:p text:style-name="Preformatted_20_Text">................</text:p>
      <text:p text:style-name="Preformatted_20_Text">#シデン</text:p>
      <text:p text:style-name="Preformatted_20_Text">遅いッ！！</text:p>
      <text:p text:style-name="Preformatted_20_Text">あの小娘、やはり逃げおったな！</text:p>
      <text:p text:style-name="Preformatted_20_Text">このワシをコケにしおった。</text:p>
      <text:p text:style-name="Preformatted_20_Text">許せん……！！</text:p>
      <text:p text:style-name="Preformatted_20_Text">Too late!</text:p>
      <text:p text:style-name="Preformatted_20_Text">That little girl got away after all!</text:p>
      <text:p text:style-name="Preformatted_20_Text"><text:soft-page-break/>She made a mockery of me.</text:p>
      <text:p text:style-name="Preformatted_20_Text">Unforgivable. ......!</text:p>
      <text:p text:style-name="Preformatted_20_Text">[cn]</text:p>
      <text:p text:style-name="Preformatted_20_Text">シデンが腹を立てていると、彼の背後から濃い煙がもうもうと立ち上り、あっという間に一帯を包んでしまった。</text:p>
      <text:p text:style-name="Preformatted_20_Text">As Siden grows angry, a thick plume of smoke rises up from behind him, quickly enveloping the area.</text:p>
      <text:p text:style-name="Preformatted_20_Text">#シデン</text:p>
      <text:p text:style-name="Preformatted_20_Text">なっ、何事だ！？　煙？</text:p>
      <text:p text:style-name="Preformatted_20_Text">おい、お前たち。どうした！</text:p>
      <text:p text:style-name="Preformatted_20_Text">What's going on?　Smoke?</text:p>
      <text:p text:style-name="Preformatted_20_Text">Hey, you guys. What's going on!</text:p>
      <text:p text:style-name="Preformatted_20_Text">#部下のドラゴン</text:p>
      <text:p text:style-name="Preformatted_20_Text">ギャォオオォォッ……。</text:p>
      <text:p text:style-name="Preformatted_20_Text">Gaaaahhhh. .......</text:p>
      <text:p text:style-name="Preformatted_20_Text">#シデン</text:p>
      <text:p text:style-name="Preformatted_20_Text">これは……毒か。</text:p>
      <text:p text:style-name="Preformatted_20_Text">しまったあの小娘……。ゴホッ、ゴホッ！！</text:p>
      <text:p text:style-name="Preformatted_20_Text">Is this ...... poison?</text:p>
      <text:p text:style-name="Preformatted_20_Text">Sheesh that little bitch ....... Gosh, gosh, gosh!</text:p>
      <text:p text:style-name="Preformatted_20_Text">[cn]</text:p>
      <text:p text:style-name="Preformatted_20_Text">煙が晴れると、あたりは毒でしびれ、動けなくなったドラゴンで埋め尽くされていた。</text:p>
      <text:p text:style-name="Preformatted_20_Text">膝をつき、苦しそうにうめくシデンの前にニヤニヤとほくそ笑むアリスが現れた。</text:p>
      <text:p text:style-name="Preformatted_20_Text">When the smoke clears, the area is filled with dragons, numb from the poison and unable to move.</text:p>
      <text:p text:style-name="Preformatted_20_Text">A grinning and giggling Alice appeared before Siden, who was on his knees and groaning in pain.</text:p>
      <text:p text:style-name="Preformatted_20_Text">#アリス</text:p>
      <text:p text:style-name="Preformatted_20_Text">クフフフフフッ！！　待たせたな。</text:p>
      <text:p text:style-name="Preformatted_20_Text">さあ、正々堂々と勝負してやるぜ！</text:p>
      <text:p text:style-name="Preformatted_20_Text">Kuhuhuhuhuhuhuhuhuhuhuhuhuhuhuhu!　Sorry to keep you waiting.</text:p>
      <text:p text:style-name="Preformatted_20_Text">Now let's play fair and square!</text:p>
      <text:p text:style-name="Preformatted_20_Text">#シデン</text:p>
      <text:p text:style-name="Preformatted_20_Text">やりおったな小娘ェ……！！！</text:p>
      <text:p text:style-name="Preformatted_20_Text">Well done, little girl ......!!!!</text:p>
      <text:p text:style-name="Preformatted_20_Text">#アリス</text:p>
      <text:p text:style-name="Preformatted_20_Text">やられる方が悪いのだ、クフフフフフッ！！</text:p>
      <text:p text:style-name="Preformatted_20_Text">アーーッハッハッハッハ！！！！</text:p>
      <text:p text:style-name="Preformatted_20_Text">It's worse to be beaten.</text:p>
      <text:p text:style-name="Preformatted_20_Text">Ahhhhhhhhhh！！！！</text:p>
      <text:p text:style-name="Preformatted_20_Text">#シデン</text:p>
      <text:p text:style-name="Preformatted_20_Text">ぐぬっ、ぬううううんっ！！！！</text:p>
      <text:p text:style-name="Preformatted_20_Text">Gnuh, nuh nuh nuh ！！！！</text:p>
      <text:p text:style-name="Preformatted_20_Text">[cn]</text:p>
      <text:p text:style-name="Preformatted_20_Text">アリスが高笑いをすると、シデンは頭にきたのか、</text:p>
      <text:p text:style-name="Preformatted_20_Text">満身の力を込めて立ち上がり、戦闘態勢に入った。</text:p>
      <text:p text:style-name="Preformatted_20_Text">Alice laughed a high laugh, and Siden got mad.</text:p>
      <text:p text:style-name="Preformatted_20_Text">With all his strength, he stood up and got into a fighting stance.</text:p>
      <text:p text:style-name="Preformatted_20_Text">#アリス</text:p>
      <text:p text:style-name="Preformatted_20_Text">げっ！　まだ立ち上がれるのかよ。化け物め……。</text:p>
      <text:p text:style-name="Preformatted_20_Text">Geez!　You can still get up? You monster. ......</text:p>
      <text:p text:style-name="Preformatted_20_Text">#シデン</text:p>
      <text:p text:style-name="Preformatted_20_Text">かかって来い小娘。</text:p>
      <text:p text:style-name="Preformatted_20_Text">このシデン、この程度の小細工でやられるほど、</text:p>
      <text:p text:style-name="Preformatted_20_Text">落ちぶれてはおらぬわッッ！！！</text:p>
      <text:p text:style-name="Preformatted_20_Text">Come at me, little girl.</text:p>
      <text:p text:style-name="Preformatted_20_Text">This Siden is not so far gone as to be beaten by this little trick!</text:p>
      <text:p text:style-name="Preformatted_20_Text">I have not fallen so low as to be beaten by this little trick!</text:p>
      <text:p text:style-name="Preformatted_20_Text">#アリス</text:p>
      <text:p text:style-name="Preformatted_20_Text">ええいっ、お前たち戦闘準備だ！！！</text:p>
      <text:p text:style-name="Preformatted_20_Text">来るぞッ！！</text:p>
      <text:p text:style-name="Preformatted_20_Text">Yes, get ready for battle!</text:p>
      <text:p text:style-name="Preformatted_20_Text">Here they come!</text:p>
      <text:p text:style-name="Preformatted_20_Text"/>
      <text:p text:style-name="Preformatted_20_Text">C:\Users\James Phillips\Desktop\Games\WargameAliceGit\MinimizedScenarios\min_s0406.txt</text:p>
      <text:p text:style-name="Preformatted_20_Text">#メッサーシュミット</text:p>
      <text:p text:style-name="Preformatted_20_Text">長老もやられたって……。</text:p>
      <text:p text:style-name="Preformatted_20_Text"><text:soft-page-break/>Elders say they've been hit too. ......</text:p>
      <text:p text:style-name="Preformatted_20_Text">#ベガ</text:p>
      <text:p text:style-name="Preformatted_20_Text">メッサーシュミット、言葉に気を付けろとあれほど……。</text:p>
      <text:p text:style-name="Preformatted_20_Text">Messerschmidt, you've been told to watch your language: ......</text:p>
      <text:p text:style-name="Preformatted_20_Text">#メッサーシュミット</text:p>
      <text:p text:style-name="Preformatted_20_Text">いまさらそんなこと気にしていられないよ！！</text:p>
      <text:p text:style-name="Preformatted_20_Text">ねえベガ！　今なら間に合うよ、</text:p>
      <text:p text:style-name="Preformatted_20_Text">華の魔女に降参するんだ！</text:p>
      <text:p text:style-name="Preformatted_20_Text">I can't worry about that now!</text:p>
      <text:p text:style-name="Preformatted_20_Text">Hey Vega!　It's not too late now.</text:p>
      <text:p text:style-name="Preformatted_20_Text">Surrender to the Flower Witch!</text:p>
      <text:p text:style-name="Preformatted_20_Text">#ベガ</text:p>
      <text:p text:style-name="Preformatted_20_Text">私にはドラゴンたちの尊厳と魂を守る義務が……。</text:p>
      <text:p text:style-name="Preformatted_20_Text">I have a duty to protect the dignity and souls of dragons. ......</text:p>
      <text:p text:style-name="Preformatted_20_Text">#メッサーシュミット</text:p>
      <text:p text:style-name="Preformatted_20_Text">ベガはドラゴンじゃない！！　魔女だろ！！</text:p>
      <text:p text:style-name="Preformatted_20_Text">Vega is not a dragon!　You're a witch!!!</text:p>
      <text:p text:style-name="Preformatted_20_Text">#ベガ</text:p>
      <text:p text:style-name="Preformatted_20_Text">ッ……！！</text:p>
      <text:p text:style-name="Preformatted_20_Text">もういい出ていけ……。</text:p>
      <text:p text:style-name="Preformatted_20_Text">You're a witch!</text:p>
      <text:p text:style-name="Preformatted_20_Text">Enough, get out of here. ......</text:p>
      <text:p text:style-name="Preformatted_20_Text">#メッサーシュミット</text:p>
      <text:p text:style-name="Preformatted_20_Text">出ていかないよ！　ベガが降参するまで、</text:p>
      <text:p text:style-name="Preformatted_20_Text">ここにいるから！！</text:p>
      <text:p text:style-name="Preformatted_20_Text">I'm not leaving!　Until Vega surrenders.</text:p>
      <text:p text:style-name="Preformatted_20_Text">I'm right here!</text:p>
      <text:p text:style-name="Preformatted_20_Text">#ベガ</text:p>
      <text:p text:style-name="Preformatted_20_Text">出ていけーーーーッッッッ！！！！！！</text:p>
      <text:p text:style-name="Preformatted_20_Text">Get the hell out!!! ！！！！！！</text:p>
      <text:p text:style-name="Preformatted_20_Text">#メッサーシュミット</text:p>
      <text:p text:style-name="Preformatted_20_Text">ひっ……！！</text:p>
      <text:p text:style-name="Preformatted_20_Text">Hee......!!!</text:p>
      <text:p text:style-name="Preformatted_20_Text">[cn]</text:p>
      <text:p text:style-name="Preformatted_20_Text">ベガの怒号は神殿を震わせた、メッサーシュミットはあまりの迫力に腰を抜かし、逃げるように神殿から出て行った。</text:p>
      <text:p text:style-name="Preformatted_20_Text">あとに残されたベガは、ぺたりと崩れ落ち、</text:p>
      <text:p text:style-name="Preformatted_20_Text">はあっ、と、深いため息をついた。</text:p>
      <text:p text:style-name="Preformatted_20_Text">Vega's rage shook the temple, and Messerschmidt was so powerful that he sat up and ran out of the temple as if to escape.</text:p>
      <text:p text:style-name="Preformatted_20_Text">Vega, who was left behind, collapsed to the ground and let out a deep sigh.</text:p>
      <text:p text:style-name="Preformatted_20_Text">He sighed deeply.</text:p>
      <text:p text:style-name="Preformatted_20_Text">#ベガ</text:p>
      <text:p text:style-name="Preformatted_20_Text">……………。</text:p>
      <text:p text:style-name="Preformatted_20_Text">……私は器ではないのだ。</text:p>
      <text:p text:style-name="Preformatted_20_Text">そんなこと、私が一番わかっているのだ。</text:p>
      <text:p text:style-name="Preformatted_20_Text">…………お父様、私にはやっぱり無理なんです。</text:p>
      <text:p text:style-name="Preformatted_20_Text">................</text:p>
      <text:p text:style-name="Preformatted_20_Text">...... I am not a vessel.</text:p>
      <text:p text:style-name="Preformatted_20_Text">I know that better than anyone.</text:p>
      <text:p text:style-name="Preformatted_20_Text">............ father, I still can't do it.</text:p>
      <text:p text:style-name="Preformatted_20_Text">[cn]</text:p>
      <text:p text:style-name="Preformatted_20_Text">アリスの軍勢は目の前まで迫っているというのに、神殿の中は恐ろしいほど静まり返っていた。</text:p>
      <text:p text:style-name="Preformatted_20_Text">The inside of the temple was frighteningly quiet, even though Alice's army was right in front of them.</text:p>
      <text:p text:style-name="Preformatted_20_Text"/>
      <text:p text:style-name="Preformatted_20_Text">C:\Users\James Phillips\Desktop\Games\WargameAliceGit\MinimizedScenarios\min_s0407.txt</text:p>
      <text:p text:style-name="Preformatted_20_Text">#アリス</text:p>
      <text:p text:style-name="Preformatted_20_Text">クフフフフッ！！　アーッハッハッハッハ！！</text:p>
      <text:p text:style-name="Preformatted_20_Text">山の魔女ほかーーーく！！</text:p>
      <text:p text:style-name="Preformatted_20_Text">Kuhhhhhhhh!!!!　Aaahhhhhh!</text:p>
      <text:p text:style-name="Preformatted_20_Text">Witch of the Mountain and more!</text:p>
      <text:p text:style-name="Preformatted_20_Text">#ベガ</text:p>
      <text:p text:style-name="Preformatted_20_Text">くっ……。</text:p>
      <text:p text:style-name="Preformatted_20_Text">Kuhu.......</text:p>
      <text:p text:style-name="Preformatted_20_Text"><text:soft-page-break/>#アリス</text:p>
      <text:p text:style-name="Preformatted_20_Text">ドラゴンって種族は強いと聞いていたが、</text:p>
      <text:p text:style-name="Preformatted_20_Text">所詮私の敵ではなかったということだな。</text:p>
      <text:p text:style-name="Preformatted_20_Text">I had heard that dragons were strong.</text:p>
      <text:p text:style-name="Preformatted_20_Text">I guess that means they're not my enemy after all.</text:p>
      <text:p text:style-name="Preformatted_20_Text">#ベガ</text:p>
      <text:p text:style-name="Preformatted_20_Text">ドラゴンを馬鹿にするな！！</text:p>
      <text:p text:style-name="Preformatted_20_Text">私が……私に力があれば、お前など……。</text:p>
      <text:p text:style-name="Preformatted_20_Text">Don't mock dragons!</text:p>
      <text:p text:style-name="Preformatted_20_Text">If I had ...... my strength, you would be ...... yours.</text:p>
      <text:p text:style-name="Preformatted_20_Text">#メッサーシュミット</text:p>
      <text:p text:style-name="Preformatted_20_Text">ベガぁっ……。</text:p>
      <text:p text:style-name="Preformatted_20_Text">Vega ah.......</text:p>
      <text:p text:style-name="Preformatted_20_Text">#ベガ</text:p>
      <text:p text:style-name="Preformatted_20_Text">メッサーシュミット！！　</text:p>
      <text:p text:style-name="Preformatted_20_Text">動くな、ダメだ、死んでしまうぞ！！</text:p>
      <text:p text:style-name="Preformatted_20_Text">Messerschmitt!　</text:p>
      <text:p text:style-name="Preformatted_20_Text">Don't move, no, you'll die!</text:p>
      <text:p text:style-name="Preformatted_20_Text">#アリス</text:p>
      <text:p text:style-name="Preformatted_20_Text">何だ、子供のドラゴンか？</text:p>
      <text:p text:style-name="Preformatted_20_Text">What is it, a child dragon?</text:p>
      <text:p text:style-name="Preformatted_20_Text">#ベガ</text:p>
      <text:p text:style-name="Preformatted_20_Text">メッサーシュミットに触れるな！！</text:p>
      <text:p text:style-name="Preformatted_20_Text">あいつは関係ない。私を連れていけばいいだろう！！</text:p>
      <text:p text:style-name="Preformatted_20_Text">Don't touch Messerschmitt!</text:p>
      <text:p text:style-name="Preformatted_20_Text">He's got nothing to do with this. You can have me!</text:p>
      <text:p text:style-name="Preformatted_20_Text">#アリス</text:p>
      <text:p text:style-name="Preformatted_20_Text">そうか……。</text:p>
      <text:p text:style-name="Preformatted_20_Text">おいクロ、そいつの手当てをしてやれ、</text:p>
      <text:p text:style-name="Preformatted_20_Text">手当てをしたら、</text:p>
      <text:p text:style-name="Preformatted_20_Text">温かい食事と寝床も用意してやるんだ。</text:p>
      <text:p text:style-name="Preformatted_20_Text">Well, .......</text:p>
      <text:p text:style-name="Preformatted_20_Text">Hey, Kuro, patch that guy up.</text:p>
      <text:p text:style-name="Preformatted_20_Text">You patch him up.</text:p>
      <text:p text:style-name="Preformatted_20_Text">I'll give him a hot meal and a place to sleep.</text:p>
      <text:p text:style-name="Preformatted_20_Text">#クロ</text:p>
      <text:p text:style-name="Preformatted_20_Text">はっ、承知しました。</text:p>
      <text:p text:style-name="Preformatted_20_Text">Yes, sir.</text:p>
      <text:p text:style-name="Preformatted_20_Text">#ベガ</text:p>
      <text:p text:style-name="Preformatted_20_Text">何のつもりだ！</text:p>
      <text:p text:style-name="Preformatted_20_Text">What the hell are you doing?</text:p>
      <text:p text:style-name="Preformatted_20_Text">#アリス</text:p>
      <text:p text:style-name="Preformatted_20_Text">いや、脅迫の道具につかえるかなーと。</text:p>
      <text:p text:style-name="Preformatted_20_Text">No, I thought I could use it as a Kuromail tool.</text:p>
      <text:p text:style-name="Preformatted_20_Text">#ベガ</text:p>
      <text:p text:style-name="Preformatted_20_Text">なっ！？　貴様、外道！！</text:p>
      <text:p text:style-name="Preformatted_20_Text">What?　You're an outsider!</text:p>
      <text:p text:style-name="Preformatted_20_Text">#アリス</text:p>
      <text:p text:style-name="Preformatted_20_Text">…………。</text:p>
      <text:p text:style-name="Preformatted_20_Text">お前、私の仲間になれ。</text:p>
      <text:p text:style-name="Preformatted_20_Text">.............</text:p>
      <text:p text:style-name="Preformatted_20_Text">You, be one of me.</text:p>
      <text:p text:style-name="Preformatted_20_Text">#ベガ</text:p>
      <text:p text:style-name="Preformatted_20_Text">なっ！　そんなことできるわけないだろう！</text:p>
      <text:p text:style-name="Preformatted_20_Text">私がお前に従ったら、</text:p>
      <text:p text:style-name="Preformatted_20_Text">ドラゴンたちの立場はどうなる！</text:p>
      <text:p text:style-name="Preformatted_20_Text">Nah!　You can't do that!</text:p>
      <text:p text:style-name="Preformatted_20_Text">If I follow you.</text:p>
      <text:p text:style-name="Preformatted_20_Text">What will happen to the dragons if I follow you!</text:p>
      <text:p text:style-name="Preformatted_20_Text">#アリス</text:p>
      <text:p text:style-name="Preformatted_20_Text">ああ、そっか。</text:p>
      <text:p text:style-name="Preformatted_20_Text">邪魔なドラゴンたちは全部殺しておかんとな。</text:p>
      <text:p text:style-name="Preformatted_20_Text">Oh, I see.</text:p>
      <text:p text:style-name="Preformatted_20_Text"><text:soft-page-break/>We'll have to kill all the dragons that get in the way.</text:p>
      <text:p text:style-name="Preformatted_20_Text">#ベガ</text:p>
      <text:p text:style-name="Preformatted_20_Text">やめろ！！　そんなことは私が許さない！</text:p>
      <text:p text:style-name="Preformatted_20_Text">Stop!　I will not allow you to do this!</text:p>
      <text:p text:style-name="Preformatted_20_Text">#アリス</text:p>
      <text:p text:style-name="Preformatted_20_Text">許さないと、どうなんだ？</text:p>
      <text:p text:style-name="Preformatted_20_Text">負けた分際でよく言うぜ……。</text:p>
      <text:p text:style-name="Preformatted_20_Text">What do you mean you won't forgive me?</text:p>
      <text:p text:style-name="Preformatted_20_Text">How can you say that when you're the one who lost? ......</text:p>
      <text:p text:style-name="Preformatted_20_Text">#ベガ</text:p>
      <text:p text:style-name="Preformatted_20_Text">それは…………。</text:p>
      <text:p text:style-name="Preformatted_20_Text">That's .............</text:p>
      <text:p text:style-name="Preformatted_20_Text">#アリス</text:p>
      <text:p text:style-name="Preformatted_20_Text">クフフフフッ！　自分の立場が分かったようだな。</text:p>
      <text:p text:style-name="Preformatted_20_Text">お前はこれから、私の部下になるのだ。</text:p>
      <text:p text:style-name="Preformatted_20_Text">ドラゴンたちは生かしておいてやる。</text:p>
      <text:p text:style-name="Preformatted_20_Text">さっきのチビもな。</text:p>
      <text:p text:style-name="Preformatted_20_Text">Kuhuhuhuhu!　I see you understand your position.</text:p>
      <text:p text:style-name="Preformatted_20_Text">You will now be my subordinate.</text:p>
      <text:p text:style-name="Preformatted_20_Text">I'll let the dragons live.</text:p>
      <text:p text:style-name="Preformatted_20_Text">And the little guy too.</text:p>
      <text:p text:style-name="Preformatted_20_Text">#ベガ</text:p>
      <text:p text:style-name="Preformatted_20_Text">……私は、お父様にどう言い訳したらよいのだ。</text:p>
      <text:p text:style-name="Preformatted_20_Text">...... What am I going to tell your father?</text:p>
      <text:p text:style-name="Preformatted_20_Text">#アリス</text:p>
      <text:p text:style-name="Preformatted_20_Text">あん？　なんだ、突然。</text:p>
      <text:p text:style-name="Preformatted_20_Text">Huh?　What, all of a sudden?</text:p>
      <text:p text:style-name="Preformatted_20_Text">#クロ</text:p>
      <text:p text:style-name="Preformatted_20_Text">アリス様。どうやらこのベガという魔女は、</text:p>
      <text:p text:style-name="Preformatted_20_Text">先の領主のドラゴンと旅の魔女の間にできた子供のようです。</text:p>
      <text:p text:style-name="Preformatted_20_Text">Queen Alice. It seems that this witch, Vega.</text:p>
      <text:p text:style-name="Preformatted_20_Text">is the offspring of a dragon of a former lord and a traveling witch.</text:p>
      <text:p text:style-name="Preformatted_20_Text">#アリス</text:p>
      <text:p text:style-name="Preformatted_20_Text">魔女が子供を産むだって？</text:p>
      <text:p text:style-name="Preformatted_20_Text">なんて馬鹿なことを……。</text:p>
      <text:p text:style-name="Preformatted_20_Text">魔女はヤッちまうと魔法を使えなくなるんだぞ。</text:p>
      <text:p text:style-name="Preformatted_20_Text">Witches give birth to children?</text:p>
      <text:p text:style-name="Preformatted_20_Text">What nonsense. ......</text:p>
      <text:p text:style-name="Preformatted_20_Text">Witches can't use magic if they get laid.</text:p>
      <text:p text:style-name="Preformatted_20_Text">#クロ</text:p>
      <text:p text:style-name="Preformatted_20_Text">ええ、純粋なドラゴンの血に魔女の血が混ざったことで、</text:p>
      <text:p text:style-name="Preformatted_20_Text">ドラゴンたちからは強い反発があったのでしょう。</text:p>
      <text:p text:style-name="Preformatted_20_Text">そのあとの、その魔女に関する記録は一切見つかりませんでした。</text:p>
      <text:p text:style-name="Preformatted_20_Text">魔法が使えなくなったことで抵抗もできず、</text:p>
      <text:p text:style-name="Preformatted_20_Text">殺されたものと推察いたします。</text:p>
      <text:p text:style-name="Preformatted_20_Text">Yeah, the mixing of pure dragon blood with witch blood must have caused a strong backlash from the dragons.</text:p>
      <text:p text:style-name="Preformatted_20_Text">There must have been a strong backlash from the dragons.</text:p>
      <text:p text:style-name="Preformatted_20_Text">I have found no record of the witch after that.</text:p>
      <text:p text:style-name="Preformatted_20_Text">I assume that she was killed because she could no longer use her magic and could not resist.</text:p>
      <text:p text:style-name="Preformatted_20_Text">I assume that she was killed.</text:p>
      <text:p text:style-name="Preformatted_20_Text">#ベガ</text:p>
      <text:p text:style-name="Preformatted_20_Text">…………本当は、</text:p>
      <text:p text:style-name="Preformatted_20_Text">私も母とともに殺されているはずだったのだ。</text:p>
      <text:p text:style-name="Preformatted_20_Text">それを、お父様がせめて私だけでもと、</text:p>
      <text:p text:style-name="Preformatted_20_Text">助けてくださった。</text:p>
      <text:p text:style-name="Preformatted_20_Text">そのうえ領主という大役まで。</text:p>
      <text:p text:style-name="Preformatted_20_Text">私はお父様の期待に沿えるよう</text:p>
      <text:p text:style-name="Preformatted_20_Text">せめて領主という大役は立派に勤め上げようと……。</text:p>
      <text:p text:style-name="Preformatted_20_Text">しかしこうなってしまってはもう……</text:p>
      <text:p text:style-name="Preformatted_20_Text">お父様に合わせる顔がない。</text:p>
      <text:p text:style-name="Preformatted_20_Text">............The truth is.</text:p>
      <text:p text:style-name="Preformatted_20_Text">I should have been killed along with my mother.</text:p>
      <text:p text:style-name="Preformatted_20_Text">But your father saved me at least.</text:p>
      <text:p text:style-name="Preformatted_20_Text"><text:soft-page-break/>He saved me at least.</text:p>
      <text:p text:style-name="Preformatted_20_Text">He even gave me the great role of a lord.</text:p>
      <text:p text:style-name="Preformatted_20_Text">I was determined to live up to your father's expectations.</text:p>
      <text:p text:style-name="Preformatted_20_Text">I tried to fulfill the great role of a lord in order to live up to my father's expectations.</text:p>
      <text:p text:style-name="Preformatted_20_Text">But now that this has happened, I can no longer ......</text:p>
      <text:p text:style-name="Preformatted_20_Text">I have no face to show to your father.</text:p>
      <text:p text:style-name="Preformatted_20_Text">#クロ</text:p>
      <text:p text:style-name="Preformatted_20_Text">差し出がましいようでございますが、</text:p>
      <text:p text:style-name="Preformatted_20_Text">察するに、お父様はあなた様に</text:p>
      <text:p text:style-name="Preformatted_20_Text">そのようなことを期待なされていたわけではありますまい。</text:p>
      <text:p text:style-name="Preformatted_20_Text">I'm sorry to impose on you, but...</text:p>
      <text:p text:style-name="Preformatted_20_Text">I guess your father was expecting you to be a good man.</text:p>
      <text:p text:style-name="Preformatted_20_Text">I'm sure your father didn't expect such a thing from you.</text:p>
      <text:p text:style-name="Preformatted_20_Text">#アリス</text:p>
      <text:p text:style-name="Preformatted_20_Text">まあそうだな。</text:p>
      <text:p text:style-name="Preformatted_20_Text">領主にでもしとかないと、</text:p>
      <text:p text:style-name="Preformatted_20_Text">自分が死んだときについでに処刑されかねないと思ったんだろう。</text:p>
      <text:p text:style-name="Preformatted_20_Text">仮にも領主を処刑するわけにはいかんからな。</text:p>
      <text:p text:style-name="Preformatted_20_Text">Well, yes.</text:p>
      <text:p text:style-name="Preformatted_20_Text">I should have made you a lord.</text:p>
      <text:p text:style-name="Preformatted_20_Text">If you don't make him a lord, he'll probably execute you when he dies.</text:p>
      <text:p text:style-name="Preformatted_20_Text">He couldn't execute a lord, even if he were a lord.</text:p>
      <text:p text:style-name="Preformatted_20_Text">#ベガ</text:p>
      <text:p text:style-name="Preformatted_20_Text">そんな……、私は、私はッッ！！</text:p>
      <text:p text:style-name="Preformatted_20_Text">Oh no ......, I, I, I!!!</text:p>
      <text:p text:style-name="Preformatted_20_Text">#アリス</text:p>
      <text:p text:style-name="Preformatted_20_Text">どうする。私に従わないのなら、</text:p>
      <text:p text:style-name="Preformatted_20_Text">私はこのままお前を殺すぞ。</text:p>
      <text:p text:style-name="Preformatted_20_Text">What will you do? If you don't obey me.</text:p>
      <text:p text:style-name="Preformatted_20_Text">I will kill you like this.</text:p>
      <text:p text:style-name="Preformatted_20_Text">#ベガ</text:p>
      <text:p text:style-name="Preformatted_20_Text">…………ああ、もう、わかった。</text:p>
      <text:p text:style-name="Preformatted_20_Text">お前の言うとおりにしよう。</text:p>
      <text:p text:style-name="Preformatted_20_Text">それが、お父様の望みであるのなら……。</text:p>
      <text:p text:style-name="Preformatted_20_Text">............Oh, God, I get it.</text:p>
      <text:p text:style-name="Preformatted_20_Text">I'll do as you say.</text:p>
      <text:p text:style-name="Preformatted_20_Text">If that's what your father wants. ......</text:p>
      <text:p text:style-name="Preformatted_20_Text">[cn]</text:p>
      <text:p text:style-name="Preformatted_20_Text">この地に国ができてから数千年。</text:p>
      <text:p text:style-name="Preformatted_20_Text">長きにわたり栄華を極めたドラゴンの王国は、</text:p>
      <text:p text:style-name="Preformatted_20_Text">その歴史に幕を閉じた。</text:p>
      <text:p text:style-name="Preformatted_20_Text">アリスの館。</text:p>
      <text:p text:style-name="Preformatted_20_Text">Thousands of years have passed since a nation was established in this land.</text:p>
      <text:p text:style-name="Preformatted_20_Text">The long and prosperous Kingdom of the Dragon has come to an end.</text:p>
      <text:p text:style-name="Preformatted_20_Text">The curtain has closed on its history.</text:p>
      <text:p text:style-name="Preformatted_20_Text">Alice's House.</text:p>
      <text:p text:style-name="Preformatted_20_Text">#ベガ</text:p>
      <text:p text:style-name="Preformatted_20_Text">ここに血判を押すのだな。</text:p>
      <text:p text:style-name="Preformatted_20_Text">You have a blood seal here.</text:p>
      <text:p text:style-name="Preformatted_20_Text">#アリス</text:p>
      <text:p text:style-name="Preformatted_20_Text">よしよし、お前はこういう魔女の常識を知らなそうだからな。</text:p>
      <text:p text:style-name="Preformatted_20_Text">All right, all right, you don't seem to know these witches' common sense.</text:p>
      <text:p text:style-name="Preformatted_20_Text">[cn]</text:p>
      <text:p text:style-name="Preformatted_20_Text">アリスはベガが血判を押したのを確認すると、</text:p>
      <text:p text:style-name="Preformatted_20_Text">書類を受け取った。</text:p>
      <text:p text:style-name="Preformatted_20_Text">Alice confirms that Vega has stamped the blood seal.</text:p>
      <text:p text:style-name="Preformatted_20_Text">She received the papers.</text:p>
      <text:p text:style-name="Preformatted_20_Text">#チシャ</text:p>
      <text:p text:style-name="Preformatted_20_Text">アリス様も知らなかったではないですか。</text:p>
      <text:p text:style-name="Preformatted_20_Text">契約の書の事。</text:p>
      <text:p text:style-name="Preformatted_20_Text">Alice-sama didn't know about it, did she?</text:p>
      <text:p text:style-name="Preformatted_20_Text">The book of the contract.</text:p>
      <text:p text:style-name="Preformatted_20_Text">#アリス</text:p>
      <text:p text:style-name="Preformatted_20_Text"><text:soft-page-break/>あん？　すりつぶしてネコ缶にするぞ。</text:p>
      <text:p text:style-name="Preformatted_20_Text">An?　I'll grind it up and turn it into cat food.</text:p>
      <text:p text:style-name="Preformatted_20_Text">#チシャ</text:p>
      <text:p text:style-name="Preformatted_20_Text">ねっ、ネコ缶って意味違いますよぅ……。</text:p>
      <text:p text:style-name="Preformatted_20_Text">Hey, cat food is not what it means. ......</text:p>
      <text:p text:style-name="Preformatted_20_Text">#アリス</text:p>
      <text:p text:style-name="Preformatted_20_Text">ともかくだ。</text:p>
      <text:p text:style-name="Preformatted_20_Text">お前がもし私にたてついたら、</text:p>
      <text:p text:style-name="Preformatted_20_Text">ドラゴンどもをその手で皆殺しにする……と。</text:p>
      <text:p text:style-name="Preformatted_20_Text">これでいいな？</text:p>
      <text:p text:style-name="Preformatted_20_Text">Anyway.</text:p>
      <text:p text:style-name="Preformatted_20_Text">If you stand against me.</text:p>
      <text:p text:style-name="Preformatted_20_Text">I will kill all the dragons with my own hands. ......</text:p>
      <text:p text:style-name="Preformatted_20_Text">Is that clear?</text:p>
      <text:p text:style-name="Preformatted_20_Text">#ベガ</text:p>
      <text:p text:style-name="Preformatted_20_Text">拒否権なんてないのだ。わざわざ聞かないでくれ。</text:p>
      <text:p text:style-name="Preformatted_20_Text">You don't have veto power. Don't bother asking.</text:p>
      <text:p text:style-name="Preformatted_20_Text">#アリス</text:p>
      <text:p text:style-name="Preformatted_20_Text">クフフ……まあそうだな。</text:p>
      <text:p text:style-name="Preformatted_20_Text">それじゃあこっちも人質を解放しよう。</text:p>
      <text:p text:style-name="Preformatted_20_Text">クロ、あのチビを連れてこい。</text:p>
      <text:p text:style-name="Preformatted_20_Text">Kuhf...... Well, yes.</text:p>
      <text:p text:style-name="Preformatted_20_Text">Then we'll release the hostages too.</text:p>
      <text:p text:style-name="Preformatted_20_Text">Kuro, go get the little guy.</text:p>
      <text:p text:style-name="Preformatted_20_Text">#クロ</text:p>
      <text:p text:style-name="Preformatted_20_Text">はっ。</text:p>
      <text:p text:style-name="Preformatted_20_Text">Ha.</text:p>
      <text:p text:style-name="Preformatted_20_Text">[cn]</text:p>
      <text:p text:style-name="Preformatted_20_Text">クロが部屋を出ていき、しばらくすると、</text:p>
      <text:p text:style-name="Preformatted_20_Text">翼をしきりに羽ばたかせる音が聞こえてきた。</text:p>
      <text:p text:style-name="Preformatted_20_Text">その音に、今まで固く結んでいたベガの口が、</text:p>
      <text:p text:style-name="Preformatted_20_Text">初めて緩んだ。</text:p>
      <text:p text:style-name="Preformatted_20_Text">Kuro leaves the room, and after a while</text:p>
      <text:p text:style-name="Preformatted_20_Text">I heard the sound of wings flapping constantly.</text:p>
      <text:p text:style-name="Preformatted_20_Text">At the sound, Vega's mouth, which had been tightly tied, loosened for the first time.</text:p>
      <text:p text:style-name="Preformatted_20_Text">Vega's mouth loosened for the first time.</text:p>
      <text:p text:style-name="Preformatted_20_Text">#メッサーシュミット</text:p>
      <text:p text:style-name="Preformatted_20_Text">ベガ！！</text:p>
      <text:p text:style-name="Preformatted_20_Text">Vega!</text:p>
      <text:p text:style-name="Preformatted_20_Text">#ベガ</text:p>
      <text:p text:style-name="Preformatted_20_Text">メッサーシュミット！！</text:p>
      <text:p text:style-name="Preformatted_20_Text">Messerschmitt!</text:p>
      <text:p text:style-name="Preformatted_20_Text">#メッサーシュミット</text:p>
      <text:p text:style-name="Preformatted_20_Text">ああ！　よかった！！</text:p>
      <text:p text:style-name="Preformatted_20_Text">もしかして死んじゃったんじゃないかって、</text:p>
      <text:p text:style-name="Preformatted_20_Text">僕心配で……！</text:p>
      <text:p text:style-name="Preformatted_20_Text">Oh!　Oh, thank God!</text:p>
      <text:p text:style-name="Preformatted_20_Text">I was worried he might be dead.</text:p>
      <text:p text:style-name="Preformatted_20_Text">I was so worried that he might have died. ......!</text:p>
      <text:p text:style-name="Preformatted_20_Text">#ベガ</text:p>
      <text:p text:style-name="Preformatted_20_Text">私も同じだ……、ああ、</text:p>
      <text:p text:style-name="Preformatted_20_Text">すまなかったメッサーシュミット。</text:p>
      <text:p text:style-name="Preformatted_20_Text">I'm the same way. ......</text:p>
      <text:p text:style-name="Preformatted_20_Text">Sorry Messerschmitt.</text:p>
      <text:p text:style-name="Preformatted_20_Text">#メッサーシュミット</text:p>
      <text:p text:style-name="Preformatted_20_Text">ねえ、どこもケガしてない？</text:p>
      <text:p text:style-name="Preformatted_20_Text">あの魔女にひどいことされなかった？</text:p>
      <text:p text:style-name="Preformatted_20_Text">Hey, are you hurt anywhere?</text:p>
      <text:p text:style-name="Preformatted_20_Text">Did that witch do something terrible to you?</text:p>
      <text:p text:style-name="Preformatted_20_Text">#ベガ</text:p>
      <text:p text:style-name="Preformatted_20_Text">大事ない。</text:p>
      <text:p text:style-name="Preformatted_20_Text">メッサーシュミット……</text:p>
      <text:p text:style-name="Preformatted_20_Text">私は領主じゃなくなってわかったのだ。</text:p>
      <text:p text:style-name="Preformatted_20_Text"><text:soft-page-break/>お父様の望みが、私のすべきことが。</text:p>
      <text:p text:style-name="Preformatted_20_Text">今まで本当に苦労を掛けた。</text:p>
      <text:p text:style-name="Preformatted_20_Text">すまなかった、メッサーシュミット。</text:p>
      <text:p text:style-name="Preformatted_20_Text">No big deal.</text:p>
      <text:p text:style-name="Preformatted_20_Text">Messerschmidt......</text:p>
      <text:p text:style-name="Preformatted_20_Text">It wasn't until I wasn't a lord anymore that I understood.</text:p>
      <text:p text:style-name="Preformatted_20_Text">I know what your father wants and what I have to do.</text:p>
      <text:p text:style-name="Preformatted_20_Text">I've put you through so much.</text:p>
      <text:p text:style-name="Preformatted_20_Text">I'm sorry, Messerschmidt.</text:p>
      <text:p text:style-name="Preformatted_20_Text">#メッサーシュミット</text:p>
      <text:p text:style-name="Preformatted_20_Text">ううん！　ベガが元気になってくれるなら、</text:p>
      <text:p text:style-name="Preformatted_20_Text">僕はなんでもうれしいんだよ！</text:p>
      <text:p text:style-name="Preformatted_20_Text">さっ、行こう！</text:p>
      <text:p text:style-name="Preformatted_20_Text">僕、街を見るの初めてなんだ！</text:p>
      <text:p text:style-name="Preformatted_20_Text">とってもにぎやかなところで、</text:p>
      <text:p text:style-name="Preformatted_20_Text">人間もたくさんいるんだって！</text:p>
      <text:p text:style-name="Preformatted_20_Text">No!　As long as Vega is feeling better.</text:p>
      <text:p text:style-name="Preformatted_20_Text">I'm happy to do whatever it takes to make Vega feel better.</text:p>
      <text:p text:style-name="Preformatted_20_Text">Come on, let's go!</text:p>
      <text:p text:style-name="Preformatted_20_Text">I've never seen the city before!</text:p>
      <text:p text:style-name="Preformatted_20_Text">I've never seen a city before!</text:p>
      <text:p text:style-name="Preformatted_20_Text">I've heard it's a very lively place with lots of people!</text:p>
      <text:p text:style-name="Preformatted_20_Text">#ベガ</text:p>
      <text:p text:style-name="Preformatted_20_Text">ああ、そうだな。</text:p>
      <text:p text:style-name="Preformatted_20_Text">共に行こう、メッサーシュミット。</text:p>
      <text:p text:style-name="Preformatted_20_Text">Yes, yes, yes.</text:p>
      <text:p text:style-name="Preformatted_20_Text">Come with me, Messerschmitt.</text:p>
      <text:p text:style-name="Preformatted_20_Text">#アリス</text:p>
      <text:p text:style-name="Preformatted_20_Text">こういうクサい友情はあんま好きじゃねえんだけどなぁ……。</text:p>
      <text:p text:style-name="Preformatted_20_Text">I don't really like this kind of stinky friendship. ......</text:p>
      <text:p text:style-name="Preformatted_20_Text">#チシャ</text:p>
      <text:p text:style-name="Preformatted_20_Text">そうですか？</text:p>
      <text:p text:style-name="Preformatted_20_Text">僕は結構好きなんですけど。</text:p>
      <text:p text:style-name="Preformatted_20_Text">Really?</text:p>
      <text:p text:style-name="Preformatted_20_Text">I like it a lot.</text:p>
      <text:p text:style-name="Preformatted_20_Text">#アリス</text:p>
      <text:p text:style-name="Preformatted_20_Text">……まあ、たまには悪くないかもな。</text:p>
      <text:p text:style-name="Preformatted_20_Text">...... Well, maybe it's not so bad once in a while.</text:p>
      <text:p text:style-name="Preformatted_20_Text">[cn]</text:p>
      <text:p text:style-name="Preformatted_20_Text">その日は雲一つない良く晴れた日だった。</text:p>
      <text:p text:style-name="Preformatted_20_Text">メッサーシュミットに連れられて、</text:p>
      <text:p text:style-name="Preformatted_20_Text">ベガは生まれて初めての街に内心胸を躍らせながら歩いてゆく。</text:p>
      <text:p text:style-name="Preformatted_20_Text">その足取りは軽く、表情は晴れ晴れとしていた。</text:p>
      <text:p text:style-name="Preformatted_20_Text">It was a beautiful sunny day, not a cloud in the sky.</text:p>
      <text:p text:style-name="Preformatted_20_Text">Accompanied by Messerschmidt, Vega walks through the city for the first time in her life.</text:p>
      <text:p text:style-name="Preformatted_20_Text">Vega walked with Messerschmidt, excited to be in the city for the first time in her life.</text:p>
      <text:p text:style-name="Preformatted_20_Text">Her steps were light and her face was radiant.</text:p>
      <text:p text:style-name="Preformatted_20_Text">#メッサーシュミット</text:p>
      <text:p text:style-name="Preformatted_20_Text">ベガ……。</text:p>
      <text:p text:style-name="Preformatted_20_Text">Vega.......</text:p>
      <text:p text:style-name="Preformatted_20_Text">#ベガ</text:p>
      <text:p text:style-name="Preformatted_20_Text">メッサーシュミット……、よかった……、</text:p>
      <text:p text:style-name="Preformatted_20_Text">生きて……いるのだな。</text:p>
      <text:p text:style-name="Preformatted_20_Text">Messerschmidt......, thank goodness...... you're alive!</text:p>
      <text:p text:style-name="Preformatted_20_Text">You're alive .......</text:p>
      <text:p text:style-name="Preformatted_20_Text">#メッサーシュミット</text:p>
      <text:p text:style-name="Preformatted_20_Text">ベガ……動いちゃダメ……だよ。</text:p>
      <text:p text:style-name="Preformatted_20_Text">しんで……しまうよ。</text:p>
      <text:p text:style-name="Preformatted_20_Text">Vega...... don't move.......</text:p>
      <text:p text:style-name="Preformatted_20_Text">You'll die.......</text:p>
      <text:p text:style-name="Preformatted_20_Text">#ベガ</text:p>
      <text:p text:style-name="Preformatted_20_Text">メッサーシュミット……、すまなかった。</text:p>
      <text:p text:style-name="Preformatted_20_Text">私では……やはり無理だった……。</text:p>
      <text:p text:style-name="Preformatted_20_Text"><text:soft-page-break/>領主など……私にはやはり……。</text:p>
      <text:p text:style-name="Preformatted_20_Text">Messerschmitt......, I'm sorry.</text:p>
      <text:p text:style-name="Preformatted_20_Text">I still couldn't ...... do it myself. ......</text:p>
      <text:p text:style-name="Preformatted_20_Text">Lords and such...... I still can't .......</text:p>
      <text:p text:style-name="Preformatted_20_Text">#メッサーシュミット</text:p>
      <text:p text:style-name="Preformatted_20_Text">ち……がう、ベガ……。</text:p>
      <text:p text:style-name="Preformatted_20_Text">ベガはとっても、立派な……領主で、僕は……。</text:p>
      <text:p text:style-name="Preformatted_20_Text">………………。</text:p>
      <text:p text:style-name="Preformatted_20_Text">I am very proud of my Vega .......</text:p>
      <text:p text:style-name="Preformatted_20_Text">Vega is a very respectable ...... lord, and I'm a ...... lord.</text:p>
      <text:p text:style-name="Preformatted_20_Text">...................</text:p>
      <text:p text:style-name="Preformatted_20_Text">#ベガ</text:p>
      <text:p text:style-name="Preformatted_20_Text">メッサー……シュミット……？</text:p>
      <text:p text:style-name="Preformatted_20_Text">どうした……、返事を、しないか……。</text:p>
      <text:p text:style-name="Preformatted_20_Text">メッサー……シュミッ……ト…………。</text:p>
      <text:p text:style-name="Preformatted_20_Text">………………。</text:p>
      <text:p text:style-name="Preformatted_20_Text">Messer...... Schmidt......?</text:p>
      <text:p text:style-name="Preformatted_20_Text">What's wrong ......, answer me, or don't .......</text:p>
      <text:p text:style-name="Preformatted_20_Text">Messer......schmidt......t.............</text:p>
      <text:p text:style-name="Preformatted_20_Text">...................</text:p>
      <text:p text:style-name="Preformatted_20_Text">[cn]</text:p>
      <text:p text:style-name="Preformatted_20_Text">この地に国ができてから数千年。</text:p>
      <text:p text:style-name="Preformatted_20_Text">栄華を極めたドラゴンの王国はこの日、その長い歴史に幕を閉じた。</text:p>
      <text:p text:style-name="Preformatted_20_Text">Thousands of years have passed since a nation was established in this land.</text:p>
      <text:p text:style-name="Preformatted_20_Text">The kingdom of dragons, which had reached its peak of prosperity, ended its long history on this day.</text:p>
      <text:p text:style-name="Preformatted_20_Text"/>
      <text:p text:style-name="Preformatted_20_Text">C:\Users\James Phillips\Desktop\Games\WargameAliceGit\MinimizedScenarios\min_s0500_43.txt</text:p>
      <text:p text:style-name="Preformatted_20_Text">[cn]</text:p>
      <text:p text:style-name="Preformatted_20_Text">ロレーヌ城</text:p>
      <text:p text:style-name="Preformatted_20_Text">領主シャルロッテの居城の一室。</text:p>
      <text:p text:style-name="Preformatted_20_Text">ここはシャルロッテの部下、</text:p>
      <text:p text:style-name="Preformatted_20_Text">エマとエミル姉弟の部屋であった。</text:p>
      <text:p text:style-name="Preformatted_20_Text">Château de Lorraine</text:p>
      <text:p text:style-name="Preformatted_20_Text">A room in the castle of the lord Charlotte.</text:p>
      <text:p text:style-name="Preformatted_20_Text">This was the room of Charlotte's subordinates</text:p>
      <text:p text:style-name="Preformatted_20_Text">Emma and Emil, Charlotte's subordinates.</text:p>
      <text:p text:style-name="Preformatted_20_Text">#エミル</text:p>
      <text:p text:style-name="Preformatted_20_Text">えっと……、ここで玉虫の羽を3枚、と……。</text:p>
      <text:p text:style-name="Preformatted_20_Text">Let's see... ......, here are three wings of a ballbug... ......</text:p>
      <text:p text:style-name="Preformatted_20_Text">#エマ</text:p>
      <text:p text:style-name="Preformatted_20_Text">エミルぅ？ ……まだ起きてたの。</text:p>
      <text:p text:style-name="Preformatted_20_Text">もう真夜中だよォ？</text:p>
      <text:p text:style-name="Preformatted_20_Text">Emil? You're still awake .......</text:p>
      <text:p text:style-name="Preformatted_20_Text">It's almost midnight, huh?</text:p>
      <text:p text:style-name="Preformatted_20_Text">#エミル</text:p>
      <text:p text:style-name="Preformatted_20_Text">あっ、姉さん！ </text:p>
      <text:p text:style-name="Preformatted_20_Text">ごめん。 起こしちゃった……？</text:p>
      <text:p text:style-name="Preformatted_20_Text">Oh, sis! </text:p>
      <text:p text:style-name="Preformatted_20_Text">I'm sorry. Did I wake you up......?</text:p>
      <text:p text:style-name="Preformatted_20_Text">#エマ</text:p>
      <text:p text:style-name="Preformatted_20_Text">うん？ 別にいいけどさぁ。</text:p>
      <text:p text:style-name="Preformatted_20_Text">子供は寝ないと育たないんだって</text:p>
      <text:p text:style-name="Preformatted_20_Text">カスミが言ってたよ？</text:p>
      <text:p text:style-name="Preformatted_20_Text">Yeah? It's okay.</text:p>
      <text:p text:style-name="Preformatted_20_Text">Kasumi said children don't grow if they don't sleep.</text:p>
      <text:p text:style-name="Preformatted_20_Text">Kasumi said that.</text:p>
      <text:p text:style-name="Preformatted_20_Text">#エミル</text:p>
      <text:p text:style-name="Preformatted_20_Text">もうちょっとしたら寝るから、今いいとこなんだ。</text:p>
      <text:p text:style-name="Preformatted_20_Text">I'm going to bed in a little while, so I'm just about ready.</text:p>
      <text:p text:style-name="Preformatted_20_Text">#エマ</text:p>
      <text:p text:style-name="Preformatted_20_Text">何してんのさ。</text:p>
      <text:p text:style-name="Preformatted_20_Text">What are you doing?</text:p>
      <text:p text:style-name="Preformatted_20_Text">#エミル</text:p>
      <text:p text:style-name="Preformatted_20_Text"><text:soft-page-break/>ふふーん！</text:p>
      <text:p text:style-name="Preformatted_20_Text">ロレーヌ一派に伝わる伝説の秘薬を作ってるんだ！</text:p>
      <text:p text:style-name="Preformatted_20_Text">Hmmm!</text:p>
      <text:p text:style-name="Preformatted_20_Text">I'm making the legendary elixir of the Lorraine clan!</text:p>
      <text:p text:style-name="Preformatted_20_Text">#エマ</text:p>
      <text:p text:style-name="Preformatted_20_Text">へえ！</text:p>
      <text:p text:style-name="Preformatted_20_Text">ナニナニ、すごそうじゃん！！</text:p>
      <text:p text:style-name="Preformatted_20_Text">Wow!</text:p>
      <text:p text:style-name="Preformatted_20_Text">That sounds amazing!</text:p>
      <text:p text:style-name="Preformatted_20_Text">#エミル</text:p>
      <text:p text:style-name="Preformatted_20_Text">これを飲むと、人間でも魔法を使えるようになるんだよ。</text:p>
      <text:p text:style-name="Preformatted_20_Text">If you drink it, even humans can use magic.</text:p>
      <text:p text:style-name="Preformatted_20_Text">#エマ</text:p>
      <text:p text:style-name="Preformatted_20_Text">人間でも魔法が！？</text:p>
      <text:p text:style-name="Preformatted_20_Text">それ、あたしにも効くの？</text:p>
      <text:p text:style-name="Preformatted_20_Text">Even humans can use magic?</text:p>
      <text:p text:style-name="Preformatted_20_Text">Does it work on me too?</text:p>
      <text:p text:style-name="Preformatted_20_Text">#エミル</text:p>
      <text:p text:style-name="Preformatted_20_Text">もっちろん！　本当にすごい薬なんだから！</text:p>
      <text:p text:style-name="Preformatted_20_Text">Of course!　It's a really great medicine!</text:p>
      <text:p text:style-name="Preformatted_20_Text">#シャルロッテ</text:p>
      <text:p text:style-name="Preformatted_20_Text">あら……</text:p>
      <text:p text:style-name="Preformatted_20_Text">二人とも、まだ起きていたんですの？</text:p>
      <text:p text:style-name="Preformatted_20_Text">Oh my ......</text:p>
      <text:p text:style-name="Preformatted_20_Text">You two are still awake?</text:p>
      <text:p text:style-name="Preformatted_20_Text">#エミル</text:p>
      <text:p text:style-name="Preformatted_20_Text">ロッテ様！</text:p>
      <text:p text:style-name="Preformatted_20_Text">Dear Lotte!!!</text:p>
      <text:p text:style-name="Preformatted_20_Text">[cn]</text:p>
      <text:p text:style-name="Preformatted_20_Text">領主シャルロッテが部屋に入ってきた。</text:p>
      <text:p text:style-name="Preformatted_20_Text">Lord Charlotte has entered the room.</text:p>
      <text:p text:style-name="Preformatted_20_Text">#シャルロッテ</text:p>
      <text:p text:style-name="Preformatted_20_Text">あら……</text:p>
      <text:p text:style-name="Preformatted_20_Text">エミル、それは……？</text:p>
      <text:p text:style-name="Preformatted_20_Text">Oh my, ......</text:p>
      <text:p text:style-name="Preformatted_20_Text">Emil, is that ......?</text:p>
      <text:p text:style-name="Preformatted_20_Text">#エミル</text:p>
      <text:p text:style-name="Preformatted_20_Text">あっ……、これはその。</text:p>
      <text:p text:style-name="Preformatted_20_Text">Oh ......, this is that.</text:p>
      <text:p text:style-name="Preformatted_20_Text">#エマ</text:p>
      <text:p text:style-name="Preformatted_20_Text">ロッテ様！ エミルってばすごいんですよ！</text:p>
      <text:p text:style-name="Preformatted_20_Text">人間でも魔法が使えるようになる薬を作っているんですって！</text:p>
      <text:p text:style-name="Preformatted_20_Text">Dear Lotte! Emil is amazing!</text:p>
      <text:p text:style-name="Preformatted_20_Text">He's making a potion that will allow even humans to use magic!</text:p>
      <text:p text:style-name="Preformatted_20_Text">#エミル</text:p>
      <text:p text:style-name="Preformatted_20_Text">あっ、姉さん。</text:p>
      <text:p text:style-name="Preformatted_20_Text">Oh, sis...</text:p>
      <text:p text:style-name="Preformatted_20_Text">#シャルロッテ</text:p>
      <text:p text:style-name="Preformatted_20_Text">エミル、それはもしかして……。</text:p>
      <text:p text:style-name="Preformatted_20_Text">Emil, could it be that .........</text:p>
      <text:p text:style-name="Preformatted_20_Text">#エミル</text:p>
      <text:p text:style-name="Preformatted_20_Text">ごめんなさい……</text:p>
      <text:p text:style-name="Preformatted_20_Text">勝手に図書館から持ち出して。</text:p>
      <text:p text:style-name="Preformatted_20_Text">でも、ぼくでもロッテ様のお役に立てるかなって。</text:p>
      <text:p text:style-name="Preformatted_20_Text">Sorry ......</text:p>
      <text:p text:style-name="Preformatted_20_Text">I took it out of the library without permission.</text:p>
      <text:p text:style-name="Preformatted_20_Text">But I thought even I could be useful to you.</text:p>
      <text:p text:style-name="Preformatted_20_Text">[cn]</text:p>
      <text:p text:style-name="Preformatted_20_Text">シャルロッテはエミルに近づくと</text:p>
      <text:p text:style-name="Preformatted_20_Text">しゃがみ込んでそっと、彼を抱きしめた。</text:p>
      <text:p text:style-name="Preformatted_20_Text">Charlotte approached Emil.</text:p>
      <text:p text:style-name="Preformatted_20_Text">She crouched down and gently hugged him.</text:p>
      <text:p text:style-name="Preformatted_20_Text">#シャルロッテ</text:p>
      <text:p text:style-name="Preformatted_20_Text"><text:soft-page-break/>エミル、あなたは本当にすごいわ。</text:p>
      <text:p text:style-name="Preformatted_20_Text">けれど、そんな薬に頼らなくても、</text:p>
      <text:p text:style-name="Preformatted_20_Text">あなたたちは十分わたくしの力になってくれていますわ。</text:p>
      <text:p text:style-name="Preformatted_20_Text">Emil, you are truly amazing.</text:p>
      <text:p text:style-name="Preformatted_20_Text">But you don't need to rely on that medicine.</text:p>
      <text:p text:style-name="Preformatted_20_Text">You are helping me enough without relying on those medicines.</text:p>
      <text:p text:style-name="Preformatted_20_Text">#エミル</text:p>
      <text:p text:style-name="Preformatted_20_Text">ロッテ様……。</text:p>
      <text:p text:style-name="Preformatted_20_Text">Dear Lotte: .......</text:p>
      <text:p text:style-name="Preformatted_20_Text">#シャルロッテ</text:p>
      <text:p text:style-name="Preformatted_20_Text">さ、もう寝ましょう。</text:p>
      <text:p text:style-name="Preformatted_20_Text">エマ、エミルをよろしく頼みますわ。</text:p>
      <text:p text:style-name="Preformatted_20_Text">Well, let's go to bed.</text:p>
      <text:p text:style-name="Preformatted_20_Text">Emma, take care of Emil for me.</text:p>
      <text:p text:style-name="Preformatted_20_Text">#エマ</text:p>
      <text:p text:style-name="Preformatted_20_Text">は、はい！ ロッテ様。</text:p>
      <text:p text:style-name="Preformatted_20_Text">Yes, yes! Charlotte-sama.</text:p>
      <text:p text:style-name="Preformatted_20_Text">#エマ</text:p>
      <text:p text:style-name="Preformatted_20_Text">寝よっか。 エミル……。</text:p>
      <text:p text:style-name="Preformatted_20_Text">Let's go to bed. Emil.......</text:p>
      <text:p text:style-name="Preformatted_20_Text">#エミル</text:p>
      <text:p text:style-name="Preformatted_20_Text">うん……。</text:p>
      <text:p text:style-name="Preformatted_20_Text">（でも僕、少しでもロッテ様のお役に立ちたいんです……。）</text:p>
      <text:p text:style-name="Preformatted_20_Text">Yeah.......</text:p>
      <text:p text:style-name="Preformatted_20_Text">(But I want to help Lotte-sama in any way I can. .......)</text:p>
      <text:p text:style-name="Preformatted_20_Text">[cn]</text:p>
      <text:p text:style-name="Preformatted_20_Text">……………。</text:p>
      <text:p text:style-name="Preformatted_20_Text">シャルロッテの部屋。</text:p>
      <text:p text:style-name="Preformatted_20_Text">シャルロッテと、部下のカスミが話している。</text:p>
      <text:p text:style-name="Preformatted_20_Text">................</text:p>
      <text:p text:style-name="Preformatted_20_Text">Charlotte's room.</text:p>
      <text:p text:style-name="Preformatted_20_Text">Charlotte and her subordinate Kasumi are talking.</text:p>
      <text:p text:style-name="Preformatted_20_Text">#カスミ</text:p>
      <text:p text:style-name="Preformatted_20_Text">前々から油断のならないやつだとは思ってたっすけど</text:p>
      <text:p text:style-name="Preformatted_20_Text">まさか秘薬にまで手を出しているとは。</text:p>
      <text:p text:style-name="Preformatted_20_Text">ちびっこのくせに、やるっすね。</text:p>
      <text:p text:style-name="Preformatted_20_Text">I've always thought you were a tricky guy.</text:p>
      <text:p text:style-name="Preformatted_20_Text">I didn't think he'd even gotten his hands on secret medicine.</text:p>
      <text:p text:style-name="Preformatted_20_Text">He's a little guy, but he's got some skills.</text:p>
      <text:p text:style-name="Preformatted_20_Text">#シャルロッテ</text:p>
      <text:p text:style-name="Preformatted_20_Text">幼いエミルにまで迷惑をかけてしまっていますわね。</text:p>
      <text:p text:style-name="Preformatted_20_Text">わたくしが未熟なために。</text:p>
      <text:p text:style-name="Preformatted_20_Text">You have caused trouble even for little Emil.</text:p>
      <text:p text:style-name="Preformatted_20_Text">Because of my inexperience.</text:p>
      <text:p text:style-name="Preformatted_20_Text">#カスミ</text:p>
      <text:p text:style-name="Preformatted_20_Text">好きでやってるんすから</text:p>
      <text:p text:style-name="Preformatted_20_Text">ロッテさんが気に病む必要はないっすよ。</text:p>
      <text:p text:style-name="Preformatted_20_Text">I do it because I like it.</text:p>
      <text:p text:style-name="Preformatted_20_Text">There's no need for you to be bothered by it.</text:p>
      <text:p text:style-name="Preformatted_20_Text">[cn]</text:p>
      <text:p text:style-name="Preformatted_20_Text">カスミは暖炉の上に置いてある帽子に目をやった。</text:p>
      <text:p text:style-name="Preformatted_20_Text">Kasumi looked at the hat on the fireplace.</text:p>
      <text:p text:style-name="Preformatted_20_Text">#カスミ</text:p>
      <text:p text:style-name="Preformatted_20_Text">そういえば、あの帽子って……。</text:p>
      <text:p text:style-name="Preformatted_20_Text">Oh, by the way, that hat is .......</text:p>
      <text:p text:style-name="Preformatted_20_Text">#シャルロッテ</text:p>
      <text:p text:style-name="Preformatted_20_Text">あら、話していませんでしたか？</text:p>
      <text:p text:style-name="Preformatted_20_Text">ロレーヌ代々の領主がかぶる帽子ですわ。</text:p>
      <text:p text:style-name="Preformatted_20_Text">Oh, did I not tell you?</text:p>
      <text:p text:style-name="Preformatted_20_Text">It's a hat worn by the lords of Lorraine for generations.</text:p>
      <text:p text:style-name="Preformatted_20_Text">#カスミ</text:p>
      <text:p text:style-name="Preformatted_20_Text">でも、ロッテさんがあれかぶってるとこ</text:p>
      <text:p text:style-name="Preformatted_20_Text">見たことないんすけど。</text:p>
      <text:p text:style-name="Preformatted_20_Text"><text:soft-page-break/>But I've never seen you wearing it.</text:p>
      <text:p text:style-name="Preformatted_20_Text">I've never seen you wearing it.</text:p>
      <text:p text:style-name="Preformatted_20_Text">#シャルロッテ</text:p>
      <text:p text:style-name="Preformatted_20_Text">一人前にならないとかぶれないのです。</text:p>
      <text:p text:style-name="Preformatted_20_Text">そう決めていますの。</text:p>
      <text:p text:style-name="Preformatted_20_Text">You can't wear it until you're on your own.</text:p>
      <text:p text:style-name="Preformatted_20_Text">That's what I've decided.</text:p>
      <text:p text:style-name="Preformatted_20_Text">#カスミ</text:p>
      <text:p text:style-name="Preformatted_20_Text">一人前じゃないんすか？</text:p>
      <text:p text:style-name="Preformatted_20_Text">You're not a full-fledged person?</text:p>
      <text:p text:style-name="Preformatted_20_Text">#シャルロッテ</text:p>
      <text:p text:style-name="Preformatted_20_Text">わたくしはまだまだ未熟ですもの。</text:p>
      <text:p text:style-name="Preformatted_20_Text">いつか、師匠のように素晴らしい魔女になることができたその時は、胸を張ってあの帽子をかぶるのですわ</text:p>
      <text:p text:style-name="Preformatted_20_Text">I am still a novice.</text:p>
      <text:p text:style-name="Preformatted_20_Text">Someday, when I become a great witch like my master, I will wear that hat proudly.</text:p>
      <text:p text:style-name="Preformatted_20_Text"/>
      <text:p text:style-name="Preformatted_20_Text">C:\Users\James Phillips\Desktop\Games\WargameAliceGit\MinimizedScenarios\min_s0500_54.txt</text:p>
      <text:p text:style-name="Preformatted_20_Text">[cn]</text:p>
      <text:p text:style-name="Preformatted_20_Text">ロレーヌ城</text:p>
      <text:p text:style-name="Preformatted_20_Text">領主シャルロッテの居城の一室。</text:p>
      <text:p text:style-name="Preformatted_20_Text">ここはシャルロッテの部下、</text:p>
      <text:p text:style-name="Preformatted_20_Text">エマとエミル姉弟の部屋であった。</text:p>
      <text:p text:style-name="Preformatted_20_Text">Château de Lorraine</text:p>
      <text:p text:style-name="Preformatted_20_Text">A room in the castle of the lord Charlotte.</text:p>
      <text:p text:style-name="Preformatted_20_Text">This was the room of Charlotte's subordinates</text:p>
      <text:p text:style-name="Preformatted_20_Text">Emma and Emil, Charlotte's subordinates.</text:p>
      <text:p text:style-name="Preformatted_20_Text">#エミル</text:p>
      <text:p text:style-name="Preformatted_20_Text">えっと……、ここで玉虫の羽を3枚、と……。</text:p>
      <text:p text:style-name="Preformatted_20_Text">Let's see... ......, here are three wings of a ballbug... ......</text:p>
      <text:p text:style-name="Preformatted_20_Text">#エマ</text:p>
      <text:p text:style-name="Preformatted_20_Text">エミルぅ？ ……まだ起きてたの。</text:p>
      <text:p text:style-name="Preformatted_20_Text">もう真夜中だよォ？</text:p>
      <text:p text:style-name="Preformatted_20_Text">Emil? You're still awake .......</text:p>
      <text:p text:style-name="Preformatted_20_Text">It's almost midnight, huh?</text:p>
      <text:p text:style-name="Preformatted_20_Text">#エミル</text:p>
      <text:p text:style-name="Preformatted_20_Text">あっ、姉さん！ </text:p>
      <text:p text:style-name="Preformatted_20_Text">ごめん。 起こしちゃった……？</text:p>
      <text:p text:style-name="Preformatted_20_Text">Oh, sis! </text:p>
      <text:p text:style-name="Preformatted_20_Text">I'm sorry. Did I wake you up......?</text:p>
      <text:p text:style-name="Preformatted_20_Text">#エマ</text:p>
      <text:p text:style-name="Preformatted_20_Text">うん？ 別にいいけどさぁ。</text:p>
      <text:p text:style-name="Preformatted_20_Text">子供は寝ないと育たないんだって</text:p>
      <text:p text:style-name="Preformatted_20_Text">カスミが言ってたよ？</text:p>
      <text:p text:style-name="Preformatted_20_Text">Yeah? It's okay.</text:p>
      <text:p text:style-name="Preformatted_20_Text">Kasumi said children don't grow if they don't sleep.</text:p>
      <text:p text:style-name="Preformatted_20_Text">Kasumi said that.</text:p>
      <text:p text:style-name="Preformatted_20_Text">#エミル</text:p>
      <text:p text:style-name="Preformatted_20_Text">もうちょっとしたら寝るから、今いいとこなんだ。</text:p>
      <text:p text:style-name="Preformatted_20_Text">I'm going to bed in a little while, so I'm just about ready.</text:p>
      <text:p text:style-name="Preformatted_20_Text">#エマ</text:p>
      <text:p text:style-name="Preformatted_20_Text">何してんのさ。</text:p>
      <text:p text:style-name="Preformatted_20_Text">What are you doing?</text:p>
      <text:p text:style-name="Preformatted_20_Text">#エミル</text:p>
      <text:p text:style-name="Preformatted_20_Text">ふふーん！</text:p>
      <text:p text:style-name="Preformatted_20_Text">ロレーヌ一派に伝わる伝説の秘薬を作ってるんだ！</text:p>
      <text:p text:style-name="Preformatted_20_Text">Hmmm!</text:p>
      <text:p text:style-name="Preformatted_20_Text">I'm making the legendary elixir of the Lorraine clan!</text:p>
      <text:p text:style-name="Preformatted_20_Text">#エマ</text:p>
      <text:p text:style-name="Preformatted_20_Text">へえ！</text:p>
      <text:p text:style-name="Preformatted_20_Text">ナニナニ、すごそうじゃん！！</text:p>
      <text:p text:style-name="Preformatted_20_Text">Wow!</text:p>
      <text:p text:style-name="Preformatted_20_Text">That sounds amazing!</text:p>
      <text:p text:style-name="Preformatted_20_Text">#エミル</text:p>
      <text:p text:style-name="Preformatted_20_Text"><text:soft-page-break/>これを飲むと、人間でも魔法を使えるようになるんだよ。</text:p>
      <text:p text:style-name="Preformatted_20_Text">If you drink it, even humans can use magic.</text:p>
      <text:p text:style-name="Preformatted_20_Text">#エマ</text:p>
      <text:p text:style-name="Preformatted_20_Text">人間でも魔法が！？</text:p>
      <text:p text:style-name="Preformatted_20_Text">それ、あたしにも効くの？</text:p>
      <text:p text:style-name="Preformatted_20_Text">Even humans can use magic?</text:p>
      <text:p text:style-name="Preformatted_20_Text">Does it work on me too?</text:p>
      <text:p text:style-name="Preformatted_20_Text">#エミル</text:p>
      <text:p text:style-name="Preformatted_20_Text">もっちろん！　本当にすごい薬なんだから！</text:p>
      <text:p text:style-name="Preformatted_20_Text">Of course!　It's a really great medicine!</text:p>
      <text:p text:style-name="Preformatted_20_Text">#シャルロッテ</text:p>
      <text:p text:style-name="Preformatted_20_Text">あら……</text:p>
      <text:p text:style-name="Preformatted_20_Text">二人とも、まだ起きていたんですの？</text:p>
      <text:p text:style-name="Preformatted_20_Text">Oh my ......</text:p>
      <text:p text:style-name="Preformatted_20_Text">You two are still awake?</text:p>
      <text:p text:style-name="Preformatted_20_Text">#エミル</text:p>
      <text:p text:style-name="Preformatted_20_Text">ロッテ様！</text:p>
      <text:p text:style-name="Preformatted_20_Text">Dear Lotte!!!</text:p>
      <text:p text:style-name="Preformatted_20_Text">[cn]</text:p>
      <text:p text:style-name="Preformatted_20_Text">領主シャルロッテが部屋に入ってきた。</text:p>
      <text:p text:style-name="Preformatted_20_Text">Lord Charlotte has entered the room.</text:p>
      <text:p text:style-name="Preformatted_20_Text">#シャルロッテ</text:p>
      <text:p text:style-name="Preformatted_20_Text">あら……</text:p>
      <text:p text:style-name="Preformatted_20_Text">エミル、それは……？</text:p>
      <text:p text:style-name="Preformatted_20_Text">Oh my, ......</text:p>
      <text:p text:style-name="Preformatted_20_Text">Emil, is that ......?</text:p>
      <text:p text:style-name="Preformatted_20_Text">#エミル</text:p>
      <text:p text:style-name="Preformatted_20_Text">あっ……、これはその。</text:p>
      <text:p text:style-name="Preformatted_20_Text">Oh ......, this is that.</text:p>
      <text:p text:style-name="Preformatted_20_Text">#エマ</text:p>
      <text:p text:style-name="Preformatted_20_Text">ロッテ様！ エミルってばすごいんですよ！</text:p>
      <text:p text:style-name="Preformatted_20_Text">人間でも魔法が使えるようになる薬を作っているんですって！</text:p>
      <text:p text:style-name="Preformatted_20_Text">Dear Lotte! Emil is amazing!</text:p>
      <text:p text:style-name="Preformatted_20_Text">He's making a potion that will allow even humans to use magic!</text:p>
      <text:p text:style-name="Preformatted_20_Text">#エミル</text:p>
      <text:p text:style-name="Preformatted_20_Text">あっ、姉さん。</text:p>
      <text:p text:style-name="Preformatted_20_Text">Oh, sis...</text:p>
      <text:p text:style-name="Preformatted_20_Text">#シャルロッテ</text:p>
      <text:p text:style-name="Preformatted_20_Text">エミル、それはもしかして……。</text:p>
      <text:p text:style-name="Preformatted_20_Text">Emil, could it be that .........</text:p>
      <text:p text:style-name="Preformatted_20_Text">#エミル</text:p>
      <text:p text:style-name="Preformatted_20_Text">ごめんなさい……</text:p>
      <text:p text:style-name="Preformatted_20_Text">勝手に図書館から持ち出して。</text:p>
      <text:p text:style-name="Preformatted_20_Text">でも、ぼくでもロッテ様のお役に立てるかなって。</text:p>
      <text:p text:style-name="Preformatted_20_Text">Sorry ......</text:p>
      <text:p text:style-name="Preformatted_20_Text">I took it out of the library without permission.</text:p>
      <text:p text:style-name="Preformatted_20_Text">But I thought even I could be useful to you.</text:p>
      <text:p text:style-name="Preformatted_20_Text">[cn]</text:p>
      <text:p text:style-name="Preformatted_20_Text">シャルロッテはエミルに近づくと</text:p>
      <text:p text:style-name="Preformatted_20_Text">しゃがみ込んでそっと、彼を抱きしめた。</text:p>
      <text:p text:style-name="Preformatted_20_Text">Charlotte approached Emil.</text:p>
      <text:p text:style-name="Preformatted_20_Text">She crouched down and gently hugged him.</text:p>
      <text:p text:style-name="Preformatted_20_Text">#シャルロッテ</text:p>
      <text:p text:style-name="Preformatted_20_Text">エミル、あなたは本当にすごいわ。</text:p>
      <text:p text:style-name="Preformatted_20_Text">けれど、そんな薬に頼らなくても、</text:p>
      <text:p text:style-name="Preformatted_20_Text">あなたたちは十分わたくしの力になってくれていますわ。</text:p>
      <text:p text:style-name="Preformatted_20_Text">Emil, you are truly amazing.</text:p>
      <text:p text:style-name="Preformatted_20_Text">But you don't need to rely on that medicine.</text:p>
      <text:p text:style-name="Preformatted_20_Text">You are helping me enough without relying on those medicines.</text:p>
      <text:p text:style-name="Preformatted_20_Text">#エミル</text:p>
      <text:p text:style-name="Preformatted_20_Text">ロッテ様……。</text:p>
      <text:p text:style-name="Preformatted_20_Text">Dear Lotte: .......</text:p>
      <text:p text:style-name="Preformatted_20_Text">#シャルロッテ</text:p>
      <text:p text:style-name="Preformatted_20_Text"><text:soft-page-break/>さ、もう寝ましょう。</text:p>
      <text:p text:style-name="Preformatted_20_Text">エマ、エミルをよろしく頼みますわ。</text:p>
      <text:p text:style-name="Preformatted_20_Text">Well, let's go to bed.</text:p>
      <text:p text:style-name="Preformatted_20_Text">Emma, take care of Emil for me.</text:p>
      <text:p text:style-name="Preformatted_20_Text">#エマ</text:p>
      <text:p text:style-name="Preformatted_20_Text">は、はい！ ロッテ様。</text:p>
      <text:p text:style-name="Preformatted_20_Text">Yes, yes! Charlotte-sama.</text:p>
      <text:p text:style-name="Preformatted_20_Text">#エマ</text:p>
      <text:p text:style-name="Preformatted_20_Text">寝よっか。 エミル……。</text:p>
      <text:p text:style-name="Preformatted_20_Text">Let's go to bed. Emil.......</text:p>
      <text:p text:style-name="Preformatted_20_Text">#エミル</text:p>
      <text:p text:style-name="Preformatted_20_Text">うん……。</text:p>
      <text:p text:style-name="Preformatted_20_Text">（でも僕、少しでもロッテ様のお役に立ちたいんです……。）</text:p>
      <text:p text:style-name="Preformatted_20_Text">Yeah.......</text:p>
      <text:p text:style-name="Preformatted_20_Text">(But I want to help Lotte-sama in any way I can. .......)</text:p>
      <text:p text:style-name="Preformatted_20_Text">[cn]</text:p>
      <text:p text:style-name="Preformatted_20_Text">……………。</text:p>
      <text:p text:style-name="Preformatted_20_Text">シャルロッテの部屋。</text:p>
      <text:p text:style-name="Preformatted_20_Text">シャルロッテと、部下のカスミが話している。</text:p>
      <text:p text:style-name="Preformatted_20_Text">................</text:p>
      <text:p text:style-name="Preformatted_20_Text">Charlotte's room.</text:p>
      <text:p text:style-name="Preformatted_20_Text">Charlotte and her subordinate Kasumi are talking.</text:p>
      <text:p text:style-name="Preformatted_20_Text">#カスミ</text:p>
      <text:p text:style-name="Preformatted_20_Text">前々から油断のならないやつだとは思ってたっすけど</text:p>
      <text:p text:style-name="Preformatted_20_Text">まさか秘薬にまで手を出しているとは。</text:p>
      <text:p text:style-name="Preformatted_20_Text">ちびっこのくせに、やるっすね。</text:p>
      <text:p text:style-name="Preformatted_20_Text">I've always thought you were a tricky guy.</text:p>
      <text:p text:style-name="Preformatted_20_Text">I didn't think he'd even gotten his hands on secret medicine.</text:p>
      <text:p text:style-name="Preformatted_20_Text">He's a little guy, but he's got some skills.</text:p>
      <text:p text:style-name="Preformatted_20_Text">#シャルロッテ</text:p>
      <text:p text:style-name="Preformatted_20_Text">幼いエミルにまで迷惑をかけてしまっていますわね。</text:p>
      <text:p text:style-name="Preformatted_20_Text">わたくしが未熟なために。</text:p>
      <text:p text:style-name="Preformatted_20_Text">You have caused trouble even for little Emil.</text:p>
      <text:p text:style-name="Preformatted_20_Text">Because of my inexperience.</text:p>
      <text:p text:style-name="Preformatted_20_Text">#カスミ</text:p>
      <text:p text:style-name="Preformatted_20_Text">好きでやってるんすから</text:p>
      <text:p text:style-name="Preformatted_20_Text">ロッテさんが気に病む必要はないっすよ。</text:p>
      <text:p text:style-name="Preformatted_20_Text">I do it because I like it.</text:p>
      <text:p text:style-name="Preformatted_20_Text">There's no need for you to be bothered by it.</text:p>
      <text:p text:style-name="Preformatted_20_Text">[cn]</text:p>
      <text:p text:style-name="Preformatted_20_Text">カスミは暖炉の上に置いてある帽子に目をやった。</text:p>
      <text:p text:style-name="Preformatted_20_Text">Kasumi looked at the hat on the fireplace.</text:p>
      <text:p text:style-name="Preformatted_20_Text">#カスミ</text:p>
      <text:p text:style-name="Preformatted_20_Text">そういえば、あの帽子って……。</text:p>
      <text:p text:style-name="Preformatted_20_Text">Oh, by the way, that hat is .......</text:p>
      <text:p text:style-name="Preformatted_20_Text">#シャルロッテ</text:p>
      <text:p text:style-name="Preformatted_20_Text">あら、話していませんでしたか？</text:p>
      <text:p text:style-name="Preformatted_20_Text">ロレーヌ代々の領主がかぶる帽子ですわ。</text:p>
      <text:p text:style-name="Preformatted_20_Text">Oh, did I not tell you?</text:p>
      <text:p text:style-name="Preformatted_20_Text">It's a hat worn by the lords of Lorraine for generations.</text:p>
      <text:p text:style-name="Preformatted_20_Text">#カスミ</text:p>
      <text:p text:style-name="Preformatted_20_Text">でも、ロッテさんがあれかぶってるとこ</text:p>
      <text:p text:style-name="Preformatted_20_Text">見たことないんすけど。</text:p>
      <text:p text:style-name="Preformatted_20_Text">But I've never seen you wearing it.</text:p>
      <text:p text:style-name="Preformatted_20_Text">I've never seen you wearing it.</text:p>
      <text:p text:style-name="Preformatted_20_Text">#シャルロッテ</text:p>
      <text:p text:style-name="Preformatted_20_Text">一人前にならないとかぶれないのです。</text:p>
      <text:p text:style-name="Preformatted_20_Text">そう決めていますの。</text:p>
      <text:p text:style-name="Preformatted_20_Text">You can't wear it until you're on your own.</text:p>
      <text:p text:style-name="Preformatted_20_Text">That's what I've decided.</text:p>
      <text:p text:style-name="Preformatted_20_Text">#カスミ</text:p>
      <text:p text:style-name="Preformatted_20_Text">一人前じゃないんすか？</text:p>
      <text:p text:style-name="Preformatted_20_Text">You're not a full-fledged person?</text:p>
      <text:p text:style-name="Preformatted_20_Text"><text:soft-page-break/>#シャルロッテ</text:p>
      <text:p text:style-name="Preformatted_20_Text">わたくしはまだまだ未熟ですもの。</text:p>
      <text:p text:style-name="Preformatted_20_Text">いつか、師匠のように素晴らしい魔女になることができたその時は、胸を張ってあの帽子をかぶるのですわ</text:p>
      <text:p text:style-name="Preformatted_20_Text">I am still a novice.</text:p>
      <text:p text:style-name="Preformatted_20_Text">Someday, when I become a great witch like my master, I will wear that hat proudly.</text:p>
      <text:p text:style-name="Preformatted_20_Text"/>
      <text:p text:style-name="Preformatted_20_Text">C:\Users\James Phillips\Desktop\Games\WargameAliceGit\MinimizedScenarios\min_s0500.txt</text:p>
      <text:p text:style-name="Preformatted_20_Text">[cn]</text:p>
      <text:p text:style-name="Preformatted_20_Text">ロレーヌ城</text:p>
      <text:p text:style-name="Preformatted_20_Text">領主シャルロッテの居城の一室。</text:p>
      <text:p text:style-name="Preformatted_20_Text">ここはシャルロッテの部下、</text:p>
      <text:p text:style-name="Preformatted_20_Text">エマとエミル姉弟の部屋であった。</text:p>
      <text:p text:style-name="Preformatted_20_Text">Château de Lorraine</text:p>
      <text:p text:style-name="Preformatted_20_Text">A room in the castle of the lord Charlotte.</text:p>
      <text:p text:style-name="Preformatted_20_Text">This was the room of Charlotte's subordinates</text:p>
      <text:p text:style-name="Preformatted_20_Text">Emma and Emil, Charlotte's subordinates.</text:p>
      <text:p text:style-name="Preformatted_20_Text">#エミル</text:p>
      <text:p text:style-name="Preformatted_20_Text">えっと……、ここで玉虫の羽を3枚、と……。</text:p>
      <text:p text:style-name="Preformatted_20_Text">Let's see... ......, here are three wings of a ballbug... ......</text:p>
      <text:p text:style-name="Preformatted_20_Text">#エマ</text:p>
      <text:p text:style-name="Preformatted_20_Text">エミルぅ？ ……まだ起きてたの。</text:p>
      <text:p text:style-name="Preformatted_20_Text">もう真夜中だよォ？</text:p>
      <text:p text:style-name="Preformatted_20_Text">Emil? You're still awake .......</text:p>
      <text:p text:style-name="Preformatted_20_Text">It's almost midnight, huh?</text:p>
      <text:p text:style-name="Preformatted_20_Text">#エミル</text:p>
      <text:p text:style-name="Preformatted_20_Text">あっ、姉さん！ </text:p>
      <text:p text:style-name="Preformatted_20_Text">ごめん。 起こしちゃった……？</text:p>
      <text:p text:style-name="Preformatted_20_Text">Oh, sis! </text:p>
      <text:p text:style-name="Preformatted_20_Text">I'm sorry. Did I wake you up......?</text:p>
      <text:p text:style-name="Preformatted_20_Text">#エマ</text:p>
      <text:p text:style-name="Preformatted_20_Text">うん？ 別にいいけどさぁ。</text:p>
      <text:p text:style-name="Preformatted_20_Text">子供は寝ないと育たないんだって</text:p>
      <text:p text:style-name="Preformatted_20_Text">カスミが言ってたよ？</text:p>
      <text:p text:style-name="Preformatted_20_Text">Yeah? It's okay.</text:p>
      <text:p text:style-name="Preformatted_20_Text">Kasumi said children don't grow if they don't sleep.</text:p>
      <text:p text:style-name="Preformatted_20_Text">Kasumi said that.</text:p>
      <text:p text:style-name="Preformatted_20_Text">#エミル</text:p>
      <text:p text:style-name="Preformatted_20_Text">もうちょっとしたら寝るから、今いいとこなんだ。</text:p>
      <text:p text:style-name="Preformatted_20_Text">I'm going to bed in a little while, so I'm just about ready.</text:p>
      <text:p text:style-name="Preformatted_20_Text">#エマ</text:p>
      <text:p text:style-name="Preformatted_20_Text">何してんのさ。</text:p>
      <text:p text:style-name="Preformatted_20_Text">What are you doing?</text:p>
      <text:p text:style-name="Preformatted_20_Text">#エミル</text:p>
      <text:p text:style-name="Preformatted_20_Text">ふふーん！</text:p>
      <text:p text:style-name="Preformatted_20_Text">ロレーヌ一派に伝わる伝説の秘薬を作ってるんだ！</text:p>
      <text:p text:style-name="Preformatted_20_Text">Hmmm!</text:p>
      <text:p text:style-name="Preformatted_20_Text">I'm making the legendary elixir of the Lorraine clan!</text:p>
      <text:p text:style-name="Preformatted_20_Text">#エマ</text:p>
      <text:p text:style-name="Preformatted_20_Text">へえ！</text:p>
      <text:p text:style-name="Preformatted_20_Text">ナニナニ、すごそうじゃん！！</text:p>
      <text:p text:style-name="Preformatted_20_Text">Wow!</text:p>
      <text:p text:style-name="Preformatted_20_Text">That sounds amazing!</text:p>
      <text:p text:style-name="Preformatted_20_Text">#エミル</text:p>
      <text:p text:style-name="Preformatted_20_Text">これを飲むと、人間でも魔法を使えるようになるんだよ。</text:p>
      <text:p text:style-name="Preformatted_20_Text">If you drink it, even humans can use magic.</text:p>
      <text:p text:style-name="Preformatted_20_Text">#エマ</text:p>
      <text:p text:style-name="Preformatted_20_Text">人間でも魔法が！？</text:p>
      <text:p text:style-name="Preformatted_20_Text">それ、あたしにも効くの？</text:p>
      <text:p text:style-name="Preformatted_20_Text">Even humans can use magic?</text:p>
      <text:p text:style-name="Preformatted_20_Text">Does it work on me too?</text:p>
      <text:p text:style-name="Preformatted_20_Text">#エミル</text:p>
      <text:p text:style-name="Preformatted_20_Text">もっちろん！　本当にすごい薬なんだから！</text:p>
      <text:p text:style-name="Preformatted_20_Text">Of course!　It's a really great medicine!</text:p>
      <text:p text:style-name="Preformatted_20_Text"><text:soft-page-break/>#シャルロッテ</text:p>
      <text:p text:style-name="Preformatted_20_Text">あら……</text:p>
      <text:p text:style-name="Preformatted_20_Text">二人とも、まだ起きていたんですの？</text:p>
      <text:p text:style-name="Preformatted_20_Text">Oh my ......</text:p>
      <text:p text:style-name="Preformatted_20_Text">You two are still awake?</text:p>
      <text:p text:style-name="Preformatted_20_Text">#エミル</text:p>
      <text:p text:style-name="Preformatted_20_Text">ロッテ様！</text:p>
      <text:p text:style-name="Preformatted_20_Text">Dear Lotte!!!</text:p>
      <text:p text:style-name="Preformatted_20_Text">[cn]</text:p>
      <text:p text:style-name="Preformatted_20_Text">領主シャルロッテが部屋に入ってきた。</text:p>
      <text:p text:style-name="Preformatted_20_Text">Lord Charlotte has entered the room.</text:p>
      <text:p text:style-name="Preformatted_20_Text">#シャルロッテ</text:p>
      <text:p text:style-name="Preformatted_20_Text">あら……</text:p>
      <text:p text:style-name="Preformatted_20_Text">エミル、それは……？</text:p>
      <text:p text:style-name="Preformatted_20_Text">Oh my, ......</text:p>
      <text:p text:style-name="Preformatted_20_Text">Emil, is that ......?</text:p>
      <text:p text:style-name="Preformatted_20_Text">#エミル</text:p>
      <text:p text:style-name="Preformatted_20_Text">あっ……、これはその。</text:p>
      <text:p text:style-name="Preformatted_20_Text">Oh ......, this is that.</text:p>
      <text:p text:style-name="Preformatted_20_Text">#エマ</text:p>
      <text:p text:style-name="Preformatted_20_Text">ロッテ様！ エミルってばすごいんですよ！</text:p>
      <text:p text:style-name="Preformatted_20_Text">人間でも魔法が使えるようになる薬を作っているんですって！</text:p>
      <text:p text:style-name="Preformatted_20_Text">Dear Lotte! Emil is amazing!</text:p>
      <text:p text:style-name="Preformatted_20_Text">He's making a potion that will allow even humans to use magic!</text:p>
      <text:p text:style-name="Preformatted_20_Text">#エミル</text:p>
      <text:p text:style-name="Preformatted_20_Text">あっ、姉さん。</text:p>
      <text:p text:style-name="Preformatted_20_Text">Oh, sis...</text:p>
      <text:p text:style-name="Preformatted_20_Text">#シャルロッテ</text:p>
      <text:p text:style-name="Preformatted_20_Text">エミル、それはもしかして……。</text:p>
      <text:p text:style-name="Preformatted_20_Text">Emil, could it be that .........</text:p>
      <text:p text:style-name="Preformatted_20_Text">#エミル</text:p>
      <text:p text:style-name="Preformatted_20_Text">ごめんなさい……</text:p>
      <text:p text:style-name="Preformatted_20_Text">勝手に図書館から持ち出して。</text:p>
      <text:p text:style-name="Preformatted_20_Text">でも、ぼくでもロッテ様のお役に立てるかなって。</text:p>
      <text:p text:style-name="Preformatted_20_Text">Sorry ......</text:p>
      <text:p text:style-name="Preformatted_20_Text">I took it out of the library without permission.</text:p>
      <text:p text:style-name="Preformatted_20_Text">But I thought even I could be useful to you.</text:p>
      <text:p text:style-name="Preformatted_20_Text">[cn]</text:p>
      <text:p text:style-name="Preformatted_20_Text">シャルロッテはエミルに近づくと</text:p>
      <text:p text:style-name="Preformatted_20_Text">しゃがみ込んでそっと、彼を抱きしめた。</text:p>
      <text:p text:style-name="Preformatted_20_Text">Charlotte approached Emil.</text:p>
      <text:p text:style-name="Preformatted_20_Text">She crouched down and gently hugged him.</text:p>
      <text:p text:style-name="Preformatted_20_Text">#シャルロッテ</text:p>
      <text:p text:style-name="Preformatted_20_Text">エミル、あなたは本当にすごいわ。</text:p>
      <text:p text:style-name="Preformatted_20_Text">けれど、そんな薬に頼らなくても、</text:p>
      <text:p text:style-name="Preformatted_20_Text">あなたたちは十分わたくしの力になってくれていますわ。</text:p>
      <text:p text:style-name="Preformatted_20_Text">Emil, you are truly amazing.</text:p>
      <text:p text:style-name="Preformatted_20_Text">But you don't need to rely on that medicine.</text:p>
      <text:p text:style-name="Preformatted_20_Text">You are helping me enough without relying on those medicines.</text:p>
      <text:p text:style-name="Preformatted_20_Text">#エミル</text:p>
      <text:p text:style-name="Preformatted_20_Text">ロッテ様……。</text:p>
      <text:p text:style-name="Preformatted_20_Text">Dear Lotte: .......</text:p>
      <text:p text:style-name="Preformatted_20_Text">#シャルロッテ</text:p>
      <text:p text:style-name="Preformatted_20_Text">さ、もう寝ましょう。</text:p>
      <text:p text:style-name="Preformatted_20_Text">エマ、エミルをよろしく頼みますわ。</text:p>
      <text:p text:style-name="Preformatted_20_Text">Well, let's go to bed.</text:p>
      <text:p text:style-name="Preformatted_20_Text">Emma, take care of Emil for me.</text:p>
      <text:p text:style-name="Preformatted_20_Text">#エマ</text:p>
      <text:p text:style-name="Preformatted_20_Text">は、はい！ ロッテ様。</text:p>
      <text:p text:style-name="Preformatted_20_Text">Yes, yes! Charlotte-sama.</text:p>
      <text:p text:style-name="Preformatted_20_Text">#エマ</text:p>
      <text:p text:style-name="Preformatted_20_Text">寝よっか。 エミル……。</text:p>
      <text:p text:style-name="Preformatted_20_Text">Let's go to bed. Emil.......</text:p>
      <text:p text:style-name="Preformatted_20_Text"><text:soft-page-break/>#エミル</text:p>
      <text:p text:style-name="Preformatted_20_Text">うん……。</text:p>
      <text:p text:style-name="Preformatted_20_Text">（でも僕、少しでもロッテ様のお役に立ちたいんです……。）</text:p>
      <text:p text:style-name="Preformatted_20_Text">Yeah.......</text:p>
      <text:p text:style-name="Preformatted_20_Text">(But I want to help Lotte-sama in any way I can. .......)</text:p>
      <text:p text:style-name="Preformatted_20_Text">[cn]</text:p>
      <text:p text:style-name="Preformatted_20_Text">……………。</text:p>
      <text:p text:style-name="Preformatted_20_Text">シャルロッテの部屋。</text:p>
      <text:p text:style-name="Preformatted_20_Text">シャルロッテと、部下のカスミが話している。</text:p>
      <text:p text:style-name="Preformatted_20_Text">................</text:p>
      <text:p text:style-name="Preformatted_20_Text">Charlotte's room.</text:p>
      <text:p text:style-name="Preformatted_20_Text">Charlotte and her subordinate Kasumi are talking.</text:p>
      <text:p text:style-name="Preformatted_20_Text">#カスミ</text:p>
      <text:p text:style-name="Preformatted_20_Text">前々から油断のならないやつだとは思ってたっすけど</text:p>
      <text:p text:style-name="Preformatted_20_Text">まさか秘薬にまで手を出しているとは。</text:p>
      <text:p text:style-name="Preformatted_20_Text">ちびっこのくせに、やるっすね。</text:p>
      <text:p text:style-name="Preformatted_20_Text">I've always thought you were a tricky guy.</text:p>
      <text:p text:style-name="Preformatted_20_Text">I didn't think he'd even gotten his hands on secret medicine.</text:p>
      <text:p text:style-name="Preformatted_20_Text">He's a little guy, but he's got some skills.</text:p>
      <text:p text:style-name="Preformatted_20_Text">#シャルロッテ</text:p>
      <text:p text:style-name="Preformatted_20_Text">幼いエミルにまで迷惑をかけてしまっていますわね。</text:p>
      <text:p text:style-name="Preformatted_20_Text">わたくしが未熟なために。</text:p>
      <text:p text:style-name="Preformatted_20_Text">You have caused trouble even for little Emil.</text:p>
      <text:p text:style-name="Preformatted_20_Text">Because of my inexperience.</text:p>
      <text:p text:style-name="Preformatted_20_Text">#カスミ</text:p>
      <text:p text:style-name="Preformatted_20_Text">好きでやってるんすから</text:p>
      <text:p text:style-name="Preformatted_20_Text">ロッテさんが気に病む必要はないっすよ。</text:p>
      <text:p text:style-name="Preformatted_20_Text">I do it because I like it.</text:p>
      <text:p text:style-name="Preformatted_20_Text">There's no need for you to be bothered by it.</text:p>
      <text:p text:style-name="Preformatted_20_Text">[cn]</text:p>
      <text:p text:style-name="Preformatted_20_Text">カスミは暖炉の上に置いてある帽子に目をやった。</text:p>
      <text:p text:style-name="Preformatted_20_Text">Kasumi looked at the hat on the fireplace.</text:p>
      <text:p text:style-name="Preformatted_20_Text">#カスミ</text:p>
      <text:p text:style-name="Preformatted_20_Text">そういえば、あの帽子って……。</text:p>
      <text:p text:style-name="Preformatted_20_Text">Oh, by the way, that hat is .......</text:p>
      <text:p text:style-name="Preformatted_20_Text">#シャルロッテ</text:p>
      <text:p text:style-name="Preformatted_20_Text">あら、話していませんでしたか？</text:p>
      <text:p text:style-name="Preformatted_20_Text">ロレーヌ代々の領主がかぶる帽子ですわ。</text:p>
      <text:p text:style-name="Preformatted_20_Text">Oh, did I not tell you?</text:p>
      <text:p text:style-name="Preformatted_20_Text">It's a hat worn by the lords of Lorraine for generations.</text:p>
      <text:p text:style-name="Preformatted_20_Text">#カスミ</text:p>
      <text:p text:style-name="Preformatted_20_Text">でも、ロッテさんがあれかぶってるとこ</text:p>
      <text:p text:style-name="Preformatted_20_Text">見たことないんすけど。</text:p>
      <text:p text:style-name="Preformatted_20_Text">But I've never seen you wearing it.</text:p>
      <text:p text:style-name="Preformatted_20_Text">I've never seen you wearing it.</text:p>
      <text:p text:style-name="Preformatted_20_Text">#シャルロッテ</text:p>
      <text:p text:style-name="Preformatted_20_Text">一人前にならないとかぶれないのです。</text:p>
      <text:p text:style-name="Preformatted_20_Text">そう決めていますの。</text:p>
      <text:p text:style-name="Preformatted_20_Text">You can't wear it until you're on your own.</text:p>
      <text:p text:style-name="Preformatted_20_Text">That's what I've decided.</text:p>
      <text:p text:style-name="Preformatted_20_Text">#カスミ</text:p>
      <text:p text:style-name="Preformatted_20_Text">一人前じゃないんすか？</text:p>
      <text:p text:style-name="Preformatted_20_Text">You're not a full-fledged person?</text:p>
      <text:p text:style-name="Preformatted_20_Text">#シャルロッテ</text:p>
      <text:p text:style-name="Preformatted_20_Text">わたくしはまだまだ未熟ですもの。</text:p>
      <text:p text:style-name="Preformatted_20_Text">いつか、師匠のように素晴らしい魔女になることができたその時は、胸を張ってあの帽子をかぶるのですわ</text:p>
      <text:p text:style-name="Preformatted_20_Text">I am still a novice.</text:p>
      <text:p text:style-name="Preformatted_20_Text">Someday, when I become a great witch like my master, I will wear that hat proudly.</text:p>
      <text:p text:style-name="Preformatted_20_Text"/>
      <text:p text:style-name="Preformatted_20_Text">C:\Users\James Phillips\Desktop\Games\WargameAliceGit\MinimizedScenarios\min_s0501.txt</text:p>
      <text:p text:style-name="Preformatted_20_Text">#カスミ</text:p>
      <text:p text:style-name="Preformatted_20_Text">案外ここまで来るのが早いっすね。</text:p>
      <text:p text:style-name="Preformatted_20_Text">It's surprisingly fast to get here.</text:p>
      <text:p text:style-name="Preformatted_20_Text"><text:soft-page-break/>#シャルロッテ</text:p>
      <text:p text:style-name="Preformatted_20_Text">ええ……、魔女アリス。</text:p>
      <text:p text:style-name="Preformatted_20_Text">めちゃくちゃなようであの軍団のさばき方、</text:p>
      <text:p text:style-name="Preformatted_20_Text">かなりのやり手のようですわ。</text:p>
      <text:p text:style-name="Preformatted_20_Text">Yes ......, Alice the Witch.</text:p>
      <text:p text:style-name="Preformatted_20_Text">The way she handled that army, she seems like quite a mess.</text:p>
      <text:p text:style-name="Preformatted_20_Text">She seems to be a pretty good hand at it.</text:p>
      <text:p text:style-name="Preformatted_20_Text">#カスミ</text:p>
      <text:p text:style-name="Preformatted_20_Text">どうするっすか、</text:p>
      <text:p text:style-name="Preformatted_20_Text">このままだとここもあっという間に奪われるっすよ。</text:p>
      <text:p text:style-name="Preformatted_20_Text">What should we do?</text:p>
      <text:p text:style-name="Preformatted_20_Text">If we don't do something, they'll take this place in no time.</text:p>
      <text:p text:style-name="Preformatted_20_Text">#シャルロッテ</text:p>
      <text:p text:style-name="Preformatted_20_Text">大丈夫ですわ。 ロレーヌの武器は魔法。</text:p>
      <text:p text:style-name="Preformatted_20_Text">ここの砦は魔法の効率が上がるように作られていますの。</text:p>
      <text:p text:style-name="Preformatted_20_Text">私の魔法とこの砦があれば問題ありませんわ。</text:p>
      <text:p text:style-name="Preformatted_20_Text">Don't worry. Lorraine's weapon is magic.</text:p>
      <text:p text:style-name="Preformatted_20_Text">This fort is designed to increase the efficiency of magic.</text:p>
      <text:p text:style-name="Preformatted_20_Text">With my magic and this fort, we'll be fine.</text:p>
      <text:p text:style-name="Preformatted_20_Text">#カスミ</text:p>
      <text:p text:style-name="Preformatted_20_Text">そううまくいくといいんすけど……</text:p>
      <text:p text:style-name="Preformatted_20_Text">さあ、くるっすよ！！</text:p>
      <text:p text:style-name="Preformatted_20_Text">I hope it works out that way. ......</text:p>
      <text:p text:style-name="Preformatted_20_Text">Here it comes!</text:p>
      <text:p text:style-name="Preformatted_20_Text"/>
      <text:p text:style-name="Preformatted_20_Text">C:\Users\James Phillips\Desktop\Games\WargameAliceGit\MinimizedScenarios\min_s0502.txt</text:p>
      <text:p text:style-name="Preformatted_20_Text">#シャルロッテ</text:p>
      <text:p text:style-name="Preformatted_20_Text">そんな馬鹿な……。</text:p>
      <text:p text:style-name="Preformatted_20_Text">あの量の魔法を浴びても引かないなんて……。</text:p>
      <text:p text:style-name="Preformatted_20_Text">That's ridiculous .......</text:p>
      <text:p text:style-name="Preformatted_20_Text">I can't believe you could be exposed to that amount of magic and not pull it off. ......</text:p>
      <text:p text:style-name="Preformatted_20_Text">#カスミ</text:p>
      <text:p text:style-name="Preformatted_20_Text">ロッテさん！　</text:p>
      <text:p text:style-name="Preformatted_20_Text">悠長に悔しがってる場合じゃないっすよ！</text:p>
      <text:p text:style-name="Preformatted_20_Text">早いとこ引き上げないと！！</text:p>
      <text:p text:style-name="Preformatted_20_Text">Mr. Lotte!　</text:p>
      <text:p text:style-name="Preformatted_20_Text">This isn't the time to be long-suffering in frustration!</text:p>
      <text:p text:style-name="Preformatted_20_Text">We have to pull up as soon as possible!</text:p>
      <text:p text:style-name="Preformatted_20_Text">#シャルロッテ</text:p>
      <text:p text:style-name="Preformatted_20_Text">……ッ！</text:p>
      <text:p text:style-name="Preformatted_20_Text">わかってますわ。</text:p>
      <text:p text:style-name="Preformatted_20_Text">......!</text:p>
      <text:p text:style-name="Preformatted_20_Text">I know, I know.</text:p>
      <text:p text:style-name="Preformatted_20_Text"/>
      <text:p text:style-name="Preformatted_20_Text">C:\Users\James Phillips\Desktop\Games\WargameAliceGit\MinimizedScenarios\min_s0503.txt</text:p>
      <text:p text:style-name="Preformatted_20_Text">ロレーヌ城。</text:p>
      <text:p text:style-name="Preformatted_20_Text">アリスの前に不利を悟り、</text:p>
      <text:p text:style-name="Preformatted_20_Text">一度引いたシャルロッテはカスミと話し合いをしていた</text:p>
      <text:p text:style-name="Preformatted_20_Text">しかし、今回の会議はいつもの楽し気なものではなく</text:p>
      <text:p text:style-name="Preformatted_20_Text">重苦しい気配に包まれていた</text:p>
      <text:p text:style-name="Preformatted_20_Text">Château de Lorraine.</text:p>
      <text:p text:style-name="Preformatted_20_Text">Realizing her disadvantage before Alice</text:p>
      <text:p text:style-name="Preformatted_20_Text">Charlotte was having a discussion with Kasumi.</text:p>
      <text:p text:style-name="Preformatted_20_Text">However, this meeting was not the usual joyous one</text:p>
      <text:p text:style-name="Preformatted_20_Text">But this time, the meeting was not filled with the usual joyful atmosphere, but with a heavy atmosphere.</text:p>
      <text:p text:style-name="Preformatted_20_Text">#シャルロッテ</text:p>
      <text:p text:style-name="Preformatted_20_Text">アリス軍にまるで歯が立たない……。</text:p>
      <text:p text:style-name="Preformatted_20_Text">ああっ、一体どうしたら……。</text:p>
      <text:p text:style-name="Preformatted_20_Text">The Alice's army is as if they have no teeth .......</text:p>
      <text:p text:style-name="Preformatted_20_Text">Oh, what on earth should we do .......</text:p>
      <text:p text:style-name="Preformatted_20_Text">#カスミ</text:p>
      <text:p text:style-name="Preformatted_20_Text">先代様はかつて大魔女ホーリーベルと同等の実力を持っていたそうっすけど……</text:p>
      <text:p text:style-name="Preformatted_20_Text">今となっては……</text:p>
      <text:p text:style-name="Preformatted_20_Text"><text:soft-page-break/>I heard that my predecessor was once as good as the great witch Holy Belle. ......</text:p>
      <text:p text:style-name="Preformatted_20_Text">Nowadays ......</text:p>
      <text:p text:style-name="Preformatted_20_Text">#シャルロッテ</text:p>
      <text:p text:style-name="Preformatted_20_Text">何を弱気になっているのです！</text:p>
      <text:p text:style-name="Preformatted_20_Text">わたくしたちは大魔女を多く輩出している名門、</text:p>
      <text:p text:style-name="Preformatted_20_Text">ロレーヌ一派ではありませんか！！</text:p>
      <text:p text:style-name="Preformatted_20_Text">What are you so weak-minded about!</text:p>
      <text:p text:style-name="Preformatted_20_Text">We are not of the prestigious Lorraine faction that has produced many great witches!</text:p>
      <text:p text:style-name="Preformatted_20_Text">We are the Lorraine clan, a prestigious family that has produced many great witches!</text:p>
      <text:p text:style-name="Preformatted_20_Text">#カスミ</text:p>
      <text:p text:style-name="Preformatted_20_Text">……うちは人間っすから、ロレーヌ一派がどのくらいすごかったのか知らないっす。</text:p>
      <text:p text:style-name="Preformatted_20_Text">領地の大きさも、兵士の数も、周りの領地とそう大差ないっすから、あんまり実感がわかないんすよ。</text:p>
      <text:p text:style-name="Preformatted_20_Text">......We are human, so we don't know how great the Lorraine faction was.</text:p>
      <text:p text:style-name="Preformatted_20_Text">The size of their territory and the number of soldiers are not so different from the surrounding territories, so I don't really have a sense of it.</text:p>
      <text:p text:style-name="Preformatted_20_Text">#シャルロッテ</text:p>
      <text:p text:style-name="Preformatted_20_Text">それは……、そうよね……。</text:p>
      <text:p text:style-name="Preformatted_20_Text">あなたたちは人間ですものね……。</text:p>
      <text:p text:style-name="Preformatted_20_Text">That's ......, isn't it.......</text:p>
      <text:p text:style-name="Preformatted_20_Text">You are human beings. .......</text:p>
      <text:p text:style-name="Preformatted_20_Text">[cn]</text:p>
      <text:p text:style-name="Preformatted_20_Text">シャルロッテとカスミが話しているのを</text:p>
      <text:p text:style-name="Preformatted_20_Text">扉を隔てて聞いている二つの影があった。</text:p>
      <text:p text:style-name="Preformatted_20_Text">I heard Charlotte and Kasumi talking.</text:p>
      <text:p text:style-name="Preformatted_20_Text">There were two shadows listening across the door.</text:p>
      <text:p text:style-name="Preformatted_20_Text">#エミル</text:p>
      <text:p text:style-name="Preformatted_20_Text">ねえっ、まずいよ姉さん。</text:p>
      <text:p text:style-name="Preformatted_20_Text">Hey, it's not good, sis.</text:p>
      <text:p text:style-name="Preformatted_20_Text">#エマ</text:p>
      <text:p text:style-name="Preformatted_20_Text">大丈夫だって！</text:p>
      <text:p text:style-name="Preformatted_20_Text">そもそも私たちもちゃんとした部下なのに、</text:p>
      <text:p text:style-name="Preformatted_20_Text">なんでいつもカスミとばっかりはなしてるのよ。</text:p>
      <text:p text:style-name="Preformatted_20_Text">なんだか子ども扱いされている気がするのよね！</text:p>
      <text:p text:style-name="Preformatted_20_Text">ロッテさん、私たちのことを</text:p>
      <text:p text:style-name="Preformatted_20_Text">何もできない子供だと思っているに違いないわ！</text:p>
      <text:p text:style-name="Preformatted_20_Text">It's okay!</text:p>
      <text:p text:style-name="Preformatted_20_Text">We're proper subordinates too.</text:p>
      <text:p text:style-name="Preformatted_20_Text">Why are you always talking to Kasumi?</text:p>
      <text:p text:style-name="Preformatted_20_Text">I feel like you're treating me like a child!</text:p>
      <text:p text:style-name="Preformatted_20_Text">Lotte, you must think of us as children who can't do anything!</text:p>
      <text:p text:style-name="Preformatted_20_Text">I bet you think we are children who can't do anything!</text:p>
      <text:p text:style-name="Preformatted_20_Text">#エミル</text:p>
      <text:p text:style-name="Preformatted_20_Text">そっ、そんなことないとおもうけど……。</text:p>
      <text:p text:style-name="Preformatted_20_Text">Oh, I don't think so. ......</text:p>
      <text:p text:style-name="Preformatted_20_Text">#カスミ</text:p>
      <text:p text:style-name="Preformatted_20_Text">ともかく、何かいい策を考えないとまずいっすよ。</text:p>
      <text:p text:style-name="Preformatted_20_Text">Anyway, we have to come up with a better plan.</text:p>
      <text:p text:style-name="Preformatted_20_Text">#シャルロッテ</text:p>
      <text:p text:style-name="Preformatted_20_Text">言われなくてもわかっていますわ！</text:p>
      <text:p text:style-name="Preformatted_20_Text">でも……、ああ！</text:p>
      <text:p text:style-name="Preformatted_20_Text">こんな時お師匠様ならどうするのかしら……。</text:p>
      <text:p text:style-name="Preformatted_20_Text">I know, you don't have to tell me!</text:p>
      <text:p text:style-name="Preformatted_20_Text">But ......, ah!</text:p>
      <text:p text:style-name="Preformatted_20_Text">I wonder what the master would do in a situation like this: ......</text:p>
      <text:p text:style-name="Preformatted_20_Text">#エマ</text:p>
      <text:p text:style-name="Preformatted_20_Text">ねえ！　ロッテ様困ってるみたいよ！</text:p>
      <text:p text:style-name="Preformatted_20_Text">これはもしかして</text:p>
      <text:p text:style-name="Preformatted_20_Text">私たちが活躍するチャンスなんじゃないかしら！</text:p>
      <text:p text:style-name="Preformatted_20_Text">Hey!　Looks like Lotte-sama is in trouble!</text:p>
      <text:p text:style-name="Preformatted_20_Text">Maybe this is our chance to make a difference!</text:p>
      <text:p text:style-name="Preformatted_20_Text">Maybe this is our chance to make a difference!</text:p>
      <text:p text:style-name="Preformatted_20_Text">#エミル</text:p>
      <text:p text:style-name="Preformatted_20_Text">活躍するったってどうやって……。</text:p>
      <text:p text:style-name="Preformatted_20_Text"><text:soft-page-break/>How can we be active? .......</text:p>
      <text:p text:style-name="Preformatted_20_Text">#エマ</text:p>
      <text:p text:style-name="Preformatted_20_Text">ほら！　あの薬よ。</text:p>
      <text:p text:style-name="Preformatted_20_Text">魔法が使えるようになるっていうあの薬。</text:p>
      <text:p text:style-name="Preformatted_20_Text">あれを使えば、私たちでも十分戦力になるわ！</text:p>
      <text:p text:style-name="Preformatted_20_Text">Look!　That medicine.</text:p>
      <text:p text:style-name="Preformatted_20_Text">The potion that makes magic possible.</text:p>
      <text:p text:style-name="Preformatted_20_Text">With that, even we can be a force to be reckoned with!</text:p>
      <text:p text:style-name="Preformatted_20_Text">#エミル</text:p>
      <text:p text:style-name="Preformatted_20_Text">ま、まだあれは実験段階だから！</text:p>
      <text:p text:style-name="Preformatted_20_Text">ちゃんとほかの動物とかで</text:p>
      <text:p text:style-name="Preformatted_20_Text">治験をしてからじゃないと……。</text:p>
      <text:p text:style-name="Preformatted_20_Text">Well, it's still experimental!</text:p>
      <text:p text:style-name="Preformatted_20_Text">It's still in the experimental stage!</text:p>
      <text:p text:style-name="Preformatted_20_Text">We need to do clinical trials with other animals. ......</text:p>
      <text:p text:style-name="Preformatted_20_Text">#エマ</text:p>
      <text:p text:style-name="Preformatted_20_Text">天才エミルの作った薬よ！</text:p>
      <text:p text:style-name="Preformatted_20_Text">大丈夫に決まってるじゃない！</text:p>
      <text:p text:style-name="Preformatted_20_Text">Emil is a genius!</text:p>
      <text:p text:style-name="Preformatted_20_Text">Of course it's safe!</text:p>
      <text:p text:style-name="Preformatted_20_Text">#エミル</text:p>
      <text:p text:style-name="Preformatted_20_Text">ちょ、ちょっとだけだよ？</text:p>
      <text:p text:style-name="Preformatted_20_Text">Wait, just a little bit, okay?</text:p>
      <text:p text:style-name="Preformatted_20_Text">[cn]</text:p>
      <text:p text:style-name="Preformatted_20_Text">……………。</text:p>
      <text:p text:style-name="Preformatted_20_Text">姉弟の部屋。</text:p>
      <text:p text:style-name="Preformatted_20_Text">................</text:p>
      <text:p text:style-name="Preformatted_20_Text">Room for sisters and brothers.</text:p>
      <text:p text:style-name="Preformatted_20_Text">#エミル</text:p>
      <text:p text:style-name="Preformatted_20_Text">はい、これね。</text:p>
      <text:p text:style-name="Preformatted_20_Text">Yes, this one.</text:p>
      <text:p text:style-name="Preformatted_20_Text">[cn]</text:p>
      <text:p text:style-name="Preformatted_20_Text">エミルはエマに</text:p>
      <text:p text:style-name="Preformatted_20_Text">瑠璃色に輝く液体の入った小瓶を渡した。</text:p>
      <text:p text:style-name="Preformatted_20_Text">Emil gives Emma a</text:p>
      <text:p text:style-name="Preformatted_20_Text">a vial of lapis lazuli-colored liquid.</text:p>
      <text:p text:style-name="Preformatted_20_Text">#エマ</text:p>
      <text:p text:style-name="Preformatted_20_Text">わぁ、きれいねえ。</text:p>
      <text:p text:style-name="Preformatted_20_Text">Wow, it's beautiful.</text:p>
      <text:p text:style-name="Preformatted_20_Text">#エミル</text:p>
      <text:p text:style-name="Preformatted_20_Text">姉さん甘い薬じゃないと飲めないから、</text:p>
      <text:p text:style-name="Preformatted_20_Text">シロップで味をつけてみたよ。</text:p>
      <text:p text:style-name="Preformatted_20_Text">あと、10倍の水で薄めてあるけど、</text:p>
      <text:p text:style-name="Preformatted_20_Text">これでもし効果が出なかったらあきらめてね。</text:p>
      <text:p text:style-name="Preformatted_20_Text">You can't take sweet pills, sis.</text:p>
      <text:p text:style-name="Preformatted_20_Text">I flavored it with syrup.</text:p>
      <text:p text:style-name="Preformatted_20_Text">I also diluted it with 10 times more water.</text:p>
      <text:p text:style-name="Preformatted_20_Text">If this doesn't work, just give up.</text:p>
      <text:p text:style-name="Preformatted_20_Text">#エマ</text:p>
      <text:p text:style-name="Preformatted_20_Text">わかったわかったー！</text:p>
      <text:p text:style-name="Preformatted_20_Text">どれどれ、んんっ！</text:p>
      <text:p text:style-name="Preformatted_20_Text">Okay, okay, okay!</text:p>
      <text:p text:style-name="Preformatted_20_Text">Let's see, mmm!</text:p>
      <text:p text:style-name="Preformatted_20_Text">[cn]</text:p>
      <text:p text:style-name="Preformatted_20_Text">エマはエミルの手から薬を受け取ると、</text:p>
      <text:p text:style-name="Preformatted_20_Text">ためらわず一息で飲んでしまった。</text:p>
      <text:p text:style-name="Preformatted_20_Text">Emma takes the potion from Emil's hand.</text:p>
      <text:p text:style-name="Preformatted_20_Text">Emma took the pills from Emil's hand and drank them in one gulp without hesitation.</text:p>
      <text:p text:style-name="Preformatted_20_Text">#エマ</text:p>
      <text:p text:style-name="Preformatted_20_Text">げぇっ！　まずう……。</text:p>
      <text:p text:style-name="Preformatted_20_Text">Geez!　First of all .......</text:p>
      <text:p text:style-name="Preformatted_20_Text">#エミル</text:p>
      <text:p text:style-name="Preformatted_20_Text">飲んだら横になって。</text:p>
      <text:p text:style-name="Preformatted_20_Text"><text:soft-page-break/>効果が出るまで安静にしていて。</text:p>
      <text:p text:style-name="Preformatted_20_Text">Lie down after you take it.</text:p>
      <text:p text:style-name="Preformatted_20_Text">Rest until it takes effect.</text:p>
      <text:p text:style-name="Preformatted_20_Text">#エマ</text:p>
      <text:p text:style-name="Preformatted_20_Text">う、うん……。</text:p>
      <text:p text:style-name="Preformatted_20_Text">なんか風邪薬みたいな味だったけど、本当にこんなので効果出るのかなあ。</text:p>
      <text:p text:style-name="Preformatted_20_Text">Ugh, yeah.......</text:p>
      <text:p text:style-name="Preformatted_20_Text">It tasted like some kind of cold medicine, but I wonder if this stuff really works.</text:p>
      <text:p text:style-name="Preformatted_20_Text">#エミル</text:p>
      <text:p text:style-name="Preformatted_20_Text">味はシロップ味って言ったでしょ？</text:p>
      <text:p text:style-name="Preformatted_20_Text">いつも姉さんに出してる風邪薬と同じ味なの。</text:p>
      <text:p text:style-name="Preformatted_20_Text">効果は出てくれないほうがほんとはいいんだから。</text:p>
      <text:p text:style-name="Preformatted_20_Text">I told you it tastes like syrup, didn't I?</text:p>
      <text:p text:style-name="Preformatted_20_Text">It tastes just like the cold medicine I always give my sister.</text:p>
      <text:p text:style-name="Preformatted_20_Text">It's better if it doesn't work.</text:p>
      <text:p text:style-name="Preformatted_20_Text">#エマ</text:p>
      <text:p text:style-name="Preformatted_20_Text">でも……、私たちこのままだと役立たずだよ？</text:p>
      <text:p text:style-name="Preformatted_20_Text">But ......, we're useless as it is, right?</text:p>
      <text:p text:style-name="Preformatted_20_Text">#エミル</text:p>
      <text:p text:style-name="Preformatted_20_Text">それは……。</text:p>
      <text:p text:style-name="Preformatted_20_Text">It's .......</text:p>
      <text:p text:style-name="Preformatted_20_Text">#エマ</text:p>
      <text:p text:style-name="Preformatted_20_Text">大丈夫。</text:p>
      <text:p text:style-name="Preformatted_20_Text">エミルは天才だもん。</text:p>
      <text:p text:style-name="Preformatted_20_Text">Don't worry.</text:p>
      <text:p text:style-name="Preformatted_20_Text">Emil is a genius.</text:p>
      <text:p text:style-name="Preformatted_20_Text">#エミル</text:p>
      <text:p text:style-name="Preformatted_20_Text">姉さん……。</text:p>
      <text:p text:style-name="Preformatted_20_Text">Sis .......</text:p>
      <text:p text:style-name="Preformatted_20_Text">#エマ</text:p>
      <text:p text:style-name="Preformatted_20_Text">…………。</text:p>
      <text:p text:style-name="Preformatted_20_Text">.............</text:p>
      <text:p text:style-name="Preformatted_20_Text">#エミル</text:p>
      <text:p text:style-name="Preformatted_20_Text">姉さん？</text:p>
      <text:p text:style-name="Preformatted_20_Text">ちょっと、姉さん！</text:p>
      <text:p text:style-name="Preformatted_20_Text">あれ、薬の配合間違えたかな……！</text:p>
      <text:p text:style-name="Preformatted_20_Text">姉さん！　大丈夫！　姉さん！</text:p>
      <text:p text:style-name="Preformatted_20_Text">Sis?</text:p>
      <text:p text:style-name="Preformatted_20_Text">Hey, sis!</text:p>
      <text:p text:style-name="Preformatted_20_Text">Oh, I think I mixed the wrong medicine. ......!</text:p>
      <text:p text:style-name="Preformatted_20_Text">Sis!　It's okay!　Sis!</text:p>
      <text:p text:style-name="Preformatted_20_Text">#エマ</text:p>
      <text:p text:style-name="Preformatted_20_Text">すう……。</text:p>
      <text:p text:style-name="Preformatted_20_Text">Suu.......</text:p>
      <text:p text:style-name="Preformatted_20_Text">#エミル</text:p>
      <text:p text:style-name="Preformatted_20_Text">……ええっ。</text:p>
      <text:p text:style-name="Preformatted_20_Text">もしかして姉さん寝たの！？</text:p>
      <text:p text:style-name="Preformatted_20_Text">この短時間で……、</text:p>
      <text:p text:style-name="Preformatted_20_Text">もう、びっくりさせないでよ。</text:p>
      <text:p text:style-name="Preformatted_20_Text">……姉さん。</text:p>
      <text:p text:style-name="Preformatted_20_Text">大丈夫だよね……、きっと。</text:p>
      <text:p text:style-name="Preformatted_20_Text">...... eh.</text:p>
      <text:p text:style-name="Preformatted_20_Text">Maybe you went to bed sis!</text:p>
      <text:p text:style-name="Preformatted_20_Text">In this short time.......</text:p>
      <text:p text:style-name="Preformatted_20_Text">Don't surprise me anymore.</text:p>
      <text:p text:style-name="Preformatted_20_Text">...... sis.</text:p>
      <text:p text:style-name="Preformatted_20_Text">I'm sure you'll be fine. ......</text:p>
      <text:p text:style-name="Preformatted_20_Text"/>
      <text:p text:style-name="Preformatted_20_Text">C:\Users\James Phillips\Desktop\Games\WargameAliceGit\MinimizedScenarios\min_s0504.txt</text:p>
      <text:p text:style-name="Preformatted_20_Text">#アリス</text:p>
      <text:p text:style-name="Preformatted_20_Text">それっ！　進めぇーーーー！！！</text:p>
      <text:p text:style-name="Preformatted_20_Text">クフフフフッ！</text:p>
      <text:p text:style-name="Preformatted_20_Text">ロレーヌだか何だか知らんが私の敵ではないわ！！</text:p>
      <text:p text:style-name="Preformatted_20_Text"><text:soft-page-break/>That's it!　Keep going!!!!!!!!!!!!!!!!!!!!!!!!!!!!!!!</text:p>
      <text:p text:style-name="Preformatted_20_Text">Kuhuhuhuhuhu!</text:p>
      <text:p text:style-name="Preformatted_20_Text">Lorraine or whatever she is, she's not my enemy!</text:p>
      <text:p text:style-name="Preformatted_20_Text">#部下</text:p>
      <text:p text:style-name="Preformatted_20_Text">申し上げます！　味方部隊、敵戦力と交戦中！　</text:p>
      <text:p text:style-name="Preformatted_20_Text">街の外の敵をせん滅しつつあり！</text:p>
      <text:p text:style-name="Preformatted_20_Text">Sir!　Friendly troops are engaging enemy forces!　</text:p>
      <text:p text:style-name="Preformatted_20_Text">We are destroying the enemy outside the city!</text:p>
      <text:p text:style-name="Preformatted_20_Text">#アリス</text:p>
      <text:p text:style-name="Preformatted_20_Text">うむ、ご苦労！！</text:p>
      <text:p text:style-name="Preformatted_20_Text">Well done!</text:p>
      <text:p text:style-name="Preformatted_20_Text">#部下</text:p>
      <text:p text:style-name="Preformatted_20_Text">申し上げます！　</text:p>
      <text:p text:style-name="Preformatted_20_Text">味方部隊、街のバリケードを突破して中央の広場へ向けて進軍中！</text:p>
      <text:p text:style-name="Preformatted_20_Text">Sir!　</text:p>
      <text:p text:style-name="Preformatted_20_Text">Allied troops have breached the city barricades and are advancing towards the central square!</text:p>
      <text:p text:style-name="Preformatted_20_Text">#アリス</text:p>
      <text:p text:style-name="Preformatted_20_Text">ご苦労！！</text:p>
      <text:p text:style-name="Preformatted_20_Text">クフフフフッ、いいぞいいぞー！ このまま占領だ！！</text:p>
      <text:p text:style-name="Preformatted_20_Text">Good work!</text:p>
      <text:p text:style-name="Preformatted_20_Text">Kuhuhuhuhu, good, good, good! Keep up the occupation!</text:p>
      <text:p text:style-name="Preformatted_20_Text">[cn]</text:p>
      <text:p text:style-name="Preformatted_20_Text">#エマ</text:p>
      <text:p text:style-name="Preformatted_20_Text">うっ、ううん……。</text:p>
      <text:p text:style-name="Preformatted_20_Text">Ugh, nah. .......</text:p>
      <text:p text:style-name="Preformatted_20_Text">#エミル</text:p>
      <text:p text:style-name="Preformatted_20_Text">あっ、姉さん！</text:p>
      <text:p text:style-name="Preformatted_20_Text">どう、体の具合は。</text:p>
      <text:p text:style-name="Preformatted_20_Text">Oh, sis!</text:p>
      <text:p text:style-name="Preformatted_20_Text">How are you feeling?</text:p>
      <text:p text:style-name="Preformatted_20_Text">#エマ</text:p>
      <text:p text:style-name="Preformatted_20_Text">うーん……</text:p>
      <text:p text:style-name="Preformatted_20_Text">あっ、おはよー、エミルぅ……。</text:p>
      <text:p text:style-name="Preformatted_20_Text">Ummm... ......</text:p>
      <text:p text:style-name="Preformatted_20_Text">Oh, good morning, Emilu. ......</text:p>
      <text:p text:style-name="Preformatted_20_Text">#エミル</text:p>
      <text:p text:style-name="Preformatted_20_Text">おはようじゃないよ！　</text:p>
      <text:p text:style-name="Preformatted_20_Text">ほら、どこか悪いところはない？</text:p>
      <text:p text:style-name="Preformatted_20_Text">気持ち悪いとか、頭が痛いとか。</text:p>
      <text:p text:style-name="Preformatted_20_Text">Not good morning!　</text:p>
      <text:p text:style-name="Preformatted_20_Text">Look, is there anything wrong with you?</text:p>
      <text:p text:style-name="Preformatted_20_Text">Do you feel sick or have a headache?</text:p>
      <text:p text:style-name="Preformatted_20_Text">#エマ</text:p>
      <text:p text:style-name="Preformatted_20_Text">ええ……？　いや、べつにぃ……。</text:p>
      <text:p text:style-name="Preformatted_20_Text">Yeah. ......?　No, not really. ......</text:p>
      <text:p text:style-name="Preformatted_20_Text">#エミル</text:p>
      <text:p text:style-name="Preformatted_20_Text">ほら、寝ぼけてないで。</text:p>
      <text:p text:style-name="Preformatted_20_Text">魔法はどう？　使えそう？</text:p>
      <text:p text:style-name="Preformatted_20_Text">Come on, don't be sleepy.</text:p>
      <text:p text:style-name="Preformatted_20_Text">How about magic?　Can you use it?</text:p>
      <text:p text:style-name="Preformatted_20_Text">#エマ</text:p>
      <text:p text:style-name="Preformatted_20_Text">はっ！　そうだよ魔法！！</text:p>
      <text:p text:style-name="Preformatted_20_Text">私魔法が使えるようになったのよね！！</text:p>
      <text:p text:style-name="Preformatted_20_Text">Ha!　Yes, magic!</text:p>
      <text:p text:style-name="Preformatted_20_Text">I can use magic now!!!</text:p>
      <text:p text:style-name="Preformatted_20_Text">#エミル</text:p>
      <text:p text:style-name="Preformatted_20_Text">それは僕が聞いてるんだよ！</text:p>
      <text:p text:style-name="Preformatted_20_Text">どう？　使えそう？</text:p>
      <text:p text:style-name="Preformatted_20_Text">That's what I'm asking you!</text:p>
      <text:p text:style-name="Preformatted_20_Text">How's it going?　Can you use it?</text:p>
      <text:p text:style-name="Preformatted_20_Text">#エマ</text:p>
      <text:p text:style-name="Preformatted_20_Text">うーん、でもあんまり変わった感じはないというか……。</text:p>
      <text:p text:style-name="Preformatted_20_Text">えーい、ファイアーボール！！</text:p>
      <text:p text:style-name="Preformatted_20_Text"><text:soft-page-break/>……なーんて、きゃあっ！！！</text:p>
      <text:p text:style-name="Preformatted_20_Text">Hmmm, but it doesn't look too different or .......</text:p>
      <text:p text:style-name="Preformatted_20_Text">Eeee, Fireball!</text:p>
      <text:p text:style-name="Preformatted_20_Text">...... Nah, kyaaaaay!!!</text:p>
      <text:p text:style-name="Preformatted_20_Text">[cn]</text:p>
      <text:p text:style-name="Preformatted_20_Text">なんとなくかざしたエマの手から</text:p>
      <text:p text:style-name="Preformatted_20_Text">サッカーボールほどの火球が飛び出した。</text:p>
      <text:p text:style-name="Preformatted_20_Text">火球は窓を突き破り、雲を突き抜け</text:p>
      <text:p text:style-name="Preformatted_20_Text">彼方へと消えていった。</text:p>
      <text:p text:style-name="Preformatted_20_Text">From Emma's hand, which she somehow held up.</text:p>
      <text:p text:style-name="Preformatted_20_Text">A fireball the size of a soccer ball shot out from Emma's hand.</text:p>
      <text:p text:style-name="Preformatted_20_Text">The fireball broke through the window, pierced the clouds</text:p>
      <text:p text:style-name="Preformatted_20_Text">It disappeared into the distance.</text:p>
      <text:p text:style-name="Preformatted_20_Text">#エマ</text:p>
      <text:p text:style-name="Preformatted_20_Text">はぁ……、はぁ……。</text:p>
      <text:p text:style-name="Preformatted_20_Text">Hah ......, hah .......</text:p>
      <text:p text:style-name="Preformatted_20_Text">#エミル</text:p>
      <text:p text:style-name="Preformatted_20_Text">まっ、まさか本当に……。</text:p>
      <text:p text:style-name="Preformatted_20_Text">Wait, you can't really .......</text:p>
      <text:p text:style-name="Preformatted_20_Text">#エマ</text:p>
      <text:p text:style-name="Preformatted_20_Text">すごい……、すごいよエミル！！</text:p>
      <text:p text:style-name="Preformatted_20_Text">やっぱりアンタ天才よ！！</text:p>
      <text:p text:style-name="Preformatted_20_Text">私、この魔法で魔女を倒してくるわ！！</text:p>
      <text:p text:style-name="Preformatted_20_Text">ありがとっ、エミル！！</text:p>
      <text:p text:style-name="Preformatted_20_Text">That's awesome......, that's awesome, Emil!</text:p>
      <text:p text:style-name="Preformatted_20_Text">I knew you were a genius!</text:p>
      <text:p text:style-name="Preformatted_20_Text">I'm going to use this magic to defeat the witch!</text:p>
      <text:p text:style-name="Preformatted_20_Text">Thanks, Emil!</text:p>
      <text:p text:style-name="Preformatted_20_Text">#エミル</text:p>
      <text:p text:style-name="Preformatted_20_Text">あっ、ちょっと待って！！</text:p>
      <text:p text:style-name="Preformatted_20_Text">……行っちゃった。</text:p>
      <text:p text:style-name="Preformatted_20_Text">でも本当に成功するなんて。</text:p>
      <text:p text:style-name="Preformatted_20_Text">ふふふ、天才かぁ……。</text:p>
      <text:p text:style-name="Preformatted_20_Text">Oh, wait a minute!</text:p>
      <text:p text:style-name="Preformatted_20_Text">He went to .......</text:p>
      <text:p text:style-name="Preformatted_20_Text">But I can't believe I really succeeded.</text:p>
      <text:p text:style-name="Preformatted_20_Text">Hmmm, a genius. ......</text:p>
      <text:p text:style-name="Preformatted_20_Text"/>
      <text:p text:style-name="Preformatted_20_Text">C:\Users\James Phillips\Desktop\Games\WargameAliceGit\MinimizedScenarios\min_s0505.txt</text:p>
      <text:p text:style-name="Preformatted_20_Text">#エマ</text:p>
      <text:p text:style-name="Preformatted_20_Text">…………うっ。</text:p>
      <text:p text:style-name="Preformatted_20_Text">............ Ugh.</text:p>
      <text:p text:style-name="Preformatted_20_Text">[cn]</text:p>
      <text:p text:style-name="Preformatted_20_Text">エマはアリスの軍勢から逃げ出し、</text:p>
      <text:p text:style-name="Preformatted_20_Text">何とかロレーヌの館にたどり着いていた。</text:p>
      <text:p text:style-name="Preformatted_20_Text">Emma had escaped from Alice's army and</text:p>
      <text:p text:style-name="Preformatted_20_Text">She managed to reach Lorraine's mansion.</text:p>
      <text:p text:style-name="Preformatted_20_Text">#シャルロッテ</text:p>
      <text:p text:style-name="Preformatted_20_Text">エマ……？　エマっ！！</text:p>
      <text:p text:style-name="Preformatted_20_Text">どうしたのです！</text:p>
      <text:p text:style-name="Preformatted_20_Text">Emma......?　Emma!</text:p>
      <text:p text:style-name="Preformatted_20_Text">What's wrong!</text:p>
      <text:p text:style-name="Preformatted_20_Text">#エマ</text:p>
      <text:p text:style-name="Preformatted_20_Text">ロッテ様……。</text:p>
      <text:p text:style-name="Preformatted_20_Text">私、ごめんなさい……。</text:p>
      <text:p text:style-name="Preformatted_20_Text">Dear Lotte.......</text:p>
      <text:p text:style-name="Preformatted_20_Text">I, I'm sorry .......</text:p>
      <text:p text:style-name="Preformatted_20_Text">#シャルロッテ</text:p>
      <text:p text:style-name="Preformatted_20_Text">ああ……、なんてケガ。</text:p>
      <text:p text:style-name="Preformatted_20_Text">エミル！　エミルはどこですか！！</text:p>
      <text:p text:style-name="Preformatted_20_Text">Oh ......, what an injury.</text:p>
      <text:p text:style-name="Preformatted_20_Text">Emil!　Where is Emil!</text:p>
      <text:p text:style-name="Preformatted_20_Text">[cn]</text:p>
      <text:p text:style-name="Preformatted_20_Text"><text:soft-page-break/>……………。</text:p>
      <text:p text:style-name="Preformatted_20_Text">................</text:p>
      <text:p text:style-name="Preformatted_20_Text">#エミル</text:p>
      <text:p text:style-name="Preformatted_20_Text">姉さん……。</text:p>
      <text:p text:style-name="Preformatted_20_Text">Sis .......</text:p>
      <text:p text:style-name="Preformatted_20_Text">#エマ</text:p>
      <text:p text:style-name="Preformatted_20_Text">ごめん……、エミル</text:p>
      <text:p text:style-name="Preformatted_20_Text">やっぱり、本物の魔法にはかなわなかった……。</text:p>
      <text:p text:style-name="Preformatted_20_Text">Sorry ......, Emil.</text:p>
      <text:p text:style-name="Preformatted_20_Text">I knew it was no match for real magic. ......</text:p>
      <text:p text:style-name="Preformatted_20_Text">#シャルロッテ</text:p>
      <text:p text:style-name="Preformatted_20_Text">事情はエミルから聞きましたわ。</text:p>
      <text:p text:style-name="Preformatted_20_Text">エマ……、あなたなんてことを。</text:p>
      <text:p text:style-name="Preformatted_20_Text">Emil told me what happened.</text:p>
      <text:p text:style-name="Preformatted_20_Text">Emma......, what have you done?</text:p>
      <text:p text:style-name="Preformatted_20_Text">#カスミ</text:p>
      <text:p text:style-name="Preformatted_20_Text">無茶が過ぎるっすよ。</text:p>
      <text:p text:style-name="Preformatted_20_Text">まだ子供なんすから、</text:p>
      <text:p text:style-name="Preformatted_20_Text">おとなしくここにいればいいんすよ。</text:p>
      <text:p text:style-name="Preformatted_20_Text">You're being too reckless.</text:p>
      <text:p text:style-name="Preformatted_20_Text">He's just a child.</text:p>
      <text:p text:style-name="Preformatted_20_Text">You should just stay here.</text:p>
      <text:p text:style-name="Preformatted_20_Text">#エマ</text:p>
      <text:p text:style-name="Preformatted_20_Text">子ども扱い……、しないでよ。</text:p>
      <text:p text:style-name="Preformatted_20_Text">カスミだって私と2つしか違わないわ……。</text:p>
      <text:p text:style-name="Preformatted_20_Text">Don't treat me like a child.......</text:p>
      <text:p text:style-name="Preformatted_20_Text">Even Kasumi is only two years older than me. ......</text:p>
      <text:p text:style-name="Preformatted_20_Text">#シャルロッテ</text:p>
      <text:p text:style-name="Preformatted_20_Text">エマ……。</text:p>
      <text:p text:style-name="Preformatted_20_Text">あなたの役目はここでエミルを守ることですわ。</text:p>
      <text:p text:style-name="Preformatted_20_Text">あなたが死んだらエミルは一人になってしまうんですのよ？</text:p>
      <text:p text:style-name="Preformatted_20_Text">Emma.......</text:p>
      <text:p text:style-name="Preformatted_20_Text">Your role is to protect Emil here.</text:p>
      <text:p text:style-name="Preformatted_20_Text">If you die, Emil will be alone, remember?</text:p>
      <text:p text:style-name="Preformatted_20_Text">#エマ</text:p>
      <text:p text:style-name="Preformatted_20_Text">…………。</text:p>
      <text:p text:style-name="Preformatted_20_Text">.............</text:p>
      <text:p text:style-name="Preformatted_20_Text">#シャルロッテ</text:p>
      <text:p text:style-name="Preformatted_20_Text">わかってくれますね？</text:p>
      <text:p text:style-name="Preformatted_20_Text">You understand, don't you?</text:p>
      <text:p text:style-name="Preformatted_20_Text">#エマ</text:p>
      <text:p text:style-name="Preformatted_20_Text">……はい、ロッテ様。</text:p>
      <text:p text:style-name="Preformatted_20_Text">...... Yes, Lady Lotte.</text:p>
      <text:p text:style-name="Preformatted_20_Text">#シャルロッテ</text:p>
      <text:p text:style-name="Preformatted_20_Text">エミル、あの薬を作ることは今後禁じます。</text:p>
      <text:p text:style-name="Preformatted_20_Text">いいですね？</text:p>
      <text:p text:style-name="Preformatted_20_Text">Emil, it is forbidden from now on to make that medicine.</text:p>
      <text:p text:style-name="Preformatted_20_Text">Is that clear?</text:p>
      <text:p text:style-name="Preformatted_20_Text">#エミル</text:p>
      <text:p text:style-name="Preformatted_20_Text">はい……、わかりました。</text:p>
      <text:p text:style-name="Preformatted_20_Text">Yes ......, I understand.</text:p>
      <text:p text:style-name="Preformatted_20_Text"/>
      <text:p text:style-name="Preformatted_20_Text">C:\Users\James Phillips\Desktop\Games\WargameAliceGit\MinimizedScenarios\min_s0506.txt</text:p>
      <text:p text:style-name="Preformatted_20_Text">[cn]</text:p>
      <text:p text:style-name="Preformatted_20_Text">ロレーヌ城。</text:p>
      <text:p text:style-name="Preformatted_20_Text">深夜の姉弟の寝室は静まり返っていた。</text:p>
      <text:p text:style-name="Preformatted_20_Text">エマは寝付けず、このあいだの傷をさすりながら</text:p>
      <text:p text:style-name="Preformatted_20_Text">ベッドをころころと転がっていた。</text:p>
      <text:p text:style-name="Preformatted_20_Text">Château de Lorraine.</text:p>
      <text:p text:style-name="Preformatted_20_Text">Late at night, the bedrooms of the sisters are quiet.</text:p>
      <text:p text:style-name="Preformatted_20_Text">Emma couldn't sleep and was rolling around in bed, rubbing her recent wounds.</text:p>
      <text:p text:style-name="Preformatted_20_Text">Emma was rolling around in bed, rubbing her wounds from the other night.</text:p>
      <text:p text:style-name="Preformatted_20_Text">#エマ</text:p>
      <text:p text:style-name="Preformatted_20_Text"><text:soft-page-break/>うーん、うーん……。</text:p>
      <text:p text:style-name="Preformatted_20_Text">Mmmmmmmm... .......</text:p>
      <text:p text:style-name="Preformatted_20_Text">[cn]</text:p>
      <text:p text:style-name="Preformatted_20_Text">ひとしきりころころ転がると、疲れたのか今度はうつぶせになってうんうんとうなり始めた。</text:p>
      <text:p text:style-name="Preformatted_20_Text">After rolling around for a while, she got tired and started grunting and groaning on her back.</text:p>
      <text:p text:style-name="Preformatted_20_Text">#エマ</text:p>
      <text:p text:style-name="Preformatted_20_Text">うーん……、トイレ。</text:p>
      <text:p text:style-name="Preformatted_20_Text">Mmmm ......, bathroom.</text:p>
      <text:p text:style-name="Preformatted_20_Text">[cn]</text:p>
      <text:p text:style-name="Preformatted_20_Text">ベッドから立ち上がったエマは</text:p>
      <text:p text:style-name="Preformatted_20_Text">のそりと扉のほうへ歩き出した。</text:p>
      <text:p text:style-name="Preformatted_20_Text">Emma got up from the bed.</text:p>
      <text:p text:style-name="Preformatted_20_Text">She slinked toward the door.</text:p>
      <text:p text:style-name="Preformatted_20_Text">#エマ</text:p>
      <text:p text:style-name="Preformatted_20_Text">んん……？</text:p>
      <text:p text:style-name="Preformatted_20_Text">Hmm......?</text:p>
      <text:p text:style-name="Preformatted_20_Text">[cn]</text:p>
      <text:p text:style-name="Preformatted_20_Text">ふと、エマの目に留まったのは瑠璃色の液体が入った小瓶だった。</text:p>
      <text:p text:style-name="Preformatted_20_Text">Suddenly, a vial of lapis lazuli liquid caught Emma's eye.</text:p>
      <text:p text:style-name="Preformatted_20_Text">#エマ</text:p>
      <text:p text:style-name="Preformatted_20_Text">あの薬……、まだ残ってたんだ。</text:p>
      <text:p text:style-name="Preformatted_20_Text">That medicine ...... was still there.</text:p>
      <text:p text:style-name="Preformatted_20_Text">[cn]</text:p>
      <text:p text:style-name="Preformatted_20_Text">それはエミルが処分し忘れたものだった。</text:p>
      <text:p text:style-name="Preformatted_20_Text">It was something Emil had forgotten to dispose of.</text:p>
      <text:p text:style-name="Preformatted_20_Text">#エマ</text:p>
      <text:p text:style-name="Preformatted_20_Text">そうよ……</text:p>
      <text:p text:style-name="Preformatted_20_Text">私が負けたのは魔力が足りなかったからだわ。</text:p>
      <text:p text:style-name="Preformatted_20_Text">もう一本飲めばきっとあの魔女よりも強くなれるはず……。</text:p>
      <text:p text:style-name="Preformatted_20_Text">Yes. ......</text:p>
      <text:p text:style-name="Preformatted_20_Text">I lost because I didn't have enough magic power.</text:p>
      <text:p text:style-name="Preformatted_20_Text">If I take another bottle, I'm sure I'll be stronger than that witch. ......</text:p>
      <text:p text:style-name="Preformatted_20_Text">[cn]</text:p>
      <text:p text:style-name="Preformatted_20_Text">シャルロッテの言葉はすっかり忘れてしまったのか。</text:p>
      <text:p text:style-name="Preformatted_20_Text">エマはその小瓶を手に取ると一気に飲み干してしまった……。</text:p>
      <text:p text:style-name="Preformatted_20_Text">エルメェス砦。</text:p>
      <text:p text:style-name="Preformatted_20_Text">Have you completely forgotten Charlotte's words?</text:p>
      <text:p text:style-name="Preformatted_20_Text">Emma picked up the vial and drank it all in one gulp. ......</text:p>
      <text:p text:style-name="Preformatted_20_Text">Fort Hermes.</text:p>
      <text:p text:style-name="Preformatted_20_Text">#部下</text:p>
      <text:p text:style-name="Preformatted_20_Text">砦の包囲完了しました！</text:p>
      <text:p text:style-name="Preformatted_20_Text">The siege of the fort is complete!</text:p>
      <text:p text:style-name="Preformatted_20_Text">#アリス</text:p>
      <text:p text:style-name="Preformatted_20_Text">よしよし、門を破るぞ。</text:p>
      <text:p text:style-name="Preformatted_20_Text">全員構えろよっ！！　破壊光線ーーーーー！！！！！</text:p>
      <text:p text:style-name="Preformatted_20_Text">Alright, alright, let's break the gate.</text:p>
      <text:p text:style-name="Preformatted_20_Text">Everybody get ready!　Rays of destructionoooooooooooooooooooooooooooooooooooooooooooooooooooooo ！！！！！</text:p>
      <text:p text:style-name="Preformatted_20_Text">[cn]</text:p>
      <text:p text:style-name="Preformatted_20_Text">アリスの放った破壊光線が砦の扉を粉々に破壊した。</text:p>
      <text:p text:style-name="Preformatted_20_Text">Alice unleashes a ray of destruction that shatters the fort's doors.</text:p>
      <text:p text:style-name="Preformatted_20_Text">#アリス</text:p>
      <text:p text:style-name="Preformatted_20_Text">それっ！　突撃だーーーーー！！！！！</text:p>
      <text:p text:style-name="Preformatted_20_Text">That's it!　Assault!!! ！！！！！</text:p>
      <text:p text:style-name="Preformatted_20_Text">[cn]</text:p>
      <text:p text:style-name="Preformatted_20_Text">…………。</text:p>
      <text:p text:style-name="Preformatted_20_Text">.............</text:p>
      <text:p text:style-name="Preformatted_20_Text">[cn]</text:p>
      <text:p text:style-name="Preformatted_20_Text">砦の占領はあっという間だった。</text:p>
      <text:p text:style-name="Preformatted_20_Text">数時間もたたないうちに掃討が完了し、</text:p>
      <text:p text:style-name="Preformatted_20_Text">アリス軍は勝どきを上げていた。</text:p>
      <text:p text:style-name="Preformatted_20_Text">The capture of the fort was a quick affair.</text:p>
      <text:p text:style-name="Preformatted_20_Text">Within hours the sweep was complete and</text:p>
      <text:p text:style-name="Preformatted_20_Text"><text:soft-page-break/>Alice's army was on the verge of victory.</text:p>
      <text:p text:style-name="Preformatted_20_Text">#アリス</text:p>
      <text:p text:style-name="Preformatted_20_Text">クフフフッ！</text:p>
      <text:p text:style-name="Preformatted_20_Text">お前ら、ロレーヌの魔女の本拠は目の前だ！</text:p>
      <text:p text:style-name="Preformatted_20_Text">休んでる暇はないぞ！</text:p>
      <text:p text:style-name="Preformatted_20_Text">Kuhuhuhuhu!</text:p>
      <text:p text:style-name="Preformatted_20_Text">You, the Witch of Lorraine's stronghold is at hand!</text:p>
      <text:p text:style-name="Preformatted_20_Text">No time to rest!</text:p>
      <text:p text:style-name="Preformatted_20_Text">[cn]</text:p>
      <text:p text:style-name="Preformatted_20_Text">そこへ、一人の少女がやってきた。</text:p>
      <text:p text:style-name="Preformatted_20_Text">ふらふらとおぼつかない足取りで歩く少女を見つけたアリスは少し不気味なものを感じた。</text:p>
      <text:p text:style-name="Preformatted_20_Text">Then, a girl comes along.</text:p>
      <text:p text:style-name="Preformatted_20_Text">Alice felt something a little eerie when she spotted the girl walking with unsteady, dazed steps.</text:p>
      <text:p text:style-name="Preformatted_20_Text">#アリス</text:p>
      <text:p text:style-name="Preformatted_20_Text">おい……</text:p>
      <text:p text:style-name="Preformatted_20_Text">お前、こんなところで何をしている。</text:p>
      <text:p text:style-name="Preformatted_20_Text">ガキの来るところじゃないぞ、早く帰るんだ。</text:p>
      <text:p text:style-name="Preformatted_20_Text">Hey ......</text:p>
      <text:p text:style-name="Preformatted_20_Text">What are you doing here?</text:p>
      <text:p text:style-name="Preformatted_20_Text">This is no place for a kid.</text:p>
      <text:p text:style-name="Preformatted_20_Text">#エマ</text:p>
      <text:p text:style-name="Preformatted_20_Text">…………。</text:p>
      <text:p text:style-name="Preformatted_20_Text">.............</text:p>
      <text:p text:style-name="Preformatted_20_Text">#アリス</text:p>
      <text:p text:style-name="Preformatted_20_Text">おい！　きいてんのか？</text:p>
      <text:p text:style-name="Preformatted_20_Text">……チッ、おいだれか、こいつを近くの街に……。</text:p>
      <text:p text:style-name="Preformatted_20_Text">Hey!　Are you listening to me?</text:p>
      <text:p text:style-name="Preformatted_20_Text">...... tsk, hey someone get this guy to a city near you ......</text:p>
      <text:p text:style-name="Preformatted_20_Text">#エマ</text:p>
      <text:p text:style-name="Preformatted_20_Text">…………するな。</text:p>
      <text:p text:style-name="Preformatted_20_Text">Don't .............</text:p>
      <text:p text:style-name="Preformatted_20_Text">#アリス</text:p>
      <text:p text:style-name="Preformatted_20_Text">あん……？</text:p>
      <text:p text:style-name="Preformatted_20_Text">An......?</text:p>
      <text:p text:style-name="Preformatted_20_Text">#エマ</text:p>
      <text:p text:style-name="Preformatted_20_Text">私を……</text:p>
      <text:p text:style-name="Preformatted_20_Text">子ども扱いするなーーーーーーッッ！！！！</text:p>
      <text:p text:style-name="Preformatted_20_Text">Don't ...... me!</text:p>
      <text:p text:style-name="Preformatted_20_Text">Don't treat me like a child!!! ！！！！</text:p>
      <text:p text:style-name="Preformatted_20_Text">#アリス</text:p>
      <text:p text:style-name="Preformatted_20_Text">うわっ！！！！</text:p>
      <text:p text:style-name="Preformatted_20_Text">Oh my gosh！！！！</text:p>
      <text:p text:style-name="Preformatted_20_Text">[cn]</text:p>
      <text:p text:style-name="Preformatted_20_Text">激しい衝撃波がアリスを襲った。</text:p>
      <text:p text:style-name="Preformatted_20_Text">不意を突かれてアリスは反対側の壁にたたきつけられ</text:p>
      <text:p text:style-name="Preformatted_20_Text">アリスの部下に至っては砦の外まで吹き飛んだ者もいた。</text:p>
      <text:p text:style-name="Preformatted_20_Text">A violent shockwave hit Alice.</text:p>
      <text:p text:style-name="Preformatted_20_Text">Caught by surprise, Alice was knocked against the opposite wall.</text:p>
      <text:p text:style-name="Preformatted_20_Text">Some of Alice's men were blown out of the fort.</text:p>
      <text:p text:style-name="Preformatted_20_Text">#アリス</text:p>
      <text:p text:style-name="Preformatted_20_Text">クソ、いってえ……、お前ら！！</text:p>
      <text:p text:style-name="Preformatted_20_Text">よくわからんが敵だ！！</text:p>
      <text:p text:style-name="Preformatted_20_Text">戦闘準備だ！！</text:p>
      <text:p text:style-name="Preformatted_20_Text">Damn it, I'm going to ......, you guys!</text:p>
      <text:p text:style-name="Preformatted_20_Text">I don't know about you, but they're the enemy!</text:p>
      <text:p text:style-name="Preformatted_20_Text">Prepare for battle!</text:p>
      <text:p text:style-name="Preformatted_20_Text"/>
      <text:p text:style-name="Preformatted_20_Text">C:\Users\James Phillips\Desktop\Games\WargameAliceGit\MinimizedScenarios\min_s0507.txt</text:p>
      <text:p text:style-name="Preformatted_20_Text">#アリス</text:p>
      <text:p text:style-name="Preformatted_20_Text">い、いったいなんだ、あの化けもんは！</text:p>
      <text:p text:style-name="Preformatted_20_Text">魔女なのか？</text:p>
      <text:p text:style-name="Preformatted_20_Text">あんなにめちゃくちゃな魔法は見たことがないぞ……</text:p>
      <text:p text:style-name="Preformatted_20_Text">畜生、いったん引いて作戦を立て直すぞ！</text:p>
      <text:p text:style-name="Preformatted_20_Text"><text:soft-page-break/>What in the world is that monster?</text:p>
      <text:p text:style-name="Preformatted_20_Text">Is she a witch?</text:p>
      <text:p text:style-name="Preformatted_20_Text">I've never seen magic that fucked up. ......</text:p>
      <text:p text:style-name="Preformatted_20_Text">Damn it, let's back off and rethink our strategy!</text:p>
      <text:p text:style-name="Preformatted_20_Text">[cn]</text:p>
      <text:p text:style-name="Preformatted_20_Text">#エミル</text:p>
      <text:p text:style-name="Preformatted_20_Text">姉さん！　どこにいるの！！</text:p>
      <text:p text:style-name="Preformatted_20_Text">姉さんッ！！</text:p>
      <text:p text:style-name="Preformatted_20_Text">Sis!　Where are you!</text:p>
      <text:p text:style-name="Preformatted_20_Text">Sis!</text:p>
      <text:p text:style-name="Preformatted_20_Text">#カスミ</text:p>
      <text:p text:style-name="Preformatted_20_Text">なんすか、朝から騒々しい……。</text:p>
      <text:p text:style-name="Preformatted_20_Text">What a noisy morning .......</text:p>
      <text:p text:style-name="Preformatted_20_Text">#エミル</text:p>
      <text:p text:style-name="Preformatted_20_Text">カスミさん！　姉さんが……！</text:p>
      <text:p text:style-name="Preformatted_20_Text">Kasumi!　My sister!!! ......</text:p>
      <text:p text:style-name="Preformatted_20_Text">#カスミ</text:p>
      <text:p text:style-name="Preformatted_20_Text">まさかまた薬を飲んだってんじゃないっすよね。</text:p>
      <text:p text:style-name="Preformatted_20_Text">Don't tell me she took drugs again.</text:p>
      <text:p text:style-name="Preformatted_20_Text">#エミル</text:p>
      <text:p text:style-name="Preformatted_20_Text">……そうか、それで。</text:p>
      <text:p text:style-name="Preformatted_20_Text">...... well, so...</text:p>
      <text:p text:style-name="Preformatted_20_Text">#カスミ</text:p>
      <text:p text:style-name="Preformatted_20_Text">えっ、まじすか。</text:p>
      <text:p text:style-name="Preformatted_20_Text">Oh, seriously?</text:p>
      <text:p text:style-name="Preformatted_20_Text">#エミル</text:p>
      <text:p text:style-name="Preformatted_20_Text">ちょっと確認してきます！！</text:p>
      <text:p text:style-name="Preformatted_20_Text">I'll go check it out!!!</text:p>
      <text:p text:style-name="Preformatted_20_Text">#カスミ</text:p>
      <text:p text:style-name="Preformatted_20_Text">あっ、ちょっと待つっすよ！！</text:p>
      <text:p text:style-name="Preformatted_20_Text">Oh, I'll wait a bit!</text:p>
      <text:p text:style-name="Preformatted_20_Text">[cn]</text:p>
      <text:p text:style-name="Preformatted_20_Text">……………。</text:p>
      <text:p text:style-name="Preformatted_20_Text">................</text:p>
      <text:p text:style-name="Preformatted_20_Text">#エミル</text:p>
      <text:p text:style-name="Preformatted_20_Text">やっぱり……。</text:p>
      <text:p text:style-name="Preformatted_20_Text">薬がない。</text:p>
      <text:p text:style-name="Preformatted_20_Text">I knew it: .......</text:p>
      <text:p text:style-name="Preformatted_20_Text">No medicine.</text:p>
      <text:p text:style-name="Preformatted_20_Text">#カスミ</text:p>
      <text:p text:style-name="Preformatted_20_Text">じゃあエマは！　また薬を飲んだんすね。</text:p>
      <text:p text:style-name="Preformatted_20_Text">So Emma!　You took your pills again.</text:p>
      <text:p text:style-name="Preformatted_20_Text">#エミル</text:p>
      <text:p text:style-name="Preformatted_20_Text">……！　これ原液だ。</text:p>
      <text:p text:style-name="Preformatted_20_Text">しまった……</text:p>
      <text:p text:style-name="Preformatted_20_Text">なんでちゃんとしまっておかなかったんだ。</text:p>
      <text:p text:style-name="Preformatted_20_Text">......!　This is undiluted.</text:p>
      <text:p text:style-name="Preformatted_20_Text">Oh shit ......</text:p>
      <text:p text:style-name="Preformatted_20_Text">Why didn't I put it away properly?</text:p>
      <text:p text:style-name="Preformatted_20_Text">#カスミ</text:p>
      <text:p text:style-name="Preformatted_20_Text">原液？</text:p>
      <text:p text:style-name="Preformatted_20_Text">Undiluted?</text:p>
      <text:p text:style-name="Preformatted_20_Text">#エミル</text:p>
      <text:p text:style-name="Preformatted_20_Text">最初姉さんが飲んだのは10倍の水で薄めたものなんです。</text:p>
      <text:p text:style-name="Preformatted_20_Text">それの原液だから……</text:p>
      <text:p text:style-name="Preformatted_20_Text">下手したら大魔女様よりも強い魔力を一気に手に入れてしまったかも。</text:p>
      <text:p text:style-name="Preformatted_20_Text">The first time my sister drank it, it was diluted with 10x water.</text:p>
      <text:p text:style-name="Preformatted_20_Text">It's the undiluted solution of it. ......</text:p>
      <text:p text:style-name="Preformatted_20_Text">If it's bad, she might have gotten magic power stronger than the Great Witch at once.</text:p>
      <text:p text:style-name="Preformatted_20_Text">#カスミ</text:p>
      <text:p text:style-name="Preformatted_20_Text">それって、一気にパワーアップしたってことっすか？</text:p>
      <text:p text:style-name="Preformatted_20_Text">それならそれでいいような気がするんすけど。</text:p>
      <text:p text:style-name="Preformatted_20_Text">Does that mean she got more power all at once?</text:p>
      <text:p text:style-name="Preformatted_20_Text"><text:soft-page-break/>If so, I think that's good.</text:p>
      <text:p text:style-name="Preformatted_20_Text">#エミル</text:p>
      <text:p text:style-name="Preformatted_20_Text">人間の体ではとても耐えられません！</text:p>
      <text:p text:style-name="Preformatted_20_Text">下手したら魔女様でも狂ってしまうくらい危険な量なんです！</text:p>
      <text:p text:style-name="Preformatted_20_Text">My human body can't stand it!</text:p>
      <text:p text:style-name="Preformatted_20_Text">It's such a dangerous amount that even the witch herself would go crazy if she was not strong enough!</text:p>
      <text:p text:style-name="Preformatted_20_Text">#カスミ</text:p>
      <text:p text:style-name="Preformatted_20_Text">……ロッテさんに報告してくるっす。</text:p>
      <text:p text:style-name="Preformatted_20_Text">エミル、ここで待ってるっすよ。</text:p>
      <text:p text:style-name="Preformatted_20_Text">......I'm going to report to Lotte.</text:p>
      <text:p text:style-name="Preformatted_20_Text">Emil, I'll be waiting for you here.</text:p>
      <text:p text:style-name="Preformatted_20_Text"/>
      <text:p text:style-name="Preformatted_20_Text">C:\Users\James Phillips\Desktop\Games\WargameAliceGit\MinimizedScenarios\min_s0508.txt</text:p>
      <text:p text:style-name="Preformatted_20_Text">[cn]</text:p>
      <text:p text:style-name="Preformatted_20_Text">ロレーヌ城。</text:p>
      <text:p text:style-name="Preformatted_20_Text">Château de Lorraine.</text:p>
      <text:p text:style-name="Preformatted_20_Text">#カスミ</text:p>
      <text:p text:style-name="Preformatted_20_Text">……というわけっす。</text:p>
      <text:p text:style-name="Preformatted_20_Text">.......</text:p>
      <text:p text:style-name="Preformatted_20_Text">#シャルロッテ</text:p>
      <text:p text:style-name="Preformatted_20_Text">そうですか……。</text:p>
      <text:p text:style-name="Preformatted_20_Text">I see. ......</text:p>
      <text:p text:style-name="Preformatted_20_Text">#カスミ</text:p>
      <text:p text:style-name="Preformatted_20_Text">エミルは部屋で待機させています。</text:p>
      <text:p text:style-name="Preformatted_20_Text">エマの行方はいま部下に探らせているところで……。</text:p>
      <text:p text:style-name="Preformatted_20_Text">Emil is waiting in his room.</text:p>
      <text:p text:style-name="Preformatted_20_Text">My men are trying to find out where Emma is now. ......</text:p>
      <text:p text:style-name="Preformatted_20_Text">[cn]</text:p>
      <text:p text:style-name="Preformatted_20_Text">カスミの言葉を遮るように伝令が飛び込んできた。</text:p>
      <text:p text:style-name="Preformatted_20_Text">A messenger jumps in to interrupt Kasumi's words.</text:p>
      <text:p text:style-name="Preformatted_20_Text">#部下</text:p>
      <text:p text:style-name="Preformatted_20_Text">申し上げます！！</text:p>
      <text:p text:style-name="Preformatted_20_Text">I say!</text:p>
      <text:p text:style-name="Preformatted_20_Text">#シャルロッテ</text:p>
      <text:p text:style-name="Preformatted_20_Text">どうぞ。</text:p>
      <text:p text:style-name="Preformatted_20_Text">Go ahead.</text:p>
      <text:p text:style-name="Preformatted_20_Text">#部下</text:p>
      <text:p text:style-name="Preformatted_20_Text">エルメェス砦が陥落！</text:p>
      <text:p text:style-name="Preformatted_20_Text">Fort Hermes has fallen!</text:p>
      <text:p text:style-name="Preformatted_20_Text">#シャルロッテ</text:p>
      <text:p text:style-name="Preformatted_20_Text">…………。</text:p>
      <text:p text:style-name="Preformatted_20_Text">.............</text:p>
      <text:p text:style-name="Preformatted_20_Text">#カスミ</text:p>
      <text:p text:style-name="Preformatted_20_Text">もう、目と鼻の先っすね。</text:p>
      <text:p text:style-name="Preformatted_20_Text">It's right under our noses now.</text:p>
      <text:p text:style-name="Preformatted_20_Text">#部下</text:p>
      <text:p text:style-name="Preformatted_20_Text">しかし、アリス軍は撤退した模様！</text:p>
      <text:p text:style-name="Preformatted_20_Text">But it looks like Alice's army has retreated!</text:p>
      <text:p text:style-name="Preformatted_20_Text">#シャルロッテ</text:p>
      <text:p text:style-name="Preformatted_20_Text">撤退……？</text:p>
      <text:p text:style-name="Preformatted_20_Text">それはどういうことですの？</text:p>
      <text:p text:style-name="Preformatted_20_Text">Retreat......?</text:p>
      <text:p text:style-name="Preformatted_20_Text">What does that mean?</text:p>
      <text:p text:style-name="Preformatted_20_Text">#部下</text:p>
      <text:p text:style-name="Preformatted_20_Text">はっ……</text:p>
      <text:p text:style-name="Preformatted_20_Text">遠目からではよくわからなかったのですが、アリス軍は何かと戦って撤退したようです。</text:p>
      <text:p text:style-name="Preformatted_20_Text">Ha......</text:p>
      <text:p text:style-name="Preformatted_20_Text">I couldn't see clearly from a distance, but it seems that Alice's army retreated after fighting something.</text:p>
      <text:p text:style-name="Preformatted_20_Text">#カスミ</text:p>
      <text:p text:style-name="Preformatted_20_Text">エマだ！　ロッテさん……！</text:p>
      <text:p text:style-name="Preformatted_20_Text">It's Emma!　Mr. Lotte ......!</text:p>
      <text:p text:style-name="Preformatted_20_Text">#シャルロッテ</text:p>
      <text:p text:style-name="Preformatted_20_Text">ええ！</text:p>
      <text:p text:style-name="Preformatted_20_Text"><text:soft-page-break/>エルメェス砦に向かいますわ！</text:p>
      <text:p text:style-name="Preformatted_20_Text">すぐに支度を。</text:p>
      <text:p text:style-name="Preformatted_20_Text">Yes!</text:p>
      <text:p text:style-name="Preformatted_20_Text">We're heading to Fort Hermes!</text:p>
      <text:p text:style-name="Preformatted_20_Text">Get ready now.</text:p>
      <text:p text:style-name="Preformatted_20_Text">[cn]</text:p>
      <text:p text:style-name="Preformatted_20_Text">アリスの館。</text:p>
      <text:p text:style-name="Preformatted_20_Text">Alice's House.</text:p>
      <text:p text:style-name="Preformatted_20_Text">#アリス</text:p>
      <text:p text:style-name="Preformatted_20_Text">うーぬぬぬぬ……。</text:p>
      <text:p text:style-name="Preformatted_20_Text">Unnnnnnnnnn .......</text:p>
      <text:p text:style-name="Preformatted_20_Text">#チシャ</text:p>
      <text:p text:style-name="Preformatted_20_Text">今度は何で悩んでいるんですか？</text:p>
      <text:p text:style-name="Preformatted_20_Text">What's bothering you this time?</text:p>
      <text:p text:style-name="Preformatted_20_Text">#アリス</text:p>
      <text:p text:style-name="Preformatted_20_Text">ロレーヌのびっくり魔法を打ち破る方法が思いつかんのだ。</text:p>
      <text:p text:style-name="Preformatted_20_Text">うーぬ……</text:p>
      <text:p text:style-name="Preformatted_20_Text">チシャ！　お茶！！</text:p>
      <text:p text:style-name="Preformatted_20_Text">I can't think of a way to defeat Lorraine's surprise magic.</text:p>
      <text:p text:style-name="Preformatted_20_Text">Unnu......</text:p>
      <text:p text:style-name="Preformatted_20_Text">Cheshire!　Tea!!!</text:p>
      <text:p text:style-name="Preformatted_20_Text">#チシャ</text:p>
      <text:p text:style-name="Preformatted_20_Text">はっ、ハイただいま！</text:p>
      <text:p text:style-name="Preformatted_20_Text">Ha, hi I'm home!</text:p>
      <text:p text:style-name="Preformatted_20_Text">#クロ</text:p>
      <text:p text:style-name="Preformatted_20_Text">アリス様。</text:p>
      <text:p text:style-name="Preformatted_20_Text">あまり根を詰めすぎてもよろしくないかと。</text:p>
      <text:p text:style-name="Preformatted_20_Text">気分転換に街にでも出られたらいかがでしょう。</text:p>
      <text:p text:style-name="Preformatted_20_Text">Queen Alice.</text:p>
      <text:p text:style-name="Preformatted_20_Text">I don't think it's a good idea to be too rooted in the past.</text:p>
      <text:p text:style-name="Preformatted_20_Text">Why don't you go out on the town for a change?</text:p>
      <text:p text:style-name="Preformatted_20_Text">#アリス</text:p>
      <text:p text:style-name="Preformatted_20_Text">そうだな……。</text:p>
      <text:p text:style-name="Preformatted_20_Text">Yes, you're right. ......</text:p>
      <text:p text:style-name="Preformatted_20_Text">[cn]</text:p>
      <text:p text:style-name="Preformatted_20_Text">街。</text:p>
      <text:p text:style-name="Preformatted_20_Text">City.</text:p>
      <text:p text:style-name="Preformatted_20_Text">#アリス</text:p>
      <text:p text:style-name="Preformatted_20_Text">とはいったものの……、</text:p>
      <text:p text:style-name="Preformatted_20_Text">特に見たいと思うもんもないしなぁ……。</text:p>
      <text:p text:style-name="Preformatted_20_Text">That said, ......</text:p>
      <text:p text:style-name="Preformatted_20_Text">There's nothing in particular that I want to see. ......</text:p>
      <text:p text:style-name="Preformatted_20_Text">#露店主</text:p>
      <text:p text:style-name="Preformatted_20_Text">おっ、アリスちゃん！　新しい紅茶が入ったんだ！　</text:p>
      <text:p text:style-name="Preformatted_20_Text">買っていかないかい。</text:p>
      <text:p text:style-name="Preformatted_20_Text">Hey, Alice!　We have new tea!　</text:p>
      <text:p text:style-name="Preformatted_20_Text">Want to buy some?</text:p>
      <text:p text:style-name="Preformatted_20_Text">#アリス</text:p>
      <text:p text:style-name="Preformatted_20_Text">あー、今はそういう気分じゃねえんだ。</text:p>
      <text:p text:style-name="Preformatted_20_Text">つか、私もう領主だからな！</text:p>
      <text:p text:style-name="Preformatted_20_Text">ちゃんと様づけてよべよなぁー？</text:p>
      <text:p text:style-name="Preformatted_20_Text">Uh, I'm not in the mood.</text:p>
      <text:p text:style-name="Preformatted_20_Text">I'm a lord now!</text:p>
      <text:p text:style-name="Preformatted_20_Text">I'm a lord now, so I should address you as such, right?</text:p>
      <text:p text:style-name="Preformatted_20_Text">#露店主</text:p>
      <text:p text:style-name="Preformatted_20_Text">これは失敬、アリス様！</text:p>
      <text:p text:style-name="Preformatted_20_Text">それで、どれにいたしますか？</text:p>
      <text:p text:style-name="Preformatted_20_Text">Oh, excuse me, Alice!</text:p>
      <text:p text:style-name="Preformatted_20_Text">So, which one would you like?</text:p>
      <text:p text:style-name="Preformatted_20_Text">#アリス</text:p>
      <text:p text:style-name="Preformatted_20_Text">ったく、いらねえって言ってんのに……。</text:p>
      <text:p text:style-name="Preformatted_20_Text">じゃあその新しいやつ、300グラムもらおうか。</text:p>
      <text:p text:style-name="Preformatted_20_Text">館のほうに届けておけ。</text:p>
      <text:p text:style-name="Preformatted_20_Text"><text:soft-page-break/>I told you I don't want it. ......</text:p>
      <text:p text:style-name="Preformatted_20_Text">I'll take 300 grams of that new stuff.</text:p>
      <text:p text:style-name="Preformatted_20_Text">Deliver it to the pavilion.</text:p>
      <text:p text:style-name="Preformatted_20_Text">#露店主</text:p>
      <text:p text:style-name="Preformatted_20_Text">毎度あり！！</text:p>
      <text:p text:style-name="Preformatted_20_Text">Thank you!</text:p>
      <text:p text:style-name="Preformatted_20_Text">#アリス</text:p>
      <text:p text:style-name="Preformatted_20_Text">うーん……</text:p>
      <text:p text:style-name="Preformatted_20_Text">びっくり魔法、びっくり魔法……。</text:p>
      <text:p text:style-name="Preformatted_20_Text">Hmmm ......</text:p>
      <text:p text:style-name="Preformatted_20_Text">Surprise magic, surprise magic. ......</text:p>
      <text:p text:style-name="Preformatted_20_Text">#露店主</text:p>
      <text:p text:style-name="Preformatted_20_Text">びっくり魔法かい？　</text:p>
      <text:p text:style-name="Preformatted_20_Text">びっくり魔法といえば今有名な手品師が来ていてねぇ</text:p>
      <text:p text:style-name="Preformatted_20_Text">Surprise magic?　</text:p>
      <text:p text:style-name="Preformatted_20_Text">Speaking of surprise magic, there's a famous magician here right now.</text:p>
      <text:p text:style-name="Preformatted_20_Text">#アリス</text:p>
      <text:p text:style-name="Preformatted_20_Text">手品師だって？</text:p>
      <text:p text:style-name="Preformatted_20_Text">A magician?</text:p>
      <text:p text:style-name="Preformatted_20_Text">#露店主</text:p>
      <text:p text:style-name="Preformatted_20_Text">ああ！　今広場で手品をやっているよ。</text:p>
      <text:p text:style-name="Preformatted_20_Text">よかったら見ていくといい。</text:p>
      <text:p text:style-name="Preformatted_20_Text">Ah!　He's doing magic tricks in the square.</text:p>
      <text:p text:style-name="Preformatted_20_Text">You can watch if you like.</text:p>
      <text:p text:style-name="Preformatted_20_Text">#アリス</text:p>
      <text:p text:style-name="Preformatted_20_Text">……そうだな。</text:p>
      <text:p text:style-name="Preformatted_20_Text">せっかく気分転換に来たんだ、見ていくか。</text:p>
      <text:p text:style-name="Preformatted_20_Text">...... is right.</text:p>
      <text:p text:style-name="Preformatted_20_Text">I've come all this way for a change, let's watch.</text:p>
      <text:p text:style-name="Preformatted_20_Text">[cn]</text:p>
      <text:p text:style-name="Preformatted_20_Text">……………。</text:p>
      <text:p text:style-name="Preformatted_20_Text">街の広場。</text:p>
      <text:p text:style-name="Preformatted_20_Text">................</text:p>
      <text:p text:style-name="Preformatted_20_Text">The town square.</text:p>
      <text:p text:style-name="Preformatted_20_Text">#アリス</text:p>
      <text:p text:style-name="Preformatted_20_Text">へえ、結構にぎわってんなぁ……。</text:p>
      <text:p text:style-name="Preformatted_20_Text">Wow, it's pretty crowded. ......</text:p>
      <text:p text:style-name="Preformatted_20_Text">[cn]</text:p>
      <text:p text:style-name="Preformatted_20_Text">広場には大きな仮舞台ができていた。</text:p>
      <text:p text:style-name="Preformatted_20_Text">舞台の中央には黒いタキシードに身を包んだいかにもな手品師が立っており、今ショーはまさに佳境に差し掛かろうとしていた。</text:p>
      <text:p text:style-name="Preformatted_20_Text">A large temporary stage has been set up in the square.</text:p>
      <text:p text:style-name="Preformatted_20_Text">In the center of the stage stands a very nice magician in a Kuro tuxedo, and the show is just about to reach its climax.</text:p>
      <text:p text:style-name="Preformatted_20_Text">#手品師</text:p>
      <text:p text:style-name="Preformatted_20_Text">一人、どなたか手伝っていただけませんか！</text:p>
      <text:p text:style-name="Preformatted_20_Text">Can one of you help me!</text:p>
      <text:p text:style-name="Preformatted_20_Text">#アリス</text:p>
      <text:p text:style-name="Preformatted_20_Text">ほうほう、ここでサクラを使うわけだな……。</text:p>
      <text:p text:style-name="Preformatted_20_Text">Ho-ho, so this is where you use the cherry on top. ......</text:p>
      <text:p text:style-name="Preformatted_20_Text">#手品師</text:p>
      <text:p text:style-name="Preformatted_20_Text">では……、そこの赤い帽子のお嬢さん！</text:p>
      <text:p text:style-name="Preformatted_20_Text">Well then, ......, you little red-hatted lady there!</text:p>
      <text:p text:style-name="Preformatted_20_Text">#アリス</text:p>
      <text:p text:style-name="Preformatted_20_Text">赤い帽子か……、私みたいな奴がいるんだなぁ。</text:p>
      <text:p text:style-name="Preformatted_20_Text">Red hat or ......, there's a guy like me, I guess.</text:p>
      <text:p text:style-name="Preformatted_20_Text">#観客</text:p>
      <text:p text:style-name="Preformatted_20_Text">アリスちゃん！　呼ばれてるよ！</text:p>
      <text:p text:style-name="Preformatted_20_Text">Hey, Alice!　They're calling you!</text:p>
      <text:p text:style-name="Preformatted_20_Text">#アリス</text:p>
      <text:p text:style-name="Preformatted_20_Text">あん？　私はサクラじゃないぞ。</text:p>
      <text:p text:style-name="Preformatted_20_Text">私なわけが……。</text:p>
      <text:p text:style-name="Preformatted_20_Text">An?　I'm not a cherry.</text:p>
      <text:p text:style-name="Preformatted_20_Text">How can it be me? ......</text:p>
      <text:p text:style-name="Preformatted_20_Text">#手品師</text:p>
      <text:p text:style-name="Preformatted_20_Text"><text:soft-page-break/>赤い帽子でピンクの髪のお嬢さん！</text:p>
      <text:p text:style-name="Preformatted_20_Text">どうぞステージへ。</text:p>
      <text:p text:style-name="Preformatted_20_Text">Red hat and pink hair, young lady!</text:p>
      <text:p text:style-name="Preformatted_20_Text">Please come on stage.</text:p>
      <text:p text:style-name="Preformatted_20_Text">#アリス</text:p>
      <text:p text:style-name="Preformatted_20_Text">……まじか。</text:p>
      <text:p text:style-name="Preformatted_20_Text">...... seriously.</text:p>
      <text:p text:style-name="Preformatted_20_Text">#観客</text:p>
      <text:p text:style-name="Preformatted_20_Text">いいねぇー、アリスちゃん！</text:p>
      <text:p text:style-name="Preformatted_20_Text">Nice one, Alice!</text:p>
      <text:p text:style-name="Preformatted_20_Text">#観客</text:p>
      <text:p text:style-name="Preformatted_20_Text">今日もかわいいよー！！</text:p>
      <text:p text:style-name="Preformatted_20_Text">You look so cute today!!!</text:p>
      <text:p text:style-name="Preformatted_20_Text">#アリス</text:p>
      <text:p text:style-name="Preformatted_20_Text">うっせー！　ぶっ殺すぞてめえら！！</text:p>
      <text:p text:style-name="Preformatted_20_Text">Shut up!　I'm going to kill you, you guys!!!!!!!</text:p>
      <text:p text:style-name="Preformatted_20_Text">#手品師</text:p>
      <text:p text:style-name="Preformatted_20_Text">さて……</text:p>
      <text:p text:style-name="Preformatted_20_Text">なんだか自己紹介は必要ないみたいですね。</text:p>
      <text:p text:style-name="Preformatted_20_Text">それでは、今からここにいるお嬢さんを</text:p>
      <text:p text:style-name="Preformatted_20_Text">あっという間に消してごらんに入れます。</text:p>
      <text:p text:style-name="Preformatted_20_Text">Well ......</text:p>
      <text:p text:style-name="Preformatted_20_Text">I kind of feel like I don't need to introduce myself.</text:p>
      <text:p text:style-name="Preformatted_20_Text">So, I'm going to take a look at the young lady here now.</text:p>
      <text:p text:style-name="Preformatted_20_Text">I'll make it disappear in a flash and let you watch.</text:p>
      <text:p text:style-name="Preformatted_20_Text">#アリス</text:p>
      <text:p text:style-name="Preformatted_20_Text">あん？　消すって何を……。</text:p>
      <text:p text:style-name="Preformatted_20_Text">お、おいっ！　なにすんだ！</text:p>
      <text:p text:style-name="Preformatted_20_Text">An?　What do you mean "erase" .......</text:p>
      <text:p text:style-name="Preformatted_20_Text">Hey! Hey!　What are you doing?</text:p>
      <text:p text:style-name="Preformatted_20_Text">[cn]</text:p>
      <text:p text:style-name="Preformatted_20_Text">手品師はまあまあと言いながら、</text:p>
      <text:p text:style-name="Preformatted_20_Text">筒状に布をめぐらしたカーテンでアリスを見えないように隠してしまった</text:p>
      <text:p text:style-name="Preformatted_20_Text">The magician said, "Well, well, well.</text:p>
      <text:p text:style-name="Preformatted_20_Text">A curtain of cloth around a tube hides Alice from view.</text:p>
      <text:p text:style-name="Preformatted_20_Text">#手品師</text:p>
      <text:p text:style-name="Preformatted_20_Text">さあ、行きますよ。</text:p>
      <text:p text:style-name="Preformatted_20_Text">サン、ニイ、イチ、はいっ！！</text:p>
      <text:p text:style-name="Preformatted_20_Text">Here we go.</text:p>
      <text:p text:style-name="Preformatted_20_Text">Three, two, one, yes!</text:p>
      <text:p text:style-name="Preformatted_20_Text">#アリス</text:p>
      <text:p text:style-name="Preformatted_20_Text">どわっ！！！</text:p>
      <text:p text:style-name="Preformatted_20_Text">D'oh!</text:p>
      <text:p text:style-name="Preformatted_20_Text">[cn]</text:p>
      <text:p text:style-name="Preformatted_20_Text">オオーーー、という観客の歓声が広場に響き渡った。</text:p>
      <text:p text:style-name="Preformatted_20_Text">舞台上からアリスは消えていた。</text:p>
      <text:p text:style-name="Preformatted_20_Text">Oooooh, the cheers of the audience echoed through the square.</text:p>
      <text:p text:style-name="Preformatted_20_Text">Alice had disappeared from the stage.</text:p>
      <text:p text:style-name="Preformatted_20_Text">#アリス</text:p>
      <text:p text:style-name="Preformatted_20_Text">……なるほど、落とし穴になっていたのか。</text:p>
      <text:p text:style-name="Preformatted_20_Text">......I see, it was a pit.</text:p>
      <text:p text:style-name="Preformatted_20_Text">#黒子</text:p>
      <text:p text:style-name="Preformatted_20_Text">すいません、早くこちらへ。</text:p>
      <text:p text:style-name="Preformatted_20_Text">Excuse me, come this way quickly.</text:p>
      <text:p text:style-name="Preformatted_20_Text">#アリス</text:p>
      <text:p text:style-name="Preformatted_20_Text">あん？</text:p>
      <text:p text:style-name="Preformatted_20_Text">あっ、おい、どこへ連れていくんだよ！</text:p>
      <text:p text:style-name="Preformatted_20_Text">An?</text:p>
      <text:p text:style-name="Preformatted_20_Text">Oh, hey, where are you taking me?</text:p>
      <text:p text:style-name="Preformatted_20_Text">[cn]</text:p>
      <text:p text:style-name="Preformatted_20_Text">アリスは黒子に連れられて、</text:p>
      <text:p text:style-name="Preformatted_20_Text">広場の裏の仮設階段から噴水の上へ移動した。</text:p>
      <text:p text:style-name="Preformatted_20_Text">Alice was taken by the Kuros.</text:p>
      <text:p text:style-name="Preformatted_20_Text"><text:soft-page-break/>moved from the temporary staircase at the back of the plaza to the top of the fountain.</text:p>
      <text:p text:style-name="Preformatted_20_Text">#手品師</text:p>
      <text:p text:style-name="Preformatted_20_Text">さあっ</text:p>
      <text:p text:style-name="Preformatted_20_Text">消えたお嬢さんはどこに行ったのでしょうか？</text:p>
      <text:p text:style-name="Preformatted_20_Text">みなさん！　後ろをご覧ください！</text:p>
      <text:p text:style-name="Preformatted_20_Text">Ah!</text:p>
      <text:p text:style-name="Preformatted_20_Text">Where did the missing lady go?</text:p>
      <text:p text:style-name="Preformatted_20_Text">Ladies and gentlemen!　Look behind you!</text:p>
      <text:p text:style-name="Preformatted_20_Text">[cn]</text:p>
      <text:p text:style-name="Preformatted_20_Text">派手なシンバルの音が鳴り</text:p>
      <text:p text:style-name="Preformatted_20_Text">アリスのいる噴水の上へ視線が集まる。</text:p>
      <text:p text:style-name="Preformatted_20_Text">途端に、大きな歓声が再び広場を包んだ。</text:p>
      <text:p text:style-name="Preformatted_20_Text">A loud clanging of cymbals.</text:p>
      <text:p text:style-name="Preformatted_20_Text">All eyes are drawn to the top of the fountain where Alice is.</text:p>
      <text:p text:style-name="Preformatted_20_Text">Immediately, a loud cheer envelops the square once again.</text:p>
      <text:p text:style-name="Preformatted_20_Text">#観客</text:p>
      <text:p text:style-name="Preformatted_20_Text">アリスちゃんかわいいよーーー！！</text:p>
      <text:p text:style-name="Preformatted_20_Text">Alice is so cute!!!</text:p>
      <text:p text:style-name="Preformatted_20_Text">#アリス</text:p>
      <text:p text:style-name="Preformatted_20_Text">うっさいしね！！</text:p>
      <text:p text:style-name="Preformatted_20_Text">それしか言うことねえのか、クソ童○ども！！！</text:p>
      <text:p text:style-name="Preformatted_20_Text">……しかし、落とし穴か。</text:p>
      <text:p text:style-name="Preformatted_20_Text">結構使えるかもな。</text:p>
      <text:p text:style-name="Preformatted_20_Text">クフフフフフッ！</text:p>
      <text:p text:style-name="Preformatted_20_Text">帰ったら早速作戦を練り直すか。</text:p>
      <text:p text:style-name="Preformatted_20_Text">Shut up!</text:p>
      <text:p text:style-name="Preformatted_20_Text">That's all you got to say, you fucking childish people!!!!!!!</text:p>
      <text:p text:style-name="Preformatted_20_Text">...... But a pitfall, huh?</text:p>
      <text:p text:style-name="Preformatted_20_Text">Might be pretty useful.</text:p>
      <text:p text:style-name="Preformatted_20_Text">I'll have to rethink my plan as soon as I get home.</text:p>
      <text:p text:style-name="Preformatted_20_Text">I'll have to rethink my strategy as soon as I get home.</text:p>
      <text:p text:style-name="Preformatted_20_Text"/>
      <text:p text:style-name="Preformatted_20_Text">C:\Users\James Phillips\Desktop\Games\WargameAliceGit\MinimizedScenarios\min_s0509.txt</text:p>
      <text:p text:style-name="Preformatted_20_Text">#クロ</text:p>
      <text:p text:style-name="Preformatted_20_Text">穴掘り隊、かかれッ！</text:p>
      <text:p text:style-name="Preformatted_20_Text">Diggers, engage!</text:p>
      <text:p text:style-name="Preformatted_20_Text">#アリス</text:p>
      <text:p text:style-name="Preformatted_20_Text">できるだけ急げよ！　</text:p>
      <text:p text:style-name="Preformatted_20_Text">あいつに悟られる前に掘りきるんだ！</text:p>
      <text:p text:style-name="Preformatted_20_Text">Hurry as fast as you can!　</text:p>
      <text:p text:style-name="Preformatted_20_Text">Dig it before it knows we're here!</text:p>
      <text:p text:style-name="Preformatted_20_Text">[cn]</text:p>
      <text:p text:style-name="Preformatted_20_Text">アリスの命でエルメェス砦の外にはエマがすっぽり入って出られないほどの落とし穴が作られた。</text:p>
      <text:p text:style-name="Preformatted_20_Text">On Alice's orders, a pit was made outside of Fort Hermes that Emma could not get out of.</text:p>
      <text:p text:style-name="Preformatted_20_Text">#アリス</text:p>
      <text:p text:style-name="Preformatted_20_Text">よし、誘導隊行くぞ！　私に続け！！</text:p>
      <text:p text:style-name="Preformatted_20_Text">All right, guide team, let's go!　Follow me!!!</text:p>
      <text:p text:style-name="Preformatted_20_Text">[cn]</text:p>
      <text:p text:style-name="Preformatted_20_Text">アリスは砦に突入した。</text:p>
      <text:p text:style-name="Preformatted_20_Text">そこにはエマが変わらず待ち構えていた。</text:p>
      <text:p text:style-name="Preformatted_20_Text">Alice rushed into the fort.</text:p>
      <text:p text:style-name="Preformatted_20_Text">There, Emma was still waiting for her.</text:p>
      <text:p text:style-name="Preformatted_20_Text">#エマ</text:p>
      <text:p text:style-name="Preformatted_20_Text">ウゥウウウゥウ……</text:p>
      <text:p text:style-name="Preformatted_20_Text">ウアアァッァッッ！！</text:p>
      <text:p text:style-name="Preformatted_20_Text">Uuuuuuuuuu......</text:p>
      <text:p text:style-name="Preformatted_20_Text"/>
      <text:p text:style-name="Preformatted_20_Text">#アリス</text:p>
      <text:p text:style-name="Preformatted_20_Text">よしっ、行くぞお前たち！　時間を稼ぐんだ！！</text:p>
      <text:p text:style-name="Preformatted_20_Text">Alright, let's go, boys!　We need to buy ourselves some time!!!!!!!!!!!!!!!!!!!!!!!</text:p>
      <text:p text:style-name="Preformatted_20_Text"/>
      <text:p text:style-name="Preformatted_20_Text">C:\Users\James Phillips\Desktop\Games\WargameAliceGit\MinimizedScenarios\min_s0510.txt</text:p>
      <text:p text:style-name="Preformatted_20_Text">#アリス</text:p>
      <text:p text:style-name="Preformatted_20_Text"><text:soft-page-break/>ちっ、やっぱつええな……。</text:p>
      <text:p text:style-name="Preformatted_20_Text">Damn, I knew you could do it. ......</text:p>
      <text:p text:style-name="Preformatted_20_Text">#エマ</text:p>
      <text:p text:style-name="Preformatted_20_Text">ウウウォォオオオウオォオオオオ！！！</text:p>
      <text:p text:style-name="Preformatted_20_Text"/>
      <text:p text:style-name="Preformatted_20_Text">[cn]</text:p>
      <text:p text:style-name="Preformatted_20_Text">およそ人間とは思えない叫び声をあげながら</text:p>
      <text:p text:style-name="Preformatted_20_Text">エマはすさまじい速さで迫ってきたかと思うと、</text:p>
      <text:p text:style-name="Preformatted_20_Text">アリスたちに向かって爆裂魔法を放った。</text:p>
      <text:p text:style-name="Preformatted_20_Text">With an almost inhuman shriek.</text:p>
      <text:p text:style-name="Preformatted_20_Text">Emma came at them with tremendous speed.</text:p>
      <text:p text:style-name="Preformatted_20_Text">She unleashed a burst of magic at Alice and the others.</text:p>
      <text:p text:style-name="Preformatted_20_Text">#アリス</text:p>
      <text:p text:style-name="Preformatted_20_Text">げっ！　やばい！</text:p>
      <text:p text:style-name="Preformatted_20_Text">ひけっ！！　ひけーーーっ！！！</text:p>
      <text:p text:style-name="Preformatted_20_Text">Oh, no!　Oh no!</text:p>
      <text:p text:style-name="Preformatted_20_Text">Get out of the way!　Hiccup!!!!!!!</text:p>
      <text:p text:style-name="Preformatted_20_Text">[cn]</text:p>
      <text:p text:style-name="Preformatted_20_Text">何とか直撃をさけ、アリス軍は砦から撤退する。</text:p>
      <text:p text:style-name="Preformatted_20_Text">それをエマは追い打ちをかけるべく追いかけた。</text:p>
      <text:p text:style-name="Preformatted_20_Text">Somehow avoiding a direct hit, Alice's army retreats from the fort.</text:p>
      <text:p text:style-name="Preformatted_20_Text">Emma chased after it to give chase.</text:p>
      <text:p text:style-name="Preformatted_20_Text">#アリス</text:p>
      <text:p text:style-name="Preformatted_20_Text">クロっ！　準備はいいか！</text:p>
      <text:p text:style-name="Preformatted_20_Text">Kuro!　Are you ready?</text:p>
      <text:p text:style-name="Preformatted_20_Text">#クロ</text:p>
      <text:p text:style-name="Preformatted_20_Text">はっ、万全にございます。</text:p>
      <text:p text:style-name="Preformatted_20_Text">I'm ready, sir.</text:p>
      <text:p text:style-name="Preformatted_20_Text">#アリス</text:p>
      <text:p text:style-name="Preformatted_20_Text">よし。 おい！</text:p>
      <text:p text:style-name="Preformatted_20_Text">そこの化け物！！ こっちへ来やがれ！</text:p>
      <text:p text:style-name="Preformatted_20_Text">勝負してやる！！</text:p>
      <text:p text:style-name="Preformatted_20_Text">All right. Hey!</text:p>
      <text:p text:style-name="Preformatted_20_Text">You monster over there! Get over here!</text:p>
      <text:p text:style-name="Preformatted_20_Text">I'll beat you!</text:p>
      <text:p text:style-name="Preformatted_20_Text">#エマ</text:p>
      <text:p text:style-name="Preformatted_20_Text">ウォオオォオオオォン………！！</text:p>
      <text:p text:style-name="Preformatted_20_Text"/>
      <text:p text:style-name="Preformatted_20_Text">[cn]</text:p>
      <text:p text:style-name="Preformatted_20_Text">果たしてエマにアリスの挑発が届いたのかどうかはわからなったが、</text:p>
      <text:p text:style-name="Preformatted_20_Text">アリスの後を追いかけてきたエマは見事に落とし穴にはまったのだった！</text:p>
      <text:p text:style-name="Preformatted_20_Text">It was hard to tell whether or not Emma had actually heard Alice's provocation.</text:p>
      <text:p text:style-name="Preformatted_20_Text">Emma followed Alice into the pit, and she fell right into it!</text:p>
      <text:p text:style-name="Preformatted_20_Text">#アリス</text:p>
      <text:p text:style-name="Preformatted_20_Text">それっ、ありったけの魔法をぶち込め！！！</text:p>
      <text:p text:style-name="Preformatted_20_Text">とどめを刺すんだ！！</text:p>
      <text:p text:style-name="Preformatted_20_Text">Put all the magic you can muster into it!</text:p>
      <text:p text:style-name="Preformatted_20_Text">Put the finishing touches on it!</text:p>
      <text:p text:style-name="Preformatted_20_Text">[cn]</text:p>
      <text:p text:style-name="Preformatted_20_Text">すさまじい数の光弾が落とし穴の中に放たれた。</text:p>
      <text:p text:style-name="Preformatted_20_Text">この量の魔法にさらされれば、</text:p>
      <text:p text:style-name="Preformatted_20_Text">いかに大魔女だろうとただでは済まないはずだった。</text:p>
      <text:p text:style-name="Preformatted_20_Text">攻撃がやみ、土ぼこりが晴れると、</text:p>
      <text:p text:style-name="Preformatted_20_Text">落とし穴の中の様子がだんだんと分かってきた。</text:p>
      <text:p text:style-name="Preformatted_20_Text">A tremendous number of light bullets were released into the pit.</text:p>
      <text:p text:style-name="Preformatted_20_Text">Exposed to this amount of magic.</text:p>
      <text:p text:style-name="Preformatted_20_Text">No matter how great a witch she was, she would not get away with it.</text:p>
      <text:p text:style-name="Preformatted_20_Text">When the attack ceased and the dust cleared</text:p>
      <text:p text:style-name="Preformatted_20_Text">The attack ceased, the dust cleared, and we gradually got a glimpse of what was going on inside the pit.</text:p>
      <text:p text:style-name="Preformatted_20_Text">#アリス</text:p>
      <text:p text:style-name="Preformatted_20_Text">……そっ、そんな馬鹿な……！</text:p>
      <text:p text:style-name="Preformatted_20_Text">......So, that's ridiculous ......!</text:p>
      <text:p text:style-name="Preformatted_20_Text">#エマ</text:p>
      <text:p text:style-name="Preformatted_20_Text"><text:soft-page-break/>ウオオオオォォォォオオォン………ッ！！</text:p>
      <text:p text:style-name="Preformatted_20_Text">Wooooooooooooooooooooooooooooooooooooooooooooooooooooooooooooooooooooooooooooooooo .........!</text:p>
      <text:p text:style-name="Preformatted_20_Text">#クロ</text:p>
      <text:p text:style-name="Preformatted_20_Text">ほとんど効いていないようです……！</text:p>
      <text:p text:style-name="Preformatted_20_Text">It hardly seems to be working......!</text:p>
      <text:p text:style-name="Preformatted_20_Text">#アリス</text:p>
      <text:p text:style-name="Preformatted_20_Text">畜生どうする……！</text:p>
      <text:p text:style-name="Preformatted_20_Text">もう一回撤退するか……、</text:p>
      <text:p text:style-name="Preformatted_20_Text">しかしせっかく落とし穴にはめたんだ、このまま力で押すのも……。</text:p>
      <text:p text:style-name="Preformatted_20_Text">クソッ！</text:p>
      <text:p text:style-name="Preformatted_20_Text">Damn it, what do we do......!</text:p>
      <text:p text:style-name="Preformatted_20_Text">We should retreat one more time.......</text:p>
      <text:p text:style-name="Preformatted_20_Text">But now that we've set him in the pit, we can't just keep pushing him with force. ......</text:p>
      <text:p text:style-name="Preformatted_20_Text">Damn it!</text:p>
      <text:p text:style-name="Preformatted_20_Text">[cn]</text:p>
      <text:p text:style-name="Preformatted_20_Text">アリスが手をこまねいているところへ、</text:p>
      <text:p text:style-name="Preformatted_20_Text">砦の向こう側からシャルロッテとカスミがやってきた</text:p>
      <text:p text:style-name="Preformatted_20_Text">As Alice is holding back.</text:p>
      <text:p text:style-name="Preformatted_20_Text">Charlotte and Kasumi came from the other side of the fort.</text:p>
      <text:p text:style-name="Preformatted_20_Text">#シャルロッテ</text:p>
      <text:p text:style-name="Preformatted_20_Text">エマ！！</text:p>
      <text:p text:style-name="Preformatted_20_Text">Emma!</text:p>
      <text:p text:style-name="Preformatted_20_Text">#アリス</text:p>
      <text:p text:style-name="Preformatted_20_Text">なっ！！　てめえもしかして……。</text:p>
      <text:p text:style-name="Preformatted_20_Text">Hey!　Are you you... .........</text:p>
      <text:p text:style-name="Preformatted_20_Text">#シャルロッテ</text:p>
      <text:p text:style-name="Preformatted_20_Text">……お初ですわね。 華の魔女アリスさん。</text:p>
      <text:p text:style-name="Preformatted_20_Text">......It's your first time, isn't it? Alice the flower witch.</text:p>
      <text:p text:style-name="Preformatted_20_Text">#アリス</text:p>
      <text:p text:style-name="Preformatted_20_Text">ロレーヌの魔女か！</text:p>
      <text:p text:style-name="Preformatted_20_Text">You're the Witch of Lorraine!</text:p>
      <text:p text:style-name="Preformatted_20_Text">#カスミ</text:p>
      <text:p text:style-name="Preformatted_20_Text">エマ！！　うちの声が聞こえる！？</text:p>
      <text:p text:style-name="Preformatted_20_Text">エマッ！！</text:p>
      <text:p text:style-name="Preformatted_20_Text">Emma!!!　You can hear our voices!</text:p>
      <text:p text:style-name="Preformatted_20_Text">Emma!</text:p>
      <text:p text:style-name="Preformatted_20_Text">#アリス</text:p>
      <text:p text:style-name="Preformatted_20_Text">チッ、無駄だ。</text:p>
      <text:p text:style-name="Preformatted_20_Text">完全に我を失ってる。</text:p>
      <text:p text:style-name="Preformatted_20_Text">魔法も全然効きゃあしない。</text:p>
      <text:p text:style-name="Preformatted_20_Text">正直お手上げだぜ。</text:p>
      <text:p text:style-name="Preformatted_20_Text">It's no use.</text:p>
      <text:p text:style-name="Preformatted_20_Text">She's completely lost it.</text:p>
      <text:p text:style-name="Preformatted_20_Text">Magic doesn't work at all.</text:p>
      <text:p text:style-name="Preformatted_20_Text">I honestly don't know what to do.</text:p>
      <text:p text:style-name="Preformatted_20_Text">#シャルロッテ</text:p>
      <text:p text:style-name="Preformatted_20_Text">そんな……。</text:p>
      <text:p text:style-name="Preformatted_20_Text">エマッ！</text:p>
      <text:p text:style-name="Preformatted_20_Text">私が分からないというの？</text:p>
      <text:p text:style-name="Preformatted_20_Text">エマッ！！</text:p>
      <text:p text:style-name="Preformatted_20_Text">Oh no. ......</text:p>
      <text:p text:style-name="Preformatted_20_Text">Emma!</text:p>
      <text:p text:style-name="Preformatted_20_Text">Don't you understand me?</text:p>
      <text:p text:style-name="Preformatted_20_Text">Emma!</text:p>
      <text:p text:style-name="Preformatted_20_Text">#エマ</text:p>
      <text:p text:style-name="Preformatted_20_Text">ウオオオォォォンンッ！！</text:p>
      <text:p text:style-name="Preformatted_20_Text">Wooooooooooooooooooooooooooooooooooooooooooooooooooooooooooooooooooo!!!</text:p>
      <text:p text:style-name="Preformatted_20_Text">#シャルロッテ</text:p>
      <text:p text:style-name="Preformatted_20_Text">エマ……。ごめんなさい……</text:p>
      <text:p text:style-name="Preformatted_20_Text">わたくしにはどうすることもできませんわ。</text:p>
      <text:p text:style-name="Preformatted_20_Text">Emma....... Sorry ......</text:p>
      <text:p text:style-name="Preformatted_20_Text">There's nothing I can do about it.</text:p>
      <text:p text:style-name="Preformatted_20_Text">#アリス</text:p>
      <text:p text:style-name="Preformatted_20_Text"><text:soft-page-break/>（なあクロ。</text:p>
      <text:p text:style-name="Preformatted_20_Text">ここでこいつらブッ倒しちまえば占領したことになるんじゃないか？）</text:p>
      <text:p text:style-name="Preformatted_20_Text">（Hey Kuro.</text:p>
      <text:p text:style-name="Preformatted_20_Text">If we beat them here, it means we've taken over the place, doesn't it?)</text:p>
      <text:p text:style-name="Preformatted_20_Text">#クロ</text:p>
      <text:p text:style-name="Preformatted_20_Text">（アリス様……。それはそうでしょうが。）</text:p>
      <text:p text:style-name="Preformatted_20_Text">(Alice-sama ....... I'm sure you're right.)</text:p>
      <text:p text:style-name="Preformatted_20_Text">#シャルロッテ</text:p>
      <text:p text:style-name="Preformatted_20_Text">もし、アリスさん。</text:p>
      <text:p text:style-name="Preformatted_20_Text">If, Alice.</text:p>
      <text:p text:style-name="Preformatted_20_Text">#アリス</text:p>
      <text:p text:style-name="Preformatted_20_Text">（どうする。私の破壊光線で先手を打つか……。）</text:p>
      <text:p text:style-name="Preformatted_20_Text">(What to do. Do you want to make the first move with my destructive ray? .......)</text:p>
      <text:p text:style-name="Preformatted_20_Text">#クロ</text:p>
      <text:p text:style-name="Preformatted_20_Text">（いえ……、私がまずは様子を見て……。）</text:p>
      <text:p text:style-name="Preformatted_20_Text">(No. ......, I'll take a look first. .......)</text:p>
      <text:p text:style-name="Preformatted_20_Text">#シャルロッテ</text:p>
      <text:p text:style-name="Preformatted_20_Text">もし！　ちょっと！　聞いていらして！？</text:p>
      <text:p text:style-name="Preformatted_20_Text">What if!　Hey!　You're listening to me!</text:p>
      <text:p text:style-name="Preformatted_20_Text">#アリス</text:p>
      <text:p text:style-name="Preformatted_20_Text">あ？</text:p>
      <text:p text:style-name="Preformatted_20_Text">ああ！ わるいわるい……、ちょっと相談をな？</text:p>
      <text:p text:style-name="Preformatted_20_Text">What?</text:p>
      <text:p text:style-name="Preformatted_20_Text">Aah! Bad, bad ......, I need a little advice, okay?</text:p>
      <text:p text:style-name="Preformatted_20_Text">#シャルロッテ</text:p>
      <text:p text:style-name="Preformatted_20_Text">相談……？　まあいいですわ。</text:p>
      <text:p text:style-name="Preformatted_20_Text">恥ずかしながらわたくしあなたに協力をお願いしたいのです。</text:p>
      <text:p text:style-name="Preformatted_20_Text">A consultation ......?　Well, okay.</text:p>
      <text:p text:style-name="Preformatted_20_Text">I'm ashamed to admit it, but I'm asking for your help.</text:p>
      <text:p text:style-name="Preformatted_20_Text">#アリス</text:p>
      <text:p text:style-name="Preformatted_20_Text">協力だって？　</text:p>
      <text:p text:style-name="Preformatted_20_Text">お前、自分の立場が分かってるのか？</text:p>
      <text:p text:style-name="Preformatted_20_Text">Cooperation?　</text:p>
      <text:p text:style-name="Preformatted_20_Text">Do you even know where you stand?</text:p>
      <text:p text:style-name="Preformatted_20_Text">#シャルロッテ</text:p>
      <text:p text:style-name="Preformatted_20_Text">ええ……、重々承知ですわ。</text:p>
      <text:p text:style-name="Preformatted_20_Text">ですからこうして頭を下げているのではないですか。</text:p>
      <text:p text:style-name="Preformatted_20_Text">Yes, ......, I am very much aware of it.</text:p>
      <text:p text:style-name="Preformatted_20_Text">That's why I'm bowing to you.</text:p>
      <text:p text:style-name="Preformatted_20_Text">#アリス</text:p>
      <text:p text:style-name="Preformatted_20_Text">頭を下げているようには見えないなァ？</text:p>
      <text:p text:style-name="Preformatted_20_Text">いいか、ひとに頭を下げるときはひざまづいて、</text:p>
      <text:p text:style-name="Preformatted_20_Text">額を地面にこすりつけて</text:p>
      <text:p text:style-name="Preformatted_20_Text">「アリス様、どうかお願いします」だ！！</text:p>
      <text:p text:style-name="Preformatted_20_Text">You don't look like you're bowing, do you?</text:p>
      <text:p text:style-name="Preformatted_20_Text">You see, when you bow to someone, you kneel down.</text:p>
      <text:p text:style-name="Preformatted_20_Text">Rub your forehead on the ground.</text:p>
      <text:p text:style-name="Preformatted_20_Text">"Alice, please, please!"</text:p>
      <text:p text:style-name="Preformatted_20_Text">#カスミ</text:p>
      <text:p text:style-name="Preformatted_20_Text">お前っ！！　いい加減に！！！</text:p>
      <text:p text:style-name="Preformatted_20_Text">You!　Enough!</text:p>
      <text:p text:style-name="Preformatted_20_Text">#シャルロッテ</text:p>
      <text:p text:style-name="Preformatted_20_Text">いいのですカスミ……。</text:p>
      <text:p text:style-name="Preformatted_20_Text">このまま引き下がれば、わたくしはエマを見捨てたことになるのです。</text:p>
      <text:p text:style-name="Preformatted_20_Text">ロレーヌの名前も守れず部下を切り捨てたとあっては</text:p>
      <text:p text:style-name="Preformatted_20_Text">それこそ先代の皆様に申し訳が立ちませんわ。</text:p>
      <text:p text:style-name="Preformatted_20_Text">It's okay, Kasumi: .......</text:p>
      <text:p text:style-name="Preformatted_20_Text">If you continue to back down, I will have abandoned Emma.</text:p>
      <text:p text:style-name="Preformatted_20_Text">If you can't even protect the name of Lorraine, and you've cut off your own men...</text:p>
      <text:p text:style-name="Preformatted_20_Text">I am sorry to my predecessors.</text:p>
      <text:p text:style-name="Preformatted_20_Text">[cn]</text:p>
      <text:p text:style-name="Preformatted_20_Text">シャルロッテはキッと強いまなざしでアリスの方を見据えると、</text:p>
      <text:p text:style-name="Preformatted_20_Text">アリスの言った通りひざまづき、額を地面につけ、いわゆる土下座の体制になった。</text:p>
      <text:p text:style-name="Preformatted_20_Text"><text:soft-page-break/>Charlotte looks at Alice with a sharp, intense gaze.</text:p>
      <text:p text:style-name="Preformatted_20_Text">She kneels down and puts her forehead on the ground, as Alice said.</text:p>
      <text:p text:style-name="Preformatted_20_Text">#カスミ</text:p>
      <text:p text:style-name="Preformatted_20_Text">ロッテさん……！　くっ！</text:p>
      <text:p text:style-name="Preformatted_20_Text">Lotte-san: ......!　Duh!!!</text:p>
      <text:p text:style-name="Preformatted_20_Text">#シャルロッテ</text:p>
      <text:p text:style-name="Preformatted_20_Text">アリス様、どうかわたくしたちに力をお貸しください</text:p>
      <text:p text:style-name="Preformatted_20_Text">Alice-sama, please help us!</text:p>
      <text:p text:style-name="Preformatted_20_Text">#アリス</text:p>
      <text:p text:style-name="Preformatted_20_Text">……ちっ、ここまで素直にやられると冷めるぜ。</text:p>
      <text:p text:style-name="Preformatted_20_Text">オイ、そもそも要件を聞いてねえんだ。</text:p>
      <text:p text:style-name="Preformatted_20_Text">話はそれからだろう。</text:p>
      <text:p text:style-name="Preformatted_20_Text">...... Damn, it's cold when you're so honest about it.</text:p>
      <text:p text:style-name="Preformatted_20_Text">Hey, I didn't ask for your requirements in the first place.</text:p>
      <text:p text:style-name="Preformatted_20_Text">Let's talk about it first.</text:p>
      <text:p text:style-name="Preformatted_20_Text">#シャルロッテ</text:p>
      <text:p text:style-name="Preformatted_20_Text">アリスさん……。</text:p>
      <text:p text:style-name="Preformatted_20_Text">Alice: .......</text:p>
      <text:p text:style-name="Preformatted_20_Text">#アリス</text:p>
      <text:p text:style-name="Preformatted_20_Text">ええいっ！！</text:p>
      <text:p text:style-name="Preformatted_20_Text">そんな目で見るな。</text:p>
      <text:p text:style-name="Preformatted_20_Text">要件次第では飲んでやるって言ってんだ。</text:p>
      <text:p text:style-name="Preformatted_20_Text">さっさと要件を言え！</text:p>
      <text:p text:style-name="Preformatted_20_Text">Yeah!</text:p>
      <text:p text:style-name="Preformatted_20_Text">Don't look at me like that.</text:p>
      <text:p text:style-name="Preformatted_20_Text">I said I'll drink to your requirements.</text:p>
      <text:p text:style-name="Preformatted_20_Text">Now tell me what the requirements are!</text:p>
      <text:p text:style-name="Preformatted_20_Text">#シャルロッテ</text:p>
      <text:p text:style-name="Preformatted_20_Text">エマを助けるお手伝いをしてほしいのです。</text:p>
      <text:p text:style-name="Preformatted_20_Text">エマは人間なのですが、</text:p>
      <text:p text:style-name="Preformatted_20_Text">魔力を得ることのできる薬を飲んでしまってこうなったのですわ。</text:p>
      <text:p text:style-name="Preformatted_20_Text">We need your help to help Emma.</text:p>
      <text:p text:style-name="Preformatted_20_Text">Emma is human.</text:p>
      <text:p text:style-name="Preformatted_20_Text">Emma is a human, but she has taken a potion that gives her magical powers, and this is what happened.</text:p>
      <text:p text:style-name="Preformatted_20_Text">#アリス</text:p>
      <text:p text:style-name="Preformatted_20_Text">それで？　私には何の得があるんだ。</text:p>
      <text:p text:style-name="Preformatted_20_Text">So what's in it for me?　What's in it for me?</text:p>
      <text:p text:style-name="Preformatted_20_Text">#シャルロッテ</text:p>
      <text:p text:style-name="Preformatted_20_Text">もしエマをもとに戻してくださったら、</text:p>
      <text:p text:style-name="Preformatted_20_Text">領地をあなたに差し上げますわ。</text:p>
      <text:p text:style-name="Preformatted_20_Text">わたくしたちも、あなたの部下になります。</text:p>
      <text:p text:style-name="Preformatted_20_Text">If you restore Emma to me.</text:p>
      <text:p text:style-name="Preformatted_20_Text">I will give you the lands.</text:p>
      <text:p text:style-name="Preformatted_20_Text">We will become your people, too.</text:p>
      <text:p text:style-name="Preformatted_20_Text">#カスミ</text:p>
      <text:p text:style-name="Preformatted_20_Text">ロッテさんダメです！！</text:p>
      <text:p text:style-name="Preformatted_20_Text">ロレーヌ一派はどうするんですか！</text:p>
      <text:p text:style-name="Preformatted_20_Text">Mr. Lotte, no!</text:p>
      <text:p text:style-name="Preformatted_20_Text">What about Lorraine's faction!</text:p>
      <text:p text:style-name="Preformatted_20_Text">#シャルロッテ</text:p>
      <text:p text:style-name="Preformatted_20_Text">従っても従わずとも、いずれアリスさんが</text:p>
      <text:p text:style-name="Preformatted_20_Text">この領地を治めることになるのは明白ですわ。</text:p>
      <text:p text:style-name="Preformatted_20_Text">Even if you don't follow or obey, Alice will eventually.</text:p>
      <text:p text:style-name="Preformatted_20_Text">It's obvious that you will rule this territory.</text:p>
      <text:p text:style-name="Preformatted_20_Text">#カスミ</text:p>
      <text:p text:style-name="Preformatted_20_Text">そんなのやってみなきゃ！</text:p>
      <text:p text:style-name="Preformatted_20_Text">We have to try something like that!</text:p>
      <text:p text:style-name="Preformatted_20_Text">#シャルロッテ</text:p>
      <text:p text:style-name="Preformatted_20_Text">いいえ、事実子供にまで心配をかけて、</text:p>
      <text:p text:style-name="Preformatted_20_Text">こんなことになってしまっているではないですか。</text:p>
      <text:p text:style-name="Preformatted_20_Text">No. In fact, you even worry about your children.</text:p>
      <text:p text:style-name="Preformatted_20_Text">You're in this mess.</text:p>
      <text:p text:style-name="Preformatted_20_Text">#カスミ</text:p>
      <text:p text:style-name="Preformatted_20_Text"><text:soft-page-break/>それは……。</text:p>
      <text:p text:style-name="Preformatted_20_Text">It's .......</text:p>
      <text:p text:style-name="Preformatted_20_Text">#シャルロッテ</text:p>
      <text:p text:style-name="Preformatted_20_Text">アリスさん。 言ったとおりですわ。</text:p>
      <text:p text:style-name="Preformatted_20_Text">この条件、飲んでくださいますか。</text:p>
      <text:p text:style-name="Preformatted_20_Text">Alice. As I said.</text:p>
      <text:p text:style-name="Preformatted_20_Text">Will you take these terms?</text:p>
      <text:p text:style-name="Preformatted_20_Text">#アリス</text:p>
      <text:p text:style-name="Preformatted_20_Text">いいだろう。</text:p>
      <text:p text:style-name="Preformatted_20_Text">私もこいつがいる限り先へは進みにくいしな。</text:p>
      <text:p text:style-name="Preformatted_20_Text">クロ、撤退だ。</text:p>
      <text:p text:style-name="Preformatted_20_Text">かえってこいつをもとに戻す方法を探すぞ。</text:p>
      <text:p text:style-name="Preformatted_20_Text">Fine.</text:p>
      <text:p text:style-name="Preformatted_20_Text">I'm not going any further with this guy around.</text:p>
      <text:p text:style-name="Preformatted_20_Text">Kuro, we're retreating.</text:p>
      <text:p text:style-name="Preformatted_20_Text">We'll find a way to get him back.</text:p>
      <text:p text:style-name="Preformatted_20_Text">#クロ</text:p>
      <text:p text:style-name="Preformatted_20_Text">はっ。</text:p>
      <text:p text:style-name="Preformatted_20_Text">What?</text:p>
      <text:p text:style-name="Preformatted_20_Text"/>
      <text:p text:style-name="Preformatted_20_Text">C:\Users\James Phillips\Desktop\Games\WargameAliceGit\MinimizedScenarios\min_s0511.txt</text:p>
      <text:p text:style-name="Preformatted_20_Text">#アリス</text:p>
      <text:p text:style-name="Preformatted_20_Text">クロ、何かわかったか。</text:p>
      <text:p text:style-name="Preformatted_20_Text">Kuro, what did you find out?</text:p>
      <text:p text:style-name="Preformatted_20_Text">#クロ</text:p>
      <text:p text:style-name="Preformatted_20_Text">はっ、どうやらあのエマとかいう人間が飲んだのは</text:p>
      <text:p text:style-name="Preformatted_20_Text">先代のロレーヌの領主が開発した薬のようです。</text:p>
      <text:p text:style-name="Preformatted_20_Text">基本的に元に戻す方法はありません。</text:p>
      <text:p text:style-name="Preformatted_20_Text">ロレーヌの領主ですらその方法は知らなかったとか。</text:p>
      <text:p text:style-name="Preformatted_20_Text">Ha, it seems that that Emma or someone like her drank</text:p>
      <text:p text:style-name="Preformatted_20_Text">It seems that the drug was developed by the previous lords of Lorraine.</text:p>
      <text:p text:style-name="Preformatted_20_Text">Basically, there is no way to undo it.</text:p>
      <text:p text:style-name="Preformatted_20_Text">Even the lords of Lorraine didn't know how to do that.</text:p>
      <text:p text:style-name="Preformatted_20_Text">#アリス</text:p>
      <text:p text:style-name="Preformatted_20_Text">ちっ、何が協力しろだよ。</text:p>
      <text:p text:style-name="Preformatted_20_Text">よくよく考えてみればあの場をやり過ごす</text:p>
      <text:p text:style-name="Preformatted_20_Text">ただのいいわけだったってことだ。</text:p>
      <text:p text:style-name="Preformatted_20_Text">What's with the "cooperation"?</text:p>
      <text:p text:style-name="Preformatted_20_Text">If you think about it, it was just a ploy to get out of the situation.</text:p>
      <text:p text:style-name="Preformatted_20_Text">It's just a good idea.</text:p>
      <text:p text:style-name="Preformatted_20_Text">#クロ</text:p>
      <text:p text:style-name="Preformatted_20_Text">いかがいたしますか。</text:p>
      <text:p text:style-name="Preformatted_20_Text">How would you like to help?</text:p>
      <text:p text:style-name="Preformatted_20_Text">#アリス</text:p>
      <text:p text:style-name="Preformatted_20_Text">うーん、こっそりロレーヌの城に忍び込んで</text:p>
      <text:p text:style-name="Preformatted_20_Text">あいつぶっ殺してこようかな……。</text:p>
      <text:p text:style-name="Preformatted_20_Text">砦から近いし、いけるだろう。</text:p>
      <text:p text:style-name="Preformatted_20_Text">Hmmm, maybe I should sneak into Lorraine's castle</text:p>
      <text:p text:style-name="Preformatted_20_Text">I think I'll sneak into Lorraine's castle and kill that guy. ......</text:p>
      <text:p text:style-name="Preformatted_20_Text">It's close to the fort.</text:p>
      <text:p text:style-name="Preformatted_20_Text">#クロ</text:p>
      <text:p text:style-name="Preformatted_20_Text">それでは私もお供します。</text:p>
      <text:p text:style-name="Preformatted_20_Text">Then I'll go with you.</text:p>
      <text:p text:style-name="Preformatted_20_Text">#アリス</text:p>
      <text:p text:style-name="Preformatted_20_Text">よし、じゃあさくっと行ってくるか。</text:p>
      <text:p text:style-name="Preformatted_20_Text">ロレーヌ城</text:p>
      <text:p text:style-name="Preformatted_20_Text">夜、姉弟の部屋。</text:p>
      <text:p text:style-name="Preformatted_20_Text">Okay, I'll go quickly then.</text:p>
      <text:p text:style-name="Preformatted_20_Text">Lorraine Castle</text:p>
      <text:p text:style-name="Preformatted_20_Text">Night, sisters' room.</text:p>
      <text:p text:style-name="Preformatted_20_Text">#エミル</text:p>
      <text:p text:style-name="Preformatted_20_Text">姉さん……</text:p>
      <text:p text:style-name="Preformatted_20_Text">僕が、僕があんな薬作らなかったら……。</text:p>
      <text:p text:style-name="Preformatted_20_Text"><text:soft-page-break/>My sister ......</text:p>
      <text:p text:style-name="Preformatted_20_Text">If I, if I hadn't made those pills. ......</text:p>
      <text:p text:style-name="Preformatted_20_Text">[cn]</text:p>
      <text:p text:style-name="Preformatted_20_Text">エミルは電気も付けず、一人ベッドで泣いていた。</text:p>
      <text:p text:style-name="Preformatted_20_Text">そこへ、ガチャリという音がして窓が開いた。</text:p>
      <text:p text:style-name="Preformatted_20_Text">風でカーテンが舞い上がり、その向こうに</text:p>
      <text:p text:style-name="Preformatted_20_Text">赤いフリルスカートの少女の姿が見えた。</text:p>
      <text:p text:style-name="Preformatted_20_Text">Emil was crying in bed alone, with no lights on.</text:p>
      <text:p text:style-name="Preformatted_20_Text">Then there was a clanging sound and the window opened.</text:p>
      <text:p text:style-name="Preformatted_20_Text">The curtains were blown up by the wind.</text:p>
      <text:p text:style-name="Preformatted_20_Text">I saw a girl in a red frilly skirt.</text:p>
      <text:p text:style-name="Preformatted_20_Text">#アリス</text:p>
      <text:p text:style-name="Preformatted_20_Text">よし、侵入成功っと！</text:p>
      <text:p text:style-name="Preformatted_20_Text">Okay, we're in!</text:p>
      <text:p text:style-name="Preformatted_20_Text">#エミル</text:p>
      <text:p text:style-name="Preformatted_20_Text">だっ、誰！？</text:p>
      <text:p text:style-name="Preformatted_20_Text">Who's there?</text:p>
      <text:p text:style-name="Preformatted_20_Text">#アリス</text:p>
      <text:p text:style-name="Preformatted_20_Text">げっ、誰かいたのか。</text:p>
      <text:p text:style-name="Preformatted_20_Text">クロ！</text:p>
      <text:p text:style-name="Preformatted_20_Text">Oh, there's someone here.</text:p>
      <text:p text:style-name="Preformatted_20_Text">Kuro!</text:p>
      <text:p text:style-name="Preformatted_20_Text">#クロ</text:p>
      <text:p text:style-name="Preformatted_20_Text">はっ……。</text:p>
      <text:p text:style-name="Preformatted_20_Text">Haha .......</text:p>
      <text:p text:style-name="Preformatted_20_Text">[cn]</text:p>
      <text:p text:style-name="Preformatted_20_Text">アリスの後ろに隠れていたクロが</text:p>
      <text:p text:style-name="Preformatted_20_Text">目にもとまらぬ速さでエミルの前に現れ、</text:p>
      <text:p text:style-name="Preformatted_20_Text">あっという間に羽交い絞めにしてしまった。</text:p>
      <text:p text:style-name="Preformatted_20_Text">Kuro, who had been hiding behind Alice</text:p>
      <text:p text:style-name="Preformatted_20_Text">appeared in front of Emil with blinding speed and</text:p>
      <text:p text:style-name="Preformatted_20_Text">He quickly strangled him with his wings.</text:p>
      <text:p text:style-name="Preformatted_20_Text">#エミル</text:p>
      <text:p text:style-name="Preformatted_20_Text">ムグ……！</text:p>
      <text:p text:style-name="Preformatted_20_Text">ウウーン！！　ウゥー！！</text:p>
      <text:p text:style-name="Preformatted_20_Text">Mugu......!</text:p>
      <text:p text:style-name="Preformatted_20_Text">Uh-uh!　Woooo!!!</text:p>
      <text:p text:style-name="Preformatted_20_Text">#アリス</text:p>
      <text:p text:style-name="Preformatted_20_Text">大丈夫だ。 殺したりはせん。</text:p>
      <text:p text:style-name="Preformatted_20_Text">ちょこっとお前の主人に用があるだけだ。</text:p>
      <text:p text:style-name="Preformatted_20_Text">It's okay. We're not going to kill you.</text:p>
      <text:p text:style-name="Preformatted_20_Text">I just need to see your master for a minute.</text:p>
      <text:p text:style-name="Preformatted_20_Text">#エミル</text:p>
      <text:p text:style-name="Preformatted_20_Text">ウ……、ウン……。</text:p>
      <text:p text:style-name="Preformatted_20_Text">C......, un.......</text:p>
      <text:p text:style-name="Preformatted_20_Text">#アリス</text:p>
      <text:p text:style-name="Preformatted_20_Text">クロ、離してやれ。</text:p>
      <text:p text:style-name="Preformatted_20_Text">Kuro, let him go.</text:p>
      <text:p text:style-name="Preformatted_20_Text">#クロ</text:p>
      <text:p text:style-name="Preformatted_20_Text">はっ。</text:p>
      <text:p text:style-name="Preformatted_20_Text">Ha.</text:p>
      <text:p text:style-name="Preformatted_20_Text">#エミル</text:p>
      <text:p text:style-name="Preformatted_20_Text">あっ、あの……</text:p>
      <text:p text:style-name="Preformatted_20_Text">あなた一体。</text:p>
      <text:p text:style-name="Preformatted_20_Text">Oh, that ......</text:p>
      <text:p text:style-name="Preformatted_20_Text">What the hell are you.</text:p>
      <text:p text:style-name="Preformatted_20_Text">#アリス</text:p>
      <text:p text:style-name="Preformatted_20_Text">私はアリス。 華の魔女、アリス様だ。</text:p>
      <text:p text:style-name="Preformatted_20_Text">そのうちお前の主人になるかもしれんからな、</text:p>
      <text:p text:style-name="Preformatted_20_Text">覚えておけよ。</text:p>
      <text:p text:style-name="Preformatted_20_Text">I am Alice. I'm Alice, the Flower Witch.</text:p>
      <text:p text:style-name="Preformatted_20_Text">I may be your master one of these days.</text:p>
      <text:p text:style-name="Preformatted_20_Text">Remember that.</text:p>
      <text:p text:style-name="Preformatted_20_Text"><text:soft-page-break/>#エミル</text:p>
      <text:p text:style-name="Preformatted_20_Text">アリス……。 それじゃああなたが。</text:p>
      <text:p text:style-name="Preformatted_20_Text">（もっと悪い顔してる人かと思った。</text:p>
      <text:p text:style-name="Preformatted_20_Text">きれいな人だな……。）</text:p>
      <text:p text:style-name="Preformatted_20_Text">Alice ....... You then.</text:p>
      <text:p text:style-name="Preformatted_20_Text">(I thought you looked worse than that.</text:p>
      <text:p text:style-name="Preformatted_20_Text">You're beautiful. .......)</text:p>
      <text:p text:style-name="Preformatted_20_Text">#アリス</text:p>
      <text:p text:style-name="Preformatted_20_Text">おいガキ。 時にお前の主人は今どこにいる。</text:p>
      <text:p text:style-name="Preformatted_20_Text">Hey kid. Where is your master now?</text:p>
      <text:p text:style-name="Preformatted_20_Text">#エミル</text:p>
      <text:p text:style-name="Preformatted_20_Text">えっ、いや、シャルロッテ様ならたぶん、</text:p>
      <text:p text:style-name="Preformatted_20_Text">自分の部屋に……。</text:p>
      <text:p text:style-name="Preformatted_20_Text">Eh, no, Lady Charlotte would probably be in</text:p>
      <text:p text:style-name="Preformatted_20_Text">In her room. ......</text:p>
      <text:p text:style-name="Preformatted_20_Text">#アリス</text:p>
      <text:p text:style-name="Preformatted_20_Text">そうか、邪魔したな。</text:p>
      <text:p text:style-name="Preformatted_20_Text">Well, sorry to interrupt.</text:p>
      <text:p text:style-name="Preformatted_20_Text">#クロ</text:p>
      <text:p text:style-name="Preformatted_20_Text">アリス様。 これを見てください。</text:p>
      <text:p text:style-name="Preformatted_20_Text">Queen Alice. Look at this.</text:p>
      <text:p text:style-name="Preformatted_20_Text">#アリス</text:p>
      <text:p text:style-name="Preformatted_20_Text">何だ、クロ。</text:p>
      <text:p text:style-name="Preformatted_20_Text">……薬品か？</text:p>
      <text:p text:style-name="Preformatted_20_Text">What is it, Kuro?</text:p>
      <text:p text:style-name="Preformatted_20_Text">...... chemicals?</text:p>
      <text:p text:style-name="Preformatted_20_Text">#クロ</text:p>
      <text:p text:style-name="Preformatted_20_Text">これは君のものか？</text:p>
      <text:p text:style-name="Preformatted_20_Text">Is this yours?</text:p>
      <text:p text:style-name="Preformatted_20_Text">#エミル</text:p>
      <text:p text:style-name="Preformatted_20_Text">えっ、ええ……、そうです。</text:p>
      <text:p text:style-name="Preformatted_20_Text">Eh, yeah ......, it is.</text:p>
      <text:p text:style-name="Preformatted_20_Text">#クロ</text:p>
      <text:p text:style-name="Preformatted_20_Text">この歳でこのレベルの薬品を扱える者など</text:p>
      <text:p text:style-name="Preformatted_20_Text">聞いたことがありません。</text:p>
      <text:p text:style-name="Preformatted_20_Text">No one at my age can handle this level of chemicals.</text:p>
      <text:p text:style-name="Preformatted_20_Text">I've never heard of.</text:p>
      <text:p text:style-name="Preformatted_20_Text">#アリス</text:p>
      <text:p text:style-name="Preformatted_20_Text">錬金術とかは苦手なんだが……。</text:p>
      <text:p text:style-name="Preformatted_20_Text">オイ、もしかして魔法が使えるようになる薬ってのも</text:p>
      <text:p text:style-name="Preformatted_20_Text">お前が作ったんじゃないだろうな？</text:p>
      <text:p text:style-name="Preformatted_20_Text">I'm not good at alchemy or anything like that. ......</text:p>
      <text:p text:style-name="Preformatted_20_Text">Oi, maybe that medicine that makes you able to use magic...</text:p>
      <text:p text:style-name="Preformatted_20_Text">You didn't make it, did you?</text:p>
      <text:p text:style-name="Preformatted_20_Text">#エミル</text:p>
      <text:p text:style-name="Preformatted_20_Text">あっ……。</text:p>
      <text:p text:style-name="Preformatted_20_Text">……ええ、そうです。</text:p>
      <text:p text:style-name="Preformatted_20_Text">Ah .......</text:p>
      <text:p text:style-name="Preformatted_20_Text">......Yes, I did.</text:p>
      <text:p text:style-name="Preformatted_20_Text">#アリス</text:p>
      <text:p text:style-name="Preformatted_20_Text">ほう……。ではあの薬を飲ませたのもお前だと。</text:p>
      <text:p text:style-name="Preformatted_20_Text">Oh ....... So you're the one who drugged me.</text:p>
      <text:p text:style-name="Preformatted_20_Text">#エミル</text:p>
      <text:p text:style-name="Preformatted_20_Text">そっ、それは……、そうです。</text:p>
      <text:p text:style-name="Preformatted_20_Text">姉さんがああなったのは</text:p>
      <text:p text:style-name="Preformatted_20_Text">僕が悪いようなものだから……。</text:p>
      <text:p text:style-name="Preformatted_20_Text">Yes, that's ......, that's right.</text:p>
      <text:p text:style-name="Preformatted_20_Text">It's like it's my fault that my sister is like that.</text:p>
      <text:p text:style-name="Preformatted_20_Text">It's like it's my fault. ......</text:p>
      <text:p text:style-name="Preformatted_20_Text">#アリス</text:p>
      <text:p text:style-name="Preformatted_20_Text">姉さん？　じゃああのガキはお前の姉なのか。</text:p>
      <text:p text:style-name="Preformatted_20_Text">My sister?　So that kid is your sister?</text:p>
      <text:p text:style-name="Preformatted_20_Text">#エミル</text:p>
      <text:p text:style-name="Preformatted_20_Text"><text:soft-page-break/>はい……。</text:p>
      <text:p text:style-name="Preformatted_20_Text">Yes. ......</text:p>
      <text:p text:style-name="Preformatted_20_Text">#アリス</text:p>
      <text:p text:style-name="Preformatted_20_Text">……クフフフッ</text:p>
      <text:p text:style-name="Preformatted_20_Text">なんかこっちのほうがおもしろそうだな。</text:p>
      <text:p text:style-name="Preformatted_20_Text">...... kuhuhuhuhu.</text:p>
      <text:p text:style-name="Preformatted_20_Text">Something sounds more interesting this way.</text:p>
      <text:p text:style-name="Preformatted_20_Text">#クロ</text:p>
      <text:p text:style-name="Preformatted_20_Text">アリス様？</text:p>
      <text:p text:style-name="Preformatted_20_Text">Alice-sama?</text:p>
      <text:p text:style-name="Preformatted_20_Text">#アリス</text:p>
      <text:p text:style-name="Preformatted_20_Text">手っ取り早くあの魔女をぶっ殺そうと思ったが</text:p>
      <text:p text:style-name="Preformatted_20_Text">予定変更だ。</text:p>
      <text:p text:style-name="Preformatted_20_Text">クロ、こいつを連れ帰るぞ。</text:p>
      <text:p text:style-name="Preformatted_20_Text">I was going to kill that witch as soon as I could.</text:p>
      <text:p text:style-name="Preformatted_20_Text">Change of plans.</text:p>
      <text:p text:style-name="Preformatted_20_Text">Kuro, let's bring her back.</text:p>
      <text:p text:style-name="Preformatted_20_Text">#クロ</text:p>
      <text:p text:style-name="Preformatted_20_Text">はあ……、わかりました。</text:p>
      <text:p text:style-name="Preformatted_20_Text">Haa......, got it.</text:p>
      <text:p text:style-name="Preformatted_20_Text">#エミル</text:p>
      <text:p text:style-name="Preformatted_20_Text">えっ！　ちょっと、何するんですかー！！</text:p>
      <text:p text:style-name="Preformatted_20_Text">ムグッ！！　ンーー！　ンーー！</text:p>
      <text:p text:style-name="Preformatted_20_Text">What? !　Hey, what are you doing!</text:p>
      <text:p text:style-name="Preformatted_20_Text">Mugggh!　Mwgggghhh!　Mwah!</text:p>
      <text:p text:style-name="Preformatted_20_Text">#アリス</text:p>
      <text:p text:style-name="Preformatted_20_Text">クフフフフッ、おとなしくついてこい。</text:p>
      <text:p text:style-name="Preformatted_20_Text">Kuhuhuhuhu, follow meekly.</text:p>
      <text:p text:style-name="Preformatted_20_Text">[cn]</text:p>
      <text:p text:style-name="Preformatted_20_Text">見事な手際でアリスとクロはエミルを縛り上げると、</text:p>
      <text:p text:style-name="Preformatted_20_Text">もと来た窓から立ち去った。</text:p>
      <text:p text:style-name="Preformatted_20_Text">アリスの館。</text:p>
      <text:p text:style-name="Preformatted_20_Text">With a brilliant move, Alice and Kuro tie up Emil and leave through the window from which they came.</text:p>
      <text:p text:style-name="Preformatted_20_Text">They leave through the window from which they came.</text:p>
      <text:p text:style-name="Preformatted_20_Text">Alice's house.</text:p>
      <text:p text:style-name="Preformatted_20_Text">#エミル</text:p>
      <text:p text:style-name="Preformatted_20_Text">ぷはっ！</text:p>
      <text:p text:style-name="Preformatted_20_Text">Pfft!</text:p>
      <text:p text:style-name="Preformatted_20_Text">[cn]</text:p>
      <text:p text:style-name="Preformatted_20_Text">エミルはアリスの執務室に連れてこられ、さるぐつわを解かれた。</text:p>
      <text:p text:style-name="Preformatted_20_Text">Emil is brought into Alice's office and unbuttoned from his gag.</text:p>
      <text:p text:style-name="Preformatted_20_Text">#エミル</text:p>
      <text:p text:style-name="Preformatted_20_Text">なっ！　なにするんだよっ！！</text:p>
      <text:p text:style-name="Preformatted_20_Text">僕を城に帰せっ！！</text:p>
      <text:p text:style-name="Preformatted_20_Text">Hey!　What are you doing!</text:p>
      <text:p text:style-name="Preformatted_20_Text">Take me back to the castle!</text:p>
      <text:p text:style-name="Preformatted_20_Text">#アリス</text:p>
      <text:p text:style-name="Preformatted_20_Text">クフフフッ！　それはお前しだいだぞ？</text:p>
      <text:p text:style-name="Preformatted_20_Text">いいか、城に帰りたければ解毒薬を作るのだ。</text:p>
      <text:p text:style-name="Preformatted_20_Text">作れなければ私はもう一回あの城に忍び込んで</text:p>
      <text:p text:style-name="Preformatted_20_Text">ロレーヌの魔女をぶっ殺してくる。</text:p>
      <text:p text:style-name="Preformatted_20_Text">I'll take you back to the castle.　That's up to you, isn't it?</text:p>
      <text:p text:style-name="Preformatted_20_Text">Listen, if you want to go back to the castle, you'll have to make the antidote.</text:p>
      <text:p text:style-name="Preformatted_20_Text">If you can't, I'm going to sneak into that castle one more time</text:p>
      <text:p text:style-name="Preformatted_20_Text">I'm going to beat the Lorraine witch to death.</text:p>
      <text:p text:style-name="Preformatted_20_Text">#エミル</text:p>
      <text:p text:style-name="Preformatted_20_Text">そんなっ！　</text:p>
      <text:p text:style-name="Preformatted_20_Text">あの薬の解毒薬はまだ誰も作れていないんだよ！</text:p>
      <text:p text:style-name="Preformatted_20_Text">Son of a bitch!　</text:p>
      <text:p text:style-name="Preformatted_20_Text">No one has made the antidote to that potion yet!</text:p>
      <text:p text:style-name="Preformatted_20_Text">#アリス</text:p>
      <text:p text:style-name="Preformatted_20_Text">そんなことは知っている。</text:p>
      <text:p text:style-name="Preformatted_20_Text">元々ぶっ殺すつもりで忍び込んだんだ。</text:p>
      <text:p text:style-name="Preformatted_20_Text"><text:soft-page-break/>チャンスを与えてやっているんだぞ？　私は。</text:p>
      <text:p text:style-name="Preformatted_20_Text">I know that.</text:p>
      <text:p text:style-name="Preformatted_20_Text">I snuck in here with the original intention of killing you.</text:p>
      <text:p text:style-name="Preformatted_20_Text">I'm giving you a chance, okay?　I'm giving you a chance.</text:p>
      <text:p text:style-name="Preformatted_20_Text">#エミル</text:p>
      <text:p text:style-name="Preformatted_20_Text">……でも、僕にそんなことできるわけ。</text:p>
      <text:p text:style-name="Preformatted_20_Text">...... but how could I do that?</text:p>
      <text:p text:style-name="Preformatted_20_Text">#アリス</text:p>
      <text:p text:style-name="Preformatted_20_Text">できなかったらそれまでだ。</text:p>
      <text:p text:style-name="Preformatted_20_Text">ババァが使ってた調合部屋を貸してやる。</text:p>
      <text:p text:style-name="Preformatted_20_Text">三日だ。 それまでに作って見せろ。</text:p>
      <text:p text:style-name="Preformatted_20_Text">If you can't, that's it.</text:p>
      <text:p text:style-name="Preformatted_20_Text">I'll lend you the old lady's room for mixing.</text:p>
      <text:p text:style-name="Preformatted_20_Text">You have three days. Show me what you've got by then.</text:p>
      <text:p text:style-name="Preformatted_20_Text">#エミル</text:p>
      <text:p text:style-name="Preformatted_20_Text">たった三日！？</text:p>
      <text:p text:style-name="Preformatted_20_Text">……そんな。</text:p>
      <text:p text:style-name="Preformatted_20_Text">Only three days?</text:p>
      <text:p text:style-name="Preformatted_20_Text">...... No way.</text:p>
      <text:p text:style-name="Preformatted_20_Text">#アリス</text:p>
      <text:p text:style-name="Preformatted_20_Text">クロ、案内してやれ。</text:p>
      <text:p text:style-name="Preformatted_20_Text">Kuro, show him around.</text:p>
      <text:p text:style-name="Preformatted_20_Text">#クロ</text:p>
      <text:p text:style-name="Preformatted_20_Text">はっ。</text:p>
      <text:p text:style-name="Preformatted_20_Text">さあ、こちらへ。</text:p>
      <text:p text:style-name="Preformatted_20_Text">Ha.</text:p>
      <text:p text:style-name="Preformatted_20_Text">Come on, this way.</text:p>
      <text:p text:style-name="Preformatted_20_Text">[cn]</text:p>
      <text:p text:style-name="Preformatted_20_Text">クロに案内され、エミルは調合部屋へと向かった。</text:p>
      <text:p text:style-name="Preformatted_20_Text">Guided by Kuro, Emil heads for the mixing room.</text:p>
      <text:p text:style-name="Preformatted_20_Text">#クロ</text:p>
      <text:p text:style-name="Preformatted_20_Text">この部屋です。</text:p>
      <text:p text:style-name="Preformatted_20_Text">This is the room.</text:p>
      <text:p text:style-name="Preformatted_20_Text">#エミル</text:p>
      <text:p text:style-name="Preformatted_20_Text">すごい……！</text:p>
      <text:p text:style-name="Preformatted_20_Text">これ、とんでもなく高級な解析機ですよ……。</text:p>
      <text:p text:style-name="Preformatted_20_Text">サンプルもこんなにいっぱい……。</text:p>
      <text:p text:style-name="Preformatted_20_Text">アリス様はここで研究をされているんですか？</text:p>
      <text:p text:style-name="Preformatted_20_Text">Wow ......!</text:p>
      <text:p text:style-name="Preformatted_20_Text">This is a ridiculously high-end analysis machine.......</text:p>
      <text:p text:style-name="Preformatted_20_Text">So many samples too .......</text:p>
      <text:p text:style-name="Preformatted_20_Text">Is this where you do your research, Alice-sama?</text:p>
      <text:p text:style-name="Preformatted_20_Text">#クロ</text:p>
      <text:p text:style-name="Preformatted_20_Text">いえ、ここは先代ホーリーベル様の研究室でございます。</text:p>
      <text:p text:style-name="Preformatted_20_Text">No, this is the laboratory of the previous Holly Belle-sama.</text:p>
      <text:p text:style-name="Preformatted_20_Text">#エミル</text:p>
      <text:p text:style-name="Preformatted_20_Text">ここで研究していいんですか……？</text:p>
      <text:p text:style-name="Preformatted_20_Text">Are you allowed to do research here ......?</text:p>
      <text:p text:style-name="Preformatted_20_Text">#クロ</text:p>
      <text:p text:style-name="Preformatted_20_Text">ええもちろん。</text:p>
      <text:p text:style-name="Preformatted_20_Text">寝るときはとなりの部屋を使ってください。</text:p>
      <text:p text:style-name="Preformatted_20_Text">Yes, of course.</text:p>
      <text:p text:style-name="Preformatted_20_Text">Please use the next room when you sleep.</text:p>
      <text:p text:style-name="Preformatted_20_Text">#エミル</text:p>
      <text:p text:style-name="Preformatted_20_Text">ありがとうございますっ！</text:p>
      <text:p text:style-name="Preformatted_20_Text">うわあ……、すごいなぁ。</text:p>
      <text:p text:style-name="Preformatted_20_Text">ここで研究できるなんて夢のようだなぁ……！</text:p>
      <text:p text:style-name="Preformatted_20_Text">Thank you so much!</text:p>
      <text:p text:style-name="Preformatted_20_Text">Wow ......, that's great!</text:p>
      <text:p text:style-name="Preformatted_20_Text">It's like a dream come true to be able to do research here ......!</text:p>
      <text:p text:style-name="Preformatted_20_Text">#クロ</text:p>
      <text:p text:style-name="Preformatted_20_Text">それでは失礼します。</text:p>
      <text:p text:style-name="Preformatted_20_Text">Now if you'll excuse me.</text:p>
      <text:p text:style-name="Preformatted_20_Text"><text:soft-page-break/>[cn]</text:p>
      <text:p text:style-name="Preformatted_20_Text">クロの言葉はエミルにはもはや届いていないようだった。</text:p>
      <text:p text:style-name="Preformatted_20_Text">ロレーヌ城。</text:p>
      <text:p text:style-name="Preformatted_20_Text">Kuro's words no longer seemed to reach Emil.</text:p>
      <text:p text:style-name="Preformatted_20_Text">Lorraine Castle.</text:p>
      <text:p text:style-name="Preformatted_20_Text">#シャルロッテ</text:p>
      <text:p text:style-name="Preformatted_20_Text">協力してといった手前、わたくしたちも何か方法を</text:p>
      <text:p text:style-name="Preformatted_20_Text">見つけなくてはならないというのに……。</text:p>
      <text:p text:style-name="Preformatted_20_Text">何をすればよいか……。</text:p>
      <text:p text:style-name="Preformatted_20_Text">We have to find some way to help you.</text:p>
      <text:p text:style-name="Preformatted_20_Text">We have to find a way .......</text:p>
      <text:p text:style-name="Preformatted_20_Text">What can we do? ......</text:p>
      <text:p text:style-name="Preformatted_20_Text">#カスミ</text:p>
      <text:p text:style-name="Preformatted_20_Text">ロッテさん、エミルを見ませんでしたかー？</text:p>
      <text:p text:style-name="Preformatted_20_Text">Lotte, have you seen Emil?</text:p>
      <text:p text:style-name="Preformatted_20_Text">#シャルロッテ</text:p>
      <text:p text:style-name="Preformatted_20_Text">エミル？</text:p>
      <text:p text:style-name="Preformatted_20_Text">いえ……、見ていませんけれど。</text:p>
      <text:p text:style-name="Preformatted_20_Text">Emil?</text:p>
      <text:p text:style-name="Preformatted_20_Text">No ......, although I haven't seen him.</text:p>
      <text:p text:style-name="Preformatted_20_Text">#カスミ</text:p>
      <text:p text:style-name="Preformatted_20_Text">そうっすか、森に薬草でも取りに行ったんすかね。</text:p>
      <text:p text:style-name="Preformatted_20_Text">I see...did he go to the forest to get some medicinal herbs?</text:p>
      <text:p text:style-name="Preformatted_20_Text">#シャルロッテ</text:p>
      <text:p text:style-name="Preformatted_20_Text">エミルなら夕飯の時間には帰ってきますわ。</text:p>
      <text:p text:style-name="Preformatted_20_Text">それよりもエマのことを考えませんと。</text:p>
      <text:p text:style-name="Preformatted_20_Text">Emil will be back in time for dinner.</text:p>
      <text:p text:style-name="Preformatted_20_Text">I need to think more about Emma.</text:p>
      <text:p text:style-name="Preformatted_20_Text">#カスミ</text:p>
      <text:p text:style-name="Preformatted_20_Text">先代の書庫をあさってみるっすか。</text:p>
      <text:p text:style-name="Preformatted_20_Text">I'm going to go rummage through my predecessor's archives.</text:p>
      <text:p text:style-name="Preformatted_20_Text">#シャルロッテ</text:p>
      <text:p text:style-name="Preformatted_20_Text">お金に困ってほとんど売ってしまったのだけれど、</text:p>
      <text:p text:style-name="Preformatted_20_Text">まだ手掛かりになるようなものが残っているかもしれませんわね。</text:p>
      <text:p text:style-name="Preformatted_20_Text">I sold most of them because I'm strapped for cash.</text:p>
      <text:p text:style-name="Preformatted_20_Text">But there might still be something in there that could give us a clue.</text:p>
      <text:p text:style-name="Preformatted_20_Text"/>
      <text:p text:style-name="Preformatted_20_Text">C:\Users\James Phillips\Desktop\Games\WargameAliceGit\MinimizedScenarios\min_s0512.txt</text:p>
      <text:p text:style-name="Preformatted_20_Text">#エミル</text:p>
      <text:p text:style-name="Preformatted_20_Text">よし……、いい反応だぞ。</text:p>
      <text:p text:style-name="Preformatted_20_Text">Okay, ......, that's a good response.</text:p>
      <text:p text:style-name="Preformatted_20_Text">#アリス</text:p>
      <text:p text:style-name="Preformatted_20_Text">おい、薬はできたか。</text:p>
      <text:p text:style-name="Preformatted_20_Text">Hey, are the pills ready?</text:p>
      <text:p text:style-name="Preformatted_20_Text">#エミル</text:p>
      <text:p text:style-name="Preformatted_20_Text">あっ、アリス様！</text:p>
      <text:p text:style-name="Preformatted_20_Text">えっと……、今いい反応が出たところで。</text:p>
      <text:p text:style-name="Preformatted_20_Text">Oh, Alice!</text:p>
      <text:p text:style-name="Preformatted_20_Text">Um, ......, I just got a good reaction.</text:p>
      <text:p text:style-name="Preformatted_20_Text">#アリス</text:p>
      <text:p text:style-name="Preformatted_20_Text">細かい話をされてもわからん。</text:p>
      <text:p text:style-name="Preformatted_20_Text">あとどのくらいでできるんだ。</text:p>
      <text:p text:style-name="Preformatted_20_Text">I don't understand the details.</text:p>
      <text:p text:style-name="Preformatted_20_Text">How much longer can you do it?</text:p>
      <text:p text:style-name="Preformatted_20_Text">#エミル</text:p>
      <text:p text:style-name="Preformatted_20_Text">それは……、あと一週間はないと。</text:p>
      <text:p text:style-name="Preformatted_20_Text">That's ......, not for another week.</text:p>
      <text:p text:style-name="Preformatted_20_Text">#アリス</text:p>
      <text:p text:style-name="Preformatted_20_Text">私は3日といった。あと2日だ。</text:p>
      <text:p text:style-name="Preformatted_20_Text">それ以上は待たんからな。</text:p>
      <text:p text:style-name="Preformatted_20_Text">クフフフフッ、頑張れよ。</text:p>
      <text:p text:style-name="Preformatted_20_Text">I said three days. Two more days.</text:p>
      <text:p text:style-name="Preformatted_20_Text">I won't wait any longer.</text:p>
      <text:p text:style-name="Preformatted_20_Text"><text:soft-page-break/>Kuhuhuhuhu, good luck.</text:p>
      <text:p text:style-name="Preformatted_20_Text">[cn]</text:p>
      <text:p text:style-name="Preformatted_20_Text">そういうとアリスはさっさと部屋を出て行ってしまった。</text:p>
      <text:p text:style-name="Preformatted_20_Text">With that, Alice quickly left the room.</text:p>
      <text:p text:style-name="Preformatted_20_Text">#エミル</text:p>
      <text:p text:style-name="Preformatted_20_Text">…………そうだよね、浮かれてたらいけないよね。</text:p>
      <text:p text:style-name="Preformatted_20_Text">頑張らなきゃ。</text:p>
      <text:p text:style-name="Preformatted_20_Text">............Yeah, I shouldn't get carried away.</text:p>
      <text:p text:style-name="Preformatted_20_Text">I have to do my best.</text:p>
      <text:p text:style-name="Preformatted_20_Text">[cn]</text:p>
      <text:p text:style-name="Preformatted_20_Text">研究室の明かりは明け方になっても消えることはなかった。</text:p>
      <text:p text:style-name="Preformatted_20_Text">ロレーヌ城</text:p>
      <text:p text:style-name="Preformatted_20_Text">The lights in the laboratory did not go out even at dawn.</text:p>
      <text:p text:style-name="Preformatted_20_Text">Château de Lorraine.</text:p>
      <text:p text:style-name="Preformatted_20_Text">#シャルロッテ</text:p>
      <text:p text:style-name="Preformatted_20_Text">ありませんわねえ……。</text:p>
      <text:p text:style-name="Preformatted_20_Text">There isn't any. ......</text:p>
      <text:p text:style-name="Preformatted_20_Text">#カスミ</text:p>
      <text:p text:style-name="Preformatted_20_Text">ロッテさん！　夕飯の時間っすよ。</text:p>
      <text:p text:style-name="Preformatted_20_Text">つか、エミルの奴帰ってこないんすけど……。</text:p>
      <text:p text:style-name="Preformatted_20_Text">Mr. Lotte!　It's time for dinner.</text:p>
      <text:p text:style-name="Preformatted_20_Text">I can't get Emil to come home. ......</text:p>
      <text:p text:style-name="Preformatted_20_Text">#シャルロッテ</text:p>
      <text:p text:style-name="Preformatted_20_Text">まだ帰ってこないんですの？</text:p>
      <text:p text:style-name="Preformatted_20_Text">ずいぶん遅いですわね……。</text:p>
      <text:p text:style-name="Preformatted_20_Text">He hasn't come home yet?</text:p>
      <text:p text:style-name="Preformatted_20_Text">It's very late. ......</text:p>
      <text:p text:style-name="Preformatted_20_Text">#カスミ</text:p>
      <text:p text:style-name="Preformatted_20_Text">子供っすからねぇ、時間を忘れて遊んでるんすよ。</text:p>
      <text:p text:style-name="Preformatted_20_Text">ちょっと探してきます。</text:p>
      <text:p text:style-name="Preformatted_20_Text">先に食べててください。</text:p>
      <text:p text:style-name="Preformatted_20_Text">He's a kid, you know? He's lost track of time.</text:p>
      <text:p text:style-name="Preformatted_20_Text">I'll go look for them.</text:p>
      <text:p text:style-name="Preformatted_20_Text">Please eat first.</text:p>
      <text:p text:style-name="Preformatted_20_Text">#シャルロッテ</text:p>
      <text:p text:style-name="Preformatted_20_Text">ええ、頼みますわ。</text:p>
      <text:p text:style-name="Preformatted_20_Text">Yes, I'm counting on you.</text:p>
      <text:p text:style-name="Preformatted_20_Text">[cn]</text:p>
      <text:p text:style-name="Preformatted_20_Text">エミルがさらわれたことをカスミが確信したのは、</text:p>
      <text:p text:style-name="Preformatted_20_Text">エミルがさらわれた翌日のことだった。</text:p>
      <text:p text:style-name="Preformatted_20_Text">It was the day after Emil's abduction that Kasumi became convinced</text:p>
      <text:p text:style-name="Preformatted_20_Text">It was the day after Emil's abduction.</text:p>
      <text:p text:style-name="Preformatted_20_Text"/>
      <text:p text:style-name="Preformatted_20_Text">C:\Users\James Phillips\Desktop\Games\WargameAliceGit\MinimizedScenarios\min_s0513.txt</text:p>
      <text:p text:style-name="Preformatted_20_Text">#アリス</text:p>
      <text:p text:style-name="Preformatted_20_Text">おい、起きろ。</text:p>
      <text:p text:style-name="Preformatted_20_Text">薬はできたのか？</text:p>
      <text:p text:style-name="Preformatted_20_Text">Hey, wake up.</text:p>
      <text:p text:style-name="Preformatted_20_Text">Is the medicine ready?</text:p>
      <text:p text:style-name="Preformatted_20_Text">#エミル</text:p>
      <text:p text:style-name="Preformatted_20_Text">うーん……、アリス様。</text:p>
      <text:p text:style-name="Preformatted_20_Text">あっ！　僕寝て……。</text:p>
      <text:p text:style-name="Preformatted_20_Text">Hmmm ......, Queen Alice.</text:p>
      <text:p text:style-name="Preformatted_20_Text">Ah!　I sleep .......</text:p>
      <text:p text:style-name="Preformatted_20_Text">#アリス</text:p>
      <text:p text:style-name="Preformatted_20_Text">わかっていると思うが、明日までだからな。</text:p>
      <text:p text:style-name="Preformatted_20_Text">明日の夜には私はあの魔女をぶっ殺しに出発するつもりだ。</text:p>
      <text:p text:style-name="Preformatted_20_Text">それまでだ、いいな？</text:p>
      <text:p text:style-name="Preformatted_20_Text">As you know, you have until tomorrow.</text:p>
      <text:p text:style-name="Preformatted_20_Text">Tomorrow night I'm going to leave to kill that witch.</text:p>
      <text:p text:style-name="Preformatted_20_Text">Until then, okay?</text:p>
      <text:p text:style-name="Preformatted_20_Text">#エミル</text:p>
      <text:p text:style-name="Preformatted_20_Text">は……、はい。</text:p>
      <text:p text:style-name="Preformatted_20_Text"><text:soft-page-break/>is ......, yes.</text:p>
      <text:p text:style-name="Preformatted_20_Text">[cn]</text:p>
      <text:p text:style-name="Preformatted_20_Text">そういうとアリスは部屋を後にした。</text:p>
      <text:p text:style-name="Preformatted_20_Text">With that, Alice left the room.</text:p>
      <text:p text:style-name="Preformatted_20_Text">#エミル</text:p>
      <text:p text:style-name="Preformatted_20_Text">……この組み合わせは試した。</text:p>
      <text:p text:style-name="Preformatted_20_Text">多分この秘薬をうまく改良すれば</text:p>
      <text:p text:style-name="Preformatted_20_Text">解毒薬になるはずなんだ。</text:p>
      <text:p text:style-name="Preformatted_20_Text">なんだけど……。</text:p>
      <text:p text:style-name="Preformatted_20_Text">いや、ダメだあきらめたら。</text:p>
      <text:p text:style-name="Preformatted_20_Text">あきらめたら、姉さんもロッテ様達も……。</text:p>
      <text:p text:style-name="Preformatted_20_Text">...... tried this combination.</text:p>
      <text:p text:style-name="Preformatted_20_Text">Maybe if we can improve this elixir.</text:p>
      <text:p text:style-name="Preformatted_20_Text">It should be an antidote.</text:p>
      <text:p text:style-name="Preformatted_20_Text">I'm not sure. ......</text:p>
      <text:p text:style-name="Preformatted_20_Text">No, no, no, if we give up.</text:p>
      <text:p text:style-name="Preformatted_20_Text">If you give up, you and your sisters and Lotte and the others will be .......</text:p>
      <text:p text:style-name="Preformatted_20_Text">[cn]</text:p>
      <text:p text:style-name="Preformatted_20_Text">……………。</text:p>
      <text:p text:style-name="Preformatted_20_Text">アリスの執務室</text:p>
      <text:p text:style-name="Preformatted_20_Text">Alice's office.</text:p>
      <text:p text:style-name="Preformatted_20_Text">#クロ</text:p>
      <text:p text:style-name="Preformatted_20_Text">アリス様。</text:p>
      <text:p text:style-name="Preformatted_20_Text">あのようにたきつけなくてもよかったのでは？</text:p>
      <text:p text:style-name="Preformatted_20_Text">Alice-sama.</text:p>
      <text:p text:style-name="Preformatted_20_Text">You didn't have to knock it down like that, did you?</text:p>
      <text:p text:style-name="Preformatted_20_Text">#アリス</text:p>
      <text:p text:style-name="Preformatted_20_Text">なんだ、見ていたのか。</text:p>
      <text:p text:style-name="Preformatted_20_Text">おもしろそうだとは言ったが、</text:p>
      <text:p text:style-name="Preformatted_20_Text">そんなに待ってもいられん。</text:p>
      <text:p text:style-name="Preformatted_20_Text">いつ向こうの内乱が終わるかわからんからな。</text:p>
      <text:p text:style-name="Preformatted_20_Text">What, you were watching?</text:p>
      <text:p text:style-name="Preformatted_20_Text">I said it looked interesting.</text:p>
      <text:p text:style-name="Preformatted_20_Text">But we can't wait that long.</text:p>
      <text:p text:style-name="Preformatted_20_Text">I don't know when the civil war over there will end.</text:p>
      <text:p text:style-name="Preformatted_20_Text">#クロ</text:p>
      <text:p text:style-name="Preformatted_20_Text">そういうことでございましたか……。</text:p>
      <text:p text:style-name="Preformatted_20_Text">So that's what you've been saying. ......</text:p>
      <text:p text:style-name="Preformatted_20_Text">#アリス</text:p>
      <text:p text:style-name="Preformatted_20_Text">クフフフフッ！</text:p>
      <text:p text:style-name="Preformatted_20_Text">まあお前の思っている通り、見てて面白いってのもあるんだぞ？</text:p>
      <text:p text:style-name="Preformatted_20_Text">Kuhuhuhuhuhu!</text:p>
      <text:p text:style-name="Preformatted_20_Text">Well, you're right, it's just as interesting to watch as you think it is, you know?</text:p>
      <text:p text:style-name="Preformatted_20_Text">#クロ</text:p>
      <text:p text:style-name="Preformatted_20_Text">いえ</text:p>
      <text:p text:style-name="Preformatted_20_Text">決してそのようなことを思っていたわけでは……。</text:p>
      <text:p text:style-name="Preformatted_20_Text">Nope.</text:p>
      <text:p text:style-name="Preformatted_20_Text">I never thought of it that way. ......</text:p>
      <text:p text:style-name="Preformatted_20_Text">#アリス</text:p>
      <text:p text:style-name="Preformatted_20_Text">さて、明日までに終わるか、見ものだな……。</text:p>
      <text:p text:style-name="Preformatted_20_Text">Well, we'll see if it's done by tomorrow. ......</text:p>
      <text:p text:style-name="Preformatted_20_Text"/>
      <text:p text:style-name="Preformatted_20_Text">C:\Users\James Phillips\Desktop\Games\WargameAliceGit\MinimizedScenarios\min_s0514.txt</text:p>
      <text:p text:style-name="Preformatted_20_Text">[cn]</text:p>
      <text:p text:style-name="Preformatted_20_Text">アリスの館、早朝。</text:p>
      <text:p text:style-name="Preformatted_20_Text">東の空は白み、庭では元気にセミたちが鳴いていた。</text:p>
      <text:p text:style-name="Preformatted_20_Text">Alice's house, early morning.</text:p>
      <text:p text:style-name="Preformatted_20_Text">The eastern sky is white, and cicadas are chirping in the garden.</text:p>
      <text:p text:style-name="Preformatted_20_Text">#アリス</text:p>
      <text:p text:style-name="Preformatted_20_Text">う、うー……ん。</text:p>
      <text:p text:style-name="Preformatted_20_Text">う、うるさーーーい！！</text:p>
      <text:p text:style-name="Preformatted_20_Text">Woo, woo......n.</text:p>
      <text:p text:style-name="Preformatted_20_Text">Wooooooooooooooooooooooooooooooooooooooooooooooooooooooooooo!!!</text:p>
      <text:p text:style-name="Preformatted_20_Text"><text:soft-page-break/>[cn]</text:p>
      <text:p text:style-name="Preformatted_20_Text">眠りの浅いアリスはいつものようにセミの鳴き声にたたき起こされた。</text:p>
      <text:p text:style-name="Preformatted_20_Text">Alice, a light sleeper, was awakened as usual by the cicadas' chirping.</text:p>
      <text:p text:style-name="Preformatted_20_Text">#アリス</text:p>
      <text:p text:style-name="Preformatted_20_Text">う……ん。</text:p>
      <text:p text:style-name="Preformatted_20_Text">…………。</text:p>
      <text:p text:style-name="Preformatted_20_Text">U......nn.</text:p>
      <text:p text:style-name="Preformatted_20_Text">.............</text:p>
      <text:p text:style-name="Preformatted_20_Text">#チシャ</text:p>
      <text:p text:style-name="Preformatted_20_Text">アリス様。</text:p>
      <text:p text:style-name="Preformatted_20_Text">起きていらっしゃいますか？</text:p>
      <text:p text:style-name="Preformatted_20_Text">Alice-sama.</text:p>
      <text:p text:style-name="Preformatted_20_Text">Are you awake?</text:p>
      <text:p text:style-name="Preformatted_20_Text">[cn]</text:p>
      <text:p text:style-name="Preformatted_20_Text">ぼーっとしているアリスの部屋の扉をチシャがたたいた。</text:p>
      <text:p text:style-name="Preformatted_20_Text">Cheshire taps on the door of Alice's room, which is in a daze.</text:p>
      <text:p text:style-name="Preformatted_20_Text">#アリス</text:p>
      <text:p text:style-name="Preformatted_20_Text">あー、うん……。</text:p>
      <text:p text:style-name="Preformatted_20_Text">……うん。</text:p>
      <text:p text:style-name="Preformatted_20_Text">Uh, yeah. ......</text:p>
      <text:p text:style-name="Preformatted_20_Text">...... yeah.</text:p>
      <text:p text:style-name="Preformatted_20_Text">#チシャ</text:p>
      <text:p text:style-name="Preformatted_20_Text">えっと、失礼しまー……す。</text:p>
      <text:p text:style-name="Preformatted_20_Text">Well, excuse me... ......</text:p>
      <text:p text:style-name="Preformatted_20_Text">#アリス</text:p>
      <text:p text:style-name="Preformatted_20_Text">あ？　</text:p>
      <text:p text:style-name="Preformatted_20_Text">……チシャ、おまえ。……………。</text:p>
      <text:p text:style-name="Preformatted_20_Text">Ah?　</text:p>
      <text:p text:style-name="Preformatted_20_Text">...... Cheshire, you. ................</text:p>
      <text:p text:style-name="Preformatted_20_Text">#チシャ</text:p>
      <text:p text:style-name="Preformatted_20_Text">あの、実は今朝方大変なことが……。</text:p>
      <text:p text:style-name="Preformatted_20_Text">Um, actually, I had a big problem this morning: ......</text:p>
      <text:p text:style-name="Preformatted_20_Text">#アリス</text:p>
      <text:p text:style-name="Preformatted_20_Text">……！</text:p>
      <text:p text:style-name="Preformatted_20_Text">なに勝手に入って来とんじゃーーーーー！！！！！</text:p>
      <text:p text:style-name="Preformatted_20_Text">でてけーーーーーー！！！！</text:p>
      <text:p text:style-name="Preformatted_20_Text">......!</text:p>
      <text:p text:style-name="Preformatted_20_Text">What are you doing coming in here without permission!!! ！！！！！</text:p>
      <text:p text:style-name="Preformatted_20_Text">Get out of here!!! ！！！！</text:p>
      <text:p text:style-name="Preformatted_20_Text">#チシャ</text:p>
      <text:p text:style-name="Preformatted_20_Text">えええええーーーー！！！！</text:p>
      <text:p text:style-name="Preformatted_20_Text">あっ、アリス様！</text:p>
      <text:p text:style-name="Preformatted_20_Text">ちょっと、落ち着いて！</text:p>
      <text:p text:style-name="Preformatted_20_Text">ぎゃっ！</text:p>
      <text:p text:style-name="Preformatted_20_Text">わかりました、出ていきますから！</text:p>
      <text:p text:style-name="Preformatted_20_Text">いたいっ！　たたかないで下さいよォーー！！</text:p>
      <text:p text:style-name="Preformatted_20_Text">Eeeeeeeeeeeeeeeeeeeeeeeeeeeeeeeee ！！！！</text:p>
      <text:p text:style-name="Preformatted_20_Text">Oh, Alice-sama!</text:p>
      <text:p text:style-name="Preformatted_20_Text">Hey, calm down!</text:p>
      <text:p text:style-name="Preformatted_20_Text">Gee!</text:p>
      <text:p text:style-name="Preformatted_20_Text">Okay, I'll get out!</text:p>
      <text:p text:style-name="Preformatted_20_Text">Ow!　Don't hit me!</text:p>
      <text:p text:style-name="Preformatted_20_Text">[cn]</text:p>
      <text:p text:style-name="Preformatted_20_Text">数分後……</text:p>
      <text:p text:style-name="Preformatted_20_Text">A few minutes later......</text:p>
      <text:p text:style-name="Preformatted_20_Text">#アリス</text:p>
      <text:p text:style-name="Preformatted_20_Text">ふん、それで？</text:p>
      <text:p text:style-name="Preformatted_20_Text">大変なことってなんだよ。</text:p>
      <text:p text:style-name="Preformatted_20_Text">Hmm, so?</text:p>
      <text:p text:style-name="Preformatted_20_Text">What's the big deal?</text:p>
      <text:p text:style-name="Preformatted_20_Text">#チシャ</text:p>
      <text:p text:style-name="Preformatted_20_Text">いてて……</text:p>
      <text:p text:style-name="Preformatted_20_Text">はい、それが……、エミルさんが。</text:p>
      <text:p text:style-name="Preformatted_20_Text"><text:soft-page-break/>Stay ......</text:p>
      <text:p text:style-name="Preformatted_20_Text">Yes, that's ......, by Emil.</text:p>
      <text:p text:style-name="Preformatted_20_Text">[cn]</text:p>
      <text:p text:style-name="Preformatted_20_Text">……………。</text:p>
      <text:p text:style-name="Preformatted_20_Text">................</text:p>
      <text:p text:style-name="Preformatted_20_Text">#エミル</text:p>
      <text:p text:style-name="Preformatted_20_Text">うー……ん。</text:p>
      <text:p text:style-name="Preformatted_20_Text">Woo ......n.</text:p>
      <text:p text:style-name="Preformatted_20_Text">#メイジー</text:p>
      <text:p text:style-name="Preformatted_20_Text">大丈夫？　わっ、すごい熱。</text:p>
      <text:p text:style-name="Preformatted_20_Text">Are you ok?　Wow, that's a lot of heat.</text:p>
      <text:p text:style-name="Preformatted_20_Text">#アリス</text:p>
      <text:p text:style-name="Preformatted_20_Text">おい、エミルの様子は。</text:p>
      <text:p text:style-name="Preformatted_20_Text">Hey, how's Emil?</text:p>
      <text:p text:style-name="Preformatted_20_Text">#メイジー</text:p>
      <text:p text:style-name="Preformatted_20_Text">姉さん！</text:p>
      <text:p text:style-name="Preformatted_20_Text">すごい熱だわ、あと３日は安静にしてなきゃ……。</text:p>
      <text:p text:style-name="Preformatted_20_Text">Sis!</text:p>
      <text:p text:style-name="Preformatted_20_Text">He has a terrible fever, he needs to rest for 3 more days. ......</text:p>
      <text:p text:style-name="Preformatted_20_Text">#アリス</text:p>
      <text:p text:style-name="Preformatted_20_Text">ちっ、お前薬師だろう。</text:p>
      <text:p text:style-name="Preformatted_20_Text">自分の薬でさっさと治しちまえよ。</text:p>
      <text:p text:style-name="Preformatted_20_Text">Damn it, you're a medicine man.</text:p>
      <text:p text:style-name="Preformatted_20_Text">Get your own medicine and get yourself well.</text:p>
      <text:p text:style-name="Preformatted_20_Text">#メイジー</text:p>
      <text:p text:style-name="Preformatted_20_Text">薬ならもう飲ませたわよ。</text:p>
      <text:p text:style-name="Preformatted_20_Text">それでもまだ寝ていないと……。</text:p>
      <text:p text:style-name="Preformatted_20_Text">I already gave him his medicine.</text:p>
      <text:p text:style-name="Preformatted_20_Text">But you still need to get some sleep. ......</text:p>
      <text:p text:style-name="Preformatted_20_Text">#エミル</text:p>
      <text:p text:style-name="Preformatted_20_Text">アリスさん……、ごめんなさい。</text:p>
      <text:p text:style-name="Preformatted_20_Text">薬、すぐ作るから……</text:p>
      <text:p text:style-name="Preformatted_20_Text">げほっ、げほっ！</text:p>
      <text:p text:style-name="Preformatted_20_Text">Alice, ......, I'm sorry.</text:p>
      <text:p text:style-name="Preformatted_20_Text">Medicine, I'll make you some soon. ......</text:p>
      <text:p text:style-name="Preformatted_20_Text">Geez, geez!</text:p>
      <text:p text:style-name="Preformatted_20_Text">#アリス</text:p>
      <text:p text:style-name="Preformatted_20_Text">ちっ、うつるだろうが、しゃべるんじゃねえ……。</text:p>
      <text:p text:style-name="Preformatted_20_Text">いいか、期限は延ばさんからな。</text:p>
      <text:p text:style-name="Preformatted_20_Text">Damn it, you'll get it, don't talk. ......</text:p>
      <text:p text:style-name="Preformatted_20_Text">Listen, I won't extend the deadline.</text:p>
      <text:p text:style-name="Preformatted_20_Text">#エミル</text:p>
      <text:p text:style-name="Preformatted_20_Text">えっ……でも……。</text:p>
      <text:p text:style-name="Preformatted_20_Text">What ...... but .......</text:p>
      <text:p text:style-name="Preformatted_20_Text">#アリス</text:p>
      <text:p text:style-name="Preformatted_20_Text">言っただろう。</text:p>
      <text:p text:style-name="Preformatted_20_Text">別に私は、お前が薬を完成させようと</text:p>
      <text:p text:style-name="Preformatted_20_Text">させまいとどっちでもいいんだ。</text:p>
      <text:p text:style-name="Preformatted_20_Text">メイジー、お前もうつるからあまり世話を焼いてやるなよ。</text:p>
      <text:p text:style-name="Preformatted_20_Text">I told you.</text:p>
      <text:p text:style-name="Preformatted_20_Text">I don't care if you finish the potion or not.</text:p>
      <text:p text:style-name="Preformatted_20_Text">I don't care if you finish the potion or not.</text:p>
      <text:p text:style-name="Preformatted_20_Text">Maisie, don't take too much care of her because you'll get it too.</text:p>
      <text:p text:style-name="Preformatted_20_Text">#メイジー</text:p>
      <text:p text:style-name="Preformatted_20_Text">あの……、でも誰かが看病しないと。</text:p>
      <text:p text:style-name="Preformatted_20_Text">You know, ......, but someone has to take care of you.</text:p>
      <text:p text:style-name="Preformatted_20_Text">#アリス</text:p>
      <text:p text:style-name="Preformatted_20_Text">うるさい！　さっさと行くぞ！！</text:p>
      <text:p text:style-name="Preformatted_20_Text">Shut up!　Let's get the hell out of here!</text:p>
      <text:p text:style-name="Preformatted_20_Text">#メイジー</text:p>
      <text:p text:style-name="Preformatted_20_Text">ね、姉さん……。</text:p>
      <text:p text:style-name="Preformatted_20_Text">Hey, sis .......</text:p>
      <text:p text:style-name="Preformatted_20_Text">#エミル</text:p>
      <text:p text:style-name="Preformatted_20_Text"><text:soft-page-break/>うー……ん。</text:p>
      <text:p text:style-name="Preformatted_20_Text">Woo......n.</text:p>
      <text:p text:style-name="Preformatted_20_Text">#アリス</text:p>
      <text:p text:style-name="Preformatted_20_Text">おい、エミル、具合はどうだ。</text:p>
      <text:p text:style-name="Preformatted_20_Text">Hey Emil, how are you feeling?</text:p>
      <text:p text:style-name="Preformatted_20_Text">#エミル</text:p>
      <text:p text:style-name="Preformatted_20_Text">あっ、アリスさん……</text:p>
      <text:p text:style-name="Preformatted_20_Text">ごほっ、ごほっ。</text:p>
      <text:p text:style-name="Preformatted_20_Text">Oh, Alice. ......</text:p>
      <text:p text:style-name="Preformatted_20_Text">Gohoho, goho.</text:p>
      <text:p text:style-name="Preformatted_20_Text">#チシャ</text:p>
      <text:p text:style-name="Preformatted_20_Text">今朝研究室で倒れていまして、すごい熱で……。</text:p>
      <text:p text:style-name="Preformatted_20_Text">当分は安静にしていないと。</text:p>
      <text:p text:style-name="Preformatted_20_Text">He collapsed in the lab this morning, with a terrible fever .......</text:p>
      <text:p text:style-name="Preformatted_20_Text">I have to rest for the time being.</text:p>
      <text:p text:style-name="Preformatted_20_Text">#アリス</text:p>
      <text:p text:style-name="Preformatted_20_Text">ふん、情けないやつだ。</text:p>
      <text:p text:style-name="Preformatted_20_Text">いいか、期限は延ばさんからな。</text:p>
      <text:p text:style-name="Preformatted_20_Text">Hmm, you're a pathetic one.</text:p>
      <text:p text:style-name="Preformatted_20_Text">Listen, I won't extend the deadline.</text:p>
      <text:p text:style-name="Preformatted_20_Text">#エミル</text:p>
      <text:p text:style-name="Preformatted_20_Text">えっ……、でも。</text:p>
      <text:p text:style-name="Preformatted_20_Text">Eh ......, though.</text:p>
      <text:p text:style-name="Preformatted_20_Text">#アリス</text:p>
      <text:p text:style-name="Preformatted_20_Text">言っただろう。</text:p>
      <text:p text:style-name="Preformatted_20_Text">別に私は、お前が薬を完成させようと</text:p>
      <text:p text:style-name="Preformatted_20_Text">させまいとどっちでもいいんだ。</text:p>
      <text:p text:style-name="Preformatted_20_Text">チシャ、行くぞ。</text:p>
      <text:p text:style-name="Preformatted_20_Text">I told you.</text:p>
      <text:p text:style-name="Preformatted_20_Text">I don't care if you finish the potion or not.</text:p>
      <text:p text:style-name="Preformatted_20_Text">I don't care if you finish the potion or not.</text:p>
      <text:p text:style-name="Preformatted_20_Text">Cheshire, let's go.</text:p>
      <text:p text:style-name="Preformatted_20_Text">#チシャ</text:p>
      <text:p text:style-name="Preformatted_20_Text">あ、アリス様……。</text:p>
      <text:p text:style-name="Preformatted_20_Text">Oh, Alice. ......</text:p>
      <text:p text:style-name="Preformatted_20_Text">#アリス</text:p>
      <text:p text:style-name="Preformatted_20_Text">なんか文句があるのか？</text:p>
      <text:p text:style-name="Preformatted_20_Text">What's your problem?</text:p>
      <text:p text:style-name="Preformatted_20_Text">#チシャ</text:p>
      <text:p text:style-name="Preformatted_20_Text">い、いえ……、すいません。</text:p>
      <text:p text:style-name="Preformatted_20_Text">No, no, ......, I'm sorry.</text:p>
      <text:p text:style-name="Preformatted_20_Text">[cn]</text:p>
      <text:p text:style-name="Preformatted_20_Text">アリスたちが出ていき、部屋は途端に静かになった。</text:p>
      <text:p text:style-name="Preformatted_20_Text">Alice and the others leave, and the room is instantly quiet.</text:p>
      <text:p text:style-name="Preformatted_20_Text">#エミル</text:p>
      <text:p text:style-name="Preformatted_20_Text">……今日中に、作らないと。</text:p>
      <text:p text:style-name="Preformatted_20_Text">でも、まだ全然できてない……。</text:p>
      <text:p text:style-name="Preformatted_20_Text">アリスさんに何とかして締め切りを伸ばしてもらわないと……。</text:p>
      <text:p text:style-name="Preformatted_20_Text">あとちょっと……</text:p>
      <text:p text:style-name="Preformatted_20_Text">あと一日、それだけあればできそうなんだ……。</text:p>
      <text:p text:style-name="Preformatted_20_Text">...... I have to make it, today.</text:p>
      <text:p text:style-name="Preformatted_20_Text">But it's not ready at all ...... yet.</text:p>
      <text:p text:style-name="Preformatted_20_Text">I have to get Alice to extend the deadline somehow. ......</text:p>
      <text:p text:style-name="Preformatted_20_Text">Just a little more ......</text:p>
      <text:p text:style-name="Preformatted_20_Text">One more day, that's all I need to get it done. ......</text:p>
      <text:p text:style-name="Preformatted_20_Text">[cn]</text:p>
      <text:p text:style-name="Preformatted_20_Text">……………。</text:p>
      <text:p text:style-name="Preformatted_20_Text">................</text:p>
      <text:p text:style-name="Preformatted_20_Text">#チシャ</text:p>
      <text:p text:style-name="Preformatted_20_Text">アリス様。</text:p>
      <text:p text:style-name="Preformatted_20_Text">一日くらい伸ばしてあげてもよかったんじゃないですか？</text:p>
      <text:p text:style-name="Preformatted_20_Text">Queen Alice.</text:p>
      <text:p text:style-name="Preformatted_20_Text">You could have stretched it out for a day, couldn't you?</text:p>
      <text:p text:style-name="Preformatted_20_Text"><text:soft-page-break/>#アリス</text:p>
      <text:p text:style-name="Preformatted_20_Text">できなかったらそれまでだ。決めたことだ。</text:p>
      <text:p text:style-name="Preformatted_20_Text">変更はない、絶対な。</text:p>
      <text:p text:style-name="Preformatted_20_Text">If you can't, that's it. We've made our decision.</text:p>
      <text:p text:style-name="Preformatted_20_Text">There will be no change, I promise.</text:p>
      <text:p text:style-name="Preformatted_20_Text">#チシャ</text:p>
      <text:p text:style-name="Preformatted_20_Text">アリス様……。</text:p>
      <text:p text:style-name="Preformatted_20_Text">Queen Alice: .......</text:p>
      <text:p text:style-name="Preformatted_20_Text">#アリス</text:p>
      <text:p text:style-name="Preformatted_20_Text">ああそうだ。</text:p>
      <text:p text:style-name="Preformatted_20_Text">おい！　クロ！</text:p>
      <text:p text:style-name="Preformatted_20_Text">Oh, yes.</text:p>
      <text:p text:style-name="Preformatted_20_Text">Hey!　Kuro!</text:p>
      <text:p text:style-name="Preformatted_20_Text">#クロ</text:p>
      <text:p text:style-name="Preformatted_20_Text">はっ、アリス様。</text:p>
      <text:p text:style-name="Preformatted_20_Text">Ha, Alice-sama.</text:p>
      <text:p text:style-name="Preformatted_20_Text">#アリス</text:p>
      <text:p text:style-name="Preformatted_20_Text">ちょっと街まで付き合え。</text:p>
      <text:p text:style-name="Preformatted_20_Text">買い出しに行くぞ。</text:p>
      <text:p text:style-name="Preformatted_20_Text">Come with me to town for a bit.</text:p>
      <text:p text:style-name="Preformatted_20_Text">We're going shopping.</text:p>
      <text:p text:style-name="Preformatted_20_Text">#クロ</text:p>
      <text:p text:style-name="Preformatted_20_Text">はあ、何をお買いになられるのですか。</text:p>
      <text:p text:style-name="Preformatted_20_Text">Oh, what are you going to buy?</text:p>
      <text:p text:style-name="Preformatted_20_Text">#アリス</text:p>
      <text:p text:style-name="Preformatted_20_Text">まあちょっとな……</text:p>
      <text:p text:style-name="Preformatted_20_Text">クフフフフフッ。</text:p>
      <text:p text:style-name="Preformatted_20_Text">Well, just a little. ......</text:p>
      <text:p text:style-name="Preformatted_20_Text">Kuhuhuhuhuhu.</text:p>
      <text:p text:style-name="Preformatted_20_Text"/>
      <text:p text:style-name="Preformatted_20_Text">C:\Users\James Phillips\Desktop\Games\WargameAliceGit\MinimizedScenarios\min_s0515.txt</text:p>
      <text:p text:style-name="Preformatted_20_Text">#アリス</text:p>
      <text:p text:style-name="Preformatted_20_Text">……エミル。 入るぞ。</text:p>
      <text:p text:style-name="Preformatted_20_Text">...... Emil. I'm coming in.</text:p>
      <text:p text:style-name="Preformatted_20_Text">[cn]</text:p>
      <text:p text:style-name="Preformatted_20_Text">夕方。</text:p>
      <text:p text:style-name="Preformatted_20_Text">アリスは館に帰るとその足でエミルの研究室を訪ねた</text:p>
      <text:p text:style-name="Preformatted_20_Text">Evening.</text:p>
      <text:p text:style-name="Preformatted_20_Text">Alice returns to the pavilion and goes to Emil's lab.</text:p>
      <text:p text:style-name="Preformatted_20_Text">#エミル</text:p>
      <text:p text:style-name="Preformatted_20_Text">あっ……。</text:p>
      <text:p text:style-name="Preformatted_20_Text">Oh, .......</text:p>
      <text:p text:style-name="Preformatted_20_Text">#アリス</text:p>
      <text:p text:style-name="Preformatted_20_Text">薬は？</text:p>
      <text:p text:style-name="Preformatted_20_Text">Where's the medicine?</text:p>
      <text:p text:style-name="Preformatted_20_Text">#エミル</text:p>
      <text:p text:style-name="Preformatted_20_Text">えっと……、今ちょうど。</text:p>
      <text:p text:style-name="Preformatted_20_Text">Um, ......, just now.</text:p>
      <text:p text:style-name="Preformatted_20_Text">[cn]</text:p>
      <text:p text:style-name="Preformatted_20_Text">エミルの顔はまだ赤く、額には汗がにじんでいた。</text:p>
      <text:p text:style-name="Preformatted_20_Text">熱が下がっていないのだろう。</text:p>
      <text:p text:style-name="Preformatted_20_Text">エミルの手には緋色に透き通った液体が握られていた</text:p>
      <text:p text:style-name="Preformatted_20_Text">Emil's face was still red and sweat was beading on his forehead.</text:p>
      <text:p text:style-name="Preformatted_20_Text">His fever must not have broken.</text:p>
      <text:p text:style-name="Preformatted_20_Text">In Emil's hand was a liquid that was clear scarlet.</text:p>
      <text:p text:style-name="Preformatted_20_Text">#アリス</text:p>
      <text:p text:style-name="Preformatted_20_Text">これか。 解毒薬ってのは。</text:p>
      <text:p text:style-name="Preformatted_20_Text">Is this it? The antidote?</text:p>
      <text:p text:style-name="Preformatted_20_Text">#エミル</text:p>
      <text:p text:style-name="Preformatted_20_Text">はい……。</text:p>
      <text:p text:style-name="Preformatted_20_Text">Yes. ......</text:p>
      <text:p text:style-name="Preformatted_20_Text">#アリス</text:p>
      <text:p text:style-name="Preformatted_20_Text">クロ、あのバケモンのところに行くぞ。</text:p>
      <text:p text:style-name="Preformatted_20_Text"><text:soft-page-break/>支度をしろ。</text:p>
      <text:p text:style-name="Preformatted_20_Text">Kuro, we're going to get to that monster.</text:p>
      <text:p text:style-name="Preformatted_20_Text">Get ready.</text:p>
      <text:p text:style-name="Preformatted_20_Text">#クロ</text:p>
      <text:p text:style-name="Preformatted_20_Text">はっ。 すぐに。</text:p>
      <text:p text:style-name="Preformatted_20_Text">Ha. Right away.</text:p>
      <text:p text:style-name="Preformatted_20_Text">#アリス</text:p>
      <text:p text:style-name="Preformatted_20_Text">ガキ、お前も行くぞ。 </text:p>
      <text:p text:style-name="Preformatted_20_Text">Gaki, you're coming too. </text:p>
      <text:p text:style-name="Preformatted_20_Text"/>
      <text:p text:style-name="Preformatted_20_Text">C:\Users\James Phillips\Desktop\Games\WargameAliceGit\MinimizedScenarios\min_s0516.txt</text:p>
      <text:p text:style-name="Preformatted_20_Text">[cn]</text:p>
      <text:p text:style-name="Preformatted_20_Text">エルメェス砦。</text:p>
      <text:p text:style-name="Preformatted_20_Text">かつてエマだった怪物は、砦の中央に立っていた。</text:p>
      <text:p text:style-name="Preformatted_20_Text">それをアリスたちが遠くから観察していた。</text:p>
      <text:p text:style-name="Preformatted_20_Text">Fort Hermes.</text:p>
      <text:p text:style-name="Preformatted_20_Text">The monster that was once Emma stood in the center of the fort.</text:p>
      <text:p text:style-name="Preformatted_20_Text">Alice and her friends observed it from afar.</text:p>
      <text:p text:style-name="Preformatted_20_Text">#アリス</text:p>
      <text:p text:style-name="Preformatted_20_Text">さて、この薬をどうやって飲ませるかだな。</text:p>
      <text:p text:style-name="Preformatted_20_Text">Now let's see how we can get her to take this medicine.</text:p>
      <text:p text:style-name="Preformatted_20_Text">#クロ</text:p>
      <text:p text:style-name="Preformatted_20_Text">この間みたいに落とし穴にしますか。</text:p>
      <text:p text:style-name="Preformatted_20_Text">Do we make it into a pit like the other day?</text:p>
      <text:p text:style-name="Preformatted_20_Text">#アリス</text:p>
      <text:p text:style-name="Preformatted_20_Text">それじゃあ動きは止められても薬を飲ませられん。</text:p>
      <text:p text:style-name="Preformatted_20_Text">そうだな……、網でがんじがらめにしよう。</text:p>
      <text:p text:style-name="Preformatted_20_Text">落とし穴ほど長く止められないけどな。</text:p>
      <text:p text:style-name="Preformatted_20_Text">薬を飲ませるだけなら問題ない。</text:p>
      <text:p text:style-name="Preformatted_20_Text">That would stop them from moving, but not the medicine.</text:p>
      <text:p text:style-name="Preformatted_20_Text">You're right ......, let's use a net to hold them in place.</text:p>
      <text:p text:style-name="Preformatted_20_Text">It won't stop them as long as a pit though.</text:p>
      <text:p text:style-name="Preformatted_20_Text">If it's just to make him take the medicine, no problem.</text:p>
      <text:p text:style-name="Preformatted_20_Text">#クロ</text:p>
      <text:p text:style-name="Preformatted_20_Text">はっ、ではすぐに準備させます。</text:p>
      <text:p text:style-name="Preformatted_20_Text">I'll have them get ready right away.</text:p>
      <text:p text:style-name="Preformatted_20_Text">#エミル</text:p>
      <text:p text:style-name="Preformatted_20_Text">姉さん……。</text:p>
      <text:p text:style-name="Preformatted_20_Text">アリスさん、あれ、姉さんなんですか……。</text:p>
      <text:p text:style-name="Preformatted_20_Text">Sister .......</text:p>
      <text:p text:style-name="Preformatted_20_Text">Alice, is that your sister? ......</text:p>
      <text:p text:style-name="Preformatted_20_Text">#アリス</text:p>
      <text:p text:style-name="Preformatted_20_Text">そうだ</text:p>
      <text:p text:style-name="Preformatted_20_Text">といってもあそこまでいったらもうただの化け物だな</text:p>
      <text:p text:style-name="Preformatted_20_Text">Yes.</text:p>
      <text:p text:style-name="Preformatted_20_Text">But if you go that far, you're just a monster now.</text:p>
      <text:p text:style-name="Preformatted_20_Text">#エミル</text:p>
      <text:p text:style-name="Preformatted_20_Text">……………。</text:p>
      <text:p text:style-name="Preformatted_20_Text">................</text:p>
      <text:p text:style-name="Preformatted_20_Text">#アリス</text:p>
      <text:p text:style-name="Preformatted_20_Text">薬の準備をしておけ。</text:p>
      <text:p text:style-name="Preformatted_20_Text">Get your medicine ready.</text:p>
      <text:p text:style-name="Preformatted_20_Text">#クロ</text:p>
      <text:p text:style-name="Preformatted_20_Text">アリス様、準備が整いました。</text:p>
      <text:p text:style-name="Preformatted_20_Text">Queen Alice, we are ready.</text:p>
      <text:p text:style-name="Preformatted_20_Text">#アリス</text:p>
      <text:p text:style-name="Preformatted_20_Text">よし、行くぞ。</text:p>
      <text:p text:style-name="Preformatted_20_Text">まずはあいつを引き付ける。</text:p>
      <text:p text:style-name="Preformatted_20_Text">適度なところで兵を引かせるぞ。</text:p>
      <text:p text:style-name="Preformatted_20_Text">Okay, here we go.</text:p>
      <text:p text:style-name="Preformatted_20_Text">We'll draw him away first.</text:p>
      <text:p text:style-name="Preformatted_20_Text">Let's get him to pull his men back at the right place.</text:p>
      <text:p text:style-name="Preformatted_20_Text">#クロ</text:p>
      <text:p text:style-name="Preformatted_20_Text"><text:soft-page-break/>はっ。</text:p>
      <text:p text:style-name="Preformatted_20_Text">Ha.</text:p>
      <text:p text:style-name="Preformatted_20_Text"/>
      <text:p text:style-name="Preformatted_20_Text">C:\Users\James Phillips\Desktop\Games\WargameAliceGit\MinimizedScenarios\min_s0517.txt</text:p>
      <text:p text:style-name="Preformatted_20_Text">#暴走エマ</text:p>
      <text:p text:style-name="Preformatted_20_Text">ウォォォォ……ンンッ！！！</text:p>
      <text:p text:style-name="Preformatted_20_Text">Woah ...... nnnn!!!</text:p>
      <text:p text:style-name="Preformatted_20_Text">#アリス</text:p>
      <text:p text:style-name="Preformatted_20_Text">よしっ！　いまだ！！</text:p>
      <text:p text:style-name="Preformatted_20_Text">Alright!!!　Not yet!!!</text:p>
      <text:p text:style-name="Preformatted_20_Text">[cn]</text:p>
      <text:p text:style-name="Preformatted_20_Text">アリスが命じると待ち構えていた伏兵がエマの上空から捕獲用の網を放った。</text:p>
      <text:p text:style-name="Preformatted_20_Text">Alice orders, and the ambush soldiers who were waiting for her release a captive net over Emma.</text:p>
      <text:p text:style-name="Preformatted_20_Text">#暴走エマ</text:p>
      <text:p text:style-name="Preformatted_20_Text">ウオオオォォォ……。</text:p>
      <text:p text:style-name="Preformatted_20_Text">Wooooooooooo .......</text:p>
      <text:p text:style-name="Preformatted_20_Text">[cn]</text:p>
      <text:p text:style-name="Preformatted_20_Text">網にかかったエマは見事にその場で身動きが取れなくなった。</text:p>
      <text:p text:style-name="Preformatted_20_Text">Caught in the net, Emma was successfully stuck in place.</text:p>
      <text:p text:style-name="Preformatted_20_Text">#アリス</text:p>
      <text:p text:style-name="Preformatted_20_Text">クフフッ！！ 案外うまくいくもんだな。</text:p>
      <text:p text:style-name="Preformatted_20_Text">（……しかし、弱くなってるなコイツ。）</text:p>
      <text:p text:style-name="Preformatted_20_Text">（やはりそういう仕組みなのか。）</text:p>
      <text:p text:style-name="Preformatted_20_Text">Kuhuhuhu!!! That worked out surprisingly well.</text:p>
      <text:p text:style-name="Preformatted_20_Text">(...... But this guy is getting weaker...)</text:p>
      <text:p text:style-name="Preformatted_20_Text">(I guess that's how it works after all...)</text:p>
      <text:p text:style-name="Preformatted_20_Text">#エミル</text:p>
      <text:p text:style-name="Preformatted_20_Text">姉さん……！</text:p>
      <text:p text:style-name="Preformatted_20_Text">Sis ......!</text:p>
      <text:p text:style-name="Preformatted_20_Text">#アリス</text:p>
      <text:p text:style-name="Preformatted_20_Text">エミル、薬をかせ。</text:p>
      <text:p text:style-name="Preformatted_20_Text">Emil, give me the pills.</text:p>
      <text:p text:style-name="Preformatted_20_Text">#エミル</text:p>
      <text:p text:style-name="Preformatted_20_Text">はっ、ハイ！</text:p>
      <text:p text:style-name="Preformatted_20_Text">Ha, hi!</text:p>
      <text:p text:style-name="Preformatted_20_Text">[cn]</text:p>
      <text:p text:style-name="Preformatted_20_Text">エミルから薬を受け取ったアリスは</text:p>
      <text:p text:style-name="Preformatted_20_Text">じたばたともがくエマを押さえつけ、薬を飲ませた。</text:p>
      <text:p text:style-name="Preformatted_20_Text">After receiving the medicine from Emil, Alice</text:p>
      <text:p text:style-name="Preformatted_20_Text">She held down the struggling Emma and gave her the medicine.</text:p>
      <text:p text:style-name="Preformatted_20_Text">#エマ</text:p>
      <text:p text:style-name="Preformatted_20_Text">グッ……ガァ！！</text:p>
      <text:p text:style-name="Preformatted_20_Text">ンっ、ング……。</text:p>
      <text:p text:style-name="Preformatted_20_Text">Gg......gah!</text:p>
      <text:p text:style-name="Preformatted_20_Text">Ng.......</text:p>
      <text:p text:style-name="Preformatted_20_Text">[cn]</text:p>
      <text:p text:style-name="Preformatted_20_Text">薬を飲んだエマは力を失い、その場に倒れた。</text:p>
      <text:p text:style-name="Preformatted_20_Text">After taking the medicine, Emma lost her strength and collapsed on the spot.</text:p>
      <text:p text:style-name="Preformatted_20_Text">#エミル</text:p>
      <text:p text:style-name="Preformatted_20_Text">……これで１時間もすればもとに戻るはずです。</text:p>
      <text:p text:style-name="Preformatted_20_Text">......This should return her to normal in an hour.</text:p>
      <text:p text:style-name="Preformatted_20_Text">#アリス</text:p>
      <text:p text:style-name="Preformatted_20_Text">そうか</text:p>
      <text:p text:style-name="Preformatted_20_Text">クロ、兵を休ませておけ。</text:p>
      <text:p text:style-name="Preformatted_20_Text">Okay.</text:p>
      <text:p text:style-name="Preformatted_20_Text">Kuro, let the soldiers rest.</text:p>
      <text:p text:style-name="Preformatted_20_Text">#クロ</text:p>
      <text:p text:style-name="Preformatted_20_Text">はっ、承知しました。</text:p>
      <text:p text:style-name="Preformatted_20_Text">Ha, yes, sir.</text:p>
      <text:p text:style-name="Preformatted_20_Text">[cn]</text:p>
      <text:p text:style-name="Preformatted_20_Text">アリスたちはその場で野営の支度をし、</text:p>
      <text:p text:style-name="Preformatted_20_Text">１時間が経った</text:p>
      <text:p text:style-name="Preformatted_20_Text">しかしエマの様子は一向に変わらずさらに１時間が経過した。</text:p>
      <text:p text:style-name="Preformatted_20_Text"><text:soft-page-break/>Alice and the others prepared to encamp on the spot.</text:p>
      <text:p text:style-name="Preformatted_20_Text">An hour passed.</text:p>
      <text:p text:style-name="Preformatted_20_Text">But Emma's condition did not change at all, and another hour passed.</text:p>
      <text:p text:style-name="Preformatted_20_Text">#アリス</text:p>
      <text:p text:style-name="Preformatted_20_Text">それで、いまだに変化なしと。</text:p>
      <text:p text:style-name="Preformatted_20_Text">And still no change.</text:p>
      <text:p text:style-name="Preformatted_20_Text">#エミル</text:p>
      <text:p text:style-name="Preformatted_20_Text">そっ、そんな……</text:p>
      <text:p text:style-name="Preformatted_20_Text">やっぱり組成式が違ったんだ。</text:p>
      <text:p text:style-name="Preformatted_20_Text">Oh, no. ......</text:p>
      <text:p text:style-name="Preformatted_20_Text">I knew the composition formula was different.</text:p>
      <text:p text:style-name="Preformatted_20_Text">#アリス</text:p>
      <text:p text:style-name="Preformatted_20_Text">……このまま首を切り落としちまうか。</text:p>
      <text:p text:style-name="Preformatted_20_Text">せっかく相手が動けない好機だからな。</text:p>
      <text:p text:style-name="Preformatted_20_Text">...... should we just cut off his head?</text:p>
      <text:p text:style-name="Preformatted_20_Text">It's a good opportunity to keep them stuck.</text:p>
      <text:p text:style-name="Preformatted_20_Text">#エミル</text:p>
      <text:p text:style-name="Preformatted_20_Text">まっ、待ってください！！</text:p>
      <text:p text:style-name="Preformatted_20_Text">それはあんまりです！</text:p>
      <text:p text:style-name="Preformatted_20_Text">Wait, wait!</text:p>
      <text:p text:style-name="Preformatted_20_Text">That's too much!</text:p>
      <text:p text:style-name="Preformatted_20_Text">#アリス</text:p>
      <text:p text:style-name="Preformatted_20_Text">何があんまりなもんか。</text:p>
      <text:p text:style-name="Preformatted_20_Text">こんなところでうだうだやってる時間はねえんだよ、私にはな。</text:p>
      <text:p text:style-name="Preformatted_20_Text">What's too much?</text:p>
      <text:p text:style-name="Preformatted_20_Text">I don't have time for this, I don't have time for this.</text:p>
      <text:p text:style-name="Preformatted_20_Text">#エミル</text:p>
      <text:p text:style-name="Preformatted_20_Text">あと一日！</text:p>
      <text:p text:style-name="Preformatted_20_Text">あと一日もらえれば今度こそ作って見せますから！</text:p>
      <text:p text:style-name="Preformatted_20_Text">あと一日だけ……。</text:p>
      <text:p text:style-name="Preformatted_20_Text">One more day!</text:p>
      <text:p text:style-name="Preformatted_20_Text">Give me one more day and I'll make it this time!</text:p>
      <text:p text:style-name="Preformatted_20_Text">Just one more day. ......</text:p>
      <text:p text:style-name="Preformatted_20_Text">#クロ</text:p>
      <text:p text:style-name="Preformatted_20_Text">アリス様……、ここまでいうのですから。</text:p>
      <text:p text:style-name="Preformatted_20_Text">Alice-sama ......, since you say so much.</text:p>
      <text:p text:style-name="Preformatted_20_Text">#アリス</text:p>
      <text:p text:style-name="Preformatted_20_Text">ダメだ。もうチャンスはない。</text:p>
      <text:p text:style-name="Preformatted_20_Text">最初に言ったとおりだ。</text:p>
      <text:p text:style-name="Preformatted_20_Text">さあ、殺すか。</text:p>
      <text:p text:style-name="Preformatted_20_Text">殺したついでにロレーヌの魔女の城も占領しに行くぞ</text:p>
      <text:p text:style-name="Preformatted_20_Text">忍び込む手間が省けたな。</text:p>
      <text:p text:style-name="Preformatted_20_Text">It's no good. No more chances.</text:p>
      <text:p text:style-name="Preformatted_20_Text">It's like I said in the beginning.</text:p>
      <text:p text:style-name="Preformatted_20_Text">Now, let's kill her.</text:p>
      <text:p text:style-name="Preformatted_20_Text">And while we're at it, let's go take over the Witch of Lorraine's castle.</text:p>
      <text:p text:style-name="Preformatted_20_Text">Saves us the trouble of sneaking in.</text:p>
      <text:p text:style-name="Preformatted_20_Text">#エミル</text:p>
      <text:p text:style-name="Preformatted_20_Text">待ってください！！</text:p>
      <text:p text:style-name="Preformatted_20_Text">お願いだから……、待ってよ！</text:p>
      <text:p text:style-name="Preformatted_20_Text">Please wait!</text:p>
      <text:p text:style-name="Preformatted_20_Text">Please ......, wait!</text:p>
      <text:p text:style-name="Preformatted_20_Text">[cn]</text:p>
      <text:p text:style-name="Preformatted_20_Text">エミルはまさにエマを殺そうとするアリスのスカートの裾にすがりついた。</text:p>
      <text:p text:style-name="Preformatted_20_Text">Emil squirmed on the hem of Alice's skirt, just as she was about to kill Emma.</text:p>
      <text:p text:style-name="Preformatted_20_Text">#アリス</text:p>
      <text:p text:style-name="Preformatted_20_Text">手を離せ……。</text:p>
      <text:p text:style-name="Preformatted_20_Text">Get your hands off me .......</text:p>
      <text:p text:style-name="Preformatted_20_Text">#エミル</text:p>
      <text:p text:style-name="Preformatted_20_Text">いやです！！　離しません！！</text:p>
      <text:p text:style-name="Preformatted_20_Text">No, I won't!　I won't let go!</text:p>
      <text:p text:style-name="Preformatted_20_Text">#アリス</text:p>
      <text:p text:style-name="Preformatted_20_Text">離せと言っているんだ、人間風情がッッッ！！！！！</text:p>
      <text:p text:style-name="Preformatted_20_Text"><text:soft-page-break/>I said let go of me, you human-like thing. ！！！！！</text:p>
      <text:p text:style-name="Preformatted_20_Text">#エミル</text:p>
      <text:p text:style-name="Preformatted_20_Text">ひっ！？</text:p>
      <text:p text:style-name="Preformatted_20_Text">Hiccup!</text:p>
      <text:p text:style-name="Preformatted_20_Text">[cn]</text:p>
      <text:p text:style-name="Preformatted_20_Text">聞いたこともないようなアリスの怒号に</text:p>
      <text:p text:style-name="Preformatted_20_Text">エミルをはじめ、周りの部下たちはすくみ上った。</text:p>
      <text:p text:style-name="Preformatted_20_Text">Alice's angry shout, which I had never heard before.</text:p>
      <text:p text:style-name="Preformatted_20_Text">Emil and the other subordinates around him scoffed.</text:p>
      <text:p text:style-name="Preformatted_20_Text">#アリス</text:p>
      <text:p text:style-name="Preformatted_20_Text">お前たち人間が魔女になろうなんて思いあがるな！！</text:p>
      <text:p text:style-name="Preformatted_20_Text">魔女をなめるなよ……？</text:p>
      <text:p text:style-name="Preformatted_20_Text">Don't you humans think you can be witches!</text:p>
      <text:p text:style-name="Preformatted_20_Text">Don't underestimate witches. ......?</text:p>
      <text:p text:style-name="Preformatted_20_Text">#エミル</text:p>
      <text:p text:style-name="Preformatted_20_Text">…………。</text:p>
      <text:p text:style-name="Preformatted_20_Text">.............</text:p>
      <text:p text:style-name="Preformatted_20_Text">#アリス</text:p>
      <text:p text:style-name="Preformatted_20_Text">解毒薬は先代のロレーヌの魔女でも作れなかったもんだ。</text:p>
      <text:p text:style-name="Preformatted_20_Text">人間のお前が、</text:p>
      <text:p text:style-name="Preformatted_20_Text">しかも三日で作れるなんてはなから思ってねえ。</text:p>
      <text:p text:style-name="Preformatted_20_Text">このバケモンは殺す、いいな。</text:p>
      <text:p text:style-name="Preformatted_20_Text">The antidote is something even the Lorraine witches before you couldn't make.</text:p>
      <text:p text:style-name="Preformatted_20_Text">You, a human.</text:p>
      <text:p text:style-name="Preformatted_20_Text">And I don't expect you, a human, to make it in three days.</text:p>
      <text:p text:style-name="Preformatted_20_Text">I'm going to kill this monster, okay?</text:p>
      <text:p text:style-name="Preformatted_20_Text">#エミル</text:p>
      <text:p text:style-name="Preformatted_20_Text">なんで……。</text:p>
      <text:p text:style-name="Preformatted_20_Text">Why .......</text:p>
      <text:p text:style-name="Preformatted_20_Text">#アリス</text:p>
      <text:p text:style-name="Preformatted_20_Text">……。</text:p>
      <text:p text:style-name="Preformatted_20_Text">.......</text:p>
      <text:p text:style-name="Preformatted_20_Text">#エミル</text:p>
      <text:p text:style-name="Preformatted_20_Text">じゃあなんで、やらせたんですか。</text:p>
      <text:p text:style-name="Preformatted_20_Text">……最初からやらせなければいいのに。</text:p>
      <text:p text:style-name="Preformatted_20_Text">Then why did you let them do it?</text:p>
      <text:p text:style-name="Preformatted_20_Text">Why didn't you let them do it from the beginning .......</text:p>
      <text:p text:style-name="Preformatted_20_Text">#アリス</text:p>
      <text:p text:style-name="Preformatted_20_Text">あの薬、なんで作られたと思う。</text:p>
      <text:p text:style-name="Preformatted_20_Text">Why do you think they made that drug?</text:p>
      <text:p text:style-name="Preformatted_20_Text">#エミル</text:p>
      <text:p text:style-name="Preformatted_20_Text">それは……、人間でも魔法が使えたら便利だし。</text:p>
      <text:p text:style-name="Preformatted_20_Text">It's ......, it would be useful if even humans could use magic.</text:p>
      <text:p text:style-name="Preformatted_20_Text">#アリス</text:p>
      <text:p text:style-name="Preformatted_20_Text">あの薬はお前のところの魔女が作ったものだぞ？</text:p>
      <text:p text:style-name="Preformatted_20_Text">まともな魔女は</text:p>
      <text:p text:style-name="Preformatted_20_Text">人間に魔法を使わせようなんて考えたりしない。</text:p>
      <text:p text:style-name="Preformatted_20_Text">……あの薬はな、</text:p>
      <text:p text:style-name="Preformatted_20_Text">人間を兵器にしちまうために作られたもんだ。</text:p>
      <text:p text:style-name="Preformatted_20_Text">ちょうど、そこの化け物みたいにな。</text:p>
      <text:p text:style-name="Preformatted_20_Text">That potion was made by a witch in your place, remember?</text:p>
      <text:p text:style-name="Preformatted_20_Text">No sane witch would</text:p>
      <text:p text:style-name="Preformatted_20_Text">No sane witch would think of letting humans use magic.</text:p>
      <text:p text:style-name="Preformatted_20_Text">...... That potion...</text:p>
      <text:p text:style-name="Preformatted_20_Text">That potion was designed to turn humans into weapons.</text:p>
      <text:p text:style-name="Preformatted_20_Text">Just like that monster over there.</text:p>
      <text:p text:style-name="Preformatted_20_Text">#エミル</text:p>
      <text:p text:style-name="Preformatted_20_Text">へっ、兵器って……。</text:p>
      <text:p text:style-name="Preformatted_20_Text">Heh, weapons. ......</text:p>
      <text:p text:style-name="Preformatted_20_Text">#アリス</text:p>
      <text:p text:style-name="Preformatted_20_Text">ババァの書庫を調べさせた。</text:p>
      <text:p text:style-name="Preformatted_20_Text">そこで見つけたババァの日記にその魔法のことが書いてあった。</text:p>
      <text:p text:style-name="Preformatted_20_Text">ロレーヌの魔女が戦争のためにその秘薬を生み出したってな。</text:p>
      <text:p text:style-name="Preformatted_20_Text"><text:soft-page-break/>I sent him to check the old lady's archives.</text:p>
      <text:p text:style-name="Preformatted_20_Text">The baba's diary I found there mentions the magic.</text:p>
      <text:p text:style-name="Preformatted_20_Text">The witch of Lorraine created the elixir for the war.</text:p>
      <text:p text:style-name="Preformatted_20_Text">#エミル</text:p>
      <text:p text:style-name="Preformatted_20_Text">そんな……、僕は姉さんにそんな薬を。</text:p>
      <text:p text:style-name="Preformatted_20_Text">Oh no ......, I have such a potion for my sister.</text:p>
      <text:p text:style-name="Preformatted_20_Text">#アリス</text:p>
      <text:p text:style-name="Preformatted_20_Text">その歳で秘薬を完璧な形で作る実力は大したもんだ。</text:p>
      <text:p text:style-name="Preformatted_20_Text">だがな</text:p>
      <text:p text:style-name="Preformatted_20_Text">できるから何でもやっていいってわけじゃねえ。</text:p>
      <text:p text:style-name="Preformatted_20_Text">ましてや魔女になろうなんてな……。</text:p>
      <text:p text:style-name="Preformatted_20_Text">At your age, your ability to create the elixir in perfect form is quite impressive.</text:p>
      <text:p text:style-name="Preformatted_20_Text">But hey.</text:p>
      <text:p text:style-name="Preformatted_20_Text">But just because you can do something doesn't mean you should do it.</text:p>
      <text:p text:style-name="Preformatted_20_Text">And much less become a witch. ......</text:p>
      <text:p text:style-name="Preformatted_20_Text">#エミル</text:p>
      <text:p text:style-name="Preformatted_20_Text">でも僕……、ロッテ様のお役に立ちたくて。</text:p>
      <text:p text:style-name="Preformatted_20_Text">But I ......, I wanted to be of service to Lady Lotte.</text:p>
      <text:p text:style-name="Preformatted_20_Text">#シャルロッテ</text:p>
      <text:p text:style-name="Preformatted_20_Text">エミル！</text:p>
      <text:p text:style-name="Preformatted_20_Text">ああ……、どこに行ったのかと思えば。</text:p>
      <text:p text:style-name="Preformatted_20_Text">Emil!</text:p>
      <text:p text:style-name="Preformatted_20_Text">Oh ......, look where you've gone.</text:p>
      <text:p text:style-name="Preformatted_20_Text">#クロ</text:p>
      <text:p text:style-name="Preformatted_20_Text">アリス様、お下がりください。</text:p>
      <text:p text:style-name="Preformatted_20_Text">Alice-sama, please step back.</text:p>
      <text:p text:style-name="Preformatted_20_Text">#アリス</text:p>
      <text:p text:style-name="Preformatted_20_Text">てめえロレーヌの魔女！</text:p>
      <text:p text:style-name="Preformatted_20_Text">よくも平然と敵陣に乗り込んでこれるな。</text:p>
      <text:p text:style-name="Preformatted_20_Text">You witch of Lorraine!</text:p>
      <text:p text:style-name="Preformatted_20_Text">How dare you ride into enemy territory with impunity?</text:p>
      <text:p text:style-name="Preformatted_20_Text">#シャルロッテ</text:p>
      <text:p text:style-name="Preformatted_20_Text">今は協力関係ですわ。</text:p>
      <text:p text:style-name="Preformatted_20_Text">それよりエミル、あなたアリスさんのところにいたんですのね？</text:p>
      <text:p text:style-name="Preformatted_20_Text">なら連絡の一つくらいくれればよろしいのに。</text:p>
      <text:p text:style-name="Preformatted_20_Text">We're cooperating now.</text:p>
      <text:p text:style-name="Preformatted_20_Text">Emil, you were with Alice, weren't you?</text:p>
      <text:p text:style-name="Preformatted_20_Text">If so, why didn't you at least contact me?</text:p>
      <text:p text:style-name="Preformatted_20_Text">#アリス</text:p>
      <text:p text:style-name="Preformatted_20_Text">連絡なんて取れるわけねえだろ……。</text:p>
      <text:p text:style-name="Preformatted_20_Text">この魔女も相当にやばい奴だな…。</text:p>
      <text:p text:style-name="Preformatted_20_Text">There's no way I can get in touch with you. ......</text:p>
      <text:p text:style-name="Preformatted_20_Text">This witch is a very bad person...</text:p>
      <text:p text:style-name="Preformatted_20_Text">#シャルロッテ</text:p>
      <text:p text:style-name="Preformatted_20_Text">そうですわ。</text:p>
      <text:p text:style-name="Preformatted_20_Text">エミル、あの薬ですが、私のお師匠様が８００年前の戦争で生み出した……。</text:p>
      <text:p text:style-name="Preformatted_20_Text">Yes, she is.</text:p>
      <text:p text:style-name="Preformatted_20_Text">Emil, that medicine, my master created it in a war 800 years ago. ......</text:p>
      <text:p text:style-name="Preformatted_20_Text">#アリス</text:p>
      <text:p text:style-name="Preformatted_20_Text">その話はもうした。</text:p>
      <text:p text:style-name="Preformatted_20_Text">We've already talked about that.</text:p>
      <text:p text:style-name="Preformatted_20_Text">#シャルロッテ</text:p>
      <text:p text:style-name="Preformatted_20_Text">あ、あら……、話が早いんですのね。</text:p>
      <text:p text:style-name="Preformatted_20_Text">Oh, my ......, you're talking fast, aren't you?</text:p>
      <text:p text:style-name="Preformatted_20_Text">#エミル</text:p>
      <text:p text:style-name="Preformatted_20_Text">ロッテ様……、ごめんなさい。</text:p>
      <text:p text:style-name="Preformatted_20_Text">僕が、薬を作ってしまったから。</text:p>
      <text:p text:style-name="Preformatted_20_Text">本当に……ロッテ様に迷惑ばかりかけて……</text:p>
      <text:p text:style-name="Preformatted_20_Text">……うっ、ぐす。</text:p>
      <text:p text:style-name="Preformatted_20_Text">Dear Lotte, ......, I'm sorry.</text:p>
      <text:p text:style-name="Preformatted_20_Text">I made the medicine.</text:p>
      <text:p text:style-name="Preformatted_20_Text">I'm really ...... giving Lotte-sama trouble all the time. ......</text:p>
      <text:p text:style-name="Preformatted_20_Text">......Ugh, gusu.</text:p>
      <text:p text:style-name="Preformatted_20_Text"><text:soft-page-break/>#シャルロッテ</text:p>
      <text:p text:style-name="Preformatted_20_Text">そっ、そんなことないですわ！</text:p>
      <text:p text:style-name="Preformatted_20_Text">すごい薬ですもの、エミルの才能がなくてはできないことですわ。</text:p>
      <text:p text:style-name="Preformatted_20_Text">Oh, no, that's not true!</text:p>
      <text:p text:style-name="Preformatted_20_Text">It's an amazing medicine, and it wouldn't be possible without Emil's talent.</text:p>
      <text:p text:style-name="Preformatted_20_Text">#アリス</text:p>
      <text:p text:style-name="Preformatted_20_Text">はあ……、こいつが甘やかすから。</text:p>
      <text:p text:style-name="Preformatted_20_Text">なんか冷めたぜ。</text:p>
      <text:p text:style-name="Preformatted_20_Text">おい、クロ。</text:p>
      <text:p text:style-name="Preformatted_20_Text">Ha......, he's spoiling me.</text:p>
      <text:p text:style-name="Preformatted_20_Text">I'm getting cold feet.</text:p>
      <text:p text:style-name="Preformatted_20_Text">Hey, Kuro.</text:p>
      <text:p text:style-name="Preformatted_20_Text">#クロ</text:p>
      <text:p text:style-name="Preformatted_20_Text">はっ。</text:p>
      <text:p text:style-name="Preformatted_20_Text">Ha.</text:p>
      <text:p text:style-name="Preformatted_20_Text">#アリス</text:p>
      <text:p text:style-name="Preformatted_20_Text">街で買った、あれ出せ。</text:p>
      <text:p text:style-name="Preformatted_20_Text">Get me that thing you bought in town.</text:p>
      <text:p text:style-name="Preformatted_20_Text">#クロ</text:p>
      <text:p text:style-name="Preformatted_20_Text">こちらに。</text:p>
      <text:p text:style-name="Preformatted_20_Text">Over here.</text:p>
      <text:p text:style-name="Preformatted_20_Text">#アリス</text:p>
      <text:p text:style-name="Preformatted_20_Text">よし、さてと……。</text:p>
      <text:p text:style-name="Preformatted_20_Text">Okay, well, let's see: .......</text:p>
      <text:p text:style-name="Preformatted_20_Text">#シャルロッテ</text:p>
      <text:p text:style-name="Preformatted_20_Text">あら、それは？</text:p>
      <text:p text:style-name="Preformatted_20_Text">Oh, my, what's that?</text:p>
      <text:p text:style-name="Preformatted_20_Text">#アリス</text:p>
      <text:p text:style-name="Preformatted_20_Text">「モンスターＧＯ」っていう、魔女用の訓練器具だ。</text:p>
      <text:p text:style-name="Preformatted_20_Text">魔力を使って目の前に仮想の敵を作り出すことができる。</text:p>
      <text:p text:style-name="Preformatted_20_Text">面白いぞ、やってみるか？　</text:p>
      <text:p text:style-name="Preformatted_20_Text">何本か買ってあるからな。</text:p>
      <text:p text:style-name="Preformatted_20_Text">It's a training device for witches called Monster Go.</text:p>
      <text:p text:style-name="Preformatted_20_Text">It allows you to use your magical powers to create virtual enemies right in front of you.</text:p>
      <text:p text:style-name="Preformatted_20_Text">It's fun. You want to try it?　</text:p>
      <text:p text:style-name="Preformatted_20_Text">I've got a few bottles of it.</text:p>
      <text:p text:style-name="Preformatted_20_Text">#シャルロッテ</text:p>
      <text:p text:style-name="Preformatted_20_Text">あ、あら……</text:p>
      <text:p text:style-name="Preformatted_20_Text">では試しに。</text:p>
      <text:p text:style-name="Preformatted_20_Text">Oh, my. ......</text:p>
      <text:p text:style-name="Preformatted_20_Text">Well, let's give it a try.</text:p>
      <text:p text:style-name="Preformatted_20_Text">#アリス</text:p>
      <text:p text:style-name="Preformatted_20_Text">ほんと警戒心のない奴だなぁ……。</text:p>
      <text:p text:style-name="Preformatted_20_Text">You're a real alarmist. ......</text:p>
      <text:p text:style-name="Preformatted_20_Text">[cn]</text:p>
      <text:p text:style-name="Preformatted_20_Text">シャルロッテはアリスから受け取った液体を飲み干した。</text:p>
      <text:p text:style-name="Preformatted_20_Text">Charlotte drinks down the liquid she received from Alice.</text:p>
      <text:p text:style-name="Preformatted_20_Text">#アリス</text:p>
      <text:p text:style-name="Preformatted_20_Text">飲んだら何か魔法を使ってみろ。</text:p>
      <text:p text:style-name="Preformatted_20_Text">Try some magic after you drink it.</text:p>
      <text:p text:style-name="Preformatted_20_Text">#シャルロッテ</text:p>
      <text:p text:style-name="Preformatted_20_Text">では……、ウィンドカッター！</text:p>
      <text:p text:style-name="Preformatted_20_Text">Well then, ......, Windcutter!</text:p>
      <text:p text:style-name="Preformatted_20_Text">#アリス</text:p>
      <text:p text:style-name="Preformatted_20_Text">わっ！　バカ！</text:p>
      <text:p text:style-name="Preformatted_20_Text">こっちに打てとは言ってねえぞ！！</text:p>
      <text:p text:style-name="Preformatted_20_Text">Whoa!　Idiot!</text:p>
      <text:p text:style-name="Preformatted_20_Text">I didn't tell you to hit it this way!</text:p>
      <text:p text:style-name="Preformatted_20_Text">#シャルロッテ</text:p>
      <text:p text:style-name="Preformatted_20_Text">あら、ごめんなさい……。</text:p>
      <text:p text:style-name="Preformatted_20_Text">きゃっ、なんですの？</text:p>
      <text:p text:style-name="Preformatted_20_Text">いきなり大きなドラゴンが……。</text:p>
      <text:p text:style-name="Preformatted_20_Text">Oh, I'm sorry. ......</text:p>
      <text:p text:style-name="Preformatted_20_Text"><text:soft-page-break/>What is it?</text:p>
      <text:p text:style-name="Preformatted_20_Text">Suddenly a big dragon. ......</text:p>
      <text:p text:style-name="Preformatted_20_Text">#アリス</text:p>
      <text:p text:style-name="Preformatted_20_Text">それが仮想の敵だ。</text:p>
      <text:p text:style-name="Preformatted_20_Text">えっと……お前が飲んだのはドラゴン味だな。</text:p>
      <text:p text:style-name="Preformatted_20_Text">無限に出てくるから、やめるときは、</text:p>
      <text:p text:style-name="Preformatted_20_Text">「土にかえれ、モンストルシャルマン！」っていうんだ。</text:p>
      <text:p text:style-name="Preformatted_20_Text">That's our virtual enemy.</text:p>
      <text:p text:style-name="Preformatted_20_Text">Let's see,...... you drank the dragon flavor.</text:p>
      <text:p text:style-name="Preformatted_20_Text">It comes out endlessly, so when you stop...</text:p>
      <text:p text:style-name="Preformatted_20_Text">"Back to the dirt, Monstre Charmant!" When you want to stop, you say, "Return to the earth, MonstreCharmant!</text:p>
      <text:p text:style-name="Preformatted_20_Text">#シャルロッテ</text:p>
      <text:p text:style-name="Preformatted_20_Text">ゴールドシャワー！　</text:p>
      <text:p text:style-name="Preformatted_20_Text">きゃっ！　</text:p>
      <text:p text:style-name="Preformatted_20_Text">一体倒しましたわ！</text:p>
      <text:p text:style-name="Preformatted_20_Text">ああっ、後ろからもう一体！</text:p>
      <text:p text:style-name="Preformatted_20_Text">忙しいですわね！　さあ、来なさい！！</text:p>
      <text:p text:style-name="Preformatted_20_Text">Gold shower!　</text:p>
      <text:p text:style-name="Preformatted_20_Text">Oh, no!　</text:p>
      <text:p text:style-name="Preformatted_20_Text">One down!</text:p>
      <text:p text:style-name="Preformatted_20_Text">Oh, there's another one behind me!</text:p>
      <text:p text:style-name="Preformatted_20_Text">They're busy!　Come on, come on!</text:p>
      <text:p text:style-name="Preformatted_20_Text">#アリス</text:p>
      <text:p text:style-name="Preformatted_20_Text">私の話聞けよ！！</text:p>
      <text:p text:style-name="Preformatted_20_Text">……ちぇっ、まあいいや。</text:p>
      <text:p text:style-name="Preformatted_20_Text">これをこいつに飲ませてっと。</text:p>
      <text:p text:style-name="Preformatted_20_Text">Listen to me!</text:p>
      <text:p text:style-name="Preformatted_20_Text">...... Oh, well...</text:p>
      <text:p text:style-name="Preformatted_20_Text">Let's give this guy a drink.</text:p>
      <text:p text:style-name="Preformatted_20_Text">[cn]</text:p>
      <text:p text:style-name="Preformatted_20_Text">アリスはエマに近づき「モンスターＧＯ」を飲ませた。</text:p>
      <text:p text:style-name="Preformatted_20_Text">Alice approached Emma and gave her a drink of "Monster Go."</text:p>
      <text:p text:style-name="Preformatted_20_Text">#エミル</text:p>
      <text:p text:style-name="Preformatted_20_Text">あ、アリスさん。</text:p>
      <text:p text:style-name="Preformatted_20_Text">姉さんに一体何を……。</text:p>
      <text:p text:style-name="Preformatted_20_Text">Oh, Alice.</text:p>
      <text:p text:style-name="Preformatted_20_Text">What the hell are you doing to my sister .......</text:p>
      <text:p text:style-name="Preformatted_20_Text">#アリス</text:p>
      <text:p text:style-name="Preformatted_20_Text">こいつ、最初にやったときよりも弱くなってた。</text:p>
      <text:p text:style-name="Preformatted_20_Text">たぶん自分で魔力を生成できないんだろう。</text:p>
      <text:p text:style-name="Preformatted_20_Text">だからこいつで仮想敵と戦わせ続けて、</text:p>
      <text:p text:style-name="Preformatted_20_Text">魔力を空にしちまおうってわけだ。</text:p>
      <text:p text:style-name="Preformatted_20_Text">This guy was weaker than the first time I tried him.</text:p>
      <text:p text:style-name="Preformatted_20_Text">Maybe he can't generate his own magic.</text:p>
      <text:p text:style-name="Preformatted_20_Text">So let's just let her keep fighting virtual enemies with this thing.</text:p>
      <text:p text:style-name="Preformatted_20_Text">I'm going to use it to keep fighting with virtual enemies and empty its magic power.</text:p>
      <text:p text:style-name="Preformatted_20_Text">#エミル</text:p>
      <text:p text:style-name="Preformatted_20_Text">魔力が空になると……どうなるんですか？</text:p>
      <text:p text:style-name="Preformatted_20_Text">What happens to ...... when the magic is empty?</text:p>
      <text:p text:style-name="Preformatted_20_Text">#アリス</text:p>
      <text:p text:style-name="Preformatted_20_Text">魔女だったら消滅する。</text:p>
      <text:p text:style-name="Preformatted_20_Text">けど、こいつは元人間だからな、</text:p>
      <text:p text:style-name="Preformatted_20_Text">もしかしたら人間に戻るかもしれん。</text:p>
      <text:p text:style-name="Preformatted_20_Text">If she is a witch, she will disappear.</text:p>
      <text:p text:style-name="Preformatted_20_Text">But she's a former human.</text:p>
      <text:p text:style-name="Preformatted_20_Text">Maybe she'll turn back into a human.</text:p>
      <text:p text:style-name="Preformatted_20_Text">#エミル</text:p>
      <text:p text:style-name="Preformatted_20_Text">そんな危険な……！</text:p>
      <text:p text:style-name="Preformatted_20_Text">Such danger ......!</text:p>
      <text:p text:style-name="Preformatted_20_Text">#アリス</text:p>
      <text:p text:style-name="Preformatted_20_Text">じゃあ、効かない薬を飲ませ続ける気か？</text:p>
      <text:p text:style-name="Preformatted_20_Text">So you're going to keep giving him pills that don't work?</text:p>
      <text:p text:style-name="Preformatted_20_Text">#エミル</text:p>
      <text:p text:style-name="Preformatted_20_Text"><text:soft-page-break/>…………。</text:p>
      <text:p text:style-name="Preformatted_20_Text">.............</text:p>
      <text:p text:style-name="Preformatted_20_Text">#アリス</text:p>
      <text:p text:style-name="Preformatted_20_Text">とりあえず、ここは危ない。</text:p>
      <text:p text:style-name="Preformatted_20_Text">全員撤退だ。</text:p>
      <text:p text:style-name="Preformatted_20_Text">At any rate, it's not safe here.</text:p>
      <text:p text:style-name="Preformatted_20_Text">We all need to retreat.</text:p>
      <text:p text:style-name="Preformatted_20_Text">[cn]</text:p>
      <text:p text:style-name="Preformatted_20_Text">…………………。</text:p>
      <text:p text:style-name="Preformatted_20_Text">数時間後。</text:p>
      <text:p text:style-name="Preformatted_20_Text">誰もいなくなった砦の真ん中でエマが目を覚ました。</text:p>
      <text:p text:style-name="Preformatted_20_Text">......................</text:p>
      <text:p text:style-name="Preformatted_20_Text">A few hours later.</text:p>
      <text:p text:style-name="Preformatted_20_Text">Emma wakes up in the middle of an empty fort.</text:p>
      <text:p text:style-name="Preformatted_20_Text">#エマ</text:p>
      <text:p text:style-name="Preformatted_20_Text">うあ……。</text:p>
      <text:p text:style-name="Preformatted_20_Text">Ua.......</text:p>
      <text:p text:style-name="Preformatted_20_Text">[cn]</text:p>
      <text:p text:style-name="Preformatted_20_Text">エマはむくりと起き上がりあたりを見渡した。</text:p>
      <text:p text:style-name="Preformatted_20_Text">あたりに誰もいないことを確認すると、</text:p>
      <text:p text:style-name="Preformatted_20_Text">ペタンと座り込み動かなくなってしまった。</text:p>
      <text:p text:style-name="Preformatted_20_Text">その様子をアリスたちは高台から眺めていた。</text:p>
      <text:p text:style-name="Preformatted_20_Text">Emma sat up and looked around.</text:p>
      <text:p text:style-name="Preformatted_20_Text">When she saw that there was no one around, she sat up flat on her back and stopped moving.</text:p>
      <text:p text:style-name="Preformatted_20_Text">She sat down and stopped moving.</text:p>
      <text:p text:style-name="Preformatted_20_Text">Alice and the others watched from a high place.</text:p>
      <text:p text:style-name="Preformatted_20_Text">#アリス</text:p>
      <text:p text:style-name="Preformatted_20_Text">よし、魔法を打ち込め。</text:p>
      <text:p text:style-name="Preformatted_20_Text">届かなくてもいい、あいつが気づけばな。</text:p>
      <text:p text:style-name="Preformatted_20_Text">All right, cast a spell.</text:p>
      <text:p text:style-name="Preformatted_20_Text">It doesn't matter if we can't reach him, as long as he notices.</text:p>
      <text:p text:style-name="Preformatted_20_Text">#クロ</text:p>
      <text:p text:style-name="Preformatted_20_Text">魔法隊前へ！</text:p>
      <text:p text:style-name="Preformatted_20_Text">放てっ！！</text:p>
      <text:p text:style-name="Preformatted_20_Text">Magic Squad, forward!</text:p>
      <text:p text:style-name="Preformatted_20_Text">Release!</text:p>
      <text:p text:style-name="Preformatted_20_Text">[cn]</text:p>
      <text:p text:style-name="Preformatted_20_Text">無数の光球がエマに向かって降り注いだ。</text:p>
      <text:p text:style-name="Preformatted_20_Text">そのほとんどがエマに届く前に消えてしまったが、</text:p>
      <text:p text:style-name="Preformatted_20_Text">そのうちの一発がエマの近くに着弾した。</text:p>
      <text:p text:style-name="Preformatted_20_Text">Countless balls of light rained down toward Emma.</text:p>
      <text:p text:style-name="Preformatted_20_Text">Most of them vanished before reaching Emma, but</text:p>
      <text:p text:style-name="Preformatted_20_Text">One of them landed near Emma.</text:p>
      <text:p text:style-name="Preformatted_20_Text">#エマ</text:p>
      <text:p text:style-name="Preformatted_20_Text">ッ……！！</text:p>
      <text:p text:style-name="Preformatted_20_Text">ウウウウアアアアアアアッ！！！！</text:p>
      <text:p text:style-name="Preformatted_20_Text">......!!!!</text:p>
      <text:p text:style-name="Preformatted_20_Text">Uuuuuhhhhhh！！！！</text:p>
      <text:p text:style-name="Preformatted_20_Text">#アリス</text:p>
      <text:p text:style-name="Preformatted_20_Text">やつが気づいたぞ！　引けっ！！</text:p>
      <text:p text:style-name="Preformatted_20_Text">He's on to us!　Pull!</text:p>
      <text:p text:style-name="Preformatted_20_Text">[cn]</text:p>
      <text:p text:style-name="Preformatted_20_Text">エマは突然の敵襲に怒り狂い、あたりに火球をまき散らした。</text:p>
      <text:p text:style-name="Preformatted_20_Text">Emma is furious at the sudden enemy attack, and sprays fireballs all around her.</text:p>
      <text:p text:style-name="Preformatted_20_Text">#エマ</text:p>
      <text:p text:style-name="Preformatted_20_Text">グッ……？</text:p>
      <text:p text:style-name="Preformatted_20_Text">ガアアァッ！！！</text:p>
      <text:p text:style-name="Preformatted_20_Text">Gghh......?</text:p>
      <text:p text:style-name="Preformatted_20_Text">GAAAHHHHH!!!</text:p>
      <text:p text:style-name="Preformatted_20_Text">[cn]</text:p>
      <text:p text:style-name="Preformatted_20_Text">エマの前に例の仮想敵が姿を現した。</text:p>
      <text:p text:style-name="Preformatted_20_Text">無数のモンスターたちがエマの脳内に投影されていた</text:p>
      <text:p text:style-name="Preformatted_20_Text">The virtual enemy of the example appeared in front of Emma.</text:p>
      <text:p text:style-name="Preformatted_20_Text"><text:soft-page-break/>Countless monsters were projected into Emma's brain.</text:p>
      <text:p text:style-name="Preformatted_20_Text">#アリス</text:p>
      <text:p text:style-name="Preformatted_20_Text">クフフッ！　始まったか。</text:p>
      <text:p text:style-name="Preformatted_20_Text">さて、どのくらいもつかな……。</text:p>
      <text:p text:style-name="Preformatted_20_Text">Kuhuhuhu!　It's started, huh?</text:p>
      <text:p text:style-name="Preformatted_20_Text">Now let's see how long it lasts. ......</text:p>
      <text:p text:style-name="Preformatted_20_Text">#エミル</text:p>
      <text:p text:style-name="Preformatted_20_Text">姉さん……。</text:p>
      <text:p text:style-name="Preformatted_20_Text">Sis .......</text:p>
      <text:p text:style-name="Preformatted_20_Text">[cn]</text:p>
      <text:p text:style-name="Preformatted_20_Text">エマの暴走は日が明けるまで続いた。</text:p>
      <text:p text:style-name="Preformatted_20_Text">Emma's outburst continued until daybreak.</text:p>
      <text:p text:style-name="Preformatted_20_Text">#クロ</text:p>
      <text:p text:style-name="Preformatted_20_Text">アリス様。 朝でございます。</text:p>
      <text:p text:style-name="Preformatted_20_Text">Queen Alice. It is morning.</text:p>
      <text:p text:style-name="Preformatted_20_Text">#アリス</text:p>
      <text:p text:style-name="Preformatted_20_Text">うー……ん。 クロォ？</text:p>
      <text:p text:style-name="Preformatted_20_Text">……なっ！</text:p>
      <text:p text:style-name="Preformatted_20_Text">おまえ！　勝手に私の部屋に入って……！</text:p>
      <text:p text:style-name="Preformatted_20_Text">……あ、ああそっか。</text:p>
      <text:p text:style-name="Preformatted_20_Text">あのまま寝ちまったのか。</text:p>
      <text:p text:style-name="Preformatted_20_Text">Woo......n. Kuro?</text:p>
      <text:p text:style-name="Preformatted_20_Text">...... Hey!</text:p>
      <text:p text:style-name="Preformatted_20_Text">You!　You entered my room without permission......!</text:p>
      <text:p text:style-name="Preformatted_20_Text">...... Oh, I see.</text:p>
      <text:p text:style-name="Preformatted_20_Text">I fell asleep like that.</text:p>
      <text:p text:style-name="Preformatted_20_Text">#クロ</text:p>
      <text:p text:style-name="Preformatted_20_Text">暴走がおさまったようでございます。</text:p>
      <text:p text:style-name="Preformatted_20_Text">The outburst seems to have subsided.</text:p>
      <text:p text:style-name="Preformatted_20_Text">#アリス</text:p>
      <text:p text:style-name="Preformatted_20_Text">おお……</text:p>
      <text:p text:style-name="Preformatted_20_Text">やつは、生きてるのか？</text:p>
      <text:p text:style-name="Preformatted_20_Text">Oh ......</text:p>
      <text:p text:style-name="Preformatted_20_Text">Is he alive?</text:p>
      <text:p text:style-name="Preformatted_20_Text">#クロ</text:p>
      <text:p text:style-name="Preformatted_20_Text">すでにエミル殿とシャルロッテ殿が向かわれております。</text:p>
      <text:p text:style-name="Preformatted_20_Text">さあ、アリス様もこちらへ。</text:p>
      <text:p text:style-name="Preformatted_20_Text">Emil and Charlotte are already on their way.</text:p>
      <text:p text:style-name="Preformatted_20_Text">Come on, Alice-sama, this way.</text:p>
      <text:p text:style-name="Preformatted_20_Text">[cn]</text:p>
      <text:p text:style-name="Preformatted_20_Text">……………。</text:p>
      <text:p text:style-name="Preformatted_20_Text">エマは砦の中央で倒れていた。</text:p>
      <text:p text:style-name="Preformatted_20_Text">魔力はすっかり切れたようで、</text:p>
      <text:p text:style-name="Preformatted_20_Text">以前までの圧力のようなものはなくなっていた。</text:p>
      <text:p text:style-name="Preformatted_20_Text">................</text:p>
      <text:p text:style-name="Preformatted_20_Text">Emma had collapsed in the center of the fort.</text:p>
      <text:p text:style-name="Preformatted_20_Text">Her magic power seemed to have completely run out.</text:p>
      <text:p text:style-name="Preformatted_20_Text">The pressure that had been there before was gone.</text:p>
      <text:p text:style-name="Preformatted_20_Text">#アリス</text:p>
      <text:p text:style-name="Preformatted_20_Text">オイ、そいつ……。</text:p>
      <text:p text:style-name="Preformatted_20_Text">Oi, that guy: .......</text:p>
      <text:p text:style-name="Preformatted_20_Text">#エミル</text:p>
      <text:p text:style-name="Preformatted_20_Text">姉さん……、よかった。</text:p>
      <text:p text:style-name="Preformatted_20_Text">Good for you, sister .......</text:p>
      <text:p text:style-name="Preformatted_20_Text">#シャルロッテ</text:p>
      <text:p text:style-name="Preformatted_20_Text">アリスさん……、生きていますわ。</text:p>
      <text:p text:style-name="Preformatted_20_Text">ああ、よかった……、エマ！</text:p>
      <text:p text:style-name="Preformatted_20_Text">Alice,......, he's alive.</text:p>
      <text:p text:style-name="Preformatted_20_Text">Oh, thank God......, Emma!</text:p>
      <text:p text:style-name="Preformatted_20_Text">#アリス</text:p>
      <text:p text:style-name="Preformatted_20_Text">そうか……。</text:p>
      <text:p text:style-name="Preformatted_20_Text">（本当にうまくいくとは……。まあいいか。）</text:p>
      <text:p text:style-name="Preformatted_20_Text">Well .......</text:p>
      <text:p text:style-name="Preformatted_20_Text"><text:soft-page-break/>(I didn't really think it would work ....... Oh well.)</text:p>
      <text:p text:style-name="Preformatted_20_Text">#エマ</text:p>
      <text:p text:style-name="Preformatted_20_Text">うー……ん。</text:p>
      <text:p text:style-name="Preformatted_20_Text">あれぇ……。</text:p>
      <text:p text:style-name="Preformatted_20_Text">Woo......n.</text:p>
      <text:p text:style-name="Preformatted_20_Text">Huh .......</text:p>
      <text:p text:style-name="Preformatted_20_Text">#エミル</text:p>
      <text:p text:style-name="Preformatted_20_Text">姉さん！　ねえ、僕がわかる？</text:p>
      <text:p text:style-name="Preformatted_20_Text">Sis!　Hey, can you recognize me?</text:p>
      <text:p text:style-name="Preformatted_20_Text">#エマ</text:p>
      <text:p text:style-name="Preformatted_20_Text">エミルぅ？</text:p>
      <text:p text:style-name="Preformatted_20_Text">何よぅ、こんな朝早く……ってここどこ？</text:p>
      <text:p text:style-name="Preformatted_20_Text">あれ、なんで泣いてんのよ</text:p>
      <text:p text:style-name="Preformatted_20_Text">ねえ、エミルったら！</text:p>
      <text:p text:style-name="Preformatted_20_Text">Emil?</text:p>
      <text:p text:style-name="Preformatted_20_Text">What? Where is ...... so early in the morning?</text:p>
      <text:p text:style-name="Preformatted_20_Text">Why are you crying?</text:p>
      <text:p text:style-name="Preformatted_20_Text">Hey, Emil!</text:p>
      <text:p text:style-name="Preformatted_20_Text">#エミル</text:p>
      <text:p text:style-name="Preformatted_20_Text">ねえさん……うぇえ……、ごめんなさい……。</text:p>
      <text:p text:style-name="Preformatted_20_Text">ごめん……。</text:p>
      <text:p text:style-name="Preformatted_20_Text">Hey, hey ...... ugh ......, I'm sorry .......</text:p>
      <text:p text:style-name="Preformatted_20_Text">Sorry .......</text:p>
      <text:p text:style-name="Preformatted_20_Text">#エマ</text:p>
      <text:p text:style-name="Preformatted_20_Text">あっ、エミル！</text:p>
      <text:p text:style-name="Preformatted_20_Text">どうしたの、ねえ！</text:p>
      <text:p text:style-name="Preformatted_20_Text">わっ、すごい熱じゃない！！</text:p>
      <text:p text:style-name="Preformatted_20_Text">Oh, Emil!</text:p>
      <text:p text:style-name="Preformatted_20_Text">What's wrong, hey!</text:p>
      <text:p text:style-name="Preformatted_20_Text">Wow, that's a lot of heat!</text:p>
      <text:p text:style-name="Preformatted_20_Text">#シャルロッテ</text:p>
      <text:p text:style-name="Preformatted_20_Text">あっ、本当ですわ！</text:p>
      <text:p text:style-name="Preformatted_20_Text">アリスさん、エミルをお城まで運びますから、</text:p>
      <text:p text:style-name="Preformatted_20_Text">ついてきてくださる？</text:p>
      <text:p text:style-name="Preformatted_20_Text">Oh, it's true!</text:p>
      <text:p text:style-name="Preformatted_20_Text">Alice, we're going to take Emil to the castle.</text:p>
      <text:p text:style-name="Preformatted_20_Text">Will you follow me?</text:p>
      <text:p text:style-name="Preformatted_20_Text">#アリス</text:p>
      <text:p text:style-name="Preformatted_20_Text">あっ、オイ勝手に……。</text:p>
      <text:p text:style-name="Preformatted_20_Text">ちょっと、ひっぱんなっての……、オイッ！！</text:p>
      <text:p text:style-name="Preformatted_20_Text">Oh, you can go to ...... on your own.</text:p>
      <text:p text:style-name="Preformatted_20_Text">Don't pull my leg, ......!</text:p>
      <text:p text:style-name="Preformatted_20_Text">[cn]</text:p>
      <text:p text:style-name="Preformatted_20_Text">シャルロッテに（無理やり）連れられて、アリスたちはロレーヌの城へ向かった。</text:p>
      <text:p text:style-name="Preformatted_20_Text">ロレーヌの城。</text:p>
      <text:p text:style-name="Preformatted_20_Text">Charlotte (forcibly) took Alice and the others to Lorraine's castle.</text:p>
      <text:p text:style-name="Preformatted_20_Text">Lorraine's castle.</text:p>
      <text:p text:style-name="Preformatted_20_Text">#カスミ</text:p>
      <text:p text:style-name="Preformatted_20_Text">どうぞっす。</text:p>
      <text:p text:style-name="Preformatted_20_Text">うちの庭でとれたハーブで淹れたハーブティーっす。</text:p>
      <text:p text:style-name="Preformatted_20_Text">……じゃなくて、</text:p>
      <text:p text:style-name="Preformatted_20_Text">なんでアンタがここにいるんすか！！</text:p>
      <text:p text:style-name="Preformatted_20_Text">Here you go.</text:p>
      <text:p text:style-name="Preformatted_20_Text">Herb tea made with herbs from my garden.</text:p>
      <text:p text:style-name="Preformatted_20_Text">Not ......</text:p>
      <text:p text:style-name="Preformatted_20_Text">Why are you here!</text:p>
      <text:p text:style-name="Preformatted_20_Text">#アリス</text:p>
      <text:p text:style-name="Preformatted_20_Text">お前の主人に聞けよ……。</text:p>
      <text:p text:style-name="Preformatted_20_Text">Ask your master. ......</text:p>
      <text:p text:style-name="Preformatted_20_Text">#シャルロッテ</text:p>
      <text:p text:style-name="Preformatted_20_Text">ごめんなさいアリスさん、お待たせしてしまって。</text:p>
      <text:p text:style-name="Preformatted_20_Text">Sorry Alice for keeping you waiting.</text:p>
      <text:p text:style-name="Preformatted_20_Text">#アリス</text:p>
      <text:p text:style-name="Preformatted_20_Text"><text:soft-page-break/>いや、いいけど……。</text:p>
      <text:p text:style-name="Preformatted_20_Text">No, it's fine. ......</text:p>
      <text:p text:style-name="Preformatted_20_Text">#シャルロッテ</text:p>
      <text:p text:style-name="Preformatted_20_Text">約束通り領地をお渡しいたしますわ。</text:p>
      <text:p text:style-name="Preformatted_20_Text">こちらにサインをお願いできますかしら？</text:p>
      <text:p text:style-name="Preformatted_20_Text">土地の契約書が２枚、</text:p>
      <text:p text:style-name="Preformatted_20_Text">政権譲渡書類が３枚、</text:p>
      <text:p text:style-name="Preformatted_20_Text">債務の譲渡書類１０枚と……。</text:p>
      <text:p text:style-name="Preformatted_20_Text">I will give you the territory as promised.</text:p>
      <text:p text:style-name="Preformatted_20_Text">Could you please sign here?</text:p>
      <text:p text:style-name="Preformatted_20_Text">Two land contracts.</text:p>
      <text:p text:style-name="Preformatted_20_Text">3 documents for the transfer of power.</text:p>
      <text:p text:style-name="Preformatted_20_Text">10 debt transfer documents and .......</text:p>
      <text:p text:style-name="Preformatted_20_Text">#アリス</text:p>
      <text:p text:style-name="Preformatted_20_Text">まてまてまて！</text:p>
      <text:p text:style-name="Preformatted_20_Text">なんでそんなめんどくさいもん書かなきゃならないんだ！</text:p>
      <text:p text:style-name="Preformatted_20_Text">私にくれるんだろ？　それでいいじゃないか。</text:p>
      <text:p text:style-name="Preformatted_20_Text">Wait, wait, wait!</text:p>
      <text:p text:style-name="Preformatted_20_Text">Why do I have to fill out all that hassle!</text:p>
      <text:p text:style-name="Preformatted_20_Text">You're giving it to me, right?　That's fine.</text:p>
      <text:p text:style-name="Preformatted_20_Text">#シャルロッテ</text:p>
      <text:p text:style-name="Preformatted_20_Text">よくありませんわ！</text:p>
      <text:p text:style-name="Preformatted_20_Text">言葉での解決には製紙血判が必要なのです！</text:p>
      <text:p text:style-name="Preformatted_20_Text">It's not good!</text:p>
      <text:p text:style-name="Preformatted_20_Text">We need a papermaking blood seal for a verbal solution!</text:p>
      <text:p text:style-name="Preformatted_20_Text">#アリス</text:p>
      <text:p text:style-name="Preformatted_20_Text">せいし……けっぱんん？</text:p>
      <text:p text:style-name="Preformatted_20_Text">おいクロォ……</text:p>
      <text:p text:style-name="Preformatted_20_Text">なんとかしてくれよ。</text:p>
      <text:p text:style-name="Preformatted_20_Text">Seishi ...... keppan?</text:p>
      <text:p text:style-name="Preformatted_20_Text">Hey Kuroo......</text:p>
      <text:p text:style-name="Preformatted_20_Text">Do something about it.</text:p>
      <text:p text:style-name="Preformatted_20_Text">#クロ</text:p>
      <text:p text:style-name="Preformatted_20_Text">そういわれましても……</text:p>
      <text:p text:style-name="Preformatted_20_Text">これは領主の仕事でございますゆえ。</text:p>
      <text:p text:style-name="Preformatted_20_Text">読み上げるくらいでしたら承りますが……。</text:p>
      <text:p text:style-name="Preformatted_20_Text">That being said......</text:p>
      <text:p text:style-name="Preformatted_20_Text">This is the lord's business.</text:p>
      <text:p text:style-name="Preformatted_20_Text">I'd be happy to read it out loud if you'd like. ......</text:p>
      <text:p text:style-name="Preformatted_20_Text">#アリス</text:p>
      <text:p text:style-name="Preformatted_20_Text">くそぉぉぉ……。</text:p>
      <text:p text:style-name="Preformatted_20_Text">Damn it. ......</text:p>
      <text:p text:style-name="Preformatted_20_Text">[cn]</text:p>
      <text:p text:style-name="Preformatted_20_Text">……………。</text:p>
      <text:p text:style-name="Preformatted_20_Text">ロレーヌ城、姉弟の部屋。</text:p>
      <text:p text:style-name="Preformatted_20_Text">................</text:p>
      <text:p text:style-name="Preformatted_20_Text">Château de Lorraine, sister and brother's room.</text:p>
      <text:p text:style-name="Preformatted_20_Text">#エミル</text:p>
      <text:p text:style-name="Preformatted_20_Text">うっ、ううん……。</text:p>
      <text:p text:style-name="Preformatted_20_Text">Uh-oh. .......</text:p>
      <text:p text:style-name="Preformatted_20_Text">#エマ</text:p>
      <text:p text:style-name="Preformatted_20_Text">あっ、エミル！　目が覚めたのね。</text:p>
      <text:p text:style-name="Preformatted_20_Text">Ah, Emil!　You're awake.</text:p>
      <text:p text:style-name="Preformatted_20_Text">#エミル</text:p>
      <text:p text:style-name="Preformatted_20_Text">姉さん……。</text:p>
      <text:p text:style-name="Preformatted_20_Text">あっ！　ねえ、体は大丈夫なの！？</text:p>
      <text:p text:style-name="Preformatted_20_Text">どこも痛いところはない？</text:p>
      <text:p text:style-name="Preformatted_20_Text">Sis .......</text:p>
      <text:p text:style-name="Preformatted_20_Text">Ah!　Hey, is your body ok!</text:p>
      <text:p text:style-name="Preformatted_20_Text">Does it hurt anywhere?</text:p>
      <text:p text:style-name="Preformatted_20_Text">#エマ</text:p>
      <text:p text:style-name="Preformatted_20_Text">私は大丈夫よ！　</text:p>
      <text:p text:style-name="Preformatted_20_Text">それより、アンタの方こそ寝てないとダメなんだから</text:p>
      <text:p text:style-name="Preformatted_20_Text"><text:soft-page-break/>I'm fine!　</text:p>
      <text:p text:style-name="Preformatted_20_Text">You're the one who needs to sleep.</text:p>
      <text:p text:style-name="Preformatted_20_Text">#エミル</text:p>
      <text:p text:style-name="Preformatted_20_Text">姉さん……僕。</text:p>
      <text:p text:style-name="Preformatted_20_Text">ごめんなさい、あんな薬作らなければ……。</text:p>
      <text:p text:style-name="Preformatted_20_Text">Sis ...... me.</text:p>
      <text:p text:style-name="Preformatted_20_Text">I'm sorry, I shouldn't have made those pills.......</text:p>
      <text:p text:style-name="Preformatted_20_Text">#エマ</text:p>
      <text:p text:style-name="Preformatted_20_Text">何言ってんの！　</text:p>
      <text:p text:style-name="Preformatted_20_Text">飲んだのは私なんだからエミルは悪くないって。</text:p>
      <text:p text:style-name="Preformatted_20_Text">What are you talking about!　</text:p>
      <text:p text:style-name="Preformatted_20_Text">It's not Emil's fault because I'm the one who took it.</text:p>
      <text:p text:style-name="Preformatted_20_Text">#エミル</text:p>
      <text:p text:style-name="Preformatted_20_Text">でも、アリスさんは、わきまえろって。</text:p>
      <text:p text:style-name="Preformatted_20_Text">人間が手を出しちゃいけないこともあるんだって……</text:p>
      <text:p text:style-name="Preformatted_20_Text">But Alice said you should know better.</text:p>
      <text:p text:style-name="Preformatted_20_Text">She says there are some things humans shouldn't mess with ......</text:p>
      <text:p text:style-name="Preformatted_20_Text">#アリス</text:p>
      <text:p text:style-name="Preformatted_20_Text">その通りだ。</text:p>
      <text:p text:style-name="Preformatted_20_Text">That's right.</text:p>
      <text:p text:style-name="Preformatted_20_Text">#エミル</text:p>
      <text:p text:style-name="Preformatted_20_Text">アリスさん！</text:p>
      <text:p text:style-name="Preformatted_20_Text">Alice-san!</text:p>
      <text:p text:style-name="Preformatted_20_Text">#アリス</text:p>
      <text:p text:style-name="Preformatted_20_Text">ちっ、シャルロッテの野郎</text:p>
      <text:p text:style-name="Preformatted_20_Text">めんどくさいことやらせやがって……。</text:p>
      <text:p text:style-name="Preformatted_20_Text">あー、疲れたぜ。</text:p>
      <text:p text:style-name="Preformatted_20_Text">おい、エマとか言ったか。</text:p>
      <text:p text:style-name="Preformatted_20_Text">ちょっと確認したいことがあるんだ。</text:p>
      <text:p text:style-name="Preformatted_20_Text">Damn you, Charlotte.</text:p>
      <text:p text:style-name="Preformatted_20_Text">You made me do something annoying. ......</text:p>
      <text:p text:style-name="Preformatted_20_Text">Ah, I'm tired, man.</text:p>
      <text:p text:style-name="Preformatted_20_Text">Hey, did you say Emma or something?</text:p>
      <text:p text:style-name="Preformatted_20_Text">I just want to check something.</text:p>
      <text:p text:style-name="Preformatted_20_Text">#エマ</text:p>
      <text:p text:style-name="Preformatted_20_Text">えっ、は、はい！</text:p>
      <text:p text:style-name="Preformatted_20_Text">What? Yes!</text:p>
      <text:p text:style-name="Preformatted_20_Text">#アリス</text:p>
      <text:p text:style-name="Preformatted_20_Text">私に向かって手をかざしてファイヤーボールと唱えてみろ。</text:p>
      <text:p text:style-name="Preformatted_20_Text">Hold your hand up to me and chant Fireball.</text:p>
      <text:p text:style-name="Preformatted_20_Text">#エマ</text:p>
      <text:p text:style-name="Preformatted_20_Text">え、はい……。</text:p>
      <text:p text:style-name="Preformatted_20_Text">ふぁ、ファイヤーボール！</text:p>
      <text:p text:style-name="Preformatted_20_Text">Eh, yes. .......</text:p>
      <text:p text:style-name="Preformatted_20_Text">Huh, Fireball!</text:p>
      <text:p text:style-name="Preformatted_20_Text">[cn]</text:p>
      <text:p text:style-name="Preformatted_20_Text">すると、魔法を使えなくなったはずのエマの手から火球が勢いよく飛び出し、</text:p>
      <text:p text:style-name="Preformatted_20_Text">アリスめがけて飛んで行った！</text:p>
      <text:p text:style-name="Preformatted_20_Text">Then, a fireball flew out of Emma's hand, which should have been magic-incapacitated, with great force, and</text:p>
      <text:p text:style-name="Preformatted_20_Text">It flew towards Alice!</text:p>
      <text:p text:style-name="Preformatted_20_Text">#アリス</text:p>
      <text:p text:style-name="Preformatted_20_Text">ふんっ！</text:p>
      <text:p text:style-name="Preformatted_20_Text">Hmph!</text:p>
      <text:p text:style-name="Preformatted_20_Text">[cn]</text:p>
      <text:p text:style-name="Preformatted_20_Text">アリスはそれを手で受け止めると、</text:p>
      <text:p text:style-name="Preformatted_20_Text">握りつぶすように手の中で消滅させてしまった。</text:p>
      <text:p text:style-name="Preformatted_20_Text">Alice caught it with her hand and</text:p>
      <text:p text:style-name="Preformatted_20_Text">She made it disappear in her hand as if she was grasping it.</text:p>
      <text:p text:style-name="Preformatted_20_Text">#エミル</text:p>
      <text:p text:style-name="Preformatted_20_Text">ね、姉さん！？</text:p>
      <text:p text:style-name="Preformatted_20_Text">そんな……、人間に戻ったんじゃ。</text:p>
      <text:p text:style-name="Preformatted_20_Text">Hey, sis!</text:p>
      <text:p text:style-name="Preformatted_20_Text">Such ......, you're human again.</text:p>
      <text:p text:style-name="Preformatted_20_Text"><text:soft-page-break/>#アリス</text:p>
      <text:p text:style-name="Preformatted_20_Text">たぶん本当に魔女になりかかっていたんだろう。</text:p>
      <text:p text:style-name="Preformatted_20_Text">少量とはいえ体内で魔力を生成できるようになったんだ。</text:p>
      <text:p text:style-name="Preformatted_20_Text">結局、そう簡単にもとに戻ることはできないってことだな。</text:p>
      <text:p text:style-name="Preformatted_20_Text">Maybe she really was on the verge of becoming a witch.</text:p>
      <text:p text:style-name="Preformatted_20_Text">I'm able to generate magic power in my body, albeit in small amounts.</text:p>
      <text:p text:style-name="Preformatted_20_Text">So it's not so easy to go back to normal after all.</text:p>
      <text:p text:style-name="Preformatted_20_Text">#エミル</text:p>
      <text:p text:style-name="Preformatted_20_Text">ね、姉さんはどうなるんですか……？</text:p>
      <text:p text:style-name="Preformatted_20_Text">Hey, what's going to happen to your sister ......?</text:p>
      <text:p text:style-name="Preformatted_20_Text">#アリス</text:p>
      <text:p text:style-name="Preformatted_20_Text">定期的に魔力を発散してやれば暴走することはない。</text:p>
      <text:p text:style-name="Preformatted_20_Text">クフフフフッ！　</text:p>
      <text:p text:style-name="Preformatted_20_Text">安心しろ、私のところに来れば死ぬまで敵軍と戦わせてやるよ。</text:p>
      <text:p text:style-name="Preformatted_20_Text">If you regularly dissipate the magic power, it won't run out of control.</text:p>
      <text:p text:style-name="Preformatted_20_Text">Kuhuhuhuhu!　</text:p>
      <text:p text:style-name="Preformatted_20_Text">Don't worry, come to me and I'll let you fight the enemy army until you die.</text:p>
      <text:p text:style-name="Preformatted_20_Text">#エマ</text:p>
      <text:p text:style-name="Preformatted_20_Text">ま、魔法……。</text:p>
      <text:p text:style-name="Preformatted_20_Text">私本当に魔女に……、フフフフ。</text:p>
      <text:p text:style-name="Preformatted_20_Text">Well, magic .......</text:p>
      <text:p text:style-name="Preformatted_20_Text">I really am a witch ......, kuhuhuhuhu.</text:p>
      <text:p text:style-name="Preformatted_20_Text">#アリス</text:p>
      <text:p text:style-name="Preformatted_20_Text">……一応言っておくが、今度暴走したときはマジで殺すからな？</text:p>
      <text:p text:style-name="Preformatted_20_Text">...... Just so you know, the next time you run amok, I'll kill you for real, okay?</text:p>
      <text:p text:style-name="Preformatted_20_Text">#エマ</text:p>
      <text:p text:style-name="Preformatted_20_Text">はっ、はい！</text:p>
      <text:p text:style-name="Preformatted_20_Text">気を付けます。</text:p>
      <text:p text:style-name="Preformatted_20_Text">Ha, yes!</text:p>
      <text:p text:style-name="Preformatted_20_Text">I'll be careful.</text:p>
      <text:p text:style-name="Preformatted_20_Text">#アリス</text:p>
      <text:p text:style-name="Preformatted_20_Text">はあ、本当にわかってるんだか。</text:p>
      <text:p text:style-name="Preformatted_20_Text">じゃあ、私は行くから、</text:p>
      <text:p text:style-name="Preformatted_20_Text">後でシャルロッテのやつと一緒に私の屋敷へ来い。</text:p>
      <text:p text:style-name="Preformatted_20_Text">これからはそこで暮らしてもらうからな。</text:p>
      <text:p text:style-name="Preformatted_20_Text">Ha, I don't know if you really know what you're doing.</text:p>
      <text:p text:style-name="Preformatted_20_Text">Well, I'm going to go.</text:p>
      <text:p text:style-name="Preformatted_20_Text">Come to my mansion with Charlotte later.</text:p>
      <text:p text:style-name="Preformatted_20_Text">You'll be living there from now on.</text:p>
      <text:p text:style-name="Preformatted_20_Text">#エマ・エミル</text:p>
      <text:p text:style-name="Preformatted_20_Text">はっ、はい！</text:p>
      <text:p text:style-name="Preformatted_20_Text">Ha, yes!</text:p>
      <text:p text:style-name="Preformatted_20_Text">#エミル</text:p>
      <text:p text:style-name="Preformatted_20_Text">（アリスさんって、やっぱりいい人なのかな……。）</text:p>
      <text:p text:style-name="Preformatted_20_Text">(Alice-san is a good person after all. .......)</text:p>
      <text:p text:style-name="Preformatted_20_Text">[cn]</text:p>
      <text:p text:style-name="Preformatted_20_Text">ロレーヌ一派。</text:p>
      <text:p text:style-name="Preformatted_20_Text">魔女の流派の中で最も権威のある名門はこうして滅亡した</text:p>
      <text:p text:style-name="Preformatted_20_Text">暖炉の上の帽子をついにシャルロッテが被ることはなく、帽子はその役目を終えたのだった。</text:p>
      <text:p text:style-name="Preformatted_20_Text">The Lorraine school.</text:p>
      <text:p text:style-name="Preformatted_20_Text">The most prestigious and prestigious of the schools of witches was thus destroyed.</text:p>
      <text:p text:style-name="Preformatted_20_Text">The hat on the mantelpiece was finally never worn by Charlotte, and the hat had served its purpose.</text:p>
      <text:p text:style-name="Preformatted_20_Text"/>
      <text:p text:style-name="Preformatted_20_Text">C:\Users\James Phillips\Desktop\Games\WargameAliceGit\MinimizedScenarios\min_s0600.txt</text:p>
      <text:p text:style-name="Preformatted_20_Text">アカリ領、お菓子の家。</text:p>
      <text:p text:style-name="Preformatted_20_Text">アカリ領はこの世界の最東端に位置する場所にあった</text:p>
      <text:p text:style-name="Preformatted_20_Text">領主のアカリは人形術を操る魔女として有名で、</text:p>
      <text:p text:style-name="Preformatted_20_Text">部下はすべて彼女が作った人形たちだった。</text:p>
      <text:p text:style-name="Preformatted_20_Text">Akari Territory, House of Sweets.</text:p>
      <text:p text:style-name="Preformatted_20_Text">Akari Territory was located in the easternmost part of this world.</text:p>
      <text:p text:style-name="Preformatted_20_Text">Akari, the lord, was famous as a witch who manipulated puppets.</text:p>
      <text:p text:style-name="Preformatted_20_Text">Her subordinates were all dolls made by her.</text:p>
      <text:p text:style-name="Preformatted_20_Text">#アカリ</text:p>
      <text:p text:style-name="Preformatted_20_Text"><text:soft-page-break/>…………。</text:p>
      <text:p text:style-name="Preformatted_20_Text">.............</text:p>
      <text:p text:style-name="Preformatted_20_Text">[cn]</text:p>
      <text:p text:style-name="Preformatted_20_Text">アカリはいつものように応接室でお茶を飲んでいた。</text:p>
      <text:p text:style-name="Preformatted_20_Text">応接室といっても来客などないため、</text:p>
      <text:p text:style-name="Preformatted_20_Text">アカリのお茶の相手はもっぱら自分で作った人形だった。</text:p>
      <text:p text:style-name="Preformatted_20_Text">Akari was having tea in the drawing room as usual.</text:p>
      <text:p text:style-name="Preformatted_20_Text">Even though it was a drawing room, there were no visitors.</text:p>
      <text:p text:style-name="Preformatted_20_Text">Akari's tea partner was a doll she had made herself.</text:p>
      <text:p text:style-name="Preformatted_20_Text">#かぼちゃの人形</text:p>
      <text:p text:style-name="Preformatted_20_Text">アカリサマ……。</text:p>
      <text:p text:style-name="Preformatted_20_Text">ホンジツハ、ヨイ、オテンキデスネ。</text:p>
      <text:p text:style-name="Preformatted_20_Text">Akari sama .......</text:p>
      <text:p text:style-name="Preformatted_20_Text">Honjitsuha, yoi, otenki desu ne.</text:p>
      <text:p text:style-name="Preformatted_20_Text">#アカリ</text:p>
      <text:p text:style-name="Preformatted_20_Text">……うん、そうね。</text:p>
      <text:p text:style-name="Preformatted_20_Text">......Yeah, right.</text:p>
      <text:p text:style-name="Preformatted_20_Text">[cn]</text:p>
      <text:p text:style-name="Preformatted_20_Text">窓から見える空は、厚い雲が覆っていた。</text:p>
      <text:p text:style-name="Preformatted_20_Text">しかし、アカリはそんなもの見向きもせずに、</text:p>
      <text:p text:style-name="Preformatted_20_Text">淡々と肯定を繰り返すのだ。</text:p>
      <text:p text:style-name="Preformatted_20_Text">The sky seen from the window was covered with thick clouds.</text:p>
      <text:p text:style-name="Preformatted_20_Text">However, Akari doesn't pay attention to such things.</text:p>
      <text:p text:style-name="Preformatted_20_Text">She repeated her affirmation without hesitation.</text:p>
      <text:p text:style-name="Preformatted_20_Text">#かぼちゃの人形</text:p>
      <text:p text:style-name="Preformatted_20_Text">キョウノユウショクハ、タイノ、オカシラツキ、デス</text:p>
      <text:p text:style-name="Preformatted_20_Text">Kyounoyushokuha, taino, okashiratsuki, desu.</text:p>
      <text:p text:style-name="Preformatted_20_Text">#アカリ</text:p>
      <text:p text:style-name="Preformatted_20_Text">ええ、楽しみ……。</text:p>
      <text:p text:style-name="Preformatted_20_Text">Yeah, enjoy .......</text:p>
      <text:p text:style-name="Preformatted_20_Text">[cn]</text:p>
      <text:p text:style-name="Preformatted_20_Text">水源が井戸水くらいしかないこの近くで、</text:p>
      <text:p text:style-name="Preformatted_20_Text">タイを釣ることなど不可能だった。</text:p>
      <text:p text:style-name="Preformatted_20_Text">アカリはそんなこと気にもならないようで、</text:p>
      <text:p text:style-name="Preformatted_20_Text">なんともなしに肯定する。</text:p>
      <text:p text:style-name="Preformatted_20_Text">普通に見れば異常な光景だが、</text:p>
      <text:p text:style-name="Preformatted_20_Text">これがアカリの日常だった。</text:p>
      <text:p text:style-name="Preformatted_20_Text">その日常がある一つの小包で変わろうとは、</text:p>
      <text:p text:style-name="Preformatted_20_Text">この時のアカリは思いもしなかったのである。</text:p>
      <text:p text:style-name="Preformatted_20_Text">Near here, where the only source of water is well water.</text:p>
      <text:p text:style-name="Preformatted_20_Text">It was impossible to catch tai fish in this area.</text:p>
      <text:p text:style-name="Preformatted_20_Text">Akari didn't seem to care about that.</text:p>
      <text:p text:style-name="Preformatted_20_Text">Akari seems to be unconcerned about such things, and affirms it without any hesitation.</text:p>
      <text:p text:style-name="Preformatted_20_Text">It was an unusual sight to see.</text:p>
      <text:p text:style-name="Preformatted_20_Text">This was Akari's daily life.</text:p>
      <text:p text:style-name="Preformatted_20_Text">Akari had no idea that a single package could change that routine.</text:p>
      <text:p text:style-name="Preformatted_20_Text">Akari had no idea that a single package could change her daily life.</text:p>
      <text:p text:style-name="Preformatted_20_Text"/>
      <text:p text:style-name="Preformatted_20_Text">C:\Users\James Phillips\Desktop\Games\WargameAliceGit\MinimizedScenarios\min_s0601.txt</text:p>
      <text:p text:style-name="Preformatted_20_Text">お菓子の家。</text:p>
      <text:p text:style-name="Preformatted_20_Text">House of sweets.</text:p>
      <text:p text:style-name="Preformatted_20_Text">#チュイリッシュ</text:p>
      <text:p text:style-name="Preformatted_20_Text">コヅヅミデース。 サインオネガイシマース。</text:p>
      <text:p text:style-name="Preformatted_20_Text">Kozuzumi desu. Sign me, please.</text:p>
      <text:p text:style-name="Preformatted_20_Text">#かぼちゃの人形</text:p>
      <text:p text:style-name="Preformatted_20_Text">ウケトリマシタ、アリガトウゴザイマス。</text:p>
      <text:p text:style-name="Preformatted_20_Text">アッ……！</text:p>
      <text:p text:style-name="Preformatted_20_Text">Uketorimashita, arigatoo gozaimasu.</text:p>
      <text:p text:style-name="Preformatted_20_Text">Ahh ......!</text:p>
      <text:p text:style-name="Preformatted_20_Text">#チュイリッシュ</text:p>
      <text:p text:style-name="Preformatted_20_Text">ギャーーーーーーー！！！！</text:p>
      <text:p text:style-name="Preformatted_20_Text">Gahhhhhh ！！！！</text:p>
      <text:p text:style-name="Preformatted_20_Text">[cn]</text:p>
      <text:p text:style-name="Preformatted_20_Text"><text:soft-page-break/>かぼちゃの人形がうっかり足を滑らせて、</text:p>
      <text:p text:style-name="Preformatted_20_Text">目の前のチュイリッシュを押しつぶした。</text:p>
      <text:p text:style-name="Preformatted_20_Text">実に２メートルもあるかぼちゃの人形の巨体に</text:p>
      <text:p text:style-name="Preformatted_20_Text">チュイリッシュはとても耐えられず、</text:p>
      <text:p text:style-name="Preformatted_20_Text">すっかりつぶれて無残な姿になってしまった。</text:p>
      <text:p text:style-name="Preformatted_20_Text">A pumpkin doll inadvertently slipped and</text:p>
      <text:p text:style-name="Preformatted_20_Text">It crushed the tuirish in front of it.</text:p>
      <text:p text:style-name="Preformatted_20_Text">The pumpkin doll's huge body, which was actually 2 meters long, was too much for Chuyrish to bear.</text:p>
      <text:p text:style-name="Preformatted_20_Text">The pumpkin doll was so big that she could hardly stand it.</text:p>
      <text:p text:style-name="Preformatted_20_Text">The pumpkin doll was crushed and left to rot.</text:p>
      <text:p text:style-name="Preformatted_20_Text">#かぼちゃの人形</text:p>
      <text:p text:style-name="Preformatted_20_Text">ア、シマッタ……。</text:p>
      <text:p text:style-name="Preformatted_20_Text">A, shimatta. .......</text:p>
      <text:p text:style-name="Preformatted_20_Text">[cn]</text:p>
      <text:p text:style-name="Preformatted_20_Text">かぼちゃの人形は無表情のまま焦りの言葉を口にし、</text:p>
      <text:p text:style-name="Preformatted_20_Text">チュイリッシュを片付け始めた。</text:p>
      <text:p text:style-name="Preformatted_20_Text">ホウキをとってきてチュイリッシュを生ごみ用の樽に放り込むと、</text:p>
      <text:p text:style-name="Preformatted_20_Text">今度はバケツと雑巾をもってきてチュイリッシュがぶちまけた内臓をふき取り始めた。</text:p>
      <text:p text:style-name="Preformatted_20_Text">The pumpkin doll uttered a few words of impatience with a blank expression on her face and</text:p>
      <text:p text:style-name="Preformatted_20_Text">I started to clean up the tuirish.</text:p>
      <text:p text:style-name="Preformatted_20_Text">I got a broom and threw the tuirish into the barrel for food scraps.</text:p>
      <text:p text:style-name="Preformatted_20_Text">Then he got a bucket and a rag and began to wipe off the guts that had been smashed up by the relish.</text:p>
      <text:p text:style-name="Preformatted_20_Text">#かぼちゃの人形</text:p>
      <text:p text:style-name="Preformatted_20_Text">アカリサマニバレタラ、タイヘンダ。</text:p>
      <text:p text:style-name="Preformatted_20_Text">ハヤク、ショリシナイト……。</text:p>
      <text:p text:style-name="Preformatted_20_Text">アアッ……！！</text:p>
      <text:p text:style-name="Preformatted_20_Text">Akarisamani bakaratara, taihenda.</text:p>
      <text:p text:style-name="Preformatted_20_Text">Hayaku, shorishinite .......</text:p>
      <text:p text:style-name="Preformatted_20_Text">Aah ......!!!</text:p>
      <text:p text:style-name="Preformatted_20_Text">[cn]</text:p>
      <text:p text:style-name="Preformatted_20_Text">しかし、このかぼちゃの人形は実に不器用だった。</text:p>
      <text:p text:style-name="Preformatted_20_Text">その巨体がバケツをひっかけ、</text:p>
      <text:p text:style-name="Preformatted_20_Text">先ほど受け取った荷物をすっかり水浸しにしてしまった。</text:p>
      <text:p text:style-name="Preformatted_20_Text">But this pumpkin doll was really clumsy.</text:p>
      <text:p text:style-name="Preformatted_20_Text">Its huge body snagged the bucket and</text:p>
      <text:p text:style-name="Preformatted_20_Text">completely soaked the package I had just received.</text:p>
      <text:p text:style-name="Preformatted_20_Text">#かぼちゃの人形</text:p>
      <text:p text:style-name="Preformatted_20_Text">アア……、シマッタ。</text:p>
      <text:p text:style-name="Preformatted_20_Text">イケナイ、ナカミヲ、トリダサナクテハ……。</text:p>
      <text:p text:style-name="Preformatted_20_Text">Oh ......, shimatta.</text:p>
      <text:p text:style-name="Preformatted_20_Text">Ikenai, nakami wo, toridasanakuteha .......</text:p>
      <text:p text:style-name="Preformatted_20_Text">[cn]</text:p>
      <text:p text:style-name="Preformatted_20_Text">つたない脳みそで中身が水にぬれたらまずいと思ったのか、</text:p>
      <text:p text:style-name="Preformatted_20_Text">かぼちゃの人形はびりびりと包みを破いて中に入っていた真っ赤な宝石を取り出した。</text:p>
      <text:p text:style-name="Preformatted_20_Text">その時だった！</text:p>
      <text:p text:style-name="Preformatted_20_Text">With his feeble brain, he thought it wouldn't be a good idea to get the contents wet.</text:p>
      <text:p text:style-name="Preformatted_20_Text">The pumpkin doll ripped open the wrapping and pulled out the bright red gem inside.</text:p>
      <text:p text:style-name="Preformatted_20_Text">That's when it happened!</text:p>
      <text:p text:style-name="Preformatted_20_Text">#かぼちゃの人形</text:p>
      <text:p text:style-name="Preformatted_20_Text">グッ、ギャッ、ギャアアアアーーーーーー！！！！！</text:p>
      <text:p text:style-name="Preformatted_20_Text">Ggggghhhhhhhhhhhhhhhhhhhhhhhhhhhhh ！！！！！</text:p>
      <text:p text:style-name="Preformatted_20_Text">[cn]</text:p>
      <text:p text:style-name="Preformatted_20_Text">とつぜんまばゆいばかりの光が</text:p>
      <text:p text:style-name="Preformatted_20_Text">破いた包みから放たれた。</text:p>
      <text:p text:style-name="Preformatted_20_Text">包みには魔法がかかっていたのだ。</text:p>
      <text:p text:style-name="Preformatted_20_Text">その光はあたり一帯を包み込んだ。</text:p>
      <text:p text:style-name="Preformatted_20_Text">そして、その光がやんだときそこに立っていたのは、</text:p>
      <text:p text:style-name="Preformatted_20_Text">目の奥に光を宿した不気味なモンスターだった。</text:p>
      <text:p text:style-name="Preformatted_20_Text">Suddenly, a dazzling light</text:p>
      <text:p text:style-name="Preformatted_20_Text">It was emitted from the torn wrapping.</text:p>
      <text:p text:style-name="Preformatted_20_Text">The package was enchanted.</text:p>
      <text:p text:style-name="Preformatted_20_Text">The light enveloped the entire area.</text:p>
      <text:p text:style-name="Preformatted_20_Text">And when the light ceased, standing there was an eerie monster.</text:p>
      <text:p text:style-name="Preformatted_20_Text"><text:soft-page-break/>A creepy monster with light in the depths of its eyes.</text:p>
      <text:p text:style-name="Preformatted_20_Text"/>
      <text:p text:style-name="Preformatted_20_Text">C:\Users\James Phillips\Desktop\Games\WargameAliceGit\MinimizedScenarios\min_s0602.txt</text:p>
      <text:p text:style-name="Preformatted_20_Text">お菓子の家</text:p>
      <text:p text:style-name="Preformatted_20_Text">House of sweets</text:p>
      <text:p text:style-name="Preformatted_20_Text">#かぼちゃの人形</text:p>
      <text:p text:style-name="Preformatted_20_Text">アカリサマ……、オチャヲオモチシマシタ。</text:p>
      <text:p text:style-name="Preformatted_20_Text">AkariSama......, ocha wo omochishimashita.</text:p>
      <text:p text:style-name="Preformatted_20_Text">#アカリ</text:p>
      <text:p text:style-name="Preformatted_20_Text">ご苦労様……。</text:p>
      <text:p text:style-name="Preformatted_20_Text">……なに、これ。</text:p>
      <text:p text:style-name="Preformatted_20_Text">ヘンな……味……。</text:p>
      <text:p text:style-name="Preformatted_20_Text">Thank you for your hard work. ......</text:p>
      <text:p text:style-name="Preformatted_20_Text">......What's this?</text:p>
      <text:p text:style-name="Preformatted_20_Text">Weird...... taste.......</text:p>
      <text:p text:style-name="Preformatted_20_Text">[cn]</text:p>
      <text:p text:style-name="Preformatted_20_Text">どさりとアカリの体が倒れた。</text:p>
      <text:p text:style-name="Preformatted_20_Text">With a thud, Akari's body collapses.</text:p>
      <text:p text:style-name="Preformatted_20_Text">#アカリ</text:p>
      <text:p text:style-name="Preformatted_20_Text">くう……。</text:p>
      <text:p text:style-name="Preformatted_20_Text">Kuu.......</text:p>
      <text:p text:style-name="Preformatted_20_Text">#かぼちゃの人形</text:p>
      <text:p text:style-name="Preformatted_20_Text">ゲヒヒヒヒヒヒ……、案外簡単に眠ったな。</text:p>
      <text:p text:style-name="Preformatted_20_Text">魔女ってのも案外大したことねえや。</text:p>
      <text:p text:style-name="Preformatted_20_Text">オイ、野郎ども！！　</text:p>
      <text:p text:style-name="Preformatted_20_Text">こいつを地下牢につないでおけ！</text:p>
      <text:p text:style-name="Preformatted_20_Text">Gheeheeheehee......, you slept easier than I thought.</text:p>
      <text:p text:style-name="Preformatted_20_Text">Witches aren't as big of a deal as you'd think.</text:p>
      <text:p text:style-name="Preformatted_20_Text">Hey, fellas!　</text:p>
      <text:p text:style-name="Preformatted_20_Text">Keep him tied up in the dungeon!</text:p>
      <text:p text:style-name="Preformatted_20_Text">[cn]</text:p>
      <text:p text:style-name="Preformatted_20_Text">かぼちゃの人形が指示すると</text:p>
      <text:p text:style-name="Preformatted_20_Text">小さなかぼちゃたちがわらわらと部屋に入ってきた。</text:p>
      <text:p text:style-name="Preformatted_20_Text">The pumpkin doll gives the order.</text:p>
      <text:p text:style-name="Preformatted_20_Text">The little pumpkins came rushing into the room.</text:p>
      <text:p text:style-name="Preformatted_20_Text">#小さなかぼちゃ（赤）</text:p>
      <text:p text:style-name="Preformatted_20_Text">キャー！　魔女様が倒れてるー！</text:p>
      <text:p text:style-name="Preformatted_20_Text">Oh my God!　The witch is down!</text:p>
      <text:p text:style-name="Preformatted_20_Text">#小さなかかぼちゃ（青）</text:p>
      <text:p text:style-name="Preformatted_20_Text">倒れてるー！！</text:p>
      <text:p text:style-name="Preformatted_20_Text">She's falling over!</text:p>
      <text:p text:style-name="Preformatted_20_Text">#小さなかぼちゃ（ピンク）</text:p>
      <text:p text:style-name="Preformatted_20_Text">そーれ、はこべー！！</text:p>
      <text:p text:style-name="Preformatted_20_Text">There you go, little pumpkin!</text:p>
      <text:p text:style-name="Preformatted_20_Text">#小さなかぼちゃ（銀）</text:p>
      <text:p text:style-name="Preformatted_20_Text">はこべー！！</text:p>
      <text:p text:style-name="Preformatted_20_Text">Hakobee!</text:p>
      <text:p text:style-name="Preformatted_20_Text">[cn]</text:p>
      <text:p text:style-name="Preformatted_20_Text">小さなかぼちゃたちはアカリをあっという間に担ぎ、</text:p>
      <text:p text:style-name="Preformatted_20_Text">どこかへ運んで行ってしまった。</text:p>
      <text:p text:style-name="Preformatted_20_Text">かぼちゃたちはかぼちゃの人形がアカリの部下から適当に選んで、</text:p>
      <text:p text:style-name="Preformatted_20_Text">宝石の力を分け与えたかぼちゃの人形直属の部下だった。</text:p>
      <text:p text:style-name="Preformatted_20_Text">The little pumpkins quickly carried Akari away.</text:p>
      <text:p text:style-name="Preformatted_20_Text">They carried Akari away.</text:p>
      <text:p text:style-name="Preformatted_20_Text">The pumpkins were chosen at random by the pumpkin dolls from among Akari's men, and they were given the power of the gems.</text:p>
      <text:p text:style-name="Preformatted_20_Text">The pumpkins were under the direct control of the pumpkin doll, who had selected them at random from among Akari's subordinates and given them the power of the gems.</text:p>
      <text:p text:style-name="Preformatted_20_Text">#かぼちゃの人形</text:p>
      <text:p text:style-name="Preformatted_20_Text">ゲヒヒヒヒヒヒッ！！</text:p>
      <text:p text:style-name="Preformatted_20_Text">これでこの領地は俺様、パンプキング様のものだ！！</text:p>
      <text:p text:style-name="Preformatted_20_Text">ゲヒヒ……、ゲヘヘヘヘヘヘヘッ！！！！</text:p>
      <text:p text:style-name="Preformatted_20_Text">アーッヒャッヒャッヒャッヒャッヒャッ！！！！</text:p>
      <text:p text:style-name="Preformatted_20_Text"><text:soft-page-break/>Gheeheeheehee!</text:p>
      <text:p text:style-name="Preformatted_20_Text">Now this territory belongs to me, Master Pumpkin King!</text:p>
      <text:p text:style-name="Preformatted_20_Text">Gheeheeheehee ......, Gheeheeheeheeheeheeheeheeheehee ！！！！</text:p>
      <text:p text:style-name="Preformatted_20_Text">Arghhhhhhhhhhhhhhhhhhhhhhhhhhhhhhhhhhhhhhhhhhhhhhhhhhhhhhhhhhhhhhhhhhhhhh ！！！！</text:p>
      <text:p text:style-name="Preformatted_20_Text">[cn]</text:p>
      <text:p text:style-name="Preformatted_20_Text">かぼちゃの人形、改めパンプキングの高笑いがあたりに響き渡った。</text:p>
      <text:p text:style-name="Preformatted_20_Text">この時から領主アカリは地下深くに閉じ込められ、</text:p>
      <text:p text:style-name="Preformatted_20_Text">アカリの領地はパンプキングが統治することとなった</text:p>
      <text:p text:style-name="Preformatted_20_Text">The high laughter of the Pumpkin Doll, aka Pump King, echoed around the area.</text:p>
      <text:p text:style-name="Preformatted_20_Text">From this moment on, the lord Akari was trapped deep underground.</text:p>
      <text:p text:style-name="Preformatted_20_Text">Akari's domain was ruled by the Pump King.</text:p>
      <text:p text:style-name="Preformatted_20_Text"/>
      <text:p text:style-name="Preformatted_20_Text">C:\Users\James Phillips\Desktop\Games\WargameAliceGit\MinimizedScenarios\min_s0603_55.txt</text:p>
      <text:p text:style-name="Preformatted_20_Text">アカリのいなくなったお菓子の家では</text:p>
      <text:p text:style-name="Preformatted_20_Text">飲んで騒いでの宴が開催されていた。</text:p>
      <text:p text:style-name="Preformatted_20_Text">In the house of sweets where Akari disappeared</text:p>
      <text:p text:style-name="Preformatted_20_Text">A feast of drinking and revelry was being held.</text:p>
      <text:p text:style-name="Preformatted_20_Text">#パンプキング</text:p>
      <text:p text:style-name="Preformatted_20_Text">ゲヒャヒャヒャヒャヒャヒャッ！！</text:p>
      <text:p text:style-name="Preformatted_20_Text">おどれおどれぇーー！</text:p>
      <text:p text:style-name="Preformatted_20_Text">もっと、もっとだァーーー！！</text:p>
      <text:p text:style-name="Preformatted_20_Text">ゲヒャヒャヒャヒャ！！</text:p>
      <text:p text:style-name="Preformatted_20_Text">面白いなァお前たち！</text:p>
      <text:p text:style-name="Preformatted_20_Text">さあ、もっと飲め飲めェッ！！</text:p>
      <text:p text:style-name="Preformatted_20_Text">Gheeheeheeheeheehee!</text:p>
      <text:p text:style-name="Preformatted_20_Text">Oh, yeah, yeah, yeah!</text:p>
      <text:p text:style-name="Preformatted_20_Text">More, more, more!</text:p>
      <text:p text:style-name="Preformatted_20_Text">Gheeheeheeheehee!</text:p>
      <text:p text:style-name="Preformatted_20_Text">You guys are funny!</text:p>
      <text:p text:style-name="Preformatted_20_Text">Come on, drink more, drink more, drink more!</text:p>
      <text:p text:style-name="Preformatted_20_Text">#パンプキング部下（赤）</text:p>
      <text:p text:style-name="Preformatted_20_Text">キャッ、キャッ、キャッ！！</text:p>
      <text:p text:style-name="Preformatted_20_Text">Cackle, cackle, cackle!</text:p>
      <text:p text:style-name="Preformatted_20_Text">[cn]</text:p>
      <text:p text:style-name="Preformatted_20_Text">彼らは生物ではない、そのため眠ることはない。</text:p>
      <text:p text:style-name="Preformatted_20_Text">宴は文字通り一日中続けられていた。</text:p>
      <text:p text:style-name="Preformatted_20_Text">そんななか、地下ではその声を聞きながら横たわる</text:p>
      <text:p text:style-name="Preformatted_20_Text">一人の魔女がいた。</text:p>
      <text:p text:style-name="Preformatted_20_Text">アカリである。</text:p>
      <text:p text:style-name="Preformatted_20_Text">They are not living creatures, therefore they do not sleep.</text:p>
      <text:p text:style-name="Preformatted_20_Text">The feast literally went on all day long.</text:p>
      <text:p text:style-name="Preformatted_20_Text">In the midst of it all, lying in the basement, listening to their voices</text:p>
      <text:p text:style-name="Preformatted_20_Text">There was a witch.</text:p>
      <text:p text:style-name="Preformatted_20_Text">Akari.</text:p>
      <text:p text:style-name="Preformatted_20_Text">#アカリ</text:p>
      <text:p text:style-name="Preformatted_20_Text">……うるさい。</text:p>
      <text:p text:style-name="Preformatted_20_Text">......Noisy.</text:p>
      <text:p text:style-name="Preformatted_20_Text">[cn]</text:p>
      <text:p text:style-name="Preformatted_20_Text">アカリは時々運ばれてくる食事を食べるとき以外は、</text:p>
      <text:p text:style-name="Preformatted_20_Text">こうして備え付けられたカビだらけのベッドで横たわっていた。</text:p>
      <text:p text:style-name="Preformatted_20_Text">Akari, except for the occasional meal that was brought to her.</text:p>
      <text:p text:style-name="Preformatted_20_Text">Akari lies in the moldy bed thus provided.</text:p>
      <text:p text:style-name="Preformatted_20_Text">#アカリ</text:p>
      <text:p text:style-name="Preformatted_20_Text">……本、ほしいな。</text:p>
      <text:p text:style-name="Preformatted_20_Text">...... books, I want one.</text:p>
      <text:p text:style-name="Preformatted_20_Text">[cn]</text:p>
      <text:p text:style-name="Preformatted_20_Text">アカリは領主をはく奪されたことよりも、</text:p>
      <text:p text:style-name="Preformatted_20_Text">この暇をいかにつぶすかということの方が重要のようだった。</text:p>
      <text:p text:style-name="Preformatted_20_Text">そんななか、アリス軍が領内に攻め込んだ</text:p>
      <text:p text:style-name="Preformatted_20_Text">との情報が入った……。</text:p>
      <text:p text:style-name="Preformatted_20_Text">パンプキング領、国境付近</text:p>
      <text:p text:style-name="Preformatted_20_Text">Akari was more concerned with how to pass the time than with being deprived of his lordship.</text:p>
      <text:p text:style-name="Preformatted_20_Text">Akari seemed to be more concerned with how to pass the time than being deprived of his lordship.</text:p>
      <text:p text:style-name="Preformatted_20_Text"><text:soft-page-break/>Meanwhile, we received a report that Alice's army had invaded the territory.</text:p>
      <text:p text:style-name="Preformatted_20_Text">.......</text:p>
      <text:p text:style-name="Preformatted_20_Text">Pumpking territory, near the border</text:p>
      <text:p text:style-name="Preformatted_20_Text">#アリス</text:p>
      <text:p text:style-name="Preformatted_20_Text">それっ突撃だーーーー！！！！</text:p>
      <text:p text:style-name="Preformatted_20_Text">Let's charge! ！！！！</text:p>
      <text:p text:style-name="Preformatted_20_Text">#アリス軍</text:p>
      <text:p text:style-name="Preformatted_20_Text">オオーーーー！！！</text:p>
      <text:p text:style-name="Preformatted_20_Text">Ooooooooooooooooooooooooooooooooooooooooooooooooooooooooooooo!</text:p>
      <text:p text:style-name="Preformatted_20_Text">[cn]</text:p>
      <text:p text:style-name="Preformatted_20_Text">だいぶ戦い慣れのしたアリス軍が怒涛のごとき勢いで</text:p>
      <text:p text:style-name="Preformatted_20_Text">パンプキングの兵たちを蹴散らしてゆく。</text:p>
      <text:p text:style-name="Preformatted_20_Text">Alice's army, which has become accustomed to battle, kicks off the Pump King's soldiers with a furious force.</text:p>
      <text:p text:style-name="Preformatted_20_Text">The army of Alice, now much more experienced in battle, kick away the Pump King's soldiers in a furious battle.</text:p>
      <text:p text:style-name="Preformatted_20_Text">#アリス</text:p>
      <text:p text:style-name="Preformatted_20_Text">クフフフフッ！！</text:p>
      <text:p text:style-name="Preformatted_20_Text">いいぞいいぞ！　そのままつっきれーー！！</text:p>
      <text:p text:style-name="Preformatted_20_Text">Kuhuhuhuhuhuhuhuhuhuhuhu!</text:p>
      <text:p text:style-name="Preformatted_20_Text">That's good, that's good, that's good!　Keep going, keep going, keep going!</text:p>
      <text:p text:style-name="Preformatted_20_Text">[cn]</text:p>
      <text:p text:style-name="Preformatted_20_Text">戦いは一方的な展開を見せていた。</text:p>
      <text:p text:style-name="Preformatted_20_Text">熟練度で勝るアリス軍がパンプキング軍を圧倒していた。</text:p>
      <text:p text:style-name="Preformatted_20_Text">The battle was one-sided.</text:p>
      <text:p text:style-name="Preformatted_20_Text">Alice's army, superior in skill, was overwhelming Pumpking's army.</text:p>
      <text:p text:style-name="Preformatted_20_Text">#パンプキン部下（赤）</text:p>
      <text:p text:style-name="Preformatted_20_Text">きゃー、きゃー！</text:p>
      <text:p text:style-name="Preformatted_20_Text">Kyah, Kyah!</text:p>
      <text:p text:style-name="Preformatted_20_Text">#パンプキン部下（青）</text:p>
      <text:p text:style-name="Preformatted_20_Text">にげろー！　にげろー！！</text:p>
      <text:p text:style-name="Preformatted_20_Text">Get away!　Get away!</text:p>
      <text:p text:style-name="Preformatted_20_Text">[cn]</text:p>
      <text:p text:style-name="Preformatted_20_Text">そのままアリス軍が優勢のまま決着するかに見えた。</text:p>
      <text:p text:style-name="Preformatted_20_Text">As it was, it looked as if Alice's army was going to settle the battle with the upper hand.</text:p>
      <text:p text:style-name="Preformatted_20_Text">#パンプキング</text:p>
      <text:p text:style-name="Preformatted_20_Text">てめえらァ！！！！</text:p>
      <text:p text:style-name="Preformatted_20_Text">なぁに逃げてんだオラアアアァァーー！！</text:p>
      <text:p text:style-name="Preformatted_20_Text">You guys! ！！！！</text:p>
      <text:p text:style-name="Preformatted_20_Text">What are you running away for?</text:p>
      <text:p text:style-name="Preformatted_20_Text">[cn]</text:p>
      <text:p text:style-name="Preformatted_20_Text">突如として敵の大将であるパンプキングが現れた。</text:p>
      <text:p text:style-name="Preformatted_20_Text">Suddenly, the enemy general, Pump King, appeared.</text:p>
      <text:p text:style-name="Preformatted_20_Text">#パンプキング部下（ピンク）</text:p>
      <text:p text:style-name="Preformatted_20_Text">きゃー！　パンプキング様だ！</text:p>
      <text:p text:style-name="Preformatted_20_Text">Kyaaa!　It's the Pump King!</text:p>
      <text:p text:style-name="Preformatted_20_Text">#パンプキング部下（紫）</text:p>
      <text:p text:style-name="Preformatted_20_Text">パンプキング様だ！</text:p>
      <text:p text:style-name="Preformatted_20_Text">It's the Pump King!</text:p>
      <text:p text:style-name="Preformatted_20_Text">#パンプキング部下（赤）</text:p>
      <text:p text:style-name="Preformatted_20_Text">怒られる！</text:p>
      <text:p text:style-name="Preformatted_20_Text">I'm getting angry!</text:p>
      <text:p text:style-name="Preformatted_20_Text">#パンプキング部下（青）</text:p>
      <text:p text:style-name="Preformatted_20_Text">引き返せ！</text:p>
      <text:p text:style-name="Preformatted_20_Text">Turn back!</text:p>
      <text:p text:style-name="Preformatted_20_Text">#パンプキング部下（銀）</text:p>
      <text:p text:style-name="Preformatted_20_Text">突撃だー！</text:p>
      <text:p text:style-name="Preformatted_20_Text">Charge!</text:p>
      <text:p text:style-name="Preformatted_20_Text">#アリス</text:p>
      <text:p text:style-name="Preformatted_20_Text">あいつ……、なんだ？　</text:p>
      <text:p text:style-name="Preformatted_20_Text">あいつらの親玉か？</text:p>
      <text:p text:style-name="Preformatted_20_Text">He's ......, what is he?　</text:p>
      <text:p text:style-name="Preformatted_20_Text">Is that their master?</text:p>
      <text:p text:style-name="Preformatted_20_Text">#クロ</text:p>
      <text:p text:style-name="Preformatted_20_Text">向こうの領主は人形の魔女アカリ。</text:p>
      <text:p text:style-name="Preformatted_20_Text"><text:soft-page-break/>おそらく参謀か何かなのでは。</text:p>
      <text:p text:style-name="Preformatted_20_Text">The lord over there is Akari, the doll witch.</text:p>
      <text:p text:style-name="Preformatted_20_Text">Probably a chief strategist or something.</text:p>
      <text:p text:style-name="Preformatted_20_Text">#アリス</text:p>
      <text:p text:style-name="Preformatted_20_Text">なるほどな……。</text:p>
      <text:p text:style-name="Preformatted_20_Text">しかし、なら余計に殺しておいて損はないわけだ。</text:p>
      <text:p text:style-name="Preformatted_20_Text">I see. ......</text:p>
      <text:p text:style-name="Preformatted_20_Text">But then, there's no harm in killing her.</text:p>
      <text:p text:style-name="Preformatted_20_Text">#クロ</text:p>
      <text:p text:style-name="Preformatted_20_Text">然り。</text:p>
      <text:p text:style-name="Preformatted_20_Text">兵をそちらへ向かわせましょう。</text:p>
      <text:p text:style-name="Preformatted_20_Text">Yes.</text:p>
      <text:p text:style-name="Preformatted_20_Text">Let's send the troops your way.</text:p>
      <text:p text:style-name="Preformatted_20_Text">#アリス</text:p>
      <text:p text:style-name="Preformatted_20_Text">そうだな……よし、お前たち！！</text:p>
      <text:p text:style-name="Preformatted_20_Text">あのへんてこなかぼちゃ野郎を狙え！</text:p>
      <text:p text:style-name="Preformatted_20_Text">のがすなよーー！！</text:p>
      <text:p text:style-name="Preformatted_20_Text">Right. ...... All right, boys!</text:p>
      <text:p text:style-name="Preformatted_20_Text">Aim for that weird pumpkin bastard!</text:p>
      <text:p text:style-name="Preformatted_20_Text">Don't let him get away!</text:p>
      <text:p text:style-name="Preformatted_20_Text"/>
      <text:p text:style-name="Preformatted_20_Text">C:\Users\James Phillips\Desktop\Games\WargameAliceGit\MinimizedScenarios\min_s0603_56.txt</text:p>
      <text:p text:style-name="Preformatted_20_Text">アカリのいなくなったお菓子の家では</text:p>
      <text:p text:style-name="Preformatted_20_Text">飲んで騒いでの宴が開催されていた。</text:p>
      <text:p text:style-name="Preformatted_20_Text">In the house of sweets where Akari disappeared</text:p>
      <text:p text:style-name="Preformatted_20_Text">A feast of drinking and revelry was being held.</text:p>
      <text:p text:style-name="Preformatted_20_Text">#パンプキング</text:p>
      <text:p text:style-name="Preformatted_20_Text">ゲヒャヒャヒャヒャヒャヒャッ！！</text:p>
      <text:p text:style-name="Preformatted_20_Text">おどれおどれぇーー！</text:p>
      <text:p text:style-name="Preformatted_20_Text">もっと、もっとだァーーー！！</text:p>
      <text:p text:style-name="Preformatted_20_Text">ゲヒャヒャヒャヒャ！！</text:p>
      <text:p text:style-name="Preformatted_20_Text">面白いなァお前たち！</text:p>
      <text:p text:style-name="Preformatted_20_Text">さあ、もっと飲め飲めェッ！！</text:p>
      <text:p text:style-name="Preformatted_20_Text">Gheeheeheeheeheehee!</text:p>
      <text:p text:style-name="Preformatted_20_Text">Oh, yeah, yeah, yeah!</text:p>
      <text:p text:style-name="Preformatted_20_Text">More, more, more!</text:p>
      <text:p text:style-name="Preformatted_20_Text">Gheeheeheeheehee!</text:p>
      <text:p text:style-name="Preformatted_20_Text">You guys are funny!</text:p>
      <text:p text:style-name="Preformatted_20_Text">Come on, drink more, drink more, drink more!</text:p>
      <text:p text:style-name="Preformatted_20_Text">#パンプキング部下（赤）</text:p>
      <text:p text:style-name="Preformatted_20_Text">キャッ、キャッ、キャッ！！</text:p>
      <text:p text:style-name="Preformatted_20_Text">Cackle, cackle, cackle!</text:p>
      <text:p text:style-name="Preformatted_20_Text">[cn]</text:p>
      <text:p text:style-name="Preformatted_20_Text">彼らは生物ではない、そのため眠ることはない。</text:p>
      <text:p text:style-name="Preformatted_20_Text">宴は文字通り一日中続けられていた。</text:p>
      <text:p text:style-name="Preformatted_20_Text">そんななか、地下ではその声を聞きながら横たわる</text:p>
      <text:p text:style-name="Preformatted_20_Text">一人の魔女がいた。</text:p>
      <text:p text:style-name="Preformatted_20_Text">アカリである。</text:p>
      <text:p text:style-name="Preformatted_20_Text">They are not living creatures, therefore they do not sleep.</text:p>
      <text:p text:style-name="Preformatted_20_Text">The feast literally went on all day long.</text:p>
      <text:p text:style-name="Preformatted_20_Text">In the midst of it all, lying in the basement, listening to their voices</text:p>
      <text:p text:style-name="Preformatted_20_Text">There was a witch.</text:p>
      <text:p text:style-name="Preformatted_20_Text">Akari.</text:p>
      <text:p text:style-name="Preformatted_20_Text">#アカリ</text:p>
      <text:p text:style-name="Preformatted_20_Text">……うるさい。</text:p>
      <text:p text:style-name="Preformatted_20_Text">......Noisy.</text:p>
      <text:p text:style-name="Preformatted_20_Text">[cn]</text:p>
      <text:p text:style-name="Preformatted_20_Text">アカリは時々運ばれてくる食事を食べるとき以外は、</text:p>
      <text:p text:style-name="Preformatted_20_Text">こうして備え付けられたカビだらけのベッドで横たわっていた。</text:p>
      <text:p text:style-name="Preformatted_20_Text">Akari, except for the occasional meal that was brought to her.</text:p>
      <text:p text:style-name="Preformatted_20_Text">Akari lies in the moldy bed thus provided.</text:p>
      <text:p text:style-name="Preformatted_20_Text">#アカリ</text:p>
      <text:p text:style-name="Preformatted_20_Text">……本、ほしいな。</text:p>
      <text:p text:style-name="Preformatted_20_Text"><text:soft-page-break/>...... books, I want one.</text:p>
      <text:p text:style-name="Preformatted_20_Text">[cn]</text:p>
      <text:p text:style-name="Preformatted_20_Text">アカリは領主をはく奪されたことよりも、</text:p>
      <text:p text:style-name="Preformatted_20_Text">この暇をいかにつぶすかということの方が重要のようだった。</text:p>
      <text:p text:style-name="Preformatted_20_Text">そんななか、アリス軍が領内に攻め込んだ</text:p>
      <text:p text:style-name="Preformatted_20_Text">との情報が入った……。</text:p>
      <text:p text:style-name="Preformatted_20_Text">パンプキング領、国境付近</text:p>
      <text:p text:style-name="Preformatted_20_Text">Akari was more concerned with how to pass the time than with being deprived of his lordship.</text:p>
      <text:p text:style-name="Preformatted_20_Text">Akari seemed to be more concerned with how to pass the time than being deprived of his lordship.</text:p>
      <text:p text:style-name="Preformatted_20_Text">Meanwhile, we received a report that Alice's army had invaded the territory.</text:p>
      <text:p text:style-name="Preformatted_20_Text">.......</text:p>
      <text:p text:style-name="Preformatted_20_Text">Pumpking territory, near the border</text:p>
      <text:p text:style-name="Preformatted_20_Text">#アリス</text:p>
      <text:p text:style-name="Preformatted_20_Text">それっ突撃だーーーー！！！！</text:p>
      <text:p text:style-name="Preformatted_20_Text">Let's charge! ！！！！</text:p>
      <text:p text:style-name="Preformatted_20_Text">#アリス軍</text:p>
      <text:p text:style-name="Preformatted_20_Text">オオーーーー！！！</text:p>
      <text:p text:style-name="Preformatted_20_Text">Ooooooooooooooooooooooooooooooooooooooooooooooooooooooooooooo!</text:p>
      <text:p text:style-name="Preformatted_20_Text">[cn]</text:p>
      <text:p text:style-name="Preformatted_20_Text">だいぶ戦い慣れのしたアリス軍が怒涛のごとき勢いで</text:p>
      <text:p text:style-name="Preformatted_20_Text">パンプキングの兵たちを蹴散らしてゆく。</text:p>
      <text:p text:style-name="Preformatted_20_Text">Alice's army, which has become accustomed to battle, kicks off the Pump King's soldiers with a furious force.</text:p>
      <text:p text:style-name="Preformatted_20_Text">The army of Alice, now much more experienced in battle, kick away the Pump King's soldiers in a furious battle.</text:p>
      <text:p text:style-name="Preformatted_20_Text">#アリス</text:p>
      <text:p text:style-name="Preformatted_20_Text">クフフフフッ！！</text:p>
      <text:p text:style-name="Preformatted_20_Text">いいぞいいぞ！　そのままつっきれーー！！</text:p>
      <text:p text:style-name="Preformatted_20_Text">Kuhuhuhuhuhuhuhuhuhuhuhu!</text:p>
      <text:p text:style-name="Preformatted_20_Text">That's good, that's good, that's good!　Keep going, keep going, keep going!</text:p>
      <text:p text:style-name="Preformatted_20_Text">[cn]</text:p>
      <text:p text:style-name="Preformatted_20_Text">戦いは一方的な展開を見せていた。</text:p>
      <text:p text:style-name="Preformatted_20_Text">熟練度で勝るアリス軍がパンプキング軍を圧倒していた。</text:p>
      <text:p text:style-name="Preformatted_20_Text">The battle was one-sided.</text:p>
      <text:p text:style-name="Preformatted_20_Text">Alice's army, superior in skill, was overwhelming Pumpking's army.</text:p>
      <text:p text:style-name="Preformatted_20_Text">#パンプキン部下（赤）</text:p>
      <text:p text:style-name="Preformatted_20_Text">きゃー、きゃー！</text:p>
      <text:p text:style-name="Preformatted_20_Text">Kyah, Kyah!</text:p>
      <text:p text:style-name="Preformatted_20_Text">#パンプキン部下（青）</text:p>
      <text:p text:style-name="Preformatted_20_Text">にげろー！　にげろー！！</text:p>
      <text:p text:style-name="Preformatted_20_Text">Get away!　Get away!</text:p>
      <text:p text:style-name="Preformatted_20_Text">[cn]</text:p>
      <text:p text:style-name="Preformatted_20_Text">そのままアリス軍が優勢のまま決着するかに見えた。</text:p>
      <text:p text:style-name="Preformatted_20_Text">As it was, it looked as if Alice's army was going to settle the battle with the upper hand.</text:p>
      <text:p text:style-name="Preformatted_20_Text">#パンプキング</text:p>
      <text:p text:style-name="Preformatted_20_Text">てめえらァ！！！！</text:p>
      <text:p text:style-name="Preformatted_20_Text">なぁに逃げてんだオラアアアァァーー！！</text:p>
      <text:p text:style-name="Preformatted_20_Text">You guys! ！！！！</text:p>
      <text:p text:style-name="Preformatted_20_Text">What are you running away for?</text:p>
      <text:p text:style-name="Preformatted_20_Text">[cn]</text:p>
      <text:p text:style-name="Preformatted_20_Text">突如として敵の大将であるパンプキングが現れた。</text:p>
      <text:p text:style-name="Preformatted_20_Text">Suddenly, the enemy general, Pump King, appeared.</text:p>
      <text:p text:style-name="Preformatted_20_Text">#パンプキング部下（ピンク）</text:p>
      <text:p text:style-name="Preformatted_20_Text">きゃー！　パンプキング様だ！</text:p>
      <text:p text:style-name="Preformatted_20_Text">Kyaaa!　It's the Pump King!</text:p>
      <text:p text:style-name="Preformatted_20_Text">#パンプキング部下（紫）</text:p>
      <text:p text:style-name="Preformatted_20_Text">パンプキング様だ！</text:p>
      <text:p text:style-name="Preformatted_20_Text">It's the Pump King!</text:p>
      <text:p text:style-name="Preformatted_20_Text">#パンプキング部下（赤）</text:p>
      <text:p text:style-name="Preformatted_20_Text">怒られる！</text:p>
      <text:p text:style-name="Preformatted_20_Text">I'm getting angry!</text:p>
      <text:p text:style-name="Preformatted_20_Text">#パンプキング部下（青）</text:p>
      <text:p text:style-name="Preformatted_20_Text">引き返せ！</text:p>
      <text:p text:style-name="Preformatted_20_Text">Turn back!</text:p>
      <text:p text:style-name="Preformatted_20_Text">#パンプキング部下（銀）</text:p>
      <text:p text:style-name="Preformatted_20_Text"><text:soft-page-break/>突撃だー！</text:p>
      <text:p text:style-name="Preformatted_20_Text">Charge!</text:p>
      <text:p text:style-name="Preformatted_20_Text">#アリス</text:p>
      <text:p text:style-name="Preformatted_20_Text">あいつ……、なんだ？　</text:p>
      <text:p text:style-name="Preformatted_20_Text">あいつらの親玉か？</text:p>
      <text:p text:style-name="Preformatted_20_Text">He's ......, what is he?　</text:p>
      <text:p text:style-name="Preformatted_20_Text">Is that their master?</text:p>
      <text:p text:style-name="Preformatted_20_Text">#クロ</text:p>
      <text:p text:style-name="Preformatted_20_Text">向こうの領主は人形の魔女アカリ。</text:p>
      <text:p text:style-name="Preformatted_20_Text">おそらく参謀か何かなのでは。</text:p>
      <text:p text:style-name="Preformatted_20_Text">The lord over there is Akari, the doll witch.</text:p>
      <text:p text:style-name="Preformatted_20_Text">Probably a chief strategist or something.</text:p>
      <text:p text:style-name="Preformatted_20_Text">#アリス</text:p>
      <text:p text:style-name="Preformatted_20_Text">なるほどな……。</text:p>
      <text:p text:style-name="Preformatted_20_Text">しかし、なら余計に殺しておいて損はないわけだ。</text:p>
      <text:p text:style-name="Preformatted_20_Text">I see. ......</text:p>
      <text:p text:style-name="Preformatted_20_Text">But then, there's no harm in killing her.</text:p>
      <text:p text:style-name="Preformatted_20_Text">#クロ</text:p>
      <text:p text:style-name="Preformatted_20_Text">然り。</text:p>
      <text:p text:style-name="Preformatted_20_Text">兵をそちらへ向かわせましょう。</text:p>
      <text:p text:style-name="Preformatted_20_Text">Yes.</text:p>
      <text:p text:style-name="Preformatted_20_Text">Let's send the troops your way.</text:p>
      <text:p text:style-name="Preformatted_20_Text">#アリス</text:p>
      <text:p text:style-name="Preformatted_20_Text">そうだな……よし、お前たち！！</text:p>
      <text:p text:style-name="Preformatted_20_Text">あのへんてこなかぼちゃ野郎を狙え！</text:p>
      <text:p text:style-name="Preformatted_20_Text">のがすなよーー！！</text:p>
      <text:p text:style-name="Preformatted_20_Text">Right. ...... All right, boys!</text:p>
      <text:p text:style-name="Preformatted_20_Text">Aim for that weird pumpkin bastard!</text:p>
      <text:p text:style-name="Preformatted_20_Text">Don't let him get away!</text:p>
      <text:p text:style-name="Preformatted_20_Text"/>
      <text:p text:style-name="Preformatted_20_Text">C:\Users\James Phillips\Desktop\Games\WargameAliceGit\MinimizedScenarios\min_s0603.txt</text:p>
      <text:p text:style-name="Preformatted_20_Text">アカリのいなくなったお菓子の家では</text:p>
      <text:p text:style-name="Preformatted_20_Text">飲んで騒いでの宴が開催されていた。</text:p>
      <text:p text:style-name="Preformatted_20_Text">In the house of sweets where Akari disappeared</text:p>
      <text:p text:style-name="Preformatted_20_Text">A feast of drinking and revelry was being held.</text:p>
      <text:p text:style-name="Preformatted_20_Text">#パンプキング</text:p>
      <text:p text:style-name="Preformatted_20_Text">ゲヒャヒャヒャヒャヒャヒャッ！！</text:p>
      <text:p text:style-name="Preformatted_20_Text">おどれおどれぇーー！</text:p>
      <text:p text:style-name="Preformatted_20_Text">もっと、もっとだァーーー！！</text:p>
      <text:p text:style-name="Preformatted_20_Text">ゲヒャヒャヒャヒャ！！</text:p>
      <text:p text:style-name="Preformatted_20_Text">面白いなァお前たち！</text:p>
      <text:p text:style-name="Preformatted_20_Text">さあ、もっと飲め飲めェッ！！</text:p>
      <text:p text:style-name="Preformatted_20_Text">Gheeheeheeheeheehee!</text:p>
      <text:p text:style-name="Preformatted_20_Text">Oh, yeah, yeah, yeah!</text:p>
      <text:p text:style-name="Preformatted_20_Text">More, more, more!</text:p>
      <text:p text:style-name="Preformatted_20_Text">Gheeheeheeheehee!</text:p>
      <text:p text:style-name="Preformatted_20_Text">You guys are funny!</text:p>
      <text:p text:style-name="Preformatted_20_Text">Come on, drink more, drink more, drink more!</text:p>
      <text:p text:style-name="Preformatted_20_Text">#パンプキング部下（赤）</text:p>
      <text:p text:style-name="Preformatted_20_Text">キャッ、キャッ、キャッ！！</text:p>
      <text:p text:style-name="Preformatted_20_Text">Cackle, cackle, cackle!</text:p>
      <text:p text:style-name="Preformatted_20_Text">[cn]</text:p>
      <text:p text:style-name="Preformatted_20_Text">彼らは生物ではない、そのため眠ることはない。</text:p>
      <text:p text:style-name="Preformatted_20_Text">宴は文字通り一日中続けられていた。</text:p>
      <text:p text:style-name="Preformatted_20_Text">そんななか、地下ではその声を聞きながら横たわる</text:p>
      <text:p text:style-name="Preformatted_20_Text">一人の魔女がいた。</text:p>
      <text:p text:style-name="Preformatted_20_Text">アカリである。</text:p>
      <text:p text:style-name="Preformatted_20_Text">They are not living creatures, therefore they do not sleep.</text:p>
      <text:p text:style-name="Preformatted_20_Text">The feast literally went on all day long.</text:p>
      <text:p text:style-name="Preformatted_20_Text">In the midst of it all, lying in the basement, listening to their voices</text:p>
      <text:p text:style-name="Preformatted_20_Text">There was a witch.</text:p>
      <text:p text:style-name="Preformatted_20_Text">Akari.</text:p>
      <text:p text:style-name="Preformatted_20_Text">#アカリ</text:p>
      <text:p text:style-name="Preformatted_20_Text"><text:soft-page-break/>……うるさい。</text:p>
      <text:p text:style-name="Preformatted_20_Text">......Noisy.</text:p>
      <text:p text:style-name="Preformatted_20_Text">[cn]</text:p>
      <text:p text:style-name="Preformatted_20_Text">アカリは時々運ばれてくる食事を食べるとき以外は、</text:p>
      <text:p text:style-name="Preformatted_20_Text">こうして備え付けられたカビだらけのベッドで横たわっていた。</text:p>
      <text:p text:style-name="Preformatted_20_Text">Akari, except for the occasional meal that was brought to her.</text:p>
      <text:p text:style-name="Preformatted_20_Text">Akari lies in the moldy bed thus provided.</text:p>
      <text:p text:style-name="Preformatted_20_Text">#アカリ</text:p>
      <text:p text:style-name="Preformatted_20_Text">……本、ほしいな。</text:p>
      <text:p text:style-name="Preformatted_20_Text">...... books, I want one.</text:p>
      <text:p text:style-name="Preformatted_20_Text">[cn]</text:p>
      <text:p text:style-name="Preformatted_20_Text">アカリは領主をはく奪されたことよりも、</text:p>
      <text:p text:style-name="Preformatted_20_Text">この暇をいかにつぶすかということの方が重要のようだった。</text:p>
      <text:p text:style-name="Preformatted_20_Text">そんななか、アリス軍が領内に攻め込んだ</text:p>
      <text:p text:style-name="Preformatted_20_Text">との情報が入った……。</text:p>
      <text:p text:style-name="Preformatted_20_Text">パンプキング領、国境付近</text:p>
      <text:p text:style-name="Preformatted_20_Text">Akari was more concerned with how to pass the time than with being deprived of his lordship.</text:p>
      <text:p text:style-name="Preformatted_20_Text">Akari seemed to be more concerned with how to pass the time than being deprived of his lordship.</text:p>
      <text:p text:style-name="Preformatted_20_Text">Meanwhile, we received a report that Alice's army had invaded the territory.</text:p>
      <text:p text:style-name="Preformatted_20_Text">.......</text:p>
      <text:p text:style-name="Preformatted_20_Text">Pumpking territory, near the border</text:p>
      <text:p text:style-name="Preformatted_20_Text">#アリス</text:p>
      <text:p text:style-name="Preformatted_20_Text">それっ突撃だーーーー！！！！</text:p>
      <text:p text:style-name="Preformatted_20_Text">Let's charge! ！！！！</text:p>
      <text:p text:style-name="Preformatted_20_Text">#アリス軍</text:p>
      <text:p text:style-name="Preformatted_20_Text">オオーーーー！！！</text:p>
      <text:p text:style-name="Preformatted_20_Text">Ooooooooooooooooooooooooooooooooooooooooooooooooooooooooooooo!</text:p>
      <text:p text:style-name="Preformatted_20_Text">[cn]</text:p>
      <text:p text:style-name="Preformatted_20_Text">だいぶ戦い慣れのしたアリス軍が怒涛のごとき勢いで</text:p>
      <text:p text:style-name="Preformatted_20_Text">パンプキングの兵たちを蹴散らしてゆく。</text:p>
      <text:p text:style-name="Preformatted_20_Text">Alice's army, which has become accustomed to battle, kicks off the Pump King's soldiers with a furious force.</text:p>
      <text:p text:style-name="Preformatted_20_Text">The army of Alice, now much more experienced in battle, kick away the Pump King's soldiers in a furious battle.</text:p>
      <text:p text:style-name="Preformatted_20_Text">#アリス</text:p>
      <text:p text:style-name="Preformatted_20_Text">クフフフフッ！！</text:p>
      <text:p text:style-name="Preformatted_20_Text">いいぞいいぞ！　そのままつっきれーー！！</text:p>
      <text:p text:style-name="Preformatted_20_Text">Kuhuhuhuhuhuhuhuhuhuhuhu!</text:p>
      <text:p text:style-name="Preformatted_20_Text">That's good, that's good, that's good!　Keep going, keep going, keep going!</text:p>
      <text:p text:style-name="Preformatted_20_Text">[cn]</text:p>
      <text:p text:style-name="Preformatted_20_Text">戦いは一方的な展開を見せていた。</text:p>
      <text:p text:style-name="Preformatted_20_Text">熟練度で勝るアリス軍がパンプキング軍を圧倒していた。</text:p>
      <text:p text:style-name="Preformatted_20_Text">The battle was one-sided.</text:p>
      <text:p text:style-name="Preformatted_20_Text">Alice's army, superior in skill, was overwhelming Pumpking's army.</text:p>
      <text:p text:style-name="Preformatted_20_Text">#パンプキン部下（赤）</text:p>
      <text:p text:style-name="Preformatted_20_Text">きゃー、きゃー！</text:p>
      <text:p text:style-name="Preformatted_20_Text">Kyah, Kyah!</text:p>
      <text:p text:style-name="Preformatted_20_Text">#パンプキン部下（青）</text:p>
      <text:p text:style-name="Preformatted_20_Text">にげろー！　にげろー！！</text:p>
      <text:p text:style-name="Preformatted_20_Text">Get away!　Get away!</text:p>
      <text:p text:style-name="Preformatted_20_Text">[cn]</text:p>
      <text:p text:style-name="Preformatted_20_Text">そのままアリス軍が優勢のまま決着するかに見えた。</text:p>
      <text:p text:style-name="Preformatted_20_Text">As it was, it looked as if Alice's army was going to settle the battle with the upper hand.</text:p>
      <text:p text:style-name="Preformatted_20_Text">#パンプキング</text:p>
      <text:p text:style-name="Preformatted_20_Text">てめえらァ！！！！</text:p>
      <text:p text:style-name="Preformatted_20_Text">なぁに逃げてんだオラアアアァァーー！！</text:p>
      <text:p text:style-name="Preformatted_20_Text">You guys! ！！！！</text:p>
      <text:p text:style-name="Preformatted_20_Text">What are you running away for?</text:p>
      <text:p text:style-name="Preformatted_20_Text">[cn]</text:p>
      <text:p text:style-name="Preformatted_20_Text">突如として敵の大将であるパンプキングが現れた。</text:p>
      <text:p text:style-name="Preformatted_20_Text">Suddenly, the enemy general, Pump King, appeared.</text:p>
      <text:p text:style-name="Preformatted_20_Text">#パンプキング部下（ピンク）</text:p>
      <text:p text:style-name="Preformatted_20_Text">きゃー！　パンプキング様だ！</text:p>
      <text:p text:style-name="Preformatted_20_Text">Kyaaa!　It's the Pump King!</text:p>
      <text:p text:style-name="Preformatted_20_Text">#パンプキング部下（紫）</text:p>
      <text:p text:style-name="Preformatted_20_Text"><text:soft-page-break/>パンプキング様だ！</text:p>
      <text:p text:style-name="Preformatted_20_Text">It's the Pump King!</text:p>
      <text:p text:style-name="Preformatted_20_Text">#パンプキング部下（赤）</text:p>
      <text:p text:style-name="Preformatted_20_Text">怒られる！</text:p>
      <text:p text:style-name="Preformatted_20_Text">I'm getting angry!</text:p>
      <text:p text:style-name="Preformatted_20_Text">#パンプキング部下（青）</text:p>
      <text:p text:style-name="Preformatted_20_Text">引き返せ！</text:p>
      <text:p text:style-name="Preformatted_20_Text">Turn back!</text:p>
      <text:p text:style-name="Preformatted_20_Text">#パンプキング部下（銀）</text:p>
      <text:p text:style-name="Preformatted_20_Text">突撃だー！</text:p>
      <text:p text:style-name="Preformatted_20_Text">Charge!</text:p>
      <text:p text:style-name="Preformatted_20_Text">#アリス</text:p>
      <text:p text:style-name="Preformatted_20_Text">あいつ……、なんだ？　</text:p>
      <text:p text:style-name="Preformatted_20_Text">あいつらの親玉か？</text:p>
      <text:p text:style-name="Preformatted_20_Text">He's ......, what is he?　</text:p>
      <text:p text:style-name="Preformatted_20_Text">Is that their master?</text:p>
      <text:p text:style-name="Preformatted_20_Text">#クロ</text:p>
      <text:p text:style-name="Preformatted_20_Text">向こうの領主は人形の魔女アカリ。</text:p>
      <text:p text:style-name="Preformatted_20_Text">おそらく参謀か何かなのでは。</text:p>
      <text:p text:style-name="Preformatted_20_Text">The lord over there is Akari, the doll witch.</text:p>
      <text:p text:style-name="Preformatted_20_Text">Probably a chief strategist or something.</text:p>
      <text:p text:style-name="Preformatted_20_Text">#アリス</text:p>
      <text:p text:style-name="Preformatted_20_Text">なるほどな……。</text:p>
      <text:p text:style-name="Preformatted_20_Text">しかし、なら余計に殺しておいて損はないわけだ。</text:p>
      <text:p text:style-name="Preformatted_20_Text">I see. ......</text:p>
      <text:p text:style-name="Preformatted_20_Text">But then, there's no harm in killing her.</text:p>
      <text:p text:style-name="Preformatted_20_Text">#クロ</text:p>
      <text:p text:style-name="Preformatted_20_Text">然り。</text:p>
      <text:p text:style-name="Preformatted_20_Text">兵をそちらへ向かわせましょう。</text:p>
      <text:p text:style-name="Preformatted_20_Text">Yes.</text:p>
      <text:p text:style-name="Preformatted_20_Text">Let's send the troops your way.</text:p>
      <text:p text:style-name="Preformatted_20_Text">#アリス</text:p>
      <text:p text:style-name="Preformatted_20_Text">そうだな……よし、お前たち！！</text:p>
      <text:p text:style-name="Preformatted_20_Text">あのへんてこなかぼちゃ野郎を狙え！</text:p>
      <text:p text:style-name="Preformatted_20_Text">のがすなよーー！！</text:p>
      <text:p text:style-name="Preformatted_20_Text">Right. ...... All right, boys!</text:p>
      <text:p text:style-name="Preformatted_20_Text">Aim for that weird pumpkin bastard!</text:p>
      <text:p text:style-name="Preformatted_20_Text">Don't let him get away!</text:p>
      <text:p text:style-name="Preformatted_20_Text"/>
      <text:p text:style-name="Preformatted_20_Text">C:\Users\James Phillips\Desktop\Games\WargameAliceGit\MinimizedScenarios\min_s0604.txt</text:p>
      <text:p text:style-name="Preformatted_20_Text">#アリス</text:p>
      <text:p text:style-name="Preformatted_20_Text">アッハッハッハッハーー！！！</text:p>
      <text:p text:style-name="Preformatted_20_Text">みたか！　そんなちんけな爆発じゃ</text:p>
      <text:p text:style-name="Preformatted_20_Text">この私はたおせーーーん！！！</text:p>
      <text:p text:style-name="Preformatted_20_Text">それっ、追撃だーーーー！！</text:p>
      <text:p text:style-name="Preformatted_20_Text">AHHHHHHHHHHHHHHHHHHHH!!!!</text:p>
      <text:p text:style-name="Preformatted_20_Text">Did you see that?　With such a puny explosion.</text:p>
      <text:p text:style-name="Preformatted_20_Text">You can't kill me!</text:p>
      <text:p text:style-name="Preformatted_20_Text">That's the follow-up!</text:p>
      <text:p text:style-name="Preformatted_20_Text">#パンプキング</text:p>
      <text:p text:style-name="Preformatted_20_Text">ヤベエッ！！</text:p>
      <text:p text:style-name="Preformatted_20_Text">おら、てめえら! ずらかるぞォ！</text:p>
      <text:p text:style-name="Preformatted_20_Text">Oh, no!</text:p>
      <text:p text:style-name="Preformatted_20_Text">Hey, you guys! Let's get out of here!</text:p>
      <text:p text:style-name="Preformatted_20_Text">[cn]</text:p>
      <text:p text:style-name="Preformatted_20_Text">パンプキングの猛攻をアリスはあっさりとはねのけ、</text:p>
      <text:p text:style-name="Preformatted_20_Text">パンプキング軍にさらなる打撃を与えたのだった。</text:p>
      <text:p text:style-name="Preformatted_20_Text">Alice easily repelled the Pump King's onslaught, and dealt another blow to the Pump King's army.</text:p>
      <text:p text:style-name="Preformatted_20_Text">Pump King's onslaught, inflicting a further blow to the Pump King's army.</text:p>
      <text:p text:style-name="Preformatted_20_Text"/>
      <text:p text:style-name="Preformatted_20_Text">C:\Users\James Phillips\Desktop\Games\WargameAliceGit\MinimizedScenarios\min_s0605.txt</text:p>
      <text:p text:style-name="Preformatted_20_Text">お菓子の家。</text:p>
      <text:p text:style-name="Preformatted_20_Text">House of sweets.</text:p>
      <text:p text:style-name="Preformatted_20_Text"><text:soft-page-break/>#アカリ</text:p>
      <text:p text:style-name="Preformatted_20_Text">……、静かになった。</text:p>
      <text:p text:style-name="Preformatted_20_Text">......, it's quiet.</text:p>
      <text:p text:style-name="Preformatted_20_Text">[cn]</text:p>
      <text:p text:style-name="Preformatted_20_Text">お菓子の家ではちょうどパンプキングたちが出払っていたところだった。</text:p>
      <text:p text:style-name="Preformatted_20_Text">アカリはこの場所がだんだん居心地のいい場所に思えてきた。</text:p>
      <text:p text:style-name="Preformatted_20_Text">勝手に食事は出てくるし、薄暗くてひんやりして過ごしやすいし、</text:p>
      <text:p text:style-name="Preformatted_20_Text">本も頼んだら持ってきてくれたし、</text:p>
      <text:p text:style-name="Preformatted_20_Text">ちょこっとかび臭いことを除けば</text:p>
      <text:p text:style-name="Preformatted_20_Text">ここは自分にとてもあっていると、アカリは思った。</text:p>
      <text:p text:style-name="Preformatted_20_Text">The Pumpkings were just leaving at the House of Sweets.</text:p>
      <text:p text:style-name="Preformatted_20_Text">Akari was starting to feel more and more comfortable in this place.</text:p>
      <text:p text:style-name="Preformatted_20_Text">Food was served on its own, it was dimly lit and cool, and books were brought to her when she asked for them.</text:p>
      <text:p text:style-name="Preformatted_20_Text">They brought her books when she asked for them.</text:p>
      <text:p text:style-name="Preformatted_20_Text">Except for a little musty smell</text:p>
      <text:p text:style-name="Preformatted_20_Text">Akari thought that this place suited her very well.</text:p>
      <text:p text:style-name="Preformatted_20_Text">#アカリ</text:p>
      <text:p text:style-name="Preformatted_20_Text">…………。</text:p>
      <text:p text:style-name="Preformatted_20_Text">.............</text:p>
      <text:p text:style-name="Preformatted_20_Text">[cn]</text:p>
      <text:p text:style-name="Preformatted_20_Text">そしてまた彼女は読書に戻る。</text:p>
      <text:p text:style-name="Preformatted_20_Text">かぼちゃが今どうしているかなど本当にどうでもよくなって、</text:p>
      <text:p text:style-name="Preformatted_20_Text">アカリは本の世界に入り込んでいった。</text:p>
      <text:p text:style-name="Preformatted_20_Text">Then she went back to reading.</text:p>
      <text:p text:style-name="Preformatted_20_Text">It really didn't matter anymore what Pumpkin was doing right now.</text:p>
      <text:p text:style-name="Preformatted_20_Text">Akari went into the world of books.</text:p>
      <text:p text:style-name="Preformatted_20_Text"/>
      <text:p text:style-name="Preformatted_20_Text">C:\Users\James Phillips\Desktop\Games\WargameAliceGit\MinimizedScenarios\min_s0606.txt</text:p>
      <text:p text:style-name="Preformatted_20_Text">#パンプキン部下（赤）</text:p>
      <text:p text:style-name="Preformatted_20_Text">パンプキング様！　魔女たちがもうすぐそこまで！</text:p>
      <text:p text:style-name="Preformatted_20_Text">Dear Pumpkin King!　The witches are almost there!</text:p>
      <text:p text:style-name="Preformatted_20_Text">#パンプキン部下（青）</text:p>
      <text:p text:style-name="Preformatted_20_Text">やばいよ！</text:p>
      <text:p text:style-name="Preformatted_20_Text">Oh no!</text:p>
      <text:p text:style-name="Preformatted_20_Text">#パンプキン部下（ピンク）</text:p>
      <text:p text:style-name="Preformatted_20_Text">まけるよ！</text:p>
      <text:p text:style-name="Preformatted_20_Text">You're going to lose!</text:p>
      <text:p text:style-name="Preformatted_20_Text">#パンプキン部下（銀）</text:p>
      <text:p text:style-name="Preformatted_20_Text">どうしよーー！！</text:p>
      <text:p text:style-name="Preformatted_20_Text">Oh my God!</text:p>
      <text:p text:style-name="Preformatted_20_Text">#パンプキング</text:p>
      <text:p text:style-name="Preformatted_20_Text">ぐぬーーー！！</text:p>
      <text:p text:style-name="Preformatted_20_Text">畜生、魔女のやつめええぇーー！！</text:p>
      <text:p text:style-name="Preformatted_20_Text">せっかく領主になったってのに！！</text:p>
      <text:p text:style-name="Preformatted_20_Text">Gnooooooo!</text:p>
      <text:p text:style-name="Preformatted_20_Text">Damn witches!</text:p>
      <text:p text:style-name="Preformatted_20_Text">I just became a lord!</text:p>
      <text:p text:style-name="Preformatted_20_Text">#パンプキング部下（赤）</text:p>
      <text:p text:style-name="Preformatted_20_Text">ああっ！　ほら、もうすぐそこまで！！</text:p>
      <text:p text:style-name="Preformatted_20_Text">Aah!　Look, we're almost there!</text:p>
      <text:p text:style-name="Preformatted_20_Text">#パンプキング</text:p>
      <text:p text:style-name="Preformatted_20_Text">ああーー！！</text:p>
      <text:p text:style-name="Preformatted_20_Text">こうなったらヤケだ！！</text:p>
      <text:p text:style-name="Preformatted_20_Text">全員一緒に突撃だーーー！！</text:p>
      <text:p text:style-name="Preformatted_20_Text">Ahhh!</text:p>
      <text:p text:style-name="Preformatted_20_Text">This is it, we're in trouble!</text:p>
      <text:p text:style-name="Preformatted_20_Text">Let's all charge in together!</text:p>
      <text:p text:style-name="Preformatted_20_Text"/>
      <text:p text:style-name="Preformatted_20_Text">C:\Users\James Phillips\Desktop\Games\WargameAliceGit\MinimizedScenarios\min_s0607.txt</text:p>
      <text:p text:style-name="Preformatted_20_Text">#パンプキング</text:p>
      <text:p text:style-name="Preformatted_20_Text">はーなーせー！！</text:p>
      <text:p text:style-name="Preformatted_20_Text">俺様をはーなーせー！！</text:p>
      <text:p text:style-name="Preformatted_20_Text">Let me go!</text:p>
      <text:p text:style-name="Preformatted_20_Text"><text:soft-page-break/>Let me go!</text:p>
      <text:p text:style-name="Preformatted_20_Text">#アリス</text:p>
      <text:p text:style-name="Preformatted_20_Text">だー！</text:p>
      <text:p text:style-name="Preformatted_20_Text">もう、うるせえぞ！！</text:p>
      <text:p text:style-name="Preformatted_20_Text">そんなにシチューにされてえか！！</text:p>
      <text:p text:style-name="Preformatted_20_Text">Let me go!</text:p>
      <text:p text:style-name="Preformatted_20_Text">Shut the fuck up!</text:p>
      <text:p text:style-name="Preformatted_20_Text">You want to get stewed so bad!</text:p>
      <text:p text:style-name="Preformatted_20_Text">#パンプキング</text:p>
      <text:p text:style-name="Preformatted_20_Text">…………。</text:p>
      <text:p text:style-name="Preformatted_20_Text">.............</text:p>
      <text:p text:style-name="Preformatted_20_Text">#アリス</text:p>
      <text:p text:style-name="Preformatted_20_Text">急に黙ったな……。まあいいや。</text:p>
      <text:p text:style-name="Preformatted_20_Text">でもなあ。 こいつ正直ほしくないし……</text:p>
      <text:p text:style-name="Preformatted_20_Text">うるさくなくてもシチューにするしか。</text:p>
      <text:p text:style-name="Preformatted_20_Text">You suddenly shut up ....... Oh well.</text:p>
      <text:p text:style-name="Preformatted_20_Text">But I don't want him. I honestly don't want this guy. ......</text:p>
      <text:p text:style-name="Preformatted_20_Text">I'll just have to make stew even if it's not too loud.</text:p>
      <text:p text:style-name="Preformatted_20_Text">#パンプキング</text:p>
      <text:p text:style-name="Preformatted_20_Text">逃がすって選択肢はお前にはないのか！！</text:p>
      <text:p text:style-name="Preformatted_20_Text">Letting him go is not an option for you!!!</text:p>
      <text:p text:style-name="Preformatted_20_Text">#アリス</text:p>
      <text:p text:style-name="Preformatted_20_Text">逃がすくらいなら殺す！！</text:p>
      <text:p text:style-name="Preformatted_20_Text">I'd rather kill you than let you go!!!!</text:p>
      <text:p text:style-name="Preformatted_20_Text">#パンプキング</text:p>
      <text:p text:style-name="Preformatted_20_Text">ひどい！！</text:p>
      <text:p text:style-name="Preformatted_20_Text">You're a bitch!</text:p>
      <text:p text:style-name="Preformatted_20_Text">#アリス</text:p>
      <text:p text:style-name="Preformatted_20_Text">というわけで……、覚悟しろ。</text:p>
      <text:p text:style-name="Preformatted_20_Text">So, ......, brace yourself.</text:p>
      <text:p text:style-name="Preformatted_20_Text">[cn]</text:p>
      <text:p text:style-name="Preformatted_20_Text">アリスはそういうと、調理用の包丁を取り出した。</text:p>
      <text:p text:style-name="Preformatted_20_Text">Alice said and took out a cooking knife.</text:p>
      <text:p text:style-name="Preformatted_20_Text">#パンプキング</text:p>
      <text:p text:style-name="Preformatted_20_Text">わーー！　わーー！！</text:p>
      <text:p text:style-name="Preformatted_20_Text">わかった！　わかった！</text:p>
      <text:p text:style-name="Preformatted_20_Text">はい！　私アリス様に服従を誓います！</text:p>
      <text:p text:style-name="Preformatted_20_Text">何でもします！！</text:p>
      <text:p text:style-name="Preformatted_20_Text">だから許してーーー！！</text:p>
      <text:p text:style-name="Preformatted_20_Text">Wah!　Wah!!!</text:p>
      <text:p text:style-name="Preformatted_20_Text">All right!　Okay, okay!</text:p>
      <text:p text:style-name="Preformatted_20_Text">Yes! Yes!　I pledge obedience to Alice!</text:p>
      <text:p text:style-name="Preformatted_20_Text">I will do anything!</text:p>
      <text:p text:style-name="Preformatted_20_Text">So forgive me!</text:p>
      <text:p text:style-name="Preformatted_20_Text">#アリス</text:p>
      <text:p text:style-name="Preformatted_20_Text">服従？</text:p>
      <text:p text:style-name="Preformatted_20_Text">ではお前は今日から私の奴隷ということだな。</text:p>
      <text:p text:style-name="Preformatted_20_Text">Obedience?</text:p>
      <text:p text:style-name="Preformatted_20_Text">Then I guess that means you are my slave from today.</text:p>
      <text:p text:style-name="Preformatted_20_Text">#パンプキング</text:p>
      <text:p text:style-name="Preformatted_20_Text">ぐっ……</text:p>
      <text:p text:style-name="Preformatted_20_Text">そっ、そうでございます。</text:p>
      <text:p text:style-name="Preformatted_20_Text">Gugu......</text:p>
      <text:p text:style-name="Preformatted_20_Text">Yes, that's right.</text:p>
      <text:p text:style-name="Preformatted_20_Text">#アリス</text:p>
      <text:p text:style-name="Preformatted_20_Text">クフフフフッ！</text:p>
      <text:p text:style-name="Preformatted_20_Text">そうかそうか。</text:p>
      <text:p text:style-name="Preformatted_20_Text">そこまで言うのなら仕方ない。お前を私の奴隷にしてやる。</text:p>
      <text:p text:style-name="Preformatted_20_Text">しっかり働けよ？　</text:p>
      <text:p text:style-name="Preformatted_20_Text">少しでも逆らったら問答無用で切り刻んで、</text:p>
      <text:p text:style-name="Preformatted_20_Text">夕飯のおかずにしてやるからな。</text:p>
      <text:p text:style-name="Preformatted_20_Text">Kuhuhuhuhu!</text:p>
      <text:p text:style-name="Preformatted_20_Text">Oh, yeah.</text:p>
      <text:p text:style-name="Preformatted_20_Text"><text:soft-page-break/>If you say so much, I have no choice. I'll make you my slave.</text:p>
      <text:p text:style-name="Preformatted_20_Text">You'd better work hard, right?　</text:p>
      <text:p text:style-name="Preformatted_20_Text">If you disobey me in any way, I'll chop you up without question.</text:p>
      <text:p text:style-name="Preformatted_20_Text">I'll chop you up and make you dinner.</text:p>
      <text:p text:style-name="Preformatted_20_Text">#パンプキング</text:p>
      <text:p text:style-name="Preformatted_20_Text">ぐっ……</text:p>
      <text:p text:style-name="Preformatted_20_Text">がまんだ、がまん……。</text:p>
      <text:p text:style-name="Preformatted_20_Text">Ggghh......</text:p>
      <text:p text:style-name="Preformatted_20_Text">Patience, patience .......</text:p>
      <text:p text:style-name="Preformatted_20_Text">[cn]</text:p>
      <text:p text:style-name="Preformatted_20_Text">こうして、多少の不安は残ったものの、</text:p>
      <text:p text:style-name="Preformatted_20_Text">パンプキングが部下に加わることになった。</text:p>
      <text:p text:style-name="Preformatted_20_Text">And so, with some lingering apprehension.</text:p>
      <text:p text:style-name="Preformatted_20_Text">Pumpking was to join his men.</text:p>
      <text:p text:style-name="Preformatted_20_Text">#アリス</text:p>
      <text:p text:style-name="Preformatted_20_Text">うーん、うまいっ！！</text:p>
      <text:p text:style-name="Preformatted_20_Text">このシチュー、うんまいなぁ！！</text:p>
      <text:p text:style-name="Preformatted_20_Text">Mmmm, yum!</text:p>
      <text:p text:style-name="Preformatted_20_Text">This stew is soooo good!!!</text:p>
      <text:p text:style-name="Preformatted_20_Text">#クロ</text:p>
      <text:p text:style-name="Preformatted_20_Text">ホクホクしていて甘い。</text:p>
      <text:p text:style-name="Preformatted_20_Text">よいかぼちゃですな。</text:p>
      <text:p text:style-name="Preformatted_20_Text">Ho-ho-ho and sweet.</text:p>
      <text:p text:style-name="Preformatted_20_Text">It's a good pumpkin.</text:p>
      <text:p text:style-name="Preformatted_20_Text">[cn]</text:p>
      <text:p text:style-name="Preformatted_20_Text">アリスたちは倒したパンプキングやその部下たちを問答無用で包丁でカットし、</text:p>
      <text:p text:style-name="Preformatted_20_Text">かぼちゃパーティーを開いていた。</text:p>
      <text:p text:style-name="Preformatted_20_Text">Alice and her friends cut up the defeated Pumpkin King and his men with knives without question.</text:p>
      <text:p text:style-name="Preformatted_20_Text">They had a pumpkin party.</text:p>
      <text:p text:style-name="Preformatted_20_Text">#アリス</text:p>
      <text:p text:style-name="Preformatted_20_Text">お前たち！　</text:p>
      <text:p text:style-name="Preformatted_20_Text">腐るほどあるから遠慮しないで食えよ！！</text:p>
      <text:p text:style-name="Preformatted_20_Text">You guys!　</text:p>
      <text:p text:style-name="Preformatted_20_Text">There's plenty to go around, so don't be afraid to eat them!</text:p>
      <text:p text:style-name="Preformatted_20_Text">#クロ</text:p>
      <text:p text:style-name="Preformatted_20_Text">そういえば、アリス様。</text:p>
      <text:p text:style-name="Preformatted_20_Text">かぼちゃの親玉を調理しているときに</text:p>
      <text:p text:style-name="Preformatted_20_Text">こんなものを見つけたのですが。</text:p>
      <text:p text:style-name="Preformatted_20_Text">Oh, by the way, Alice-sama.</text:p>
      <text:p text:style-name="Preformatted_20_Text">When I was cooking the pumpkin parentage.</text:p>
      <text:p text:style-name="Preformatted_20_Text">I found these things.</text:p>
      <text:p text:style-name="Preformatted_20_Text">#アリス</text:p>
      <text:p text:style-name="Preformatted_20_Text">ん？　なんだその石……は。</text:p>
      <text:p text:style-name="Preformatted_20_Text">っ……！！</text:p>
      <text:p text:style-name="Preformatted_20_Text">賢者の石！！</text:p>
      <text:p text:style-name="Preformatted_20_Text">Hmm?　What's that stone ......?</text:p>
      <text:p text:style-name="Preformatted_20_Text">What's that stone ......!</text:p>
      <text:p text:style-name="Preformatted_20_Text">Philosopher's stone!</text:p>
      <text:p text:style-name="Preformatted_20_Text">[cn]</text:p>
      <text:p text:style-name="Preformatted_20_Text">クロが持っていたのはパンプキングが</text:p>
      <text:p text:style-name="Preformatted_20_Text">口の中にしまっていた真っ赤な宝石だった。</text:p>
      <text:p text:style-name="Preformatted_20_Text">Kuro was holding a bright red gem that Pump King</text:p>
      <text:p text:style-name="Preformatted_20_Text">The Pump King had a bright red gem that he kept in his mouth.</text:p>
      <text:p text:style-name="Preformatted_20_Text">#クロ</text:p>
      <text:p text:style-name="Preformatted_20_Text">賢者の石とは？</text:p>
      <text:p text:style-name="Preformatted_20_Text">What is the Philosopher's Stone?</text:p>
      <text:p text:style-name="Preformatted_20_Text">#アリス</text:p>
      <text:p text:style-name="Preformatted_20_Text">ヴェロニカの宮殿で見た宝石だ。</text:p>
      <text:p text:style-name="Preformatted_20_Text">あいつは魔力増幅器とか言っていたな。</text:p>
      <text:p text:style-name="Preformatted_20_Text">ともかく、これは持ち帰って調べるぞ。</text:p>
      <text:p text:style-name="Preformatted_20_Text">It's the jewel I saw in Veronica's palace.</text:p>
      <text:p text:style-name="Preformatted_20_Text">He said it was a magic amplifier.</text:p>
      <text:p text:style-name="Preformatted_20_Text">Anyway, I'm going to take this back and check it out.</text:p>
      <text:p text:style-name="Preformatted_20_Text"><text:soft-page-break/>[cn]</text:p>
      <text:p text:style-name="Preformatted_20_Text">アリスは空に賢者の石を透かしてみた。</text:p>
      <text:p text:style-name="Preformatted_20_Text">宝石の中で炎のようなものがゆらゆらと渦巻いていた。</text:p>
      <text:p text:style-name="Preformatted_20_Text">お菓子の家、地下牢。</text:p>
      <text:p text:style-name="Preformatted_20_Text">Alice looked through the Philosopher's Stone into the sky.</text:p>
      <text:p text:style-name="Preformatted_20_Text">Something like a flame was flickering and swirling in the gem.</text:p>
      <text:p text:style-name="Preformatted_20_Text">House of sweets, dungeon.</text:p>
      <text:p text:style-name="Preformatted_20_Text">#アカリ</text:p>
      <text:p text:style-name="Preformatted_20_Text">…………</text:p>
      <text:p text:style-name="Preformatted_20_Text">............</text:p>
      <text:p text:style-name="Preformatted_20_Text">[cn]</text:p>
      <text:p text:style-name="Preformatted_20_Text">領主アカリは相変わらず牢の中で読書に励んでいた。</text:p>
      <text:p text:style-name="Preformatted_20_Text">Lord Akari was still in his prison, reading.</text:p>
      <text:p text:style-name="Preformatted_20_Text">#アカリ</text:p>
      <text:p text:style-name="Preformatted_20_Text">……おなか、すいた。</text:p>
      <text:p text:style-name="Preformatted_20_Text">......I'm hungry, I'm hungry.</text:p>
      <text:p text:style-name="Preformatted_20_Text">[cn]</text:p>
      <text:p text:style-name="Preformatted_20_Text">もう一日くらい食事の係が来ていない。</text:p>
      <text:p text:style-name="Preformatted_20_Text">三日くらいは食べなくても特に支障のないアカリは、</text:p>
      <text:p text:style-name="Preformatted_20_Text">次の食事が出てくるまでに455ページまで読もうという自分の目標を立てて</text:p>
      <text:p text:style-name="Preformatted_20_Text">本を読み始めたのだった。</text:p>
      <text:p text:style-name="Preformatted_20_Text">The meal attendant hasn't been here for about a day now.</text:p>
      <text:p text:style-name="Preformatted_20_Text">Akari is not particularly disturbed if she doesn't eat for about three days.</text:p>
      <text:p text:style-name="Preformatted_20_Text">She set a goal for herself to read up to page 455 before the next meal was served.</text:p>
      <text:p text:style-name="Preformatted_20_Text">She began to read the book.</text:p>
      <text:p text:style-name="Preformatted_20_Text"/>
      <text:p text:style-name="Preformatted_20_Text">C:\Users\James Phillips\Desktop\Games\WargameAliceGit\MinimizedScenarios\min_s0608.txt</text:p>
      <text:p text:style-name="Preformatted_20_Text">#アリス</text:p>
      <text:p text:style-name="Preformatted_20_Text">畜生！　なんだあの爆発！！</text:p>
      <text:p text:style-name="Preformatted_20_Text">撤退だ！！　立て直すぞーー！！</text:p>
      <text:p text:style-name="Preformatted_20_Text">Damn it!　What the hell was that explosion!</text:p>
      <text:p text:style-name="Preformatted_20_Text">Pull back!　Let's get back up!</text:p>
      <text:p text:style-name="Preformatted_20_Text">#パンプキン部下（赤）</text:p>
      <text:p text:style-name="Preformatted_20_Text">敵が逃げていくぞーー！</text:p>
      <text:p text:style-name="Preformatted_20_Text">The enemy's getting away!</text:p>
      <text:p text:style-name="Preformatted_20_Text">#パンプキン部下（青）</text:p>
      <text:p text:style-name="Preformatted_20_Text">逃げていくぞーー！！</text:p>
      <text:p text:style-name="Preformatted_20_Text">They're getting away!</text:p>
      <text:p text:style-name="Preformatted_20_Text">#パンプキン部下（ピンク）</text:p>
      <text:p text:style-name="Preformatted_20_Text">わーい！　わーい！</text:p>
      <text:p text:style-name="Preformatted_20_Text">Yay!　Yay!</text:p>
      <text:p text:style-name="Preformatted_20_Text">#パンプキング</text:p>
      <text:p text:style-name="Preformatted_20_Text">ゲヒャヒャヒャヒャ！！</text:p>
      <text:p text:style-name="Preformatted_20_Text">オラ、てめえらぼけぼけしてねえで</text:p>
      <text:p text:style-name="Preformatted_20_Text">さっさと追撃して来い！！</text:p>
      <text:p text:style-name="Preformatted_20_Text">Gheeheeheehee!</text:p>
      <text:p text:style-name="Preformatted_20_Text">Hey, you guys, stop dicking around!</text:p>
      <text:p text:style-name="Preformatted_20_Text">Get your asses in here and get after me!</text:p>
      <text:p text:style-name="Preformatted_20_Text">#パンプキン部下（銀）</text:p>
      <text:p text:style-name="Preformatted_20_Text">きゃーー！！</text:p>
      <text:p text:style-name="Preformatted_20_Text">Aah!</text:p>
      <text:p text:style-name="Preformatted_20_Text">#パンプキン部下（赤）</text:p>
      <text:p text:style-name="Preformatted_20_Text">きゃーー！！</text:p>
      <text:p text:style-name="Preformatted_20_Text">Kyaaaah!</text:p>
      <text:p text:style-name="Preformatted_20_Text">[cn]</text:p>
      <text:p text:style-name="Preformatted_20_Text">かぼちゃたちの爆発攻撃の前にアリス軍は撤退。</text:p>
      <text:p text:style-name="Preformatted_20_Text">後から追ってきたかぼちゃたちによる被害により、</text:p>
      <text:p text:style-name="Preformatted_20_Text">アリス軍はさらなるダメージを受けた。</text:p>
      <text:p text:style-name="Preformatted_20_Text">Alice's army retreats before the pumpkins' explosive attack.</text:p>
      <text:p text:style-name="Preformatted_20_Text">Due to the damage caused by the pumpkins that followed them.</text:p>
      <text:p text:style-name="Preformatted_20_Text">Alice's army suffered further damage.</text:p>
      <text:p text:style-name="Preformatted_20_Text"/>
      <text:p text:style-name="Preformatted_20_Text">C:\Users\James Phillips\Desktop\Games\WargameAliceGit\MinimizedScenarios\min_s0609.txt</text:p>
      <text:p text:style-name="Preformatted_20_Text"><text:soft-page-break/>#アリス</text:p>
      <text:p text:style-name="Preformatted_20_Text">かぼちゃ、かぼちゃ、かぼちゃ……。</text:p>
      <text:p text:style-name="Preformatted_20_Text">Pumpkin, pumpkin, pumpkin. ......</text:p>
      <text:p text:style-name="Preformatted_20_Text">#メイジー</text:p>
      <text:p text:style-name="Preformatted_20_Text">姉さん？　</text:p>
      <text:p text:style-name="Preformatted_20_Text">どうしたの、ぶつぶつ独り言なんかいっちゃって。</text:p>
      <text:p text:style-name="Preformatted_20_Text">珍しい……。</text:p>
      <text:p text:style-name="Preformatted_20_Text">Sis?　</text:p>
      <text:p text:style-name="Preformatted_20_Text">What's the matter, mumbling to yourself?</text:p>
      <text:p text:style-name="Preformatted_20_Text">That's unusual. ......</text:p>
      <text:p text:style-name="Preformatted_20_Text">#アリス</text:p>
      <text:p text:style-name="Preformatted_20_Text">お前こそ、その手に持っているものはなんだよ。</text:p>
      <text:p text:style-name="Preformatted_20_Text">What are you holding in your hand?</text:p>
      <text:p text:style-name="Preformatted_20_Text">#メイジー</text:p>
      <text:p text:style-name="Preformatted_20_Text">ふふっ！　かわいいでしょ。</text:p>
      <text:p text:style-name="Preformatted_20_Text">今町で仮想大会やっててね！</text:p>
      <text:p text:style-name="Preformatted_20_Text">これは「塔の上のお姫様と金色の妖精」に出てくる、</text:p>
      <text:p text:style-name="Preformatted_20_Text">金色の妖精ティティの衣装なのよ！</text:p>
      <text:p text:style-name="Preformatted_20_Text">Phew!　Isn't she cute?</text:p>
      <text:p text:style-name="Preformatted_20_Text">I'm at a virtual convention in town right now!</text:p>
      <text:p text:style-name="Preformatted_20_Text">This is Titi the Gilded Fairy's costume from "The Princess and the Gilded Fairy in the Tower."</text:p>
      <text:p text:style-name="Preformatted_20_Text">Titi the Gilded Fairy!</text:p>
      <text:p text:style-name="Preformatted_20_Text">#アリス</text:p>
      <text:p text:style-name="Preformatted_20_Text">クフフッ！</text:p>
      <text:p text:style-name="Preformatted_20_Text">馬子にも衣裳だな。 服に着られてるぜ、メイジー。</text:p>
      <text:p text:style-name="Preformatted_20_Text">Oh, my gosh!</text:p>
      <text:p text:style-name="Preformatted_20_Text">It's a costume for a horse and boy. You're dressed in clothes, Maisie.</text:p>
      <text:p text:style-name="Preformatted_20_Text">#メイジー</text:p>
      <text:p text:style-name="Preformatted_20_Text">なっ、なんですってー！</text:p>
      <text:p text:style-name="Preformatted_20_Text">What the hell?</text:p>
      <text:p text:style-name="Preformatted_20_Text">#アリス</text:p>
      <text:p text:style-name="Preformatted_20_Text">しかし仮装か……。</text:p>
      <text:p text:style-name="Preformatted_20_Text">オイ、メイジー、よくやった。</text:p>
      <text:p text:style-name="Preformatted_20_Text">お前もたまには役に立つじゃねえか……。</text:p>
      <text:p text:style-name="Preformatted_20_Text">But it's a masquerade. ......</text:p>
      <text:p text:style-name="Preformatted_20_Text">Hey, Maisie, good job.</text:p>
      <text:p text:style-name="Preformatted_20_Text">You're useful sometimes, too. ......</text:p>
      <text:p text:style-name="Preformatted_20_Text">#メイジー</text:p>
      <text:p text:style-name="Preformatted_20_Text">へっ！？</text:p>
      <text:p text:style-name="Preformatted_20_Text">あの、何のこと？</text:p>
      <text:p text:style-name="Preformatted_20_Text">えっ、ちょっと姉さん？</text:p>
      <text:p text:style-name="Preformatted_20_Text">Huh?</text:p>
      <text:p text:style-name="Preformatted_20_Text">Um, what are you talking about?</text:p>
      <text:p text:style-name="Preformatted_20_Text">What, hey sis?</text:p>
      <text:p text:style-name="Preformatted_20_Text">[cn]</text:p>
      <text:p text:style-name="Preformatted_20_Text">困惑するメイジーをよそにアリスは何かを思いついたようで、</text:p>
      <text:p text:style-name="Preformatted_20_Text">その足で町へと向かった。</text:p>
      <text:p text:style-name="Preformatted_20_Text">アリスの館。</text:p>
      <text:p text:style-name="Preformatted_20_Text">Despite Maisie's confusion, Alice seems to have come up with something.</text:p>
      <text:p text:style-name="Preformatted_20_Text">She went to the town with that foot.</text:p>
      <text:p text:style-name="Preformatted_20_Text">Alice's house.</text:p>
      <text:p text:style-name="Preformatted_20_Text">#アリス</text:p>
      <text:p text:style-name="Preformatted_20_Text">畜生。</text:p>
      <text:p text:style-name="Preformatted_20_Text">あのうっとうしいかぼちゃどもをなんとかしたいが……。</text:p>
      <text:p text:style-name="Preformatted_20_Text">どうしたものか。</text:p>
      <text:p text:style-name="Preformatted_20_Text">Damn it.</text:p>
      <text:p text:style-name="Preformatted_20_Text">I want to do something about those annoying pumpkins, but .......</text:p>
      <text:p text:style-name="Preformatted_20_Text">I don't know what to do.</text:p>
      <text:p text:style-name="Preformatted_20_Text">#チシャ</text:p>
      <text:p text:style-name="Preformatted_20_Text">何かお悩みですか？　アリス様。</text:p>
      <text:p text:style-name="Preformatted_20_Text">What's troubling you?　Alice.</text:p>
      <text:p text:style-name="Preformatted_20_Text">#アリス</text:p>
      <text:p text:style-name="Preformatted_20_Text">ああ、まあな。</text:p>
      <text:p text:style-name="Preformatted_20_Text"><text:soft-page-break/>Yeah, well.</text:p>
      <text:p text:style-name="Preformatted_20_Text">#チシャ</text:p>
      <text:p text:style-name="Preformatted_20_Text">息抜きに町に出られてみては？</text:p>
      <text:p text:style-name="Preformatted_20_Text">Why don't you go into town for a break?</text:p>
      <text:p text:style-name="Preformatted_20_Text">#アリス</text:p>
      <text:p text:style-name="Preformatted_20_Text">今はそんな気分でもねえ……。</text:p>
      <text:p text:style-name="Preformatted_20_Text">まあそうだな、</text:p>
      <text:p text:style-name="Preformatted_20_Text">ちょっと屋敷の周りを散歩するくらいならいいかな。</text:p>
      <text:p text:style-name="Preformatted_20_Text">I'm not in the mood for that right now. ......</text:p>
      <text:p text:style-name="Preformatted_20_Text">Well, yeah.</text:p>
      <text:p text:style-name="Preformatted_20_Text">I think I'll just take a little walk around the mansion.</text:p>
      <text:p text:style-name="Preformatted_20_Text">[cn]</text:p>
      <text:p text:style-name="Preformatted_20_Text">そういってアリスは席を立ち屋敷の周りを歩くことにした。</text:p>
      <text:p text:style-name="Preformatted_20_Text">So saying, Alice got up from her seat and decided to walk around the mansion.</text:p>
      <text:p text:style-name="Preformatted_20_Text"/>
      <text:p text:style-name="Preformatted_20_Text">C:\Users\James Phillips\Desktop\Games\WargameAliceGit\MinimizedScenarios\min_s0610.txt</text:p>
      <text:p text:style-name="Preformatted_20_Text">[cn]</text:p>
      <text:p text:style-name="Preformatted_20_Text">パンプキング領国境</text:p>
      <text:p text:style-name="Preformatted_20_Text">Pump King territory border.</text:p>
      <text:p text:style-name="Preformatted_20_Text">#アリス</text:p>
      <text:p text:style-name="Preformatted_20_Text">さて、用意はできたか。</text:p>
      <text:p text:style-name="Preformatted_20_Text">Well, are you ready?</text:p>
      <text:p text:style-name="Preformatted_20_Text">#クロ</text:p>
      <text:p text:style-name="Preformatted_20_Text">ええ……</text:p>
      <text:p text:style-name="Preformatted_20_Text">しかし、このようなもので本当にうまくいくのでしょうか。</text:p>
      <text:p text:style-name="Preformatted_20_Text">Yeah ......</text:p>
      <text:p text:style-name="Preformatted_20_Text">But will something like this really work?</text:p>
      <text:p text:style-name="Preformatted_20_Text">#アリス</text:p>
      <text:p text:style-name="Preformatted_20_Text">大丈夫だ。</text:p>
      <text:p text:style-name="Preformatted_20_Text">奴らバカだからきっと騙されるぞ。</text:p>
      <text:p text:style-name="Preformatted_20_Text">Don't worry.</text:p>
      <text:p text:style-name="Preformatted_20_Text">They're idiots, they'll surely be fooled.</text:p>
      <text:p text:style-name="Preformatted_20_Text">[cn]</text:p>
      <text:p text:style-name="Preformatted_20_Text">アリスは少数の兵士を率いて、</text:p>
      <text:p text:style-name="Preformatted_20_Text">パンプキングのいるお菓子の家に忍び込む作戦だった</text:p>
      <text:p text:style-name="Preformatted_20_Text">アリスとクロ、それに少数の部下たちは</text:p>
      <text:p text:style-name="Preformatted_20_Text">ばれないために中をくりぬいたかぼちゃをかぶっていた。</text:p>
      <text:p text:style-name="Preformatted_20_Text">Alice led a small group of soldiers on a mission to sneak into</text:p>
      <text:p text:style-name="Preformatted_20_Text">to sneak into the Pump King's house of candy.</text:p>
      <text:p text:style-name="Preformatted_20_Text">Alice, Kuro, and a few of their men</text:p>
      <text:p text:style-name="Preformatted_20_Text">Alice, Kuro, and a few of their men were wearing pumpkins with the insides hollowed out so they wouldn't be recognized.</text:p>
      <text:p text:style-name="Preformatted_20_Text">#アリス</text:p>
      <text:p text:style-name="Preformatted_20_Text">よし！　それじゃあいくぞっ！</text:p>
      <text:p text:style-name="Preformatted_20_Text">All right!　Let's go then!</text:p>
      <text:p text:style-name="Preformatted_20_Text">[cn]</text:p>
      <text:p text:style-name="Preformatted_20_Text">アリスの指示で変装部隊が動き出した。</text:p>
      <text:p text:style-name="Preformatted_20_Text">Under Alice's direction, the disguise squad moved into action.</text:p>
      <text:p text:style-name="Preformatted_20_Text">[cn]</text:p>
      <text:p text:style-name="Preformatted_20_Text">マンジュウ砦。</text:p>
      <text:p text:style-name="Preformatted_20_Text">お菓子の家に行くには避けて通れない砦である。</text:p>
      <text:p text:style-name="Preformatted_20_Text">Fort Manjoo.</text:p>
      <text:p text:style-name="Preformatted_20_Text">It is an unavoidable fort to get to the House of Sweets.</text:p>
      <text:p text:style-name="Preformatted_20_Text">#パンプキン部下</text:p>
      <text:p text:style-name="Preformatted_20_Text">お勤めごくろうさまですー。</text:p>
      <text:p text:style-name="Preformatted_20_Text">Thank you very much for your work!</text:p>
      <text:p text:style-name="Preformatted_20_Text">#アリス</text:p>
      <text:p text:style-name="Preformatted_20_Text">うむ、ご苦労。</text:p>
      <text:p text:style-name="Preformatted_20_Text">よし、先を急ぐぞ。</text:p>
      <text:p text:style-name="Preformatted_20_Text">Mm, thank you for your hard work.</text:p>
      <text:p text:style-name="Preformatted_20_Text">All right, let's hurry on ahead.</text:p>
      <text:p text:style-name="Preformatted_20_Text">#クロ</text:p>
      <text:p text:style-name="Preformatted_20_Text">はっ……。</text:p>
      <text:p text:style-name="Preformatted_20_Text"><text:soft-page-break/>Ha. ......</text:p>
      <text:p text:style-name="Preformatted_20_Text">#アリスの部下</text:p>
      <text:p text:style-name="Preformatted_20_Text">お二人ともすんなりと……。</text:p>
      <text:p text:style-name="Preformatted_20_Text">何の緊張もしておられないのか……。</text:p>
      <text:p text:style-name="Preformatted_20_Text">そして、ついに魔女の家へとたどり着いた。</text:p>
      <text:p text:style-name="Preformatted_20_Text">あたりはすっかり日が落ち、</text:p>
      <text:p text:style-name="Preformatted_20_Text">家の中からはにぎやかな声が聞こえてきた。</text:p>
      <text:p text:style-name="Preformatted_20_Text">Both of you are easily .......</text:p>
      <text:p text:style-name="Preformatted_20_Text">You are not nervous in any way. ......</text:p>
      <text:p text:style-name="Preformatted_20_Text">Finally, we arrived at the witch's house.</text:p>
      <text:p text:style-name="Preformatted_20_Text">The sun was setting and we could hear the lively voices coming from inside the house.</text:p>
      <text:p text:style-name="Preformatted_20_Text">We could hear lively voices inside the house.</text:p>
      <text:p text:style-name="Preformatted_20_Text">#アリス</text:p>
      <text:p text:style-name="Preformatted_20_Text">よし！　各自潜入して、親玉を見つけたら連絡しろ。</text:p>
      <text:p text:style-name="Preformatted_20_Text">いくぞ！</text:p>
      <text:p text:style-name="Preformatted_20_Text">Okay, let's go in!　Go in there and call us if you find the mastermind.</text:p>
      <text:p text:style-name="Preformatted_20_Text">Let's go!</text:p>
      <text:p text:style-name="Preformatted_20_Text">[cn]</text:p>
      <text:p text:style-name="Preformatted_20_Text">お菓子の家へ飛び込んだアリスたちは</text:p>
      <text:p text:style-name="Preformatted_20_Text">一斉に三方向へ別れた。</text:p>
      <text:p text:style-name="Preformatted_20_Text">アリスはまず中央の通路を突き進んだ。</text:p>
      <text:p text:style-name="Preformatted_20_Text">突き当りを右に曲がると下へ続く階段があった。</text:p>
      <text:p text:style-name="Preformatted_20_Text">Alice and her friends jumped into the house of sweets.</text:p>
      <text:p text:style-name="Preformatted_20_Text">They split off in three directions at once.</text:p>
      <text:p text:style-name="Preformatted_20_Text">Alice first went down the center aisle.</text:p>
      <text:p text:style-name="Preformatted_20_Text">At the end of the hall, she turned right and found a staircase leading down.</text:p>
      <text:p text:style-name="Preformatted_20_Text">#アリス</text:p>
      <text:p text:style-name="Preformatted_20_Text">……こっちじゃないか。</text:p>
      <text:p text:style-name="Preformatted_20_Text">......This way, isn't it?</text:p>
      <text:p text:style-name="Preformatted_20_Text">[cn]</text:p>
      <text:p text:style-name="Preformatted_20_Text">引き返そうとくるりと向きを変えた時だった。</text:p>
      <text:p text:style-name="Preformatted_20_Text">She turned around to turn back.</text:p>
      <text:p text:style-name="Preformatted_20_Text">#パンプキン部下</text:p>
      <text:p text:style-name="Preformatted_20_Text">あっ！　ちょうどいいところに！！</text:p>
      <text:p text:style-name="Preformatted_20_Text">Ah!　Just in the right place!</text:p>
      <text:p text:style-name="Preformatted_20_Text">#アリス</text:p>
      <text:p text:style-name="Preformatted_20_Text">！？</text:p>
      <text:p text:style-name="Preformatted_20_Text">!!!</text:p>
      <text:p text:style-name="Preformatted_20_Text">[cn]</text:p>
      <text:p text:style-name="Preformatted_20_Text">通路の角から食事を乗せた盆を持ったかぼちゃが現れた。</text:p>
      <text:p text:style-name="Preformatted_20_Text">A pumpkin with a tray of food appears from the corner of the aisle.</text:p>
      <text:p text:style-name="Preformatted_20_Text">#パンプキン部下</text:p>
      <text:p text:style-name="Preformatted_20_Text">これ、下の魔女にもっていってやってよ！</text:p>
      <text:p text:style-name="Preformatted_20_Text">Take this to the witch downstairs!</text:p>
      <text:p text:style-name="Preformatted_20_Text">#アリス</text:p>
      <text:p text:style-name="Preformatted_20_Text">え、ああ……。</text:p>
      <text:p text:style-name="Preformatted_20_Text">Eh, ah .......</text:p>
      <text:p text:style-name="Preformatted_20_Text">#パンプキン部下</text:p>
      <text:p text:style-name="Preformatted_20_Text">へへ～、僕は宴会でいそがしいのだ～！</text:p>
      <text:p text:style-name="Preformatted_20_Text">それじゃあ頼んだよ！</text:p>
      <text:p text:style-name="Preformatted_20_Text">Hehe~ I'm busy with the banquet!</text:p>
      <text:p text:style-name="Preformatted_20_Text">I'll leave you to it then!</text:p>
      <text:p text:style-name="Preformatted_20_Text">#アリス</text:p>
      <text:p text:style-name="Preformatted_20_Text">…………。</text:p>
      <text:p text:style-name="Preformatted_20_Text">びっくりした……。</text:p>
      <text:p text:style-name="Preformatted_20_Text">しかし、これどうしたもんかな……。</text:p>
      <text:p text:style-name="Preformatted_20_Text">.............</text:p>
      <text:p text:style-name="Preformatted_20_Text">I'm surprised .......</text:p>
      <text:p text:style-name="Preformatted_20_Text">But what's up with this one? ......</text:p>
      <text:p text:style-name="Preformatted_20_Text">[cn]</text:p>
      <text:p text:style-name="Preformatted_20_Text">このままここに置いて去るのも怪しがられるかもしれない。</text:p>
      <text:p text:style-name="Preformatted_20_Text">仕方なくアリスは地下へ向かった。</text:p>
      <text:p text:style-name="Preformatted_20_Text">地下はずいぶんとかび臭いところだった。</text:p>
      <text:p text:style-name="Preformatted_20_Text"><text:soft-page-break/>上の階はお菓子の甘いにおいで満たされていたので、</text:p>
      <text:p text:style-name="Preformatted_20_Text">地下のにおいが余計不快に感じた。</text:p>
      <text:p text:style-name="Preformatted_20_Text">It might look suspicious to just leave it here and go away.</text:p>
      <text:p text:style-name="Preformatted_20_Text">Alice had no choice but to go to the basement.</text:p>
      <text:p text:style-name="Preformatted_20_Text">The basement was quite musty.</text:p>
      <text:p text:style-name="Preformatted_20_Text">The upper floors were filled with the sweet smell of candy.</text:p>
      <text:p text:style-name="Preformatted_20_Text">The smell of the basement was even more unpleasant.</text:p>
      <text:p text:style-name="Preformatted_20_Text">#アリス</text:p>
      <text:p text:style-name="Preformatted_20_Text">ちっ、なんで私がこんなこと……。</text:p>
      <text:p text:style-name="Preformatted_20_Text">Damn, why am I doing this .......</text:p>
      <text:p text:style-name="Preformatted_20_Text">[cn]</text:p>
      <text:p text:style-name="Preformatted_20_Text">地下の突き当りの個室に魔女はいた。</text:p>
      <text:p text:style-name="Preformatted_20_Text">The witch was in a private room at the end of the basement.</text:p>
      <text:p text:style-name="Preformatted_20_Text">#アリス</text:p>
      <text:p text:style-name="Preformatted_20_Text">おーい、飯持ってきてやったぞー。</text:p>
      <text:p text:style-name="Preformatted_20_Text">Hey, I brought you some food!</text:p>
      <text:p text:style-name="Preformatted_20_Text">#アカリ</text:p>
      <text:p text:style-name="Preformatted_20_Text">…………。</text:p>
      <text:p text:style-name="Preformatted_20_Text">.............</text:p>
      <text:p text:style-name="Preformatted_20_Text">[cn]</text:p>
      <text:p text:style-name="Preformatted_20_Text">アカリは本に集中しているようで、</text:p>
      <text:p text:style-name="Preformatted_20_Text">アリスには気づいていない様子だった。</text:p>
      <text:p text:style-name="Preformatted_20_Text">Akari seemed focused on her book.</text:p>
      <text:p text:style-name="Preformatted_20_Text">He didn't seem to notice Alice.</text:p>
      <text:p text:style-name="Preformatted_20_Text">#アリス</text:p>
      <text:p text:style-name="Preformatted_20_Text">おーーーい！！</text:p>
      <text:p text:style-name="Preformatted_20_Text">めーーし！！　持ってきたぞ！！</text:p>
      <text:p text:style-name="Preformatted_20_Text">Oooooooo!!!</text:p>
      <text:p text:style-name="Preformatted_20_Text">Meshi!　I brought it!</text:p>
      <text:p text:style-name="Preformatted_20_Text">#アカリ</text:p>
      <text:p text:style-name="Preformatted_20_Text">……うん。</text:p>
      <text:p text:style-name="Preformatted_20_Text">......Yeah.</text:p>
      <text:p text:style-name="Preformatted_20_Text">#アリス</text:p>
      <text:p text:style-name="Preformatted_20_Text">むかっ！</text:p>
      <text:p text:style-name="Preformatted_20_Text">オイ！！　それだけかよ！！</text:p>
      <text:p text:style-name="Preformatted_20_Text">アリガトウくらい言えねえのか!</text:p>
      <text:p text:style-name="Preformatted_20_Text">うがーーーー！！！</text:p>
      <text:p text:style-name="Preformatted_20_Text">Mukou!</text:p>
      <text:p text:style-name="Preformatted_20_Text">Hey!　That's all you got?</text:p>
      <text:p text:style-name="Preformatted_20_Text">Can't you at least say "Arigatou"!</text:p>
      <text:p text:style-name="Preformatted_20_Text">Ughhhhh!</text:p>
      <text:p text:style-name="Preformatted_20_Text">[cn]</text:p>
      <text:p text:style-name="Preformatted_20_Text">アリスはがんがんと鉄格子をゆすった。</text:p>
      <text:p text:style-name="Preformatted_20_Text">Alice shook the iron grates with a rock.</text:p>
      <text:p text:style-name="Preformatted_20_Text">#アカリ</text:p>
      <text:p text:style-name="Preformatted_20_Text">うるさい……。</text:p>
      <text:p text:style-name="Preformatted_20_Text">Shut up .......</text:p>
      <text:p text:style-name="Preformatted_20_Text">[cn]</text:p>
      <text:p text:style-name="Preformatted_20_Text">そこで初めてアカリはアリスの方を見た。</text:p>
      <text:p text:style-name="Preformatted_20_Text">Then for the first time, Akari looked at Alice.</text:p>
      <text:p text:style-name="Preformatted_20_Text">#アカリ</text:p>
      <text:p text:style-name="Preformatted_20_Text">……かぼちゃ、じゃない……。</text:p>
      <text:p text:style-name="Preformatted_20_Text">あなた、だれ……。</text:p>
      <text:p text:style-name="Preformatted_20_Text">...... pumpkin, not .......</text:p>
      <text:p text:style-name="Preformatted_20_Text">Who are you .......</text:p>
      <text:p text:style-name="Preformatted_20_Text">#アリス</text:p>
      <text:p text:style-name="Preformatted_20_Text">なっ！　なぜわかった！！</text:p>
      <text:p text:style-name="Preformatted_20_Text">Hey!　How did you know!</text:p>
      <text:p text:style-name="Preformatted_20_Text">#アカリ</text:p>
      <text:p text:style-name="Preformatted_20_Text">顔がかわいくない……</text:p>
      <text:p text:style-name="Preformatted_20_Text">掘るのへたくそ。</text:p>
      <text:p text:style-name="Preformatted_20_Text">Your face is not cute. ......</text:p>
      <text:p text:style-name="Preformatted_20_Text">I'm a terrible digger.</text:p>
      <text:p text:style-name="Preformatted_20_Text"><text:soft-page-break/>#アリス</text:p>
      <text:p text:style-name="Preformatted_20_Text">なっ！</text:p>
      <text:p text:style-name="Preformatted_20_Text">そんなことないだろ、あいつらとそっくりだぞ！</text:p>
      <text:p text:style-name="Preformatted_20_Text">Nah!</text:p>
      <text:p text:style-name="Preformatted_20_Text">No you're not, you look just like them!</text:p>
      <text:p text:style-name="Preformatted_20_Text">#アカリ</text:p>
      <text:p text:style-name="Preformatted_20_Text">うちの子たちの方がかわいい……。</text:p>
      <text:p text:style-name="Preformatted_20_Text">My kids are cuter than yours. ......</text:p>
      <text:p text:style-name="Preformatted_20_Text">#アリス</text:p>
      <text:p text:style-name="Preformatted_20_Text">……うちの子？</text:p>
      <text:p text:style-name="Preformatted_20_Text">おまえ……、人形の魔女アカリか？</text:p>
      <text:p text:style-name="Preformatted_20_Text">ここの領主の。</text:p>
      <text:p text:style-name="Preformatted_20_Text">...... my kids?</text:p>
      <text:p text:style-name="Preformatted_20_Text">You ...... are Akari the doll witch?</text:p>
      <text:p text:style-name="Preformatted_20_Text">The lord of this place.</text:p>
      <text:p text:style-name="Preformatted_20_Text">#アカリ</text:p>
      <text:p text:style-name="Preformatted_20_Text">……。</text:p>
      <text:p text:style-name="Preformatted_20_Text">.......</text:p>
      <text:p text:style-name="Preformatted_20_Text">[cn]</text:p>
      <text:p text:style-name="Preformatted_20_Text">アカリは無言でこくんとうなづいた。</text:p>
      <text:p text:style-name="Preformatted_20_Text">Akari nodded silently.</text:p>
      <text:p text:style-name="Preformatted_20_Text">#アリス</text:p>
      <text:p text:style-name="Preformatted_20_Text">……私はアリス。</text:p>
      <text:p text:style-name="Preformatted_20_Text">華の魔女アリスだ。</text:p>
      <text:p text:style-name="Preformatted_20_Text">...... I am Alice.</text:p>
      <text:p text:style-name="Preformatted_20_Text">I'm Alice the Flower Witch.</text:p>
      <text:p text:style-name="Preformatted_20_Text">#アカリ</text:p>
      <text:p text:style-name="Preformatted_20_Text">……華の魔女。</text:p>
      <text:p text:style-name="Preformatted_20_Text">......The Flower Witch.</text:p>
      <text:p text:style-name="Preformatted_20_Text">#アリス</text:p>
      <text:p text:style-name="Preformatted_20_Text">お前領主だろ？</text:p>
      <text:p text:style-name="Preformatted_20_Text">なんでこんなところに閉じ込められてんだよ。</text:p>
      <text:p text:style-name="Preformatted_20_Text">You're a lord, right?</text:p>
      <text:p text:style-name="Preformatted_20_Text">Why are you locked up in a place like this?</text:p>
      <text:p text:style-name="Preformatted_20_Text">#アカリ</text:p>
      <text:p text:style-name="Preformatted_20_Text">……それは。</text:p>
      <text:p text:style-name="Preformatted_20_Text">...... it is.</text:p>
      <text:p text:style-name="Preformatted_20_Text">#アリス</text:p>
      <text:p text:style-name="Preformatted_20_Text">ははーん、おまえもしかして、</text:p>
      <text:p text:style-name="Preformatted_20_Text">部下に裏切られて牢屋にぶち込まれたな？</text:p>
      <text:p text:style-name="Preformatted_20_Text">Ha-ha-ha... You've been betrayed by one of my men, haven't you?</text:p>
      <text:p text:style-name="Preformatted_20_Text">Your men betrayed you and threw you in jail, didn't they?</text:p>
      <text:p text:style-name="Preformatted_20_Text">#アカリ</text:p>
      <text:p text:style-name="Preformatted_20_Text">…………。</text:p>
      <text:p text:style-name="Preformatted_20_Text">.............</text:p>
      <text:p text:style-name="Preformatted_20_Text">#アリス</text:p>
      <text:p text:style-name="Preformatted_20_Text">クフフッ！　図星みたいだな。</text:p>
      <text:p text:style-name="Preformatted_20_Text">Oh, no!　You've hit the nail on the head.</text:p>
      <text:p text:style-name="Preformatted_20_Text">#アカリ</text:p>
      <text:p text:style-name="Preformatted_20_Text">悪い……？</text:p>
      <text:p text:style-name="Preformatted_20_Text">Bad ......?</text:p>
      <text:p text:style-name="Preformatted_20_Text">#アリス</text:p>
      <text:p text:style-name="Preformatted_20_Text">いや、むしろいろいろと手間が省けた。</text:p>
      <text:p text:style-name="Preformatted_20_Text">No, it rather saved me a lot of trouble.</text:p>
      <text:p text:style-name="Preformatted_20_Text">#アカリ</text:p>
      <text:p text:style-name="Preformatted_20_Text">……？</text:p>
      <text:p text:style-name="Preformatted_20_Text">......?</text:p>
      <text:p text:style-name="Preformatted_20_Text">#アリス</text:p>
      <text:p text:style-name="Preformatted_20_Text">取引だ。</text:p>
      <text:p text:style-name="Preformatted_20_Text">お前、ここから出してやるからこの領地全部私にくれ</text:p>
      <text:p text:style-name="Preformatted_20_Text">Deal.</text:p>
      <text:p text:style-name="Preformatted_20_Text">You, I'll get you out of here and you give me all this territory.</text:p>
      <text:p text:style-name="Preformatted_20_Text">#アカリ</text:p>
      <text:p text:style-name="Preformatted_20_Text"><text:soft-page-break/>……別に、出られなくてもいい。</text:p>
      <text:p text:style-name="Preformatted_20_Text">...... Nothing, you don't have to get out.</text:p>
      <text:p text:style-name="Preformatted_20_Text">#アリス</text:p>
      <text:p text:style-name="Preformatted_20_Text">あん！？　おまえ、何言ってんだよ！</text:p>
      <text:p text:style-name="Preformatted_20_Text">こんなじめじめしてかび臭いところにいて</text:p>
      <text:p text:style-name="Preformatted_20_Text">平気なのか？</text:p>
      <text:p text:style-name="Preformatted_20_Text">Aah!　What are you talking about?</text:p>
      <text:p text:style-name="Preformatted_20_Text">You're fine staying in this damp, musty place?</text:p>
      <text:p text:style-name="Preformatted_20_Text">You don't mind living in such a damp and musty place?</text:p>
      <text:p text:style-name="Preformatted_20_Text">#アカリ</text:p>
      <text:p text:style-name="Preformatted_20_Text">ご飯出てくるし……、本読めるし……</text:p>
      <text:p text:style-name="Preformatted_20_Text">人形……、うん。</text:p>
      <text:p text:style-name="Preformatted_20_Text">You can eat ...... and read ......</text:p>
      <text:p text:style-name="Preformatted_20_Text">Dolls ......, yeah.</text:p>
      <text:p text:style-name="Preformatted_20_Text">#アリス</text:p>
      <text:p text:style-name="Preformatted_20_Text">あん……？</text:p>
      <text:p text:style-name="Preformatted_20_Text">An......?</text:p>
      <text:p text:style-name="Preformatted_20_Text">#アカリ</text:p>
      <text:p text:style-name="Preformatted_20_Text">……はなすのめんどくさい。</text:p>
      <text:p text:style-name="Preformatted_20_Text">It's a pain in the ass to .......</text:p>
      <text:p text:style-name="Preformatted_20_Text">#アリス</text:p>
      <text:p text:style-name="Preformatted_20_Text">いらっ！</text:p>
      <text:p text:style-name="Preformatted_20_Text">てめえ私のことなめてんのか</text:p>
      <text:p text:style-name="Preformatted_20_Text">オラオラオラ！！！！</text:p>
      <text:p text:style-name="Preformatted_20_Text">You're a pain in the ass!</text:p>
      <text:p text:style-name="Preformatted_20_Text">Do you think you can lick me?</text:p>
      <text:p text:style-name="Preformatted_20_Text">Ora ora ora ora ！！！！</text:p>
      <text:p text:style-name="Preformatted_20_Text">[cn]</text:p>
      <text:p text:style-name="Preformatted_20_Text">アリスは先ほどにも増した勢いで鉄格子をガンガンゆすった。</text:p>
      <text:p text:style-name="Preformatted_20_Text">Alice shook the bars with even more vigor than before.</text:p>
      <text:p text:style-name="Preformatted_20_Text">#アカリ</text:p>
      <text:p text:style-name="Preformatted_20_Text">…………。</text:p>
      <text:p text:style-name="Preformatted_20_Text">.............</text:p>
      <text:p text:style-name="Preformatted_20_Text">#アリス</text:p>
      <text:p text:style-name="Preformatted_20_Text">ぜえ、ぜえ……。</text:p>
      <text:p text:style-name="Preformatted_20_Text">畜生……、こうなったら無理やり出してやる。</text:p>
      <text:p text:style-name="Preformatted_20_Text">ふんっ！！</text:p>
      <text:p text:style-name="Preformatted_20_Text">Geez, geez .......</text:p>
      <text:p text:style-name="Preformatted_20_Text">Damn it ......, I'm going to force you out if this happens.</text:p>
      <text:p text:style-name="Preformatted_20_Text">Hmph!!!</text:p>
      <text:p text:style-name="Preformatted_20_Text">[cn]</text:p>
      <text:p text:style-name="Preformatted_20_Text">アリスは近くに落ちていた石で</text:p>
      <text:p text:style-name="Preformatted_20_Text">満身の力を込めて錠前をたたいた。</text:p>
      <text:p text:style-name="Preformatted_20_Text">しばらく使っていなかったのだろう。</text:p>
      <text:p text:style-name="Preformatted_20_Text">すっかりさび付いてもろくなっていた錠前は</text:p>
      <text:p text:style-name="Preformatted_20_Text">あっさり壊れてしまった。</text:p>
      <text:p text:style-name="Preformatted_20_Text">Alice, with a stone that had fallen nearby.</text:p>
      <text:p text:style-name="Preformatted_20_Text">She tapped the lock with all her might.</text:p>
      <text:p text:style-name="Preformatted_20_Text">It must have not been used for a while.</text:p>
      <text:p text:style-name="Preformatted_20_Text">The lock, which had become completely rusted and brittle</text:p>
      <text:p text:style-name="Preformatted_20_Text">It broke easily.</text:p>
      <text:p text:style-name="Preformatted_20_Text">#アリス</text:p>
      <text:p text:style-name="Preformatted_20_Text">ってーー！　案外痛いなこれ……。</text:p>
      <text:p text:style-name="Preformatted_20_Text">ほら、鍵空いたぞ。 出てこい。</text:p>
      <text:p text:style-name="Preformatted_20_Text">Oh, no!　This is more painful than I thought. ......</text:p>
      <text:p text:style-name="Preformatted_20_Text">Here, it's unlocked. Come on out.</text:p>
      <text:p text:style-name="Preformatted_20_Text">#アカリ</text:p>
      <text:p text:style-name="Preformatted_20_Text">……。</text:p>
      <text:p text:style-name="Preformatted_20_Text">.......</text:p>
      <text:p text:style-name="Preformatted_20_Text">#アリス</text:p>
      <text:p text:style-name="Preformatted_20_Text">ちっ、ほらっ！！</text:p>
      <text:p text:style-name="Preformatted_20_Text">Damn, look!!!</text:p>
      <text:p text:style-name="Preformatted_20_Text">[cn]</text:p>
      <text:p text:style-name="Preformatted_20_Text"><text:soft-page-break/>アリスはアカリの手を引っ張ると無理やり牢の外へ連れ出した。</text:p>
      <text:p text:style-name="Preformatted_20_Text">Alice pulls Akari's hand and forces her out of the prison.</text:p>
      <text:p text:style-name="Preformatted_20_Text">#アカリ</text:p>
      <text:p text:style-name="Preformatted_20_Text">あっ……！</text:p>
      <text:p text:style-name="Preformatted_20_Text">Oh, ......!</text:p>
      <text:p text:style-name="Preformatted_20_Text">#アリス</text:p>
      <text:p text:style-name="Preformatted_20_Text">おまえ！　魔女なら魔女らしくだなぁ……。</text:p>
      <text:p text:style-name="Preformatted_20_Text">魔女らしく……、魔女らしくしろっ！！</text:p>
      <text:p text:style-name="Preformatted_20_Text">You!　If you're a witch, be a witch .......</text:p>
      <text:p text:style-name="Preformatted_20_Text">Be a witch ......, be a witch!</text:p>
      <text:p text:style-name="Preformatted_20_Text">#アカリ</text:p>
      <text:p text:style-name="Preformatted_20_Text">……意味わかんない。</text:p>
      <text:p text:style-name="Preformatted_20_Text">I don't know what ...... means.</text:p>
      <text:p text:style-name="Preformatted_20_Text">#アリス</text:p>
      <text:p text:style-name="Preformatted_20_Text">うるさいっ！！</text:p>
      <text:p text:style-name="Preformatted_20_Text">ともかく、いくぞ！</text:p>
      <text:p text:style-name="Preformatted_20_Text">とりあえず上のかぼちゃ野郎シチューにして</text:p>
      <text:p text:style-name="Preformatted_20_Text">それからお前は私の部下だ！</text:p>
      <text:p text:style-name="Preformatted_20_Text">いいな！</text:p>
      <text:p text:style-name="Preformatted_20_Text">Shut up!</text:p>
      <text:p text:style-name="Preformatted_20_Text">Anyway, let's go!</text:p>
      <text:p text:style-name="Preformatted_20_Text">I'm just going to make stew with the pumpkin guy on top for now.</text:p>
      <text:p text:style-name="Preformatted_20_Text">Then you're my man!</text:p>
      <text:p text:style-name="Preformatted_20_Text">You're my man!</text:p>
      <text:p text:style-name="Preformatted_20_Text">#アカリ</text:p>
      <text:p text:style-name="Preformatted_20_Text">……だから、いみわかんなっ……！</text:p>
      <text:p text:style-name="Preformatted_20_Text">......, so I don't know what that means: ......!</text:p>
      <text:p text:style-name="Preformatted_20_Text">[cn]</text:p>
      <text:p text:style-name="Preformatted_20_Text">ぐいっと、アリスはアカリの手を引っ張り、</text:p>
      <text:p text:style-name="Preformatted_20_Text">無理やり歩き出した。</text:p>
      <text:p text:style-name="Preformatted_20_Text">With a jerk, Alice pulled Akari's hand and forced her to walk away.</text:p>
      <text:p text:style-name="Preformatted_20_Text">She forced him to walk away.</text:p>
      <text:p text:style-name="Preformatted_20_Text">#アカリ</text:p>
      <text:p text:style-name="Preformatted_20_Text">……ちょっと。</text:p>
      <text:p text:style-name="Preformatted_20_Text">...... a little bit.</text:p>
      <text:p text:style-name="Preformatted_20_Text">#アリス</text:p>
      <text:p text:style-name="Preformatted_20_Text">いいからついてこい。</text:p>
      <text:p text:style-name="Preformatted_20_Text">お前が作ったかぼちゃどもを調理しに行くぞ。</text:p>
      <text:p text:style-name="Preformatted_20_Text">Just follow me.</text:p>
      <text:p text:style-name="Preformatted_20_Text">I'm going to go cook those pumpkins you made.</text:p>
      <text:p text:style-name="Preformatted_20_Text">#アカリ</text:p>
      <text:p text:style-name="Preformatted_20_Text">…………。</text:p>
      <text:p text:style-name="Preformatted_20_Text">.............</text:p>
      <text:p text:style-name="Preformatted_20_Text">[cn]</text:p>
      <text:p text:style-name="Preformatted_20_Text">顔に困惑の色を浮かべるアカリに構わず、</text:p>
      <text:p text:style-name="Preformatted_20_Text">アリスはアカリを引きずっていった。</text:p>
      <text:p text:style-name="Preformatted_20_Text">Regardless of the confusion on Akari's face, Alice dragged her along.</text:p>
      <text:p text:style-name="Preformatted_20_Text">Alice dragged Akari away.</text:p>
      <text:p text:style-name="Preformatted_20_Text">#クロ</text:p>
      <text:p text:style-name="Preformatted_20_Text">アリス様。 ここにおられましたか。</text:p>
      <text:p text:style-name="Preformatted_20_Text">……被り物はいかがなされました？</text:p>
      <text:p text:style-name="Preformatted_20_Text">Alice-sama. There you are.</text:p>
      <text:p text:style-name="Preformatted_20_Text">How did you do ...... with your headdress?</text:p>
      <text:p text:style-name="Preformatted_20_Text">#アリス</text:p>
      <text:p text:style-name="Preformatted_20_Text">あー、さっき捨ててきた。</text:p>
      <text:p text:style-name="Preformatted_20_Text">Ah, I threw it away a while ago.</text:p>
      <text:p text:style-name="Preformatted_20_Text">#クロ</text:p>
      <text:p text:style-name="Preformatted_20_Text">まあ、もういらぬでしょうが。</text:p>
      <text:p text:style-name="Preformatted_20_Text">Well, you don't need it anymore.</text:p>
      <text:p text:style-name="Preformatted_20_Text">#アリス</text:p>
      <text:p text:style-name="Preformatted_20_Text">どういう意味だ？</text:p>
      <text:p text:style-name="Preformatted_20_Text">What do you mean?</text:p>
      <text:p text:style-name="Preformatted_20_Text">#クロ</text:p>
      <text:p text:style-name="Preformatted_20_Text"><text:soft-page-break/>ええ、アリス様が見つかりませんでしたので、</text:p>
      <text:p text:style-name="Preformatted_20_Text">こちらですでに敵の親玉と部下をとらえておきました。</text:p>
      <text:p text:style-name="Preformatted_20_Text">Yes, since we couldn't find Alice.</text:p>
      <text:p text:style-name="Preformatted_20_Text">I've already captured the head of the enemy and his men.</text:p>
      <text:p text:style-name="Preformatted_20_Text">#アリス</text:p>
      <text:p text:style-name="Preformatted_20_Text">ええっ！！　私出番なしかよ！</text:p>
      <text:p text:style-name="Preformatted_20_Text">What!　I'm not even in the game!</text:p>
      <text:p text:style-name="Preformatted_20_Text">#クロ</text:p>
      <text:p text:style-name="Preformatted_20_Text">応接室の方へまいりましょう。</text:p>
      <text:p text:style-name="Preformatted_20_Text">そこでとらえてあります。</text:p>
      <text:p text:style-name="Preformatted_20_Text">Let's go to the reception room.</text:p>
      <text:p text:style-name="Preformatted_20_Text">We've got you there.</text:p>
      <text:p text:style-name="Preformatted_20_Text">#アリス</text:p>
      <text:p text:style-name="Preformatted_20_Text">クフフフッ！</text:p>
      <text:p text:style-name="Preformatted_20_Text">いやあ、今回はあっさりだったな！</text:p>
      <text:p text:style-name="Preformatted_20_Text">Kuhuhuhuhu!</text:p>
      <text:p text:style-name="Preformatted_20_Text">Well, that was easy this time!</text:p>
      <text:p text:style-name="Preformatted_20_Text">#アカリ</text:p>
      <text:p text:style-name="Preformatted_20_Text">…………。</text:p>
      <text:p text:style-name="Preformatted_20_Text">.............</text:p>
      <text:p text:style-name="Preformatted_20_Text">#パンプキング</text:p>
      <text:p text:style-name="Preformatted_20_Text">ゲッ……、アカリ……。</text:p>
      <text:p text:style-name="Preformatted_20_Text">Geez ......, Akari .......</text:p>
      <text:p text:style-name="Preformatted_20_Text">#アカリ</text:p>
      <text:p text:style-name="Preformatted_20_Text">……ふん。</text:p>
      <text:p text:style-name="Preformatted_20_Text">......fun.</text:p>
      <text:p text:style-name="Preformatted_20_Text">#アリス</text:p>
      <text:p text:style-name="Preformatted_20_Text">さてと、こいつはシチューにでもするか。</text:p>
      <text:p text:style-name="Preformatted_20_Text">クロ、包丁。</text:p>
      <text:p text:style-name="Preformatted_20_Text">Well, let's make this one into a stew.</text:p>
      <text:p text:style-name="Preformatted_20_Text">Kuro, knife.</text:p>
      <text:p text:style-name="Preformatted_20_Text">#クロ</text:p>
      <text:p text:style-name="Preformatted_20_Text">はっ、ここに。</text:p>
      <text:p text:style-name="Preformatted_20_Text">Here.</text:p>
      <text:p text:style-name="Preformatted_20_Text">#パンプキング</text:p>
      <text:p text:style-name="Preformatted_20_Text">まっ、待て！！</text:p>
      <text:p text:style-name="Preformatted_20_Text">俺の話を聞け！！</text:p>
      <text:p text:style-name="Preformatted_20_Text">Wait, wait!</text:p>
      <text:p text:style-name="Preformatted_20_Text">Listen to me!</text:p>
      <text:p text:style-name="Preformatted_20_Text">#アリス</text:p>
      <text:p text:style-name="Preformatted_20_Text">問答無用！！</text:p>
      <text:p text:style-name="Preformatted_20_Text">No questions asked!</text:p>
      <text:p text:style-name="Preformatted_20_Text">#アカリ</text:p>
      <text:p text:style-name="Preformatted_20_Text">待って！</text:p>
      <text:p text:style-name="Preformatted_20_Text">Wait!</text:p>
      <text:p text:style-name="Preformatted_20_Text">#アリス</text:p>
      <text:p text:style-name="Preformatted_20_Text">あん？</text:p>
      <text:p text:style-name="Preformatted_20_Text">An?</text:p>
      <text:p text:style-name="Preformatted_20_Text">[cn]</text:p>
      <text:p text:style-name="Preformatted_20_Text">アカリがあまりにも大きな声を出すので</text:p>
      <text:p text:style-name="Preformatted_20_Text">アリスは驚いてアカリの方を見た。</text:p>
      <text:p text:style-name="Preformatted_20_Text">Akari shouted so loudly that</text:p>
      <text:p text:style-name="Preformatted_20_Text">Alice looked at Akari in surprise.</text:p>
      <text:p text:style-name="Preformatted_20_Text">#アカリ</text:p>
      <text:p text:style-name="Preformatted_20_Text">……待って、シチューにはしないで。</text:p>
      <text:p text:style-name="Preformatted_20_Text">......Wait, don't turn it into a stew.</text:p>
      <text:p text:style-name="Preformatted_20_Text">#アリス</text:p>
      <text:p text:style-name="Preformatted_20_Text">そうは言うが……、</text:p>
      <text:p text:style-name="Preformatted_20_Text">このまま生かしておいてもなあ。</text:p>
      <text:p text:style-name="Preformatted_20_Text">……こいつあんま部下にしたくないし。</text:p>
      <text:p text:style-name="Preformatted_20_Text">You say that, but ......</text:p>
      <text:p text:style-name="Preformatted_20_Text">I don't want to let him live like this.</text:p>
      <text:p text:style-name="Preformatted_20_Text">I don't want to make him my subordinate. ......</text:p>
      <text:p text:style-name="Preformatted_20_Text"><text:soft-page-break/>#アカリ</text:p>
      <text:p text:style-name="Preformatted_20_Text">私がやるから……。</text:p>
      <text:p text:style-name="Preformatted_20_Text">I'll take care of it. ......</text:p>
      <text:p text:style-name="Preformatted_20_Text">#アリス</text:p>
      <text:p text:style-name="Preformatted_20_Text">やるって何を……。</text:p>
      <text:p text:style-name="Preformatted_20_Text">What do you mean you'll do it.......</text:p>
      <text:p text:style-name="Preformatted_20_Text">[cn]</text:p>
      <text:p text:style-name="Preformatted_20_Text">アカリは前に出ると、何やら呪文を唱えた。</text:p>
      <text:p text:style-name="Preformatted_20_Text">Akari stepped forward and cast some kind of spell.</text:p>
      <text:p text:style-name="Preformatted_20_Text">#パンプキング</text:p>
      <text:p text:style-name="Preformatted_20_Text">なっ、何を……</text:p>
      <text:p text:style-name="Preformatted_20_Text">ぎゃあああああーーーーー！！！！！</text:p>
      <text:p text:style-name="Preformatted_20_Text">あああ……ア、アア……。</text:p>
      <text:p text:style-name="Preformatted_20_Text">アカリサマ……。</text:p>
      <text:p text:style-name="Preformatted_20_Text">Nah, what ......</text:p>
      <text:p text:style-name="Preformatted_20_Text">Geeeeeeeeeeeeeeeeeeeeeeeeeeeeeeeeeeeeeeeeeeeeeeeeeeeeeeeee ！！！！！</text:p>
      <text:p text:style-name="Preformatted_20_Text">Ohhhh ......a, ahhh .......</text:p>
      <text:p text:style-name="Preformatted_20_Text">Akarisama.......</text:p>
      <text:p text:style-name="Preformatted_20_Text">[cn]</text:p>
      <text:p text:style-name="Preformatted_20_Text">パンプキングは見る間に体が縮んでいき、</text:p>
      <text:p text:style-name="Preformatted_20_Text">他の人形と同じようなかぼちゃとなった</text:p>
      <text:p text:style-name="Preformatted_20_Text">Pump King's body shrank as he watched.</text:p>
      <text:p text:style-name="Preformatted_20_Text">He became a pumpkin like all the other dolls.</text:p>
      <text:p text:style-name="Preformatted_20_Text">#アリス</text:p>
      <text:p text:style-name="Preformatted_20_Text">な、何をしたんだ？</text:p>
      <text:p text:style-name="Preformatted_20_Text">Hey, what did you do?</text:p>
      <text:p text:style-name="Preformatted_20_Text">#アカリ</text:p>
      <text:p text:style-name="Preformatted_20_Text">元の状態に戻しただけ……。</text:p>
      <text:p text:style-name="Preformatted_20_Text">……これが、原因だったみたい。</text:p>
      <text:p text:style-name="Preformatted_20_Text">I just put it back together .......</text:p>
      <text:p text:style-name="Preformatted_20_Text">...... This seems to have been the cause of the problem.</text:p>
      <text:p text:style-name="Preformatted_20_Text"/>
      <text:p text:style-name="Preformatted_20_Text">[cn]</text:p>
      <text:p text:style-name="Preformatted_20_Text">アカリはパンプキングの口から転がり出た石を拾い上げた。</text:p>
      <text:p text:style-name="Preformatted_20_Text">その石はアカリが手に乗せたとたんボロリと崩れ去った。</text:p>
      <text:p text:style-name="Preformatted_20_Text">Akari picked up a stone that had rolled out of Pump King's mouth.</text:p>
      <text:p text:style-name="Preformatted_20_Text">The stone crumbled away as soon as Akari put it in her hand.</text:p>
      <text:p text:style-name="Preformatted_20_Text">#アリス</text:p>
      <text:p text:style-name="Preformatted_20_Text">それは……、賢者の石か！？</text:p>
      <text:p text:style-name="Preformatted_20_Text">Is that ...... the Philosopher's Stone!</text:p>
      <text:p text:style-name="Preformatted_20_Text">#アカリ</text:p>
      <text:p text:style-name="Preformatted_20_Text">知ってるの？</text:p>
      <text:p text:style-name="Preformatted_20_Text">Do you know it?</text:p>
      <text:p text:style-name="Preformatted_20_Text">#アリス</text:p>
      <text:p text:style-name="Preformatted_20_Text">ああ……、まあいろいろとな。</text:p>
      <text:p text:style-name="Preformatted_20_Text">なんでこいつがこんなものを……。</text:p>
      <text:p text:style-name="Preformatted_20_Text">Yeah ......, well, a lot of things.</text:p>
      <text:p text:style-name="Preformatted_20_Text">Why does this guy have this .......</text:p>
      <text:p text:style-name="Preformatted_20_Text">#アカリ</text:p>
      <text:p text:style-name="Preformatted_20_Text">……たぶん私の。</text:p>
      <text:p text:style-name="Preformatted_20_Text">この前通販で買って届いたやつ。</text:p>
      <text:p text:style-name="Preformatted_20_Text">人形に使う材料だと思う。</text:p>
      <text:p text:style-name="Preformatted_20_Text">...... probably mine.</text:p>
      <text:p text:style-name="Preformatted_20_Text">I bought it from a mail order company and it arrived.</text:p>
      <text:p text:style-name="Preformatted_20_Text">I think it's material for dolls.</text:p>
      <text:p text:style-name="Preformatted_20_Text">#アリス</text:p>
      <text:p text:style-name="Preformatted_20_Text">つっ、通販ン！？</text:p>
      <text:p text:style-name="Preformatted_20_Text">賢者の石がそんな簡単に買えるはず……。</text:p>
      <text:p text:style-name="Preformatted_20_Text">Oh, mail order!</text:p>
      <text:p text:style-name="Preformatted_20_Text">Philosopher's stone should be that easy to buy. ......</text:p>
      <text:p text:style-name="Preformatted_20_Text">#クロ</text:p>
      <text:p text:style-name="Preformatted_20_Text">アリス様。</text:p>
      <text:p text:style-name="Preformatted_20_Text">先ほど部下がこんなものを見つけたのですが。</text:p>
      <text:p text:style-name="Preformatted_20_Text"><text:soft-page-break/>Alice-sama.</text:p>
      <text:p text:style-name="Preformatted_20_Text">My subordinate found something like this a while ago.</text:p>
      <text:p text:style-name="Preformatted_20_Text">#アリス</text:p>
      <text:p text:style-name="Preformatted_20_Text">あん？ なんだ、このぐしゃぐしゃな箱……</text:p>
      <text:p text:style-name="Preformatted_20_Text">って、これは……。</text:p>
      <text:p text:style-name="Preformatted_20_Text">An? What's this squishy box ......</text:p>
      <text:p text:style-name="Preformatted_20_Text">I mean, this is .......</text:p>
      <text:p text:style-name="Preformatted_20_Text">[cn]</text:p>
      <text:p text:style-name="Preformatted_20_Text">アリスは包みの宛名シールをみた。</text:p>
      <text:p text:style-name="Preformatted_20_Text">宛名は確かにアカリだった。</text:p>
      <text:p text:style-name="Preformatted_20_Text">しかし、その差出人は……。</text:p>
      <text:p text:style-name="Preformatted_20_Text">Alice looked at the address sticker on the package.</text:p>
      <text:p text:style-name="Preformatted_20_Text">The name on the package was indeed Akari.</text:p>
      <text:p text:style-name="Preformatted_20_Text">But the sender was .......</text:p>
      <text:p text:style-name="Preformatted_20_Text">#アリス</text:p>
      <text:p text:style-name="Preformatted_20_Text">……「ライザ」。</text:p>
      <text:p text:style-name="Preformatted_20_Text">どういう、ことだよ……、これ。</text:p>
      <text:p text:style-name="Preformatted_20_Text">ヴェロニカ宮。</text:p>
      <text:p text:style-name="Preformatted_20_Text">...... "Ryza".</text:p>
      <text:p text:style-name="Preformatted_20_Text">What, what do you mean ......, this?</text:p>
      <text:p text:style-name="Preformatted_20_Text">Veronica Palace.</text:p>
      <text:p text:style-name="Preformatted_20_Text">#ライザ</text:p>
      <text:p text:style-name="Preformatted_20_Text">そうか、とちったか……</text:p>
      <text:p text:style-name="Preformatted_20_Text">ちっ。</text:p>
      <text:p text:style-name="Preformatted_20_Text">南の大地の足掛かりにしようと思ったが、</text:p>
      <text:p text:style-name="Preformatted_20_Text">アリス……、あの野郎。</text:p>
      <text:p text:style-name="Preformatted_20_Text">やるじゃねえか。</text:p>
      <text:p text:style-name="Preformatted_20_Text">Well, I guess you've been toying with me: ......</text:p>
      <text:p text:style-name="Preformatted_20_Text">Tsk.</text:p>
      <text:p text:style-name="Preformatted_20_Text">I was going to use it as a stepping stone to the Southland, but...</text:p>
      <text:p text:style-name="Preformatted_20_Text">Alice ......, that son of a bitch.</text:p>
      <text:p text:style-name="Preformatted_20_Text">You're gonna do it.</text:p>
      <text:p text:style-name="Preformatted_20_Text">#ニア</text:p>
      <text:p text:style-name="Preformatted_20_Text">キヒヒッ！！</text:p>
      <text:p text:style-name="Preformatted_20_Text">あの泣き虫が無機物とはいえ、</text:p>
      <text:p text:style-name="Preformatted_20_Text">ホムンクルスを倒すなんてねー。</text:p>
      <text:p text:style-name="Preformatted_20_Text">Kihihihi!!!</text:p>
      <text:p text:style-name="Preformatted_20_Text">That crybaby, albeit an inorganic one.</text:p>
      <text:p text:style-name="Preformatted_20_Text">I can't believe he beat that homunculus.</text:p>
      <text:p text:style-name="Preformatted_20_Text">#ライザ</text:p>
      <text:p text:style-name="Preformatted_20_Text">やはり「生物のホムンクルス」を早いところ完成させなきゃならん。</text:p>
      <text:p text:style-name="Preformatted_20_Text">ニア、研究所のやつらを急がせろ。</text:p>
      <text:p text:style-name="Preformatted_20_Text">逆らったり弱音を吐いたら遠慮なく殺せ。</text:p>
      <text:p text:style-name="Preformatted_20_Text">I still have to finish the "biological homunculus" as soon as possible.</text:p>
      <text:p text:style-name="Preformatted_20_Text">Nia, hurry up with the guys at the lab.</text:p>
      <text:p text:style-name="Preformatted_20_Text">If they disobey you or speak out against you, kill them without hesitation.</text:p>
      <text:p text:style-name="Preformatted_20_Text">#ニア</text:p>
      <text:p text:style-name="Preformatted_20_Text">あいさー！</text:p>
      <text:p text:style-name="Preformatted_20_Text">キヒヒッ！　じゃあ行ってくるよ！</text:p>
      <text:p text:style-name="Preformatted_20_Text">Aisa!</text:p>
      <text:p text:style-name="Preformatted_20_Text">Kihihihi!　I'm off then!</text:p>
      <text:p text:style-name="Preformatted_20_Text">[cn]</text:p>
      <text:p text:style-name="Preformatted_20_Text">ニアが出ていくと、ライザは一人王座に残された。</text:p>
      <text:p text:style-name="Preformatted_20_Text">面白いと言わんばかりのニアに対して、</text:p>
      <text:p text:style-name="Preformatted_20_Text">ライザの表情はいつまでたってもこわばっていた。</text:p>
      <text:p text:style-name="Preformatted_20_Text">As Nia leaves, Ryza is left alone on the throne.</text:p>
      <text:p text:style-name="Preformatted_20_Text">While to Nia, who was trying to be funny.</text:p>
      <text:p text:style-name="Preformatted_20_Text">Ryza's expression was forever stiff.</text:p>
      <text:p text:style-name="Preformatted_20_Text"/>
      <text:p text:style-name="Preformatted_20_Text">C:\Users\James Phillips\Desktop\Games\WargameAliceGit\MinimizedScenarios\min_s0700.txt</text:p>
      <text:p text:style-name="Preformatted_20_Text">[cn]</text:p>
      <text:p text:style-name="Preformatted_20_Text">リリィは地下研究室で今日もカチャカチャと音を立て、なにやら怪しい実験を行っていた。</text:p>
      <text:p text:style-name="Preformatted_20_Text">研究室の棚には、人間の手のはく製や目玉のホルマリン漬けなど、</text:p>
      <text:p text:style-name="Preformatted_20_Text"><text:soft-page-break/>不気味なものが所狭しと並んでいる。</text:p>
      <text:p text:style-name="Preformatted_20_Text">リリィは部屋の中央に置かれた丸テーブルの上で不気味な液体を混ぜ合わせていた。</text:p>
      <text:p text:style-name="Preformatted_20_Text">その液体からは紫色の煙が立ち上り、部屋に腐った卵のようなにおいを充満させている。</text:p>
      <text:p text:style-name="Preformatted_20_Text">リリィの側では弟子のミグがせっせと動き回って掃除に</text:p>
      <text:p text:style-name="Preformatted_20_Text">いそしんでいた。</text:p>
      <text:p text:style-name="Preformatted_20_Text">Lily was in the basement laboratory today, making clinking noises and conducting some kind of weird experiment.</text:p>
      <text:p text:style-name="Preformatted_20_Text">The shelves of the laboratory are lined with creepy things, such as a blank human hand and a formalin-soaked eyeball.</text:p>
      <text:p text:style-name="Preformatted_20_Text">Lily was standing in the center of the room.</text:p>
      <text:p text:style-name="Preformatted_20_Text">Lily was mixing an eerie liquid on a round table in the center of the room.</text:p>
      <text:p text:style-name="Preformatted_20_Text">A purple smoke rose from the liquid, filling the room with a smell like rotten eggs.</text:p>
      <text:p text:style-name="Preformatted_20_Text">At Lily's side, her apprentice, Mig, was busily cleaning up the mess.</text:p>
      <text:p text:style-name="Preformatted_20_Text">Mig was busy cleaning up the mess.</text:p>
      <text:p text:style-name="Preformatted_20_Text">#ミグ</text:p>
      <text:p text:style-name="Preformatted_20_Text">えーっと……これはこっちで……これは？</text:p>
      <text:p text:style-name="Preformatted_20_Text">Let's see ...... this one here and ...... this one?</text:p>
      <text:p text:style-name="Preformatted_20_Text">#リリィ</text:p>
      <text:p text:style-name="Preformatted_20_Text">勝手にあちこちいじらないでもらえるかい？</text:p>
      <text:p text:style-name="Preformatted_20_Text">そのあたりには触れるだけで</text:p>
      <text:p text:style-name="Preformatted_20_Text">ゾンビになってしまう薬もあるんだよ？</text:p>
      <text:p text:style-name="Preformatted_20_Text">イッヒッヒッ……。</text:p>
      <text:p text:style-name="Preformatted_20_Text">Can you not tinker around here and there without permission?</text:p>
      <text:p text:style-name="Preformatted_20_Text">Just touch that area.</text:p>
      <text:p text:style-name="Preformatted_20_Text">There's a drug around that turns you into a zombie, okay?</text:p>
      <text:p text:style-name="Preformatted_20_Text">Yippeeeeeeeeeeeeeeeeeeeeeeeeeeeeeeeeeeeeeeeeeeeeeeeeeeeeeeeeeeeee. ......</text:p>
      <text:p text:style-name="Preformatted_20_Text">#ミグ</text:p>
      <text:p text:style-name="Preformatted_20_Text">わぁっ！？……ご、ごめんなさい！</text:p>
      <text:p text:style-name="Preformatted_20_Text">Wow! ...... Sorry, sorry!!!</text:p>
      <text:p text:style-name="Preformatted_20_Text">[cn]</text:p>
      <text:p text:style-name="Preformatted_20_Text">ミグは慌てて伸ばしていた手をひっこめ勢い余ってしりもちをついた。</text:p>
      <text:p text:style-name="Preformatted_20_Text">そこへ勢いよく扉を開き一体のゾンビが中に入って来た。</text:p>
      <text:p text:style-name="Preformatted_20_Text">Mig pulled down her outstretched hand in a panic and fell to the ground.</text:p>
      <text:p text:style-name="Preformatted_20_Text">Then the door opened and a zombie came in.</text:p>
      <text:p text:style-name="Preformatted_20_Text">#斥候ゾンビ</text:p>
      <text:p text:style-name="Preformatted_20_Text">……ア、ルジ、さマ……タイヘン…デす…。</text:p>
      <text:p text:style-name="Preformatted_20_Text">......A, Ruji, Sama ......Taihen......desu....</text:p>
      <text:p text:style-name="Preformatted_20_Text">#リリィ</text:p>
      <text:p text:style-name="Preformatted_20_Text">なんだい騒がしいね……</text:p>
      <text:p text:style-name="Preformatted_20_Text">夕飯にはまだ早いんじゃないかい？</text:p>
      <text:p text:style-name="Preformatted_20_Text">まさか小娘が兵をあげたなんて下らないことを言うために</text:p>
      <text:p text:style-name="Preformatted_20_Text">私の貴重な時間を潰そうなんていわないだろうね？</text:p>
      <text:p text:style-name="Preformatted_20_Text">What's with all the noise......</text:p>
      <text:p text:style-name="Preformatted_20_Text">Isn't it a little early for dinner?</text:p>
      <text:p text:style-name="Preformatted_20_Text">Don't tell me you're not going to waste my precious time with some nonsense about a little girl giving up her troops.</text:p>
      <text:p text:style-name="Preformatted_20_Text">You're not going to waste my precious time with your petty talk about a little girl giving up her troops, are you?</text:p>
      <text:p text:style-name="Preformatted_20_Text">#斥候ゾンビ</text:p>
      <text:p text:style-name="Preformatted_20_Text">華の魔ジョ…アリす……と、</text:p>
      <text:p text:style-name="Preformatted_20_Text">……それの率イる、軍ぜイが……、</text:p>
      <text:p text:style-name="Preformatted_20_Text">攻め入っテ、きまシ…た……。</text:p>
      <text:p text:style-name="Preformatted_20_Text">Hana no Majo Jo...Alisu ...... and</text:p>
      <text:p text:style-name="Preformatted_20_Text">...... and it's army ......</text:p>
      <text:p text:style-name="Preformatted_20_Text">They attacked us...and they did.........</text:p>
      <text:p text:style-name="Preformatted_20_Text">#リリィ</text:p>
      <text:p text:style-name="Preformatted_20_Text">……そうかい。</text:p>
      <text:p text:style-name="Preformatted_20_Text">ふん、あの小娘、</text:p>
      <text:p text:style-name="Preformatted_20_Text">ちょっと見逃していたらいい気になりおって……。</text:p>
      <text:p text:style-name="Preformatted_20_Text">...... I see.</text:p>
      <text:p text:style-name="Preformatted_20_Text">Hmm, that little girl.</text:p>
      <text:p text:style-name="Preformatted_20_Text">I missed it for a minute, and then she got all worked up. ......</text:p>
      <text:p text:style-name="Preformatted_20_Text">#ミグ</text:p>
      <text:p text:style-name="Preformatted_20_Text">魔女？　ありす……？</text:p>
      <text:p text:style-name="Preformatted_20_Text">私とおばあちゃんの他にも魔女がいるの？</text:p>
      <text:p text:style-name="Preformatted_20_Text">Witch?　Alice......?</text:p>
      <text:p text:style-name="Preformatted_20_Text">Are there other witches besides me and my grandma?</text:p>
      <text:p text:style-name="Preformatted_20_Text"><text:soft-page-break/>#リリィ</text:p>
      <text:p text:style-name="Preformatted_20_Text">最近国を持ったひよっこだよ。</text:p>
      <text:p text:style-name="Preformatted_20_Text">まぁお前には関係のない話さ。</text:p>
      <text:p text:style-name="Preformatted_20_Text">I'm just a chick who recently got a country.</text:p>
      <text:p text:style-name="Preformatted_20_Text">Well, it's none of your business.</text:p>
      <text:p text:style-name="Preformatted_20_Text">#ミグ</text:p>
      <text:p text:style-name="Preformatted_20_Text">ふーん……。</text:p>
      <text:p text:style-name="Preformatted_20_Text">Hmmm .......</text:p>
      <text:p text:style-name="Preformatted_20_Text">#リリィ</text:p>
      <text:p text:style-name="Preformatted_20_Text">丁度いい材料が欲しかったところさね……。</text:p>
      <text:p text:style-name="Preformatted_20_Text">私の邪魔をした報い、受けてもらおうじゃないかい。</text:p>
      <text:p text:style-name="Preformatted_20_Text">Just what I needed: .......</text:p>
      <text:p text:style-name="Preformatted_20_Text">You'll pay for your interference.</text:p>
      <text:p text:style-name="Preformatted_20_Text">#ミグ</text:p>
      <text:p text:style-name="Preformatted_20_Text">ねぇ、おばあちゃん！</text:p>
      <text:p text:style-name="Preformatted_20_Text">Hey, Grandma!</text:p>
      <text:p text:style-name="Preformatted_20_Text">#リリィ</text:p>
      <text:p text:style-name="Preformatted_20_Text">ん、なんだい？</text:p>
      <text:p text:style-name="Preformatted_20_Text">私は忙しいんだよ。</text:p>
      <text:p text:style-name="Preformatted_20_Text">Hey, what's up?</text:p>
      <text:p text:style-name="Preformatted_20_Text">I'm busy.</text:p>
      <text:p text:style-name="Preformatted_20_Text">#ミグ</text:p>
      <text:p text:style-name="Preformatted_20_Text">ミグも連れてって！</text:p>
      <text:p text:style-name="Preformatted_20_Text">Take Mig with you!</text:p>
      <text:p text:style-name="Preformatted_20_Text">#リリィ</text:p>
      <text:p text:style-name="Preformatted_20_Text">はい……？</text:p>
      <text:p text:style-name="Preformatted_20_Text">Yes ......?</text:p>
      <text:p text:style-name="Preformatted_20_Text">#ミグ</text:p>
      <text:p text:style-name="Preformatted_20_Text">他の魔女にもあってみたいの！</text:p>
      <text:p text:style-name="Preformatted_20_Text">I want to meet the other witches!</text:p>
      <text:p text:style-name="Preformatted_20_Text">#リリィ</text:p>
      <text:p text:style-name="Preformatted_20_Text">何を勘違いしてるんだい。</text:p>
      <text:p text:style-name="Preformatted_20_Text">私はこれからそいつを殺しに行くのさ。</text:p>
      <text:p text:style-name="Preformatted_20_Text">それとも死体と仲良くしようってのかい？</text:p>
      <text:p text:style-name="Preformatted_20_Text">What's your mistake?</text:p>
      <text:p text:style-name="Preformatted_20_Text">I'm going to kill him now.</text:p>
      <text:p text:style-name="Preformatted_20_Text">Or are you going to befriend a corpse?</text:p>
      <text:p text:style-name="Preformatted_20_Text">#ミグ</text:p>
      <text:p text:style-name="Preformatted_20_Text">むぅー！</text:p>
      <text:p text:style-name="Preformatted_20_Text">Mwah!</text:p>
      <text:p text:style-name="Preformatted_20_Text">#リリィ</text:p>
      <text:p text:style-name="Preformatted_20_Text">はぁ……連れていくだけだよ。</text:p>
      <text:p text:style-name="Preformatted_20_Text">Huh...I'm just taking him to .......</text:p>
      <text:p text:style-name="Preformatted_20_Text">#ミグ</text:p>
      <text:p text:style-name="Preformatted_20_Text">ホント！？　やったー！</text:p>
      <text:p text:style-name="Preformatted_20_Text">Really!　Yay!</text:p>
      <text:p text:style-name="Preformatted_20_Text">#リリィ</text:p>
      <text:p text:style-name="Preformatted_20_Text">分かったら、私の気が変わる前にさっさと支度しな。</text:p>
      <text:p text:style-name="Preformatted_20_Text">All right, get your asses ready before I change my mind.</text:p>
      <text:p text:style-name="Preformatted_20_Text">#ミグ</text:p>
      <text:p text:style-name="Preformatted_20_Text">はーい！</text:p>
      <text:p text:style-name="Preformatted_20_Text">Yes!</text:p>
      <text:p text:style-name="Preformatted_20_Text">[cn]</text:p>
      <text:p text:style-name="Preformatted_20_Text">そういうとミグはパタパタと足音を立てながら元気よく出て行った。</text:p>
      <text:p text:style-name="Preformatted_20_Text">Saying that, Mig cheerfully left with a pattering sound of her footsteps.</text:p>
      <text:p text:style-name="Preformatted_20_Text"/>
      <text:p text:style-name="Preformatted_20_Text">C:\Users\James Phillips\Desktop\Games\WargameAliceGit\MinimizedScenarios\min_s0701_66.txt</text:p>
      <text:p text:style-name="Preformatted_20_Text">#アリス</text:p>
      <text:p text:style-name="Preformatted_20_Text">クロ、敵の様子は。</text:p>
      <text:p text:style-name="Preformatted_20_Text">Kuro, how is the enemy?</text:p>
      <text:p text:style-name="Preformatted_20_Text">#クロ</text:p>
      <text:p text:style-name="Preformatted_20_Text">はっ。</text:p>
      <text:p text:style-name="Preformatted_20_Text">どうやら本隊が動き始めた模様です。</text:p>
      <text:p text:style-name="Preformatted_20_Text"><text:soft-page-break/>無数のゾンビ軍団が</text:p>
      <text:p text:style-name="Preformatted_20_Text">こちらへ向かっているとの情報が入りました。</text:p>
      <text:p text:style-name="Preformatted_20_Text">Ha.</text:p>
      <text:p text:style-name="Preformatted_20_Text">It seems that the main army has begun to move.</text:p>
      <text:p text:style-name="Preformatted_20_Text">Countless legions of zombies.</text:p>
      <text:p text:style-name="Preformatted_20_Text">They're heading this way.</text:p>
      <text:p text:style-name="Preformatted_20_Text">#アリス</text:p>
      <text:p text:style-name="Preformatted_20_Text">なに？　こっちは領地に入ったばかりだぞ。</text:p>
      <text:p text:style-name="Preformatted_20_Text">思ったより動きが早いな……。</text:p>
      <text:p text:style-name="Preformatted_20_Text">What?　We just entered the territory.</text:p>
      <text:p text:style-name="Preformatted_20_Text">You're moving faster than I thought. ......</text:p>
      <text:p text:style-name="Preformatted_20_Text">#クロ</text:p>
      <text:p text:style-name="Preformatted_20_Text">アリス様、沼の魔女の率いるゾンビたちは</text:p>
      <text:p text:style-name="Preformatted_20_Text">とても手ごわいといいます。</text:p>
      <text:p text:style-name="Preformatted_20_Text">ご用心なされませ。</text:p>
      <text:p text:style-name="Preformatted_20_Text">Queen Alice, the zombies led by the Swamp Witch are said to be very tough.</text:p>
      <text:p text:style-name="Preformatted_20_Text">They say they are very tough.</text:p>
      <text:p text:style-name="Preformatted_20_Text">Beware.</text:p>
      <text:p text:style-name="Preformatted_20_Text">#アリス</text:p>
      <text:p text:style-name="Preformatted_20_Text">ふん、ゾンビだか何だか知らんが、私の敵ではないわ</text:p>
      <text:p text:style-name="Preformatted_20_Text">兵を進めるぞ、クロ。</text:p>
      <text:p text:style-name="Preformatted_20_Text">Hmm, zombies or whatever they are, they're not my enemy.</text:p>
      <text:p text:style-name="Preformatted_20_Text">Let's move out, Kuro.</text:p>
      <text:p text:style-name="Preformatted_20_Text">#クロ</text:p>
      <text:p text:style-name="Preformatted_20_Text">はっ、承知しました。</text:p>
      <text:p text:style-name="Preformatted_20_Text">Yes, sir.</text:p>
      <text:p text:style-name="Preformatted_20_Text"/>
      <text:p text:style-name="Preformatted_20_Text">C:\Users\James Phillips\Desktop\Games\WargameAliceGit\MinimizedScenarios\min_s0701_71.txt</text:p>
      <text:p text:style-name="Preformatted_20_Text">#アリス</text:p>
      <text:p text:style-name="Preformatted_20_Text">クロ、敵の様子は。</text:p>
      <text:p text:style-name="Preformatted_20_Text">Kuro, how is the enemy?</text:p>
      <text:p text:style-name="Preformatted_20_Text">#クロ</text:p>
      <text:p text:style-name="Preformatted_20_Text">はっ。</text:p>
      <text:p text:style-name="Preformatted_20_Text">どうやら本隊が動き始めた模様です。</text:p>
      <text:p text:style-name="Preformatted_20_Text">無数のゾンビ軍団が</text:p>
      <text:p text:style-name="Preformatted_20_Text">こちらへ向かっているとの情報が入りました。</text:p>
      <text:p text:style-name="Preformatted_20_Text">Ha.</text:p>
      <text:p text:style-name="Preformatted_20_Text">It seems that the main army has begun to move.</text:p>
      <text:p text:style-name="Preformatted_20_Text">Countless legions of zombies.</text:p>
      <text:p text:style-name="Preformatted_20_Text">They're heading this way.</text:p>
      <text:p text:style-name="Preformatted_20_Text">#アリス</text:p>
      <text:p text:style-name="Preformatted_20_Text">なに？　こっちは領地に入ったばかりだぞ。</text:p>
      <text:p text:style-name="Preformatted_20_Text">思ったより動きが早いな……。</text:p>
      <text:p text:style-name="Preformatted_20_Text">What?　We just entered the territory.</text:p>
      <text:p text:style-name="Preformatted_20_Text">You're moving faster than I thought. ......</text:p>
      <text:p text:style-name="Preformatted_20_Text">#クロ</text:p>
      <text:p text:style-name="Preformatted_20_Text">アリス様、沼の魔女の率いるゾンビたちは</text:p>
      <text:p text:style-name="Preformatted_20_Text">とても手ごわいといいます。</text:p>
      <text:p text:style-name="Preformatted_20_Text">ご用心なされませ。</text:p>
      <text:p text:style-name="Preformatted_20_Text">Queen Alice, the zombies led by the Swamp Witch are said to be very tough.</text:p>
      <text:p text:style-name="Preformatted_20_Text">They say they are very tough.</text:p>
      <text:p text:style-name="Preformatted_20_Text">Beware.</text:p>
      <text:p text:style-name="Preformatted_20_Text">#アリス</text:p>
      <text:p text:style-name="Preformatted_20_Text">ふん、ゾンビだか何だか知らんが、私の敵ではないわ</text:p>
      <text:p text:style-name="Preformatted_20_Text">兵を進めるぞ、クロ。</text:p>
      <text:p text:style-name="Preformatted_20_Text">Hmm, zombies or whatever they are, they're not my enemy.</text:p>
      <text:p text:style-name="Preformatted_20_Text">Let's move out, Kuro.</text:p>
      <text:p text:style-name="Preformatted_20_Text">#クロ</text:p>
      <text:p text:style-name="Preformatted_20_Text">はっ、承知しました。</text:p>
      <text:p text:style-name="Preformatted_20_Text">Yes, sir.</text:p>
      <text:p text:style-name="Preformatted_20_Text"/>
      <text:p text:style-name="Preformatted_20_Text">C:\Users\James Phillips\Desktop\Games\WargameAliceGit\MinimizedScenarios\min_s0701.txt</text:p>
      <text:p text:style-name="Preformatted_20_Text">#アリス</text:p>
      <text:p text:style-name="Preformatted_20_Text"><text:soft-page-break/>クロ、敵の様子は。</text:p>
      <text:p text:style-name="Preformatted_20_Text">Kuro, how is the enemy?</text:p>
      <text:p text:style-name="Preformatted_20_Text">#クロ</text:p>
      <text:p text:style-name="Preformatted_20_Text">はっ。</text:p>
      <text:p text:style-name="Preformatted_20_Text">どうやら本隊が動き始めた模様です。</text:p>
      <text:p text:style-name="Preformatted_20_Text">無数のゾンビ軍団が</text:p>
      <text:p text:style-name="Preformatted_20_Text">こちらへ向かっているとの情報が入りました。</text:p>
      <text:p text:style-name="Preformatted_20_Text">Ha.</text:p>
      <text:p text:style-name="Preformatted_20_Text">It seems that the main army has begun to move.</text:p>
      <text:p text:style-name="Preformatted_20_Text">Countless legions of zombies.</text:p>
      <text:p text:style-name="Preformatted_20_Text">They're heading this way.</text:p>
      <text:p text:style-name="Preformatted_20_Text">#アリス</text:p>
      <text:p text:style-name="Preformatted_20_Text">なに？　こっちは領地に入ったばかりだぞ。</text:p>
      <text:p text:style-name="Preformatted_20_Text">思ったより動きが早いな……。</text:p>
      <text:p text:style-name="Preformatted_20_Text">What?　We just entered the territory.</text:p>
      <text:p text:style-name="Preformatted_20_Text">You're moving faster than I thought. ......</text:p>
      <text:p text:style-name="Preformatted_20_Text">#クロ</text:p>
      <text:p text:style-name="Preformatted_20_Text">アリス様、沼の魔女の率いるゾンビたちは</text:p>
      <text:p text:style-name="Preformatted_20_Text">とても手ごわいといいます。</text:p>
      <text:p text:style-name="Preformatted_20_Text">ご用心なされませ。</text:p>
      <text:p text:style-name="Preformatted_20_Text">Queen Alice, the zombies led by the Swamp Witch are said to be very tough.</text:p>
      <text:p text:style-name="Preformatted_20_Text">They say they are very tough.</text:p>
      <text:p text:style-name="Preformatted_20_Text">Beware.</text:p>
      <text:p text:style-name="Preformatted_20_Text">#アリス</text:p>
      <text:p text:style-name="Preformatted_20_Text">ふん、ゾンビだか何だか知らんが、私の敵ではないわ</text:p>
      <text:p text:style-name="Preformatted_20_Text">兵を進めるぞ、クロ。</text:p>
      <text:p text:style-name="Preformatted_20_Text">Hmm, zombies or whatever they are, they're not my enemy.</text:p>
      <text:p text:style-name="Preformatted_20_Text">Let's move out, Kuro.</text:p>
      <text:p text:style-name="Preformatted_20_Text">#クロ</text:p>
      <text:p text:style-name="Preformatted_20_Text">はっ、承知しました。</text:p>
      <text:p text:style-name="Preformatted_20_Text">Yes, sir.</text:p>
      <text:p text:style-name="Preformatted_20_Text"/>
      <text:p text:style-name="Preformatted_20_Text">C:\Users\James Phillips\Desktop\Games\WargameAliceGit\MinimizedScenarios\min_s0702.txt</text:p>
      <text:p text:style-name="Preformatted_20_Text">#リリィ</text:p>
      <text:p text:style-name="Preformatted_20_Text">ここへきて材料が切れるとはねぇ……。</text:p>
      <text:p text:style-name="Preformatted_20_Text">仕方がない……集めに行くかね。</text:p>
      <text:p text:style-name="Preformatted_20_Text">I can't believe we're out of materials here .......</text:p>
      <text:p text:style-name="Preformatted_20_Text">I have no choice but to go collect .......</text:p>
      <text:p text:style-name="Preformatted_20_Text">#ミグ</text:p>
      <text:p text:style-name="Preformatted_20_Text">お出かけするの？</text:p>
      <text:p text:style-name="Preformatted_20_Text">ミグも行きたい！</text:p>
      <text:p text:style-name="Preformatted_20_Text">Are you going out?</text:p>
      <text:p text:style-name="Preformatted_20_Text">Mig wants to go too!</text:p>
      <text:p text:style-name="Preformatted_20_Text">#リリィ</text:p>
      <text:p text:style-name="Preformatted_20_Text">アンタもめざといねぇ……。</text:p>
      <text:p text:style-name="Preformatted_20_Text">ついてくるのなら、さっさと支度しな。</text:p>
      <text:p text:style-name="Preformatted_20_Text">You're very determined .......</text:p>
      <text:p text:style-name="Preformatted_20_Text">If you're coming with me, get ready to go.</text:p>
      <text:p text:style-name="Preformatted_20_Text">#ミグ</text:p>
      <text:p text:style-name="Preformatted_20_Text">うん！分かった！</text:p>
      <text:p text:style-name="Preformatted_20_Text">I'll be there! Okay!</text:p>
      <text:p text:style-name="Preformatted_20_Text">#リリィ</text:p>
      <text:p text:style-name="Preformatted_20_Text">……お待ち。</text:p>
      <text:p text:style-name="Preformatted_20_Text">...... waiting.</text:p>
      <text:p text:style-name="Preformatted_20_Text">#ミグ</text:p>
      <text:p text:style-name="Preformatted_20_Text">なに？　おばあちゃん。</text:p>
      <text:p text:style-name="Preformatted_20_Text">What's up?　Grandma.</text:p>
      <text:p text:style-name="Preformatted_20_Text">#リリィ</text:p>
      <text:p text:style-name="Preformatted_20_Text">その、手に持っている本は、いったい何だい。</text:p>
      <text:p text:style-name="Preformatted_20_Text">What is that book in your hand?</text:p>
      <text:p text:style-name="Preformatted_20_Text">#ミグ</text:p>
      <text:p text:style-name="Preformatted_20_Text">あっ！　これね！</text:p>
      <text:p text:style-name="Preformatted_20_Text">ふふふー……！</text:p>
      <text:p text:style-name="Preformatted_20_Text"><text:soft-page-break/>おばあちゃんがいつも使ってない本棚で見つけたの！</text:p>
      <text:p text:style-name="Preformatted_20_Text">すごいよこれ！</text:p>
      <text:p text:style-name="Preformatted_20_Text">死んじゃった人を、</text:p>
      <text:p text:style-name="Preformatted_20_Text">元通りにする方法が書いてあるんだよ！</text:p>
      <text:p text:style-name="Preformatted_20_Text">これってすごいことだよね！　ね！</text:p>
      <text:p text:style-name="Preformatted_20_Text">Ah!　That's it!</text:p>
      <text:p text:style-name="Preformatted_20_Text">Woohoo ......!</text:p>
      <text:p text:style-name="Preformatted_20_Text">My grandma found it in an unused bookshelf!</text:p>
      <text:p text:style-name="Preformatted_20_Text">This is awesome!</text:p>
      <text:p text:style-name="Preformatted_20_Text">It's got instructions on how to bring a dead person back to life!</text:p>
      <text:p text:style-name="Preformatted_20_Text">It's got instructions on how to bring a dead person back to life!</text:p>
      <text:p text:style-name="Preformatted_20_Text">That's amazing!　Hey!</text:p>
      <text:p text:style-name="Preformatted_20_Text">#リリィ</text:p>
      <text:p text:style-name="Preformatted_20_Text">ミグ、その本を戻してくるんだ。</text:p>
      <text:p text:style-name="Preformatted_20_Text">Mig, go get that book back.</text:p>
      <text:p text:style-name="Preformatted_20_Text">#ミグ</text:p>
      <text:p text:style-name="Preformatted_20_Text">えー、なんでなんで？</text:p>
      <text:p text:style-name="Preformatted_20_Text">これがあれば、</text:p>
      <text:p text:style-name="Preformatted_20_Text">ゾンビなんてきもちわるいのいらなくなるんだよ！</text:p>
      <text:p text:style-name="Preformatted_20_Text">Uh, why why?</text:p>
      <text:p text:style-name="Preformatted_20_Text">If I have this.</text:p>
      <text:p text:style-name="Preformatted_20_Text">I won't have to worry about creepy zombies!</text:p>
      <text:p text:style-name="Preformatted_20_Text">#リリィ</text:p>
      <text:p text:style-name="Preformatted_20_Text">お黙り！！！！</text:p>
      <text:p text:style-name="Preformatted_20_Text">Shut up！！！！</text:p>
      <text:p text:style-name="Preformatted_20_Text">#ミグ</text:p>
      <text:p text:style-name="Preformatted_20_Text">ひっ……。</text:p>
      <text:p text:style-name="Preformatted_20_Text">えっ、ぐす……ご、ごべんな……ざい。</text:p>
      <text:p text:style-name="Preformatted_20_Text">うああああぁーーーん！！！</text:p>
      <text:p text:style-name="Preformatted_20_Text">Hiccup.......</text:p>
      <text:p text:style-name="Preformatted_20_Text">Eh, gusu ...... gobenna ...... zai.</text:p>
      <text:p text:style-name="Preformatted_20_Text">Uhhhhhh!!!</text:p>
      <text:p text:style-name="Preformatted_20_Text">#リリィ</text:p>
      <text:p text:style-name="Preformatted_20_Text">ああもう……うるさいねえ！</text:p>
      <text:p text:style-name="Preformatted_20_Text">これだから子供はいやなんだよ……。</text:p>
      <text:p text:style-name="Preformatted_20_Text">ほら！　さっさと泣き止むんだ！</text:p>
      <text:p text:style-name="Preformatted_20_Text">材料を取りに行くんだろう？</text:p>
      <text:p text:style-name="Preformatted_20_Text">Oh god ...... shut up!</text:p>
      <text:p text:style-name="Preformatted_20_Text">This is why I don't like kids. ......</text:p>
      <text:p text:style-name="Preformatted_20_Text">Look!　Get off your ass and stop crying!</text:p>
      <text:p text:style-name="Preformatted_20_Text">You're going to get the ingredients, aren't you?</text:p>
      <text:p text:style-name="Preformatted_20_Text">#ミグ</text:p>
      <text:p text:style-name="Preformatted_20_Text">う……うん。ぐす……。</text:p>
      <text:p text:style-name="Preformatted_20_Text">Uu...... yeah. Gusu.......</text:p>
      <text:p text:style-name="Preformatted_20_Text">#リリィ</text:p>
      <text:p text:style-name="Preformatted_20_Text">まったくもう……。</text:p>
      <text:p text:style-name="Preformatted_20_Text">（しかし、あの資料をいまだに捨てられないあたり、</text:p>
      <text:p text:style-name="Preformatted_20_Text">まだ未練があるということなのかねぇ……。）</text:p>
      <text:p text:style-name="Preformatted_20_Text">Totally already .......</text:p>
      <text:p text:style-name="Preformatted_20_Text">(But I still can't get rid of that document.</text:p>
      <text:p text:style-name="Preformatted_20_Text">I wonder if it means he still has some unfinished business. .......)</text:p>
      <text:p text:style-name="Preformatted_20_Text">[cn]</text:p>
      <text:p text:style-name="Preformatted_20_Text">ナタデーコ沼東。</text:p>
      <text:p text:style-name="Preformatted_20_Text">NatadakoNuma East.</text:p>
      <text:p text:style-name="Preformatted_20_Text">#ミグ</text:p>
      <text:p text:style-name="Preformatted_20_Text">ぞんびがいっぴきおりました～♪</text:p>
      <text:p text:style-name="Preformatted_20_Text">そこへいっぴきわいてでて～♪</text:p>
      <text:p text:style-name="Preformatted_20_Text">またまたいっぴきわきました～♪</text:p>
      <text:p text:style-name="Preformatted_20_Text">さんびきあわせてぞんぞんぞんび～♪</text:p>
      <text:p text:style-name="Preformatted_20_Text">A few of them are still alive...</text:p>
      <text:p text:style-name="Preformatted_20_Text">And then one more came out...</text:p>
      <text:p text:style-name="Preformatted_20_Text">And then another one appeared...</text:p>
      <text:p text:style-name="Preformatted_20_Text">Three people were dancing together...</text:p>
      <text:p text:style-name="Preformatted_20_Text"><text:soft-page-break/>#リリィ</text:p>
      <text:p text:style-name="Preformatted_20_Text">へんてこな歌うたってないで、</text:p>
      <text:p text:style-name="Preformatted_20_Text">さっさと材料をあつめんか。</text:p>
      <text:p text:style-name="Preformatted_20_Text">Stop singing about some weird thing.</text:p>
      <text:p text:style-name="Preformatted_20_Text">Get on with it and get the materials together.</text:p>
      <text:p text:style-name="Preformatted_20_Text">#ミグ</text:p>
      <text:p text:style-name="Preformatted_20_Text">はーい！</text:p>
      <text:p text:style-name="Preformatted_20_Text">えーっと、むらさきシマキノコ、ヨモの葉、</text:p>
      <text:p text:style-name="Preformatted_20_Text">ツルスベ草……。</text:p>
      <text:p text:style-name="Preformatted_20_Text">あと、乾いた沼の土たくさん。</text:p>
      <text:p text:style-name="Preformatted_20_Text">ねえおばあちゃん。</text:p>
      <text:p text:style-name="Preformatted_20_Text">なんでこんなのでゾンビができるのー？</text:p>
      <text:p text:style-name="Preformatted_20_Text">Yes!</text:p>
      <text:p text:style-name="Preformatted_20_Text">Let's see... purple striped mushrooms, yomo leaves...</text:p>
      <text:p text:style-name="Preformatted_20_Text">Japanese knotweed, and .......</text:p>
      <text:p text:style-name="Preformatted_20_Text">And lots of dry swamp soil.</text:p>
      <text:p text:style-name="Preformatted_20_Text">Hey grandma.</text:p>
      <text:p text:style-name="Preformatted_20_Text">How can you make zombies out of this stuff?</text:p>
      <text:p text:style-name="Preformatted_20_Text">#リリィ</text:p>
      <text:p text:style-name="Preformatted_20_Text">細かいことはいいんだよ。</text:p>
      <text:p text:style-name="Preformatted_20_Text">アンタは材料を集めてりゃいいんだ。</text:p>
      <text:p text:style-name="Preformatted_20_Text">Don't worry about the details.</text:p>
      <text:p text:style-name="Preformatted_20_Text">All you have to do is gather the ingredients.</text:p>
      <text:p text:style-name="Preformatted_20_Text">#ミグ</text:p>
      <text:p text:style-name="Preformatted_20_Text">ええー！</text:p>
      <text:p text:style-name="Preformatted_20_Text">ミグもゾンビ作りたい！</text:p>
      <text:p text:style-name="Preformatted_20_Text">おばあちゃんばっかりずるいよー！！</text:p>
      <text:p text:style-name="Preformatted_20_Text">Eeeee!</text:p>
      <text:p text:style-name="Preformatted_20_Text">I want to make zombies too!</text:p>
      <text:p text:style-name="Preformatted_20_Text">You're not fair to grandma!</text:p>
      <text:p text:style-name="Preformatted_20_Text">#リリィ</text:p>
      <text:p text:style-name="Preformatted_20_Text">アンタさっきは、</text:p>
      <text:p text:style-name="Preformatted_20_Text">ゾンビ気持ち悪いとか言ってたじゃないか。</text:p>
      <text:p text:style-name="Preformatted_20_Text">まったく……。</text:p>
      <text:p text:style-name="Preformatted_20_Text">もう少し大きくなったら教えてやるから、</text:p>
      <text:p text:style-name="Preformatted_20_Text">それまではおとなしく基礎の勉強をしていることだね</text:p>
      <text:p text:style-name="Preformatted_20_Text">Earlier you said</text:p>
      <text:p text:style-name="Preformatted_20_Text">You said zombies were disgusting.</text:p>
      <text:p text:style-name="Preformatted_20_Text">You know what, ......?</text:p>
      <text:p text:style-name="Preformatted_20_Text">I'll teach you when you're older.</text:p>
      <text:p text:style-name="Preformatted_20_Text">Until then, you'll just have to learn the basics.</text:p>
      <text:p text:style-name="Preformatted_20_Text">#ミグ</text:p>
      <text:p text:style-name="Preformatted_20_Text">むぅー！</text:p>
      <text:p text:style-name="Preformatted_20_Text">Mwah!</text:p>
      <text:p text:style-name="Preformatted_20_Text">[cn]</text:p>
      <text:p text:style-name="Preformatted_20_Text">ミグはほほを膨らませて抗議の態度を示したが、</text:p>
      <text:p text:style-name="Preformatted_20_Text">リリィはそれを受け流し、材料集めに戻ってしまった</text:p>
      <text:p text:style-name="Preformatted_20_Text">ミグもしばらくほほを膨らませていたが、</text:p>
      <text:p text:style-name="Preformatted_20_Text">疲れてしまったのでそのまま材料集めを続けることにした。</text:p>
      <text:p text:style-name="Preformatted_20_Text">……………。</text:p>
      <text:p text:style-name="Preformatted_20_Text">Mig's cheeks puffed up in protest.</text:p>
      <text:p text:style-name="Preformatted_20_Text">Lily brushed it off and went back to gathering materials.</text:p>
      <text:p text:style-name="Preformatted_20_Text">Mig also puffed up her cheeks for a while.</text:p>
      <text:p text:style-name="Preformatted_20_Text">Mig also puffed up her cheeks for a while, but she got tired and decided to continue gathering materials.</text:p>
      <text:p text:style-name="Preformatted_20_Text">................</text:p>
      <text:p text:style-name="Preformatted_20_Text">#リリィ</text:p>
      <text:p text:style-name="Preformatted_20_Text">ふん……これだけあれば、1000体は作れるねぇ。</text:p>
      <text:p text:style-name="Preformatted_20_Text">Hmmm...... with that much, I can make 1,000 bodies, ain't I?</text:p>
      <text:p text:style-name="Preformatted_20_Text">#ミグ</text:p>
      <text:p text:style-name="Preformatted_20_Text">疲れたー！</text:p>
      <text:p text:style-name="Preformatted_20_Text">ミグ疲れたー！</text:p>
      <text:p text:style-name="Preformatted_20_Text">ねえおばあちゃん。</text:p>
      <text:p text:style-name="Preformatted_20_Text">帰ったらツルツル水もちつくってよー！</text:p>
      <text:p text:style-name="Preformatted_20_Text"><text:soft-page-break/>ミグあれすき！</text:p>
      <text:p text:style-name="Preformatted_20_Text">だって、冷たくておいしいんだもん！</text:p>
      <text:p text:style-name="Preformatted_20_Text">I'm tired!</text:p>
      <text:p text:style-name="Preformatted_20_Text">Mig is tired!</text:p>
      <text:p text:style-name="Preformatted_20_Text">Hey grandma.</text:p>
      <text:p text:style-name="Preformatted_20_Text">When I get home, make me some slippery water glutinous rice cake!</text:p>
      <text:p text:style-name="Preformatted_20_Text">Mig loves those!</text:p>
      <text:p text:style-name="Preformatted_20_Text">Because it's cold and delicious!</text:p>
      <text:p text:style-name="Preformatted_20_Text">#リリィ</text:p>
      <text:p text:style-name="Preformatted_20_Text">しょうがないねえ。</text:p>
      <text:p text:style-name="Preformatted_20_Text">ちゃんと作るの手伝うんだよ？</text:p>
      <text:p text:style-name="Preformatted_20_Text">I can't help it.</text:p>
      <text:p text:style-name="Preformatted_20_Text">I'll help you make it, okay?</text:p>
      <text:p text:style-name="Preformatted_20_Text">#ミグ</text:p>
      <text:p text:style-name="Preformatted_20_Text">うん！</text:p>
      <text:p text:style-name="Preformatted_20_Text">Yes!</text:p>
      <text:p text:style-name="Preformatted_20_Text">[cn]</text:p>
      <text:p text:style-name="Preformatted_20_Text">泥だらけになりながら、ミグは満面の笑みを浮かべた</text:p>
      <text:p text:style-name="Preformatted_20_Text">それを見たリリィの顔も、つられて思わず緩んでしまうのだった。</text:p>
      <text:p text:style-name="Preformatted_20_Text">Mig smiled a big smile as she got covered in mud.</text:p>
      <text:p text:style-name="Preformatted_20_Text">Lily's face loosened up when she saw that.</text:p>
      <text:p text:style-name="Preformatted_20_Text"/>
      <text:p text:style-name="Preformatted_20_Text">C:\Users\James Phillips\Desktop\Games\WargameAliceGit\MinimizedScenarios\min_s0703.txt</text:p>
      <text:p text:style-name="Preformatted_20_Text">#アリス</text:p>
      <text:p text:style-name="Preformatted_20_Text">てめえがキモイゾンビたちの親玉か。</text:p>
      <text:p text:style-name="Preformatted_20_Text">クフフ……なるほど、</text:p>
      <text:p text:style-name="Preformatted_20_Text">「らしい」見た目してるじゃねえか。</text:p>
      <text:p text:style-name="Preformatted_20_Text">You are the master of the creepy zombies.</text:p>
      <text:p text:style-name="Preformatted_20_Text">Kuhf...... I see.</text:p>
      <text:p text:style-name="Preformatted_20_Text">I see what you mean....you're the master of the creepy zombies.</text:p>
      <text:p text:style-name="Preformatted_20_Text">#リリィ</text:p>
      <text:p text:style-name="Preformatted_20_Text">小娘が……</text:p>
      <text:p text:style-name="Preformatted_20_Text">達者なのは口だけかい？</text:p>
      <text:p text:style-name="Preformatted_20_Text">You little ......</text:p>
      <text:p text:style-name="Preformatted_20_Text">Is it just your mouth that's so clever?</text:p>
      <text:p text:style-name="Preformatted_20_Text">#アリス</text:p>
      <text:p text:style-name="Preformatted_20_Text">ふん、いい度胸だ、ゲロクソババア！</text:p>
      <text:p text:style-name="Preformatted_20_Text">そんなに言うならお望み通り逝かせてやるよ！</text:p>
      <text:p text:style-name="Preformatted_20_Text">Hmph, you've got some balls, you puking old hag!</text:p>
      <text:p text:style-name="Preformatted_20_Text">If you insist, I'll make you do what you want!</text:p>
      <text:p text:style-name="Preformatted_20_Text">#リリィ</text:p>
      <text:p text:style-name="Preformatted_20_Text">ふん！　その減らず口、すぐに聞けなくしてやるよ！</text:p>
      <text:p text:style-name="Preformatted_20_Text">さあゾンビたち、そこの魔女をやっちまいな！！</text:p>
      <text:p text:style-name="Preformatted_20_Text">Hmph!　I'm gonna put a stop to that petulant talk of yours real soon!</text:p>
      <text:p text:style-name="Preformatted_20_Text">Come on, zombies, fuck that witch!</text:p>
      <text:p text:style-name="Preformatted_20_Text"/>
      <text:p text:style-name="Preformatted_20_Text">C:\Users\James Phillips\Desktop\Games\WargameAliceGit\MinimizedScenarios\min_s0704.txt</text:p>
      <text:p text:style-name="Preformatted_20_Text">#リリィ</text:p>
      <text:p text:style-name="Preformatted_20_Text">ヒヒ……やるじゃないか……。</text:p>
      <text:p text:style-name="Preformatted_20_Text">まったく……歳は取りたくないもんだねェ。</text:p>
      <text:p text:style-name="Preformatted_20_Text">Baboon...... you're doing a great job.......</text:p>
      <text:p text:style-name="Preformatted_20_Text">I don't want to get ...... old at all.</text:p>
      <text:p text:style-name="Preformatted_20_Text">[cn]</text:p>
      <text:p text:style-name="Preformatted_20_Text">リリィはよろけながらそばの木にもたれかかった。</text:p>
      <text:p text:style-name="Preformatted_20_Text">Lily stumbles over and leans against a tree nearby.</text:p>
      <text:p text:style-name="Preformatted_20_Text">#アリス</text:p>
      <text:p text:style-name="Preformatted_20_Text">ふん、死にかけがまだそんな口がきけるとは。</text:p>
      <text:p text:style-name="Preformatted_20_Text">クフフフフッ！</text:p>
      <text:p text:style-name="Preformatted_20_Text">まあいい、トドメだ！</text:p>
      <text:p text:style-name="Preformatted_20_Text">Hmm, a dying man can still talk like that.</text:p>
      <text:p text:style-name="Preformatted_20_Text">[c] [c] Oh, well.</text:p>
      <text:p text:style-name="Preformatted_20_Text">Oh well, toke!</text:p>
      <text:p text:style-name="Preformatted_20_Text">#ミグ</text:p>
      <text:p text:style-name="Preformatted_20_Text"><text:soft-page-break/>だめーーーーー！！！！</text:p>
      <text:p text:style-name="Preformatted_20_Text">Noooooooooo ！！！！</text:p>
      <text:p text:style-name="Preformatted_20_Text">#アリス</text:p>
      <text:p text:style-name="Preformatted_20_Text">ちっ！　ふんっ！！</text:p>
      <text:p text:style-name="Preformatted_20_Text">Pssst!　Hmph!</text:p>
      <text:p text:style-name="Preformatted_20_Text">[cn]</text:p>
      <text:p text:style-name="Preformatted_20_Text">アリスは突然とびかかってきたミグを</text:p>
      <text:p text:style-name="Preformatted_20_Text">手刀で弾き飛ばした。</text:p>
      <text:p text:style-name="Preformatted_20_Text">Alice suddenly jumped at Mig.</text:p>
      <text:p text:style-name="Preformatted_20_Text">Mig, who suddenly jumped at her, with her hand sword.</text:p>
      <text:p text:style-name="Preformatted_20_Text">#ミグ</text:p>
      <text:p text:style-name="Preformatted_20_Text">きゃんっ！！</text:p>
      <text:p text:style-name="Preformatted_20_Text">Kyan!</text:p>
      <text:p text:style-name="Preformatted_20_Text">#アリス</text:p>
      <text:p text:style-name="Preformatted_20_Text">なんだ、ガキじゃねえか……。</text:p>
      <text:p text:style-name="Preformatted_20_Text">おい！　子供が邪魔するんじゃねえ！</text:p>
      <text:p text:style-name="Preformatted_20_Text">そこで見てろ！！</text:p>
      <text:p text:style-name="Preformatted_20_Text">What a kid, ain't he .......</text:p>
      <text:p text:style-name="Preformatted_20_Text">Hey!　Don't let the kid get in the way!</text:p>
      <text:p text:style-name="Preformatted_20_Text">Watch it right there!!!!</text:p>
      <text:p text:style-name="Preformatted_20_Text">#ミグ</text:p>
      <text:p text:style-name="Preformatted_20_Text">やだ！！</text:p>
      <text:p text:style-name="Preformatted_20_Text">Oh no!</text:p>
      <text:p text:style-name="Preformatted_20_Text">#アリス</text:p>
      <text:p text:style-name="Preformatted_20_Text">ガキが口出しすることじゃねえ、黙ってろ！</text:p>
      <text:p text:style-name="Preformatted_20_Text">Shut your mouth, kid!</text:p>
      <text:p text:style-name="Preformatted_20_Text">#ミグ</text:p>
      <text:p text:style-name="Preformatted_20_Text">やだ！！！！</text:p>
      <text:p text:style-name="Preformatted_20_Text">おばあちゃんにひどいことしちゃやだーーー！！</text:p>
      <text:p text:style-name="Preformatted_20_Text">Oh no！！！！</text:p>
      <text:p text:style-name="Preformatted_20_Text">Don't do terrible things to my grandma!!!!</text:p>
      <text:p text:style-name="Preformatted_20_Text">#アリス</text:p>
      <text:p text:style-name="Preformatted_20_Text">この……！</text:p>
      <text:p text:style-name="Preformatted_20_Text">うるせえガキめ！！</text:p>
      <text:p text:style-name="Preformatted_20_Text">とっとと失せねえとぶち殺すぞ！！</text:p>
      <text:p text:style-name="Preformatted_20_Text">You ......!</text:p>
      <text:p text:style-name="Preformatted_20_Text">Shut up you little brat!</text:p>
      <text:p text:style-name="Preformatted_20_Text">Get the hell out of here or I'll kill you!</text:p>
      <text:p text:style-name="Preformatted_20_Text">#ミグ</text:p>
      <text:p text:style-name="Preformatted_20_Text">ううぅぅーーーーー！！</text:p>
      <text:p text:style-name="Preformatted_20_Text">や、やだ！！</text:p>
      <text:p text:style-name="Preformatted_20_Text">Unh-unh-unh!</text:p>
      <text:p text:style-name="Preformatted_20_Text">No, no, no!</text:p>
      <text:p text:style-name="Preformatted_20_Text">#アリス</text:p>
      <text:p text:style-name="Preformatted_20_Text">ちっ、仕方ねえ……、死ね！　ファイヤーボール！！</text:p>
      <text:p text:style-name="Preformatted_20_Text">Damn it, I can't help it. ......, die!　Fireball!</text:p>
      <text:p text:style-name="Preformatted_20_Text">#ミグ</text:p>
      <text:p text:style-name="Preformatted_20_Text">きゃっ……！</text:p>
      <text:p text:style-name="Preformatted_20_Text">Kya......!</text:p>
      <text:p text:style-name="Preformatted_20_Text">[cn]</text:p>
      <text:p text:style-name="Preformatted_20_Text">アリスの放った火球がミグに向かって襲い掛かった。</text:p>
      <text:p text:style-name="Preformatted_20_Text">火球がミグに当たる直前、</text:p>
      <text:p text:style-name="Preformatted_20_Text">とっさに躍り出たリリィがミグを突き飛ばし、</text:p>
      <text:p text:style-name="Preformatted_20_Text">代わりにファイヤーボールの直撃を受けた。</text:p>
      <text:p text:style-name="Preformatted_20_Text">The fireball released by Alice struck toward Mig.</text:p>
      <text:p text:style-name="Preformatted_20_Text">Just before the fireball hit Mig.</text:p>
      <text:p text:style-name="Preformatted_20_Text">Lily, who leapt out of the way, pushed Mig away, and</text:p>
      <text:p text:style-name="Preformatted_20_Text">Mig was hit directly by the fireball instead.</text:p>
      <text:p text:style-name="Preformatted_20_Text">#リリィ</text:p>
      <text:p text:style-name="Preformatted_20_Text">ぐ……っ！！</text:p>
      <text:p text:style-name="Preformatted_20_Text">G......!</text:p>
      <text:p text:style-name="Preformatted_20_Text">#ミグ</text:p>
      <text:p text:style-name="Preformatted_20_Text">おばあちゃん！！</text:p>
      <text:p text:style-name="Preformatted_20_Text"><text:soft-page-break/>Grandma!</text:p>
      <text:p text:style-name="Preformatted_20_Text">#リリィ</text:p>
      <text:p text:style-name="Preformatted_20_Text">ヒヒ……、この程度の魔法じゃ。</text:p>
      <text:p text:style-name="Preformatted_20_Text">このガキでもかすり傷程度しか負わないよ……。</text:p>
      <text:p text:style-name="Preformatted_20_Text">Baboon......, with this level of magic.</text:p>
      <text:p text:style-name="Preformatted_20_Text">Even this kid will only get a graze. ......</text:p>
      <text:p text:style-name="Preformatted_20_Text">#アリス</text:p>
      <text:p text:style-name="Preformatted_20_Text">てめえ……。</text:p>
      <text:p text:style-name="Preformatted_20_Text">You son of a bitch.......</text:p>
      <text:p text:style-name="Preformatted_20_Text">#リリィ</text:p>
      <text:p text:style-name="Preformatted_20_Text">……アンタ、案外……甘い、ねえ……。</text:p>
      <text:p text:style-name="Preformatted_20_Text">...... you're sweeter ...... than you think, hey .......</text:p>
      <text:p text:style-name="Preformatted_20_Text">[cn]</text:p>
      <text:p text:style-name="Preformatted_20_Text">アリスのファイヤーボールが最期の一押しになったようだった。</text:p>
      <text:p text:style-name="Preformatted_20_Text">リリィはそのまま前に崩れるようにして倒れ、絶命した。</text:p>
      <text:p text:style-name="Preformatted_20_Text">Alice's fireball seemed to be the final push.</text:p>
      <text:p text:style-name="Preformatted_20_Text">Lily collapsed forward and died.</text:p>
      <text:p text:style-name="Preformatted_20_Text">#ミグ</text:p>
      <text:p text:style-name="Preformatted_20_Text">おばあちゃん……おばあちゃん！！</text:p>
      <text:p text:style-name="Preformatted_20_Text">ねえ、おばあちゃん！！</text:p>
      <text:p text:style-name="Preformatted_20_Text">返事して！</text:p>
      <text:p text:style-name="Preformatted_20_Text">ねえ、今すぐ薬持ってくるから！！</text:p>
      <text:p text:style-name="Preformatted_20_Text">Grandma ...... Grandma!</text:p>
      <text:p text:style-name="Preformatted_20_Text">Hey, Grandma!</text:p>
      <text:p text:style-name="Preformatted_20_Text">Answer me!</text:p>
      <text:p text:style-name="Preformatted_20_Text">Hey, I'll bring you some medicine right now!!!!</text:p>
      <text:p text:style-name="Preformatted_20_Text">#アリス</text:p>
      <text:p text:style-name="Preformatted_20_Text">ふん、無駄だ。</text:p>
      <text:p text:style-name="Preformatted_20_Text">もう死んだ……。</text:p>
      <text:p text:style-name="Preformatted_20_Text">Huh, it's no use.</text:p>
      <text:p text:style-name="Preformatted_20_Text">I'm already dead. ......</text:p>
      <text:p text:style-name="Preformatted_20_Text">#ミグ</text:p>
      <text:p text:style-name="Preformatted_20_Text">死なないもん！！</text:p>
      <text:p text:style-name="Preformatted_20_Text">おばあちゃんはミグを置いて</text:p>
      <text:p text:style-name="Preformatted_20_Text">死んだりしないもん！！！！</text:p>
      <text:p text:style-name="Preformatted_20_Text">I'm not dying!</text:p>
      <text:p text:style-name="Preformatted_20_Text">Grandma left Mig behind.</text:p>
      <text:p text:style-name="Preformatted_20_Text">I'm not going to die. ！！！！</text:p>
      <text:p text:style-name="Preformatted_20_Text">#アリス</text:p>
      <text:p text:style-name="Preformatted_20_Text">ちっ、勝手にしろ……。</text:p>
      <text:p text:style-name="Preformatted_20_Text">お前たち、引き上げだ。</text:p>
      <text:p text:style-name="Preformatted_20_Text">Damn it, do what you want. ......</text:p>
      <text:p text:style-name="Preformatted_20_Text">You guys, let's pull up.</text:p>
      <text:p text:style-name="Preformatted_20_Text">[cn]</text:p>
      <text:p text:style-name="Preformatted_20_Text">地下研究室にミグを残し、アリスたちは魔女の沼を後にした。</text:p>
      <text:p text:style-name="Preformatted_20_Text">…………。</text:p>
      <text:p text:style-name="Preformatted_20_Text">薄暗い地下室の隅っこに、ミグはうずくまっていた。</text:p>
      <text:p text:style-name="Preformatted_20_Text">Leaving Mig in the underground lab, Alice and the others left the Witch Swamp.</text:p>
      <text:p text:style-name="Preformatted_20_Text">.............</text:p>
      <text:p text:style-name="Preformatted_20_Text">In a dimly lit corner of the basement, Mig was cowering.</text:p>
      <text:p text:style-name="Preformatted_20_Text">#ミグ</text:p>
      <text:p text:style-name="Preformatted_20_Text">…………。</text:p>
      <text:p text:style-name="Preformatted_20_Text">.............</text:p>
      <text:p text:style-name="Preformatted_20_Text">[cn]</text:p>
      <text:p text:style-name="Preformatted_20_Text">研究室の中は、静まり返っていた。</text:p>
      <text:p text:style-name="Preformatted_20_Text">いつもなら聞こえてくるゾンビの唸り声も、</text:p>
      <text:p text:style-name="Preformatted_20_Text">リリィのかき回す窯の煮立つ音も、</text:p>
      <text:p text:style-name="Preformatted_20_Text">今はそのすべてが遠い過去のもののように思えた。</text:p>
      <text:p text:style-name="Preformatted_20_Text">Inside the lab, it was quiet.</text:p>
      <text:p text:style-name="Preformatted_20_Text">Not even the roar of the zombies that could usually be heard.</text:p>
      <text:p text:style-name="Preformatted_20_Text">The sound of the boiling kiln that Lily was stirring.</text:p>
      <text:p text:style-name="Preformatted_20_Text">All of it now seemed a thing of the distant past.</text:p>
      <text:p text:style-name="Preformatted_20_Text">#ミグ</text:p>
      <text:p text:style-name="Preformatted_20_Text"><text:soft-page-break/>……。</text:p>
      <text:p text:style-name="Preformatted_20_Text">……おばあちゃん。</text:p>
      <text:p text:style-name="Preformatted_20_Text">.......</text:p>
      <text:p text:style-name="Preformatted_20_Text">...... grandma.</text:p>
      <text:p text:style-name="Preformatted_20_Text">[cn]</text:p>
      <text:p text:style-name="Preformatted_20_Text">ミグはぽつりとつぶやいた。</text:p>
      <text:p text:style-name="Preformatted_20_Text">瞼は赤く泣きはらし、</text:p>
      <text:p text:style-name="Preformatted_20_Text">ほほには涙の跡が残っていた。</text:p>
      <text:p text:style-name="Preformatted_20_Text">Mig mumbled.</text:p>
      <text:p text:style-name="Preformatted_20_Text">Her eyelids were red and weeping.</text:p>
      <text:p text:style-name="Preformatted_20_Text">Tear marks remained on her cheeks.</text:p>
      <text:p text:style-name="Preformatted_20_Text">#ミグ</text:p>
      <text:p text:style-name="Preformatted_20_Text">おばあちゃん、死んじゃったの……？</text:p>
      <text:p text:style-name="Preformatted_20_Text">ミグ……ひとりなの……？</text:p>
      <text:p text:style-name="Preformatted_20_Text">Grandma, is she dead......?</text:p>
      <text:p text:style-name="Preformatted_20_Text">Mig...... is she alone......?</text:p>
      <text:p text:style-name="Preformatted_20_Text">[cn]</text:p>
      <text:p text:style-name="Preformatted_20_Text">答える相手はいない。</text:p>
      <text:p text:style-name="Preformatted_20_Text">ただ、虚空に向かってミグは話しかけ続ける。</text:p>
      <text:p text:style-name="Preformatted_20_Text">There is no one to answer.</text:p>
      <text:p text:style-name="Preformatted_20_Text">Just keep talking to the void, Mig.</text:p>
      <text:p text:style-name="Preformatted_20_Text">#ミグ</text:p>
      <text:p text:style-name="Preformatted_20_Text">そうだ……おばあちゃん、ミグ、悪い子になるよ。</text:p>
      <text:p text:style-name="Preformatted_20_Text">ねえ、悪い子になったら、起きて、叱ってくれるよね？</text:p>
      <text:p text:style-name="Preformatted_20_Text">いつもみたいに……叱ってくれるよね？</text:p>
      <text:p text:style-name="Preformatted_20_Text">Yes,...... Grandma, Mig, I'm going to be a bad boy.</text:p>
      <text:p text:style-name="Preformatted_20_Text">Hey, if I turn bad, you'll wake up and scold me, right?</text:p>
      <text:p text:style-name="Preformatted_20_Text">You'll scold me ...... like you always do, right?</text:p>
      <text:p text:style-name="Preformatted_20_Text">[cn]</text:p>
      <text:p text:style-name="Preformatted_20_Text">消え入りそうな声で、ミグは続ける。</text:p>
      <text:p text:style-name="Preformatted_20_Text">In a muffled voice, Mig continues.</text:p>
      <text:p text:style-name="Preformatted_20_Text">#ミグ</text:p>
      <text:p text:style-name="Preformatted_20_Text">おばあちゃんが……ダメだって言ってた本。</text:p>
      <text:p text:style-name="Preformatted_20_Text">魔法……ミグが使えば、</text:p>
      <text:p text:style-name="Preformatted_20_Text">叱って、くれるかな……。</text:p>
      <text:p text:style-name="Preformatted_20_Text">The book that grandma said ...... was no good.</text:p>
      <text:p text:style-name="Preformatted_20_Text">If you use magic ...... Mig, she'll scold you.</text:p>
      <text:p text:style-name="Preformatted_20_Text">I wonder if she'll scold me .......</text:p>
      <text:p text:style-name="Preformatted_20_Text">[cn]</text:p>
      <text:p text:style-name="Preformatted_20_Text">うつろな意識の中、ミグはふらふらと立ち上がり、</text:p>
      <text:p text:style-name="Preformatted_20_Text">あの本を探した。</text:p>
      <text:p text:style-name="Preformatted_20_Text">本は本棚ですぐ見つかった。</text:p>
      <text:p text:style-name="Preformatted_20_Text">まるで本のほうから見つけてくださいと</text:p>
      <text:p text:style-name="Preformatted_20_Text">言っているかのようだった。</text:p>
      <text:p text:style-name="Preformatted_20_Text">In his slumbering consciousness, Mig stood up unsteadily and looked for the book.</text:p>
      <text:p text:style-name="Preformatted_20_Text">He looked for the book.</text:p>
      <text:p text:style-name="Preformatted_20_Text">The book was easily found on the bookshelf.</text:p>
      <text:p text:style-name="Preformatted_20_Text">It was as if the book was telling him to find it.</text:p>
      <text:p text:style-name="Preformatted_20_Text">as if the book was telling her to find it.</text:p>
      <text:p text:style-name="Preformatted_20_Text">#ミグ</text:p>
      <text:p text:style-name="Preformatted_20_Text">…………。</text:p>
      <text:p text:style-name="Preformatted_20_Text">.............</text:p>
      <text:p text:style-name="Preformatted_20_Text">[cn]</text:p>
      <text:p text:style-name="Preformatted_20_Text">半分無意識でミグはページをめくり、あるページで手が止まった。</text:p>
      <text:p text:style-name="Preformatted_20_Text">「死者蘇生魔法」</text:p>
      <text:p text:style-name="Preformatted_20_Text">魔女のたちの間で決められた、禁魔法の一つである。</text:p>
      <text:p text:style-name="Preformatted_20_Text">そのページには、リリィの手書きのメモが</text:p>
      <text:p text:style-name="Preformatted_20_Text">びっしりと書き込まれていた。</text:p>
      <text:p text:style-name="Preformatted_20_Text">Half-consciously, Mig flipped through the pages, her hand stopping at one page.</text:p>
      <text:p text:style-name="Preformatted_20_Text">'Resurrection of the Dead Magic.'</text:p>
      <text:p text:style-name="Preformatted_20_Text">It was one of the forbidden magics decided among the witches.</text:p>
      <text:p text:style-name="Preformatted_20_Text">On the page, Lily's handwritten note was</text:p>
      <text:p text:style-name="Preformatted_20_Text">Lily's handwritten note was written on the page.</text:p>
      <text:p text:style-name="Preformatted_20_Text"><text:soft-page-break/>#ミグ</text:p>
      <text:p text:style-name="Preformatted_20_Text">おばあちゃん……。</text:p>
      <text:p text:style-name="Preformatted_20_Text">Grandma. .......</text:p>
      <text:p text:style-name="Preformatted_20_Text">[cn]</text:p>
      <text:p text:style-name="Preformatted_20_Text">ミグは魔法書独特の文体を理解することはできなかったが</text:p>
      <text:p text:style-name="Preformatted_20_Text">リリィの残したメモは読むことができた。</text:p>
      <text:p text:style-name="Preformatted_20_Text">乱暴な口調ではあるが、かなり几帳面な性格のリリィは、</text:p>
      <text:p text:style-name="Preformatted_20_Text">それだけで組成式を組み立てられるほど詳細なメモを残していた。</text:p>
      <text:p text:style-name="Preformatted_20_Text">Mig could not understand the unique style of the magic book, but she</text:p>
      <text:p text:style-name="Preformatted_20_Text">but he was able to read the notes Lily left behind.</text:p>
      <text:p text:style-name="Preformatted_20_Text">Despite her rough tone, Lily was quite meticulous.</text:p>
      <text:p text:style-name="Preformatted_20_Text">She left notes so detailed that one could construct a compositional equation from them alone.</text:p>
      <text:p text:style-name="Preformatted_20_Text">#ミグ</text:p>
      <text:p text:style-name="Preformatted_20_Text">沼ミミズ１０匹、アイアンゴーレムの瞳２個、</text:p>
      <text:p text:style-name="Preformatted_20_Text">大きなポンプ草、白色骨石３キログラム、</text:p>
      <text:p text:style-name="Preformatted_20_Text">血色の宝石、音無草……。</text:p>
      <text:p text:style-name="Preformatted_20_Text">10 swamp worms, 2 iron golem eyes, a</text:p>
      <text:p text:style-name="Preformatted_20_Text">large pump grass, 3 kilograms of white bone stone, 3 kilograms of</text:p>
      <text:p text:style-name="Preformatted_20_Text">blood-colored gems, and soundless grass. .......</text:p>
      <text:p text:style-name="Preformatted_20_Text">[cn]</text:p>
      <text:p text:style-name="Preformatted_20_Text">どれもミグが研究室で目にしたことのある素材だった</text:p>
      <text:p text:style-name="Preformatted_20_Text">ミグはそこに書いてある素材のビンをテーブルの上に持ち出してきて、</text:p>
      <text:p text:style-name="Preformatted_20_Text">続きを読み進めた。</text:p>
      <text:p text:style-name="Preformatted_20_Text">All of these were materials Mig had seen in the lab.</text:p>
      <text:p text:style-name="Preformatted_20_Text">Mig brought out a bottle of the materials listed there on the table and</text:p>
      <text:p text:style-name="Preformatted_20_Text">He proceeded to read the rest of the book.</text:p>
      <text:p text:style-name="Preformatted_20_Text">#ミグ</text:p>
      <text:p text:style-name="Preformatted_20_Text">「まず魔方陣を描く。形は六芒星で、</text:p>
      <text:p text:style-name="Preformatted_20_Text">召喚式は下記のとおり……」</text:p>
      <text:p text:style-name="Preformatted_20_Text">'First I draw a magic circle. The shape is a hexagram.</text:p>
      <text:p text:style-name="Preformatted_20_Text">The summoning formula is as follows: ......."</text:p>
      <text:p text:style-name="Preformatted_20_Text">[cn]</text:p>
      <text:p text:style-name="Preformatted_20_Text">六芒星の魔法陣は召喚魔法に使うものだと、ミグはリリィに教わっていた。</text:p>
      <text:p text:style-name="Preformatted_20_Text">小さな魔法陣を描いて、ペロ虫を召喚したこともあった。</text:p>
      <text:p text:style-name="Preformatted_20_Text">ミグはここまでが思いのほかスムーズにいったので少しうれしくなってきた。</text:p>
      <text:p text:style-name="Preformatted_20_Text">うれしくなってくると、今度はなんだってできるような気がしてきた。</text:p>
      <text:p text:style-name="Preformatted_20_Text">Mig had been taught by Lily that the hexagram magic circle was used for summoning magic.</text:p>
      <text:p text:style-name="Preformatted_20_Text">He had drawn a small magic circle and summoned a pero worm.</text:p>
      <text:p text:style-name="Preformatted_20_Text">Mig was a little happy because the process had gone unexpectedly smoothly.</text:p>
      <text:p text:style-name="Preformatted_20_Text">He felt like he could do anything he wanted to do.</text:p>
      <text:p text:style-name="Preformatted_20_Text">#ミグ</text:p>
      <text:p text:style-name="Preformatted_20_Text">カラス、カラス、マングース、逆位置のドラゴン、ヘビ、兵士、王、正位置のドラゴン……。</text:p>
      <text:p text:style-name="Preformatted_20_Text">Raven, crow, mongoose, dragon in reverse position, snake, soldier, king, dragon in positive position. ......</text:p>
      <text:p text:style-name="Preformatted_20_Text">[cn]</text:p>
      <text:p text:style-name="Preformatted_20_Text">床をいっぱいにとり、六芒星とその中に召喚式を描いていく。</text:p>
      <text:p text:style-name="Preformatted_20_Text">描き終わると、六芒星の頂点の部分にそれぞれの材料を配置していった。</text:p>
      <text:p text:style-name="Preformatted_20_Text">少しゆがんだような気がしたが、ミグは自分にしては上出来だと思った。</text:p>
      <text:p text:style-name="Preformatted_20_Text">ミグは魔法陣の中心にリリィの遺体を引きずってきた</text:p>
      <text:p text:style-name="Preformatted_20_Text">そして正面に立つと、召喚式を読み上げた。</text:p>
      <text:p text:style-name="Preformatted_20_Text">薄暗い地下室が、昼間のような光に包み込まれた……</text:p>
      <text:p text:style-name="Preformatted_20_Text">Taking a full floor, I draw a hexagram and a summoning formula within it.</text:p>
      <text:p text:style-name="Preformatted_20_Text">When he finished drawing, he placed each material at the apex of the hexagram.</text:p>
      <text:p text:style-name="Preformatted_20_Text">It looked a little warped, but Mig thought it was a good job for him.</text:p>
      <text:p text:style-name="Preformatted_20_Text">Mig dragged Lily's body to the center of the magic circle.</text:p>
      <text:p text:style-name="Preformatted_20_Text">Then, standing at the front, he read the summoning ceremony.</text:p>
      <text:p text:style-name="Preformatted_20_Text">The dimly lit basement was enveloped in a daylight-like light. ......</text:p>
      <text:p text:style-name="Preformatted_20_Text"/>
      <text:p text:style-name="Preformatted_20_Text">C:\Users\James Phillips\Desktop\Games\WargameAliceGit\MinimizedScenarios\min_s0705.txt</text:p>
      <text:p text:style-name="Preformatted_20_Text">#クロ</text:p>
      <text:p text:style-name="Preformatted_20_Text">アリス様！　一大事にございます。</text:p>
      <text:p text:style-name="Preformatted_20_Text">Queen Alice!　It is a matter of great concern.</text:p>
      <text:p text:style-name="Preformatted_20_Text">#アリス</text:p>
      <text:p text:style-name="Preformatted_20_Text">ふわーあ……。なんだぁ、クロ？</text:p>
      <text:p text:style-name="Preformatted_20_Text"><text:soft-page-break/>せっかく気持ちよく寝てたのに……むにゃ。</text:p>
      <text:p text:style-name="Preformatted_20_Text">Fluffy ah ....... What is it, Kuro?</text:p>
      <text:p text:style-name="Preformatted_20_Text">I was just sleeping comfortably. ...... mnya.</text:p>
      <text:p text:style-name="Preformatted_20_Text">#クロ</text:p>
      <text:p text:style-name="Preformatted_20_Text">たった今見張りから入った連絡です。</text:p>
      <text:p text:style-name="Preformatted_20_Text">沼の方から大きな煙が立ち上ったかと思うと、</text:p>
      <text:p text:style-name="Preformatted_20_Text">山のように大きなゾンビが現れたとのこと。</text:p>
      <text:p text:style-name="Preformatted_20_Text">さらに、各地でゾンビが活性化をはじめ、</text:p>
      <text:p text:style-name="Preformatted_20_Text">常駐の軍を次々に襲っている模様。</text:p>
      <text:p text:style-name="Preformatted_20_Text">沼のほとんどの土地と連絡が取れなくなっております</text:p>
      <text:p text:style-name="Preformatted_20_Text">I just got a call from the lookout.</text:p>
      <text:p text:style-name="Preformatted_20_Text">A big plume of smoke just came out of the swamp.</text:p>
      <text:p text:style-name="Preformatted_20_Text">A large mountain of zombies have appeared.</text:p>
      <text:p text:style-name="Preformatted_20_Text">Zombies are starting to activate in various places.</text:p>
      <text:p text:style-name="Preformatted_20_Text">They are attacking the resident army one after another.</text:p>
      <text:p text:style-name="Preformatted_20_Text">We have lost contact with most of the land in the swamp.</text:p>
      <text:p text:style-name="Preformatted_20_Text">#アリス</text:p>
      <text:p text:style-name="Preformatted_20_Text">なに……？</text:p>
      <text:p text:style-name="Preformatted_20_Text">あのおいぼれババァは死んだんだぞ？</text:p>
      <text:p text:style-name="Preformatted_20_Text">なんでいまさら……。</text:p>
      <text:p text:style-name="Preformatted_20_Text">What ......?</text:p>
      <text:p text:style-name="Preformatted_20_Text">That old hag is dead.</text:p>
      <text:p text:style-name="Preformatted_20_Text">Why now .......</text:p>
      <text:p text:style-name="Preformatted_20_Text">#クロ</text:p>
      <text:p text:style-name="Preformatted_20_Text">ともかく、早急に迎え撃たないと</text:p>
      <text:p text:style-name="Preformatted_20_Text">大変なことになりまするぞ……。</text:p>
      <text:p text:style-name="Preformatted_20_Text">Anyway, if we don't intercept her soon.</text:p>
      <text:p text:style-name="Preformatted_20_Text">You'll be in big trouble. ......</text:p>
      <text:p text:style-name="Preformatted_20_Text">#アリス</text:p>
      <text:p text:style-name="Preformatted_20_Text">ちっ！　急いで兵を向かわせる。</text:p>
      <text:p text:style-name="Preformatted_20_Text">支度をしろ！</text:p>
      <text:p text:style-name="Preformatted_20_Text">Damn it!　I'll send the soldiers quickly.</text:p>
      <text:p text:style-name="Preformatted_20_Text">Get ready!</text:p>
      <text:p text:style-name="Preformatted_20_Text">#クロ</text:p>
      <text:p text:style-name="Preformatted_20_Text">はっ！</text:p>
      <text:p text:style-name="Preformatted_20_Text">Ha!</text:p>
      <text:p text:style-name="Preformatted_20_Text">#アリス</text:p>
      <text:p text:style-name="Preformatted_20_Text">一体どうなってやがる……。</text:p>
      <text:p text:style-name="Preformatted_20_Text">What the hell is going on here? ......</text:p>
      <text:p text:style-name="Preformatted_20_Text">[cn]</text:p>
      <text:p text:style-name="Preformatted_20_Text">アリスは高台に上って、魔女の沼の方角を見ていた。</text:p>
      <text:p text:style-name="Preformatted_20_Text">巨大な影のようなものがうごめいている。</text:p>
      <text:p text:style-name="Preformatted_20_Text">あれがゾンビだというのはとても信じがたかった。</text:p>
      <text:p text:style-name="Preformatted_20_Text">Alice climbed up on the high ground and looked in the direction of the witch's swamp.</text:p>
      <text:p text:style-name="Preformatted_20_Text">There was a huge shadowy thing swarming about.</text:p>
      <text:p text:style-name="Preformatted_20_Text">It was very hard to believe that it was a zombie.</text:p>
      <text:p text:style-name="Preformatted_20_Text">#アリス</text:p>
      <text:p text:style-name="Preformatted_20_Text">ちっ、すこーし強くなったゾンビどもは</text:p>
      <text:p text:style-name="Preformatted_20_Text">蹴散らせばいいが、</text:p>
      <text:p text:style-name="Preformatted_20_Text">あれをどうやって攻略したもんか……。</text:p>
      <text:p text:style-name="Preformatted_20_Text">Damn, those zombies are getting a little stronger.</text:p>
      <text:p text:style-name="Preformatted_20_Text">Kick 'em to the curb.</text:p>
      <text:p text:style-name="Preformatted_20_Text">I don't know how I could have attacked that one. ......</text:p>
      <text:p text:style-name="Preformatted_20_Text">#クロ</text:p>
      <text:p text:style-name="Preformatted_20_Text">アリス様。ゾンビたちが現れました。</text:p>
      <text:p text:style-name="Preformatted_20_Text">Queen Alice. The zombies have appeared.</text:p>
      <text:p text:style-name="Preformatted_20_Text">#アリス</text:p>
      <text:p text:style-name="Preformatted_20_Text">わかった。</text:p>
      <text:p text:style-name="Preformatted_20_Text">考えてても仕方ない。</text:p>
      <text:p text:style-name="Preformatted_20_Text">今はとりあえず、あそこまでいくことが先決だな。</text:p>
      <text:p text:style-name="Preformatted_20_Text">Okay, I get it.</text:p>
      <text:p text:style-name="Preformatted_20_Text">There's no point in thinking about it.</text:p>
      <text:p text:style-name="Preformatted_20_Text">For now, we just have to get over there.</text:p>
      <text:p text:style-name="Preformatted_20_Text"><text:soft-page-break/></text:p>
      <text:p text:style-name="Preformatted_20_Text">C:\Users\James Phillips\Desktop\Games\WargameAliceGit\MinimizedScenarios\min_s0706.txt</text:p>
      <text:p text:style-name="Preformatted_20_Text">[cn]</text:p>
      <text:p text:style-name="Preformatted_20_Text">巨大な紫色の塊が、沼の上空を覆っていた。</text:p>
      <text:p text:style-name="Preformatted_20_Text">その塊は、時折ウオオンとうなり声をあげている。</text:p>
      <text:p text:style-name="Preformatted_20_Text">動く様子はない。</text:p>
      <text:p text:style-name="Preformatted_20_Text">しかし、時折ふらふらと現れるゾンビを見つけると、</text:p>
      <text:p text:style-name="Preformatted_20_Text">その巨体には似合わない速さでそのゾンビを捕食する</text:p>
      <text:p text:style-name="Preformatted_20_Text">そのたびに、その塊は大きくなっているようだった。</text:p>
      <text:p text:style-name="Preformatted_20_Text">A huge purple mass covered the sky above the swamp.</text:p>
      <text:p text:style-name="Preformatted_20_Text">The mass occasionally oohs and aahs.</text:p>
      <text:p text:style-name="Preformatted_20_Text">It does not appear to be moving.</text:p>
      <text:p text:style-name="Preformatted_20_Text">But it would occasionally wobble around to find a zombie.</text:p>
      <text:p text:style-name="Preformatted_20_Text">It preys on the zombies with a speed that doesn't match its huge body.</text:p>
      <text:p text:style-name="Preformatted_20_Text">Each time it did, the mass seemed to grow larger.</text:p>
      <text:p text:style-name="Preformatted_20_Text">#ゾンビリリィ</text:p>
      <text:p text:style-name="Preformatted_20_Text">ウオオオォォォン……！！！</text:p>
      <text:p text:style-name="Preformatted_20_Text">Wooooooooooooo ......!!!</text:p>
      <text:p text:style-name="Preformatted_20_Text">[cn]</text:p>
      <text:p text:style-name="Preformatted_20_Text">とてもゾンビとは思えぬ、獣のような鳴き声が、あたりの大地を震わせた。</text:p>
      <text:p text:style-name="Preformatted_20_Text">鳴き声とともにまき散らした瘴気が、一帯の生物を一瞬で屍へと変えてしまう。</text:p>
      <text:p text:style-name="Preformatted_20_Text">魔女の沼一帯は、まさに地獄の様相だった。</text:p>
      <text:p text:style-name="Preformatted_20_Text">A beastly cry, not very zombie-like, shook the earth around it.</text:p>
      <text:p text:style-name="Preformatted_20_Text">The miasma that was spread along with the cry instantly transformed all the living creatures in the area into corpses.</text:p>
      <text:p text:style-name="Preformatted_20_Text">The area around the witch's swamp was a veritable inferno.</text:p>
      <text:p text:style-name="Preformatted_20_Text"/>
      <text:p text:style-name="Preformatted_20_Text">C:\Users\James Phillips\Desktop\Games\WargameAliceGit\MinimizedScenarios\min_s0707.txt</text:p>
      <text:p text:style-name="Preformatted_20_Text">#アリス</text:p>
      <text:p text:style-name="Preformatted_20_Text">くそ……近くで見るとさらに馬鹿でけえな。</text:p>
      <text:p text:style-name="Preformatted_20_Text">Damn ...... it looks even dumber up close.</text:p>
      <text:p text:style-name="Preformatted_20_Text">#クロ</text:p>
      <text:p text:style-name="Preformatted_20_Text">アリス様、現在弓矢と遠距離魔法でけん制しておりますが。</text:p>
      <text:p text:style-name="Preformatted_20_Text">たいした効果はない模様。</text:p>
      <text:p text:style-name="Preformatted_20_Text">やはり、直接近距離でたたくほか方法はないかと……</text:p>
      <text:p text:style-name="Preformatted_20_Text">Alice, we are currently using bows and arrows and long-range magic to deter them.</text:p>
      <text:p text:style-name="Preformatted_20_Text">It seems to have no significant effect.</text:p>
      <text:p text:style-name="Preformatted_20_Text">I guess the only way is to hit it directly at close range. ......</text:p>
      <text:p text:style-name="Preformatted_20_Text">#アリス</text:p>
      <text:p text:style-name="Preformatted_20_Text">そうか……わかった。</text:p>
      <text:p text:style-name="Preformatted_20_Text">今回ばかりは力押しで行くぞ。</text:p>
      <text:p text:style-name="Preformatted_20_Text">その方が手っ取り早い。</text:p>
      <text:p text:style-name="Preformatted_20_Text">I see. ......</text:p>
      <text:p text:style-name="Preformatted_20_Text">I'll go with force this time.</text:p>
      <text:p text:style-name="Preformatted_20_Text">It's quicker that way.</text:p>
      <text:p text:style-name="Preformatted_20_Text">#クロ</text:p>
      <text:p text:style-name="Preformatted_20_Text">はっ。</text:p>
      <text:p text:style-name="Preformatted_20_Text">Ha.</text:p>
      <text:p text:style-name="Preformatted_20_Text">#アリス</text:p>
      <text:p text:style-name="Preformatted_20_Text">まず左腕、それから右腕を攻撃する。</text:p>
      <text:p text:style-name="Preformatted_20_Text">相手が崩れたところで頭をたたきつぶす。</text:p>
      <text:p text:style-name="Preformatted_20_Text">ゾンビは頭をつぶされたら</text:p>
      <text:p text:style-name="Preformatted_20_Text">生きていられないらしいからな。</text:p>
      <text:p text:style-name="Preformatted_20_Text">ともかくこの作戦で行く。</text:p>
      <text:p text:style-name="Preformatted_20_Text">多少長期戦になるが、覚悟しろよ！</text:p>
      <text:p text:style-name="Preformatted_20_Text">First attack the left arm, then the right arm.</text:p>
      <text:p text:style-name="Preformatted_20_Text">When they collapse, smash their head.</text:p>
      <text:p text:style-name="Preformatted_20_Text">Zombies can't survive if their heads are crushed.</text:p>
      <text:p text:style-name="Preformatted_20_Text">If the head is crushed, they will not survive.</text:p>
      <text:p text:style-name="Preformatted_20_Text">Anyway, I'm going with this strategy.</text:p>
      <text:p text:style-name="Preformatted_20_Text">It's going to be a bit of a long battle, but be prepared!</text:p>
      <text:p text:style-name="Preformatted_20_Text">[cn]</text:p>
      <text:p text:style-name="Preformatted_20_Text">アリス軍はまずゾンビリリィの左腕の前に布陣した。</text:p>
      <text:p text:style-name="Preformatted_20_Text">近くまで来ると、すさまじい瘴気が兵士たちを襲った</text:p>
      <text:p text:style-name="Preformatted_20_Text"><text:soft-page-break/>マスクをしていないものは、なすすべもなく体を侵食され、骨だけの姿となった。</text:p>
      <text:p text:style-name="Preformatted_20_Text">しかし、そんなことに構っていることはできず、</text:p>
      <text:p text:style-name="Preformatted_20_Text">開戦の火ぶたは、まもなく切って落とされた。</text:p>
      <text:p text:style-name="Preformatted_20_Text">Alice's army first formed up in front of Zombie Lily's left arm.</text:p>
      <text:p text:style-name="Preformatted_20_Text">When they got close, a tremendous miasma attacked the soldiers.</text:p>
      <text:p text:style-name="Preformatted_20_Text">Those without masks were helplessly eroded and reduced to nothing but bones.</text:p>
      <text:p text:style-name="Preformatted_20_Text">But they could not care less.</text:p>
      <text:p text:style-name="Preformatted_20_Text">The war was soon to begin.</text:p>
      <text:p text:style-name="Preformatted_20_Text"/>
      <text:p text:style-name="Preformatted_20_Text">C:\Users\James Phillips\Desktop\Games\WargameAliceGit\MinimizedScenarios\min_s0708.txt</text:p>
      <text:p text:style-name="Preformatted_20_Text">#アリス</text:p>
      <text:p text:style-name="Preformatted_20_Text">よし、左腕を切ったな！</text:p>
      <text:p text:style-name="Preformatted_20_Text">前軍撤退だ！！</text:p>
      <text:p text:style-name="Preformatted_20_Text">Okay, you cut off my left arm!</text:p>
      <text:p text:style-name="Preformatted_20_Text">Forward retreat!</text:p>
      <text:p text:style-name="Preformatted_20_Text">[cn]</text:p>
      <text:p text:style-name="Preformatted_20_Text">アリスの指示で、一斉に兵が退散した。</text:p>
      <text:p text:style-name="Preformatted_20_Text">左手をもがれたゾンビリリィは、</text:p>
      <text:p text:style-name="Preformatted_20_Text">苦し紛れに頭をふるった。</text:p>
      <text:p text:style-name="Preformatted_20_Text">頭から落とされた肉片が、アリス軍の兵士に襲い掛かり、多少の被害が出たものの、</text:p>
      <text:p text:style-name="Preformatted_20_Text">アリス軍はその高い機動力で何とか戦場を脱出した。</text:p>
      <text:p text:style-name="Preformatted_20_Text">At Alice's command, the soldiers dispersed at once.</text:p>
      <text:p text:style-name="Preformatted_20_Text">Zombie Lily, whose left hand had been cut off, shook her head in agony.</text:p>
      <text:p text:style-name="Preformatted_20_Text">He shook his head in agony.</text:p>
      <text:p text:style-name="Preformatted_20_Text">The pieces of flesh that fell from his head struck the soldiers of Alice's army, and although they suffered some damage, the zombies were able to escape the battlefield.</text:p>
      <text:p text:style-name="Preformatted_20_Text">Alice's army managed to escape the battlefield with its high mobility.</text:p>
      <text:p text:style-name="Preformatted_20_Text"/>
      <text:p text:style-name="Preformatted_20_Text">C:\Users\James Phillips\Desktop\Games\WargameAliceGit\MinimizedScenarios\min_s0709.txt</text:p>
      <text:p text:style-name="Preformatted_20_Text">#アリス</text:p>
      <text:p text:style-name="Preformatted_20_Text">よし、次は右腕だな。</text:p>
      <text:p text:style-name="Preformatted_20_Text">お前ら！　気合い入れて行けよーー！！！</text:p>
      <text:p text:style-name="Preformatted_20_Text">Okay, now the right arm.</text:p>
      <text:p text:style-name="Preformatted_20_Text">You guys!　Get fired up and go!!!!!!!!!!!!!!!!!!!!!!!!!!!!!!!</text:p>
      <text:p text:style-name="Preformatted_20_Text"/>
      <text:p text:style-name="Preformatted_20_Text">C:\Users\James Phillips\Desktop\Games\WargameAliceGit\MinimizedScenarios\min_s0710.txt</text:p>
      <text:p text:style-name="Preformatted_20_Text">[cn]</text:p>
      <text:p text:style-name="Preformatted_20_Text">両腕を失ったゾンビリリィが地面に突っ伏す。</text:p>
      <text:p text:style-name="Preformatted_20_Text">Zombie Lily, who has lost both arms, lies prone on the ground.</text:p>
      <text:p text:style-name="Preformatted_20_Text">#アリス</text:p>
      <text:p text:style-name="Preformatted_20_Text">よし！　今回はこれで十分だ！！</text:p>
      <text:p text:style-name="Preformatted_20_Text">撤退して回復するぞ！！</text:p>
      <text:p text:style-name="Preformatted_20_Text">Alright!!!　That's enough for this time!</text:p>
      <text:p text:style-name="Preformatted_20_Text">We'll retreat and recover!</text:p>
      <text:p text:style-name="Preformatted_20_Text"/>
      <text:p text:style-name="Preformatted_20_Text">C:\Users\James Phillips\Desktop\Games\WargameAliceGit\MinimizedScenarios\min_s0711.txt</text:p>
      <text:p text:style-name="Preformatted_20_Text">#アリス</text:p>
      <text:p text:style-name="Preformatted_20_Text">ついに最後だな……。</text:p>
      <text:p text:style-name="Preformatted_20_Text">覚悟しろよ化け物！！</text:p>
      <text:p text:style-name="Preformatted_20_Text">この世界は私が残らずいただくのだ。</text:p>
      <text:p text:style-name="Preformatted_20_Text">おとなしく土地を明け渡してもらうぜ！！！！</text:p>
      <text:p text:style-name="Preformatted_20_Text">It's finally the last time. ......</text:p>
      <text:p text:style-name="Preformatted_20_Text">Prepare yourself, monster!</text:p>
      <text:p text:style-name="Preformatted_20_Text">I will take every last bit of this world.</text:p>
      <text:p text:style-name="Preformatted_20_Text">I'll have you vacate the land meekly. ！！！！</text:p>
      <text:p text:style-name="Preformatted_20_Text"/>
      <text:p text:style-name="Preformatted_20_Text">C:\Users\James Phillips\Desktop\Games\WargameAliceGit\MinimizedScenarios\min_s0712.txt</text:p>
      <text:p text:style-name="Preformatted_20_Text">#アリス</text:p>
      <text:p text:style-name="Preformatted_20_Text">クフフフッ！</text:p>
      <text:p text:style-name="Preformatted_20_Text">アッハッハッハッハ！！！</text:p>
      <text:p text:style-name="Preformatted_20_Text">はあっ！</text:p>
      <text:p text:style-name="Preformatted_20_Text">手間取らせやがって……。</text:p>
      <text:p text:style-name="Preformatted_20_Text">おいクロ……、今回のはさすがにしんどかったな。</text:p>
      <text:p text:style-name="Preformatted_20_Text"><text:soft-page-break/>ちょっと疲れた……、眠るわ……、</text:p>
      <text:p text:style-name="Preformatted_20_Text">後は、任せた……。</text:p>
      <text:p text:style-name="Preformatted_20_Text">Kuhuhuhuhu!</text:p>
      <text:p text:style-name="Preformatted_20_Text">AHHHHHHH!!!!</text:p>
      <text:p text:style-name="Preformatted_20_Text">Haaah!</text:p>
      <text:p text:style-name="Preformatted_20_Text">You made me take so much time .......</text:p>
      <text:p text:style-name="Preformatted_20_Text">Hey Kuro......, this one was tough indeed.</text:p>
      <text:p text:style-name="Preformatted_20_Text">I'm a little tired ......, I'm going to sleep .......</text:p>
      <text:p text:style-name="Preformatted_20_Text">I'll leave the rest to you. ......</text:p>
      <text:p text:style-name="Preformatted_20_Text">#クロ</text:p>
      <text:p text:style-name="Preformatted_20_Text">アリス様。</text:p>
      <text:p text:style-name="Preformatted_20_Text">Queen Alice.</text:p>
      <text:p text:style-name="Preformatted_20_Text">[cn]</text:p>
      <text:p text:style-name="Preformatted_20_Text">膝から崩れ落ちたアリスを、クロは受け止めた。</text:p>
      <text:p text:style-name="Preformatted_20_Text">Kuro catches Alice as she collapses to her knees.</text:p>
      <text:p text:style-name="Preformatted_20_Text">#クロ</text:p>
      <text:p text:style-name="Preformatted_20_Text">……お疲れ様でございました。</text:p>
      <text:p text:style-name="Preformatted_20_Text">Thank you for your hard work .......</text:p>
      <text:p text:style-name="Preformatted_20_Text">[cn]</text:p>
      <text:p text:style-name="Preformatted_20_Text">アリスは安らかな寝息を立てていた。</text:p>
      <text:p text:style-name="Preformatted_20_Text">その満足そうな表情に、</text:p>
      <text:p text:style-name="Preformatted_20_Text">クロのほほも珍しく緩むのだった。</text:p>
      <text:p text:style-name="Preformatted_20_Text">翌朝。</text:p>
      <text:p text:style-name="Preformatted_20_Text">戦後処理の終わった沼にホツンとたたずむ館。</text:p>
      <text:p text:style-name="Preformatted_20_Text">その地下室にアリスは訪れていた。</text:p>
      <text:p text:style-name="Preformatted_20_Text">Alice was sleeping peacefully.</text:p>
      <text:p text:style-name="Preformatted_20_Text">The look of contentment on her face.</text:p>
      <text:p text:style-name="Preformatted_20_Text">Kuro's cheeks relaxed unusually.</text:p>
      <text:p text:style-name="Preformatted_20_Text">The next morning.</text:p>
      <text:p text:style-name="Preformatted_20_Text">The next morning, the mansion stood still in the swamp where the postwar cleanup had been completed.</text:p>
      <text:p text:style-name="Preformatted_20_Text">Alice had visited the basement of the mansion.</text:p>
      <text:p text:style-name="Preformatted_20_Text">#アリス</text:p>
      <text:p text:style-name="Preformatted_20_Text">さてと…………。</text:p>
      <text:p text:style-name="Preformatted_20_Text">あのバケモンを作ったのは、まさかとは思っていたが</text:p>
      <text:p text:style-name="Preformatted_20_Text">お前か……ガキ。</text:p>
      <text:p text:style-name="Preformatted_20_Text">Let's see, .............</text:p>
      <text:p text:style-name="Preformatted_20_Text">I didn't think you were the one who made that monster, but...</text:p>
      <text:p text:style-name="Preformatted_20_Text">It's you, ...... kid.</text:p>
      <text:p text:style-name="Preformatted_20_Text">[cn]</text:p>
      <text:p text:style-name="Preformatted_20_Text">部屋の隅で、ミグが小さくなっていた。</text:p>
      <text:p text:style-name="Preformatted_20_Text">In the corner of the room, Mig was small.</text:p>
      <text:p text:style-name="Preformatted_20_Text">#アリス</text:p>
      <text:p text:style-name="Preformatted_20_Text">……たいそうな魔法陣だ。</text:p>
      <text:p text:style-name="Preformatted_20_Text">このガキが……まさかあんな化け物を召喚できるとは</text:p>
      <text:p text:style-name="Preformatted_20_Text">信じられんな。</text:p>
      <text:p text:style-name="Preformatted_20_Text">おい、ガキ！！</text:p>
      <text:p text:style-name="Preformatted_20_Text">...... That's quite a magic circle.</text:p>
      <text:p text:style-name="Preformatted_20_Text">I didn't think this kid ...... could summon such a monster.</text:p>
      <text:p text:style-name="Preformatted_20_Text">I can't believe it.</text:p>
      <text:p text:style-name="Preformatted_20_Text">Hey, kid!</text:p>
      <text:p text:style-name="Preformatted_20_Text">#ミグ</text:p>
      <text:p text:style-name="Preformatted_20_Text">ヒッ！</text:p>
      <text:p text:style-name="Preformatted_20_Text">Hiccup!</text:p>
      <text:p text:style-name="Preformatted_20_Text">#アリス</text:p>
      <text:p text:style-name="Preformatted_20_Text">おまえ……ここで何をした。</text:p>
      <text:p text:style-name="Preformatted_20_Text">一体何を生み出そうとしたんだ……？</text:p>
      <text:p text:style-name="Preformatted_20_Text">What did you ...... do here?</text:p>
      <text:p text:style-name="Preformatted_20_Text">What the hell were you trying to create ......?</text:p>
      <text:p text:style-name="Preformatted_20_Text">#ミグ</text:p>
      <text:p text:style-name="Preformatted_20_Text">ミグ……なんにもしてない。</text:p>
      <text:p text:style-name="Preformatted_20_Text">ごめんなさい……私、おばあちゃん……。</text:p>
      <text:p text:style-name="Preformatted_20_Text">うっ……うええぇ。</text:p>
      <text:p text:style-name="Preformatted_20_Text">Mig...... didn't do anything.</text:p>
      <text:p text:style-name="Preformatted_20_Text"><text:soft-page-break/>I'm sorry...... I'm a grandma.......</text:p>
      <text:p text:style-name="Preformatted_20_Text">Ugh......ueh.</text:p>
      <text:p text:style-name="Preformatted_20_Text">#アリス</text:p>
      <text:p text:style-name="Preformatted_20_Text">泣くなっ！！</text:p>
      <text:p text:style-name="Preformatted_20_Text">立て、これを見ろ！！</text:p>
      <text:p text:style-name="Preformatted_20_Text">一体お前は、この魔法陣で何を生み出そうとしたんだ！</text:p>
      <text:p text:style-name="Preformatted_20_Text">言えッ！！！！</text:p>
      <text:p text:style-name="Preformatted_20_Text">Stop crying!</text:p>
      <text:p text:style-name="Preformatted_20_Text">Get up, look at this!</text:p>
      <text:p text:style-name="Preformatted_20_Text">What in the world were you trying to create with this magic circle?</text:p>
      <text:p text:style-name="Preformatted_20_Text">Tell me！！！！</text:p>
      <text:p text:style-name="Preformatted_20_Text">#クロ</text:p>
      <text:p text:style-name="Preformatted_20_Text">アリス様……相手は子供なのですから……。</text:p>
      <text:p text:style-name="Preformatted_20_Text">Queen Alice,...... they are children. ......</text:p>
      <text:p text:style-name="Preformatted_20_Text">#アリス</text:p>
      <text:p text:style-name="Preformatted_20_Text">うるさいっ！！！！</text:p>
      <text:p text:style-name="Preformatted_20_Text">……こんなガキが、</text:p>
      <text:p text:style-name="Preformatted_20_Text">あの質量のものを生み出せるはずがないんだ。</text:p>
      <text:p text:style-name="Preformatted_20_Text">どう考えても異常なんだよ……こんなのは。</text:p>
      <text:p text:style-name="Preformatted_20_Text">ガキ……お前が手に持ってる本、</text:p>
      <text:p text:style-name="Preformatted_20_Text">もしかして。</text:p>
      <text:p text:style-name="Preformatted_20_Text">Shut up！！！！</text:p>
      <text:p text:style-name="Preformatted_20_Text">......There's no way a kid like this</text:p>
      <text:p text:style-name="Preformatted_20_Text">There's no way they could produce something of that mass.</text:p>
      <text:p text:style-name="Preformatted_20_Text">It's crazy no matter how you look at it,...... this kind of thing.</text:p>
      <text:p text:style-name="Preformatted_20_Text">The book you're holding in your hand, kid.........</text:p>
      <text:p text:style-name="Preformatted_20_Text">Maybe.</text:p>
      <text:p text:style-name="Preformatted_20_Text">[cn]</text:p>
      <text:p text:style-name="Preformatted_20_Text">アリスは泣きじゃくるミグから無理やり本を引っぺがし、中身を恐ろしい速さでめくっていった。</text:p>
      <text:p text:style-name="Preformatted_20_Text">Alice forcibly pulled the book away from the sobbing Mig and flipped through its contents with frightening speed.</text:p>
      <text:p text:style-name="Preformatted_20_Text">#アリス</text:p>
      <text:p text:style-name="Preformatted_20_Text">これだ……。</text:p>
      <text:p text:style-name="Preformatted_20_Text">なにが「人を生き返らせる魔法」だよ。</text:p>
      <text:p text:style-name="Preformatted_20_Text">インチキなタイトルつけやがって……。</text:p>
      <text:p text:style-name="Preformatted_20_Text">これは「死体から兵器を作る魔法」だ。</text:p>
      <text:p text:style-name="Preformatted_20_Text">Here it is: .......</text:p>
      <text:p text:style-name="Preformatted_20_Text">What's with the "magic to bring people back to life"?</text:p>
      <text:p text:style-name="Preformatted_20_Text">You gave it a bogus title. ......</text:p>
      <text:p text:style-name="Preformatted_20_Text">It's "magic to make weapons out of corpses."</text:p>
      <text:p text:style-name="Preformatted_20_Text">#ミグ</text:p>
      <text:p text:style-name="Preformatted_20_Text">えっ……？</text:p>
      <text:p text:style-name="Preformatted_20_Text">What ......?</text:p>
      <text:p text:style-name="Preformatted_20_Text">#アリス</text:p>
      <text:p text:style-name="Preformatted_20_Text">「死んだ人間を生き返らせる」</text:p>
      <text:p text:style-name="Preformatted_20_Text">なんてのは、こういう程度の低い魔法書の常套句なんだよ。</text:p>
      <text:p text:style-name="Preformatted_20_Text">大抵中身はインチキ臭い代物だ。</text:p>
      <text:p text:style-name="Preformatted_20_Text">ふん、ミミズ、ゴーレム、ポンプ草、骨、賢者の石に、石板……。</text:p>
      <text:p text:style-name="Preformatted_20_Text">こんなもので生き返るわけが……。</text:p>
      <text:p text:style-name="Preformatted_20_Text">"Bringing dead people back to life."</text:p>
      <text:p text:style-name="Preformatted_20_Text">This is a common phrase in low-level magic books like this.</text:p>
      <text:p text:style-name="Preformatted_20_Text">Most of them are bogus.</text:p>
      <text:p text:style-name="Preformatted_20_Text">Worms, golems, pump grass, bones, philosopher's stones, and tablets .......</text:p>
      <text:p text:style-name="Preformatted_20_Text">How can these things bring you back to life? ......</text:p>
      <text:p text:style-name="Preformatted_20_Text">[cn]</text:p>
      <text:p text:style-name="Preformatted_20_Text">そこでアリスは言葉を切った。</text:p>
      <text:p text:style-name="Preformatted_20_Text">アリスの顔から表情が消えた。</text:p>
      <text:p text:style-name="Preformatted_20_Text">Then Alice cut off her words.</text:p>
      <text:p text:style-name="Preformatted_20_Text">The expression disappeared from Alice's face.</text:p>
      <text:p text:style-name="Preformatted_20_Text">#アリス</text:p>
      <text:p text:style-name="Preformatted_20_Text">賢者の石だって……？</text:p>
      <text:p text:style-name="Preformatted_20_Text">Even the Philosopher's Stone ......?</text:p>
      <text:p text:style-name="Preformatted_20_Text">[cn]</text:p>
      <text:p text:style-name="Preformatted_20_Text">それはヴェロニカの城で目にした不思議な宝石だった</text:p>
      <text:p text:style-name="Preformatted_20_Text"><text:soft-page-break/>It was the wondrous gem I saw in Veronica's castle.</text:p>
      <text:p text:style-name="Preformatted_20_Text">#アリス</text:p>
      <text:p text:style-name="Preformatted_20_Text">ヴェロニカのやつ、魔力増幅器とか言っていたな……</text:p>
      <text:p text:style-name="Preformatted_20_Text">なるほど、それでこのガキでもあんなことが……。</text:p>
      <text:p text:style-name="Preformatted_20_Text">おい、クロ。</text:p>
      <text:p text:style-name="Preformatted_20_Text">Veronica's guy said it was a magic amplifier or something like that ......</text:p>
      <text:p text:style-name="Preformatted_20_Text">I see, so even this kid could do something like that .......</text:p>
      <text:p text:style-name="Preformatted_20_Text">Hey, Kuro.</text:p>
      <text:p text:style-name="Preformatted_20_Text">#クロ</text:p>
      <text:p text:style-name="Preformatted_20_Text">はっ。</text:p>
      <text:p text:style-name="Preformatted_20_Text">Ha.</text:p>
      <text:p text:style-name="Preformatted_20_Text">#アリス</text:p>
      <text:p text:style-name="Preformatted_20_Text">この部屋にある赤色の宝石を全部持ち帰るぞ。</text:p>
      <text:p text:style-name="Preformatted_20_Text">少し気になることがある。</text:p>
      <text:p text:style-name="Preformatted_20_Text">I'm going to take all the red jewels in this room.</text:p>
      <text:p text:style-name="Preformatted_20_Text">I've got a few things on my mind.</text:p>
      <text:p text:style-name="Preformatted_20_Text">#クロ</text:p>
      <text:p text:style-name="Preformatted_20_Text">承知しました。</text:p>
      <text:p text:style-name="Preformatted_20_Text">Yes, sir.</text:p>
      <text:p text:style-name="Preformatted_20_Text">#アリス</text:p>
      <text:p text:style-name="Preformatted_20_Text">おいガキ。</text:p>
      <text:p text:style-name="Preformatted_20_Text">いつまでそこでめそめそしているつもりだ。</text:p>
      <text:p text:style-name="Preformatted_20_Text">てめえの師匠はもう死んだんだぞ。</text:p>
      <text:p text:style-name="Preformatted_20_Text">Hey kid.</text:p>
      <text:p text:style-name="Preformatted_20_Text">How long are you going to sit there fretting?</text:p>
      <text:p text:style-name="Preformatted_20_Text">Your master is dead.</text:p>
      <text:p text:style-name="Preformatted_20_Text">#ミグ</text:p>
      <text:p text:style-name="Preformatted_20_Text">……しんで、ないもん。</text:p>
      <text:p text:style-name="Preformatted_20_Text">...... is not dead.</text:p>
      <text:p text:style-name="Preformatted_20_Text">#アリス</text:p>
      <text:p text:style-name="Preformatted_20_Text">まだいうか。</text:p>
      <text:p text:style-name="Preformatted_20_Text">ちっ……ほら、たてよ。</text:p>
      <text:p text:style-name="Preformatted_20_Text">お前、とりあえずうちの屋敷に来い。</text:p>
      <text:p text:style-name="Preformatted_20_Text">Still saying that?</text:p>
      <text:p text:style-name="Preformatted_20_Text">Damn it! ...... Come on, stand up.</text:p>
      <text:p text:style-name="Preformatted_20_Text">You, come to my house for now.</text:p>
      <text:p text:style-name="Preformatted_20_Text">#ミグ</text:p>
      <text:p text:style-name="Preformatted_20_Text">いや！！</text:p>
      <text:p text:style-name="Preformatted_20_Text">No!</text:p>
      <text:p text:style-name="Preformatted_20_Text">[cn]</text:p>
      <text:p text:style-name="Preformatted_20_Text">ミグはアリスの手を無理やり振り払った。</text:p>
      <text:p text:style-name="Preformatted_20_Text">Mig forcibly shakes off Alice's hand.</text:p>
      <text:p text:style-name="Preformatted_20_Text">#ミグ</text:p>
      <text:p text:style-name="Preformatted_20_Text">おまえおばあちゃん殺した！！</text:p>
      <text:p text:style-name="Preformatted_20_Text">ミグ、許さないもん！！</text:p>
      <text:p text:style-name="Preformatted_20_Text">You killed my grandma!</text:p>
      <text:p text:style-name="Preformatted_20_Text">Mig, I'll never forgive you!</text:p>
      <text:p text:style-name="Preformatted_20_Text">#アリス</text:p>
      <text:p text:style-name="Preformatted_20_Text">……じゃあ私を殺すか？</text:p>
      <text:p text:style-name="Preformatted_20_Text">クフフフッ！</text:p>
      <text:p text:style-name="Preformatted_20_Text">お前にやれるかな……。</text:p>
      <text:p text:style-name="Preformatted_20_Text">...... So you'll kill me then?</text:p>
      <text:p text:style-name="Preformatted_20_Text">Kuhuhuhuhu!</text:p>
      <text:p text:style-name="Preformatted_20_Text">I don't know if you can do it. ......</text:p>
      <text:p text:style-name="Preformatted_20_Text">#ミグ</text:p>
      <text:p text:style-name="Preformatted_20_Text">で、できるもん……！</text:p>
      <text:p text:style-name="Preformatted_20_Text">ファイヤーボール！！</text:p>
      <text:p text:style-name="Preformatted_20_Text">And you can do it......!</text:p>
      <text:p text:style-name="Preformatted_20_Text">Fireball!!!</text:p>
      <text:p text:style-name="Preformatted_20_Text">[cn]</text:p>
      <text:p text:style-name="Preformatted_20_Text">ミグ渾身のファイアーボールがアリスめがけて放たれた。</text:p>
      <text:p text:style-name="Preformatted_20_Text">しかし、それはアリスの手によって受け止められ、</text:p>
      <text:p text:style-name="Preformatted_20_Text">握りつぶされ、四散してしまった。</text:p>
      <text:p text:style-name="Preformatted_20_Text"><text:soft-page-break/>Mig's fireball with all his might was shot at Alice.</text:p>
      <text:p text:style-name="Preformatted_20_Text">However, it was caught by Alice's hand and</text:p>
      <text:p text:style-name="Preformatted_20_Text">It was caught by Alice's hand, crushed, and scattered.</text:p>
      <text:p text:style-name="Preformatted_20_Text">#ミグ</text:p>
      <text:p text:style-name="Preformatted_20_Text">そんな……。</text:p>
      <text:p text:style-name="Preformatted_20_Text">Oh no. .......</text:p>
      <text:p text:style-name="Preformatted_20_Text">#アリス</text:p>
      <text:p text:style-name="Preformatted_20_Text">だからいったろう。</text:p>
      <text:p text:style-name="Preformatted_20_Text">さっきも言ったが、私の屋敷に来い。</text:p>
      <text:p text:style-name="Preformatted_20_Text">来れば、魔法の修行に付き合ってやる。</text:p>
      <text:p text:style-name="Preformatted_20_Text">I told you.</text:p>
      <text:p text:style-name="Preformatted_20_Text">As I said before, come to my mansion.</text:p>
      <text:p text:style-name="Preformatted_20_Text">Come, and I'll help you practice your magic.</text:p>
      <text:p text:style-name="Preformatted_20_Text">#ミグ</text:p>
      <text:p text:style-name="Preformatted_20_Text">え……？</text:p>
      <text:p text:style-name="Preformatted_20_Text">でも……私、あなたを殺そうと……。</text:p>
      <text:p text:style-name="Preformatted_20_Text">What ......?</text:p>
      <text:p text:style-name="Preformatted_20_Text">But ...... I was going to kill you .......</text:p>
      <text:p text:style-name="Preformatted_20_Text">#アリス</text:p>
      <text:p text:style-name="Preformatted_20_Text">だから、強くなって殺しに来いって言ってるんだ。</text:p>
      <text:p text:style-name="Preformatted_20_Text">クフフフッ！</text:p>
      <text:p text:style-name="Preformatted_20_Text">まあ、どれだけ強くなったとしても、</text:p>
      <text:p text:style-name="Preformatted_20_Text">私以上になることは絶対にないけどな。</text:p>
      <text:p text:style-name="Preformatted_20_Text">That's why I'm telling you to get stronger and come kill me.</text:p>
      <text:p text:style-name="Preformatted_20_Text">Kuhuhuhuhu!</text:p>
      <text:p text:style-name="Preformatted_20_Text">Well, no matter how strong you get.</text:p>
      <text:p text:style-name="Preformatted_20_Text">You'll never be better than me, though.</text:p>
      <text:p text:style-name="Preformatted_20_Text">#ミグ</text:p>
      <text:p text:style-name="Preformatted_20_Text">…………。 うん。</text:p>
      <text:p text:style-name="Preformatted_20_Text">じゃあ……行く。 …………。</text:p>
      <text:p text:style-name="Preformatted_20_Text">私……強くなって、魔女様を倒す！</text:p>
      <text:p text:style-name="Preformatted_20_Text">それで、おばあちゃんも生き返らせる！</text:p>
      <text:p text:style-name="Preformatted_20_Text">............. Yup.</text:p>
      <text:p text:style-name="Preformatted_20_Text">Then go to ....... .............</text:p>
      <text:p text:style-name="Preformatted_20_Text">I'll ...... be strong and defeat the witch!</text:p>
      <text:p text:style-name="Preformatted_20_Text">And bring your grandma back to life!</text:p>
      <text:p text:style-name="Preformatted_20_Text">#アリス</text:p>
      <text:p text:style-name="Preformatted_20_Text">ふん！　よく言った。</text:p>
      <text:p text:style-name="Preformatted_20_Text">クフフフフッ！！</text:p>
      <text:p text:style-name="Preformatted_20_Text">さあいくぞ、明日から忙しくなると思え！</text:p>
      <text:p text:style-name="Preformatted_20_Text">Hmph!　Well said.</text:p>
      <text:p text:style-name="Preformatted_20_Text">Hmph!</text:p>
      <text:p text:style-name="Preformatted_20_Text">Let's go, think you'll be busy tomorrow!</text:p>
      <text:p text:style-name="Preformatted_20_Text">#ミグ</text:p>
      <text:p text:style-name="Preformatted_20_Text">うん！</text:p>
      <text:p text:style-name="Preformatted_20_Text">Yeah!</text:p>
      <text:p text:style-name="Preformatted_20_Text">[cn]</text:p>
      <text:p text:style-name="Preformatted_20_Text">地下室は閉ざされ、アリス軍は撤退を始めた。</text:p>
      <text:p text:style-name="Preformatted_20_Text">帰り道。ミグと並んで歩くアリスの表情は、</text:p>
      <text:p text:style-name="Preformatted_20_Text">何だか妙に楽しそうだった。</text:p>
      <text:p text:style-name="Preformatted_20_Text">The basement was closed and Alice's army began to retreat.</text:p>
      <text:p text:style-name="Preformatted_20_Text">The way back. Alice's expression as she walked alongside Mig.</text:p>
      <text:p text:style-name="Preformatted_20_Text">She looked strangely happy.</text:p>
      <text:p text:style-name="Preformatted_20_Text"/>
      <text:p text:style-name="Preformatted_20_Text">C:\Users\James Phillips\Desktop\Games\WargameAliceGit\MinimizedScenarios\min_s0713.txt</text:p>
      <text:p text:style-name="Preformatted_20_Text">#アリス</text:p>
      <text:p text:style-name="Preformatted_20_Text">クフフフッ！</text:p>
      <text:p text:style-name="Preformatted_20_Text">アッハッハッハッハ！！！</text:p>
      <text:p text:style-name="Preformatted_20_Text">はあっ！</text:p>
      <text:p text:style-name="Preformatted_20_Text">手間取らせやがって……。</text:p>
      <text:p text:style-name="Preformatted_20_Text">おいクロ……、今回のはさすがにしんどかったな。</text:p>
      <text:p text:style-name="Preformatted_20_Text">ちょっと疲れた……、眠るわ……、</text:p>
      <text:p text:style-name="Preformatted_20_Text">後は、任せた……。</text:p>
      <text:p text:style-name="Preformatted_20_Text"><text:soft-page-break/>Kuhuhuhuhu!</text:p>
      <text:p text:style-name="Preformatted_20_Text">AHHHHHHH!!!!</text:p>
      <text:p text:style-name="Preformatted_20_Text">Haaah!</text:p>
      <text:p text:style-name="Preformatted_20_Text">You made me take so much time .......</text:p>
      <text:p text:style-name="Preformatted_20_Text">Hey Kuro......, this one was tough indeed.</text:p>
      <text:p text:style-name="Preformatted_20_Text">I'm a little tired ......, I'm going to sleep .......</text:p>
      <text:p text:style-name="Preformatted_20_Text">I'll leave the rest to you. ......</text:p>
      <text:p text:style-name="Preformatted_20_Text">#クロ</text:p>
      <text:p text:style-name="Preformatted_20_Text">アリス様。</text:p>
      <text:p text:style-name="Preformatted_20_Text">Queen Alice.</text:p>
      <text:p text:style-name="Preformatted_20_Text">[cn]</text:p>
      <text:p text:style-name="Preformatted_20_Text">膝から崩れ落ちたアリスを、クロは受け止めた。</text:p>
      <text:p text:style-name="Preformatted_20_Text">Kuro catches Alice as she collapses to her knees.</text:p>
      <text:p text:style-name="Preformatted_20_Text">#クロ</text:p>
      <text:p text:style-name="Preformatted_20_Text">……お疲れ様でございました。</text:p>
      <text:p text:style-name="Preformatted_20_Text">Thank you for your hard work .......</text:p>
      <text:p text:style-name="Preformatted_20_Text">[cn]</text:p>
      <text:p text:style-name="Preformatted_20_Text">アリスは安らかな寝息を立てていた。</text:p>
      <text:p text:style-name="Preformatted_20_Text">その満足そうな表情に、</text:p>
      <text:p text:style-name="Preformatted_20_Text">クロのほほも珍しく緩むのだった。</text:p>
      <text:p text:style-name="Preformatted_20_Text">……………。</text:p>
      <text:p text:style-name="Preformatted_20_Text">戦後処理の終わった沼にホツンとたたずむ館。</text:p>
      <text:p text:style-name="Preformatted_20_Text">その地下室にアリスは訪れていた。</text:p>
      <text:p text:style-name="Preformatted_20_Text">Alice was sleeping peacefully.</text:p>
      <text:p text:style-name="Preformatted_20_Text">The look of contentment on her face.</text:p>
      <text:p text:style-name="Preformatted_20_Text">The smile on Kuro's cheeks also loosened unusually.</text:p>
      <text:p text:style-name="Preformatted_20_Text">................</text:p>
      <text:p text:style-name="Preformatted_20_Text">A mansion stands in a swamp after the war.</text:p>
      <text:p text:style-name="Preformatted_20_Text">Alice visited the basement of the mansion.</text:p>
      <text:p text:style-name="Preformatted_20_Text">#アリス</text:p>
      <text:p text:style-name="Preformatted_20_Text">さてと…………。</text:p>
      <text:p text:style-name="Preformatted_20_Text">あのバケモンを作ったのは、まさかとは思っていたが。</text:p>
      <text:p text:style-name="Preformatted_20_Text">お前か……ガキ。</text:p>
      <text:p text:style-name="Preformatted_20_Text">Let's see... .............</text:p>
      <text:p text:style-name="Preformatted_20_Text">I didn't think you were the one who made that monster.</text:p>
      <text:p text:style-name="Preformatted_20_Text">It's you, ...... kid.</text:p>
      <text:p text:style-name="Preformatted_20_Text">[cn]</text:p>
      <text:p text:style-name="Preformatted_20_Text">部屋の隅で、ミグが小さくなっていた。</text:p>
      <text:p text:style-name="Preformatted_20_Text">In the corner of the room, Mig was small.</text:p>
      <text:p text:style-name="Preformatted_20_Text">#アリス</text:p>
      <text:p text:style-name="Preformatted_20_Text">……たいそうな魔法陣だ。</text:p>
      <text:p text:style-name="Preformatted_20_Text">このガキが……まさかあんな化け物を召喚できるとは</text:p>
      <text:p text:style-name="Preformatted_20_Text">信じられんな。</text:p>
      <text:p text:style-name="Preformatted_20_Text">おい、ガキ！！</text:p>
      <text:p text:style-name="Preformatted_20_Text">...... That's quite a magic circle.</text:p>
      <text:p text:style-name="Preformatted_20_Text">I didn't think this kid ...... could summon such a monster.</text:p>
      <text:p text:style-name="Preformatted_20_Text">I can't believe it.</text:p>
      <text:p text:style-name="Preformatted_20_Text">Hey, kid!</text:p>
      <text:p text:style-name="Preformatted_20_Text">#ミグ</text:p>
      <text:p text:style-name="Preformatted_20_Text">ヒッ！</text:p>
      <text:p text:style-name="Preformatted_20_Text">Hiccup!</text:p>
      <text:p text:style-name="Preformatted_20_Text">#アリス</text:p>
      <text:p text:style-name="Preformatted_20_Text">おまえ……ここで何をした。</text:p>
      <text:p text:style-name="Preformatted_20_Text">一体何を生み出そうとしたんだ……？</text:p>
      <text:p text:style-name="Preformatted_20_Text">What did you ...... do here?</text:p>
      <text:p text:style-name="Preformatted_20_Text">What the hell were you trying to create ......?</text:p>
      <text:p text:style-name="Preformatted_20_Text">#ミグ</text:p>
      <text:p text:style-name="Preformatted_20_Text">ミグ……なんにもしてない。</text:p>
      <text:p text:style-name="Preformatted_20_Text">ごめんなさい……私、おばあちゃん……。</text:p>
      <text:p text:style-name="Preformatted_20_Text">うっ……うええぇ。</text:p>
      <text:p text:style-name="Preformatted_20_Text">Mig...... didn't do anything.</text:p>
      <text:p text:style-name="Preformatted_20_Text">I'm sorry...... I'm a grandma.......</text:p>
      <text:p text:style-name="Preformatted_20_Text">Ugh......ueh.</text:p>
      <text:p text:style-name="Preformatted_20_Text"><text:soft-page-break/>#アリス</text:p>
      <text:p text:style-name="Preformatted_20_Text">泣くなっ！！</text:p>
      <text:p text:style-name="Preformatted_20_Text">立て、これを見ろ！！</text:p>
      <text:p text:style-name="Preformatted_20_Text">一体お前は、</text:p>
      <text:p text:style-name="Preformatted_20_Text">この魔法陣で何を生み出そうとしたんだ！</text:p>
      <text:p text:style-name="Preformatted_20_Text">言えッ！！！！</text:p>
      <text:p text:style-name="Preformatted_20_Text">Stop crying!</text:p>
      <text:p text:style-name="Preformatted_20_Text">Get up, look at this!</text:p>
      <text:p text:style-name="Preformatted_20_Text">What in the world were you trying to create with</text:p>
      <text:p text:style-name="Preformatted_20_Text">What were you trying to create with this magic circle?</text:p>
      <text:p text:style-name="Preformatted_20_Text">Tell me: ！！！！</text:p>
      <text:p text:style-name="Preformatted_20_Text">#クロ</text:p>
      <text:p text:style-name="Preformatted_20_Text">アリス様……相手は子供なのですから……。</text:p>
      <text:p text:style-name="Preformatted_20_Text">Queen Alice,...... they are children. ......</text:p>
      <text:p text:style-name="Preformatted_20_Text">#アリス</text:p>
      <text:p text:style-name="Preformatted_20_Text">うるさいっ！！！！</text:p>
      <text:p text:style-name="Preformatted_20_Text">……こんなガキが、</text:p>
      <text:p text:style-name="Preformatted_20_Text">あの質量のものを生み出せるはずがないんだ。</text:p>
      <text:p text:style-name="Preformatted_20_Text">どう考えても異常なんだよ……こんなのは。</text:p>
      <text:p text:style-name="Preformatted_20_Text">ガキ……お前が手に持ってる本、</text:p>
      <text:p text:style-name="Preformatted_20_Text">もしかして。</text:p>
      <text:p text:style-name="Preformatted_20_Text">Shut up！！！！</text:p>
      <text:p text:style-name="Preformatted_20_Text">......There's no way a kid like this</text:p>
      <text:p text:style-name="Preformatted_20_Text">There's no way they could produce something of that mass.</text:p>
      <text:p text:style-name="Preformatted_20_Text">It's crazy no matter how you look at it,...... this kind of thing.</text:p>
      <text:p text:style-name="Preformatted_20_Text">The book you're holding in your hand, kid.........</text:p>
      <text:p text:style-name="Preformatted_20_Text">Maybe.</text:p>
      <text:p text:style-name="Preformatted_20_Text">[cn]</text:p>
      <text:p text:style-name="Preformatted_20_Text">アリスは泣きじゃくるミグから無理やり本を引っぺがし、中身を恐ろしい速さでめくっていった。</text:p>
      <text:p text:style-name="Preformatted_20_Text">Alice forcibly pulled the book away from the sobbing Mig and flipped through its contents with frightening speed.</text:p>
      <text:p text:style-name="Preformatted_20_Text">#アリス</text:p>
      <text:p text:style-name="Preformatted_20_Text">これだ……。</text:p>
      <text:p text:style-name="Preformatted_20_Text">なにが「人を生き返らせる魔法」だよ。</text:p>
      <text:p text:style-name="Preformatted_20_Text">インチキなタイトルつけやがって……。</text:p>
      <text:p text:style-name="Preformatted_20_Text">これは「死体から兵器を作る魔法」だ。</text:p>
      <text:p text:style-name="Preformatted_20_Text">Here it is: .......</text:p>
      <text:p text:style-name="Preformatted_20_Text">What's with the "magic to bring people back to life"?</text:p>
      <text:p text:style-name="Preformatted_20_Text">You gave it a bogus title. ......</text:p>
      <text:p text:style-name="Preformatted_20_Text">It's "magic to make weapons out of corpses."</text:p>
      <text:p text:style-name="Preformatted_20_Text">#ミグ</text:p>
      <text:p text:style-name="Preformatted_20_Text">えっ……？</text:p>
      <text:p text:style-name="Preformatted_20_Text">What ......?</text:p>
      <text:p text:style-name="Preformatted_20_Text">#アリス</text:p>
      <text:p text:style-name="Preformatted_20_Text">死んだ人間を生き返らせる、</text:p>
      <text:p text:style-name="Preformatted_20_Text">なんてのはこういう程度の低い魔法書の</text:p>
      <text:p text:style-name="Preformatted_20_Text">常套句なんだよ。</text:p>
      <text:p text:style-name="Preformatted_20_Text">大抵中身はインチキ臭い代物だ。</text:p>
      <text:p text:style-name="Preformatted_20_Text">ふん、ミミズ、ゴーレム、ポンプ草、骨、賢者の石に、石板……。</text:p>
      <text:p text:style-name="Preformatted_20_Text">こんなもので生き返るわけが……。</text:p>
      <text:p text:style-name="Preformatted_20_Text">Bringing a dead person back to life.</text:p>
      <text:p text:style-name="Preformatted_20_Text">It's a common phrase in low-level magic books like this.</text:p>
      <text:p text:style-name="Preformatted_20_Text">It's a common phrase in these low-level magic books.</text:p>
      <text:p text:style-name="Preformatted_20_Text">Most of them are bogus.</text:p>
      <text:p text:style-name="Preformatted_20_Text">Worms, golems, pump grass, bones, philosopher's stones, and tablets .......</text:p>
      <text:p text:style-name="Preformatted_20_Text">How can these things bring you back to life? ......</text:p>
      <text:p text:style-name="Preformatted_20_Text">[cn]</text:p>
      <text:p text:style-name="Preformatted_20_Text">そこでアリスは言葉を切った。</text:p>
      <text:p text:style-name="Preformatted_20_Text">アリスの顔から表情が消えた。</text:p>
      <text:p text:style-name="Preformatted_20_Text">Then Alice cut off her words.</text:p>
      <text:p text:style-name="Preformatted_20_Text">The expression disappeared from Alice's face.</text:p>
      <text:p text:style-name="Preformatted_20_Text">#アリス</text:p>
      <text:p text:style-name="Preformatted_20_Text">賢者の石だって……？</text:p>
      <text:p text:style-name="Preformatted_20_Text">Even the Philosopher's Stone ......?</text:p>
      <text:p text:style-name="Preformatted_20_Text"><text:soft-page-break/>[cn]</text:p>
      <text:p text:style-name="Preformatted_20_Text">それはヴェロニカの城で目にした不思議な宝石だった。</text:p>
      <text:p text:style-name="Preformatted_20_Text">It was a strange jewel she had seen in Veronica's castle.</text:p>
      <text:p text:style-name="Preformatted_20_Text">#アリス</text:p>
      <text:p text:style-name="Preformatted_20_Text">ヴェロニカのやつ、魔力増幅器とか言っていたな……。</text:p>
      <text:p text:style-name="Preformatted_20_Text">なるほど、それでこのガキでもあんなことが……。</text:p>
      <text:p text:style-name="Preformatted_20_Text">おい、クロ。</text:p>
      <text:p text:style-name="Preformatted_20_Text">Veronica's guy said it was a magic amplifier or something like that .......</text:p>
      <text:p text:style-name="Preformatted_20_Text">I see, so even this kid could do something like that .......</text:p>
      <text:p text:style-name="Preformatted_20_Text">Hey, Kuro.</text:p>
      <text:p text:style-name="Preformatted_20_Text">#クロ</text:p>
      <text:p text:style-name="Preformatted_20_Text">はっ。</text:p>
      <text:p text:style-name="Preformatted_20_Text">Ha.</text:p>
      <text:p text:style-name="Preformatted_20_Text">#アリス</text:p>
      <text:p text:style-name="Preformatted_20_Text">この部屋にある赤色の宝石を全部持ち帰るぞ。</text:p>
      <text:p text:style-name="Preformatted_20_Text">少し気になることがある。</text:p>
      <text:p text:style-name="Preformatted_20_Text">I'm going to take all the red jewels in this room.</text:p>
      <text:p text:style-name="Preformatted_20_Text">I've got a few things on my mind.</text:p>
      <text:p text:style-name="Preformatted_20_Text">#クロ</text:p>
      <text:p text:style-name="Preformatted_20_Text">承知しました。</text:p>
      <text:p text:style-name="Preformatted_20_Text">Yes, sir.</text:p>
      <text:p text:style-name="Preformatted_20_Text">#アリス</text:p>
      <text:p text:style-name="Preformatted_20_Text">おいガキ。</text:p>
      <text:p text:style-name="Preformatted_20_Text">いつまでそこでめそめそしているつもりだ。</text:p>
      <text:p text:style-name="Preformatted_20_Text">てめえの師匠はもう死んだんだぞ。</text:p>
      <text:p text:style-name="Preformatted_20_Text">Hey kid.</text:p>
      <text:p text:style-name="Preformatted_20_Text">How long are you going to sit there fretting?</text:p>
      <text:p text:style-name="Preformatted_20_Text">Your master is dead.</text:p>
      <text:p text:style-name="Preformatted_20_Text">#ミグ</text:p>
      <text:p text:style-name="Preformatted_20_Text">……しんで、ないもん。</text:p>
      <text:p text:style-name="Preformatted_20_Text">...... is not dead.</text:p>
      <text:p text:style-name="Preformatted_20_Text">#アリス</text:p>
      <text:p text:style-name="Preformatted_20_Text">まだいうか。</text:p>
      <text:p text:style-name="Preformatted_20_Text">ちっ……ほら、たてよ。</text:p>
      <text:p text:style-name="Preformatted_20_Text">お前、とりあえずうちの屋敷に来い。</text:p>
      <text:p text:style-name="Preformatted_20_Text">Still saying that?</text:p>
      <text:p text:style-name="Preformatted_20_Text">Damn it! ...... Come on, stand up.</text:p>
      <text:p text:style-name="Preformatted_20_Text">You, come to my house for now.</text:p>
      <text:p text:style-name="Preformatted_20_Text">#ミグ</text:p>
      <text:p text:style-name="Preformatted_20_Text">いや！！</text:p>
      <text:p text:style-name="Preformatted_20_Text">No!</text:p>
      <text:p text:style-name="Preformatted_20_Text">[cn]</text:p>
      <text:p text:style-name="Preformatted_20_Text">ミグはアリスの手を無理やり振り払った。</text:p>
      <text:p text:style-name="Preformatted_20_Text">Mig forcibly shakes off Alice's hand.</text:p>
      <text:p text:style-name="Preformatted_20_Text">#ミグ</text:p>
      <text:p text:style-name="Preformatted_20_Text">おまえおばあちゃん殺した！！</text:p>
      <text:p text:style-name="Preformatted_20_Text">ミグ、許さないもん！！</text:p>
      <text:p text:style-name="Preformatted_20_Text">You killed my grandma!</text:p>
      <text:p text:style-name="Preformatted_20_Text">Mig, I'll never forgive you!</text:p>
      <text:p text:style-name="Preformatted_20_Text">#アリス</text:p>
      <text:p text:style-name="Preformatted_20_Text">……じゃあ私を殺すか？</text:p>
      <text:p text:style-name="Preformatted_20_Text">クフフフッ！</text:p>
      <text:p text:style-name="Preformatted_20_Text">お前にやれるかな……。</text:p>
      <text:p text:style-name="Preformatted_20_Text">...... So you'll kill me then?</text:p>
      <text:p text:style-name="Preformatted_20_Text">Kuhuhuhuhu!</text:p>
      <text:p text:style-name="Preformatted_20_Text">I don't know if you can do it. ......</text:p>
      <text:p text:style-name="Preformatted_20_Text">#ミグ</text:p>
      <text:p text:style-name="Preformatted_20_Text">で、できるもん……！</text:p>
      <text:p text:style-name="Preformatted_20_Text">ファイヤーボール！！</text:p>
      <text:p text:style-name="Preformatted_20_Text">And you can do it......!</text:p>
      <text:p text:style-name="Preformatted_20_Text">Fireball!!!</text:p>
      <text:p text:style-name="Preformatted_20_Text">[cn]</text:p>
      <text:p text:style-name="Preformatted_20_Text">ミグ渾身のファイアーボールがアリスめがけて放たれた。</text:p>
      <text:p text:style-name="Preformatted_20_Text"><text:soft-page-break/>しかし、それはアリスの手によって受け止められ、</text:p>
      <text:p text:style-name="Preformatted_20_Text">握りつぶされ、四散してしまった。</text:p>
      <text:p text:style-name="Preformatted_20_Text">Mig's fireball with all his might was shot at Alice.</text:p>
      <text:p text:style-name="Preformatted_20_Text">However, it was caught by Alice's hand and</text:p>
      <text:p text:style-name="Preformatted_20_Text">It was caught by Alice's hand, crushed, and scattered.</text:p>
      <text:p text:style-name="Preformatted_20_Text">#ミグ</text:p>
      <text:p text:style-name="Preformatted_20_Text">そんな……。</text:p>
      <text:p text:style-name="Preformatted_20_Text">Oh no. .......</text:p>
      <text:p text:style-name="Preformatted_20_Text">#アリス</text:p>
      <text:p text:style-name="Preformatted_20_Text">だからいったろう。</text:p>
      <text:p text:style-name="Preformatted_20_Text">さっきも言ったが、私の屋敷に来い。</text:p>
      <text:p text:style-name="Preformatted_20_Text">来れば、魔法の修行に付き合ってやる。</text:p>
      <text:p text:style-name="Preformatted_20_Text">I told you.</text:p>
      <text:p text:style-name="Preformatted_20_Text">As I said before, come to my mansion.</text:p>
      <text:p text:style-name="Preformatted_20_Text">Come, and I'll help you practice your magic.</text:p>
      <text:p text:style-name="Preformatted_20_Text">#ミグ</text:p>
      <text:p text:style-name="Preformatted_20_Text">え……？</text:p>
      <text:p text:style-name="Preformatted_20_Text">でも……私、あなたを殺そうと……。</text:p>
      <text:p text:style-name="Preformatted_20_Text">What ......?</text:p>
      <text:p text:style-name="Preformatted_20_Text">But ...... I was going to kill you .......</text:p>
      <text:p text:style-name="Preformatted_20_Text">#アリス</text:p>
      <text:p text:style-name="Preformatted_20_Text">だから、強くなって殺しに来いって言ってるんだ。</text:p>
      <text:p text:style-name="Preformatted_20_Text">クフフフッ！</text:p>
      <text:p text:style-name="Preformatted_20_Text">まあ、どれだけ強くなったとしても、</text:p>
      <text:p text:style-name="Preformatted_20_Text">私以上になることは絶対にないけどな。</text:p>
      <text:p text:style-name="Preformatted_20_Text">That's why I'm telling you to get stronger and come kill me.</text:p>
      <text:p text:style-name="Preformatted_20_Text">Kuhuhuhuhu!</text:p>
      <text:p text:style-name="Preformatted_20_Text">Well, no matter how strong you get.</text:p>
      <text:p text:style-name="Preformatted_20_Text">You'll never be better than me, though.</text:p>
      <text:p text:style-name="Preformatted_20_Text">#ミグ</text:p>
      <text:p text:style-name="Preformatted_20_Text">……うん。</text:p>
      <text:p text:style-name="Preformatted_20_Text">じゃあ……行く。</text:p>
      <text:p text:style-name="Preformatted_20_Text">…………。</text:p>
      <text:p text:style-name="Preformatted_20_Text">私……強くなって、魔女様を倒す！</text:p>
      <text:p text:style-name="Preformatted_20_Text">それで、おばあちゃんも生き返らせる！</text:p>
      <text:p text:style-name="Preformatted_20_Text">...... yeah.</text:p>
      <text:p text:style-name="Preformatted_20_Text">Then go to .......</text:p>
      <text:p text:style-name="Preformatted_20_Text">.............</text:p>
      <text:p text:style-name="Preformatted_20_Text">I'll ...... become stronger and defeat the witch!</text:p>
      <text:p text:style-name="Preformatted_20_Text">And bring my grandma back to life!</text:p>
      <text:p text:style-name="Preformatted_20_Text">#アリス</text:p>
      <text:p text:style-name="Preformatted_20_Text">ふん！　よく言った。</text:p>
      <text:p text:style-name="Preformatted_20_Text">クフフフフッ！！</text:p>
      <text:p text:style-name="Preformatted_20_Text">さあいくぞ、明日から忙しくなると思え！</text:p>
      <text:p text:style-name="Preformatted_20_Text">Hmph!　Well said.</text:p>
      <text:p text:style-name="Preformatted_20_Text">Hmph!</text:p>
      <text:p text:style-name="Preformatted_20_Text">Let's go, think you'll be busy tomorrow!</text:p>
      <text:p text:style-name="Preformatted_20_Text">#ミグ</text:p>
      <text:p text:style-name="Preformatted_20_Text">うんっ！</text:p>
      <text:p text:style-name="Preformatted_20_Text">Yeah!</text:p>
      <text:p text:style-name="Preformatted_20_Text">[cn]</text:p>
      <text:p text:style-name="Preformatted_20_Text">地下室は閉ざされ、アリス軍は撤退を始めた。</text:p>
      <text:p text:style-name="Preformatted_20_Text">帰り道。ミグと並んで歩くアリスの表情は、</text:p>
      <text:p text:style-name="Preformatted_20_Text">何だか妙に楽しそうだった。</text:p>
      <text:p text:style-name="Preformatted_20_Text">The basement was closed and Alice's army began to retreat.</text:p>
      <text:p text:style-name="Preformatted_20_Text">The way back. Alice's expression as she walked alongside Mig.</text:p>
      <text:p text:style-name="Preformatted_20_Text">She looked strangely happy.</text:p>
      <text:p text:style-name="Preformatted_20_Text"/>
      <text:p text:style-name="Preformatted_20_Text">C:\Users\James Phillips\Desktop\Games\WargameAliceGit\MinimizedScenarios\min_s0800.txt</text:p>
      <text:p text:style-name="Preformatted_20_Text">マジノライン。</text:p>
      <text:p text:style-name="Preformatted_20_Text">かつて有力な二人の魔女がこの地で争い、</text:p>
      <text:p text:style-name="Preformatted_20_Text">その戦いの過程でできた鉄壁の要塞である。</text:p>
      <text:p text:style-name="Preformatted_20_Text">ライザ陣営。</text:p>
      <text:p text:style-name="Preformatted_20_Text"><text:soft-page-break/>Maginot Line.</text:p>
      <text:p text:style-name="Preformatted_20_Text">Two powerful witches once fought here.</text:p>
      <text:p text:style-name="Preformatted_20_Text">ironclad fortress that was created in the course of that battle.</text:p>
      <text:p text:style-name="Preformatted_20_Text">Ryza camp.</text:p>
      <text:p text:style-name="Preformatted_20_Text"/>
      <text:p text:style-name="P18"><text:span text:style-name="T2">Magic Line. Once, two powerful witches fought on this land, And this fortress of impenetrable walls was born from that battle. Ryza's encampment.</text:span> </text:p>
      <text:p text:style-name="P18"/>
      <text:p text:style-name="Preformatted_20_Text">Maginot Line.</text:p>
      <text:p text:style-name="Preformatted_20_Text">Two powerful witches once fought here, and this</text:p>
      <text:p text:style-name="Preformatted_20_Text">ironclad fortress was born from that conflict.</text:p>
      <text:p text:style-name="P18">Ryza's camp.</text:p>
      <text:p text:style-name="Preformatted_20_Text">#ライザ</text:p>
      <text:p text:style-name="Preformatted_20_Text">キヒヒヒッ！！</text:p>
      <text:p text:style-name="Preformatted_20_Text">それっ、どんどん打てーーー！！</text:p>
      <text:p text:style-name="Preformatted_20_Text">Kihihihihihihihihi!</text:p>
      <text:p text:style-name="Preformatted_20_Text">Keep hitting those!</text:p>
      <text:p text:style-name="Preformatted_20_Text"/>
      <text:p text:style-name="P18"><text:span text:style-name="T2">Keeheeheeheee!! Keep on hitting them harder and harder!!</text:span> </text:p>
      <text:p text:style-name="Preformatted_20_Text">[cn]</text:p>
      <text:p text:style-name="Preformatted_20_Text">マジノラインの上から魔導砲による光球の雨が</text:p>
      <text:p text:style-name="Preformatted_20_Text">下のヴェロニカの軍に降りそそぐ。</text:p>
      <text:p text:style-name="Preformatted_20_Text">なんとか数名の兵士が壁際までたどり着き梯子をかけるも、</text:p>
      <text:p text:style-name="Preformatted_20_Text">上から魔法兵士の魔法に狙い撃ちされ、一向に壁を登り切る気配がない。</text:p>
      <text:p text:style-name="Preformatted_20_Text">ヴェロニカ陣営。</text:p>
      <text:p text:style-name="Preformatted_20_Text">From above the Maginot Line, a rain of light balls from the magic cannon</text:p>
      <text:p text:style-name="Preformatted_20_Text">It rains down on Veronica's army below.</text:p>
      <text:p text:style-name="Preformatted_20_Text">A few soldiers manage to reach the wall and set up a ladder.</text:p>
      <text:p text:style-name="Preformatted_20_Text">However, they are targeted by the magic of the magic soldiers from above, and there is no sign of climbing up the wall at all.</text:p>
      <text:p text:style-name="Preformatted_20_Text"/>
      <text:p text:style-name="P18"><text:span text:style-name="T2">From atop the Maginot Line, a barrage of light spheres unleashed by magical cannons rains down upon Veronica's forces below. Despite a few soldiers managing to reach the </text:span><text:span text:style-name="T2">walls and settting up ladders, they are relentlessly targeted by spells from magical soldiers above, so there is no hope of them successfully scaling the walls.</text:span> </text:p>
      <text:p text:style-name="Preformatted_20_Text"/>
      <text:p text:style-name="P18"><text:span text:style-name="T2">From atop the Maginot Line, a barrage of light spheres unleashed by magical cannons rains down upon Veronica's forces below. Despite a few soldiers managing to reach the </text:span><text:span text:style-name="T2">walls and setting up ladders, they are relentlessly targeted by spells from magical soldiers above, leaving no hope of successfully scaling the walls.</text:span> </text:p>
      <text:p text:style-name="Preformatted_20_Text"/>
      <text:p text:style-name="Preformatted_20_Text">Veronica's Camp.</text:p>
      <text:p text:style-name="Preformatted_20_Text">#エリ</text:p>
      <text:p text:style-name="Preformatted_20_Text">逆賊ライザ、覚悟っ！</text:p>
      <text:p text:style-name="Preformatted_20_Text">Ryza the renegade, enlightened!</text:p>
      <text:p text:style-name="Preformatted_20_Text"/>
      <text:p text:style-name="P18"><text:span text:style-name="T2">Traitor Ryza, be prepared!</text:span> </text:p>
      <text:p text:style-name="Preformatted_20_Text">#シードル</text:p>
      <text:p text:style-name="Preformatted_20_Text">エリ様！　危ないです！</text:p>
      <text:p text:style-name="Preformatted_20_Text">お下がりください！！</text:p>
      <text:p text:style-name="Preformatted_20_Text">Lady Eri!　It's dangerous!</text:p>
      <text:p text:style-name="Preformatted_20_Text">Please stand back!</text:p>
      <text:p text:style-name="Preformatted_20_Text">[cn]</text:p>
      <text:p text:style-name="Preformatted_20_Text">魔法の雨の中に突撃していったのは今もヴェロニカに従う部下、</text:p>
      <text:p text:style-name="Preformatted_20_Text">エリと、エリの部下シードルだった。</text:p>
      <text:p text:style-name="Preformatted_20_Text">Charging into the magical rain were two of Veronica's men, Eri, who still follows Veronica, and Cedre, Eri's man.</text:p>
      <text:p text:style-name="Preformatted_20_Text">Eri and Cidre, Eri's subordinate.</text:p>
      <text:p text:style-name="Preformatted_20_Text"/>
      <text:p text:style-name="P18"><text:soft-page-break/><text:span text:style-name="T2">Charging into the rain of magic was Eri, one of Veronica's subordinates, along with her own subordinate Cidre.</text:span> </text:p>
      <text:p text:style-name="Preformatted_20_Text">#エリ</text:p>
      <text:p text:style-name="Preformatted_20_Text">下がらないわよっ！　このまま突っ切るわ。</text:p>
      <text:p text:style-name="Preformatted_20_Text">シードル！　ちゃんと私を守らないと承知しないわよっ！！</text:p>
      <text:p text:style-name="Preformatted_20_Text">I'm not going back!　I'm going to charge through.</text:p>
      <text:p text:style-name="Preformatted_20_Text">Cedre!　Protect me or I'll kill you!</text:p>
      <text:p text:style-name="Preformatted_20_Text"/>
      <text:p text:style-name="P18"><text:span text:style-name="T2">I won't step back! I'll keep charging ahead like this. Cidre! I won't acknowledge you unless you protect me properly!!</text:span> </text:p>
      <text:p text:style-name="P18"/>
      <text:p text:style-name="P18"><text:span text:style-name="T2">I'm not listening to anything you say, other than that you'll protect me as you should!!</text:span> </text:p>
      <text:p text:style-name="Preformatted_20_Text"/>
      <text:p text:style-name="Preformatted_20_Text">I'm not going back!　I'm going to charge through. <text:span text:style-name="T2">Cidre!</text:span></text:p>
      <text:p text:style-name="P18"><text:span text:style-name="T2">I'm not listening to anything you say, except for the fact that you'll protect me as you should!</text:span> </text:p>
      <text:p text:style-name="Preformatted_20_Text">#シードル</text:p>
      <text:p text:style-name="Preformatted_20_Text">もっ、もちろんです！</text:p>
      <text:p text:style-name="Preformatted_20_Text">だからもうちょっとゆっくり行きましょうよーー！！</text:p>
      <text:p text:style-name="Preformatted_20_Text">Of course!</text:p>
      <text:p text:style-name="Preformatted_20_Text">So let's go a little slower!</text:p>
      <text:p text:style-name="Preformatted_20_Text"/>
      <text:p text:style-name="P18"><text:span text:style-name="T2">O-Of course! So, let's take it a bit slower, okay?!</text:span> </text:p>
      <text:p text:style-name="Preformatted_20_Text"/>
      <text:p text:style-name="Preformatted_20_Text">C:\Users\James Phillips\Desktop\Games\WargameAliceGit\MinimizedScenarios\min_s0801.txt</text:p>
      <text:p text:style-name="Preformatted_20_Text">ヴェロニカ陣営。</text:p>
      <text:p text:style-name="Preformatted_20_Text">Veronica camp.</text:p>
      <text:p text:style-name="Preformatted_20_Text">#エリ</text:p>
      <text:p text:style-name="Preformatted_20_Text">しょーりー！！</text:p>
      <text:p text:style-name="Preformatted_20_Text">フフフフッ！！　やっぱり私は強いのだ！</text:p>
      <text:p text:style-name="Preformatted_20_Text">見た？　シードル！</text:p>
      <text:p text:style-name="Preformatted_20_Text">私の活躍を！</text:p>
      <text:p text:style-name="Preformatted_20_Text">Shori!</text:p>
      <text:p text:style-name="Preformatted_20_Text">Hmph!!!　I am strong after all!</text:p>
      <text:p text:style-name="Preformatted_20_Text">Did you see that?　Cedar!</text:p>
      <text:p text:style-name="Preformatted_20_Text">See what I can do!</text:p>
      <text:p text:style-name="Preformatted_20_Text">#シードル</text:p>
      <text:p text:style-name="Preformatted_20_Text">エリ様の攻撃、味方も何人か巻き込んでますよ……。</text:p>
      <text:p text:style-name="Preformatted_20_Text">大体、エリ様の攻撃は範囲が広いんですから、もう少し周りをよくみて……</text:p>
      <text:p text:style-name="Preformatted_20_Text">あいたっ！！</text:p>
      <text:p text:style-name="Preformatted_20_Text">ちょっと！　エリ様！</text:p>
      <text:p text:style-name="Preformatted_20_Text">暴力をふるうのはいけませんってば！</text:p>
      <text:p text:style-name="Preformatted_20_Text">ちょっと、いたいっ！！</text:p>
      <text:p text:style-name="Preformatted_20_Text">Eri-sama's attack, some of your allies are involved .......</text:p>
      <text:p text:style-name="Preformatted_20_Text">In general, Eri-sama's attack has a wide range, so you need to look around a little more carefully: ......</text:p>
      <text:p text:style-name="Preformatted_20_Text">Oops!</text:p>
      <text:p text:style-name="Preformatted_20_Text">Hey!　Eri-sama!</text:p>
      <text:p text:style-name="Preformatted_20_Text">Don't be violent!</text:p>
      <text:p text:style-name="Preformatted_20_Text">Hey, that hurt!</text:p>
      <text:p text:style-name="Preformatted_20_Text">#エリ</text:p>
      <text:p text:style-name="Preformatted_20_Text">うるさい、うるさいッッ！！</text:p>
      <text:p text:style-name="Preformatted_20_Text">アンタは素直に私を褒めていればいいのよッ！！</text:p>
      <text:p text:style-name="Preformatted_20_Text">なーにがもう少し周りをよくみて、よ！！</text:p>
      <text:p text:style-name="Preformatted_20_Text">シードルなんかこうよっ！　</text:p>
      <text:p text:style-name="Preformatted_20_Text">このっ！　</text:p>
      <text:p text:style-name="Preformatted_20_Text">このっ！！</text:p>
      <text:p text:style-name="Preformatted_20_Text">Shut up, shut up!</text:p>
      <text:p text:style-name="Preformatted_20_Text">All you have to do is praise me!</text:p>
      <text:p text:style-name="Preformatted_20_Text">You should have looked around a little more!</text:p>
      <text:p text:style-name="Preformatted_20_Text"><text:soft-page-break/>Cider is like this!　</text:p>
      <text:p text:style-name="Preformatted_20_Text">You!　</text:p>
      <text:p text:style-name="Preformatted_20_Text">You!</text:p>
      <text:p text:style-name="Preformatted_20_Text">[cn]</text:p>
      <text:p text:style-name="Preformatted_20_Text">エリはシードルのすねをなおも執拗に蹴り続けた。</text:p>
      <text:p text:style-name="Preformatted_20_Text">Eli continued to kick Cedar in the shin.</text:p>
      <text:p text:style-name="Preformatted_20_Text">#シードル</text:p>
      <text:p text:style-name="Preformatted_20_Text">いたっ！</text:p>
      <text:p text:style-name="Preformatted_20_Text">　いたいっ！</text:p>
      <text:p text:style-name="Preformatted_20_Text">ちょっと！！</text:p>
      <text:p text:style-name="Preformatted_20_Text">　やめてくださいよエリ様！！</text:p>
      <text:p text:style-name="Preformatted_20_Text">むき出しなんですから！</text:p>
      <text:p text:style-name="Preformatted_20_Text">蹴るなら丈夫なお腹とかに……</text:p>
      <text:p text:style-name="Preformatted_20_Text">ちょっ、聞いてますか！？</text:p>
      <text:p text:style-name="Preformatted_20_Text">エリ様ーー！</text:p>
      <text:p text:style-name="Preformatted_20_Text">Ow!</text:p>
      <text:p text:style-name="Preformatted_20_Text">　Ouch!</text:p>
      <text:p text:style-name="Preformatted_20_Text">Hey!</text:p>
      <text:p text:style-name="Preformatted_20_Text">　Stop it, Eri!</text:p>
      <text:p text:style-name="Preformatted_20_Text">It's bare!</text:p>
      <text:p text:style-name="Preformatted_20_Text">If you're going to kick me, you might as well kick me in the stomach. ......</text:p>
      <text:p text:style-name="Preformatted_20_Text">Hey, are you listening to me?</text:p>
      <text:p text:style-name="Preformatted_20_Text">Eri-sama!</text:p>
      <text:p text:style-name="Preformatted_20_Text">[cn]</text:p>
      <text:p text:style-name="Preformatted_20_Text">ライザ陣営。</text:p>
      <text:p text:style-name="Preformatted_20_Text">Ryza's camp.</text:p>
      <text:p text:style-name="Preformatted_20_Text">#ライザの部下</text:p>
      <text:p text:style-name="Preformatted_20_Text">ライザ様。</text:p>
      <text:p text:style-name="Preformatted_20_Text">南の城壁からエリ軍とみられる一団がこちらの攻撃を潜り抜けて突入してきた模様。</text:p>
      <text:p text:style-name="Preformatted_20_Text">Ryza-sama.</text:p>
      <text:p text:style-name="Preformatted_20_Text">A group of troops believed to be Eri's army has come in from the southern ramparts, sneaking past our attackers.</text:p>
      <text:p text:style-name="Preformatted_20_Text">#ライザ</text:p>
      <text:p text:style-name="Preformatted_20_Text">キヒヒッ！</text:p>
      <text:p text:style-name="Preformatted_20_Text">まあ想定内だ。</text:p>
      <text:p text:style-name="Preformatted_20_Text">反乱をおこしたとはいえ、まだ賛同する兵士はこちらの方が少ない。</text:p>
      <text:p text:style-name="Preformatted_20_Text">すぐに中央から援軍を出せ。</text:p>
      <text:p text:style-name="Preformatted_20_Text">勝負はこれからだぜ、キヒヒヒヒ！</text:p>
      <text:p text:style-name="Preformatted_20_Text">Kihihihihi!</text:p>
      <text:p text:style-name="Preformatted_20_Text">Well, it's to be expected.</text:p>
      <text:p text:style-name="Preformatted_20_Text">Even though they have revolted, we still have fewer soldiers who agree with them.</text:p>
      <text:p text:style-name="Preformatted_20_Text">Send out reinforcements from the center immediately.</text:p>
      <text:p text:style-name="Preformatted_20_Text">The game is just beginning, kihihihihihihihihi!</text:p>
      <text:p text:style-name="Preformatted_20_Text"/>
      <text:p text:style-name="Preformatted_20_Text">C:\Users\James Phillips\Desktop\Games\WargameAliceGit\MinimizedScenarios\min_s0802.txt</text:p>
      <text:p text:style-name="Preformatted_20_Text">マジノライン北。</text:p>
      <text:p text:style-name="Preformatted_20_Text">Maginot Line North.</text:p>
      <text:p text:style-name="Preformatted_20_Text">#ヴェロニカ</text:p>
      <text:p text:style-name="Preformatted_20_Text">ライザ、ニア……。</text:p>
      <text:p text:style-name="Preformatted_20_Text">ああ、どうしてこんなことに……。</text:p>
      <text:p text:style-name="Preformatted_20_Text">Ryza, Nia .......</text:p>
      <text:p text:style-name="Preformatted_20_Text">Oh, how could this happen .......</text:p>
      <text:p text:style-name="Preformatted_20_Text">#ニア</text:p>
      <text:p text:style-name="Preformatted_20_Text">おっ！　ヴェロニカはっけーん！</text:p>
      <text:p text:style-name="Preformatted_20_Text">おーい！　ヴェーローニーカー！！</text:p>
      <text:p text:style-name="Preformatted_20_Text">Whoa!　Veronica hakken!</text:p>
      <text:p text:style-name="Preformatted_20_Text">Hey!　Veronica!!!</text:p>
      <text:p text:style-name="Preformatted_20_Text">#ヴェロニカ</text:p>
      <text:p text:style-name="Preformatted_20_Text">ニア！？</text:p>
      <text:p text:style-name="Preformatted_20_Text">ニアね！！</text:p>
      <text:p text:style-name="Preformatted_20_Text">Nia!</text:p>
      <text:p text:style-name="Preformatted_20_Text">Nia!</text:p>
      <text:p text:style-name="Preformatted_20_Text">#ニア</text:p>
      <text:p text:style-name="Preformatted_20_Text">そーだーーよー！！</text:p>
      <text:p text:style-name="Preformatted_20_Text"><text:soft-page-break/>That's right!</text:p>
      <text:p text:style-name="Preformatted_20_Text">#ヴェロニカ</text:p>
      <text:p text:style-name="Preformatted_20_Text">馬鹿なことはやめて、今すぐ降伏しなさい！！</text:p>
      <text:p text:style-name="Preformatted_20_Text">あなたたちの命を取るようなことはしないから！！</text:p>
      <text:p text:style-name="Preformatted_20_Text">Stop being stupid and surrender now!</text:p>
      <text:p text:style-name="Preformatted_20_Text">We won't do anything to take your lives!!!!</text:p>
      <text:p text:style-name="Preformatted_20_Text">#ニア</text:p>
      <text:p text:style-name="Preformatted_20_Text">そーれーはーいーやーだー！！</text:p>
      <text:p text:style-name="Preformatted_20_Text">キヒヒッ！！</text:p>
      <text:p text:style-name="Preformatted_20_Text">That's-eeeeeeeeeeeeeeeeeeeeeeeeeeeeeeeeeeeeeeeeeeeeeeeeeeeeeeeeeeeeeee!</text:p>
      <text:p text:style-name="Preformatted_20_Text">Kihihihihi!!!!</text:p>
      <text:p text:style-name="Preformatted_20_Text">#ヴェロニカ</text:p>
      <text:p text:style-name="Preformatted_20_Text">なんで……！</text:p>
      <text:p text:style-name="Preformatted_20_Text">Why ......!</text:p>
      <text:p text:style-name="Preformatted_20_Text">#ニア</text:p>
      <text:p text:style-name="Preformatted_20_Text">まだまけてなーいもん！！</text:p>
      <text:p text:style-name="Preformatted_20_Text">（それにこっちには、「切り札」もあるしねー……）</text:p>
      <text:p text:style-name="Preformatted_20_Text">We haven't lost yet!</text:p>
      <text:p text:style-name="Preformatted_20_Text">(And we have a "trump card" over here too. ......)</text:p>
      <text:p text:style-name="Preformatted_20_Text">#ヴェロニカ</text:p>
      <text:p text:style-name="Preformatted_20_Text">仕方ないわね……。</text:p>
      <text:p text:style-name="Preformatted_20_Text">降伏しないというのなら少々力ずくになりますが、</text:p>
      <text:p text:style-name="Preformatted_20_Text">文句は言いませんね！</text:p>
      <text:p text:style-name="Preformatted_20_Text">We have no choice: .......</text:p>
      <text:p text:style-name="Preformatted_20_Text">If you won't surrender, we'll have to use a little force.</text:p>
      <text:p text:style-name="Preformatted_20_Text">I won't complain!</text:p>
      <text:p text:style-name="Preformatted_20_Text"/>
      <text:p text:style-name="Preformatted_20_Text">C:\Users\James Phillips\Desktop\Games\WargameAliceGit\MinimizedScenarios\min_s0806.txt</text:p>
      <text:p text:style-name="Preformatted_20_Text">ペトロパブロフスク街道西</text:p>
      <text:p text:style-name="Preformatted_20_Text">Petropavlovsk Road West</text:p>
      <text:p text:style-name="Preformatted_20_Text">#エリ</text:p>
      <text:p text:style-name="Preformatted_20_Text">シードル！　どうなってんのよ！！</text:p>
      <text:p text:style-name="Preformatted_20_Text">押されちゃってるじゃない！！</text:p>
      <text:p text:style-name="Preformatted_20_Text">私たちの方が数が多いのに！</text:p>
      <text:p text:style-name="Preformatted_20_Text">Cidre!　What's going on!</text:p>
      <text:p text:style-name="Preformatted_20_Text">They're pushing us!</text:p>
      <text:p text:style-name="Preformatted_20_Text">We outnumber you!</text:p>
      <text:p text:style-name="Preformatted_20_Text">#シードル</text:p>
      <text:p text:style-name="Preformatted_20_Text">向こうの方が兵の熟練度が高いんですよ。</text:p>
      <text:p text:style-name="Preformatted_20_Text">宮殿の権力者たちがみんな向こうについてしまったせいで。</text:p>
      <text:p text:style-name="Preformatted_20_Text">こちらは民兵が多いですからね。</text:p>
      <text:p text:style-name="Preformatted_20_Text">数では勝りますが質では劣ります。</text:p>
      <text:p text:style-name="Preformatted_20_Text">They have more skilled soldiers than us.</text:p>
      <text:p text:style-name="Preformatted_20_Text">Because all the palace authorities have joined them.</text:p>
      <text:p text:style-name="Preformatted_20_Text">We have more militia here.</text:p>
      <text:p text:style-name="Preformatted_20_Text">We outnumber them but outnumber them in quality.</text:p>
      <text:p text:style-name="Preformatted_20_Text">#エリ</text:p>
      <text:p text:style-name="Preformatted_20_Text">冷静に分析してんじゃないわよ！！</text:p>
      <text:p text:style-name="Preformatted_20_Text">Don't be so calm and analytical!!!</text:p>
      <text:p text:style-name="Preformatted_20_Text">#シードル</text:p>
      <text:p text:style-name="Preformatted_20_Text">ええっ！？</text:p>
      <text:p text:style-name="Preformatted_20_Text">どうなってるのって聞いたから……。</text:p>
      <text:p text:style-name="Preformatted_20_Text">Eh!</text:p>
      <text:p text:style-name="Preformatted_20_Text">I asked what's going on. ......</text:p>
      <text:p text:style-name="Preformatted_20_Text">#エリ</text:p>
      <text:p text:style-name="Preformatted_20_Text">きーーー！！　</text:p>
      <text:p text:style-name="Preformatted_20_Text">うるさいわね！！</text:p>
      <text:p text:style-name="Preformatted_20_Text">それ以上言ったら敵軍の中に一人置き去りにするわよ！！</text:p>
      <text:p text:style-name="Preformatted_20_Text">Keeee!!!　</text:p>
      <text:p text:style-name="Preformatted_20_Text">Shut up!!!</text:p>
      <text:p text:style-name="Preformatted_20_Text">If you say any more I'll leave one of you in the enemy army!!!</text:p>
      <text:p text:style-name="Preformatted_20_Text">#シードル</text:p>
      <text:p text:style-name="Preformatted_20_Text">勘弁してくださいよ！</text:p>
      <text:p text:style-name="Preformatted_20_Text"><text:soft-page-break/>（この人なら本当にやりかねないぞ……。）</text:p>
      <text:p text:style-name="Preformatted_20_Text">Please don't do that!</text:p>
      <text:p text:style-name="Preformatted_20_Text">(He could really do it! .......)</text:p>
      <text:p text:style-name="Preformatted_20_Text">#エリ</text:p>
      <text:p text:style-name="Preformatted_20_Text">とにかく！　今度こそ押しかえすわよ！！</text:p>
      <text:p text:style-name="Preformatted_20_Text">Anyway!　I'll push back this time!</text:p>
      <text:p text:style-name="Preformatted_20_Text"/>
      <text:p text:style-name="Preformatted_20_Text">C:\Users\James Phillips\Desktop\Games\WargameAliceGit\MinimizedScenarios\min_s0807.txt</text:p>
      <text:p text:style-name="Preformatted_20_Text">#？？？</text:p>
      <text:p text:style-name="Preformatted_20_Text">……－い！　な……し…………ス！！</text:p>
      <text:p text:style-name="Preformatted_20_Text">やー……！！なき……ア………！！</text:p>
      <text:p text:style-name="Preformatted_20_Text">やーい！！泣き虫アリス！！</text:p>
      <text:p text:style-name="Preformatted_20_Text">......-i!　Na...... and ............-s!</text:p>
      <text:p text:style-name="Preformatted_20_Text">Ya......! Saki......a.........!</text:p>
      <text:p text:style-name="Preformatted_20_Text">Yay! Crying Alice!!!</text:p>
      <text:p text:style-name="Preformatted_20_Text">#アリス</text:p>
      <text:p text:style-name="Preformatted_20_Text">……れが……。</text:p>
      <text:p text:style-name="Preformatted_20_Text">誰が泣き虫だッッ！！！！</text:p>
      <text:p text:style-name="Preformatted_20_Text">……はあ、はあ。</text:p>
      <text:p text:style-name="Preformatted_20_Text">…………。なんだ今の夢……。</text:p>
      <text:p text:style-name="Preformatted_20_Text">この私を馬鹿にしやがって……。</text:p>
      <text:p text:style-name="Preformatted_20_Text">...... is a .......</text:p>
      <text:p text:style-name="Preformatted_20_Text">Who's a crybaby! ！！！！</text:p>
      <text:p text:style-name="Preformatted_20_Text">...... Ha, ha.</text:p>
      <text:p text:style-name="Preformatted_20_Text">............. What a dream you just had .......</text:p>
      <text:p text:style-name="Preformatted_20_Text">You made a fool of me here. ......</text:p>
      <text:p text:style-name="Preformatted_20_Text">[cn]</text:p>
      <text:p text:style-name="Preformatted_20_Text">その日のアリスの機嫌は最悪で、</text:p>
      <text:p text:style-name="Preformatted_20_Text">普段から散々怒られているチシャでさえ</text:p>
      <text:p text:style-name="Preformatted_20_Text">怖くてあまり近づけなかったほどだった。</text:p>
      <text:p text:style-name="Preformatted_20_Text">Alice was in a terrible mood that day.</text:p>
      <text:p text:style-name="Preformatted_20_Text">Even Cheshire, who is usually so angry with her</text:p>
      <text:p text:style-name="Preformatted_20_Text">Even Cheshire, who is usually so angry with Alice, was too scared to approach her.</text:p>
      <text:p text:style-name="Preformatted_20_Text"/>
      <text:p text:style-name="Preformatted_20_Text">C:\Users\James Phillips\Desktop\Games\WargameAliceGit\MinimizedScenarios\min_s0809.txt</text:p>
      <text:p text:style-name="Preformatted_20_Text">ペトロパブロフスク街道西</text:p>
      <text:p text:style-name="Preformatted_20_Text">Petropavlovsk Road West</text:p>
      <text:p text:style-name="Preformatted_20_Text">#ライザの部下</text:p>
      <text:p text:style-name="Preformatted_20_Text">申し上げます！</text:p>
      <text:p text:style-name="Preformatted_20_Text">ラボーチキン平原がヴェロニカ軍により奪取された模様！！</text:p>
      <text:p text:style-name="Preformatted_20_Text">I say!</text:p>
      <text:p text:style-name="Preformatted_20_Text">The Labochkin Plain has been captured by Veronica's forces!</text:p>
      <text:p text:style-name="Preformatted_20_Text">#ライザ</text:p>
      <text:p text:style-name="Preformatted_20_Text">なんだと！？</text:p>
      <text:p text:style-name="Preformatted_20_Text">ええーーい、畜生！！</text:p>
      <text:p text:style-name="Preformatted_20_Text">What the hell?</text:p>
      <text:p text:style-name="Preformatted_20_Text">Eeeeeeeeeeeeeeeeeeeeeeeeeeeeeeeeeeeeeeeeeeeeeeeeeeeeeeeeeeeeeeeeeeee!</text:p>
      <text:p text:style-name="Preformatted_20_Text">#ライザの部下</text:p>
      <text:p text:style-name="Preformatted_20_Text">ぎゃあっ！！</text:p>
      <text:p text:style-name="Preformatted_20_Text">Gee!</text:p>
      <text:p text:style-name="Preformatted_20_Text">[cn]</text:p>
      <text:p text:style-name="Preformatted_20_Text">ライザは八つ当たりで部下を思いっきりけりつけた。</text:p>
      <text:p text:style-name="Preformatted_20_Text">Ryza kicked her subordinate as hard as she could in the eight ball.</text:p>
      <text:p text:style-name="Preformatted_20_Text">#ライザ</text:p>
      <text:p text:style-name="Preformatted_20_Text">こっちは順調だというのに……。</text:p>
      <text:p text:style-name="Preformatted_20_Text">オイ！！</text:p>
      <text:p text:style-name="Preformatted_20_Text">Even though things are going well over here: .......</text:p>
      <text:p text:style-name="Preformatted_20_Text">Oi!!!</text:p>
      <text:p text:style-name="Preformatted_20_Text">#ライザの部下</text:p>
      <text:p text:style-name="Preformatted_20_Text">はっ、はい！</text:p>
      <text:p text:style-name="Preformatted_20_Text">Ha, yes!</text:p>
      <text:p text:style-name="Preformatted_20_Text">#ライザ</text:p>
      <text:p text:style-name="Preformatted_20_Text">少し向こうへ増援を送ってやれ。</text:p>
      <text:p text:style-name="Preformatted_20_Text"><text:soft-page-break/>それとニアに、</text:p>
      <text:p text:style-name="Preformatted_20_Text">「予定通りレーニングラッド要塞の攻略は同時にやる</text:p>
      <text:p text:style-name="Preformatted_20_Text">お前もさっさと来い」</text:p>
      <text:p text:style-name="Preformatted_20_Text">と、伝えておけ。</text:p>
      <text:p text:style-name="Preformatted_20_Text">Send some reinforcements over there.</text:p>
      <text:p text:style-name="Preformatted_20_Text">And tell Nia</text:p>
      <text:p text:style-name="Preformatted_20_Text">"We'll capture Fort Leningrad at the same time as planned.</text:p>
      <text:p text:style-name="Preformatted_20_Text">You, too, get your ass over here."</text:p>
      <text:p text:style-name="Preformatted_20_Text">Tell her.</text:p>
      <text:p text:style-name="Preformatted_20_Text">#ライザの部下</text:p>
      <text:p text:style-name="Preformatted_20_Text">はっ！！</text:p>
      <text:p text:style-name="Preformatted_20_Text">Ha!</text:p>
      <text:p text:style-name="Preformatted_20_Text">[cn]</text:p>
      <text:p text:style-name="Preformatted_20_Text">ニアの進む北側ルート。</text:p>
      <text:p text:style-name="Preformatted_20_Text">ライザの進む南側ルート。</text:p>
      <text:p text:style-name="Preformatted_20_Text">その終着点にはレーニングラッド要塞という巨大な要塞がある。</text:p>
      <text:p text:style-name="Preformatted_20_Text">両陣営、そこが決戦の場になるであろうことはわかっていた。</text:p>
      <text:p text:style-name="Preformatted_20_Text">だからこそ、ライザ陣営は早くレーニングラッド要塞の包囲を完成させる必要があり、</text:p>
      <text:p text:style-name="Preformatted_20_Text">ヴェロニカ陣営は何とかしてライザ陣営をレーニングラッド要塞から遠ざけたいのであった。</text:p>
      <text:p text:style-name="Preformatted_20_Text">The northern route where Nia is advancing.</text:p>
      <text:p text:style-name="Preformatted_20_Text">The southern route where Ryza is advancing.</text:p>
      <text:p text:style-name="Preformatted_20_Text">At the end of the route, there is a huge fortress called Fort Leningrad.</text:p>
      <text:p text:style-name="Preformatted_20_Text">Both camps knew that this would be the site of a decisive battle.</text:p>
      <text:p text:style-name="Preformatted_20_Text">That is why Ryza's camp needed to complete the siege of Fort Leningrad as soon as possible.</text:p>
      <text:p text:style-name="Preformatted_20_Text">Veronica's camp wanted to keep Ryza's camp away from Fort Leningrad.</text:p>
      <text:p text:style-name="Preformatted_20_Text">#ライザ</text:p>
      <text:p text:style-name="Preformatted_20_Text">ヴェロニカ……。</text:p>
      <text:p text:style-name="Preformatted_20_Text">寄せ集めの軍隊だけでなかなかやるじゃねえか……。</text:p>
      <text:p text:style-name="Preformatted_20_Text">もうちょっとしっかりレベルダウンの結界かけておけばよかったか。</text:p>
      <text:p text:style-name="Preformatted_20_Text">まあいい……。</text:p>
      <text:p text:style-name="Preformatted_20_Text">ニアができないときは私が行くまでのこと。</text:p>
      <text:p text:style-name="Preformatted_20_Text">キヒヒッ！！</text:p>
      <text:p text:style-name="Preformatted_20_Text">もうすぐ会えるなァ、楽しみだぜ……</text:p>
      <text:p text:style-name="Preformatted_20_Text">なあ、ヴェロニカぁ……。</text:p>
      <text:p text:style-name="Preformatted_20_Text">Veronica .......</text:p>
      <text:p text:style-name="Preformatted_20_Text">You're doing pretty well with just a hodgepodge of troops. ......</text:p>
      <text:p text:style-name="Preformatted_20_Text">I guess I should have warded the level down a bit more firmly.</text:p>
      <text:p text:style-name="Preformatted_20_Text">Oh well. ......</text:p>
      <text:p text:style-name="Preformatted_20_Text">If Nia can't do it, it's just until I get there.</text:p>
      <text:p text:style-name="Preformatted_20_Text">Kihihi!!!</text:p>
      <text:p text:style-name="Preformatted_20_Text">I'll see you soon, man. I'm looking forward to it. ......</text:p>
      <text:p text:style-name="Preformatted_20_Text">Hey, Veronica... ......</text:p>
      <text:p text:style-name="Preformatted_20_Text"/>
      <text:p text:style-name="Preformatted_20_Text">C:\Users\James Phillips\Desktop\Games\WargameAliceGit\MinimizedScenarios\min_s0810.txt</text:p>
      <text:p text:style-name="Preformatted_20_Text">エカテリーナ要塞</text:p>
      <text:p text:style-name="Preformatted_20_Text">Yekaterina Fortress</text:p>
      <text:p text:style-name="Preformatted_20_Text">#ヴェロニカ</text:p>
      <text:p text:style-name="Preformatted_20_Text">右翼と左翼は前進して敵軍の横をついて！</text:p>
      <text:p text:style-name="Preformatted_20_Text">中央軍は敵を食い止めるのよ！！</text:p>
      <text:p text:style-name="Preformatted_20_Text">みんな頑張って！　耐えるのよ！！</text:p>
      <text:p text:style-name="Preformatted_20_Text">Right and left flanks, advance and flank the enemy!</text:p>
      <text:p text:style-name="Preformatted_20_Text">The Central Army must hold the enemy off!</text:p>
      <text:p text:style-name="Preformatted_20_Text">Hold on, everyone!　Hold your ground!</text:p>
      <text:p text:style-name="Preformatted_20_Text">[cn]</text:p>
      <text:p text:style-name="Preformatted_20_Text">エカテリーナ要塞は守りの薄い小さな要塞だった。</text:p>
      <text:p text:style-name="Preformatted_20_Text">壁の高さはマジノラインやレーニングラッド要塞と比べると半分にも満たず、</text:p>
      <text:p text:style-name="Preformatted_20_Text">敵は城壁の上までやすやすと登ってきていた。</text:p>
      <text:p text:style-name="Preformatted_20_Text">Fortress Yekaterina was a small, poorly defended fortress.</text:p>
      <text:p text:style-name="Preformatted_20_Text">Its walls were less than half as high as those of Maginot Line and Leningrad.</text:p>
      <text:p text:style-name="Preformatted_20_Text">The enemy could easily climb to the top of the walls.</text:p>
      <text:p text:style-name="Preformatted_20_Text">#ヴェロニカの部下</text:p>
      <text:p text:style-name="Preformatted_20_Text">西門が破られました！！</text:p>
      <text:p text:style-name="Preformatted_20_Text">敵がなだれ込んできます！！</text:p>
      <text:p text:style-name="Preformatted_20_Text"><text:soft-page-break/>The west gate has been breached!</text:p>
      <text:p text:style-name="Preformatted_20_Text">The enemy is pouring in!</text:p>
      <text:p text:style-name="Preformatted_20_Text">#ニア</text:p>
      <text:p text:style-name="Preformatted_20_Text">キャハハハハハッ！！</text:p>
      <text:p text:style-name="Preformatted_20_Text">ライザから援軍もらったもんね！</text:p>
      <text:p text:style-name="Preformatted_20_Text">こんな小さい砦、力押しでもらくしょーだよ！</text:p>
      <text:p text:style-name="Preformatted_20_Text">Cahahahahahaha!</text:p>
      <text:p text:style-name="Preformatted_20_Text">Ryza gave us reinforcements!</text:p>
      <text:p text:style-name="Preformatted_20_Text">It's easy to force your way through such a small fort!</text:p>
      <text:p text:style-name="Preformatted_20_Text">#ヴェロニカ</text:p>
      <text:p text:style-name="Preformatted_20_Text">ニア！！</text:p>
      <text:p text:style-name="Preformatted_20_Text">Nia!</text:p>
      <text:p text:style-name="Preformatted_20_Text">#ニア</text:p>
      <text:p text:style-name="Preformatted_20_Text">ああっ！　ヴェロニカだ！！</text:p>
      <text:p text:style-name="Preformatted_20_Text">キヒヒッ！　</text:p>
      <text:p text:style-name="Preformatted_20_Text">ねえねえ、私たちに裏切られて今どんな気分？</text:p>
      <text:p text:style-name="Preformatted_20_Text">悔しい？</text:p>
      <text:p text:style-name="Preformatted_20_Text">　悔しい？</text:p>
      <text:p text:style-name="Preformatted_20_Text">Ah!　Veronica!</text:p>
      <text:p text:style-name="Preformatted_20_Text">Kihihi!　</text:p>
      <text:p text:style-name="Preformatted_20_Text">Hey, hey, how do you feel now that we betrayed you?</text:p>
      <text:p text:style-name="Preformatted_20_Text">Chagrined?</text:p>
      <text:p text:style-name="Preformatted_20_Text">　Chagrined?</text:p>
      <text:p text:style-name="Preformatted_20_Text">#ヴェロニカ</text:p>
      <text:p text:style-name="Preformatted_20_Text">いいえ、この結果は私の未熟さが招いたもの……。</text:p>
      <text:p text:style-name="Preformatted_20_Text">ですから、私はこの戦いに勝ってあなたたちを反省させる義務があります。</text:p>
      <text:p text:style-name="Preformatted_20_Text">No, this outcome was caused by my immaturity .......</text:p>
      <text:p text:style-name="Preformatted_20_Text">Therefore, I am obligated to win this battle and make you sorry.</text:p>
      <text:p text:style-name="Preformatted_20_Text">#ニア</text:p>
      <text:p text:style-name="Preformatted_20_Text">えー、なにそれ。</text:p>
      <text:p text:style-name="Preformatted_20_Text">ちょーつまんないんですけどぉー。</text:p>
      <text:p text:style-name="Preformatted_20_Text">もういいや、キヒヒッ……ヴェロニカぁ。</text:p>
      <text:p text:style-name="Preformatted_20_Text">死んじゃえええーーー！！</text:p>
      <text:p text:style-name="Preformatted_20_Text">Oh, what's that?</text:p>
      <text:p text:style-name="Preformatted_20_Text">It's so boring.</text:p>
      <text:p text:style-name="Preformatted_20_Text">Enough already, kihihihihihihi...... Veronica.</text:p>
      <text:p text:style-name="Preformatted_20_Text">You're dead!</text:p>
      <text:p text:style-name="Preformatted_20_Text"/>
      <text:p text:style-name="Preformatted_20_Text">C:\Users\James Phillips\Desktop\Games\WargameAliceGit\MinimizedScenarios\min_s0811.txt</text:p>
      <text:p text:style-name="Preformatted_20_Text">ペトロパブロフスク街道東</text:p>
      <text:p text:style-name="Preformatted_20_Text">Petropavlovsk Road East</text:p>
      <text:p text:style-name="Preformatted_20_Text">#エリ</text:p>
      <text:p text:style-name="Preformatted_20_Text">ああっ！　こら！！</text:p>
      <text:p text:style-name="Preformatted_20_Text">逃げるな、戦えーーー！！</text:p>
      <text:p text:style-name="Preformatted_20_Text">Aah!　Hey!</text:p>
      <text:p text:style-name="Preformatted_20_Text">Don't run away, fight!</text:p>
      <text:p text:style-name="Preformatted_20_Text">[cn]</text:p>
      <text:p text:style-name="Preformatted_20_Text">連日敗戦を重ね、民兵で構成されたエリたちの軍勢は支離滅裂状態となっていた。</text:p>
      <text:p text:style-name="Preformatted_20_Text">毎日数百人の逃亡者が出ており、士気も兵数も圧倒的に足りない状況だった。</text:p>
      <text:p text:style-name="Preformatted_20_Text">After repeated defeats day after day, Eri's army, composed of militiamen, was in a state of disarray.</text:p>
      <text:p text:style-name="Preformatted_20_Text">Hundreds of people were fleeing every day, and morale and the number of soldiers were overwhelmingly insufficient.</text:p>
      <text:p text:style-name="Preformatted_20_Text">#シードル</text:p>
      <text:p text:style-name="Preformatted_20_Text">エリ様、ここはいっそレーニングラッド要塞まで後退して、そこで再起を図るのがよろしいかと。</text:p>
      <text:p text:style-name="Preformatted_20_Text">Dear Eli, I think it would be better to retreat to the fortress of Leningrad and try to regroup there.</text:p>
      <text:p text:style-name="Preformatted_20_Text">#エリ</text:p>
      <text:p text:style-name="Preformatted_20_Text">私に逃げろっていうの！？</text:p>
      <text:p text:style-name="Preformatted_20_Text">そんなのいやよ！　絶対ないわ！！</text:p>
      <text:p text:style-name="Preformatted_20_Text">You want me to run away!</text:p>
      <text:p text:style-name="Preformatted_20_Text">No way!　Absolutely not!</text:p>
      <text:p text:style-name="Preformatted_20_Text">#シードル</text:p>
      <text:p text:style-name="Preformatted_20_Text">引くも作戦のうちです。</text:p>
      <text:p text:style-name="Preformatted_20_Text">さあ！　お引き退きを！！</text:p>
      <text:p text:style-name="Preformatted_20_Text">Pulling back is part of the plan.</text:p>
      <text:p text:style-name="Preformatted_20_Text"><text:soft-page-break/>Come on!　Pull back!</text:p>
      <text:p text:style-name="Preformatted_20_Text">#エリ</text:p>
      <text:p text:style-name="Preformatted_20_Text">きーーー！！　この馬鹿ッ！！</text:p>
      <text:p text:style-name="Preformatted_20_Text">Keeee!　You idiot!</text:p>
      <text:p text:style-name="Preformatted_20_Text">#シードル</text:p>
      <text:p text:style-name="Preformatted_20_Text">いたいっ！！</text:p>
      <text:p text:style-name="Preformatted_20_Text">Ow!</text:p>
      <text:p text:style-name="Preformatted_20_Text">#エリ</text:p>
      <text:p text:style-name="Preformatted_20_Text">全軍退却！！　シードルはしんがりを務めなさい！！</text:p>
      <text:p text:style-name="Preformatted_20_Text">All troops retreat!　Cedars, stand guard!</text:p>
      <text:p text:style-name="Preformatted_20_Text">#シードル</text:p>
      <text:p text:style-name="Preformatted_20_Text">いてて……</text:p>
      <text:p text:style-name="Preformatted_20_Text">はい、承知しました……。</text:p>
      <text:p text:style-name="Preformatted_20_Text">Stay put: ......</text:p>
      <text:p text:style-name="Preformatted_20_Text">Yes, sir. ......</text:p>
      <text:p text:style-name="Preformatted_20_Text"/>
      <text:p text:style-name="Preformatted_20_Text">C:\Users\James Phillips\Desktop\Games\WargameAliceGit\MinimizedScenarios\min_s0812.txt</text:p>
      <text:p text:style-name="Preformatted_20_Text">モスクの森南。</text:p>
      <text:p text:style-name="Preformatted_20_Text">ここでの戦いでヴェロニカ軍がとったのはゲリラ戦の形だった。</text:p>
      <text:p text:style-name="Preformatted_20_Text">South of the mosque forest.</text:p>
      <text:p text:style-name="Preformatted_20_Text">In the battle here, Veronica's army took a form of guerrilla warfare.</text:p>
      <text:p text:style-name="Preformatted_20_Text">#ヴェロニカ</text:p>
      <text:p text:style-name="Preformatted_20_Text">まだよ……、よく引き付けて。</text:p>
      <text:p text:style-name="Preformatted_20_Text">Not yet. ......, attract well.</text:p>
      <text:p text:style-name="Preformatted_20_Text">[cn]</text:p>
      <text:p text:style-name="Preformatted_20_Text">ニア軍が進軍しているそばの茂みには、大量の伏兵が潜伏していた。</text:p>
      <text:p text:style-name="Preformatted_20_Text">森の中にはトラップや伏兵などの障害が張り巡らされ</text:p>
      <text:p text:style-name="Preformatted_20_Text">ニア軍は昼夜問わずヴェロニカ軍に襲われるのだ。</text:p>
      <text:p text:style-name="Preformatted_20_Text">A large number of ambush soldiers were hiding in the bushes near where Nia's army was advancing.</text:p>
      <text:p text:style-name="Preformatted_20_Text">The forest was littered with traps, ambush soldiers, and other obstacles.</text:p>
      <text:p text:style-name="Preformatted_20_Text">Nia's army would be attacked by Veronica's army day and night.</text:p>
      <text:p text:style-name="Preformatted_20_Text">#ニア</text:p>
      <text:p text:style-name="Preformatted_20_Text">ぜえ……ぜえ……。</text:p>
      <text:p text:style-name="Preformatted_20_Text">もう！！</text:p>
      <text:p text:style-name="Preformatted_20_Text">一体どんだけ歩かせるのよ！！</text:p>
      <text:p text:style-name="Preformatted_20_Text">迷ってるんじゃないのォ？</text:p>
      <text:p text:style-name="Preformatted_20_Text">Jezebel ...... Jezebel .......</text:p>
      <text:p text:style-name="Preformatted_20_Text">Oh my God!!!</text:p>
      <text:p text:style-name="Preformatted_20_Text">How much more do you want me to walk!</text:p>
      <text:p text:style-name="Preformatted_20_Text">Are you lost or what?</text:p>
      <text:p text:style-name="Preformatted_20_Text">#ヴェロニカ</text:p>
      <text:p text:style-name="Preformatted_20_Text">今よっ！！　突撃ッ！！</text:p>
      <text:p text:style-name="Preformatted_20_Text">Now!　Charge!</text:p>
      <text:p text:style-name="Preformatted_20_Text">#ニア</text:p>
      <text:p text:style-name="Preformatted_20_Text">まっ、またあ！？</text:p>
      <text:p text:style-name="Preformatted_20_Text">ちょっと！　早く反撃しなさいよ！！</text:p>
      <text:p text:style-name="Preformatted_20_Text">もぉヤダぁーーー！！！！</text:p>
      <text:p text:style-name="Preformatted_20_Text">Oh, no!</text:p>
      <text:p text:style-name="Preformatted_20_Text">Hey!　Come on, fight back!</text:p>
      <text:p text:style-name="Preformatted_20_Text">Oh noooooo ！！！！</text:p>
      <text:p text:style-name="Preformatted_20_Text"/>
      <text:p text:style-name="Preformatted_20_Text">C:\Users\James Phillips\Desktop\Games\WargameAliceGit\MinimizedScenarios\min_s0813A.txt</text:p>
      <text:p text:style-name="Preformatted_20_Text">モスクの森南。</text:p>
      <text:p text:style-name="Preformatted_20_Text">Mosque Forest South.</text:p>
      <text:p text:style-name="Preformatted_20_Text">#ヴェロニカ</text:p>
      <text:p text:style-name="Preformatted_20_Text">そろそろ潮時ね……。</text:p>
      <text:p text:style-name="Preformatted_20_Text">総員撤退よ！！</text:p>
      <text:p text:style-name="Preformatted_20_Text">It's time to move on. ......</text:p>
      <text:p text:style-name="Preformatted_20_Text">All hands retreat!!!!</text:p>
      <text:p text:style-name="Preformatted_20_Text">[cn]</text:p>
      <text:p text:style-name="Preformatted_20_Text">多くが民兵で構成されたヴェロニカの軍隊。</text:p>
      <text:p text:style-name="Preformatted_20_Text">ゲリラ戦をするにはあまりにも経験が足りなかった。</text:p>
      <text:p text:style-name="Preformatted_20_Text">そのため、ゲリラ戦にもかかわらず数日で切り上げなければならなかった。</text:p>
      <text:p text:style-name="Preformatted_20_Text"><text:soft-page-break/>Veronica's army, composed mostly of militia.</text:p>
      <text:p text:style-name="Preformatted_20_Text">They were too inexperienced for guerrilla warfare.</text:p>
      <text:p text:style-name="Preformatted_20_Text">Therefore, despite the guerrilla warfare, it had to be rounded up in a few days.</text:p>
      <text:p text:style-name="Preformatted_20_Text">#ニア</text:p>
      <text:p text:style-name="Preformatted_20_Text">……………。</text:p>
      <text:p text:style-name="Preformatted_20_Text">……あ？</text:p>
      <text:p text:style-name="Preformatted_20_Text">................</text:p>
      <text:p text:style-name="Preformatted_20_Text">...... Oh?</text:p>
      <text:p text:style-name="Preformatted_20_Text">[cn]</text:p>
      <text:p text:style-name="Preformatted_20_Text">しかし、それでも効果は絶大のようで、</text:p>
      <text:p text:style-name="Preformatted_20_Text">数日の間昼夜問わず魔法の雨にさらされたニアの軍はすっかり疲弊していた。</text:p>
      <text:p text:style-name="Preformatted_20_Text">But even so, the effects seemed to be immense</text:p>
      <text:p text:style-name="Preformatted_20_Text">Nia's army was completely exhausted after being exposed to the rain of magic day and night for several days.</text:p>
      <text:p text:style-name="Preformatted_20_Text">#ニア</text:p>
      <text:p text:style-name="Preformatted_20_Text">あっ……あいつら、撤退していくぞ……。</text:p>
      <text:p text:style-name="Preformatted_20_Text">お、追えええ……。</text:p>
      <text:p text:style-name="Preformatted_20_Text">Oh ...... those guys are retreating .......</text:p>
      <text:p text:style-name="Preformatted_20_Text">Oh, chase after them: .......</text:p>
      <text:p text:style-name="Preformatted_20_Text">#ヴェロニカ部下</text:p>
      <text:p text:style-name="Preformatted_20_Text">ヴェロニカ様！　敵勢が追ってまいります。</text:p>
      <text:p text:style-name="Preformatted_20_Text">Veronica-sama!　The enemy forces are pursuing us.</text:p>
      <text:p text:style-name="Preformatted_20_Text">#ヴェロニカ</text:p>
      <text:p text:style-name="Preformatted_20_Text">ええ、わかったわ。</text:p>
      <text:p text:style-name="Preformatted_20_Text">しんがりを頼めるかしら。</text:p>
      <text:p text:style-name="Preformatted_20_Text">Yeah, okay.</text:p>
      <text:p text:style-name="Preformatted_20_Text">Will you be our bodyguard?</text:p>
      <text:p text:style-name="Preformatted_20_Text">#ヴェロニカ部下</text:p>
      <text:p text:style-name="Preformatted_20_Text">はっ！　お任せください！！</text:p>
      <text:p text:style-name="Preformatted_20_Text">Ha!　Leave it to me!</text:p>
      <text:p text:style-name="Preformatted_20_Text"/>
      <text:p text:style-name="Preformatted_20_Text">C:\Users\James Phillips\Desktop\Games\WargameAliceGit\MinimizedScenarios\min_s0814.txt</text:p>
      <text:p text:style-name="Preformatted_20_Text">モスクの森北。</text:p>
      <text:p text:style-name="Preformatted_20_Text">Mosque Forest North.</text:p>
      <text:p text:style-name="Preformatted_20_Text">#ヴェロニカ</text:p>
      <text:p text:style-name="Preformatted_20_Text">今よッ！　突撃ー！！</text:p>
      <text:p text:style-name="Preformatted_20_Text">Now!　Assault!</text:p>
      <text:p text:style-name="Preformatted_20_Text">#ニア</text:p>
      <text:p text:style-name="Preformatted_20_Text">まっ、またあ！？</text:p>
      <text:p text:style-name="Preformatted_20_Text">Oh, no, not again!</text:p>
      <text:p text:style-name="Preformatted_20_Text"/>
      <text:p text:style-name="Preformatted_20_Text">C:\Users\James Phillips\Desktop\Games\WargameAliceGit\MinimizedScenarios\min_s0815A.txt</text:p>
      <text:p text:style-name="Preformatted_20_Text">モスクの森北。</text:p>
      <text:p text:style-name="Preformatted_20_Text">Mosque Forest North.</text:p>
      <text:p text:style-name="Preformatted_20_Text">#ヴェロニカ</text:p>
      <text:p text:style-name="Preformatted_20_Text">総員退避っ！！</text:p>
      <text:p text:style-name="Preformatted_20_Text">All hands clear!!!!!!!</text:p>
      <text:p text:style-name="Preformatted_20_Text">#ニア</text:p>
      <text:p text:style-name="Preformatted_20_Text">……もうヤダ。もうヤダーーー！！</text:p>
      <text:p text:style-name="Preformatted_20_Text">なによ毎晩毎晩毎晩毎晩！！！！</text:p>
      <text:p text:style-name="Preformatted_20_Text">寝かせろよ！！</text:p>
      <text:p text:style-name="Preformatted_20_Text">この私を寝かせろーーー！！！！</text:p>
      <text:p text:style-name="Preformatted_20_Text">......Ya-da-da. Oh no!</text:p>
      <text:p text:style-name="Preformatted_20_Text">What? Every night, every night, every night, every night ！！！！</text:p>
      <text:p text:style-name="Preformatted_20_Text">Let me sleep!</text:p>
      <text:p text:style-name="Preformatted_20_Text">Let me sleep this meeeeeeeeeeeeeeeeeeeeeeeeeeeeeeeeeeeeeeeeeeeeeeeeeeeeeeee! ！！！！</text:p>
      <text:p text:style-name="Preformatted_20_Text"/>
      <text:p text:style-name="Preformatted_20_Text">C:\Users\James Phillips\Desktop\Games\WargameAliceGit\MinimizedScenarios\min_s0816.txt</text:p>
      <text:p text:style-name="Preformatted_20_Text">レーニングラッド要塞。</text:p>
      <text:p text:style-name="Preformatted_20_Text">ヴェロニカ陣営。</text:p>
      <text:p text:style-name="Preformatted_20_Text">Fort Leningrad.</text:p>
      <text:p text:style-name="Preformatted_20_Text">Veronica camp.</text:p>
      <text:p text:style-name="Preformatted_20_Text">#エリ</text:p>
      <text:p text:style-name="Preformatted_20_Text">ああっ、ヴェロニカ様！</text:p>
      <text:p text:style-name="Preformatted_20_Text"><text:soft-page-break/>ご無事で何よりです。</text:p>
      <text:p text:style-name="Preformatted_20_Text">Ah, Veronica-sama!</text:p>
      <text:p text:style-name="Preformatted_20_Text">I'm so glad you're safe.</text:p>
      <text:p text:style-name="Preformatted_20_Text">#ヴェロニカ</text:p>
      <text:p text:style-name="Preformatted_20_Text">ええ、ご苦労様、エリ。</text:p>
      <text:p text:style-name="Preformatted_20_Text">それにシードルも。</text:p>
      <text:p text:style-name="Preformatted_20_Text">Yes, thank you, Eli.</text:p>
      <text:p text:style-name="Preformatted_20_Text">And the cider.</text:p>
      <text:p text:style-name="Preformatted_20_Text">#シードル</text:p>
      <text:p text:style-name="Preformatted_20_Text">は、はい！　恐縮です。</text:p>
      <text:p text:style-name="Preformatted_20_Text">Ha, yes!　I'm so sorry.</text:p>
      <text:p text:style-name="Preformatted_20_Text">[cn]</text:p>
      <text:p text:style-name="Preformatted_20_Text">げしっ！</text:p>
      <text:p text:style-name="Preformatted_20_Text">Geesh!</text:p>
      <text:p text:style-name="Preformatted_20_Text">#シードル</text:p>
      <text:p text:style-name="Preformatted_20_Text">いたあっ！！</text:p>
      <text:p text:style-name="Preformatted_20_Text">なっ、何するんですかエリ様！！</text:p>
      <text:p text:style-name="Preformatted_20_Text">Ow!</text:p>
      <text:p text:style-name="Preformatted_20_Text">What are you doing, Eri-sama!</text:p>
      <text:p text:style-name="Preformatted_20_Text">#エリ</text:p>
      <text:p text:style-name="Preformatted_20_Text">あんた、何顔赤くしてんのよ！！</text:p>
      <text:p text:style-name="Preformatted_20_Text">ヴェロニカ様をそういう目で見てるんじゃないでしょうね！！</text:p>
      <text:p text:style-name="Preformatted_20_Text">私の奴隷のくせに生意気なのよ！！</text:p>
      <text:p text:style-name="Preformatted_20_Text">What are you blushing for!</text:p>
      <text:p text:style-name="Preformatted_20_Text">I hope you're not looking at Veronica that way!</text:p>
      <text:p text:style-name="Preformatted_20_Text">You're my slave, and you're so cocky!</text:p>
      <text:p text:style-name="Preformatted_20_Text">#シードル</text:p>
      <text:p text:style-name="Preformatted_20_Text">そっ、そんな理不尽な……。</text:p>
      <text:p text:style-name="Preformatted_20_Text">That's so unreasonable .......</text:p>
      <text:p text:style-name="Preformatted_20_Text">#ヴェロニカ</text:p>
      <text:p text:style-name="Preformatted_20_Text">まあまあ、エリ。</text:p>
      <text:p text:style-name="Preformatted_20_Text">ともかく二人とも無事でよかったわ。</text:p>
      <text:p text:style-name="Preformatted_20_Text">さあ、ここからが正念場よ。</text:p>
      <text:p text:style-name="Preformatted_20_Text">ここで相手の兵力を削って、一気に決戦に持ち込むわ</text:p>
      <text:p text:style-name="Preformatted_20_Text">Well, well, well, Eli.</text:p>
      <text:p text:style-name="Preformatted_20_Text">I'm glad you're both okay.</text:p>
      <text:p text:style-name="Preformatted_20_Text">Now comes the crucial moment.</text:p>
      <text:p text:style-name="Preformatted_20_Text">We're going to cut down their army and bring them to a decisive battle.</text:p>
      <text:p text:style-name="Preformatted_20_Text">#エリ</text:p>
      <text:p text:style-name="Preformatted_20_Text">はいっ！</text:p>
      <text:p text:style-name="Preformatted_20_Text">Yes!</text:p>
      <text:p text:style-name="Preformatted_20_Text">#シードル</text:p>
      <text:p text:style-name="Preformatted_20_Text">承知しました！</text:p>
      <text:p text:style-name="Preformatted_20_Text">Yes, sir!</text:p>
      <text:p text:style-name="Preformatted_20_Text">[cn]</text:p>
      <text:p text:style-name="Preformatted_20_Text">一方ライザ陣営。</text:p>
      <text:p text:style-name="Preformatted_20_Text">Meanwhile, Ryza's camp.</text:p>
      <text:p text:style-name="Preformatted_20_Text">#ライザ</text:p>
      <text:p text:style-name="Preformatted_20_Text">なっ、なんだこれは！！</text:p>
      <text:p text:style-name="Preformatted_20_Text">おいニア！</text:p>
      <text:p text:style-name="Preformatted_20_Text">こんな疲れた兵じゃ使い物にならんぞ！！</text:p>
      <text:p text:style-name="Preformatted_20_Text">Hey, what the hell!</text:p>
      <text:p text:style-name="Preformatted_20_Text">Hey, Nia!</text:p>
      <text:p text:style-name="Preformatted_20_Text">You're no use to us with these tired soldiers!</text:p>
      <text:p text:style-name="Preformatted_20_Text">#ニア</text:p>
      <text:p text:style-name="Preformatted_20_Text">ご、ごめんなさい～！</text:p>
      <text:p text:style-name="Preformatted_20_Text">だってヴェロニカのやつが卑怯でぇ……。</text:p>
      <text:p text:style-name="Preformatted_20_Text">Oh, I'm sorry~!</text:p>
      <text:p text:style-name="Preformatted_20_Text">Because that Veronica guy was a coward. ......</text:p>
      <text:p text:style-name="Preformatted_20_Text">#ライザ</text:p>
      <text:p text:style-name="Preformatted_20_Text">卑怯だろうが何だろうが負けは負けだろうがッ！！</text:p>
      <text:p text:style-name="Preformatted_20_Text">しかも私の援軍まで使い物にならなくしやがって……</text:p>
      <text:p text:style-name="Preformatted_20_Text">アレの完成を急がないと……</text:p>
      <text:p text:style-name="Preformatted_20_Text"><text:soft-page-break/>先にやられちまうぞ。</text:p>
      <text:p text:style-name="Preformatted_20_Text">Cowardice or not, a defeat is a defeat!</text:p>
      <text:p text:style-name="Preformatted_20_Text">And she even made my reinforcements useless. ......</text:p>
      <text:p text:style-name="Preformatted_20_Text">Hurry up and finish that thing or you're going to get hit before I do. ......</text:p>
      <text:p text:style-name="Preformatted_20_Text">You'll be the first to go down.</text:p>
      <text:p text:style-name="Preformatted_20_Text">[cn]</text:p>
      <text:p text:style-name="Preformatted_20_Text">レーニングラッド要塞の包囲が完了したのは、それから間もなくのことだった。</text:p>
      <text:p text:style-name="Preformatted_20_Text">It was not long after that the siege of Fort Leningrad was completed.</text:p>
      <text:p text:style-name="Preformatted_20_Text"/>
      <text:p text:style-name="Preformatted_20_Text">C:\Users\James Phillips\Desktop\Games\WargameAliceGit\MinimizedScenarios\min_s0817.txt</text:p>
      <text:p text:style-name="Preformatted_20_Text">レーニングラッド要塞</text:p>
      <text:p text:style-name="Preformatted_20_Text">Fort Leningrad</text:p>
      <text:p text:style-name="Preformatted_20_Text">#ライザ</text:p>
      <text:p text:style-name="Preformatted_20_Text">サンダーボルトッ！！</text:p>
      <text:p text:style-name="Preformatted_20_Text">Thunderbolt!</text:p>
      <text:p text:style-name="Preformatted_20_Text">#ヴェロニカ軍兵士</text:p>
      <text:p text:style-name="Preformatted_20_Text">ぎゃああああーーー！！</text:p>
      <text:p text:style-name="Preformatted_20_Text">Geeeeeeeeeeeeeeeeeeeeeeeeeeeeeeeeeeeeeeeeeeeeeeeeeeeeeeeeeeeeeeeee!</text:p>
      <text:p text:style-name="Preformatted_20_Text">#ライザ</text:p>
      <text:p text:style-name="Preformatted_20_Text">おらーーー！！！</text:p>
      <text:p text:style-name="Preformatted_20_Text">死にてえ奴はかかってきやがれェーーー！！！！</text:p>
      <text:p text:style-name="Preformatted_20_Text">Oooooooooooooooooooooooooooooooooooooooooooooooooooooooo!</text:p>
      <text:p text:style-name="Preformatted_20_Text">Anyone who wants to die, come at me... ！！！！</text:p>
      <text:p text:style-name="Preformatted_20_Text"/>
      <text:p text:style-name="Preformatted_20_Text">C:\Users\James Phillips\Desktop\Games\WargameAliceGit\MinimizedScenarios\min_s0818.txt</text:p>
      <text:p text:style-name="Preformatted_20_Text">[cn]</text:p>
      <text:p text:style-name="Preformatted_20_Text">レーニングラッド要塞での初戦は、双方に多くの被害を出した。</text:p>
      <text:p text:style-name="Preformatted_20_Text">特にヴェロニカ本隊が守る南側の壁はライザ本隊があたり、</text:p>
      <text:p text:style-name="Preformatted_20_Text">正規兵対正規兵の熾烈な争いとなり、この日の戦いで最も多くの被害を出した場所となった。</text:p>
      <text:p text:style-name="Preformatted_20_Text">The first battle at Fort Leningrad caused a lot of damage on both sides.</text:p>
      <text:p text:style-name="Preformatted_20_Text">In particular, the south wall, defended by Veronica's main body, was hit by Ryza's main body.</text:p>
      <text:p text:style-name="Preformatted_20_Text">It was a fierce battle of regulars against regulars, and was the most heavily damaged area of the day's fighting.</text:p>
      <text:p text:style-name="Preformatted_20_Text"/>
      <text:p text:style-name="Preformatted_20_Text">C:\Users\James Phillips\Desktop\Games\WargameAliceGit\MinimizedScenarios\min_s0819.txt</text:p>
      <text:p text:style-name="Preformatted_20_Text">#エリ</text:p>
      <text:p text:style-name="Preformatted_20_Text">そーれ、放てーーー！！！</text:p>
      <text:p text:style-name="Preformatted_20_Text">フフフッ！！　いいわよぉ、どんどん敵が倒れていくじゃない！！</text:p>
      <text:p text:style-name="Preformatted_20_Text">ねえシードル！！</text:p>
      <text:p text:style-name="Preformatted_20_Text">Let go of me, let go of me!</text:p>
      <text:p text:style-name="Preformatted_20_Text">Hmph!　Okay, oh, the enemies are falling faster and faster!</text:p>
      <text:p text:style-name="Preformatted_20_Text">Hey Cedar!</text:p>
      <text:p text:style-name="Preformatted_20_Text">#シードル</text:p>
      <text:p text:style-name="Preformatted_20_Text">ええ、この戦い、こちらが完全に主導権を握っております。</text:p>
      <text:p text:style-name="Preformatted_20_Text">さあ、このまま一気に畳みかけてしまいましょう。</text:p>
      <text:p text:style-name="Preformatted_20_Text">Yes, we are completely in control of this battle.</text:p>
      <text:p text:style-name="Preformatted_20_Text">Now, let's just keep on folding at once.</text:p>
      <text:p text:style-name="Preformatted_20_Text">#エリ</text:p>
      <text:p text:style-name="Preformatted_20_Text">ええ、シードル！　行ってきなさい！！</text:p>
      <text:p text:style-name="Preformatted_20_Text">Yeah, Cedar!　Go on, go on!</text:p>
      <text:p text:style-name="Preformatted_20_Text">#シードル</text:p>
      <text:p text:style-name="Preformatted_20_Text">はっ！</text:p>
      <text:p text:style-name="Preformatted_20_Text">Ha!</text:p>
      <text:p text:style-name="Preformatted_20_Text">[cn]</text:p>
      <text:p text:style-name="Preformatted_20_Text">二日目の戦い。</text:p>
      <text:p text:style-name="Preformatted_20_Text">ここで初めてヴェロニカ側から仕掛けることになった。</text:p>
      <text:p text:style-name="Preformatted_20_Text">シードルが先陣を切って外で交戦する敵へ突っ込んでいったのだ</text:p>
      <text:p text:style-name="Preformatted_20_Text">The second day of the battle.</text:p>
      <text:p text:style-name="Preformatted_20_Text">Here, for the first time, Veronica's side was to take the initiative.</text:p>
      <text:p text:style-name="Preformatted_20_Text">Cidre took the initiative, charging into the enemy engaged outside.</text:p>
      <text:p text:style-name="Preformatted_20_Text"/>
      <text:p text:style-name="Preformatted_20_Text">C:\Users\James Phillips\Desktop\Games\WargameAliceGit\MinimizedScenarios\min_s0820.txt</text:p>
      <text:p text:style-name="Preformatted_20_Text">レーニングラッド要塞での戦いは長期戦へと突入していた。</text:p>
      <text:p text:style-name="Preformatted_20_Text">ここになって、両軍の戦力差が表れてきた。</text:p>
      <text:p text:style-name="Preformatted_20_Text"><text:soft-page-break/>ライザ軍の猛攻が弱まってきたのだ。</text:p>
      <text:p text:style-name="Preformatted_20_Text">The battle at Fort Leningrad had entered a prolonged war.</text:p>
      <text:p text:style-name="Preformatted_20_Text">Here, the difference in strength between the two armies began to show.</text:p>
      <text:p text:style-name="Preformatted_20_Text">The onslaught of Ryza's army was weakening.</text:p>
      <text:p text:style-name="Preformatted_20_Text">#ヴェロニカ</text:p>
      <text:p text:style-name="Preformatted_20_Text">効いてきたわね……。</text:p>
      <text:p text:style-name="Preformatted_20_Text">だれかいますか！</text:p>
      <text:p text:style-name="Preformatted_20_Text">It's working. ......</text:p>
      <text:p text:style-name="Preformatted_20_Text">Anybody out there!</text:p>
      <text:p text:style-name="Preformatted_20_Text">#ヴェロニカ部下</text:p>
      <text:p text:style-name="Preformatted_20_Text">はっ！</text:p>
      <text:p text:style-name="Preformatted_20_Text">Ha!</text:p>
      <text:p text:style-name="Preformatted_20_Text">#ヴェロニカ</text:p>
      <text:p text:style-name="Preformatted_20_Text">エリに、あと少しで総攻撃を開始すると伝えてちょうだい。</text:p>
      <text:p text:style-name="Preformatted_20_Text">Tell Eli we're about to launch a full assault.</text:p>
      <text:p text:style-name="Preformatted_20_Text">#ヴェロニカ部下</text:p>
      <text:p text:style-name="Preformatted_20_Text">はっ！</text:p>
      <text:p text:style-name="Preformatted_20_Text">Ha!</text:p>
      <text:p text:style-name="Preformatted_20_Text">[cn]</text:p>
      <text:p text:style-name="Preformatted_20_Text">ヴェロニカの森でのゲリラ作戦が効いてきたのだ。</text:p>
      <text:p text:style-name="Preformatted_20_Text">最初の方はライザ側で戦っていた健康な兵たちがヴェロニカとエリの軍勢に猛攻撃を加えていたが、</text:p>
      <text:p text:style-name="Preformatted_20_Text">その兵士たちも連日の戦いで疲弊していった。</text:p>
      <text:p text:style-name="Preformatted_20_Text">残ったニアの兵は森でのゲリラ作戦のおかげでいまだ使い物にならない。</text:p>
      <text:p text:style-name="Preformatted_20_Text">一方のヴェロニカ陣営はエリは比較的早めに撤退し被害は軽微、</text:p>
      <text:p text:style-name="Preformatted_20_Text">ヴェロニカに至っては森に入ってからというもの被害がほぼなかったため、</text:p>
      <text:p text:style-name="Preformatted_20_Text">ほとんど万全の状態だったのだ。</text:p>
      <text:p text:style-name="Preformatted_20_Text">The guerrilla campaign in Veronica's forest has worked.</text:p>
      <text:p text:style-name="Preformatted_20_Text">In the beginning, the healthy soldiers fighting on Ryza's side had attacked Veronica's and Eli's forces with ferocity.</text:p>
      <text:p text:style-name="Preformatted_20_Text">But these soldiers, too, were exhausted by the daily battles.</text:p>
      <text:p text:style-name="Preformatted_20_Text">The remaining Nia soldiers were still useless thanks to the guerrilla campaign in the forest.</text:p>
      <text:p text:style-name="Preformatted_20_Text">On the other hand, Veronica's troops suffered only minor damage as Eli retreated relatively early.</text:p>
      <text:p text:style-name="Preformatted_20_Text">Veronica's troops had suffered almost no damage since they had entered the forest.</text:p>
      <text:p text:style-name="Preformatted_20_Text">Veronica's team was in almost perfect condition.</text:p>
      <text:p text:style-name="Preformatted_20_Text">#ライザ</text:p>
      <text:p text:style-name="Preformatted_20_Text">ちっ！　あれさえ早く届けば……。</text:p>
      <text:p text:style-name="Preformatted_20_Text">早くしやがれってんだ、あのポンコツども……。</text:p>
      <text:p text:style-name="Preformatted_20_Text">Damn!　If only that thing had arrived sooner. ......</text:p>
      <text:p text:style-name="Preformatted_20_Text">Hurry the hell up, those clunkers. ......</text:p>
      <text:p text:style-name="Preformatted_20_Text">[cn]</text:p>
      <text:p text:style-name="Preformatted_20_Text">ライザはそうぼそっとつぶやき、唇をかんだ。</text:p>
      <text:p text:style-name="Preformatted_20_Text">彼女には秘策があったのだ。</text:p>
      <text:p text:style-name="Preformatted_20_Text">しかしその秘策も、まだ完成には遠いのだった。</text:p>
      <text:p text:style-name="Preformatted_20_Text">Ryza mumbled and bit her lip.</text:p>
      <text:p text:style-name="Preformatted_20_Text">She had a secret plan.</text:p>
      <text:p text:style-name="Preformatted_20_Text">But even that secret plan was far from complete.</text:p>
      <text:p text:style-name="Preformatted_20_Text"/>
      <text:p text:style-name="Preformatted_20_Text">C:\Users\James Phillips\Desktop\Games\WargameAliceGit\MinimizedScenarios\min_s0821.txt</text:p>
      <text:p text:style-name="Preformatted_20_Text">レーニングラッド要塞。</text:p>
      <text:p text:style-name="Preformatted_20_Text">ライザ陣営。</text:p>
      <text:p text:style-name="Preformatted_20_Text">Fort Leningrad.</text:p>
      <text:p text:style-name="Preformatted_20_Text">Ryza camp.</text:p>
      <text:p text:style-name="Preformatted_20_Text">#マルゲル</text:p>
      <text:p text:style-name="Preformatted_20_Text">ライザ様。ただいま戻りました。</text:p>
      <text:p text:style-name="Preformatted_20_Text">Dear Ryza. I'm back.</text:p>
      <text:p text:style-name="Preformatted_20_Text">#ライザ</text:p>
      <text:p text:style-name="Preformatted_20_Text">マルゲルか。なんか久しぶりに顔を見た気がするな……。</text:p>
      <text:p text:style-name="Preformatted_20_Text">Margel. I feel like I haven't seen your face in a while. ......</text:p>
      <text:p text:style-name="Preformatted_20_Text">#マルゲル</text:p>
      <text:p text:style-name="Preformatted_20_Text">ライザ様の命で南の大地へ行っておりましたので。</text:p>
      <text:p text:style-name="Preformatted_20_Text">I've been in the south by order of Ryza-sama.</text:p>
      <text:p text:style-name="Preformatted_20_Text">#ライザ</text:p>
      <text:p text:style-name="Preformatted_20_Text">ああ、そうだったそうだった。</text:p>
      <text:p text:style-name="Preformatted_20_Text">で、例のものは見つかったのか？　</text:p>
      <text:p text:style-name="Preformatted_20_Text"><text:soft-page-break/>Oh, that's right, that's right.</text:p>
      <text:p text:style-name="Preformatted_20_Text">So, did you find the thing?　</text:p>
      <text:p text:style-name="Preformatted_20_Text">#マルゲル</text:p>
      <text:p text:style-name="Preformatted_20_Text">はっ</text:p>
      <text:p text:style-name="Preformatted_20_Text">仰せのとおり、「魔女の心臓」を手に入れてまいりました。</text:p>
      <text:p text:style-name="Preformatted_20_Text">Ha!</text:p>
      <text:p text:style-name="Preformatted_20_Text">I have obtained the "Witch's Heart" as you said.</text:p>
      <text:p text:style-name="Preformatted_20_Text">#ライザ</text:p>
      <text:p text:style-name="Preformatted_20_Text">おおっ！！</text:p>
      <text:p text:style-name="Preformatted_20_Text">まじか……、お前本当に魔女ぶっ殺したのか。</text:p>
      <text:p text:style-name="Preformatted_20_Text">やるじゃねえか……。</text:p>
      <text:p text:style-name="Preformatted_20_Text">Oh!!!</text:p>
      <text:p text:style-name="Preformatted_20_Text">Seriously ......, you really killed a witch?</text:p>
      <text:p text:style-name="Preformatted_20_Text">You're good at it. ......</text:p>
      <text:p text:style-name="Preformatted_20_Text">#マルゲル</text:p>
      <text:p text:style-name="Preformatted_20_Text">はっ、恐縮でございます。</text:p>
      <text:p text:style-name="Preformatted_20_Text">I'm so sorry.</text:p>
      <text:p text:style-name="Preformatted_20_Text">#ライザ</text:p>
      <text:p text:style-name="Preformatted_20_Text">キヒヒッ！　ご苦労だった。</text:p>
      <text:p text:style-name="Preformatted_20_Text">下がっていいぞ、マルゲル。</text:p>
      <text:p text:style-name="Preformatted_20_Text">Kihihihihi!　Thank you for your efforts.</text:p>
      <text:p text:style-name="Preformatted_20_Text">You can step back now, Margel.</text:p>
      <text:p text:style-name="Preformatted_20_Text">#マルゲル</text:p>
      <text:p text:style-name="Preformatted_20_Text">はっ！</text:p>
      <text:p text:style-name="Preformatted_20_Text">Ha!</text:p>
      <text:p text:style-name="Preformatted_20_Text">#ライザ</text:p>
      <text:p text:style-name="Preformatted_20_Text">ああそうだ。</text:p>
      <text:p text:style-name="Preformatted_20_Text">褒美に隣のテントにいる女たちから好きなやつもってっていいぞ。</text:p>
      <text:p text:style-name="Preformatted_20_Text">実験終わったからな。</text:p>
      <text:p text:style-name="Preformatted_20_Text">あー、多少くるくるぱーになってるかもわからんが、</text:p>
      <text:p text:style-name="Preformatted_20_Text">性欲処理には使えるだろう。</text:p>
      <text:p text:style-name="Preformatted_20_Text">Oh, yeah.</text:p>
      <text:p text:style-name="Preformatted_20_Text">As a reward, you can have whatever you like from the women in the next tent.</text:p>
      <text:p text:style-name="Preformatted_20_Text">I'm done experimenting.</text:p>
      <text:p text:style-name="Preformatted_20_Text">Uh, I don't know if I'm getting a little curly.</text:p>
      <text:p text:style-name="Preformatted_20_Text">But I'm sure you can use it for sexual gratification.</text:p>
      <text:p text:style-name="Preformatted_20_Text">#マルゲル</text:p>
      <text:p text:style-name="Preformatted_20_Text">いえ、私はそういうのは……。</text:p>
      <text:p text:style-name="Preformatted_20_Text">No, I don't have anything like that: .......</text:p>
      <text:p text:style-name="Preformatted_20_Text">#ライザ</text:p>
      <text:p text:style-name="Preformatted_20_Text">ちっ、ほんとまじめなやつだぜ……。</text:p>
      <text:p text:style-name="Preformatted_20_Text">まっ、何でもいいさ。</text:p>
      <text:p text:style-name="Preformatted_20_Text">とにかくよくやった。</text:p>
      <text:p text:style-name="Preformatted_20_Text">これで形勢逆転だぜ、ヴェロニカよぉ……。</text:p>
      <text:p text:style-name="Preformatted_20_Text">キヒヒヒヒ……！！</text:p>
      <text:p text:style-name="Preformatted_20_Text">Damn, you're a real serious guy .......</text:p>
      <text:p text:style-name="Preformatted_20_Text">Well, whatever.</text:p>
      <text:p text:style-name="Preformatted_20_Text">Well done anyway.</text:p>
      <text:p text:style-name="Preformatted_20_Text">Now you've turned the tables, Veronica. ......</text:p>
      <text:p text:style-name="Preformatted_20_Text">Kihihihihihihihihihi......!!!</text:p>
      <text:p text:style-name="Preformatted_20_Text">#ライザ</text:p>
      <text:p text:style-name="Preformatted_20_Text">ちっ、お前は女関係にほんと興味がないなぁ。</text:p>
      <text:p text:style-name="Preformatted_20_Text">ホモか？</text:p>
      <text:p text:style-name="Preformatted_20_Text">Damn, you really have no interest in women.</text:p>
      <text:p text:style-name="Preformatted_20_Text">Are you a fag?</text:p>
      <text:p text:style-name="Preformatted_20_Text">#マルゲル</text:p>
      <text:p text:style-name="Preformatted_20_Text">……私でも、女性を愛することはあります。</text:p>
      <text:p text:style-name="Preformatted_20_Text">Even ...... me, I can love a woman.</text:p>
      <text:p text:style-name="Preformatted_20_Text">#ライザ</text:p>
      <text:p text:style-name="Preformatted_20_Text">へえ？　お前がねえ……。</text:p>
      <text:p text:style-name="Preformatted_20_Text">まさかその心臓の主人とか？</text:p>
      <text:p text:style-name="Preformatted_20_Text">Heh?　You hey .......</text:p>
      <text:p text:style-name="Preformatted_20_Text">Don't tell me you're the master of that heart or something?</text:p>
      <text:p text:style-name="Preformatted_20_Text"><text:soft-page-break/>#マルゲル</text:p>
      <text:p text:style-name="Preformatted_20_Text">……っ！</text:p>
      <text:p text:style-name="Preformatted_20_Text">......!</text:p>
      <text:p text:style-name="Preformatted_20_Text">#ライザ</text:p>
      <text:p text:style-name="Preformatted_20_Text">へえ、図星か。</text:p>
      <text:p text:style-name="Preformatted_20_Text">でも殺したんだろ？</text:p>
      <text:p text:style-name="Preformatted_20_Text">Heh, go figure.</text:p>
      <text:p text:style-name="Preformatted_20_Text">But you killed him, didn't you?</text:p>
      <text:p text:style-name="Preformatted_20_Text">#マルゲル</text:p>
      <text:p text:style-name="Preformatted_20_Text">私は、ライザ様の部下。</text:p>
      <text:p text:style-name="Preformatted_20_Text">騎士は主君には逆らえません。</text:p>
      <text:p text:style-name="Preformatted_20_Text">I am Master Ryza's subordinate.</text:p>
      <text:p text:style-name="Preformatted_20_Text">A knight cannot defy his lord.</text:p>
      <text:p text:style-name="Preformatted_20_Text">#ライザ</text:p>
      <text:p text:style-name="Preformatted_20_Text">キヒヒッ！　そうかいそうかい。</text:p>
      <text:p text:style-name="Preformatted_20_Text">まっ、何でもいいさ。</text:p>
      <text:p text:style-name="Preformatted_20_Text">よくやった。</text:p>
      <text:p text:style-name="Preformatted_20_Text">これで形勢逆転だぜ、ヴェロニカよぉ……。</text:p>
      <text:p text:style-name="Preformatted_20_Text">キヒヒヒヒ………！！</text:p>
      <text:p text:style-name="Preformatted_20_Text">Kihihihi!　Oh, yeah, yeah.</text:p>
      <text:p text:style-name="Preformatted_20_Text">Well, whatever.</text:p>
      <text:p text:style-name="Preformatted_20_Text">Well done.</text:p>
      <text:p text:style-name="Preformatted_20_Text">Now you've turned the tables, Veronica. ......</text:p>
      <text:p text:style-name="Preformatted_20_Text">Kihihihihihihihihihihi .........!</text:p>
      <text:p text:style-name="Preformatted_20_Text">#マルゲル</text:p>
      <text:p text:style-name="Preformatted_20_Text">……………。</text:p>
      <text:p text:style-name="Preformatted_20_Text">................</text:p>
      <text:p text:style-name="Preformatted_20_Text"/>
      <text:p text:style-name="Preformatted_20_Text">C:\Users\James Phillips\Desktop\Games\WargameAliceGit\MinimizedScenarios\min_s0822.txt</text:p>
      <text:p text:style-name="Preformatted_20_Text">この日、レーニングラッド砦は騒がしかった。</text:p>
      <text:p text:style-name="Preformatted_20_Text">It was a noisy day at Ft. Leningrad.</text:p>
      <text:p text:style-name="Preformatted_20_Text">#ヴェロニカ</text:p>
      <text:p text:style-name="Preformatted_20_Text">急ぎ、配置につきなさい。</text:p>
      <text:p text:style-name="Preformatted_20_Text">合図とともに総攻撃をかけます。</text:p>
      <text:p text:style-name="Preformatted_20_Text">Hurry and get into position.</text:p>
      <text:p text:style-name="Preformatted_20_Text">On my signal, I will launch a general attack.</text:p>
      <text:p text:style-name="Preformatted_20_Text">[cn]</text:p>
      <text:p text:style-name="Preformatted_20_Text">ヴェロニカはライザ軍の消耗がピークに達したと判断していた。</text:p>
      <text:p text:style-name="Preformatted_20_Text">そして、今度の攻撃で決着をつける気だった。</text:p>
      <text:p text:style-name="Preformatted_20_Text">ヴェロニカ側は、まだ半分以上の兵士が万全の状態にあった。</text:p>
      <text:p text:style-name="Preformatted_20_Text">ヴェロニカには絶対的な勝算があったのだ。</text:p>
      <text:p text:style-name="Preformatted_20_Text">Veronica judged that Ryza's army had reached its peak of exhaustion.</text:p>
      <text:p text:style-name="Preformatted_20_Text">And she was determined to end it with the next attack.</text:p>
      <text:p text:style-name="Preformatted_20_Text">On Veronica's side, more than half of the soldiers were still in perfect condition.</text:p>
      <text:p text:style-name="Preformatted_20_Text">Veronica had an absolute chance of winning.</text:p>
      <text:p text:style-name="Preformatted_20_Text">#ヴェロニカ</text:p>
      <text:p text:style-name="Preformatted_20_Text">……さあ、行くわよ。</text:p>
      <text:p text:style-name="Preformatted_20_Text">開門ッ！！</text:p>
      <text:p text:style-name="Preformatted_20_Text">総員突撃！！</text:p>
      <text:p text:style-name="Preformatted_20_Text">......Come on, let's go.</text:p>
      <text:p text:style-name="Preformatted_20_Text">Open the gate!</text:p>
      <text:p text:style-name="Preformatted_20_Text">All hands charge!</text:p>
      <text:p text:style-name="Preformatted_20_Text">[cn]</text:p>
      <text:p text:style-name="Preformatted_20_Text">そして、砦の門が開き、ヴェロニカ軍が突撃を開始した。</text:p>
      <text:p text:style-name="Preformatted_20_Text">ライザ陣営。</text:p>
      <text:p text:style-name="Preformatted_20_Text">And then the gates of the fort opened and Veronica's army began its assault.</text:p>
      <text:p text:style-name="Preformatted_20_Text">Ryza camp.</text:p>
      <text:p text:style-name="Preformatted_20_Text">#ライザ部下</text:p>
      <text:p text:style-name="Preformatted_20_Text">ライザ様！</text:p>
      <text:p text:style-name="Preformatted_20_Text">ヴェロニカの軍勢が一斉に砦を出て総攻撃を始めた模様！</text:p>
      <text:p text:style-name="Preformatted_20_Text">Ryza-sama!</text:p>
      <text:p text:style-name="Preformatted_20_Text">It appears that Veronica's army has left the fort all at once and begun a general assault!</text:p>
      <text:p text:style-name="Preformatted_20_Text">#ライザ</text:p>
      <text:p text:style-name="Preformatted_20_Text"><text:soft-page-break/>キヒヒッ！　ご苦労！</text:p>
      <text:p text:style-name="Preformatted_20_Text">ヴェロニカめ……一足遅かったな。</text:p>
      <text:p text:style-name="Preformatted_20_Text">俺たちも出るぞ！　例のやつらを先方に配置しろ。</text:p>
      <text:p text:style-name="Preformatted_20_Text">全員突撃だ！！</text:p>
      <text:p text:style-name="Preformatted_20_Text">Kihihi!　Thanks for the help!</text:p>
      <text:p text:style-name="Preformatted_20_Text">Veronica, you ...... are a step too late.</text:p>
      <text:p text:style-name="Preformatted_20_Text">We're leaving too!　Get those bastards in position ahead of us.</text:p>
      <text:p text:style-name="Preformatted_20_Text">All of you, charge!</text:p>
      <text:p text:style-name="Preformatted_20_Text">[cn]</text:p>
      <text:p text:style-name="Preformatted_20_Text">ヴェロニカがライザ軍の異変に気付いたのはすぐのことだった。</text:p>
      <text:p text:style-name="Preformatted_20_Text">Veronica soon realized that something was wrong with Ryza's army.</text:p>
      <text:p text:style-name="Preformatted_20_Text"/>
      <text:p text:style-name="Preformatted_20_Text">C:\Users\James Phillips\Desktop\Games\WargameAliceGit\MinimizedScenarios\min_s0823.txt</text:p>
      <text:p text:style-name="Preformatted_20_Text">見渡す限りの灰色の軍隊。</text:p>
      <text:p text:style-name="Preformatted_20_Text">規律正しく、一分のずれもない行進で戦場を闊歩するその姿はあまりにも異様だった。</text:p>
      <text:p text:style-name="Preformatted_20_Text">Gray troops as far as the eye could see.</text:p>
      <text:p text:style-name="Preformatted_20_Text">It was so bizarre to see them walking around the battlefield in a disciplined, unbroken march.</text:p>
      <text:p text:style-name="Preformatted_20_Text">#ヴェロニカ</text:p>
      <text:p text:style-name="Preformatted_20_Text">ホムン……クルス。</text:p>
      <text:p text:style-name="Preformatted_20_Text">そんな……どうして。</text:p>
      <text:p text:style-name="Preformatted_20_Text">Homunc...... Cruz.</text:p>
      <text:p text:style-name="Preformatted_20_Text">Such ...... why.</text:p>
      <text:p text:style-name="Preformatted_20_Text">[cn]</text:p>
      <text:p text:style-name="Preformatted_20_Text">ホムンクルス。</text:p>
      <text:p text:style-name="Preformatted_20_Text">それはかつて、ロレーヌの魔女と大魔女ホーリーベルが</text:p>
      <text:p text:style-name="Preformatted_20_Text">この世界全体に及ぶ大戦争を起こした際に投入された魔法兵器だった。</text:p>
      <text:p text:style-name="Preformatted_20_Text">すがたかたちは人のそれである。</text:p>
      <text:p text:style-name="Preformatted_20_Text">しかし、その動きは目でとらえることすら困難で、</text:p>
      <text:p text:style-name="Preformatted_20_Text">剣の刃を通さず、魔法もほとんどを吸収してしまう表皮をまとっている。</text:p>
      <text:p text:style-name="Preformatted_20_Text">Homunculus.</text:p>
      <text:p text:style-name="Preformatted_20_Text">It was once a magical weapon deployed when the Witch of Lorraine and the Great Witch Holy Belle</text:p>
      <text:p text:style-name="Preformatted_20_Text">It was a magical weapon that was deployed when the Witch of Lorraine and the Great Witch Holy Belle waged a great war that reached the entire world.</text:p>
      <text:p text:style-name="Preformatted_20_Text">The homunculi are human-like in appearance.</text:p>
      <text:p text:style-name="Preformatted_20_Text">However, their movements are difficult even to catch with the eye.</text:p>
      <text:p text:style-name="Preformatted_20_Text">They are covered with a skin that is impervious to sword blades and absorbs most magic.</text:p>
      <text:p text:style-name="Preformatted_20_Text">#ヴェロニカ</text:p>
      <text:p text:style-name="Preformatted_20_Text">…………悪夢だわ。</text:p>
      <text:p text:style-name="Preformatted_20_Text">............It's a nightmare.</text:p>
      <text:p text:style-name="Preformatted_20_Text">[cn]</text:p>
      <text:p text:style-name="Preformatted_20_Text">ホムンクルス。</text:p>
      <text:p text:style-name="Preformatted_20_Text">ヴェロニカにとって、ホムンクルスは何にも勝る脅威であった。</text:p>
      <text:p text:style-name="Preformatted_20_Text">Homunculus.</text:p>
      <text:p text:style-name="Preformatted_20_Text">To Veronica, the homunculus was the greatest threat of all.</text:p>
      <text:p text:style-name="Preformatted_20_Text">#ヴェロニカ</text:p>
      <text:p text:style-name="Preformatted_20_Text">エリ！　エリは無事！？</text:p>
      <text:p text:style-name="Preformatted_20_Text">Eli!　Eri is safe!</text:p>
      <text:p text:style-name="Preformatted_20_Text">#エリ</text:p>
      <text:p text:style-name="Preformatted_20_Text">はっ、はい！！</text:p>
      <text:p text:style-name="Preformatted_20_Text">ヴェロニカ様！　こいつら一体何なんですか。</text:p>
      <text:p text:style-name="Preformatted_20_Text">魔法が全然効かないし、シードルの攻撃もまるで赤子のようにあしらわれて……。</text:p>
      <text:p text:style-name="Preformatted_20_Text">Ha, yes!</text:p>
      <text:p text:style-name="Preformatted_20_Text">Dear Veronica!　What in the world are these guys?</text:p>
      <text:p text:style-name="Preformatted_20_Text">Magic doesn't work at all, and Cedar's attack was treated like a baby. ......</text:p>
      <text:p text:style-name="Preformatted_20_Text">#ヴェロニカ</text:p>
      <text:p text:style-name="Preformatted_20_Text">ホムンクルスよ……。</text:p>
      <text:p text:style-name="Preformatted_20_Text">It's a homunculus. ......</text:p>
      <text:p text:style-name="Preformatted_20_Text">#エリ</text:p>
      <text:p text:style-name="Preformatted_20_Text">ホムンクルス！？</text:p>
      <text:p text:style-name="Preformatted_20_Text">あいつらが！？</text:p>
      <text:p text:style-name="Preformatted_20_Text">Homunculus!</text:p>
      <text:p text:style-name="Preformatted_20_Text">They're the ones!</text:p>
      <text:p text:style-name="Preformatted_20_Text">#ヴェロニカ</text:p>
      <text:p text:style-name="Preformatted_20_Text"><text:soft-page-break/>ともかく戻るわよ！</text:p>
      <text:p text:style-name="Preformatted_20_Text">レーニングラッドに戻って、籠城するわ！</text:p>
      <text:p text:style-name="Preformatted_20_Text">Anyway, we're going back!</text:p>
      <text:p text:style-name="Preformatted_20_Text">We're going back to Laningrad and we're going to siege it!</text:p>
      <text:p text:style-name="Preformatted_20_Text">#エリ</text:p>
      <text:p text:style-name="Preformatted_20_Text">ヴェロニカ様……。</text:p>
      <text:p text:style-name="Preformatted_20_Text">Dear Veronica: .......</text:p>
      <text:p text:style-name="Preformatted_20_Text">[cn]</text:p>
      <text:p text:style-name="Preformatted_20_Text">ヴェロニカ軍は再び籠城を余儀なくされた。</text:p>
      <text:p text:style-name="Preformatted_20_Text">Veronica's army was once again forced to siege.</text:p>
      <text:p text:style-name="Preformatted_20_Text"/>
      <text:p text:style-name="Preformatted_20_Text">C:\Users\James Phillips\Desktop\Games\WargameAliceGit\MinimizedScenarios\min_s0824A.txt</text:p>
      <text:p text:style-name="Preformatted_20_Text">ホムンクルスの猛攻はすさまじかった。</text:p>
      <text:p text:style-name="Preformatted_20_Text">たった１０体である。</text:p>
      <text:p text:style-name="Preformatted_20_Text">たった１０体のホムンクルスに３００００の兵士が負けたのだ。</text:p>
      <text:p text:style-name="Preformatted_20_Text">今までの攻防戦が嘘だったように、レーニングラッド砦はあっさり落ちた。</text:p>
      <text:p text:style-name="Preformatted_20_Text">The onslaught of homunculus was tremendous.</text:p>
      <text:p text:style-name="Preformatted_20_Text">It was only ten.</text:p>
      <text:p text:style-name="Preformatted_20_Text">Three thousand soldiers were defeated by only ten homunculi.</text:p>
      <text:p text:style-name="Preformatted_20_Text">As if the previous battles had been a lie, Fort Leningrad fell easily.</text:p>
      <text:p text:style-name="Preformatted_20_Text">#ヴェロニカ</text:p>
      <text:p text:style-name="Preformatted_20_Text">…………そんなばかな。</text:p>
      <text:p text:style-name="Preformatted_20_Text">............ such a fool.</text:p>
      <text:p text:style-name="Preformatted_20_Text">[cn]</text:p>
      <text:p text:style-name="Preformatted_20_Text">ヴェロニカは東へ逃げながら次の戦略を考えていた。</text:p>
      <text:p text:style-name="Preformatted_20_Text">しかし、どうあがいてもホムンクルスに勝つ方法は思い浮かばないのだった。</text:p>
      <text:p text:style-name="Preformatted_20_Text">Veronica was thinking about her next strategy as she fled to the east.</text:p>
      <text:p text:style-name="Preformatted_20_Text">However, no matter how hard she tried, she could not come up with a way to beat the homunculus.</text:p>
      <text:p text:style-name="Preformatted_20_Text"/>
      <text:p text:style-name="Preformatted_20_Text">C:\Users\James Phillips\Desktop\Games\WargameAliceGit\MinimizedScenarios\min_s0825.txt</text:p>
      <text:p text:style-name="Preformatted_20_Text">ワルサワの町。</text:p>
      <text:p text:style-name="Preformatted_20_Text">Town of Warsaw.</text:p>
      <text:p text:style-name="Preformatted_20_Text">#ヴェロニカ</text:p>
      <text:p text:style-name="Preformatted_20_Text">建物の間に隠れて！</text:p>
      <text:p text:style-name="Preformatted_20_Text">ホムンクルスが来たら相手にしないこと！</text:p>
      <text:p text:style-name="Preformatted_20_Text">ライザ……</text:p>
      <text:p text:style-name="Preformatted_20_Text">あなた、まさかホムンクルスに手を出すなんて……。</text:p>
      <text:p text:style-name="Preformatted_20_Text">Hide between the buildings!</text:p>
      <text:p text:style-name="Preformatted_20_Text">If a homunculus comes, don't deal with it!</text:p>
      <text:p text:style-name="Preformatted_20_Text">Ryza......</text:p>
      <text:p text:style-name="Preformatted_20_Text">You, I never thought you'd mess with a homunculus. ......</text:p>
      <text:p text:style-name="Preformatted_20_Text">[cn]</text:p>
      <text:p text:style-name="Preformatted_20_Text">市街地での戦いが始まった。</text:p>
      <text:p text:style-name="Preformatted_20_Text">The battle began in the city center.</text:p>
      <text:p text:style-name="Preformatted_20_Text"/>
      <text:p text:style-name="Preformatted_20_Text">C:\Users\James Phillips\Desktop\Games\WargameAliceGit\MinimizedScenarios\min_s0826.txt</text:p>
      <text:p text:style-name="Preformatted_20_Text">#ライザ</text:p>
      <text:p text:style-name="Preformatted_20_Text">キヒヒッ！！　いいぞいいぞ、ぶち殺せ！！</text:p>
      <text:p text:style-name="Preformatted_20_Text">キーッヒヒヒヒヒヒ！！</text:p>
      <text:p text:style-name="Preformatted_20_Text">Kihihi!!!　Good, good, good, smash them!!!!</text:p>
      <text:p text:style-name="Preformatted_20_Text">Keeeeeeeeeeeeeeeeeeeeeeeeeeeeeeeeeeeeeeeeeeeeeeeeeeeeeeeeeeeee!!!</text:p>
      <text:p text:style-name="Preformatted_20_Text">[cn]</text:p>
      <text:p text:style-name="Preformatted_20_Text">ホムンクルス軍団の攻撃は一方的だった。</text:p>
      <text:p text:style-name="Preformatted_20_Text">ホムンクルスと戦ったヴェロニカ軍はなすすべもなくやられていった。</text:p>
      <text:p text:style-name="Preformatted_20_Text">The homunculus army's attack was one-sided.</text:p>
      <text:p text:style-name="Preformatted_20_Text">Veronica's army, which fought the homunculus, was left helpless.</text:p>
      <text:p text:style-name="Preformatted_20_Text">#エリ</text:p>
      <text:p text:style-name="Preformatted_20_Text">こっ、このおーーー！！</text:p>
      <text:p text:style-name="Preformatted_20_Text">めておいんぱくとーーー！！</text:p>
      <text:p text:style-name="Preformatted_20_Text">Kone, kono oooooooo!</text:p>
      <text:p text:style-name="Preformatted_20_Text">Meoinpaku tooooooo!</text:p>
      <text:p text:style-name="Preformatted_20_Text">[cn]</text:p>
      <text:p text:style-name="Preformatted_20_Text">エリの放った流星群はホムンクルス軍団に直撃した。</text:p>
      <text:p text:style-name="Preformatted_20_Text"><text:soft-page-break/>The meteor shower released by Eri hit the homunculus army.</text:p>
      <text:p text:style-name="Preformatted_20_Text">#エリ</text:p>
      <text:p text:style-name="Preformatted_20_Text">どうよ！　少しは効いたでしょ！</text:p>
      <text:p text:style-name="Preformatted_20_Text">How's that!　That must have helped a little!</text:p>
      <text:p text:style-name="Preformatted_20_Text">#ホムンクルス</text:p>
      <text:p text:style-name="Preformatted_20_Text">グ……ギ、ギ、ギ……。</text:p>
      <text:p text:style-name="Preformatted_20_Text">Gui, gui, gui .......</text:p>
      <text:p text:style-name="Preformatted_20_Text">[cn]</text:p>
      <text:p text:style-name="Preformatted_20_Text">ホムンクルス軍団のほどんどが無傷だった。</text:p>
      <text:p text:style-name="Preformatted_20_Text">エリ級の魔法をもってしてもホムンクルス軍団にはほとんど効果がないのだ。</text:p>
      <text:p text:style-name="Preformatted_20_Text">Most of the homunculus army was unharmed.</text:p>
      <text:p text:style-name="Preformatted_20_Text">Even with the magic of the Eli class, it had little effect on the homunculus army.</text:p>
      <text:p text:style-name="Preformatted_20_Text">#エリ</text:p>
      <text:p text:style-name="Preformatted_20_Text">そんな……！！</text:p>
      <text:p text:style-name="Preformatted_20_Text">シッ、シードル！</text:p>
      <text:p text:style-name="Preformatted_20_Text">あんた何とかしなさいよ！！</text:p>
      <text:p text:style-name="Preformatted_20_Text">No such ......!!!</text:p>
      <text:p text:style-name="Preformatted_20_Text">Ssshhhh, Cedar!</text:p>
      <text:p text:style-name="Preformatted_20_Text">You've got to do something!</text:p>
      <text:p text:style-name="Preformatted_20_Text">#シードル</text:p>
      <text:p text:style-name="Preformatted_20_Text">そんなこといわれても！</text:p>
      <text:p text:style-name="Preformatted_20_Text">私たちの攻撃も全く効いてないですよ！！</text:p>
      <text:p text:style-name="Preformatted_20_Text">Don't let them say that!</text:p>
      <text:p text:style-name="Preformatted_20_Text">Our attacks haven't worked at all!</text:p>
      <text:p text:style-name="Preformatted_20_Text">[cn]</text:p>
      <text:p text:style-name="Preformatted_20_Text">もはや、撤退するほかなかった。</text:p>
      <text:p text:style-name="Preformatted_20_Text">ヴェロニカ軍はワルサワの町を放棄し、ベルリ城まで撤退した。</text:p>
      <text:p text:style-name="Preformatted_20_Text">We no longer had any choice but to retreat.</text:p>
      <text:p text:style-name="Preformatted_20_Text">Veronica's army abandoned the town of Warsaw and retreated to Berri Castle.</text:p>
      <text:p text:style-name="Preformatted_20_Text"/>
      <text:p text:style-name="Preformatted_20_Text">C:\Users\James Phillips\Desktop\Games\WargameAliceGit\MinimizedScenarios\min_s0827.txt</text:p>
      <text:p text:style-name="Preformatted_20_Text">#？？？</text:p>
      <text:p text:style-name="Preformatted_20_Text">やーい、泣き虫アリス！</text:p>
      <text:p text:style-name="Preformatted_20_Text">Hey, crybaby Alice!</text:p>
      <text:p text:style-name="Preformatted_20_Text">#？？？</text:p>
      <text:p text:style-name="Preformatted_20_Text">泣き虫アリス！</text:p>
      <text:p text:style-name="Preformatted_20_Text">Alice the Crybaby!</text:p>
      <text:p text:style-name="Preformatted_20_Text">#アリス</text:p>
      <text:p text:style-name="Preformatted_20_Text">…………。</text:p>
      <text:p text:style-name="Preformatted_20_Text">.............</text:p>
      <text:p text:style-name="Preformatted_20_Text">#ライザ</text:p>
      <text:p text:style-name="Preformatted_20_Text">黙ってないでなんかいえよ！！</text:p>
      <text:p text:style-name="Preformatted_20_Text">Don't shut up, say something!</text:p>
      <text:p text:style-name="Preformatted_20_Text">#ニア</text:p>
      <text:p text:style-name="Preformatted_20_Text">なんかいえ！</text:p>
      <text:p text:style-name="Preformatted_20_Text">Say something!</text:p>
      <text:p text:style-name="Preformatted_20_Text">#アリス</text:p>
      <text:p text:style-name="Preformatted_20_Text">ひっ！！</text:p>
      <text:p text:style-name="Preformatted_20_Text">No!</text:p>
      <text:p text:style-name="Preformatted_20_Text">#ライザ</text:p>
      <text:p text:style-name="Preformatted_20_Text">ちぇっ！　つまんねーの！</text:p>
      <text:p text:style-name="Preformatted_20_Text">ニアー、どっかいこうぜぇ。</text:p>
      <text:p text:style-name="Preformatted_20_Text">Shit!　You're boring!</text:p>
      <text:p text:style-name="Preformatted_20_Text">Nia, let's go away.</text:p>
      <text:p text:style-name="Preformatted_20_Text">#ニア</text:p>
      <text:p text:style-name="Preformatted_20_Text">うんっ！</text:p>
      <text:p text:style-name="Preformatted_20_Text">Yeah!</text:p>
      <text:p text:style-name="Preformatted_20_Text">#ライザ</text:p>
      <text:p text:style-name="Preformatted_20_Text">キヒヒッ！</text:p>
      <text:p text:style-name="Preformatted_20_Text">じゃあなー！　泣き虫アリス！</text:p>
      <text:p text:style-name="Preformatted_20_Text">Kihihihi!</text:p>
      <text:p text:style-name="Preformatted_20_Text">Bye!　Crying Alice!</text:p>
      <text:p text:style-name="Preformatted_20_Text">#ニア</text:p>
      <text:p text:style-name="Preformatted_20_Text"><text:soft-page-break/>じゃあなー！</text:p>
      <text:p text:style-name="Preformatted_20_Text">Bye!</text:p>
      <text:p text:style-name="Preformatted_20_Text">#アリス</text:p>
      <text:p text:style-name="Preformatted_20_Text">ひっく……</text:p>
      <text:p text:style-name="Preformatted_20_Text">えっ、</text:p>
      <text:p text:style-name="Preformatted_20_Text">うええ……。</text:p>
      <text:p text:style-name="Preformatted_20_Text">うっ……</text:p>
      <text:p text:style-name="Preformatted_20_Text">ぐす……。</text:p>
      <text:p text:style-name="Preformatted_20_Text">Hiku......</text:p>
      <text:p text:style-name="Preformatted_20_Text">Eh.</text:p>
      <text:p text:style-name="Preformatted_20_Text">Ugh......</text:p>
      <text:p text:style-name="Preformatted_20_Text">Ugh......</text:p>
      <text:p text:style-name="Preformatted_20_Text">Gusu.......</text:p>
      <text:p text:style-name="Preformatted_20_Text">[cn]</text:p>
      <text:p text:style-name="Preformatted_20_Text">ライザとニアが去り、アリスはその場にしゃがみこんで泣き始めた。</text:p>
      <text:p text:style-name="Preformatted_20_Text">Ryza and Nia left, and Alice crouched down on the spot and began to cry.</text:p>
      <text:p text:style-name="Preformatted_20_Text">#ヴェロニカ</text:p>
      <text:p text:style-name="Preformatted_20_Text">おいエリ！　急がないと始まっちまうぜ！！</text:p>
      <text:p text:style-name="Preformatted_20_Text">Hey Eli!　Hurry up or it's gonna start!!!</text:p>
      <text:p text:style-name="Preformatted_20_Text">#エリ</text:p>
      <text:p text:style-name="Preformatted_20_Text">はい！　ヴェロニカ様！</text:p>
      <text:p text:style-name="Preformatted_20_Text">Yes!　Veronica!</text:p>
      <text:p text:style-name="Preformatted_20_Text">#ヴェロニカ</text:p>
      <text:p text:style-name="Preformatted_20_Text">おっ？</text:p>
      <text:p text:style-name="Preformatted_20_Text">おい、ちょっと待て。</text:p>
      <text:p text:style-name="Preformatted_20_Text">あのガキ、あんなところで何やってんだ？</text:p>
      <text:p text:style-name="Preformatted_20_Text">Whoa?</text:p>
      <text:p text:style-name="Preformatted_20_Text">Hey, wait a minute.</text:p>
      <text:p text:style-name="Preformatted_20_Text">What's that kid doing in that place?</text:p>
      <text:p text:style-name="Preformatted_20_Text">#エリ</text:p>
      <text:p text:style-name="Preformatted_20_Text">ヴェ、ヴェロニカ様！</text:p>
      <text:p text:style-name="Preformatted_20_Text">急ぐんじゃなかったんですか！？</text:p>
      <text:p text:style-name="Preformatted_20_Text">Veronica!</text:p>
      <text:p text:style-name="Preformatted_20_Text">I thought you were in a hurry!</text:p>
      <text:p text:style-name="Preformatted_20_Text">#ヴェロニカ</text:p>
      <text:p text:style-name="Preformatted_20_Text">オイ、お前！</text:p>
      <text:p text:style-name="Preformatted_20_Text">そんなところでなにめそめそ泣いてんだよ。</text:p>
      <text:p text:style-name="Preformatted_20_Text">Hey, you!</text:p>
      <text:p text:style-name="Preformatted_20_Text">What are you sobbing about in there?</text:p>
      <text:p text:style-name="Preformatted_20_Text">#アリス</text:p>
      <text:p text:style-name="Preformatted_20_Text">うっ……</text:p>
      <text:p text:style-name="Preformatted_20_Text">うええ……。</text:p>
      <text:p text:style-name="Preformatted_20_Text">Ugh. ......</text:p>
      <text:p text:style-name="Preformatted_20_Text">Ugh .......</text:p>
      <text:p text:style-name="Preformatted_20_Text">#ヴェロニカ</text:p>
      <text:p text:style-name="Preformatted_20_Text">おいったら！</text:p>
      <text:p text:style-name="Preformatted_20_Text">Hey!</text:p>
      <text:p text:style-name="Preformatted_20_Text">[cn]</text:p>
      <text:p text:style-name="Preformatted_20_Text">ヴェロニカはアリスの両腕をつかんで、無理やり立ち上がらせた。</text:p>
      <text:p text:style-name="Preformatted_20_Text">Veronica grabs Alice's arms and forces her to stand up.</text:p>
      <text:p text:style-name="Preformatted_20_Text">#アリス</text:p>
      <text:p text:style-name="Preformatted_20_Text">…………。</text:p>
      <text:p text:style-name="Preformatted_20_Text">.............</text:p>
      <text:p text:style-name="Preformatted_20_Text">#ヴェロニカ</text:p>
      <text:p text:style-name="Preformatted_20_Text">お前、この町の子供だろ？</text:p>
      <text:p text:style-name="Preformatted_20_Text">You're a kid from this town, aren't you?</text:p>
      <text:p text:style-name="Preformatted_20_Text">#アリス</text:p>
      <text:p text:style-name="Preformatted_20_Text">…………うん。</text:p>
      <text:p text:style-name="Preformatted_20_Text">............ Yeah.</text:p>
      <text:p text:style-name="Preformatted_20_Text">#ヴェロニカ</text:p>
      <text:p text:style-name="Preformatted_20_Text">何をそんなに泣いてたんだ。</text:p>
      <text:p text:style-name="Preformatted_20_Text">転んだのか？</text:p>
      <text:p text:style-name="Preformatted_20_Text">What were you crying so hard about?</text:p>
      <text:p text:style-name="Preformatted_20_Text"><text:soft-page-break/>Did you fall down?</text:p>
      <text:p text:style-name="Preformatted_20_Text">#アリス</text:p>
      <text:p text:style-name="Preformatted_20_Text">…………。</text:p>
      <text:p text:style-name="Preformatted_20_Text">.............</text:p>
      <text:p text:style-name="Preformatted_20_Text">[cn]</text:p>
      <text:p text:style-name="Preformatted_20_Text">ふるふる、とアリスは首を横に振った。</text:p>
      <text:p text:style-name="Preformatted_20_Text">Huffing and puffing, Alice shook her head.</text:p>
      <text:p text:style-name="Preformatted_20_Text">#ヴェロニカ</text:p>
      <text:p text:style-name="Preformatted_20_Text">まあいいや。</text:p>
      <text:p text:style-name="Preformatted_20_Text">私はヴェロニカ！　花の魔女ヴェロニカ様だ！！</text:p>
      <text:p text:style-name="Preformatted_20_Text">お前、私についてこないか？</text:p>
      <text:p text:style-name="Preformatted_20_Text">キヒヒッ！ 面白いもんを見せてやるよ。</text:p>
      <text:p text:style-name="Preformatted_20_Text">Oh well.</text:p>
      <text:p text:style-name="Preformatted_20_Text">I am Veronica!　I'm Lady Veronica, the Flower Witch!</text:p>
      <text:p text:style-name="Preformatted_20_Text">You, won't you follow me?</text:p>
      <text:p text:style-name="Preformatted_20_Text">Kihihihi! I'll show you something interesting.</text:p>
      <text:p text:style-name="Preformatted_20_Text">[cn]</text:p>
      <text:p text:style-name="Preformatted_20_Text">ヴェロニカはアリスに向かって手を差し出した。</text:p>
      <text:p text:style-name="Preformatted_20_Text">Veronica holds out her hand toward Alice.</text:p>
      <text:p text:style-name="Preformatted_20_Text">#アリス</text:p>
      <text:p text:style-name="Preformatted_20_Text">…………。</text:p>
      <text:p text:style-name="Preformatted_20_Text">.............</text:p>
      <text:p text:style-name="Preformatted_20_Text">[cn]</text:p>
      <text:p text:style-name="Preformatted_20_Text">アリスはヴェロニカを見た。</text:p>
      <text:p text:style-name="Preformatted_20_Text">ヴェロニカは曇りのない笑顔でこちらを見ている。</text:p>
      <text:p text:style-name="Preformatted_20_Text">Alice looked at Veronica.</text:p>
      <text:p text:style-name="Preformatted_20_Text">Veronica looks at her with a cloudless smile.</text:p>
      <text:p text:style-name="Preformatted_20_Text">#アリス</text:p>
      <text:p text:style-name="Preformatted_20_Text">…………。</text:p>
      <text:p text:style-name="Preformatted_20_Text">.............</text:p>
      <text:p text:style-name="Preformatted_20_Text">[cn]</text:p>
      <text:p text:style-name="Preformatted_20_Text">アリスはヴェロニカの手を取った。</text:p>
      <text:p text:style-name="Preformatted_20_Text">Alice took Veronica's hand.</text:p>
      <text:p text:style-name="Preformatted_20_Text">#ヴェロニカ</text:p>
      <text:p text:style-name="Preformatted_20_Text">よし、決まりだな！</text:p>
      <text:p text:style-name="Preformatted_20_Text">お前、名前はなんていうんだ？</text:p>
      <text:p text:style-name="Preformatted_20_Text">Okay, that's settled!</text:p>
      <text:p text:style-name="Preformatted_20_Text">You, what's your name?</text:p>
      <text:p text:style-name="Preformatted_20_Text">#アリス</text:p>
      <text:p text:style-name="Preformatted_20_Text">……リス。</text:p>
      <text:p text:style-name="Preformatted_20_Text">...... Squirrel.</text:p>
      <text:p text:style-name="Preformatted_20_Text">#ヴェロニカ</text:p>
      <text:p text:style-name="Preformatted_20_Text">あん？　よく聞こえねえよ……。</text:p>
      <text:p text:style-name="Preformatted_20_Text">An?　I can't hear you very well. ......</text:p>
      <text:p text:style-name="Preformatted_20_Text">#アリス</text:p>
      <text:p text:style-name="Preformatted_20_Text">アリス……。</text:p>
      <text:p text:style-name="Preformatted_20_Text">Alice: .......</text:p>
      <text:p text:style-name="Preformatted_20_Text">#ヴェロニカ</text:p>
      <text:p text:style-name="Preformatted_20_Text">アリス？</text:p>
      <text:p text:style-name="Preformatted_20_Text">……へえ、かわいい名前じゃねえか。</text:p>
      <text:p text:style-name="Preformatted_20_Text">それじゃあ、アリス。 行くぞ、私についてこい！</text:p>
      <text:p text:style-name="Preformatted_20_Text">Alice?</text:p>
      <text:p text:style-name="Preformatted_20_Text">...... Heh, isn't that a cute name?</text:p>
      <text:p text:style-name="Preformatted_20_Text">Well, Alice, then. Let's go, follow me!</text:p>
      <text:p text:style-name="Preformatted_20_Text">#アリス</text:p>
      <text:p text:style-name="Preformatted_20_Text">……うん。</text:p>
      <text:p text:style-name="Preformatted_20_Text">...... yeah.</text:p>
      <text:p text:style-name="Preformatted_20_Text">#エリ</text:p>
      <text:p text:style-name="Preformatted_20_Text">ヴェロニカ様はいっつもこれなんだから……もう。</text:p>
      <text:p text:style-name="Preformatted_20_Text">Veronica, you're always like this: ......</text:p>
      <text:p text:style-name="Preformatted_20_Text"/>
      <text:p text:style-name="Preformatted_20_Text">C:\Users\James Phillips\Desktop\Games\WargameAliceGit\MinimizedScenarios\min_s0828.txt</text:p>
      <text:p text:style-name="Preformatted_20_Text">#アリス</text:p>
      <text:p text:style-name="Preformatted_20_Text"><text:soft-page-break/>わあ……！</text:p>
      <text:p text:style-name="Preformatted_20_Text">Wow ......!</text:p>
      <text:p text:style-name="Preformatted_20_Text">#ヴェロニカ</text:p>
      <text:p text:style-name="Preformatted_20_Text">サーカスっていうんだ。</text:p>
      <text:p text:style-name="Preformatted_20_Text">お前、見たことあるか？</text:p>
      <text:p text:style-name="Preformatted_20_Text">It's called a circus.</text:p>
      <text:p text:style-name="Preformatted_20_Text">Have you ever seen it?</text:p>
      <text:p text:style-name="Preformatted_20_Text">#アリス</text:p>
      <text:p text:style-name="Preformatted_20_Text">……ううん、ない。</text:p>
      <text:p text:style-name="Preformatted_20_Text">...... No, I haven't.</text:p>
      <text:p text:style-name="Preformatted_20_Text">#ヴェロニカ</text:p>
      <text:p text:style-name="Preformatted_20_Text">キヒヒッ！　そうかそうか。</text:p>
      <text:p text:style-name="Preformatted_20_Text">Kihihihi!　Oh yeah, right.</text:p>
      <text:p text:style-name="Preformatted_20_Text">[cn]</text:p>
      <text:p text:style-name="Preformatted_20_Text">アリスはサーカスというものを見るのは初めてだった</text:p>
      <text:p text:style-name="Preformatted_20_Text">孤児であるアリスはサーカスに行く金も、一人で行く勇気もなかったのだ。</text:p>
      <text:p text:style-name="Preformatted_20_Text">Alice had never seen anything called a circus before.</text:p>
      <text:p text:style-name="Preformatted_20_Text">As an orphan, Alice had neither the money to go to the circus nor the courage to go alone.</text:p>
      <text:p text:style-name="Preformatted_20_Text">#アリス</text:p>
      <text:p text:style-name="Preformatted_20_Text">…………。</text:p>
      <text:p text:style-name="Preformatted_20_Text">.............</text:p>
      <text:p text:style-name="Preformatted_20_Text">[cn]</text:p>
      <text:p text:style-name="Preformatted_20_Text">玉乗りをする大きなゾウも、</text:p>
      <text:p text:style-name="Preformatted_20_Text">ナイフをくるくると器用に回すピエロも、</text:p>
      <text:p text:style-name="Preformatted_20_Text">華麗に宙を舞う空中ブランコも、</text:p>
      <text:p text:style-name="Preformatted_20_Text">そのどれも、アリスの心を躍らせた</text:p>
      <text:p text:style-name="Preformatted_20_Text">And the big elephant, who rode a ball, and</text:p>
      <text:p text:style-name="Preformatted_20_Text">The clowns spinning knives with dexterity.</text:p>
      <text:p text:style-name="Preformatted_20_Text">The trapeze that soared through the air.</text:p>
      <text:p text:style-name="Preformatted_20_Text">All of them made Alice's heart soar.</text:p>
      <text:p text:style-name="Preformatted_20_Text">#エリ</text:p>
      <text:p text:style-name="Preformatted_20_Text">ちぇっ、せっかくヴェロニカ様と二人だと思ったのに……。</text:p>
      <text:p text:style-name="Preformatted_20_Text">Damn, I thought it was just you and Veronica. ......</text:p>
      <text:p text:style-name="Preformatted_20_Text">#ヴェロニカ</text:p>
      <text:p text:style-name="Preformatted_20_Text">師匠が来られなくなってチケットが余ったんだ。</text:p>
      <text:p text:style-name="Preformatted_20_Text">無駄にするよりいいだろ？</text:p>
      <text:p text:style-name="Preformatted_20_Text">I have extra tickets now that Master can't come.</text:p>
      <text:p text:style-name="Preformatted_20_Text">Better than wasting them, right?</text:p>
      <text:p text:style-name="Preformatted_20_Text">#エリ</text:p>
      <text:p text:style-name="Preformatted_20_Text">それはそうですが……。</text:p>
      <text:p text:style-name="Preformatted_20_Text">That's true, but .......</text:p>
      <text:p text:style-name="Preformatted_20_Text">[cn]</text:p>
      <text:p text:style-name="Preformatted_20_Text">そんなサーカスを観客席の裏の、舞台裏から眺めているものがいた。</text:p>
      <text:p text:style-name="Preformatted_20_Text">There was one watching such a circus from backstage, behind the audience.</text:p>
      <text:p text:style-name="Preformatted_20_Text">#ニア</text:p>
      <text:p text:style-name="Preformatted_20_Text">ライザー、こんなところにいたらつかまっちゃうんじゃないのォー？</text:p>
      <text:p text:style-name="Preformatted_20_Text">Ryza, aren't you going to get caught in a place like this?</text:p>
      <text:p text:style-name="Preformatted_20_Text">#ライザ</text:p>
      <text:p text:style-name="Preformatted_20_Text">キヒヒッ！　大丈夫だっての。</text:p>
      <text:p text:style-name="Preformatted_20_Text">いざとなったら、俺達には魔法があるじゃねえか。</text:p>
      <text:p text:style-name="Preformatted_20_Text">Kihihihihi!　Don't worry.</text:p>
      <text:p text:style-name="Preformatted_20_Text">We've got magic if we need it.</text:p>
      <text:p text:style-name="Preformatted_20_Text">#ニア</text:p>
      <text:p text:style-name="Preformatted_20_Text">でも！　あれは使っちゃダメって先生が……。</text:p>
      <text:p text:style-name="Preformatted_20_Text">But!　The teacher says we shouldn't use that one. ......</text:p>
      <text:p text:style-name="Preformatted_20_Text">#ライザ</text:p>
      <text:p text:style-name="Preformatted_20_Text">ピンチになったらその時は使っていいって言ってただろ？</text:p>
      <text:p text:style-name="Preformatted_20_Text">You said we could use it in a pinch then, right?</text:p>
      <text:p text:style-name="Preformatted_20_Text">#ニア</text:p>
      <text:p text:style-name="Preformatted_20_Text">もー、知らないんだからね？</text:p>
      <text:p text:style-name="Preformatted_20_Text">ライザが見つかったら、ニア、ライザを置いて逃げちゃうからね！</text:p>
      <text:p text:style-name="Preformatted_20_Text">Mooo, you don't know, do you?</text:p>
      <text:p text:style-name="Preformatted_20_Text">If Ryza finds out, Nia, she'll run away without Ryza!</text:p>
      <text:p text:style-name="Preformatted_20_Text"><text:soft-page-break/>#ライザ</text:p>
      <text:p text:style-name="Preformatted_20_Text">キヒヒッ！　勝手にしろ。</text:p>
      <text:p text:style-name="Preformatted_20_Text">Kihihi!　Suit yourself.</text:p>
      <text:p text:style-name="Preformatted_20_Text">[cn]</text:p>
      <text:p text:style-name="Preformatted_20_Text">………………。</text:p>
      <text:p text:style-name="Preformatted_20_Text">...................</text:p>
      <text:p text:style-name="Preformatted_20_Text"/>
      <text:p text:style-name="Preformatted_20_Text">C:\Users\James Phillips\Desktop\Games\WargameAliceGit\MinimizedScenarios\min_s0830.txt</text:p>
      <text:p text:style-name="Preformatted_20_Text">#サーカスの裏方</text:p>
      <text:p text:style-name="Preformatted_20_Text">いたぞっ！　</text:p>
      <text:p text:style-name="Preformatted_20_Text">追え！！</text:p>
      <text:p text:style-name="Preformatted_20_Text">There he is!　</text:p>
      <text:p text:style-name="Preformatted_20_Text">Get after him!</text:p>
      <text:p text:style-name="Preformatted_20_Text">#ライザ</text:p>
      <text:p text:style-name="Preformatted_20_Text">げっ！　見つかった！！</text:p>
      <text:p text:style-name="Preformatted_20_Text">Oh, my God!　They found us!</text:p>
      <text:p text:style-name="Preformatted_20_Text">#ニア</text:p>
      <text:p text:style-name="Preformatted_20_Text">だから言ったじゃんーーー！！</text:p>
      <text:p text:style-name="Preformatted_20_Text">I told you!</text:p>
      <text:p text:style-name="Preformatted_20_Text">[cn]</text:p>
      <text:p text:style-name="Preformatted_20_Text">ライザとニアはサーカスの関係者に見つかり、追われていた。</text:p>
      <text:p text:style-name="Preformatted_20_Text">Ryza and Nia were found and chased by circus officials.</text:p>
      <text:p text:style-name="Preformatted_20_Text">#サーカスの裏方</text:p>
      <text:p text:style-name="Preformatted_20_Text">こらガキ！　おとなしく観念しろ！</text:p>
      <text:p text:style-name="Preformatted_20_Text">Hey, kid!　Give up!</text:p>
      <text:p text:style-name="Preformatted_20_Text">#ライザ</text:p>
      <text:p text:style-name="Preformatted_20_Text">ちっ……。もう使ってもいいよな！</text:p>
      <text:p text:style-name="Preformatted_20_Text">ファイヤーボール！！</text:p>
      <text:p text:style-name="Preformatted_20_Text">Damn ....... You can use it now!</text:p>
      <text:p text:style-name="Preformatted_20_Text">Fireball!</text:p>
      <text:p text:style-name="Preformatted_20_Text">#サーカスの裏方</text:p>
      <text:p text:style-name="Preformatted_20_Text">なっ、なん……ぎゃあああーー！！</text:p>
      <text:p text:style-name="Preformatted_20_Text">Nah, what ...... gyaaaaah!!!</text:p>
      <text:p text:style-name="Preformatted_20_Text">[cn]</text:p>
      <text:p text:style-name="Preformatted_20_Text">ライザの放った火球は、追っ手の一人に命中した。</text:p>
      <text:p text:style-name="Preformatted_20_Text">The fireball Ryza released hit one of her pursuers.</text:p>
      <text:p text:style-name="Preformatted_20_Text">#ライザ</text:p>
      <text:p text:style-name="Preformatted_20_Text">よし！　今のうちに逃げるぞ！！</text:p>
      <text:p text:style-name="Preformatted_20_Text">Alright!　Let's get out of here while we still can!!!</text:p>
      <text:p text:style-name="Preformatted_20_Text">#ニア</text:p>
      <text:p text:style-name="Preformatted_20_Text">う、うん！！</text:p>
      <text:p text:style-name="Preformatted_20_Text">Uh, yeah!</text:p>
      <text:p text:style-name="Preformatted_20_Text">#ヴェロニカ</text:p>
      <text:p text:style-name="Preformatted_20_Text">……！</text:p>
      <text:p text:style-name="Preformatted_20_Text">......!</text:p>
      <text:p text:style-name="Preformatted_20_Text">#エリ</text:p>
      <text:p text:style-name="Preformatted_20_Text">ヴェロニカ様？　どうかしましたか？</text:p>
      <text:p text:style-name="Preformatted_20_Text">Dear Veronica?　Is something wrong?</text:p>
      <text:p text:style-name="Preformatted_20_Text">#ヴェロニカ</text:p>
      <text:p text:style-name="Preformatted_20_Text">いや……叫び声が聞こえたと思ったんだが、気のせいか。</text:p>
      <text:p text:style-name="Preformatted_20_Text">No. ...... I thought I heard shouting, or was it my imagination?</text:p>
      <text:p text:style-name="Preformatted_20_Text">#エリ</text:p>
      <text:p text:style-name="Preformatted_20_Text">お客さんの歓声ですよ、きっと。</text:p>
      <text:p text:style-name="Preformatted_20_Text">It's the cheers of the guests, I'm sure.</text:p>
      <text:p text:style-name="Preformatted_20_Text">#ヴェロニカ</text:p>
      <text:p text:style-name="Preformatted_20_Text">まあそうだよな……。</text:p>
      <text:p text:style-name="Preformatted_20_Text">おいアリス！　どうだ、サーカスは楽しいだろう！</text:p>
      <text:p text:style-name="Preformatted_20_Text">Well, that's right .......</text:p>
      <text:p text:style-name="Preformatted_20_Text">Hey Alice!　How's the circus, isn't it fun!</text:p>
      <text:p text:style-name="Preformatted_20_Text">#アリス</text:p>
      <text:p text:style-name="Preformatted_20_Text">うんっ！　楽しい！</text:p>
      <text:p text:style-name="Preformatted_20_Text">Yup!　Fun!</text:p>
      <text:p text:style-name="Preformatted_20_Text">#エリ</text:p>
      <text:p text:style-name="Preformatted_20_Text"><text:soft-page-break/>すっかり元気になりましたね。</text:p>
      <text:p text:style-name="Preformatted_20_Text">You're looking all better.</text:p>
      <text:p text:style-name="Preformatted_20_Text">#ヴェロニカ</text:p>
      <text:p text:style-name="Preformatted_20_Text">キヒヒッ！</text:p>
      <text:p text:style-name="Preformatted_20_Text">当然だ、こんなに面白いもん、なかなか見れないんだぞ。</text:p>
      <text:p text:style-name="Preformatted_20_Text">Kihi!!!</text:p>
      <text:p text:style-name="Preformatted_20_Text">No wonder, you don't get to see such interesting things very often.</text:p>
      <text:p text:style-name="Preformatted_20_Text">[cn]</text:p>
      <text:p text:style-name="Preformatted_20_Text">サーカスはいよいよ佳境に差し掛かっていた。</text:p>
      <text:p text:style-name="Preformatted_20_Text">二つの塔の上のそれぞれに、男と女の役者が立っていた。</text:p>
      <text:p text:style-name="Preformatted_20_Text">空中ブランコだ。</text:p>
      <text:p text:style-name="Preformatted_20_Text">The circus was reaching its climax.</text:p>
      <text:p text:style-name="Preformatted_20_Text">On each of the two towers stood a male and a female performer.</text:p>
      <text:p text:style-name="Preformatted_20_Text">It's a trapeze.</text:p>
      <text:p text:style-name="Preformatted_20_Text">#アリス</text:p>
      <text:p text:style-name="Preformatted_20_Text">わっ……</text:p>
      <text:p text:style-name="Preformatted_20_Text">わっ、</text:p>
      <text:p text:style-name="Preformatted_20_Text">おち、おちちゃう。</text:p>
      <text:p text:style-name="Preformatted_20_Text">Wow. ......</text:p>
      <text:p text:style-name="Preformatted_20_Text">Wow!</text:p>
      <text:p text:style-name="Preformatted_20_Text">Ouch, I'm falling.</text:p>
      <text:p text:style-name="Preformatted_20_Text">[cn]</text:p>
      <text:p text:style-name="Preformatted_20_Text">演者は空中から伸びたポールをつかんで飛び出した。</text:p>
      <text:p text:style-name="Preformatted_20_Text">そして、手を放したかと思うと、相方が離したポールに捕まり、反対側の塔に着地する。</text:p>
      <text:p text:style-name="Preformatted_20_Text">アリスはドキドキしながらその光景を見ていた。</text:p>
      <text:p text:style-name="Preformatted_20_Text">The performer grabbed a pole extended from the air and jumped out.</text:p>
      <text:p text:style-name="Preformatted_20_Text">Then, as if he let go, he was caught by the pole that his partner let go and landed on the opposite tower.</text:p>
      <text:p text:style-name="Preformatted_20_Text">Alice watched the scene with a thrill.</text:p>
      <text:p text:style-name="Preformatted_20_Text">#ヴェロニカ</text:p>
      <text:p text:style-name="Preformatted_20_Text">ん？</text:p>
      <text:p text:style-name="Preformatted_20_Text">……あいつはなんだ。</text:p>
      <text:p text:style-name="Preformatted_20_Text">Hmmm?</text:p>
      <text:p text:style-name="Preformatted_20_Text">...... What's that guy?</text:p>
      <text:p text:style-name="Preformatted_20_Text">[cn]</text:p>
      <text:p text:style-name="Preformatted_20_Text">ヴェロニカは右の塔の上で、何か裏方が騒いでいるのを見つけた。</text:p>
      <text:p text:style-name="Preformatted_20_Text">Veronica spotted something backstage making noise at the top of the tower on the right.</text:p>
      <text:p text:style-name="Preformatted_20_Text">#ライザ</text:p>
      <text:p text:style-name="Preformatted_20_Text">だーー！！　しつこい！！</text:p>
      <text:p text:style-name="Preformatted_20_Text">ファイヤーボール！！</text:p>
      <text:p text:style-name="Preformatted_20_Text">I'm not going to let you go!　Persistent!!!</text:p>
      <text:p text:style-name="Preformatted_20_Text">Fireball!!!</text:p>
      <text:p text:style-name="Preformatted_20_Text">#サーカスの裏方</text:p>
      <text:p text:style-name="Preformatted_20_Text">ぎゃああああーー！！！</text:p>
      <text:p text:style-name="Preformatted_20_Text">Geeaaaahhh!!!!</text:p>
      <text:p text:style-name="Preformatted_20_Text">#ヴェロニカ</text:p>
      <text:p text:style-name="Preformatted_20_Text">ッ！！　なんだあいつら！！</text:p>
      <text:p text:style-name="Preformatted_20_Text">Aah!　What the hell are those guys!</text:p>
      <text:p text:style-name="Preformatted_20_Text">[cn]</text:p>
      <text:p text:style-name="Preformatted_20_Text">右の上に現れたのは、裏方に追われていたライザとニアだった。</text:p>
      <text:p text:style-name="Preformatted_20_Text">Appearing on the right were Ryza and Nia, who were being chased behind the scenes.</text:p>
      <text:p text:style-name="Preformatted_20_Text">#ニア</text:p>
      <text:p text:style-name="Preformatted_20_Text">ライザぁ、ここ高くて怖いよぉーー！！</text:p>
      <text:p text:style-name="Preformatted_20_Text">Ryza oh, it's so high up here, I'm scared!</text:p>
      <text:p text:style-name="Preformatted_20_Text">#ライザ</text:p>
      <text:p text:style-name="Preformatted_20_Text">我慢しやがれ！</text:p>
      <text:p text:style-name="Preformatted_20_Text">畜生しつこい奴らめ……。</text:p>
      <text:p text:style-name="Preformatted_20_Text">Patience!</text:p>
      <text:p text:style-name="Preformatted_20_Text">Damn persistent bastards. ......</text:p>
      <text:p text:style-name="Preformatted_20_Text">[cn]</text:p>
      <text:p text:style-name="Preformatted_20_Text">やがて観客も異常に気付き始め、ついにショーは中断してしまった。</text:p>
      <text:p text:style-name="Preformatted_20_Text">ライザたちは塔の端に追い詰められ、今にも落ちそうになっている。</text:p>
      <text:p text:style-name="Preformatted_20_Text">Eventually, the audience began to notice the anomaly and the show was finally halted.</text:p>
      <text:p text:style-name="Preformatted_20_Text">Ryza and her friends are cornered at the edge of the tower, about to fall.</text:p>
      <text:p text:style-name="Preformatted_20_Text"><text:soft-page-break/>#アリス</text:p>
      <text:p text:style-name="Preformatted_20_Text">えっ……、あの、えっ？</text:p>
      <text:p text:style-name="Preformatted_20_Text">終わっちゃったの？</text:p>
      <text:p text:style-name="Preformatted_20_Text">What, ......, um, what?</text:p>
      <text:p text:style-name="Preformatted_20_Text">It's over?</text:p>
      <text:p text:style-name="Preformatted_20_Text">#ヴェロニカ</text:p>
      <text:p text:style-name="Preformatted_20_Text">…………。</text:p>
      <text:p text:style-name="Preformatted_20_Text">.............</text:p>
      <text:p text:style-name="Preformatted_20_Text">[cn]</text:p>
      <text:p text:style-name="Preformatted_20_Text">アリスは突然のことに困惑していた。</text:p>
      <text:p text:style-name="Preformatted_20_Text">Alice was confused by the suddenness of the situation.</text:p>
      <text:p text:style-name="Preformatted_20_Text">#ヴェロニカ</text:p>
      <text:p text:style-name="Preformatted_20_Text">エリ、アリスを頼んだぜ。</text:p>
      <text:p text:style-name="Preformatted_20_Text">Eli, I'm asking you to take care of Alice.</text:p>
      <text:p text:style-name="Preformatted_20_Text">#エリ</text:p>
      <text:p text:style-name="Preformatted_20_Text">えっ、はっ、はい！</text:p>
      <text:p text:style-name="Preformatted_20_Text">あの、ヴェロニカ様！？</text:p>
      <text:p text:style-name="Preformatted_20_Text">Eh, ha, yes!</text:p>
      <text:p text:style-name="Preformatted_20_Text">Um, Veronica-sama!</text:p>
      <text:p text:style-name="Preformatted_20_Text">[cn]</text:p>
      <text:p text:style-name="Preformatted_20_Text">ヴェロニカはテントの隅にあった掃除用のほうきを手に取った。</text:p>
      <text:p text:style-name="Preformatted_20_Text">そして勢いよく跳躍するとほうきの上に飛び乗り、そのまま塔の上へ直行した。</text:p>
      <text:p text:style-name="Preformatted_20_Text">Veronica picked up a broom from the corner of the tent.</text:p>
      <text:p text:style-name="Preformatted_20_Text">Then, with a mighty leap, she jumped onto the broom and went straight to the top of the tower.</text:p>
      <text:p text:style-name="Preformatted_20_Text">#アリス</text:p>
      <text:p text:style-name="Preformatted_20_Text">えっ……、空、飛んでる。</text:p>
      <text:p text:style-name="Preformatted_20_Text">What's up ......, sky, I'm flying.</text:p>
      <text:p text:style-name="Preformatted_20_Text">#エリ</text:p>
      <text:p text:style-name="Preformatted_20_Text">ヴェロニカ様は魔女なのよ。</text:p>
      <text:p text:style-name="Preformatted_20_Text">花の魔女ヴェロニカ様って言ったら結構有名なんだけど、</text:p>
      <text:p text:style-name="Preformatted_20_Text">アリスちゃん、知らない？</text:p>
      <text:p text:style-name="Preformatted_20_Text">Veronica is a witch.</text:p>
      <text:p text:style-name="Preformatted_20_Text">Veronica the flower witch is quite famous.</text:p>
      <text:p text:style-name="Preformatted_20_Text">Alice, don't you know?</text:p>
      <text:p text:style-name="Preformatted_20_Text">#アリス</text:p>
      <text:p text:style-name="Preformatted_20_Text">うん……しらなかった。</text:p>
      <text:p text:style-name="Preformatted_20_Text">Yeah...... didn't know that.</text:p>
      <text:p text:style-name="Preformatted_20_Text">#エリ</text:p>
      <text:p text:style-name="Preformatted_20_Text">なら見ておきなさい。</text:p>
      <text:p text:style-name="Preformatted_20_Text">ヴェロニカ様は、とってもかっこいいんだから。</text:p>
      <text:p text:style-name="Preformatted_20_Text">Then you should take a look.</text:p>
      <text:p text:style-name="Preformatted_20_Text">Veronica-sama is very cool.</text:p>
      <text:p text:style-name="Preformatted_20_Text">[cn]</text:p>
      <text:p text:style-name="Preformatted_20_Text">騒動に続いて空を飛ぶ魔女が出現したことで、観客はより騒がしくなった。</text:p>
      <text:p text:style-name="Preformatted_20_Text">もはやショーの一環なんじゃないかと思い、口笛を吹くものまで出始める始末だ。</text:p>
      <text:p text:style-name="Preformatted_20_Text">The crowd became more boisterous with the appearance of the flying witches following the ruckus.</text:p>
      <text:p text:style-name="Preformatted_20_Text">Some even started whistling, thinking it was all part of the show.</text:p>
      <text:p text:style-name="Preformatted_20_Text">#ライザ</text:p>
      <text:p text:style-name="Preformatted_20_Text">なっ、なんだぁ一体……。</text:p>
      <text:p text:style-name="Preformatted_20_Text">What the heck is that? ......</text:p>
      <text:p text:style-name="Preformatted_20_Text">#ニア</text:p>
      <text:p text:style-name="Preformatted_20_Text">ライザっ！　危ない！！</text:p>
      <text:p text:style-name="Preformatted_20_Text">Ryza!　Look out!</text:p>
      <text:p text:style-name="Preformatted_20_Text">#ライザ</text:p>
      <text:p text:style-name="Preformatted_20_Text">えっ……！</text:p>
      <text:p text:style-name="Preformatted_20_Text">What the ......!</text:p>
      <text:p text:style-name="Preformatted_20_Text">[cn]</text:p>
      <text:p text:style-name="Preformatted_20_Text">ライザが目を離した瞬間、サーカスの団員の手がライザに伸びた。</text:p>
      <text:p text:style-name="Preformatted_20_Text">ニアはライザをかばい、彼女を後ろへ突き飛ばした。</text:p>
      <text:p text:style-name="Preformatted_20_Text">しかし、ライザの後ろに床はなかった。</text:p>
      <text:p text:style-name="Preformatted_20_Text">空中ブランコの着地点に立っていたため、手すりすらなく、</text:p>
      <text:p text:style-name="Preformatted_20_Text">ライザは大きく態勢を崩し、空中に投げ出された。</text:p>
      <text:p text:style-name="Preformatted_20_Text">The moment Ryza took her eyes off the road, a circus performer's hand reached for Ryza.</text:p>
      <text:p text:style-name="Preformatted_20_Text"><text:soft-page-break/>Nia covered Ryza and pushed her backwards.</text:p>
      <text:p text:style-name="Preformatted_20_Text">But there was no floor behind Ryza.</text:p>
      <text:p text:style-name="Preformatted_20_Text">She was standing on the landing pad of the trapeze, so there wasn't even a handrail.</text:p>
      <text:p text:style-name="Preformatted_20_Text">Ryza was thrown into the air, severely out of alignment.</text:p>
      <text:p text:style-name="Preformatted_20_Text">#ライザ</text:p>
      <text:p text:style-name="Preformatted_20_Text">うわっ……わあああーーー！！！</text:p>
      <text:p text:style-name="Preformatted_20_Text">Woah...... wow!!!!!!!!!!!!!!!!!!!!!!!!!!!!!</text:p>
      <text:p text:style-name="Preformatted_20_Text">#ニア</text:p>
      <text:p text:style-name="Preformatted_20_Text">わっ、ライザぁ！！</text:p>
      <text:p text:style-name="Preformatted_20_Text">Wow, Ryzaaaa!</text:p>
      <text:p text:style-name="Preformatted_20_Text">#ライザ</text:p>
      <text:p text:style-name="Preformatted_20_Text">この……ばかやろおおおおーーー！！！！</text:p>
      <text:p text:style-name="Preformatted_20_Text">This ...... idiot ooooooooooooooooooooooooooooooooooooooooooooooooooooooooooooooo ！！！！</text:p>
      <text:p text:style-name="Preformatted_20_Text">[cn]</text:p>
      <text:p text:style-name="Preformatted_20_Text">空中に投げ出されたライザは、真っ逆さまに下へと落ちていった。</text:p>
      <text:p text:style-name="Preformatted_20_Text">ネットなどの事故対策はなかった。</text:p>
      <text:p text:style-name="Preformatted_20_Text">待ち受けるのは固い床である。</text:p>
      <text:p text:style-name="Preformatted_20_Text">Ryza was thrown into the air and fell headlong downwards.</text:p>
      <text:p text:style-name="Preformatted_20_Text">There were no nets or any other accident protection.</text:p>
      <text:p text:style-name="Preformatted_20_Text">What awaited her was a hard floor.</text:p>
      <text:p text:style-name="Preformatted_20_Text">#ライザ</text:p>
      <text:p text:style-name="Preformatted_20_Text">ち、ちくしょおおおーーー！！</text:p>
      <text:p text:style-name="Preformatted_20_Text">Damn it, damn it, damn it!</text:p>
      <text:p text:style-name="Preformatted_20_Text">[cn]</text:p>
      <text:p text:style-name="Preformatted_20_Text">今まさにライザの体は地面にたたきつけられようとしていた。</text:p>
      <text:p text:style-name="Preformatted_20_Text">その瞬間だった。</text:p>
      <text:p text:style-name="Preformatted_20_Text">Ryza's body was about to hit the ground.</text:p>
      <text:p text:style-name="Preformatted_20_Text">It was that moment.</text:p>
      <text:p text:style-name="Preformatted_20_Text">#ヴェロニカ</text:p>
      <text:p text:style-name="Preformatted_20_Text">…………っ！</text:p>
      <text:p text:style-name="Preformatted_20_Text">............!</text:p>
      <text:p text:style-name="Preformatted_20_Text">[cn]</text:p>
      <text:p text:style-name="Preformatted_20_Text">ヴェロニカがすさまじい速さで飛んできてライザをキャッチしたのだ。</text:p>
      <text:p text:style-name="Preformatted_20_Text">あと１秒飛び出すのが遅かったら、</text:p>
      <text:p text:style-name="Preformatted_20_Text">ライザはどうなっていたかわからなかった。</text:p>
      <text:p text:style-name="Preformatted_20_Text">そのあまりの離れ業に、会場は大歓声で包まれた。</text:p>
      <text:p text:style-name="Preformatted_20_Text">ヴェロニカは塔の上まで上がり、ライザを放り投げた</text:p>
      <text:p text:style-name="Preformatted_20_Text">Veronica flew in and caught Ryza at a tremendous speed.</text:p>
      <text:p text:style-name="Preformatted_20_Text">If she had jumped out one more second later.</text:p>
      <text:p text:style-name="Preformatted_20_Text">If she had jumped out one more second too late, who knows what would have happened to Ryza.</text:p>
      <text:p text:style-name="Preformatted_20_Text">The audience cheered in awe at this remarkable feat.</text:p>
      <text:p text:style-name="Preformatted_20_Text">Veronica climbed to the top of the tower and threw Ryza off!</text:p>
      <text:p text:style-name="Preformatted_20_Text">#ヴェロニカ</text:p>
      <text:p text:style-name="Preformatted_20_Text">…………。</text:p>
      <text:p text:style-name="Preformatted_20_Text">.............</text:p>
      <text:p text:style-name="Preformatted_20_Text">#ライザ</text:p>
      <text:p text:style-name="Preformatted_20_Text">へへへ……魔女様、ありがとう……。</text:p>
      <text:p text:style-name="Preformatted_20_Text">Hehehe ...... Thank you, witch. ......</text:p>
      <text:p text:style-name="Preformatted_20_Text">#ニア</text:p>
      <text:p text:style-name="Preformatted_20_Text">あっ、ありがとーございます。</text:p>
      <text:p text:style-name="Preformatted_20_Text">Oh, thank you very much.</text:p>
      <text:p text:style-name="Preformatted_20_Text">#ヴェロニカ</text:p>
      <text:p text:style-name="Preformatted_20_Text">ちっ……！</text:p>
      <text:p text:style-name="Preformatted_20_Text">Damn ......!</text:p>
      <text:p text:style-name="Preformatted_20_Text">[cn]</text:p>
      <text:p text:style-name="Preformatted_20_Text">ボカッ！！</text:p>
      <text:p text:style-name="Preformatted_20_Text">BOKAK!!!</text:p>
      <text:p text:style-name="Preformatted_20_Text">#ライザ</text:p>
      <text:p text:style-name="Preformatted_20_Text">ギャァッ！！</text:p>
      <text:p text:style-name="Preformatted_20_Text">Gah!!!</text:p>
      <text:p text:style-name="Preformatted_20_Text">[cn]</text:p>
      <text:p text:style-name="Preformatted_20_Text">ヴェロニカはライザを思いっきり殴りつけた。</text:p>
      <text:p text:style-name="Preformatted_20_Text">Veronica hit Ryza as hard as she could.</text:p>
      <text:p text:style-name="Preformatted_20_Text"><text:soft-page-break/>#ニア</text:p>
      <text:p text:style-name="Preformatted_20_Text">なっ、なにするの！！</text:p>
      <text:p text:style-name="Preformatted_20_Text">Hey, what are you doing!</text:p>
      <text:p text:style-name="Preformatted_20_Text">#ヴェロニカ</text:p>
      <text:p text:style-name="Preformatted_20_Text">だまれッ！！</text:p>
      <text:p text:style-name="Preformatted_20_Text">せっかくのショーを台無しにしやがって、このクソガキども！！</text:p>
      <text:p text:style-name="Preformatted_20_Text">Shut up!</text:p>
      <text:p text:style-name="Preformatted_20_Text">You ruined the show, you little shit!</text:p>
      <text:p text:style-name="Preformatted_20_Text">#エリ</text:p>
      <text:p text:style-name="Preformatted_20_Text">ヴェロニカ様……。</text:p>
      <text:p text:style-name="Preformatted_20_Text">Dear Veronica: .......</text:p>
      <text:p text:style-name="Preformatted_20_Text">#アリス</text:p>
      <text:p text:style-name="Preformatted_20_Text">…………。</text:p>
      <text:p text:style-name="Preformatted_20_Text">.............</text:p>
      <text:p text:style-name="Preformatted_20_Text">#ヴェロニカ</text:p>
      <text:p text:style-name="Preformatted_20_Text">気分が悪いぜ……。</text:p>
      <text:p text:style-name="Preformatted_20_Text">おい、ショーを続けろ。 邪魔したな……。</text:p>
      <text:p text:style-name="Preformatted_20_Text">I don't feel so good. ......</text:p>
      <text:p text:style-name="Preformatted_20_Text">Hey, keep the show on. You interrupted me. ......</text:p>
      <text:p text:style-name="Preformatted_20_Text">[cn]</text:p>
      <text:p text:style-name="Preformatted_20_Text">ヴェロニカはライザとニアを一瞥すると、</text:p>
      <text:p text:style-name="Preformatted_20_Text">さっさとほうきに乗ってアリスたちのもとへもどって行ってしまった。</text:p>
      <text:p text:style-name="Preformatted_20_Text">Veronica took one look at Ryza and Nia.</text:p>
      <text:p text:style-name="Preformatted_20_Text">Veronica took one look at Ryza and Nia and quickly got on her broom and went back to Alice and the others.</text:p>
      <text:p text:style-name="Preformatted_20_Text">#アリス</text:p>
      <text:p text:style-name="Preformatted_20_Text">あ……あの。</text:p>
      <text:p text:style-name="Preformatted_20_Text">Oh ...... that.</text:p>
      <text:p text:style-name="Preformatted_20_Text">#ヴェロニカ</text:p>
      <text:p text:style-name="Preformatted_20_Text">……悪かったな。 ショーが台無しだ。</text:p>
      <text:p text:style-name="Preformatted_20_Text">...... sorry about that. You ruined the show.</text:p>
      <text:p text:style-name="Preformatted_20_Text">#エリ</text:p>
      <text:p text:style-name="Preformatted_20_Text">ヴェロニカ様のせいじゃないですよ！</text:p>
      <text:p text:style-name="Preformatted_20_Text">あの子供たちが……。</text:p>
      <text:p text:style-name="Preformatted_20_Text">It's not your fault, Veronica!</text:p>
      <text:p text:style-name="Preformatted_20_Text">Those kids. ......</text:p>
      <text:p text:style-name="Preformatted_20_Text">#アリス</text:p>
      <text:p text:style-name="Preformatted_20_Text">あっ、あの！</text:p>
      <text:p text:style-name="Preformatted_20_Text">Oh, you know what!</text:p>
      <text:p text:style-name="Preformatted_20_Text">[cn]</text:p>
      <text:p text:style-name="Preformatted_20_Text">エリの言葉をさえぎって、アリスが口を開いた。</text:p>
      <text:p text:style-name="Preformatted_20_Text">アリスがあまりにも大きな声を出したので、</text:p>
      <text:p text:style-name="Preformatted_20_Text">ヴェロニカは少し驚いてアリスの方を見た。</text:p>
      <text:p text:style-name="Preformatted_20_Text">Alice opened her mouth, interrupting Eli's words.</text:p>
      <text:p text:style-name="Preformatted_20_Text">Alice spoke too loudly.</text:p>
      <text:p text:style-name="Preformatted_20_Text">Veronica looked at Alice, a little surprised.</text:p>
      <text:p text:style-name="Preformatted_20_Text">#アリス</text:p>
      <text:p text:style-name="Preformatted_20_Text">ま、ヴェロニカ様の弟子にしてください！！</text:p>
      <text:p text:style-name="Preformatted_20_Text">Well, please make me your apprentice, Veronica-sama!</text:p>
      <text:p text:style-name="Preformatted_20_Text">#ヴェロニカ</text:p>
      <text:p text:style-name="Preformatted_20_Text">で、弟子ィ！？</text:p>
      <text:p text:style-name="Preformatted_20_Text">おっ、お前、何言ってんだよ！ お前人間だろ！？</text:p>
      <text:p text:style-name="Preformatted_20_Text">魔女が人間の師匠になれるわけねえだろ！</text:p>
      <text:p text:style-name="Preformatted_20_Text">So, an apprentice?</text:p>
      <text:p text:style-name="Preformatted_20_Text">Whoa, you, what are you talking about? You're human!</text:p>
      <text:p text:style-name="Preformatted_20_Text">How can a witch be a master of a human!</text:p>
      <text:p text:style-name="Preformatted_20_Text">#アリス</text:p>
      <text:p text:style-name="Preformatted_20_Text">わ、私も魔法使えるもん……。</text:p>
      <text:p text:style-name="Preformatted_20_Text">Wow, I can use magic too. ......</text:p>
      <text:p text:style-name="Preformatted_20_Text">#ヴェロニカ</text:p>
      <text:p text:style-name="Preformatted_20_Text">うそをつくな。</text:p>
      <text:p text:style-name="Preformatted_20_Text">魔女だって嘘をついても、いいことなんかないぞ。</text:p>
      <text:p text:style-name="Preformatted_20_Text">Don't lie.</text:p>
      <text:p text:style-name="Preformatted_20_Text">Lying about being a witch won't do you any good.</text:p>
      <text:p text:style-name="Preformatted_20_Text"><text:soft-page-break/>#アリス</text:p>
      <text:p text:style-name="Preformatted_20_Text">ほ、ほんとだもん！</text:p>
      <text:p text:style-name="Preformatted_20_Text">だから……私に魔法教えて！！</text:p>
      <text:p text:style-name="Preformatted_20_Text">I'm telling the truth!</text:p>
      <text:p text:style-name="Preformatted_20_Text">So ...... teach me magic!</text:p>
      <text:p text:style-name="Preformatted_20_Text">#ヴェロニカ</text:p>
      <text:p text:style-name="Preformatted_20_Text">いいかげんにしろ！！</text:p>
      <text:p text:style-name="Preformatted_20_Text">私は魔女だ！！</text:p>
      <text:p text:style-name="Preformatted_20_Text">人間の弟子なんかいらないし、魔法だって教えねえ！！</text:p>
      <text:p text:style-name="Preformatted_20_Text">ちっ……</text:p>
      <text:p text:style-name="Preformatted_20_Text">もういい、ちょこっとかわいい奴だ</text:p>
      <text:p text:style-name="Preformatted_20_Text">なんて思って連れてきたのが間違いだったぜ。</text:p>
      <text:p text:style-name="Preformatted_20_Text">エリ、行くぞ！</text:p>
      <text:p text:style-name="Preformatted_20_Text">All right, enough!</text:p>
      <text:p text:style-name="Preformatted_20_Text">I'm a witch!</text:p>
      <text:p text:style-name="Preformatted_20_Text">I don't need human apprentices and I don't teach magic!</text:p>
      <text:p text:style-name="Preformatted_20_Text">Damn it. ......</text:p>
      <text:p text:style-name="Preformatted_20_Text">Okay, he's a little cute.</text:p>
      <text:p text:style-name="Preformatted_20_Text">I shouldn't have brought you here.</text:p>
      <text:p text:style-name="Preformatted_20_Text">Let's go, Eri!</text:p>
      <text:p text:style-name="Preformatted_20_Text">#エリ</text:p>
      <text:p text:style-name="Preformatted_20_Text">ヴェ、ヴェロニカ様！！</text:p>
      <text:p text:style-name="Preformatted_20_Text">……あんたも、余計なこと言ったわね。</text:p>
      <text:p text:style-name="Preformatted_20_Text">Veronica!</text:p>
      <text:p text:style-name="Preformatted_20_Text">...... You, too, were unnecessary.</text:p>
      <text:p text:style-name="Preformatted_20_Text">#アリス</text:p>
      <text:p text:style-name="Preformatted_20_Text">あ……。</text:p>
      <text:p text:style-name="Preformatted_20_Text">…………。</text:p>
      <text:p text:style-name="Preformatted_20_Text">Oh .......</text:p>
      <text:p text:style-name="Preformatted_20_Text">.............</text:p>
      <text:p text:style-name="Preformatted_20_Text">[cn]</text:p>
      <text:p text:style-name="Preformatted_20_Text">アリスはまた一人になってしまった。</text:p>
      <text:p text:style-name="Preformatted_20_Text">アリスの部屋。</text:p>
      <text:p text:style-name="Preformatted_20_Text">アリスがソファでうたたねをしていた。</text:p>
      <text:p text:style-name="Preformatted_20_Text">Alice is alone again.</text:p>
      <text:p text:style-name="Preformatted_20_Text">Alice's room.</text:p>
      <text:p text:style-name="Preformatted_20_Text">Alice was dozing on the couch.</text:p>
      <text:p text:style-name="Preformatted_20_Text">#アリス</text:p>
      <text:p text:style-name="Preformatted_20_Text">……うん。</text:p>
      <text:p text:style-name="Preformatted_20_Text">ふああ……。</text:p>
      <text:p text:style-name="Preformatted_20_Text">……そうか、寝ちまってたのか。</text:p>
      <text:p text:style-name="Preformatted_20_Text">華の魔女ヴェロニカ……。</text:p>
      <text:p text:style-name="Preformatted_20_Text">いまどこにいるんだろうな。</text:p>
      <text:p text:style-name="Preformatted_20_Text">そういや、あの北の大地の魔女もヴェロニカとか言ったっけ。</text:p>
      <text:p text:style-name="Preformatted_20_Text">クフフッ</text:p>
      <text:p text:style-name="Preformatted_20_Text">まあ、あのヴェロニカとはにてもにつかねえけどな……。</text:p>
      <text:p text:style-name="Preformatted_20_Text">…………。</text:p>
      <text:p text:style-name="Preformatted_20_Text">世界を回っていれば、またいつか会えるよな……</text:p>
      <text:p text:style-name="Preformatted_20_Text">ヴェロニカ。</text:p>
      <text:p text:style-name="Preformatted_20_Text">...... yeah.</text:p>
      <text:p text:style-name="Preformatted_20_Text">Huh ah.......</text:p>
      <text:p text:style-name="Preformatted_20_Text">...... Oh yeah, she fell asleep.</text:p>
      <text:p text:style-name="Preformatted_20_Text">Veronica the Flower Witch .......</text:p>
      <text:p text:style-name="Preformatted_20_Text">I wonder where she is now.</text:p>
      <text:p text:style-name="Preformatted_20_Text">Well, that witch of the northern land was called Veronica, too.</text:p>
      <text:p text:style-name="Preformatted_20_Text">Kuhuhuhuhu.</text:p>
      <text:p text:style-name="Preformatted_20_Text">Well, I'm not even close to that Veronica. ......</text:p>
      <text:p text:style-name="Preformatted_20_Text">.............</text:p>
      <text:p text:style-name="Preformatted_20_Text">I'm sure we'll meet again someday as we go around the world. ......</text:p>
      <text:p text:style-name="Preformatted_20_Text">Veronica.</text:p>
      <text:p text:style-name="Preformatted_20_Text">[cn]</text:p>
      <text:p text:style-name="Preformatted_20_Text">昼下がり。</text:p>
      <text:p text:style-name="Preformatted_20_Text">戦争の日々にアリスは少し疲れていたのだろう。</text:p>
      <text:p text:style-name="Preformatted_20_Text"><text:soft-page-break/>ぼそりとつぶやき、そのまま再び眠りについた。</text:p>
      <text:p text:style-name="Preformatted_20_Text">Late afternoon.</text:p>
      <text:p text:style-name="Preformatted_20_Text">Alice must have been a little tired from the days of war.</text:p>
      <text:p text:style-name="Preformatted_20_Text">She mumbled something in a whisper and fell asleep again.</text:p>
      <text:p text:style-name="Preformatted_20_Text"/>
      <text:p text:style-name="Preformatted_20_Text">C:\Users\James Phillips\Desktop\Games\WargameAliceGit\MinimizedScenarios\min_s0832.txt</text:p>
      <text:p text:style-name="Preformatted_20_Text">ベルリ城。</text:p>
      <text:p text:style-name="Preformatted_20_Text">Berri Castle.</text:p>
      <text:p text:style-name="Preformatted_20_Text">#ライザ</text:p>
      <text:p text:style-name="Preformatted_20_Text">キヒヒヒヒヒッ！！！</text:p>
      <text:p text:style-name="Preformatted_20_Text">いい眺めだなぁヴェロニカぁ！！</text:p>
      <text:p text:style-name="Preformatted_20_Text">Kihihihihihihihihi!!!</text:p>
      <text:p text:style-name="Preformatted_20_Text">Nice view, Veronica ah!!!</text:p>
      <text:p text:style-name="Preformatted_20_Text">[cn]</text:p>
      <text:p text:style-name="Preformatted_20_Text">ヴェロニカとエリはとらえられ、ライザの前に突き出された。</text:p>
      <text:p text:style-name="Preformatted_20_Text">Veronica and Eli are captured and thrust before Ryza.</text:p>
      <text:p text:style-name="Preformatted_20_Text">#ヴェロニカ</text:p>
      <text:p text:style-name="Preformatted_20_Text">ライザ……</text:p>
      <text:p text:style-name="Preformatted_20_Text">あなた、とんでもないことをしているのがわかっているの……！？</text:p>
      <text:p text:style-name="Preformatted_20_Text">Ryza......</text:p>
      <text:p text:style-name="Preformatted_20_Text">You know you're doing a hell of a job ......!</text:p>
      <text:p text:style-name="Preformatted_20_Text">#ライザ</text:p>
      <text:p text:style-name="Preformatted_20_Text">えー、なんのことだろー。</text:p>
      <text:p text:style-name="Preformatted_20_Text">Oh, I don't know what you're talking about.</text:p>
      <text:p text:style-name="Preformatted_20_Text">#ヴェロニカ</text:p>
      <text:p text:style-name="Preformatted_20_Text">馬鹿にしているの！？</text:p>
      <text:p text:style-name="Preformatted_20_Text">You're making fun of me!</text:p>
      <text:p text:style-name="Preformatted_20_Text">#ライザ</text:p>
      <text:p text:style-name="Preformatted_20_Text">……そこのゴスロリのガキだって、ホムンクルスじゃねえか。</text:p>
      <text:p text:style-name="Preformatted_20_Text">...... Even that goth kid there ain't a homunculus.</text:p>
      <text:p text:style-name="Preformatted_20_Text">#ヴェロニカ</text:p>
      <text:p text:style-name="Preformatted_20_Text">！？</text:p>
      <text:p text:style-name="Preformatted_20_Text">……なぜそれを。</text:p>
      <text:p text:style-name="Preformatted_20_Text">!!!</text:p>
      <text:p text:style-name="Preformatted_20_Text">...... why that.</text:p>
      <text:p text:style-name="Preformatted_20_Text">#ライザ</text:p>
      <text:p text:style-name="Preformatted_20_Text">キヒヒッ！！</text:p>
      <text:p text:style-name="Preformatted_20_Text">お前たちがこの前会話しているのを聞いたんだ。</text:p>
      <text:p text:style-name="Preformatted_20_Text">「大人の姿に、体を作り直しましょうか」ってな。</text:p>
      <text:p text:style-name="Preformatted_20_Text">魔法が使えて成長しない魔女</text:p>
      <text:p text:style-name="Preformatted_20_Text">……そんなのいるわけねえだろ。</text:p>
      <text:p text:style-name="Preformatted_20_Text">Kihihi!!!</text:p>
      <text:p text:style-name="Preformatted_20_Text">I heard you guys talking the other day.</text:p>
      <text:p text:style-name="Preformatted_20_Text">'Shall we remold your bodies to look like adults?'</text:p>
      <text:p text:style-name="Preformatted_20_Text">Witches who can do magic and never grow up.</text:p>
      <text:p text:style-name="Preformatted_20_Text">...... There's no such thing.</text:p>
      <text:p text:style-name="Preformatted_20_Text">#エリ</text:p>
      <text:p text:style-name="Preformatted_20_Text">ヴェロニカ様を……</text:p>
      <text:p text:style-name="Preformatted_20_Text">ヴェロニカ様をお前と一緒にするな！！！！</text:p>
      <text:p text:style-name="Preformatted_20_Text">ヴェロニカ様は、私を助けるためだったんだ！！</text:p>
      <text:p text:style-name="Preformatted_20_Text">戦争の道具としてホムンクルスを生み出したお前とは違う！！</text:p>
      <text:p text:style-name="Preformatted_20_Text">……それなのに、それが原因でお師匠様に破門されて</text:p>
      <text:p text:style-name="Preformatted_20_Text">私が……。</text:p>
      <text:p text:style-name="Preformatted_20_Text">I'll take Lady Veronica with you ......</text:p>
      <text:p text:style-name="Preformatted_20_Text">Don't put Lady Veronica with you！！！！</text:p>
      <text:p text:style-name="Preformatted_20_Text">Lady Veronica was meant to help me!</text:p>
      <text:p text:style-name="Preformatted_20_Text">Not like you who created a homunculus as a tool of war!</text:p>
      <text:p text:style-name="Preformatted_20_Text">...... And yet, because of that, your master excommunicated me.</text:p>
      <text:p text:style-name="Preformatted_20_Text">I'm the one who .......</text:p>
      <text:p text:style-name="Preformatted_20_Text">#ヴェロニカ</text:p>
      <text:p text:style-name="Preformatted_20_Text">エリ！　あなたがいたから私はここまで来れたのよ。</text:p>
      <text:p text:style-name="Preformatted_20_Text">自分を責めてはいけないわ。</text:p>
      <text:p text:style-name="Preformatted_20_Text">Eli!　You are the reason I got this far.</text:p>
      <text:p text:style-name="Preformatted_20_Text"><text:soft-page-break/>Don't blame yourself.</text:p>
      <text:p text:style-name="Preformatted_20_Text">#エリ</text:p>
      <text:p text:style-name="Preformatted_20_Text">ヴェロニカ様……。</text:p>
      <text:p text:style-name="Preformatted_20_Text">Dear Veronica: .......</text:p>
      <text:p text:style-name="Preformatted_20_Text">#ライザ</text:p>
      <text:p text:style-name="Preformatted_20_Text">ふん……、下らねえ。</text:p>
      <text:p text:style-name="Preformatted_20_Text">戦争だろうと人助けだろうと兵器は兵器なんだよ。</text:p>
      <text:p text:style-name="Preformatted_20_Text">ニア！</text:p>
      <text:p text:style-name="Preformatted_20_Text">こいつらをマジノラインの牢獄へ幽閉しろ。</text:p>
      <text:p text:style-name="Preformatted_20_Text">あそこの牢獄なら、そう簡単に逃げ出すことはできないはずだ。</text:p>
      <text:p text:style-name="Preformatted_20_Text">Hmph ......, that's lame.</text:p>
      <text:p text:style-name="Preformatted_20_Text">Whether it's war or helping people, a weapon is a weapon.</text:p>
      <text:p text:style-name="Preformatted_20_Text">Nia!</text:p>
      <text:p text:style-name="Preformatted_20_Text">Lock them up in the Maginot Line prison.</text:p>
      <text:p text:style-name="Preformatted_20_Text">They won't be able to escape so easily from there.</text:p>
      <text:p text:style-name="Preformatted_20_Text">#ニア</text:p>
      <text:p text:style-name="Preformatted_20_Text">がってんだい！</text:p>
      <text:p text:style-name="Preformatted_20_Text">……でも、ライザぁー。</text:p>
      <text:p text:style-name="Preformatted_20_Text">さっさとヴェロニカぶち殺せばいいじゃん！</text:p>
      <text:p text:style-name="Preformatted_20_Text">そうすれば絶対に逃げ出さないよー？</text:p>
      <text:p text:style-name="Preformatted_20_Text">I'm not sure how to do this.</text:p>
      <text:p text:style-name="Preformatted_20_Text">...... but, Ryza!</text:p>
      <text:p text:style-name="Preformatted_20_Text">Why don't you just kill Veronica?</text:p>
      <text:p text:style-name="Preformatted_20_Text">Then she'll never escape!</text:p>
      <text:p text:style-name="Preformatted_20_Text">#ライザ</text:p>
      <text:p text:style-name="Preformatted_20_Text">ばかやろう。 こいつには散々苦労したんだ。</text:p>
      <text:p text:style-name="Preformatted_20_Text">ちゃんとゆーっくり、いたぶって殺さないとな……。</text:p>
      <text:p text:style-name="Preformatted_20_Text">You idiot. I've gone to a lot of trouble with this guy.</text:p>
      <text:p text:style-name="Preformatted_20_Text">We need to kill him properly and painstakingly. ......</text:p>
      <text:p text:style-name="Preformatted_20_Text">#ヴェロニカ</text:p>
      <text:p text:style-name="Preformatted_20_Text">……ライザ、あなた。</text:p>
      <text:p text:style-name="Preformatted_20_Text">...... Ryza, you.</text:p>
      <text:p text:style-name="Preformatted_20_Text">#ライザ</text:p>
      <text:p text:style-name="Preformatted_20_Text">キヒヒッ！</text:p>
      <text:p text:style-name="Preformatted_20_Text">そもそも、お前が悪いんだぜェ？</text:p>
      <text:p text:style-name="Preformatted_20_Text">こっちに来てからお前、すっかり人が変わっちまったもんなぁ……。</text:p>
      <text:p text:style-name="Preformatted_20_Text">昔はあんなに輝いてたのによォ。</text:p>
      <text:p text:style-name="Preformatted_20_Text">Kihihihi!</text:p>
      <text:p text:style-name="Preformatted_20_Text">It's your fault to begin with, you know?</text:p>
      <text:p text:style-name="Preformatted_20_Text">You've changed so much since you came here. ......</text:p>
      <text:p text:style-name="Preformatted_20_Text">You used to be so radiant.</text:p>
      <text:p text:style-name="Preformatted_20_Text">#ニア</text:p>
      <text:p text:style-name="Preformatted_20_Text">そうそう！</text:p>
      <text:p text:style-name="Preformatted_20_Text">もう今のヴェロニカは見る影もないよねぇー！</text:p>
      <text:p text:style-name="Preformatted_20_Text">Oh yeah!</text:p>
      <text:p text:style-name="Preformatted_20_Text">I can't even see Veronica now!</text:p>
      <text:p text:style-name="Preformatted_20_Text">#エリ</text:p>
      <text:p text:style-name="Preformatted_20_Text">お前ら好き勝手言いやがって！！</text:p>
      <text:p text:style-name="Preformatted_20_Text">You guys can say whatever you want!</text:p>
      <text:p text:style-name="Preformatted_20_Text">#ライザ</text:p>
      <text:p text:style-name="Preformatted_20_Text">キヒヒッ！　負け犬が吠えるねえ……。</text:p>
      <text:p text:style-name="Preformatted_20_Text">そんなこと言われても、</text:p>
      <text:p text:style-name="Preformatted_20_Text">ぜーーんぜん、</text:p>
      <text:p text:style-name="Preformatted_20_Text">まーーーーったく、</text:p>
      <text:p text:style-name="Preformatted_20_Text">ちーーーーっとも、</text:p>
      <text:p text:style-name="Preformatted_20_Text">響いてこねえんだよなぁーーーー！！？</text:p>
      <text:p text:style-name="Preformatted_20_Text">Kihihihihi!　You losers are barking. ......</text:p>
      <text:p text:style-name="Preformatted_20_Text">I'm not going to let you say that to me.</text:p>
      <text:p text:style-name="Preformatted_20_Text">I'm not going to say it...</text:p>
      <text:p text:style-name="Preformatted_20_Text">Not at all.</text:p>
      <text:p text:style-name="Preformatted_20_Text">I can't hear a peep out of you...</text:p>
      <text:p text:style-name="Preformatted_20_Text">I can't get a sound out of you...!</text:p>
      <text:p text:style-name="Preformatted_20_Text">#エリ</text:p>
      <text:p text:style-name="Preformatted_20_Text"><text:soft-page-break/>このっ……！！</text:p>
      <text:p text:style-name="Preformatted_20_Text">You ......!</text:p>
      <text:p text:style-name="Preformatted_20_Text">#ヴェロニカ</text:p>
      <text:p text:style-name="Preformatted_20_Text">エリ……、逃げなさい。</text:p>
      <text:p text:style-name="Preformatted_20_Text">Eri......, run away.</text:p>
      <text:p text:style-name="Preformatted_20_Text">#エリ</text:p>
      <text:p text:style-name="Preformatted_20_Text">えっ……。</text:p>
      <text:p text:style-name="Preformatted_20_Text">Eh .......</text:p>
      <text:p text:style-name="Preformatted_20_Text">[cn]</text:p>
      <text:p text:style-name="Preformatted_20_Text">その時エリを縛っていた手かせが外された。</text:p>
      <text:p text:style-name="Preformatted_20_Text">ヴェロニカはこっそりエリの手かせを、ヘアピンで開錠したのだった。</text:p>
      <text:p text:style-name="Preformatted_20_Text">At that moment, the shackles that bound Eli were removed.</text:p>
      <text:p text:style-name="Preformatted_20_Text">Veronica secretly unlocked Eli's shackles with a hairpin.</text:p>
      <text:p text:style-name="Preformatted_20_Text">#エリ</text:p>
      <text:p text:style-name="Preformatted_20_Text">（でも、ヴェロニカ様が……。）</text:p>
      <text:p text:style-name="Preformatted_20_Text">(But Veronica-sama is .......)</text:p>
      <text:p text:style-name="Preformatted_20_Text">#ヴェロニカ</text:p>
      <text:p text:style-name="Preformatted_20_Text">（アリスに助けを求めなさい。</text:p>
      <text:p text:style-name="Preformatted_20_Text">あの子ならきっと……。）</text:p>
      <text:p text:style-name="Preformatted_20_Text">(Ask Alice for help.</text:p>
      <text:p text:style-name="Preformatted_20_Text">I'm sure she'll be able to .......)</text:p>
      <text:p text:style-name="Preformatted_20_Text">#エリ</text:p>
      <text:p text:style-name="Preformatted_20_Text">(あの子供ですか！？</text:p>
      <text:p text:style-name="Preformatted_20_Text">そういえばこのあいだ領主になったと聞きましたが、</text:p>
      <text:p text:style-name="Preformatted_20_Text">まさか本当に魔女だったとは……。)</text:p>
      <text:p text:style-name="Preformatted_20_Text">(でも、あの気の弱そうな子がライザにかなうとは…)</text:p>
      <text:p text:style-name="Preformatted_20_Text">(Is it that child?</text:p>
      <text:p text:style-name="Preformatted_20_Text">I heard you became a lord the other day.</text:p>
      <text:p text:style-name="Preformatted_20_Text">I didn't think she was really a witch. .......)</text:p>
      <text:p text:style-name="Preformatted_20_Text">(But how could that feeble looking child be worthy of Ryza...)</text:p>
      <text:p text:style-name="Preformatted_20_Text">#ヴェロニカ</text:p>
      <text:p text:style-name="Preformatted_20_Text">(ふふ……</text:p>
      <text:p text:style-name="Preformatted_20_Text">この前あったけれどそんなことはなかったわよ。)</text:p>
      <text:p text:style-name="Preformatted_20_Text">(……アリスを支えてあげてちょうだい、エリ。)</text:p>
      <text:p text:style-name="Preformatted_20_Text">(Hmmm ......</text:p>
      <text:p text:style-name="Preformatted_20_Text">That didn't happen though it did the other day...)</text:p>
      <text:p text:style-name="Preformatted_20_Text">(...... You should support Alice, Eli...)</text:p>
      <text:p text:style-name="Preformatted_20_Text">#エリ</text:p>
      <text:p text:style-name="Preformatted_20_Text">(……はい、わかりました。ヴェロニカ様。)</text:p>
      <text:p text:style-name="Preformatted_20_Text">……ふう。</text:p>
      <text:p text:style-name="Preformatted_20_Text">(......Yes, I understand. Veronica-sama.)</text:p>
      <text:p text:style-name="Preformatted_20_Text">......Fu.</text:p>
      <text:p text:style-name="Preformatted_20_Text">[cn]</text:p>
      <text:p text:style-name="Preformatted_20_Text">エリは深呼吸をしてライザをにらみつけた。</text:p>
      <text:p text:style-name="Preformatted_20_Text">Eli took a deep breath and glared at Ryza.</text:p>
      <text:p text:style-name="Preformatted_20_Text">#ライザ</text:p>
      <text:p text:style-name="Preformatted_20_Text">あん……てめえ。</text:p>
      <text:p text:style-name="Preformatted_20_Text">あっ！！</text:p>
      <text:p text:style-name="Preformatted_20_Text">An...... you.</text:p>
      <text:p text:style-name="Preformatted_20_Text">Aah!</text:p>
      <text:p text:style-name="Preformatted_20_Text">[cn]</text:p>
      <text:p text:style-name="Preformatted_20_Text">ライザが口を開いた瞬間、エリは素早く立ち上がり、城の出口へ向かって走り始めた。</text:p>
      <text:p text:style-name="Preformatted_20_Text">The moment Ryza opened her mouth, Eli quickly got up and started running towards the exit of the castle.</text:p>
      <text:p text:style-name="Preformatted_20_Text">#ライザ</text:p>
      <text:p text:style-name="Preformatted_20_Text">てめえヴェロニカァーーーー！！！！</text:p>
      <text:p text:style-name="Preformatted_20_Text">Teh Veronicaaaaahhhh！！！！</text:p>
      <text:p text:style-name="Preformatted_20_Text">[cn]</text:p>
      <text:p text:style-name="Preformatted_20_Text">ドカッ！！</text:p>
      <text:p text:style-name="Preformatted_20_Text">Boom!!!</text:p>
      <text:p text:style-name="Preformatted_20_Text">#ヴェロニカ</text:p>
      <text:p text:style-name="Preformatted_20_Text">ぐ……っ！！</text:p>
      <text:p text:style-name="Preformatted_20_Text">Gu......!!!</text:p>
      <text:p text:style-name="Preformatted_20_Text">[cn]</text:p>
      <text:p text:style-name="Preformatted_20_Text"><text:soft-page-break/>ライザのけりがヴェロニカの腹を直撃する。</text:p>
      <text:p text:style-name="Preformatted_20_Text">Ryza's kick hits Veronica in the stomach.</text:p>
      <text:p text:style-name="Preformatted_20_Text">#ライザ</text:p>
      <text:p text:style-name="Preformatted_20_Text">追えッッ！！　そいつは部下だ！！</text:p>
      <text:p text:style-name="Preformatted_20_Text">構わんからぶち殺せ！！</text:p>
      <text:p text:style-name="Preformatted_20_Text">After him!　That's my man!</text:p>
      <text:p text:style-name="Preformatted_20_Text">I don't care, just kill him!</text:p>
      <text:p text:style-name="Preformatted_20_Text">[cn]</text:p>
      <text:p text:style-name="Preformatted_20_Text">エリの逃走劇が始まった……。</text:p>
      <text:p text:style-name="Preformatted_20_Text">Eli's escape attempt has begun. ......</text:p>
      <text:p text:style-name="Preformatted_20_Text"/>
      <text:p text:style-name="Preformatted_20_Text">C:\Users\James Phillips\Desktop\Games\WargameAliceGit\MinimizedScenarios\min_s0833.txt</text:p>
      <text:p text:style-name="Preformatted_20_Text">アリスの館。</text:p>
      <text:p text:style-name="Preformatted_20_Text">Alice's House.</text:p>
      <text:p text:style-name="Preformatted_20_Text">#クロ</text:p>
      <text:p text:style-name="Preformatted_20_Text">アリス様</text:p>
      <text:p text:style-name="Preformatted_20_Text">領内で倒れているエリ様を私の部下が保護したとの知らせが。</text:p>
      <text:p text:style-name="Preformatted_20_Text">Queen Alice.</text:p>
      <text:p text:style-name="Preformatted_20_Text">I have just received word that my men have taken Lady Ely, who has collapsed in the territory, into their custody.</text:p>
      <text:p text:style-name="Preformatted_20_Text">#アリス</text:p>
      <text:p text:style-name="Preformatted_20_Text">ん……？</text:p>
      <text:p text:style-name="Preformatted_20_Text">エリ、って誰だよ。</text:p>
      <text:p text:style-name="Preformatted_20_Text">Hmm ......?</text:p>
      <text:p text:style-name="Preformatted_20_Text">Who's Eri?</text:p>
      <text:p text:style-name="Preformatted_20_Text">#クロ</text:p>
      <text:p text:style-name="Preformatted_20_Text">ヴェロニカ様の部下の方でございます。</text:p>
      <text:p text:style-name="Preformatted_20_Text">向こうでお会いになりませんでしたか。</text:p>
      <text:p text:style-name="Preformatted_20_Text">He's one of Veronica's men.</text:p>
      <text:p text:style-name="Preformatted_20_Text">Have we not met over there?</text:p>
      <text:p text:style-name="Preformatted_20_Text">#アリス</text:p>
      <text:p text:style-name="Preformatted_20_Text">エリ……</text:p>
      <text:p text:style-name="Preformatted_20_Text">いや、あってないぞ。</text:p>
      <text:p text:style-name="Preformatted_20_Text">Eli......</text:p>
      <text:p text:style-name="Preformatted_20_Text">No, we didn't.</text:p>
      <text:p text:style-name="Preformatted_20_Text">#クロ</text:p>
      <text:p text:style-name="Preformatted_20_Text">そうでございましたか……。</text:p>
      <text:p text:style-name="Preformatted_20_Text">ともかく客室の方で療養していただきますので、</text:p>
      <text:p text:style-name="Preformatted_20_Text">後でお見舞いなされませ。</text:p>
      <text:p text:style-name="Preformatted_20_Text">I'm sorry, I didn't know that. ......</text:p>
      <text:p text:style-name="Preformatted_20_Text">Anyway, you will recuperate in the guest room.</text:p>
      <text:p text:style-name="Preformatted_20_Text">Please visit me later.</text:p>
      <text:p text:style-name="Preformatted_20_Text">#アリス</text:p>
      <text:p text:style-name="Preformatted_20_Text">わかった。 覚えておく。</text:p>
      <text:p text:style-name="Preformatted_20_Text">I'll keep that in mind. I'll keep that in mind.</text:p>
      <text:p text:style-name="Preformatted_20_Text">#クロ</text:p>
      <text:p text:style-name="Preformatted_20_Text">はっ！</text:p>
      <text:p text:style-name="Preformatted_20_Text">それでは、失礼します。</text:p>
      <text:p text:style-name="Preformatted_20_Text">Ha!</text:p>
      <text:p text:style-name="Preformatted_20_Text">Now, if you'll excuse me.</text:p>
      <text:p text:style-name="Preformatted_20_Text">[cn]</text:p>
      <text:p text:style-name="Preformatted_20_Text">クロが出ていくと、アリスはため息をついて紅茶をすすった。</text:p>
      <text:p text:style-name="Preformatted_20_Text">As Kuro leaves, Alice sighs and sips her tea.</text:p>
      <text:p text:style-name="Preformatted_20_Text">#アリス</text:p>
      <text:p text:style-name="Preformatted_20_Text">エリねえ……</text:p>
      <text:p text:style-name="Preformatted_20_Text">まあ、「こっち側」を統一してやることもなくなったし行ってやるかなぁ……。</text:p>
      <text:p text:style-name="Preformatted_20_Text">Eri-nee: ......</text:p>
      <text:p text:style-name="Preformatted_20_Text">Well, I guess I'll go and do it now that I have nothing left to do to unify "this side". ......</text:p>
      <text:p text:style-name="Preformatted_20_Text"/>
      <text:p text:style-name="Preformatted_20_Text">C:\Users\James Phillips\Desktop\Games\WargameAliceGit\MinimizedScenarios\min_s0834.txt</text:p>
      <text:p text:style-name="Preformatted_20_Text">アリスの館。</text:p>
      <text:p text:style-name="Preformatted_20_Text">客室。</text:p>
      <text:p text:style-name="Preformatted_20_Text">Alice's House.</text:p>
      <text:p text:style-name="Preformatted_20_Text">Rooms.</text:p>
      <text:p text:style-name="Preformatted_20_Text"><text:soft-page-break/>#アリス</text:p>
      <text:p text:style-name="Preformatted_20_Text">おう、ここか？</text:p>
      <text:p text:style-name="Preformatted_20_Text">Oh, is this it?</text:p>
      <text:p text:style-name="Preformatted_20_Text">#メイジー</text:p>
      <text:p text:style-name="Preformatted_20_Text">あっ、姉さん！</text:p>
      <text:p text:style-name="Preformatted_20_Text">ちょうどよかった！</text:p>
      <text:p text:style-name="Preformatted_20_Text">今ちょうど姉さんの話になってて……。</text:p>
      <text:p text:style-name="Preformatted_20_Text">Oh, sis!</text:p>
      <text:p text:style-name="Preformatted_20_Text">Just in time!</text:p>
      <text:p text:style-name="Preformatted_20_Text">We were just talking about your sister now. ......</text:p>
      <text:p text:style-name="Preformatted_20_Text">#アリス</text:p>
      <text:p text:style-name="Preformatted_20_Text">あぁ……、え……。</text:p>
      <text:p text:style-name="Preformatted_20_Text">Oh ......, yeah .......</text:p>
      <text:p text:style-name="Preformatted_20_Text">#メイジー</text:p>
      <text:p text:style-name="Preformatted_20_Text">姉さん……どうしたの？</text:p>
      <text:p text:style-name="Preformatted_20_Text">What's wrong with your sister ......?</text:p>
      <text:p text:style-name="Preformatted_20_Text">#アリス</text:p>
      <text:p text:style-name="Preformatted_20_Text">エリ……って、お前、ヴェロニカの……！！</text:p>
      <text:p text:style-name="Preformatted_20_Text">Eli......, you're Veronica's ......!!!</text:p>
      <text:p text:style-name="Preformatted_20_Text">#エリ</text:p>
      <text:p text:style-name="Preformatted_20_Text">久しぶりね、アリスちゃん？</text:p>
      <text:p text:style-name="Preformatted_20_Text">Long time no see, Alice?</text:p>
      <text:p text:style-name="Preformatted_20_Text">#メイジー</text:p>
      <text:p text:style-name="Preformatted_20_Text">えっ、</text:p>
      <text:p text:style-name="Preformatted_20_Text">あの……お知り合い？</text:p>
      <text:p text:style-name="Preformatted_20_Text">Oh, my gosh!</text:p>
      <text:p text:style-name="Preformatted_20_Text">You know that ......?</text:p>
      <text:p text:style-name="Preformatted_20_Text">#アリス</text:p>
      <text:p text:style-name="Preformatted_20_Text">えっ、だってお前……ヴェロニカの部下で……。</text:p>
      <text:p text:style-name="Preformatted_20_Text">だから、ヴェロニカの部下じゃないだろ……？</text:p>
      <text:p text:style-name="Preformatted_20_Text">What, because you're ...... Veronica's guy, and you're ...... Veronica's guy.</text:p>
      <text:p text:style-name="Preformatted_20_Text">So you're not Veronica's man. ......?</text:p>
      <text:p text:style-name="Preformatted_20_Text">#エリ</text:p>
      <text:p text:style-name="Preformatted_20_Text">は？　言ってることがよくわからないわよ？</text:p>
      <text:p text:style-name="Preformatted_20_Text">私はヴェロニカ様の部下だってば。</text:p>
      <text:p text:style-name="Preformatted_20_Text">Huh?　I don't understand what you're saying, okay?</text:p>
      <text:p text:style-name="Preformatted_20_Text">I'm Veronica's subordinate.</text:p>
      <text:p text:style-name="Preformatted_20_Text">#アリス</text:p>
      <text:p text:style-name="Preformatted_20_Text">ち、違う！　そうじゃなくて……。</text:p>
      <text:p text:style-name="Preformatted_20_Text">お前、華の魔女ヴェロニカの部下なんだろ？</text:p>
      <text:p text:style-name="Preformatted_20_Text">No, no!　That's not what I mean. ......</text:p>
      <text:p text:style-name="Preformatted_20_Text">You're Veronica the Flower Witch's subordinate, aren't you?</text:p>
      <text:p text:style-name="Preformatted_20_Text">#エリ</text:p>
      <text:p text:style-name="Preformatted_20_Text">ええそうよ。今は大魔女ヴェロニカ様だけどね。</text:p>
      <text:p text:style-name="Preformatted_20_Text">Yes, I am. Though I'm the Grand Witch Veronica now.</text:p>
      <text:p text:style-name="Preformatted_20_Text">#アリス</text:p>
      <text:p text:style-name="Preformatted_20_Text">えっ……、</text:p>
      <text:p text:style-name="Preformatted_20_Text">えええええーーーー！！！？</text:p>
      <text:p text:style-name="Preformatted_20_Text">Eh ......,.</text:p>
      <text:p text:style-name="Preformatted_20_Text">Eeeeeeeeeeeeee!!!</text:p>
      <text:p text:style-name="Preformatted_20_Text">#メイジー</text:p>
      <text:p text:style-name="Preformatted_20_Text">なっ、何をそんなに驚いているのよ、姉さん……。</text:p>
      <text:p text:style-name="Preformatted_20_Text">それに、華の魔女は姉さんじゃない。</text:p>
      <text:p text:style-name="Preformatted_20_Text">Hey, what are you so surprised about, sis .......</text:p>
      <text:p text:style-name="Preformatted_20_Text">Besides, the Flower Witch is not my sister.</text:p>
      <text:p text:style-name="Preformatted_20_Text">#エリ</text:p>
      <text:p text:style-name="Preformatted_20_Text">ヴェロニカ様は植物の方の花よ。</text:p>
      <text:p text:style-name="Preformatted_20_Text">華やかの「はな」じゃないわ。</text:p>
      <text:p text:style-name="Preformatted_20_Text">Veronica-sama is the flower of the plant.</text:p>
      <text:p text:style-name="Preformatted_20_Text">Not "flower" of flowery.</text:p>
      <text:p text:style-name="Preformatted_20_Text">#アリス</text:p>
      <text:p text:style-name="Preformatted_20_Text">えっ、そうなの！？</text:p>
      <text:p text:style-name="Preformatted_20_Text">Oh, really?</text:p>
      <text:p text:style-name="Preformatted_20_Text"><text:soft-page-break/>#エリ</text:p>
      <text:p text:style-name="Preformatted_20_Text">なによ、知らずに華の魔女とか名乗ってたの？</text:p>
      <text:p text:style-name="Preformatted_20_Text">ヴェロニカ様に敬意を払ってそれにしたのだと思ったら、</text:p>
      <text:p text:style-name="Preformatted_20_Text">丸パクリだったってわけね……。</text:p>
      <text:p text:style-name="Preformatted_20_Text">What, did you call yourself the Flower Witch or something without knowing it?</text:p>
      <text:p text:style-name="Preformatted_20_Text">I thought you chose that in honor of Veronica-sama.</text:p>
      <text:p text:style-name="Preformatted_20_Text">So it was a total rip-off. ......</text:p>
      <text:p text:style-name="Preformatted_20_Text">#アリス</text:p>
      <text:p text:style-name="Preformatted_20_Text">ちっ、ちがっ！</text:p>
      <text:p text:style-name="Preformatted_20_Text">……いや、そうだけど。</text:p>
      <text:p text:style-name="Preformatted_20_Text">……あいつ、ヴェロニカだったのか。</text:p>
      <text:p text:style-name="Preformatted_20_Text">No, no, no!</text:p>
      <text:p text:style-name="Preformatted_20_Text">...... No, it is, but...</text:p>
      <text:p text:style-name="Preformatted_20_Text">...... That guy was Veronica?</text:p>
      <text:p text:style-name="Preformatted_20_Text">#エリ</text:p>
      <text:p text:style-name="Preformatted_20_Text">幻滅した？</text:p>
      <text:p text:style-name="Preformatted_20_Text">Disillusioned?</text:p>
      <text:p text:style-name="Preformatted_20_Text">#アリス</text:p>
      <text:p text:style-name="Preformatted_20_Text">そんなことない……。</text:p>
      <text:p text:style-name="Preformatted_20_Text">あいつは私が思う一番の魔女だ。</text:p>
      <text:p text:style-name="Preformatted_20_Text">確かに似てねえとは思ってたけど、</text:p>
      <text:p text:style-name="Preformatted_20_Text">あいつがヴェロニカなら、私の中のヴェロニカはあいつだ……。</text:p>
      <text:p text:style-name="Preformatted_20_Text">No, I'm not. ......</text:p>
      <text:p text:style-name="Preformatted_20_Text">She's the best witch I've ever seen.</text:p>
      <text:p text:style-name="Preformatted_20_Text">I thought for sure they didn't look alike, but...</text:p>
      <text:p text:style-name="Preformatted_20_Text">If that's Veronica, then the Veronica in me is her. ......</text:p>
      <text:p text:style-name="Preformatted_20_Text">#エリ</text:p>
      <text:p text:style-name="Preformatted_20_Text">そう……よかった。</text:p>
      <text:p text:style-name="Preformatted_20_Text">So ...... good.</text:p>
      <text:p text:style-name="Preformatted_20_Text">[cn]</text:p>
      <text:p text:style-name="Preformatted_20_Text">エリは初めてほほを緩め微笑んだ。</text:p>
      <text:p text:style-name="Preformatted_20_Text">こころからほっとしたようだった。</text:p>
      <text:p text:style-name="Preformatted_20_Text">Eri's cheeks relaxed and she smiled for the first time.</text:p>
      <text:p text:style-name="Preformatted_20_Text">She seemed to be relieved from the bottom of her heart.</text:p>
      <text:p text:style-name="Preformatted_20_Text">#メイジー</text:p>
      <text:p text:style-name="Preformatted_20_Text">……絶対に他人を認めない姉さんが一番の魔女だなんて。</text:p>
      <text:p text:style-name="Preformatted_20_Text">一体何者なのよ、ヴェロニカさんって。</text:p>
      <text:p text:style-name="Preformatted_20_Text">...... I can't believe that my sister, who never admits to others, is the best witch of all.</text:p>
      <text:p text:style-name="Preformatted_20_Text">Who the hell is Veronica?</text:p>
      <text:p text:style-name="Preformatted_20_Text">#アリス</text:p>
      <text:p text:style-name="Preformatted_20_Text">てめえ、さりげなく私を馬鹿にしてないか？</text:p>
      <text:p text:style-name="Preformatted_20_Text">Dude, aren't you casually mocking me?</text:p>
      <text:p text:style-name="Preformatted_20_Text">#エリ</text:p>
      <text:p text:style-name="Preformatted_20_Text">ヴェロニカ様はあなたの姉弟子にあたる人よ、</text:p>
      <text:p text:style-name="Preformatted_20_Text">メイジー。</text:p>
      <text:p text:style-name="Preformatted_20_Text">Lady Veronica is your sister-disciple.</text:p>
      <text:p text:style-name="Preformatted_20_Text">Maisie.</text:p>
      <text:p text:style-name="Preformatted_20_Text">#メイジー</text:p>
      <text:p text:style-name="Preformatted_20_Text">姉弟子……？ えっ、</text:p>
      <text:p text:style-name="Preformatted_20_Text">えっ？</text:p>
      <text:p text:style-name="Preformatted_20_Text">姉弟子って……姉さん以外に！？</text:p>
      <text:p text:style-name="Preformatted_20_Text">My sister-disciple ......? What?</text:p>
      <text:p text:style-name="Preformatted_20_Text">What?</text:p>
      <text:p text:style-name="Preformatted_20_Text">A sister-disciple is other than your sister ......!</text:p>
      <text:p text:style-name="Preformatted_20_Text">#エリ</text:p>
      <text:p text:style-name="Preformatted_20_Text">……やっぱり、ヴェロニカ様のことは聞かされていないのね。</text:p>
      <text:p text:style-name="Preformatted_20_Text">...... I knew you hadn't heard about Lady Veronica.</text:p>
      <text:p text:style-name="Preformatted_20_Text">#アリス</text:p>
      <text:p text:style-name="Preformatted_20_Text">……あ、そうか</text:p>
      <text:p text:style-name="Preformatted_20_Text">……じゃあ、私はヴェロニカの妹弟子ってことになるのか。</text:p>
      <text:p text:style-name="Preformatted_20_Text">...... Oh, I see.</text:p>
      <text:p text:style-name="Preformatted_20_Text">...... So that would make me Veronica's sister-disciple?</text:p>
      <text:p text:style-name="Preformatted_20_Text">#エリ</text:p>
      <text:p text:style-name="Preformatted_20_Text"><text:soft-page-break/>……私はてっきり、ヴェロニカ様目当てでホーリーベル様に弟子入りしたものだと思っていたのに……。</text:p>
      <text:p text:style-name="Preformatted_20_Text">...... I thought I had become an apprentice to Master Holybell for Veronica. ......</text:p>
      <text:p text:style-name="Preformatted_20_Text">#アリス</text:p>
      <text:p text:style-name="Preformatted_20_Text">ヴェロニカがこの領地に住んでるって知ってたらヴェロニカに直接言うっての。</text:p>
      <text:p text:style-name="Preformatted_20_Text">わざわざ老いぼれババアなんか選ばねえよ。</text:p>
      <text:p text:style-name="Preformatted_20_Text">If she knew Veronica lived in this territory, she would have told Veronica directly.</text:p>
      <text:p text:style-name="Preformatted_20_Text">I wouldn't have picked an old hag to go to all the trouble.</text:p>
      <text:p text:style-name="Preformatted_20_Text">#エリ</text:p>
      <text:p text:style-name="Preformatted_20_Text">ホーリーベル様は元大魔女よ？</text:p>
      <text:p text:style-name="Preformatted_20_Text">全盛期ならヴェロニカ様よりもお強い魔女だったわ。</text:p>
      <text:p text:style-name="Preformatted_20_Text">Holly Belle used to be a great witch, remember?</text:p>
      <text:p text:style-name="Preformatted_20_Text">In her prime, she was a more powerful witch than Veronica.</text:p>
      <text:p text:style-name="Preformatted_20_Text">#アリス</text:p>
      <text:p text:style-name="Preformatted_20_Text">う、嘘だろオイ……。</text:p>
      <text:p text:style-name="Preformatted_20_Text">Ugh, that's not true. ......</text:p>
      <text:p text:style-name="Preformatted_20_Text">#メイジー</text:p>
      <text:p text:style-name="Preformatted_20_Text">えっ、姉さん知らなかったの！？</text:p>
      <text:p text:style-name="Preformatted_20_Text">What, you didn't know?</text:p>
      <text:p text:style-name="Preformatted_20_Text">#アリス</text:p>
      <text:p text:style-name="Preformatted_20_Text">いや……だって、別にババアに興味ないし……。</text:p>
      <text:p text:style-name="Preformatted_20_Text">No ...... because I'm not interested in the old lady ......</text:p>
      <text:p text:style-name="Preformatted_20_Text">#エリ</text:p>
      <text:p text:style-name="Preformatted_20_Text">アンタ本当は馬鹿なんじゃないの……。</text:p>
      <text:p text:style-name="Preformatted_20_Text">You're really an idiot. ......</text:p>
      <text:p text:style-name="Preformatted_20_Text">#アリス</text:p>
      <text:p text:style-name="Preformatted_20_Text">なっ、なんだとーッ！！</text:p>
      <text:p text:style-name="Preformatted_20_Text">What the hell!</text:p>
      <text:p text:style-name="Preformatted_20_Text">#メイジー</text:p>
      <text:p text:style-name="Preformatted_20_Text">ま、まあまあ姉さん。</text:p>
      <text:p text:style-name="Preformatted_20_Text">おさえておさえて……くすくす。</text:p>
      <text:p text:style-name="Preformatted_20_Text">Well, well, well, sis.</text:p>
      <text:p text:style-name="Preformatted_20_Text">Hold it down, hold it down. ...... giggle.</text:p>
      <text:p text:style-name="Preformatted_20_Text">#アリス</text:p>
      <text:p text:style-name="Preformatted_20_Text">てっ、てめえ笑いやがったな！！</text:p>
      <text:p text:style-name="Preformatted_20_Text">このやろ……！</text:p>
      <text:p text:style-name="Preformatted_20_Text">Oh, you fucking laughed at me!</text:p>
      <text:p text:style-name="Preformatted_20_Text">You son of a bitch! ......</text:p>
      <text:p text:style-name="Preformatted_20_Text">#エリ</text:p>
      <text:p text:style-name="Preformatted_20_Text">落ち着きなさい。</text:p>
      <text:p text:style-name="Preformatted_20_Text">まあ、あなたが入ったときには</text:p>
      <text:p text:style-name="Preformatted_20_Text">まだヴェロニカ様は屋敷にいたのだけど、</text:p>
      <text:p text:style-name="Preformatted_20_Text">気まずくて顔を合わせられなかったのよ。</text:p>
      <text:p text:style-name="Preformatted_20_Text">あんな別れ方をしてしまったから、申し訳ないってね</text:p>
      <text:p text:style-name="Preformatted_20_Text">Calm down.</text:p>
      <text:p text:style-name="Preformatted_20_Text">Well, when you came in.</text:p>
      <text:p text:style-name="Preformatted_20_Text">Lady Veronica was still in the mansion.</text:p>
      <text:p text:style-name="Preformatted_20_Text">She was too awkward to face me.</text:p>
      <text:p text:style-name="Preformatted_20_Text">She said she was sorry we had to part like that.</text:p>
      <text:p text:style-name="Preformatted_20_Text">#アリス</text:p>
      <text:p text:style-name="Preformatted_20_Text">そんな……！</text:p>
      <text:p text:style-name="Preformatted_20_Text">私はずっとずっと会いたかったんだぞ！！</text:p>
      <text:p text:style-name="Preformatted_20_Text">Oh no. ......!</text:p>
      <text:p text:style-name="Preformatted_20_Text">I've wanted to see you for a long, long time!!!</text:p>
      <text:p text:style-name="Preformatted_20_Text">#エリ</text:p>
      <text:p text:style-name="Preformatted_20_Text">案外不器用な方なのよ。</text:p>
      <text:p text:style-name="Preformatted_20_Text">優しいのだけどその優しさが裏目にでて、</text:p>
      <text:p text:style-name="Preformatted_20_Text">今回もこういうことになっているのだから。</text:p>
      <text:p text:style-name="Preformatted_20_Text">He's clumsier than you think.</text:p>
      <text:p text:style-name="Preformatted_20_Text">She's kind, but her kindness backfired.</text:p>
      <text:p text:style-name="Preformatted_20_Text">This is what's happening again.</text:p>
      <text:p text:style-name="Preformatted_20_Text">#メイジー</text:p>
      <text:p text:style-name="Preformatted_20_Text">そうですよ！</text:p>
      <text:p text:style-name="Preformatted_20_Text">その……さっきおっしゃってた北の大地というのが本当なら、</text:p>
      <text:p text:style-name="Preformatted_20_Text"><text:soft-page-break/>ヴェロニカさんは今頃……。</text:p>
      <text:p text:style-name="Preformatted_20_Text">Yes!</text:p>
      <text:p text:style-name="Preformatted_20_Text">If what ...... you said earlier about the north is true.</text:p>
      <text:p text:style-name="Preformatted_20_Text">Veronica would have been ...... by now.</text:p>
      <text:p text:style-name="Preformatted_20_Text">#エリ</text:p>
      <text:p text:style-name="Preformatted_20_Text">ええ、だからゆっくりしている余裕はないのよ。</text:p>
      <text:p text:style-name="Preformatted_20_Text">Yeah, so we can't afford to slow down.</text:p>
      <text:p text:style-name="Preformatted_20_Text">#チシャ</text:p>
      <text:p text:style-name="Preformatted_20_Text">あっ、アリス様！</text:p>
      <text:p text:style-name="Preformatted_20_Text">エリ様、アリス様が来られましたので、僕はこれで。</text:p>
      <text:p text:style-name="Preformatted_20_Text">Oh, Alice!</text:p>
      <text:p text:style-name="Preformatted_20_Text">Eri-sama, Alice-sama is here, so I'll take this.</text:p>
      <text:p text:style-name="Preformatted_20_Text">#エリ</text:p>
      <text:p text:style-name="Preformatted_20_Text">ええ、ありがとう、チシャ。</text:p>
      <text:p text:style-name="Preformatted_20_Text">Yes, thank you, Cheshire.</text:p>
      <text:p text:style-name="Preformatted_20_Text">#アリス</text:p>
      <text:p text:style-name="Preformatted_20_Text">あ……、え……。</text:p>
      <text:p text:style-name="Preformatted_20_Text">Ah ......, e.......</text:p>
      <text:p text:style-name="Preformatted_20_Text">[cn]</text:p>
      <text:p text:style-name="Preformatted_20_Text">部屋に入り、エリを見たアリスは固まった。</text:p>
      <text:p text:style-name="Preformatted_20_Text">それが、アリスにとってあまりに意外な人物だったからだ。</text:p>
      <text:p text:style-name="Preformatted_20_Text">Alice froze when she entered the room and saw Eli.</text:p>
      <text:p text:style-name="Preformatted_20_Text">It was someone so unexpected for Alice.</text:p>
      <text:p text:style-name="Preformatted_20_Text">#アリス</text:p>
      <text:p text:style-name="Preformatted_20_Text">エリ……って、お前、ヴェロニカの……！！</text:p>
      <text:p text:style-name="Preformatted_20_Text">Eri ......, you're Veronica's ......!!!</text:p>
      <text:p text:style-name="Preformatted_20_Text">#エリ</text:p>
      <text:p text:style-name="Preformatted_20_Text">久しぶりね、アリスちゃん？</text:p>
      <text:p text:style-name="Preformatted_20_Text">Long time no see, Alice?</text:p>
      <text:p text:style-name="Preformatted_20_Text">#アリス</text:p>
      <text:p text:style-name="Preformatted_20_Text">えっ、だってお前……ヴェロニカの部下で……。</text:p>
      <text:p text:style-name="Preformatted_20_Text">だから、ヴェロニカの部下じゃないだろ……？</text:p>
      <text:p text:style-name="Preformatted_20_Text">What, because you're ...... Veronica's man and you're ...... Veronica's man.</text:p>
      <text:p text:style-name="Preformatted_20_Text">So you're not Veronica's man,......?</text:p>
      <text:p text:style-name="Preformatted_20_Text">#エリ</text:p>
      <text:p text:style-name="Preformatted_20_Text">は？　言ってることがよくわからないわよ？</text:p>
      <text:p text:style-name="Preformatted_20_Text">私はヴェロニカ様の部下だってば。</text:p>
      <text:p text:style-name="Preformatted_20_Text">Huh?　I don't understand what you're saying, okay?</text:p>
      <text:p text:style-name="Preformatted_20_Text">I'm Veronica's subordinate.</text:p>
      <text:p text:style-name="Preformatted_20_Text">#アリス</text:p>
      <text:p text:style-name="Preformatted_20_Text">ち、違う！　そうじゃなくて……。</text:p>
      <text:p text:style-name="Preformatted_20_Text">お前、華の魔女ヴェロニカの部下なんだろ？</text:p>
      <text:p text:style-name="Preformatted_20_Text">No, no!　That's not what I mean. ......</text:p>
      <text:p text:style-name="Preformatted_20_Text">You're Veronica the Flower Witch's subordinate, aren't you?</text:p>
      <text:p text:style-name="Preformatted_20_Text">#エリ</text:p>
      <text:p text:style-name="Preformatted_20_Text">ええそうよ。今は大魔女ヴェロニカ様だけどね。</text:p>
      <text:p text:style-name="Preformatted_20_Text">Yes, I am. Though I'm the Grand Witch Veronica now.</text:p>
      <text:p text:style-name="Preformatted_20_Text">#アリス</text:p>
      <text:p text:style-name="Preformatted_20_Text">えっ……、</text:p>
      <text:p text:style-name="Preformatted_20_Text">えええええーーーー！！！？</text:p>
      <text:p text:style-name="Preformatted_20_Text">Eh ......,.</text:p>
      <text:p text:style-name="Preformatted_20_Text">Eeeeeeeeeeeeeeeeeeeeeeeeeeeeeeeeeeeeeeeeeeeeeeeeeeeeeeeeeeeeeeeeeeeeeeeeeee!</text:p>
      <text:p text:style-name="Preformatted_20_Text">#エリ</text:p>
      <text:p text:style-name="Preformatted_20_Text">あなた、知らずにヴェロニカ様の宮殿に来ていたの……？</text:p>
      <text:p text:style-name="Preformatted_20_Text">You came to Lady Veronica's palace without knowing it......?</text:p>
      <text:p text:style-name="Preformatted_20_Text">#アリス</text:p>
      <text:p text:style-name="Preformatted_20_Text">……いや、だって。</text:p>
      <text:p text:style-name="Preformatted_20_Text">……そっか、あいつヴェロニカだったのか。</text:p>
      <text:p text:style-name="Preformatted_20_Text">...... No, because.</text:p>
      <text:p text:style-name="Preformatted_20_Text">...... I see, that was Veronica.</text:p>
      <text:p text:style-name="Preformatted_20_Text">#エリ</text:p>
      <text:p text:style-name="Preformatted_20_Text">幻滅した？</text:p>
      <text:p text:style-name="Preformatted_20_Text">Disillusioned?</text:p>
      <text:p text:style-name="Preformatted_20_Text"><text:soft-page-break/>#アリス</text:p>
      <text:p text:style-name="Preformatted_20_Text">そんなことない……。</text:p>
      <text:p text:style-name="Preformatted_20_Text">あいつは私が思う一番の魔女だ。</text:p>
      <text:p text:style-name="Preformatted_20_Text">確かに似てねえとは思ってたけど、</text:p>
      <text:p text:style-name="Preformatted_20_Text">あいつがヴェロニカなら私の中のヴェロニカはあいつだ……。</text:p>
      <text:p text:style-name="Preformatted_20_Text">No, I'm not. ......</text:p>
      <text:p text:style-name="Preformatted_20_Text">She's the best witch I've ever seen.</text:p>
      <text:p text:style-name="Preformatted_20_Text">I thought for sure they didn't look alike, but...</text:p>
      <text:p text:style-name="Preformatted_20_Text">If that's Veronica, then the Veronica in me is her. ......</text:p>
      <text:p text:style-name="Preformatted_20_Text">#エリ</text:p>
      <text:p text:style-name="Preformatted_20_Text">そう……よかった。</text:p>
      <text:p text:style-name="Preformatted_20_Text">So ...... good.</text:p>
      <text:p text:style-name="Preformatted_20_Text">[cn]</text:p>
      <text:p text:style-name="Preformatted_20_Text">エリは初めてほほを緩め微笑んだ。</text:p>
      <text:p text:style-name="Preformatted_20_Text">こころからほっとしたようだった。</text:p>
      <text:p text:style-name="Preformatted_20_Text">Eri's cheeks relaxed and she smiled for the first time.</text:p>
      <text:p text:style-name="Preformatted_20_Text">She seemed to be relieved from the bottom of her heart.</text:p>
      <text:p text:style-name="Preformatted_20_Text">#アリス</text:p>
      <text:p text:style-name="Preformatted_20_Text">……あ、そうか</text:p>
      <text:p text:style-name="Preformatted_20_Text">……じゃあ、私はヴェロニカの妹弟子ってことになるのか。</text:p>
      <text:p text:style-name="Preformatted_20_Text">......Oh, I see.</text:p>
      <text:p text:style-name="Preformatted_20_Text">...... So I'm Veronica's sister-disciple, then?</text:p>
      <text:p text:style-name="Preformatted_20_Text">#エリ</text:p>
      <text:p text:style-name="Preformatted_20_Text">……私はてっきり、</text:p>
      <text:p text:style-name="Preformatted_20_Text">ヴェロニカ様目当てでホーリーベル様に弟子入りしたものだと思っていたのに……。</text:p>
      <text:p text:style-name="Preformatted_20_Text">...... I thought I was just</text:p>
      <text:p text:style-name="Preformatted_20_Text">I thought I was an apprentice to Master Holybell for Veronica's sake. ......</text:p>
      <text:p text:style-name="Preformatted_20_Text">#アリス</text:p>
      <text:p text:style-name="Preformatted_20_Text">ヴェロニカがこの領地に住んでるって知ってたらヴェロニカに直接言うっての。</text:p>
      <text:p text:style-name="Preformatted_20_Text">わざわざ老いぼれババアなんか選ばねえよ。</text:p>
      <text:p text:style-name="Preformatted_20_Text">If I knew Veronica lived in this territory, I would have told her in person.</text:p>
      <text:p text:style-name="Preformatted_20_Text">I wouldn't have picked an old hag to go to all the trouble.</text:p>
      <text:p text:style-name="Preformatted_20_Text">#エリ</text:p>
      <text:p text:style-name="Preformatted_20_Text">ホーリーベル様は元大魔女よ？</text:p>
      <text:p text:style-name="Preformatted_20_Text">全盛期ならヴェロニカ様よりもお強い魔女だったわ。</text:p>
      <text:p text:style-name="Preformatted_20_Text">Holly Belle used to be a great witch, remember?</text:p>
      <text:p text:style-name="Preformatted_20_Text">In her prime, she was a more powerful witch than Veronica.</text:p>
      <text:p text:style-name="Preformatted_20_Text">#アリス</text:p>
      <text:p text:style-name="Preformatted_20_Text">う、嘘だろオイ……。</text:p>
      <text:p text:style-name="Preformatted_20_Text">Ugh, that's not true. ......</text:p>
      <text:p text:style-name="Preformatted_20_Text">#エリ</text:p>
      <text:p text:style-name="Preformatted_20_Text">あなた、自分の師匠のこともろくに知らなかったの？</text:p>
      <text:p text:style-name="Preformatted_20_Text">You didn't even know your own master well enough?</text:p>
      <text:p text:style-name="Preformatted_20_Text">#アリス</text:p>
      <text:p text:style-name="Preformatted_20_Text">いや……だって、別にババアに興味ないし……。</text:p>
      <text:p text:style-name="Preformatted_20_Text">No ...... because I'm not interested in the old lady ......</text:p>
      <text:p text:style-name="Preformatted_20_Text">#エリ</text:p>
      <text:p text:style-name="Preformatted_20_Text">アンタ本当は馬鹿なんじゃないの……。</text:p>
      <text:p text:style-name="Preformatted_20_Text">You're really an idiot. ......</text:p>
      <text:p text:style-name="Preformatted_20_Text">#アリス</text:p>
      <text:p text:style-name="Preformatted_20_Text">なっ、なんだとーッ！！</text:p>
      <text:p text:style-name="Preformatted_20_Text">What the hell!</text:p>
      <text:p text:style-name="Preformatted_20_Text">#エリ</text:p>
      <text:p text:style-name="Preformatted_20_Text">まあ、あなたが入ったときにはまだヴェロニカ様は屋敷にいたのだけど、</text:p>
      <text:p text:style-name="Preformatted_20_Text">気まずくて顔を合わせられなかったのよ。</text:p>
      <text:p text:style-name="Preformatted_20_Text">あんな別れ方をしてしまったから、申し訳ないってね</text:p>
      <text:p text:style-name="Preformatted_20_Text">Well, Lady Veronica was still in the mansion when you entered.</text:p>
      <text:p text:style-name="Preformatted_20_Text">We couldn't face each other because it was so awkward.</text:p>
      <text:p text:style-name="Preformatted_20_Text">She said she was sorry we had to part like that.</text:p>
      <text:p text:style-name="Preformatted_20_Text">#アリス</text:p>
      <text:p text:style-name="Preformatted_20_Text">そんな……！</text:p>
      <text:p text:style-name="Preformatted_20_Text">私はずっとずっと会いたかったんだぞ！！</text:p>
      <text:p text:style-name="Preformatted_20_Text">Oh no. ......!</text:p>
      <text:p text:style-name="Preformatted_20_Text"><text:soft-page-break/>I've wanted to see you for a long, long time!!!</text:p>
      <text:p text:style-name="Preformatted_20_Text">#エリ</text:p>
      <text:p text:style-name="Preformatted_20_Text">案外不器用な方なのよ。</text:p>
      <text:p text:style-name="Preformatted_20_Text">優しいのだけれどその優しさが裏目でて、</text:p>
      <text:p text:style-name="Preformatted_20_Text">今回もこういうことになっているのだから。</text:p>
      <text:p text:style-name="Preformatted_20_Text">……ヴェロニカ様は、アリスを支えてやってくれとおっしゃってたわ。</text:p>
      <text:p text:style-name="Preformatted_20_Text">He's a bit clumsy than you might think.</text:p>
      <text:p text:style-name="Preformatted_20_Text">She's kind, but her kindness backfires.</text:p>
      <text:p text:style-name="Preformatted_20_Text">I'm not sure how I'm going to get away with this again.</text:p>
      <text:p text:style-name="Preformatted_20_Text">......Mrs.Veronica told me to support Alice.</text:p>
      <text:p text:style-name="Preformatted_20_Text">#アリス</text:p>
      <text:p text:style-name="Preformatted_20_Text">支えるって……オイ……。</text:p>
      <text:p text:style-name="Preformatted_20_Text">Support her?</text:p>
      <text:p text:style-name="Preformatted_20_Text">#エリ</text:p>
      <text:p text:style-name="Preformatted_20_Text">アリスちゃん、ヴェロニカ様を助けてちょうだい。</text:p>
      <text:p text:style-name="Preformatted_20_Text">この通りよ。</text:p>
      <text:p text:style-name="Preformatted_20_Text">Alice, please help Veronica.</text:p>
      <text:p text:style-name="Preformatted_20_Text">This is it.</text:p>
      <text:p text:style-name="Preformatted_20_Text">[cn]</text:p>
      <text:p text:style-name="Preformatted_20_Text">エリはアリスに向かって頭を下げた。</text:p>
      <text:p text:style-name="Preformatted_20_Text">Eri bows her head toward Alice.</text:p>
      <text:p text:style-name="Preformatted_20_Text">#アリス</text:p>
      <text:p text:style-name="Preformatted_20_Text">お、おい……やめろよ。</text:p>
      <text:p text:style-name="Preformatted_20_Text">Oh, hey, ...... stop it.</text:p>
      <text:p text:style-name="Preformatted_20_Text">#エリ</text:p>
      <text:p text:style-name="Preformatted_20_Text">いい返事がもらえるまで、私は引き下がらないわ。</text:p>
      <text:p text:style-name="Preformatted_20_Text">兵士を貸してくれるだけでもいい。</text:p>
      <text:p text:style-name="Preformatted_20_Text">私はヴェロニカ様をお助けしなくてはいけないの！</text:p>
      <text:p text:style-name="Preformatted_20_Text">I'm not backing down until I get a good answer.</text:p>
      <text:p text:style-name="Preformatted_20_Text">Even if it's just to lend me a soldier.</text:p>
      <text:p text:style-name="Preformatted_20_Text">I have to help Lady Veronica!</text:p>
      <text:p text:style-name="Preformatted_20_Text">#アリス</text:p>
      <text:p text:style-name="Preformatted_20_Text">……別に言われなくても助けるっての。</text:p>
      <text:p text:style-name="Preformatted_20_Text">......I'll help you even if you don't tell me.</text:p>
      <text:p text:style-name="Preformatted_20_Text">#エリ</text:p>
      <text:p text:style-name="Preformatted_20_Text">アリスちゃん……。</text:p>
      <text:p text:style-name="Preformatted_20_Text">Alice. ......</text:p>
      <text:p text:style-name="Preformatted_20_Text">#アリス</text:p>
      <text:p text:style-name="Preformatted_20_Text">私はヴェロニカを助けるぞ。</text:p>
      <text:p text:style-name="Preformatted_20_Text">もう一度ヴェロニカに会いたい。</text:p>
      <text:p text:style-name="Preformatted_20_Text">……エリ、私と一緒に戦ってくれ。</text:p>
      <text:p text:style-name="Preformatted_20_Text">I'm going to help Veronica.</text:p>
      <text:p text:style-name="Preformatted_20_Text">I want to see Veronica again.</text:p>
      <text:p text:style-name="Preformatted_20_Text">......Eli, fight with me.</text:p>
      <text:p text:style-name="Preformatted_20_Text">#エリ</text:p>
      <text:p text:style-name="Preformatted_20_Text">……！</text:p>
      <text:p text:style-name="Preformatted_20_Text">……ええ、もちろんよ。</text:p>
      <text:p text:style-name="Preformatted_20_Text">（昔のヴェロニカ様みたいなことを言うのね……。</text:p>
      <text:p text:style-name="Preformatted_20_Text">アリス、あなたなら本当に……。）</text:p>
      <text:p text:style-name="Preformatted_20_Text">......!</text:p>
      <text:p text:style-name="Preformatted_20_Text">......Yes, of course.</text:p>
      <text:p text:style-name="Preformatted_20_Text">(You sound like the old Veronica. ......</text:p>
      <text:p text:style-name="Preformatted_20_Text">Alice, you could really .......)</text:p>
      <text:p text:style-name="Preformatted_20_Text">[cn]</text:p>
      <text:p text:style-name="Preformatted_20_Text">アリス軍に、エリが加わった。</text:p>
      <text:p text:style-name="Preformatted_20_Text">Eli joined Alice's army.</text:p>
      <text:p text:style-name="Preformatted_20_Text"/>
      <text:p text:style-name="Preformatted_20_Text">C:\Users\James Phillips\Desktop\Games\WargameAliceGit\MinimizedScenarios\min_s0836.txt</text:p>
      <text:p text:style-name="Preformatted_20_Text">#ライザの部下</text:p>
      <text:p text:style-name="Preformatted_20_Text">あっちだ！　追えーー！！</text:p>
      <text:p text:style-name="Preformatted_20_Text">Over there!　After them!</text:p>
      <text:p text:style-name="Preformatted_20_Text">[cn]</text:p>
      <text:p text:style-name="Preformatted_20_Text">ヴェロニカ軍の残党がライザ軍と交戦し、敗走中だった。</text:p>
      <text:p text:style-name="Preformatted_20_Text"><text:soft-page-break/>The remnants of Veronica's army engaged Ryza's army and were losing ground.</text:p>
      <text:p text:style-name="Preformatted_20_Text">#シードル</text:p>
      <text:p text:style-name="Preformatted_20_Text">エリ様……、</text:p>
      <text:p text:style-name="Preformatted_20_Text">くそっ！！</text:p>
      <text:p text:style-name="Preformatted_20_Text">全員散れっ！！</text:p>
      <text:p text:style-name="Preformatted_20_Text">生きていたらいずれ会おう！</text:p>
      <text:p text:style-name="Preformatted_20_Text">再起のときまで生き延びるのだ！！</text:p>
      <text:p text:style-name="Preformatted_20_Text">Lady Eli, ......,...</text:p>
      <text:p text:style-name="Preformatted_20_Text">Damn you!</text:p>
      <text:p text:style-name="Preformatted_20_Text">Scatter, all of you!</text:p>
      <text:p text:style-name="Preformatted_20_Text">If you live, we'll see you sooner or later!</text:p>
      <text:p text:style-name="Preformatted_20_Text">We shall live to see another day!!!!!!!!</text:p>
      <text:p text:style-name="Preformatted_20_Text">[cn]</text:p>
      <text:p text:style-name="Preformatted_20_Text">シードルは戦場を離脱した。</text:p>
      <text:p text:style-name="Preformatted_20_Text">どこへ行ったのか。</text:p>
      <text:p text:style-name="Preformatted_20_Text">ライザ軍が彼を見つけることは、ついにできなかった</text:p>
      <text:p text:style-name="Preformatted_20_Text">Cedar left the battlefield.</text:p>
      <text:p text:style-name="Preformatted_20_Text">Where did he go?</text:p>
      <text:p text:style-name="Preformatted_20_Text">Ryza's army could not find him at last.</text:p>
      <text:p text:style-name="Preformatted_20_Text"/>
      <text:p text:style-name="Preformatted_20_Text">C:\Users\James Phillips\Desktop\Games\WargameAliceGit\MinimizedScenarios\min_s0837A.txt</text:p>
      <text:p text:style-name="Preformatted_20_Text">#クロ</text:p>
      <text:p text:style-name="Preformatted_20_Text">アリス様。この先は深い森が広がっております。</text:p>
      <text:p text:style-name="Preformatted_20_Text">兵を進めるのは難しいかと。</text:p>
      <text:p text:style-name="Preformatted_20_Text">Queen Alice. There is a deep forest ahead.</text:p>
      <text:p text:style-name="Preformatted_20_Text">It would be difficult to advance the troops.</text:p>
      <text:p text:style-name="Preformatted_20_Text">#アリス</text:p>
      <text:p text:style-name="Preformatted_20_Text">うーん、まあこんなところ占領しても意味ないよな…。</text:p>
      <text:p text:style-name="Preformatted_20_Text">よし、侵攻中止だ。</text:p>
      <text:p text:style-name="Preformatted_20_Text">Hmm, well, there's no point in occupying a place like this...</text:p>
      <text:p text:style-name="Preformatted_20_Text">Okay, let's call off the invasion.</text:p>
      <text:p text:style-name="Preformatted_20_Text"/>
      <text:p text:style-name="Preformatted_20_Text">C:\Users\James Phillips\Desktop\Games\WargameAliceGit\MinimizedScenarios\min_s0837.txt</text:p>
      <text:p text:style-name="Preformatted_20_Text">アリスの館。</text:p>
      <text:p text:style-name="Preformatted_20_Text">Alice's House.</text:p>
      <text:p text:style-name="Preformatted_20_Text">#エリ</text:p>
      <text:p text:style-name="Preformatted_20_Text">北の大地と南の大地はウラール山脈という巨大な山脈で分断されているわ。</text:p>
      <text:p text:style-name="Preformatted_20_Text">この山脈を超えるのはとてもじゃないけど無理よ。</text:p>
      <text:p text:style-name="Preformatted_20_Text">The northern and southern lands are separated by a huge mountain range called the Ural Mountains.</text:p>
      <text:p text:style-name="Preformatted_20_Text">It is impossible to cross this mountain range.</text:p>
      <text:p text:style-name="Preformatted_20_Text">#アリス</text:p>
      <text:p text:style-name="Preformatted_20_Text">それはわかってる。</text:p>
      <text:p text:style-name="Preformatted_20_Text">それで私たちも北側に手が出せねえんだ。</text:p>
      <text:p text:style-name="Preformatted_20_Text">I know that.</text:p>
      <text:p text:style-name="Preformatted_20_Text">That's why we can't touch the north.</text:p>
      <text:p text:style-name="Preformatted_20_Text">#エリ</text:p>
      <text:p text:style-name="Preformatted_20_Text">でも、一か所だけ通れる場所があるわ。</text:p>
      <text:p text:style-name="Preformatted_20_Text">それがここよ。</text:p>
      <text:p text:style-name="Preformatted_20_Text">But there is one place we can go.</text:p>
      <text:p text:style-name="Preformatted_20_Text">That's here.</text:p>
      <text:p text:style-name="Preformatted_20_Text">[cn]</text:p>
      <text:p text:style-name="Preformatted_20_Text">エリが指をさしたのは魔女の沼の北側の森だった。</text:p>
      <text:p text:style-name="Preformatted_20_Text">Eli points to a forest north of the Witch Swamp.</text:p>
      <text:p text:style-name="Preformatted_20_Text">#アリス</text:p>
      <text:p text:style-name="Preformatted_20_Text">そこは森だろ？　別に何もないんじゃ……。</text:p>
      <text:p text:style-name="Preformatted_20_Text">That's a forest, right?　I thought there was nothing in there. ......</text:p>
      <text:p text:style-name="Preformatted_20_Text">#エリ</text:p>
      <text:p text:style-name="Preformatted_20_Text">ここには世界樹というこの世界で一番の大樹があるわ</text:p>
      <text:p text:style-name="Preformatted_20_Text">その代わり、ここには高い山脈が到達していないの。</text:p>
      <text:p text:style-name="Preformatted_20_Text">確かにこのままでは軍隊は通れないけれど、</text:p>
      <text:p text:style-name="Preformatted_20_Text">この世界樹を何とかすればここは軍隊が十分通ることのできる土地になるわ。</text:p>
      <text:p text:style-name="Preformatted_20_Text">There's the World Tree here, the biggest tree in this world.</text:p>
      <text:p text:style-name="Preformatted_20_Text">Instead, there's a high mountain range that doesn't reach here.</text:p>
      <text:p text:style-name="Preformatted_20_Text"><text:soft-page-break/>It is true that no army can pass through here as it is, but...</text:p>
      <text:p text:style-name="Preformatted_20_Text">If we could do something about the World Tree, this would be a land that an army could pass through.</text:p>
      <text:p text:style-name="Preformatted_20_Text">#アリス</text:p>
      <text:p text:style-name="Preformatted_20_Text">なるほど……</text:p>
      <text:p text:style-name="Preformatted_20_Text">その世界樹を私の破壊光線でぶっ壊せってわけだな！</text:p>
      <text:p text:style-name="Preformatted_20_Text">I see: ......</text:p>
      <text:p text:style-name="Preformatted_20_Text">So you want me to destroy the World Tree with my destructive ray!</text:p>
      <text:p text:style-name="Preformatted_20_Text">#エリ</text:p>
      <text:p text:style-name="Preformatted_20_Text">いいえ。そんなことできないわ。</text:p>
      <text:p text:style-name="Preformatted_20_Text">ひとやまほどの大きさがあるのよ。</text:p>
      <text:p text:style-name="Preformatted_20_Text">そんなことできっこないわ。</text:p>
      <text:p text:style-name="Preformatted_20_Text">No, I can't do that. You can't do that.</text:p>
      <text:p text:style-name="Preformatted_20_Text">It's as big as a mountain.</text:p>
      <text:p text:style-name="Preformatted_20_Text">You can't do that.</text:p>
      <text:p text:style-name="Preformatted_20_Text">#アリス</text:p>
      <text:p text:style-name="Preformatted_20_Text">なっ……なんだ。</text:p>
      <text:p text:style-name="Preformatted_20_Text">じゃあどうすりゃいいんだよ。</text:p>
      <text:p text:style-name="Preformatted_20_Text">So it's .......</text:p>
      <text:p text:style-name="Preformatted_20_Text">What am I supposed to do then?</text:p>
      <text:p text:style-name="Preformatted_20_Text">#エリ</text:p>
      <text:p text:style-name="Preformatted_20_Text">わからないわ。</text:p>
      <text:p text:style-name="Preformatted_20_Text">I don't know.</text:p>
      <text:p text:style-name="Preformatted_20_Text">#アリス</text:p>
      <text:p text:style-name="Preformatted_20_Text">はあっ！？</text:p>
      <text:p text:style-name="Preformatted_20_Text">おまえ、何か策があっていったんじゃねえのかよ！！</text:p>
      <text:p text:style-name="Preformatted_20_Text">Huh?</text:p>
      <text:p text:style-name="Preformatted_20_Text">You've got a plan, don't you!</text:p>
      <text:p text:style-name="Preformatted_20_Text">#エリ</text:p>
      <text:p text:style-name="Preformatted_20_Text">いいえ、それを今から考えるんじゃないの。</text:p>
      <text:p text:style-name="Preformatted_20_Text">No, that's not what I'm thinking about.</text:p>
      <text:p text:style-name="Preformatted_20_Text">#アリス</text:p>
      <text:p text:style-name="Preformatted_20_Text">えっ、偉そうに……。</text:p>
      <text:p text:style-name="Preformatted_20_Text">森だから焼き払っちまえばいいんじゃねえのか？</text:p>
      <text:p text:style-name="Preformatted_20_Text">What, you're a big .......</text:p>
      <text:p text:style-name="Preformatted_20_Text">It's a forest, why don't you just burn it down?</text:p>
      <text:p text:style-name="Preformatted_20_Text">#エリ</text:p>
      <text:p text:style-name="Preformatted_20_Text">そうね……でも、全部の森を焼き払うには相当の燃料と火力が必要よ。</text:p>
      <text:p text:style-name="Preformatted_20_Text">魔法だけですべてを焼き払うのはさすがに無理だわ。</text:p>
      <text:p text:style-name="Preformatted_20_Text">Yes, ...... but it would take a lot of fuel and firepower to burn down the whole forest.</text:p>
      <text:p text:style-name="Preformatted_20_Text">It's impossible to burn everything down with magic alone.</text:p>
      <text:p text:style-name="Preformatted_20_Text">#アリス</text:p>
      <text:p text:style-name="Preformatted_20_Text">……いい案が浮かばないときはとにかくやってみるしかねえ。</text:p>
      <text:p text:style-name="Preformatted_20_Text">とにかくやるぞ。</text:p>
      <text:p text:style-name="Preformatted_20_Text">森を燃やす。</text:p>
      <text:p text:style-name="Preformatted_20_Text">クロ、ありったけの燃料を町という町からかき集めてこい。</text:p>
      <text:p text:style-name="Preformatted_20_Text">家庭用油でも、ランプの油でも、とにかく燃えれば何でもいい。</text:p>
      <text:p text:style-name="Preformatted_20_Text">......When you can't come up with a good idea, you just have to try.</text:p>
      <text:p text:style-name="Preformatted_20_Text">Let's do it anyway.</text:p>
      <text:p text:style-name="Preformatted_20_Text">Let's burn the forest.</text:p>
      <text:p text:style-name="Preformatted_20_Text">Kuro, gather as much fuel as you can from every town and city you can find.</text:p>
      <text:p text:style-name="Preformatted_20_Text">Household oil, lamp oil, whatever burns.</text:p>
      <text:p text:style-name="Preformatted_20_Text">#クロ</text:p>
      <text:p text:style-name="Preformatted_20_Text">はっ！　承知しました。</text:p>
      <text:p text:style-name="Preformatted_20_Text">Ha!　Yes, sir.</text:p>
      <text:p text:style-name="Preformatted_20_Text">#エリ</text:p>
      <text:p text:style-name="Preformatted_20_Text">ちょ、ちょっと本気！？</text:p>
      <text:p text:style-name="Preformatted_20_Text">とても正気じゃないわ……。</text:p>
      <text:p text:style-name="Preformatted_20_Text">Wait, are you serious!</text:p>
      <text:p text:style-name="Preformatted_20_Text">That's so insane. ......</text:p>
      <text:p text:style-name="Preformatted_20_Text">#アリス</text:p>
      <text:p text:style-name="Preformatted_20_Text">正気じゃなくてもやるしかねえ。</text:p>
      <text:p text:style-name="Preformatted_20_Text">それとも、地道にのこぎりで切り倒すのか？</text:p>
      <text:p text:style-name="Preformatted_20_Text">Even if it's insane, we've got to do it.</text:p>
      <text:p text:style-name="Preformatted_20_Text"><text:soft-page-break/>Or do we just steadily saw it down?</text:p>
      <text:p text:style-name="Preformatted_20_Text">#エリ</text:p>
      <text:p text:style-name="Preformatted_20_Text">それは……。</text:p>
      <text:p text:style-name="Preformatted_20_Text">わかったわ、あなたを信じるわよ、アリス。</text:p>
      <text:p text:style-name="Preformatted_20_Text">It's .......</text:p>
      <text:p text:style-name="Preformatted_20_Text">All right, I believe you, Alice.</text:p>
      <text:p text:style-name="Preformatted_20_Text">[cn]</text:p>
      <text:p text:style-name="Preformatted_20_Text">アリスは大軍を率いて世界樹に出発した。</text:p>
      <text:p text:style-name="Preformatted_20_Text">Alice set out for the World Tree with a large army.</text:p>
      <text:p text:style-name="Preformatted_20_Text"/>
      <text:p text:style-name="Preformatted_20_Text">C:\Users\James Phillips\Desktop\Games\WargameAliceGit\MinimizedScenarios\min_s0838.txt</text:p>
      <text:p text:style-name="Preformatted_20_Text">世界樹。</text:p>
      <text:p text:style-name="Preformatted_20_Text">WorldTree.</text:p>
      <text:p text:style-name="Preformatted_20_Text">#アリス</text:p>
      <text:p text:style-name="Preformatted_20_Text">おお……思っていたのの百倍でけえ……。</text:p>
      <text:p text:style-name="Preformatted_20_Text">Oh ...... it's a hundred times bigger than I thought it would be .......</text:p>
      <text:p text:style-name="Preformatted_20_Text">#エリ</text:p>
      <text:p text:style-name="Preformatted_20_Text">で？　アンタはこれを焼こうっていうの？</text:p>
      <text:p text:style-name="Preformatted_20_Text">So?　You're going to burn this?</text:p>
      <text:p text:style-name="Preformatted_20_Text">#アリス</text:p>
      <text:p text:style-name="Preformatted_20_Text">いや……そうだな。</text:p>
      <text:p text:style-name="Preformatted_20_Text">やるだけやってみるか……？</text:p>
      <text:p text:style-name="Preformatted_20_Text">No. ...... I think so.</text:p>
      <text:p text:style-name="Preformatted_20_Text">Shall we just give it a try ......?</text:p>
      <text:p text:style-name="Preformatted_20_Text">#エリ</text:p>
      <text:p text:style-name="Preformatted_20_Text">もう……</text:p>
      <text:p text:style-name="Preformatted_20_Text">いいわよ。 付き合ってあげる。</text:p>
      <text:p text:style-name="Preformatted_20_Text">I've already tried ......</text:p>
      <text:p text:style-name="Preformatted_20_Text">All right. I'll go out with you.</text:p>
      <text:p text:style-name="Preformatted_20_Text">#アリス</text:p>
      <text:p text:style-name="Preformatted_20_Text">とりあえず、魔法隊は総動員で攻撃魔法を世界樹に向かってぶつける。</text:p>
      <text:p text:style-name="Preformatted_20_Text">余ったやつらで火をたかせるぞ。</text:p>
      <text:p text:style-name="Preformatted_20_Text">For now, let's mobilize all of the magic squads and hit the world tree with offensive magic.</text:p>
      <text:p text:style-name="Preformatted_20_Text">We'll use the rest of them to start a fire.</text:p>
      <text:p text:style-name="Preformatted_20_Text">#エリ</text:p>
      <text:p text:style-name="Preformatted_20_Text">了解よ。</text:p>
      <text:p text:style-name="Preformatted_20_Text">I'm on it.</text:p>
      <text:p text:style-name="Preformatted_20_Text"/>
      <text:p text:style-name="Preformatted_20_Text">C:\Users\James Phillips\Desktop\Games\WargameAliceGit\MinimizedScenarios\min_s0839.txt</text:p>
      <text:p text:style-name="Preformatted_20_Text">ヴェロニカ宮</text:p>
      <text:p text:style-name="Preformatted_20_Text">Veronica Palace</text:p>
      <text:p text:style-name="Preformatted_20_Text">#ライザ</text:p>
      <text:p text:style-name="Preformatted_20_Text">キヒヒッ！！</text:p>
      <text:p text:style-name="Preformatted_20_Text">さて、ひとまず北の大地は制圧完了だな。</text:p>
      <text:p text:style-name="Preformatted_20_Text">Kihihihi!</text:p>
      <text:p text:style-name="Preformatted_20_Text">Well, I guess we've conquered the north for now.</text:p>
      <text:p text:style-name="Preformatted_20_Text">#ニア</text:p>
      <text:p text:style-name="Preformatted_20_Text">次は南の大地だね！</text:p>
      <text:p text:style-name="Preformatted_20_Text">どうやって攻め込むのォ？</text:p>
      <text:p text:style-name="Preformatted_20_Text">Next is the southern land!</text:p>
      <text:p text:style-name="Preformatted_20_Text">How are we going to attack?</text:p>
      <text:p text:style-name="Preformatted_20_Text">#ライザ</text:p>
      <text:p text:style-name="Preformatted_20_Text">そりゃあお前……、えっと。</text:p>
      <text:p text:style-name="Preformatted_20_Text">山から……？</text:p>
      <text:p text:style-name="Preformatted_20_Text">Well, you can go to ...... and, uh...</text:p>
      <text:p text:style-name="Preformatted_20_Text">From the mountains ......?</text:p>
      <text:p text:style-name="Preformatted_20_Text">#ニア</text:p>
      <text:p text:style-name="Preformatted_20_Text">山から行けるわけないじゃん！</text:p>
      <text:p text:style-name="Preformatted_20_Text">You can't go from the mountains!</text:p>
      <text:p text:style-name="Preformatted_20_Text">#ライザ</text:p>
      <text:p text:style-name="Preformatted_20_Text">なあ、俺様たちがここに来たときってどうやって来たんだっけ。</text:p>
      <text:p text:style-name="Preformatted_20_Text">Hey, how did we get here when we came here?</text:p>
      <text:p text:style-name="Preformatted_20_Text">#ニア</text:p>
      <text:p text:style-name="Preformatted_20_Text"><text:soft-page-break/>えーっと、確か、森みたいなところから来たよね。</text:p>
      <text:p text:style-name="Preformatted_20_Text">Let's see, we came from a forest-like place, right?</text:p>
      <text:p text:style-name="Preformatted_20_Text">#ライザ</text:p>
      <text:p text:style-name="Preformatted_20_Text">森かぁ……。</text:p>
      <text:p text:style-name="Preformatted_20_Text">おーい、誰かいないかぁー？</text:p>
      <text:p text:style-name="Preformatted_20_Text">A forest... ......</text:p>
      <text:p text:style-name="Preformatted_20_Text">Hey, is anyone here?</text:p>
      <text:p text:style-name="Preformatted_20_Text">#マルゲル</text:p>
      <text:p text:style-name="Preformatted_20_Text">はっ、お呼びでしょうか。</text:p>
      <text:p text:style-name="Preformatted_20_Text">Ha, you wanted to see me?</text:p>
      <text:p text:style-name="Preformatted_20_Text">#ライザ</text:p>
      <text:p text:style-name="Preformatted_20_Text">おー、マルゲル。</text:p>
      <text:p text:style-name="Preformatted_20_Text">そうだそうだ。 お前には別件で用事があったんだ。</text:p>
      <text:p text:style-name="Preformatted_20_Text">Oh, Margel.</text:p>
      <text:p text:style-name="Preformatted_20_Text">Yes, yes. I had something else for you.</text:p>
      <text:p text:style-name="Preformatted_20_Text">#マルゲル</text:p>
      <text:p text:style-name="Preformatted_20_Text">はっ、用事とは……。</text:p>
      <text:p text:style-name="Preformatted_20_Text">Ha, errands are .......</text:p>
      <text:p text:style-name="Preformatted_20_Text">#ライザ</text:p>
      <text:p text:style-name="Preformatted_20_Text">いや、魔女の心臓を手に入れてきた功績でな、</text:p>
      <text:p text:style-name="Preformatted_20_Text">お前を軍団長にしてやろうと思って。</text:p>
      <text:p text:style-name="Preformatted_20_Text">No, I'm here to make you a legionnaire.</text:p>
      <text:p text:style-name="Preformatted_20_Text">I'm going to make you a legionnaire.</text:p>
      <text:p text:style-name="Preformatted_20_Text">#マルゲル</text:p>
      <text:p text:style-name="Preformatted_20_Text">そっ、それは！　ありがたき幸せ。</text:p>
      <text:p text:style-name="Preformatted_20_Text">Well, that's a good one!　Thank goodness for that.</text:p>
      <text:p text:style-name="Preformatted_20_Text">#ライザ</text:p>
      <text:p text:style-name="Preformatted_20_Text">うーん、でもすんなりするのもなぁ……。</text:p>
      <text:p text:style-name="Preformatted_20_Text">あっ、そうだ！</text:p>
      <text:p text:style-name="Preformatted_20_Text">今度呼んだのは、南の大地に軍を進める方法を見つけてほしいからなんだが、</text:p>
      <text:p text:style-name="Preformatted_20_Text">それができたら晴れて軍団長にしてやる。</text:p>
      <text:p text:style-name="Preformatted_20_Text">Hmmm, but it's not so easy to do. ......</text:p>
      <text:p text:style-name="Preformatted_20_Text">Ah, yes!</text:p>
      <text:p text:style-name="Preformatted_20_Text">The reason I called you here this time is because I want you to find a way to advance your army to the southern lands.</text:p>
      <text:p text:style-name="Preformatted_20_Text">If you can do that, I'll make you the commander of the army in the clear.</text:p>
      <text:p text:style-name="Preformatted_20_Text">#マルゲル</text:p>
      <text:p text:style-name="Preformatted_20_Text">南の大地……へ、わたる方法でございますか。</text:p>
      <text:p text:style-name="Preformatted_20_Text">Is it a way to cross over to the southern lands ......?</text:p>
      <text:p text:style-name="Preformatted_20_Text">#ライザ</text:p>
      <text:p text:style-name="Preformatted_20_Text">ああ。</text:p>
      <text:p text:style-name="Preformatted_20_Text">ヴェロニカ領を完全に手中に収めた今なら、東の方を探索することができる。</text:p>
      <text:p text:style-name="Preformatted_20_Text">東の方の山脈に、もしかしたら軍が抜けられそうな場所があるかもしれん。</text:p>
      <text:p text:style-name="Preformatted_20_Text">それを探して来い。</text:p>
      <text:p text:style-name="Preformatted_20_Text">……森のようなところが怪しいぞ。</text:p>
      <text:p text:style-name="Preformatted_20_Text">Yes.</text:p>
      <text:p text:style-name="Preformatted_20_Text">Now that we have full control of Veronica, we can explore the east.</text:p>
      <text:p text:style-name="Preformatted_20_Text">There may be a place in the mountains to the east where the army can escape.</text:p>
      <text:p text:style-name="Preformatted_20_Text">Go look for it.</text:p>
      <text:p text:style-name="Preformatted_20_Text">...... I doubt it's a forested area.</text:p>
      <text:p text:style-name="Preformatted_20_Text">#マルゲル</text:p>
      <text:p text:style-name="Preformatted_20_Text">はっ……承知しました。</text:p>
      <text:p text:style-name="Preformatted_20_Text">失礼します。</text:p>
      <text:p text:style-name="Preformatted_20_Text">Haha ...... Yes, sir.</text:p>
      <text:p text:style-name="Preformatted_20_Text">Excuse me.</text:p>
      <text:p text:style-name="Preformatted_20_Text">[cn]</text:p>
      <text:p text:style-name="Preformatted_20_Text">マルゲルはマントをひる返し、謁見の間から出て行った。</text:p>
      <text:p text:style-name="Preformatted_20_Text">Margel flips his cloak and exits the audience chamber.</text:p>
      <text:p text:style-name="Preformatted_20_Text">#ニア</text:p>
      <text:p text:style-name="Preformatted_20_Text">本当に見つかるのかなぁ……。</text:p>
      <text:p text:style-name="Preformatted_20_Text">I wonder if we'll really find him. ......</text:p>
      <text:p text:style-name="Preformatted_20_Text">#ライザ</text:p>
      <text:p text:style-name="Preformatted_20_Text">ほかにもいくつか捜索隊を作って探させろ。</text:p>
      <text:p text:style-name="Preformatted_20_Text">まっ、焦ることはねえさ。</text:p>
      <text:p text:style-name="Preformatted_20_Text"><text:soft-page-break/>ゆっくりやろうや。</text:p>
      <text:p text:style-name="Preformatted_20_Text">Let them set up a few other search parties.</text:p>
      <text:p text:style-name="Preformatted_20_Text">Well, there's no need to rush.</text:p>
      <text:p text:style-name="Preformatted_20_Text">Let's take our time.</text:p>
      <text:p text:style-name="Preformatted_20_Text"/>
      <text:p text:style-name="Preformatted_20_Text">C:\Users\James Phillips\Desktop\Games\WargameAliceGit\MinimizedScenarios\min_s0840.txt</text:p>
      <text:p text:style-name="Preformatted_20_Text">ヴェロニカ宮</text:p>
      <text:p text:style-name="Preformatted_20_Text">Veronica Palace</text:p>
      <text:p text:style-name="Preformatted_20_Text">#ニア</text:p>
      <text:p text:style-name="Preformatted_20_Text">ライザー！　</text:p>
      <text:p text:style-name="Preformatted_20_Text">あのマルゲルってのから連絡があったよ！</text:p>
      <text:p text:style-name="Preformatted_20_Text">えっとね……</text:p>
      <text:p text:style-name="Preformatted_20_Text">ワルサワの町の南にある森が、山にさえぎられていなくて抜けられそうだって！</text:p>
      <text:p text:style-name="Preformatted_20_Text">Reiser!　</text:p>
      <text:p text:style-name="Preformatted_20_Text">I just got a call from that Margel guy!</text:p>
      <text:p text:style-name="Preformatted_20_Text">Let's see... ......</text:p>
      <text:p text:style-name="Preformatted_20_Text">The forest south of Warsaw is unobstructed by mountains!</text:p>
      <text:p text:style-name="Preformatted_20_Text">#ライザ</text:p>
      <text:p text:style-name="Preformatted_20_Text">そうか！　よし、ワルサワの町に軍を集めるぞ！</text:p>
      <text:p text:style-name="Preformatted_20_Text">キヒヒヒッ！</text:p>
      <text:p text:style-name="Preformatted_20_Text">しっかり軍備を固めて、南の大地も占領だ！！</text:p>
      <text:p text:style-name="Preformatted_20_Text">あの大魔女ホーリーベルさえできなかった、世界統一を成し遂げるんだ。</text:p>
      <text:p text:style-name="Preformatted_20_Text">そうすりゃ俺様は、名実ともに大魔女さ！！</text:p>
      <text:p text:style-name="Preformatted_20_Text">Oh yeah!　Okay, let's rally the troops in Warsaw!</text:p>
      <text:p text:style-name="Preformatted_20_Text">Kihihihihihi!</text:p>
      <text:p text:style-name="Preformatted_20_Text">We'll fortify our army and take over the southern lands!</text:p>
      <text:p text:style-name="Preformatted_20_Text">We're going to unify the world, something even the great witch, Holy Belle, couldn't do.</text:p>
      <text:p text:style-name="Preformatted_20_Text">Then I'll be a great witch in both name and reality!</text:p>
      <text:p text:style-name="Preformatted_20_Text">#ニア</text:p>
      <text:p text:style-name="Preformatted_20_Text">あっ、ライザだけずるいよ！　私も大魔女！！</text:p>
      <text:p text:style-name="Preformatted_20_Text">Oh, Ryza's not the only one!　I'm a great witch too!</text:p>
      <text:p text:style-name="Preformatted_20_Text">#ライザ</text:p>
      <text:p text:style-name="Preformatted_20_Text">あん？　大魔女って二人でなれるのか……？</text:p>
      <text:p text:style-name="Preformatted_20_Text">まあいいか！！</text:p>
      <text:p text:style-name="Preformatted_20_Text">さあいくぞー！！</text:p>
      <text:p text:style-name="Preformatted_20_Text">What?　Can two people be the Great Witch ......?</text:p>
      <text:p text:style-name="Preformatted_20_Text">Oh well!</text:p>
      <text:p text:style-name="Preformatted_20_Text">Let's go!</text:p>
      <text:p text:style-name="Preformatted_20_Text">#ニア</text:p>
      <text:p text:style-name="Preformatted_20_Text">おおーー！！</text:p>
      <text:p text:style-name="Preformatted_20_Text">Oh, wow!</text:p>
      <text:p text:style-name="Preformatted_20_Text"/>
      <text:p text:style-name="Preformatted_20_Text">C:\Users\James Phillips\Desktop\Games\WargameAliceGit\MinimizedScenarios\min_s0841.txt</text:p>
      <text:p text:style-name="Preformatted_20_Text">世界樹。</text:p>
      <text:p text:style-name="Preformatted_20_Text">World Tree.</text:p>
      <text:p text:style-name="Preformatted_20_Text">#ライザ</text:p>
      <text:p text:style-name="Preformatted_20_Text">それで、ここがその抜けられそうなところ……てか？</text:p>
      <text:p text:style-name="Preformatted_20_Text">So, this is where you think you can get out of it: ......?</text:p>
      <text:p text:style-name="Preformatted_20_Text">#マルゲル</text:p>
      <text:p text:style-name="Preformatted_20_Text">はっ。</text:p>
      <text:p text:style-name="Preformatted_20_Text">Ha.</text:p>
      <text:p text:style-name="Preformatted_20_Text">#ライザ</text:p>
      <text:p text:style-name="Preformatted_20_Text">おばか！！</text:p>
      <text:p text:style-name="Preformatted_20_Text">こんだけでっけえ木が邪魔してたら通れねえだろうが！！</text:p>
      <text:p text:style-name="Preformatted_20_Text">You idiot!</text:p>
      <text:p text:style-name="Preformatted_20_Text">You can't get through if there's a tree this big in the way!</text:p>
      <text:p text:style-name="Preformatted_20_Text">#マルゲル</text:p>
      <text:p text:style-name="Preformatted_20_Text">しかし……下手に山脈を歩くより、この木をくりぬいていった方がよいかと思い……。</text:p>
      <text:p text:style-name="Preformatted_20_Text">But ...... I thought it would be better to hollow out this tree than to walk through a mountain range. ......</text:p>
      <text:p text:style-name="Preformatted_20_Text">#ライザ</text:p>
      <text:p text:style-name="Preformatted_20_Text">……それはそうかもしれんな。</text:p>
      <text:p text:style-name="Preformatted_20_Text">オイ！　ホムンクルスたち！！</text:p>
      <text:p text:style-name="Preformatted_20_Text">...... that might be the case.</text:p>
      <text:p text:style-name="Preformatted_20_Text"><text:soft-page-break/>Oy!　Homunculuses!!!</text:p>
      <text:p text:style-name="Preformatted_20_Text">#ホムンクルス</text:p>
      <text:p text:style-name="Preformatted_20_Text">ギ……ギ……。</text:p>
      <text:p text:style-name="Preformatted_20_Text">Guy...... Guy.......</text:p>
      <text:p text:style-name="Preformatted_20_Text">#ライザ</text:p>
      <text:p text:style-name="Preformatted_20_Text">全員でこの木をぶち抜け！</text:p>
      <text:p text:style-name="Preformatted_20_Text">あらゆる手を使って、向こう側にたどり着くんだ！</text:p>
      <text:p text:style-name="Preformatted_20_Text">We all have to smash through this tree!</text:p>
      <text:p text:style-name="Preformatted_20_Text">We'll use every trick in the book to get to the other side!!!</text:p>
      <text:p text:style-name="Preformatted_20_Text">#ホムンクルス</text:p>
      <text:p text:style-name="Preformatted_20_Text">ギッ……！！</text:p>
      <text:p text:style-name="Preformatted_20_Text">Gui......!!!</text:p>
      <text:p text:style-name="Preformatted_20_Text">[cn]</text:p>
      <text:p text:style-name="Preformatted_20_Text">何十体ものホムンクルスが表情を崩さないまま、大樹に向かって突撃した。</text:p>
      <text:p text:style-name="Preformatted_20_Text">ドドドドドとすさまじい音が響き、大樹の幹がへこんでゆく。</text:p>
      <text:p text:style-name="Preformatted_20_Text">Dozens of homunculus charged toward the large tree, their expressions unchanged.</text:p>
      <text:p text:style-name="Preformatted_20_Text">A thud, a tremendous sound echoes, and the trunk of the great tree dents.</text:p>
      <text:p text:style-name="Preformatted_20_Text">#ニア</text:p>
      <text:p text:style-name="Preformatted_20_Text">うわあ……これはすごいわ。</text:p>
      <text:p text:style-name="Preformatted_20_Text">Wow ...... this is amazing.</text:p>
      <text:p text:style-name="Preformatted_20_Text">#ライザ</text:p>
      <text:p text:style-name="Preformatted_20_Text">キヒヒッ！ まあ、１日ずっとやっていれば突破できそうだな。</text:p>
      <text:p text:style-name="Preformatted_20_Text">いったん引き上げるぞ、明日になったらまた戻ってこよう。</text:p>
      <text:p text:style-name="Preformatted_20_Text">Kihihihihihih!!! Well, I guess if we do this all day, we'll break through.</text:p>
      <text:p text:style-name="Preformatted_20_Text">Let's pull out once we're done, we'll come back tomorrow.</text:p>
      <text:p text:style-name="Preformatted_20_Text">#アリス</text:p>
      <text:p text:style-name="Preformatted_20_Text">そろそろ半分ってところか？</text:p>
      <text:p text:style-name="Preformatted_20_Text">Are we almost at the halfway point?</text:p>
      <text:p text:style-name="Preformatted_20_Text">#エリ</text:p>
      <text:p text:style-name="Preformatted_20_Text">いいえ、まだ全然のはずよ……。</text:p>
      <text:p text:style-name="Preformatted_20_Text">先は長いわね。</text:p>
      <text:p text:style-name="Preformatted_20_Text">No, it should still be not even close. ......</text:p>
      <text:p text:style-name="Preformatted_20_Text">We have a long way to go.</text:p>
      <text:p text:style-name="Preformatted_20_Text">#アリス</text:p>
      <text:p text:style-name="Preformatted_20_Text">ちっ……</text:p>
      <text:p text:style-name="Preformatted_20_Text">しかし、なんでこうも一本だけ大きくなったのか。</text:p>
      <text:p text:style-name="Preformatted_20_Text">Tsk......</text:p>
      <text:p text:style-name="Preformatted_20_Text">But how did one of them get so big?</text:p>
      <text:p text:style-name="Preformatted_20_Text">#エリ</text:p>
      <text:p text:style-name="Preformatted_20_Text">私が聞いた話によれば、この木には魔法がかかっていて、</text:p>
      <text:p text:style-name="Preformatted_20_Text">それで普通の何千倍も大きくなったんだとか……</text:p>
      <text:p text:style-name="Preformatted_20_Text">本当のところはわからないわ。</text:p>
      <text:p text:style-name="Preformatted_20_Text">From what I've heard, this tree has magic in it.</text:p>
      <text:p text:style-name="Preformatted_20_Text">That's how it grew thousands of times bigger than normal. ......</text:p>
      <text:p text:style-name="Preformatted_20_Text">I don't really know.</text:p>
      <text:p text:style-name="Preformatted_20_Text">#アリス</text:p>
      <text:p text:style-name="Preformatted_20_Text">どこのどいつだか知らんが、迷惑なことをしてくれたもんだぜ……。</text:p>
      <text:p text:style-name="Preformatted_20_Text">I don't know where you're from, but you're annoying the hell out of me. ......</text:p>
      <text:p text:style-name="Preformatted_20_Text">[cn]</text:p>
      <text:p text:style-name="Preformatted_20_Text">アリスたちがぼやいていると、突然、大きな振動があたりを襲った。</text:p>
      <text:p text:style-name="Preformatted_20_Text">As Alice and the others blurted out, suddenly a loud vibration hit the area.</text:p>
      <text:p text:style-name="Preformatted_20_Text">#アリス</text:p>
      <text:p text:style-name="Preformatted_20_Text">なっ、なんだぁ！？</text:p>
      <text:p text:style-name="Preformatted_20_Text">地震か！？</text:p>
      <text:p text:style-name="Preformatted_20_Text">What the hell?</text:p>
      <text:p text:style-name="Preformatted_20_Text">Is it an earthquake?</text:p>
      <text:p text:style-name="Preformatted_20_Text">#エリ</text:p>
      <text:p text:style-name="Preformatted_20_Text">いえ……向こう側からよ！</text:p>
      <text:p text:style-name="Preformatted_20_Text">No...... it's from the other side!</text:p>
      <text:p text:style-name="Preformatted_20_Text">[cn]</text:p>
      <text:p text:style-name="Preformatted_20_Text">それは、ホムンクルスたちが攻撃を開始した音だった</text:p>
      <text:p text:style-name="Preformatted_20_Text">当然、アリスたちはそれをわかるはずもなく、</text:p>
      <text:p text:style-name="Preformatted_20_Text">ただ、原因不明の音を聞きながら作業するほかなかった。</text:p>
      <text:p text:style-name="Preformatted_20_Text"><text:soft-page-break/>That was the sound of the homunculi launching their attack.</text:p>
      <text:p text:style-name="Preformatted_20_Text">Of course, Alice and the others had no way of knowing that.</text:p>
      <text:p text:style-name="Preformatted_20_Text">They just had to work with the unexplained sound.</text:p>
      <text:p text:style-name="Preformatted_20_Text">#アリス</text:p>
      <text:p text:style-name="Preformatted_20_Text">だれか、向こう側に行って様子を見てこい！</text:p>
      <text:p text:style-name="Preformatted_20_Text">Somebody go over to the other side and see what's going on!</text:p>
      <text:p text:style-name="Preformatted_20_Text">#アリスの部下</text:p>
      <text:p text:style-name="Preformatted_20_Text">はっ！！</text:p>
      <text:p text:style-name="Preformatted_20_Text">Ha!</text:p>
      <text:p text:style-name="Preformatted_20_Text">#アリス</text:p>
      <text:p text:style-name="Preformatted_20_Text">まさか……ライザのやつも。</text:p>
      <text:p text:style-name="Preformatted_20_Text">I don't think so. ...... Ryza's, too.</text:p>
      <text:p text:style-name="Preformatted_20_Text">#エリ</text:p>
      <text:p text:style-name="Preformatted_20_Text">いえ……ライザとニアは北の大地へ渡ったときしか使ってないから知らないはずだわ。</text:p>
      <text:p text:style-name="Preformatted_20_Text">No...... Ryza and Nia only used it when they crossed over to the Northland, so they must not know about it.</text:p>
      <text:p text:style-name="Preformatted_20_Text">#アリス</text:p>
      <text:p text:style-name="Preformatted_20_Text">だといいけどな……。</text:p>
      <text:p text:style-name="Preformatted_20_Text">I hope so. ......</text:p>
      <text:p text:style-name="Preformatted_20_Text"/>
      <text:p text:style-name="Preformatted_20_Text">C:\Users\James Phillips\Desktop\Games\WargameAliceGit\MinimizedScenarios\min_s0842.txt</text:p>
      <text:p text:style-name="Preformatted_20_Text">世界樹。</text:p>
      <text:p text:style-name="Preformatted_20_Text">開通は突然だった……。</text:p>
      <text:p text:style-name="Preformatted_20_Text">おそらくあと半分くらいだろうとアリスが踏んでいた地点で、向こう側とつながったのだ。</text:p>
      <text:p text:style-name="Preformatted_20_Text">そして、向こう側から10体のホムンクルスが飛び出してきた……。</text:p>
      <text:p text:style-name="Preformatted_20_Text">World Tree.</text:p>
      <text:p text:style-name="Preformatted_20_Text">The opening was sudden: .......</text:p>
      <text:p text:style-name="Preformatted_20_Text">At the point where Alice was stepping on what was probably halfway to the other side, it connected with the other side.</text:p>
      <text:p text:style-name="Preformatted_20_Text">Then ten homunculi popped out from the other side. ......</text:p>
      <text:p text:style-name="Preformatted_20_Text"/>
      <text:p text:style-name="Preformatted_20_Text">C:\Users\James Phillips\Desktop\Games\WargameAliceGit\MinimizedScenarios\min_s0843.txt</text:p>
      <text:p text:style-name="Preformatted_20_Text">アリスの館。</text:p>
      <text:p text:style-name="Preformatted_20_Text">Alice's House.</text:p>
      <text:p text:style-name="Preformatted_20_Text">#アリス</text:p>
      <text:p text:style-name="Preformatted_20_Text">なにっ！　つながったのか！！</text:p>
      <text:p text:style-name="Preformatted_20_Text">What!　You connected!</text:p>
      <text:p text:style-name="Preformatted_20_Text">#クロ</text:p>
      <text:p text:style-name="Preformatted_20_Text">はっ。先ほど伝令が入りまして。</text:p>
      <text:p text:style-name="Preformatted_20_Text">しかし、その場で得体のしれない機械仕掛けの人形のようなものと戦闘になったとの報告が入りました。</text:p>
      <text:p text:style-name="Preformatted_20_Text">Ha. A message came in just now.</text:p>
      <text:p text:style-name="Preformatted_20_Text">However, we received a report that there was a battle with something like a mechanical doll that we can't figure out what it is.</text:p>
      <text:p text:style-name="Preformatted_20_Text">#アリス</text:p>
      <text:p text:style-name="Preformatted_20_Text">機械仕掛け？　どういうことだ？</text:p>
      <text:p text:style-name="Preformatted_20_Text">A mechanical contraption?　What do you mean?</text:p>
      <text:p text:style-name="Preformatted_20_Text">#エリ</text:p>
      <text:p text:style-name="Preformatted_20_Text">ホムンクルスだわ！</text:p>
      <text:p text:style-name="Preformatted_20_Text">ライザ……見つけていたのね。</text:p>
      <text:p text:style-name="Preformatted_20_Text">It's a homunculus!</text:p>
      <text:p text:style-name="Preformatted_20_Text">Ryza...... you found it.</text:p>
      <text:p text:style-name="Preformatted_20_Text">#アリス</text:p>
      <text:p text:style-name="Preformatted_20_Text">ホムンクルス？</text:p>
      <text:p text:style-name="Preformatted_20_Text">それは一体……。</text:p>
      <text:p text:style-name="Preformatted_20_Text">A homunculus?</text:p>
      <text:p text:style-name="Preformatted_20_Text">What the heck is that .......</text:p>
      <text:p text:style-name="Preformatted_20_Text">#エリ</text:p>
      <text:p text:style-name="Preformatted_20_Text">魔法で生み出された生命体のことよ……。つまりは生物兵器。</text:p>
      <text:p text:style-name="Preformatted_20_Text">材料はいろいろアレンジできるけど、</text:p>
      <text:p text:style-name="Preformatted_20_Text">基本は、沼ミミズ１０匹、アイアンゴーレムの瞳２個</text:p>
      <text:p text:style-name="Preformatted_20_Text">大きなポンプ草、白色骨石３キログラム、音無草……。</text:p>
      <text:p text:style-name="Preformatted_20_Text">そして、賢者の石に魔女の心臓。</text:p>
      <text:p text:style-name="Preformatted_20_Text">It's a magically created life form. ...... In other words, a biological weapon.</text:p>
      <text:p text:style-name="Preformatted_20_Text">The ingredients can be arranged in various ways.</text:p>
      <text:p text:style-name="Preformatted_20_Text">Basically, 10 swamp worms, 2 iron golem eyes</text:p>
      <text:p text:style-name="Preformatted_20_Text"><text:soft-page-break/>Large pump grass, 3 kilograms of white bone stone, and soundless grass. ......</text:p>
      <text:p text:style-name="Preformatted_20_Text">And a Philosopher's stone and a witch's heart.</text:p>
      <text:p text:style-name="Preformatted_20_Text">#アリス</text:p>
      <text:p text:style-name="Preformatted_20_Text">そのレシピ……似たようなのをどこかで。</text:p>
      <text:p text:style-name="Preformatted_20_Text">Its a recipe ...... similar somewhere.</text:p>
      <text:p text:style-name="Preformatted_20_Text">#クロ</text:p>
      <text:p text:style-name="Preformatted_20_Text">アリス様。沼の魔女の家の地下室で見た本では。</text:p>
      <text:p text:style-name="Preformatted_20_Text">Queen Alice. In a book I saw in the cellar of the swamp witch's house.</text:p>
      <text:p text:style-name="Preformatted_20_Text">#アリス</text:p>
      <text:p text:style-name="Preformatted_20_Text">あっ！　そうだ……。</text:p>
      <text:p text:style-name="Preformatted_20_Text">そうか、あの本は案外的を得ていたということか。</text:p>
      <text:p text:style-name="Preformatted_20_Text">しかし、賢者の石に魔女の心臓か。</text:p>
      <text:p text:style-name="Preformatted_20_Text">Ah!　Yes, .......</text:p>
      <text:p text:style-name="Preformatted_20_Text">So, that book was more to the point than I thought.</text:p>
      <text:p text:style-name="Preformatted_20_Text">But the Philosopher's Stone and the Witch's Heart?</text:p>
      <text:p text:style-name="Preformatted_20_Text">#エリ</text:p>
      <text:p text:style-name="Preformatted_20_Text">賢者の石が血液、魔女の心臓が運動器官全般を構成するわ。</text:p>
      <text:p text:style-name="Preformatted_20_Text">加えて、賢者の石の魔力増幅効果で足りない分のエネルギーを補うのよ。</text:p>
      <text:p text:style-name="Preformatted_20_Text">The Philosopher's Stone makes up the blood, and the Witch's Heart makes up the motor system in general.</text:p>
      <text:p text:style-name="Preformatted_20_Text">Plus, the Philosopher's Stone's magic amplifying effect makes up for the missing energy.</text:p>
      <text:p text:style-name="Preformatted_20_Text">#アリス</text:p>
      <text:p text:style-name="Preformatted_20_Text">こんな材料そろえられる奴いるのか？</text:p>
      <text:p text:style-name="Preformatted_20_Text">賢者の石や心臓は言うまでもないとして、残りの材料もめったに見かけない高級素材ばかりだぞ。</text:p>
      <text:p text:style-name="Preformatted_20_Text">Who can prepare all these materials?</text:p>
      <text:p text:style-name="Preformatted_20_Text">Not to mention the Philosopher's Stone and the heart, the rest of the materials are also very rare and expensive.</text:p>
      <text:p text:style-name="Preformatted_20_Text">#エリ</text:p>
      <text:p text:style-name="Preformatted_20_Text">ライザはそれをそろえた……。</text:p>
      <text:p text:style-name="Preformatted_20_Text">おそらく、ずっと集めていたのよ。</text:p>
      <text:p text:style-name="Preformatted_20_Text">ヴェロニカ様を出し抜くために……。</text:p>
      <text:p text:style-name="Preformatted_20_Text">ヴェロニカ様の気も知らないで！</text:p>
      <text:p text:style-name="Preformatted_20_Text">Ryza got it all together: .......</text:p>
      <text:p text:style-name="Preformatted_20_Text">She's probably been collecting them all along.</text:p>
      <text:p text:style-name="Preformatted_20_Text">She's been collecting them for a long time, probably to outsmart Veronica .......</text:p>
      <text:p text:style-name="Preformatted_20_Text">She doesn't even know what Veronica's up to!</text:p>
      <text:p text:style-name="Preformatted_20_Text">#アリス</text:p>
      <text:p text:style-name="Preformatted_20_Text">ということは、もう次はないということだな。</text:p>
      <text:p text:style-name="Preformatted_20_Text">So I guess that means there will be no more next time.</text:p>
      <text:p text:style-name="Preformatted_20_Text">#エリ</text:p>
      <text:p text:style-name="Preformatted_20_Text">どういうことよ……。</text:p>
      <text:p text:style-name="Preformatted_20_Text">What do you mean .......</text:p>
      <text:p text:style-name="Preformatted_20_Text">#アリス</text:p>
      <text:p text:style-name="Preformatted_20_Text">今いるホムンクルスたちを残らず始末すれば、</text:p>
      <text:p text:style-name="Preformatted_20_Text">次は来ないってことだよな。</text:p>
      <text:p text:style-name="Preformatted_20_Text">If we get rid of all the homunculus we have now.</text:p>
      <text:p text:style-name="Preformatted_20_Text">There won't be a next one.</text:p>
      <text:p text:style-name="Preformatted_20_Text">#エリ</text:p>
      <text:p text:style-name="Preformatted_20_Text">そっ、それはそうかもしれないけど……！</text:p>
      <text:p text:style-name="Preformatted_20_Text">Yeah, that may be true, but ......!</text:p>
      <text:p text:style-name="Preformatted_20_Text">#アリス</text:p>
      <text:p text:style-name="Preformatted_20_Text">なら倒すまでだ。</text:p>
      <text:p text:style-name="Preformatted_20_Text">無敵ってことはないんだろ？</text:p>
      <text:p text:style-name="Preformatted_20_Text">それに、やらなきゃヴェロニカを助けることはできないぞ。</text:p>
      <text:p text:style-name="Preformatted_20_Text">Then we'll just have to beat them.</text:p>
      <text:p text:style-name="Preformatted_20_Text">You're not invincible, are you?</text:p>
      <text:p text:style-name="Preformatted_20_Text">Besides, you can't help Veronica if you don't try.</text:p>
      <text:p text:style-name="Preformatted_20_Text">#エリ</text:p>
      <text:p text:style-name="Preformatted_20_Text">そうよね…… ええ、そうだわ。</text:p>
      <text:p text:style-name="Preformatted_20_Text">アリス、アンタいいこと言うじゃない。</text:p>
      <text:p text:style-name="Preformatted_20_Text">I know. ...... Yeah, I know.</text:p>
      <text:p text:style-name="Preformatted_20_Text">Alice, you say the nicest things.</text:p>
      <text:p text:style-name="Preformatted_20_Text">#アリス</text:p>
      <text:p text:style-name="Preformatted_20_Text">ここまできて、ヴェロニカが会う前に死んじまったら笑えねえからな。</text:p>
      <text:p text:style-name="Preformatted_20_Text">クフフフッ！　まってろよヴェロニカ。</text:p>
      <text:p text:style-name="Preformatted_20_Text"><text:soft-page-break/>すぐに私が助けに行ってやるからな！</text:p>
      <text:p text:style-name="Preformatted_20_Text">It won't be funny if I die before Veronica meets me after all this time.</text:p>
      <text:p text:style-name="Preformatted_20_Text">Oh, yeah!　Wait for me, Veronica.</text:p>
      <text:p text:style-name="Preformatted_20_Text">I'll be right there to save you!</text:p>
      <text:p text:style-name="Preformatted_20_Text"/>
      <text:p text:style-name="Preformatted_20_Text">C:\Users\James Phillips\Desktop\Games\WargameAliceGit\MinimizedScenarios\min_s0844.txt</text:p>
      <text:p text:style-name="Preformatted_20_Text">レーニングラッド要塞。</text:p>
      <text:p text:style-name="Preformatted_20_Text">世界樹の森を抜けて、アリス軍は広大な平原を目の当たりにした。</text:p>
      <text:p text:style-name="Preformatted_20_Text">見渡す限りに白黒の世界である。</text:p>
      <text:p text:style-name="Preformatted_20_Text">Fort Leningrad.</text:p>
      <text:p text:style-name="Preformatted_20_Text">After passing through the World Tree Forest, Alice's army came upon a vast plain.</text:p>
      <text:p text:style-name="Preformatted_20_Text">It is a world of Kuro and white as far as the eye can see.</text:p>
      <text:p text:style-name="Preformatted_20_Text">#アリス</text:p>
      <text:p text:style-name="Preformatted_20_Text">これが……北の大地。</text:p>
      <text:p text:style-name="Preformatted_20_Text">This is the land of the ...... north.</text:p>
      <text:p text:style-name="Preformatted_20_Text">#エリ</text:p>
      <text:p text:style-name="Preformatted_20_Text">ええ、どこまで行っても色のない世界。</text:p>
      <text:p text:style-name="Preformatted_20_Text">それがここよ。</text:p>
      <text:p text:style-name="Preformatted_20_Text">Yes, a world without color, no matter how far you go.</text:p>
      <text:p text:style-name="Preformatted_20_Text">That's what it is here.</text:p>
      <text:p text:style-name="Preformatted_20_Text">#アリス</text:p>
      <text:p text:style-name="Preformatted_20_Text">あのバカでかい要塞は。</text:p>
      <text:p text:style-name="Preformatted_20_Text">That stupid big fortress.</text:p>
      <text:p text:style-name="Preformatted_20_Text">#エリ</text:p>
      <text:p text:style-name="Preformatted_20_Text">レーニングラッド要塞。</text:p>
      <text:p text:style-name="Preformatted_20_Text">私たちが今から落とさなければならない砦。</text:p>
      <text:p text:style-name="Preformatted_20_Text">でも、いい？</text:p>
      <text:p text:style-name="Preformatted_20_Text">ライザに気付かれる前にあの砦を抑えないと、</text:p>
      <text:p text:style-name="Preformatted_20_Text">その時点でこちらはだいぶ不利になるわ。</text:p>
      <text:p text:style-name="Preformatted_20_Text">何しろ、北の大地で二番目に守りの堅い場所だから。</text:p>
      <text:p text:style-name="Preformatted_20_Text">Fort Leningrad.</text:p>
      <text:p text:style-name="Preformatted_20_Text">The fort we're about to drop.</text:p>
      <text:p text:style-name="Preformatted_20_Text">But you know what?</text:p>
      <text:p text:style-name="Preformatted_20_Text">If we don't get to that fort before Ryza finds out about it.</text:p>
      <text:p text:style-name="Preformatted_20_Text">We'll be at a great disadvantage.</text:p>
      <text:p text:style-name="Preformatted_20_Text">After all, it's the second best defended place in the North.</text:p>
      <text:p text:style-name="Preformatted_20_Text">#アリス</text:p>
      <text:p text:style-name="Preformatted_20_Text">なるほどな……。</text:p>
      <text:p text:style-name="Preformatted_20_Text">だったら私に考えがあるぜ。</text:p>
      <text:p text:style-name="Preformatted_20_Text">クロ！</text:p>
      <text:p text:style-name="Preformatted_20_Text">I see. ......</text:p>
      <text:p text:style-name="Preformatted_20_Text">Then I have an idea.</text:p>
      <text:p text:style-name="Preformatted_20_Text">Kuro!</text:p>
      <text:p text:style-name="Preformatted_20_Text">#クロ</text:p>
      <text:p text:style-name="Preformatted_20_Text">はっ！　お呼びでしょうか。</text:p>
      <text:p text:style-name="Preformatted_20_Text">Ha!　You wanted to see me?</text:p>
      <text:p text:style-name="Preformatted_20_Text">#アリス</text:p>
      <text:p text:style-name="Preformatted_20_Text">今から作戦を伝える。</text:p>
      <text:p text:style-name="Preformatted_20_Text">レーニングラッドを一夜で落とすぞ。</text:p>
      <text:p text:style-name="Preformatted_20_Text">I'll tell you the plan now.</text:p>
      <text:p text:style-name="Preformatted_20_Text">We're going to drop Leningrad overnight.</text:p>
      <text:p text:style-name="Preformatted_20_Text">#エリ</text:p>
      <text:p text:style-name="Preformatted_20_Text">そっ、そんなことできるわけが……。</text:p>
      <text:p text:style-name="Preformatted_20_Text">Oh, there's no way we can do that. ......</text:p>
      <text:p text:style-name="Preformatted_20_Text">#アリス</text:p>
      <text:p text:style-name="Preformatted_20_Text">それは作戦を聞いてから判断するんだな。</text:p>
      <text:p text:style-name="Preformatted_20_Text">You'll have to wait to hear the plan before you decide that.</text:p>
      <text:p text:style-name="Preformatted_20_Text">[cn]</text:p>
      <text:p text:style-name="Preformatted_20_Text">闇夜に紛れて、アリス軍は何かを運んでいた。</text:p>
      <text:p text:style-name="Preformatted_20_Text">何か大きな……塔のようなものが移動しているのがみえた。</text:p>
      <text:p text:style-name="Preformatted_20_Text">レーニングラッドの警備は厳重だった。</text:p>
      <text:p text:style-name="Preformatted_20_Text">ライザがアリスを警戒して警備を固めているのだ。</text:p>
      <text:p text:style-name="Preformatted_20_Text">アリスは夜のうちに仕掛けなかった。</text:p>
      <text:p text:style-name="Preformatted_20_Text"><text:soft-page-break/>そのまま兵を待機させ、翌朝を迎えた。</text:p>
      <text:p text:style-name="Preformatted_20_Text">Under the cover of darkness, Alice's army was carrying something.</text:p>
      <text:p text:style-name="Preformatted_20_Text">Something like a large ...... tower could be seen moving.</text:p>
      <text:p text:style-name="Preformatted_20_Text">Leningrad's security was tight.</text:p>
      <text:p text:style-name="Preformatted_20_Text">Ryza was on the lookout for Alice and had set up security.</text:p>
      <text:p text:style-name="Preformatted_20_Text">Alice did not set up in the night.</text:p>
      <text:p text:style-name="Preformatted_20_Text">She kept her soldiers on standby for the next morning.</text:p>
      <text:p text:style-name="Preformatted_20_Text">#エリ</text:p>
      <text:p text:style-name="Preformatted_20_Text">この霧じゃ、全然先が見えないわ。</text:p>
      <text:p text:style-name="Preformatted_20_Text">With this fog, I can't see much further at all.</text:p>
      <text:p text:style-name="Preformatted_20_Text">[cn]</text:p>
      <text:p text:style-name="Preformatted_20_Text">翌朝、レーニングラッドの周りは濃い霧で覆われていた。</text:p>
      <text:p text:style-name="Preformatted_20_Text">The next morning, Leningrad was surrounded by a thick fog.</text:p>
      <text:p text:style-name="Preformatted_20_Text">#アリス</text:p>
      <text:p text:style-name="Preformatted_20_Text">なるほどな……</text:p>
      <text:p text:style-name="Preformatted_20_Text">天はわれに味方せりってやつだぜ、これは……。</text:p>
      <text:p text:style-name="Preformatted_20_Text">I see what you mean: ......</text:p>
      <text:p text:style-name="Preformatted_20_Text">The heavens are on my side, you know. ......</text:p>
      <text:p text:style-name="Preformatted_20_Text">[cn]</text:p>
      <text:p text:style-name="Preformatted_20_Text">実のところ、この霧は本当にアリスの予想外だった。</text:p>
      <text:p text:style-name="Preformatted_20_Text">確かにこの土地は霧が発生することがしばしばあるがアリスがそれを知るはずもないのである。</text:p>
      <text:p text:style-name="Preformatted_20_Text">As a matter of fact, this fog was really unexpected by Alice.</text:p>
      <text:p text:style-name="Preformatted_20_Text">It is true that fog often occurs in this land, but there is no way Alice could have known that.</text:p>
      <text:p text:style-name="Preformatted_20_Text">#アリス</text:p>
      <text:p text:style-name="Preformatted_20_Text">時間だ……。</text:p>
      <text:p text:style-name="Preformatted_20_Text">全軍！　行動開始だ！！　しくじるなよ！！</text:p>
      <text:p text:style-name="Preformatted_20_Text">It's time .......</text:p>
      <text:p text:style-name="Preformatted_20_Text">All troops!　Let the action begin!　Don't fail!</text:p>
      <text:p text:style-name="Preformatted_20_Text">[cn]</text:p>
      <text:p text:style-name="Preformatted_20_Text">アリス軍は砦を一方向から攻める布陣をしていた。</text:p>
      <text:p text:style-name="Preformatted_20_Text">包囲戦を基本とする城攻めとしては、それはあまりに邪道だった。</text:p>
      <text:p text:style-name="Preformatted_20_Text">しかしそれは、超短期決戦の城攻めを行うための布陣だった。</text:p>
      <text:p text:style-name="Preformatted_20_Text">アリスの軍勢が砦に向かって攻めあがる。</text:p>
      <text:p text:style-name="Preformatted_20_Text">濃い霧のため、相手方はまだ気づいていない。</text:p>
      <text:p text:style-name="Preformatted_20_Text">素早い動きで、アリス軍はすぐに砦のふもとまで到着した。</text:p>
      <text:p text:style-name="Preformatted_20_Text">そこで初めて敵方はアリス軍に気付き、攻撃を開始した。</text:p>
      <text:p text:style-name="Preformatted_20_Text">Alys's army was positioned to attack the fort from one direction.</text:p>
      <text:p text:style-name="Preformatted_20_Text">As a castle attack based on siege warfare, it was too wicked.</text:p>
      <text:p text:style-name="Preformatted_20_Text">However, it was a formation to attack the castle in a very short term battle.</text:p>
      <text:p text:style-name="Preformatted_20_Text">Alice's forces attacked the fort.</text:p>
      <text:p text:style-name="Preformatted_20_Text">Because of the thick fog, the other side had not yet noticed them.</text:p>
      <text:p text:style-name="Preformatted_20_Text">Moving quickly, Alice's army soon reached the foot of the fort.</text:p>
      <text:p text:style-name="Preformatted_20_Text">There, the enemy noticed Alice's army for the first time and started to attack.</text:p>
      <text:p text:style-name="Preformatted_20_Text">#アリス</text:p>
      <text:p text:style-name="Preformatted_20_Text">クフフフフッ！！</text:p>
      <text:p text:style-name="Preformatted_20_Text">もう手遅れだぜ……。</text:p>
      <text:p text:style-name="Preformatted_20_Text">Kuhuhuhuhu!</text:p>
      <text:p text:style-name="Preformatted_20_Text">It's too late for you, .......</text:p>
      <text:p text:style-name="Preformatted_20_Text">#ライザ軍兵士Ａ</text:p>
      <text:p text:style-name="Preformatted_20_Text">てっ、敵襲ーーーー！！</text:p>
      <text:p text:style-name="Preformatted_20_Text">全軍警戒しろ！！</text:p>
      <text:p text:style-name="Preformatted_20_Text">敵が攻めてくるぞ！！</text:p>
      <text:p text:style-name="Preformatted_20_Text">The enemy attack!</text:p>
      <text:p text:style-name="Preformatted_20_Text">All troops beware!</text:p>
      <text:p text:style-name="Preformatted_20_Text">The enemy is attacking!</text:p>
      <text:p text:style-name="Preformatted_20_Text">#ライザ軍兵士Ｂ</text:p>
      <text:p text:style-name="Preformatted_20_Text">ちょっ、ちょっとまて……なんだあれは！！</text:p>
      <text:p text:style-name="Preformatted_20_Text">Hey, wait a minute... ...... What the hell was that?</text:p>
      <text:p text:style-name="Preformatted_20_Text">[cn]</text:p>
      <text:p text:style-name="Preformatted_20_Text">ライザ軍の見たものは、霧に紛れて進んでくる、巨大な木製の塔だった。</text:p>
      <text:p text:style-name="Preformatted_20_Text">塔はあっという間に砦の壁に到達し、その中腹部分から砦に向かって橋を架けた。</text:p>
      <text:p text:style-name="Preformatted_20_Text">塔のてっぺんから、アリスが得意げに砦の兵士たちを見下ろしている。</text:p>
      <text:p text:style-name="Preformatted_20_Text">What Ryza's army saw was a huge wooden tower advancing through the fog.</text:p>
      <text:p text:style-name="Preformatted_20_Text"><text:soft-page-break/>The tower quickly reached the wall of the fort and bridged from its midsection to the fort.</text:p>
      <text:p text:style-name="Preformatted_20_Text">From the top of the tower, Alice looks down at the soldiers of the fort with pride.</text:p>
      <text:p text:style-name="Preformatted_20_Text">#アリス</text:p>
      <text:p text:style-name="Preformatted_20_Text">クフフフフフッ！！　驚いたか兵士どもめ！</text:p>
      <text:p text:style-name="Preformatted_20_Text">世界樹の森でこっそり作らせておいたのだ。</text:p>
      <text:p text:style-name="Preformatted_20_Text">いや……本当は拠点にするつもりで作ったんだけど。</text:p>
      <text:p text:style-name="Preformatted_20_Text">そんなことはいい！</text:p>
      <text:p text:style-name="Preformatted_20_Text">これで城塞の意味はなくなったなぁ！！</text:p>
      <text:p text:style-name="Preformatted_20_Text">さあ行くぜ、雑魚どもッッ！！</text:p>
      <text:p text:style-name="Preformatted_20_Text">全軍、突撃ーーーー！！！！</text:p>
      <text:p text:style-name="Preformatted_20_Text">Kuhuhuhuhuhuhuhuhuhuhuhuhuhu!　Surprised, soldiers!</text:p>
      <text:p text:style-name="Preformatted_20_Text">I had them secretly build it in the World Tree Forest.</text:p>
      <text:p text:style-name="Preformatted_20_Text">No ...... I actually built it with the intention of using it as a base.</text:p>
      <text:p text:style-name="Preformatted_20_Text">Never mind about that!</text:p>
      <text:p text:style-name="Preformatted_20_Text">Now there's no point in having a fortress!</text:p>
      <text:p text:style-name="Preformatted_20_Text">Let's go, you mooks!</text:p>
      <text:p text:style-name="Preformatted_20_Text">All troops, assaultーーーー！！！！</text:p>
      <text:p text:style-name="Preformatted_20_Text">[cn]</text:p>
      <text:p text:style-name="Preformatted_20_Text">塔の中腹から、大量のアリス軍が敵軍に襲い掛かった</text:p>
      <text:p text:style-name="Preformatted_20_Text">From the middle of the tower, a large number of Alice's army attacked the enemy army.</text:p>
      <text:p text:style-name="Preformatted_20_Text"/>
      <text:p text:style-name="Preformatted_20_Text">C:\Users\James Phillips\Desktop\Games\WargameAliceGit\MinimizedScenarios\min_s0845.txt</text:p>
      <text:p text:style-name="Preformatted_20_Text">#アリス</text:p>
      <text:p text:style-name="Preformatted_20_Text">クフフッ！</text:p>
      <text:p text:style-name="Preformatted_20_Text">見ろ、あっという間に占領できただろう！</text:p>
      <text:p text:style-name="Preformatted_20_Text">Kuhuhuhu!</text:p>
      <text:p text:style-name="Preformatted_20_Text">Look how quickly we took over!</text:p>
      <text:p text:style-name="Preformatted_20_Text">[cn]</text:p>
      <text:p text:style-name="Preformatted_20_Text">アリス軍は、砦で勝どきをあげていた。</text:p>
      <text:p text:style-name="Preformatted_20_Text">Alice's army was victorious at the fort.</text:p>
      <text:p text:style-name="Preformatted_20_Text">#エリ</text:p>
      <text:p text:style-name="Preformatted_20_Text">あんなめちゃくちゃな手、よく思いついたわね……。</text:p>
      <text:p text:style-name="Preformatted_20_Text">How did you come up with such a messed up move? ......</text:p>
      <text:p text:style-name="Preformatted_20_Text">#クロ</text:p>
      <text:p text:style-name="Preformatted_20_Text">霧にも助けられました。</text:p>
      <text:p text:style-name="Preformatted_20_Text">あれがなかったらもう少し、橋を架けるのに苦戦したでしょう。</text:p>
      <text:p text:style-name="Preformatted_20_Text">The fog helped too.</text:p>
      <text:p text:style-name="Preformatted_20_Text">Without it, we would have struggled a bit more to build the bridge.</text:p>
      <text:p text:style-name="Preformatted_20_Text">#アリス</text:p>
      <text:p text:style-name="Preformatted_20_Text">運もこっちの味方だってことだ。</text:p>
      <text:p text:style-name="Preformatted_20_Text">ともかく、ここを拠点にライザ軍を追い詰めるぞ。</text:p>
      <text:p text:style-name="Preformatted_20_Text">It means luck is on our side too.</text:p>
      <text:p text:style-name="Preformatted_20_Text">Anyway, we'll use this as a base to hunt down Ryza's army.</text:p>
      <text:p text:style-name="Preformatted_20_Text">#エリ</text:p>
      <text:p text:style-name="Preformatted_20_Text">ええ、そうね。</text:p>
      <text:p text:style-name="Preformatted_20_Text">急がないと、ヴェロニカ様が危ないわ。</text:p>
      <text:p text:style-name="Preformatted_20_Text">Yes, I agree.</text:p>
      <text:p text:style-name="Preformatted_20_Text">If we don't hurry, Veronica-sama will be in danger.</text:p>
      <text:p text:style-name="Preformatted_20_Text">[cn]</text:p>
      <text:p text:style-name="Preformatted_20_Text">マジノライン。地下牢。</text:p>
      <text:p text:style-name="Preformatted_20_Text">そこは古びてはいるが、今でも世界一の大監獄だった</text:p>
      <text:p text:style-name="Preformatted_20_Text">そのいたるところには拷問器具が備え付けられ、</text:p>
      <text:p text:style-name="Preformatted_20_Text">壁や床には血の跡がべっとりとこびりついている。</text:p>
      <text:p text:style-name="Preformatted_20_Text">ここで大戦時代どれほど凄惨なことが行われていたのか想像するにたやすい。</text:p>
      <text:p text:style-name="Preformatted_20_Text">Maginot Line. The dungeon.</text:p>
      <text:p text:style-name="Preformatted_20_Text">It was old, but still the greatest prison in the world.</text:p>
      <text:p text:style-name="Preformatted_20_Text">Torture devices were installed all over the place.</text:p>
      <text:p text:style-name="Preformatted_20_Text">The walls and floors are covered with blood stains.</text:p>
      <text:p text:style-name="Preformatted_20_Text">It's easy to imagine how horrific things must have been during the Great War.</text:p>
      <text:p text:style-name="Preformatted_20_Text">#ライザ</text:p>
      <text:p text:style-name="Preformatted_20_Text">よう、ヴェロニカ。 元気にしてるか？</text:p>
      <text:p text:style-name="Preformatted_20_Text">Hey Veronica. How are you?</text:p>
      <text:p text:style-name="Preformatted_20_Text">#ヴェロニカ</text:p>
      <text:p text:style-name="Preformatted_20_Text"><text:soft-page-break/>……ええ、おかげさまでね。</text:p>
      <text:p text:style-name="Preformatted_20_Text">......Yes, thanks to you.</text:p>
      <text:p text:style-name="Preformatted_20_Text">#ニア</text:p>
      <text:p text:style-name="Preformatted_20_Text">今日はねぇ、ヴェロニカにいいおしらせだよぉ？</text:p>
      <text:p text:style-name="Preformatted_20_Text">Hey, I've got some good news for you today, Veronica.</text:p>
      <text:p text:style-name="Preformatted_20_Text">#ヴェロニカ</text:p>
      <text:p text:style-name="Preformatted_20_Text">なんですって……！</text:p>
      <text:p text:style-name="Preformatted_20_Text">Oh my God! ......</text:p>
      <text:p text:style-name="Preformatted_20_Text">#ライザ</text:p>
      <text:p text:style-name="Preformatted_20_Text">お前の大好きなアリスが、レーニングラッド砦を落としたぞ。</text:p>
      <text:p text:style-name="Preformatted_20_Text">キヒヒッ！　これで、本格的に俺様たちに宣戦布告ってわけだ。</text:p>
      <text:p text:style-name="Preformatted_20_Text">Your favorite Alice just dropped Fort Leningrad.</text:p>
      <text:p text:style-name="Preformatted_20_Text">Kihihi!　Now they're declaring war on us in earnest.</text:p>
      <text:p text:style-name="Preformatted_20_Text">#ヴェロニカ</text:p>
      <text:p text:style-name="Preformatted_20_Text">アリス……！</text:p>
      <text:p text:style-name="Preformatted_20_Text">エリ、やったのね！</text:p>
      <text:p text:style-name="Preformatted_20_Text">Alice......!</text:p>
      <text:p text:style-name="Preformatted_20_Text">Eli, you did it!</text:p>
      <text:p text:style-name="Preformatted_20_Text">#ライザ</text:p>
      <text:p text:style-name="Preformatted_20_Text">さあて、喜んでいられるのはいつまでだろうなぁ……</text:p>
      <text:p text:style-name="Preformatted_20_Text">Now, I wonder how long we can be happy about this ......</text:p>
      <text:p text:style-name="Preformatted_20_Text">#ニア</text:p>
      <text:p text:style-name="Preformatted_20_Text">アリス軍を倒すため、ホムンクルス軍団が向かってるんだよねぇ。</text:p>
      <text:p text:style-name="Preformatted_20_Text">There's a homunculus army on its way to defeat Alice's army...</text:p>
      <text:p text:style-name="Preformatted_20_Text">#ヴェロニカ</text:p>
      <text:p text:style-name="Preformatted_20_Text">っ……、あなたたちはしらないのよ。</text:p>
      <text:p text:style-name="Preformatted_20_Text">あれを戦争で使うとどうなるのか……。</text:p>
      <text:p text:style-name="Preformatted_20_Text">You guys don't know... ......</text:p>
      <text:p text:style-name="Preformatted_20_Text">What happens when you use that thing in war: ......</text:p>
      <text:p text:style-name="Preformatted_20_Text">#ライザ</text:p>
      <text:p text:style-name="Preformatted_20_Text">へっ！　知るわけねえだろうが。</text:p>
      <text:p text:style-name="Preformatted_20_Text">それより、お前は自分の命を心配しろよなぁ？</text:p>
      <text:p text:style-name="Preformatted_20_Text">あと数日も生きられないんだぜ？ </text:p>
      <text:p text:style-name="Preformatted_20_Text">キヒヒッ！！</text:p>
      <text:p text:style-name="Preformatted_20_Text">遺言でもゆっくり考えておくんだなぁ？</text:p>
      <text:p text:style-name="Preformatted_20_Text">Heh!　How the hell should I know?</text:p>
      <text:p text:style-name="Preformatted_20_Text">You should be more worried about your own life, right?</text:p>
      <text:p text:style-name="Preformatted_20_Text">You don't have a few days left to live. </text:p>
      <text:p text:style-name="Preformatted_20_Text">Kihihihihi!</text:p>
      <text:p text:style-name="Preformatted_20_Text">You'd better think about your last will and testament, huh?</text:p>
      <text:p text:style-name="Preformatted_20_Text">[cn]</text:p>
      <text:p text:style-name="Preformatted_20_Text">そういうとライザは、笑いながら牢獄を去っていった</text:p>
      <text:p text:style-name="Preformatted_20_Text">With that, Ryza left the prison laughing.</text:p>
      <text:p text:style-name="Preformatted_20_Text">#ヴェロニカ</text:p>
      <text:p text:style-name="Preformatted_20_Text">アリス……、どうか気を付けて。</text:p>
      <text:p text:style-name="Preformatted_20_Text">Alice......, please take care.</text:p>
      <text:p text:style-name="Preformatted_20_Text"/>
      <text:p text:style-name="Preformatted_20_Text">C:\Users\James Phillips\Desktop\Games\WargameAliceGit\MinimizedScenarios\min_s0846_88.txt</text:p>
      <text:p text:style-name="Preformatted_20_Text">マジノライン。</text:p>
      <text:p text:style-name="Preformatted_20_Text">Maginot Line.</text:p>
      <text:p text:style-name="Preformatted_20_Text">#アリス</text:p>
      <text:p text:style-name="Preformatted_20_Text">うそだろ……なんだこれ。</text:p>
      <text:p text:style-name="Preformatted_20_Text">Oh my gosh ...... what the heck.</text:p>
      <text:p text:style-name="Preformatted_20_Text">#エリ</text:p>
      <text:p text:style-name="Preformatted_20_Text">ここはマジノライン。</text:p>
      <text:p text:style-name="Preformatted_20_Text">北の大地で最も、しかもずば抜けて守りの堅い要塞よ</text:p>
      <text:p text:style-name="Preformatted_20_Text">壁も厚くて高い。</text:p>
      <text:p text:style-name="Preformatted_20_Text">この前のような策は使えないわ……。</text:p>
      <text:p text:style-name="Preformatted_20_Text">This is the Maginot Line.</text:p>
      <text:p text:style-name="Preformatted_20_Text">It's the most, and by far, the most heavily defended fortress in the North.</text:p>
      <text:p text:style-name="Preformatted_20_Text">The walls are thick and high.</text:p>
      <text:p text:style-name="Preformatted_20_Text">We can't use the same tactics we used last time. ......</text:p>
      <text:p text:style-name="Preformatted_20_Text">#クロ</text:p>
      <text:p text:style-name="Preformatted_20_Text"><text:soft-page-break/>アリス様。ただいま戻りました。</text:p>
      <text:p text:style-name="Preformatted_20_Text">Queen Alice. I'm back.</text:p>
      <text:p text:style-name="Preformatted_20_Text">#アリス</text:p>
      <text:p text:style-name="Preformatted_20_Text">クロ！　どうだった、敵の様子は。</text:p>
      <text:p text:style-name="Preformatted_20_Text">Kuro!　How's it going, how's the enemy?</text:p>
      <text:p text:style-name="Preformatted_20_Text">#クロ</text:p>
      <text:p text:style-name="Preformatted_20_Text">はっ</text:p>
      <text:p text:style-name="Preformatted_20_Text">敵は数万を超える大軍で、壁の上からは魔法兵、波動砲、弓兵という隙のない構え。</text:p>
      <text:p text:style-name="Preformatted_20_Text">Ha!</text:p>
      <text:p text:style-name="Preformatted_20_Text">The enemy is a large army numbering over tens of thousands, and from the top of the wall, there are magic soldiers, wave motion guns, and archers in a seamless formation.</text:p>
      <text:p text:style-name="Preformatted_20_Text">#アリス</text:p>
      <text:p text:style-name="Preformatted_20_Text">……ちっ、まあそうだろうな。</text:p>
      <text:p text:style-name="Preformatted_20_Text">ホムンクルスなしでも十分つええのはわかってたんだ</text:p>
      <text:p text:style-name="Preformatted_20_Text">今更驚かねえさ。</text:p>
      <text:p text:style-name="Preformatted_20_Text">...... Chitty, well, I guess you're right.</text:p>
      <text:p text:style-name="Preformatted_20_Text">I knew they were tough enough without the homunculus.</text:p>
      <text:p text:style-name="Preformatted_20_Text">I'm not surprised now.</text:p>
      <text:p text:style-name="Preformatted_20_Text">#エリ</text:p>
      <text:p text:style-name="Preformatted_20_Text">どうするの？</text:p>
      <text:p text:style-name="Preformatted_20_Text">むざむざ突っ込んでも負けるだけよ。</text:p>
      <text:p text:style-name="Preformatted_20_Text">What are we going to do?</text:p>
      <text:p text:style-name="Preformatted_20_Text">You'll only lose if you go in there headlong.</text:p>
      <text:p text:style-name="Preformatted_20_Text">#アリス</text:p>
      <text:p text:style-name="Preformatted_20_Text">うるさい、今策を考えてるんだ。</text:p>
      <text:p text:style-name="Preformatted_20_Text">……畜生、どうすれば。</text:p>
      <text:p text:style-name="Preformatted_20_Text">Shut up, I'm trying to think of a plan.</text:p>
      <text:p text:style-name="Preformatted_20_Text">...... Damn it, what should I do?</text:p>
      <text:p text:style-name="Preformatted_20_Text">#エリ</text:p>
      <text:p text:style-name="Preformatted_20_Text">えっ、な、なに……きゃあ！</text:p>
      <text:p text:style-name="Preformatted_20_Text">What, what, what is ...... Kya!</text:p>
      <text:p text:style-name="Preformatted_20_Text">#アリス</text:p>
      <text:p text:style-name="Preformatted_20_Text">なんだ？</text:p>
      <text:p text:style-name="Preformatted_20_Text">おい……エリ。</text:p>
      <text:p text:style-name="Preformatted_20_Text">What?</text:p>
      <text:p text:style-name="Preformatted_20_Text">Hey ...... Eri.</text:p>
      <text:p text:style-name="Preformatted_20_Text">[cn]</text:p>
      <text:p text:style-name="Preformatted_20_Text">アリスが振り向いた時にはすでに、エリの姿は消えていた。</text:p>
      <text:p text:style-name="Preformatted_20_Text">When Alice turns around, Eri is already gone.</text:p>
      <text:p text:style-name="Preformatted_20_Text">#アリス</text:p>
      <text:p text:style-name="Preformatted_20_Text">おっ、おいエリ！</text:p>
      <text:p text:style-name="Preformatted_20_Text">なんだ、突然とこへ行きやがった。</text:p>
      <text:p text:style-name="Preformatted_20_Text">Oh, hey, Eri!</text:p>
      <text:p text:style-name="Preformatted_20_Text">What, he went away all of a sudden.</text:p>
      <text:p text:style-name="Preformatted_20_Text">#エリ</text:p>
      <text:p text:style-name="Preformatted_20_Text">ちょっと！！　なにすんのよこのバカッ！！</text:p>
      <text:p text:style-name="Preformatted_20_Text">Hey!　What are you doing, you idiot?</text:p>
      <text:p text:style-name="Preformatted_20_Text">#アリス</text:p>
      <text:p text:style-name="Preformatted_20_Text">なっ！　下か！？</text:p>
      <text:p text:style-name="Preformatted_20_Text">Hey!　Is it down there?</text:p>
      <text:p text:style-name="Preformatted_20_Text">[cn]</text:p>
      <text:p text:style-name="Preformatted_20_Text">地面の下から声が聞こえてきた。</text:p>
      <text:p text:style-name="Preformatted_20_Text">A voice is heard from beneath the ground.</text:p>
      <text:p text:style-name="Preformatted_20_Text">#クロ</text:p>
      <text:p text:style-name="Preformatted_20_Text">アリス様。ここに隠し通路への入り口が。</text:p>
      <text:p text:style-name="Preformatted_20_Text">Queen Alice. Here is the entrance to the hidden passage.</text:p>
      <text:p text:style-name="Preformatted_20_Text">#アリス</text:p>
      <text:p text:style-name="Preformatted_20_Text">なるほどな……</text:p>
      <text:p text:style-name="Preformatted_20_Text">敵かもしれん、気を付けろよ。</text:p>
      <text:p text:style-name="Preformatted_20_Text">I see. ......</text:p>
      <text:p text:style-name="Preformatted_20_Text">Could be the enemy, be careful.</text:p>
      <text:p text:style-name="Preformatted_20_Text">#クロ</text:p>
      <text:p text:style-name="Preformatted_20_Text">はっ！</text:p>
      <text:p text:style-name="Preformatted_20_Text"><text:soft-page-break/>Ha!</text:p>
      <text:p text:style-name="Preformatted_20_Text">[cn]</text:p>
      <text:p text:style-name="Preformatted_20_Text">クロが先頭になって穴の中へ侵入する。</text:p>
      <text:p text:style-name="Preformatted_20_Text">しかし、そこで見たものは巨大な種状の着ぐるみを着た男のすねを、</text:p>
      <text:p text:style-name="Preformatted_20_Text">エリが執拗に蹴りつけている光景だった。</text:p>
      <text:p text:style-name="Preformatted_20_Text">Kuro leads the way into the hole.</text:p>
      <text:p text:style-name="Preformatted_20_Text">But what he sees there is a man in a huge seed-like costume kicking Eli relentlessly in the shins.</text:p>
      <text:p text:style-name="Preformatted_20_Text">Eri is relentlessly kicking him in the shins.</text:p>
      <text:p text:style-name="Preformatted_20_Text">#エリ</text:p>
      <text:p text:style-name="Preformatted_20_Text">このっ！</text:p>
      <text:p text:style-name="Preformatted_20_Text">いきなりこの私を地面に引っ張り込むなんて、どういう神経してるのよあんたは！</text:p>
      <text:p text:style-name="Preformatted_20_Text">アンタ私の下僕でしょ！</text:p>
      <text:p text:style-name="Preformatted_20_Text">いつからそんなに偉くなったの！！</text:p>
      <text:p text:style-name="Preformatted_20_Text">You!</text:p>
      <text:p text:style-name="Preformatted_20_Text">What kind of nerve do you have to suddenly drag me to the ground!</text:p>
      <text:p text:style-name="Preformatted_20_Text">You are my servant!</text:p>
      <text:p text:style-name="Preformatted_20_Text">When did you become so superior!</text:p>
      <text:p text:style-name="Preformatted_20_Text">#シードル</text:p>
      <text:p text:style-name="Preformatted_20_Text">すっ、すいません！</text:p>
      <text:p text:style-name="Preformatted_20_Text">てっきり敵に捕らわれて搬送中なんだと思いまして……。</text:p>
      <text:p text:style-name="Preformatted_20_Text">エリ様をお守りせねばと……いたっ！</text:p>
      <text:p text:style-name="Preformatted_20_Text">ちょっと、話は最後まで聞いて……いたいっ！！</text:p>
      <text:p text:style-name="Preformatted_20_Text">I'm sorry!</text:p>
      <text:p text:style-name="Preformatted_20_Text">I thought you were being transported by the enemy. ......</text:p>
      <text:p text:style-name="Preformatted_20_Text">I had to protect Eri-sama. ......</text:p>
      <text:p text:style-name="Preformatted_20_Text">Just hear me out!</text:p>
      <text:p text:style-name="Preformatted_20_Text">#アリス</text:p>
      <text:p text:style-name="Preformatted_20_Text">お、おいエリ……。</text:p>
      <text:p text:style-name="Preformatted_20_Text">そのみょうちくりんな格好をした男はなんなんだ？</text:p>
      <text:p text:style-name="Preformatted_20_Text">Oh, hey Eri.......</text:p>
      <text:p text:style-name="Preformatted_20_Text">What's with that mysterious looking guy?</text:p>
      <text:p text:style-name="Preformatted_20_Text">#シードル</text:p>
      <text:p text:style-name="Preformatted_20_Text">はっ、これは失敬……。</text:p>
      <text:p text:style-name="Preformatted_20_Text">私はエリ様の部下、シードルと申します。</text:p>
      <text:p text:style-name="Preformatted_20_Text">Haha, this is a shame .......</text:p>
      <text:p text:style-name="Preformatted_20_Text">My name is Cedre, I work for Eri-sama.</text:p>
      <text:p text:style-name="Preformatted_20_Text">#エリ</text:p>
      <text:p text:style-name="Preformatted_20_Text">私の「奴隷」のシードルよ。</text:p>
      <text:p text:style-name="Preformatted_20_Text">シードラウト族っていう珍しい種族でね、</text:p>
      <text:p text:style-name="Preformatted_20_Text">この殻は服じゃなくて肉体なのよ。</text:p>
      <text:p text:style-name="Preformatted_20_Text">This is my "slave" Cedre.</text:p>
      <text:p text:style-name="Preformatted_20_Text">I'm a Seadrout, an unusual race.</text:p>
      <text:p text:style-name="Preformatted_20_Text">This shell is not clothing, it is flesh.</text:p>
      <text:p text:style-name="Preformatted_20_Text">#アリス</text:p>
      <text:p text:style-name="Preformatted_20_Text">へえ……結構固いんだな。</text:p>
      <text:p text:style-name="Preformatted_20_Text">Wow, ...... they're pretty hard.</text:p>
      <text:p text:style-name="Preformatted_20_Text">[cn]</text:p>
      <text:p text:style-name="Preformatted_20_Text">ぺたぺた。</text:p>
      <text:p text:style-name="Preformatted_20_Text">Flattened.</text:p>
      <text:p text:style-name="Preformatted_20_Text">#シードル</text:p>
      <text:p text:style-name="Preformatted_20_Text">ああっ！</text:p>
      <text:p text:style-name="Preformatted_20_Text">Aah!</text:p>
      <text:p text:style-name="Preformatted_20_Text">#アリス</text:p>
      <text:p text:style-name="Preformatted_20_Text">げっ！　なにあえいでんだこの野郎！！</text:p>
      <text:p text:style-name="Preformatted_20_Text">Geez!　What are you yelling at, you son of a bitch!</text:p>
      <text:p text:style-name="Preformatted_20_Text">#シードル</text:p>
      <text:p text:style-name="Preformatted_20_Text">い、いえ……すいません。</text:p>
      <text:p text:style-name="Preformatted_20_Text">的確にツボを付かれたものですから……つい。</text:p>
      <text:p text:style-name="Preformatted_20_Text">No, no, I'm sorry .......</text:p>
      <text:p text:style-name="Preformatted_20_Text">You hit the nail on the head. ......</text:p>
      <text:p text:style-name="Preformatted_20_Text">#アリス</text:p>
      <text:p text:style-name="Preformatted_20_Text">ほほを赤くしながら言われても説得力ねえよ……。</text:p>
      <text:p text:style-name="Preformatted_20_Text">き、気持ち悪い野郎だぜ。</text:p>
      <text:p text:style-name="Preformatted_20_Text"><text:soft-page-break/>You're not convincing even if you say it with red cheeks. ......</text:p>
      <text:p text:style-name="Preformatted_20_Text">You're a creepy bastard.</text:p>
      <text:p text:style-name="Preformatted_20_Text">#エリ</text:p>
      <text:p text:style-name="Preformatted_20_Text">ふふふ……</text:p>
      <text:p text:style-name="Preformatted_20_Text">シードル、あなた嫌われたみたいよ？</text:p>
      <text:p text:style-name="Preformatted_20_Text">Hmmm... ......</text:p>
      <text:p text:style-name="Preformatted_20_Text">Cedar, I think he hates you.</text:p>
      <text:p text:style-name="Preformatted_20_Text">#シードル</text:p>
      <text:p text:style-name="Preformatted_20_Text">すいません……。</text:p>
      <text:p text:style-name="Preformatted_20_Text">Sorry .......</text:p>
      <text:p text:style-name="Preformatted_20_Text">#アリス</text:p>
      <text:p text:style-name="Preformatted_20_Text">それで、種野郎。</text:p>
      <text:p text:style-name="Preformatted_20_Text">お前、こんなところで何をしてたんだよ。</text:p>
      <text:p text:style-name="Preformatted_20_Text">So, you seed-boy.</text:p>
      <text:p text:style-name="Preformatted_20_Text">What the hell were you doing here?</text:p>
      <text:p text:style-name="Preformatted_20_Text">#シードル</text:p>
      <text:p text:style-name="Preformatted_20_Text">たっ、種野郎！？</text:p>
      <text:p text:style-name="Preformatted_20_Text">だいたい、あなた、お味方のようですが一体何者なんですか。</text:p>
      <text:p text:style-name="Preformatted_20_Text">What the hell are you doing here, Cedar?</text:p>
      <text:p text:style-name="Preformatted_20_Text">You seem to be one of us, but who the hell are you?</text:p>
      <text:p text:style-name="Preformatted_20_Text">#アリス</text:p>
      <text:p text:style-name="Preformatted_20_Text">私はアリスだ。</text:p>
      <text:p text:style-name="Preformatted_20_Text">華の魔女アリス。</text:p>
      <text:p text:style-name="Preformatted_20_Text">I'm Alice.</text:p>
      <text:p text:style-name="Preformatted_20_Text">Alice the flower witch.</text:p>
      <text:p text:style-name="Preformatted_20_Text">#シードル</text:p>
      <text:p text:style-name="Preformatted_20_Text">では、あなたがあのアリスさん。</text:p>
      <text:p text:style-name="Preformatted_20_Text">……ずいぶんと聞いていたのと違いますね。</text:p>
      <text:p text:style-name="Preformatted_20_Text">Then you must be the Alice.</text:p>
      <text:p text:style-name="Preformatted_20_Text">...... You're a lot different from what I've heard.</text:p>
      <text:p text:style-name="Preformatted_20_Text">#エリ</text:p>
      <text:p text:style-name="Preformatted_20_Text">シードル、これ、マジノラインの方角に伸びているようだけど</text:p>
      <text:p text:style-name="Preformatted_20_Text">もしかして……。</text:p>
      <text:p text:style-name="Preformatted_20_Text">Cedar, this looks like it's stretching in the direction of the Maginot Line.</text:p>
      <text:p text:style-name="Preformatted_20_Text">Maybe it's .......</text:p>
      <text:p text:style-name="Preformatted_20_Text">#シードル</text:p>
      <text:p text:style-name="Preformatted_20_Text">ええ、実はひそかに残っていた部下たちで地下通路を作っていたのです。</text:p>
      <text:p text:style-name="Preformatted_20_Text">数日前に開通して、今は数人の部下が内部に潜入しています。</text:p>
      <text:p text:style-name="Preformatted_20_Text">Yes, actually I was secretly building an underground passageway with my remaining men.</text:p>
      <text:p text:style-name="Preformatted_20_Text">It was opened a few days ago and now a few of my men are inside.</text:p>
      <text:p text:style-name="Preformatted_20_Text">#エリ</text:p>
      <text:p text:style-name="Preformatted_20_Text">シードル、あんたたまにはやるじゃない！！</text:p>
      <text:p text:style-name="Preformatted_20_Text">Cedar, you're a real piece of work sometimes!!!</text:p>
      <text:p text:style-name="Preformatted_20_Text">#シードル</text:p>
      <text:p text:style-name="Preformatted_20_Text">はっ、あ、ありがとうございます！</text:p>
      <text:p text:style-name="Preformatted_20_Text">（ほ、褒められた……。じ～ん……。）</text:p>
      <text:p text:style-name="Preformatted_20_Text">Ha, oh, thank you!</text:p>
      <text:p text:style-name="Preformatted_20_Text">(Ho, I got a compliment ....... J~n .......)</text:p>
      <text:p text:style-name="Preformatted_20_Text">#アリス</text:p>
      <text:p text:style-name="Preformatted_20_Text">それで、何か情報はつかめたのか？</text:p>
      <text:p text:style-name="Preformatted_20_Text">So, did you get any info?</text:p>
      <text:p text:style-name="Preformatted_20_Text">#シードル</text:p>
      <text:p text:style-name="Preformatted_20_Text">ええ、どうやらヴェロニカ様はマジノラインの中央部分にある監獄に幽閉されているようです。</text:p>
      <text:p text:style-name="Preformatted_20_Text">この抜け道はマジノラインの端に出ることができます</text:p>
      <text:p text:style-name="Preformatted_20_Text">そこからは力押しで行くほかないかと……。</text:p>
      <text:p text:style-name="Preformatted_20_Text">Yes, it seems that Lady Veronica is imprisoned in a prison in the central part of the Maginot Line.</text:p>
      <text:p text:style-name="Preformatted_20_Text">This loophole leads out to the edge of the Maginot Line.</text:p>
      <text:p text:style-name="Preformatted_20_Text">From there, we'll have no choice but to go by force. ......</text:p>
      <text:p text:style-name="Preformatted_20_Text">#アリス</text:p>
      <text:p text:style-name="Preformatted_20_Text">よし！　ヴェロニカの居場所が分かってりゃこっちのもんだ！</text:p>
      <text:p text:style-name="Preformatted_20_Text">全軍で一気に攻めあがるぞ。</text:p>
      <text:p text:style-name="Preformatted_20_Text">敵に抜け穴が見つかる前にな。</text:p>
      <text:p text:style-name="Preformatted_20_Text">Ok!!!　If we know where Veronica is, we're on our way!</text:p>
      <text:p text:style-name="Preformatted_20_Text"><text:soft-page-break/>We're going to attack with the whole army at once.</text:p>
      <text:p text:style-name="Preformatted_20_Text">Before the enemy finds a loophole.</text:p>
      <text:p text:style-name="Preformatted_20_Text">[cn]</text:p>
      <text:p text:style-name="Preformatted_20_Text">#ライザ軍兵士A</text:p>
      <text:p text:style-name="Preformatted_20_Text">ふああ……。</text:p>
      <text:p text:style-name="Preformatted_20_Text">Huh... ......</text:p>
      <text:p text:style-name="Preformatted_20_Text">#ライザ軍兵士B</text:p>
      <text:p text:style-name="Preformatted_20_Text">オイ、交代の時間だぜ。</text:p>
      <text:p text:style-name="Preformatted_20_Text">Hey, it's time to take over.</text:p>
      <text:p text:style-name="Preformatted_20_Text">#ライザ軍兵士A</text:p>
      <text:p text:style-name="Preformatted_20_Text">おお……ご苦労さん。</text:p>
      <text:p text:style-name="Preformatted_20_Text">それじゃあよろしくたのむわ。</text:p>
      <text:p text:style-name="Preformatted_20_Text">Oh ...... thank you for your hard work.</text:p>
      <text:p text:style-name="Preformatted_20_Text">Well then, take care of it.</text:p>
      <text:p text:style-name="Preformatted_20_Text">#ライザ軍兵士B</text:p>
      <text:p text:style-name="Preformatted_20_Text">おう……。</text:p>
      <text:p text:style-name="Preformatted_20_Text">……ん？</text:p>
      <text:p text:style-name="Preformatted_20_Text">おい、なんだこの音。</text:p>
      <text:p text:style-name="Preformatted_20_Text">Oh .......</text:p>
      <text:p text:style-name="Preformatted_20_Text">...... Hmm?</text:p>
      <text:p text:style-name="Preformatted_20_Text">Hey, what's that sound?</text:p>
      <text:p text:style-name="Preformatted_20_Text">#ライザ軍兵士A</text:p>
      <text:p text:style-name="Preformatted_20_Text">おと……？</text:p>
      <text:p text:style-name="Preformatted_20_Text">音なんて聞こえて……え……。</text:p>
      <text:p text:style-name="Preformatted_20_Text">Otoh ......?</text:p>
      <text:p text:style-name="Preformatted_20_Text">I didn't hear any sound......E.......</text:p>
      <text:p text:style-name="Preformatted_20_Text">#アリス</text:p>
      <text:p text:style-name="Preformatted_20_Text">それっ！！　一気に攻め落とせーーー！！！！</text:p>
      <text:p text:style-name="Preformatted_20_Text">That's it!　Attack down at onceーーCOPY00</text:p>
      <text:p text:style-name="Preformatted_20_Text">#ライザ軍兵士B</text:p>
      <text:p text:style-name="Preformatted_20_Text">うわあっ、なんだぁ！！！？</text:p>
      <text:p text:style-name="Preformatted_20_Text">Whoa, what the hell!</text:p>
      <text:p text:style-name="Preformatted_20_Text">#ライザ軍兵士A</text:p>
      <text:p text:style-name="Preformatted_20_Text">てっ、敵襲ーーーー！！</text:p>
      <text:p text:style-name="Preformatted_20_Text">The enemy attacked us!</text:p>
      <text:p text:style-name="Preformatted_20_Text">[cn]</text:p>
      <text:p text:style-name="Preformatted_20_Text">アリスの軍勢は、怒涛の如くライザ軍に襲い掛かった</text:p>
      <text:p text:style-name="Preformatted_20_Text">Alice's army attacked Ryza's army like a raging wave!</text:p>
      <text:p text:style-name="Preformatted_20_Text">#アリス</text:p>
      <text:p text:style-name="Preformatted_20_Text">クフフフフッ！</text:p>
      <text:p text:style-name="Preformatted_20_Text">まずは奇襲成功だな。</text:p>
      <text:p text:style-name="Preformatted_20_Text">よし、お前ら、このまま一気に攻め落とせーーー！！</text:p>
      <text:p text:style-name="Preformatted_20_Text">Kuhuhuhuhu!</text:p>
      <text:p text:style-name="Preformatted_20_Text">First of all, it's a successful surprise attack.</text:p>
      <text:p text:style-name="Preformatted_20_Text">All right, you guys, let's attack down at once!</text:p>
      <text:p text:style-name="Preformatted_20_Text">#アリス軍兵士</text:p>
      <text:p text:style-name="Preformatted_20_Text">おおおーーーー！！！</text:p>
      <text:p text:style-name="Preformatted_20_Text">Ooooooooooooooooooooooooooooooooooooooooooooooooooooooooo!</text:p>
      <text:p text:style-name="Preformatted_20_Text"/>
      <text:p text:style-name="Preformatted_20_Text">C:\Users\James Phillips\Desktop\Games\WargameAliceGit\MinimizedScenarios\min_s0846_93.txt</text:p>
      <text:p text:style-name="Preformatted_20_Text">マジノライン。</text:p>
      <text:p text:style-name="Preformatted_20_Text">Maginot Line.</text:p>
      <text:p text:style-name="Preformatted_20_Text">#アリス</text:p>
      <text:p text:style-name="Preformatted_20_Text">うそだろ……なんだこれ。</text:p>
      <text:p text:style-name="Preformatted_20_Text">Oh my gosh ...... what the heck.</text:p>
      <text:p text:style-name="Preformatted_20_Text">#エリ</text:p>
      <text:p text:style-name="Preformatted_20_Text">ここはマジノライン。</text:p>
      <text:p text:style-name="Preformatted_20_Text">北の大地で最も、しかもずば抜けて守りの堅い要塞よ</text:p>
      <text:p text:style-name="Preformatted_20_Text">壁も厚くて高い。</text:p>
      <text:p text:style-name="Preformatted_20_Text">この前のような策は使えないわ……。</text:p>
      <text:p text:style-name="Preformatted_20_Text">This is the Maginot Line.</text:p>
      <text:p text:style-name="Preformatted_20_Text">It's the most, and by far, the most heavily defended fortress in the North.</text:p>
      <text:p text:style-name="Preformatted_20_Text">The walls are thick and high.</text:p>
      <text:p text:style-name="Preformatted_20_Text"><text:soft-page-break/>We can't use the same tactics we used last time. ......</text:p>
      <text:p text:style-name="Preformatted_20_Text">#クロ</text:p>
      <text:p text:style-name="Preformatted_20_Text">アリス様。ただいま戻りました。</text:p>
      <text:p text:style-name="Preformatted_20_Text">Queen Alice. I'm back.</text:p>
      <text:p text:style-name="Preformatted_20_Text">#アリス</text:p>
      <text:p text:style-name="Preformatted_20_Text">クロ！　どうだった、敵の様子は。</text:p>
      <text:p text:style-name="Preformatted_20_Text">Kuro!　How's it going, how's the enemy?</text:p>
      <text:p text:style-name="Preformatted_20_Text">#クロ</text:p>
      <text:p text:style-name="Preformatted_20_Text">はっ</text:p>
      <text:p text:style-name="Preformatted_20_Text">敵は数万を超える大軍で、壁の上からは魔法兵、波動砲、弓兵という隙のない構え。</text:p>
      <text:p text:style-name="Preformatted_20_Text">Ha!</text:p>
      <text:p text:style-name="Preformatted_20_Text">The enemy is a large army numbering over tens of thousands, and from the top of the wall, there are magic soldiers, wave motion guns, and archers in a seamless formation.</text:p>
      <text:p text:style-name="Preformatted_20_Text">#アリス</text:p>
      <text:p text:style-name="Preformatted_20_Text">……ちっ、まあそうだろうな。</text:p>
      <text:p text:style-name="Preformatted_20_Text">ホムンクルスなしでも十分つええのはわかってたんだ</text:p>
      <text:p text:style-name="Preformatted_20_Text">今更驚かねえさ。</text:p>
      <text:p text:style-name="Preformatted_20_Text">...... Chitty, well, I guess you're right.</text:p>
      <text:p text:style-name="Preformatted_20_Text">I knew they were tough enough without the homunculus.</text:p>
      <text:p text:style-name="Preformatted_20_Text">I'm not surprised now.</text:p>
      <text:p text:style-name="Preformatted_20_Text">#エリ</text:p>
      <text:p text:style-name="Preformatted_20_Text">どうするの？</text:p>
      <text:p text:style-name="Preformatted_20_Text">むざむざ突っ込んでも負けるだけよ。</text:p>
      <text:p text:style-name="Preformatted_20_Text">What are we going to do?</text:p>
      <text:p text:style-name="Preformatted_20_Text">You'll only lose if you go in there headlong.</text:p>
      <text:p text:style-name="Preformatted_20_Text">#アリス</text:p>
      <text:p text:style-name="Preformatted_20_Text">うるさい、今策を考えてるんだ。</text:p>
      <text:p text:style-name="Preformatted_20_Text">……畜生、どうすれば。</text:p>
      <text:p text:style-name="Preformatted_20_Text">Shut up, I'm trying to think of a plan.</text:p>
      <text:p text:style-name="Preformatted_20_Text">...... Damn it, what should I do?</text:p>
      <text:p text:style-name="Preformatted_20_Text">#エリ</text:p>
      <text:p text:style-name="Preformatted_20_Text">えっ、な、なに……きゃあ！</text:p>
      <text:p text:style-name="Preformatted_20_Text">What, what, what is ...... Kya!</text:p>
      <text:p text:style-name="Preformatted_20_Text">#アリス</text:p>
      <text:p text:style-name="Preformatted_20_Text">なんだ？</text:p>
      <text:p text:style-name="Preformatted_20_Text">おい……エリ。</text:p>
      <text:p text:style-name="Preformatted_20_Text">What?</text:p>
      <text:p text:style-name="Preformatted_20_Text">Hey ...... Eri.</text:p>
      <text:p text:style-name="Preformatted_20_Text">[cn]</text:p>
      <text:p text:style-name="Preformatted_20_Text">アリスが振り向いた時にはすでに、エリの姿は消えていた。</text:p>
      <text:p text:style-name="Preformatted_20_Text">When Alice turns around, Eri is already gone.</text:p>
      <text:p text:style-name="Preformatted_20_Text">#アリス</text:p>
      <text:p text:style-name="Preformatted_20_Text">おっ、おいエリ！</text:p>
      <text:p text:style-name="Preformatted_20_Text">なんだ、突然とこへ行きやがった。</text:p>
      <text:p text:style-name="Preformatted_20_Text">Oh, hey, Eri!</text:p>
      <text:p text:style-name="Preformatted_20_Text">What, he went away all of a sudden.</text:p>
      <text:p text:style-name="Preformatted_20_Text">#エリ</text:p>
      <text:p text:style-name="Preformatted_20_Text">ちょっと！！　なにすんのよこのバカッ！！</text:p>
      <text:p text:style-name="Preformatted_20_Text">Hey!　What are you doing, you idiot?</text:p>
      <text:p text:style-name="Preformatted_20_Text">#アリス</text:p>
      <text:p text:style-name="Preformatted_20_Text">なっ！　下か！？</text:p>
      <text:p text:style-name="Preformatted_20_Text">Hey!　Is it down there?</text:p>
      <text:p text:style-name="Preformatted_20_Text">[cn]</text:p>
      <text:p text:style-name="Preformatted_20_Text">地面の下から声が聞こえてきた。</text:p>
      <text:p text:style-name="Preformatted_20_Text">A voice is heard from beneath the ground.</text:p>
      <text:p text:style-name="Preformatted_20_Text">#クロ</text:p>
      <text:p text:style-name="Preformatted_20_Text">アリス様。ここに隠し通路への入り口が。</text:p>
      <text:p text:style-name="Preformatted_20_Text">Queen Alice. Here is the entrance to the hidden passage.</text:p>
      <text:p text:style-name="Preformatted_20_Text">#アリス</text:p>
      <text:p text:style-name="Preformatted_20_Text">なるほどな……</text:p>
      <text:p text:style-name="Preformatted_20_Text">敵かもしれん、気を付けろよ。</text:p>
      <text:p text:style-name="Preformatted_20_Text">I see. ......</text:p>
      <text:p text:style-name="Preformatted_20_Text">Could be the enemy, be careful.</text:p>
      <text:p text:style-name="Preformatted_20_Text"><text:soft-page-break/>#クロ</text:p>
      <text:p text:style-name="Preformatted_20_Text">はっ！</text:p>
      <text:p text:style-name="Preformatted_20_Text">Ha!</text:p>
      <text:p text:style-name="Preformatted_20_Text">[cn]</text:p>
      <text:p text:style-name="Preformatted_20_Text">クロが先頭になって穴の中へ侵入する。</text:p>
      <text:p text:style-name="Preformatted_20_Text">しかし、そこで見たものは巨大な種状の着ぐるみを着た男のすねを、</text:p>
      <text:p text:style-name="Preformatted_20_Text">エリが執拗に蹴りつけている光景だった。</text:p>
      <text:p text:style-name="Preformatted_20_Text">Kuro leads the way into the hole.</text:p>
      <text:p text:style-name="Preformatted_20_Text">But what he sees there is a man in a huge seed-like costume kicking Eli relentlessly in the shins.</text:p>
      <text:p text:style-name="Preformatted_20_Text">Eri is relentlessly kicking him in the shins.</text:p>
      <text:p text:style-name="Preformatted_20_Text">#エリ</text:p>
      <text:p text:style-name="Preformatted_20_Text">このっ！</text:p>
      <text:p text:style-name="Preformatted_20_Text">いきなりこの私を地面に引っ張り込むなんて、どういう神経してるのよあんたは！</text:p>
      <text:p text:style-name="Preformatted_20_Text">アンタ私の下僕でしょ！</text:p>
      <text:p text:style-name="Preformatted_20_Text">いつからそんなに偉くなったの！！</text:p>
      <text:p text:style-name="Preformatted_20_Text">You!</text:p>
      <text:p text:style-name="Preformatted_20_Text">What kind of nerve do you have to suddenly drag me to the ground!</text:p>
      <text:p text:style-name="Preformatted_20_Text">You are my servant!</text:p>
      <text:p text:style-name="Preformatted_20_Text">When did you become so superior!</text:p>
      <text:p text:style-name="Preformatted_20_Text">#シードル</text:p>
      <text:p text:style-name="Preformatted_20_Text">すっ、すいません！</text:p>
      <text:p text:style-name="Preformatted_20_Text">てっきり敵に捕らわれて搬送中なんだと思いまして……。</text:p>
      <text:p text:style-name="Preformatted_20_Text">エリ様をお守りせねばと……いたっ！</text:p>
      <text:p text:style-name="Preformatted_20_Text">ちょっと、話は最後まで聞いて……いたいっ！！</text:p>
      <text:p text:style-name="Preformatted_20_Text">I'm sorry!</text:p>
      <text:p text:style-name="Preformatted_20_Text">I thought you were being transported by the enemy. ......</text:p>
      <text:p text:style-name="Preformatted_20_Text">I had to protect Eri-sama. ......</text:p>
      <text:p text:style-name="Preformatted_20_Text">Just hear me out!</text:p>
      <text:p text:style-name="Preformatted_20_Text">#アリス</text:p>
      <text:p text:style-name="Preformatted_20_Text">お、おいエリ……。</text:p>
      <text:p text:style-name="Preformatted_20_Text">そのみょうちくりんな格好をした男はなんなんだ？</text:p>
      <text:p text:style-name="Preformatted_20_Text">Oh, hey Eri.......</text:p>
      <text:p text:style-name="Preformatted_20_Text">What's with that mysterious looking guy?</text:p>
      <text:p text:style-name="Preformatted_20_Text">#シードル</text:p>
      <text:p text:style-name="Preformatted_20_Text">はっ、これは失敬……。</text:p>
      <text:p text:style-name="Preformatted_20_Text">私はエリ様の部下、シードルと申します。</text:p>
      <text:p text:style-name="Preformatted_20_Text">Haha, this is a shame .......</text:p>
      <text:p text:style-name="Preformatted_20_Text">My name is Cedre, I work for Eri-sama.</text:p>
      <text:p text:style-name="Preformatted_20_Text">#エリ</text:p>
      <text:p text:style-name="Preformatted_20_Text">私の「奴隷」のシードルよ。</text:p>
      <text:p text:style-name="Preformatted_20_Text">シードラウト族っていう珍しい種族でね、</text:p>
      <text:p text:style-name="Preformatted_20_Text">この殻は服じゃなくて肉体なのよ。</text:p>
      <text:p text:style-name="Preformatted_20_Text">This is my "slave" Cedre.</text:p>
      <text:p text:style-name="Preformatted_20_Text">I'm a Seadrout, an unusual race.</text:p>
      <text:p text:style-name="Preformatted_20_Text">This shell is not clothing, it is flesh.</text:p>
      <text:p text:style-name="Preformatted_20_Text">#アリス</text:p>
      <text:p text:style-name="Preformatted_20_Text">へえ……結構固いんだな。</text:p>
      <text:p text:style-name="Preformatted_20_Text">Wow, ...... they're pretty hard.</text:p>
      <text:p text:style-name="Preformatted_20_Text">[cn]</text:p>
      <text:p text:style-name="Preformatted_20_Text">ぺたぺた。</text:p>
      <text:p text:style-name="Preformatted_20_Text">Flattened.</text:p>
      <text:p text:style-name="Preformatted_20_Text">#シードル</text:p>
      <text:p text:style-name="Preformatted_20_Text">ああっ！</text:p>
      <text:p text:style-name="Preformatted_20_Text">Aah!</text:p>
      <text:p text:style-name="Preformatted_20_Text">#アリス</text:p>
      <text:p text:style-name="Preformatted_20_Text">げっ！　なにあえいでんだこの野郎！！</text:p>
      <text:p text:style-name="Preformatted_20_Text">Geez!　What are you yelling at, you son of a bitch!</text:p>
      <text:p text:style-name="Preformatted_20_Text">#シードル</text:p>
      <text:p text:style-name="Preformatted_20_Text">い、いえ……すいません。</text:p>
      <text:p text:style-name="Preformatted_20_Text">的確にツボを付かれたものですから……つい。</text:p>
      <text:p text:style-name="Preformatted_20_Text">No, no, I'm sorry .......</text:p>
      <text:p text:style-name="Preformatted_20_Text">You hit the nail on the head. ......</text:p>
      <text:p text:style-name="Preformatted_20_Text">#アリス</text:p>
      <text:p text:style-name="Preformatted_20_Text"><text:soft-page-break/>ほほを赤くしながら言われても説得力ねえよ……。</text:p>
      <text:p text:style-name="Preformatted_20_Text">き、気持ち悪い野郎だぜ。</text:p>
      <text:p text:style-name="Preformatted_20_Text">You're not convincing even if you say it with red cheeks. ......</text:p>
      <text:p text:style-name="Preformatted_20_Text">You're a creepy bastard.</text:p>
      <text:p text:style-name="Preformatted_20_Text">#エリ</text:p>
      <text:p text:style-name="Preformatted_20_Text">ふふふ……</text:p>
      <text:p text:style-name="Preformatted_20_Text">シードル、あなた嫌われたみたいよ？</text:p>
      <text:p text:style-name="Preformatted_20_Text">Hmmm... ......</text:p>
      <text:p text:style-name="Preformatted_20_Text">Cedar, I think he hates you.</text:p>
      <text:p text:style-name="Preformatted_20_Text">#シードル</text:p>
      <text:p text:style-name="Preformatted_20_Text">すいません……。</text:p>
      <text:p text:style-name="Preformatted_20_Text">Sorry .......</text:p>
      <text:p text:style-name="Preformatted_20_Text">#アリス</text:p>
      <text:p text:style-name="Preformatted_20_Text">それで、種野郎。</text:p>
      <text:p text:style-name="Preformatted_20_Text">お前、こんなところで何をしてたんだよ。</text:p>
      <text:p text:style-name="Preformatted_20_Text">So, you seed-boy.</text:p>
      <text:p text:style-name="Preformatted_20_Text">What the hell were you doing here?</text:p>
      <text:p text:style-name="Preformatted_20_Text">#シードル</text:p>
      <text:p text:style-name="Preformatted_20_Text">たっ、種野郎！？</text:p>
      <text:p text:style-name="Preformatted_20_Text">だいたい、あなた、お味方のようですが一体何者なんですか。</text:p>
      <text:p text:style-name="Preformatted_20_Text">What the hell are you doing here, Cedar?</text:p>
      <text:p text:style-name="Preformatted_20_Text">You seem to be one of us, but who the hell are you?</text:p>
      <text:p text:style-name="Preformatted_20_Text">#アリス</text:p>
      <text:p text:style-name="Preformatted_20_Text">私はアリスだ。</text:p>
      <text:p text:style-name="Preformatted_20_Text">華の魔女アリス。</text:p>
      <text:p text:style-name="Preformatted_20_Text">I'm Alice.</text:p>
      <text:p text:style-name="Preformatted_20_Text">Alice the flower witch.</text:p>
      <text:p text:style-name="Preformatted_20_Text">#シードル</text:p>
      <text:p text:style-name="Preformatted_20_Text">では、あなたがあのアリスさん。</text:p>
      <text:p text:style-name="Preformatted_20_Text">……ずいぶんと聞いていたのと違いますね。</text:p>
      <text:p text:style-name="Preformatted_20_Text">Then you must be the Alice.</text:p>
      <text:p text:style-name="Preformatted_20_Text">...... You're a lot different from what I've heard.</text:p>
      <text:p text:style-name="Preformatted_20_Text">#エリ</text:p>
      <text:p text:style-name="Preformatted_20_Text">シードル、これ、マジノラインの方角に伸びているようだけど</text:p>
      <text:p text:style-name="Preformatted_20_Text">もしかして……。</text:p>
      <text:p text:style-name="Preformatted_20_Text">Cedar, this looks like it's stretching in the direction of the Maginot Line.</text:p>
      <text:p text:style-name="Preformatted_20_Text">Maybe it's .......</text:p>
      <text:p text:style-name="Preformatted_20_Text">#シードル</text:p>
      <text:p text:style-name="Preformatted_20_Text">ええ、実はひそかに残っていた部下たちで地下通路を作っていたのです。</text:p>
      <text:p text:style-name="Preformatted_20_Text">数日前に開通して、今は数人の部下が内部に潜入しています。</text:p>
      <text:p text:style-name="Preformatted_20_Text">Yes, actually I was secretly building an underground passageway with my remaining men.</text:p>
      <text:p text:style-name="Preformatted_20_Text">It was opened a few days ago and now a few of my men are inside.</text:p>
      <text:p text:style-name="Preformatted_20_Text">#エリ</text:p>
      <text:p text:style-name="Preformatted_20_Text">シードル、あんたたまにはやるじゃない！！</text:p>
      <text:p text:style-name="Preformatted_20_Text">Cedar, you're a real piece of work sometimes!!!</text:p>
      <text:p text:style-name="Preformatted_20_Text">#シードル</text:p>
      <text:p text:style-name="Preformatted_20_Text">はっ、あ、ありがとうございます！</text:p>
      <text:p text:style-name="Preformatted_20_Text">（ほ、褒められた……。じ～ん……。）</text:p>
      <text:p text:style-name="Preformatted_20_Text">Ha, oh, thank you!</text:p>
      <text:p text:style-name="Preformatted_20_Text">(Ho, I got a compliment ....... J~n .......)</text:p>
      <text:p text:style-name="Preformatted_20_Text">#アリス</text:p>
      <text:p text:style-name="Preformatted_20_Text">それで、何か情報はつかめたのか？</text:p>
      <text:p text:style-name="Preformatted_20_Text">So, did you get any info?</text:p>
      <text:p text:style-name="Preformatted_20_Text">#シードル</text:p>
      <text:p text:style-name="Preformatted_20_Text">ええ、どうやらヴェロニカ様はマジノラインの中央部分にある監獄に幽閉されているようです。</text:p>
      <text:p text:style-name="Preformatted_20_Text">この抜け道はマジノラインの端に出ることができます</text:p>
      <text:p text:style-name="Preformatted_20_Text">そこからは力押しで行くほかないかと……。</text:p>
      <text:p text:style-name="Preformatted_20_Text">Yes, it seems that Lady Veronica is imprisoned in a prison in the central part of the Maginot Line.</text:p>
      <text:p text:style-name="Preformatted_20_Text">This loophole leads out to the edge of the Maginot Line.</text:p>
      <text:p text:style-name="Preformatted_20_Text">From there, we'll have no choice but to go by force. ......</text:p>
      <text:p text:style-name="Preformatted_20_Text">#アリス</text:p>
      <text:p text:style-name="Preformatted_20_Text">よし！　ヴェロニカの居場所が分かってりゃこっちのもんだ！</text:p>
      <text:p text:style-name="Preformatted_20_Text">全軍で一気に攻めあがるぞ。</text:p>
      <text:p text:style-name="Preformatted_20_Text"><text:soft-page-break/>敵に抜け穴が見つかる前にな。</text:p>
      <text:p text:style-name="Preformatted_20_Text">Ok!!!　If we know where Veronica is, we're on our way!</text:p>
      <text:p text:style-name="Preformatted_20_Text">We're going to attack with the whole army at once.</text:p>
      <text:p text:style-name="Preformatted_20_Text">Before the enemy finds a loophole.</text:p>
      <text:p text:style-name="Preformatted_20_Text">[cn]</text:p>
      <text:p text:style-name="Preformatted_20_Text">#ライザ軍兵士A</text:p>
      <text:p text:style-name="Preformatted_20_Text">ふああ……。</text:p>
      <text:p text:style-name="Preformatted_20_Text">Huh... ......</text:p>
      <text:p text:style-name="Preformatted_20_Text">#ライザ軍兵士B</text:p>
      <text:p text:style-name="Preformatted_20_Text">オイ、交代の時間だぜ。</text:p>
      <text:p text:style-name="Preformatted_20_Text">Hey, it's time to take over.</text:p>
      <text:p text:style-name="Preformatted_20_Text">#ライザ軍兵士A</text:p>
      <text:p text:style-name="Preformatted_20_Text">おお……ご苦労さん。</text:p>
      <text:p text:style-name="Preformatted_20_Text">それじゃあよろしくたのむわ。</text:p>
      <text:p text:style-name="Preformatted_20_Text">Oh ...... thank you for your hard work.</text:p>
      <text:p text:style-name="Preformatted_20_Text">Well then, take care of it.</text:p>
      <text:p text:style-name="Preformatted_20_Text">#ライザ軍兵士B</text:p>
      <text:p text:style-name="Preformatted_20_Text">おう……。</text:p>
      <text:p text:style-name="Preformatted_20_Text">……ん？</text:p>
      <text:p text:style-name="Preformatted_20_Text">おい、なんだこの音。</text:p>
      <text:p text:style-name="Preformatted_20_Text">Oh .......</text:p>
      <text:p text:style-name="Preformatted_20_Text">...... Hmm?</text:p>
      <text:p text:style-name="Preformatted_20_Text">Hey, what's that sound?</text:p>
      <text:p text:style-name="Preformatted_20_Text">#ライザ軍兵士A</text:p>
      <text:p text:style-name="Preformatted_20_Text">おと……？</text:p>
      <text:p text:style-name="Preformatted_20_Text">音なんて聞こえて……え……。</text:p>
      <text:p text:style-name="Preformatted_20_Text">Otoh ......?</text:p>
      <text:p text:style-name="Preformatted_20_Text">I didn't hear any sound......E.......</text:p>
      <text:p text:style-name="Preformatted_20_Text">#アリス</text:p>
      <text:p text:style-name="Preformatted_20_Text">それっ！！　一気に攻め落とせーーー！！！！</text:p>
      <text:p text:style-name="Preformatted_20_Text">That's it!　Attack down at onceーーCOPY00</text:p>
      <text:p text:style-name="Preformatted_20_Text">#ライザ軍兵士B</text:p>
      <text:p text:style-name="Preformatted_20_Text">うわあっ、なんだぁ！！！？</text:p>
      <text:p text:style-name="Preformatted_20_Text">Whoa, what the hell!</text:p>
      <text:p text:style-name="Preformatted_20_Text">#ライザ軍兵士A</text:p>
      <text:p text:style-name="Preformatted_20_Text">てっ、敵襲ーーーー！！</text:p>
      <text:p text:style-name="Preformatted_20_Text">The enemy attacked us!</text:p>
      <text:p text:style-name="Preformatted_20_Text">[cn]</text:p>
      <text:p text:style-name="Preformatted_20_Text">アリスの軍勢は、怒涛の如くライザ軍に襲い掛かった</text:p>
      <text:p text:style-name="Preformatted_20_Text">Alice's army attacked Ryza's army like a raging wave!</text:p>
      <text:p text:style-name="Preformatted_20_Text">#アリス</text:p>
      <text:p text:style-name="Preformatted_20_Text">クフフフフッ！</text:p>
      <text:p text:style-name="Preformatted_20_Text">まずは奇襲成功だな。</text:p>
      <text:p text:style-name="Preformatted_20_Text">よし、お前ら、このまま一気に攻め落とせーーー！！</text:p>
      <text:p text:style-name="Preformatted_20_Text">Kuhuhuhuhu!</text:p>
      <text:p text:style-name="Preformatted_20_Text">First of all, it's a successful surprise attack.</text:p>
      <text:p text:style-name="Preformatted_20_Text">All right, you guys, let's attack down at once!</text:p>
      <text:p text:style-name="Preformatted_20_Text">#アリス軍兵士</text:p>
      <text:p text:style-name="Preformatted_20_Text">おおおーーーー！！！</text:p>
      <text:p text:style-name="Preformatted_20_Text">Ooooooooooooooooooooooooooooooooooooooooooooooooooooooooo!</text:p>
      <text:p text:style-name="Preformatted_20_Text"/>
      <text:p text:style-name="Preformatted_20_Text">C:\Users\James Phillips\Desktop\Games\WargameAliceGit\MinimizedScenarios\min_s0846.txt</text:p>
      <text:p text:style-name="Preformatted_20_Text">マジノライン。</text:p>
      <text:p text:style-name="Preformatted_20_Text">Maginot Line.</text:p>
      <text:p text:style-name="Preformatted_20_Text">#アリス</text:p>
      <text:p text:style-name="Preformatted_20_Text">うそだろ……なんだこれ。</text:p>
      <text:p text:style-name="Preformatted_20_Text">Oh my gosh ...... what the heck.</text:p>
      <text:p text:style-name="Preformatted_20_Text">#エリ</text:p>
      <text:p text:style-name="Preformatted_20_Text">ここはマジノライン。</text:p>
      <text:p text:style-name="Preformatted_20_Text">北の大地で最も、しかもずば抜けて守りの堅い要塞よ</text:p>
      <text:p text:style-name="Preformatted_20_Text">壁も厚くて高い。</text:p>
      <text:p text:style-name="Preformatted_20_Text">この前のような策は使えないわ……。</text:p>
      <text:p text:style-name="Preformatted_20_Text">This is the Maginot Line.</text:p>
      <text:p text:style-name="Preformatted_20_Text"><text:soft-page-break/>It's the most, and by far, the most heavily defended fortress in the North.</text:p>
      <text:p text:style-name="Preformatted_20_Text">The walls are thick and high.</text:p>
      <text:p text:style-name="Preformatted_20_Text">We can't use the same tactics we used last time. ......</text:p>
      <text:p text:style-name="Preformatted_20_Text">#クロ</text:p>
      <text:p text:style-name="Preformatted_20_Text">アリス様。ただいま戻りました。</text:p>
      <text:p text:style-name="Preformatted_20_Text">Queen Alice. I'm back.</text:p>
      <text:p text:style-name="Preformatted_20_Text">#アリス</text:p>
      <text:p text:style-name="Preformatted_20_Text">クロ！　どうだった、敵の様子は。</text:p>
      <text:p text:style-name="Preformatted_20_Text">Kuro!　How's it going, how's the enemy?</text:p>
      <text:p text:style-name="Preformatted_20_Text">#クロ</text:p>
      <text:p text:style-name="Preformatted_20_Text">はっ</text:p>
      <text:p text:style-name="Preformatted_20_Text">敵は数万を超える大軍で、壁の上からは魔法兵、波動砲、弓兵という隙のない構え。</text:p>
      <text:p text:style-name="Preformatted_20_Text">Ha!</text:p>
      <text:p text:style-name="Preformatted_20_Text">The enemy is a large army numbering over tens of thousands, and from the top of the wall, there are magic soldiers, wave motion guns, and archers in a seamless formation.</text:p>
      <text:p text:style-name="Preformatted_20_Text">#アリス</text:p>
      <text:p text:style-name="Preformatted_20_Text">……ちっ、まあそうだろうな。</text:p>
      <text:p text:style-name="Preformatted_20_Text">ホムンクルスなしでも十分つええのはわかってたんだ</text:p>
      <text:p text:style-name="Preformatted_20_Text">今更驚かねえさ。</text:p>
      <text:p text:style-name="Preformatted_20_Text">...... Chitty, well, I guess you're right.</text:p>
      <text:p text:style-name="Preformatted_20_Text">I knew they were tough enough without the homunculus.</text:p>
      <text:p text:style-name="Preformatted_20_Text">I'm not surprised now.</text:p>
      <text:p text:style-name="Preformatted_20_Text">#エリ</text:p>
      <text:p text:style-name="Preformatted_20_Text">どうするの？</text:p>
      <text:p text:style-name="Preformatted_20_Text">むざむざ突っ込んでも負けるだけよ。</text:p>
      <text:p text:style-name="Preformatted_20_Text">What are we going to do?</text:p>
      <text:p text:style-name="Preformatted_20_Text">You'll only lose if you go in there headlong.</text:p>
      <text:p text:style-name="Preformatted_20_Text">#アリス</text:p>
      <text:p text:style-name="Preformatted_20_Text">うるさい、今策を考えてるんだ。</text:p>
      <text:p text:style-name="Preformatted_20_Text">……畜生、どうすれば。</text:p>
      <text:p text:style-name="Preformatted_20_Text">Shut up, I'm trying to think of a plan.</text:p>
      <text:p text:style-name="Preformatted_20_Text">...... Damn it, what should I do?</text:p>
      <text:p text:style-name="Preformatted_20_Text">#エリ</text:p>
      <text:p text:style-name="Preformatted_20_Text">えっ、な、なに……きゃあ！</text:p>
      <text:p text:style-name="Preformatted_20_Text">What, what, what is ...... Kya!</text:p>
      <text:p text:style-name="Preformatted_20_Text">#アリス</text:p>
      <text:p text:style-name="Preformatted_20_Text">なんだ？</text:p>
      <text:p text:style-name="Preformatted_20_Text">おい……エリ。</text:p>
      <text:p text:style-name="Preformatted_20_Text">What?</text:p>
      <text:p text:style-name="Preformatted_20_Text">Hey ...... Eri.</text:p>
      <text:p text:style-name="Preformatted_20_Text">[cn]</text:p>
      <text:p text:style-name="Preformatted_20_Text">アリスが振り向いた時にはすでに、エリの姿は消えていた。</text:p>
      <text:p text:style-name="Preformatted_20_Text">When Alice turns around, Eri is already gone.</text:p>
      <text:p text:style-name="Preformatted_20_Text">#アリス</text:p>
      <text:p text:style-name="Preformatted_20_Text">おっ、おいエリ！</text:p>
      <text:p text:style-name="Preformatted_20_Text">なんだ、突然とこへ行きやがった。</text:p>
      <text:p text:style-name="Preformatted_20_Text">Oh, hey, Eri!</text:p>
      <text:p text:style-name="Preformatted_20_Text">What, he went away all of a sudden.</text:p>
      <text:p text:style-name="Preformatted_20_Text">#エリ</text:p>
      <text:p text:style-name="Preformatted_20_Text">ちょっと！！　なにすんのよこのバカッ！！</text:p>
      <text:p text:style-name="Preformatted_20_Text">Hey!　What are you doing, you idiot?</text:p>
      <text:p text:style-name="Preformatted_20_Text">#アリス</text:p>
      <text:p text:style-name="Preformatted_20_Text">なっ！　下か！？</text:p>
      <text:p text:style-name="Preformatted_20_Text">Hey!　Is it down there?</text:p>
      <text:p text:style-name="Preformatted_20_Text">[cn]</text:p>
      <text:p text:style-name="Preformatted_20_Text">地面の下から声が聞こえてきた。</text:p>
      <text:p text:style-name="Preformatted_20_Text">A voice is heard from beneath the ground.</text:p>
      <text:p text:style-name="Preformatted_20_Text">#クロ</text:p>
      <text:p text:style-name="Preformatted_20_Text">アリス様。ここに隠し通路への入り口が。</text:p>
      <text:p text:style-name="Preformatted_20_Text">Queen Alice. Here is the entrance to the hidden passage.</text:p>
      <text:p text:style-name="Preformatted_20_Text">#アリス</text:p>
      <text:p text:style-name="Preformatted_20_Text">なるほどな……</text:p>
      <text:p text:style-name="Preformatted_20_Text">敵かもしれん、気を付けろよ。</text:p>
      <text:p text:style-name="Preformatted_20_Text"><text:soft-page-break/>I see. ......</text:p>
      <text:p text:style-name="Preformatted_20_Text">Could be the enemy, be careful.</text:p>
      <text:p text:style-name="Preformatted_20_Text">#クロ</text:p>
      <text:p text:style-name="Preformatted_20_Text">はっ！</text:p>
      <text:p text:style-name="Preformatted_20_Text">Ha!</text:p>
      <text:p text:style-name="Preformatted_20_Text">[cn]</text:p>
      <text:p text:style-name="Preformatted_20_Text">クロが先頭になって穴の中へ侵入する。</text:p>
      <text:p text:style-name="Preformatted_20_Text">しかし、そこで見たものは巨大な種状の着ぐるみを着た男のすねを、</text:p>
      <text:p text:style-name="Preformatted_20_Text">エリが執拗に蹴りつけている光景だった。</text:p>
      <text:p text:style-name="Preformatted_20_Text">Kuro leads the way into the hole.</text:p>
      <text:p text:style-name="Preformatted_20_Text">But what he sees there is a man in a huge seed-like costume kicking Eli relentlessly in the shins.</text:p>
      <text:p text:style-name="Preformatted_20_Text">Eri is relentlessly kicking him in the shins.</text:p>
      <text:p text:style-name="Preformatted_20_Text">#エリ</text:p>
      <text:p text:style-name="Preformatted_20_Text">このっ！</text:p>
      <text:p text:style-name="Preformatted_20_Text">いきなりこの私を地面に引っ張り込むなんて、どういう神経してるのよあんたは！</text:p>
      <text:p text:style-name="Preformatted_20_Text">アンタ私の下僕でしょ！</text:p>
      <text:p text:style-name="Preformatted_20_Text">いつからそんなに偉くなったの！！</text:p>
      <text:p text:style-name="Preformatted_20_Text">You!</text:p>
      <text:p text:style-name="Preformatted_20_Text">What kind of nerve do you have to suddenly drag me to the ground!</text:p>
      <text:p text:style-name="Preformatted_20_Text">You are my servant!</text:p>
      <text:p text:style-name="Preformatted_20_Text">When did you become so superior!</text:p>
      <text:p text:style-name="Preformatted_20_Text">#シードル</text:p>
      <text:p text:style-name="Preformatted_20_Text">すっ、すいません！</text:p>
      <text:p text:style-name="Preformatted_20_Text">てっきり敵に捕らわれて搬送中なんだと思いまして……。</text:p>
      <text:p text:style-name="Preformatted_20_Text">エリ様をお守りせねばと……いたっ！</text:p>
      <text:p text:style-name="Preformatted_20_Text">ちょっと、話は最後まで聞いて……いたいっ！！</text:p>
      <text:p text:style-name="Preformatted_20_Text">I'm sorry!</text:p>
      <text:p text:style-name="Preformatted_20_Text">I thought you were being transported by the enemy. ......</text:p>
      <text:p text:style-name="Preformatted_20_Text">I had to protect Eri-sama. ......</text:p>
      <text:p text:style-name="Preformatted_20_Text">Just hear me out!</text:p>
      <text:p text:style-name="Preformatted_20_Text">#アリス</text:p>
      <text:p text:style-name="Preformatted_20_Text">お、おいエリ……。</text:p>
      <text:p text:style-name="Preformatted_20_Text">そのみょうちくりんな格好をした男はなんなんだ？</text:p>
      <text:p text:style-name="Preformatted_20_Text">Oh, hey Eri.......</text:p>
      <text:p text:style-name="Preformatted_20_Text">What's with that mysterious looking guy?</text:p>
      <text:p text:style-name="Preformatted_20_Text">#シードル</text:p>
      <text:p text:style-name="Preformatted_20_Text">はっ、これは失敬……。</text:p>
      <text:p text:style-name="Preformatted_20_Text">私はエリ様の部下、シードルと申します。</text:p>
      <text:p text:style-name="Preformatted_20_Text">Haha, this is a shame .......</text:p>
      <text:p text:style-name="Preformatted_20_Text">My name is Cedre, I work for Eri-sama.</text:p>
      <text:p text:style-name="Preformatted_20_Text">#エリ</text:p>
      <text:p text:style-name="Preformatted_20_Text">私の「奴隷」のシードルよ。</text:p>
      <text:p text:style-name="Preformatted_20_Text">シードラウト族っていう珍しい種族でね、</text:p>
      <text:p text:style-name="Preformatted_20_Text">この殻は服じゃなくて肉体なのよ。</text:p>
      <text:p text:style-name="Preformatted_20_Text">This is my "slave" Cedre.</text:p>
      <text:p text:style-name="Preformatted_20_Text">I'm a Seadrout, an unusual race.</text:p>
      <text:p text:style-name="Preformatted_20_Text">This shell is not clothing, it is flesh.</text:p>
      <text:p text:style-name="Preformatted_20_Text">#アリス</text:p>
      <text:p text:style-name="Preformatted_20_Text">へえ……結構固いんだな。</text:p>
      <text:p text:style-name="Preformatted_20_Text">Wow, ...... they're pretty hard.</text:p>
      <text:p text:style-name="Preformatted_20_Text">[cn]</text:p>
      <text:p text:style-name="Preformatted_20_Text">ぺたぺた。</text:p>
      <text:p text:style-name="Preformatted_20_Text">Flattened.</text:p>
      <text:p text:style-name="Preformatted_20_Text">#シードル</text:p>
      <text:p text:style-name="Preformatted_20_Text">ああっ！</text:p>
      <text:p text:style-name="Preformatted_20_Text">Aah!</text:p>
      <text:p text:style-name="Preformatted_20_Text">#アリス</text:p>
      <text:p text:style-name="Preformatted_20_Text">げっ！　なにあえいでんだこの野郎！！</text:p>
      <text:p text:style-name="Preformatted_20_Text">Geez!　What are you yelling at, you son of a bitch!</text:p>
      <text:p text:style-name="Preformatted_20_Text">#シードル</text:p>
      <text:p text:style-name="Preformatted_20_Text">い、いえ……すいません。</text:p>
      <text:p text:style-name="Preformatted_20_Text">的確にツボを付かれたものですから……つい。</text:p>
      <text:p text:style-name="Preformatted_20_Text">No, no, I'm sorry .......</text:p>
      <text:p text:style-name="Preformatted_20_Text"><text:soft-page-break/>You hit the nail on the head. ......</text:p>
      <text:p text:style-name="Preformatted_20_Text">#アリス</text:p>
      <text:p text:style-name="Preformatted_20_Text">ほほを赤くしながら言われても説得力ねえよ……。</text:p>
      <text:p text:style-name="Preformatted_20_Text">き、気持ち悪い野郎だぜ。</text:p>
      <text:p text:style-name="Preformatted_20_Text">You're not convincing even if you say it with red cheeks. ......</text:p>
      <text:p text:style-name="Preformatted_20_Text">You're a creepy bastard.</text:p>
      <text:p text:style-name="Preformatted_20_Text">#エリ</text:p>
      <text:p text:style-name="Preformatted_20_Text">ふふふ……</text:p>
      <text:p text:style-name="Preformatted_20_Text">シードル、あなた嫌われたみたいよ？</text:p>
      <text:p text:style-name="Preformatted_20_Text">Hmmm... ......</text:p>
      <text:p text:style-name="Preformatted_20_Text">Cedar, I think he hates you.</text:p>
      <text:p text:style-name="Preformatted_20_Text">#シードル</text:p>
      <text:p text:style-name="Preformatted_20_Text">すいません……。</text:p>
      <text:p text:style-name="Preformatted_20_Text">Sorry .......</text:p>
      <text:p text:style-name="Preformatted_20_Text">#アリス</text:p>
      <text:p text:style-name="Preformatted_20_Text">それで、種野郎。</text:p>
      <text:p text:style-name="Preformatted_20_Text">お前、こんなところで何をしてたんだよ。</text:p>
      <text:p text:style-name="Preformatted_20_Text">So, you seed-boy.</text:p>
      <text:p text:style-name="Preformatted_20_Text">What the hell were you doing here?</text:p>
      <text:p text:style-name="Preformatted_20_Text">#シードル</text:p>
      <text:p text:style-name="Preformatted_20_Text">たっ、種野郎！？</text:p>
      <text:p text:style-name="Preformatted_20_Text">だいたい、あなた、お味方のようですが一体何者なんですか。</text:p>
      <text:p text:style-name="Preformatted_20_Text">What the hell are you doing here, Cedar?</text:p>
      <text:p text:style-name="Preformatted_20_Text">You seem to be one of us, but who the hell are you?</text:p>
      <text:p text:style-name="Preformatted_20_Text">#アリス</text:p>
      <text:p text:style-name="Preformatted_20_Text">私はアリスだ。</text:p>
      <text:p text:style-name="Preformatted_20_Text">華の魔女アリス。</text:p>
      <text:p text:style-name="Preformatted_20_Text">I'm Alice.</text:p>
      <text:p text:style-name="Preformatted_20_Text">Alice the flower witch.</text:p>
      <text:p text:style-name="Preformatted_20_Text">#シードル</text:p>
      <text:p text:style-name="Preformatted_20_Text">では、あなたがあのアリスさん。</text:p>
      <text:p text:style-name="Preformatted_20_Text">……ずいぶんと聞いていたのと違いますね。</text:p>
      <text:p text:style-name="Preformatted_20_Text">Then you must be the Alice.</text:p>
      <text:p text:style-name="Preformatted_20_Text">...... You're a lot different from what I've heard.</text:p>
      <text:p text:style-name="Preformatted_20_Text">#エリ</text:p>
      <text:p text:style-name="Preformatted_20_Text">シードル、これ、マジノラインの方角に伸びているようだけど</text:p>
      <text:p text:style-name="Preformatted_20_Text">もしかして……。</text:p>
      <text:p text:style-name="Preformatted_20_Text">Cedar, this looks like it's stretching in the direction of the Maginot Line.</text:p>
      <text:p text:style-name="Preformatted_20_Text">Maybe it's .......</text:p>
      <text:p text:style-name="Preformatted_20_Text">#シードル</text:p>
      <text:p text:style-name="Preformatted_20_Text">ええ、実はひそかに残っていた部下たちで地下通路を作っていたのです。</text:p>
      <text:p text:style-name="Preformatted_20_Text">数日前に開通して、今は数人の部下が内部に潜入しています。</text:p>
      <text:p text:style-name="Preformatted_20_Text">Yes, actually I was secretly building an underground passageway with my remaining men.</text:p>
      <text:p text:style-name="Preformatted_20_Text">It was opened a few days ago and now a few of my men are inside.</text:p>
      <text:p text:style-name="Preformatted_20_Text">#エリ</text:p>
      <text:p text:style-name="Preformatted_20_Text">シードル、あんたたまにはやるじゃない！！</text:p>
      <text:p text:style-name="Preformatted_20_Text">Cedar, you're a real piece of work sometimes!!!</text:p>
      <text:p text:style-name="Preformatted_20_Text">#シードル</text:p>
      <text:p text:style-name="Preformatted_20_Text">はっ、あ、ありがとうございます！</text:p>
      <text:p text:style-name="Preformatted_20_Text">（ほ、褒められた……。じ～ん……。）</text:p>
      <text:p text:style-name="Preformatted_20_Text">Ha, oh, thank you!</text:p>
      <text:p text:style-name="Preformatted_20_Text">(Ho, I got a compliment ....... J~n .......)</text:p>
      <text:p text:style-name="Preformatted_20_Text">#アリス</text:p>
      <text:p text:style-name="Preformatted_20_Text">それで、何か情報はつかめたのか？</text:p>
      <text:p text:style-name="Preformatted_20_Text">So, did you get any info?</text:p>
      <text:p text:style-name="Preformatted_20_Text">#シードル</text:p>
      <text:p text:style-name="Preformatted_20_Text">ええ、どうやらヴェロニカ様はマジノラインの中央部分にある監獄に幽閉されているようです。</text:p>
      <text:p text:style-name="Preformatted_20_Text">この抜け道はマジノラインの端に出ることができます</text:p>
      <text:p text:style-name="Preformatted_20_Text">そこからは力押しで行くほかないかと……。</text:p>
      <text:p text:style-name="Preformatted_20_Text">Yes, it seems that Lady Veronica is imprisoned in a prison in the central part of the Maginot Line.</text:p>
      <text:p text:style-name="Preformatted_20_Text">This loophole leads out to the edge of the Maginot Line.</text:p>
      <text:p text:style-name="Preformatted_20_Text">From there, we'll have no choice but to go by force. ......</text:p>
      <text:p text:style-name="Preformatted_20_Text">#アリス</text:p>
      <text:p text:style-name="Preformatted_20_Text"><text:soft-page-break/>よし！　ヴェロニカの居場所が分かってりゃこっちのもんだ！</text:p>
      <text:p text:style-name="Preformatted_20_Text">全軍で一気に攻めあがるぞ。</text:p>
      <text:p text:style-name="Preformatted_20_Text">敵に抜け穴が見つかる前にな。</text:p>
      <text:p text:style-name="Preformatted_20_Text">Ok!!!　If we know where Veronica is, we're on our way!</text:p>
      <text:p text:style-name="Preformatted_20_Text">We're going to attack with the whole army at once.</text:p>
      <text:p text:style-name="Preformatted_20_Text">Before the enemy finds a loophole.</text:p>
      <text:p text:style-name="Preformatted_20_Text">[cn]</text:p>
      <text:p text:style-name="Preformatted_20_Text">#ライザ軍兵士A</text:p>
      <text:p text:style-name="Preformatted_20_Text">ふああ……。</text:p>
      <text:p text:style-name="Preformatted_20_Text">Huh... ......</text:p>
      <text:p text:style-name="Preformatted_20_Text">#ライザ軍兵士B</text:p>
      <text:p text:style-name="Preformatted_20_Text">オイ、交代の時間だぜ。</text:p>
      <text:p text:style-name="Preformatted_20_Text">Hey, it's time to take over.</text:p>
      <text:p text:style-name="Preformatted_20_Text">#ライザ軍兵士A</text:p>
      <text:p text:style-name="Preformatted_20_Text">おお……ご苦労さん。</text:p>
      <text:p text:style-name="Preformatted_20_Text">それじゃあよろしくたのむわ。</text:p>
      <text:p text:style-name="Preformatted_20_Text">Oh ...... thank you for your hard work.</text:p>
      <text:p text:style-name="Preformatted_20_Text">Well then, take care of it.</text:p>
      <text:p text:style-name="Preformatted_20_Text">#ライザ軍兵士B</text:p>
      <text:p text:style-name="Preformatted_20_Text">おう……。</text:p>
      <text:p text:style-name="Preformatted_20_Text">……ん？</text:p>
      <text:p text:style-name="Preformatted_20_Text">おい、なんだこの音。</text:p>
      <text:p text:style-name="Preformatted_20_Text">Oh .......</text:p>
      <text:p text:style-name="Preformatted_20_Text">...... Hmm?</text:p>
      <text:p text:style-name="Preformatted_20_Text">Hey, what's that sound?</text:p>
      <text:p text:style-name="Preformatted_20_Text">#ライザ軍兵士A</text:p>
      <text:p text:style-name="Preformatted_20_Text">おと……？</text:p>
      <text:p text:style-name="Preformatted_20_Text">音なんて聞こえて……え……。</text:p>
      <text:p text:style-name="Preformatted_20_Text">Otoh ......?</text:p>
      <text:p text:style-name="Preformatted_20_Text">I didn't hear any sound......E.......</text:p>
      <text:p text:style-name="Preformatted_20_Text">#アリス</text:p>
      <text:p text:style-name="Preformatted_20_Text">それっ！！　一気に攻め落とせーーー！！！！</text:p>
      <text:p text:style-name="Preformatted_20_Text">That's it!　Attack down at onceーーCOPY00</text:p>
      <text:p text:style-name="Preformatted_20_Text">#ライザ軍兵士B</text:p>
      <text:p text:style-name="Preformatted_20_Text">うわあっ、なんだぁ！！！？</text:p>
      <text:p text:style-name="Preformatted_20_Text">Whoa, what the hell!</text:p>
      <text:p text:style-name="Preformatted_20_Text">#ライザ軍兵士A</text:p>
      <text:p text:style-name="Preformatted_20_Text">てっ、敵襲ーーーー！！</text:p>
      <text:p text:style-name="Preformatted_20_Text">The enemy attacked us!</text:p>
      <text:p text:style-name="Preformatted_20_Text">[cn]</text:p>
      <text:p text:style-name="Preformatted_20_Text">アリスの軍勢は、怒涛の如くライザ軍に襲い掛かった</text:p>
      <text:p text:style-name="Preformatted_20_Text">Alice's army attacked Ryza's army like a raging wave!</text:p>
      <text:p text:style-name="Preformatted_20_Text">#アリス</text:p>
      <text:p text:style-name="Preformatted_20_Text">クフフフフッ！</text:p>
      <text:p text:style-name="Preformatted_20_Text">まずは奇襲成功だな。</text:p>
      <text:p text:style-name="Preformatted_20_Text">よし、お前ら、このまま一気に攻め落とせーーー！！</text:p>
      <text:p text:style-name="Preformatted_20_Text">Kuhuhuhuhu!</text:p>
      <text:p text:style-name="Preformatted_20_Text">First of all, it's a successful surprise attack.</text:p>
      <text:p text:style-name="Preformatted_20_Text">All right, you guys, let's attack down at once!</text:p>
      <text:p text:style-name="Preformatted_20_Text">#アリス軍兵士</text:p>
      <text:p text:style-name="Preformatted_20_Text">おおおーーーー！！！</text:p>
      <text:p text:style-name="Preformatted_20_Text">Ooooooooooooooooooooooooooooooooooooooooooooooooooooooooo!</text:p>
      <text:p text:style-name="Preformatted_20_Text"/>
      <text:p text:style-name="Preformatted_20_Text">C:\Users\James Phillips\Desktop\Games\WargameAliceGit\MinimizedScenarios\min_s0847.txt</text:p>
      <text:p text:style-name="Preformatted_20_Text">ヴェロニカ宮。</text:p>
      <text:p text:style-name="Preformatted_20_Text">Veronica Palace.</text:p>
      <text:p text:style-name="Preformatted_20_Text">#ライザ軍兵士</text:p>
      <text:p text:style-name="Preformatted_20_Text">たっ、大変でございます！！</text:p>
      <text:p text:style-name="Preformatted_20_Text">Oh, my God!</text:p>
      <text:p text:style-name="Preformatted_20_Text">#ライザ</text:p>
      <text:p text:style-name="Preformatted_20_Text">あーん？　なんだよ騒々しい……。</text:p>
      <text:p text:style-name="Preformatted_20_Text">Aah?　What a racket. ......</text:p>
      <text:p text:style-name="Preformatted_20_Text">#ライザ軍兵士</text:p>
      <text:p text:style-name="Preformatted_20_Text"><text:soft-page-break/>アリス軍が突然砦内部から出現し、</text:p>
      <text:p text:style-name="Preformatted_20_Text">マジノラインの三割強をすでに占領したとのこと！</text:p>
      <text:p text:style-name="Preformatted_20_Text">Alice army suddenly emerged from inside the fort.</text:p>
      <text:p text:style-name="Preformatted_20_Text">They've already taken over 30% of the Maginot Line!</text:p>
      <text:p text:style-name="Preformatted_20_Text">#ライザ</text:p>
      <text:p text:style-name="Preformatted_20_Text">なっ……なんだと！！</text:p>
      <text:p text:style-name="Preformatted_20_Text">ちょっとまて、内部から現れたって……いったいどういう。</text:p>
      <text:p text:style-name="Preformatted_20_Text">ええい、畜生！！</text:p>
      <text:p text:style-name="Preformatted_20_Text">私が行く！！</text:p>
      <text:p text:style-name="Preformatted_20_Text">絶対相手にヴェロニカを渡すなよ！！</text:p>
      <text:p text:style-name="Preformatted_20_Text">What the ......?</text:p>
      <text:p text:style-name="Preformatted_20_Text">Wait a minute, how in the world did they appear from inside ......?</text:p>
      <text:p text:style-name="Preformatted_20_Text">Oh, damn it!</text:p>
      <text:p text:style-name="Preformatted_20_Text">I'll go!</text:p>
      <text:p text:style-name="Preformatted_20_Text">Don't let them have Veronica!</text:p>
      <text:p text:style-name="Preformatted_20_Text">#ライザ軍兵士</text:p>
      <text:p text:style-name="Preformatted_20_Text">はっ！！</text:p>
      <text:p text:style-name="Preformatted_20_Text">Ha!</text:p>
      <text:p text:style-name="Preformatted_20_Text">#ライザ</text:p>
      <text:p text:style-name="Preformatted_20_Text">くそっ！</text:p>
      <text:p text:style-name="Preformatted_20_Text">Damn it!</text:p>
      <text:p text:style-name="Preformatted_20_Text">[cn]</text:p>
      <text:p text:style-name="Preformatted_20_Text">ライザは近くにあった燭台を八つ当たりに蹴飛ばした</text:p>
      <text:p text:style-name="Preformatted_20_Text">Ryza kicked a nearby candlestick to the eight ball.</text:p>
      <text:p text:style-name="Preformatted_20_Text">#ライザ</text:p>
      <text:p text:style-name="Preformatted_20_Text">泣き虫アリスの分際で……！！</text:p>
      <text:p text:style-name="Preformatted_20_Text">ぶち殺すっ！！</text:p>
      <text:p text:style-name="Preformatted_20_Text">You're a crybaby Alice ......!</text:p>
      <text:p text:style-name="Preformatted_20_Text">I'll kill you!!!!!!!</text:p>
      <text:p text:style-name="Preformatted_20_Text"/>
      <text:p text:style-name="Preformatted_20_Text">C:\Users\James Phillips\Desktop\Games\WargameAliceGit\MinimizedScenarios\min_s0848A.txt</text:p>
      <text:p text:style-name="Preformatted_20_Text">#クロ</text:p>
      <text:p text:style-name="Preformatted_20_Text">アリス様。マジノラインを完全に占領せず先に進めば、</text:p>
      <text:p text:style-name="Preformatted_20_Text">背後から付かれることになり、大変危険です。</text:p>
      <text:p text:style-name="Preformatted_20_Text">Queen Alice. If you proceed without fully occupying the Maginot Line, you will be followed from behind.</text:p>
      <text:p text:style-name="Preformatted_20_Text">You will be followed from behind and it will be very dangerous.</text:p>
      <text:p text:style-name="Preformatted_20_Text">#アリス</text:p>
      <text:p text:style-name="Preformatted_20_Text">うーん、それもそうか。</text:p>
      <text:p text:style-name="Preformatted_20_Text">ちっ、しゃくだが侵攻は中止だ。</text:p>
      <text:p text:style-name="Preformatted_20_Text">Hmmm, I see.</text:p>
      <text:p text:style-name="Preformatted_20_Text">Damn it, I'll call off the invasion.</text:p>
      <text:p text:style-name="Preformatted_20_Text"/>
      <text:p text:style-name="Preformatted_20_Text">C:\Users\James Phillips\Desktop\Games\WargameAliceGit\MinimizedScenarios\min_s0848.txt</text:p>
      <text:p text:style-name="Preformatted_20_Text">マジノライン中央。</text:p>
      <text:p text:style-name="Preformatted_20_Text">Maginot Line Central.</text:p>
      <text:p text:style-name="Preformatted_20_Text">#アリス</text:p>
      <text:p text:style-name="Preformatted_20_Text">いいかっ！　ここを取ったらこの戦争は私たちの勝ちだ！！</text:p>
      <text:p text:style-name="Preformatted_20_Text">全員気合を入れていけよ！！</text:p>
      <text:p text:style-name="Preformatted_20_Text">それっ、突撃ーーーー！！</text:p>
      <text:p text:style-name="Preformatted_20_Text">All right!　If we take this place, we win this war!</text:p>
      <text:p text:style-name="Preformatted_20_Text">Let's all get fired up!</text:p>
      <text:p text:style-name="Preformatted_20_Text">That's it, charge!</text:p>
      <text:p text:style-name="Preformatted_20_Text">#アリス軍兵士</text:p>
      <text:p text:style-name="Preformatted_20_Text">おおおおーーーーー！！！！</text:p>
      <text:p text:style-name="Preformatted_20_Text">Ohhhhhhhhhhh ！！！！</text:p>
      <text:p text:style-name="Preformatted_20_Text">[cn]</text:p>
      <text:p text:style-name="Preformatted_20_Text">アリス軍の突撃が始まった。</text:p>
      <text:p text:style-name="Preformatted_20_Text">アリス軍側の士気は圧倒的にライザ軍よりも上だった</text:p>
      <text:p text:style-name="Preformatted_20_Text">見る見るうちに、ライザ軍の拠点を占領していく。</text:p>
      <text:p text:style-name="Preformatted_20_Text">全くの一方的な戦闘だった。</text:p>
      <text:p text:style-name="Preformatted_20_Text">The assault of Alice's Army has begun.</text:p>
      <text:p text:style-name="Preformatted_20_Text">The morale on the side of Alice's Army was overwhelmingly better than that of Ryza's Army.</text:p>
      <text:p text:style-name="Preformatted_20_Text">As soon as they saw it, they took over the base of Ryza's army.</text:p>
      <text:p text:style-name="Preformatted_20_Text"><text:soft-page-break/>It was a totally one-sided battle.</text:p>
      <text:p text:style-name="Preformatted_20_Text">#アリス</text:p>
      <text:p text:style-name="Preformatted_20_Text">クフフッ！！ いいぞいいぞ！</text:p>
      <text:p text:style-name="Preformatted_20_Text">そのまま突っ切れーーー！！！</text:p>
      <text:p text:style-name="Preformatted_20_Text">Kuhuhuhu! Good, good, good!</text:p>
      <text:p text:style-name="Preformatted_20_Text">Keep going and rush throughーー！！！！！!!!</text:p>
      <text:p text:style-name="Preformatted_20_Text">[cn]</text:p>
      <text:p text:style-name="Preformatted_20_Text">そんな一方的な戦いのさなか、ライザは到着した。</text:p>
      <text:p text:style-name="Preformatted_20_Text">In the midst of such a one-sided battle, Ryza arrived.</text:p>
      <text:p text:style-name="Preformatted_20_Text">#ライザ</text:p>
      <text:p text:style-name="Preformatted_20_Text">ちっ！　もう始まってやがる。</text:p>
      <text:p text:style-name="Preformatted_20_Text">オイ、お前ら！</text:p>
      <text:p text:style-name="Preformatted_20_Text">さっさと準備しろ！！</text:p>
      <text:p text:style-name="Preformatted_20_Text">Damn!　It's already started.</text:p>
      <text:p text:style-name="Preformatted_20_Text">Oi, you guys!</text:p>
      <text:p text:style-name="Preformatted_20_Text">Get ready quickly!</text:p>
      <text:p text:style-name="Preformatted_20_Text">[cn]</text:p>
      <text:p text:style-name="Preformatted_20_Text">ライザとその部下たちは砦の中に立つひときわ高い建物の屋上に現れると、</text:p>
      <text:p text:style-name="Preformatted_20_Text">そこにギロチン台を設置し始めた。</text:p>
      <text:p text:style-name="Preformatted_20_Text">Ryza and her men appeared on the roof of the tallest building in the fort.</text:p>
      <text:p text:style-name="Preformatted_20_Text">and began to set up a guillotine stand there.</text:p>
      <text:p text:style-name="Preformatted_20_Text">#ライザ</text:p>
      <text:p text:style-name="Preformatted_20_Text">アーーーーリーーーースーーーー！！！！</text:p>
      <text:p text:style-name="Preformatted_20_Text"/>
      <text:p text:style-name="Preformatted_20_Text">#アリス</text:p>
      <text:p text:style-name="Preformatted_20_Text">破壊こ……っ！？</text:p>
      <text:p text:style-name="Preformatted_20_Text">なっ、だれだ！！</text:p>
      <text:p text:style-name="Preformatted_20_Text">Destruction......!</text:p>
      <text:p text:style-name="Preformatted_20_Text">Who is it!!!!</text:p>
      <text:p text:style-name="Preformatted_20_Text">[cn]</text:p>
      <text:p text:style-name="Preformatted_20_Text">ライザは魔法拡声器を用いて、大声でアリス軍へ呼びかけた。</text:p>
      <text:p text:style-name="Preformatted_20_Text">Ryza used her magic loudspeaker to loudly call out to Alice's army.</text:p>
      <text:p text:style-name="Preformatted_20_Text">#ライザ</text:p>
      <text:p text:style-name="Preformatted_20_Text">アリス！！　これを見やがれっ！！</text:p>
      <text:p text:style-name="Preformatted_20_Text">Alice!　Look at this!!!!!!!</text:p>
      <text:p text:style-name="Preformatted_20_Text">#アリス</text:p>
      <text:p text:style-name="Preformatted_20_Text">なにを……。</text:p>
      <text:p text:style-name="Preformatted_20_Text">……！？</text:p>
      <text:p text:style-name="Preformatted_20_Text">ヴェロニカ！！！！</text:p>
      <text:p text:style-name="Preformatted_20_Text">What the .......</text:p>
      <text:p text:style-name="Preformatted_20_Text">......!</text:p>
      <text:p text:style-name="Preformatted_20_Text">Veronica！！！！</text:p>
      <text:p text:style-name="Preformatted_20_Text">#エリ</text:p>
      <text:p text:style-name="Preformatted_20_Text">ヴェロニカ様ッ！！？</text:p>
      <text:p text:style-name="Preformatted_20_Text">Dear Veronica!!!</text:p>
      <text:p text:style-name="Preformatted_20_Text">[cn]</text:p>
      <text:p text:style-name="Preformatted_20_Text">ライザが連れて現れたのは、ヴェロニカその人だった</text:p>
      <text:p text:style-name="Preformatted_20_Text">It was Veronica herself that Ryza showed up with.</text:p>
      <text:p text:style-name="Preformatted_20_Text">#アリス</text:p>
      <text:p text:style-name="Preformatted_20_Text">ヴェロニカ！！　オイ、私だ！！！</text:p>
      <text:p text:style-name="Preformatted_20_Text">アリスだ！！！！</text:p>
      <text:p text:style-name="Preformatted_20_Text">ヴェロニカーーーー！！</text:p>
      <text:p text:style-name="Preformatted_20_Text">Veronica!　Oi, it's me!</text:p>
      <text:p text:style-name="Preformatted_20_Text">It's Alice: ！！！！</text:p>
      <text:p text:style-name="Preformatted_20_Text">Veronicaaaa!!!</text:p>
      <text:p text:style-name="Preformatted_20_Text">#ヴェロニカ</text:p>
      <text:p text:style-name="Preformatted_20_Text">……アリ……ス？</text:p>
      <text:p text:style-name="Preformatted_20_Text">...... ants......s?</text:p>
      <text:p text:style-name="Preformatted_20_Text">#アリス</text:p>
      <text:p text:style-name="Preformatted_20_Text">ヴェロニカッ！？</text:p>
      <text:p text:style-name="Preformatted_20_Text">ま、まってろよ！</text:p>
      <text:p text:style-name="Preformatted_20_Text">すぐに助けに行ってやるからな！！</text:p>
      <text:p text:style-name="Preformatted_20_Text">Veronica!</text:p>
      <text:p text:style-name="Preformatted_20_Text"><text:soft-page-break/>Wait for me!!!</text:p>
      <text:p text:style-name="Preformatted_20_Text">I'll be right there to help you!!!!!!!!!!!!!!</text:p>
      <text:p text:style-name="Preformatted_20_Text">#ライザ</text:p>
      <text:p text:style-name="Preformatted_20_Text">急げっ！！</text:p>
      <text:p text:style-name="Preformatted_20_Text">奴が来る前にかたを付けるぞ！！</text:p>
      <text:p text:style-name="Preformatted_20_Text">Hurry up!</text:p>
      <text:p text:style-name="Preformatted_20_Text">Let's get this done before he gets here!</text:p>
      <text:p text:style-name="Preformatted_20_Text">#アリス</text:p>
      <text:p text:style-name="Preformatted_20_Text">……まにあわねえ。</text:p>
      <text:p text:style-name="Preformatted_20_Text">クロ！！　道をこじ開けろ！！</text:p>
      <text:p text:style-name="Preformatted_20_Text">...... can't get here in time.</text:p>
      <text:p text:style-name="Preformatted_20_Text">Kuro!　Get out of the way!</text:p>
      <text:p text:style-name="Preformatted_20_Text">#クロ</text:p>
      <text:p text:style-name="Preformatted_20_Text">はっ！！</text:p>
      <text:p text:style-name="Preformatted_20_Text">全軍、左右に展開！　中央をこじ開けろ！！</text:p>
      <text:p text:style-name="Preformatted_20_Text">Ha!</text:p>
      <text:p text:style-name="Preformatted_20_Text">All troops, deploy left and right!　Pry open the center!</text:p>
      <text:p text:style-name="Preformatted_20_Text">[cn]</text:p>
      <text:p text:style-name="Preformatted_20_Text">精鋭ぞろいのクロの軍団はライザの軍勢をあっという間に押しはじめ、</text:p>
      <text:p text:style-name="Preformatted_20_Text">中央にわずかな隙間を作り出した。</text:p>
      <text:p text:style-name="Preformatted_20_Text">Kuro's elite army quickly began to push Ryza's army</text:p>
      <text:p text:style-name="Preformatted_20_Text">They created a small gap in the center.</text:p>
      <text:p text:style-name="Preformatted_20_Text">#クロ</text:p>
      <text:p text:style-name="Preformatted_20_Text">アリス様！！</text:p>
      <text:p text:style-name="Preformatted_20_Text">Lady Alice!!!!</text:p>
      <text:p text:style-name="Preformatted_20_Text">#アリス</text:p>
      <text:p text:style-name="Preformatted_20_Text">よくやった！！</text:p>
      <text:p text:style-name="Preformatted_20_Text">ヴェロニカッ！！</text:p>
      <text:p text:style-name="Preformatted_20_Text">Well done!</text:p>
      <text:p text:style-name="Preformatted_20_Text">Veronica!</text:p>
      <text:p text:style-name="Preformatted_20_Text">#ライザ</text:p>
      <text:p text:style-name="Preformatted_20_Text">なっ……！！</text:p>
      <text:p text:style-name="Preformatted_20_Text">畜生急げ！！</text:p>
      <text:p text:style-name="Preformatted_20_Text">Nah ......!!!!</text:p>
      <text:p text:style-name="Preformatted_20_Text">Damn it, hurry up!!!</text:p>
      <text:p text:style-name="Preformatted_20_Text">[cn]</text:p>
      <text:p text:style-name="Preformatted_20_Text">ヴェロニカは今まさにギロチン台にかけられようとしていた。</text:p>
      <text:p text:style-name="Preformatted_20_Text">Veronica was about to be put on the guillotine right now.</text:p>
      <text:p text:style-name="Preformatted_20_Text">#アリス</text:p>
      <text:p text:style-name="Preformatted_20_Text">遅いッ！！</text:p>
      <text:p text:style-name="Preformatted_20_Text">破壊光線ーーーーー！！！！</text:p>
      <text:p text:style-name="Preformatted_20_Text">Too late!</text:p>
      <text:p text:style-name="Preformatted_20_Text">Destructive rays-ooooooooooo ！！！！</text:p>
      <text:p text:style-name="Preformatted_20_Text">#ライザの部下</text:p>
      <text:p text:style-name="Preformatted_20_Text">ぎゃあああっ！！！</text:p>
      <text:p text:style-name="Preformatted_20_Text">Geeaaaah!</text:p>
      <text:p text:style-name="Preformatted_20_Text">#ライザ</text:p>
      <text:p text:style-name="Preformatted_20_Text">ちっ！！　お前たち！</text:p>
      <text:p text:style-name="Preformatted_20_Text">あいつを先に止めろ！！</text:p>
      <text:p text:style-name="Preformatted_20_Text">Damn!　You guys!</text:p>
      <text:p text:style-name="Preformatted_20_Text">Stop him first!</text:p>
      <text:p text:style-name="Preformatted_20_Text">#ライザの部下</text:p>
      <text:p text:style-name="Preformatted_20_Text">はっ！！</text:p>
      <text:p text:style-name="Preformatted_20_Text">Ha!</text:p>
      <text:p text:style-name="Preformatted_20_Text">#アリス</text:p>
      <text:p text:style-name="Preformatted_20_Text">どけーーーーーっ！！！</text:p>
      <text:p text:style-name="Preformatted_20_Text">Get out of the way!</text:p>
      <text:p text:style-name="Preformatted_20_Text"/>
      <text:p text:style-name="Preformatted_20_Text">C:\Users\James Phillips\Desktop\Games\WargameAliceGit\MinimizedScenarios\min_s0849.txt</text:p>
      <text:p text:style-name="Preformatted_20_Text">#ライザ</text:p>
      <text:p text:style-name="Preformatted_20_Text">ぐっ……！　畜生……。</text:p>
      <text:p text:style-name="Preformatted_20_Text">Gghh......!　Damn it .......</text:p>
      <text:p text:style-name="Preformatted_20_Text">#アリス</text:p>
      <text:p text:style-name="Preformatted_20_Text"><text:soft-page-break/>ヴェロニカッ！！</text:p>
      <text:p text:style-name="Preformatted_20_Text">Veronica!!!</text:p>
      <text:p text:style-name="Preformatted_20_Text">[cn]</text:p>
      <text:p text:style-name="Preformatted_20_Text">アリスはすんでのところでヴェロニカをギロチン台から抱き起した。</text:p>
      <text:p text:style-name="Preformatted_20_Text">Alice almost picks Veronica up off the guillotine stand.</text:p>
      <text:p text:style-name="Preformatted_20_Text">#ヴェロニカ</text:p>
      <text:p text:style-name="Preformatted_20_Text">…………アリス。</text:p>
      <text:p text:style-name="Preformatted_20_Text">............ Alice.</text:p>
      <text:p text:style-name="Preformatted_20_Text">#アリス</text:p>
      <text:p text:style-name="Preformatted_20_Text">ヴェロニカ！</text:p>
      <text:p text:style-name="Preformatted_20_Text">お前……ヴェロニカなんだな……。</text:p>
      <text:p text:style-name="Preformatted_20_Text">Veronica!</text:p>
      <text:p text:style-name="Preformatted_20_Text">You're ...... Veronica, aren't you? ......</text:p>
      <text:p text:style-name="Preformatted_20_Text">#ヴェロニカ</text:p>
      <text:p text:style-name="Preformatted_20_Text">何を言っているのですか……アリス。</text:p>
      <text:p text:style-name="Preformatted_20_Text">私は……ヴェロニカですよ？</text:p>
      <text:p text:style-name="Preformatted_20_Text">What are you saying ...... Alice.</text:p>
      <text:p text:style-name="Preformatted_20_Text">I'm ...... Veronica, right?</text:p>
      <text:p text:style-name="Preformatted_20_Text">#アリス</text:p>
      <text:p text:style-name="Preformatted_20_Text">よかった……よかった！！</text:p>
      <text:p text:style-name="Preformatted_20_Text">Good ...... good!!!</text:p>
      <text:p text:style-name="Preformatted_20_Text">[cn]</text:p>
      <text:p text:style-name="Preformatted_20_Text">アリスはヴェロニカを一層強く抱きしめた。</text:p>
      <text:p text:style-name="Preformatted_20_Text">Alice hugged Veronica even tighter.</text:p>
      <text:p text:style-name="Preformatted_20_Text">#エリ・シードル</text:p>
      <text:p text:style-name="Preformatted_20_Text">ヴェロニカ様！</text:p>
      <text:p text:style-name="Preformatted_20_Text">Dear Veronica!!!</text:p>
      <text:p text:style-name="Preformatted_20_Text">[cn]</text:p>
      <text:p text:style-name="Preformatted_20_Text">周りの敵を片付けたエリとシードルが駆け寄ってきた</text:p>
      <text:p text:style-name="Preformatted_20_Text">Eri and Cidre ran up to her, having cleared the enemies around them.</text:p>
      <text:p text:style-name="Preformatted_20_Text">#ヴェロニカ</text:p>
      <text:p text:style-name="Preformatted_20_Text">あなたたち……ああ、苦労をかけましたね。</text:p>
      <text:p text:style-name="Preformatted_20_Text">You guys...... Oh, I've given you a hard time.</text:p>
      <text:p text:style-name="Preformatted_20_Text">#エリ</text:p>
      <text:p text:style-name="Preformatted_20_Text">いえ！　いえ！！</text:p>
      <text:p text:style-name="Preformatted_20_Text">ご無事で何よりです、ヴェロニカ様！！</text:p>
      <text:p text:style-name="Preformatted_20_Text">No! No!　No!</text:p>
      <text:p text:style-name="Preformatted_20_Text">We're so glad you're safe, Lady Veronica!</text:p>
      <text:p text:style-name="Preformatted_20_Text">#ライザ</text:p>
      <text:p text:style-name="Preformatted_20_Text">ぐッ……。</text:p>
      <text:p text:style-name="Preformatted_20_Text">Gg.......</text:p>
      <text:p text:style-name="Preformatted_20_Text">#クロ</text:p>
      <text:p text:style-name="Preformatted_20_Text">またれい、ライザ殿。</text:p>
      <text:p text:style-name="Preformatted_20_Text">See you later, Ryza-dono.</text:p>
      <text:p text:style-name="Preformatted_20_Text">#ライザ</text:p>
      <text:p text:style-name="Preformatted_20_Text">てっ、てめえ……。</text:p>
      <text:p text:style-name="Preformatted_20_Text">私を殺すのか……。</text:p>
      <text:p text:style-name="Preformatted_20_Text">Teh, you .......</text:p>
      <text:p text:style-name="Preformatted_20_Text">You're going to kill me. ......</text:p>
      <text:p text:style-name="Preformatted_20_Text">#クロ</text:p>
      <text:p text:style-name="Preformatted_20_Text">……お覚悟なされませ。</text:p>
      <text:p text:style-name="Preformatted_20_Text">Prepare yourself, .......</text:p>
      <text:p text:style-name="Preformatted_20_Text">[cn]</text:p>
      <text:p text:style-name="Preformatted_20_Text">クロに躊躇はなかった。</text:p>
      <text:p text:style-name="Preformatted_20_Text">彼愛用の銃がライザに向けられ、</text:p>
      <text:p text:style-name="Preformatted_20_Text">そして引き金が引かれた。</text:p>
      <text:p text:style-name="Preformatted_20_Text">Kuro had no hesitation.</text:p>
      <text:p text:style-name="Preformatted_20_Text">His gun was pointed at Ryza.</text:p>
      <text:p text:style-name="Preformatted_20_Text">And the trigger was pulled.</text:p>
      <text:p text:style-name="Preformatted_20_Text">#ニア</text:p>
      <text:p text:style-name="Preformatted_20_Text">ライザっ！！</text:p>
      <text:p text:style-name="Preformatted_20_Text">Ryza!</text:p>
      <text:p text:style-name="Preformatted_20_Text">[cn]</text:p>
      <text:p text:style-name="Preformatted_20_Text"><text:soft-page-break/>その瞬間、ニアが飛び出して来てライザの上に覆いかぶさった。</text:p>
      <text:p text:style-name="Preformatted_20_Text">大きな破裂音と共にニアの胴体から鮮血が飛び散った</text:p>
      <text:p text:style-name="Preformatted_20_Text">At that moment, Nia jumped out and covered Ryza.</text:p>
      <text:p text:style-name="Preformatted_20_Text">With a loud popping sound, fresh blood splattered from Nia's torso.</text:p>
      <text:p text:style-name="Preformatted_20_Text">#ニア</text:p>
      <text:p text:style-name="Preformatted_20_Text">あっ……が……。</text:p>
      <text:p text:style-name="Preformatted_20_Text">Oh ...... is .......</text:p>
      <text:p text:style-name="Preformatted_20_Text">#ライザ</text:p>
      <text:p text:style-name="Preformatted_20_Text">ニア！！！！</text:p>
      <text:p text:style-name="Preformatted_20_Text">Nia！！！！</text:p>
      <text:p text:style-name="Preformatted_20_Text">#クロ</text:p>
      <text:p text:style-name="Preformatted_20_Text">ぬっ！！</text:p>
      <text:p text:style-name="Preformatted_20_Text">Nuh!!!</text:p>
      <text:p text:style-name="Preformatted_20_Text">[cn]</text:p>
      <text:p text:style-name="Preformatted_20_Text">クロは一瞬驚いたが、すぐに銃口を構え直し２発３発と立て続けに発砲した。</text:p>
      <text:p text:style-name="Preformatted_20_Text">しかし、その一瞬のうちにライザはニアを抱えて飛びのき、背後のがけから飛び降りた。</text:p>
      <text:p text:style-name="Preformatted_20_Text">Kuro was startled for a moment, but quickly readied his muzzle and fired two or three shots in rapid succession.</text:p>
      <text:p text:style-name="Preformatted_20_Text">But in that instant, Ryza jumped away with Nia in her arms and leapt off the cliff behind her.</text:p>
      <text:p text:style-name="Preformatted_20_Text">#クロ</text:p>
      <text:p text:style-name="Preformatted_20_Text">逃がさん！</text:p>
      <text:p text:style-name="Preformatted_20_Text">I won't let you get away!</text:p>
      <text:p text:style-name="Preformatted_20_Text">[cn]</text:p>
      <text:p text:style-name="Preformatted_20_Text">クロは追撃をかけた。</text:p>
      <text:p text:style-name="Preformatted_20_Text">しかし、がけの下を覗いた時にはすでに彼女らの姿はなかった。</text:p>
      <text:p text:style-name="Preformatted_20_Text">Kuro gave chase.</text:p>
      <text:p text:style-name="Preformatted_20_Text">But when he looked under the cliff, the girls were already gone.</text:p>
      <text:p text:style-name="Preformatted_20_Text">#クロ</text:p>
      <text:p text:style-name="Preformatted_20_Text">しまった……、取り逃がしたか。</text:p>
      <text:p text:style-name="Preformatted_20_Text">Oh shit ......, I must have missed them.</text:p>
      <text:p text:style-name="Preformatted_20_Text">[cn]</text:p>
      <text:p text:style-name="Preformatted_20_Text">アリスの館。</text:p>
      <text:p text:style-name="Preformatted_20_Text">アリスの部屋でアリスとヴェロニカは、ソファに並んで座っている。</text:p>
      <text:p text:style-name="Preformatted_20_Text">Alice's mansion.</text:p>
      <text:p text:style-name="Preformatted_20_Text">Alice and Veronica are sitting side by side on the sofa in Alice's room.</text:p>
      <text:p text:style-name="Preformatted_20_Text">#ヴェロニカ</text:p>
      <text:p text:style-name="Preformatted_20_Text">アリス……、助けてくれてありがとう。</text:p>
      <text:p text:style-name="Preformatted_20_Text">Alice ......, thanks for saving me.</text:p>
      <text:p text:style-name="Preformatted_20_Text">#アリス</text:p>
      <text:p text:style-name="Preformatted_20_Text">どうして言わなかったんだよ……</text:p>
      <text:p text:style-name="Preformatted_20_Text">お前が、あの時のヴェロニカだったなんて。</text:p>
      <text:p text:style-name="Preformatted_20_Text">Why didn't you tell me ......</text:p>
      <text:p text:style-name="Preformatted_20_Text">I can't believe you were Veronica back then.</text:p>
      <text:p text:style-name="Preformatted_20_Text">#ヴェロニカ</text:p>
      <text:p text:style-name="Preformatted_20_Text">すみません……てっきり忘れているものだと。</text:p>
      <text:p text:style-name="Preformatted_20_Text">あれ以来あっていませんでしたから。</text:p>
      <text:p text:style-name="Preformatted_20_Text">I'm sorry ...... I thought you had forgotten about me.</text:p>
      <text:p text:style-name="Preformatted_20_Text">I haven't seen you since then.</text:p>
      <text:p text:style-name="Preformatted_20_Text">#アリス</text:p>
      <text:p text:style-name="Preformatted_20_Text">忘れるもんか！</text:p>
      <text:p text:style-name="Preformatted_20_Text">私は……私は、ヴェロニカみたいな魔女になりたくて</text:p>
      <text:p text:style-name="Preformatted_20_Text">……ここまで来たんだ。</text:p>
      <text:p text:style-name="Preformatted_20_Text">I never forget!</text:p>
      <text:p text:style-name="Preformatted_20_Text">I ...... wanted to be a witch like Veronica.</text:p>
      <text:p text:style-name="Preformatted_20_Text">......I've come this far.</text:p>
      <text:p text:style-name="Preformatted_20_Text">#ヴェロニカ</text:p>
      <text:p text:style-name="Preformatted_20_Text">アリス…………。</text:p>
      <text:p text:style-name="Preformatted_20_Text">Alice.............</text:p>
      <text:p text:style-name="Preformatted_20_Text">#アリス</text:p>
      <text:p text:style-name="Preformatted_20_Text">ヴェロニカ……、お前、もういなくなったりするなよな。</text:p>
      <text:p text:style-name="Preformatted_20_Text">Veronica......, you're not going away, are you?</text:p>
      <text:p text:style-name="Preformatted_20_Text">#ヴェロニカ</text:p>
      <text:p text:style-name="Preformatted_20_Text">ええ……</text:p>
      <text:p text:style-name="Preformatted_20_Text">これからは、あなたのそばにいるわ。</text:p>
      <text:p text:style-name="Preformatted_20_Text"><text:soft-page-break/>あの時……サーカスであなたの言葉を信じなかったこと、</text:p>
      <text:p text:style-name="Preformatted_20_Text">ずっと後悔していたわ。</text:p>
      <text:p text:style-name="Preformatted_20_Text">本当にごめんなさい。</text:p>
      <text:p text:style-name="Preformatted_20_Text">…………大きくなりましたね、アリス。</text:p>
      <text:p text:style-name="Preformatted_20_Text">Yeah......</text:p>
      <text:p text:style-name="Preformatted_20_Text">From now on, I'll stay by your side.</text:p>
      <text:p text:style-name="Preformatted_20_Text">I've always regretted that I didn't believe you back then at the ...... circus.</text:p>
      <text:p text:style-name="Preformatted_20_Text">I've regretted it for a long time.</text:p>
      <text:p text:style-name="Preformatted_20_Text">I am so sorry.</text:p>
      <text:p text:style-name="Preformatted_20_Text">............ You've grown up, Alice.</text:p>
      <text:p text:style-name="Preformatted_20_Text">[cn]</text:p>
      <text:p text:style-name="Preformatted_20_Text">ヴェロニカはそっと、アリスを抱きしめた。</text:p>
      <text:p text:style-name="Preformatted_20_Text">Veronica gently hugs Alice.</text:p>
      <text:p text:style-name="Preformatted_20_Text">#アリス</text:p>
      <text:p text:style-name="Preformatted_20_Text">ヴェロニカ……</text:p>
      <text:p text:style-name="Preformatted_20_Text">私、この世界を統一して、大魔女になるんだ。</text:p>
      <text:p text:style-name="Preformatted_20_Text">Veronica......</text:p>
      <text:p text:style-name="Preformatted_20_Text">I'm going to unite this world and become a great witch.</text:p>
      <text:p text:style-name="Preformatted_20_Text">#ヴェロニカ</text:p>
      <text:p text:style-name="Preformatted_20_Text">ええ……。</text:p>
      <text:p text:style-name="Preformatted_20_Text">Yes.......</text:p>
      <text:p text:style-name="Preformatted_20_Text">#アリス</text:p>
      <text:p text:style-name="Preformatted_20_Text">それで、ヴェロニカにたくさん魔法教えてもらって…</text:p>
      <text:p text:style-name="Preformatted_20_Text">それで、えっと……。</text:p>
      <text:p text:style-name="Preformatted_20_Text">So, Veronica taught me a lot of magic...</text:p>
      <text:p text:style-name="Preformatted_20_Text">So, um, .......</text:p>
      <text:p text:style-name="Preformatted_20_Text">#ヴェロニカ</text:p>
      <text:p text:style-name="Preformatted_20_Text">ええ……。</text:p>
      <text:p text:style-name="Preformatted_20_Text">Yeah. .......</text:p>
      <text:p text:style-name="Preformatted_20_Text">#アリス</text:p>
      <text:p text:style-name="Preformatted_20_Text">ヴェロニカ……。</text:p>
      <text:p text:style-name="Preformatted_20_Text">ふふ……。</text:p>
      <text:p text:style-name="Preformatted_20_Text">Veronica.......</text:p>
      <text:p text:style-name="Preformatted_20_Text">Huh .......</text:p>
      <text:p text:style-name="Preformatted_20_Text">[cn]</text:p>
      <text:p text:style-name="Preformatted_20_Text">アリスは嬉しそうにほほを緩め、</text:p>
      <text:p text:style-name="Preformatted_20_Text">きゅっとヴェロニカのスカートの裾を握りしめた。</text:p>
      <text:p text:style-name="Preformatted_20_Text">Alice's cheeks relaxed happily and she squeezed the hem of Veronica's skirt.</text:p>
      <text:p text:style-name="Preformatted_20_Text">She squeezed the hem of Veronica's skirt.</text:p>
      <text:p text:style-name="Preformatted_20_Text"/>
      <text:p text:style-name="Preformatted_20_Text">C:\Users\James Phillips\Desktop\Games\WargameAliceGit\MinimizedScenarios\min_s0850.txt</text:p>
      <text:p text:style-name="Preformatted_20_Text">ヴェロニカ宮。</text:p>
      <text:p text:style-name="Preformatted_20_Text">Veronica Palace.</text:p>
      <text:p text:style-name="Preformatted_20_Text">#ライザ</text:p>
      <text:p text:style-name="Preformatted_20_Text">ニア！　</text:p>
      <text:p text:style-name="Preformatted_20_Text">ニアぁ！！！</text:p>
      <text:p text:style-name="Preformatted_20_Text">おいっ、</text:p>
      <text:p text:style-name="Preformatted_20_Text">しっかりしろぉ！！</text:p>
      <text:p text:style-name="Preformatted_20_Text">Nia!　</text:p>
      <text:p text:style-name="Preformatted_20_Text">Nia!</text:p>
      <text:p text:style-name="Preformatted_20_Text">Hey!</text:p>
      <text:p text:style-name="Preformatted_20_Text">Stay with me!</text:p>
      <text:p text:style-name="Preformatted_20_Text">[cn]</text:p>
      <text:p text:style-name="Preformatted_20_Text">何とかヴェロニカ宮まで帰り着いたライザたちだったが、</text:p>
      <text:p text:style-name="Preformatted_20_Text">ニアはすでに虫の息だった。</text:p>
      <text:p text:style-name="Preformatted_20_Text">Ryza and her friends managed to make it back to Veronica's palace.</text:p>
      <text:p text:style-name="Preformatted_20_Text">But Nia was already dying.</text:p>
      <text:p text:style-name="Preformatted_20_Text">#ニア</text:p>
      <text:p text:style-name="Preformatted_20_Text">あ……ぁ……。</text:p>
      <text:p text:style-name="Preformatted_20_Text">Oh, ......oh .......</text:p>
      <text:p text:style-name="Preformatted_20_Text">[cn]</text:p>
      <text:p text:style-name="Preformatted_20_Text">びくびくと、弱々しいけいれんを繰り返すニア。</text:p>
      <text:p text:style-name="Preformatted_20_Text">もう助からないということは、の目からも明らかだった。</text:p>
      <text:p text:style-name="Preformatted_20_Text"><text:soft-page-break/>Nia was scared, and she was repeatedly convulsing weakly.</text:p>
      <text:p text:style-name="Preformatted_20_Text">It was clear to her that she would not survive.</text:p>
      <text:p text:style-name="Preformatted_20_Text">#ライザ</text:p>
      <text:p text:style-name="Preformatted_20_Text">ニア……畜生ぉ……。</text:p>
      <text:p text:style-name="Preformatted_20_Text">大丈夫だ！　大丈夫……</text:p>
      <text:p text:style-name="Preformatted_20_Text">私がきっと助けてやるからな！</text:p>
      <text:p text:style-name="Preformatted_20_Text">ニア……ニア！！</text:p>
      <text:p text:style-name="Preformatted_20_Text">Nia...... Damn it!</text:p>
      <text:p text:style-name="Preformatted_20_Text">It's okay!　It's okay ......</text:p>
      <text:p text:style-name="Preformatted_20_Text">I'll save you, I promise!</text:p>
      <text:p text:style-name="Preformatted_20_Text">Nia...... Nia!!!</text:p>
      <text:p text:style-name="Preformatted_20_Text">[cn]</text:p>
      <text:p text:style-name="Preformatted_20_Text">ニアはそれからすぐに事切れた。</text:p>
      <text:p text:style-name="Preformatted_20_Text">ライザのニアを呼ぶ声がいつまでも宮殿の中に響いていた。</text:p>
      <text:p text:style-name="Preformatted_20_Text">Nia then quickly ran out of things.</text:p>
      <text:p text:style-name="Preformatted_20_Text">Ryza's voice calling for Nia echoed through the palace forever.</text:p>
      <text:p text:style-name="Preformatted_20_Text"/>
      <text:p text:style-name="Preformatted_20_Text">C:\Users\James Phillips\Desktop\Games\WargameAliceGit\MinimizedScenarios\min_s0851.txt</text:p>
      <text:p text:style-name="Preformatted_20_Text">ヴェロニカ宮。</text:p>
      <text:p text:style-name="Preformatted_20_Text">Veronica Palace.</text:p>
      <text:p text:style-name="Preformatted_20_Text">#ライザ</text:p>
      <text:p text:style-name="Preformatted_20_Text">沼ミミズ１０匹、アイアンゴーレムの瞳２個、</text:p>
      <text:p text:style-name="Preformatted_20_Text">大きなポンプ草、白色骨石3キログラム、音無草、賢者の石……。</text:p>
      <text:p text:style-name="Preformatted_20_Text">それと、魔女の心臓。</text:p>
      <text:p text:style-name="Preformatted_20_Text">10 swamp worms, 2 iron golem eyes,.</text:p>
      <text:p text:style-name="Preformatted_20_Text">large pump grass, 3 kilograms of white bone stone, soundless grass, and a Philosopher's stone. ......</text:p>
      <text:p text:style-name="Preformatted_20_Text">And a witch's heart.</text:p>
      <text:p text:style-name="Preformatted_20_Text">[cn]</text:p>
      <text:p text:style-name="Preformatted_20_Text">ヴェロニカ宮の謁見の間には何やら怪しげな魔方陣が描かれていた。</text:p>
      <text:p text:style-name="Preformatted_20_Text">In the audience chamber of Veronica Palace, there was some kind of mysterious magic circle painted.</text:p>
      <text:p text:style-name="Preformatted_20_Text">#ライザ</text:p>
      <text:p text:style-name="Preformatted_20_Text">かたきは、打ってやるからな……ニア。</text:p>
      <text:p text:style-name="Preformatted_20_Text">Kataki, I'm going to hit you. ...... Nia.</text:p>
      <text:p text:style-name="Preformatted_20_Text">[cn]</text:p>
      <text:p text:style-name="Preformatted_20_Text">ライザはそうつぶやき、自らの心臓に腕を差し込んだ</text:p>
      <text:p text:style-name="Preformatted_20_Text">Ryza murmured and inserted her arm into her own heart.</text:p>
      <text:p text:style-name="Preformatted_20_Text">#ライザ</text:p>
      <text:p text:style-name="Preformatted_20_Text">ぐっ！！</text:p>
      <text:p text:style-name="Preformatted_20_Text">……う、ううう……あああああああっ！！！！</text:p>
      <text:p text:style-name="Preformatted_20_Text">魔女の心臓二個分だ……</text:p>
      <text:p text:style-name="Preformatted_20_Text">受け取れ……畜生。 ……ぐっ。</text:p>
      <text:p text:style-name="Preformatted_20_Text">Ggh!!!</text:p>
      <text:p text:style-name="Preformatted_20_Text">......Ughhhhhhhhhhhhhhhhhhhhhhhhhhhhhhhhhhhhhhhhhhhhhhhhhhhhhhhhhhhhhhhhhhhhhhhhhhhhhh ！！！！</text:p>
      <text:p text:style-name="Preformatted_20_Text">Two witch's hearts. ......</text:p>
      <text:p text:style-name="Preformatted_20_Text">Take it. ...... Damn it. ...... Ggh.</text:p>
      <text:p text:style-name="Preformatted_20_Text">[cn]</text:p>
      <text:p text:style-name="Preformatted_20_Text">ライザは心臓を完全に引きちぎり、その場で息絶えた</text:p>
      <text:p text:style-name="Preformatted_20_Text">と、同時に魔方陣が脈動し、</text:p>
      <text:p text:style-name="Preformatted_20_Text">ヴェロニカ宮をまばゆいばかりの光が包み込んだ……</text:p>
      <text:p text:style-name="Preformatted_20_Text">Ryza ripped the heart out completely and died on the spot</text:p>
      <text:p text:style-name="Preformatted_20_Text">And at the same time, the magic circle pulsed and</text:p>
      <text:p text:style-name="Preformatted_20_Text">A blinding light enveloped Veronica's palace ......</text:p>
      <text:p text:style-name="Preformatted_20_Text"/>
      <text:p text:style-name="Preformatted_20_Text">C:\Users\James Phillips\Desktop\Games\WargameAliceGit\MinimizedScenarios\min_s0852.txt</text:p>
      <text:p text:style-name="Preformatted_20_Text">#アリス</text:p>
      <text:p text:style-name="Preformatted_20_Text">いよいよだな……。</text:p>
      <text:p text:style-name="Preformatted_20_Text">It's finally time. ......</text:p>
      <text:p text:style-name="Preformatted_20_Text">#ヴェロニカ</text:p>
      <text:p text:style-name="Preformatted_20_Text">アリス、気を付けて。</text:p>
      <text:p text:style-name="Preformatted_20_Text">ライザのことですから、何をしてくるかわからないわ……。</text:p>
      <text:p text:style-name="Preformatted_20_Text">Alice, be careful.</text:p>
      <text:p text:style-name="Preformatted_20_Text">It's Ryza, you never know what she'll do. ......</text:p>
      <text:p text:style-name="Preformatted_20_Text">#アリス</text:p>
      <text:p text:style-name="Preformatted_20_Text"><text:soft-page-break/>ああ……わかってる。</text:p>
      <text:p text:style-name="Preformatted_20_Text">さあ、行くぞ。</text:p>
      <text:p text:style-name="Preformatted_20_Text">Yeah ...... I know.</text:p>
      <text:p text:style-name="Preformatted_20_Text">Here we go.</text:p>
      <text:p text:style-name="Preformatted_20_Text">[cn]</text:p>
      <text:p text:style-name="Preformatted_20_Text">アリスは勢いよく謁見の間へ続く扉を開いた。</text:p>
      <text:p text:style-name="Preformatted_20_Text">Alice vigorously opens the door leading to the audience chamber.</text:p>
      <text:p text:style-name="Preformatted_20_Text">#？？？</text:p>
      <text:p text:style-name="Preformatted_20_Text">ぐばあああああぁああぁぁあああぁぁあ！！！！</text:p>
      <text:p text:style-name="Preformatted_20_Text">Gbaaaaaaaaaaaaaaaaaaaaaaaaaaaaaaaaaaaaaaaaaaaaaaaaaaaaaaaaaaaaaaaaaaaaaaaaaaaaaaaaaaaaaaaaaaaaaaaaaa！！！！</text:p>
      <text:p text:style-name="Preformatted_20_Text">[cn]</text:p>
      <text:p text:style-name="Preformatted_20_Text">この世の物とは思えない異形の生物の咆哮が、アリスたちを襲った。</text:p>
      <text:p text:style-name="Preformatted_20_Text">The roar of an oddly shaped creature that didn't seem out of this world struck Alice and the others.</text:p>
      <text:p text:style-name="Preformatted_20_Text">#アリス</text:p>
      <text:p text:style-name="Preformatted_20_Text">があっ！！</text:p>
      <text:p text:style-name="Preformatted_20_Text">Gah!!!</text:p>
      <text:p text:style-name="Preformatted_20_Text">[cn]</text:p>
      <text:p text:style-name="Preformatted_20_Text">アリスは反対側の壁にたたきつけられ、</text:p>
      <text:p text:style-name="Preformatted_20_Text">ヴェロニカはその場に這いつくばるほかなかった。</text:p>
      <text:p text:style-name="Preformatted_20_Text">Alice was knocked against the opposite wall.</text:p>
      <text:p text:style-name="Preformatted_20_Text">Veronica had no choice but to crawl to the spot.</text:p>
      <text:p text:style-name="Preformatted_20_Text">#？？？</text:p>
      <text:p text:style-name="Preformatted_20_Text">ギイヒヒヒヒヒ……、いい気分だぜえ……</text:p>
      <text:p text:style-name="Preformatted_20_Text">Giiiiiiiiiiiiiiiiiiiiiiiiiiiiiiiiiiiiiiiiiiiiiiiiiiiiiiiiiiiiiiiiiiiiiiiiiiiiiiiiiiiiiiiiiiiiiiiiiiiiiiiiiiiiiiiiiiiii, I feel good ......</text:p>
      <text:p text:style-name="Preformatted_20_Text">#ヴェロニカ</text:p>
      <text:p text:style-name="Preformatted_20_Text">その声……、ライザとニア！！</text:p>
      <text:p text:style-name="Preformatted_20_Text">That voice......, Ryza and Nia!!!</text:p>
      <text:p text:style-name="Preformatted_20_Text">#アリス</text:p>
      <text:p text:style-name="Preformatted_20_Text">なっ！？</text:p>
      <text:p text:style-name="Preformatted_20_Text">おい、ヴェロニカ！　それはいったいどういう……。</text:p>
      <text:p text:style-name="Preformatted_20_Text">Huh!</text:p>
      <text:p text:style-name="Preformatted_20_Text">Hey, Veronica!　What the hell is that .......</text:p>
      <text:p text:style-name="Preformatted_20_Text">#大魔女ライザニア</text:p>
      <text:p text:style-name="Preformatted_20_Text">ギイヒヒヒヒヒヒヒ！！</text:p>
      <text:p text:style-name="Preformatted_20_Text">そうさ！ 俺様はホムンクルス！！</text:p>
      <text:p text:style-name="Preformatted_20_Text">大魔女ライザニア様だ！！</text:p>
      <text:p text:style-name="Preformatted_20_Text">ギイヒヒヒヒヒヒ……。</text:p>
      <text:p text:style-name="Preformatted_20_Text"/>
      <text:p text:style-name="Preformatted_20_Text">Yeah! I am a homunculus!</text:p>
      <text:p text:style-name="Preformatted_20_Text">I am the Great Witch Lysania!</text:p>
      <text:p text:style-name="Preformatted_20_Text">Giiiiiiiiiiiiiiiiiiiiiiiiiiiiiiiiiiiiiiiiiiiiiii. .......</text:p>
      <text:p text:style-name="Preformatted_20_Text">#アリス</text:p>
      <text:p text:style-name="Preformatted_20_Text">大魔女……ライザニア。</text:p>
      <text:p text:style-name="Preformatted_20_Text">嘘だろ……なんてでかさだ……。</text:p>
      <text:p text:style-name="Preformatted_20_Text">The Great Witch ...... Ryzaania.</text:p>
      <text:p text:style-name="Preformatted_20_Text">No way...... what a big .......</text:p>
      <text:p text:style-name="Preformatted_20_Text">#ヴェロニカ</text:p>
      <text:p text:style-name="Preformatted_20_Text">魔女の心臓を……二個使ったのね。</text:p>
      <text:p text:style-name="Preformatted_20_Text">そうじゃなきゃ、こんなめちゃくちゃなこと出来っこないわ……！</text:p>
      <text:p text:style-name="Preformatted_20_Text">ライザ！　ニア！</text:p>
      <text:p text:style-name="Preformatted_20_Text">あなたたち、こんな無茶苦茶な魔法で肉体がもつと思っているの！！</text:p>
      <text:p text:style-name="Preformatted_20_Text">すぐに崩壊して死んでしまうわよ！！</text:p>
      <text:p text:style-name="Preformatted_20_Text">You used two witch's hearts .......</text:p>
      <text:p text:style-name="Preformatted_20_Text">Otherwise, there's no way you could have pulled off something this fucked up......!</text:p>
      <text:p text:style-name="Preformatted_20_Text">Ryza!　Nia!</text:p>
      <text:p text:style-name="Preformatted_20_Text">You people think your bodies will last with this absurd magic!</text:p>
      <text:p text:style-name="Preformatted_20_Text">You will collapse and die soon!</text:p>
      <text:p text:style-name="Preformatted_20_Text">#大魔女ライザニア</text:p>
      <text:p text:style-name="Preformatted_20_Text">ギイヒヒヒヒヒヒ……！</text:p>
      <text:p text:style-name="Preformatted_20_Text">構わねえ。</text:p>
      <text:p text:style-name="Preformatted_20_Text">俺様はニアを殺したお前たちに復しゅうできればいいんだからなァ！！</text:p>
      <text:p text:style-name="Preformatted_20_Text">Giiiiiiiiiiiiiiiiiiiiiiiiiiiiiiiiiiiiiiiiiiiiiiiiiiiiiiiiiiiiiiiiiiiii......!</text:p>
      <text:p text:style-name="Preformatted_20_Text">I don't care.</text:p>
      <text:p text:style-name="Preformatted_20_Text"><text:soft-page-break/>All I want is to get back at you for killing Nia!!!!</text:p>
      <text:p text:style-name="Preformatted_20_Text">#アリス</text:p>
      <text:p text:style-name="Preformatted_20_Text">ちっ！！ 来るぞっ！！</text:p>
      <text:p text:style-name="Preformatted_20_Text">全員構えろっっ！！</text:p>
      <text:p text:style-name="Preformatted_20_Text">Shit! Here they come!</text:p>
      <text:p text:style-name="Preformatted_20_Text">Everybody get ready!</text:p>
      <text:p text:style-name="Preformatted_20_Text"/>
      <text:p text:style-name="Preformatted_20_Text">C:\Users\James Phillips\Desktop\Games\WargameAliceGit\MinimizedScenarios\min_s0854.txt</text:p>
      <text:p text:style-name="Preformatted_20_Text">#ライザ</text:p>
      <text:p text:style-name="Preformatted_20_Text">キヒヒッ！！</text:p>
      <text:p text:style-name="Preformatted_20_Text">びっくりさせやがって。 たいした事ねえじゃんか。</text:p>
      <text:p text:style-name="Preformatted_20_Text">Kihihihi!!!</text:p>
      <text:p text:style-name="Preformatted_20_Text">You scared me. It's not much, is it?</text:p>
      <text:p text:style-name="Preformatted_20_Text">#アリス</text:p>
      <text:p text:style-name="Preformatted_20_Text">畜……生……。</text:p>
      <text:p text:style-name="Preformatted_20_Text">Livestock ...... live .......</text:p>
      <text:p text:style-name="Preformatted_20_Text">#ライザ</text:p>
      <text:p text:style-name="Preformatted_20_Text">オイ！　やっちまえ。</text:p>
      <text:p text:style-name="Preformatted_20_Text">Hey!　Get it over with.</text:p>
      <text:p text:style-name="Preformatted_20_Text">#アリス</text:p>
      <text:p text:style-name="Preformatted_20_Text">や……めろ……。</text:p>
      <text:p text:style-name="Preformatted_20_Text">Ya...... meero.......</text:p>
      <text:p text:style-name="Preformatted_20_Text">#ヴェロニカ</text:p>
      <text:p text:style-name="Preformatted_20_Text">…………。</text:p>
      <text:p text:style-name="Preformatted_20_Text">.............</text:p>
      <text:p text:style-name="Preformatted_20_Text">#アリス</text:p>
      <text:p text:style-name="Preformatted_20_Text">やめろっ……。</text:p>
      <text:p text:style-name="Preformatted_20_Text">Stop it. .......</text:p>
      <text:p text:style-name="Preformatted_20_Text">#ライザ</text:p>
      <text:p text:style-name="Preformatted_20_Text">キヒヒッ！！</text:p>
      <text:p text:style-name="Preformatted_20_Text">Kihihihi!!!</text:p>
      <text:p text:style-name="Preformatted_20_Text">#ヴェロニカ</text:p>
      <text:p text:style-name="Preformatted_20_Text">アリス……ごめんなさい。</text:p>
      <text:p text:style-name="Preformatted_20_Text">Alice...... sorry.</text:p>
      <text:p text:style-name="Preformatted_20_Text">#アリス</text:p>
      <text:p text:style-name="Preformatted_20_Text">やめろおおおおおおおーーーーー！！！！</text:p>
      <text:p text:style-name="Preformatted_20_Text"/>
      <text:p text:style-name="Preformatted_20_Text">[cn]</text:p>
      <text:p text:style-name="Preformatted_20_Text">ギロチンの刃が落とされた。</text:p>
      <text:p text:style-name="Preformatted_20_Text">アリスの叫びもむなしく、</text:p>
      <text:p text:style-name="Preformatted_20_Text">ヴェロニカの首が胴から切り離された……。</text:p>
      <text:p text:style-name="Preformatted_20_Text">The guillotine blade was dropped.</text:p>
      <text:p text:style-name="Preformatted_20_Text">Alice's screams were in vain.</text:p>
      <text:p text:style-name="Preformatted_20_Text">Veronica's head was severed from her torso. ......</text:p>
      <text:p text:style-name="Preformatted_20_Text">#アリス</text:p>
      <text:p text:style-name="Preformatted_20_Text">あ……あ……。</text:p>
      <text:p text:style-name="Preformatted_20_Text">……………。</text:p>
      <text:p text:style-name="Preformatted_20_Text">ああああああああぁあぁあぁぁああーーーー！！！！</text:p>
      <text:p text:style-name="Preformatted_20_Text">Oh ...... oh .......</text:p>
      <text:p text:style-name="Preformatted_20_Text">................</text:p>
      <text:p text:style-name="Preformatted_20_Text">Ohhhhhhhhhhhhhhhhhhhhhhhhhhhhhh！！！！</text:p>
      <text:p text:style-name="Preformatted_20_Text">#エリ</text:p>
      <text:p text:style-name="Preformatted_20_Text">ヴェ、ヴェロニカ様……そんな。</text:p>
      <text:p text:style-name="Preformatted_20_Text">Ve, Veronica-sama ...... such.</text:p>
      <text:p text:style-name="Preformatted_20_Text">#シードル</text:p>
      <text:p text:style-name="Preformatted_20_Text">間に合わなかった……。</text:p>
      <text:p text:style-name="Preformatted_20_Text">I didn't make it in time.......</text:p>
      <text:p text:style-name="Preformatted_20_Text">#クロ</text:p>
      <text:p text:style-name="Preformatted_20_Text">ヴェロニカ様……。</text:p>
      <text:p text:style-name="Preformatted_20_Text">Dear Veronica.......</text:p>
      <text:p text:style-name="Preformatted_20_Text">#ライザ</text:p>
      <text:p text:style-name="Preformatted_20_Text">キッ、キヒヒッ！！</text:p>
      <text:p text:style-name="Preformatted_20_Text">キヒヒヒヒヒッ！！！！！！</text:p>
      <text:p text:style-name="Preformatted_20_Text"><text:soft-page-break/>やった、やったぞ！！</text:p>
      <text:p text:style-name="Preformatted_20_Text">ついにヴェロニカを殺してやった！！</text:p>
      <text:p text:style-name="Preformatted_20_Text">殺してやったぞォーーーー！！！！</text:p>
      <text:p text:style-name="Preformatted_20_Text">Kihihihihihihi!!!</text:p>
      <text:p text:style-name="Preformatted_20_Text">Kihihihihihihihihihihihihihihihihihihihihihihihihihihihihihihihihi！！！！！！</text:p>
      <text:p text:style-name="Preformatted_20_Text">I did it, I did it!</text:p>
      <text:p text:style-name="Preformatted_20_Text">I finally killed Veronica!</text:p>
      <text:p text:style-name="Preformatted_20_Text">I killed her!!! ！！！！</text:p>
      <text:p text:style-name="Preformatted_20_Text">[cn]</text:p>
      <text:p text:style-name="Preformatted_20_Text">マジノライン中央をめぐる戦いは、</text:p>
      <text:p text:style-name="Preformatted_20_Text">ヴェロニカの死によって決着がついた。</text:p>
      <text:p text:style-name="Preformatted_20_Text">アリス軍は撤退を余儀なくされ、</text:p>
      <text:p text:style-name="Preformatted_20_Text">マジノラインの端まで兵を後退させた。</text:p>
      <text:p text:style-name="Preformatted_20_Text">The battle for the center of the Maginot Line was</text:p>
      <text:p text:style-name="Preformatted_20_Text">Veronica's death brought an end to the battle for the center of the Maginot Line.</text:p>
      <text:p text:style-name="Preformatted_20_Text">Alice's army was forced to retreat.</text:p>
      <text:p text:style-name="Preformatted_20_Text">The army of Alice was forced to retreat to the edge of the Maginot Line.</text:p>
      <text:p text:style-name="Preformatted_20_Text"/>
      <text:p text:style-name="Preformatted_20_Text">C:\Users\James Phillips\Desktop\Games\WargameAliceGit\MinimizedScenarios\min_s0855.txt</text:p>
      <text:p text:style-name="Preformatted_20_Text">#チシャ</text:p>
      <text:p text:style-name="Preformatted_20_Text">アリス様！</text:p>
      <text:p text:style-name="Preformatted_20_Text">　アリス様ッ！</text:p>
      <text:p text:style-name="Preformatted_20_Text">……だめなんです、いくら話しかけても返事がなくて</text:p>
      <text:p text:style-name="Preformatted_20_Text">Queen Alice!</text:p>
      <text:p text:style-name="Preformatted_20_Text">　Queen Alice!</text:p>
      <text:p text:style-name="Preformatted_20_Text">...... I can't, no matter how much I talk to her, she doesn't answer me.</text:p>
      <text:p text:style-name="Preformatted_20_Text">#エリ</text:p>
      <text:p text:style-name="Preformatted_20_Text">ずっとあこがれていた魔女が</text:p>
      <text:p text:style-name="Preformatted_20_Text">目の前で殺されたんだもの。</text:p>
      <text:p text:style-name="Preformatted_20_Text">当然ショックよね。</text:p>
      <text:p text:style-name="Preformatted_20_Text">The witch I've longed for for so long</text:p>
      <text:p text:style-name="Preformatted_20_Text">Was killed in front of my eyes.</text:p>
      <text:p text:style-name="Preformatted_20_Text">It's shocking, isn't it?</text:p>
      <text:p text:style-name="Preformatted_20_Text">#シードル</text:p>
      <text:p text:style-name="Preformatted_20_Text">エリ様は……悲しくないのですか。</text:p>
      <text:p text:style-name="Preformatted_20_Text">Aren't you sad ......, Eri-sama?</text:p>
      <text:p text:style-name="Preformatted_20_Text">#エリ</text:p>
      <text:p text:style-name="Preformatted_20_Text">バカね……、悲しいに決まってるじゃない。</text:p>
      <text:p text:style-name="Preformatted_20_Text">でも、今はそれ以上にライザをぶち殺してやりたい気分だわ。</text:p>
      <text:p text:style-name="Preformatted_20_Text">あいつ……絶対に許さない。</text:p>
      <text:p text:style-name="Preformatted_20_Text">You idiot ......, of course I'm sad.</text:p>
      <text:p text:style-name="Preformatted_20_Text">But now I want to kill Ryza even more than that.</text:p>
      <text:p text:style-name="Preformatted_20_Text">I'll never forgive that guy .......</text:p>
      <text:p text:style-name="Preformatted_20_Text">#クロ</text:p>
      <text:p text:style-name="Preformatted_20_Text">エリ様……、ひとまずはエリ様が中心で指揮をとり、</text:p>
      <text:p text:style-name="Preformatted_20_Text">アリス様のお帰りを待つしかありません。</text:p>
      <text:p text:style-name="Preformatted_20_Text">Eri-sama,......, for the time being, Eri-sama will take the lead in the center.</text:p>
      <text:p text:style-name="Preformatted_20_Text">We have to wait for Alice-sama's return.</text:p>
      <text:p text:style-name="Preformatted_20_Text">#エリ</text:p>
      <text:p text:style-name="Preformatted_20_Text">ええ、わかったわ……。</text:p>
      <text:p text:style-name="Preformatted_20_Text">アリス！　早く戻ってきなさいよ！！</text:p>
      <text:p text:style-name="Preformatted_20_Text">本当にヴェロニカ様のことを思うならね、</text:p>
      <text:p text:style-name="Preformatted_20_Text">その手でライザを止めなさい！</text:p>
      <text:p text:style-name="Preformatted_20_Text">いいわね、待ってるわよ！！</text:p>
      <text:p text:style-name="Preformatted_20_Text">Yes, I understand. ......</text:p>
      <text:p text:style-name="Preformatted_20_Text">Alice!　Come back soon!</text:p>
      <text:p text:style-name="Preformatted_20_Text">If you really care about Lady Veronica.</text:p>
      <text:p text:style-name="Preformatted_20_Text">Stop Ryza with your hands!</text:p>
      <text:p text:style-name="Preformatted_20_Text">Good, I'll be waiting for you!</text:p>
      <text:p text:style-name="Preformatted_20_Text">#アリス</text:p>
      <text:p text:style-name="Preformatted_20_Text">…………。</text:p>
      <text:p text:style-name="Preformatted_20_Text">.............</text:p>
      <text:p text:style-name="Preformatted_20_Text">[cn]</text:p>
      <text:p text:style-name="Preformatted_20_Text"><text:soft-page-break/>戦線からアリスが離脱し、エリが指揮をとることになった。</text:p>
      <text:p text:style-name="Preformatted_20_Text">Alice has left the front lines and Eli is now in command.</text:p>
      <text:p text:style-name="Preformatted_20_Text"/>
      <text:p text:style-name="Preformatted_20_Text">C:\Users\James Phillips\Desktop\Games\WargameAliceGit\MinimizedScenarios\min_s0856.txt</text:p>
      <text:p text:style-name="Preformatted_20_Text">ヴェロニカ宮。</text:p>
      <text:p text:style-name="Preformatted_20_Text">Veronica Palace.</text:p>
      <text:p text:style-name="Preformatted_20_Text">#ライザ</text:p>
      <text:p text:style-name="Preformatted_20_Text">……おかしい</text:p>
      <text:p text:style-name="Preformatted_20_Text">ヴェロニカを殺したってのに奴ら全然勢いが収まりやがらねえ……。</text:p>
      <text:p text:style-name="Preformatted_20_Text">...... funny</text:p>
      <text:p text:style-name="Preformatted_20_Text">They've killed Veronica, but they're not slowing down at all. ......</text:p>
      <text:p text:style-name="Preformatted_20_Text">#ニア</text:p>
      <text:p text:style-name="Preformatted_20_Text">どうするの、ライザぁー！</text:p>
      <text:p text:style-name="Preformatted_20_Text">What are you going to do, Ryza!</text:p>
      <text:p text:style-name="Preformatted_20_Text">#ライザ</text:p>
      <text:p text:style-name="Preformatted_20_Text">こうなったらもう一回ホムンクルスを作り出すしか……。</text:p>
      <text:p text:style-name="Preformatted_20_Text">We'll just have to create another homunculus. ......</text:p>
      <text:p text:style-name="Preformatted_20_Text">#ニア</text:p>
      <text:p text:style-name="Preformatted_20_Text">そ、そんな材料もうないよ！！</text:p>
      <text:p text:style-name="Preformatted_20_Text">Well, we don't have that kind of material anymore!</text:p>
      <text:p text:style-name="Preformatted_20_Text">#ライザ</text:p>
      <text:p text:style-name="Preformatted_20_Text">ああそうだな……いや？</text:p>
      <text:p text:style-name="Preformatted_20_Text">ニア……あるじゃないか、材料が。</text:p>
      <text:p text:style-name="Preformatted_20_Text">Oh yeah ...... no?</text:p>
      <text:p text:style-name="Preformatted_20_Text">Nia...... you have it, you have the materials.</text:p>
      <text:p text:style-name="Preformatted_20_Text">#ニア</text:p>
      <text:p text:style-name="Preformatted_20_Text">え……？</text:p>
      <text:p text:style-name="Preformatted_20_Text">What ......?</text:p>
      <text:p text:style-name="Preformatted_20_Text">#エリ</text:p>
      <text:p text:style-name="Preformatted_20_Text">ここね……。</text:p>
      <text:p text:style-name="Preformatted_20_Text">Here. ......</text:p>
      <text:p text:style-name="Preformatted_20_Text">[cn]</text:p>
      <text:p text:style-name="Preformatted_20_Text">エリ率いる軍勢がヴェロニカ宮の最深部に到達した。</text:p>
      <text:p text:style-name="Preformatted_20_Text">The army led by Eli has reached the deepest part of Veronica Palace.</text:p>
      <text:p text:style-name="Preformatted_20_Text">#エリ</text:p>
      <text:p text:style-name="Preformatted_20_Text">行くわよ……。</text:p>
      <text:p text:style-name="Preformatted_20_Text">Here we go: .......</text:p>
      <text:p text:style-name="Preformatted_20_Text">[cn]</text:p>
      <text:p text:style-name="Preformatted_20_Text">ゆっくりと扉を開いた。</text:p>
      <text:p text:style-name="Preformatted_20_Text">The door slowly opened.</text:p>
      <text:p text:style-name="Preformatted_20_Text">#クロ</text:p>
      <text:p text:style-name="Preformatted_20_Text">これは……。</text:p>
      <text:p text:style-name="Preformatted_20_Text">This is .......</text:p>
      <text:p text:style-name="Preformatted_20_Text">#エリ</text:p>
      <text:p text:style-name="Preformatted_20_Text">…………！！</text:p>
      <text:p text:style-name="Preformatted_20_Text">............!!!</text:p>
      <text:p text:style-name="Preformatted_20_Text">[cn]</text:p>
      <text:p text:style-name="Preformatted_20_Text">エリの背筋に悪寒が走った。</text:p>
      <text:p text:style-name="Preformatted_20_Text">全身から汗が吹き出し、彼女はとても立っていられなくなり、</text:p>
      <text:p text:style-name="Preformatted_20_Text">その場に崩れ落ちた。</text:p>
      <text:p text:style-name="Preformatted_20_Text">まるで蛇ににらまれたカエルのように、</text:p>
      <text:p text:style-name="Preformatted_20_Text">エリは「それ」を見た瞬間、体の自由をすっかり奪われたのだった。</text:p>
      <text:p text:style-name="Preformatted_20_Text">A chill ran down Eri's spine.</text:p>
      <text:p text:style-name="Preformatted_20_Text">Sweat broke out all over her body, and she couldn't stand very well and</text:p>
      <text:p text:style-name="Preformatted_20_Text">She couldn't stand and collapsed on the spot.</text:p>
      <text:p text:style-name="Preformatted_20_Text">Like a frog being chased by a snake.</text:p>
      <text:p text:style-name="Preformatted_20_Text">The moment she saw "it," she lost all control of her body.</text:p>
      <text:p text:style-name="Preformatted_20_Text">#？？？</text:p>
      <text:p text:style-name="Preformatted_20_Text">…………エリ。</text:p>
      <text:p text:style-name="Preformatted_20_Text">............Eli.</text:p>
      <text:p text:style-name="Preformatted_20_Text">[cn]</text:p>
      <text:p text:style-name="Preformatted_20_Text">異形の生物がエリの名を呼ぶ。聞き覚えのある声だった。</text:p>
      <text:p text:style-name="Preformatted_20_Text">A deformed creature calls Eri's name. It was a familiar voice.</text:p>
      <text:p text:style-name="Preformatted_20_Text"><text:soft-page-break/>#エリ</text:p>
      <text:p text:style-name="Preformatted_20_Text">ヴェロニカ様……。</text:p>
      <text:p text:style-name="Preformatted_20_Text">ヴェロニカ様……！！</text:p>
      <text:p text:style-name="Preformatted_20_Text">Veronica-sama .......</text:p>
      <text:p text:style-name="Preformatted_20_Text">Veronica-sama ......!!!</text:p>
      <text:p text:style-name="Preformatted_20_Text">#？？？</text:p>
      <text:p text:style-name="Preformatted_20_Text">エリ……にげ、な、さ……。</text:p>
      <text:p text:style-name="Preformatted_20_Text">…………。</text:p>
      <text:p text:style-name="Preformatted_20_Text">Eli...... get away, don't, sa .......</text:p>
      <text:p text:style-name="Preformatted_20_Text">.............</text:p>
      <text:p text:style-name="Preformatted_20_Text">#エリ</text:p>
      <text:p text:style-name="Preformatted_20_Text">ヴェロニカ様……？</text:p>
      <text:p text:style-name="Preformatted_20_Text">Veronica-sama ......?</text:p>
      <text:p text:style-name="Preformatted_20_Text">#？？？</text:p>
      <text:p text:style-name="Preformatted_20_Text">ギィヒヒヒヒヒヒッ！！</text:p>
      <text:p text:style-name="Preformatted_20_Text">まだ残っていやがったか……、しぶとい奴め。</text:p>
      <text:p text:style-name="Preformatted_20_Text">Gee whiz whiz whiz whiz!</text:p>
      <text:p text:style-name="Preformatted_20_Text">You're still here, ......, you stubborn bastard.</text:p>
      <text:p text:style-name="Preformatted_20_Text">#エリ</text:p>
      <text:p text:style-name="Preformatted_20_Text">……！！</text:p>
      <text:p text:style-name="Preformatted_20_Text">ライザ、ニア！！</text:p>
      <text:p text:style-name="Preformatted_20_Text">......!</text:p>
      <text:p text:style-name="Preformatted_20_Text">Ryza, Nia!</text:p>
      <text:p text:style-name="Preformatted_20_Text">#？？？</text:p>
      <text:p text:style-name="Preformatted_20_Text">よう、できそこないのホムンクルス。</text:p>
      <text:p text:style-name="Preformatted_20_Text">泣き虫アリスはどうした。</text:p>
      <text:p text:style-name="Preformatted_20_Text">Hey, you half-baked homunculus.</text:p>
      <text:p text:style-name="Preformatted_20_Text">What happened to crybaby Alice?</text:p>
      <text:p text:style-name="Preformatted_20_Text">#エリ</text:p>
      <text:p text:style-name="Preformatted_20_Text">くっ！！</text:p>
      <text:p text:style-name="Preformatted_20_Text">あなたたち、まさか心臓を同時に３つ使ったわね……</text:p>
      <text:p text:style-name="Preformatted_20_Text">Damn!</text:p>
      <text:p text:style-name="Preformatted_20_Text">You guys, I didn't think you used three hearts at the same time. ......</text:p>
      <text:p text:style-name="Preformatted_20_Text">#？？？</text:p>
      <text:p text:style-name="Preformatted_20_Text">そうだ……。</text:p>
      <text:p text:style-name="Preformatted_20_Text">ライザ、ニア、ヴェロニカ。三人の魔女の心臓から私はできた</text:p>
      <text:p text:style-name="Preformatted_20_Text">ライザとニアとヴェロニカだから……さしずめラザニカ。</text:p>
      <text:p text:style-name="Preformatted_20_Text">いや…… 、ヴェライア。</text:p>
      <text:p text:style-name="Preformatted_20_Text">いやいや……、ニアザニカ。</text:p>
      <text:p text:style-name="Preformatted_20_Text">……まあ名前なんてこいつを倒してからゆっくり決めりゃあいいか。</text:p>
      <text:p text:style-name="Preformatted_20_Text">Yes. .......</text:p>
      <text:p text:style-name="Preformatted_20_Text">Ryza, Nia, and Veronica. From the hearts of three witches I was made.</text:p>
      <text:p text:style-name="Preformatted_20_Text">Ryza, Nia, and Veronica, so ......, in other words, Razanika.</text:p>
      <text:p text:style-name="Preformatted_20_Text">No no ...... , Veraiah.</text:p>
      <text:p text:style-name="Preformatted_20_Text">No, no ......, Niazanica.</text:p>
      <text:p text:style-name="Preformatted_20_Text">...... Well, we can decide on a name slowly after we defeat this guy.</text:p>
      <text:p text:style-name="Preformatted_20_Text">#エリ</text:p>
      <text:p text:style-name="Preformatted_20_Text">この……！！</text:p>
      <text:p text:style-name="Preformatted_20_Text">めておいんぱくと！！</text:p>
      <text:p text:style-name="Preformatted_20_Text">You ......!</text:p>
      <text:p text:style-name="Preformatted_20_Text">You're a little bit of a punk!</text:p>
      <text:p text:style-name="Preformatted_20_Text">[cn]</text:p>
      <text:p text:style-name="Preformatted_20_Text">エリの放った流星群が異形の生物に降り注ぐ。</text:p>
      <text:p text:style-name="Preformatted_20_Text">A meteor shower released by Eri falls on the deformed creature.</text:p>
      <text:p text:style-name="Preformatted_20_Text">#名無しの大魔女</text:p>
      <text:p text:style-name="Preformatted_20_Text">……ふん。なるほどな。</text:p>
      <text:p text:style-name="Preformatted_20_Text">キィヒヒヒヒ……。</text:p>
      <text:p text:style-name="Preformatted_20_Text">これがホムンクルスか。 痛くもかゆくもねえ……。</text:p>
      <text:p text:style-name="Preformatted_20_Text">キヒ……キヒヒ。</text:p>
      <text:p text:style-name="Preformatted_20_Text">キヒヒヒ……アハハハハアハッッ！！</text:p>
      <text:p text:style-name="Preformatted_20_Text">...... Hmm. I see.</text:p>
      <text:p text:style-name="Preformatted_20_Text">Kihihihihihihihi .......</text:p>
      <text:p text:style-name="Preformatted_20_Text">So this is a homunculus. It doesn't hurt or itch. ......</text:p>
      <text:p text:style-name="Preformatted_20_Text"><text:soft-page-break/>Kihihihihihihihi.......</text:p>
      <text:p text:style-name="Preformatted_20_Text">Kihihihihihihihi...... ahahahahahahaha!!!</text:p>
      <text:p text:style-name="Preformatted_20_Text">#エリ</text:p>
      <text:p text:style-name="Preformatted_20_Text">うそでしょ……。</text:p>
      <text:p text:style-name="Preformatted_20_Text">Bullshit. ......</text:p>
      <text:p text:style-name="Preformatted_20_Text">#名無しの大魔女</text:p>
      <text:p text:style-name="Preformatted_20_Text">キヒッ……！</text:p>
      <text:p text:style-name="Preformatted_20_Text">どんどん魔力がわいてくる……キヒヒ！</text:p>
      <text:p text:style-name="Preformatted_20_Text">やりすぎちまうかもな……。</text:p>
      <text:p text:style-name="Preformatted_20_Text">Kihihihi......!</text:p>
      <text:p text:style-name="Preformatted_20_Text">I'm getting more and more magical......Kihihihi!</text:p>
      <text:p text:style-name="Preformatted_20_Text">I might overdo it. ......</text:p>
      <text:p text:style-name="Preformatted_20_Text">#エリ</text:p>
      <text:p text:style-name="Preformatted_20_Text">！？</text:p>
      <text:p text:style-name="Preformatted_20_Text">なにか来る……！</text:p>
      <text:p text:style-name="Preformatted_20_Text">What's coming?</text:p>
      <text:p text:style-name="Preformatted_20_Text">Something's coming......!</text:p>
      <text:p text:style-name="Preformatted_20_Text">[cn]</text:p>
      <text:p text:style-name="Preformatted_20_Text">大魔女の頭上にすさまじい魔力の塊が集まり始めた。</text:p>
      <text:p text:style-name="Preformatted_20_Text">圧縮された魔力の塊はまばゆい光を放つ光球となる。</text:p>
      <text:p text:style-name="Preformatted_20_Text">A tremendous mass of magical power begins to gather above the Great Witch's head.</text:p>
      <text:p text:style-name="Preformatted_20_Text">The compressed mass of magical power becomes a ball of light that emits a dazzling light.</text:p>
      <text:p text:style-name="Preformatted_20_Text">#クロ</text:p>
      <text:p text:style-name="Preformatted_20_Text">まずい！　エリ様、退却を！！</text:p>
      <text:p text:style-name="Preformatted_20_Text">Oh no!　Eri-sama, retreat!</text:p>
      <text:p text:style-name="Preformatted_20_Text">#名無しの大魔女</text:p>
      <text:p text:style-name="Preformatted_20_Text">遅いわ！！</text:p>
      <text:p text:style-name="Preformatted_20_Text">You're too late!</text:p>
      <text:p text:style-name="Preformatted_20_Text">[cn]</text:p>
      <text:p text:style-name="Preformatted_20_Text">次の瞬間、大魔女の頭上の光球がはじけ、エリたちに襲い掛かった。</text:p>
      <text:p text:style-name="Preformatted_20_Text">The next moment, a ball of light above the Great Witch's head burst out and attacked Eri and the others.</text:p>
      <text:p text:style-name="Preformatted_20_Text">#エリ</text:p>
      <text:p text:style-name="Preformatted_20_Text">え……。</text:p>
      <text:p text:style-name="Preformatted_20_Text">Eh .......</text:p>
      <text:p text:style-name="Preformatted_20_Text">[cn]</text:p>
      <text:p text:style-name="Preformatted_20_Text">声をあげる暇もなかった。</text:p>
      <text:p text:style-name="Preformatted_20_Text">その場にいたアリス軍は誰一人逃げることを許されることはなく蒸発し、消えた。</text:p>
      <text:p text:style-name="Preformatted_20_Text">アリスの館。</text:p>
      <text:p text:style-name="Preformatted_20_Text">There was no time to raise a voice.</text:p>
      <text:p text:style-name="Preformatted_20_Text">None of the Alice's army present were allowed to escape, but evaporated and vanished.</text:p>
      <text:p text:style-name="Preformatted_20_Text">Alice's house.</text:p>
      <text:p text:style-name="Preformatted_20_Text">#アリス</text:p>
      <text:p text:style-name="Preformatted_20_Text">……クロ、</text:p>
      <text:p text:style-name="Preformatted_20_Text">なあ、クロ。</text:p>
      <text:p text:style-name="Preformatted_20_Text">いないのか……？</text:p>
      <text:p text:style-name="Preformatted_20_Text">チシャ、</text:p>
      <text:p text:style-name="Preformatted_20_Text">メイジー……、</text:p>
      <text:p text:style-name="Preformatted_20_Text">エリ。</text:p>
      <text:p text:style-name="Preformatted_20_Text">……だれか。</text:p>
      <text:p text:style-name="Preformatted_20_Text">……誰もいないのか？</text:p>
      <text:p text:style-name="Preformatted_20_Text">…………。</text:p>
      <text:p text:style-name="Preformatted_20_Text">...... Kuro.</text:p>
      <text:p text:style-name="Preformatted_20_Text">Hey, Kuro.</text:p>
      <text:p text:style-name="Preformatted_20_Text">Are you there ......?</text:p>
      <text:p text:style-name="Preformatted_20_Text">Cheshire.</text:p>
      <text:p text:style-name="Preformatted_20_Text">Maisie,......</text:p>
      <text:p text:style-name="Preformatted_20_Text">Eri.</text:p>
      <text:p text:style-name="Preformatted_20_Text">...... anyone?</text:p>
      <text:p text:style-name="Preformatted_20_Text">Is there anyone on ......?</text:p>
      <text:p text:style-name="Preformatted_20_Text">.............</text:p>
      <text:p text:style-name="Preformatted_20_Text">#チシャ</text:p>
      <text:p text:style-name="Preformatted_20_Text">アリス様……。</text:p>
      <text:p text:style-name="Preformatted_20_Text">Queen Alice. .......</text:p>
      <text:p text:style-name="Preformatted_20_Text"><text:soft-page-break/>#アリス</text:p>
      <text:p text:style-name="Preformatted_20_Text">チシャ……。</text:p>
      <text:p text:style-name="Preformatted_20_Text">Cheshire.......</text:p>
      <text:p text:style-name="Preformatted_20_Text">#チシャ</text:p>
      <text:p text:style-name="Preformatted_20_Text">アリス様！　</text:p>
      <text:p text:style-name="Preformatted_20_Text">ああよかった、起きられたんですね。</text:p>
      <text:p text:style-name="Preformatted_20_Text">Queen Alice!　</text:p>
      <text:p text:style-name="Preformatted_20_Text">Oh thank goodness you're awake.</text:p>
      <text:p text:style-name="Preformatted_20_Text">#アリス</text:p>
      <text:p text:style-name="Preformatted_20_Text">チシャ……クロは？　メイジーは？</text:p>
      <text:p text:style-name="Preformatted_20_Text">みんなどこにいるんだ？</text:p>
      <text:p text:style-name="Preformatted_20_Text">Cheshire...... where's Kuro?　Where's Maisie?</text:p>
      <text:p text:style-name="Preformatted_20_Text">Where is everyone?</text:p>
      <text:p text:style-name="Preformatted_20_Text">#チシャ</text:p>
      <text:p text:style-name="Preformatted_20_Text">……アリス様、それが。</text:p>
      <text:p text:style-name="Preformatted_20_Text">...... Alice, that's it.</text:p>
      <text:p text:style-name="Preformatted_20_Text">[cn]</text:p>
      <text:p text:style-name="Preformatted_20_Text">チシャはアリスにぼろぼろのパイプを差し出した。</text:p>
      <text:p text:style-name="Preformatted_20_Text">Cheshire holds out a tattered pipe to Alice.</text:p>
      <text:p text:style-name="Preformatted_20_Text">#アリス</text:p>
      <text:p text:style-name="Preformatted_20_Text">これ……クロの。</text:p>
      <text:p text:style-name="Preformatted_20_Text">Here ...... is Kuro's.</text:p>
      <text:p text:style-name="Preformatted_20_Text">[cn]</text:p>
      <text:p text:style-name="Preformatted_20_Text">アリスはチシャから、ヴェロニカ宮に異形の化け物が出現したこと、</text:p>
      <text:p text:style-name="Preformatted_20_Text">エリ、クロ、シードルをはじめ、ヴェロニカ宮に突入した味方は全滅、ほとんどが死亡したこと、</text:p>
      <text:p text:style-name="Preformatted_20_Text">なんとか生き延びた兵士が、先ほどこのパイプを届けたことを伝えられた。</text:p>
      <text:p text:style-name="Preformatted_20_Text">Alice learned from Cheshire that a strange monster had appeared in the Veronica Palace.</text:p>
      <text:p text:style-name="Preformatted_20_Text">She learned that Eri, Kuro, Cidre, and the other allies who rushed into the Veronica Palace were annihilated, most of them dead.</text:p>
      <text:p text:style-name="Preformatted_20_Text">The soldier who managed to survive delivered this pipe a few moments ago.</text:p>
      <text:p text:style-name="Preformatted_20_Text">#アリス</text:p>
      <text:p text:style-name="Preformatted_20_Text">……死んだ？</text:p>
      <text:p text:style-name="Preformatted_20_Text">って、おい、何の冗談だよ……。</text:p>
      <text:p text:style-name="Preformatted_20_Text">死ぬわけないだろ……</text:p>
      <text:p text:style-name="Preformatted_20_Text">クロが、あいつらが……。</text:p>
      <text:p text:style-name="Preformatted_20_Text">...... dead?</text:p>
      <text:p text:style-name="Preformatted_20_Text">I mean, come on, what's the joke ......?</text:p>
      <text:p text:style-name="Preformatted_20_Text">You can't die. ......</text:p>
      <text:p text:style-name="Preformatted_20_Text">Kuro, that's them. ......</text:p>
      <text:p text:style-name="Preformatted_20_Text">#チシャ</text:p>
      <text:p text:style-name="Preformatted_20_Text">アリス様……、戻ってきてください。</text:p>
      <text:p text:style-name="Preformatted_20_Text">でないと、このまま僕たちは。</text:p>
      <text:p text:style-name="Preformatted_20_Text">Alice-sama,......, please come back.</text:p>
      <text:p text:style-name="Preformatted_20_Text">Otherwise, we'll just go on like this.</text:p>
      <text:p text:style-name="Preformatted_20_Text">#アリス</text:p>
      <text:p text:style-name="Preformatted_20_Text">…………。</text:p>
      <text:p text:style-name="Preformatted_20_Text">.............</text:p>
      <text:p text:style-name="Preformatted_20_Text">#チシャ</text:p>
      <text:p text:style-name="Preformatted_20_Text">アリス様！！</text:p>
      <text:p text:style-name="Preformatted_20_Text">Queen Alice!!!</text:p>
      <text:p text:style-name="Preformatted_20_Text">#アリス</text:p>
      <text:p text:style-name="Preformatted_20_Text">……わかった、やる。</text:p>
      <text:p text:style-name="Preformatted_20_Text">...... Okay, I'll do it.</text:p>
      <text:p text:style-name="Preformatted_20_Text">#チシャ</text:p>
      <text:p text:style-name="Preformatted_20_Text">アリス様……！</text:p>
      <text:p text:style-name="Preformatted_20_Text">Queen Alice......!</text:p>
      <text:p text:style-name="Preformatted_20_Text">#アリス</text:p>
      <text:p text:style-name="Preformatted_20_Text">……やるよ。</text:p>
      <text:p text:style-name="Preformatted_20_Text">…………。</text:p>
      <text:p text:style-name="Preformatted_20_Text">I'll do it .......</text:p>
      <text:p text:style-name="Preformatted_20_Text">.............</text:p>
      <text:p text:style-name="Preformatted_20_Text">#チシャ</text:p>
      <text:p text:style-name="Preformatted_20_Text">…………アリス様？</text:p>
      <text:p text:style-name="Preformatted_20_Text"><text:soft-page-break/>肉の焦げるにおいと、解けた岩の放つ熱気が充満した宮殿の真ん中にそれは静かにたたずんでいた。</text:p>
      <text:p text:style-name="Preformatted_20_Text">............ Alice?</text:p>
      <text:p text:style-name="Preformatted_20_Text">It stood quietly in the middle of the palace, filled with the smell of burning flesh and the heat emitted by the molten rock.</text:p>
      <text:p text:style-name="Preformatted_20_Text">#アリス</text:p>
      <text:p text:style-name="Preformatted_20_Text">…………。</text:p>
      <text:p text:style-name="Preformatted_20_Text">.............</text:p>
      <text:p text:style-name="Preformatted_20_Text">#名無しの大魔女</text:p>
      <text:p text:style-name="Preformatted_20_Text">泣き虫アリス……ギィヒヒ……</text:p>
      <text:p text:style-name="Preformatted_20_Text">今頃来やがったか。</text:p>
      <text:p text:style-name="Preformatted_20_Text">Cryin' Alice ...... Gee whiz ......</text:p>
      <text:p text:style-name="Preformatted_20_Text">You're here now, aren't you?</text:p>
      <text:p text:style-name="Preformatted_20_Text">#アリス</text:p>
      <text:p text:style-name="Preformatted_20_Text">…………。</text:p>
      <text:p text:style-name="Preformatted_20_Text">.............</text:p>
      <text:p text:style-name="Preformatted_20_Text">#名無しの大魔女</text:p>
      <text:p text:style-name="Preformatted_20_Text">オイ……なんとか言わねえか。泣き虫……</text:p>
      <text:p text:style-name="Preformatted_20_Text">Oi ...... something to say? Crybaby......</text:p>
      <text:p text:style-name="Preformatted_20_Text">#アリス</text:p>
      <text:p text:style-name="Preformatted_20_Text">泣き虫じゃねえ！！</text:p>
      <text:p text:style-name="Preformatted_20_Text">私は……私は華の魔女アリスだ！！</text:p>
      <text:p text:style-name="Preformatted_20_Text">お前みたいなやつに……</text:p>
      <text:p text:style-name="Preformatted_20_Text">……負けるもんか。</text:p>
      <text:p text:style-name="Preformatted_20_Text">I ain't no crybaby!</text:p>
      <text:p text:style-name="Preformatted_20_Text">I'm ...... I'm Alice the Flower Witch!</text:p>
      <text:p text:style-name="Preformatted_20_Text">I won't let a guy like you ......</text:p>
      <text:p text:style-name="Preformatted_20_Text">I won't lose .......</text:p>
      <text:p text:style-name="Preformatted_20_Text">#名無しの大魔女</text:p>
      <text:p text:style-name="Preformatted_20_Text">ふん、口だけならなんとでもいえるぜ……。</text:p>
      <text:p text:style-name="Preformatted_20_Text">かかって来いよ。</text:p>
      <text:p text:style-name="Preformatted_20_Text">Hmm, you can say whatever you want with your mouth .......</text:p>
      <text:p text:style-name="Preformatted_20_Text">Come on.</text:p>
      <text:p text:style-name="Preformatted_20_Text">#アリス</text:p>
      <text:p text:style-name="Preformatted_20_Text">この……！！</text:p>
      <text:p text:style-name="Preformatted_20_Text">破壊光線――――！！！！！</text:p>
      <text:p text:style-name="Preformatted_20_Text">You ......!</text:p>
      <text:p text:style-name="Preformatted_20_Text">Rays of destruction----！！！！！</text:p>
      <text:p text:style-name="Preformatted_20_Text"/>
      <text:p text:style-name="Preformatted_20_Text">C:\Users\James Phillips\Desktop\Games\WargameAliceGit\MinimizedScenarios\min_s0857.txt</text:p>
      <text:p text:style-name="Preformatted_20_Text">#名無しの大魔女</text:p>
      <text:p text:style-name="Preformatted_20_Text">キィヒヒヒヒヒ！！</text:p>
      <text:p text:style-name="Preformatted_20_Text">その程度か、拍子抜けだなぁ……。</text:p>
      <text:p text:style-name="Preformatted_20_Text">Keeheeheehee!!!</text:p>
      <text:p text:style-name="Preformatted_20_Text">That's about right, that's a beat. ......</text:p>
      <text:p text:style-name="Preformatted_20_Text">#アリス</text:p>
      <text:p text:style-name="Preformatted_20_Text">……絶対殺してやる。</text:p>
      <text:p text:style-name="Preformatted_20_Text">次こそ……絶対殺してやる！！</text:p>
      <text:p text:style-name="Preformatted_20_Text">I'll definitely kill .......</text:p>
      <text:p text:style-name="Preformatted_20_Text">Next time ...... I'll definitely kill you!</text:p>
      <text:p text:style-name="Preformatted_20_Text"/>
      <text:p text:style-name="Preformatted_20_Text">C:\Users\James Phillips\Desktop\Games\WargameAliceGit\MinimizedScenarios\min_s0858.txt</text:p>
      <text:p text:style-name="Preformatted_20_Text">#名無しの大魔女</text:p>
      <text:p text:style-name="Preformatted_20_Text">ふん、性懲りもなく現れたな。</text:p>
      <text:p text:style-name="Preformatted_20_Text">何度来たところで同じことだ……。</text:p>
      <text:p text:style-name="Preformatted_20_Text">Hmmm, you've shown up without learning your lesson.</text:p>
      <text:p text:style-name="Preformatted_20_Text">No matter how many times you come back, it's the same thing. ......</text:p>
      <text:p text:style-name="Preformatted_20_Text">#アリス</text:p>
      <text:p text:style-name="Preformatted_20_Text">うるさい！</text:p>
      <text:p text:style-name="Preformatted_20_Text">絶対……、絶対ぶち殺す。</text:p>
      <text:p text:style-name="Preformatted_20_Text">何年かかろうと……絶対！</text:p>
      <text:p text:style-name="Preformatted_20_Text">Shut up!</text:p>
      <text:p text:style-name="Preformatted_20_Text">I'll never ......, I'll never, I'll never, I'll never, I'll never, I'll never kill you.</text:p>
      <text:p text:style-name="Preformatted_20_Text">No matter how many years it takes, ...... I swear!</text:p>
      <text:p text:style-name="Preformatted_20_Text"><text:soft-page-break/></text:p>
      <text:p text:style-name="Preformatted_20_Text">C:\Users\James Phillips\Desktop\Games\WargameAliceGit\MinimizedScenarios\min_s0860.txt</text:p>
      <text:p text:style-name="Preformatted_20_Text">ヴェロニカ宮。</text:p>
      <text:p text:style-name="Preformatted_20_Text">Veronica Palace.</text:p>
      <text:p text:style-name="Preformatted_20_Text">#ライザ</text:p>
      <text:p text:style-name="Preformatted_20_Text">沼ミミズ１０匹、アイアンゴーレムの瞳２個、</text:p>
      <text:p text:style-name="Preformatted_20_Text">大きなポンプ草、白色骨石3キログラム、音無草、賢者の石……。</text:p>
      <text:p text:style-name="Preformatted_20_Text">それと、魔女の心臓。</text:p>
      <text:p text:style-name="Preformatted_20_Text">10 swamp worms, 2 iron golem eyes,.</text:p>
      <text:p text:style-name="Preformatted_20_Text">large pump grass, 3 kilograms of white bone stone, soundless grass, and a Philosopher's stone. ......</text:p>
      <text:p text:style-name="Preformatted_20_Text">And a witch's heart.</text:p>
      <text:p text:style-name="Preformatted_20_Text">[cn]</text:p>
      <text:p text:style-name="Preformatted_20_Text">ヴェロニカ宮の謁見の間には、</text:p>
      <text:p text:style-name="Preformatted_20_Text">何やら怪しげな魔方陣が描かれていた。</text:p>
      <text:p text:style-name="Preformatted_20_Text">In the audience chamber of Veronica Palace.</text:p>
      <text:p text:style-name="Preformatted_20_Text">There was some kind of mysterious magic circle painted on the wall.</text:p>
      <text:p text:style-name="Preformatted_20_Text">#ライザ</text:p>
      <text:p text:style-name="Preformatted_20_Text">仕上げに賢者の石を溶かした液体をかける……と。</text:p>
      <text:p text:style-name="Preformatted_20_Text">With ...... a liquid of melted Philosopher's Stone to finish it off.</text:p>
      <text:p text:style-name="Preformatted_20_Text">[cn]</text:p>
      <text:p text:style-name="Preformatted_20_Text">ライザは瑠璃色の液体を取り出すと、</text:p>
      <text:p text:style-name="Preformatted_20_Text">ニアの心臓に向かって振りかけた。</text:p>
      <text:p text:style-name="Preformatted_20_Text">Ryza took out the lapis lazuli-colored liquid and</text:p>
      <text:p text:style-name="Preformatted_20_Text">She sprinkled it toward Nia's heart.</text:p>
      <text:p text:style-name="Preformatted_20_Text">#ライザ</text:p>
      <text:p text:style-name="Preformatted_20_Text">仕上げだぜ……。</text:p>
      <text:p text:style-name="Preformatted_20_Text">かたきは、打ってやるからな……ニア。</text:p>
      <text:p text:style-name="Preformatted_20_Text">I'm gonna finish you off, .......</text:p>
      <text:p text:style-name="Preformatted_20_Text">Kataki, I'm gonna hit you. ...... Nia.</text:p>
      <text:p text:style-name="Preformatted_20_Text">[cn]</text:p>
      <text:p text:style-name="Preformatted_20_Text">ライザはそうつぶやき、自らの心臓に腕を差し込んだ</text:p>
      <text:p text:style-name="Preformatted_20_Text">Ryza mumbled and inserted her arm into her own heart.</text:p>
      <text:p text:style-name="Preformatted_20_Text">#ライザ</text:p>
      <text:p text:style-name="Preformatted_20_Text">ぐっ！！</text:p>
      <text:p text:style-name="Preformatted_20_Text">……う、ううう……あああああああっ！！！！</text:p>
      <text:p text:style-name="Preformatted_20_Text">目覚めよ、世界最強のホムンクルスよ……。</text:p>
      <text:p text:style-name="Preformatted_20_Text">……ぐっ。</text:p>
      <text:p text:style-name="Preformatted_20_Text">Ggh!</text:p>
      <text:p text:style-name="Preformatted_20_Text">......Ughhhhhhhhhhhhhhhhhhhhhhhhhhhhhhhhhhhhhhhhhhhhhhhhhhhhhhhhhhhhhhhhhh！！！！</text:p>
      <text:p text:style-name="Preformatted_20_Text">Awake, O most powerful homunculus in the world.......</text:p>
      <text:p text:style-name="Preformatted_20_Text">......Gghh.</text:p>
      <text:p text:style-name="Preformatted_20_Text">[cn]</text:p>
      <text:p text:style-name="Preformatted_20_Text">ライザは心臓を完全に引きちぎり、その場で息絶えた</text:p>
      <text:p text:style-name="Preformatted_20_Text">と、同時に、魔方陣が脈動し、</text:p>
      <text:p text:style-name="Preformatted_20_Text">ヴェロニカ宮をまばゆいばかりの光が包み込んだ……</text:p>
      <text:p text:style-name="Preformatted_20_Text">Ryza's heart was completely ripped out of her body and she died on the spot.</text:p>
      <text:p text:style-name="Preformatted_20_Text">And at the same time, the magic circle pulsed and</text:p>
      <text:p text:style-name="Preformatted_20_Text">A blinding light enveloped Veronica's palace ......</text:p>
      <text:p text:style-name="Preformatted_20_Text"/>
      <text:p text:style-name="Preformatted_20_Text">C:\Users\James Phillips\Desktop\Games\WargameAliceGit\MinimizedScenarios\min_s0861.txt</text:p>
      <text:p text:style-name="Preformatted_20_Text">#アリス</text:p>
      <text:p text:style-name="Preformatted_20_Text">いよいよだな……。</text:p>
      <text:p text:style-name="Preformatted_20_Text">It's finally time. ......</text:p>
      <text:p text:style-name="Preformatted_20_Text">#ヴェロニカ</text:p>
      <text:p text:style-name="Preformatted_20_Text">アリス、気を付けて。</text:p>
      <text:p text:style-name="Preformatted_20_Text">ライザのことですから、何をしてくるかわからないわ……。</text:p>
      <text:p text:style-name="Preformatted_20_Text">Alice, be careful.</text:p>
      <text:p text:style-name="Preformatted_20_Text">It's Ryza, you never know what she'll do. ......</text:p>
      <text:p text:style-name="Preformatted_20_Text">#アリス</text:p>
      <text:p text:style-name="Preformatted_20_Text">ああ……わかってる。</text:p>
      <text:p text:style-name="Preformatted_20_Text">さあ、行くぞ。</text:p>
      <text:p text:style-name="Preformatted_20_Text">Yeah ...... I know.</text:p>
      <text:p text:style-name="Preformatted_20_Text">Here we go.</text:p>
      <text:p text:style-name="Preformatted_20_Text"><text:soft-page-break/>[cn]</text:p>
      <text:p text:style-name="Preformatted_20_Text">アリスは勢いよく謁見の間へ続く扉を開いた。</text:p>
      <text:p text:style-name="Preformatted_20_Text">Alice vigorously opens the door leading to the audience chamber.</text:p>
      <text:p text:style-name="Preformatted_20_Text">#アリス</text:p>
      <text:p text:style-name="Preformatted_20_Text">これはいったい……。</text:p>
      <text:p text:style-name="Preformatted_20_Text">What in the world is this .......</text:p>
      <text:p text:style-name="Preformatted_20_Text">#ヴェロニカ</text:p>
      <text:p text:style-name="Preformatted_20_Text">ホムン……クルスなの？</text:p>
      <text:p text:style-name="Preformatted_20_Text">Is it a homunc_...... cruz?</text:p>
      <text:p text:style-name="Preformatted_20_Text">[cn]</text:p>
      <text:p text:style-name="Preformatted_20_Text">そこにあったのは、神々しく光り輝く生命体だった。</text:p>
      <text:p text:style-name="Preformatted_20_Text">There it was, a divine, glowing life form.</text:p>
      <text:p text:style-name="Preformatted_20_Text">#大魔女ライザニア</text:p>
      <text:p text:style-name="Preformatted_20_Text">コー……、コー……。</text:p>
      <text:p text:style-name="Preformatted_20_Text">わが名は、大魔女ライザニア……。</text:p>
      <text:p text:style-name="Preformatted_20_Text">魔女アリス……、魔女ヴェロニカを殺し、</text:p>
      <text:p text:style-name="Preformatted_20_Text">世界の王とならん……。</text:p>
      <text:p text:style-name="Preformatted_20_Text">Koh ......, Koh .......</text:p>
      <text:p text:style-name="Preformatted_20_Text">My name is the Great Witch Lysania .......</text:p>
      <text:p text:style-name="Preformatted_20_Text">Alice the Witch......, kill Veronica the Witch.</text:p>
      <text:p text:style-name="Preformatted_20_Text">I shall be king of the world. ......</text:p>
      <text:p text:style-name="Preformatted_20_Text">#アリス</text:p>
      <text:p text:style-name="Preformatted_20_Text">なっ、なんだなんだ！？</text:p>
      <text:p text:style-name="Preformatted_20_Text">なんかヤバそうなのが出てきたぞ……。</text:p>
      <text:p text:style-name="Preformatted_20_Text">What the hell?</text:p>
      <text:p text:style-name="Preformatted_20_Text">Something bad is coming out of the woodwork. ......</text:p>
      <text:p text:style-name="Preformatted_20_Text">#ヴェロニカ</text:p>
      <text:p text:style-name="Preformatted_20_Text">その声……、ライザとニア！！</text:p>
      <text:p text:style-name="Preformatted_20_Text">That's the voice ......, Ryza and Nia!!!</text:p>
      <text:p text:style-name="Preformatted_20_Text">#アリス</text:p>
      <text:p text:style-name="Preformatted_20_Text">なっ！？</text:p>
      <text:p text:style-name="Preformatted_20_Text">おい、ヴェロニカ！　それはいったいどういう……。</text:p>
      <text:p text:style-name="Preformatted_20_Text">Huh!</text:p>
      <text:p text:style-name="Preformatted_20_Text">Hey, Veronica!　What the hell is that .......</text:p>
      <text:p text:style-name="Preformatted_20_Text">#大魔女ライザニア</text:p>
      <text:p text:style-name="Preformatted_20_Text">わが名は、大魔女ライザニア……。</text:p>
      <text:p text:style-name="Preformatted_20_Text">My name is Lysania the Great Witch .......</text:p>
      <text:p text:style-name="Preformatted_20_Text">#アリス</text:p>
      <text:p text:style-name="Preformatted_20_Text">大魔女……ライザ、ニア。</text:p>
      <text:p text:style-name="Preformatted_20_Text">って、つまり……。</text:p>
      <text:p text:style-name="Preformatted_20_Text">The Great Witch ...... Ryza, Nia.</text:p>
      <text:p text:style-name="Preformatted_20_Text">Which means .......</text:p>
      <text:p text:style-name="Preformatted_20_Text">#ヴェロニカ</text:p>
      <text:p text:style-name="Preformatted_20_Text">魔女の心臓を……二個使ったのね。</text:p>
      <text:p text:style-name="Preformatted_20_Text">そうじゃなきゃ、こんなめちゃくちゃなこと出来っこないわ……！</text:p>
      <text:p text:style-name="Preformatted_20_Text">You used two witch's hearts .......</text:p>
      <text:p text:style-name="Preformatted_20_Text">Otherwise, you wouldn't have been able to pull off such a mess. ......!</text:p>
      <text:p text:style-name="Preformatted_20_Text">#大魔女ライザニア</text:p>
      <text:p text:style-name="Preformatted_20_Text">我は世界最強の生命体……。</text:p>
      <text:p text:style-name="Preformatted_20_Text">大魔女、ライザニアである……。</text:p>
      <text:p text:style-name="Preformatted_20_Text">I am ...... the most powerful life form in the world.</text:p>
      <text:p text:style-name="Preformatted_20_Text">I am Lysania, the Great Witch .......</text:p>
      <text:p text:style-name="Preformatted_20_Text">#アリス</text:p>
      <text:p text:style-name="Preformatted_20_Text">やべえ、来るぞっ！！</text:p>
      <text:p text:style-name="Preformatted_20_Text">Oh man, it's coming!</text:p>
      <text:p text:style-name="Preformatted_20_Text"/>
      <text:p text:style-name="Preformatted_20_Text">C:\Users\James Phillips\Desktop\Games\WargameAliceGit\MinimizedScenarios\min_s0900.txt</text:p>
      <text:p text:style-name="Preformatted_20_Text">#アリス</text:p>
      <text:p text:style-name="Preformatted_20_Text">よーし！　あらかたとり尽したな。</text:p>
      <text:p text:style-name="Preformatted_20_Text">撤収だーーーーー！！！</text:p>
      <text:p text:style-name="Preformatted_20_Text">All right!　We've taken all we can get.</text:p>
      <text:p text:style-name="Preformatted_20_Text">Let's move out!</text:p>
      <text:p text:style-name="Preformatted_20_Text">#アリス</text:p>
      <text:p text:style-name="Preformatted_20_Text"><text:soft-page-break/>わっ！！</text:p>
      <text:p text:style-name="Preformatted_20_Text">なんだ、敵か！！</text:p>
      <text:p text:style-name="Preformatted_20_Text">Whoa!</text:p>
      <text:p text:style-name="Preformatted_20_Text">Oh, my God, it's the enemy!</text:p>
      <text:p text:style-name="Preformatted_20_Text">#？？？</text:p>
      <text:p text:style-name="Preformatted_20_Text">ん？　あれ、ここは……。</text:p>
      <text:p text:style-name="Preformatted_20_Text">Hmm?　Hey, this is .......</text:p>
      <text:p text:style-name="Preformatted_20_Text">#アリス</text:p>
      <text:p text:style-name="Preformatted_20_Text">……お、オイ。</text:p>
      <text:p text:style-name="Preformatted_20_Text">お前誰だよ。</text:p>
      <text:p text:style-name="Preformatted_20_Text">……ってか人間か？</text:p>
      <text:p text:style-name="Preformatted_20_Text">そのみょうちくりんな格好はなんだよ。</text:p>
      <text:p text:style-name="Preformatted_20_Text">...... Oh, hey.</text:p>
      <text:p text:style-name="Preformatted_20_Text">Who are you?</text:p>
      <text:p text:style-name="Preformatted_20_Text">Are you ...... or a human being?</text:p>
      <text:p text:style-name="Preformatted_20_Text">What's with that ridiculous outfit?</text:p>
      <text:p text:style-name="Preformatted_20_Text">#？？？</text:p>
      <text:p text:style-name="Preformatted_20_Text">んー、ねむい。</text:p>
      <text:p text:style-name="Preformatted_20_Text">ふわーあ……。</text:p>
      <text:p text:style-name="Preformatted_20_Text">Hmm, I'm sleepy.</text:p>
      <text:p text:style-name="Preformatted_20_Text">Whew... ......</text:p>
      <text:p text:style-name="Preformatted_20_Text">#アリス</text:p>
      <text:p text:style-name="Preformatted_20_Text">ん……、な、なんだ。</text:p>
      <text:p text:style-name="Preformatted_20_Text">き、きえた……。</text:p>
      <text:p text:style-name="Preformatted_20_Text">……………。</text:p>
      <text:p text:style-name="Preformatted_20_Text">ん？　なんだこれ。</text:p>
      <text:p text:style-name="Preformatted_20_Text">Hmm......, hey, what is it?</text:p>
      <text:p text:style-name="Preformatted_20_Text">Ki, ki ki .......</text:p>
      <text:p text:style-name="Preformatted_20_Text">................</text:p>
      <text:p text:style-name="Preformatted_20_Text">Hmm?　What's this?</text:p>
      <text:p text:style-name="Preformatted_20_Text">[cn]</text:p>
      <text:p text:style-name="Preformatted_20_Text">アリスは、足元に落ちていた何かを拾い上げた。</text:p>
      <text:p text:style-name="Preformatted_20_Text">Alice picked up something that had fallen at her feet.</text:p>
      <text:p text:style-name="Preformatted_20_Text">#アリス</text:p>
      <text:p text:style-name="Preformatted_20_Text">ビー玉？</text:p>
      <text:p text:style-name="Preformatted_20_Text">あいつのものか？</text:p>
      <text:p text:style-name="Preformatted_20_Text">……しかし、妙なやつだったな。</text:p>
      <text:p text:style-name="Preformatted_20_Text">お……お前この前の。</text:p>
      <text:p text:style-name="Preformatted_20_Text">A marble?</text:p>
      <text:p text:style-name="Preformatted_20_Text">Did it belong to that guy?</text:p>
      <text:p text:style-name="Preformatted_20_Text">...... But it was a strange one.</text:p>
      <text:p text:style-name="Preformatted_20_Text">Oh ...... you the other day.</text:p>
      <text:p text:style-name="Preformatted_20_Text">#？？？</text:p>
      <text:p text:style-name="Preformatted_20_Text">ん？　あ！　こんにちはー……。</text:p>
      <text:p text:style-name="Preformatted_20_Text">あれ、クロは？</text:p>
      <text:p text:style-name="Preformatted_20_Text">ねえ、クローーー？</text:p>
      <text:p text:style-name="Preformatted_20_Text">んー、私やることがあったような……。</text:p>
      <text:p text:style-name="Preformatted_20_Text">まあいっかぁ……。</text:p>
      <text:p text:style-name="Preformatted_20_Text">んー、ねむいなあ……。</text:p>
      <text:p text:style-name="Preformatted_20_Text">ふわーあ。</text:p>
      <text:p text:style-name="Preformatted_20_Text">Hmm?　Ah!　Hello .......</text:p>
      <text:p text:style-name="Preformatted_20_Text">Hey, where's Kuro?</text:p>
      <text:p text:style-name="Preformatted_20_Text">Hey, Krowoo?</text:p>
      <text:p text:style-name="Preformatted_20_Text">Hmm, I had something to do. ......</text:p>
      <text:p text:style-name="Preformatted_20_Text">Oh well... ......</text:p>
      <text:p text:style-name="Preformatted_20_Text">Hmm, I'm so sleepy. ......</text:p>
      <text:p text:style-name="Preformatted_20_Text">Whew.</text:p>
      <text:p text:style-name="Preformatted_20_Text">#アリス</text:p>
      <text:p text:style-name="Preformatted_20_Text">き、きえた……。</text:p>
      <text:p text:style-name="Preformatted_20_Text">なんだってんだ……一体。</text:p>
      <text:p text:style-name="Preformatted_20_Text">ん？　なんだこれ。</text:p>
      <text:p text:style-name="Preformatted_20_Text">It's gone. ......</text:p>
      <text:p text:style-name="Preformatted_20_Text">What in the world ......?</text:p>
      <text:p text:style-name="Preformatted_20_Text"><text:soft-page-break/>What's this?　What's this?</text:p>
      <text:p text:style-name="Preformatted_20_Text">[cn]</text:p>
      <text:p text:style-name="Preformatted_20_Text">アリスは、足元に落ちていた何かを拾い上げた。</text:p>
      <text:p text:style-name="Preformatted_20_Text">Alice picks up something that had fallen at her feet.</text:p>
      <text:p text:style-name="Preformatted_20_Text">#アリス</text:p>
      <text:p text:style-name="Preformatted_20_Text">またビー玉だ……。</text:p>
      <text:p text:style-name="Preformatted_20_Text">お、お化け、亡霊とか、</text:p>
      <text:p text:style-name="Preformatted_20_Text">そんなんじゃないだろうな。</text:p>
      <text:p text:style-name="Preformatted_20_Text">ま、またか……。</text:p>
      <text:p text:style-name="Preformatted_20_Text">It's another marble. ......</text:p>
      <text:p text:style-name="Preformatted_20_Text">Oh, a ghost, a wraith, or...</text:p>
      <text:p text:style-name="Preformatted_20_Text">I hope it's not something like that.</text:p>
      <text:p text:style-name="Preformatted_20_Text">Well, not again. ......</text:p>
      <text:p text:style-name="Preformatted_20_Text">#？？？</text:p>
      <text:p text:style-name="Preformatted_20_Text">あっ！　さっきの子！</text:p>
      <text:p text:style-name="Preformatted_20_Text">ねえ、ちょっと聞きたいんだけど、</text:p>
      <text:p text:style-name="Preformatted_20_Text">バルバロッサ山ってどっちの方向かな？</text:p>
      <text:p text:style-name="Preformatted_20_Text">Ah!　The girl from earlier!</text:p>
      <text:p text:style-name="Preformatted_20_Text">Hey, let me ask you something.</text:p>
      <text:p text:style-name="Preformatted_20_Text">Which direction is Mount Barbarossa?</text:p>
      <text:p text:style-name="Preformatted_20_Text">#アリス</text:p>
      <text:p text:style-name="Preformatted_20_Text">ば、バルバロッサ山ぁ？</text:p>
      <text:p text:style-name="Preformatted_20_Text">知るかよ、そんな山。</text:p>
      <text:p text:style-name="Preformatted_20_Text">Mount Barbarossa?</text:p>
      <text:p text:style-name="Preformatted_20_Text">I don't know, it's a mountain.</text:p>
      <text:p text:style-name="Preformatted_20_Text">#？？？</text:p>
      <text:p text:style-name="Preformatted_20_Text">うぅ……そっか。</text:p>
      <text:p text:style-name="Preformatted_20_Text">参ったなぁ、日が暮れるまでに行かなきゃいけないのに。</text:p>
      <text:p text:style-name="Preformatted_20_Text">Ugh. ...... I see.</text:p>
      <text:p text:style-name="Preformatted_20_Text">Oh no, we have to get there before nightfall.</text:p>
      <text:p text:style-name="Preformatted_20_Text">#アリス</text:p>
      <text:p text:style-name="Preformatted_20_Text">ちょ、ちょっと待て、前から思ってたが、</text:p>
      <text:p text:style-name="Preformatted_20_Text">お前一体何もんだ？</text:p>
      <text:p text:style-name="Preformatted_20_Text">突然現れるし、不気味でしょうがないぞ。</text:p>
      <text:p text:style-name="Preformatted_20_Text">Wait a minute. I've been thinking.</text:p>
      <text:p text:style-name="Preformatted_20_Text">Who the hell are you?</text:p>
      <text:p text:style-name="Preformatted_20_Text">You show up out of nowhere, and you're creepy as hell.</text:p>
      <text:p text:style-name="Preformatted_20_Text">#？？？</text:p>
      <text:p text:style-name="Preformatted_20_Text">突然……？　ああ！</text:p>
      <text:p text:style-name="Preformatted_20_Text">そっか……じゃあこれはそういう。</text:p>
      <text:p text:style-name="Preformatted_20_Text">Suddenly ......?　Oh!</text:p>
      <text:p text:style-name="Preformatted_20_Text">I see... ...... then that's what this is called.</text:p>
      <text:p text:style-name="Preformatted_20_Text">#アリス</text:p>
      <text:p text:style-name="Preformatted_20_Text">オイ、一人でぶつぶつ言っててもわかんねえよ……。</text:p>
      <text:p text:style-name="Preformatted_20_Text">Oi, I don't know what you're mumbling all by yourself. ......</text:p>
      <text:p text:style-name="Preformatted_20_Text">#？？？</text:p>
      <text:p text:style-name="Preformatted_20_Text">ええっと、詳しくは言えないから……。</text:p>
      <text:p text:style-name="Preformatted_20_Text">とりあえず私の名前は「リン」でいいわ！</text:p>
      <text:p text:style-name="Preformatted_20_Text">Well, I can't give you any details, so please go to .......</text:p>
      <text:p text:style-name="Preformatted_20_Text">For now, my name is "Lynn"!</text:p>
      <text:p text:style-name="Preformatted_20_Text">#アリス</text:p>
      <text:p text:style-name="Preformatted_20_Text">でいいわってオイ……。</text:p>
      <text:p text:style-name="Preformatted_20_Text">I'll just call you Lynn. ......</text:p>
      <text:p text:style-name="Preformatted_20_Text">#リン</text:p>
      <text:p text:style-name="Preformatted_20_Text">あなたの名前は？</text:p>
      <text:p text:style-name="Preformatted_20_Text">What's your name?</text:p>
      <text:p text:style-name="Preformatted_20_Text">#アリス</text:p>
      <text:p text:style-name="Preformatted_20_Text">私はアリスだ。華の魔女アリス。</text:p>
      <text:p text:style-name="Preformatted_20_Text">I'm Alice. Alice the flower witch.</text:p>
      <text:p text:style-name="Preformatted_20_Text">#リン</text:p>
      <text:p text:style-name="Preformatted_20_Text">魔女！　あなた、魔女なのね！</text:p>
      <text:p text:style-name="Preformatted_20_Text">Witch!　You're a witch!</text:p>
      <text:p text:style-name="Preformatted_20_Text">#アリス</text:p>
      <text:p text:style-name="Preformatted_20_Text"><text:soft-page-break/>クフフッ！　そうだ、驚いたか！</text:p>
      <text:p text:style-name="Preformatted_20_Text">Kuh-huh!　Yes, what a surprise!</text:p>
      <text:p text:style-name="Preformatted_20_Text">#リン</text:p>
      <text:p text:style-name="Preformatted_20_Text">私もなの！</text:p>
      <text:p text:style-name="Preformatted_20_Text">Me too!</text:p>
      <text:p text:style-name="Preformatted_20_Text">#アリス</text:p>
      <text:p text:style-name="Preformatted_20_Text">んなっ！？　ま、マジか……。</text:p>
      <text:p text:style-name="Preformatted_20_Text">いや、そうか、突然現れるのも魔法だったわけだな。</text:p>
      <text:p text:style-name="Preformatted_20_Text">What?　Are you serious? .......</text:p>
      <text:p text:style-name="Preformatted_20_Text">No, I see, so it was magic for them to suddenly appear.</text:p>
      <text:p text:style-name="Preformatted_20_Text">#リン</text:p>
      <text:p text:style-name="Preformatted_20_Text">そうなの！　詳しくは話せないけど魔法なの！</text:p>
      <text:p text:style-name="Preformatted_20_Text">ん……そろそろ時間みたい。</text:p>
      <text:p text:style-name="Preformatted_20_Text">アリスちゃん……また、会いましょう……。</text:p>
      <text:p text:style-name="Preformatted_20_Text">ふあーあ。</text:p>
      <text:p text:style-name="Preformatted_20_Text">Yes, it was!　I can't tell you the details, but it's magic!</text:p>
      <text:p text:style-name="Preformatted_20_Text">Hmm ...... I guess it's time to go.</text:p>
      <text:p text:style-name="Preformatted_20_Text">Alice, ...... see you again. ......</text:p>
      <text:p text:style-name="Preformatted_20_Text">Whew.</text:p>
      <text:p text:style-name="Preformatted_20_Text">#アリス</text:p>
      <text:p text:style-name="Preformatted_20_Text">消えた……。</text:p>
      <text:p text:style-name="Preformatted_20_Text">一体何の魔法なんだ、</text:p>
      <text:p text:style-name="Preformatted_20_Text">「眠気」がトリガーみたいだけど……。</text:p>
      <text:p text:style-name="Preformatted_20_Text">このビー玉にも、何か意味があるのか……？</text:p>
      <text:p text:style-name="Preformatted_20_Text">な、なんだ、リンか。</text:p>
      <text:p text:style-name="Preformatted_20_Text">何回見ても驚いちまうぜ……クソ。</text:p>
      <text:p text:style-name="Preformatted_20_Text">It's gone.......</text:p>
      <text:p text:style-name="Preformatted_20_Text">What kind of magic is this?</text:p>
      <text:p text:style-name="Preformatted_20_Text">Seems to be triggered by "sleepiness." ......</text:p>
      <text:p text:style-name="Preformatted_20_Text">Does this marble mean anything to you, too: ......?</text:p>
      <text:p text:style-name="Preformatted_20_Text">What the hell, Lynn?</text:p>
      <text:p text:style-name="Preformatted_20_Text">You never cease to amaze me. ......</text:p>
      <text:p text:style-name="Preformatted_20_Text">#リン</text:p>
      <text:p text:style-name="Preformatted_20_Text">あっ、アリスちゃん！！</text:p>
      <text:p text:style-name="Preformatted_20_Text">また会えたね！</text:p>
      <text:p text:style-name="Preformatted_20_Text">Oh, Alice!</text:p>
      <text:p text:style-name="Preformatted_20_Text">Nice to see you again!</text:p>
      <text:p text:style-name="Preformatted_20_Text">#アリス</text:p>
      <text:p text:style-name="Preformatted_20_Text">おう、しかし、その妙な魔法はなんなんだよ。</text:p>
      <text:p text:style-name="Preformatted_20_Text">その口ぶりから、狙ったところに</text:p>
      <text:p text:style-name="Preformatted_20_Text">移動するようなワープ呪文でもないんだろ？</text:p>
      <text:p text:style-name="Preformatted_20_Text">Oh, but what is that strange magic?</text:p>
      <text:p text:style-name="Preformatted_20_Text">From the way you're talking, it's not a warp spell that moves you to where you're aiming, is it?</text:p>
      <text:p text:style-name="Preformatted_20_Text">It's not some kind of warp spell that moves you where you want to go, is it?</text:p>
      <text:p text:style-name="Preformatted_20_Text">#リン</text:p>
      <text:p text:style-name="Preformatted_20_Text">うんと……、魔女協会の規定で、</text:p>
      <text:p text:style-name="Preformatted_20_Text">うっかり口を滑らせると大目玉なんだけど……。</text:p>
      <text:p text:style-name="Preformatted_20_Text">うん、このくらいならいってもいいかな。</text:p>
      <text:p text:style-name="Preformatted_20_Text">Um, ......, by the rules of the Witches' Guild.</text:p>
      <text:p text:style-name="Preformatted_20_Text">It's a big eye-opener if you accidentally slip up. ......</text:p>
      <text:p text:style-name="Preformatted_20_Text">Yeah, I'd be willing to go this far.</text:p>
      <text:p text:style-name="Preformatted_20_Text">#アリス</text:p>
      <text:p text:style-name="Preformatted_20_Text">なんだよ、もったいぶらずに言えよ。</text:p>
      <text:p text:style-name="Preformatted_20_Text">What the heck, don't be so presumptuous, just say it.</text:p>
      <text:p text:style-name="Preformatted_20_Text">#リン</text:p>
      <text:p text:style-name="Preformatted_20_Text">この呪文は世界に一つだけの呪文。</text:p>
      <text:p text:style-name="Preformatted_20_Text">ほとんどの魔女が知らない……、</text:p>
      <text:p text:style-name="Preformatted_20_Text">時を操る呪文……。</text:p>
      <text:p text:style-name="Preformatted_20_Text">……なーんて、かっこいいでしょ！</text:p>
      <text:p text:style-name="Preformatted_20_Text">This spell is the only spell in the world.</text:p>
      <text:p text:style-name="Preformatted_20_Text">Most witches don't know it. ......</text:p>
      <text:p text:style-name="Preformatted_20_Text">The spell to control time: .......</text:p>
      <text:p text:style-name="Preformatted_20_Text">......... Isn't that cool!</text:p>
      <text:p text:style-name="Preformatted_20_Text"><text:soft-page-break/>#アリス</text:p>
      <text:p text:style-name="Preformatted_20_Text">は、はあ！？</text:p>
      <text:p text:style-name="Preformatted_20_Text">おまえ、ふざけてんじゃ……！</text:p>
      <text:p text:style-name="Preformatted_20_Text">Ha, ha!</text:p>
      <text:p text:style-name="Preformatted_20_Text">You've got to be kidding me ......!</text:p>
      <text:p text:style-name="Preformatted_20_Text">#リン</text:p>
      <text:p text:style-name="Preformatted_20_Text">あっ、そろそろ時間だ。</text:p>
      <text:p text:style-name="Preformatted_20_Text">ふあーあ……、じゃあね、アリスちゃん。</text:p>
      <text:p text:style-name="Preformatted_20_Text">Oh, it's time to go.</text:p>
      <text:p text:style-name="Preformatted_20_Text">Whew... ......, see you later, Alice.</text:p>
      <text:p text:style-name="Preformatted_20_Text">#アリス</text:p>
      <text:p text:style-name="Preformatted_20_Text">お、オイ！！</text:p>
      <text:p text:style-name="Preformatted_20_Text">Hey!</text:p>
      <text:p text:style-name="Preformatted_20_Text">#アリス</text:p>
      <text:p text:style-name="Preformatted_20_Text">く、クソ……。</text:p>
      <text:p text:style-name="Preformatted_20_Text">なんだってんだ……。</text:p>
      <text:p text:style-name="Preformatted_20_Text">時を操る呪文だって！？</text:p>
      <text:p text:style-name="Preformatted_20_Text">冗談なのか本気なのか……。</text:p>
      <text:p text:style-name="Preformatted_20_Text">……またビー玉落ちてるし。</text:p>
      <text:p text:style-name="Preformatted_20_Text">くそう、もう一回出てこねえかなぁ。</text:p>
      <text:p text:style-name="Preformatted_20_Text">で、出たな！　リン！！</text:p>
      <text:p text:style-name="Preformatted_20_Text">Damn it, damn .......</text:p>
      <text:p text:style-name="Preformatted_20_Text">What the hell .......</text:p>
      <text:p text:style-name="Preformatted_20_Text">A spell to control time!</text:p>
      <text:p text:style-name="Preformatted_20_Text">Are you joking or serious? ......</text:p>
      <text:p text:style-name="Preformatted_20_Text">...... marbles are falling again.</text:p>
      <text:p text:style-name="Preformatted_20_Text">Damn, I hope it comes out again.</text:p>
      <text:p text:style-name="Preformatted_20_Text">And there you go!　Lynn!</text:p>
      <text:p text:style-name="Preformatted_20_Text">#リン</text:p>
      <text:p text:style-name="Preformatted_20_Text">え、な、なになに？</text:p>
      <text:p text:style-name="Preformatted_20_Text">殺気立っちゃって。</text:p>
      <text:p text:style-name="Preformatted_20_Text">What, what, what?</text:p>
      <text:p text:style-name="Preformatted_20_Text">You're killing me.</text:p>
      <text:p text:style-name="Preformatted_20_Text">#アリス</text:p>
      <text:p text:style-name="Preformatted_20_Text">うるさい、観念しろーーー！</text:p>
      <text:p text:style-name="Preformatted_20_Text">Shut up and give up!</text:p>
      <text:p text:style-name="Preformatted_20_Text">#アリス</text:p>
      <text:p text:style-name="Preformatted_20_Text">んなっ！！！　すりぬけた……？</text:p>
      <text:p text:style-name="Preformatted_20_Text">ど、どうなってんだ……。</text:p>
      <text:p text:style-name="Preformatted_20_Text">What the hell!　You slipped through ......?</text:p>
      <text:p text:style-name="Preformatted_20_Text">What the hell is going on .......</text:p>
      <text:p text:style-name="Preformatted_20_Text">#リン</text:p>
      <text:p text:style-name="Preformatted_20_Text">あー……。その。</text:p>
      <text:p text:style-name="Preformatted_20_Text">Uh ....... That.</text:p>
      <text:p text:style-name="Preformatted_20_Text">#アリス</text:p>
      <text:p text:style-name="Preformatted_20_Text">オイ！　その魔法は一体何なんだ！</text:p>
      <text:p text:style-name="Preformatted_20_Text">そんなびっくり呪文を使う魔女が無名だなんて。</text:p>
      <text:p text:style-name="Preformatted_20_Text">それに、時を操るってのはなんなんだ！</text:p>
      <text:p text:style-name="Preformatted_20_Text">Hey!　What the hell is that magic!</text:p>
      <text:p text:style-name="Preformatted_20_Text">I can't believe that a witch who uses such a surprise spell is unknown.</text:p>
      <text:p text:style-name="Preformatted_20_Text">And what's with the time manipulation!</text:p>
      <text:p text:style-name="Preformatted_20_Text">#リン</text:p>
      <text:p text:style-name="Preformatted_20_Text">い、いや、だからそれは言っちゃいけなくて……。</text:p>
      <text:p text:style-name="Preformatted_20_Text">さ、さよなら～……。</text:p>
      <text:p text:style-name="Preformatted_20_Text">No, no, so I shouldn't say that. ......</text:p>
      <text:p text:style-name="Preformatted_20_Text">Bye, bye~ .......</text:p>
      <text:p text:style-name="Preformatted_20_Text">#アリス</text:p>
      <text:p text:style-name="Preformatted_20_Text">あっ！　消えやがった！</text:p>
      <text:p text:style-name="Preformatted_20_Text">クソ！　……自分から消えることもできるのか。</text:p>
      <text:p text:style-name="Preformatted_20_Text">……ビー玉はちゃんと落としていくんだな。</text:p>
      <text:p text:style-name="Preformatted_20_Text">あっ、出たなリン！</text:p>
      <text:p text:style-name="Preformatted_20_Text">Ah!　It's gone!</text:p>
      <text:p text:style-name="Preformatted_20_Text">Shit!　Can you disappear yourself ......?</text:p>
      <text:p text:style-name="Preformatted_20_Text"><text:soft-page-break/>...... You've got to drop the marbles properly.</text:p>
      <text:p text:style-name="Preformatted_20_Text">Oh, there you go, Lynn!</text:p>
      <text:p text:style-name="Preformatted_20_Text">#リン</text:p>
      <text:p text:style-name="Preformatted_20_Text">わっ！　あ、アリスちゃん……。</text:p>
      <text:p text:style-name="Preformatted_20_Text">Whoa!　Oh, Alice. ......</text:p>
      <text:p text:style-name="Preformatted_20_Text">#アリス</text:p>
      <text:p text:style-name="Preformatted_20_Text">今日こそ、そのびっくり魔法の秘密を暴露してもらおうか！</text:p>
      <text:p text:style-name="Preformatted_20_Text">Today's the day we're going to have you reveal the secret of your amazing magic!</text:p>
      <text:p text:style-name="Preformatted_20_Text">#リン</text:p>
      <text:p text:style-name="Preformatted_20_Text">うぅ～……だから言っちゃダメなんだって。</text:p>
      <text:p text:style-name="Preformatted_20_Text">Ugh~ ...... so you're not allowed to tell me.</text:p>
      <text:p text:style-name="Preformatted_20_Text">#アリス</text:p>
      <text:p text:style-name="Preformatted_20_Text">……………。</text:p>
      <text:p text:style-name="Preformatted_20_Text">................</text:p>
      <text:p text:style-name="Preformatted_20_Text">#リン</text:p>
      <text:p text:style-name="Preformatted_20_Text">うっ……わかったよぅ。</text:p>
      <text:p text:style-name="Preformatted_20_Text">ちょっとだけだからね？</text:p>
      <text:p text:style-name="Preformatted_20_Text">Ugh ...... I get it.</text:p>
      <text:p text:style-name="Preformatted_20_Text">It's just for a minute, okay?</text:p>
      <text:p text:style-name="Preformatted_20_Text">#アリス</text:p>
      <text:p text:style-name="Preformatted_20_Text">やった！　クフフッ！　いってみるもんだなぁ。</text:p>
      <text:p text:style-name="Preformatted_20_Text">Yes!　Yay!　I'll give it a try.</text:p>
      <text:p text:style-name="Preformatted_20_Text">#リン</text:p>
      <text:p text:style-name="Preformatted_20_Text">はぁ……これでまた階級降格だよう……。</text:p>
      <text:p text:style-name="Preformatted_20_Text">あのね、この魔法は「タイムトリップ」。</text:p>
      <text:p text:style-name="Preformatted_20_Text">つまり未来に行ったり、</text:p>
      <text:p text:style-name="Preformatted_20_Text">過去に行ったりできる魔法なの。</text:p>
      <text:p text:style-name="Preformatted_20_Text">Huh ......, I guess this is another demotion in rank .......</text:p>
      <text:p text:style-name="Preformatted_20_Text">You see, this magic is "time travel".</text:p>
      <text:p text:style-name="Preformatted_20_Text">In other words, it's a magic that lets you go to the future</text:p>
      <text:p text:style-name="Preformatted_20_Text">I mean, it's a magic that lets you go back in time.</text:p>
      <text:p text:style-name="Preformatted_20_Text">#アリス</text:p>
      <text:p text:style-name="Preformatted_20_Text">あん？　漫画の世界じゃねえんだから、</text:p>
      <text:p text:style-name="Preformatted_20_Text">そんなことできるかよ。</text:p>
      <text:p text:style-name="Preformatted_20_Text">What?　This isn't the world of comic books.</text:p>
      <text:p text:style-name="Preformatted_20_Text">You can't do that.</text:p>
      <text:p text:style-name="Preformatted_20_Text">#リン</text:p>
      <text:p text:style-name="Preformatted_20_Text">できるんだってば！</text:p>
      <text:p text:style-name="Preformatted_20_Text">確かにかなり難しい大魔法だから、</text:p>
      <text:p text:style-name="Preformatted_20_Text">発動するのは難しくて、</text:p>
      <text:p text:style-name="Preformatted_20_Text">私みたいな未熟な魔女だと、</text:p>
      <text:p text:style-name="Preformatted_20_Text">そんなに長くトリップしていられないの。</text:p>
      <text:p text:style-name="Preformatted_20_Text">すぐ魔力不足で眠くなってきちゃうのよ。</text:p>
      <text:p text:style-name="Preformatted_20_Text">しかもトリップ直後に記憶があいまいになったり、</text:p>
      <text:p text:style-name="Preformatted_20_Text">狙った時代より少しずれちゃったりと、</text:p>
      <text:p text:style-name="Preformatted_20_Text">とにかく繊細なのよ。</text:p>
      <text:p text:style-name="Preformatted_20_Text">さらにその時代に干渉できちゃうから</text:p>
      <text:p text:style-name="Preformatted_20_Text">制約もかなり多いの。</text:p>
      <text:p text:style-name="Preformatted_20_Text">偽名を名乗らなくちゃいけなかったりね。</text:p>
      <text:p text:style-name="Preformatted_20_Text">It can be done!</text:p>
      <text:p text:style-name="Preformatted_20_Text">It's a very difficult magic.</text:p>
      <text:p text:style-name="Preformatted_20_Text">It's a very difficult spell to cast.</text:p>
      <text:p text:style-name="Preformatted_20_Text">And for an inexperienced witch like me.</text:p>
      <text:p text:style-name="Preformatted_20_Text">I can't stay tripping for that long.</text:p>
      <text:p text:style-name="Preformatted_20_Text">I get drowsy because of the lack of magic power.</text:p>
      <text:p text:style-name="Preformatted_20_Text">Moreover, my memory becomes fuzzy right after the trip.</text:p>
      <text:p text:style-name="Preformatted_20_Text">or I'm a little out of sync with the time period I was aiming for.</text:p>
      <text:p text:style-name="Preformatted_20_Text">She is very sensitive.</text:p>
      <text:p text:style-name="Preformatted_20_Text">In addition, since I can interfere with the time period</text:p>
      <text:p text:style-name="Preformatted_20_Text">There are a lot of restrictions.</text:p>
      <text:p text:style-name="Preformatted_20_Text">You have to use a false name, for example.</text:p>
      <text:p text:style-name="Preformatted_20_Text">#アリス</text:p>
      <text:p text:style-name="Preformatted_20_Text">じゃあ体をすり抜けるってのは、</text:p>
      <text:p text:style-name="Preformatted_20_Text"><text:soft-page-break/>どういうことだよ。</text:p>
      <text:p text:style-name="Preformatted_20_Text">So, what do you mean by "slip through the cracks"?</text:p>
      <text:p text:style-name="Preformatted_20_Text">What do you mean by "slip through the body"?</text:p>
      <text:p text:style-name="Preformatted_20_Text">#リン</text:p>
      <text:p text:style-name="Preformatted_20_Text">マナの濃度が足りないと実体化すらできないの。</text:p>
      <text:p text:style-name="Preformatted_20_Text">前に出会った場所はマナの濃度が足りなかったのよ。</text:p>
      <text:p text:style-name="Preformatted_20_Text">If you don't have enough mana, you can't even materialize.</text:p>
      <text:p text:style-name="Preformatted_20_Text">The place we met before didn't have enough mana concentration.</text:p>
      <text:p text:style-name="Preformatted_20_Text">#アリス</text:p>
      <text:p text:style-name="Preformatted_20_Text">ふうん？</text:p>
      <text:p text:style-name="Preformatted_20_Text">で、そんな難しい魔法を使って、何しようってんだよ。</text:p>
      <text:p text:style-name="Preformatted_20_Text">遊びでってのじゃなさそうだけど。</text:p>
      <text:p text:style-name="Preformatted_20_Text">Really?</text:p>
      <text:p text:style-name="Preformatted_20_Text">So, what are you going to do with such difficult magic?</text:p>
      <text:p text:style-name="Preformatted_20_Text">It doesn't sound like it's just for fun.</text:p>
      <text:p text:style-name="Preformatted_20_Text">#リン</text:p>
      <text:p text:style-name="Preformatted_20_Text">あ……そろそろ限界かも。</text:p>
      <text:p text:style-name="Preformatted_20_Text">Ah ...... I think I might be running out of time.</text:p>
      <text:p text:style-name="Preformatted_20_Text">#アリス</text:p>
      <text:p text:style-name="Preformatted_20_Text">お、オイ！</text:p>
      <text:p text:style-name="Preformatted_20_Text">Oi!</text:p>
      <text:p text:style-name="Preformatted_20_Text">#リン</text:p>
      <text:p text:style-name="Preformatted_20_Text">ごめんねアリスちゃん……</text:p>
      <text:p text:style-name="Preformatted_20_Text">また会えたら話すから……。</text:p>
      <text:p text:style-name="Preformatted_20_Text">Sorry Alice. ......</text:p>
      <text:p text:style-name="Preformatted_20_Text">I'll talk to you when I see you again. ......</text:p>
      <text:p text:style-name="Preformatted_20_Text">#アリス</text:p>
      <text:p text:style-name="Preformatted_20_Text">……………。</text:p>
      <text:p text:style-name="Preformatted_20_Text">リン………。</text:p>
      <text:p text:style-name="Preformatted_20_Text">................</text:p>
      <text:p text:style-name="Preformatted_20_Text">Lynn ..........</text:p>
      <text:p text:style-name="Preformatted_20_Text">[cn]</text:p>
      <text:p text:style-name="Preformatted_20_Text">アリスは、地面に落ちたビー玉を拾い上げた。</text:p>
      <text:p text:style-name="Preformatted_20_Text">リン！！</text:p>
      <text:p text:style-name="Preformatted_20_Text">Alice picked up a marble that fell to the ground.</text:p>
      <text:p text:style-name="Preformatted_20_Text">Lynn!!!</text:p>
      <text:p text:style-name="Preformatted_20_Text">#リン</text:p>
      <text:p text:style-name="Preformatted_20_Text">アリス……ちゃん。</text:p>
      <text:p text:style-name="Preformatted_20_Text">Alice.......</text:p>
      <text:p text:style-name="Preformatted_20_Text">[cn]</text:p>
      <text:p text:style-name="Preformatted_20_Text">リンは現れるなり、地面に突っ伏した。</text:p>
      <text:p text:style-name="Preformatted_20_Text">Lynn plopped down on the ground as soon as she appeared.</text:p>
      <text:p text:style-name="Preformatted_20_Text">#アリス</text:p>
      <text:p text:style-name="Preformatted_20_Text">リン！！　どうしたんだ。</text:p>
      <text:p text:style-name="Preformatted_20_Text">Lynn!!!　What's wrong?</text:p>
      <text:p text:style-name="Preformatted_20_Text">#リン</text:p>
      <text:p text:style-name="Preformatted_20_Text">だ、大丈夫……魔力を使いすぎちゃって。</text:p>
      <text:p text:style-name="Preformatted_20_Text">It's okay, I used too much ...... magic.</text:p>
      <text:p text:style-name="Preformatted_20_Text">#アリス</text:p>
      <text:p text:style-name="Preformatted_20_Text">リン……。</text:p>
      <text:p text:style-name="Preformatted_20_Text">Lynn.......</text:p>
      <text:p text:style-name="Preformatted_20_Text">#リン</text:p>
      <text:p text:style-name="Preformatted_20_Text">賢者の石さえあれば……。</text:p>
      <text:p text:style-name="Preformatted_20_Text">If only I had a Philosopher's Stone.......</text:p>
      <text:p text:style-name="Preformatted_20_Text">#アリス</text:p>
      <text:p text:style-name="Preformatted_20_Text">賢者の石だって……？</text:p>
      <text:p text:style-name="Preformatted_20_Text">Even the Philosopher's Stone......?</text:p>
      <text:p text:style-name="Preformatted_20_Text">#リン</text:p>
      <text:p text:style-name="Preformatted_20_Text">アリスちゃん、知ってるの……？</text:p>
      <text:p text:style-name="Preformatted_20_Text">Alice, do you know ......?</text:p>
      <text:p text:style-name="Preformatted_20_Text">#アリス</text:p>
      <text:p text:style-name="Preformatted_20_Text">ああ、何度か見かけた。</text:p>
      <text:p text:style-name="Preformatted_20_Text">多分、館の方にも毒の魔女のところから回収したやつがあると思うけど……。</text:p>
      <text:p text:style-name="Preformatted_20_Text"><text:soft-page-break/>Yeah, I've seen it a few times.</text:p>
      <text:p text:style-name="Preformatted_20_Text">Maybe there's one in the pavilion that was recovered from the poison witch's place. ......</text:p>
      <text:p text:style-name="Preformatted_20_Text">#リン</text:p>
      <text:p text:style-name="Preformatted_20_Text">本当！？</text:p>
      <text:p text:style-name="Preformatted_20_Text">それ、一つ分けてもらえることはできる？</text:p>
      <text:p text:style-name="Preformatted_20_Text">Really!</text:p>
      <text:p text:style-name="Preformatted_20_Text">Can you share one of those with me?</text:p>
      <text:p text:style-name="Preformatted_20_Text">#アリス</text:p>
      <text:p text:style-name="Preformatted_20_Text">ま、まてまて！</text:p>
      <text:p text:style-name="Preformatted_20_Text">あんな危ないものをやすやすと譲るわけには……。</text:p>
      <text:p text:style-name="Preformatted_20_Text">大体何に使うんだよ、あれを……。</text:p>
      <text:p text:style-name="Preformatted_20_Text">Wait, wait!</text:p>
      <text:p text:style-name="Preformatted_20_Text">We can't just give away such a dangerous thing so easily. ......</text:p>
      <text:p text:style-name="Preformatted_20_Text">What are you going to use it for, anyway? ......</text:p>
      <text:p text:style-name="Preformatted_20_Text">#リン</text:p>
      <text:p text:style-name="Preformatted_20_Text">……戦争を終わらせるの。</text:p>
      <text:p text:style-name="Preformatted_20_Text">...... end the war.</text:p>
      <text:p text:style-name="Preformatted_20_Text">#アリス</text:p>
      <text:p text:style-name="Preformatted_20_Text">あん……？</text:p>
      <text:p text:style-name="Preformatted_20_Text">An......?</text:p>
      <text:p text:style-name="Preformatted_20_Text">#リン</text:p>
      <text:p text:style-name="Preformatted_20_Text">たくさんの人が死んだの。</text:p>
      <text:p text:style-name="Preformatted_20_Text">私の仲間も、私の弟子も、その家族も、</text:p>
      <text:p text:style-name="Preformatted_20_Text">たくさん死んだの……。</text:p>
      <text:p text:style-name="Preformatted_20_Text">もう、手段を選んでいる暇はないの。</text:p>
      <text:p text:style-name="Preformatted_20_Text">賢者の石があれば、戦争に勝つことができる。</text:p>
      <text:p text:style-name="Preformatted_20_Text">そのために石を使うの。</text:p>
      <text:p text:style-name="Preformatted_20_Text">So many people died.</text:p>
      <text:p text:style-name="Preformatted_20_Text">My people, my students, their families.</text:p>
      <text:p text:style-name="Preformatted_20_Text">So many have died.......</text:p>
      <text:p text:style-name="Preformatted_20_Text">We don't have time to pick and choose anymore.</text:p>
      <text:p text:style-name="Preformatted_20_Text">With the Philosopher's Stone, we can win the war.</text:p>
      <text:p text:style-name="Preformatted_20_Text">That's what the stone is for.</text:p>
      <text:p text:style-name="Preformatted_20_Text">#アリス</text:p>
      <text:p text:style-name="Preformatted_20_Text">（そうか、こいつはここより未来か、</text:p>
      <text:p text:style-name="Preformatted_20_Text">過去の世界から来たんだったな……。）</text:p>
      <text:p text:style-name="Preformatted_20_Text">……………。</text:p>
      <text:p text:style-name="Preformatted_20_Text">お前の世界がどういう状況で、</text:p>
      <text:p text:style-name="Preformatted_20_Text">何の戦争が起きているのかは知らないけど、</text:p>
      <text:p text:style-name="Preformatted_20_Text">こんなものに頼っても、ろくなことにならないと思うぞ。</text:p>
      <text:p text:style-name="Preformatted_20_Text">（Oh, so he's from the future.</text:p>
      <text:p text:style-name="Preformatted_20_Text">He's from the past. .......)</text:p>
      <text:p text:style-name="Preformatted_20_Text">................</text:p>
      <text:p text:style-name="Preformatted_20_Text">I don't know what's going on in your world.</text:p>
      <text:p text:style-name="Preformatted_20_Text">I don't know what war is going on in your world.</text:p>
      <text:p text:style-name="Preformatted_20_Text">I don't know what kind of war is going on in your world, but I don't think you're going to get very far relying on this stuff.</text:p>
      <text:p text:style-name="Preformatted_20_Text">#リン</text:p>
      <text:p text:style-name="Preformatted_20_Text">……そうかもしれない。</text:p>
      <text:p text:style-name="Preformatted_20_Text">でも、私はやらないといけないの。</text:p>
      <text:p text:style-name="Preformatted_20_Text">死んでいったみんなのために……。</text:p>
      <text:p text:style-name="Preformatted_20_Text">......You may be right.</text:p>
      <text:p text:style-name="Preformatted_20_Text">But I have to.</text:p>
      <text:p text:style-name="Preformatted_20_Text">For everyone who has died. ......</text:p>
      <text:p text:style-name="Preformatted_20_Text">#アリス</text:p>
      <text:p text:style-name="Preformatted_20_Text">リン……。</text:p>
      <text:p text:style-name="Preformatted_20_Text">Lynn.......</text:p>
      <text:p text:style-name="Preformatted_20_Text">#リン</text:p>
      <text:p text:style-name="Preformatted_20_Text">アリス……、賢者の石をもってバルバロッサ山へ来て……。</text:p>
      <text:p text:style-name="Preformatted_20_Text">あそこならマナがたくさんある。</text:p>
      <text:p text:style-name="Preformatted_20_Text">きっと、実体化ができるから、</text:p>
      <text:p text:style-name="Preformatted_20_Text">賢者の石を手渡しで受け取れるわ。</text:p>
      <text:p text:style-name="Preformatted_20_Text">まってるわよ……。</text:p>
      <text:p text:style-name="Preformatted_20_Text"><text:soft-page-break/>Alice ......, come to Mount Barbarossa with the Philosopher's Stone .......</text:p>
      <text:p text:style-name="Preformatted_20_Text">There is a lot of mana there.</text:p>
      <text:p text:style-name="Preformatted_20_Text">I'm sure you can materialize.</text:p>
      <text:p text:style-name="Preformatted_20_Text">You can get the Philosopher's Stone in hand.</text:p>
      <text:p text:style-name="Preformatted_20_Text">I'll be waiting for you. ......</text:p>
      <text:p text:style-name="Preformatted_20_Text">#アリス</text:p>
      <text:p text:style-name="Preformatted_20_Text">リン！！</text:p>
      <text:p text:style-name="Preformatted_20_Text">……………。</text:p>
      <text:p text:style-name="Preformatted_20_Text">バルバロッサ山か……。</text:p>
      <text:p text:style-name="Preformatted_20_Text">Lynn!</text:p>
      <text:p text:style-name="Preformatted_20_Text">................</text:p>
      <text:p text:style-name="Preformatted_20_Text">Mount Barbarossa or .......</text:p>
      <text:p text:style-name="Preformatted_20_Text">[cn]</text:p>
      <text:p text:style-name="Preformatted_20_Text">アリスは足元に落ちているビー玉を拾い上げ、</text:p>
      <text:p text:style-name="Preformatted_20_Text">バルバロッサ山の位置する、</text:p>
      <text:p text:style-name="Preformatted_20_Text">北の空を見上げるのだった。</text:p>
      <text:p text:style-name="Preformatted_20_Text">Alice picks up a marble that has fallen at her feet and</text:p>
      <text:p text:style-name="Preformatted_20_Text">She looked up at the northern sky, where Mount Barbarossa is located.</text:p>
      <text:p text:style-name="Preformatted_20_Text">The sky to the north, where Mount Barbarossa is located.</text:p>
      <text:p text:style-name="Preformatted_20_Text"/>
      <text:p text:style-name="Preformatted_20_Text">C:\Users\James Phillips\Desktop\Games\WargameAliceGit\MinimizedScenarios\min_s0901.txt</text:p>
      <text:p text:style-name="Preformatted_20_Text">#アリス</text:p>
      <text:p text:style-name="Preformatted_20_Text">よーし！　あらかたとり尽したな。</text:p>
      <text:p text:style-name="Preformatted_20_Text">撤収だーーーーー！！！</text:p>
      <text:p text:style-name="Preformatted_20_Text">All right!　We've taken all we can get.</text:p>
      <text:p text:style-name="Preformatted_20_Text">Let's move out!</text:p>
      <text:p text:style-name="Preformatted_20_Text">#アリス</text:p>
      <text:p text:style-name="Preformatted_20_Text">わっ！！</text:p>
      <text:p text:style-name="Preformatted_20_Text">なんだ、敵か！！</text:p>
      <text:p text:style-name="Preformatted_20_Text">Whoa!</text:p>
      <text:p text:style-name="Preformatted_20_Text">Oh, my God, it's the enemy!</text:p>
      <text:p text:style-name="Preformatted_20_Text">#？？？</text:p>
      <text:p text:style-name="Preformatted_20_Text">ん？　あれ、ここは……。</text:p>
      <text:p text:style-name="Preformatted_20_Text">Hmm?　Hey, this is .......</text:p>
      <text:p text:style-name="Preformatted_20_Text">#アリス</text:p>
      <text:p text:style-name="Preformatted_20_Text">……お、オイ。</text:p>
      <text:p text:style-name="Preformatted_20_Text">お前誰だよ。</text:p>
      <text:p text:style-name="Preformatted_20_Text">……ってか人間か？</text:p>
      <text:p text:style-name="Preformatted_20_Text">そのみょうちくりんな格好はなんだよ。</text:p>
      <text:p text:style-name="Preformatted_20_Text">...... Oh, hey.</text:p>
      <text:p text:style-name="Preformatted_20_Text">Who are you?</text:p>
      <text:p text:style-name="Preformatted_20_Text">Are you ...... or a human being?</text:p>
      <text:p text:style-name="Preformatted_20_Text">What's with that ridiculous outfit?</text:p>
      <text:p text:style-name="Preformatted_20_Text">#？？？</text:p>
      <text:p text:style-name="Preformatted_20_Text">んー、ねむい。</text:p>
      <text:p text:style-name="Preformatted_20_Text">ふわーあ……。</text:p>
      <text:p text:style-name="Preformatted_20_Text">Hmm, I'm sleepy.</text:p>
      <text:p text:style-name="Preformatted_20_Text">Whew... ......</text:p>
      <text:p text:style-name="Preformatted_20_Text">#アリス</text:p>
      <text:p text:style-name="Preformatted_20_Text">ん……、な、なんだ。</text:p>
      <text:p text:style-name="Preformatted_20_Text">き、きえた……。</text:p>
      <text:p text:style-name="Preformatted_20_Text">……………。</text:p>
      <text:p text:style-name="Preformatted_20_Text">ん？　なんだこれ。</text:p>
      <text:p text:style-name="Preformatted_20_Text">Hmm......, hey, what is it?</text:p>
      <text:p text:style-name="Preformatted_20_Text">Ki, ki ki .......</text:p>
      <text:p text:style-name="Preformatted_20_Text">................</text:p>
      <text:p text:style-name="Preformatted_20_Text">Hmm?　What's this?</text:p>
      <text:p text:style-name="Preformatted_20_Text">[cn]</text:p>
      <text:p text:style-name="Preformatted_20_Text">アリスは、足元に落ちていた何かを拾い上げた。</text:p>
      <text:p text:style-name="Preformatted_20_Text">Alice picked up something that had fallen at her feet.</text:p>
      <text:p text:style-name="Preformatted_20_Text">#アリス</text:p>
      <text:p text:style-name="Preformatted_20_Text">ビー玉？</text:p>
      <text:p text:style-name="Preformatted_20_Text">あいつのものか？</text:p>
      <text:p text:style-name="Preformatted_20_Text"><text:soft-page-break/>……しかし、妙なやつだったな。</text:p>
      <text:p text:style-name="Preformatted_20_Text">お……お前この前の。</text:p>
      <text:p text:style-name="Preformatted_20_Text">A marble?</text:p>
      <text:p text:style-name="Preformatted_20_Text">Did it belong to that guy?</text:p>
      <text:p text:style-name="Preformatted_20_Text">...... But it was a strange one.</text:p>
      <text:p text:style-name="Preformatted_20_Text">Oh ...... you the other day.</text:p>
      <text:p text:style-name="Preformatted_20_Text">#？？？</text:p>
      <text:p text:style-name="Preformatted_20_Text">ん？　あ！　こんにちはー……。</text:p>
      <text:p text:style-name="Preformatted_20_Text">あれ、クロは？</text:p>
      <text:p text:style-name="Preformatted_20_Text">ねえ、クローーー？</text:p>
      <text:p text:style-name="Preformatted_20_Text">んー、私やることがあったような……。</text:p>
      <text:p text:style-name="Preformatted_20_Text">まあいっかぁ……。</text:p>
      <text:p text:style-name="Preformatted_20_Text">んー、ねむいなあ……。</text:p>
      <text:p text:style-name="Preformatted_20_Text">ふわーあ。</text:p>
      <text:p text:style-name="Preformatted_20_Text">Hmm?　Ah!　Hello .......</text:p>
      <text:p text:style-name="Preformatted_20_Text">Hey, where's Kuro?</text:p>
      <text:p text:style-name="Preformatted_20_Text">Hey, Krowoo?</text:p>
      <text:p text:style-name="Preformatted_20_Text">Hmm, I had something to do. ......</text:p>
      <text:p text:style-name="Preformatted_20_Text">Oh well... ......</text:p>
      <text:p text:style-name="Preformatted_20_Text">Hmm, I'm so sleepy. ......</text:p>
      <text:p text:style-name="Preformatted_20_Text">Whew.</text:p>
      <text:p text:style-name="Preformatted_20_Text">#アリス</text:p>
      <text:p text:style-name="Preformatted_20_Text">き、きえた……。</text:p>
      <text:p text:style-name="Preformatted_20_Text">なんだってんだ……一体。</text:p>
      <text:p text:style-name="Preformatted_20_Text">ん？　なんだこれ。</text:p>
      <text:p text:style-name="Preformatted_20_Text">It's gone. ......</text:p>
      <text:p text:style-name="Preformatted_20_Text">What in the world ......?</text:p>
      <text:p text:style-name="Preformatted_20_Text">What's this?　What's this?</text:p>
      <text:p text:style-name="Preformatted_20_Text">[cn]</text:p>
      <text:p text:style-name="Preformatted_20_Text">アリスは、足元に落ちていた何かを拾い上げた。</text:p>
      <text:p text:style-name="Preformatted_20_Text">Alice picks up something that had fallen at her feet.</text:p>
      <text:p text:style-name="Preformatted_20_Text">#アリス</text:p>
      <text:p text:style-name="Preformatted_20_Text">またビー玉だ……。</text:p>
      <text:p text:style-name="Preformatted_20_Text">お、お化け、亡霊とか、</text:p>
      <text:p text:style-name="Preformatted_20_Text">そんなんじゃないだろうな。</text:p>
      <text:p text:style-name="Preformatted_20_Text">ま、またか……。</text:p>
      <text:p text:style-name="Preformatted_20_Text">It's another marble. ......</text:p>
      <text:p text:style-name="Preformatted_20_Text">Oh, a ghost, a wraith, or...</text:p>
      <text:p text:style-name="Preformatted_20_Text">I hope it's not something like that.</text:p>
      <text:p text:style-name="Preformatted_20_Text">Well, not again. ......</text:p>
      <text:p text:style-name="Preformatted_20_Text">#？？？</text:p>
      <text:p text:style-name="Preformatted_20_Text">あっ！　さっきの子！</text:p>
      <text:p text:style-name="Preformatted_20_Text">ねえ、ちょっと聞きたいんだけど、</text:p>
      <text:p text:style-name="Preformatted_20_Text">バルバロッサ山ってどっちの方向かな？</text:p>
      <text:p text:style-name="Preformatted_20_Text">Ah!　The girl from earlier!</text:p>
      <text:p text:style-name="Preformatted_20_Text">Hey, let me ask you something.</text:p>
      <text:p text:style-name="Preformatted_20_Text">Which direction is Mount Barbarossa?</text:p>
      <text:p text:style-name="Preformatted_20_Text">#アリス</text:p>
      <text:p text:style-name="Preformatted_20_Text">ば、バルバロッサ山ぁ？</text:p>
      <text:p text:style-name="Preformatted_20_Text">知るかよ、そんな山。</text:p>
      <text:p text:style-name="Preformatted_20_Text">Mount Barbarossa?</text:p>
      <text:p text:style-name="Preformatted_20_Text">I don't know, it's a mountain.</text:p>
      <text:p text:style-name="Preformatted_20_Text">#？？？</text:p>
      <text:p text:style-name="Preformatted_20_Text">うぅ……そっか。</text:p>
      <text:p text:style-name="Preformatted_20_Text">参ったなぁ、日が暮れるまでに行かなきゃいけないのに。</text:p>
      <text:p text:style-name="Preformatted_20_Text">Ugh. ...... I see.</text:p>
      <text:p text:style-name="Preformatted_20_Text">Oh no, we have to get there before nightfall.</text:p>
      <text:p text:style-name="Preformatted_20_Text"><text:s text:c="14"/>I have to go before the day ends.</text:p>
      <text:p text:style-name="Preformatted_20_Text">#アリス</text:p>
      <text:p text:style-name="Preformatted_20_Text">ちょ、ちょっと待て、前から思ってたが、</text:p>
      <text:p text:style-name="Preformatted_20_Text">お前一体何もんだ？</text:p>
      <text:p text:style-name="Preformatted_20_Text">突然現れるし、不気味でしょうがないぞ。</text:p>
      <text:p text:style-name="Preformatted_20_Text">Wait a minute. I've been thinking.</text:p>
      <text:p text:style-name="Preformatted_20_Text"><text:soft-page-break/>Who the hell are you?</text:p>
      <text:p text:style-name="Preformatted_20_Text">You show up out of nowhere, and you're creepy as hell.</text:p>
      <text:p text:style-name="Preformatted_20_Text">#？？？</text:p>
      <text:p text:style-name="Preformatted_20_Text">突然……？　ああ！</text:p>
      <text:p text:style-name="Preformatted_20_Text">そっか……じゃあこれはそういう。</text:p>
      <text:p text:style-name="Preformatted_20_Text">Suddenly ......?　Oh!</text:p>
      <text:p text:style-name="Preformatted_20_Text">I see... ...... then that's what this is called.</text:p>
      <text:p text:style-name="Preformatted_20_Text"><text:s text:c="19"/>So that's how it makes other people feel.</text:p>
      <text:p text:style-name="Preformatted_20_Text">#アリス</text:p>
      <text:p text:style-name="Preformatted_20_Text">オイ、一人でぶつぶつ言っててもわかんねえよ……。</text:p>
      <text:p text:style-name="Preformatted_20_Text">Oi, I don't know what you're mumbling all by yourself. ......</text:p>
      <text:p text:style-name="Preformatted_20_Text">#？？？</text:p>
      <text:p text:style-name="Preformatted_20_Text">ええっと、詳しくは言えないから……。</text:p>
      <text:p text:style-name="Preformatted_20_Text">とりあえず私の名前は「リン」でいいわ！</text:p>
      <text:p text:style-name="Preformatted_20_Text">Well, I can't give you any details, so please go to .......</text:p>
      <text:p text:style-name="Preformatted_20_Text">For now, my name is "Lynn"!</text:p>
      <text:p text:style-name="Preformatted_20_Text"/>
      <text:p text:style-name="P25"><text:span text:style-name="T20">Umm,</text:span><text:span text:style-name="T21"> </text:span><text:span text:style-name="T20">I</text:span><text:span text:style-name="T21"> </text:span><text:span text:style-name="T20">can't</text:span><text:span text:style-name="T21"> </text:span><text:span text:style-name="T20">give</text:span><text:span text:style-name="T21"> </text:span><text:span text:style-name="T20">you</text:span><text:span text:style-name="T21"> </text:span><text:span text:style-name="T20">too</text:span><text:span text:style-name="T21"> </text:span><text:span text:style-name="T20">many</text:span><text:span text:style-name="T21"> </text:span><text:span text:style-name="T20">details...</text:span><text:span text:style-name="T21"> </text:span><text:span text:style-name="T20">But</text:span><text:span text:style-name="T21"> </text:span><text:span text:style-name="T20">let's</text:span><text:span text:style-name="T21"> </text:span><text:span text:style-name="T20">just</text:span><text:span text:style-name="T21"> </text:span><text:span text:style-name="T20">say</text:span><text:span text:style-name="T21"> </text:span><text:span text:style-name="T20">my</text:span><text:span text:style-name="T21"> </text:span><text:span text:style-name="T20">name</text:span><text:span text:style-name="T21"> </text:span><text:span text:style-name="T20">is</text:span><text:span text:style-name="T21"> </text:span><text:span text:style-name="T20">"Lin"!</text:span> </text:p>
      <text:p text:style-name="Preformatted_20_Text">#アリス</text:p>
      <text:p text:style-name="Preformatted_20_Text">でいいわってオイ……。</text:p>
      <text:p text:style-name="Preformatted_20_Text">I'll just call you Lynn. ......</text:p>
      <text:p text:style-name="P19">Sure, whatever I guess...</text:p>
      <text:p text:style-name="Preformatted_20_Text">#リン</text:p>
      <text:p text:style-name="Preformatted_20_Text">あなたの名前は？</text:p>
      <text:p text:style-name="Preformatted_20_Text">What's your name?</text:p>
      <text:p text:style-name="Preformatted_20_Text">#アリス</text:p>
      <text:p text:style-name="Preformatted_20_Text">私はアリスだ。華の魔女アリス。</text:p>
      <text:p text:style-name="Preformatted_20_Text">I'm Alice. Alice the flower witch.</text:p>
      <text:p text:style-name="Preformatted_20_Text">#リン</text:p>
      <text:p text:style-name="Preformatted_20_Text">魔女！　あなた、魔女なのね！</text:p>
      <text:p text:style-name="Preformatted_20_Text">Witch!　You're a witch!</text:p>
      <text:p text:style-name="P25"><text:span text:style-name="T20"><text:s text:c="11"/>You're...really</text:span><text:span text:style-name="T21"> </text:span><text:span text:style-name="T20">a</text:span><text:span text:style-name="T21"> </text:span><text:span text:style-name="T20">witch?!</text:span> </text:p>
      <text:p text:style-name="Preformatted_20_Text">#アリス</text:p>
      <text:p text:style-name="Preformatted_20_Text">クフフッ！　そうだ、驚いたか！</text:p>
      <text:p text:style-name="Preformatted_20_Text">Kuh-huh!　Yes, what a surprise!</text:p>
      <text:p text:style-name="Preformatted_20_Text"><text:s text:c="20"/>That's right, surprised! </text:p>
      <text:p text:style-name="Preformatted_20_Text">#リン</text:p>
      <text:p text:style-name="Preformatted_20_Text">私もなの！</text:p>
      <text:p text:style-name="Preformatted_20_Text">Me too! Me too!</text:p>
      <text:p text:style-name="Preformatted_20_Text">#アリス</text:p>
      <text:p text:style-name="Preformatted_20_Text">んなっ！？　ま、マジか……。</text:p>
      <text:p text:style-name="Preformatted_20_Text">いや、そうか、突然現れるのも魔法だったわけだな。</text:p>
      <text:p text:style-name="Preformatted_20_Text">What?　Are you serious? .......</text:p>
      <text:p text:style-name="Preformatted_20_Text">No, I see, so it was magic for them to suddenly appear.</text:p>
      <text:p text:style-name="Preformatted_20_Text">#リン</text:p>
      <text:p text:style-name="Preformatted_20_Text">そうなの！　詳しくは話せないけど魔法なの！</text:p>
      <text:p text:style-name="Preformatted_20_Text">ん……そろそろ時間みたい。</text:p>
      <text:p text:style-name="Preformatted_20_Text">アリスちゃん……また、会いましょう……。</text:p>
      <text:p text:style-name="Preformatted_20_Text">ふあーあ。</text:p>
      <text:p text:style-name="Preformatted_20_Text">Yes, it was!　I can't tell you the details, but it's magic!</text:p>
      <text:p text:style-name="Preformatted_20_Text">Hmm ...... I guess it's time to go.</text:p>
      <text:p text:style-name="Preformatted_20_Text">Alice, ...... see you again. ......</text:p>
      <text:p text:style-name="Preformatted_20_Text">Whew.</text:p>
      <text:p text:style-name="Preformatted_20_Text"><text:s text:c="2"/>Ya~awn</text:p>
      <text:p text:style-name="Preformatted_20_Text">#アリス</text:p>
      <text:p text:style-name="Preformatted_20_Text">消えた……。</text:p>
      <text:p text:style-name="Preformatted_20_Text">一体何の魔法なんだ、</text:p>
      <text:p text:style-name="Preformatted_20_Text">「眠気」がトリガーみたいだけど……。</text:p>
      <text:p text:style-name="Preformatted_20_Text">このビー玉にも、何か意味があるのか……？</text:p>
      <text:p text:style-name="Preformatted_20_Text">な、なんだ、リンか。</text:p>
      <text:p text:style-name="Preformatted_20_Text">何回見ても驚いちまうぜ……クソ。</text:p>
      <text:p text:style-name="Preformatted_20_Text">It's gone.......</text:p>
      <text:p text:style-name="Preformatted_20_Text"><text:soft-page-break/><text:s text:c="2"/>She's gone...</text:p>
      <text:p text:style-name="Preformatted_20_Text">What kind of magic is this?</text:p>
      <text:p text:style-name="Preformatted_20_Text"><text:s text:c="2"/>What kind of magic was that?</text:p>
      <text:p text:style-name="Preformatted_20_Text">Seems to be triggered by "sleepiness." ......</text:p>
      <text:p text:style-name="Preformatted_20_Text"><text:s text:c="2"/>It seems to be triggered by "sleepiness.", but ......</text:p>
      <text:p text:style-name="Preformatted_20_Text">Does this marble mean anything to you, too: ......?</text:p>
      <text:p text:style-name="Preformatted_20_Text"><text:s text:c="2"/>This marble as well, does it mean anything?</text:p>
      <text:p text:style-name="Preformatted_20_Text">What the hell, Lynn?</text:p>
      <text:p text:style-name="Preformatted_20_Text"><text:s text:c="2"/>W-what the hell, Rin.</text:p>
      <text:p text:style-name="Preformatted_20_Text">You never cease to amaze me. ......</text:p>
      <text:p text:style-name="P18"><text:span text:style-name="T9">I don't think I'll ever get used to you appearing from thin air...damn</text:span> </text:p>
      <text:p text:style-name="Preformatted_20_Text">#リン</text:p>
      <text:p text:style-name="Preformatted_20_Text">あっ、アリスちゃん！！</text:p>
      <text:p text:style-name="Preformatted_20_Text">また会えたね！</text:p>
      <text:p text:style-name="Preformatted_20_Text">Oh, Alice!</text:p>
      <text:p text:style-name="Preformatted_20_Text">Nice to see you again!</text:p>
      <text:p text:style-name="Preformatted_20_Text">#アリス</text:p>
      <text:p text:style-name="Preformatted_20_Text">おう、しかし、その妙な魔法はなんなんだよ。</text:p>
      <text:p text:style-name="Preformatted_20_Text">その口ぶりから、狙ったところに</text:p>
      <text:p text:style-name="Preformatted_20_Text">移動するようなワープ呪文でもないんだろ？</text:p>
      <text:p text:style-name="Preformatted_20_Text">Oh, but what is that strange magic?</text:p>
      <text:p text:style-name="Preformatted_20_Text"><text:s text:c="2"/><text:span text:style-name="T2">Oh, but seriously, what's that strange magic you're using?</text:span> </text:p>
      <text:p text:style-name="Preformatted_20_Text">From the way you're talking, it's not a warp spell that moves you to where you're aiming, is it?</text:p>
      <text:p text:style-name="Preformatted_20_Text">It's not some kind of warp spell that moves you where you want to go, is it?</text:p>
      <text:p text:style-name="P18"><text:span text:style-name="T2"><text:s text:c="2"/></text:span><text:span text:style-name="T9">From the way you were talking, it doesn't sound like a warp spell where you can move to a chosen location.</text:span><text:span text:style-name="T2"> </text:span></text:p>
      <text:p text:style-name="Preformatted_20_Text">#リン</text:p>
      <text:p text:style-name="Preformatted_20_Text">うんと……、魔女協会の規定で、</text:p>
      <text:p text:style-name="Preformatted_20_Text">うっかり口を滑らせると大目玉なんだけど……。</text:p>
      <text:p text:style-name="Preformatted_20_Text">うん、このくらいならいってもいいかな。</text:p>
      <text:p text:style-name="Preformatted_20_Text">Um, ......, by the rules of the Witches' Guild.</text:p>
      <text:p text:style-name="Preformatted_20_Text">It's a big eye-opener if you accidentally slip up. ......</text:p>
      <text:p text:style-name="Preformatted_20_Text">Yeah, I'd be willing to go this far.</text:p>
      <text:p text:style-name="P18"><text:span text:style-name="T2">Well... According to the rules of the Witch Association, I could get into big trouble for accidentally revealing too much. But, I suppose it's okay to tell you this much</text:span> </text:p>
      <text:p text:style-name="Preformatted_20_Text"/>
      <text:p text:style-name="P18"><text:span text:style-name="T9">Well...according to the rules of the Witches Association, I could get into big trouble for accidentally revealing too much, but...yeah, if I don't say too much, it should be fine, right?</text:span> </text:p>
      <text:p text:style-name="Preformatted_20_Text">#アリス</text:p>
      <text:p text:style-name="Preformatted_20_Text">なんだよ、もったいぶらずに言えよ。</text:p>
      <text:p text:style-name="Preformatted_20_Text">What the heck, don't be so presumptuous, just say it.</text:p>
      <text:p text:style-name="P18"><text:span text:style-name="T2">What the heck? Don't be so stingy and spill it already</text:span>.</text:p>
      <text:p text:style-name="Preformatted_20_Text">#リン</text:p>
      <text:p text:style-name="Preformatted_20_Text">この呪文は世界に一つだけの呪文。</text:p>
      <text:p text:style-name="Preformatted_20_Text">ほとんどの魔女が知らない……、</text:p>
      <text:p text:style-name="Preformatted_20_Text">時を操る呪文……。</text:p>
      <text:p text:style-name="Preformatted_20_Text">……なーんて、かっこいいでしょ！</text:p>
      <text:p text:style-name="Preformatted_20_Text">This spell is the only spell in the world.</text:p>
      <text:p text:style-name="Preformatted_20_Text">Most witches don't know it. ......</text:p>
      <text:p text:style-name="Preformatted_20_Text">The spell to control time: .......</text:p>
      <text:p text:style-name="Preformatted_20_Text">......... Isn't that cool!</text:p>
      <text:p text:style-name="Preformatted_20_Text"/>
      <text:p text:style-name="P18"><text:span text:style-name="T2">This spell is the only one of its kind in the world. Most witches don't know it... It's a spell that manipulates time...</text:span> </text:p>
      <text:p text:style-name="P18"><text:span text:style-name="T9">...just kidding, but wouldn't that be cool?</text:span> </text:p>
      <text:p text:style-name="Preformatted_20_Text">#アリス</text:p>
      <text:p text:style-name="Preformatted_20_Text">は、はあ！？</text:p>
      <text:p text:style-name="Preformatted_20_Text">おまえ、ふざけてんじゃ……！</text:p>
      <text:p text:style-name="Preformatted_20_Text"><text:soft-page-break/>Ha, ha!</text:p>
      <text:p text:style-name="Preformatted_20_Text">You've got to be kidding me ......!</text:p>
      <text:p text:style-name="Preformatted_20_Text"/>
      <text:p text:style-name="P18"><text:span text:style-name="T2">H-Huh?! You're jerking me around...</text:span> </text:p>
      <text:p text:style-name="Preformatted_20_Text">#リン</text:p>
      <text:p text:style-name="Preformatted_20_Text">あっ、そろそろ時間だ。</text:p>
      <text:p text:style-name="Preformatted_20_Text">ふあーあ……、じゃあね、アリスちゃん。</text:p>
      <text:p text:style-name="Preformatted_20_Text">Oh, it's time to go.</text:p>
      <text:p text:style-name="Preformatted_20_Text">Whew... ......, see you later, Alice.</text:p>
      <text:p text:style-name="P18"><text:span text:style-name="T9">Ah, it's about time. Ya~awn...see you later, Alice.</text:span> </text:p>
      <text:p text:style-name="Preformatted_20_Text">#アリス</text:p>
      <text:p text:style-name="Preformatted_20_Text">お、オイ！！</text:p>
      <text:p text:style-name="Preformatted_20_Text">Hey!</text:p>
      <text:p text:style-name="Preformatted_20_Text">H-hey!</text:p>
      <text:p text:style-name="Preformatted_20_Text">#アリス</text:p>
      <text:p text:style-name="Preformatted_20_Text">く、クソ……。</text:p>
      <text:p text:style-name="Preformatted_20_Text">なんだってんだ……。</text:p>
      <text:p text:style-name="Preformatted_20_Text">時を操る呪文だって！？</text:p>
      <text:p text:style-name="Preformatted_20_Text">冗談なのか本気なのか……。</text:p>
      <text:p text:style-name="Preformatted_20_Text">……またビー玉落ちてるし。</text:p>
      <text:p text:style-name="Preformatted_20_Text">くそう、もう一回出てこねえかなぁ。</text:p>
      <text:p text:style-name="Preformatted_20_Text">で、出たな！　リン！！</text:p>
      <text:p text:style-name="Preformatted_20_Text">Damn it, damn .......</text:p>
      <text:p text:style-name="Preformatted_20_Text">What the hell .......</text:p>
      <text:p text:style-name="Preformatted_20_Text">A spell to control time!</text:p>
      <text:p text:style-name="Preformatted_20_Text">Are you joking or serious? ......</text:p>
      <text:p text:style-name="Preformatted_20_Text">...... marbles are falling again.</text:p>
      <text:p text:style-name="Preformatted_20_Text">Damn, I hope it comes out again.</text:p>
      <text:p text:style-name="Preformatted_20_Text">And there you go!　Lynn!</text:p>
      <text:p text:style-name="Preformatted_20_Text"/>
      <text:p text:style-name="P18"><text:span text:style-name="T2">Sh-Shit...what's going on...a spell that controls time!?</text:span> </text:p>
      <text:p text:style-name="P18"><text:span text:style-name="T9">Was that really a joke, or was it actually the truth...</text:span> </text:p>
      <text:p text:style-name="P18"><text:span text:style-name="T9">...and yet another marble has fallen...</text:span> </text:p>
      <text:p text:style-name="P18"><text:span text:style-name="T9">Damn it, I hope she'll appear again.</text:span><text:span text:style-name="T2"> </text:span></text:p>
      <text:p text:style-name="P18"><text:span text:style-name="T2">T-there she is! Rin!!</text:span> </text:p>
      <text:p text:style-name="P18"/>
      <text:p text:style-name="Preformatted_20_Text">#リン</text:p>
      <text:p text:style-name="Preformatted_20_Text">え、な、なになに？</text:p>
      <text:p text:style-name="Preformatted_20_Text">殺気立っちゃって。</text:p>
      <text:p text:style-name="Preformatted_20_Text">What, what, what?</text:p>
      <text:p text:style-name="Preformatted_20_Text">You're killing me.</text:p>
      <text:p text:style-name="P18"><text:span text:style-name="T2">Huh, w-what's up? You're giving off a murderous vibe.</text:span> </text:p>
      <text:p text:style-name="Preformatted_20_Text">#アリス</text:p>
      <text:p text:style-name="Preformatted_20_Text">うるさい、観念しろーーー！</text:p>
      <text:p text:style-name="Preformatted_20_Text">Shut up and give up!</text:p>
      <text:p text:style-name="P18"><text:span text:style-name="T2">Shut up and give up already!</text:span> </text:p>
      <text:p text:style-name="Preformatted_20_Text">#アリス</text:p>
      <text:p text:style-name="Preformatted_20_Text">んなっ！！！　すりぬけた……？</text:p>
      <text:p text:style-name="Preformatted_20_Text">ど、どうなってんだ……。</text:p>
      <text:p text:style-name="Preformatted_20_Text">What the hell!　You slipped through ......?</text:p>
      <text:p text:style-name="Preformatted_20_Text">What the hell is going on .......</text:p>
      <text:p text:style-name="P18"><text:span text:style-name="T2">Wha-!!! It went through...? What's going on...?</text:span> </text:p>
      <text:p text:style-name="Preformatted_20_Text">#リン</text:p>
      <text:p text:style-name="Preformatted_20_Text">あー……。その。</text:p>
      <text:p text:style-name="Preformatted_20_Text">Uh ....... That.</text:p>
      <text:p text:style-name="Preformatted_20_Text">#アリス</text:p>
      <text:p text:style-name="Preformatted_20_Text">オイ！　その魔法は一体何なんだ！</text:p>
      <text:p text:style-name="Preformatted_20_Text">そんなびっくり呪文を使う魔女が無名だなんて。</text:p>
      <text:p text:style-name="Preformatted_20_Text">それに、時を操るってのはなんなんだ！</text:p>
      <text:p text:style-name="Preformatted_20_Text"><text:soft-page-break/>Hey!　What the hell is that magic!</text:p>
      <text:p text:style-name="Preformatted_20_Text">I can't believe that a witch who uses such a surprise spell is unknown.</text:p>
      <text:p text:style-name="Preformatted_20_Text">And what's with the time manipulation!</text:p>
      <text:p text:style-name="P18"><text:span text:style-name="T2">Hey! What the heck was that magic!? A witch who uses such a surprising spell is unknown? Besides, what does it mean to manipulate time!?</text:span> </text:p>
      <text:p text:style-name="Preformatted_20_Text">#リン</text:p>
      <text:p text:style-name="Preformatted_20_Text">い、いや、だからそれは言っちゃいけなくて……。</text:p>
      <text:p text:style-name="Preformatted_20_Text">さ、さよなら～……。</text:p>
      <text:p text:style-name="Preformatted_20_Text">No, no, so I shouldn't say that. ......</text:p>
      <text:p text:style-name="Preformatted_20_Text">Bye, bye~ .......</text:p>
      <text:p text:style-name="P18"><text:span text:style-name="T2">N-No, well, I wasn't supposed to say that..." "W-Well then, goodbye~..</text:span> </text:p>
      <text:p text:style-name="Preformatted_20_Text">#アリス</text:p>
      <text:p text:style-name="Preformatted_20_Text">あっ！　消えやがった！</text:p>
      <text:p text:style-name="Preformatted_20_Text">クソ！　……自分から消えることもできるのか。</text:p>
      <text:p text:style-name="Preformatted_20_Text">……ビー玉はちゃんと落としていくんだな。</text:p>
      <text:p text:style-name="Preformatted_20_Text">あっ、出たなリン！</text:p>
      <text:p text:style-name="Preformatted_20_Text">Ah!　It's gone!</text:p>
      <text:p text:style-name="Preformatted_20_Text">Shit!　Can you disappear yourself ......?</text:p>
      <text:p text:style-name="Preformatted_20_Text">...... You've got to drop the marbles properly.</text:p>
      <text:p text:style-name="Preformatted_20_Text">Oh, there you go, Lynn!</text:p>
      <text:p text:style-name="P18"><text:span text:style-name="T2">Ah! She disappeared! Damn it! ...So she can even disappear on her own. ...And the marbles are dropping properly. Ah, Rin appeared again!</text:span> </text:p>
      <text:p text:style-name="Preformatted_20_Text">#リン</text:p>
      <text:p text:style-name="Preformatted_20_Text">わっ！　あ、アリスちゃん……。</text:p>
      <text:p text:style-name="Preformatted_20_Text">Whoa!　Oh, Alice. ......</text:p>
      <text:p text:style-name="Preformatted_20_Text">#アリス</text:p>
      <text:p text:style-name="Preformatted_20_Text">今日こそ、そのびっくり魔法の秘密を暴露してもらおうか！</text:p>
      <text:p text:style-name="Preformatted_20_Text">Today's the day we're going to have you reveal the secret of your amazing magic!</text:p>
      <text:p text:style-name="Preformatted_20_Text">#リン</text:p>
      <text:p text:style-name="Preformatted_20_Text">うぅ～……だから言っちゃダメなんだって。</text:p>
      <text:p text:style-name="Preformatted_20_Text">Ugh~ ...... so you're not allowed to tell me.</text:p>
      <text:p text:style-name="P18"><text:span text:style-name="T2">Ugh, that's why I said you shouldn't say it. What do you mean?</text:span> </text:p>
      <text:p text:style-name="P18"><text:span text:style-name="T9">Ugh...I already told you I'm not allowed to say</text:span> </text:p>
      <text:p text:style-name="Preformatted_20_Text">#アリス</text:p>
      <text:p text:style-name="Preformatted_20_Text">……………。</text:p>
      <text:p text:style-name="Preformatted_20_Text">................</text:p>
      <text:p text:style-name="Preformatted_20_Text">#リン</text:p>
      <text:p text:style-name="Preformatted_20_Text">うっ……わかったよぅ。</text:p>
      <text:p text:style-name="Preformatted_20_Text">ちょっとだけだからね？</text:p>
      <text:p text:style-name="Preformatted_20_Text">Ugh ...... I get it.</text:p>
      <text:p text:style-name="Preformatted_20_Text">It's just for a minute, okay?</text:p>
      <text:p text:style-name="P18"><text:span text:style-name="T2">Ugh... I understand, okay? Just a little bit, okay?</text:span> </text:p>
      <text:p text:style-name="Preformatted_20_Text">#アリス</text:p>
      <text:p text:style-name="Preformatted_20_Text">やった！　クフフッ！　いってみるもんだなぁ。</text:p>
      <text:p text:style-name="Preformatted_20_Text">Yes!　Yay!　I'll give it a try.</text:p>
      <text:p text:style-name="P18"><text:span text:style-name="T2">I guess I'll give it a try.</text:span> </text:p>
      <text:p text:style-name="P18"><text:s/>Yes! Kufufu! <text:span text:style-name="T2">I really want to see how this works.</text:span></text:p>
      <text:p text:style-name="P18"/>
      <text:p text:style-name="Preformatted_20_Text">#リン</text:p>
      <text:p text:style-name="Preformatted_20_Text">はぁ……これでまた階級降格だよう……。</text:p>
      <text:p text:style-name="Preformatted_20_Text">あのね、この魔法は「タイムトリップ」。</text:p>
      <text:p text:style-name="Preformatted_20_Text">つまり未来に行ったり、</text:p>
      <text:p text:style-name="Preformatted_20_Text">過去に行ったりできる魔法なの。</text:p>
      <text:p text:style-name="Preformatted_20_Text">Huh ......, I guess this is another demotion in rank .......</text:p>
      <text:p text:style-name="Preformatted_20_Text">You see, this magic is "time travel".</text:p>
      <text:p text:style-name="Preformatted_20_Text">In other words, it's a magic that lets you go to the future</text:p>
      <text:p text:style-name="Preformatted_20_Text">I mean, it's a magic that lets you go back in time.</text:p>
      <text:p text:style-name="P18"><text:soft-page-break/><text:span text:style-name="T2">Haah...with this, I'm demoted again. Listen, this magic is called 'Time Trip.' That means it's a magic that can take you to the future or the past.</text:span> </text:p>
      <text:p text:style-name="Preformatted_20_Text">#アリス</text:p>
      <text:p text:style-name="Preformatted_20_Text">あん？　漫画の世界じゃねえんだから、</text:p>
      <text:p text:style-name="Preformatted_20_Text">そんなことできるかよ。</text:p>
      <text:p text:style-name="Preformatted_20_Text">What?　This isn't the world of comic books.</text:p>
      <text:p text:style-name="Preformatted_20_Text">You can't do that.</text:p>
      <text:p text:style-name="P18"><text:span text:style-name="T2">Huh? This isn't a manga world, so how is that even possible?</text:span> </text:p>
      <text:p text:style-name="Preformatted_20_Text">#リン</text:p>
      <text:p text:style-name="Preformatted_20_Text">できるんだってば！</text:p>
      <text:p text:style-name="Preformatted_20_Text">確かにかなり難しい大魔法だから、</text:p>
      <text:p text:style-name="Preformatted_20_Text">発動するのは難しくて、</text:p>
      <text:p text:style-name="Preformatted_20_Text">私みたいな未熟な魔女だと、</text:p>
      <text:p text:style-name="Preformatted_20_Text">そんなに長くトリップしていられないの。</text:p>
      <text:p text:style-name="Preformatted_20_Text">すぐ魔力不足で眠くなってきちゃうのよ。</text:p>
      <text:p text:style-name="Preformatted_20_Text">しかもトリップ直後に記憶があいまいになったり、</text:p>
      <text:p text:style-name="Preformatted_20_Text">狙った時代より少しずれちゃったりと、</text:p>
      <text:p text:style-name="Preformatted_20_Text">とにかく繊細なのよ。</text:p>
      <text:p text:style-name="Preformatted_20_Text">さらにその時代に干渉できちゃうから</text:p>
      <text:p text:style-name="Preformatted_20_Text">制約もかなり多いの。</text:p>
      <text:p text:style-name="Preformatted_20_Text">偽名を名乗らなくちゃいけなかったりね。</text:p>
      <text:p text:style-name="Preformatted_20_Text">It can be done!</text:p>
      <text:p text:style-name="Preformatted_20_Text">It's a very difficult magic.</text:p>
      <text:p text:style-name="Preformatted_20_Text">It's a very difficult spell to cast.</text:p>
      <text:p text:style-name="Preformatted_20_Text">And for an inexperienced witch like me.</text:p>
      <text:p text:style-name="Preformatted_20_Text">I can't stay tripping for that long.</text:p>
      <text:p text:style-name="Preformatted_20_Text">I get drowsy because of the lack of magic power.</text:p>
      <text:p text:style-name="Preformatted_20_Text">Moreover, my memory becomes fuzzy right after the trip.</text:p>
      <text:p text:style-name="Preformatted_20_Text">or I'm a little out of sync with the time period I was aiming for.</text:p>
      <text:p text:style-name="Preformatted_20_Text">She is very sensitive.</text:p>
      <text:p text:style-name="Preformatted_20_Text">In addition, since I can interfere with the time period</text:p>
      <text:p text:style-name="Preformatted_20_Text">There are a lot of restrictions.</text:p>
      <text:p text:style-name="Preformatted_20_Text">You have to use a false name, for example.</text:p>
      <text:p text:style-name="Preformatted_20_Text"/>
      <text:p text:style-name="P19">I'm telling you, it's possible! It's a difficult high-level magic that allows you to "time trip," which means you can go to the future or the past. </text:p>
      <text:p text:style-name="P19"/>
      <text:p text:style-name="P19">Indeed, it is a considerably difficult high-level magic, so it is difficult to activate. </text:p>
      <text:p text:style-name="P19"/>
      <text:p text:style-name="P19">As an inexperienced witch like me, I can't stay on a trip that long. I become sleepy quickly due to the lack of magic power. </text:p>
      <text:p text:style-name="P19"/>
      <text:p text:style-name="P19">Moreover, after the trip, my memory becomes hazy and sometimes I end up a bit off from the intended time period. It's a delicate process, you see. </text:p>
      <text:p text:style-name="P19"/>
      <text:p text:style-name="P19">Furthermore, because I can interfere with that era, there are a lot of restrictions. </text:p>
      <text:p text:style-name="P18"><text:s/></text:p>
      <text:p text:style-name="P18"><text:span text:style-name="T2">And you have to use fake names and stuff.</text:span> </text:p>
      <text:p text:style-name="P18"/>
      <text:p text:style-name="Preformatted_20_Text">#アリス</text:p>
      <text:p text:style-name="Preformatted_20_Text">じゃあ体をすり抜けるってのは、</text:p>
      <text:p text:style-name="Preformatted_20_Text">どういうことだよ。</text:p>
      <text:p text:style-name="Preformatted_20_Text">So, what do you mean by "slip through the cracks"?</text:p>
      <text:p text:style-name="Preformatted_20_Text">What do you mean by "slip through the body"?</text:p>
      <text:p text:style-name="P18"><text:span text:style-name="T2">What do you mean by passing through the body?</text:span> </text:p>
      <text:p text:style-name="Preformatted_20_Text">But then how were you able to walk through the solid x using that?</text:p>
      <text:p text:style-name="Preformatted_20_Text"><text:soft-page-break/></text:p>
      <text:p text:style-name="Preformatted_20_Text">#リン</text:p>
      <text:p text:style-name="Preformatted_20_Text">マナの濃度が足りないと実体化すらできないの。</text:p>
      <text:p text:style-name="Preformatted_20_Text">前に出会った場所はマナの濃度が足りなかったのよ。</text:p>
      <text:p text:style-name="Preformatted_20_Text">If you don't have enough mana, you can't even materialize.</text:p>
      <text:p text:style-name="Preformatted_20_Text">The place we met before didn't have enough mana concentration.</text:p>
      <text:p text:style-name="P18"><text:span text:style-name="T2">Well, in order to materialize, I need a certain concentration of mana. The place where we first met didn't have enough mana, so I couldn't materialize there.</text:span> </text:p>
      <text:p text:style-name="Preformatted_20_Text"/>
      <text:p text:style-name="Preformatted_20_Text">#アリス</text:p>
      <text:p text:style-name="Preformatted_20_Text">ふうん？</text:p>
      <text:p text:style-name="Preformatted_20_Text">で、そんな難しい魔法を使って、何しようってんだよ。</text:p>
      <text:p text:style-name="Preformatted_20_Text">遊びでってのじゃなさそうだけど。</text:p>
      <text:p text:style-name="Preformatted_20_Text">Really?</text:p>
      <text:p text:style-name="Preformatted_20_Text">So, what are you going to do with such difficult magic?</text:p>
      <text:p text:style-name="Preformatted_20_Text">It doesn't sound like it's just for fun.</text:p>
      <text:p text:style-name="P18"><text:span text:style-name="T2">So, what are you planning to do by using such a difficult spell? It doesn't seem like you're just doing it for fun.</text:span> </text:p>
      <text:p text:style-name="Preformatted_20_Text">#リン</text:p>
      <text:p text:style-name="Preformatted_20_Text">あ……そろそろ限界かも。</text:p>
      <text:p text:style-name="Preformatted_20_Text">Ah ...... I think I might be running out of time.</text:p>
      <text:p text:style-name="P18"><text:span text:style-name="T2">Oh... I might be hitting my limit soon.</text:span> </text:p>
      <text:p text:style-name="Preformatted_20_Text">#アリス</text:p>
      <text:p text:style-name="Preformatted_20_Text">お、オイ！</text:p>
      <text:p text:style-name="Preformatted_20_Text">Oi!</text:p>
      <text:p text:style-name="Preformatted_20_Text">#リン</text:p>
      <text:p text:style-name="Preformatted_20_Text">ごめんねアリスちゃん……</text:p>
      <text:p text:style-name="Preformatted_20_Text">また会えたら話すから……。</text:p>
      <text:p text:style-name="Preformatted_20_Text">Sorry Alice. ......</text:p>
      <text:p text:style-name="Preformatted_20_Text">I'll talk to you when I see you again. ......</text:p>
      <text:p text:style-name="P18"><text:span text:style-name="T9">When we meet again, let's talk about...</text:span> </text:p>
      <text:p text:style-name="Preformatted_20_Text">#アリス</text:p>
      <text:p text:style-name="Preformatted_20_Text">……………。</text:p>
      <text:p text:style-name="Preformatted_20_Text">リン………。</text:p>
      <text:p text:style-name="Preformatted_20_Text">................</text:p>
      <text:p text:style-name="Preformatted_20_Text">Lynn ..........</text:p>
      <text:p text:style-name="Preformatted_20_Text">[cn]</text:p>
      <text:p text:style-name="Preformatted_20_Text">アリスは、地面に落ちたビー玉を拾い上げた。</text:p>
      <text:p text:style-name="Preformatted_20_Text">リン！！</text:p>
      <text:p text:style-name="Preformatted_20_Text">Alice picked up a marble that fell to the ground.</text:p>
      <text:p text:style-name="Preformatted_20_Text">Lynn!!!</text:p>
      <text:p text:style-name="Preformatted_20_Text">#リン</text:p>
      <text:p text:style-name="Preformatted_20_Text">アリス……ちゃん。</text:p>
      <text:p text:style-name="Preformatted_20_Text">Alice.......</text:p>
      <text:p text:style-name="Preformatted_20_Text">[cn]</text:p>
      <text:p text:style-name="Preformatted_20_Text">リンは現れるなり、地面に突っ伏した。</text:p>
      <text:p text:style-name="Preformatted_20_Text">Lynn plopped down on the ground as soon as she appeared.</text:p>
      <text:p text:style-name="Preformatted_20_Text">#アリス</text:p>
      <text:p text:style-name="Preformatted_20_Text">リン！！　どうしたんだ。</text:p>
      <text:p text:style-name="Preformatted_20_Text">Lynn!!!　What's wrong?</text:p>
      <text:p text:style-name="Preformatted_20_Text">#リン</text:p>
      <text:p text:style-name="Preformatted_20_Text">だ、大丈夫……魔力を使いすぎちゃって。</text:p>
      <text:p text:style-name="Preformatted_20_Text">It's okay, I used too much ...... magic.</text:p>
      <text:p text:style-name="Preformatted_20_Text"/>
      <text:p text:style-name="Preformatted_20_Text">I-I'm fine...I'm afraid I've just expended too much magical energy.</text:p>
      <text:p text:style-name="Preformatted_20_Text">#アリス</text:p>
      <text:p text:style-name="Preformatted_20_Text">リン……。</text:p>
      <text:p text:style-name="Preformatted_20_Text">Lynn.......</text:p>
      <text:p text:style-name="Preformatted_20_Text">#リン</text:p>
      <text:p text:style-name="Preformatted_20_Text">賢者の石さえあれば……。</text:p>
      <text:p text:style-name="Preformatted_20_Text"><text:soft-page-break/>If only I had a Philosopher's Stone.......</text:p>
      <text:p text:style-name="Preformatted_20_Text">#アリス</text:p>
      <text:p text:style-name="Preformatted_20_Text">賢者の石だって……？</text:p>
      <text:p text:style-name="Preformatted_20_Text">Even the Philosopher's Stone......?</text:p>
      <text:p text:style-name="P18"><text:span text:style-name="T9">Even you want a philosopher's stone...</text:span> ?</text:p>
      <text:p text:style-name="Preformatted_20_Text">#リン</text:p>
      <text:p text:style-name="Preformatted_20_Text">アリスちゃん、知ってるの……？</text:p>
      <text:p text:style-name="Preformatted_20_Text">Alice, do you know ......?</text:p>
      <text:p text:style-name="Preformatted_20_Text">#アリス</text:p>
      <text:p text:style-name="Preformatted_20_Text">ああ、何度か見かけた。</text:p>
      <text:p text:style-name="Preformatted_20_Text">多分、館の方にも毒の魔女のところから回収したやつがあると思うけど……。</text:p>
      <text:p text:style-name="Preformatted_20_Text">Yeah, I've seen it a few times.</text:p>
      <text:p text:style-name="Preformatted_20_Text">Maybe there's one in the pavilion that was recovered from the poison witch's place. ......</text:p>
      <text:p text:style-name="P18"><text:span text:style-name="T2">Oh yeah, I've seen it a few times. I think there's probably some that were recovered from the Poison Witch's place in the mansion, too...</text:span> </text:p>
      <text:p text:style-name="P18"><text:s text:c="40"/>mansion or laboratory in her mansion.</text:p>
      <text:p text:style-name="Preformatted_20_Text">#リン</text:p>
      <text:p text:style-name="Preformatted_20_Text">本当！？</text:p>
      <text:p text:style-name="Preformatted_20_Text">それ、一つ分けてもらえることはできる？</text:p>
      <text:p text:style-name="Preformatted_20_Text">Really!</text:p>
      <text:p text:style-name="Preformatted_20_Text">Can you share one of those with me?</text:p>
      <text:p text:style-name="P18"><text:span text:style-name="T2">Really!? Could you possibly give me a piece of it?</text:span> </text:p>
      <text:p text:style-name="Preformatted_20_Text">#アリス</text:p>
      <text:p text:style-name="Preformatted_20_Text">ま、まてまて！</text:p>
      <text:p text:style-name="Preformatted_20_Text">あんな危ないものをやすやすと譲るわけには……。</text:p>
      <text:p text:style-name="Preformatted_20_Text">大体何に使うんだよ、あれを……。</text:p>
      <text:p text:style-name="Preformatted_20_Text">Wait, wait!</text:p>
      <text:p text:style-name="Preformatted_20_Text">We can't just give away such a dangerous thing so easily. ......</text:p>
      <text:p text:style-name="Preformatted_20_Text">What are you going to use it for, anyway? ......</text:p>
      <text:p text:style-name="Preformatted_20_Text">#リン</text:p>
      <text:p text:style-name="Preformatted_20_Text">……戦争を終わらせるの。</text:p>
      <text:p text:style-name="Preformatted_20_Text">...... end the war.</text:p>
      <text:p text:style-name="Preformatted_20_Text">#アリス</text:p>
      <text:p text:style-name="Preformatted_20_Text">あん……？</text:p>
      <text:p text:style-name="Preformatted_20_Text">An......?</text:p>
      <text:p text:style-name="Preformatted_20_Text">#リン</text:p>
      <text:p text:style-name="Preformatted_20_Text">たくさんの人が死んだの。</text:p>
      <text:p text:style-name="Preformatted_20_Text">私の仲間も、私の弟子も、その家族も、</text:p>
      <text:p text:style-name="Preformatted_20_Text">たくさん死んだの……。</text:p>
      <text:p text:style-name="Preformatted_20_Text">もう、手段を選んでいる暇はないの。</text:p>
      <text:p text:style-name="Preformatted_20_Text">賢者の石があれば、戦争に勝つことができる。</text:p>
      <text:p text:style-name="Preformatted_20_Text">そのために石を使うの。</text:p>
      <text:p text:style-name="Preformatted_20_Text">So many people died.</text:p>
      <text:p text:style-name="Preformatted_20_Text">My people, my students, their families.</text:p>
      <text:p text:style-name="Preformatted_20_Text">So many have died.......</text:p>
      <text:p text:style-name="Preformatted_20_Text">We don't have time to pick and choose anymore.</text:p>
      <text:p text:style-name="Preformatted_20_Text">With the Philosopher's Stone, we can win the war.</text:p>
      <text:p text:style-name="Preformatted_20_Text">That's what the stone is for.</text:p>
      <text:p text:style-name="P19">I don't have time to choose my methods anymore. </text:p>
      <text:p text:style-name="P18"><text:span text:style-name="T2"><text:s text:c="2"/>- I like : </text:span><text:span text:style-name="T9">At this point, we're left with no other choice.</text:span><text:span text:style-name="T2"> </text:span></text:p>
      <text:p text:style-name="P18"><text:span text:style-name="T2">With the Philosopher's Stone, we can win the war. That's why I need to use the stone.</text:span> </text:p>
      <text:p text:style-name="Preformatted_20_Text">#アリス</text:p>
      <text:p text:style-name="Preformatted_20_Text">（そうか、こいつはここより未来か、</text:p>
      <text:p text:style-name="Preformatted_20_Text">過去の世界から来たんだったな……。）</text:p>
      <text:p text:style-name="Preformatted_20_Text">……………。</text:p>
      <text:p text:style-name="Preformatted_20_Text">お前の世界がどういう状況で、</text:p>
      <text:p text:style-name="Preformatted_20_Text">何の戦争が起きているのかは知らないけど、</text:p>
      <text:p text:style-name="Preformatted_20_Text">こんなものに頼っても、ろくなことにならないと思うぞ。</text:p>
      <text:p text:style-name="Preformatted_20_Text">（Oh, so he's from the future.</text:p>
      <text:p text:style-name="Preformatted_20_Text">He's from the past. .......)</text:p>
      <text:p text:style-name="Preformatted_20_Text"><text:soft-page-break/>................</text:p>
      <text:p text:style-name="Preformatted_20_Text">I don't know what's going on in your world.</text:p>
      <text:p text:style-name="Preformatted_20_Text">I don't know what war is going on in your world.</text:p>
      <text:p text:style-name="Preformatted_20_Text">I don't know what kind of war is going on in your world, but I don't think you're going to get very far relying on this stuff.</text:p>
      <text:p text:style-name="Preformatted_20_Text"/>
      <text:p text:style-name="P18"><text:span text:style-name="T2">So, you came from a world beyond this time or from the past, huh... ... I don't know what the situation is in your world, or what kind of wars are happening, but I don't think relying on something like this will lead to anything good.</text:span> </text:p>
      <text:p text:style-name="Preformatted_20_Text">#リン</text:p>
      <text:p text:style-name="Preformatted_20_Text">……そうかもしれない。</text:p>
      <text:p text:style-name="Preformatted_20_Text">でも、私はやらないといけないの。</text:p>
      <text:p text:style-name="Preformatted_20_Text">死んでいったみんなのために……。</text:p>
      <text:p text:style-name="Preformatted_20_Text">......You may be right.</text:p>
      <text:p text:style-name="Preformatted_20_Text">But I have to.</text:p>
      <text:p text:style-name="Preformatted_20_Text">For everyone who has died. ......</text:p>
      <text:p text:style-name="Preformatted_20_Text">#アリス</text:p>
      <text:p text:style-name="Preformatted_20_Text">リン……。</text:p>
      <text:p text:style-name="Preformatted_20_Text">Lynn.......</text:p>
      <text:p text:style-name="Preformatted_20_Text">#リン</text:p>
      <text:p text:style-name="Preformatted_20_Text">アリス……、賢者の石をもってバルバロッサ山へ来て……。</text:p>
      <text:p text:style-name="Preformatted_20_Text">あそこならマナがたくさんある。</text:p>
      <text:p text:style-name="Preformatted_20_Text">きっと、実体化ができるから、</text:p>
      <text:p text:style-name="Preformatted_20_Text">賢者の石を手渡しで受け取れるわ。</text:p>
      <text:p text:style-name="Preformatted_20_Text">まってるわよ……。</text:p>
      <text:p text:style-name="Preformatted_20_Text"/>
      <text:p text:style-name="Preformatted_20_Text">Alice ......, come to Mount Barbarossa with the Philosopher's Stone .......</text:p>
      <text:p text:style-name="Preformatted_20_Text">There is a lot of mana there.</text:p>
      <text:p text:style-name="Preformatted_20_Text">I'm sure you can materialize.</text:p>
      <text:p text:style-name="Preformatted_20_Text">You can get the Philosopher's Stone in hand.</text:p>
      <text:p text:style-name="Preformatted_20_Text">I'll be waiting for you. ......</text:p>
      <text:p text:style-name="Preformatted_20_Text"/>
      <text:p text:style-name="P18"><text:span text:style-name="T2">Alice... please come to Mt. Barbarossa with the Philosopher's stone... There's a lot of mana there. I'm sure I can materialize and receive the Philosopher's stone from you directly. I'll be waiting...</text:span> </text:p>
      <text:p text:style-name="Preformatted_20_Text">#アリス</text:p>
      <text:p text:style-name="Preformatted_20_Text">リン！！</text:p>
      <text:p text:style-name="Preformatted_20_Text">……………。</text:p>
      <text:p text:style-name="Preformatted_20_Text">バルバロッサ山か……。</text:p>
      <text:p text:style-name="Preformatted_20_Text">Lynn!</text:p>
      <text:p text:style-name="Preformatted_20_Text">................</text:p>
      <text:p text:style-name="Preformatted_20_Text">Mount Barbarossa or .......</text:p>
      <text:p text:style-name="Preformatted_20_Text">[cn]</text:p>
      <text:p text:style-name="Preformatted_20_Text">アリスは足元に落ちているビー玉を拾い上げ、</text:p>
      <text:p text:style-name="Preformatted_20_Text">バルバロッサ山の位置する、</text:p>
      <text:p text:style-name="Preformatted_20_Text">北の空を見上げるのだった。</text:p>
      <text:p text:style-name="Preformatted_20_Text">Alice picks up a marble that has fallen at her feet and</text:p>
      <text:p text:style-name="Preformatted_20_Text">She looked up at the northern sky, where Mount Barbarossa is located.</text:p>
      <text:p text:style-name="Preformatted_20_Text">The sky to the north, where Mount Barbarossa is located.</text:p>
      <text:p text:style-name="Preformatted_20_Text"/>
      <text:p text:style-name="P19">Alice picked up the marble lying at her feet and looked up at the northern sky where Barbarossa Mountain was located.</text:p>
      <text:p text:style-name="P19"/>
      <text:p text:style-name="P19">I like gazed here.</text:p>
      <text:p text:style-name="Preformatted_20_Text"/>
      <text:p text:style-name="Preformatted_20_Text">C:\Users\James Phillips\Desktop\Games\WargameAliceGit\MinimizedScenarios\min_s0902.txt</text:p>
      <text:p text:style-name="Preformatted_20_Text">#アリス</text:p>
      <text:p text:style-name="Preformatted_20_Text">よーし！　あらかたとり尽したな。</text:p>
      <text:p text:style-name="Preformatted_20_Text">撤収だーーーーー！！！</text:p>
      <text:p text:style-name="Preformatted_20_Text"><text:soft-page-break/>All right!　We've taken all we can get.</text:p>
      <text:p text:style-name="Preformatted_20_Text">Let's move out!</text:p>
      <text:p text:style-name="Preformatted_20_Text">#アリス</text:p>
      <text:p text:style-name="Preformatted_20_Text">わっ！！</text:p>
      <text:p text:style-name="Preformatted_20_Text">なんだ、敵か！！</text:p>
      <text:p text:style-name="Preformatted_20_Text">Whoa!</text:p>
      <text:p text:style-name="Preformatted_20_Text">Oh, my God, it's the enemy!</text:p>
      <text:p text:style-name="Preformatted_20_Text">#？？？</text:p>
      <text:p text:style-name="Preformatted_20_Text">ん？　あれ、ここは……。</text:p>
      <text:p text:style-name="Preformatted_20_Text">Hmm?　Hey, this is .......</text:p>
      <text:p text:style-name="Preformatted_20_Text">#アリス</text:p>
      <text:p text:style-name="Preformatted_20_Text">……お、オイ。</text:p>
      <text:p text:style-name="Preformatted_20_Text">お前誰だよ。</text:p>
      <text:p text:style-name="Preformatted_20_Text">……ってか人間か？</text:p>
      <text:p text:style-name="Preformatted_20_Text">そのみょうちくりんな格好はなんだよ。</text:p>
      <text:p text:style-name="Preformatted_20_Text">...... Oh, hey.</text:p>
      <text:p text:style-name="Preformatted_20_Text">Who are you?</text:p>
      <text:p text:style-name="Preformatted_20_Text">Are you ...... or a human being?</text:p>
      <text:p text:style-name="Preformatted_20_Text">What's with that ridiculous outfit?</text:p>
      <text:p text:style-name="Preformatted_20_Text">#？？？</text:p>
      <text:p text:style-name="Preformatted_20_Text">んー、ねむい。</text:p>
      <text:p text:style-name="Preformatted_20_Text">ふわーあ……。</text:p>
      <text:p text:style-name="Preformatted_20_Text">Hmm, I'm sleepy.</text:p>
      <text:p text:style-name="Preformatted_20_Text">Whew... ......</text:p>
      <text:p text:style-name="Preformatted_20_Text">#アリス</text:p>
      <text:p text:style-name="Preformatted_20_Text">ん……、な、なんだ。</text:p>
      <text:p text:style-name="Preformatted_20_Text">き、きえた……。</text:p>
      <text:p text:style-name="Preformatted_20_Text">……………。</text:p>
      <text:p text:style-name="Preformatted_20_Text">ん？　なんだこれ。</text:p>
      <text:p text:style-name="Preformatted_20_Text">Hmm......, hey, what is it?</text:p>
      <text:p text:style-name="Preformatted_20_Text">Ki, ki ki .......</text:p>
      <text:p text:style-name="Preformatted_20_Text">................</text:p>
      <text:p text:style-name="Preformatted_20_Text">Hmm?　What's this?</text:p>
      <text:p text:style-name="Preformatted_20_Text">[cn]</text:p>
      <text:p text:style-name="Preformatted_20_Text">アリスは、足元に落ちていた何かを拾い上げた。</text:p>
      <text:p text:style-name="Preformatted_20_Text">Alice picked up something that had fallen at her feet.</text:p>
      <text:p text:style-name="Preformatted_20_Text">#アリス</text:p>
      <text:p text:style-name="Preformatted_20_Text">ビー玉？</text:p>
      <text:p text:style-name="Preformatted_20_Text">あいつのものか？</text:p>
      <text:p text:style-name="Preformatted_20_Text">……しかし、妙なやつだったな。</text:p>
      <text:p text:style-name="Preformatted_20_Text">お……お前この前の。</text:p>
      <text:p text:style-name="Preformatted_20_Text">A marble?</text:p>
      <text:p text:style-name="Preformatted_20_Text">Did it belong to that guy?</text:p>
      <text:p text:style-name="Preformatted_20_Text">...... But it was a strange one.</text:p>
      <text:p text:style-name="Preformatted_20_Text">Oh ...... you the other day.</text:p>
      <text:p text:style-name="Preformatted_20_Text">#？？？</text:p>
      <text:p text:style-name="Preformatted_20_Text">ん？　あ！　こんにちはー……。</text:p>
      <text:p text:style-name="Preformatted_20_Text">あれ、クロは？</text:p>
      <text:p text:style-name="Preformatted_20_Text">ねえ、クローーー？</text:p>
      <text:p text:style-name="Preformatted_20_Text">んー、私やることがあったような……。</text:p>
      <text:p text:style-name="Preformatted_20_Text">まあいっかぁ……。</text:p>
      <text:p text:style-name="Preformatted_20_Text">んー、ねむいなあ……。</text:p>
      <text:p text:style-name="Preformatted_20_Text">ふわーあ。</text:p>
      <text:p text:style-name="Preformatted_20_Text">Hmm?　Ah!　Hello .......</text:p>
      <text:p text:style-name="Preformatted_20_Text">Hey, where's Kuro?</text:p>
      <text:p text:style-name="Preformatted_20_Text">Hey, Krowoo?</text:p>
      <text:p text:style-name="Preformatted_20_Text">Hmm, I had something to do. ......</text:p>
      <text:p text:style-name="Preformatted_20_Text">Oh well... ......</text:p>
      <text:p text:style-name="Preformatted_20_Text">Hmm, I'm so sleepy. ......</text:p>
      <text:p text:style-name="Preformatted_20_Text">Whew.</text:p>
      <text:p text:style-name="Preformatted_20_Text">#アリス</text:p>
      <text:p text:style-name="Preformatted_20_Text">き、きえた……。</text:p>
      <text:p text:style-name="Preformatted_20_Text">なんだってんだ……一体。</text:p>
      <text:p text:style-name="Preformatted_20_Text"><text:soft-page-break/>ん？　なんだこれ。</text:p>
      <text:p text:style-name="Preformatted_20_Text">It's gone. ......</text:p>
      <text:p text:style-name="Preformatted_20_Text">What in the world ......?</text:p>
      <text:p text:style-name="Preformatted_20_Text">What's this?　What's this?</text:p>
      <text:p text:style-name="Preformatted_20_Text">[cn]</text:p>
      <text:p text:style-name="Preformatted_20_Text">アリスは、足元に落ちていた何かを拾い上げた。</text:p>
      <text:p text:style-name="Preformatted_20_Text">Alice picks up something that had fallen at her feet.</text:p>
      <text:p text:style-name="Preformatted_20_Text">#アリス</text:p>
      <text:p text:style-name="Preformatted_20_Text">またビー玉だ……。</text:p>
      <text:p text:style-name="Preformatted_20_Text">お、お化け、亡霊とか、</text:p>
      <text:p text:style-name="Preformatted_20_Text">そんなんじゃないだろうな。</text:p>
      <text:p text:style-name="Preformatted_20_Text">ま、またか……。</text:p>
      <text:p text:style-name="Preformatted_20_Text">It's another marble. ......</text:p>
      <text:p text:style-name="Preformatted_20_Text">Oh, a ghost, a wraith, or...</text:p>
      <text:p text:style-name="Preformatted_20_Text">I hope it's not something like that.</text:p>
      <text:p text:style-name="Preformatted_20_Text">Well, not again. ......</text:p>
      <text:p text:style-name="Preformatted_20_Text">#？？？</text:p>
      <text:p text:style-name="Preformatted_20_Text">あっ！　さっきの子！</text:p>
      <text:p text:style-name="Preformatted_20_Text">ねえ、ちょっと聞きたいんだけど、</text:p>
      <text:p text:style-name="Preformatted_20_Text">バルバロッサ山ってどっちの方向かな？</text:p>
      <text:p text:style-name="Preformatted_20_Text">Ah!　The girl from earlier!</text:p>
      <text:p text:style-name="Preformatted_20_Text">Hey, let me ask you something.</text:p>
      <text:p text:style-name="Preformatted_20_Text">Which direction is Mount Barbarossa?</text:p>
      <text:p text:style-name="Preformatted_20_Text">#アリス</text:p>
      <text:p text:style-name="Preformatted_20_Text">ば、バルバロッサ山ぁ？</text:p>
      <text:p text:style-name="Preformatted_20_Text">知るかよ、そんな山。</text:p>
      <text:p text:style-name="Preformatted_20_Text">Mount Barbarossa?</text:p>
      <text:p text:style-name="Preformatted_20_Text">I don't know, it's a mountain.</text:p>
      <text:p text:style-name="Preformatted_20_Text">#？？？</text:p>
      <text:p text:style-name="Preformatted_20_Text">うぅ……そっか。</text:p>
      <text:p text:style-name="Preformatted_20_Text">参ったなぁ、日が暮れるまでに行かなきゃいけないのに。</text:p>
      <text:p text:style-name="Preformatted_20_Text">Ugh. ...... I see.</text:p>
      <text:p text:style-name="Preformatted_20_Text">Oh no, we have to get there before nightfall.</text:p>
      <text:p text:style-name="Preformatted_20_Text">#アリス</text:p>
      <text:p text:style-name="Preformatted_20_Text">ちょ、ちょっと待て、前から思ってたが、</text:p>
      <text:p text:style-name="Preformatted_20_Text">お前一体何もんだ？</text:p>
      <text:p text:style-name="Preformatted_20_Text">突然現れるし、不気味でしょうがないぞ。</text:p>
      <text:p text:style-name="Preformatted_20_Text">Wait a minute. I've been thinking.</text:p>
      <text:p text:style-name="Preformatted_20_Text">Who the hell are you?</text:p>
      <text:p text:style-name="Preformatted_20_Text">You show up out of nowhere, and you're creepy as hell.</text:p>
      <text:p text:style-name="Preformatted_20_Text">#？？？</text:p>
      <text:p text:style-name="Preformatted_20_Text">突然……？　ああ！</text:p>
      <text:p text:style-name="Preformatted_20_Text">そっか……じゃあこれはそういう。</text:p>
      <text:p text:style-name="Preformatted_20_Text">Suddenly ......?　Oh!</text:p>
      <text:p text:style-name="Preformatted_20_Text">I see... ...... then that's what this is called.</text:p>
      <text:p text:style-name="Preformatted_20_Text">#アリス</text:p>
      <text:p text:style-name="Preformatted_20_Text">オイ、一人でぶつぶつ言っててもわかんねえよ……。</text:p>
      <text:p text:style-name="Preformatted_20_Text">Oi, I don't know what you're mumbling all by yourself. ......</text:p>
      <text:p text:style-name="Preformatted_20_Text">#？？？</text:p>
      <text:p text:style-name="Preformatted_20_Text">ええっと、詳しくは言えないから……。</text:p>
      <text:p text:style-name="Preformatted_20_Text">とりあえず私の名前は「リン」でいいわ！</text:p>
      <text:p text:style-name="Preformatted_20_Text">Well, I can't give you any details, so please go to .......</text:p>
      <text:p text:style-name="Preformatted_20_Text">For now, my name is "Lynn"!</text:p>
      <text:p text:style-name="Preformatted_20_Text">#アリス</text:p>
      <text:p text:style-name="Preformatted_20_Text">でいいわってオイ……。</text:p>
      <text:p text:style-name="Preformatted_20_Text">I'll just call you Lynn. ......</text:p>
      <text:p text:style-name="Preformatted_20_Text">#リン</text:p>
      <text:p text:style-name="Preformatted_20_Text">あなたの名前は？</text:p>
      <text:p text:style-name="Preformatted_20_Text">What's your name?</text:p>
      <text:p text:style-name="Preformatted_20_Text">#アリス</text:p>
      <text:p text:style-name="Preformatted_20_Text">私はアリスだ。華の魔女アリス。</text:p>
      <text:p text:style-name="Preformatted_20_Text">I'm Alice. Alice the flower witch.</text:p>
      <text:p text:style-name="Preformatted_20_Text">#リン</text:p>
      <text:p text:style-name="Preformatted_20_Text"><text:soft-page-break/>魔女！　あなた、魔女なのね！</text:p>
      <text:p text:style-name="Preformatted_20_Text">Witch!　You're a witch!</text:p>
      <text:p text:style-name="Preformatted_20_Text">#アリス</text:p>
      <text:p text:style-name="Preformatted_20_Text">クフフッ！　そうだ、驚いたか！</text:p>
      <text:p text:style-name="Preformatted_20_Text">Kuh-huh!　Yes, what a surprise!</text:p>
      <text:p text:style-name="Preformatted_20_Text">#リン</text:p>
      <text:p text:style-name="Preformatted_20_Text">私もなの！</text:p>
      <text:p text:style-name="Preformatted_20_Text">Me too!</text:p>
      <text:p text:style-name="Preformatted_20_Text">#アリス</text:p>
      <text:p text:style-name="Preformatted_20_Text">んなっ！？　ま、マジか……。</text:p>
      <text:p text:style-name="Preformatted_20_Text">いや、そうか、突然現れるのも魔法だったわけだな。</text:p>
      <text:p text:style-name="Preformatted_20_Text">What?　Are you serious? .......</text:p>
      <text:p text:style-name="Preformatted_20_Text">No, I see, so it was magic for them to suddenly appear.</text:p>
      <text:p text:style-name="Preformatted_20_Text">#リン</text:p>
      <text:p text:style-name="Preformatted_20_Text">そうなの！　詳しくは話せないけど魔法なの！</text:p>
      <text:p text:style-name="Preformatted_20_Text">ん……そろそろ時間みたい。</text:p>
      <text:p text:style-name="Preformatted_20_Text">アリスちゃん……また、会いましょう……。</text:p>
      <text:p text:style-name="Preformatted_20_Text">ふあーあ。</text:p>
      <text:p text:style-name="Preformatted_20_Text">Yes, it was!　I can't tell you the details, but it's magic!</text:p>
      <text:p text:style-name="Preformatted_20_Text">Hmm ...... I guess it's time to go.</text:p>
      <text:p text:style-name="Preformatted_20_Text">Alice, ...... see you again. ......</text:p>
      <text:p text:style-name="Preformatted_20_Text">Whew.</text:p>
      <text:p text:style-name="Preformatted_20_Text">#アリス</text:p>
      <text:p text:style-name="Preformatted_20_Text">消えた……。</text:p>
      <text:p text:style-name="Preformatted_20_Text">一体何の魔法なんだ、</text:p>
      <text:p text:style-name="Preformatted_20_Text">「眠気」がトリガーみたいだけど……。</text:p>
      <text:p text:style-name="Preformatted_20_Text">このビー玉にも、何か意味があるのか……？</text:p>
      <text:p text:style-name="Preformatted_20_Text">な、なんだ、リンか。</text:p>
      <text:p text:style-name="Preformatted_20_Text">何回見ても驚いちまうぜ……クソ。</text:p>
      <text:p text:style-name="Preformatted_20_Text">It's gone.......</text:p>
      <text:p text:style-name="Preformatted_20_Text">What kind of magic is this?</text:p>
      <text:p text:style-name="Preformatted_20_Text">Seems to be triggered by "sleepiness." ......</text:p>
      <text:p text:style-name="Preformatted_20_Text">Does this marble mean anything to you, too: ......?</text:p>
      <text:p text:style-name="Preformatted_20_Text">What the hell, Lynn?</text:p>
      <text:p text:style-name="Preformatted_20_Text">You never cease to amaze me. ......</text:p>
      <text:p text:style-name="Preformatted_20_Text">#リン</text:p>
      <text:p text:style-name="Preformatted_20_Text">あっ、アリスちゃん！！</text:p>
      <text:p text:style-name="Preformatted_20_Text">また会えたね！</text:p>
      <text:p text:style-name="Preformatted_20_Text">Oh, Alice!</text:p>
      <text:p text:style-name="Preformatted_20_Text">Nice to see you again!</text:p>
      <text:p text:style-name="Preformatted_20_Text">#アリス</text:p>
      <text:p text:style-name="Preformatted_20_Text">おう、しかし、その妙な魔法はなんなんだよ。</text:p>
      <text:p text:style-name="Preformatted_20_Text">その口ぶりから、狙ったところに</text:p>
      <text:p text:style-name="Preformatted_20_Text">移動するようなワープ呪文でもないんだろ？</text:p>
      <text:p text:style-name="Preformatted_20_Text">Oh, but what is that strange magic?</text:p>
      <text:p text:style-name="Preformatted_20_Text">From the way you're talking, it's not a warp spell that moves you to where you're aiming, is it?</text:p>
      <text:p text:style-name="Preformatted_20_Text">It's not some kind of warp spell that moves you where you want to go, is it?</text:p>
      <text:p text:style-name="Preformatted_20_Text">#リン</text:p>
      <text:p text:style-name="Preformatted_20_Text">うんと……、魔女協会の規定で、</text:p>
      <text:p text:style-name="Preformatted_20_Text">うっかり口を滑らせると大目玉なんだけど……。</text:p>
      <text:p text:style-name="Preformatted_20_Text">うん、このくらいならいってもいいかな。</text:p>
      <text:p text:style-name="Preformatted_20_Text">Um, ......, by the rules of the Witches' Guild.</text:p>
      <text:p text:style-name="Preformatted_20_Text">It's a big eye-opener if you accidentally slip up. ......</text:p>
      <text:p text:style-name="Preformatted_20_Text">Yeah, I'd be willing to go this far.</text:p>
      <text:p text:style-name="Preformatted_20_Text">#アリス</text:p>
      <text:p text:style-name="Preformatted_20_Text">なんだよ、もったいぶらずに言えよ。</text:p>
      <text:p text:style-name="Preformatted_20_Text">What the heck, don't be so presumptuous, just say it.</text:p>
      <text:p text:style-name="Preformatted_20_Text">#リン</text:p>
      <text:p text:style-name="Preformatted_20_Text">この呪文は世界に一つだけの呪文。</text:p>
      <text:p text:style-name="Preformatted_20_Text">ほとんどの魔女が知らない……、</text:p>
      <text:p text:style-name="Preformatted_20_Text">時を操る呪文……。</text:p>
      <text:p text:style-name="Preformatted_20_Text">……なーんて、かっこいいでしょ！</text:p>
      <text:p text:style-name="Preformatted_20_Text">This spell is the only spell in the world.</text:p>
      <text:p text:style-name="Preformatted_20_Text"><text:soft-page-break/>Most witches don't know it. ......</text:p>
      <text:p text:style-name="Preformatted_20_Text">The spell to control time: .......</text:p>
      <text:p text:style-name="Preformatted_20_Text">......... Isn't that cool!</text:p>
      <text:p text:style-name="Preformatted_20_Text">#アリス</text:p>
      <text:p text:style-name="Preformatted_20_Text">は、はあ！？</text:p>
      <text:p text:style-name="Preformatted_20_Text">おまえ、ふざけてんじゃ……！</text:p>
      <text:p text:style-name="Preformatted_20_Text">Ha, ha!</text:p>
      <text:p text:style-name="Preformatted_20_Text">You've got to be kidding me ......!</text:p>
      <text:p text:style-name="Preformatted_20_Text">#リン</text:p>
      <text:p text:style-name="Preformatted_20_Text">あっ、そろそろ時間だ。</text:p>
      <text:p text:style-name="Preformatted_20_Text">ふあーあ……、じゃあね、アリスちゃん。</text:p>
      <text:p text:style-name="Preformatted_20_Text">Oh, it's time to go.</text:p>
      <text:p text:style-name="Preformatted_20_Text">Whew... ......, see you later, Alice.</text:p>
      <text:p text:style-name="Preformatted_20_Text">#アリス</text:p>
      <text:p text:style-name="Preformatted_20_Text">お、オイ！！</text:p>
      <text:p text:style-name="Preformatted_20_Text">Hey!</text:p>
      <text:p text:style-name="Preformatted_20_Text">#アリス</text:p>
      <text:p text:style-name="Preformatted_20_Text">く、クソ……。</text:p>
      <text:p text:style-name="Preformatted_20_Text">なんだってんだ……。</text:p>
      <text:p text:style-name="Preformatted_20_Text">時を操る呪文だって！？</text:p>
      <text:p text:style-name="Preformatted_20_Text">冗談なのか本気なのか……。</text:p>
      <text:p text:style-name="Preformatted_20_Text">……またビー玉落ちてるし。</text:p>
      <text:p text:style-name="Preformatted_20_Text">くそう、もう一回出てこねえかなぁ。</text:p>
      <text:p text:style-name="Preformatted_20_Text">で、出たな！　リン！！</text:p>
      <text:p text:style-name="Preformatted_20_Text">Damn it, damn .......</text:p>
      <text:p text:style-name="Preformatted_20_Text">What the hell .......</text:p>
      <text:p text:style-name="Preformatted_20_Text">A spell to control time!</text:p>
      <text:p text:style-name="Preformatted_20_Text">Are you joking or serious? ......</text:p>
      <text:p text:style-name="Preformatted_20_Text">...... marbles are falling again.</text:p>
      <text:p text:style-name="Preformatted_20_Text">Damn, I hope it comes out again.</text:p>
      <text:p text:style-name="Preformatted_20_Text">And there you go!　Lynn!</text:p>
      <text:p text:style-name="Preformatted_20_Text">#リン</text:p>
      <text:p text:style-name="Preformatted_20_Text">え、な、なになに？</text:p>
      <text:p text:style-name="Preformatted_20_Text">殺気立っちゃって。</text:p>
      <text:p text:style-name="Preformatted_20_Text">What, what, what?</text:p>
      <text:p text:style-name="Preformatted_20_Text">You're killing me.</text:p>
      <text:p text:style-name="Preformatted_20_Text">#アリス</text:p>
      <text:p text:style-name="Preformatted_20_Text">うるさい、観念しろーーー！</text:p>
      <text:p text:style-name="Preformatted_20_Text">Shut up and give up!</text:p>
      <text:p text:style-name="Preformatted_20_Text">#アリス</text:p>
      <text:p text:style-name="Preformatted_20_Text">んなっ！！！　すりぬけた……？</text:p>
      <text:p text:style-name="Preformatted_20_Text">ど、どうなってんだ……。</text:p>
      <text:p text:style-name="Preformatted_20_Text">What the hell!　You slipped through ......?</text:p>
      <text:p text:style-name="Preformatted_20_Text">What the hell is going on .......</text:p>
      <text:p text:style-name="Preformatted_20_Text">#リン</text:p>
      <text:p text:style-name="Preformatted_20_Text">あー……。その。</text:p>
      <text:p text:style-name="Preformatted_20_Text">Uh ....... That.</text:p>
      <text:p text:style-name="Preformatted_20_Text">#アリス</text:p>
      <text:p text:style-name="Preformatted_20_Text">オイ！　その魔法は一体何なんだ！</text:p>
      <text:p text:style-name="Preformatted_20_Text">そんなびっくり呪文を使う魔女が無名だなんて。</text:p>
      <text:p text:style-name="Preformatted_20_Text">それに、時を操るってのはなんなんだ！</text:p>
      <text:p text:style-name="Preformatted_20_Text">Hey!　What the hell is that magic!</text:p>
      <text:p text:style-name="Preformatted_20_Text">I can't believe that a witch who uses such a surprise spell is unknown.</text:p>
      <text:p text:style-name="Preformatted_20_Text">And what's with the time manipulation!</text:p>
      <text:p text:style-name="Preformatted_20_Text">#リン</text:p>
      <text:p text:style-name="Preformatted_20_Text">い、いや、だからそれは言っちゃいけなくて……。</text:p>
      <text:p text:style-name="Preformatted_20_Text">さ、さよなら～……。</text:p>
      <text:p text:style-name="Preformatted_20_Text">No, no, so I shouldn't say that. ......</text:p>
      <text:p text:style-name="Preformatted_20_Text">Bye, bye~ .......</text:p>
      <text:p text:style-name="Preformatted_20_Text">#アリス</text:p>
      <text:p text:style-name="Preformatted_20_Text">あっ！　消えやがった！</text:p>
      <text:p text:style-name="Preformatted_20_Text">クソ！　……自分から消えることもできるのか。</text:p>
      <text:p text:style-name="Preformatted_20_Text">……ビー玉はちゃんと落としていくんだな。</text:p>
      <text:p text:style-name="Preformatted_20_Text"><text:soft-page-break/>あっ、出たなリン！</text:p>
      <text:p text:style-name="Preformatted_20_Text">Ah!　It's gone!</text:p>
      <text:p text:style-name="Preformatted_20_Text">Shit!　Can you disappear yourself ......?</text:p>
      <text:p text:style-name="Preformatted_20_Text">...... You've got to drop the marbles properly.</text:p>
      <text:p text:style-name="Preformatted_20_Text">Oh, there you go, Lynn!</text:p>
      <text:p text:style-name="Preformatted_20_Text">#リン</text:p>
      <text:p text:style-name="Preformatted_20_Text">わっ！　あ、アリスちゃん……。</text:p>
      <text:p text:style-name="Preformatted_20_Text">Whoa!　Oh, Alice. ......</text:p>
      <text:p text:style-name="Preformatted_20_Text">#アリス</text:p>
      <text:p text:style-name="Preformatted_20_Text">今日こそ、そのびっくり魔法の秘密を暴露してもらおうか！</text:p>
      <text:p text:style-name="Preformatted_20_Text">Today's the day we're going to have you reveal the secret of your amazing magic!</text:p>
      <text:p text:style-name="Preformatted_20_Text">#リン</text:p>
      <text:p text:style-name="Preformatted_20_Text">うぅ～……だから言っちゃダメなんだって。</text:p>
      <text:p text:style-name="Preformatted_20_Text">Ugh~ ...... so you're not allowed to tell me.</text:p>
      <text:p text:style-name="Preformatted_20_Text">#アリス</text:p>
      <text:p text:style-name="Preformatted_20_Text">……………。</text:p>
      <text:p text:style-name="Preformatted_20_Text">................</text:p>
      <text:p text:style-name="Preformatted_20_Text">#リン</text:p>
      <text:p text:style-name="Preformatted_20_Text">うっ……わかったよぅ。</text:p>
      <text:p text:style-name="Preformatted_20_Text">ちょっとだけだからね？</text:p>
      <text:p text:style-name="Preformatted_20_Text">Ugh ...... I get it.</text:p>
      <text:p text:style-name="Preformatted_20_Text">It's just for a minute, okay?</text:p>
      <text:p text:style-name="Preformatted_20_Text">#アリス</text:p>
      <text:p text:style-name="Preformatted_20_Text">やった！　クフフッ！　いってみるもんだなぁ。</text:p>
      <text:p text:style-name="Preformatted_20_Text">Yes!　Yay!　I'll give it a try.</text:p>
      <text:p text:style-name="Preformatted_20_Text">#リン</text:p>
      <text:p text:style-name="Preformatted_20_Text">はぁ……これでまた階級降格だよう……。</text:p>
      <text:p text:style-name="Preformatted_20_Text">あのね、この魔法は「タイムトリップ」。</text:p>
      <text:p text:style-name="Preformatted_20_Text">つまり未来に行ったり、</text:p>
      <text:p text:style-name="Preformatted_20_Text">過去に行ったりできる魔法なの。</text:p>
      <text:p text:style-name="Preformatted_20_Text">Huh ......, I guess this is another demotion in rank .......</text:p>
      <text:p text:style-name="Preformatted_20_Text">You see, this magic is "time travel".</text:p>
      <text:p text:style-name="Preformatted_20_Text">In other words, it's a magic that lets you go to the future</text:p>
      <text:p text:style-name="Preformatted_20_Text">I mean, it's a magic that lets you go back in time.</text:p>
      <text:p text:style-name="Preformatted_20_Text">#アリス</text:p>
      <text:p text:style-name="Preformatted_20_Text">あん？　漫画の世界じゃねえんだから、</text:p>
      <text:p text:style-name="Preformatted_20_Text">そんなことできるかよ。</text:p>
      <text:p text:style-name="Preformatted_20_Text">What?　This isn't the world of comic books.</text:p>
      <text:p text:style-name="Preformatted_20_Text">You can't do that.</text:p>
      <text:p text:style-name="Preformatted_20_Text">#リン</text:p>
      <text:p text:style-name="Preformatted_20_Text">できるんだってば！</text:p>
      <text:p text:style-name="Preformatted_20_Text">確かにかなり難しい大魔法だから、</text:p>
      <text:p text:style-name="Preformatted_20_Text">発動するのは難しくて、</text:p>
      <text:p text:style-name="Preformatted_20_Text">私みたいな未熟な魔女だと、</text:p>
      <text:p text:style-name="Preformatted_20_Text">そんなに長くトリップしていられないの。</text:p>
      <text:p text:style-name="Preformatted_20_Text">すぐ魔力不足で眠くなってきちゃうのよ。</text:p>
      <text:p text:style-name="Preformatted_20_Text">しかもトリップ直後に記憶があいまいになったり、</text:p>
      <text:p text:style-name="Preformatted_20_Text">狙った時代より少しずれちゃったりと、</text:p>
      <text:p text:style-name="Preformatted_20_Text">とにかく繊細なのよ。</text:p>
      <text:p text:style-name="Preformatted_20_Text">さらにその時代に干渉できちゃうから</text:p>
      <text:p text:style-name="Preformatted_20_Text">制約もかなり多いの。</text:p>
      <text:p text:style-name="Preformatted_20_Text">偽名を名乗らなくちゃいけなかったりね。</text:p>
      <text:p text:style-name="Preformatted_20_Text">It can be done!</text:p>
      <text:p text:style-name="Preformatted_20_Text">It's a very difficult magic.</text:p>
      <text:p text:style-name="Preformatted_20_Text">It's a very difficult spell to cast.</text:p>
      <text:p text:style-name="Preformatted_20_Text">And for an inexperienced witch like me.</text:p>
      <text:p text:style-name="Preformatted_20_Text">I can't stay tripping for that long.</text:p>
      <text:p text:style-name="Preformatted_20_Text">I get drowsy because of the lack of magic power.</text:p>
      <text:p text:style-name="Preformatted_20_Text">Moreover, my memory becomes fuzzy right after the trip.</text:p>
      <text:p text:style-name="Preformatted_20_Text">or I'm a little out of sync with the time period I was aiming for.</text:p>
      <text:p text:style-name="Preformatted_20_Text">She is very sensitive.</text:p>
      <text:p text:style-name="Preformatted_20_Text">In addition, since I can interfere with the time period</text:p>
      <text:p text:style-name="Preformatted_20_Text">There are a lot of restrictions.</text:p>
      <text:p text:style-name="Preformatted_20_Text"><text:soft-page-break/>You have to use a false name, for example.</text:p>
      <text:p text:style-name="Preformatted_20_Text">#アリス</text:p>
      <text:p text:style-name="Preformatted_20_Text">じゃあ体をすり抜けるってのは、</text:p>
      <text:p text:style-name="Preformatted_20_Text">どういうことだよ。</text:p>
      <text:p text:style-name="Preformatted_20_Text">So, what do you mean by "slip through the cracks"?</text:p>
      <text:p text:style-name="Preformatted_20_Text">What do you mean by "slip through the body"?</text:p>
      <text:p text:style-name="Preformatted_20_Text">#リン</text:p>
      <text:p text:style-name="Preformatted_20_Text">マナの濃度が足りないと実体化すらできないの。</text:p>
      <text:p text:style-name="Preformatted_20_Text">前に出会った場所はマナの濃度が足りなかったのよ。</text:p>
      <text:p text:style-name="Preformatted_20_Text">If you don't have enough mana, you can't even materialize.</text:p>
      <text:p text:style-name="Preformatted_20_Text">The place we met before didn't have enough mana concentration.</text:p>
      <text:p text:style-name="Preformatted_20_Text">#アリス</text:p>
      <text:p text:style-name="Preformatted_20_Text">ふうん？</text:p>
      <text:p text:style-name="Preformatted_20_Text">で、そんな難しい魔法を使って、何しようってんだよ。</text:p>
      <text:p text:style-name="Preformatted_20_Text">遊びでってのじゃなさそうだけど。</text:p>
      <text:p text:style-name="Preformatted_20_Text">Really?</text:p>
      <text:p text:style-name="Preformatted_20_Text">So, what are you going to do with such difficult magic?</text:p>
      <text:p text:style-name="Preformatted_20_Text">It doesn't sound like it's just for fun.</text:p>
      <text:p text:style-name="Preformatted_20_Text">#リン</text:p>
      <text:p text:style-name="Preformatted_20_Text">あ……そろそろ限界かも。</text:p>
      <text:p text:style-name="Preformatted_20_Text">Ah ...... I think I might be running out of time.</text:p>
      <text:p text:style-name="Preformatted_20_Text">#アリス</text:p>
      <text:p text:style-name="Preformatted_20_Text">お、オイ！</text:p>
      <text:p text:style-name="Preformatted_20_Text">Oi!</text:p>
      <text:p text:style-name="Preformatted_20_Text">#リン</text:p>
      <text:p text:style-name="Preformatted_20_Text">ごめんねアリスちゃん……</text:p>
      <text:p text:style-name="Preformatted_20_Text">また会えたら話すから……。</text:p>
      <text:p text:style-name="Preformatted_20_Text">Sorry Alice. ......</text:p>
      <text:p text:style-name="Preformatted_20_Text">I'll talk to you when I see you again. ......</text:p>
      <text:p text:style-name="Preformatted_20_Text">#アリス</text:p>
      <text:p text:style-name="Preformatted_20_Text">……………。</text:p>
      <text:p text:style-name="Preformatted_20_Text">リン………。</text:p>
      <text:p text:style-name="Preformatted_20_Text">................</text:p>
      <text:p text:style-name="Preformatted_20_Text">Lynn ..........</text:p>
      <text:p text:style-name="Preformatted_20_Text">[cn]</text:p>
      <text:p text:style-name="Preformatted_20_Text">アリスは、地面に落ちたビー玉を拾い上げた。</text:p>
      <text:p text:style-name="Preformatted_20_Text">リン！！</text:p>
      <text:p text:style-name="Preformatted_20_Text">Alice picked up a marble that fell to the ground.</text:p>
      <text:p text:style-name="Preformatted_20_Text">Lynn!!!</text:p>
      <text:p text:style-name="Preformatted_20_Text">#リン</text:p>
      <text:p text:style-name="Preformatted_20_Text">アリス……ちゃん。</text:p>
      <text:p text:style-name="Preformatted_20_Text">Alice.......</text:p>
      <text:p text:style-name="Preformatted_20_Text">[cn]</text:p>
      <text:p text:style-name="Preformatted_20_Text">リンは現れるなり、地面に突っ伏した。</text:p>
      <text:p text:style-name="Preformatted_20_Text">Lynn plopped down on the ground as soon as she appeared.</text:p>
      <text:p text:style-name="Preformatted_20_Text">#アリス</text:p>
      <text:p text:style-name="Preformatted_20_Text">リン！！　どうしたんだ。</text:p>
      <text:p text:style-name="Preformatted_20_Text">Lynn!!!　What's wrong?</text:p>
      <text:p text:style-name="Preformatted_20_Text">#リン</text:p>
      <text:p text:style-name="Preformatted_20_Text">だ、大丈夫……魔力を使いすぎちゃって。</text:p>
      <text:p text:style-name="Preformatted_20_Text">It's okay, I used too much ...... magic.</text:p>
      <text:p text:style-name="Preformatted_20_Text">#アリス</text:p>
      <text:p text:style-name="Preformatted_20_Text">リン……。</text:p>
      <text:p text:style-name="Preformatted_20_Text">Lynn.......</text:p>
      <text:p text:style-name="Preformatted_20_Text">#リン</text:p>
      <text:p text:style-name="Preformatted_20_Text">賢者の石さえあれば……。</text:p>
      <text:p text:style-name="Preformatted_20_Text">If only I had a Philosopher's Stone.......</text:p>
      <text:p text:style-name="Preformatted_20_Text">#アリス</text:p>
      <text:p text:style-name="Preformatted_20_Text">賢者の石だって……？</text:p>
      <text:p text:style-name="Preformatted_20_Text">Even the Philosopher's Stone......?</text:p>
      <text:p text:style-name="Preformatted_20_Text">#リン</text:p>
      <text:p text:style-name="Preformatted_20_Text">アリスちゃん、知ってるの……？</text:p>
      <text:p text:style-name="Preformatted_20_Text">Alice, do you know ......?</text:p>
      <text:p text:style-name="Preformatted_20_Text"><text:soft-page-break/>#アリス</text:p>
      <text:p text:style-name="Preformatted_20_Text">ああ、何度か見かけた。</text:p>
      <text:p text:style-name="Preformatted_20_Text">多分、館の方にも毒の魔女のところから回収したやつがあると思うけど……。</text:p>
      <text:p text:style-name="Preformatted_20_Text">Yeah, I've seen it a few times.</text:p>
      <text:p text:style-name="Preformatted_20_Text">Maybe there's one in the pavilion that was recovered from the poison witch's place. ......</text:p>
      <text:p text:style-name="Preformatted_20_Text">#リン</text:p>
      <text:p text:style-name="Preformatted_20_Text">本当！？</text:p>
      <text:p text:style-name="Preformatted_20_Text">それ、一つ分けてもらえることはできる？</text:p>
      <text:p text:style-name="Preformatted_20_Text">Really!</text:p>
      <text:p text:style-name="Preformatted_20_Text">Can you share one of those with me?</text:p>
      <text:p text:style-name="Preformatted_20_Text">#アリス</text:p>
      <text:p text:style-name="Preformatted_20_Text">ま、まてまて！</text:p>
      <text:p text:style-name="Preformatted_20_Text">あんな危ないものをやすやすと譲るわけには……。</text:p>
      <text:p text:style-name="Preformatted_20_Text">大体何に使うんだよ、あれを……。</text:p>
      <text:p text:style-name="Preformatted_20_Text">Wait, wait!</text:p>
      <text:p text:style-name="Preformatted_20_Text">We can't just give away such a dangerous thing so easily. ......</text:p>
      <text:p text:style-name="Preformatted_20_Text">What are you going to use it for, anyway? ......</text:p>
      <text:p text:style-name="Preformatted_20_Text">#リン</text:p>
      <text:p text:style-name="Preformatted_20_Text">……戦争を終わらせるの。</text:p>
      <text:p text:style-name="Preformatted_20_Text">...... end the war.</text:p>
      <text:p text:style-name="Preformatted_20_Text">#アリス</text:p>
      <text:p text:style-name="Preformatted_20_Text">あん……？</text:p>
      <text:p text:style-name="Preformatted_20_Text">An......?</text:p>
      <text:p text:style-name="Preformatted_20_Text">#リン</text:p>
      <text:p text:style-name="Preformatted_20_Text">たくさんの人が死んだの。</text:p>
      <text:p text:style-name="Preformatted_20_Text">私の仲間も、私の弟子も、その家族も、</text:p>
      <text:p text:style-name="Preformatted_20_Text">たくさん死んだの……。</text:p>
      <text:p text:style-name="Preformatted_20_Text">もう、手段を選んでいる暇はないの。</text:p>
      <text:p text:style-name="Preformatted_20_Text">賢者の石があれば、戦争に勝つことができる。</text:p>
      <text:p text:style-name="Preformatted_20_Text">そのために石を使うの。</text:p>
      <text:p text:style-name="Preformatted_20_Text">So many people died.</text:p>
      <text:p text:style-name="Preformatted_20_Text">My people, my students, their families.</text:p>
      <text:p text:style-name="Preformatted_20_Text">So many have died.......</text:p>
      <text:p text:style-name="Preformatted_20_Text">We don't have time to pick and choose anymore.</text:p>
      <text:p text:style-name="Preformatted_20_Text">With the Philosopher's Stone, we can win the war.</text:p>
      <text:p text:style-name="Preformatted_20_Text">That's what the stone is for.</text:p>
      <text:p text:style-name="Preformatted_20_Text">#アリス</text:p>
      <text:p text:style-name="Preformatted_20_Text">（そうか、こいつはここより未来か、</text:p>
      <text:p text:style-name="Preformatted_20_Text">過去の世界から来たんだったな……。）</text:p>
      <text:p text:style-name="Preformatted_20_Text">……………。</text:p>
      <text:p text:style-name="Preformatted_20_Text">お前の世界がどういう状況で、</text:p>
      <text:p text:style-name="Preformatted_20_Text">何の戦争が起きているのかは知らないけど、</text:p>
      <text:p text:style-name="Preformatted_20_Text">こんなものに頼っても、ろくなことにならないと思うぞ。</text:p>
      <text:p text:style-name="Preformatted_20_Text">（Oh, so he's from the future.</text:p>
      <text:p text:style-name="Preformatted_20_Text">He's from the past. .......)</text:p>
      <text:p text:style-name="Preformatted_20_Text">................</text:p>
      <text:p text:style-name="Preformatted_20_Text">I don't know what's going on in your world.</text:p>
      <text:p text:style-name="Preformatted_20_Text">I don't know what war is going on in your world.</text:p>
      <text:p text:style-name="Preformatted_20_Text">I don't know what kind of war is going on in your world, but I don't think you're going to get very far relying on this stuff.</text:p>
      <text:p text:style-name="Preformatted_20_Text">#リン</text:p>
      <text:p text:style-name="Preformatted_20_Text">……そうかもしれない。</text:p>
      <text:p text:style-name="Preformatted_20_Text">でも、私はやらないといけないの。</text:p>
      <text:p text:style-name="Preformatted_20_Text">死んでいったみんなのために……。</text:p>
      <text:p text:style-name="Preformatted_20_Text">......You may be right.</text:p>
      <text:p text:style-name="Preformatted_20_Text">But I have to.</text:p>
      <text:p text:style-name="Preformatted_20_Text">For everyone who has died. ......</text:p>
      <text:p text:style-name="Preformatted_20_Text">#アリス</text:p>
      <text:p text:style-name="Preformatted_20_Text">リン……。</text:p>
      <text:p text:style-name="Preformatted_20_Text">Lynn.......</text:p>
      <text:p text:style-name="Preformatted_20_Text">#リン</text:p>
      <text:p text:style-name="Preformatted_20_Text">アリス……、賢者の石をもってバルバロッサ山へ来て……。</text:p>
      <text:p text:style-name="Preformatted_20_Text">あそこならマナがたくさんある。</text:p>
      <text:p text:style-name="Preformatted_20_Text"><text:soft-page-break/>きっと、実体化ができるから、</text:p>
      <text:p text:style-name="Preformatted_20_Text">賢者の石を手渡しで受け取れるわ。</text:p>
      <text:p text:style-name="Preformatted_20_Text">まってるわよ……。</text:p>
      <text:p text:style-name="Preformatted_20_Text">Alice ......, come to Mount Barbarossa with the Philosopher's Stone .......</text:p>
      <text:p text:style-name="Preformatted_20_Text">There is a lot of mana there.</text:p>
      <text:p text:style-name="Preformatted_20_Text">I'm sure you can materialize.</text:p>
      <text:p text:style-name="Preformatted_20_Text">You can get the Philosopher's Stone in hand.</text:p>
      <text:p text:style-name="Preformatted_20_Text">I'll be waiting for you. ......</text:p>
      <text:p text:style-name="Preformatted_20_Text">#アリス</text:p>
      <text:p text:style-name="Preformatted_20_Text">リン！！</text:p>
      <text:p text:style-name="Preformatted_20_Text">……………。</text:p>
      <text:p text:style-name="Preformatted_20_Text">バルバロッサ山か……。</text:p>
      <text:p text:style-name="Preformatted_20_Text">Lynn!</text:p>
      <text:p text:style-name="Preformatted_20_Text">................</text:p>
      <text:p text:style-name="Preformatted_20_Text">Mount Barbarossa or .......</text:p>
      <text:p text:style-name="Preformatted_20_Text">[cn]</text:p>
      <text:p text:style-name="Preformatted_20_Text">アリスは足元に落ちているビー玉を拾い上げ、</text:p>
      <text:p text:style-name="Preformatted_20_Text">バルバロッサ山の位置する、</text:p>
      <text:p text:style-name="Preformatted_20_Text">北の空を見上げるのだった。</text:p>
      <text:p text:style-name="Preformatted_20_Text">Alice picks up a marble that has fallen at her feet and</text:p>
      <text:p text:style-name="Preformatted_20_Text">She looked up at the northern sky, where Mount Barbarossa is located.</text:p>
      <text:p text:style-name="Preformatted_20_Text">The sky to the north, where Mount Barbarossa is located.</text:p>
      <text:p text:style-name="Preformatted_20_Text"/>
      <text:p text:style-name="Preformatted_20_Text">C:\Users\James Phillips\Desktop\Games\WargameAliceGit\MinimizedScenarios\min_s0903.txt</text:p>
      <text:p text:style-name="Preformatted_20_Text">#アリス</text:p>
      <text:p text:style-name="Preformatted_20_Text">よーし！　あらかたとり尽したな。</text:p>
      <text:p text:style-name="Preformatted_20_Text">撤収だーーーーー！！！</text:p>
      <text:p text:style-name="Preformatted_20_Text">All right!　We've taken all we can get.</text:p>
      <text:p text:style-name="Preformatted_20_Text">Let's move out!</text:p>
      <text:p text:style-name="Preformatted_20_Text">#アリス</text:p>
      <text:p text:style-name="Preformatted_20_Text">わっ！！</text:p>
      <text:p text:style-name="Preformatted_20_Text">なんだ、敵か！！</text:p>
      <text:p text:style-name="Preformatted_20_Text">Whoa!</text:p>
      <text:p text:style-name="Preformatted_20_Text">Oh, my God, it's the enemy!</text:p>
      <text:p text:style-name="Preformatted_20_Text">#？？？</text:p>
      <text:p text:style-name="Preformatted_20_Text">ん？　あれ、ここは……。</text:p>
      <text:p text:style-name="Preformatted_20_Text">Hmm?　Hey, this is .......</text:p>
      <text:p text:style-name="Preformatted_20_Text">#アリス</text:p>
      <text:p text:style-name="Preformatted_20_Text">……お、オイ。</text:p>
      <text:p text:style-name="Preformatted_20_Text">お前誰だよ。</text:p>
      <text:p text:style-name="Preformatted_20_Text">……ってか人間か？</text:p>
      <text:p text:style-name="Preformatted_20_Text">そのみょうちくりんな格好はなんだよ。</text:p>
      <text:p text:style-name="Preformatted_20_Text">...... Oh, hey.</text:p>
      <text:p text:style-name="Preformatted_20_Text">Who are you?</text:p>
      <text:p text:style-name="Preformatted_20_Text">Are you ...... or a human being?</text:p>
      <text:p text:style-name="Preformatted_20_Text">What's with that ridiculous outfit?</text:p>
      <text:p text:style-name="Preformatted_20_Text">#？？？</text:p>
      <text:p text:style-name="Preformatted_20_Text">んー、ねむい。</text:p>
      <text:p text:style-name="Preformatted_20_Text">ふわーあ……。</text:p>
      <text:p text:style-name="Preformatted_20_Text">Hmm, I'm sleepy.</text:p>
      <text:p text:style-name="Preformatted_20_Text">Whew... ......</text:p>
      <text:p text:style-name="Preformatted_20_Text">#アリス</text:p>
      <text:p text:style-name="Preformatted_20_Text">ん……、な、なんだ。</text:p>
      <text:p text:style-name="Preformatted_20_Text">き、きえた……。</text:p>
      <text:p text:style-name="Preformatted_20_Text">……………。</text:p>
      <text:p text:style-name="Preformatted_20_Text">ん？　なんだこれ。</text:p>
      <text:p text:style-name="Preformatted_20_Text">Hmm......, hey, what is it?</text:p>
      <text:p text:style-name="Preformatted_20_Text">Ki, ki ki .......</text:p>
      <text:p text:style-name="Preformatted_20_Text">................</text:p>
      <text:p text:style-name="Preformatted_20_Text">Hmm?　What's this?</text:p>
      <text:p text:style-name="Preformatted_20_Text">[cn]</text:p>
      <text:p text:style-name="Preformatted_20_Text">アリスは、足元に落ちていた何かを拾い上げた。</text:p>
      <text:p text:style-name="Preformatted_20_Text">Alice picked up something that had fallen at her feet.</text:p>
      <text:p text:style-name="Preformatted_20_Text"><text:soft-page-break/>#アリス</text:p>
      <text:p text:style-name="Preformatted_20_Text">ビー玉？</text:p>
      <text:p text:style-name="Preformatted_20_Text">あいつのものか？</text:p>
      <text:p text:style-name="Preformatted_20_Text">……しかし、妙なやつだったな。</text:p>
      <text:p text:style-name="Preformatted_20_Text">お……お前この前の。</text:p>
      <text:p text:style-name="Preformatted_20_Text">A marble?</text:p>
      <text:p text:style-name="Preformatted_20_Text">Did it belong to that guy?</text:p>
      <text:p text:style-name="Preformatted_20_Text">...... But it was a strange one.</text:p>
      <text:p text:style-name="Preformatted_20_Text">Oh ...... you the other day.</text:p>
      <text:p text:style-name="Preformatted_20_Text">#？？？</text:p>
      <text:p text:style-name="Preformatted_20_Text">ん？　あ！　こんにちはー……。</text:p>
      <text:p text:style-name="Preformatted_20_Text">あれ、クロは？</text:p>
      <text:p text:style-name="Preformatted_20_Text">ねえ、クローーー？</text:p>
      <text:p text:style-name="Preformatted_20_Text">んー、私やることがあったような……。</text:p>
      <text:p text:style-name="Preformatted_20_Text">まあいっかぁ……。</text:p>
      <text:p text:style-name="Preformatted_20_Text">んー、ねむいなあ……。</text:p>
      <text:p text:style-name="Preformatted_20_Text">ふわーあ。</text:p>
      <text:p text:style-name="Preformatted_20_Text">Hmm?　Ah!　Hello .......</text:p>
      <text:p text:style-name="Preformatted_20_Text">Hey, where's Kuro?</text:p>
      <text:p text:style-name="Preformatted_20_Text">Hey, Krowoo?</text:p>
      <text:p text:style-name="Preformatted_20_Text">Hmm, I had something to do. ......</text:p>
      <text:p text:style-name="Preformatted_20_Text">Oh well... ......</text:p>
      <text:p text:style-name="Preformatted_20_Text">Hmm, I'm so sleepy. ......</text:p>
      <text:p text:style-name="Preformatted_20_Text">Whew.</text:p>
      <text:p text:style-name="Preformatted_20_Text">#アリス</text:p>
      <text:p text:style-name="Preformatted_20_Text">き、きえた……。</text:p>
      <text:p text:style-name="Preformatted_20_Text">なんだってんだ……一体。</text:p>
      <text:p text:style-name="Preformatted_20_Text">ん？　なんだこれ。</text:p>
      <text:p text:style-name="Preformatted_20_Text">It's gone. ......</text:p>
      <text:p text:style-name="Preformatted_20_Text">What in the world ......?</text:p>
      <text:p text:style-name="Preformatted_20_Text">What's this?　What's this?</text:p>
      <text:p text:style-name="Preformatted_20_Text">[cn]</text:p>
      <text:p text:style-name="Preformatted_20_Text">アリスは、足元に落ちていた何かを拾い上げた。</text:p>
      <text:p text:style-name="Preformatted_20_Text">Alice picks up something that had fallen at her feet.</text:p>
      <text:p text:style-name="Preformatted_20_Text">#アリス</text:p>
      <text:p text:style-name="Preformatted_20_Text">またビー玉だ……。</text:p>
      <text:p text:style-name="Preformatted_20_Text">お、お化け、亡霊とか、</text:p>
      <text:p text:style-name="Preformatted_20_Text">そんなんじゃないだろうな。</text:p>
      <text:p text:style-name="Preformatted_20_Text">ま、またか……。</text:p>
      <text:p text:style-name="Preformatted_20_Text">It's another marble. ......</text:p>
      <text:p text:style-name="Preformatted_20_Text">Oh, a ghost, a wraith, or...</text:p>
      <text:p text:style-name="Preformatted_20_Text">I hope it's not something like that.</text:p>
      <text:p text:style-name="Preformatted_20_Text">Well, not again. ......</text:p>
      <text:p text:style-name="Preformatted_20_Text">#？？？</text:p>
      <text:p text:style-name="Preformatted_20_Text">あっ！　さっきの子！</text:p>
      <text:p text:style-name="Preformatted_20_Text">ねえ、ちょっと聞きたいんだけど、</text:p>
      <text:p text:style-name="Preformatted_20_Text">バルバロッサ山ってどっちの方向かな？</text:p>
      <text:p text:style-name="Preformatted_20_Text">Ah!　The girl from earlier!</text:p>
      <text:p text:style-name="Preformatted_20_Text">Hey, let me ask you something.</text:p>
      <text:p text:style-name="Preformatted_20_Text">Which direction is Mount Barbarossa?</text:p>
      <text:p text:style-name="Preformatted_20_Text">#アリス</text:p>
      <text:p text:style-name="Preformatted_20_Text">ば、バルバロッサ山ぁ？</text:p>
      <text:p text:style-name="Preformatted_20_Text">知るかよ、そんな山。</text:p>
      <text:p text:style-name="Preformatted_20_Text">Mount Barbarossa?</text:p>
      <text:p text:style-name="Preformatted_20_Text">I don't know, it's a mountain.</text:p>
      <text:p text:style-name="Preformatted_20_Text">#？？？</text:p>
      <text:p text:style-name="Preformatted_20_Text">うぅ……そっか。</text:p>
      <text:p text:style-name="Preformatted_20_Text">参ったなぁ、日が暮れるまでに行かなきゃいけないのに。</text:p>
      <text:p text:style-name="Preformatted_20_Text">Ugh. ...... I see.</text:p>
      <text:p text:style-name="Preformatted_20_Text">Oh no, we have to get there before nightfall.</text:p>
      <text:p text:style-name="Preformatted_20_Text">#アリス</text:p>
      <text:p text:style-name="Preformatted_20_Text">ちょ、ちょっと待て、前から思ってたが、</text:p>
      <text:p text:style-name="Preformatted_20_Text">お前一体何もんだ？</text:p>
      <text:p text:style-name="Preformatted_20_Text"><text:soft-page-break/>突然現れるし、不気味でしょうがないぞ。</text:p>
      <text:p text:style-name="Preformatted_20_Text">Wait a minute. I've been thinking.</text:p>
      <text:p text:style-name="Preformatted_20_Text">Who the hell are you?</text:p>
      <text:p text:style-name="Preformatted_20_Text">You show up out of nowhere, and you're creepy as hell.</text:p>
      <text:p text:style-name="Preformatted_20_Text">#？？？</text:p>
      <text:p text:style-name="Preformatted_20_Text">突然……？　ああ！</text:p>
      <text:p text:style-name="Preformatted_20_Text">そっか……じゃあこれはそういう。</text:p>
      <text:p text:style-name="Preformatted_20_Text">Suddenly ......?　Oh!</text:p>
      <text:p text:style-name="Preformatted_20_Text">I see... ...... then that's what this is called.</text:p>
      <text:p text:style-name="Preformatted_20_Text">#アリス</text:p>
      <text:p text:style-name="Preformatted_20_Text">オイ、一人でぶつぶつ言っててもわかんねえよ……。</text:p>
      <text:p text:style-name="Preformatted_20_Text">Oi, I don't know what you're mumbling all by yourself. ......</text:p>
      <text:p text:style-name="Preformatted_20_Text">#？？？</text:p>
      <text:p text:style-name="Preformatted_20_Text">ええっと、詳しくは言えないから……。</text:p>
      <text:p text:style-name="Preformatted_20_Text">とりあえず私の名前は「リン」でいいわ！</text:p>
      <text:p text:style-name="Preformatted_20_Text">Well, I can't give you any details, so please go to .......</text:p>
      <text:p text:style-name="Preformatted_20_Text">For now, my name is "Lynn"!</text:p>
      <text:p text:style-name="Preformatted_20_Text">#アリス</text:p>
      <text:p text:style-name="Preformatted_20_Text">でいいわってオイ……。</text:p>
      <text:p text:style-name="Preformatted_20_Text">I'll just call you Lynn. ......</text:p>
      <text:p text:style-name="Preformatted_20_Text">#リン</text:p>
      <text:p text:style-name="Preformatted_20_Text">あなたの名前は？</text:p>
      <text:p text:style-name="Preformatted_20_Text">What's your name?</text:p>
      <text:p text:style-name="Preformatted_20_Text">#アリス</text:p>
      <text:p text:style-name="Preformatted_20_Text">私はアリスだ。華の魔女アリス。</text:p>
      <text:p text:style-name="Preformatted_20_Text">I'm Alice. Alice the flower witch.</text:p>
      <text:p text:style-name="Preformatted_20_Text">#リン</text:p>
      <text:p text:style-name="Preformatted_20_Text">魔女！　あなた、魔女なのね！</text:p>
      <text:p text:style-name="Preformatted_20_Text">Witch!　You're a witch!</text:p>
      <text:p text:style-name="Preformatted_20_Text">#アリス</text:p>
      <text:p text:style-name="Preformatted_20_Text">クフフッ！　そうだ、驚いたか！</text:p>
      <text:p text:style-name="Preformatted_20_Text">Kuh-huh!　Yes, what a surprise!</text:p>
      <text:p text:style-name="Preformatted_20_Text">#リン</text:p>
      <text:p text:style-name="Preformatted_20_Text">私もなの！</text:p>
      <text:p text:style-name="Preformatted_20_Text">Me too!</text:p>
      <text:p text:style-name="Preformatted_20_Text">#アリス</text:p>
      <text:p text:style-name="Preformatted_20_Text">んなっ！？　ま、マジか……。</text:p>
      <text:p text:style-name="Preformatted_20_Text">いや、そうか、突然現れるのも魔法だったわけだな。</text:p>
      <text:p text:style-name="Preformatted_20_Text">What?　Are you serious? .......</text:p>
      <text:p text:style-name="Preformatted_20_Text">No, I see, so it was magic for them to suddenly appear.</text:p>
      <text:p text:style-name="Preformatted_20_Text">#リン</text:p>
      <text:p text:style-name="Preformatted_20_Text">そうなの！　詳しくは話せないけど魔法なの！</text:p>
      <text:p text:style-name="Preformatted_20_Text">ん……そろそろ時間みたい。</text:p>
      <text:p text:style-name="Preformatted_20_Text">アリスちゃん……また、会いましょう……。</text:p>
      <text:p text:style-name="Preformatted_20_Text">ふあーあ。</text:p>
      <text:p text:style-name="Preformatted_20_Text">Yes, it was!　I can't tell you the details, but it's magic!</text:p>
      <text:p text:style-name="Preformatted_20_Text">Hmm ...... I guess it's time to go.</text:p>
      <text:p text:style-name="Preformatted_20_Text">Alice, ...... see you again. ......</text:p>
      <text:p text:style-name="Preformatted_20_Text">Whew.</text:p>
      <text:p text:style-name="Preformatted_20_Text">#アリス</text:p>
      <text:p text:style-name="Preformatted_20_Text">消えた……。</text:p>
      <text:p text:style-name="Preformatted_20_Text">一体何の魔法なんだ、</text:p>
      <text:p text:style-name="Preformatted_20_Text">「眠気」がトリガーみたいだけど……。</text:p>
      <text:p text:style-name="Preformatted_20_Text">このビー玉にも、何か意味があるのか……？</text:p>
      <text:p text:style-name="Preformatted_20_Text">な、なんだ、リンか。</text:p>
      <text:p text:style-name="Preformatted_20_Text">何回見ても驚いちまうぜ……クソ。</text:p>
      <text:p text:style-name="Preformatted_20_Text">It's gone.......</text:p>
      <text:p text:style-name="Preformatted_20_Text">What kind of magic is this?</text:p>
      <text:p text:style-name="Preformatted_20_Text">Seems to be triggered by "sleepiness." ......</text:p>
      <text:p text:style-name="Preformatted_20_Text">Does this marble mean anything to you, too: ......?</text:p>
      <text:p text:style-name="Preformatted_20_Text">What the hell, Lynn?</text:p>
      <text:p text:style-name="Preformatted_20_Text">You never cease to amaze me. ......</text:p>
      <text:p text:style-name="Preformatted_20_Text">#リン</text:p>
      <text:p text:style-name="Preformatted_20_Text"><text:soft-page-break/>あっ、アリスちゃん！！</text:p>
      <text:p text:style-name="Preformatted_20_Text">また会えたね！</text:p>
      <text:p text:style-name="Preformatted_20_Text">Oh, Alice!</text:p>
      <text:p text:style-name="Preformatted_20_Text">Nice to see you again!</text:p>
      <text:p text:style-name="Preformatted_20_Text">#アリス</text:p>
      <text:p text:style-name="Preformatted_20_Text">おう、しかし、その妙な魔法はなんなんだよ。</text:p>
      <text:p text:style-name="Preformatted_20_Text">その口ぶりから、狙ったところに</text:p>
      <text:p text:style-name="Preformatted_20_Text">移動するようなワープ呪文でもないんだろ？</text:p>
      <text:p text:style-name="Preformatted_20_Text">Oh, but what is that strange magic?</text:p>
      <text:p text:style-name="Preformatted_20_Text">From the way you're talking, it's not a warp spell that moves you to where you're aiming, is it?</text:p>
      <text:p text:style-name="Preformatted_20_Text">It's not some kind of warp spell that moves you where you want to go, is it?</text:p>
      <text:p text:style-name="Preformatted_20_Text">#リン</text:p>
      <text:p text:style-name="Preformatted_20_Text">うんと……、魔女協会の規定で、</text:p>
      <text:p text:style-name="Preformatted_20_Text">うっかり口を滑らせると大目玉なんだけど……。</text:p>
      <text:p text:style-name="Preformatted_20_Text">うん、このくらいならいってもいいかな。</text:p>
      <text:p text:style-name="Preformatted_20_Text">Um, ......, by the rules of the Witches' Guild.</text:p>
      <text:p text:style-name="Preformatted_20_Text">It's a big eye-opener if you accidentally slip up. ......</text:p>
      <text:p text:style-name="Preformatted_20_Text">Yeah, I'd be willing to go this far.</text:p>
      <text:p text:style-name="Preformatted_20_Text">#アリス</text:p>
      <text:p text:style-name="Preformatted_20_Text">なんだよ、もったいぶらずに言えよ。</text:p>
      <text:p text:style-name="Preformatted_20_Text">What the heck, don't be so presumptuous, just say it.</text:p>
      <text:p text:style-name="Preformatted_20_Text">#リン</text:p>
      <text:p text:style-name="Preformatted_20_Text">この呪文は世界に一つだけの呪文。</text:p>
      <text:p text:style-name="Preformatted_20_Text">ほとんどの魔女が知らない……、</text:p>
      <text:p text:style-name="Preformatted_20_Text">時を操る呪文……。</text:p>
      <text:p text:style-name="Preformatted_20_Text">……なーんて、かっこいいでしょ！</text:p>
      <text:p text:style-name="Preformatted_20_Text">This spell is the only spell in the world.</text:p>
      <text:p text:style-name="Preformatted_20_Text">Most witches don't know it. ......</text:p>
      <text:p text:style-name="Preformatted_20_Text">The spell to control time: .......</text:p>
      <text:p text:style-name="Preformatted_20_Text">......... Isn't that cool!</text:p>
      <text:p text:style-name="Preformatted_20_Text">#アリス</text:p>
      <text:p text:style-name="Preformatted_20_Text">は、はあ！？</text:p>
      <text:p text:style-name="Preformatted_20_Text">おまえ、ふざけてんじゃ……！</text:p>
      <text:p text:style-name="Preformatted_20_Text">Ha, ha!</text:p>
      <text:p text:style-name="Preformatted_20_Text">You've got to be kidding me ......!</text:p>
      <text:p text:style-name="Preformatted_20_Text">#リン</text:p>
      <text:p text:style-name="Preformatted_20_Text">あっ、そろそろ時間だ。</text:p>
      <text:p text:style-name="Preformatted_20_Text">ふあーあ……、じゃあね、アリスちゃん。</text:p>
      <text:p text:style-name="Preformatted_20_Text">Oh, it's time to go.</text:p>
      <text:p text:style-name="Preformatted_20_Text">Whew... ......, see you later, Alice.</text:p>
      <text:p text:style-name="Preformatted_20_Text">#アリス</text:p>
      <text:p text:style-name="Preformatted_20_Text">お、オイ！！</text:p>
      <text:p text:style-name="Preformatted_20_Text">Hey!</text:p>
      <text:p text:style-name="Preformatted_20_Text">#アリス</text:p>
      <text:p text:style-name="Preformatted_20_Text">く、クソ……。</text:p>
      <text:p text:style-name="Preformatted_20_Text">なんだってんだ……。</text:p>
      <text:p text:style-name="Preformatted_20_Text">時を操る呪文だって！？</text:p>
      <text:p text:style-name="Preformatted_20_Text">冗談なのか本気なのか……。</text:p>
      <text:p text:style-name="Preformatted_20_Text">……またビー玉落ちてるし。</text:p>
      <text:p text:style-name="Preformatted_20_Text">くそう、もう一回出てこねえかなぁ。</text:p>
      <text:p text:style-name="Preformatted_20_Text">で、出たな！　リン！！</text:p>
      <text:p text:style-name="Preformatted_20_Text">Damn it, damn .......</text:p>
      <text:p text:style-name="Preformatted_20_Text">What the hell .......</text:p>
      <text:p text:style-name="Preformatted_20_Text">A spell to control time!</text:p>
      <text:p text:style-name="Preformatted_20_Text">Are you joking or serious? ......</text:p>
      <text:p text:style-name="Preformatted_20_Text">...... marbles are falling again.</text:p>
      <text:p text:style-name="Preformatted_20_Text">Damn, I hope it comes out again.</text:p>
      <text:p text:style-name="Preformatted_20_Text">And there you go!　Lynn!</text:p>
      <text:p text:style-name="Preformatted_20_Text">#リン</text:p>
      <text:p text:style-name="Preformatted_20_Text">え、な、なになに？</text:p>
      <text:p text:style-name="Preformatted_20_Text">殺気立っちゃって。</text:p>
      <text:p text:style-name="Preformatted_20_Text">What, what, what?</text:p>
      <text:p text:style-name="Preformatted_20_Text">You're killing me.</text:p>
      <text:p text:style-name="Preformatted_20_Text"><text:soft-page-break/>#アリス</text:p>
      <text:p text:style-name="Preformatted_20_Text">うるさい、観念しろーーー！</text:p>
      <text:p text:style-name="Preformatted_20_Text">Shut up and give up!</text:p>
      <text:p text:style-name="Preformatted_20_Text">#アリス</text:p>
      <text:p text:style-name="Preformatted_20_Text">んなっ！！！　すりぬけた……？</text:p>
      <text:p text:style-name="Preformatted_20_Text">ど、どうなってんだ……。</text:p>
      <text:p text:style-name="Preformatted_20_Text">What the hell!　You slipped through ......?</text:p>
      <text:p text:style-name="Preformatted_20_Text">What the hell is going on .......</text:p>
      <text:p text:style-name="Preformatted_20_Text">#リン</text:p>
      <text:p text:style-name="Preformatted_20_Text">あー……。その。</text:p>
      <text:p text:style-name="Preformatted_20_Text">Uh ....... That.</text:p>
      <text:p text:style-name="Preformatted_20_Text">#アリス</text:p>
      <text:p text:style-name="Preformatted_20_Text">オイ！　その魔法は一体何なんだ！</text:p>
      <text:p text:style-name="Preformatted_20_Text">そんなびっくり呪文を使う魔女が無名だなんて。</text:p>
      <text:p text:style-name="Preformatted_20_Text">それに、時を操るってのはなんなんだ！</text:p>
      <text:p text:style-name="Preformatted_20_Text">Hey!　What the hell is that magic!</text:p>
      <text:p text:style-name="Preformatted_20_Text">I can't believe that a witch who uses such a surprise spell is unknown.</text:p>
      <text:p text:style-name="Preformatted_20_Text">And what's with the time manipulation!</text:p>
      <text:p text:style-name="Preformatted_20_Text">#リン</text:p>
      <text:p text:style-name="Preformatted_20_Text">い、いや、だからそれは言っちゃいけなくて……。</text:p>
      <text:p text:style-name="Preformatted_20_Text">さ、さよなら～……。</text:p>
      <text:p text:style-name="Preformatted_20_Text">No, no, so I shouldn't say that. ......</text:p>
      <text:p text:style-name="Preformatted_20_Text">Bye, bye~ .......</text:p>
      <text:p text:style-name="Preformatted_20_Text">#アリス</text:p>
      <text:p text:style-name="Preformatted_20_Text">あっ！　消えやがった！</text:p>
      <text:p text:style-name="Preformatted_20_Text">クソ！　……自分から消えることもできるのか。</text:p>
      <text:p text:style-name="Preformatted_20_Text">……ビー玉はちゃんと落としていくんだな。</text:p>
      <text:p text:style-name="Preformatted_20_Text">あっ、出たなリン！</text:p>
      <text:p text:style-name="Preformatted_20_Text">Ah!　It's gone!</text:p>
      <text:p text:style-name="Preformatted_20_Text">Shit!　Can you disappear yourself ......?</text:p>
      <text:p text:style-name="Preformatted_20_Text">...... You've got to drop the marbles properly.</text:p>
      <text:p text:style-name="Preformatted_20_Text">Oh, there you go, Lynn!</text:p>
      <text:p text:style-name="Preformatted_20_Text">#リン</text:p>
      <text:p text:style-name="Preformatted_20_Text">わっ！　あ、アリスちゃん……。</text:p>
      <text:p text:style-name="Preformatted_20_Text">Whoa!　Oh, Alice. ......</text:p>
      <text:p text:style-name="Preformatted_20_Text">#アリス</text:p>
      <text:p text:style-name="Preformatted_20_Text">今日こそ、そのびっくり魔法の秘密を暴露してもらおうか！</text:p>
      <text:p text:style-name="Preformatted_20_Text">Today's the day we're going to have you reveal the secret of your amazing magic!</text:p>
      <text:p text:style-name="Preformatted_20_Text">#リン</text:p>
      <text:p text:style-name="Preformatted_20_Text">うぅ～……だから言っちゃダメなんだって。</text:p>
      <text:p text:style-name="Preformatted_20_Text">Ugh~ ...... so you're not allowed to tell me.</text:p>
      <text:p text:style-name="Preformatted_20_Text">#アリス</text:p>
      <text:p text:style-name="Preformatted_20_Text">……………。</text:p>
      <text:p text:style-name="Preformatted_20_Text">................</text:p>
      <text:p text:style-name="Preformatted_20_Text">#リン</text:p>
      <text:p text:style-name="Preformatted_20_Text">うっ……わかったよぅ。</text:p>
      <text:p text:style-name="Preformatted_20_Text">ちょっとだけだからね？</text:p>
      <text:p text:style-name="Preformatted_20_Text">Ugh ...... I get it.</text:p>
      <text:p text:style-name="Preformatted_20_Text">It's just for a minute, okay?</text:p>
      <text:p text:style-name="Preformatted_20_Text">#アリス</text:p>
      <text:p text:style-name="Preformatted_20_Text">やった！　クフフッ！　いってみるもんだなぁ。</text:p>
      <text:p text:style-name="Preformatted_20_Text">Yes!　Yay!　I'll give it a try.</text:p>
      <text:p text:style-name="Preformatted_20_Text">#リン</text:p>
      <text:p text:style-name="Preformatted_20_Text">はぁ……これでまた階級降格だよう……。</text:p>
      <text:p text:style-name="Preformatted_20_Text">あのね、この魔法は「タイムトリップ」。</text:p>
      <text:p text:style-name="Preformatted_20_Text">つまり未来に行ったり、</text:p>
      <text:p text:style-name="Preformatted_20_Text">過去に行ったりできる魔法なの。</text:p>
      <text:p text:style-name="Preformatted_20_Text">Huh ......, I guess this is another demotion in rank .......</text:p>
      <text:p text:style-name="Preformatted_20_Text">You see, this magic is "time travel".</text:p>
      <text:p text:style-name="Preformatted_20_Text">In other words, it's a magic that lets you go to the future</text:p>
      <text:p text:style-name="Preformatted_20_Text">I mean, it's a magic that lets you go back in time.</text:p>
      <text:p text:style-name="Preformatted_20_Text">#アリス</text:p>
      <text:p text:style-name="Preformatted_20_Text">あん？　漫画の世界じゃねえんだから、</text:p>
      <text:p text:style-name="Preformatted_20_Text"><text:soft-page-break/>そんなことできるかよ。</text:p>
      <text:p text:style-name="Preformatted_20_Text">What?　This isn't the world of comic books.</text:p>
      <text:p text:style-name="Preformatted_20_Text">You can't do that.</text:p>
      <text:p text:style-name="Preformatted_20_Text">#リン</text:p>
      <text:p text:style-name="Preformatted_20_Text">できるんだってば！</text:p>
      <text:p text:style-name="Preformatted_20_Text">確かにかなり難しい大魔法だから、</text:p>
      <text:p text:style-name="Preformatted_20_Text">発動するのは難しくて、</text:p>
      <text:p text:style-name="Preformatted_20_Text">私みたいな未熟な魔女だと、</text:p>
      <text:p text:style-name="Preformatted_20_Text">そんなに長くトリップしていられないの。</text:p>
      <text:p text:style-name="Preformatted_20_Text">すぐ魔力不足で眠くなってきちゃうのよ。</text:p>
      <text:p text:style-name="Preformatted_20_Text">しかもトリップ直後に記憶があいまいになったり、</text:p>
      <text:p text:style-name="Preformatted_20_Text">狙った時代より少しずれちゃったりと、</text:p>
      <text:p text:style-name="Preformatted_20_Text">とにかく繊細なのよ。</text:p>
      <text:p text:style-name="Preformatted_20_Text">さらにその時代に干渉できちゃうから</text:p>
      <text:p text:style-name="Preformatted_20_Text">制約もかなり多いの。</text:p>
      <text:p text:style-name="Preformatted_20_Text">偽名を名乗らなくちゃいけなかったりね。</text:p>
      <text:p text:style-name="Preformatted_20_Text">It can be done!</text:p>
      <text:p text:style-name="Preformatted_20_Text">It's a very difficult magic.</text:p>
      <text:p text:style-name="Preformatted_20_Text">It's a very difficult spell to cast.</text:p>
      <text:p text:style-name="Preformatted_20_Text">And for an inexperienced witch like me.</text:p>
      <text:p text:style-name="Preformatted_20_Text">I can't stay tripping for that long.</text:p>
      <text:p text:style-name="Preformatted_20_Text">I get drowsy because of the lack of magic power.</text:p>
      <text:p text:style-name="Preformatted_20_Text">Moreover, my memory becomes fuzzy right after the trip.</text:p>
      <text:p text:style-name="Preformatted_20_Text">or I'm a little out of sync with the time period I was aiming for.</text:p>
      <text:p text:style-name="Preformatted_20_Text">She is very sensitive.</text:p>
      <text:p text:style-name="Preformatted_20_Text">In addition, since I can interfere with the time period</text:p>
      <text:p text:style-name="Preformatted_20_Text">There are a lot of restrictions.</text:p>
      <text:p text:style-name="Preformatted_20_Text">You have to use a false name, for example.</text:p>
      <text:p text:style-name="Preformatted_20_Text">#アリス</text:p>
      <text:p text:style-name="Preformatted_20_Text">じゃあ体をすり抜けるってのは、</text:p>
      <text:p text:style-name="Preformatted_20_Text">どういうことだよ。</text:p>
      <text:p text:style-name="Preformatted_20_Text">So, what do you mean by "slip through the cracks"?</text:p>
      <text:p text:style-name="Preformatted_20_Text">What do you mean by "slip through the body"?</text:p>
      <text:p text:style-name="Preformatted_20_Text">#リン</text:p>
      <text:p text:style-name="Preformatted_20_Text">マナの濃度が足りないと実体化すらできないの。</text:p>
      <text:p text:style-name="Preformatted_20_Text">前に出会った場所はマナの濃度が足りなかったのよ。</text:p>
      <text:p text:style-name="Preformatted_20_Text">If you don't have enough mana, you can't even materialize.</text:p>
      <text:p text:style-name="Preformatted_20_Text">The place we met before didn't have enough mana concentration.</text:p>
      <text:p text:style-name="Preformatted_20_Text">#アリス</text:p>
      <text:p text:style-name="Preformatted_20_Text">ふうん？</text:p>
      <text:p text:style-name="Preformatted_20_Text">で、そんな難しい魔法を使って、何しようってんだよ。</text:p>
      <text:p text:style-name="Preformatted_20_Text">遊びでってのじゃなさそうだけど。</text:p>
      <text:p text:style-name="Preformatted_20_Text">Really?</text:p>
      <text:p text:style-name="Preformatted_20_Text">So, what are you going to do with such difficult magic?</text:p>
      <text:p text:style-name="Preformatted_20_Text">It doesn't sound like it's just for fun.</text:p>
      <text:p text:style-name="Preformatted_20_Text">#リン</text:p>
      <text:p text:style-name="Preformatted_20_Text">あ……そろそろ限界かも。</text:p>
      <text:p text:style-name="Preformatted_20_Text">Ah ...... I think I might be running out of time.</text:p>
      <text:p text:style-name="Preformatted_20_Text">#アリス</text:p>
      <text:p text:style-name="Preformatted_20_Text">お、オイ！</text:p>
      <text:p text:style-name="Preformatted_20_Text">Oi!</text:p>
      <text:p text:style-name="Preformatted_20_Text">#リン</text:p>
      <text:p text:style-name="Preformatted_20_Text">ごめんねアリスちゃん……</text:p>
      <text:p text:style-name="Preformatted_20_Text">また会えたら話すから……。</text:p>
      <text:p text:style-name="Preformatted_20_Text">Sorry Alice. ......</text:p>
      <text:p text:style-name="Preformatted_20_Text">I'll talk to you when I see you again. ......</text:p>
      <text:p text:style-name="Preformatted_20_Text">#アリス</text:p>
      <text:p text:style-name="Preformatted_20_Text">……………。</text:p>
      <text:p text:style-name="Preformatted_20_Text">リン………。</text:p>
      <text:p text:style-name="Preformatted_20_Text">................</text:p>
      <text:p text:style-name="Preformatted_20_Text">Lynn ..........</text:p>
      <text:p text:style-name="Preformatted_20_Text">[cn]</text:p>
      <text:p text:style-name="Preformatted_20_Text">アリスは、地面に落ちたビー玉を拾い上げた。</text:p>
      <text:p text:style-name="Preformatted_20_Text"><text:soft-page-break/>リン！！</text:p>
      <text:p text:style-name="Preformatted_20_Text">Alice picked up a marble that fell to the ground.</text:p>
      <text:p text:style-name="Preformatted_20_Text">Lynn!!!</text:p>
      <text:p text:style-name="Preformatted_20_Text">#リン</text:p>
      <text:p text:style-name="Preformatted_20_Text">アリス……ちゃん。</text:p>
      <text:p text:style-name="Preformatted_20_Text">Alice.......</text:p>
      <text:p text:style-name="Preformatted_20_Text">[cn]</text:p>
      <text:p text:style-name="Preformatted_20_Text">リンは現れるなり、地面に突っ伏した。</text:p>
      <text:p text:style-name="Preformatted_20_Text">Lynn plopped down on the ground as soon as she appeared.</text:p>
      <text:p text:style-name="Preformatted_20_Text">#アリス</text:p>
      <text:p text:style-name="Preformatted_20_Text">リン！！　どうしたんだ。</text:p>
      <text:p text:style-name="Preformatted_20_Text">Lynn!!!　What's wrong?</text:p>
      <text:p text:style-name="Preformatted_20_Text">#リン</text:p>
      <text:p text:style-name="Preformatted_20_Text">だ、大丈夫……魔力を使いすぎちゃって。</text:p>
      <text:p text:style-name="Preformatted_20_Text">It's okay, I used too much ...... magic.</text:p>
      <text:p text:style-name="Preformatted_20_Text">#アリス</text:p>
      <text:p text:style-name="Preformatted_20_Text">リン……。</text:p>
      <text:p text:style-name="Preformatted_20_Text">Lynn.......</text:p>
      <text:p text:style-name="Preformatted_20_Text">#リン</text:p>
      <text:p text:style-name="Preformatted_20_Text">賢者の石さえあれば……。</text:p>
      <text:p text:style-name="Preformatted_20_Text">If only I had a Philosopher's Stone.......</text:p>
      <text:p text:style-name="Preformatted_20_Text">#アリス</text:p>
      <text:p text:style-name="Preformatted_20_Text">賢者の石だって……？</text:p>
      <text:p text:style-name="Preformatted_20_Text">Even the Philosopher's Stone......?</text:p>
      <text:p text:style-name="Preformatted_20_Text">#リン</text:p>
      <text:p text:style-name="Preformatted_20_Text">アリスちゃん、知ってるの……？</text:p>
      <text:p text:style-name="Preformatted_20_Text">Alice, do you know ......?</text:p>
      <text:p text:style-name="Preformatted_20_Text">#アリス</text:p>
      <text:p text:style-name="Preformatted_20_Text">ああ、何度か見かけた。</text:p>
      <text:p text:style-name="Preformatted_20_Text">多分、館の方にも毒の魔女のところから回収したやつがあると思うけど……。</text:p>
      <text:p text:style-name="Preformatted_20_Text">Yeah, I've seen it a few times.</text:p>
      <text:p text:style-name="Preformatted_20_Text">Maybe there's one in the pavilion that was recovered from the poison witch's place. ......</text:p>
      <text:p text:style-name="Preformatted_20_Text">#リン</text:p>
      <text:p text:style-name="Preformatted_20_Text">本当！？</text:p>
      <text:p text:style-name="Preformatted_20_Text">それ、一つ分けてもらえることはできる？</text:p>
      <text:p text:style-name="Preformatted_20_Text">Really!</text:p>
      <text:p text:style-name="Preformatted_20_Text">Can you share one of those with me?</text:p>
      <text:p text:style-name="Preformatted_20_Text">#アリス</text:p>
      <text:p text:style-name="Preformatted_20_Text">ま、まてまて！</text:p>
      <text:p text:style-name="Preformatted_20_Text">あんな危ないものをやすやすと譲るわけには……。</text:p>
      <text:p text:style-name="Preformatted_20_Text">大体何に使うんだよ、あれを……。</text:p>
      <text:p text:style-name="Preformatted_20_Text">Wait, wait!</text:p>
      <text:p text:style-name="Preformatted_20_Text">We can't just give away such a dangerous thing so easily. ......</text:p>
      <text:p text:style-name="Preformatted_20_Text">What are you going to use it for, anyway? ......</text:p>
      <text:p text:style-name="Preformatted_20_Text">#リン</text:p>
      <text:p text:style-name="Preformatted_20_Text">……戦争を終わらせるの。</text:p>
      <text:p text:style-name="Preformatted_20_Text">...... end the war.</text:p>
      <text:p text:style-name="Preformatted_20_Text">#アリス</text:p>
      <text:p text:style-name="Preformatted_20_Text">あん……？</text:p>
      <text:p text:style-name="Preformatted_20_Text">An......?</text:p>
      <text:p text:style-name="Preformatted_20_Text">#リン</text:p>
      <text:p text:style-name="Preformatted_20_Text">たくさんの人が死んだの。</text:p>
      <text:p text:style-name="Preformatted_20_Text">私の仲間も、私の弟子も、その家族も、</text:p>
      <text:p text:style-name="Preformatted_20_Text">たくさん死んだの……。</text:p>
      <text:p text:style-name="Preformatted_20_Text">もう、手段を選んでいる暇はないの。</text:p>
      <text:p text:style-name="Preformatted_20_Text">賢者の石があれば、戦争に勝つことができる。</text:p>
      <text:p text:style-name="Preformatted_20_Text">そのために石を使うの。</text:p>
      <text:p text:style-name="Preformatted_20_Text">So many people died.</text:p>
      <text:p text:style-name="Preformatted_20_Text">My people, my students, their families.</text:p>
      <text:p text:style-name="Preformatted_20_Text">So many have died.......</text:p>
      <text:p text:style-name="Preformatted_20_Text">We don't have time to pick and choose anymore.</text:p>
      <text:p text:style-name="Preformatted_20_Text">With the Philosopher's Stone, we can win the war.</text:p>
      <text:p text:style-name="Preformatted_20_Text">That's what the stone is for.</text:p>
      <text:p text:style-name="Preformatted_20_Text"><text:soft-page-break/>#アリス</text:p>
      <text:p text:style-name="Preformatted_20_Text">（そうか、こいつはここより未来か、</text:p>
      <text:p text:style-name="Preformatted_20_Text">過去の世界から来たんだったな……。）</text:p>
      <text:p text:style-name="Preformatted_20_Text">……………。</text:p>
      <text:p text:style-name="Preformatted_20_Text">お前の世界がどういう状況で、</text:p>
      <text:p text:style-name="Preformatted_20_Text">何の戦争が起きているのかは知らないけど、</text:p>
      <text:p text:style-name="Preformatted_20_Text">こんなものに頼っても、ろくなことにならないと思うぞ。</text:p>
      <text:p text:style-name="Preformatted_20_Text">（Oh, so he's from the future.</text:p>
      <text:p text:style-name="Preformatted_20_Text">He's from the past. .......)</text:p>
      <text:p text:style-name="Preformatted_20_Text">................</text:p>
      <text:p text:style-name="Preformatted_20_Text">I don't know what's going on in your world.</text:p>
      <text:p text:style-name="Preformatted_20_Text">I don't know what war is going on in your world.</text:p>
      <text:p text:style-name="Preformatted_20_Text">I don't know what kind of war is going on in your world, but I don't think you're going to get very far relying on this stuff.</text:p>
      <text:p text:style-name="Preformatted_20_Text">#リン</text:p>
      <text:p text:style-name="Preformatted_20_Text">……そうかもしれない。</text:p>
      <text:p text:style-name="Preformatted_20_Text">でも、私はやらないといけないの。</text:p>
      <text:p text:style-name="Preformatted_20_Text">死んでいったみんなのために……。</text:p>
      <text:p text:style-name="Preformatted_20_Text">......You may be right.</text:p>
      <text:p text:style-name="Preformatted_20_Text">But I have to.</text:p>
      <text:p text:style-name="Preformatted_20_Text">For everyone who has died. ......</text:p>
      <text:p text:style-name="Preformatted_20_Text">#アリス</text:p>
      <text:p text:style-name="Preformatted_20_Text">リン……。</text:p>
      <text:p text:style-name="Preformatted_20_Text">Lynn.......</text:p>
      <text:p text:style-name="Preformatted_20_Text">#リン</text:p>
      <text:p text:style-name="Preformatted_20_Text">アリス……、賢者の石をもってバルバロッサ山へ来て……。</text:p>
      <text:p text:style-name="Preformatted_20_Text">あそこならマナがたくさんある。</text:p>
      <text:p text:style-name="Preformatted_20_Text">きっと、実体化ができるから、</text:p>
      <text:p text:style-name="Preformatted_20_Text">賢者の石を手渡しで受け取れるわ。</text:p>
      <text:p text:style-name="Preformatted_20_Text">まってるわよ……。</text:p>
      <text:p text:style-name="Preformatted_20_Text">Alice ......, come to Mount Barbarossa with the Philosopher's Stone .......</text:p>
      <text:p text:style-name="Preformatted_20_Text">There is a lot of mana there.</text:p>
      <text:p text:style-name="Preformatted_20_Text">I'm sure you can materialize.</text:p>
      <text:p text:style-name="Preformatted_20_Text">You can get the Philosopher's Stone in hand.</text:p>
      <text:p text:style-name="Preformatted_20_Text">I'll be waiting for you. ......</text:p>
      <text:p text:style-name="Preformatted_20_Text">#アリス</text:p>
      <text:p text:style-name="Preformatted_20_Text">リン！！</text:p>
      <text:p text:style-name="Preformatted_20_Text">……………。</text:p>
      <text:p text:style-name="Preformatted_20_Text">バルバロッサ山か……。</text:p>
      <text:p text:style-name="Preformatted_20_Text">Lynn!</text:p>
      <text:p text:style-name="Preformatted_20_Text">................</text:p>
      <text:p text:style-name="Preformatted_20_Text">Mount Barbarossa or .......</text:p>
      <text:p text:style-name="Preformatted_20_Text">[cn]</text:p>
      <text:p text:style-name="Preformatted_20_Text">アリスは足元に落ちているビー玉を拾い上げ、</text:p>
      <text:p text:style-name="Preformatted_20_Text">バルバロッサ山の位置する、</text:p>
      <text:p text:style-name="Preformatted_20_Text">北の空を見上げるのだった。</text:p>
      <text:p text:style-name="Preformatted_20_Text">Alice picks up a marble that has fallen at her feet and</text:p>
      <text:p text:style-name="Preformatted_20_Text">She looked up at the northern sky, where Mount Barbarossa is located.</text:p>
      <text:p text:style-name="Preformatted_20_Text">The sky to the north, where Mount Barbarossa is located.</text:p>
      <text:p text:style-name="Preformatted_20_Text"/>
      <text:p text:style-name="Preformatted_20_Text">C:\Users\James Phillips\Desktop\Games\WargameAliceGit\MinimizedScenarios\min_s0904.txt</text:p>
      <text:p text:style-name="Preformatted_20_Text">#アリス</text:p>
      <text:p text:style-name="Preformatted_20_Text">よーし！　あらかたとり尽したな。</text:p>
      <text:p text:style-name="Preformatted_20_Text">撤収だーーーーー！！！</text:p>
      <text:p text:style-name="Preformatted_20_Text">All right!　We've taken all we can get.</text:p>
      <text:p text:style-name="Preformatted_20_Text">Let's move out!</text:p>
      <text:p text:style-name="Preformatted_20_Text">#アリス</text:p>
      <text:p text:style-name="Preformatted_20_Text">わっ！！</text:p>
      <text:p text:style-name="Preformatted_20_Text">なんだ、敵か！！</text:p>
      <text:p text:style-name="Preformatted_20_Text">Whoa!</text:p>
      <text:p text:style-name="Preformatted_20_Text">Oh, my God, it's the enemy!</text:p>
      <text:p text:style-name="Preformatted_20_Text">#？？？</text:p>
      <text:p text:style-name="Preformatted_20_Text">ん？　あれ、ここは……。</text:p>
      <text:p text:style-name="Preformatted_20_Text"><text:soft-page-break/>Hmm?　Hey, this is .......</text:p>
      <text:p text:style-name="Preformatted_20_Text">#アリス</text:p>
      <text:p text:style-name="Preformatted_20_Text">……お、オイ。</text:p>
      <text:p text:style-name="Preformatted_20_Text">お前誰だよ。</text:p>
      <text:p text:style-name="Preformatted_20_Text">……ってか人間か？</text:p>
      <text:p text:style-name="Preformatted_20_Text">そのみょうちくりんな格好はなんだよ。</text:p>
      <text:p text:style-name="Preformatted_20_Text">...... Oh, hey.</text:p>
      <text:p text:style-name="Preformatted_20_Text">Who are you?</text:p>
      <text:p text:style-name="Preformatted_20_Text">Are you ...... or a human being?</text:p>
      <text:p text:style-name="Preformatted_20_Text">What's with that ridiculous outfit?</text:p>
      <text:p text:style-name="Preformatted_20_Text">#？？？</text:p>
      <text:p text:style-name="Preformatted_20_Text">んー、ねむい。</text:p>
      <text:p text:style-name="Preformatted_20_Text">ふわーあ……。</text:p>
      <text:p text:style-name="Preformatted_20_Text">Hmm, I'm sleepy.</text:p>
      <text:p text:style-name="Preformatted_20_Text">Whew... ......</text:p>
      <text:p text:style-name="Preformatted_20_Text">#アリス</text:p>
      <text:p text:style-name="Preformatted_20_Text">ん……、な、なんだ。</text:p>
      <text:p text:style-name="Preformatted_20_Text">き、きえた……。</text:p>
      <text:p text:style-name="Preformatted_20_Text">……………。</text:p>
      <text:p text:style-name="Preformatted_20_Text">ん？　なんだこれ。</text:p>
      <text:p text:style-name="Preformatted_20_Text">Hmm......, hey, what is it?</text:p>
      <text:p text:style-name="Preformatted_20_Text">Ki, ki ki .......</text:p>
      <text:p text:style-name="Preformatted_20_Text">................</text:p>
      <text:p text:style-name="Preformatted_20_Text">Hmm?　What's this?</text:p>
      <text:p text:style-name="Preformatted_20_Text">[cn]</text:p>
      <text:p text:style-name="Preformatted_20_Text">アリスは、足元に落ちていた何かを拾い上げた。</text:p>
      <text:p text:style-name="Preformatted_20_Text">Alice picked up something that had fallen at her feet.</text:p>
      <text:p text:style-name="Preformatted_20_Text">#アリス</text:p>
      <text:p text:style-name="Preformatted_20_Text">ビー玉？</text:p>
      <text:p text:style-name="Preformatted_20_Text">あいつのものか？</text:p>
      <text:p text:style-name="Preformatted_20_Text">……しかし、妙なやつだったな。</text:p>
      <text:p text:style-name="Preformatted_20_Text">お……お前この前の。</text:p>
      <text:p text:style-name="Preformatted_20_Text">A marble?</text:p>
      <text:p text:style-name="Preformatted_20_Text">Did it belong to that guy?</text:p>
      <text:p text:style-name="Preformatted_20_Text">...... But it was a strange one.</text:p>
      <text:p text:style-name="Preformatted_20_Text">Oh ...... you the other day.</text:p>
      <text:p text:style-name="Preformatted_20_Text">#？？？</text:p>
      <text:p text:style-name="Preformatted_20_Text">ん？　あ！　こんにちはー……。</text:p>
      <text:p text:style-name="Preformatted_20_Text">あれ、クロは？</text:p>
      <text:p text:style-name="Preformatted_20_Text">ねえ、クローーー？</text:p>
      <text:p text:style-name="Preformatted_20_Text">んー、私やることがあったような……。</text:p>
      <text:p text:style-name="Preformatted_20_Text">まあいっかぁ……。</text:p>
      <text:p text:style-name="Preformatted_20_Text">んー、ねむいなあ……。</text:p>
      <text:p text:style-name="Preformatted_20_Text">ふわーあ。</text:p>
      <text:p text:style-name="Preformatted_20_Text">Hmm?　Ah!　Hello .......</text:p>
      <text:p text:style-name="Preformatted_20_Text">Hey, where's Kuro?</text:p>
      <text:p text:style-name="Preformatted_20_Text">Hey, Krowoo?</text:p>
      <text:p text:style-name="Preformatted_20_Text">Hmm, I had something to do. ......</text:p>
      <text:p text:style-name="Preformatted_20_Text">Oh well... ......</text:p>
      <text:p text:style-name="Preformatted_20_Text">Hmm, I'm so sleepy. ......</text:p>
      <text:p text:style-name="Preformatted_20_Text">Whew.</text:p>
      <text:p text:style-name="Preformatted_20_Text">#アリス</text:p>
      <text:p text:style-name="Preformatted_20_Text">き、きえた……。</text:p>
      <text:p text:style-name="Preformatted_20_Text">なんだってんだ……一体。</text:p>
      <text:p text:style-name="Preformatted_20_Text">ん？　なんだこれ。</text:p>
      <text:p text:style-name="Preformatted_20_Text">It's gone. ......</text:p>
      <text:p text:style-name="Preformatted_20_Text">What in the world ......?</text:p>
      <text:p text:style-name="Preformatted_20_Text">What's this?　What's this?</text:p>
      <text:p text:style-name="Preformatted_20_Text">[cn]</text:p>
      <text:p text:style-name="Preformatted_20_Text">アリスは、足元に落ちていた何かを拾い上げた。</text:p>
      <text:p text:style-name="Preformatted_20_Text">Alice picks up something that had fallen at her feet.</text:p>
      <text:p text:style-name="Preformatted_20_Text">#アリス</text:p>
      <text:p text:style-name="Preformatted_20_Text">またビー玉だ……。</text:p>
      <text:p text:style-name="Preformatted_20_Text"><text:soft-page-break/>お、お化け、亡霊とか、</text:p>
      <text:p text:style-name="Preformatted_20_Text">そんなんじゃないだろうな。</text:p>
      <text:p text:style-name="Preformatted_20_Text">ま、またか……。</text:p>
      <text:p text:style-name="Preformatted_20_Text">It's another marble. ......</text:p>
      <text:p text:style-name="Preformatted_20_Text">Oh, a ghost, a wraith, or...</text:p>
      <text:p text:style-name="Preformatted_20_Text">I hope it's not something like that.</text:p>
      <text:p text:style-name="Preformatted_20_Text">Well, not again. ......</text:p>
      <text:p text:style-name="Preformatted_20_Text">#？？？</text:p>
      <text:p text:style-name="Preformatted_20_Text">あっ！　さっきの子！</text:p>
      <text:p text:style-name="Preformatted_20_Text">ねえ、ちょっと聞きたいんだけど、</text:p>
      <text:p text:style-name="Preformatted_20_Text">バルバロッサ山ってどっちの方向かな？</text:p>
      <text:p text:style-name="Preformatted_20_Text">Ah!　The girl from earlier!</text:p>
      <text:p text:style-name="Preformatted_20_Text">Hey, let me ask you something.</text:p>
      <text:p text:style-name="Preformatted_20_Text">Which direction is Mount Barbarossa?</text:p>
      <text:p text:style-name="Preformatted_20_Text">#アリス</text:p>
      <text:p text:style-name="Preformatted_20_Text">ば、バルバロッサ山ぁ？</text:p>
      <text:p text:style-name="Preformatted_20_Text">知るかよ、そんな山。</text:p>
      <text:p text:style-name="Preformatted_20_Text">Mount Barbarossa?</text:p>
      <text:p text:style-name="Preformatted_20_Text">I don't know, it's a mountain.</text:p>
      <text:p text:style-name="Preformatted_20_Text">#？？？</text:p>
      <text:p text:style-name="Preformatted_20_Text">うぅ……そっか。</text:p>
      <text:p text:style-name="Preformatted_20_Text">参ったなぁ、日が暮れるまでに行かなきゃいけないのに。</text:p>
      <text:p text:style-name="Preformatted_20_Text">Ugh. ...... I see.</text:p>
      <text:p text:style-name="Preformatted_20_Text">Oh no, we have to get there before nightfall.</text:p>
      <text:p text:style-name="Preformatted_20_Text">#アリス</text:p>
      <text:p text:style-name="Preformatted_20_Text">ちょ、ちょっと待て、前から思ってたが、</text:p>
      <text:p text:style-name="Preformatted_20_Text">お前一体何もんだ？</text:p>
      <text:p text:style-name="Preformatted_20_Text">突然現れるし、不気味でしょうがないぞ。</text:p>
      <text:p text:style-name="Preformatted_20_Text">Wait a minute. I've been thinking.</text:p>
      <text:p text:style-name="Preformatted_20_Text">Who the hell are you?</text:p>
      <text:p text:style-name="Preformatted_20_Text">You show up out of nowhere, and you're creepy as hell.</text:p>
      <text:p text:style-name="Preformatted_20_Text">#？？？</text:p>
      <text:p text:style-name="Preformatted_20_Text">突然……？　ああ！</text:p>
      <text:p text:style-name="Preformatted_20_Text">そっか……じゃあこれはそういう。</text:p>
      <text:p text:style-name="Preformatted_20_Text">Suddenly ......?　Oh!</text:p>
      <text:p text:style-name="Preformatted_20_Text">I see... ...... then that's what this is called.</text:p>
      <text:p text:style-name="Preformatted_20_Text">#アリス</text:p>
      <text:p text:style-name="Preformatted_20_Text">オイ、一人でぶつぶつ言っててもわかんねえよ……。</text:p>
      <text:p text:style-name="Preformatted_20_Text">Oi, I don't know what you're mumbling all by yourself. ......</text:p>
      <text:p text:style-name="Preformatted_20_Text">#？？？</text:p>
      <text:p text:style-name="Preformatted_20_Text">ええっと、詳しくは言えないから……。</text:p>
      <text:p text:style-name="Preformatted_20_Text">とりあえず私の名前は「リン」でいいわ！</text:p>
      <text:p text:style-name="Preformatted_20_Text">Well, I can't give you any details, so please go to .......</text:p>
      <text:p text:style-name="Preformatted_20_Text">For now, my name is "Lynn"!</text:p>
      <text:p text:style-name="Preformatted_20_Text">#アリス</text:p>
      <text:p text:style-name="Preformatted_20_Text">でいいわってオイ……。</text:p>
      <text:p text:style-name="Preformatted_20_Text">I'll just call you Lynn. ......</text:p>
      <text:p text:style-name="Preformatted_20_Text">#リン</text:p>
      <text:p text:style-name="Preformatted_20_Text">あなたの名前は？</text:p>
      <text:p text:style-name="Preformatted_20_Text">What's your name?</text:p>
      <text:p text:style-name="Preformatted_20_Text">#アリス</text:p>
      <text:p text:style-name="Preformatted_20_Text">私はアリスだ。華の魔女アリス。</text:p>
      <text:p text:style-name="Preformatted_20_Text">I'm Alice. Alice the flower witch.</text:p>
      <text:p text:style-name="Preformatted_20_Text">#リン</text:p>
      <text:p text:style-name="Preformatted_20_Text">魔女！　あなた、魔女なのね！</text:p>
      <text:p text:style-name="Preformatted_20_Text">Witch!　You're a witch!</text:p>
      <text:p text:style-name="Preformatted_20_Text">#アリス</text:p>
      <text:p text:style-name="Preformatted_20_Text">クフフッ！　そうだ、驚いたか！</text:p>
      <text:p text:style-name="Preformatted_20_Text">Kuh-huh!　Yes, what a surprise!</text:p>
      <text:p text:style-name="Preformatted_20_Text">#リン</text:p>
      <text:p text:style-name="Preformatted_20_Text">私もなの！</text:p>
      <text:p text:style-name="Preformatted_20_Text">Me too!</text:p>
      <text:p text:style-name="Preformatted_20_Text">#アリス</text:p>
      <text:p text:style-name="Preformatted_20_Text"><text:soft-page-break/>んなっ！？　ま、マジか……。</text:p>
      <text:p text:style-name="Preformatted_20_Text">いや、そうか、突然現れるのも魔法だったわけだな。</text:p>
      <text:p text:style-name="Preformatted_20_Text">What?　Are you serious? .......</text:p>
      <text:p text:style-name="Preformatted_20_Text">No, I see, so it was magic for them to suddenly appear.</text:p>
      <text:p text:style-name="Preformatted_20_Text">#リン</text:p>
      <text:p text:style-name="Preformatted_20_Text">そうなの！　詳しくは話せないけど魔法なの！</text:p>
      <text:p text:style-name="Preformatted_20_Text">ん……そろそろ時間みたい。</text:p>
      <text:p text:style-name="Preformatted_20_Text">アリスちゃん……また、会いましょう……。</text:p>
      <text:p text:style-name="Preformatted_20_Text">ふあーあ。</text:p>
      <text:p text:style-name="Preformatted_20_Text">Yes, it was!　I can't tell you the details, but it's magic!</text:p>
      <text:p text:style-name="Preformatted_20_Text">Hmm ...... I guess it's time to go.</text:p>
      <text:p text:style-name="Preformatted_20_Text">Alice, ...... see you again. ......</text:p>
      <text:p text:style-name="Preformatted_20_Text">Whew.</text:p>
      <text:p text:style-name="Preformatted_20_Text">#アリス</text:p>
      <text:p text:style-name="Preformatted_20_Text">消えた……。</text:p>
      <text:p text:style-name="Preformatted_20_Text">一体何の魔法なんだ、</text:p>
      <text:p text:style-name="Preformatted_20_Text">「眠気」がトリガーみたいだけど……。</text:p>
      <text:p text:style-name="Preformatted_20_Text">このビー玉にも、何か意味があるのか……？</text:p>
      <text:p text:style-name="Preformatted_20_Text">な、なんだ、リンか。</text:p>
      <text:p text:style-name="Preformatted_20_Text">何回見ても驚いちまうぜ……クソ。</text:p>
      <text:p text:style-name="Preformatted_20_Text">It's gone.......</text:p>
      <text:p text:style-name="Preformatted_20_Text">What kind of magic is this?</text:p>
      <text:p text:style-name="Preformatted_20_Text">Seems to be triggered by "sleepiness." ......</text:p>
      <text:p text:style-name="Preformatted_20_Text">Does this marble mean anything to you, too: ......?</text:p>
      <text:p text:style-name="Preformatted_20_Text">What the hell, Lynn?</text:p>
      <text:p text:style-name="Preformatted_20_Text">You never cease to amaze me. ......</text:p>
      <text:p text:style-name="Preformatted_20_Text">#リン</text:p>
      <text:p text:style-name="Preformatted_20_Text">あっ、アリスちゃん！！</text:p>
      <text:p text:style-name="Preformatted_20_Text">また会えたね！</text:p>
      <text:p text:style-name="Preformatted_20_Text">Oh, Alice!</text:p>
      <text:p text:style-name="Preformatted_20_Text">Nice to see you again!</text:p>
      <text:p text:style-name="Preformatted_20_Text">#アリス</text:p>
      <text:p text:style-name="Preformatted_20_Text">おう、しかし、その妙な魔法はなんなんだよ。</text:p>
      <text:p text:style-name="Preformatted_20_Text">その口ぶりから、狙ったところに</text:p>
      <text:p text:style-name="Preformatted_20_Text">移動するようなワープ呪文でもないんだろ？</text:p>
      <text:p text:style-name="Preformatted_20_Text">Oh, but what is that strange magic?</text:p>
      <text:p text:style-name="Preformatted_20_Text">From the way you're talking, it's not a warp spell that moves you to where you're aiming, is it?</text:p>
      <text:p text:style-name="Preformatted_20_Text">It's not some kind of warp spell that moves you where you want to go, is it?</text:p>
      <text:p text:style-name="Preformatted_20_Text">#リン</text:p>
      <text:p text:style-name="Preformatted_20_Text">うんと……、魔女協会の規定で、</text:p>
      <text:p text:style-name="Preformatted_20_Text">うっかり口を滑らせると大目玉なんだけど……。</text:p>
      <text:p text:style-name="Preformatted_20_Text">うん、このくらいならいってもいいかな。</text:p>
      <text:p text:style-name="Preformatted_20_Text">Um, ......, by the rules of the Witches' Guild.</text:p>
      <text:p text:style-name="Preformatted_20_Text">It's a big eye-opener if you accidentally slip up. ......</text:p>
      <text:p text:style-name="Preformatted_20_Text">Yeah, I'd be willing to go this far.</text:p>
      <text:p text:style-name="Preformatted_20_Text">#アリス</text:p>
      <text:p text:style-name="Preformatted_20_Text">なんだよ、もったいぶらずに言えよ。</text:p>
      <text:p text:style-name="Preformatted_20_Text">What the heck, don't be so presumptuous, just say it.</text:p>
      <text:p text:style-name="Preformatted_20_Text">#リン</text:p>
      <text:p text:style-name="Preformatted_20_Text">この呪文は世界に一つだけの呪文。</text:p>
      <text:p text:style-name="Preformatted_20_Text">ほとんどの魔女が知らない……、</text:p>
      <text:p text:style-name="Preformatted_20_Text">時を操る呪文……。</text:p>
      <text:p text:style-name="Preformatted_20_Text">……なーんて、かっこいいでしょ！</text:p>
      <text:p text:style-name="Preformatted_20_Text">This spell is the only spell in the world.</text:p>
      <text:p text:style-name="Preformatted_20_Text">Most witches don't know it. ......</text:p>
      <text:p text:style-name="Preformatted_20_Text">The spell to control time: .......</text:p>
      <text:p text:style-name="Preformatted_20_Text">......... Isn't that cool!</text:p>
      <text:p text:style-name="Preformatted_20_Text">#アリス</text:p>
      <text:p text:style-name="Preformatted_20_Text">は、はあ！？</text:p>
      <text:p text:style-name="Preformatted_20_Text">おまえ、ふざけてんじゃ……！</text:p>
      <text:p text:style-name="Preformatted_20_Text">Ha, ha!</text:p>
      <text:p text:style-name="Preformatted_20_Text">You've got to be kidding me ......!</text:p>
      <text:p text:style-name="Preformatted_20_Text">#リン</text:p>
      <text:p text:style-name="Preformatted_20_Text"><text:soft-page-break/>あっ、そろそろ時間だ。</text:p>
      <text:p text:style-name="Preformatted_20_Text">ふあーあ……、じゃあね、アリスちゃん。</text:p>
      <text:p text:style-name="Preformatted_20_Text">Oh, it's time to go.</text:p>
      <text:p text:style-name="Preformatted_20_Text">Whew... ......, see you later, Alice.</text:p>
      <text:p text:style-name="Preformatted_20_Text">#アリス</text:p>
      <text:p text:style-name="Preformatted_20_Text">お、オイ！！</text:p>
      <text:p text:style-name="Preformatted_20_Text">Hey!</text:p>
      <text:p text:style-name="Preformatted_20_Text">#アリス</text:p>
      <text:p text:style-name="Preformatted_20_Text">く、クソ……。</text:p>
      <text:p text:style-name="Preformatted_20_Text">なんだってんだ……。</text:p>
      <text:p text:style-name="Preformatted_20_Text">時を操る呪文だって！？</text:p>
      <text:p text:style-name="Preformatted_20_Text">冗談なのか本気なのか……。</text:p>
      <text:p text:style-name="Preformatted_20_Text">……またビー玉落ちてるし。</text:p>
      <text:p text:style-name="Preformatted_20_Text">くそう、もう一回出てこねえかなぁ。</text:p>
      <text:p text:style-name="Preformatted_20_Text">で、出たな！　リン！！</text:p>
      <text:p text:style-name="Preformatted_20_Text">Damn it, damn .......</text:p>
      <text:p text:style-name="Preformatted_20_Text">What the hell .......</text:p>
      <text:p text:style-name="Preformatted_20_Text">A spell to control time!</text:p>
      <text:p text:style-name="Preformatted_20_Text">Are you joking or serious? ......</text:p>
      <text:p text:style-name="Preformatted_20_Text">...... marbles are falling again.</text:p>
      <text:p text:style-name="Preformatted_20_Text">Damn, I hope it comes out again.</text:p>
      <text:p text:style-name="Preformatted_20_Text">And there you go!　Lynn!</text:p>
      <text:p text:style-name="Preformatted_20_Text">#リン</text:p>
      <text:p text:style-name="Preformatted_20_Text">え、な、なになに？</text:p>
      <text:p text:style-name="Preformatted_20_Text">殺気立っちゃって。</text:p>
      <text:p text:style-name="Preformatted_20_Text">What, what, what?</text:p>
      <text:p text:style-name="Preformatted_20_Text">You're killing me.</text:p>
      <text:p text:style-name="Preformatted_20_Text">#アリス</text:p>
      <text:p text:style-name="Preformatted_20_Text">うるさい、観念しろーーー！</text:p>
      <text:p text:style-name="Preformatted_20_Text">Shut up and give up!</text:p>
      <text:p text:style-name="Preformatted_20_Text">#アリス</text:p>
      <text:p text:style-name="Preformatted_20_Text">んなっ！！！　すりぬけた……？</text:p>
      <text:p text:style-name="Preformatted_20_Text">ど、どうなってんだ……。</text:p>
      <text:p text:style-name="Preformatted_20_Text">What the hell!　You slipped through ......?</text:p>
      <text:p text:style-name="Preformatted_20_Text">What the hell is going on .......</text:p>
      <text:p text:style-name="Preformatted_20_Text">#リン</text:p>
      <text:p text:style-name="Preformatted_20_Text">あー……。その。</text:p>
      <text:p text:style-name="Preformatted_20_Text">Uh ....... That.</text:p>
      <text:p text:style-name="Preformatted_20_Text">#アリス</text:p>
      <text:p text:style-name="Preformatted_20_Text">オイ！　その魔法は一体何なんだ！</text:p>
      <text:p text:style-name="Preformatted_20_Text">そんなびっくり呪文を使う魔女が無名だなんて。</text:p>
      <text:p text:style-name="Preformatted_20_Text">それに、時を操るってのはなんなんだ！</text:p>
      <text:p text:style-name="Preformatted_20_Text">Hey!　What the hell is that magic!</text:p>
      <text:p text:style-name="Preformatted_20_Text">I can't believe that a witch who uses such a surprise spell is unknown.</text:p>
      <text:p text:style-name="Preformatted_20_Text">And what's with the time manipulation!</text:p>
      <text:p text:style-name="Preformatted_20_Text">#リン</text:p>
      <text:p text:style-name="Preformatted_20_Text">い、いや、だからそれは言っちゃいけなくて……。</text:p>
      <text:p text:style-name="Preformatted_20_Text">さ、さよなら～……。</text:p>
      <text:p text:style-name="Preformatted_20_Text">No, no, so I shouldn't say that. ......</text:p>
      <text:p text:style-name="Preformatted_20_Text">Bye, bye~ .......</text:p>
      <text:p text:style-name="Preformatted_20_Text">#アリス</text:p>
      <text:p text:style-name="Preformatted_20_Text">あっ！　消えやがった！</text:p>
      <text:p text:style-name="Preformatted_20_Text">クソ！　……自分から消えることもできるのか。</text:p>
      <text:p text:style-name="Preformatted_20_Text">……ビー玉はちゃんと落としていくんだな。</text:p>
      <text:p text:style-name="Preformatted_20_Text">あっ、出たなリン！</text:p>
      <text:p text:style-name="Preformatted_20_Text">Ah!　It's gone!</text:p>
      <text:p text:style-name="Preformatted_20_Text">Shit!　Can you disappear yourself ......?</text:p>
      <text:p text:style-name="Preformatted_20_Text">...... You've got to drop the marbles properly.</text:p>
      <text:p text:style-name="Preformatted_20_Text">Oh, there you go, Lynn!</text:p>
      <text:p text:style-name="Preformatted_20_Text">#リン</text:p>
      <text:p text:style-name="Preformatted_20_Text">わっ！　あ、アリスちゃん……。</text:p>
      <text:p text:style-name="Preformatted_20_Text">Whoa!　Oh, Alice. ......</text:p>
      <text:p text:style-name="Preformatted_20_Text">#アリス</text:p>
      <text:p text:style-name="Preformatted_20_Text"><text:soft-page-break/>今日こそ、そのびっくり魔法の秘密を暴露してもらおうか！</text:p>
      <text:p text:style-name="Preformatted_20_Text">Today's the day we're going to have you reveal the secret of your amazing magic!</text:p>
      <text:p text:style-name="Preformatted_20_Text">#リン</text:p>
      <text:p text:style-name="Preformatted_20_Text">うぅ～……だから言っちゃダメなんだって。</text:p>
      <text:p text:style-name="Preformatted_20_Text">Ugh~ ...... so you're not allowed to tell me.</text:p>
      <text:p text:style-name="Preformatted_20_Text">#アリス</text:p>
      <text:p text:style-name="Preformatted_20_Text">……………。</text:p>
      <text:p text:style-name="Preformatted_20_Text">................</text:p>
      <text:p text:style-name="Preformatted_20_Text">#リン</text:p>
      <text:p text:style-name="Preformatted_20_Text">うっ……わかったよぅ。</text:p>
      <text:p text:style-name="Preformatted_20_Text">ちょっとだけだからね？</text:p>
      <text:p text:style-name="Preformatted_20_Text">Ugh ...... I get it.</text:p>
      <text:p text:style-name="Preformatted_20_Text">It's just for a minute, okay?</text:p>
      <text:p text:style-name="Preformatted_20_Text">#アリス</text:p>
      <text:p text:style-name="Preformatted_20_Text">やった！　クフフッ！　いってみるもんだなぁ。</text:p>
      <text:p text:style-name="Preformatted_20_Text">Yes!　Yay!　I'll give it a try.</text:p>
      <text:p text:style-name="Preformatted_20_Text">#リン</text:p>
      <text:p text:style-name="Preformatted_20_Text">はぁ……これでまた階級降格だよう……。</text:p>
      <text:p text:style-name="Preformatted_20_Text">あのね、この魔法は「タイムトリップ」。</text:p>
      <text:p text:style-name="Preformatted_20_Text">つまり未来に行ったり、</text:p>
      <text:p text:style-name="Preformatted_20_Text">過去に行ったりできる魔法なの。</text:p>
      <text:p text:style-name="Preformatted_20_Text">Huh ......, I guess this is another demotion in rank .......</text:p>
      <text:p text:style-name="Preformatted_20_Text">You see, this magic is "time travel".</text:p>
      <text:p text:style-name="Preformatted_20_Text">In other words, it's a magic that lets you go to the future</text:p>
      <text:p text:style-name="Preformatted_20_Text">I mean, it's a magic that lets you go back in time.</text:p>
      <text:p text:style-name="Preformatted_20_Text">#アリス</text:p>
      <text:p text:style-name="Preformatted_20_Text">あん？　漫画の世界じゃねえんだから、</text:p>
      <text:p text:style-name="Preformatted_20_Text">そんなことできるかよ。</text:p>
      <text:p text:style-name="Preformatted_20_Text">What?　This isn't the world of comic books.</text:p>
      <text:p text:style-name="Preformatted_20_Text">You can't do that.</text:p>
      <text:p text:style-name="Preformatted_20_Text">#リン</text:p>
      <text:p text:style-name="Preformatted_20_Text">できるんだってば！</text:p>
      <text:p text:style-name="Preformatted_20_Text">確かにかなり難しい大魔法だから、</text:p>
      <text:p text:style-name="Preformatted_20_Text">発動するのは難しくて、</text:p>
      <text:p text:style-name="Preformatted_20_Text">私みたいな未熟な魔女だと、</text:p>
      <text:p text:style-name="Preformatted_20_Text">そんなに長くトリップしていられないの。</text:p>
      <text:p text:style-name="Preformatted_20_Text">すぐ魔力不足で眠くなってきちゃうのよ。</text:p>
      <text:p text:style-name="Preformatted_20_Text">しかもトリップ直後に記憶があいまいになったり、</text:p>
      <text:p text:style-name="Preformatted_20_Text">狙った時代より少しずれちゃったりと、</text:p>
      <text:p text:style-name="Preformatted_20_Text">とにかく繊細なのよ。</text:p>
      <text:p text:style-name="Preformatted_20_Text">さらにその時代に干渉できちゃうから</text:p>
      <text:p text:style-name="Preformatted_20_Text">制約もかなり多いの。</text:p>
      <text:p text:style-name="Preformatted_20_Text">偽名を名乗らなくちゃいけなかったりね。</text:p>
      <text:p text:style-name="Preformatted_20_Text">It can be done!</text:p>
      <text:p text:style-name="Preformatted_20_Text">It's a very difficult magic.</text:p>
      <text:p text:style-name="Preformatted_20_Text">It's a very difficult spell to cast.</text:p>
      <text:p text:style-name="Preformatted_20_Text">And for an inexperienced witch like me.</text:p>
      <text:p text:style-name="Preformatted_20_Text">I can't stay tripping for that long.</text:p>
      <text:p text:style-name="Preformatted_20_Text">I get drowsy because of the lack of magic power.</text:p>
      <text:p text:style-name="Preformatted_20_Text">Moreover, my memory becomes fuzzy right after the trip.</text:p>
      <text:p text:style-name="Preformatted_20_Text">or I'm a little out of sync with the time period I was aiming for.</text:p>
      <text:p text:style-name="Preformatted_20_Text">She is very sensitive.</text:p>
      <text:p text:style-name="Preformatted_20_Text">In addition, since I can interfere with the time period</text:p>
      <text:p text:style-name="Preformatted_20_Text">There are a lot of restrictions.</text:p>
      <text:p text:style-name="Preformatted_20_Text">You have to use a false name, for example.</text:p>
      <text:p text:style-name="Preformatted_20_Text">#アリス</text:p>
      <text:p text:style-name="Preformatted_20_Text">じゃあ体をすり抜けるってのは、</text:p>
      <text:p text:style-name="Preformatted_20_Text">どういうことだよ。</text:p>
      <text:p text:style-name="Preformatted_20_Text">So, what do you mean by "slip through the cracks"?</text:p>
      <text:p text:style-name="Preformatted_20_Text">What do you mean by "slip through the body"?</text:p>
      <text:p text:style-name="Preformatted_20_Text">#リン</text:p>
      <text:p text:style-name="Preformatted_20_Text">マナの濃度が足りないと実体化すらできないの。</text:p>
      <text:p text:style-name="Preformatted_20_Text">前に出会った場所はマナの濃度が足りなかったのよ。</text:p>
      <text:p text:style-name="Preformatted_20_Text"><text:soft-page-break/>If you don't have enough mana, you can't even materialize.</text:p>
      <text:p text:style-name="Preformatted_20_Text">The place we met before didn't have enough mana concentration.</text:p>
      <text:p text:style-name="Preformatted_20_Text">#アリス</text:p>
      <text:p text:style-name="Preformatted_20_Text">ふうん？</text:p>
      <text:p text:style-name="Preformatted_20_Text">で、そんな難しい魔法を使って、何しようってんだよ。</text:p>
      <text:p text:style-name="Preformatted_20_Text">遊びでってのじゃなさそうだけど。</text:p>
      <text:p text:style-name="Preformatted_20_Text">Really?</text:p>
      <text:p text:style-name="Preformatted_20_Text">So, what are you going to do with such difficult magic?</text:p>
      <text:p text:style-name="Preformatted_20_Text">It doesn't sound like it's just for fun.</text:p>
      <text:p text:style-name="Preformatted_20_Text">#リン</text:p>
      <text:p text:style-name="Preformatted_20_Text">あ……そろそろ限界かも。</text:p>
      <text:p text:style-name="Preformatted_20_Text">Ah ...... I think I might be running out of time.</text:p>
      <text:p text:style-name="Preformatted_20_Text">#アリス</text:p>
      <text:p text:style-name="Preformatted_20_Text">お、オイ！</text:p>
      <text:p text:style-name="Preformatted_20_Text">Oi!</text:p>
      <text:p text:style-name="Preformatted_20_Text">#リン</text:p>
      <text:p text:style-name="Preformatted_20_Text">ごめんねアリスちゃん……</text:p>
      <text:p text:style-name="Preformatted_20_Text">また会えたら話すから……。</text:p>
      <text:p text:style-name="Preformatted_20_Text">Sorry Alice. ......</text:p>
      <text:p text:style-name="Preformatted_20_Text">I'll talk to you when I see you again. ......</text:p>
      <text:p text:style-name="Preformatted_20_Text">#アリス</text:p>
      <text:p text:style-name="Preformatted_20_Text">……………。</text:p>
      <text:p text:style-name="Preformatted_20_Text">リン………。</text:p>
      <text:p text:style-name="Preformatted_20_Text">................</text:p>
      <text:p text:style-name="Preformatted_20_Text">Lynn ..........</text:p>
      <text:p text:style-name="Preformatted_20_Text">[cn]</text:p>
      <text:p text:style-name="Preformatted_20_Text">アリスは、地面に落ちたビー玉を拾い上げた。</text:p>
      <text:p text:style-name="Preformatted_20_Text">リン！！</text:p>
      <text:p text:style-name="Preformatted_20_Text">Alice picked up a marble that fell to the ground.</text:p>
      <text:p text:style-name="Preformatted_20_Text">Lynn!!!</text:p>
      <text:p text:style-name="Preformatted_20_Text">#リン</text:p>
      <text:p text:style-name="Preformatted_20_Text">アリス……ちゃん。</text:p>
      <text:p text:style-name="Preformatted_20_Text">Alice.......</text:p>
      <text:p text:style-name="Preformatted_20_Text">[cn]</text:p>
      <text:p text:style-name="Preformatted_20_Text">リンは現れるなり、地面に突っ伏した。</text:p>
      <text:p text:style-name="Preformatted_20_Text">Lynn plopped down on the ground as soon as she appeared.</text:p>
      <text:p text:style-name="Preformatted_20_Text">#アリス</text:p>
      <text:p text:style-name="Preformatted_20_Text">リン！！　どうしたんだ。</text:p>
      <text:p text:style-name="Preformatted_20_Text">Lynn!!!　What's wrong?</text:p>
      <text:p text:style-name="Preformatted_20_Text">#リン</text:p>
      <text:p text:style-name="Preformatted_20_Text">だ、大丈夫……魔力を使いすぎちゃって。</text:p>
      <text:p text:style-name="Preformatted_20_Text">It's okay, I used too much ...... magic.</text:p>
      <text:p text:style-name="Preformatted_20_Text">#アリス</text:p>
      <text:p text:style-name="Preformatted_20_Text">リン……。</text:p>
      <text:p text:style-name="Preformatted_20_Text">Lynn.......</text:p>
      <text:p text:style-name="Preformatted_20_Text">#リン</text:p>
      <text:p text:style-name="Preformatted_20_Text">賢者の石さえあれば……。</text:p>
      <text:p text:style-name="Preformatted_20_Text">If only I had a Philosopher's Stone.......</text:p>
      <text:p text:style-name="Preformatted_20_Text">#アリス</text:p>
      <text:p text:style-name="Preformatted_20_Text">賢者の石だって……？</text:p>
      <text:p text:style-name="Preformatted_20_Text">Even the Philosopher's Stone......?</text:p>
      <text:p text:style-name="Preformatted_20_Text">#リン</text:p>
      <text:p text:style-name="Preformatted_20_Text">アリスちゃん、知ってるの……？</text:p>
      <text:p text:style-name="Preformatted_20_Text">Alice, do you know ......?</text:p>
      <text:p text:style-name="Preformatted_20_Text">#アリス</text:p>
      <text:p text:style-name="Preformatted_20_Text">ああ、何度か見かけた。</text:p>
      <text:p text:style-name="Preformatted_20_Text">多分、館の方にも毒の魔女のところから回収したやつがあると思うけど……。</text:p>
      <text:p text:style-name="Preformatted_20_Text">Yeah, I've seen it a few times.</text:p>
      <text:p text:style-name="Preformatted_20_Text">Maybe there's one in the pavilion that was recovered from the poison witch's place. ......</text:p>
      <text:p text:style-name="Preformatted_20_Text">#リン</text:p>
      <text:p text:style-name="Preformatted_20_Text">本当！？</text:p>
      <text:p text:style-name="Preformatted_20_Text">それ、一つ分けてもらえることはできる？</text:p>
      <text:p text:style-name="Preformatted_20_Text">Really!</text:p>
      <text:p text:style-name="Preformatted_20_Text"><text:soft-page-break/>Can you share one of those with me?</text:p>
      <text:p text:style-name="Preformatted_20_Text">#アリス</text:p>
      <text:p text:style-name="Preformatted_20_Text">ま、まてまて！</text:p>
      <text:p text:style-name="Preformatted_20_Text">あんな危ないものをやすやすと譲るわけには……。</text:p>
      <text:p text:style-name="Preformatted_20_Text">大体何に使うんだよ、あれを……。</text:p>
      <text:p text:style-name="Preformatted_20_Text">Wait, wait!</text:p>
      <text:p text:style-name="Preformatted_20_Text">We can't just give away such a dangerous thing so easily. ......</text:p>
      <text:p text:style-name="Preformatted_20_Text">What are you going to use it for, anyway? ......</text:p>
      <text:p text:style-name="Preformatted_20_Text">#リン</text:p>
      <text:p text:style-name="Preformatted_20_Text">……戦争を終わらせるの。</text:p>
      <text:p text:style-name="Preformatted_20_Text">...... end the war.</text:p>
      <text:p text:style-name="Preformatted_20_Text">#アリス</text:p>
      <text:p text:style-name="Preformatted_20_Text">あん……？</text:p>
      <text:p text:style-name="Preformatted_20_Text">An......?</text:p>
      <text:p text:style-name="Preformatted_20_Text">#リン</text:p>
      <text:p text:style-name="Preformatted_20_Text">たくさんの人が死んだの。</text:p>
      <text:p text:style-name="Preformatted_20_Text">私の仲間も、私の弟子も、その家族も、</text:p>
      <text:p text:style-name="Preformatted_20_Text">たくさん死んだの……。</text:p>
      <text:p text:style-name="Preformatted_20_Text">もう、手段を選んでいる暇はないの。</text:p>
      <text:p text:style-name="Preformatted_20_Text">賢者の石があれば、戦争に勝つことができる。</text:p>
      <text:p text:style-name="Preformatted_20_Text">そのために石を使うの。</text:p>
      <text:p text:style-name="Preformatted_20_Text">So many people died.</text:p>
      <text:p text:style-name="Preformatted_20_Text">My people, my students, their families.</text:p>
      <text:p text:style-name="Preformatted_20_Text">So many have died.......</text:p>
      <text:p text:style-name="Preformatted_20_Text">We don't have time to pick and choose anymore.</text:p>
      <text:p text:style-name="Preformatted_20_Text">With the Philosopher's Stone, we can win the war.</text:p>
      <text:p text:style-name="Preformatted_20_Text">That's what the stone is for.</text:p>
      <text:p text:style-name="Preformatted_20_Text">#アリス</text:p>
      <text:p text:style-name="Preformatted_20_Text">（そうか、こいつはここより未来か、</text:p>
      <text:p text:style-name="Preformatted_20_Text">過去の世界から来たんだったな……。）</text:p>
      <text:p text:style-name="Preformatted_20_Text">……………。</text:p>
      <text:p text:style-name="Preformatted_20_Text">お前の世界がどういう状況で、</text:p>
      <text:p text:style-name="Preformatted_20_Text">何の戦争が起きているのかは知らないけど、</text:p>
      <text:p text:style-name="Preformatted_20_Text">こんなものに頼っても、ろくなことにならないと思うぞ。</text:p>
      <text:p text:style-name="Preformatted_20_Text">（Oh, so he's from the future.</text:p>
      <text:p text:style-name="Preformatted_20_Text">He's from the past. .......)</text:p>
      <text:p text:style-name="Preformatted_20_Text">................</text:p>
      <text:p text:style-name="Preformatted_20_Text">I don't know what's going on in your world.</text:p>
      <text:p text:style-name="Preformatted_20_Text">I don't know what war is going on in your world.</text:p>
      <text:p text:style-name="Preformatted_20_Text">I don't know what kind of war is going on in your world, but I don't think you're going to get very far relying on this stuff.</text:p>
      <text:p text:style-name="Preformatted_20_Text">#リン</text:p>
      <text:p text:style-name="Preformatted_20_Text">……そうかもしれない。</text:p>
      <text:p text:style-name="Preformatted_20_Text">でも、私はやらないといけないの。</text:p>
      <text:p text:style-name="Preformatted_20_Text">死んでいったみんなのために……。</text:p>
      <text:p text:style-name="Preformatted_20_Text">......You may be right.</text:p>
      <text:p text:style-name="Preformatted_20_Text">But I have to.</text:p>
      <text:p text:style-name="Preformatted_20_Text">For everyone who has died. ......</text:p>
      <text:p text:style-name="Preformatted_20_Text">#アリス</text:p>
      <text:p text:style-name="Preformatted_20_Text">リン……。</text:p>
      <text:p text:style-name="Preformatted_20_Text">Lynn.......</text:p>
      <text:p text:style-name="Preformatted_20_Text">#リン</text:p>
      <text:p text:style-name="Preformatted_20_Text">アリス……、賢者の石をもってバルバロッサ山へ来て……。</text:p>
      <text:p text:style-name="Preformatted_20_Text">あそこならマナがたくさんある。</text:p>
      <text:p text:style-name="Preformatted_20_Text">きっと、実体化ができるから、</text:p>
      <text:p text:style-name="Preformatted_20_Text">賢者の石を手渡しで受け取れるわ。</text:p>
      <text:p text:style-name="Preformatted_20_Text">まってるわよ……。</text:p>
      <text:p text:style-name="Preformatted_20_Text">Alice ......, come to Mount Barbarossa with the Philosopher's Stone .......</text:p>
      <text:p text:style-name="Preformatted_20_Text">There is a lot of mana there.</text:p>
      <text:p text:style-name="Preformatted_20_Text">I'm sure you can materialize.</text:p>
      <text:p text:style-name="Preformatted_20_Text">You can get the Philosopher's Stone in hand.</text:p>
      <text:p text:style-name="Preformatted_20_Text">I'll be waiting for you. ......</text:p>
      <text:p text:style-name="Preformatted_20_Text">#アリス</text:p>
      <text:p text:style-name="Preformatted_20_Text"><text:soft-page-break/>リン！！</text:p>
      <text:p text:style-name="Preformatted_20_Text">……………。</text:p>
      <text:p text:style-name="Preformatted_20_Text">バルバロッサ山か……。</text:p>
      <text:p text:style-name="Preformatted_20_Text">Lynn!</text:p>
      <text:p text:style-name="Preformatted_20_Text">................</text:p>
      <text:p text:style-name="Preformatted_20_Text">Mount Barbarossa or .......</text:p>
      <text:p text:style-name="Preformatted_20_Text">[cn]</text:p>
      <text:p text:style-name="Preformatted_20_Text">アリスは足元に落ちているビー玉を拾い上げ、</text:p>
      <text:p text:style-name="Preformatted_20_Text">バルバロッサ山の位置する、</text:p>
      <text:p text:style-name="Preformatted_20_Text">北の空を見上げるのだった。</text:p>
      <text:p text:style-name="Preformatted_20_Text">Alice picks up a marble that has fallen at her feet and</text:p>
      <text:p text:style-name="Preformatted_20_Text">She looked up at the northern sky, where Mount Barbarossa is located.</text:p>
      <text:p text:style-name="Preformatted_20_Text">The sky to the north, where Mount Barbarossa is located.</text:p>
      <text:p text:style-name="Preformatted_20_Text"/>
      <text:p text:style-name="Preformatted_20_Text">C:\Users\James Phillips\Desktop\Games\WargameAliceGit\MinimizedScenarios\min_s0905.txt</text:p>
      <text:p text:style-name="Preformatted_20_Text">#アリス</text:p>
      <text:p text:style-name="Preformatted_20_Text">よーし！　あらかたとり尽したな。</text:p>
      <text:p text:style-name="Preformatted_20_Text">撤収だーーーーー！！！</text:p>
      <text:p text:style-name="Preformatted_20_Text">All right!　We've taken all we can get.</text:p>
      <text:p text:style-name="Preformatted_20_Text">Let's move out!</text:p>
      <text:p text:style-name="Preformatted_20_Text">#アリス</text:p>
      <text:p text:style-name="Preformatted_20_Text">わっ！！</text:p>
      <text:p text:style-name="Preformatted_20_Text">なんだ、敵か！！</text:p>
      <text:p text:style-name="Preformatted_20_Text">Whoa!</text:p>
      <text:p text:style-name="Preformatted_20_Text">Oh, my God, it's the enemy!</text:p>
      <text:p text:style-name="Preformatted_20_Text">#？？？</text:p>
      <text:p text:style-name="Preformatted_20_Text">ん？　あれ、ここは……。</text:p>
      <text:p text:style-name="Preformatted_20_Text">Hmm?　Hey, this is .......</text:p>
      <text:p text:style-name="Preformatted_20_Text">#アリス</text:p>
      <text:p text:style-name="Preformatted_20_Text">……お、オイ。</text:p>
      <text:p text:style-name="Preformatted_20_Text">お前誰だよ。</text:p>
      <text:p text:style-name="Preformatted_20_Text">……ってか人間か？</text:p>
      <text:p text:style-name="Preformatted_20_Text">そのみょうちくりんな格好はなんだよ。</text:p>
      <text:p text:style-name="Preformatted_20_Text">...... Oh, hey.</text:p>
      <text:p text:style-name="Preformatted_20_Text">Who are you?</text:p>
      <text:p text:style-name="Preformatted_20_Text">Are you ...... or a human being?</text:p>
      <text:p text:style-name="Preformatted_20_Text">What's with that ridiculous outfit?</text:p>
      <text:p text:style-name="Preformatted_20_Text">#？？？</text:p>
      <text:p text:style-name="Preformatted_20_Text">んー、ねむい。</text:p>
      <text:p text:style-name="Preformatted_20_Text">ふわーあ……。</text:p>
      <text:p text:style-name="Preformatted_20_Text">Hmm, I'm sleepy.</text:p>
      <text:p text:style-name="Preformatted_20_Text">Whew... ......</text:p>
      <text:p text:style-name="Preformatted_20_Text">#アリス</text:p>
      <text:p text:style-name="Preformatted_20_Text">ん……、な、なんだ。</text:p>
      <text:p text:style-name="Preformatted_20_Text">き、きえた……。</text:p>
      <text:p text:style-name="Preformatted_20_Text">……………。</text:p>
      <text:p text:style-name="Preformatted_20_Text">ん？　なんだこれ。</text:p>
      <text:p text:style-name="Preformatted_20_Text">Hmm......, hey, what is it?</text:p>
      <text:p text:style-name="Preformatted_20_Text">Ki, ki ki .......</text:p>
      <text:p text:style-name="Preformatted_20_Text">................</text:p>
      <text:p text:style-name="Preformatted_20_Text">Hmm?　What's this?</text:p>
      <text:p text:style-name="Preformatted_20_Text">[cn]</text:p>
      <text:p text:style-name="Preformatted_20_Text">アリスは、足元に落ちていた何かを拾い上げた。</text:p>
      <text:p text:style-name="Preformatted_20_Text">Alice picked up something that had fallen at her feet.</text:p>
      <text:p text:style-name="Preformatted_20_Text">#アリス</text:p>
      <text:p text:style-name="Preformatted_20_Text">ビー玉？</text:p>
      <text:p text:style-name="Preformatted_20_Text">あいつのものか？</text:p>
      <text:p text:style-name="Preformatted_20_Text">……しかし、妙なやつだったな。</text:p>
      <text:p text:style-name="Preformatted_20_Text">お……お前この前の。</text:p>
      <text:p text:style-name="Preformatted_20_Text">A marble?</text:p>
      <text:p text:style-name="Preformatted_20_Text">Did it belong to that guy?</text:p>
      <text:p text:style-name="Preformatted_20_Text">...... But it was a strange one.</text:p>
      <text:p text:style-name="Preformatted_20_Text">Oh ...... you the other day.</text:p>
      <text:p text:style-name="Preformatted_20_Text"><text:soft-page-break/>#？？？</text:p>
      <text:p text:style-name="Preformatted_20_Text">ん？　あ！　こんにちはー……。</text:p>
      <text:p text:style-name="Preformatted_20_Text">あれ、クロは？</text:p>
      <text:p text:style-name="Preformatted_20_Text">ねえ、クローーー？</text:p>
      <text:p text:style-name="Preformatted_20_Text">んー、私やることがあったような……。</text:p>
      <text:p text:style-name="Preformatted_20_Text">まあいっかぁ……。</text:p>
      <text:p text:style-name="Preformatted_20_Text">んー、ねむいなあ……。</text:p>
      <text:p text:style-name="Preformatted_20_Text">ふわーあ。</text:p>
      <text:p text:style-name="Preformatted_20_Text">Hmm?　Ah!　Hello .......</text:p>
      <text:p text:style-name="Preformatted_20_Text">Hey, where's Kuro?</text:p>
      <text:p text:style-name="Preformatted_20_Text">Hey, Krowoo?</text:p>
      <text:p text:style-name="Preformatted_20_Text">Hmm, I had something to do. ......</text:p>
      <text:p text:style-name="Preformatted_20_Text">Oh well... ......</text:p>
      <text:p text:style-name="Preformatted_20_Text">Hmm, I'm so sleepy. ......</text:p>
      <text:p text:style-name="Preformatted_20_Text">Whew.</text:p>
      <text:p text:style-name="Preformatted_20_Text">#アリス</text:p>
      <text:p text:style-name="Preformatted_20_Text">き、きえた……。</text:p>
      <text:p text:style-name="Preformatted_20_Text">なんだってんだ……一体。</text:p>
      <text:p text:style-name="Preformatted_20_Text">ん？　なんだこれ。</text:p>
      <text:p text:style-name="Preformatted_20_Text">It's gone. ......</text:p>
      <text:p text:style-name="Preformatted_20_Text">What in the world ......?</text:p>
      <text:p text:style-name="Preformatted_20_Text">What's this?　What's this?</text:p>
      <text:p text:style-name="Preformatted_20_Text">[cn]</text:p>
      <text:p text:style-name="Preformatted_20_Text">アリスは、足元に落ちていた何かを拾い上げた。</text:p>
      <text:p text:style-name="Preformatted_20_Text">Alice picks up something that had fallen at her feet.</text:p>
      <text:p text:style-name="Preformatted_20_Text">#アリス</text:p>
      <text:p text:style-name="Preformatted_20_Text">またビー玉だ……。</text:p>
      <text:p text:style-name="Preformatted_20_Text">お、お化け、亡霊とか、</text:p>
      <text:p text:style-name="Preformatted_20_Text">そんなんじゃないだろうな。</text:p>
      <text:p text:style-name="Preformatted_20_Text">ま、またか……。</text:p>
      <text:p text:style-name="Preformatted_20_Text">It's another marble. ......</text:p>
      <text:p text:style-name="Preformatted_20_Text">Oh, a ghost, a wraith, or...</text:p>
      <text:p text:style-name="Preformatted_20_Text">I hope it's not something like that.</text:p>
      <text:p text:style-name="Preformatted_20_Text">Well, not again. ......</text:p>
      <text:p text:style-name="Preformatted_20_Text">#？？？</text:p>
      <text:p text:style-name="Preformatted_20_Text">あっ！　さっきの子！</text:p>
      <text:p text:style-name="Preformatted_20_Text">ねえ、ちょっと聞きたいんだけど、</text:p>
      <text:p text:style-name="Preformatted_20_Text">バルバロッサ山ってどっちの方向かな？</text:p>
      <text:p text:style-name="Preformatted_20_Text">Ah!　The girl from earlier!</text:p>
      <text:p text:style-name="Preformatted_20_Text">Hey, let me ask you something.</text:p>
      <text:p text:style-name="Preformatted_20_Text">Which direction is Mount Barbarossa?</text:p>
      <text:p text:style-name="Preformatted_20_Text">#アリス</text:p>
      <text:p text:style-name="Preformatted_20_Text">ば、バルバロッサ山ぁ？</text:p>
      <text:p text:style-name="Preformatted_20_Text">知るかよ、そんな山。</text:p>
      <text:p text:style-name="Preformatted_20_Text">Mount Barbarossa?</text:p>
      <text:p text:style-name="Preformatted_20_Text">I don't know, it's a mountain.</text:p>
      <text:p text:style-name="Preformatted_20_Text">#？？？</text:p>
      <text:p text:style-name="Preformatted_20_Text">うぅ……そっか。</text:p>
      <text:p text:style-name="Preformatted_20_Text">参ったなぁ、日が暮れるまでに行かなきゃいけないのに。</text:p>
      <text:p text:style-name="Preformatted_20_Text">Ugh. ...... I see.</text:p>
      <text:p text:style-name="Preformatted_20_Text">Oh no, we have to get there before nightfall.</text:p>
      <text:p text:style-name="Preformatted_20_Text">#アリス</text:p>
      <text:p text:style-name="Preformatted_20_Text">ちょ、ちょっと待て、前から思ってたが、</text:p>
      <text:p text:style-name="Preformatted_20_Text">お前一体何もんだ？</text:p>
      <text:p text:style-name="Preformatted_20_Text">突然現れるし、不気味でしょうがないぞ。</text:p>
      <text:p text:style-name="Preformatted_20_Text">Wait a minute. I've been thinking.</text:p>
      <text:p text:style-name="Preformatted_20_Text">Who the hell are you?</text:p>
      <text:p text:style-name="Preformatted_20_Text">You show up out of nowhere, and you're creepy as hell.</text:p>
      <text:p text:style-name="Preformatted_20_Text">#？？？</text:p>
      <text:p text:style-name="Preformatted_20_Text">突然……？　ああ！</text:p>
      <text:p text:style-name="Preformatted_20_Text">そっか……じゃあこれはそういう。</text:p>
      <text:p text:style-name="Preformatted_20_Text">Suddenly ......?　Oh!</text:p>
      <text:p text:style-name="Preformatted_20_Text">I see... ...... then that's what this is called.</text:p>
      <text:p text:style-name="Preformatted_20_Text"><text:soft-page-break/>#アリス</text:p>
      <text:p text:style-name="Preformatted_20_Text">オイ、一人でぶつぶつ言っててもわかんねえよ……。</text:p>
      <text:p text:style-name="Preformatted_20_Text">Oi, I don't know what you're mumbling all by yourself. ......</text:p>
      <text:p text:style-name="Preformatted_20_Text">#？？？</text:p>
      <text:p text:style-name="Preformatted_20_Text">ええっと、詳しくは言えないから……。</text:p>
      <text:p text:style-name="Preformatted_20_Text">とりあえず私の名前は「リン」でいいわ！</text:p>
      <text:p text:style-name="Preformatted_20_Text">Well, I can't give you any details, so please go to .......</text:p>
      <text:p text:style-name="Preformatted_20_Text">For now, my name is "Lynn"!</text:p>
      <text:p text:style-name="Preformatted_20_Text">#アリス</text:p>
      <text:p text:style-name="Preformatted_20_Text">でいいわってオイ……。</text:p>
      <text:p text:style-name="Preformatted_20_Text">I'll just call you Lynn. ......</text:p>
      <text:p text:style-name="Preformatted_20_Text">#リン</text:p>
      <text:p text:style-name="Preformatted_20_Text">あなたの名前は？</text:p>
      <text:p text:style-name="Preformatted_20_Text">What's your name?</text:p>
      <text:p text:style-name="Preformatted_20_Text">#アリス</text:p>
      <text:p text:style-name="Preformatted_20_Text">私はアリスだ。華の魔女アリス。</text:p>
      <text:p text:style-name="Preformatted_20_Text">I'm Alice. Alice the flower witch.</text:p>
      <text:p text:style-name="Preformatted_20_Text">#リン</text:p>
      <text:p text:style-name="Preformatted_20_Text">魔女！　あなた、魔女なのね！</text:p>
      <text:p text:style-name="Preformatted_20_Text">Witch!　You're a witch!</text:p>
      <text:p text:style-name="Preformatted_20_Text">#アリス</text:p>
      <text:p text:style-name="Preformatted_20_Text">クフフッ！　そうだ、驚いたか！</text:p>
      <text:p text:style-name="Preformatted_20_Text">Kuh-huh!　Yes, what a surprise!</text:p>
      <text:p text:style-name="Preformatted_20_Text">#リン</text:p>
      <text:p text:style-name="Preformatted_20_Text">私もなの！</text:p>
      <text:p text:style-name="Preformatted_20_Text">Me too!</text:p>
      <text:p text:style-name="Preformatted_20_Text">#アリス</text:p>
      <text:p text:style-name="Preformatted_20_Text">んなっ！？　ま、マジか……。</text:p>
      <text:p text:style-name="Preformatted_20_Text">いや、そうか、突然現れるのも魔法だったわけだな。</text:p>
      <text:p text:style-name="Preformatted_20_Text">What?　Are you serious? .......</text:p>
      <text:p text:style-name="Preformatted_20_Text">No, I see, so it was magic for them to suddenly appear.</text:p>
      <text:p text:style-name="Preformatted_20_Text">#リン</text:p>
      <text:p text:style-name="Preformatted_20_Text">そうなの！　詳しくは話せないけど魔法なの！</text:p>
      <text:p text:style-name="Preformatted_20_Text">ん……そろそろ時間みたい。</text:p>
      <text:p text:style-name="Preformatted_20_Text">アリスちゃん……また、会いましょう……。</text:p>
      <text:p text:style-name="Preformatted_20_Text">ふあーあ。</text:p>
      <text:p text:style-name="Preformatted_20_Text">Yes, it was!　I can't tell you the details, but it's magic!</text:p>
      <text:p text:style-name="Preformatted_20_Text">Hmm ...... I guess it's time to go.</text:p>
      <text:p text:style-name="Preformatted_20_Text">Alice, ...... see you again. ......</text:p>
      <text:p text:style-name="Preformatted_20_Text">Whew.</text:p>
      <text:p text:style-name="Preformatted_20_Text">#アリス</text:p>
      <text:p text:style-name="Preformatted_20_Text">消えた……。</text:p>
      <text:p text:style-name="Preformatted_20_Text">一体何の魔法なんだ、</text:p>
      <text:p text:style-name="Preformatted_20_Text">「眠気」がトリガーみたいだけど……。</text:p>
      <text:p text:style-name="Preformatted_20_Text">このビー玉にも、何か意味があるのか……？</text:p>
      <text:p text:style-name="Preformatted_20_Text">な、なんだ、リンか。</text:p>
      <text:p text:style-name="Preformatted_20_Text">何回見ても驚いちまうぜ……クソ。</text:p>
      <text:p text:style-name="Preformatted_20_Text">It's gone.......</text:p>
      <text:p text:style-name="Preformatted_20_Text">What kind of magic is this?</text:p>
      <text:p text:style-name="Preformatted_20_Text">Seems to be triggered by "sleepiness." ......</text:p>
      <text:p text:style-name="Preformatted_20_Text">Does this marble mean anything to you, too: ......?</text:p>
      <text:p text:style-name="Preformatted_20_Text">What the hell, Lynn?</text:p>
      <text:p text:style-name="Preformatted_20_Text">You never cease to amaze me. ......</text:p>
      <text:p text:style-name="Preformatted_20_Text">#リン</text:p>
      <text:p text:style-name="Preformatted_20_Text">あっ、アリスちゃん！！</text:p>
      <text:p text:style-name="Preformatted_20_Text">また会えたね！</text:p>
      <text:p text:style-name="Preformatted_20_Text">Oh, Alice!</text:p>
      <text:p text:style-name="Preformatted_20_Text">Nice to see you again!</text:p>
      <text:p text:style-name="Preformatted_20_Text">#アリス</text:p>
      <text:p text:style-name="Preformatted_20_Text">おう、しかし、その妙な魔法はなんなんだよ。</text:p>
      <text:p text:style-name="Preformatted_20_Text">その口ぶりから、狙ったところに</text:p>
      <text:p text:style-name="Preformatted_20_Text">移動するようなワープ呪文でもないんだろ？</text:p>
      <text:p text:style-name="Preformatted_20_Text">Oh, but what is that strange magic?</text:p>
      <text:p text:style-name="Preformatted_20_Text"><text:soft-page-break/>From the way you're talking, it's not a warp spell that moves you to where you're aiming, is it?</text:p>
      <text:p text:style-name="Preformatted_20_Text">It's not some kind of warp spell that moves you where you want to go, is it?</text:p>
      <text:p text:style-name="Preformatted_20_Text">#リン</text:p>
      <text:p text:style-name="Preformatted_20_Text">うんと……、魔女協会の規定で、</text:p>
      <text:p text:style-name="Preformatted_20_Text">うっかり口を滑らせると大目玉なんだけど……。</text:p>
      <text:p text:style-name="Preformatted_20_Text">うん、このくらいならいってもいいかな。</text:p>
      <text:p text:style-name="Preformatted_20_Text">Um, ......, by the rules of the Witches' Guild.</text:p>
      <text:p text:style-name="Preformatted_20_Text">It's a big eye-opener if you accidentally slip up. ......</text:p>
      <text:p text:style-name="Preformatted_20_Text">Yeah, I'd be willing to go this far.</text:p>
      <text:p text:style-name="Preformatted_20_Text">#アリス</text:p>
      <text:p text:style-name="Preformatted_20_Text">なんだよ、もったいぶらずに言えよ。</text:p>
      <text:p text:style-name="Preformatted_20_Text">What the heck, don't be so presumptuous, just say it.</text:p>
      <text:p text:style-name="Preformatted_20_Text">#リン</text:p>
      <text:p text:style-name="Preformatted_20_Text">この呪文は世界に一つだけの呪文。</text:p>
      <text:p text:style-name="Preformatted_20_Text">ほとんどの魔女が知らない……、</text:p>
      <text:p text:style-name="Preformatted_20_Text">時を操る呪文……。</text:p>
      <text:p text:style-name="Preformatted_20_Text">……なーんて、かっこいいでしょ！</text:p>
      <text:p text:style-name="Preformatted_20_Text">This spell is the only spell in the world.</text:p>
      <text:p text:style-name="Preformatted_20_Text">Most witches don't know it. ......</text:p>
      <text:p text:style-name="Preformatted_20_Text">The spell to control time: .......</text:p>
      <text:p text:style-name="Preformatted_20_Text">......... Isn't that cool!</text:p>
      <text:p text:style-name="Preformatted_20_Text">#アリス</text:p>
      <text:p text:style-name="Preformatted_20_Text">は、はあ！？</text:p>
      <text:p text:style-name="Preformatted_20_Text">おまえ、ふざけてんじゃ……！</text:p>
      <text:p text:style-name="Preformatted_20_Text">Ha, ha!</text:p>
      <text:p text:style-name="Preformatted_20_Text">You've got to be kidding me ......!</text:p>
      <text:p text:style-name="Preformatted_20_Text">#リン</text:p>
      <text:p text:style-name="Preformatted_20_Text">あっ、そろそろ時間だ。</text:p>
      <text:p text:style-name="Preformatted_20_Text">ふあーあ……、じゃあね、アリスちゃん。</text:p>
      <text:p text:style-name="Preformatted_20_Text">Oh, it's time to go.</text:p>
      <text:p text:style-name="Preformatted_20_Text">Whew... ......, see you later, Alice.</text:p>
      <text:p text:style-name="Preformatted_20_Text">#アリス</text:p>
      <text:p text:style-name="Preformatted_20_Text">お、オイ！！</text:p>
      <text:p text:style-name="Preformatted_20_Text">Hey!</text:p>
      <text:p text:style-name="Preformatted_20_Text">#アリス</text:p>
      <text:p text:style-name="Preformatted_20_Text">く、クソ……。</text:p>
      <text:p text:style-name="Preformatted_20_Text">なんだってんだ……。</text:p>
      <text:p text:style-name="Preformatted_20_Text">時を操る呪文だって！？</text:p>
      <text:p text:style-name="Preformatted_20_Text">冗談なのか本気なのか……。</text:p>
      <text:p text:style-name="Preformatted_20_Text">……またビー玉落ちてるし。</text:p>
      <text:p text:style-name="Preformatted_20_Text">くそう、もう一回出てこねえかなぁ。</text:p>
      <text:p text:style-name="Preformatted_20_Text">で、出たな！　リン！！</text:p>
      <text:p text:style-name="Preformatted_20_Text">Damn it, damn .......</text:p>
      <text:p text:style-name="Preformatted_20_Text">What the hell .......</text:p>
      <text:p text:style-name="Preformatted_20_Text">A spell to control time!</text:p>
      <text:p text:style-name="Preformatted_20_Text">Are you joking or serious? ......</text:p>
      <text:p text:style-name="Preformatted_20_Text">...... marbles are falling again.</text:p>
      <text:p text:style-name="Preformatted_20_Text">Damn, I hope it comes out again.</text:p>
      <text:p text:style-name="Preformatted_20_Text">And there you go!　Lynn!</text:p>
      <text:p text:style-name="Preformatted_20_Text">#リン</text:p>
      <text:p text:style-name="Preformatted_20_Text">え、な、なになに？</text:p>
      <text:p text:style-name="Preformatted_20_Text">殺気立っちゃって。</text:p>
      <text:p text:style-name="Preformatted_20_Text">What, what, what?</text:p>
      <text:p text:style-name="Preformatted_20_Text">You're killing me.</text:p>
      <text:p text:style-name="Preformatted_20_Text">#アリス</text:p>
      <text:p text:style-name="Preformatted_20_Text">うるさい、観念しろーーー！</text:p>
      <text:p text:style-name="Preformatted_20_Text">Shut up and give up!</text:p>
      <text:p text:style-name="Preformatted_20_Text">#アリス</text:p>
      <text:p text:style-name="Preformatted_20_Text">んなっ！！！　すりぬけた……？</text:p>
      <text:p text:style-name="Preformatted_20_Text">ど、どうなってんだ……。</text:p>
      <text:p text:style-name="Preformatted_20_Text">What the hell!　You slipped through ......?</text:p>
      <text:p text:style-name="Preformatted_20_Text">What the hell is going on .......</text:p>
      <text:p text:style-name="Preformatted_20_Text">#リン</text:p>
      <text:p text:style-name="Preformatted_20_Text"><text:soft-page-break/>あー……。その。</text:p>
      <text:p text:style-name="Preformatted_20_Text">Uh ....... That.</text:p>
      <text:p text:style-name="Preformatted_20_Text">#アリス</text:p>
      <text:p text:style-name="Preformatted_20_Text">オイ！　その魔法は一体何なんだ！</text:p>
      <text:p text:style-name="Preformatted_20_Text">そんなびっくり呪文を使う魔女が無名だなんて。</text:p>
      <text:p text:style-name="Preformatted_20_Text">それに、時を操るってのはなんなんだ！</text:p>
      <text:p text:style-name="Preformatted_20_Text">Hey!　What the hell is that magic!</text:p>
      <text:p text:style-name="Preformatted_20_Text">I can't believe that a witch who uses such a surprise spell is unknown.</text:p>
      <text:p text:style-name="Preformatted_20_Text">And what's with the time manipulation!</text:p>
      <text:p text:style-name="Preformatted_20_Text">#リン</text:p>
      <text:p text:style-name="Preformatted_20_Text">い、いや、だからそれは言っちゃいけなくて……。</text:p>
      <text:p text:style-name="Preformatted_20_Text">さ、さよなら～……。</text:p>
      <text:p text:style-name="Preformatted_20_Text">No, no, so I shouldn't say that. ......</text:p>
      <text:p text:style-name="Preformatted_20_Text">Bye, bye~ .......</text:p>
      <text:p text:style-name="Preformatted_20_Text">#アリス</text:p>
      <text:p text:style-name="Preformatted_20_Text">あっ！　消えやがった！</text:p>
      <text:p text:style-name="Preformatted_20_Text">クソ！　……自分から消えることもできるのか。</text:p>
      <text:p text:style-name="Preformatted_20_Text">……ビー玉はちゃんと落としていくんだな。</text:p>
      <text:p text:style-name="Preformatted_20_Text">あっ、出たなリン！</text:p>
      <text:p text:style-name="Preformatted_20_Text">Ah!　It's gone!</text:p>
      <text:p text:style-name="Preformatted_20_Text">Shit!　Can you disappear yourself ......?</text:p>
      <text:p text:style-name="Preformatted_20_Text">...... You've got to drop the marbles properly.</text:p>
      <text:p text:style-name="Preformatted_20_Text">Oh, there you go, Lynn!</text:p>
      <text:p text:style-name="Preformatted_20_Text">#リン</text:p>
      <text:p text:style-name="Preformatted_20_Text">わっ！　あ、アリスちゃん……。</text:p>
      <text:p text:style-name="Preformatted_20_Text">Whoa!　Oh, Alice. ......</text:p>
      <text:p text:style-name="Preformatted_20_Text">#アリス</text:p>
      <text:p text:style-name="Preformatted_20_Text">今日こそ、そのびっくり魔法の秘密を暴露してもらおうか！</text:p>
      <text:p text:style-name="Preformatted_20_Text">Today's the day we're going to have you reveal the secret of your amazing magic!</text:p>
      <text:p text:style-name="Preformatted_20_Text">#リン</text:p>
      <text:p text:style-name="Preformatted_20_Text">うぅ～……だから言っちゃダメなんだって。</text:p>
      <text:p text:style-name="Preformatted_20_Text">Ugh~ ...... so you're not allowed to tell me.</text:p>
      <text:p text:style-name="Preformatted_20_Text">#アリス</text:p>
      <text:p text:style-name="Preformatted_20_Text">……………。</text:p>
      <text:p text:style-name="Preformatted_20_Text">................</text:p>
      <text:p text:style-name="Preformatted_20_Text">#リン</text:p>
      <text:p text:style-name="Preformatted_20_Text">うっ……わかったよぅ。</text:p>
      <text:p text:style-name="Preformatted_20_Text">ちょっとだけだからね？</text:p>
      <text:p text:style-name="Preformatted_20_Text">Ugh ...... I get it.</text:p>
      <text:p text:style-name="Preformatted_20_Text">It's just for a minute, okay?</text:p>
      <text:p text:style-name="Preformatted_20_Text">#アリス</text:p>
      <text:p text:style-name="Preformatted_20_Text">やった！　クフフッ！　いってみるもんだなぁ。</text:p>
      <text:p text:style-name="Preformatted_20_Text">Yes!　Yay!　I'll give it a try.</text:p>
      <text:p text:style-name="Preformatted_20_Text">#リン</text:p>
      <text:p text:style-name="Preformatted_20_Text">はぁ……これでまた階級降格だよう……。</text:p>
      <text:p text:style-name="Preformatted_20_Text">あのね、この魔法は「タイムトリップ」。</text:p>
      <text:p text:style-name="Preformatted_20_Text">つまり未来に行ったり、</text:p>
      <text:p text:style-name="Preformatted_20_Text">過去に行ったりできる魔法なの。</text:p>
      <text:p text:style-name="Preformatted_20_Text">Huh ......, I guess this is another demotion in rank .......</text:p>
      <text:p text:style-name="Preformatted_20_Text">You see, this magic is "time travel".</text:p>
      <text:p text:style-name="Preformatted_20_Text">In other words, it's a magic that lets you go to the future</text:p>
      <text:p text:style-name="Preformatted_20_Text">I mean, it's a magic that lets you go back in time.</text:p>
      <text:p text:style-name="Preformatted_20_Text">#アリス</text:p>
      <text:p text:style-name="Preformatted_20_Text">あん？　漫画の世界じゃねえんだから、</text:p>
      <text:p text:style-name="Preformatted_20_Text">そんなことできるかよ。</text:p>
      <text:p text:style-name="Preformatted_20_Text">What?　This isn't the world of comic books.</text:p>
      <text:p text:style-name="Preformatted_20_Text">You can't do that.</text:p>
      <text:p text:style-name="Preformatted_20_Text">#リン</text:p>
      <text:p text:style-name="Preformatted_20_Text">できるんだってば！</text:p>
      <text:p text:style-name="Preformatted_20_Text">確かにかなり難しい大魔法だから、</text:p>
      <text:p text:style-name="Preformatted_20_Text">発動するのは難しくて、</text:p>
      <text:p text:style-name="Preformatted_20_Text">私みたいな未熟な魔女だと、</text:p>
      <text:p text:style-name="Preformatted_20_Text">そんなに長くトリップしていられないの。</text:p>
      <text:p text:style-name="Preformatted_20_Text"><text:soft-page-break/>すぐ魔力不足で眠くなってきちゃうのよ。</text:p>
      <text:p text:style-name="Preformatted_20_Text">しかもトリップ直後に記憶があいまいになったり、</text:p>
      <text:p text:style-name="Preformatted_20_Text">狙った時代より少しずれちゃったりと、</text:p>
      <text:p text:style-name="Preformatted_20_Text">とにかく繊細なのよ。</text:p>
      <text:p text:style-name="Preformatted_20_Text">さらにその時代に干渉できちゃうから</text:p>
      <text:p text:style-name="Preformatted_20_Text">制約もかなり多いの。</text:p>
      <text:p text:style-name="Preformatted_20_Text">偽名を名乗らなくちゃいけなかったりね。</text:p>
      <text:p text:style-name="Preformatted_20_Text">It can be done!</text:p>
      <text:p text:style-name="Preformatted_20_Text">It's a very difficult magic.</text:p>
      <text:p text:style-name="Preformatted_20_Text">It's a very difficult spell to cast.</text:p>
      <text:p text:style-name="Preformatted_20_Text">And for an inexperienced witch like me.</text:p>
      <text:p text:style-name="Preformatted_20_Text">I can't stay tripping for that long.</text:p>
      <text:p text:style-name="Preformatted_20_Text">I get drowsy because of the lack of magic power.</text:p>
      <text:p text:style-name="Preformatted_20_Text">Moreover, my memory becomes fuzzy right after the trip.</text:p>
      <text:p text:style-name="Preformatted_20_Text">or I'm a little out of sync with the time period I was aiming for.</text:p>
      <text:p text:style-name="Preformatted_20_Text">She is very sensitive.</text:p>
      <text:p text:style-name="Preformatted_20_Text">In addition, since I can interfere with the time period</text:p>
      <text:p text:style-name="Preformatted_20_Text">There are a lot of restrictions.</text:p>
      <text:p text:style-name="Preformatted_20_Text">You have to use a false name, for example.</text:p>
      <text:p text:style-name="Preformatted_20_Text">#アリス</text:p>
      <text:p text:style-name="Preformatted_20_Text">じゃあ体をすり抜けるってのは、</text:p>
      <text:p text:style-name="Preformatted_20_Text">どういうことだよ。</text:p>
      <text:p text:style-name="Preformatted_20_Text">So, what do you mean by "slip through the cracks"?</text:p>
      <text:p text:style-name="Preformatted_20_Text">What do you mean by "slip through the body"?</text:p>
      <text:p text:style-name="Preformatted_20_Text">#リン</text:p>
      <text:p text:style-name="Preformatted_20_Text">マナの濃度が足りないと実体化すらできないの。</text:p>
      <text:p text:style-name="Preformatted_20_Text">前に出会った場所はマナの濃度が足りなかったのよ。</text:p>
      <text:p text:style-name="Preformatted_20_Text">If you don't have enough mana, you can't even materialize.</text:p>
      <text:p text:style-name="Preformatted_20_Text">The place we met before didn't have enough mana concentration.</text:p>
      <text:p text:style-name="Preformatted_20_Text">#アリス</text:p>
      <text:p text:style-name="Preformatted_20_Text">ふうん？</text:p>
      <text:p text:style-name="Preformatted_20_Text">で、そんな難しい魔法を使って、何しようってんだよ。</text:p>
      <text:p text:style-name="Preformatted_20_Text">遊びでってのじゃなさそうだけど。</text:p>
      <text:p text:style-name="Preformatted_20_Text">Really?</text:p>
      <text:p text:style-name="Preformatted_20_Text">So, what are you going to do with such difficult magic?</text:p>
      <text:p text:style-name="Preformatted_20_Text">It doesn't sound like it's just for fun.</text:p>
      <text:p text:style-name="Preformatted_20_Text">#リン</text:p>
      <text:p text:style-name="Preformatted_20_Text">あ……そろそろ限界かも。</text:p>
      <text:p text:style-name="Preformatted_20_Text">Ah ...... I think I might be running out of time.</text:p>
      <text:p text:style-name="Preformatted_20_Text">#アリス</text:p>
      <text:p text:style-name="Preformatted_20_Text">お、オイ！</text:p>
      <text:p text:style-name="Preformatted_20_Text">Oi!</text:p>
      <text:p text:style-name="Preformatted_20_Text">#リン</text:p>
      <text:p text:style-name="Preformatted_20_Text">ごめんねアリスちゃん……</text:p>
      <text:p text:style-name="Preformatted_20_Text">また会えたら話すから……。</text:p>
      <text:p text:style-name="Preformatted_20_Text">Sorry Alice. ......</text:p>
      <text:p text:style-name="Preformatted_20_Text">I'll talk to you when I see you again. ......</text:p>
      <text:p text:style-name="Preformatted_20_Text">#アリス</text:p>
      <text:p text:style-name="Preformatted_20_Text">……………。</text:p>
      <text:p text:style-name="Preformatted_20_Text">リン………。</text:p>
      <text:p text:style-name="Preformatted_20_Text">................</text:p>
      <text:p text:style-name="Preformatted_20_Text">Lynn ..........</text:p>
      <text:p text:style-name="Preformatted_20_Text">[cn]</text:p>
      <text:p text:style-name="Preformatted_20_Text">アリスは、地面に落ちたビー玉を拾い上げた。</text:p>
      <text:p text:style-name="Preformatted_20_Text">リン！！</text:p>
      <text:p text:style-name="Preformatted_20_Text">Alice picked up a marble that fell to the ground.</text:p>
      <text:p text:style-name="Preformatted_20_Text">Lynn!!!</text:p>
      <text:p text:style-name="Preformatted_20_Text">#リン</text:p>
      <text:p text:style-name="Preformatted_20_Text">アリス……ちゃん。</text:p>
      <text:p text:style-name="Preformatted_20_Text">Alice.......</text:p>
      <text:p text:style-name="Preformatted_20_Text">[cn]</text:p>
      <text:p text:style-name="Preformatted_20_Text">リンは現れるなり、地面に突っ伏した。</text:p>
      <text:p text:style-name="Preformatted_20_Text">Lynn plopped down on the ground as soon as she appeared.</text:p>
      <text:p text:style-name="Preformatted_20_Text"><text:soft-page-break/>#アリス</text:p>
      <text:p text:style-name="Preformatted_20_Text">リン！！　どうしたんだ。</text:p>
      <text:p text:style-name="Preformatted_20_Text">Lynn!!!　What's wrong?</text:p>
      <text:p text:style-name="Preformatted_20_Text">#リン</text:p>
      <text:p text:style-name="Preformatted_20_Text">だ、大丈夫……魔力を使いすぎちゃって。</text:p>
      <text:p text:style-name="Preformatted_20_Text">It's okay, I used too much ...... magic.</text:p>
      <text:p text:style-name="Preformatted_20_Text">#アリス</text:p>
      <text:p text:style-name="Preformatted_20_Text">リン……。</text:p>
      <text:p text:style-name="Preformatted_20_Text">Lynn.......</text:p>
      <text:p text:style-name="Preformatted_20_Text">#リン</text:p>
      <text:p text:style-name="Preformatted_20_Text">賢者の石さえあれば……。</text:p>
      <text:p text:style-name="Preformatted_20_Text">If only I had a Philosopher's Stone.......</text:p>
      <text:p text:style-name="Preformatted_20_Text">#アリス</text:p>
      <text:p text:style-name="Preformatted_20_Text">賢者の石だって……？</text:p>
      <text:p text:style-name="Preformatted_20_Text">Even the Philosopher's Stone......?</text:p>
      <text:p text:style-name="Preformatted_20_Text">#リン</text:p>
      <text:p text:style-name="Preformatted_20_Text">アリスちゃん、知ってるの……？</text:p>
      <text:p text:style-name="Preformatted_20_Text">Alice, do you know ......?</text:p>
      <text:p text:style-name="Preformatted_20_Text">#アリス</text:p>
      <text:p text:style-name="Preformatted_20_Text">ああ、何度か見かけた。</text:p>
      <text:p text:style-name="Preformatted_20_Text">多分、館の方にも毒の魔女のところから回収したやつがあると思うけど……。</text:p>
      <text:p text:style-name="Preformatted_20_Text">Yeah, I've seen it a few times.</text:p>
      <text:p text:style-name="Preformatted_20_Text">Maybe there's one in the pavilion that was recovered from the poison witch's place. ......</text:p>
      <text:p text:style-name="Preformatted_20_Text">#リン</text:p>
      <text:p text:style-name="Preformatted_20_Text">本当！？</text:p>
      <text:p text:style-name="Preformatted_20_Text">それ、一つ分けてもらえることはできる？</text:p>
      <text:p text:style-name="Preformatted_20_Text">Really!</text:p>
      <text:p text:style-name="Preformatted_20_Text">Can you share one of those with me?</text:p>
      <text:p text:style-name="Preformatted_20_Text">#アリス</text:p>
      <text:p text:style-name="Preformatted_20_Text">ま、まてまて！</text:p>
      <text:p text:style-name="Preformatted_20_Text">あんな危ないものをやすやすと譲るわけには……。</text:p>
      <text:p text:style-name="Preformatted_20_Text">大体何に使うんだよ、あれを……。</text:p>
      <text:p text:style-name="Preformatted_20_Text">Wait, wait!</text:p>
      <text:p text:style-name="Preformatted_20_Text">We can't just give away such a dangerous thing so easily. ......</text:p>
      <text:p text:style-name="Preformatted_20_Text">What are you going to use it for, anyway? ......</text:p>
      <text:p text:style-name="Preformatted_20_Text">#リン</text:p>
      <text:p text:style-name="Preformatted_20_Text">……戦争を終わらせるの。</text:p>
      <text:p text:style-name="Preformatted_20_Text">...... end the war.</text:p>
      <text:p text:style-name="Preformatted_20_Text">#アリス</text:p>
      <text:p text:style-name="Preformatted_20_Text">あん……？</text:p>
      <text:p text:style-name="Preformatted_20_Text">An......?</text:p>
      <text:p text:style-name="Preformatted_20_Text">#リン</text:p>
      <text:p text:style-name="Preformatted_20_Text">たくさんの人が死んだの。</text:p>
      <text:p text:style-name="Preformatted_20_Text">私の仲間も、私の弟子も、その家族も、</text:p>
      <text:p text:style-name="Preformatted_20_Text">たくさん死んだの……。</text:p>
      <text:p text:style-name="Preformatted_20_Text">もう、手段を選んでいる暇はないの。</text:p>
      <text:p text:style-name="Preformatted_20_Text">賢者の石があれば、戦争に勝つことができる。</text:p>
      <text:p text:style-name="Preformatted_20_Text">そのために石を使うの。</text:p>
      <text:p text:style-name="Preformatted_20_Text">So many people died.</text:p>
      <text:p text:style-name="Preformatted_20_Text">My people, my students, their families.</text:p>
      <text:p text:style-name="Preformatted_20_Text">So many have died.......</text:p>
      <text:p text:style-name="Preformatted_20_Text">We don't have time to pick and choose anymore.</text:p>
      <text:p text:style-name="Preformatted_20_Text">With the Philosopher's Stone, we can win the war.</text:p>
      <text:p text:style-name="Preformatted_20_Text">That's what the stone is for.</text:p>
      <text:p text:style-name="Preformatted_20_Text">#アリス</text:p>
      <text:p text:style-name="Preformatted_20_Text">（そうか、こいつはここより未来か、</text:p>
      <text:p text:style-name="Preformatted_20_Text">過去の世界から来たんだったな……。）</text:p>
      <text:p text:style-name="Preformatted_20_Text">……………。</text:p>
      <text:p text:style-name="Preformatted_20_Text">お前の世界がどういう状況で、</text:p>
      <text:p text:style-name="Preformatted_20_Text">何の戦争が起きているのかは知らないけど、</text:p>
      <text:p text:style-name="Preformatted_20_Text">こんなものに頼っても、ろくなことにならないと思うぞ。</text:p>
      <text:p text:style-name="Preformatted_20_Text">（Oh, so he's from the future.</text:p>
      <text:p text:style-name="Preformatted_20_Text">He's from the past. .......)</text:p>
      <text:p text:style-name="Preformatted_20_Text"><text:soft-page-break/>................</text:p>
      <text:p text:style-name="Preformatted_20_Text">I don't know what's going on in your world.</text:p>
      <text:p text:style-name="Preformatted_20_Text">I don't know what war is going on in your world.</text:p>
      <text:p text:style-name="Preformatted_20_Text">I don't know what kind of war is going on in your world, but I don't think you're going to get very far relying on this stuff.</text:p>
      <text:p text:style-name="Preformatted_20_Text">#リン</text:p>
      <text:p text:style-name="Preformatted_20_Text">……そうかもしれない。</text:p>
      <text:p text:style-name="Preformatted_20_Text">でも、私はやらないといけないの。</text:p>
      <text:p text:style-name="Preformatted_20_Text">死んでいったみんなのために……。</text:p>
      <text:p text:style-name="Preformatted_20_Text">......You may be right.</text:p>
      <text:p text:style-name="Preformatted_20_Text">But I have to.</text:p>
      <text:p text:style-name="Preformatted_20_Text">For everyone who has died. ......</text:p>
      <text:p text:style-name="Preformatted_20_Text">#アリス</text:p>
      <text:p text:style-name="Preformatted_20_Text">リン……。</text:p>
      <text:p text:style-name="Preformatted_20_Text">Lynn.......</text:p>
      <text:p text:style-name="Preformatted_20_Text">#リン</text:p>
      <text:p text:style-name="Preformatted_20_Text">アリス……、賢者の石をもってバルバロッサ山へ来て……。</text:p>
      <text:p text:style-name="Preformatted_20_Text">あそこならマナがたくさんある。</text:p>
      <text:p text:style-name="Preformatted_20_Text">きっと、実体化ができるから、</text:p>
      <text:p text:style-name="Preformatted_20_Text">賢者の石を手渡しで受け取れるわ。</text:p>
      <text:p text:style-name="Preformatted_20_Text">まってるわよ……。</text:p>
      <text:p text:style-name="Preformatted_20_Text">Alice ......, come to Mount Barbarossa with the Philosopher's Stone .......</text:p>
      <text:p text:style-name="Preformatted_20_Text">There is a lot of mana there.</text:p>
      <text:p text:style-name="Preformatted_20_Text">I'm sure you can materialize.</text:p>
      <text:p text:style-name="Preformatted_20_Text">You can get the Philosopher's Stone in hand.</text:p>
      <text:p text:style-name="Preformatted_20_Text">I'll be waiting for you. ......</text:p>
      <text:p text:style-name="Preformatted_20_Text">#アリス</text:p>
      <text:p text:style-name="Preformatted_20_Text">リン！！</text:p>
      <text:p text:style-name="Preformatted_20_Text">……………。</text:p>
      <text:p text:style-name="Preformatted_20_Text">バルバロッサ山か……。</text:p>
      <text:p text:style-name="Preformatted_20_Text">Lynn!</text:p>
      <text:p text:style-name="Preformatted_20_Text">................</text:p>
      <text:p text:style-name="Preformatted_20_Text">Mount Barbarossa or .......</text:p>
      <text:p text:style-name="Preformatted_20_Text">[cn]</text:p>
      <text:p text:style-name="Preformatted_20_Text">アリスは足元に落ちているビー玉を拾い上げ、</text:p>
      <text:p text:style-name="Preformatted_20_Text">バルバロッサ山の位置する、</text:p>
      <text:p text:style-name="Preformatted_20_Text">北の空を見上げるのだった。</text:p>
      <text:p text:style-name="Preformatted_20_Text">Alice picks up a marble that has fallen at her feet and</text:p>
      <text:p text:style-name="Preformatted_20_Text">She looked up at the northern sky, where Mount Barbarossa is located.</text:p>
      <text:p text:style-name="Preformatted_20_Text">The sky to the north, where Mount Barbarossa is located.</text:p>
      <text:p text:style-name="Preformatted_20_Text"/>
      <text:p text:style-name="Preformatted_20_Text">C:\Users\James Phillips\Desktop\Games\WargameAliceGit\MinimizedScenarios\min_s0906.txt</text:p>
      <text:p text:style-name="Preformatted_20_Text">#アリス</text:p>
      <text:p text:style-name="Preformatted_20_Text">よーし！　あらかたとり尽したな。</text:p>
      <text:p text:style-name="Preformatted_20_Text">撤収だーーーーー！！！</text:p>
      <text:p text:style-name="Preformatted_20_Text">All right!　We've taken all we can get.</text:p>
      <text:p text:style-name="Preformatted_20_Text">Let's move out!</text:p>
      <text:p text:style-name="Preformatted_20_Text">#アリス</text:p>
      <text:p text:style-name="Preformatted_20_Text">わっ！！</text:p>
      <text:p text:style-name="Preformatted_20_Text">なんだ、敵か！！</text:p>
      <text:p text:style-name="Preformatted_20_Text">Whoa!</text:p>
      <text:p text:style-name="Preformatted_20_Text">Oh, my God, it's the enemy!</text:p>
      <text:p text:style-name="Preformatted_20_Text">#？？？</text:p>
      <text:p text:style-name="Preformatted_20_Text">ん？　あれ、ここは……。</text:p>
      <text:p text:style-name="Preformatted_20_Text">Hmm?　Hey, this is .......</text:p>
      <text:p text:style-name="Preformatted_20_Text">#アリス</text:p>
      <text:p text:style-name="Preformatted_20_Text">……お、オイ。</text:p>
      <text:p text:style-name="Preformatted_20_Text">お前誰だよ。</text:p>
      <text:p text:style-name="Preformatted_20_Text">……ってか人間か？</text:p>
      <text:p text:style-name="Preformatted_20_Text">そのみょうちくりんな格好はなんだよ。</text:p>
      <text:p text:style-name="Preformatted_20_Text">...... Oh, hey.</text:p>
      <text:p text:style-name="Preformatted_20_Text">Who are you?</text:p>
      <text:p text:style-name="Preformatted_20_Text">Are you ...... or a human being?</text:p>
      <text:p text:style-name="Preformatted_20_Text"><text:soft-page-break/>What's with that ridiculous outfit?</text:p>
      <text:p text:style-name="Preformatted_20_Text">#？？？</text:p>
      <text:p text:style-name="Preformatted_20_Text">んー、ねむい。</text:p>
      <text:p text:style-name="Preformatted_20_Text">ふわーあ……。</text:p>
      <text:p text:style-name="Preformatted_20_Text">Hmm, I'm sleepy.</text:p>
      <text:p text:style-name="Preformatted_20_Text">Whew... ......</text:p>
      <text:p text:style-name="Preformatted_20_Text">#アリス</text:p>
      <text:p text:style-name="Preformatted_20_Text">ん……、な、なんだ。</text:p>
      <text:p text:style-name="Preformatted_20_Text">き、きえた……。</text:p>
      <text:p text:style-name="Preformatted_20_Text">……………。</text:p>
      <text:p text:style-name="Preformatted_20_Text">ん？　なんだこれ。</text:p>
      <text:p text:style-name="Preformatted_20_Text">Hmm......, hey, what is it?</text:p>
      <text:p text:style-name="Preformatted_20_Text">Ki, ki ki .......</text:p>
      <text:p text:style-name="Preformatted_20_Text">................</text:p>
      <text:p text:style-name="Preformatted_20_Text">Hmm?　What's this?</text:p>
      <text:p text:style-name="Preformatted_20_Text">[cn]</text:p>
      <text:p text:style-name="Preformatted_20_Text">アリスは、足元に落ちていた何かを拾い上げた。</text:p>
      <text:p text:style-name="Preformatted_20_Text">Alice picked up something that had fallen at her feet.</text:p>
      <text:p text:style-name="Preformatted_20_Text">#アリス</text:p>
      <text:p text:style-name="Preformatted_20_Text">ビー玉？</text:p>
      <text:p text:style-name="Preformatted_20_Text">あいつのものか？</text:p>
      <text:p text:style-name="Preformatted_20_Text">……しかし、妙なやつだったな。</text:p>
      <text:p text:style-name="Preformatted_20_Text">お……お前この前の。</text:p>
      <text:p text:style-name="Preformatted_20_Text">A marble?</text:p>
      <text:p text:style-name="Preformatted_20_Text">Did it belong to that guy?</text:p>
      <text:p text:style-name="Preformatted_20_Text">...... But it was a strange one.</text:p>
      <text:p text:style-name="Preformatted_20_Text">Oh ...... you the other day.</text:p>
      <text:p text:style-name="Preformatted_20_Text">#？？？</text:p>
      <text:p text:style-name="Preformatted_20_Text">ん？　あ！　こんにちはー……。</text:p>
      <text:p text:style-name="Preformatted_20_Text">あれ、クロは？</text:p>
      <text:p text:style-name="Preformatted_20_Text">ねえ、クローーー？</text:p>
      <text:p text:style-name="Preformatted_20_Text">んー、私やることがあったような……。</text:p>
      <text:p text:style-name="Preformatted_20_Text">まあいっかぁ……。</text:p>
      <text:p text:style-name="Preformatted_20_Text">んー、ねむいなあ……。</text:p>
      <text:p text:style-name="Preformatted_20_Text">ふわーあ。</text:p>
      <text:p text:style-name="Preformatted_20_Text">Hmm?　Ah!　Hello .......</text:p>
      <text:p text:style-name="Preformatted_20_Text">Hey, where's Kuro?</text:p>
      <text:p text:style-name="Preformatted_20_Text">Hey, Krowoo?</text:p>
      <text:p text:style-name="Preformatted_20_Text">Hmm, I had something to do. ......</text:p>
      <text:p text:style-name="Preformatted_20_Text">Oh well... ......</text:p>
      <text:p text:style-name="Preformatted_20_Text">Hmm, I'm so sleepy. ......</text:p>
      <text:p text:style-name="Preformatted_20_Text">Whew.</text:p>
      <text:p text:style-name="Preformatted_20_Text">#アリス</text:p>
      <text:p text:style-name="Preformatted_20_Text">き、きえた……。</text:p>
      <text:p text:style-name="Preformatted_20_Text">なんだってんだ……一体。</text:p>
      <text:p text:style-name="Preformatted_20_Text">ん？　なんだこれ。</text:p>
      <text:p text:style-name="Preformatted_20_Text">It's gone. ......</text:p>
      <text:p text:style-name="Preformatted_20_Text">What in the world ......?</text:p>
      <text:p text:style-name="Preformatted_20_Text">What's this?　What's this?</text:p>
      <text:p text:style-name="Preformatted_20_Text">[cn]</text:p>
      <text:p text:style-name="Preformatted_20_Text">アリスは、足元に落ちていた何かを拾い上げた。</text:p>
      <text:p text:style-name="Preformatted_20_Text">Alice picks up something that had fallen at her feet.</text:p>
      <text:p text:style-name="Preformatted_20_Text">#アリス</text:p>
      <text:p text:style-name="Preformatted_20_Text">またビー玉だ……。</text:p>
      <text:p text:style-name="Preformatted_20_Text">お、お化け、亡霊とか、</text:p>
      <text:p text:style-name="Preformatted_20_Text">そんなんじゃないだろうな。</text:p>
      <text:p text:style-name="Preformatted_20_Text">ま、またか……。</text:p>
      <text:p text:style-name="Preformatted_20_Text">It's another marble. ......</text:p>
      <text:p text:style-name="Preformatted_20_Text">Oh, a ghost, a wraith, or...</text:p>
      <text:p text:style-name="Preformatted_20_Text">I hope it's not something like that.</text:p>
      <text:p text:style-name="Preformatted_20_Text">Well, not again. ......</text:p>
      <text:p text:style-name="Preformatted_20_Text">#？？？</text:p>
      <text:p text:style-name="Preformatted_20_Text">あっ！　さっきの子！</text:p>
      <text:p text:style-name="Preformatted_20_Text"><text:soft-page-break/>ねえ、ちょっと聞きたいんだけど、</text:p>
      <text:p text:style-name="Preformatted_20_Text">バルバロッサ山ってどっちの方向かな？</text:p>
      <text:p text:style-name="Preformatted_20_Text">Ah!　The girl from earlier!</text:p>
      <text:p text:style-name="Preformatted_20_Text">Hey, let me ask you something.</text:p>
      <text:p text:style-name="Preformatted_20_Text">Which direction is Mount Barbarossa?</text:p>
      <text:p text:style-name="Preformatted_20_Text">#アリス</text:p>
      <text:p text:style-name="Preformatted_20_Text">ば、バルバロッサ山ぁ？</text:p>
      <text:p text:style-name="Preformatted_20_Text">知るかよ、そんな山。</text:p>
      <text:p text:style-name="Preformatted_20_Text">Mount Barbarossa?</text:p>
      <text:p text:style-name="Preformatted_20_Text">I don't know, it's a mountain.</text:p>
      <text:p text:style-name="Preformatted_20_Text">#？？？</text:p>
      <text:p text:style-name="Preformatted_20_Text">うぅ……そっか。</text:p>
      <text:p text:style-name="Preformatted_20_Text">参ったなぁ、日が暮れるまでに行かなきゃいけないのに。</text:p>
      <text:p text:style-name="Preformatted_20_Text">Ugh. ...... I see.</text:p>
      <text:p text:style-name="Preformatted_20_Text">Oh no, we have to get there before nightfall.</text:p>
      <text:p text:style-name="Preformatted_20_Text">#アリス</text:p>
      <text:p text:style-name="Preformatted_20_Text">ちょ、ちょっと待て、前から思ってたが、</text:p>
      <text:p text:style-name="Preformatted_20_Text">お前一体何もんだ？</text:p>
      <text:p text:style-name="Preformatted_20_Text">突然現れるし、不気味でしょうがないぞ。</text:p>
      <text:p text:style-name="Preformatted_20_Text">Wait a minute. I've been thinking.</text:p>
      <text:p text:style-name="Preformatted_20_Text">Who the hell are you?</text:p>
      <text:p text:style-name="Preformatted_20_Text">You show up out of nowhere, and you're creepy as hell.</text:p>
      <text:p text:style-name="Preformatted_20_Text">#？？？</text:p>
      <text:p text:style-name="Preformatted_20_Text">突然……？　ああ！</text:p>
      <text:p text:style-name="Preformatted_20_Text">そっか……じゃあこれはそういう。</text:p>
      <text:p text:style-name="Preformatted_20_Text">Suddenly ......?　Oh!</text:p>
      <text:p text:style-name="Preformatted_20_Text">I see... ...... then that's what this is called.</text:p>
      <text:p text:style-name="Preformatted_20_Text">#アリス</text:p>
      <text:p text:style-name="Preformatted_20_Text">オイ、一人でぶつぶつ言っててもわかんねえよ……。</text:p>
      <text:p text:style-name="Preformatted_20_Text">Oi, I don't know what you're mumbling all by yourself. ......</text:p>
      <text:p text:style-name="Preformatted_20_Text">#？？？</text:p>
      <text:p text:style-name="Preformatted_20_Text">ええっと、詳しくは言えないから……。</text:p>
      <text:p text:style-name="Preformatted_20_Text">とりあえず私の名前は「リン」でいいわ！</text:p>
      <text:p text:style-name="Preformatted_20_Text">Well, I can't give you any details, so please go to .......</text:p>
      <text:p text:style-name="Preformatted_20_Text">For now, my name is "Lynn"!</text:p>
      <text:p text:style-name="Preformatted_20_Text">#アリス</text:p>
      <text:p text:style-name="Preformatted_20_Text">でいいわってオイ……。</text:p>
      <text:p text:style-name="Preformatted_20_Text">I'll just call you Lynn. ......</text:p>
      <text:p text:style-name="Preformatted_20_Text">#リン</text:p>
      <text:p text:style-name="Preformatted_20_Text">あなたの名前は？</text:p>
      <text:p text:style-name="Preformatted_20_Text">What's your name?</text:p>
      <text:p text:style-name="Preformatted_20_Text">#アリス</text:p>
      <text:p text:style-name="Preformatted_20_Text">私はアリスだ。華の魔女アリス。</text:p>
      <text:p text:style-name="Preformatted_20_Text">I'm Alice. Alice the flower witch.</text:p>
      <text:p text:style-name="Preformatted_20_Text">#リン</text:p>
      <text:p text:style-name="Preformatted_20_Text">魔女！　あなた、魔女なのね！</text:p>
      <text:p text:style-name="Preformatted_20_Text">Witch!　You're a witch!</text:p>
      <text:p text:style-name="Preformatted_20_Text">#アリス</text:p>
      <text:p text:style-name="Preformatted_20_Text">クフフッ！　そうだ、驚いたか！</text:p>
      <text:p text:style-name="Preformatted_20_Text">Kuh-huh!　Yes, what a surprise!</text:p>
      <text:p text:style-name="Preformatted_20_Text">#リン</text:p>
      <text:p text:style-name="Preformatted_20_Text">私もなの！</text:p>
      <text:p text:style-name="Preformatted_20_Text">Me too!</text:p>
      <text:p text:style-name="Preformatted_20_Text">#アリス</text:p>
      <text:p text:style-name="Preformatted_20_Text">んなっ！？　ま、マジか……。</text:p>
      <text:p text:style-name="Preformatted_20_Text">いや、そうか、突然現れるのも魔法だったわけだな。</text:p>
      <text:p text:style-name="Preformatted_20_Text">What?　Are you serious? .......</text:p>
      <text:p text:style-name="Preformatted_20_Text">No, I see, so it was magic for them to suddenly appear.</text:p>
      <text:p text:style-name="Preformatted_20_Text">#リン</text:p>
      <text:p text:style-name="Preformatted_20_Text">そうなの！　詳しくは話せないけど魔法なの！</text:p>
      <text:p text:style-name="Preformatted_20_Text">ん……そろそろ時間みたい。</text:p>
      <text:p text:style-name="Preformatted_20_Text">アリスちゃん……また、会いましょう……。</text:p>
      <text:p text:style-name="Preformatted_20_Text">ふあーあ。</text:p>
      <text:p text:style-name="Preformatted_20_Text"><text:soft-page-break/>Yes, it was!　I can't tell you the details, but it's magic!</text:p>
      <text:p text:style-name="Preformatted_20_Text">Hmm ...... I guess it's time to go.</text:p>
      <text:p text:style-name="Preformatted_20_Text">Alice, ...... see you again. ......</text:p>
      <text:p text:style-name="Preformatted_20_Text">Whew.</text:p>
      <text:p text:style-name="Preformatted_20_Text">#アリス</text:p>
      <text:p text:style-name="Preformatted_20_Text">消えた……。</text:p>
      <text:p text:style-name="Preformatted_20_Text">一体何の魔法なんだ、</text:p>
      <text:p text:style-name="Preformatted_20_Text">「眠気」がトリガーみたいだけど……。</text:p>
      <text:p text:style-name="Preformatted_20_Text">このビー玉にも、何か意味があるのか……？</text:p>
      <text:p text:style-name="Preformatted_20_Text">な、なんだ、リンか。</text:p>
      <text:p text:style-name="Preformatted_20_Text">何回見ても驚いちまうぜ……クソ。</text:p>
      <text:p text:style-name="Preformatted_20_Text">It's gone.......</text:p>
      <text:p text:style-name="Preformatted_20_Text">What kind of magic is this?</text:p>
      <text:p text:style-name="Preformatted_20_Text">Seems to be triggered by "sleepiness." ......</text:p>
      <text:p text:style-name="Preformatted_20_Text">Does this marble mean anything to you, too: ......?</text:p>
      <text:p text:style-name="Preformatted_20_Text">What the hell, Lynn?</text:p>
      <text:p text:style-name="Preformatted_20_Text">You never cease to amaze me. ......</text:p>
      <text:p text:style-name="Preformatted_20_Text">#リン</text:p>
      <text:p text:style-name="Preformatted_20_Text">あっ、アリスちゃん！！</text:p>
      <text:p text:style-name="Preformatted_20_Text">また会えたね！</text:p>
      <text:p text:style-name="Preformatted_20_Text">Oh, Alice!</text:p>
      <text:p text:style-name="Preformatted_20_Text">Nice to see you again!</text:p>
      <text:p text:style-name="Preformatted_20_Text">#アリス</text:p>
      <text:p text:style-name="Preformatted_20_Text">おう、しかし、その妙な魔法はなんなんだよ。</text:p>
      <text:p text:style-name="Preformatted_20_Text">その口ぶりから、狙ったところに</text:p>
      <text:p text:style-name="Preformatted_20_Text">移動するようなワープ呪文でもないんだろ？</text:p>
      <text:p text:style-name="Preformatted_20_Text">Oh, but what is that strange magic?</text:p>
      <text:p text:style-name="Preformatted_20_Text">From the way you're talking, it's not a warp spell that moves you to where you're aiming, is it?</text:p>
      <text:p text:style-name="Preformatted_20_Text">It's not some kind of warp spell that moves you where you want to go, is it?</text:p>
      <text:p text:style-name="Preformatted_20_Text">#リン</text:p>
      <text:p text:style-name="Preformatted_20_Text">うんと……、魔女協会の規定で、</text:p>
      <text:p text:style-name="Preformatted_20_Text">うっかり口を滑らせると大目玉なんだけど……。</text:p>
      <text:p text:style-name="Preformatted_20_Text">うん、このくらいならいってもいいかな。</text:p>
      <text:p text:style-name="Preformatted_20_Text">Um, ......, by the rules of the Witches' Guild.</text:p>
      <text:p text:style-name="Preformatted_20_Text">It's a big eye-opener if you accidentally slip up. ......</text:p>
      <text:p text:style-name="Preformatted_20_Text">Yeah, I'd be willing to go this far.</text:p>
      <text:p text:style-name="Preformatted_20_Text">#アリス</text:p>
      <text:p text:style-name="Preformatted_20_Text">なんだよ、もったいぶらずに言えよ。</text:p>
      <text:p text:style-name="Preformatted_20_Text">What the heck, don't be so presumptuous, just say it.</text:p>
      <text:p text:style-name="Preformatted_20_Text">#リン</text:p>
      <text:p text:style-name="Preformatted_20_Text">この呪文は世界に一つだけの呪文。</text:p>
      <text:p text:style-name="Preformatted_20_Text">ほとんどの魔女が知らない……、</text:p>
      <text:p text:style-name="Preformatted_20_Text">時を操る呪文……。</text:p>
      <text:p text:style-name="Preformatted_20_Text">……なーんて、かっこいいでしょ！</text:p>
      <text:p text:style-name="Preformatted_20_Text">This spell is the only spell in the world.</text:p>
      <text:p text:style-name="Preformatted_20_Text">Most witches don't know it. ......</text:p>
      <text:p text:style-name="Preformatted_20_Text">The spell to control time: .......</text:p>
      <text:p text:style-name="Preformatted_20_Text">......... Isn't that cool!</text:p>
      <text:p text:style-name="Preformatted_20_Text">#アリス</text:p>
      <text:p text:style-name="Preformatted_20_Text">は、はあ！？</text:p>
      <text:p text:style-name="Preformatted_20_Text">おまえ、ふざけてんじゃ……！</text:p>
      <text:p text:style-name="Preformatted_20_Text">Ha, ha!</text:p>
      <text:p text:style-name="Preformatted_20_Text">You've got to be kidding me ......!</text:p>
      <text:p text:style-name="Preformatted_20_Text">#リン</text:p>
      <text:p text:style-name="Preformatted_20_Text">あっ、そろそろ時間だ。</text:p>
      <text:p text:style-name="Preformatted_20_Text">ふあーあ……、じゃあね、アリスちゃん。</text:p>
      <text:p text:style-name="Preformatted_20_Text">Oh, it's time to go.</text:p>
      <text:p text:style-name="Preformatted_20_Text">Whew... ......, see you later, Alice.</text:p>
      <text:p text:style-name="Preformatted_20_Text">#アリス</text:p>
      <text:p text:style-name="Preformatted_20_Text">お、オイ！！</text:p>
      <text:p text:style-name="Preformatted_20_Text">Hey!</text:p>
      <text:p text:style-name="Preformatted_20_Text">#アリス</text:p>
      <text:p text:style-name="Preformatted_20_Text">く、クソ……。</text:p>
      <text:p text:style-name="Preformatted_20_Text"><text:soft-page-break/>なんだってんだ……。</text:p>
      <text:p text:style-name="Preformatted_20_Text">時を操る呪文だって！？</text:p>
      <text:p text:style-name="Preformatted_20_Text">冗談なのか本気なのか……。</text:p>
      <text:p text:style-name="Preformatted_20_Text">……またビー玉落ちてるし。</text:p>
      <text:p text:style-name="Preformatted_20_Text">くそう、もう一回出てこねえかなぁ。</text:p>
      <text:p text:style-name="Preformatted_20_Text">で、出たな！　リン！！</text:p>
      <text:p text:style-name="Preformatted_20_Text">Damn it, damn .......</text:p>
      <text:p text:style-name="Preformatted_20_Text">What the hell .......</text:p>
      <text:p text:style-name="Preformatted_20_Text">A spell to control time!</text:p>
      <text:p text:style-name="Preformatted_20_Text">Are you joking or serious? ......</text:p>
      <text:p text:style-name="Preformatted_20_Text">...... marbles are falling again.</text:p>
      <text:p text:style-name="Preformatted_20_Text">Damn, I hope it comes out again.</text:p>
      <text:p text:style-name="Preformatted_20_Text">And there you go!　Lynn!</text:p>
      <text:p text:style-name="Preformatted_20_Text">#リン</text:p>
      <text:p text:style-name="Preformatted_20_Text">え、な、なになに？</text:p>
      <text:p text:style-name="Preformatted_20_Text">殺気立っちゃって。</text:p>
      <text:p text:style-name="Preformatted_20_Text">What, what, what?</text:p>
      <text:p text:style-name="Preformatted_20_Text">You're killing me.</text:p>
      <text:p text:style-name="Preformatted_20_Text">#アリス</text:p>
      <text:p text:style-name="Preformatted_20_Text">うるさい、観念しろーーー！</text:p>
      <text:p text:style-name="Preformatted_20_Text">Shut up and give up!</text:p>
      <text:p text:style-name="Preformatted_20_Text">#アリス</text:p>
      <text:p text:style-name="Preformatted_20_Text">んなっ！！！　すりぬけた……？</text:p>
      <text:p text:style-name="Preformatted_20_Text">ど、どうなってんだ……。</text:p>
      <text:p text:style-name="Preformatted_20_Text">What the hell!　You slipped through ......?</text:p>
      <text:p text:style-name="Preformatted_20_Text">What the hell is going on .......</text:p>
      <text:p text:style-name="Preformatted_20_Text">#リン</text:p>
      <text:p text:style-name="Preformatted_20_Text">あー……。その。</text:p>
      <text:p text:style-name="Preformatted_20_Text">Uh ....... That.</text:p>
      <text:p text:style-name="Preformatted_20_Text">#アリス</text:p>
      <text:p text:style-name="Preformatted_20_Text">オイ！　その魔法は一体何なんだ！</text:p>
      <text:p text:style-name="Preformatted_20_Text">そんなびっくり呪文を使う魔女が無名だなんて。</text:p>
      <text:p text:style-name="Preformatted_20_Text">それに、時を操るってのはなんなんだ！</text:p>
      <text:p text:style-name="Preformatted_20_Text">Hey!　What the hell is that magic!</text:p>
      <text:p text:style-name="Preformatted_20_Text">I can't believe that a witch who uses such a surprise spell is unknown.</text:p>
      <text:p text:style-name="Preformatted_20_Text">And what's with the time manipulation!</text:p>
      <text:p text:style-name="Preformatted_20_Text">#リン</text:p>
      <text:p text:style-name="Preformatted_20_Text">い、いや、だからそれは言っちゃいけなくて……。</text:p>
      <text:p text:style-name="Preformatted_20_Text">さ、さよなら～……。</text:p>
      <text:p text:style-name="Preformatted_20_Text">No, no, so I shouldn't say that. ......</text:p>
      <text:p text:style-name="Preformatted_20_Text">Bye, bye~ .......</text:p>
      <text:p text:style-name="Preformatted_20_Text">#アリス</text:p>
      <text:p text:style-name="Preformatted_20_Text">あっ！　消えやがった！</text:p>
      <text:p text:style-name="Preformatted_20_Text">クソ！　……自分から消えることもできるのか。</text:p>
      <text:p text:style-name="Preformatted_20_Text">……ビー玉はちゃんと落としていくんだな。</text:p>
      <text:p text:style-name="Preformatted_20_Text">あっ、出たなリン！</text:p>
      <text:p text:style-name="Preformatted_20_Text">Ah!　It's gone!</text:p>
      <text:p text:style-name="Preformatted_20_Text">Shit!　Can you disappear yourself ......?</text:p>
      <text:p text:style-name="Preformatted_20_Text">...... You've got to drop the marbles properly.</text:p>
      <text:p text:style-name="Preformatted_20_Text">Oh, there you go, Lynn!</text:p>
      <text:p text:style-name="Preformatted_20_Text">#リン</text:p>
      <text:p text:style-name="Preformatted_20_Text">わっ！　あ、アリスちゃん……。</text:p>
      <text:p text:style-name="Preformatted_20_Text">Whoa!　Oh, Alice. ......</text:p>
      <text:p text:style-name="Preformatted_20_Text">#アリス</text:p>
      <text:p text:style-name="Preformatted_20_Text">今日こそ、そのびっくり魔法の秘密を暴露してもらおうか！</text:p>
      <text:p text:style-name="Preformatted_20_Text">Today's the day we're going to have you reveal the secret of your amazing magic!</text:p>
      <text:p text:style-name="Preformatted_20_Text">#リン</text:p>
      <text:p text:style-name="Preformatted_20_Text">うぅ～……だから言っちゃダメなんだって。</text:p>
      <text:p text:style-name="Preformatted_20_Text">Ugh~ ...... so you're not allowed to tell me.</text:p>
      <text:p text:style-name="Preformatted_20_Text">#アリス</text:p>
      <text:p text:style-name="Preformatted_20_Text">……………。</text:p>
      <text:p text:style-name="Preformatted_20_Text">................</text:p>
      <text:p text:style-name="Preformatted_20_Text">#リン</text:p>
      <text:p text:style-name="Preformatted_20_Text"><text:soft-page-break/>うっ……わかったよぅ。</text:p>
      <text:p text:style-name="Preformatted_20_Text">ちょっとだけだからね？</text:p>
      <text:p text:style-name="Preformatted_20_Text">Ugh ...... I get it.</text:p>
      <text:p text:style-name="Preformatted_20_Text">It's just for a minute, okay?</text:p>
      <text:p text:style-name="Preformatted_20_Text">#アリス</text:p>
      <text:p text:style-name="Preformatted_20_Text">やった！　クフフッ！　いってみるもんだなぁ。</text:p>
      <text:p text:style-name="Preformatted_20_Text">Yes!　Yay!　I'll give it a try.</text:p>
      <text:p text:style-name="Preformatted_20_Text">#リン</text:p>
      <text:p text:style-name="Preformatted_20_Text">はぁ……これでまた階級降格だよう……。</text:p>
      <text:p text:style-name="Preformatted_20_Text">あのね、この魔法は「タイムトリップ」。</text:p>
      <text:p text:style-name="Preformatted_20_Text">つまり未来に行ったり、</text:p>
      <text:p text:style-name="Preformatted_20_Text">過去に行ったりできる魔法なの。</text:p>
      <text:p text:style-name="Preformatted_20_Text">Huh ......, I guess this is another demotion in rank .......</text:p>
      <text:p text:style-name="Preformatted_20_Text">You see, this magic is "time travel".</text:p>
      <text:p text:style-name="Preformatted_20_Text">In other words, it's a magic that lets you go to the future</text:p>
      <text:p text:style-name="Preformatted_20_Text">I mean, it's a magic that lets you go back in time.</text:p>
      <text:p text:style-name="Preformatted_20_Text">#アリス</text:p>
      <text:p text:style-name="Preformatted_20_Text">あん？　漫画の世界じゃねえんだから、</text:p>
      <text:p text:style-name="Preformatted_20_Text">そんなことできるかよ。</text:p>
      <text:p text:style-name="Preformatted_20_Text">What?　This isn't the world of comic books.</text:p>
      <text:p text:style-name="Preformatted_20_Text">You can't do that.</text:p>
      <text:p text:style-name="Preformatted_20_Text">#リン</text:p>
      <text:p text:style-name="Preformatted_20_Text">できるんだってば！</text:p>
      <text:p text:style-name="Preformatted_20_Text">確かにかなり難しい大魔法だから、</text:p>
      <text:p text:style-name="Preformatted_20_Text">発動するのは難しくて、</text:p>
      <text:p text:style-name="Preformatted_20_Text">私みたいな未熟な魔女だと、</text:p>
      <text:p text:style-name="Preformatted_20_Text">そんなに長くトリップしていられないの。</text:p>
      <text:p text:style-name="Preformatted_20_Text">すぐ魔力不足で眠くなってきちゃうのよ。</text:p>
      <text:p text:style-name="Preformatted_20_Text">しかもトリップ直後に記憶があいまいになったり、</text:p>
      <text:p text:style-name="Preformatted_20_Text">狙った時代より少しずれちゃったりと、</text:p>
      <text:p text:style-name="Preformatted_20_Text">とにかく繊細なのよ。</text:p>
      <text:p text:style-name="Preformatted_20_Text">さらにその時代に干渉できちゃうから</text:p>
      <text:p text:style-name="Preformatted_20_Text">制約もかなり多いの。</text:p>
      <text:p text:style-name="Preformatted_20_Text">偽名を名乗らなくちゃいけなかったりね。</text:p>
      <text:p text:style-name="Preformatted_20_Text">It can be done!</text:p>
      <text:p text:style-name="Preformatted_20_Text">It's a very difficult magic.</text:p>
      <text:p text:style-name="Preformatted_20_Text">It's a very difficult spell to cast.</text:p>
      <text:p text:style-name="Preformatted_20_Text">And for an inexperienced witch like me.</text:p>
      <text:p text:style-name="Preformatted_20_Text">I can't stay tripping for that long.</text:p>
      <text:p text:style-name="Preformatted_20_Text">I get drowsy because of the lack of magic power.</text:p>
      <text:p text:style-name="Preformatted_20_Text">Moreover, my memory becomes fuzzy right after the trip.</text:p>
      <text:p text:style-name="Preformatted_20_Text">or I'm a little out of sync with the time period I was aiming for.</text:p>
      <text:p text:style-name="Preformatted_20_Text">She is very sensitive.</text:p>
      <text:p text:style-name="Preformatted_20_Text">In addition, since I can interfere with the time period</text:p>
      <text:p text:style-name="Preformatted_20_Text">There are a lot of restrictions.</text:p>
      <text:p text:style-name="Preformatted_20_Text">You have to use a false name, for example.</text:p>
      <text:p text:style-name="Preformatted_20_Text">#アリス</text:p>
      <text:p text:style-name="Preformatted_20_Text">じゃあ体をすり抜けるってのは、</text:p>
      <text:p text:style-name="Preformatted_20_Text">どういうことだよ。</text:p>
      <text:p text:style-name="Preformatted_20_Text">So, what do you mean by "slip through the cracks"?</text:p>
      <text:p text:style-name="Preformatted_20_Text">What do you mean by "slip through the body"?</text:p>
      <text:p text:style-name="Preformatted_20_Text">#リン</text:p>
      <text:p text:style-name="Preformatted_20_Text">マナの濃度が足りないと実体化すらできないの。</text:p>
      <text:p text:style-name="Preformatted_20_Text">前に出会った場所はマナの濃度が足りなかったのよ。</text:p>
      <text:p text:style-name="Preformatted_20_Text">If you don't have enough mana, you can't even materialize.</text:p>
      <text:p text:style-name="Preformatted_20_Text">The place we met before didn't have enough mana concentration.</text:p>
      <text:p text:style-name="Preformatted_20_Text">#アリス</text:p>
      <text:p text:style-name="Preformatted_20_Text">ふうん？</text:p>
      <text:p text:style-name="Preformatted_20_Text">で、そんな難しい魔法を使って、何しようってんだよ。</text:p>
      <text:p text:style-name="Preformatted_20_Text">遊びでってのじゃなさそうだけど。</text:p>
      <text:p text:style-name="Preformatted_20_Text">Really?</text:p>
      <text:p text:style-name="Preformatted_20_Text">So, what are you going to do with such difficult magic?</text:p>
      <text:p text:style-name="Preformatted_20_Text">It doesn't sound like it's just for fun.</text:p>
      <text:p text:style-name="Preformatted_20_Text"><text:soft-page-break/>#リン</text:p>
      <text:p text:style-name="Preformatted_20_Text">あ……そろそろ限界かも。</text:p>
      <text:p text:style-name="Preformatted_20_Text">Ah ...... I think I might be running out of time.</text:p>
      <text:p text:style-name="Preformatted_20_Text">#アリス</text:p>
      <text:p text:style-name="Preformatted_20_Text">お、オイ！</text:p>
      <text:p text:style-name="Preformatted_20_Text">Oi!</text:p>
      <text:p text:style-name="Preformatted_20_Text">#リン</text:p>
      <text:p text:style-name="Preformatted_20_Text">ごめんねアリスちゃん……</text:p>
      <text:p text:style-name="Preformatted_20_Text">また会えたら話すから……。</text:p>
      <text:p text:style-name="Preformatted_20_Text">Sorry Alice. ......</text:p>
      <text:p text:style-name="Preformatted_20_Text">I'll talk to you when I see you again. ......</text:p>
      <text:p text:style-name="Preformatted_20_Text">#アリス</text:p>
      <text:p text:style-name="Preformatted_20_Text">……………。</text:p>
      <text:p text:style-name="Preformatted_20_Text">リン………。</text:p>
      <text:p text:style-name="Preformatted_20_Text">................</text:p>
      <text:p text:style-name="Preformatted_20_Text">Lynn ..........</text:p>
      <text:p text:style-name="Preformatted_20_Text">[cn]</text:p>
      <text:p text:style-name="Preformatted_20_Text">アリスは、地面に落ちたビー玉を拾い上げた。</text:p>
      <text:p text:style-name="Preformatted_20_Text">リン！！</text:p>
      <text:p text:style-name="Preformatted_20_Text">Alice picked up a marble that fell to the ground.</text:p>
      <text:p text:style-name="Preformatted_20_Text">Lynn!!!</text:p>
      <text:p text:style-name="Preformatted_20_Text">#リン</text:p>
      <text:p text:style-name="Preformatted_20_Text">アリス……ちゃん。</text:p>
      <text:p text:style-name="Preformatted_20_Text">Alice.......</text:p>
      <text:p text:style-name="Preformatted_20_Text">[cn]</text:p>
      <text:p text:style-name="Preformatted_20_Text">リンは現れるなり、地面に突っ伏した。</text:p>
      <text:p text:style-name="Preformatted_20_Text">Lynn plopped down on the ground as soon as she appeared.</text:p>
      <text:p text:style-name="Preformatted_20_Text">#アリス</text:p>
      <text:p text:style-name="Preformatted_20_Text">リン！！　どうしたんだ。</text:p>
      <text:p text:style-name="Preformatted_20_Text">Lynn!!!　What's wrong?</text:p>
      <text:p text:style-name="Preformatted_20_Text">#リン</text:p>
      <text:p text:style-name="Preformatted_20_Text">だ、大丈夫……魔力を使いすぎちゃって。</text:p>
      <text:p text:style-name="Preformatted_20_Text">It's okay, I used too much ...... magic.</text:p>
      <text:p text:style-name="Preformatted_20_Text">#アリス</text:p>
      <text:p text:style-name="Preformatted_20_Text">リン……。</text:p>
      <text:p text:style-name="Preformatted_20_Text">Lynn.......</text:p>
      <text:p text:style-name="Preformatted_20_Text">#リン</text:p>
      <text:p text:style-name="Preformatted_20_Text">賢者の石さえあれば……。</text:p>
      <text:p text:style-name="Preformatted_20_Text">If only I had a Philosopher's Stone.......</text:p>
      <text:p text:style-name="Preformatted_20_Text">#アリス</text:p>
      <text:p text:style-name="Preformatted_20_Text">賢者の石だって……？</text:p>
      <text:p text:style-name="Preformatted_20_Text">Even the Philosopher's Stone......?</text:p>
      <text:p text:style-name="Preformatted_20_Text">#リン</text:p>
      <text:p text:style-name="Preformatted_20_Text">アリスちゃん、知ってるの……？</text:p>
      <text:p text:style-name="Preformatted_20_Text">Alice, do you know ......?</text:p>
      <text:p text:style-name="Preformatted_20_Text">#アリス</text:p>
      <text:p text:style-name="Preformatted_20_Text">ああ、何度か見かけた。</text:p>
      <text:p text:style-name="Preformatted_20_Text">多分、館の方にも毒の魔女のところから回収したやつがあると思うけど……。</text:p>
      <text:p text:style-name="Preformatted_20_Text">Yeah, I've seen it a few times.</text:p>
      <text:p text:style-name="Preformatted_20_Text">Maybe there's one in the pavilion that was recovered from the poison witch's place. ......</text:p>
      <text:p text:style-name="Preformatted_20_Text">#リン</text:p>
      <text:p text:style-name="Preformatted_20_Text">本当！？</text:p>
      <text:p text:style-name="Preformatted_20_Text">それ、一つ分けてもらえることはできる？</text:p>
      <text:p text:style-name="Preformatted_20_Text">Really!</text:p>
      <text:p text:style-name="Preformatted_20_Text">Can you share one of those with me?</text:p>
      <text:p text:style-name="Preformatted_20_Text">#アリス</text:p>
      <text:p text:style-name="Preformatted_20_Text">ま、まてまて！</text:p>
      <text:p text:style-name="Preformatted_20_Text">あんな危ないものをやすやすと譲るわけには……。</text:p>
      <text:p text:style-name="Preformatted_20_Text">大体何に使うんだよ、あれを……。</text:p>
      <text:p text:style-name="Preformatted_20_Text">Wait, wait!</text:p>
      <text:p text:style-name="Preformatted_20_Text">We can't just give away such a dangerous thing so easily. ......</text:p>
      <text:p text:style-name="Preformatted_20_Text">What are you going to use it for, anyway? ......</text:p>
      <text:p text:style-name="Preformatted_20_Text">#リン</text:p>
      <text:p text:style-name="Preformatted_20_Text"><text:soft-page-break/>……戦争を終わらせるの。</text:p>
      <text:p text:style-name="Preformatted_20_Text">...... end the war.</text:p>
      <text:p text:style-name="Preformatted_20_Text">#アリス</text:p>
      <text:p text:style-name="Preformatted_20_Text">あん……？</text:p>
      <text:p text:style-name="Preformatted_20_Text">An......?</text:p>
      <text:p text:style-name="Preformatted_20_Text">#リン</text:p>
      <text:p text:style-name="Preformatted_20_Text">たくさんの人が死んだの。</text:p>
      <text:p text:style-name="Preformatted_20_Text">私の仲間も、私の弟子も、その家族も、</text:p>
      <text:p text:style-name="Preformatted_20_Text">たくさん死んだの……。</text:p>
      <text:p text:style-name="Preformatted_20_Text">もう、手段を選んでいる暇はないの。</text:p>
      <text:p text:style-name="Preformatted_20_Text">賢者の石があれば、戦争に勝つことができる。</text:p>
      <text:p text:style-name="Preformatted_20_Text">そのために石を使うの。</text:p>
      <text:p text:style-name="Preformatted_20_Text">So many people died.</text:p>
      <text:p text:style-name="Preformatted_20_Text">My people, my students, their families.</text:p>
      <text:p text:style-name="Preformatted_20_Text">So many have died.......</text:p>
      <text:p text:style-name="Preformatted_20_Text">We don't have time to pick and choose anymore.</text:p>
      <text:p text:style-name="Preformatted_20_Text">With the Philosopher's Stone, we can win the war.</text:p>
      <text:p text:style-name="Preformatted_20_Text">That's what the stone is for.</text:p>
      <text:p text:style-name="Preformatted_20_Text">#アリス</text:p>
      <text:p text:style-name="Preformatted_20_Text">（そうか、こいつはここより未来か、</text:p>
      <text:p text:style-name="Preformatted_20_Text">過去の世界から来たんだったな……。）</text:p>
      <text:p text:style-name="Preformatted_20_Text">……………。</text:p>
      <text:p text:style-name="Preformatted_20_Text">お前の世界がどういう状況で、</text:p>
      <text:p text:style-name="Preformatted_20_Text">何の戦争が起きているのかは知らないけど、</text:p>
      <text:p text:style-name="Preformatted_20_Text">こんなものに頼っても、ろくなことにならないと思うぞ。</text:p>
      <text:p text:style-name="Preformatted_20_Text">（Oh, so he's from the future.</text:p>
      <text:p text:style-name="Preformatted_20_Text">He's from the past. .......)</text:p>
      <text:p text:style-name="Preformatted_20_Text">................</text:p>
      <text:p text:style-name="Preformatted_20_Text">I don't know what's going on in your world.</text:p>
      <text:p text:style-name="Preformatted_20_Text">I don't know what war is going on in your world.</text:p>
      <text:p text:style-name="Preformatted_20_Text">I don't know what kind of war is going on in your world, but I don't think you're going to get very far relying on this stuff.</text:p>
      <text:p text:style-name="Preformatted_20_Text">#リン</text:p>
      <text:p text:style-name="Preformatted_20_Text">……そうかもしれない。</text:p>
      <text:p text:style-name="Preformatted_20_Text">でも、私はやらないといけないの。</text:p>
      <text:p text:style-name="Preformatted_20_Text">死んでいったみんなのために……。</text:p>
      <text:p text:style-name="Preformatted_20_Text">......You may be right.</text:p>
      <text:p text:style-name="Preformatted_20_Text">But I have to.</text:p>
      <text:p text:style-name="Preformatted_20_Text">For everyone who has died. ......</text:p>
      <text:p text:style-name="Preformatted_20_Text">#アリス</text:p>
      <text:p text:style-name="Preformatted_20_Text">リン……。</text:p>
      <text:p text:style-name="Preformatted_20_Text">Lynn.......</text:p>
      <text:p text:style-name="Preformatted_20_Text">#リン</text:p>
      <text:p text:style-name="Preformatted_20_Text">アリス……、賢者の石をもってバルバロッサ山へ来て……。</text:p>
      <text:p text:style-name="Preformatted_20_Text">あそこならマナがたくさんある。</text:p>
      <text:p text:style-name="Preformatted_20_Text">きっと、実体化ができるから、</text:p>
      <text:p text:style-name="Preformatted_20_Text">賢者の石を手渡しで受け取れるわ。</text:p>
      <text:p text:style-name="Preformatted_20_Text">まってるわよ……。</text:p>
      <text:p text:style-name="Preformatted_20_Text">Alice ......, come to Mount Barbarossa with the Philosopher's Stone .......</text:p>
      <text:p text:style-name="Preformatted_20_Text">There is a lot of mana there.</text:p>
      <text:p text:style-name="Preformatted_20_Text">I'm sure you can materialize.</text:p>
      <text:p text:style-name="Preformatted_20_Text">You can get the Philosopher's Stone in hand.</text:p>
      <text:p text:style-name="Preformatted_20_Text">I'll be waiting for you. ......</text:p>
      <text:p text:style-name="Preformatted_20_Text">#アリス</text:p>
      <text:p text:style-name="Preformatted_20_Text">リン！！</text:p>
      <text:p text:style-name="Preformatted_20_Text">……………。</text:p>
      <text:p text:style-name="Preformatted_20_Text">バルバロッサ山か……。</text:p>
      <text:p text:style-name="Preformatted_20_Text">Lynn!</text:p>
      <text:p text:style-name="Preformatted_20_Text">................</text:p>
      <text:p text:style-name="Preformatted_20_Text">Mount Barbarossa or .......</text:p>
      <text:p text:style-name="Preformatted_20_Text">[cn]</text:p>
      <text:p text:style-name="Preformatted_20_Text">アリスは足元に落ちているビー玉を拾い上げ、</text:p>
      <text:p text:style-name="Preformatted_20_Text">バルバロッサ山の位置する、</text:p>
      <text:p text:style-name="Preformatted_20_Text"><text:soft-page-break/>北の空を見上げるのだった。</text:p>
      <text:p text:style-name="Preformatted_20_Text">Alice picks up a marble that has fallen at her feet and</text:p>
      <text:p text:style-name="Preformatted_20_Text">She looked up at the northern sky, where Mount Barbarossa is located.</text:p>
      <text:p text:style-name="Preformatted_20_Text">The sky to the north, where Mount Barbarossa is located.</text:p>
      <text:p text:style-name="Preformatted_20_Text"/>
      <text:p text:style-name="Preformatted_20_Text">C:\Users\James Phillips\Desktop\Games\WargameAliceGit\MinimizedScenarios\min_s0907.txt</text:p>
      <text:p text:style-name="Preformatted_20_Text">[cn]</text:p>
      <text:p text:style-name="Preformatted_20_Text">バルバロッサ山。</text:p>
      <text:p text:style-name="Preformatted_20_Text">Mount Barbarossa.</text:p>
      <text:p text:style-name="Preformatted_20_Text">#アリス</text:p>
      <text:p text:style-name="Preformatted_20_Text">うわ！　こりゃひどい霧だな。</text:p>
      <text:p text:style-name="Preformatted_20_Text">何も見えやしねえ。</text:p>
      <text:p text:style-name="Preformatted_20_Text">Wow!　This is a terrible fog.</text:p>
      <text:p text:style-name="Preformatted_20_Text">I can't see a thing.</text:p>
      <text:p text:style-name="Preformatted_20_Text">#クロ</text:p>
      <text:p text:style-name="Preformatted_20_Text">アリス様、これだけの霧ですと、</text:p>
      <text:p text:style-name="Preformatted_20_Text">山中の行軍は難しいかと思われます。</text:p>
      <text:p text:style-name="Preformatted_20_Text">Alice, with this much fog.</text:p>
      <text:p text:style-name="Preformatted_20_Text">I think it will be difficult to march in the mountains.</text:p>
      <text:p text:style-name="Preformatted_20_Text">#アリス</text:p>
      <text:p text:style-name="Preformatted_20_Text">ちっ……、まあこの先に何があるわけでもないしな。</text:p>
      <text:p text:style-name="Preformatted_20_Text">とりあえず引き返すか。</text:p>
      <text:p text:style-name="Preformatted_20_Text">Damn ......, well, there's nothing ahead.</text:p>
      <text:p text:style-name="Preformatted_20_Text">Let's turn back for now.</text:p>
      <text:p text:style-name="Preformatted_20_Text">#クロ</text:p>
      <text:p text:style-name="Preformatted_20_Text">はっ！</text:p>
      <text:p text:style-name="Preformatted_20_Text">Ha!</text:p>
      <text:p text:style-name="Preformatted_20_Text"/>
      <text:p text:style-name="Preformatted_20_Text">C:\Users\James Phillips\Desktop\Games\WargameAliceGit\MinimizedScenarios\min_s0908.txt</text:p>
      <text:p text:style-name="Preformatted_20_Text">[cn]</text:p>
      <text:p text:style-name="Preformatted_20_Text">バルバロッサ山。</text:p>
      <text:p text:style-name="Preformatted_20_Text">Mount Barbarossa.</text:p>
      <text:p text:style-name="Preformatted_20_Text">#アリス</text:p>
      <text:p text:style-name="Preformatted_20_Text">クソ……すげえ霧だな。</text:p>
      <text:p text:style-name="Preformatted_20_Text">リンは本当にこんなところにいるのか？</text:p>
      <text:p text:style-name="Preformatted_20_Text">Damn ...... that's some serious fog.</text:p>
      <text:p text:style-name="Preformatted_20_Text">Is Lynn really in a place like this?</text:p>
      <text:p text:style-name="Preformatted_20_Text">#クロ</text:p>
      <text:p text:style-name="Preformatted_20_Text">アリス様……この霧では行軍は不可能です。</text:p>
      <text:p text:style-name="Preformatted_20_Text">それにリンとは一体……。</text:p>
      <text:p text:style-name="Preformatted_20_Text">Queen Alice,...... it's impossible to march in this fog.</text:p>
      <text:p text:style-name="Preformatted_20_Text">And what the hell is Lynn.......</text:p>
      <text:p text:style-name="Preformatted_20_Text">[cn]</text:p>
      <text:p text:style-name="Preformatted_20_Text">アリスたちが立ち往生していたその時だった。</text:p>
      <text:p text:style-name="Preformatted_20_Text">It was then that Alice and the others were stuck.</text:p>
      <text:p text:style-name="Preformatted_20_Text">#アリス</text:p>
      <text:p text:style-name="Preformatted_20_Text">ん……な、なんだ？</text:p>
      <text:p text:style-name="Preformatted_20_Text">Hmm ...... what is it?</text:p>
      <text:p text:style-name="Preformatted_20_Text">[cn]</text:p>
      <text:p text:style-name="Preformatted_20_Text">アリスの懐から光が漏れだした。</text:p>
      <text:p text:style-name="Preformatted_20_Text">Light began to leak from Alice's bosom.</text:p>
      <text:p text:style-name="Preformatted_20_Text">#アリス</text:p>
      <text:p text:style-name="Preformatted_20_Text">ビー玉……。</text:p>
      <text:p text:style-name="Preformatted_20_Text">Marbles.......</text:p>
      <text:p text:style-name="Preformatted_20_Text">[cn]</text:p>
      <text:p text:style-name="Preformatted_20_Text">光の正体はビー玉だった。</text:p>
      <text:p text:style-name="Preformatted_20_Text">リンが落としていった、七つのビー玉が光っていた。</text:p>
      <text:p text:style-name="Preformatted_20_Text">ビー玉はさらに光を強め、</text:p>
      <text:p text:style-name="Preformatted_20_Text">ついには目を開けていることすら困難なほど</text:p>
      <text:p text:style-name="Preformatted_20_Text">まばゆい光を放ち始めた。</text:p>
      <text:p text:style-name="Preformatted_20_Text">The light was marbles.</text:p>
      <text:p text:style-name="Preformatted_20_Text">The seven marbles that Lynn had dropped were glowing.</text:p>
      <text:p text:style-name="Preformatted_20_Text">The marbles became more and more luminous.</text:p>
      <text:p text:style-name="Preformatted_20_Text"><text:soft-page-break/>Finally, the light became so dazzling that it was difficult to even keep one's eyes open.</text:p>
      <text:p text:style-name="Preformatted_20_Text">It was difficult to even keep one's eyes open.</text:p>
      <text:p text:style-name="Preformatted_20_Text">#アリス</text:p>
      <text:p text:style-name="Preformatted_20_Text">クソ……まぶしい……！！</text:p>
      <text:p text:style-name="Preformatted_20_Text">Damn ...... dazzling ......!!!</text:p>
      <text:p text:style-name="Preformatted_20_Text">#アリス</text:p>
      <text:p text:style-name="Preformatted_20_Text">ん……。</text:p>
      <text:p text:style-name="Preformatted_20_Text">N.......</text:p>
      <text:p text:style-name="Preformatted_20_Text">[cn]</text:p>
      <text:p text:style-name="Preformatted_20_Text">アリスたちが目を開けると、</text:p>
      <text:p text:style-name="Preformatted_20_Text">そこは木々がうっそうと生い茂る、森の中だった。</text:p>
      <text:p text:style-name="Preformatted_20_Text">When Alice and her friends opened their eyes.</text:p>
      <text:p text:style-name="Preformatted_20_Text">They found themselves in a forest, thickly overgrown with trees.</text:p>
      <text:p text:style-name="Preformatted_20_Text">#クロ</text:p>
      <text:p text:style-name="Preformatted_20_Text">ここは一体……。</text:p>
      <text:p text:style-name="Preformatted_20_Text">What is this place .......</text:p>
      <text:p text:style-name="Preformatted_20_Text">#？？？</text:p>
      <text:p text:style-name="Preformatted_20_Text">アリス……。</text:p>
      <text:p text:style-name="Preformatted_20_Text">Alice .......</text:p>
      <text:p text:style-name="Preformatted_20_Text">#アリス</text:p>
      <text:p text:style-name="Preformatted_20_Text">わっ！！</text:p>
      <text:p text:style-name="Preformatted_20_Text">あっ、リン！！</text:p>
      <text:p text:style-name="Preformatted_20_Text">Whoa!</text:p>
      <text:p text:style-name="Preformatted_20_Text">Oh, Lynn!</text:p>
      <text:p text:style-name="Preformatted_20_Text">#クロ</text:p>
      <text:p text:style-name="Preformatted_20_Text">……！？　あなたは……。</text:p>
      <text:p text:style-name="Preformatted_20_Text">......!　You are .......</text:p>
      <text:p text:style-name="Preformatted_20_Text">#リン</text:p>
      <text:p text:style-name="Preformatted_20_Text">アリス……久しぶりだね。</text:p>
      <text:p text:style-name="Preformatted_20_Text">Alice...... it's been a while.</text:p>
      <text:p text:style-name="Preformatted_20_Text">#アリス</text:p>
      <text:p text:style-name="Preformatted_20_Text">リン……？</text:p>
      <text:p text:style-name="Preformatted_20_Text">お前……リンだよな？</text:p>
      <text:p text:style-name="Preformatted_20_Text">Lynn......?</text:p>
      <text:p text:style-name="Preformatted_20_Text">You're ...... Lynn, right?</text:p>
      <text:p text:style-name="Preformatted_20_Text">#クロ</text:p>
      <text:p text:style-name="Preformatted_20_Text">……………。</text:p>
      <text:p text:style-name="Preformatted_20_Text">................</text:p>
      <text:p text:style-name="Preformatted_20_Text">#リン</text:p>
      <text:p text:style-name="Preformatted_20_Text">あっ、クロもいるじゃない。</text:p>
      <text:p text:style-name="Preformatted_20_Text">ふふ……懐かしいわね。</text:p>
      <text:p text:style-name="Preformatted_20_Text">Oh, Kuro is here too.</text:p>
      <text:p text:style-name="Preformatted_20_Text">Hmmm... I missed you .......</text:p>
      <text:p text:style-name="Preformatted_20_Text">#クロ</text:p>
      <text:p text:style-name="Preformatted_20_Text">はっ……お懐かしゅうございます。</text:p>
      <text:p text:style-name="Preformatted_20_Text">ホーリーベル様。</text:p>
      <text:p text:style-name="Preformatted_20_Text">Haha ...... I've missed you so much.</text:p>
      <text:p text:style-name="Preformatted_20_Text">Holy Belle.</text:p>
      <text:p text:style-name="Preformatted_20_Text">#アリス</text:p>
      <text:p text:style-name="Preformatted_20_Text">クロお前、リンと知り合いって……、</text:p>
      <text:p text:style-name="Preformatted_20_Text">ほーり……えっ、いや、でもお前……。</text:p>
      <text:p text:style-name="Preformatted_20_Text">Kuro you said you knew Lynn ......</text:p>
      <text:p text:style-name="Preformatted_20_Text">Holy...... eh, no, but you .......</text:p>
      <text:p text:style-name="Preformatted_20_Text">#ホーリーベル</text:p>
      <text:p text:style-name="Preformatted_20_Text">ふふっ！　あはははっ！！</text:p>
      <text:p text:style-name="Preformatted_20_Text">あー、面白いの！！</text:p>
      <text:p text:style-name="Preformatted_20_Text">もー、アリスってば反応かわいすぎ！！</text:p>
      <text:p text:style-name="Preformatted_20_Text">Phew!　Ha-ha-ha!</text:p>
      <text:p text:style-name="Preformatted_20_Text">Oh, that's so funny!</text:p>
      <text:p text:style-name="Preformatted_20_Text">Mooo, Alice is so cute with her reactions!!!</text:p>
      <text:p text:style-name="Preformatted_20_Text">#アリス</text:p>
      <text:p text:style-name="Preformatted_20_Text">いや、ま、待てよ！！</text:p>
      <text:p text:style-name="Preformatted_20_Text">お前、リンだろ？</text:p>
      <text:p text:style-name="Preformatted_20_Text"><text:soft-page-break/>ホーリーベルって……、そりゃババアのことで。</text:p>
      <text:p text:style-name="Preformatted_20_Text">No, wait!</text:p>
      <text:p text:style-name="Preformatted_20_Text">You're Lynn, right?</text:p>
      <text:p text:style-name="Preformatted_20_Text">Holy Belle is ......, that's an old lady thing.</text:p>
      <text:p text:style-name="Preformatted_20_Text">#ホーリーベル</text:p>
      <text:p text:style-name="Preformatted_20_Text">そうそう、そのババアだよ！</text:p>
      <text:p text:style-name="Preformatted_20_Text">いったじゃん、偽名だって。</text:p>
      <text:p text:style-name="Preformatted_20_Text">あれ、いったよね？</text:p>
      <text:p text:style-name="Preformatted_20_Text">いった気がするんだけど……んー、</text:p>
      <text:p text:style-name="Preformatted_20_Text">まあいっか！</text:p>
      <text:p text:style-name="Preformatted_20_Text">Yeah, yeah, that's my old lady!</text:p>
      <text:p text:style-name="Preformatted_20_Text">I told you, it's a fake name.</text:p>
      <text:p text:style-name="Preformatted_20_Text">I told you that, didn't I?</text:p>
      <text:p text:style-name="Preformatted_20_Text">I think I did. ......</text:p>
      <text:p text:style-name="Preformatted_20_Text">Oh well!</text:p>
      <text:p text:style-name="Preformatted_20_Text">#アリス</text:p>
      <text:p text:style-name="Preformatted_20_Text">じゃ、じゃあ……お前本当にババアなのか？</text:p>
      <text:p text:style-name="Preformatted_20_Text">So, then...... are you really an old lady?</text:p>
      <text:p text:style-name="Preformatted_20_Text">#ホーリーベル</text:p>
      <text:p text:style-name="Preformatted_20_Text">ババアババアしつこいなぁ。</text:p>
      <text:p text:style-name="Preformatted_20_Text">今は若い姿なんだから、</text:p>
      <text:p text:style-name="Preformatted_20_Text">「師匠」とか「ホーリーベル様」とか、</text:p>
      <text:p text:style-name="Preformatted_20_Text">いろいろあるでしょう？</text:p>
      <text:p text:style-name="Preformatted_20_Text">礼儀作法はしっかり教えたつもりだったけど？</text:p>
      <text:p text:style-name="Preformatted_20_Text">You're a persistent old hag, aren't you?</text:p>
      <text:p text:style-name="Preformatted_20_Text">You're a young figure now.</text:p>
      <text:p text:style-name="Preformatted_20_Text">You're a young figure now, so you can call me "Master," or "Lady Holy Belle,"</text:p>
      <text:p text:style-name="Preformatted_20_Text">You have a lot of things to say, don't you?</text:p>
      <text:p text:style-name="Preformatted_20_Text">I thought I taught you some manners, didn't I?</text:p>
      <text:p text:style-name="Preformatted_20_Text">#アリス</text:p>
      <text:p text:style-name="Preformatted_20_Text">……いや、待てよ。</text:p>
      <text:p text:style-name="Preformatted_20_Text">つまり……どういうことだ？</text:p>
      <text:p text:style-name="Preformatted_20_Text">あ、頭が混乱してきた……。</text:p>
      <text:p text:style-name="Preformatted_20_Text">...... No, wait.</text:p>
      <text:p text:style-name="Preformatted_20_Text">What do you mean ......?</text:p>
      <text:p text:style-name="Preformatted_20_Text">Oh, my head is getting confused. ......</text:p>
      <text:p text:style-name="Preformatted_20_Text">#ホーリーベル</text:p>
      <text:p text:style-name="Preformatted_20_Text">ふふっ！　しょうがないから、一から説明するよ。</text:p>
      <text:p text:style-name="Preformatted_20_Text">えっと、まず、この場所は、</text:p>
      <text:p text:style-name="Preformatted_20_Text">さっきアリスたちがいた世界とも、</text:p>
      <text:p text:style-name="Preformatted_20_Text">君が会った「リン」という少女がいた世界とも違う世界なの。</text:p>
      <text:p text:style-name="Preformatted_20_Text">ここは「時の最果て」。</text:p>
      <text:p text:style-name="Preformatted_20_Text">時の魔女が最後にたどり着く場所。</text:p>
      <text:p text:style-name="Preformatted_20_Text">Phew!　I can't help it, so I'll explain from scratch.</text:p>
      <text:p text:style-name="Preformatted_20_Text">Let's start from the beginning.</text:p>
      <text:p text:style-name="Preformatted_20_Text">This place is different from the world where Alice and her friends were.</text:p>
      <text:p text:style-name="Preformatted_20_Text">and the world of the girl you met called "Lynn".</text:p>
      <text:p text:style-name="Preformatted_20_Text">This is the Furthest Fork of Time.</text:p>
      <text:p text:style-name="Preformatted_20_Text">This is the final destination of the Witches of Time.</text:p>
      <text:p text:style-name="Preformatted_20_Text">#アリス</text:p>
      <text:p text:style-name="Preformatted_20_Text">……な、なんじゃそら。</text:p>
      <text:p text:style-name="Preformatted_20_Text">...... What the heck is that?</text:p>
      <text:p text:style-name="Preformatted_20_Text">#ホーリーベル</text:p>
      <text:p text:style-name="Preformatted_20_Text">えー、わかんない？</text:p>
      <text:p text:style-name="Preformatted_20_Text">アリス、小説とか漫画とか読まないの？</text:p>
      <text:p text:style-name="Preformatted_20_Text">いっぱいあったでしょう、私とかヴェロニカのお下がりが。</text:p>
      <text:p text:style-name="Preformatted_20_Text">Eh, don't you get it?</text:p>
      <text:p text:style-name="Preformatted_20_Text">Alice, don't you read novels and comic books?</text:p>
      <text:p text:style-name="Preformatted_20_Text">You've had plenty of those, from me and Veronica.</text:p>
      <text:p text:style-name="Preformatted_20_Text">#アリス</text:p>
      <text:p text:style-name="Preformatted_20_Text">いや、読むけど……、それにしても唐突で。</text:p>
      <text:p text:style-name="Preformatted_20_Text">No, I read, but ......, and it's so abrupt.</text:p>
      <text:p text:style-name="Preformatted_20_Text">#ホーリーベル</text:p>
      <text:p text:style-name="Preformatted_20_Text"><text:soft-page-break/>なんていうか、つまり時の魔女にとっての、</text:p>
      <text:p text:style-name="Preformatted_20_Text">天国的な……死んだ後に行く世界っていうか、</text:p>
      <text:p text:style-name="Preformatted_20_Text">そんな感じなんだよ。</text:p>
      <text:p text:style-name="Preformatted_20_Text">What can I say, I mean, for the Witch of Time.</text:p>
      <text:p text:style-name="Preformatted_20_Text">It's like a heavenly ...... world to go to after you die.</text:p>
      <text:p text:style-name="Preformatted_20_Text">That's what it's like.</text:p>
      <text:p text:style-name="Preformatted_20_Text">#アリス</text:p>
      <text:p text:style-name="Preformatted_20_Text">ま、まて……私は時の魔女でもないし、</text:p>
      <text:p text:style-name="Preformatted_20_Text">死んでもいないぞ。</text:p>
      <text:p text:style-name="Preformatted_20_Text">Wait, wait ...... I'm not the Witch of Time.</text:p>
      <text:p text:style-name="Preformatted_20_Text">I'm not dead.</text:p>
      <text:p text:style-name="Preformatted_20_Text">#ホーリーベル</text:p>
      <text:p text:style-name="Preformatted_20_Text">アリス、私の形見玉持ってたでしょ。</text:p>
      <text:p text:style-name="Preformatted_20_Text">Alice, you had my memento ball.</text:p>
      <text:p text:style-name="Preformatted_20_Text">#アリス</text:p>
      <text:p text:style-name="Preformatted_20_Text">形見玉……？</text:p>
      <text:p text:style-name="Preformatted_20_Text">もしかしてこれか？</text:p>
      <text:p text:style-name="Preformatted_20_Text">A memento ......?</text:p>
      <text:p text:style-name="Preformatted_20_Text">Could it be this one?</text:p>
      <text:p text:style-name="Preformatted_20_Text">[cn]</text:p>
      <text:p text:style-name="Preformatted_20_Text">アリスは、懐からビー玉を取り出して見せた。</text:p>
      <text:p text:style-name="Preformatted_20_Text">Alice took a marble out of her pocket and showed it to him.</text:p>
      <text:p text:style-name="Preformatted_20_Text">#ホーリーベル</text:p>
      <text:p text:style-name="Preformatted_20_Text">そう、その形見玉は私の弟子たちの魂を結晶化したもの。</text:p>
      <text:p text:style-name="Preformatted_20_Text">いわば形見なの。</text:p>
      <text:p text:style-name="Preformatted_20_Text">私とかかわりの深いそのアイテムと、</text:p>
      <text:p text:style-name="Preformatted_20_Text">この場所、「バルバロッサ山」、</text:p>
      <text:p text:style-name="Preformatted_20_Text">二つが合わされることで、この世界への入り口が開いたのよ。</text:p>
      <text:p text:style-name="Preformatted_20_Text">Yes, the memento marbles are crystallized souls of my disciples.</text:p>
      <text:p text:style-name="Preformatted_20_Text">It is a memento, so to speak.</text:p>
      <text:p text:style-name="Preformatted_20_Text">It is an item that is closely associated with me.</text:p>
      <text:p text:style-name="Preformatted_20_Text">and this place, "Mount Barbarossa".</text:p>
      <text:p text:style-name="Preformatted_20_Text">The combination of the two opened the gateway to this world.</text:p>
      <text:p text:style-name="Preformatted_20_Text">#アリス</text:p>
      <text:p text:style-name="Preformatted_20_Text">このビー玉のことはわかったけど、</text:p>
      <text:p text:style-name="Preformatted_20_Text">この場所に何の関係があるんだ？</text:p>
      <text:p text:style-name="Preformatted_20_Text">ただの山じゃないか。</text:p>
      <text:p text:style-name="Preformatted_20_Text">I know about the marble, but what does it have to do with this place?</text:p>
      <text:p text:style-name="Preformatted_20_Text">What does it have to do with this place?</text:p>
      <text:p text:style-name="Preformatted_20_Text">It's just a mountain.</text:p>
      <text:p text:style-name="Preformatted_20_Text">#ホーリーベル</text:p>
      <text:p text:style-name="Preformatted_20_Text">そう……あなたたちの時代ではただの山。</text:p>
      <text:p text:style-name="Preformatted_20_Text">だけど、昔は違ったの。</text:p>
      <text:p text:style-name="Preformatted_20_Text">私があの日変えてしまった、</text:p>
      <text:p text:style-name="Preformatted_20_Text">この場所を、この世界を……。</text:p>
      <text:p text:style-name="Preformatted_20_Text">So ...... in your time, it's just a mountain.</text:p>
      <text:p text:style-name="Preformatted_20_Text">But it used to be different.</text:p>
      <text:p text:style-name="Preformatted_20_Text">I changed things that day.</text:p>
      <text:p text:style-name="Preformatted_20_Text">This place, this world. ......</text:p>
      <text:p text:style-name="Preformatted_20_Text">#クロ</text:p>
      <text:p text:style-name="Preformatted_20_Text">ホーリーベル様。</text:p>
      <text:p text:style-name="Preformatted_20_Text">私も、その話は存じ上げません。</text:p>
      <text:p text:style-name="Preformatted_20_Text">何度聞いても、あなた様はあのことについては、</text:p>
      <text:p text:style-name="Preformatted_20_Text">ついに話していただけませんでした。</text:p>
      <text:p text:style-name="Preformatted_20_Text">あの、戦争のことについて……。</text:p>
      <text:p text:style-name="Preformatted_20_Text">Dear Holy Belle.</text:p>
      <text:p text:style-name="Preformatted_20_Text">I don't know the story either.</text:p>
      <text:p text:style-name="Preformatted_20_Text">No matter how many times I asked you about it.</text:p>
      <text:p text:style-name="Preformatted_20_Text">You never told me about it.</text:p>
      <text:p text:style-name="Preformatted_20_Text">You know, about the war. ......</text:p>
      <text:p text:style-name="Preformatted_20_Text">#アリス</text:p>
      <text:p text:style-name="Preformatted_20_Text">あの……戦争？</text:p>
      <text:p text:style-name="Preformatted_20_Text">That ...... war?</text:p>
      <text:p text:style-name="Preformatted_20_Text"><text:soft-page-break/>#ホーリーベル</text:p>
      <text:p text:style-name="Preformatted_20_Text">…………。</text:p>
      <text:p text:style-name="Preformatted_20_Text">……アリスは、かつて私が、</text:p>
      <text:p text:style-name="Preformatted_20_Text">ロレーヌの魔女たちと戦争をしたことは知ってるよね？</text:p>
      <text:p text:style-name="Preformatted_20_Text">.............</text:p>
      <text:p text:style-name="Preformatted_20_Text">...... Alice, you know that I once</text:p>
      <text:p text:style-name="Preformatted_20_Text">You know I had a war with the Witches of Lorraine, don't you?</text:p>
      <text:p text:style-name="Preformatted_20_Text">#アリス</text:p>
      <text:p text:style-name="Preformatted_20_Text">ああ……それは、なんとなく。</text:p>
      <text:p text:style-name="Preformatted_20_Text">Oh ...... that's sort of true.</text:p>
      <text:p text:style-name="Preformatted_20_Text">#ホーリーベル</text:p>
      <text:p text:style-name="Preformatted_20_Text">アリスの時代からは……</text:p>
      <text:p text:style-name="Preformatted_20_Text">８００年くらい前になるのかな。</text:p>
      <text:p text:style-name="Preformatted_20_Text">いろいろあって、私はロレーヌ一派の魔女たちと</text:p>
      <text:p text:style-name="Preformatted_20_Text">戦争をしなければならなくなった。</text:p>
      <text:p text:style-name="Preformatted_20_Text">戦争は徐々に激化して、</text:p>
      <text:p text:style-name="Preformatted_20_Text">私の味方も大勢死んでしまったわ。</text:p>
      <text:p text:style-name="Preformatted_20_Text">主だった将がいなくなり、</text:p>
      <text:p text:style-name="Preformatted_20_Text">おまけに東側にはマジノラインが建設されて、</text:p>
      <text:p text:style-name="Preformatted_20_Text">戦争はこう着状態に陥った。</text:p>
      <text:p text:style-name="Preformatted_20_Text">だから、戦争に終止符を打つため、</text:p>
      <text:p text:style-name="Preformatted_20_Text">私は禁魔法に手を出した。</text:p>
      <text:p text:style-name="Preformatted_20_Text">Since Alice's time: ......</text:p>
      <text:p text:style-name="Preformatted_20_Text">It's been about 800 years or so.</text:p>
      <text:p text:style-name="Preformatted_20_Text">For various reasons, I had to go to war with the witches of Lorraine's faction.</text:p>
      <text:p text:style-name="Preformatted_20_Text">I had to go to war with the witches of Lorraine's faction.</text:p>
      <text:p text:style-name="Preformatted_20_Text">The war raged on and on.</text:p>
      <text:p text:style-name="Preformatted_20_Text">Many of my allies died.</text:p>
      <text:p text:style-name="Preformatted_20_Text">The main generals were gone.</text:p>
      <text:p text:style-name="Preformatted_20_Text">In addition, the Maginot Line was built in the east.</text:p>
      <text:p text:style-name="Preformatted_20_Text">The war was deadlocked.</text:p>
      <text:p text:style-name="Preformatted_20_Text">So, to put an end to the war.</text:p>
      <text:p text:style-name="Preformatted_20_Text">I resorted to forbidden magic.</text:p>
      <text:p text:style-name="Preformatted_20_Text">#アリス</text:p>
      <text:p text:style-name="Preformatted_20_Text">禁魔法……。</text:p>
      <text:p text:style-name="Preformatted_20_Text">Forbidden Magic: .......</text:p>
      <text:p text:style-name="Preformatted_20_Text">#ホーリーベル</text:p>
      <text:p text:style-name="Preformatted_20_Text">アリスも、もう知っているんじゃないかしら。</text:p>
      <text:p text:style-name="Preformatted_20_Text">……ホムンクルス。</text:p>
      <text:p text:style-name="Preformatted_20_Text">私はそれを生み出したの。</text:p>
      <text:p text:style-name="Preformatted_20_Text">Alice probably already knows that.</text:p>
      <text:p text:style-name="Preformatted_20_Text">...... homunculus.</text:p>
      <text:p text:style-name="Preformatted_20_Text">I created it.</text:p>
      <text:p text:style-name="Preformatted_20_Text">#アリス</text:p>
      <text:p text:style-name="Preformatted_20_Text">……ホムンクルスだって！？</text:p>
      <text:p text:style-name="Preformatted_20_Text">...... Homunculus, they say!</text:p>
      <text:p text:style-name="Preformatted_20_Text">#ホーリーベル</text:p>
      <text:p text:style-name="Preformatted_20_Text">ホムンクルスの材料が何かは知ってる？</text:p>
      <text:p text:style-name="Preformatted_20_Text">Do you know what a homunculus is made of?</text:p>
      <text:p text:style-name="Preformatted_20_Text">#アリス</text:p>
      <text:p text:style-name="Preformatted_20_Text">えっと……、沼ミミズ１０匹、</text:p>
      <text:p text:style-name="Preformatted_20_Text">アイアンゴーレムの瞳２個……と、</text:p>
      <text:p text:style-name="Preformatted_20_Text">えー……っと。</text:p>
      <text:p text:style-name="Preformatted_20_Text">Let's see, ......, 10 swamp worms, 10</text:p>
      <text:p text:style-name="Preformatted_20_Text">Two iron golem eyes...... and...</text:p>
      <text:p text:style-name="Preformatted_20_Text">Let's see .......</text:p>
      <text:p text:style-name="Preformatted_20_Text">#ホーリーベル</text:p>
      <text:p text:style-name="Preformatted_20_Text">大きなポンプ草、白色骨石３キログラム、音無草、</text:p>
      <text:p text:style-name="Preformatted_20_Text">それと……。</text:p>
      <text:p text:style-name="Preformatted_20_Text">Big pump grass, 3 kilograms of white bone stone, soundless grass, and</text:p>
      <text:p text:style-name="Preformatted_20_Text">And .......</text:p>
      <text:p text:style-name="Preformatted_20_Text">#アリス</text:p>
      <text:p text:style-name="Preformatted_20_Text">魔女の心臓と、賢者の石……。</text:p>
      <text:p text:style-name="Preformatted_20_Text"><text:soft-page-break/>Witch's heart and a Philosopher's stone. ......</text:p>
      <text:p text:style-name="Preformatted_20_Text">#ホーリーベル</text:p>
      <text:p text:style-name="Preformatted_20_Text">そう、私は賢者の石以外の材料は手に入れることができた。</text:p>
      <text:p text:style-name="Preformatted_20_Text">心臓は弟子たちのを使わせてもらったの。</text:p>
      <text:p text:style-name="Preformatted_20_Text">だけど……賢者の石だけは、</text:p>
      <text:p text:style-name="Preformatted_20_Text">どうしても手に入らなかった。</text:p>
      <text:p text:style-name="Preformatted_20_Text">もう少し後になると、</text:p>
      <text:p text:style-name="Preformatted_20_Text">ロレーヌの魔女が賢者の石の錬金術を</text:p>
      <text:p text:style-name="Preformatted_20_Text">完成させるのだけど、</text:p>
      <text:p text:style-name="Preformatted_20_Text">その時、賢者の石は伝説上のアイテムとさえ</text:p>
      <text:p text:style-name="Preformatted_20_Text">言われていたの。</text:p>
      <text:p text:style-name="Preformatted_20_Text">Yes, I was able to get all the materials except the Philosopher's Stone.</text:p>
      <text:p text:style-name="Preformatted_20_Text">I was allowed to use the hearts from my apprentices.</text:p>
      <text:p text:style-name="Preformatted_20_Text">But the ...... Philosopher's Stone was the only thing</text:p>
      <text:p text:style-name="Preformatted_20_Text">I just couldn't get it.</text:p>
      <text:p text:style-name="Preformatted_20_Text">A little later.</text:p>
      <text:p text:style-name="Preformatted_20_Text">The witch of Lorraine perfected the alchemy of the Philosopher's Stone.</text:p>
      <text:p text:style-name="Preformatted_20_Text">The alchemy of the Philosopher's Stone.</text:p>
      <text:p text:style-name="Preformatted_20_Text">At that time, the Philosopher's Stone was even said to be a legendary item.</text:p>
      <text:p text:style-name="Preformatted_20_Text">It was even said that the Philosopher's Stone was a legendary item.</text:p>
      <text:p text:style-name="Preformatted_20_Text">#アリス</text:p>
      <text:p text:style-name="Preformatted_20_Text">でも……ホムンクルスを作ることはできたんだろ？</text:p>
      <text:p text:style-name="Preformatted_20_Text">But you could have made a ...... homunculus, right?</text:p>
      <text:p text:style-name="Preformatted_20_Text">#ホーリーベル</text:p>
      <text:p text:style-name="Preformatted_20_Text">そう……。</text:p>
      <text:p text:style-name="Preformatted_20_Text">賢者の石というのはね、</text:p>
      <text:p text:style-name="Preformatted_20_Text">つまりはものすごく高密度なマナの結晶なの。</text:p>
      <text:p text:style-name="Preformatted_20_Text">ということはつまり、</text:p>
      <text:p text:style-name="Preformatted_20_Text">賢者の石並みのマナがあれば、</text:p>
      <text:p text:style-name="Preformatted_20_Text">賢者の石の代わりになりうる、ということなの。</text:p>
      <text:p text:style-name="Preformatted_20_Text">Yes .......</text:p>
      <text:p text:style-name="Preformatted_20_Text">The Philosopher's Stone, you know.</text:p>
      <text:p text:style-name="Preformatted_20_Text">I mean, it's a very dense crystal of mana.</text:p>
      <text:p text:style-name="Preformatted_20_Text">So that means...</text:p>
      <text:p text:style-name="Preformatted_20_Text">If you have as much mana as a Philosopher's Stone.</text:p>
      <text:p text:style-name="Preformatted_20_Text">I mean, if you have mana as dense as the Philosopher's Stone, you can replace the Philosopher's Stone.</text:p>
      <text:p text:style-name="Preformatted_20_Text">#アリス</text:p>
      <text:p text:style-name="Preformatted_20_Text">そんなマナが一体どこに……。</text:p>
      <text:p text:style-name="Preformatted_20_Text">……！？　世界樹か！</text:p>
      <text:p text:style-name="Preformatted_20_Text">Where the heck is all that mana ......?</text:p>
      <text:p text:style-name="Preformatted_20_Text">......!　The World Tree!</text:p>
      <text:p text:style-name="Preformatted_20_Text">#ホーリーベル</text:p>
      <text:p text:style-name="Preformatted_20_Text">そう、世界樹……。</text:p>
      <text:p text:style-name="Preformatted_20_Text">かつての世界には、</text:p>
      <text:p text:style-name="Preformatted_20_Text">この場所「バルバロッサ山」にも世界樹があったの。</text:p>
      <text:p text:style-name="Preformatted_20_Text">Yes, the World Tree .......</text:p>
      <text:p text:style-name="Preformatted_20_Text">In the world that once was.</text:p>
      <text:p text:style-name="Preformatted_20_Text">There used to be a World Tree here in this place "Mt. Barbarossa."</text:p>
      <text:p text:style-name="Preformatted_20_Text">#アリス</text:p>
      <text:p text:style-name="Preformatted_20_Text">じゃ、じゃあ……アンタはここにあった世界樹を使って……。</text:p>
      <text:p text:style-name="Preformatted_20_Text">Okay, then ...... Anta used to have a world tree here .......</text:p>
      <text:p text:style-name="Preformatted_20_Text">#ホーリーベル</text:p>
      <text:p text:style-name="Preformatted_20_Text">ええ、ホムンクルスを作ることに成功した。</text:p>
      <text:p text:style-name="Preformatted_20_Text">大きな犠牲を払ってね。</text:p>
      <text:p text:style-name="Preformatted_20_Text">Yes, I succeeded in creating a homunculus.</text:p>
      <text:p text:style-name="Preformatted_20_Text">At great cost.</text:p>
      <text:p text:style-name="Preformatted_20_Text">#アリス</text:p>
      <text:p text:style-name="Preformatted_20_Text">大きな犠牲？</text:p>
      <text:p text:style-name="Preformatted_20_Text">A great sacrifice?</text:p>
      <text:p text:style-name="Preformatted_20_Text">#ホーリーベル</text:p>
      <text:p text:style-name="Preformatted_20_Text">世界樹を失うという意味を、</text:p>
      <text:p text:style-name="Preformatted_20_Text">私はその時考えていなかった。</text:p>
      <text:p text:style-name="Preformatted_20_Text">世界が……崩壊したわ。</text:p>
      <text:p text:style-name="Preformatted_20_Text"><text:soft-page-break/>世界樹はすべての生命を支えていた。</text:p>
      <text:p text:style-name="Preformatted_20_Text">植物も、生物も、そのすべてを……。</text:p>
      <text:p text:style-name="Preformatted_20_Text">マナを失った北の大地は、</text:p>
      <text:p text:style-name="Preformatted_20_Text">一晩で緑豊かな土地から、不毛の大地へを変貌した。</text:p>
      <text:p text:style-name="Preformatted_20_Text">I didn't think then what it would mean to lose the World Tree.</text:p>
      <text:p text:style-name="Preformatted_20_Text">I didn't think about it then.</text:p>
      <text:p text:style-name="Preformatted_20_Text">The world ...... collapsed.</text:p>
      <text:p text:style-name="Preformatted_20_Text">The World Tree sustained all life.</text:p>
      <text:p text:style-name="Preformatted_20_Text">Plants, living things, all of them. ......</text:p>
      <text:p text:style-name="Preformatted_20_Text">The lands of the north lost their mana.</text:p>
      <text:p text:style-name="Preformatted_20_Text">Overnight, it was transformed from a lush green land to a barren wasteland.</text:p>
      <text:p text:style-name="Preformatted_20_Text">#アリス</text:p>
      <text:p text:style-name="Preformatted_20_Text">そんな……、じゃあこれは、</text:p>
      <text:p text:style-name="Preformatted_20_Text">ババアがやったっていうのか。</text:p>
      <text:p text:style-name="Preformatted_20_Text">Such ......, then, is this.</text:p>
      <text:p text:style-name="Preformatted_20_Text">You mean the old lady did this?</text:p>
      <text:p text:style-name="Preformatted_20_Text">#ホーリーベル</text:p>
      <text:p text:style-name="Preformatted_20_Text">うん……、もし南の大地に世界樹がなかったら、</text:p>
      <text:p text:style-name="Preformatted_20_Text">今頃この世界は生物の住めない土地になっていたかもしれない。</text:p>
      <text:p text:style-name="Preformatted_20_Text">結果的に戦争には勝ったけど、</text:p>
      <text:p text:style-name="Preformatted_20_Text">私のしたことが正しかったとは、</text:p>
      <text:p text:style-name="Preformatted_20_Text">私は今でも思えないの……。</text:p>
      <text:p text:style-name="Preformatted_20_Text">Yeah ......, if there was no world tree in the southern lands.</text:p>
      <text:p text:style-name="Preformatted_20_Text">this world would have been uninhabitable by now.</text:p>
      <text:p text:style-name="Preformatted_20_Text">As it turns out, we won the war.</text:p>
      <text:p text:style-name="Preformatted_20_Text">I still don't think I did the right thing.</text:p>
      <text:p text:style-name="Preformatted_20_Text">I still don't think I did the right thing. ......</text:p>
      <text:p text:style-name="Preformatted_20_Text">#アリス</text:p>
      <text:p text:style-name="Preformatted_20_Text">ババア……。</text:p>
      <text:p text:style-name="Preformatted_20_Text">The old hag: .......</text:p>
      <text:p text:style-name="Preformatted_20_Text">#ホーリーベル</text:p>
      <text:p text:style-name="Preformatted_20_Text">さっ！　昔話はこれで終わり。</text:p>
      <text:p text:style-name="Preformatted_20_Text">懐かしい顔にも会えたことだし、</text:p>
      <text:p text:style-name="Preformatted_20_Text">お茶でも入れましょうか？</text:p>
      <text:p text:style-name="Preformatted_20_Text">Ssssshhhh!　That's it for the old stories.</text:p>
      <text:p text:style-name="Preformatted_20_Text">It's nice to see some old faces.</text:p>
      <text:p text:style-name="Preformatted_20_Text">Shall I make you some tea?</text:p>
      <text:p text:style-name="Preformatted_20_Text">#アリス</text:p>
      <text:p text:style-name="Preformatted_20_Text">ババア……、ババアは、</text:p>
      <text:p text:style-name="Preformatted_20_Text">The old lady ......, the old lady is...</text:p>
      <text:p text:style-name="Preformatted_20_Text">#ホーリーベル</text:p>
      <text:p text:style-name="Preformatted_20_Text">………。</text:p>
      <text:p text:style-name="Preformatted_20_Text">アリス……、あなたたちの戦争も、</text:p>
      <text:p text:style-name="Preformatted_20_Text">すべては私の遺恨が引き起こしたもの。</text:p>
      <text:p text:style-name="Preformatted_20_Text">..........</text:p>
      <text:p text:style-name="Preformatted_20_Text">Alice......, and your wars.</text:p>
      <text:p text:style-name="Preformatted_20_Text">All caused by my legacy.</text:p>
      <text:p text:style-name="Preformatted_20_Text">#アリス</text:p>
      <text:p text:style-name="Preformatted_20_Text">……ババア。</text:p>
      <text:p text:style-name="Preformatted_20_Text">...... hag.</text:p>
      <text:p text:style-name="Preformatted_20_Text">#ホーリーベル</text:p>
      <text:p text:style-name="Preformatted_20_Text">だから、お願い。</text:p>
      <text:p text:style-name="Preformatted_20_Text">アリス……勝って。</text:p>
      <text:p text:style-name="Preformatted_20_Text">勝って、すべてを正しい姿に戻して。</text:p>
      <text:p text:style-name="Preformatted_20_Text">So, please.</text:p>
      <text:p text:style-name="Preformatted_20_Text">Alice...... win.</text:p>
      <text:p text:style-name="Preformatted_20_Text">Win and make everything right again.</text:p>
      <text:p text:style-name="Preformatted_20_Text">#アリス</text:p>
      <text:p text:style-name="Preformatted_20_Text">……ば、バカやろう。</text:p>
      <text:p text:style-name="Preformatted_20_Text">私が負けるわけ、ねえだろうが。</text:p>
      <text:p text:style-name="Preformatted_20_Text">......Ba, you idiot.</text:p>
      <text:p text:style-name="Preformatted_20_Text">I can't lose, can I?</text:p>
      <text:p text:style-name="Preformatted_20_Text">#ホーリーベル</text:p>
      <text:p text:style-name="Preformatted_20_Text"><text:soft-page-break/>アリス……、ふふ……。</text:p>
      <text:p text:style-name="Preformatted_20_Text">あなた、その性格誰に似たのよ。</text:p>
      <text:p text:style-name="Preformatted_20_Text">私のところに来た頃は、あんなにびくびくしてたのに。</text:p>
      <text:p text:style-name="Preformatted_20_Text">Alice ......, phew .......</text:p>
      <text:p text:style-name="Preformatted_20_Text">Who do you think you are like?</text:p>
      <text:p text:style-name="Preformatted_20_Text">You were so jumpy when you came to me.</text:p>
      <text:p text:style-name="Preformatted_20_Text">#アリス</text:p>
      <text:p text:style-name="Preformatted_20_Text">あっ！　うるせえバカ！</text:p>
      <text:p text:style-name="Preformatted_20_Text">昔のことを言うなっての！！</text:p>
      <text:p text:style-name="Preformatted_20_Text">Ah!　Shut up, you idiot!</text:p>
      <text:p text:style-name="Preformatted_20_Text">Don't talk about the past!</text:p>
      <text:p text:style-name="Preformatted_20_Text">#ホーリーベル</text:p>
      <text:p text:style-name="Preformatted_20_Text">ふふ……、あははっ！</text:p>
      <text:p text:style-name="Preformatted_20_Text">アリス……ありがと！</text:p>
      <text:p text:style-name="Preformatted_20_Text">私、あなたを弟子にしてよかった。</text:p>
      <text:p text:style-name="Preformatted_20_Text">心からそう思うよ。</text:p>
      <text:p text:style-name="Preformatted_20_Text">Huh ......, haha!</text:p>
      <text:p text:style-name="Preformatted_20_Text">Alice...... thanks!</text:p>
      <text:p text:style-name="Preformatted_20_Text">I'm glad I made you my apprentice.</text:p>
      <text:p text:style-name="Preformatted_20_Text">I mean that with all my heart.</text:p>
      <text:p text:style-name="Preformatted_20_Text">#アリス</text:p>
      <text:p text:style-name="Preformatted_20_Text">は……恥ずかしいこというな！</text:p>
      <text:p text:style-name="Preformatted_20_Text">Ha...... don't embarrass me!</text:p>
      <text:p text:style-name="Preformatted_20_Text">#ホーリーベル</text:p>
      <text:p text:style-name="Preformatted_20_Text">さっ、お茶も入れたから、</text:p>
      <text:p text:style-name="Preformatted_20_Text">少しゆっくりしていきなさい。</text:p>
      <text:p text:style-name="Preformatted_20_Text">ほら、クロもこっち座って！</text:p>
      <text:p text:style-name="Preformatted_20_Text">Well, I made you some tea.</text:p>
      <text:p text:style-name="Preformatted_20_Text">Go relax a little.</text:p>
      <text:p text:style-name="Preformatted_20_Text">Come on, Kuro, sit over here!</text:p>
      <text:p text:style-name="Preformatted_20_Text">#クロ</text:p>
      <text:p text:style-name="Preformatted_20_Text">は、はあ……それでは。</text:p>
      <text:p text:style-name="Preformatted_20_Text">Ha, ha. ...... Well then.</text:p>
      <text:p text:style-name="Preformatted_20_Text">[cn]</text:p>
      <text:p text:style-name="Preformatted_20_Text">それからホーリーベルと、</text:p>
      <text:p text:style-name="Preformatted_20_Text">懐かしい話に花を咲かせたアリスたちだった。</text:p>
      <text:p text:style-name="Preformatted_20_Text">And then there was Holy Belle and</text:p>
      <text:p text:style-name="Preformatted_20_Text">Alice and the others had a nostalgic talk.</text:p>
      <text:p text:style-name="Preformatted_20_Text"/>
      <text:p text:style-name="Preformatted_20_Text">C:\Users\James Phillips\Desktop\Games\WargameAliceGit\MinimizedScenarios\min_s0909A.txt</text:p>
      <text:p text:style-name="Preformatted_20_Text">#アリス</text:p>
      <text:p text:style-name="Preformatted_20_Text">か、勝った！</text:p>
      <text:p text:style-name="Preformatted_20_Text">ど、どうだ……クフフッ！</text:p>
      <text:p text:style-name="Preformatted_20_Text">見たか、私の力を！</text:p>
      <text:p text:style-name="Preformatted_20_Text">I won!</text:p>
      <text:p text:style-name="Preformatted_20_Text">How do you like that? ......</text:p>
      <text:p text:style-name="Preformatted_20_Text">You see my power!</text:p>
      <text:p text:style-name="Preformatted_20_Text">#ホーリーベル</text:p>
      <text:p text:style-name="Preformatted_20_Text">うぅ……ほんとに負けるなんて。</text:p>
      <text:p text:style-name="Preformatted_20_Text">Ugh ...... I can't believe I actually lost.</text:p>
      <text:p text:style-name="Preformatted_20_Text">#アリス</text:p>
      <text:p text:style-name="Preformatted_20_Text">約束だ！　とっておきの魔法を教えてもらおうか。</text:p>
      <text:p text:style-name="Preformatted_20_Text">I promise!　Let me teach you some of my best magic.</text:p>
      <text:p text:style-name="Preformatted_20_Text">#ホーリーベル</text:p>
      <text:p text:style-name="Preformatted_20_Text">わかったよ……じゃあハイ、手出して。</text:p>
      <text:p text:style-name="Preformatted_20_Text">All right,...... then hi, give me your hand.</text:p>
      <text:p text:style-name="Preformatted_20_Text">#アリス</text:p>
      <text:p text:style-name="Preformatted_20_Text">お、おう……。</text:p>
      <text:p text:style-name="Preformatted_20_Text">Oh, oh .......</text:p>
      <text:p text:style-name="Preformatted_20_Text">#ホーリーベル</text:p>
      <text:p text:style-name="Preformatted_20_Text">いくよ……。</text:p>
      <text:p text:style-name="Preformatted_20_Text">Here we go: .......</text:p>
      <text:p text:style-name="Preformatted_20_Text">[cn]</text:p>
      <text:p text:style-name="Preformatted_20_Text"><text:soft-page-break/>ホーリーベルの手から光があふれだす。</text:p>
      <text:p text:style-name="Preformatted_20_Text">その光は徐々にアリスの手から</text:p>
      <text:p text:style-name="Preformatted_20_Text">体の中へ入っていき、消えた。</text:p>
      <text:p text:style-name="Preformatted_20_Text">Light begins to flood out of Holy Belle's hand.</text:p>
      <text:p text:style-name="Preformatted_20_Text">The light gradually leaves Alice's hand</text:p>
      <text:p text:style-name="Preformatted_20_Text">into her body and vanished.</text:p>
      <text:p text:style-name="Preformatted_20_Text">#ホーリーベル</text:p>
      <text:p text:style-name="Preformatted_20_Text">ハイ、終わり！</text:p>
      <text:p text:style-name="Preformatted_20_Text">Hi, I'm done!</text:p>
      <text:p text:style-name="Preformatted_20_Text">#アリス</text:p>
      <text:p text:style-name="Preformatted_20_Text">これだけか？</text:p>
      <text:p text:style-name="Preformatted_20_Text">何か変わったようには……。</text:p>
      <text:p text:style-name="Preformatted_20_Text">Is that it?</text:p>
      <text:p text:style-name="Preformatted_20_Text">As if anything has changed. ......</text:p>
      <text:p text:style-name="Preformatted_20_Text">#ホーリーベル</text:p>
      <text:p text:style-name="Preformatted_20_Text">アリス、あの木に向かって破壊光線を撃ってみて。</text:p>
      <text:p text:style-name="Preformatted_20_Text">Alice, try shooting a ray of destruction at that tree.</text:p>
      <text:p text:style-name="Preformatted_20_Text">#アリス</text:p>
      <text:p text:style-name="Preformatted_20_Text">お、おう……。</text:p>
      <text:p text:style-name="Preformatted_20_Text">破壊……光線ッッ！！！</text:p>
      <text:p text:style-name="Preformatted_20_Text">Oh, oh .......</text:p>
      <text:p text:style-name="Preformatted_20_Text">Destructive ...... ray!!!</text:p>
      <text:p text:style-name="Preformatted_20_Text">#アリス</text:p>
      <text:p text:style-name="Preformatted_20_Text">どわっ！！</text:p>
      <text:p text:style-name="Preformatted_20_Text">なんだぁ……！？</text:p>
      <text:p text:style-name="Preformatted_20_Text">Whoa!</text:p>
      <text:p text:style-name="Preformatted_20_Text">What the ......!</text:p>
      <text:p text:style-name="Preformatted_20_Text">[cn]</text:p>
      <text:p text:style-name="Preformatted_20_Text">アリスの放った破壊光線は、</text:p>
      <text:p text:style-name="Preformatted_20_Text">今までのものをはるかに上回る大きさだった。</text:p>
      <text:p text:style-name="Preformatted_20_Text">目の前の木どころか、</text:p>
      <text:p text:style-name="Preformatted_20_Text">あたり一帯の木をすべて燃やし尽くしていた。</text:p>
      <text:p text:style-name="Preformatted_20_Text">The ray of destruction that Alice unleashed was</text:p>
      <text:p text:style-name="Preformatted_20_Text">The destructive ray that Alice unleashed was far greater than anything that had come before.</text:p>
      <text:p text:style-name="Preformatted_20_Text">Not just the tree in front of me.</text:p>
      <text:p text:style-name="Preformatted_20_Text">It burned all the trees in the area, not just the one in front of me.</text:p>
      <text:p text:style-name="Preformatted_20_Text">#ホーリーベル</text:p>
      <text:p text:style-name="Preformatted_20_Text">破壊光線の威力をあげたの。</text:p>
      <text:p text:style-name="Preformatted_20_Text">その分魔力も使うから、乱発はダメだけどね。</text:p>
      <text:p text:style-name="Preformatted_20_Text">この威力なら、ホムンクルスにも大打撃よ！</text:p>
      <text:p text:style-name="Preformatted_20_Text">I increased the power of the destructive ray.</text:p>
      <text:p text:style-name="Preformatted_20_Text">It uses a lot of magic power, so you can't use it too often.</text:p>
      <text:p text:style-name="Preformatted_20_Text">With this kind of power, it's going to hit the homunculus hard!</text:p>
      <text:p text:style-name="Preformatted_20_Text">#アリス</text:p>
      <text:p text:style-name="Preformatted_20_Text">どんな魔法かと思えば……、</text:p>
      <text:p text:style-name="Preformatted_20_Text">とんでもなく力づくなんだな。</text:p>
      <text:p text:style-name="Preformatted_20_Text">What kind of magic is this ......?</text:p>
      <text:p text:style-name="Preformatted_20_Text">It's a very powerful magic.</text:p>
      <text:p text:style-name="Preformatted_20_Text">#ホーリーベル</text:p>
      <text:p text:style-name="Preformatted_20_Text">いいじゃん！</text:p>
      <text:p text:style-name="Preformatted_20_Text">アリスそういうの好きでしょ？</text:p>
      <text:p text:style-name="Preformatted_20_Text">That's good!</text:p>
      <text:p text:style-name="Preformatted_20_Text">Alice, you like that, don't you?</text:p>
      <text:p text:style-name="Preformatted_20_Text">#アリス</text:p>
      <text:p text:style-name="Preformatted_20_Text">ま、まあ確かに……私にはあってるかも。</text:p>
      <text:p text:style-name="Preformatted_20_Text">Well, well, it's certainly ...... for me.</text:p>
      <text:p text:style-name="Preformatted_20_Text">#ホーリーベル</text:p>
      <text:p text:style-name="Preformatted_20_Text">はい！　解決！</text:p>
      <text:p text:style-name="Preformatted_20_Text">さあ、でてったでてった！</text:p>
      <text:p text:style-name="Preformatted_20_Text">もうここに来ちゃだめだよ？</text:p>
      <text:p text:style-name="Preformatted_20_Text">散歩ついでに来るようなところじゃないんだから。</text:p>
      <text:p text:style-name="Preformatted_20_Text">Yes!　Solution!</text:p>
      <text:p text:style-name="Preformatted_20_Text">Come on, out and out!</text:p>
      <text:p text:style-name="Preformatted_20_Text"><text:soft-page-break/>You can't come here anymore, okay?</text:p>
      <text:p text:style-name="Preformatted_20_Text">It's not the kind of place you come to on a walkabout.</text:p>
      <text:p text:style-name="Preformatted_20_Text">#アリス</text:p>
      <text:p text:style-name="Preformatted_20_Text">わかったわかった……。</text:p>
      <text:p text:style-name="Preformatted_20_Text">じゃあな、ババア。</text:p>
      <text:p text:style-name="Preformatted_20_Text">All right, all right, all right. ......</text:p>
      <text:p text:style-name="Preformatted_20_Text">See you later, old lady.</text:p>
      <text:p text:style-name="Preformatted_20_Text">#ホーリーベル</text:p>
      <text:p text:style-name="Preformatted_20_Text">あっ、アリス！</text:p>
      <text:p text:style-name="Preformatted_20_Text">Oh, Alice!</text:p>
      <text:p text:style-name="Preformatted_20_Text">#アリス</text:p>
      <text:p text:style-name="Preformatted_20_Text">なんだよ……。</text:p>
      <text:p text:style-name="Preformatted_20_Text">What the hell. ......</text:p>
      <text:p text:style-name="Preformatted_20_Text">#ホーリーベル</text:p>
      <text:p text:style-name="Preformatted_20_Text">アンタならできる！</text:p>
      <text:p text:style-name="Preformatted_20_Text">だから頑張れ！！</text:p>
      <text:p text:style-name="Preformatted_20_Text">You can do it!</text:p>
      <text:p text:style-name="Preformatted_20_Text">So go for it!</text:p>
      <text:p text:style-name="Preformatted_20_Text">#アリス</text:p>
      <text:p text:style-name="Preformatted_20_Text">………おう。</text:p>
      <text:p text:style-name="Preformatted_20_Text">......... Oh.</text:p>
      <text:p text:style-name="Preformatted_20_Text">[cn]</text:p>
      <text:p text:style-name="Preformatted_20_Text">こうして、アリスは元の世界へ帰りついた。</text:p>
      <text:p text:style-name="Preformatted_20_Text">そのあとも何度か、</text:p>
      <text:p text:style-name="Preformatted_20_Text">アリスはバルバロッサ山へ足を運んだが、</text:p>
      <text:p text:style-name="Preformatted_20_Text">二度とホーリーベルに会うことはかなわなかった。</text:p>
      <text:p text:style-name="Preformatted_20_Text">【アリスの破壊光線が</text:p>
      <text:p text:style-name="Preformatted_20_Text">「新破壊光線」に進化した！】</text:p>
      <text:p text:style-name="Preformatted_20_Text">【図書館に歴史書が入荷した！】</text:p>
      <text:p text:style-name="Preformatted_20_Text">【マナの泉のカード（クラブXIII）</text:p>
      <text:p text:style-name="Preformatted_20_Text">を手に入れた！】</text:p>
      <text:p text:style-name="Preformatted_20_Text">Thus, Alice returned to her original world.</text:p>
      <text:p text:style-name="Preformatted_20_Text">Several times after that.</text:p>
      <text:p text:style-name="Preformatted_20_Text">Alice went to Mount Barbarossa, but she never saw Holy Belle again.</text:p>
      <text:p text:style-name="Preformatted_20_Text">But she never saw Holy Belle again.</text:p>
      <text:p text:style-name="Preformatted_20_Text">Alice's destructive ray evolved into a "new destructive ray.</text:p>
      <text:p text:style-name="Preformatted_20_Text">Alice's destructive ray has evolved into a new destructive ray!</text:p>
      <text:p text:style-name="Preformatted_20_Text">The library has received a new history book!</text:p>
      <text:p text:style-name="Preformatted_20_Text">"I got the Fountain of Mana card (Club XIII)!</text:p>
      <text:p text:style-name="Preformatted_20_Text">I got the "Mana Fountain Card (Club XIII)"!</text:p>
      <text:p text:style-name="Preformatted_20_Text"/>
      <text:p text:style-name="Preformatted_20_Text">C:\Users\James Phillips\Desktop\Games\WargameAliceGit\MinimizedScenarios\min_s0909B.txt</text:p>
      <text:p text:style-name="Preformatted_20_Text">#アリス</text:p>
      <text:p text:style-name="Preformatted_20_Text">くっそー、つええ……。</text:p>
      <text:p text:style-name="Preformatted_20_Text">Damn, that's great. .......</text:p>
      <text:p text:style-name="Preformatted_20_Text">#ホーリーベル</text:p>
      <text:p text:style-name="Preformatted_20_Text">ふふん！　これが師匠の力だ！</text:p>
      <text:p text:style-name="Preformatted_20_Text">Hmph!　That's the power of a master!</text:p>
      <text:p text:style-name="Preformatted_20_Text">#アリス</text:p>
      <text:p text:style-name="Preformatted_20_Text">出直してくるから、待ってろよ！</text:p>
      <text:p text:style-name="Preformatted_20_Text">I'll come back and get you, just you wait!</text:p>
      <text:p text:style-name="Preformatted_20_Text">#ホーリーベル</text:p>
      <text:p text:style-name="Preformatted_20_Text">はーい、いつでもおいてー！</text:p>
      <text:p text:style-name="Preformatted_20_Text">ふふふっ！</text:p>
      <text:p text:style-name="Preformatted_20_Text">Yes, come by anytime!</text:p>
      <text:p text:style-name="Preformatted_20_Text">Phew!</text:p>
      <text:p text:style-name="Preformatted_20_Text"/>
      <text:p text:style-name="Preformatted_20_Text">C:\Users\James Phillips\Desktop\Games\WargameAliceGit\MinimizedScenarios\min_s0909C.txt</text:p>
      <text:p text:style-name="Preformatted_20_Text">#アリス</text:p>
      <text:p text:style-name="Preformatted_20_Text">来たぞババア！</text:p>
      <text:p text:style-name="Preformatted_20_Text">今日こそ倒してやるからな！！</text:p>
      <text:p text:style-name="Preformatted_20_Text">Here she comes, old hag!</text:p>
      <text:p text:style-name="Preformatted_20_Text">I'm gonna beat you today!!!!</text:p>
      <text:p text:style-name="Preformatted_20_Text"><text:soft-page-break/>#ホーリーベル</text:p>
      <text:p text:style-name="Preformatted_20_Text">ふふん！　まけないんだから！</text:p>
      <text:p text:style-name="Preformatted_20_Text">Hooray!　I'm not gonna let you win!</text:p>
      <text:p text:style-name="Preformatted_20_Text"/>
      <text:p text:style-name="Preformatted_20_Text">C:\Users\James Phillips\Desktop\Games\WargameAliceGit\MinimizedScenarios\min_s0909.txt</text:p>
      <text:p text:style-name="Preformatted_20_Text">[cn]</text:p>
      <text:p text:style-name="Preformatted_20_Text">バルバロッサ山。</text:p>
      <text:p text:style-name="Preformatted_20_Text">Mount Barbarossa.</text:p>
      <text:p text:style-name="Preformatted_20_Text">#クロ</text:p>
      <text:p text:style-name="Preformatted_20_Text">アリス様、またホーリーベル様のところへ行くつもりで？</text:p>
      <text:p text:style-name="Preformatted_20_Text">Queen Alice, are you planning to go back to Master Holybell?</text:p>
      <text:p text:style-name="Preformatted_20_Text">#アリス</text:p>
      <text:p text:style-name="Preformatted_20_Text">いやさ、よく考えたら、</text:p>
      <text:p text:style-name="Preformatted_20_Text">ホムンクルスを作った本人なんだから、</text:p>
      <text:p text:style-name="Preformatted_20_Text">ホムンクルスを楽に倒す方法くらい</text:p>
      <text:p text:style-name="Preformatted_20_Text">知ってるんじゃないかなって。</text:p>
      <text:p text:style-name="Preformatted_20_Text">No, you know, on second thought.</text:p>
      <text:p text:style-name="Preformatted_20_Text">I'm the one who created the homunculus.</text:p>
      <text:p text:style-name="Preformatted_20_Text">I'm sure you know how to defeat a homunculus easily.</text:p>
      <text:p text:style-name="Preformatted_20_Text">I'm sure he knows how to defeat a homunculus easily.</text:p>
      <text:p text:style-name="Preformatted_20_Text">[cn]</text:p>
      <text:p text:style-name="Preformatted_20_Text">アリスの懐から光が漏れだした。</text:p>
      <text:p text:style-name="Preformatted_20_Text">A light leaks out of Alice's pocket.</text:p>
      <text:p text:style-name="Preformatted_20_Text">#アリス</text:p>
      <text:p text:style-name="Preformatted_20_Text">おっ！　きたきた！</text:p>
      <text:p text:style-name="Preformatted_20_Text">Whoa!　Here it comes!</text:p>
      <text:p text:style-name="Preformatted_20_Text">#アリス</text:p>
      <text:p text:style-name="Preformatted_20_Text">ん……。</text:p>
      <text:p text:style-name="Preformatted_20_Text">N.......</text:p>
      <text:p text:style-name="Preformatted_20_Text">[cn]</text:p>
      <text:p text:style-name="Preformatted_20_Text">アリスが目を開けると、</text:p>
      <text:p text:style-name="Preformatted_20_Text">そこにはホーリーベルがいた。</text:p>
      <text:p text:style-name="Preformatted_20_Text">When Alice opened her eyes.</text:p>
      <text:p text:style-name="Preformatted_20_Text">There was Holy Belle.</text:p>
      <text:p text:style-name="Preformatted_20_Text">#ホーリーベル</text:p>
      <text:p text:style-name="Preformatted_20_Text">わあっ！！</text:p>
      <text:p text:style-name="Preformatted_20_Text">あ、アリス！！</text:p>
      <text:p text:style-name="Preformatted_20_Text">なんでまた来られたの？</text:p>
      <text:p text:style-name="Preformatted_20_Text">Whoa!</text:p>
      <text:p text:style-name="Preformatted_20_Text">Oh, Alice!</text:p>
      <text:p text:style-name="Preformatted_20_Text">Why are you here again?</text:p>
      <text:p text:style-name="Preformatted_20_Text">#アリス</text:p>
      <text:p text:style-name="Preformatted_20_Text">え、そりゃ……ビー玉持ってるし、来られるだろ。</text:p>
      <text:p text:style-name="Preformatted_20_Text">Eh, that's because I have ...... marbles, and I can come.</text:p>
      <text:p text:style-name="Preformatted_20_Text">#ホーリーベル</text:p>
      <text:p text:style-name="Preformatted_20_Text">もー！　そんな簡単に来られるわけないでしょ！</text:p>
      <text:p text:style-name="Preformatted_20_Text">時の最果てだよ！</text:p>
      <text:p text:style-name="Preformatted_20_Text">本当なら、生きている魔女が来られる</text:p>
      <text:p text:style-name="Preformatted_20_Text">ところじゃないんだよ！</text:p>
      <text:p text:style-name="Preformatted_20_Text">Mooo!　You can't come that easily!</text:p>
      <text:p text:style-name="Preformatted_20_Text">It's the farthest reaches of time!</text:p>
      <text:p text:style-name="Preformatted_20_Text">If it's true, a living witch can't come here!</text:p>
      <text:p text:style-name="Preformatted_20_Text">If it were true, no living witch could come here!</text:p>
      <text:p text:style-name="Preformatted_20_Text">#アリス</text:p>
      <text:p text:style-name="Preformatted_20_Text">そういわれてもなぁ……来られちゃってるし。</text:p>
      <text:p text:style-name="Preformatted_20_Text">I don't know if you can say that, but she's already here: ......</text:p>
      <text:p text:style-name="Preformatted_20_Text">#ホーリーベル</text:p>
      <text:p text:style-name="Preformatted_20_Text">んもう……、それで？</text:p>
      <text:p text:style-name="Preformatted_20_Text">私に用があってきたんでしょ？</text:p>
      <text:p text:style-name="Preformatted_20_Text">Oh, ......, so?</text:p>
      <text:p text:style-name="Preformatted_20_Text">You came here for me, didn't you?</text:p>
      <text:p text:style-name="Preformatted_20_Text">#アリス</text:p>
      <text:p text:style-name="Preformatted_20_Text">あっ、そうそう。</text:p>
      <text:p text:style-name="Preformatted_20_Text"><text:soft-page-break/>Oh, yeah, yeah.</text:p>
      <text:p text:style-name="Preformatted_20_Text">[cn]</text:p>
      <text:p text:style-name="Preformatted_20_Text">アリスはホーリーベルに事情を説明した。</text:p>
      <text:p text:style-name="Preformatted_20_Text">Alice explained the situation to Holy Belle.</text:p>
      <text:p text:style-name="Preformatted_20_Text">#ホーリーベル</text:p>
      <text:p text:style-name="Preformatted_20_Text">ええ！　ホムンクルスを簡単に倒すって……。</text:p>
      <text:p text:style-name="Preformatted_20_Text">まあ、方法がなくはないけど。</text:p>
      <text:p text:style-name="Preformatted_20_Text">Yeah!!!　She said she's going to defeat the homunculus easily: .......</text:p>
      <text:p text:style-name="Preformatted_20_Text">Well, not without a way.</text:p>
      <text:p text:style-name="Preformatted_20_Text">#アリス</text:p>
      <text:p text:style-name="Preformatted_20_Text">本当か！</text:p>
      <text:p text:style-name="Preformatted_20_Text">Really!!!</text:p>
      <text:p text:style-name="Preformatted_20_Text">#ホーリーベル</text:p>
      <text:p text:style-name="Preformatted_20_Text">……うん、また来られたってことは、</text:p>
      <text:p text:style-name="Preformatted_20_Text">そういうことなのかもしれないね。</text:p>
      <text:p text:style-name="Preformatted_20_Text">...... Yeah, I mean, you're here again.</text:p>
      <text:p text:style-name="Preformatted_20_Text">Maybe that's what it means.</text:p>
      <text:p text:style-name="Preformatted_20_Text">#アリス</text:p>
      <text:p text:style-name="Preformatted_20_Text">な、なんだよ。</text:p>
      <text:p text:style-name="Preformatted_20_Text">Hey, what the heck.</text:p>
      <text:p text:style-name="Preformatted_20_Text">#ホーリーベル</text:p>
      <text:p text:style-name="Preformatted_20_Text">アリス、私と勝負だ！！</text:p>
      <text:p text:style-name="Preformatted_20_Text">Alice, play me!!!</text:p>
      <text:p text:style-name="Preformatted_20_Text">#アリス</text:p>
      <text:p text:style-name="Preformatted_20_Text">えっ、な……なんだよ突然。</text:p>
      <text:p text:style-name="Preformatted_20_Text">What, na ...... all of a sudden?</text:p>
      <text:p text:style-name="Preformatted_20_Text">#ホーリーベル</text:p>
      <text:p text:style-name="Preformatted_20_Text">ホムンクルスに有効な魔法を私は知ってる。</text:p>
      <text:p text:style-name="Preformatted_20_Text">だけど、並大抵の魔女に使える魔法じゃない……。</text:p>
      <text:p text:style-name="Preformatted_20_Text">だから、アリスがもし私に勝つことができたら、</text:p>
      <text:p text:style-name="Preformatted_20_Text">その力を認めて、教えてあげる。</text:p>
      <text:p text:style-name="Preformatted_20_Text">I know magic that is effective against homunculus.</text:p>
      <text:p text:style-name="Preformatted_20_Text">But it's not magic that can be used by the average witch .......</text:p>
      <text:p text:style-name="Preformatted_20_Text">So, if Alice can defeat me.</text:p>
      <text:p text:style-name="Preformatted_20_Text">I will recognize its power and teach it to you.</text:p>
      <text:p text:style-name="Preformatted_20_Text">#アリス</text:p>
      <text:p text:style-name="Preformatted_20_Text">ふん！　そういうことなら受けて立つぜ！</text:p>
      <text:p text:style-name="Preformatted_20_Text">クフフッ！　ババア、私の力を見くびるなよ！！</text:p>
      <text:p text:style-name="Preformatted_20_Text">Hmph!　If that's the way it's going to be, I'll take it!</text:p>
      <text:p text:style-name="Preformatted_20_Text">Hmph!　Don't underestimate my power, old hag!</text:p>
      <text:p text:style-name="Preformatted_20_Text"/>
      <text:p text:style-name="Preformatted_20_Text">C:\Users\James Phillips\Desktop\Games\WargameAliceGit\MinimizedScenarios\min_s1001.txt</text:p>
      <text:p text:style-name="Preformatted_20_Text">アイスの町、酒場。</text:p>
      <text:p text:style-name="Preformatted_20_Text">Ice town, tavern.</text:p>
      <text:p text:style-name="Preformatted_20_Text">#アリス</text:p>
      <text:p text:style-name="Preformatted_20_Text">オヤジ、ハイボール。</text:p>
      <text:p text:style-name="Preformatted_20_Text">ウィスキー多めで。</text:p>
      <text:p text:style-name="Preformatted_20_Text">Dad, highball.</text:p>
      <text:p text:style-name="Preformatted_20_Text">More whiskey.</text:p>
      <text:p text:style-name="Preformatted_20_Text">#マスター</text:p>
      <text:p text:style-name="Preformatted_20_Text">アリスさん、うちはおしゃれ系で売ってるんだ。</text:p>
      <text:p text:style-name="Preformatted_20_Text">オヤジじゃなくてマスターと言ってくれとあれほど……。</text:p>
      <text:p text:style-name="Preformatted_20_Text">あと私はまだ20代後半強だ！</text:p>
      <text:p text:style-name="Preformatted_20_Text">Alice, we sell in the fashionable type.</text:p>
      <text:p text:style-name="Preformatted_20_Text">Please tell me to say "Master" and not "Oyaji" like that. ......</text:p>
      <text:p text:style-name="Preformatted_20_Text">And I'm only in my late 20's!</text:p>
      <text:p text:style-name="Preformatted_20_Text">#アリス</text:p>
      <text:p text:style-name="Preformatted_20_Text">（三十路っておっさんだろ……。）</text:p>
      <text:p text:style-name="Preformatted_20_Text">いいからさっさと作れよ、あっ、ウィスキーは甘めのやつ使えよな！</text:p>
      <text:p text:style-name="Preformatted_20_Text">(Thirty is an old man, right? .......)</text:p>
      <text:p text:style-name="Preformatted_20_Text">Just get on with it and make it...oh, and use sweet whiskey!</text:p>
      <text:p text:style-name="Preformatted_20_Text">#マスター</text:p>
      <text:p text:style-name="Preformatted_20_Text">全く、調子いいなぁ……。</text:p>
      <text:p text:style-name="Preformatted_20_Text"><text:soft-page-break/>どうぞ、ハイボールでございます。</text:p>
      <text:p text:style-name="Preformatted_20_Text">You're on a roll, .......</text:p>
      <text:p text:style-name="Preformatted_20_Text">Here you go, highball, sir.</text:p>
      <text:p text:style-name="Preformatted_20_Text">#アリス</text:p>
      <text:p text:style-name="Preformatted_20_Text">クフフッ！　ご苦労。</text:p>
      <text:p text:style-name="Preformatted_20_Text">んぐっ！</text:p>
      <text:p text:style-name="Preformatted_20_Text">Kuhuhuhu!　Thank you.</text:p>
      <text:p text:style-name="Preformatted_20_Text">[cn]</text:p>
      <text:p text:style-name="Preformatted_20_Text">アリスはハイボールを受け取るや否や、それを一気に飲み干した！</text:p>
      <text:p text:style-name="Preformatted_20_Text">よい子はマネしちゃいけないぞ！</text:p>
      <text:p text:style-name="Preformatted_20_Text">As soon as Alice received the highball, she downed it in one gulp!</text:p>
      <text:p text:style-name="Preformatted_20_Text">Don't do that, good girl!</text:p>
      <text:p text:style-name="Preformatted_20_Text">#アリス</text:p>
      <text:p text:style-name="Preformatted_20_Text">っくああぁ！　あ～、オヤジィ、枝豆とスモツくれ。</text:p>
      <text:p text:style-name="Preformatted_20_Text">Aaaaah!　Oh, old man, give me some edamame and smotsu.</text:p>
      <text:p text:style-name="Preformatted_20_Text">#マスター</text:p>
      <text:p text:style-name="Preformatted_20_Text">居酒屋行ってくれよ……。</text:p>
      <text:p text:style-name="Preformatted_20_Text">ピンチョスとアヒージョならありますよ。</text:p>
      <text:p text:style-name="Preformatted_20_Text">もうちょっとおなかにたまるのがいいなら、ガーリックライスとか……。</text:p>
      <text:p text:style-name="Preformatted_20_Text">Go to a pub. ......</text:p>
      <text:p text:style-name="Preformatted_20_Text">We have pintxos and ajillos.</text:p>
      <text:p text:style-name="Preformatted_20_Text">If you want something a little more filling, try some garlic rice. ......</text:p>
      <text:p text:style-name="Preformatted_20_Text">#アリス</text:p>
      <text:p text:style-name="Preformatted_20_Text">バカヤロウ！</text:p>
      <text:p text:style-name="Preformatted_20_Text">私は魔女だぞ！　魔女はニンニクが食えないの知らないのか！</text:p>
      <text:p text:style-name="Preformatted_20_Text">You idiot!</text:p>
      <text:p text:style-name="Preformatted_20_Text">I'm a witch!　Don't you know witches can't eat garlic!</text:p>
      <text:p text:style-name="Preformatted_20_Text">#マスター</text:p>
      <text:p text:style-name="Preformatted_20_Text">（あっ……そうか、この人、魔女だったっけ。）</text:p>
      <text:p text:style-name="Preformatted_20_Text">(Oh, ...... I see, she's a witch...)</text:p>
      <text:p text:style-name="Preformatted_20_Text">#アリス</text:p>
      <text:p text:style-name="Preformatted_20_Text">あん？　オヤジ、お前私が魔女だってこと忘れてただろ。</text:p>
      <text:p text:style-name="Preformatted_20_Text">An?　Dad, you forgot I'm a witch.</text:p>
      <text:p text:style-name="Preformatted_20_Text">#マスター</text:p>
      <text:p text:style-name="Preformatted_20_Text">とんでもない！</text:p>
      <text:p text:style-name="Preformatted_20_Text">こちらも客商売ですから、下は赤ちゃん、上は伝説の大魔女様まで、一度お店に来ていただいたお客さんのことを忘れるなんてことはあるわけが……。</text:p>
      <text:p text:style-name="Preformatted_20_Text">ちょっ、ちょっとアリスさん！　何を……！</text:p>
      <text:p text:style-name="Preformatted_20_Text">No way!</text:p>
      <text:p text:style-name="Preformatted_20_Text">We are also a customer service company, so there is no way we could forget about our customers, from babies down to legendary witches up to .......</text:p>
      <text:p text:style-name="Preformatted_20_Text">Hey, hey, Alice!　What ......!</text:p>
      <text:p text:style-name="Preformatted_20_Text">[cn]</text:p>
      <text:p text:style-name="Preformatted_20_Text">アリスはカウンターから身を乗り出して、数本のリキュールを無造作につかみ取り、たった今飲み干したばかりのハイボールのグラスに注ぎ入れた。</text:p>
      <text:p text:style-name="Preformatted_20_Text">Alice leans over the counter, grabs a few bottles of liqueur carelessly, and pours them into the highball glass she just finished.</text:p>
      <text:p text:style-name="Preformatted_20_Text">#アリス</text:p>
      <text:p text:style-name="Preformatted_20_Text">クフフフッ！　物忘れの激しいマスターに特性の魔法薬を作ってやろうってんだ！</text:p>
      <text:p text:style-name="Preformatted_20_Text">感謝しろよ～！</text:p>
      <text:p text:style-name="Preformatted_20_Text">Kuhuhuhuhu!　I'm going to make a characteristic magic potion for my forgetful master!</text:p>
      <text:p text:style-name="Preformatted_20_Text">You should be grateful~!</text:p>
      <text:p text:style-name="Preformatted_20_Text">[cn]</text:p>
      <text:p text:style-name="Preformatted_20_Text">アリスがグラスに手をかざすと、適当に混ぜられたリキュールはグラスの中で渦を巻き、見る見るうちに虹色の液体へ変化した。</text:p>
      <text:p text:style-name="Preformatted_20_Text">Alice holds up her hand to the glass, and the liqueur, mixed properly, swirls around in the glass, transforming into a rainbow-colored liquid before her eyes.</text:p>
      <text:p text:style-name="Preformatted_20_Text">#アリス</text:p>
      <text:p text:style-name="Preformatted_20_Text">う～ん……、やっぱ錬金系の魔法は苦手だな……。ちょっと色が濁ってるような……。</text:p>
      <text:p text:style-name="Preformatted_20_Text">まあいいか、オヤジ胃腸は丈夫そうだし。</text:p>
      <text:p text:style-name="Preformatted_20_Text">さあ飲めオヤジ！！</text:p>
      <text:p text:style-name="Preformatted_20_Text">Hmmm ......, I'm not good at alchemical magic after all ....... The color seems a bit muddy .......</text:p>
      <text:p text:style-name="Preformatted_20_Text">Well, it's okay, my dad's stomach seems to be strong.</text:p>
      <text:p text:style-name="Preformatted_20_Text">Drink up, old man!</text:p>
      <text:p text:style-name="Preformatted_20_Text">#マスター</text:p>
      <text:p text:style-name="Preformatted_20_Text">全部聞こえてたからな！？</text:p>
      <text:p text:style-name="Preformatted_20_Text"><text:soft-page-break/>なに？　聞こえてないと思ったの？</text:p>
      <text:p text:style-name="Preformatted_20_Text">聞こえてて飲むわけないだろ！</text:p>
      <text:p text:style-name="Preformatted_20_Text">ってか聞こえてなくても飲まねえわ、こんな得体のしれないモン！！！</text:p>
      <text:p text:style-name="Preformatted_20_Text">……はあっ、はあっ。</text:p>
      <text:p text:style-name="Preformatted_20_Text">I heard everything!</text:p>
      <text:p text:style-name="Preformatted_20_Text">What?　You didn't think I heard you?</text:p>
      <text:p text:style-name="Preformatted_20_Text">I wouldn't drink if I heard you!</text:p>
      <text:p text:style-name="Preformatted_20_Text">I mean, even if I didn't hear you, I wouldn't drink this grotesque thing!</text:p>
      <text:p text:style-name="Preformatted_20_Text">...... Ha, ha.</text:p>
      <text:p text:style-name="Preformatted_20_Text">#アリス</text:p>
      <text:p text:style-name="Preformatted_20_Text">全く、アツくなると血管切れるぞ？</text:p>
      <text:p text:style-name="Preformatted_20_Text">ほら、これ飲んで頭冷やせって……。</text:p>
      <text:p text:style-name="Preformatted_20_Text">You know, if you get too hot, you'll break a blood vessel.</text:p>
      <text:p text:style-name="Preformatted_20_Text">Here, drink this and cool your head. ......</text:p>
      <text:p text:style-name="Preformatted_20_Text">#マスター</text:p>
      <text:p text:style-name="Preformatted_20_Text">ああ……すまねえ。</text:p>
      <text:p text:style-name="Preformatted_20_Text">Oh ...... sorry.</text:p>
      <text:p text:style-name="Preformatted_20_Text">[cn]</text:p>
      <text:p text:style-name="Preformatted_20_Text">ぐいっ！</text:p>
      <text:p text:style-name="Preformatted_20_Text">Gulp!</text:p>
      <text:p text:style-name="Preformatted_20_Text">#マスター</text:p>
      <text:p text:style-name="Preformatted_20_Text">ぶっ！　なっ、お前これ！！</text:p>
      <text:p text:style-name="Preformatted_20_Text">Boom!　Hey, you!</text:p>
      <text:p text:style-name="Preformatted_20_Text">#アリス</text:p>
      <text:p text:style-name="Preformatted_20_Text">やーーい！　飲んだ飲んだ！！</text:p>
      <text:p text:style-name="Preformatted_20_Text">今時めんだこ兵だって引っかからねえぞ、こんなベタな手！</text:p>
      <text:p text:style-name="Preformatted_20_Text">クフフッ！　どうだ、頭がシャッキリしてきただろ。</text:p>
      <text:p text:style-name="Preformatted_20_Text">これでお前は、物忘れをすることがなくなるはずだ。</text:p>
      <text:p text:style-name="Preformatted_20_Text">一度読んだ本は隅から隅まで覚えていられるし、</text:p>
      <text:p text:style-name="Preformatted_20_Text">一度味わった食べ物はいつでもどこでも頭の中で寸分の狂いもなく再現できるはずだ。</text:p>
      <text:p text:style-name="Preformatted_20_Text">魔女をなめんじゃねーぞ！　私に感謝しろよなァ！</text:p>
      <text:p text:style-name="Preformatted_20_Text">Yay!　Drink, drink, drink!</text:p>
      <text:p text:style-name="Preformatted_20_Text">Not even a pencil-pusher would fall for that nowadays.</text:p>
      <text:p text:style-name="Preformatted_20_Text">Oh!　How's your head feeling now?</text:p>
      <text:p text:style-name="Preformatted_20_Text">Now you'll never forget a thing.</text:p>
      <text:p text:style-name="Preformatted_20_Text">Once you've read a book, you'll remember every word of it.</text:p>
      <text:p text:style-name="Preformatted_20_Text">Once you've tasted a food, you'll be able to recreate it in your mind anywhere, anytime, without missing a beat.</text:p>
      <text:p text:style-name="Preformatted_20_Text">Don't underestimate a witch!　You should be thanking me!</text:p>
      <text:p text:style-name="Preformatted_20_Text">#マスター</text:p>
      <text:p text:style-name="Preformatted_20_Text">ヒュッ、ヒュゥゥ……、ヒュコォォォォーー……。</text:p>
      <text:p text:style-name="Preformatted_20_Text">Huw, huw ......, huccooooooooooooooooooooooooooooooooooooooooooooooooo .......</text:p>
      <text:p text:style-name="Preformatted_20_Text">#アリス</text:p>
      <text:p text:style-name="Preformatted_20_Text">あっ、アレ……おかしいな、オヤジ？</text:p>
      <text:p text:style-name="Preformatted_20_Text">おい、オヤジ！　大丈夫か？</text:p>
      <text:p text:style-name="Preformatted_20_Text">やっ、やっぱり失敗したかな……。</text:p>
      <text:p text:style-name="Preformatted_20_Text">酔ってるときに魔法なんて使うもんじゃないな……。</text:p>
      <text:p text:style-name="Preformatted_20_Text">マッ、マスター？　私帰るから、ほら、金は置いとくから……じゃあなっ！！</text:p>
      <text:p text:style-name="Preformatted_20_Text">Oh, that thing...... funny, Dad?</text:p>
      <text:p text:style-name="Preformatted_20_Text">Hey, Dad!　Are you okay?</text:p>
      <text:p text:style-name="Preformatted_20_Text">I think I screwed up after all. ......</text:p>
      <text:p text:style-name="Preformatted_20_Text">You shouldn't use magic when you're drunk. ......</text:p>
      <text:p text:style-name="Preformatted_20_Text">Hey, master?　I'm leaving, here, I'll leave you the money. ...... See you later!</text:p>
      <text:p text:style-name="Preformatted_20_Text">[cn]</text:p>
      <text:p text:style-name="Preformatted_20_Text">いうが早いか、アリスは懐から銅貨を3枚取り出してテーブルに置くと、そそくさと酒場を出て行ってしまった。</text:p>
      <text:p text:style-name="Preformatted_20_Text">………………。</text:p>
      <text:p text:style-name="Preformatted_20_Text">数日後。</text:p>
      <text:p text:style-name="Preformatted_20_Text">Alice took three copper coins from her pocket, put them on the table, and quickly left the bar.</text:p>
      <text:p text:style-name="Preformatted_20_Text">...................</text:p>
      <text:p text:style-name="Preformatted_20_Text">A few days later.</text:p>
      <text:p text:style-name="Preformatted_20_Text">#メイジー</text:p>
      <text:p text:style-name="Preformatted_20_Text">ごめんくださーい。</text:p>
      <text:p text:style-name="Preformatted_20_Text">マスター、ワインをもらいに来たんですけど……。</text:p>
      <text:p text:style-name="Preformatted_20_Text">I'm sorry.</text:p>
      <text:p text:style-name="Preformatted_20_Text"><text:soft-page-break/>Master, I came to get some wine. ......</text:p>
      <text:p text:style-name="Preformatted_20_Text">[cn]</text:p>
      <text:p text:style-name="Preformatted_20_Text">メイジーは酒場の扉を開き、その場に立ち尽くした。</text:p>
      <text:p text:style-name="Preformatted_20_Text">Maisie opens the door to the tavern and stands there.</text:p>
      <text:p text:style-name="Preformatted_20_Text">#メイジー</text:p>
      <text:p text:style-name="Preformatted_20_Text">だれも……いない。</text:p>
      <text:p text:style-name="Preformatted_20_Text">No one is .......</text:p>
      <text:p text:style-name="Preformatted_20_Text">[cn]</text:p>
      <text:p text:style-name="Preformatted_20_Text">メイジーの足元に、一枚の紙がひらりと落ちてきた。</text:p>
      <text:p text:style-name="Preformatted_20_Text">その紙には、赤黒く荒々しい文字で「臨時休業」と書かれていた。</text:p>
      <text:p text:style-name="Preformatted_20_Text">A sheet of paper fell at Maisie's feet.</text:p>
      <text:p text:style-name="Preformatted_20_Text">On the paper, in rough, reddish-Kuro letters, was written "Temporarily Kurosed."</text:p>
      <text:p text:style-name="Preformatted_20_Text">#メイジー</text:p>
      <text:p text:style-name="Preformatted_20_Text">なっ、なによ……これ。</text:p>
      <text:p text:style-name="Preformatted_20_Text">Hey, what the ...... this.</text:p>
      <text:p text:style-name="Preformatted_20_Text">[cn]</text:p>
      <text:p text:style-name="Preformatted_20_Text">店内に客の姿はなく、照明もついていない。</text:p>
      <text:p text:style-name="Preformatted_20_Text">店の奥からは何やらクチャクチャという水音が聞こえる。</text:p>
      <text:p text:style-name="Preformatted_20_Text">There were no customers in the restaurant, and the lights were off.</text:p>
      <text:p text:style-name="Preformatted_20_Text">From the back of the restaurant, you can hear the sound of some kind of churning water.</text:p>
      <text:p text:style-name="Preformatted_20_Text">#メイジー</text:p>
      <text:p text:style-name="Preformatted_20_Text">まっ、マスター……？　いないのかしら……。</text:p>
      <text:p text:style-name="Preformatted_20_Text">Wait, Master ......?　I wonder if he's not here. ......</text:p>
      <text:p text:style-name="Preformatted_20_Text">[cn]</text:p>
      <text:p text:style-name="Preformatted_20_Text">おそるおそる、店の奥へ足を踏み入れる。</text:p>
      <text:p text:style-name="Preformatted_20_Text">ごくり……と、のどを鳴らす。</text:p>
      <text:p text:style-name="Preformatted_20_Text">Fearfully, you step into the back of the store.</text:p>
      <text:p text:style-name="Preformatted_20_Text">He gulps ...... and clears his throat.</text:p>
      <text:p text:style-name="Preformatted_20_Text">#メイジー</text:p>
      <text:p text:style-name="Preformatted_20_Text">（だっ、大丈夫……。私は魔女。私は魔女よ。そこらの強盗になんて、負けないんだから……！）</text:p>
      <text:p text:style-name="Preformatted_20_Text">あっ、あのう……。</text:p>
      <text:p text:style-name="Preformatted_20_Text">(Oh, it's okay ....... I'm a witch. I'm a witch. I'm not going to let some mugger beat me. ......!)</text:p>
      <text:p text:style-name="Preformatted_20_Text">Oh, um, .......</text:p>
      <text:p text:style-name="Preformatted_20_Text">#？？？</text:p>
      <text:p text:style-name="Preformatted_20_Text">ああ……？</text:p>
      <text:p text:style-name="Preformatted_20_Text">Oh, ......?</text:p>
      <text:p text:style-name="Preformatted_20_Text">#メイジー</text:p>
      <text:p text:style-name="Preformatted_20_Text">ギャーーーーー！！！！！</text:p>
      <text:p text:style-name="Preformatted_20_Text">ムリムリムリムリムリムリ殺されるーー！！！！</text:p>
      <text:p text:style-name="Preformatted_20_Text">Gahhhh！！！！！</text:p>
      <text:p text:style-name="Preformatted_20_Text"/>
      <text:p text:style-name="Preformatted_20_Text">[cn]</text:p>
      <text:p text:style-name="Preformatted_20_Text">メイジーはすっかり腰を抜かして、這いつくばるようにしながら、逃げ帰ろうと入口へＵターンする。</text:p>
      <text:p text:style-name="Preformatted_20_Text">ところがそれを阻止するように黒い影がメイジーの前に立ちはだかった！</text:p>
      <text:p text:style-name="Preformatted_20_Text">Maisie is completely cowed, crawling along, and makes a U-turn toward the entrance in an attempt to escape back home.</text:p>
      <text:p text:style-name="Preformatted_20_Text">But a Kuro shadow stands in front of her to stop her!</text:p>
      <text:p text:style-name="Preformatted_20_Text">#メイジー</text:p>
      <text:p text:style-name="Preformatted_20_Text">わ、わ、わ、私いたいけな少女ですよ！</text:p>
      <text:p text:style-name="Preformatted_20_Text">強姦罪は大罪ですよ！</text:p>
      <text:p text:style-name="Preformatted_20_Text">あ、アリス姉さんに殺されますよ！！</text:p>
      <text:p text:style-name="Preformatted_20_Text">I'm just a little girl!</text:p>
      <text:p text:style-name="Preformatted_20_Text">Rape is a mortal sin!</text:p>
      <text:p text:style-name="Preformatted_20_Text">Oh, my sister Alice will kill me!</text:p>
      <text:p text:style-name="Preformatted_20_Text">#？？？</text:p>
      <text:p text:style-name="Preformatted_20_Text">……何言ってんだおまえ。</text:p>
      <text:p text:style-name="Preformatted_20_Text">...... What are you talking about?</text:p>
      <text:p text:style-name="Preformatted_20_Text">#メイジー</text:p>
      <text:p text:style-name="Preformatted_20_Text">へっ？</text:p>
      <text:p text:style-name="Preformatted_20_Text">あっ……。</text:p>
      <text:p text:style-name="Preformatted_20_Text">Heh?</text:p>
      <text:p text:style-name="Preformatted_20_Text">Oh, .......</text:p>
      <text:p text:style-name="Preformatted_20_Text">#アリス</text:p>
      <text:p text:style-name="Preformatted_20_Text"><text:soft-page-break/>全く……。何と間違えたんだァ？</text:p>
      <text:p text:style-name="Preformatted_20_Text">失礼な……。</text:p>
      <text:p text:style-name="Preformatted_20_Text">You totally missed the ....... What did you get me confused with?</text:p>
      <text:p text:style-name="Preformatted_20_Text">Rude .......</text:p>
      <text:p text:style-name="Preformatted_20_Text">[cn]</text:p>
      <text:p text:style-name="Preformatted_20_Text">アリスはそういって、手にしていた皿の上の肉料理をほおばる。</text:p>
      <text:p text:style-name="Preformatted_20_Text">Alice then scarfs down the meat dish on the plate in her hand.</text:p>
      <text:p text:style-name="Preformatted_20_Text">#アリス</text:p>
      <text:p text:style-name="Preformatted_20_Text">むぐむぐ……うん、肉はもう飽きたなぁ。</text:p>
      <text:p text:style-name="Preformatted_20_Text">おーい！　オヤジ、さっぱりしたモン作れ。</text:p>
      <text:p text:style-name="Preformatted_20_Text">そうだなぁ、トマト！　トマト料理がいいぞ！</text:p>
      <text:p text:style-name="Preformatted_20_Text">Mugu mugu...... yeah, I'm tired of meat.</text:p>
      <text:p text:style-name="Preformatted_20_Text">Hey!　Dad, make me something refreshing.</text:p>
      <text:p text:style-name="Preformatted_20_Text">Oh yeah, tomatoes!　Tomatoes are good!</text:p>
      <text:p text:style-name="Preformatted_20_Text">#メイジー</text:p>
      <text:p text:style-name="Preformatted_20_Text">あの……姉さん。ここで何を……？</text:p>
      <text:p text:style-name="Preformatted_20_Text">Hey, that ...... sister. What are you doing here ......?</text:p>
      <text:p text:style-name="Preformatted_20_Text">#アリス</text:p>
      <text:p text:style-name="Preformatted_20_Text">ん？　ああ……まあ、話せば長くなるんだが。</text:p>
      <text:p text:style-name="Preformatted_20_Text">Hmm?　Oh ...... well, it's a long story.</text:p>
      <text:p text:style-name="Preformatted_20_Text">[cn]</text:p>
      <text:p text:style-name="Preformatted_20_Text">………………。</text:p>
      <text:p text:style-name="Preformatted_20_Text">...................</text:p>
      <text:p text:style-name="Preformatted_20_Text">#メイジー</text:p>
      <text:p text:style-name="Preformatted_20_Text">それで、その薬がマスターのやる気を起こしちゃって、知識欲旺盛なマスターにより大試食会が開催されて、姉さんがそれに付き合っていると……。</text:p>
      <text:p text:style-name="Preformatted_20_Text">So, the potion has motivated the master, and a big tasting party is being held by the knowledgeable master, and my sister is going along with it. ......</text:p>
      <text:p text:style-name="Preformatted_20_Text">#アリス</text:p>
      <text:p text:style-name="Preformatted_20_Text">ん、まあ……そうだな。</text:p>
      <text:p text:style-name="Preformatted_20_Text">Hmm, well, ...... I guess so.</text:p>
      <text:p text:style-name="Preformatted_20_Text">#マスター</text:p>
      <text:p text:style-name="Preformatted_20_Text">デキタゾッ！　トマトトミルクダイコンノレイセイスープダ！！</text:p>
      <text:p text:style-name="Preformatted_20_Text">Dekitazo!　Tomato milk daikon no reissei soup da!!!!!!!</text:p>
      <text:p text:style-name="Preformatted_20_Text">#アリス</text:p>
      <text:p text:style-name="Preformatted_20_Text">おう、どれどれ……。</text:p>
      <text:p text:style-name="Preformatted_20_Text">う～ん、65点だな。あんま好きくねえ。</text:p>
      <text:p text:style-name="Preformatted_20_Text">Oh, which one is .......</text:p>
      <text:p text:style-name="Preformatted_20_Text">Hmmm... 65 points. I don't like it much.</text:p>
      <text:p text:style-name="Preformatted_20_Text">#メイジー</text:p>
      <text:p text:style-name="Preformatted_20_Text">なっ、なんかマスターの様子変なんだけど……。</text:p>
      <text:p text:style-name="Preformatted_20_Text">Hey, something's wrong with the master. ......</text:p>
      <text:p text:style-name="Preformatted_20_Text">#アリス</text:p>
      <text:p text:style-name="Preformatted_20_Text">今のマスターは目に映るものすべてを脳みそに強制的に詰め込む体質になってるんだ。</text:p>
      <text:p text:style-name="Preformatted_20_Text">たぶん、言語視野的なアレを圧迫してるとかアレしてるとかで……。</text:p>
      <text:p text:style-name="Preformatted_20_Text">あ～、まあつまり……ちょっとパァになってるのはそれが原因みたいな……？</text:p>
      <text:p text:style-name="Preformatted_20_Text">Master has a constitution that forces his brain to fill up with everything he sees.</text:p>
      <text:p text:style-name="Preformatted_20_Text">Maybe he's squeezing his linguistic vision thing or something. ......</text:p>
      <text:p text:style-name="Preformatted_20_Text">Ahhh, well, I mean ...... like that's what's making you a little puffy ......?</text:p>
      <text:p text:style-name="Preformatted_20_Text">#メイジー</text:p>
      <text:p text:style-name="Preformatted_20_Text">すぐにもとに戻しなさーーーい！！！！</text:p>
      <text:p text:style-name="Preformatted_20_Text">Please put it back on immediately. ！！！！</text:p>
      <text:p text:style-name="Preformatted_20_Text">[cn]</text:p>
      <text:p text:style-name="Preformatted_20_Text">………………。</text:p>
      <text:p text:style-name="Preformatted_20_Text">...................</text:p>
      <text:p text:style-name="Preformatted_20_Text">#マスター</text:p>
      <text:p text:style-name="Preformatted_20_Text">酒の強さには自信があったんだけどな……。</text:p>
      <text:p text:style-name="Preformatted_20_Text">まさか、酒場のマスターが二日酔いになるとは……。</text:p>
      <text:p text:style-name="Preformatted_20_Text">ああクソ……頭いてえ。</text:p>
      <text:p text:style-name="Preformatted_20_Text">I was confident in my drinking strength. ......</text:p>
      <text:p text:style-name="Preformatted_20_Text">I didn't think a bar master could get a hangover. ......</text:p>
      <text:p text:style-name="Preformatted_20_Text">Oh shit ...... headache.</text:p>
      <text:p text:style-name="Preformatted_20_Text">#メイジー</text:p>
      <text:p text:style-name="Preformatted_20_Text">あっ、あはは……そういうこともありますよ。</text:p>
      <text:p text:style-name="Preformatted_20_Text"><text:soft-page-break/>テルミ貝のスープ作りましたから、飲んでください。</text:p>
      <text:p text:style-name="Preformatted_20_Text">二日酔いに効きますよ。</text:p>
      <text:p text:style-name="Preformatted_20_Text">Oh, haha ...... that happens sometimes.</text:p>
      <text:p text:style-name="Preformatted_20_Text">I made clam soup, please drink it.</text:p>
      <text:p text:style-name="Preformatted_20_Text">It's good for hangovers.</text:p>
      <text:p text:style-name="Preformatted_20_Text">#マスター</text:p>
      <text:p text:style-name="Preformatted_20_Text">記憶がなくなるまで飲んだのは初めてだよ……ハァ。</text:p>
      <text:p text:style-name="Preformatted_20_Text">アリスさん、私何か変なことしなかったかい？</text:p>
      <text:p text:style-name="Preformatted_20_Text">This is the first time I drank until I lost my memory. ...... huh.</text:p>
      <text:p text:style-name="Preformatted_20_Text">Alice, did I do something wrong?</text:p>
      <text:p text:style-name="Preformatted_20_Text">#アリス</text:p>
      <text:p text:style-name="Preformatted_20_Text">え、あ～。</text:p>
      <text:p text:style-name="Preformatted_20_Text">……いやん、エッチ。</text:p>
      <text:p text:style-name="Preformatted_20_Text">Eh, ah~.</text:p>
      <text:p text:style-name="Preformatted_20_Text">...... No, naughty, naughty.</text:p>
      <text:p text:style-name="Preformatted_20_Text">#マスター</text:p>
      <text:p text:style-name="Preformatted_20_Text">あんたにセクハラするとかどれだけ酔ってても絶対ねえよ。</text:p>
      <text:p text:style-name="Preformatted_20_Text">I would never sexually harass you, no matter how drunk I am.</text:p>
      <text:p text:style-name="Preformatted_20_Text">#アリス</text:p>
      <text:p text:style-name="Preformatted_20_Text">なんだとーーー！！！！</text:p>
      <text:p text:style-name="Preformatted_20_Text">What the heck... ！！！！</text:p>
      <text:p text:style-name="Preformatted_20_Text">#メイジー</text:p>
      <text:p text:style-name="Preformatted_20_Text">まっ、まあまあ……。</text:p>
      <text:p text:style-name="Preformatted_20_Text">Well, well, well. ......</text:p>
      <text:p text:style-name="Preformatted_20_Text">#マスター</text:p>
      <text:p text:style-name="Preformatted_20_Text">（セクハラしてたら、今頃生きてねえっての……。）</text:p>
      <text:p text:style-name="Preformatted_20_Text">(If you sexually harassed me, you wouldn't be alive today. ......)</text:p>
      <text:p text:style-name="Preformatted_20_Text"/>
      <text:p text:style-name="Preformatted_20_Text">C:\Users\James Phillips\Desktop\Games\WargameAliceGit\MinimizedScenarios\min_s1002.txt</text:p>
      <text:p text:style-name="Preformatted_20_Text">#マスター</text:p>
      <text:p text:style-name="Preformatted_20_Text">いらっしゃいませ。</text:p>
      <text:p text:style-name="Preformatted_20_Text">Welcome, Olivia.</text:p>
      <text:p text:style-name="Preformatted_20_Text">#オリヴィア</text:p>
      <text:p text:style-name="Preformatted_20_Text">あっ、二人です。</text:p>
      <text:p text:style-name="Preformatted_20_Text">Oh, it's two of them.</text:p>
      <text:p text:style-name="Preformatted_20_Text">#マスター</text:p>
      <text:p text:style-name="Preformatted_20_Text">好きなお席へどうぞ。</text:p>
      <text:p text:style-name="Preformatted_20_Text">Please have a seat of your choice.</text:p>
      <text:p text:style-name="Preformatted_20_Text">#ヘレン</text:p>
      <text:p text:style-name="Preformatted_20_Text">アンタ、ファミレスじゃないんだから……。</text:p>
      <text:p text:style-name="Preformatted_20_Text">ここバーだよ？</text:p>
      <text:p text:style-name="Preformatted_20_Text">あんたまだお酒もまともに飲めないじゃない。</text:p>
      <text:p text:style-name="Preformatted_20_Text">Anta, this isn't a family restaurant. ......</text:p>
      <text:p text:style-name="Preformatted_20_Text">This is a bar.</text:p>
      <text:p text:style-name="Preformatted_20_Text">You can't even drink properly yet.</text:p>
      <text:p text:style-name="Preformatted_20_Text">#オリヴィア</text:p>
      <text:p text:style-name="Preformatted_20_Text">アリスさんが勧めてくれたの！</text:p>
      <text:p text:style-name="Preformatted_20_Text">ご飯がおいしいからって。</text:p>
      <text:p text:style-name="Preformatted_20_Text">Alice recommended this place!</text:p>
      <text:p text:style-name="Preformatted_20_Text">She said the food is delicious.</text:p>
      <text:p text:style-name="Preformatted_20_Text">#ヘレン</text:p>
      <text:p text:style-name="Preformatted_20_Text">アンタ、あんな魔女の言うこと信じちゃダメよ？</text:p>
      <text:p text:style-name="Preformatted_20_Text">きっと陰でこそこそ見ていて、ハズレメニューを引いた私たちを肴に飲むつもりなのよ。</text:p>
      <text:p text:style-name="Preformatted_20_Text">You shouldn't believe that witch.</text:p>
      <text:p text:style-name="Preformatted_20_Text">I'm sure she's sneaking around behind our backs, planning to drink with us when we get the wrong menu.</text:p>
      <text:p text:style-name="Preformatted_20_Text">#アリス</text:p>
      <text:p text:style-name="Preformatted_20_Text">誰が陰険だコノヤロウ。</text:p>
      <text:p text:style-name="Preformatted_20_Text">Who's the one who's being sneaky?</text:p>
      <text:p text:style-name="Preformatted_20_Text">#オリヴィア</text:p>
      <text:p text:style-name="Preformatted_20_Text">アリスさん！</text:p>
      <text:p text:style-name="Preformatted_20_Text">Alice!</text:p>
      <text:p text:style-name="Preformatted_20_Text">#ヘレン</text:p>
      <text:p text:style-name="Preformatted_20_Text">げっ……魔女。</text:p>
      <text:p text:style-name="Preformatted_20_Text"><text:soft-page-break/>Geez ...... witch.</text:p>
      <text:p text:style-name="Preformatted_20_Text">#アリス</text:p>
      <text:p text:style-name="Preformatted_20_Text">ふん、げっとはなんだ。</text:p>
      <text:p text:style-name="Preformatted_20_Text">ほら、そっち詰めろ。</text:p>
      <text:p text:style-name="Preformatted_20_Text">Huh, what's a ghetto?</text:p>
      <text:p text:style-name="Preformatted_20_Text">Here, stuff it over there.</text:p>
      <text:p text:style-name="Preformatted_20_Text">[cn]</text:p>
      <text:p text:style-name="Preformatted_20_Text">アリスはヘレンをテーブルの奥へ押しやり、オリヴィアの前へ腰かけた。</text:p>
      <text:p text:style-name="Preformatted_20_Text">Alice pushes Helen behind the table and sits down in front of Olivia.</text:p>
      <text:p text:style-name="Preformatted_20_Text">#アリス</text:p>
      <text:p text:style-name="Preformatted_20_Text">おいオヤジ。</text:p>
      <text:p text:style-name="Preformatted_20_Text">ハイボール二つとオレンジジュース。</text:p>
      <text:p text:style-name="Preformatted_20_Text">あと適当につまみもってこい。</text:p>
      <text:p text:style-name="Preformatted_20_Text">Hey, Dad.</text:p>
      <text:p text:style-name="Preformatted_20_Text">Two highballs and orange juice.</text:p>
      <text:p text:style-name="Preformatted_20_Text">And bring some snacks.</text:p>
      <text:p text:style-name="Preformatted_20_Text">#マスター</text:p>
      <text:p text:style-name="Preformatted_20_Text">マスタだっていってるでしょう……。</text:p>
      <text:p text:style-name="Preformatted_20_Text">はいはい、かしこまりました。</text:p>
      <text:p text:style-name="Preformatted_20_Text">トリアイナさん、ラム肉、豆ニョッキ、シーサラダ、それぞれ3人前ずつよろしく。</text:p>
      <text:p text:style-name="Preformatted_20_Text">I told you I'm a master. ......</text:p>
      <text:p text:style-name="Preformatted_20_Text">Yes, yes, yes, yes, yes.</text:p>
      <text:p text:style-name="Preformatted_20_Text">Triaena, please bring three servings each of lamb, bean gnocchi, and sea salad.</text:p>
      <text:p text:style-name="Preformatted_20_Text">#オリヴィア</text:p>
      <text:p text:style-name="Preformatted_20_Text">トリアイナ？</text:p>
      <text:p text:style-name="Preformatted_20_Text">Triaena?</text:p>
      <text:p text:style-name="Preformatted_20_Text">#ヘレン</text:p>
      <text:p text:style-name="Preformatted_20_Text">そんなわけないでしょ……魔女がバイトなんて聞いたことないわ。</text:p>
      <text:p text:style-name="Preformatted_20_Text">No way. ...... I've never heard of a witch working part-time.</text:p>
      <text:p text:style-name="Preformatted_20_Text">#トリアイナ</text:p>
      <text:p text:style-name="Preformatted_20_Text">はいっ！　マスター！</text:p>
      <text:p text:style-name="Preformatted_20_Text">Yes!　Master!</text:p>
      <text:p text:style-name="Preformatted_20_Text">#ヘレン</text:p>
      <text:p text:style-name="Preformatted_20_Text">…………この声。うそでしょ。</text:p>
      <text:p text:style-name="Preformatted_20_Text">............ this voice. No kidding.</text:p>
      <text:p text:style-name="Preformatted_20_Text">#オリヴィア</text:p>
      <text:p text:style-name="Preformatted_20_Text">トリアイナ！</text:p>
      <text:p text:style-name="Preformatted_20_Text">Triaina!</text:p>
      <text:p text:style-name="Preformatted_20_Text">#トリアイナ</text:p>
      <text:p text:style-name="Preformatted_20_Text">えっ……ヘレン、オリヴィア？</text:p>
      <text:p text:style-name="Preformatted_20_Text">What's that ...... Helen, Olivia?</text:p>
      <text:p text:style-name="Preformatted_20_Text">[cn]</text:p>
      <text:p text:style-name="Preformatted_20_Text">店の奥からトリアイナが出てきた。</text:p>
      <text:p text:style-name="Preformatted_20_Text">Triaina came out from the back of the store.</text:p>
      <text:p text:style-name="Preformatted_20_Text">#マスター</text:p>
      <text:p text:style-name="Preformatted_20_Text">なんだ、知り合いなのか？</text:p>
      <text:p text:style-name="Preformatted_20_Text">What, do you know her?</text:p>
      <text:p text:style-name="Preformatted_20_Text">#アリス</text:p>
      <text:p text:style-name="Preformatted_20_Text">三人ともこの間うちに来た忠実な部下たちだ。</text:p>
      <text:p text:style-name="Preformatted_20_Text">All three of them are loyal subordinates who came to our house the other day.</text:p>
      <text:p text:style-name="Preformatted_20_Text">#ヘレン</text:p>
      <text:p text:style-name="Preformatted_20_Text">誰がアンタの部下よ。</text:p>
      <text:p text:style-name="Preformatted_20_Text">調子に乗らないで！</text:p>
      <text:p text:style-name="Preformatted_20_Text">Who are your men?</text:p>
      <text:p text:style-name="Preformatted_20_Text">Don't get carried away!</text:p>
      <text:p text:style-name="Preformatted_20_Text">#アリス</text:p>
      <text:p text:style-name="Preformatted_20_Text">あ？　刺身にするぞ魚。</text:p>
      <text:p text:style-name="Preformatted_20_Text">What?　I'm going to sashimi you, fish.</text:p>
      <text:p text:style-name="Preformatted_20_Text">#ヘレン</text:p>
      <text:p text:style-name="Preformatted_20_Text">人魚よ！！　人成分抜くな！！</text:p>
      <text:p text:style-name="Preformatted_20_Text">Mermaid!　Don't pull out the human component!</text:p>
      <text:p text:style-name="Preformatted_20_Text">#オリヴィア</text:p>
      <text:p text:style-name="Preformatted_20_Text">トリアイナ、なんでこんなところでバイトしてるのよ。</text:p>
      <text:p text:style-name="Preformatted_20_Text"><text:soft-page-break/>Triaena, why are you working part-time here?</text:p>
      <text:p text:style-name="Preformatted_20_Text">#アリス</text:p>
      <text:p text:style-name="Preformatted_20_Text">そうだぞ。給料ならたっぷり払ってやってるだろ。</text:p>
      <text:p text:style-name="Preformatted_20_Text">てめえらにはもったいないくらいにな。</text:p>
      <text:p text:style-name="Preformatted_20_Text">That's right. I'm paying you a good salary.</text:p>
      <text:p text:style-name="Preformatted_20_Text">You're too good for it.</text:p>
      <text:p text:style-name="Preformatted_20_Text">#トリアイナ</text:p>
      <text:p text:style-name="Preformatted_20_Text">いえ……その、氷魔法が重宝するからって誘われて。</text:p>
      <text:p text:style-name="Preformatted_20_Text">こういったことは経験がなかったから、おもしろそうだと思っただけよ。</text:p>
      <text:p text:style-name="Preformatted_20_Text">No, ......, I was invited because ice magic is very useful.</text:p>
      <text:p text:style-name="Preformatted_20_Text">I've never done anything like this before, so I thought it would be fun.</text:p>
      <text:p text:style-name="Preformatted_20_Text">#マスター</text:p>
      <text:p text:style-name="Preformatted_20_Text">彼女、私がアイスピックをなくしたときに代わりにロックアイスを作ってくれてな。</text:p>
      <text:p text:style-name="Preformatted_20_Text">一瞬でアイスクリームができるし、魚も一瞬で冷凍するから鮮度が落ちないんだ。</text:p>
      <text:p text:style-name="Preformatted_20_Text">She made rock ice for me when I lost my ice pick.</text:p>
      <text:p text:style-name="Preformatted_20_Text">It makes ice cream in an instant and freezes fish in an instant so they don't lose their freshness.</text:p>
      <text:p text:style-name="Preformatted_20_Text">#アリス</text:p>
      <text:p text:style-name="Preformatted_20_Text">あのなぁ……魔女は便利な冷蔵庫じゃねえんだぞ。</text:p>
      <text:p text:style-name="Preformatted_20_Text">氷女も断れよ。</text:p>
      <text:p text:style-name="Preformatted_20_Text">You know ...... witch ain't no handy fridge.</text:p>
      <text:p text:style-name="Preformatted_20_Text">And say no to the ice woman, too.</text:p>
      <text:p text:style-name="Preformatted_20_Text">#ヘレン</text:p>
      <text:p text:style-name="Preformatted_20_Text">そうよっ！　魔女がこんな庶民の店でしかもバイトなんて！！</text:p>
      <text:p text:style-name="Preformatted_20_Text">Yes!　A witch working part-time in a commoner's store like this!</text:p>
      <text:p text:style-name="Preformatted_20_Text">#マスター</text:p>
      <text:p text:style-name="Preformatted_20_Text">庶民の店って……まあそうだけど。</text:p>
      <text:p text:style-name="Preformatted_20_Text">A commoner's store is ...... well, yes.</text:p>
      <text:p text:style-name="Preformatted_20_Text">#トリアイナ</text:p>
      <text:p text:style-name="Preformatted_20_Text">興味があったのよ。働くのは悪いことかしら？</text:p>
      <text:p text:style-name="Preformatted_20_Text">せっかく領主じゃなくなったのだもの、新しいことを始めるにはいいタイミングじゃない？</text:p>
      <text:p text:style-name="Preformatted_20_Text">I was curious. Is it wrong to work?</text:p>
      <text:p text:style-name="Preformatted_20_Text">Now that you're no longer a lord, it's a good time to start something new, don't you think?</text:p>
      <text:p text:style-name="Preformatted_20_Text">#オリヴィア</text:p>
      <text:p text:style-name="Preformatted_20_Text">トリアイナ……なんだかかっこいい。</text:p>
      <text:p text:style-name="Preformatted_20_Text">Triaena...... is kind of cool.</text:p>
      <text:p text:style-name="Preformatted_20_Text">#アリス</text:p>
      <text:p text:style-name="Preformatted_20_Text">（働くなんて……何が楽しいんだ？）</text:p>
      <text:p text:style-name="Preformatted_20_Text">(What fun is it to work ......?)</text:p>
      <text:p text:style-name="Preformatted_20_Text">#ヘレン</text:p>
      <text:p text:style-name="Preformatted_20_Text">私は認めないからね！　働くなら魔女らしく、人を従えて、こき使って、尻に鞭打って、そういう仕事をしてよ！</text:p>
      <text:p text:style-name="Preformatted_20_Text">I won't approve!　If you're going to work, do it like a witch lady, follow people around, rub them up and down, whip their asses, that kind of work!!!</text:p>
      <text:p text:style-name="Preformatted_20_Text">#オリヴィア</text:p>
      <text:p text:style-name="Preformatted_20_Text">ヘレン……。</text:p>
      <text:p text:style-name="Preformatted_20_Text">Helen.......</text:p>
      <text:p text:style-name="Preformatted_20_Text">#トリアイナ</text:p>
      <text:p text:style-name="Preformatted_20_Text">魔女なんて、魔法が使えるだけの人間よ。</text:p>
      <text:p text:style-name="Preformatted_20_Text">それに、心配しなくてもずっとやるわけじゃないから。</text:p>
      <text:p text:style-name="Preformatted_20_Text">Witches are just people who can do magic.</text:p>
      <text:p text:style-name="Preformatted_20_Text">And don't worry, you won't be doing it forever.</text:p>
      <text:p text:style-name="Preformatted_20_Text">#マスター</text:p>
      <text:p text:style-name="Preformatted_20_Text">えっ、そうなの！？</text:p>
      <text:p text:style-name="Preformatted_20_Text">Oh, really!</text:p>
      <text:p text:style-name="Preformatted_20_Text">#アリス</text:p>
      <text:p text:style-name="Preformatted_20_Text">なに残念そうにしてんだ、エロオヤジが。</text:p>
      <text:p text:style-name="Preformatted_20_Text">セクハラすんなよ？</text:p>
      <text:p text:style-name="Preformatted_20_Text">What a pity you're such a pornographic old man.</text:p>
      <text:p text:style-name="Preformatted_20_Text">Don't sexually harass me, okay?</text:p>
      <text:p text:style-name="Preformatted_20_Text">#マスター</text:p>
      <text:p text:style-name="Preformatted_20_Text">しねえよ！</text:p>
      <text:p text:style-name="Preformatted_20_Text">I won't!</text:p>
      <text:p text:style-name="Preformatted_20_Text">#ヘレン</text:p>
      <text:p text:style-name="Preformatted_20_Text">とにかく！　私はみとめないから！</text:p>
      <text:p text:style-name="Preformatted_20_Text"><text:soft-page-break/>Anyway!　I won't stand for it!</text:p>
      <text:p text:style-name="Preformatted_20_Text">#オリヴィア</text:p>
      <text:p text:style-name="Preformatted_20_Text">あっ、ヘレン！</text:p>
      <text:p text:style-name="Preformatted_20_Text">Oh, Helen!</text:p>
      <text:p text:style-name="Preformatted_20_Text">[cn]</text:p>
      <text:p text:style-name="Preformatted_20_Text">ヘレンはオリヴィアの制止をきかず、店から出て行ってしまった。</text:p>
      <text:p text:style-name="Preformatted_20_Text">つづく…………？</text:p>
      <text:p text:style-name="Preformatted_20_Text">Helen didn't hear Olivia's words and walked out of the store.</text:p>
      <text:p text:style-name="Preformatted_20_Text">Continue............?</text:p>
      <text:p text:style-name="Preformatted_20_Text"/>
      <text:p text:style-name="Preformatted_20_Text">C:\Users\James Phillips\Desktop\Games\WargameAliceGit\MinimizedScenarios\min_s1003.txt</text:p>
      <text:p text:style-name="Preformatted_20_Text">#アリス</text:p>
      <text:p text:style-name="Preformatted_20_Text">よう、今日もバイトか？</text:p>
      <text:p text:style-name="Preformatted_20_Text">Hey, another part-time job today?</text:p>
      <text:p text:style-name="Preformatted_20_Text">#トリアイナ</text:p>
      <text:p text:style-name="Preformatted_20_Text">ええ、午前2時までの8時間よ。</text:p>
      <text:p text:style-name="Preformatted_20_Text">Yeah, 8 hours till 2am.</text:p>
      <text:p text:style-name="Preformatted_20_Text">#アリス</text:p>
      <text:p text:style-name="Preformatted_20_Text">げっ、がっつりだな……。</text:p>
      <text:p text:style-name="Preformatted_20_Text">Geez, that's a lot of work. ......</text:p>
      <text:p text:style-name="Preformatted_20_Text">#トリアイナ</text:p>
      <text:p text:style-name="Preformatted_20_Text">文句なら聞かないわよ。</text:p>
      <text:p text:style-name="Preformatted_20_Text">軍事に関する仕事はきちんとやっているでしょう。</text:p>
      <text:p text:style-name="Preformatted_20_Text">If you're complaining, I won't hear it.</text:p>
      <text:p text:style-name="Preformatted_20_Text">You're doing a good job on military matters.</text:p>
      <text:p text:style-name="Preformatted_20_Text">#アリス</text:p>
      <text:p text:style-name="Preformatted_20_Text">別に文句言ってるんじゃねえよ。</text:p>
      <text:p text:style-name="Preformatted_20_Text">ただ……なんでそこまでして働くのかと思って。</text:p>
      <text:p text:style-name="Preformatted_20_Text">I'm not complaining.</text:p>
      <text:p text:style-name="Preformatted_20_Text">I'm just wondering why you work so hard for .......</text:p>
      <text:p text:style-name="Preformatted_20_Text">#トリアイナ</text:p>
      <text:p text:style-name="Preformatted_20_Text">興味があるといったはずよ。</text:p>
      <text:p text:style-name="Preformatted_20_Text">飽きたらやめるわ。</text:p>
      <text:p text:style-name="Preformatted_20_Text">I said I'm interested.</text:p>
      <text:p text:style-name="Preformatted_20_Text">I'll stop when I get bored.</text:p>
      <text:p text:style-name="Preformatted_20_Text">#アリス</text:p>
      <text:p text:style-name="Preformatted_20_Text">……ほかに理由があるんじゃないのか。</text:p>
      <text:p text:style-name="Preformatted_20_Text">あっ、オヤジに弱みを握られているとか。</text:p>
      <text:p text:style-name="Preformatted_20_Text">あのオヤジ、見た目通りのむっつりスケベだからな、</text:p>
      <text:p text:style-name="Preformatted_20_Text">きっと相当卑猥な弱みを握られたに違いない……うんうん。</text:p>
      <text:p text:style-name="Preformatted_20_Text">同情するわ、オヤジ鬼畜だよなぁ。</text:p>
      <text:p text:style-name="Preformatted_20_Text">...... There must be some other reason.</text:p>
      <text:p text:style-name="Preformatted_20_Text">Oh, maybe she has a weakness for her dad.</text:p>
      <text:p text:style-name="Preformatted_20_Text">That old man is a lecherous, lecherous man, just like he looks.</text:p>
      <text:p text:style-name="Preformatted_20_Text">He must have had a pretty obscene weakness for her. ......</text:p>
      <text:p text:style-name="Preformatted_20_Text">I feel sorry for him, he's a devil.</text:p>
      <text:p text:style-name="Preformatted_20_Text">#マスター</text:p>
      <text:p text:style-name="Preformatted_20_Text">お前、俺がいるって知っててわざと言ってるだろ……。</text:p>
      <text:p text:style-name="Preformatted_20_Text">You know I'm here and you're saying that on purpose. ......</text:p>
      <text:p text:style-name="Preformatted_20_Text">#トリアイナ</text:p>
      <text:p text:style-name="Preformatted_20_Text">さっさと飲んで、さっさと帰って頂戴。</text:p>
      <text:p text:style-name="Preformatted_20_Text">貴方には関係のないことよ。</text:p>
      <text:p text:style-name="Preformatted_20_Text">Just have a drink and go home.</text:p>
      <text:p text:style-name="Preformatted_20_Text">It's none of your business.</text:p>
      <text:p text:style-name="Preformatted_20_Text">#アリス</text:p>
      <text:p text:style-name="Preformatted_20_Text">ちっ……。</text:p>
      <text:p text:style-name="Preformatted_20_Text">（別に対して興味はねえけど、気に食わねえなその態度。）</text:p>
      <text:p text:style-name="Preformatted_20_Text">（クフフッ！　見てろよ氷女。てめえの狙いを私直々に暴いてやろうじゃねえか。）</text:p>
      <text:p text:style-name="Preformatted_20_Text">Damn. ......</text:p>
      <text:p text:style-name="Preformatted_20_Text">（I'm not interested in you, but I don't like your attitude.)</text:p>
      <text:p text:style-name="Preformatted_20_Text">(I'm not interested in you, but I don't like your attitude.　Watch it, ice woman. I'm going to reveal what you're up to in person.)</text:p>
      <text:p text:style-name="Preformatted_20_Text">[cn]</text:p>
      <text:p text:style-name="Preformatted_20_Text"><text:soft-page-break/>次の日。</text:p>
      <text:p text:style-name="Preformatted_20_Text">Next day.</text:p>
      <text:p text:style-name="Preformatted_20_Text">#アリス</text:p>
      <text:p text:style-name="Preformatted_20_Text">私もこの酒場で働くことにしたぞ。</text:p>
      <text:p text:style-name="Preformatted_20_Text">I've decided to work in this bar too.</text:p>
      <text:p text:style-name="Preformatted_20_Text">#トリアイナ</text:p>
      <text:p text:style-name="Preformatted_20_Text">……はぁ？</text:p>
      <text:p text:style-name="Preformatted_20_Text">ちょっと、マスター。</text:p>
      <text:p text:style-name="Preformatted_20_Text">これはどういうことですか。</text:p>
      <text:p text:style-name="Preformatted_20_Text">...... Huh?</text:p>
      <text:p text:style-name="Preformatted_20_Text">Hey, master.</text:p>
      <text:p text:style-name="Preformatted_20_Text">What does this mean?</text:p>
      <text:p text:style-name="Preformatted_20_Text">#マスター</text:p>
      <text:p text:style-name="Preformatted_20_Text">いや、これまでのツケを働いて返してくれるっていうから……。</text:p>
      <text:p text:style-name="Preformatted_20_Text">No, he said he's going to work to pay me back for everything I've done. ......</text:p>
      <text:p text:style-name="Preformatted_20_Text">#トリアイナ</text:p>
      <text:p text:style-name="Preformatted_20_Text">そんなの裏があるに決まってるでしょう！</text:p>
      <text:p text:style-name="Preformatted_20_Text">Of course there's more to it than that!</text:p>
      <text:p text:style-name="Preformatted_20_Text">#アリス</text:p>
      <text:p text:style-name="Preformatted_20_Text">あるわけねえだろ、クフフッ！</text:p>
      <text:p text:style-name="Preformatted_20_Text">私もたまには人の役に立つことをしたいと……まあ思ったわけだ。</text:p>
      <text:p text:style-name="Preformatted_20_Text">Of course there isn't!</text:p>
      <text:p text:style-name="Preformatted_20_Text">I thought I'd like to do something useful for people once in a while: ......</text:p>
      <text:p text:style-name="Preformatted_20_Text">#トリアイナ</text:p>
      <text:p text:style-name="Preformatted_20_Text">何で最後ちょっと自信なくなったのよ……。</text:p>
      <text:p text:style-name="Preformatted_20_Text">Why did you lose confidence at the end: ......</text:p>
      <text:p text:style-name="Preformatted_20_Text">#マスター</text:p>
      <text:p text:style-name="Preformatted_20_Text">まあそういうわけだから。</text:p>
      <text:p text:style-name="Preformatted_20_Text">トリアイナさん、こんな奴だけど仲良くしてやって。</text:p>
      <text:p text:style-name="Preformatted_20_Text">Well, that's why.</text:p>
      <text:p text:style-name="Preformatted_20_Text">Triaena, please be a good friend to me even though I'm like this.</text:p>
      <text:p text:style-name="Preformatted_20_Text">#アリス</text:p>
      <text:p text:style-name="Preformatted_20_Text">手のかかる子供みたいに言うな！</text:p>
      <text:p text:style-name="Preformatted_20_Text">Don't talk to me like I'm a handful of children!</text:p>
      <text:p text:style-name="Preformatted_20_Text">[cn]</text:p>
      <text:p text:style-name="Preformatted_20_Text">こうしてアリスはしばらく酒場でバイトをすることになった。</text:p>
      <text:p text:style-name="Preformatted_20_Text">Thus, Alice worked part-time at a tavern for a while.</text:p>
      <text:p text:style-name="Preformatted_20_Text"/>
      <text:p text:style-name="Preformatted_20_Text">C:\Users\James Phillips\Desktop\Games\WargameAliceGit\MinimizedScenarios\min_s1004.txt</text:p>
      <text:p text:style-name="Preformatted_20_Text">ホイップの町。</text:p>
      <text:p text:style-name="Preformatted_20_Text">繁華街から川沿いに抜けたとおりに、古びた酒場がある。</text:p>
      <text:p text:style-name="Preformatted_20_Text">酒場、ノーティウルフ。</text:p>
      <text:p text:style-name="Preformatted_20_Text">今は３代目の若いマスターが経営しているこの店は、</text:p>
      <text:p text:style-name="Preformatted_20_Text">アリスの行きつけだった。</text:p>
      <text:p text:style-name="Preformatted_20_Text">Town of Whipp.</text:p>
      <text:p text:style-name="Preformatted_20_Text">On a street off the river from the downtown area, there is an old tavern.</text:p>
      <text:p text:style-name="Preformatted_20_Text">The tavern, Naughty Wolf.</text:p>
      <text:p text:style-name="Preformatted_20_Text">Now in its third generation, it is run by a young master.</text:p>
      <text:p text:style-name="Preformatted_20_Text">Alice's favorite haunt.</text:p>
      <text:p text:style-name="Preformatted_20_Text">#アリス</text:p>
      <text:p text:style-name="Preformatted_20_Text">ウィスキー、ロックで。</text:p>
      <text:p text:style-name="Preformatted_20_Text">一番安いやつな。</text:p>
      <text:p text:style-name="Preformatted_20_Text">Whiskey on the rocks.</text:p>
      <text:p text:style-name="Preformatted_20_Text">The cheapest one.</text:p>
      <text:p text:style-name="Preformatted_20_Text">#マスター</text:p>
      <text:p text:style-name="Preformatted_20_Text">せめて料理を頼んでくれよ。</text:p>
      <text:p text:style-name="Preformatted_20_Text">安酒をちびちびやって粘られたら商売上がったりだ。</text:p>
      <text:p text:style-name="Preformatted_20_Text">At least order some food.</text:p>
      <text:p text:style-name="Preformatted_20_Text">It's bad for business if you stick to cheap drinks.</text:p>
      <text:p text:style-name="Preformatted_20_Text">#アリス</text:p>
      <text:p text:style-name="Preformatted_20_Text">ここは私専用の席なんだ。</text:p>
      <text:p text:style-name="Preformatted_20_Text">どうせ他の客は座らないんだからいいだろ。</text:p>
      <text:p text:style-name="Preformatted_20_Text">This is my private seat.</text:p>
      <text:p text:style-name="Preformatted_20_Text"><text:soft-page-break/>No one else is going to sit here anyway.</text:p>
      <text:p text:style-name="Preformatted_20_Text">#マスター</text:p>
      <text:p text:style-name="Preformatted_20_Text">そこに座ったらアンタに何されるかわからないからな。</text:p>
      <text:p text:style-name="Preformatted_20_Text">ほら、ウイスキー。</text:p>
      <text:p text:style-name="Preformatted_20_Text">I don't know what you'll do to me if I sit there.</text:p>
      <text:p text:style-name="Preformatted_20_Text">Here you go, whiskey.</text:p>
      <text:p text:style-name="Preformatted_20_Text">#アリス</text:p>
      <text:p text:style-name="Preformatted_20_Text">おう……。</text:p>
      <text:p text:style-name="Preformatted_20_Text">んくっ……はあ。</text:p>
      <text:p text:style-name="Preformatted_20_Text">Oh .......</text:p>
      <text:p text:style-name="Preformatted_20_Text">Nkk ...... haha.</text:p>
      <text:p text:style-name="Preformatted_20_Text">#マスター</text:p>
      <text:p text:style-name="Preformatted_20_Text">ん？</text:p>
      <text:p text:style-name="Preformatted_20_Text">おい、アリスさん。</text:p>
      <text:p text:style-name="Preformatted_20_Text">アンタ、指輪なんてしてたっけ。</text:p>
      <text:p text:style-name="Preformatted_20_Text">Hmm?</text:p>
      <text:p text:style-name="Preformatted_20_Text">Hey, Alice.</text:p>
      <text:p text:style-name="Preformatted_20_Text">Did you have a ring on your finger?</text:p>
      <text:p text:style-name="Preformatted_20_Text">#アリス</text:p>
      <text:p text:style-name="Preformatted_20_Text">ああ、これか？</text:p>
      <text:p text:style-name="Preformatted_20_Text">まあちょっとな、さっき商店街で手に入れたんだ。</text:p>
      <text:p text:style-name="Preformatted_20_Text">まあいいじゃねえか。</text:p>
      <text:p text:style-name="Preformatted_20_Text">そんなことより、ゲームしないか。</text:p>
      <text:p text:style-name="Preformatted_20_Text">どうせ暇なんだろ？</text:p>
      <text:p text:style-name="Preformatted_20_Text">Oh, this?</text:p>
      <text:p text:style-name="Preformatted_20_Text">I got it at the mall a little while ago.</text:p>
      <text:p text:style-name="Preformatted_20_Text">Oh, well, that's okay.</text:p>
      <text:p text:style-name="Preformatted_20_Text">Let's play a game.</text:p>
      <text:p text:style-name="Preformatted_20_Text">You're not busy, are you?</text:p>
      <text:p text:style-name="Preformatted_20_Text">#マスター</text:p>
      <text:p text:style-name="Preformatted_20_Text">買ったら酒代タダにしろとか言うんだろ？</text:p>
      <text:p text:style-name="Preformatted_20_Text">If I buy it, you'll ask for free booze, right?</text:p>
      <text:p text:style-name="Preformatted_20_Text">#アリス</text:p>
      <text:p text:style-name="Preformatted_20_Text">わかってるじゃないか。</text:p>
      <text:p text:style-name="Preformatted_20_Text">でも、オマエが買ったら、晩飯ここで食っていってやるよ。</text:p>
      <text:p text:style-name="Preformatted_20_Text">You know what I'm talking about.</text:p>
      <text:p text:style-name="Preformatted_20_Text">But if you buy it, I'll eat dinner here.</text:p>
      <text:p text:style-name="Preformatted_20_Text">#マスター</text:p>
      <text:p text:style-name="Preformatted_20_Text">今までのツケもまとめて払えよ。</text:p>
      <text:p text:style-name="Preformatted_20_Text">ほら、その帽子とか結構いい値段するだろ。</text:p>
      <text:p text:style-name="Preformatted_20_Text">You'll have to pay for everything you've done so far.</text:p>
      <text:p text:style-name="Preformatted_20_Text">That hat is worth a lot of money.</text:p>
      <text:p text:style-name="Preformatted_20_Text">#アリス</text:p>
      <text:p text:style-name="Preformatted_20_Text">クフフッ！　勝てたらもっといいものやるよ。</text:p>
      <text:p text:style-name="Preformatted_20_Text">（なんて、ホントはなんにもないんだけどな。）</text:p>
      <text:p text:style-name="Preformatted_20_Text">Kuhuhuhuhuhuhu!　I'll give you something better if you win.</text:p>
      <text:p text:style-name="Preformatted_20_Text">（I don't really have anything for you.)</text:p>
      <text:p text:style-name="Preformatted_20_Text">#マスター</text:p>
      <text:p text:style-name="Preformatted_20_Text">方法は？</text:p>
      <text:p text:style-name="Preformatted_20_Text">カードか、コインか。</text:p>
      <text:p text:style-name="Preformatted_20_Text">What's the method?</text:p>
      <text:p text:style-name="Preformatted_20_Text">Cards or coins?</text:p>
      <text:p text:style-name="Preformatted_20_Text">#アリス</text:p>
      <text:p text:style-name="Preformatted_20_Text">いや、これだ。</text:p>
      <text:p text:style-name="Preformatted_20_Text">No, this is it.</text:p>
      <text:p text:style-name="Preformatted_20_Text">[cn]</text:p>
      <text:p text:style-name="Preformatted_20_Text">アリスが取り出したのは２個のサイコロだった。</text:p>
      <text:p text:style-name="Preformatted_20_Text">Alice took out two dice.</text:p>
      <text:p text:style-name="Preformatted_20_Text">#マスター</text:p>
      <text:p text:style-name="Preformatted_20_Text">変わったサイコロだな。</text:p>
      <text:p text:style-name="Preformatted_20_Text">Those are strange dice.</text:p>
      <text:p text:style-name="Preformatted_20_Text">[cn]</text:p>
      <text:p text:style-name="Preformatted_20_Text">アリスが取り出したのは、</text:p>
      <text:p text:style-name="Preformatted_20_Text"><text:soft-page-break/>1~6の数字がある普通のサイコロと、</text:p>
      <text:p text:style-name="Preformatted_20_Text">2,2,3,3,4,4という振り分けになっているサイコロだった。</text:p>
      <text:p text:style-name="Preformatted_20_Text">Alice took out two dice.</text:p>
      <text:p text:style-name="Preformatted_20_Text">A regular dice with numbers 1~6, and</text:p>
      <text:p text:style-name="Preformatted_20_Text">Alice took out two dice, one with the numbers 1-6 and one with the numbers 2,2,3,3,3,4,4.</text:p>
      <text:p text:style-name="Preformatted_20_Text">#アリス</text:p>
      <text:p text:style-name="Preformatted_20_Text">ルールはかんたんだ。</text:p>
      <text:p text:style-name="Preformatted_20_Text">サイコロを一個ずつ降って、数が多いほうが1ポイント。</text:p>
      <text:p text:style-name="Preformatted_20_Text">引き分けならどっちにも1ポイント。</text:p>
      <text:p text:style-name="Preformatted_20_Text">21回やって、ポイントが多いほうが勝ちだ。</text:p>
      <text:p text:style-name="Preformatted_20_Text">サイコロは選ばせてやるよ。</text:p>
      <text:p text:style-name="Preformatted_20_Text">The rules are simple.</text:p>
      <text:p text:style-name="Preformatted_20_Text">Roll the dice one at a time, and the one with the highest number gets 1 point.</text:p>
      <text:p text:style-name="Preformatted_20_Text">If it's a tie, one point goes to either side.</text:p>
      <text:p text:style-name="Preformatted_20_Text">The player with more points wins after 21 rolls.</text:p>
      <text:p text:style-name="Preformatted_20_Text">I'll let you choose the dice.</text:p>
      <text:p text:style-name="Preformatted_20_Text">#マスター</text:p>
      <text:p text:style-name="Preformatted_20_Text">（そうだな、両方の期待値は同じだから、一見互角のように感じるが……。）</text:p>
      <text:p text:style-name="Preformatted_20_Text">（引き分けでどっちにもポイントが入るのが肝だな。）</text:p>
      <text:p text:style-name="Preformatted_20_Text">（ポイントが入る組み合わせを考えると…、</text:p>
      <text:p text:style-name="Preformatted_20_Text">普通のサイコロは24通り、</text:p>
      <text:p text:style-name="Preformatted_20_Text">特殊サイコロは18通りだ。）</text:p>
      <text:p text:style-name="Preformatted_20_Text">(Yes, both have the same expected value, so at first glance it seems even. .......)</text:p>
      <text:p text:style-name="Preformatted_20_Text">(The key is that a tie would give points to either side...)</text:p>
      <text:p text:style-name="Preformatted_20_Text">(Considering the combinations that would get you points...)</text:p>
      <text:p text:style-name="Preformatted_20_Text">(When you think about the combinations that will get you points...) (There are 24 possible combinations for regular dice, and 18 for</text:p>
      <text:p text:style-name="Preformatted_20_Text">Special dice have 18 possible combinations.)</text:p>
      <text:p text:style-name="Preformatted_20_Text">#アリス</text:p>
      <text:p text:style-name="Preformatted_20_Text">（なーんて思ってるんだろうな……。）</text:p>
      <text:p text:style-name="Preformatted_20_Text">(I bet you're thinking: .......)</text:p>
      <text:p text:style-name="Preformatted_20_Text">#マスター</text:p>
      <text:p text:style-name="Preformatted_20_Text">普通のサイコロで頼む。</text:p>
      <text:p text:style-name="Preformatted_20_Text">Regular dice, please.</text:p>
      <text:p text:style-name="Preformatted_20_Text">#アリス</text:p>
      <text:p text:style-name="Preformatted_20_Text">クフフッ！　ほら。</text:p>
      <text:p text:style-name="Preformatted_20_Text">（ほんとうはただの特殊サイコロじゃなくて、必ず4が出るようになってる魔法のサイコロなんだけどな…。）</text:p>
      <text:p text:style-name="Preformatted_20_Text">（だから本当は、</text:p>
      <text:p text:style-name="Preformatted_20_Text">普通のサイコロが18通り、</text:p>
      <text:p text:style-name="Preformatted_20_Text">特殊サイコロは24通りってわけだ。））</text:p>
      <text:p text:style-name="Preformatted_20_Text">Kuhuhuhu!　Here.</text:p>
      <text:p text:style-name="Preformatted_20_Text">(Actually, they're not just special dice, they're magic dice that always roll a 4...)</text:p>
      <text:p text:style-name="Preformatted_20_Text">(So really...</text:p>
      <text:p text:style-name="Preformatted_20_Text">There are 18 ways to roll regular dice and 24 ways to roll special dice.</text:p>
      <text:p text:style-name="Preformatted_20_Text">And 24 ways for the special dice.)</text:p>
      <text:p text:style-name="Preformatted_20_Text"/>
      <text:p text:style-name="Preformatted_20_Text">C:\Users\James Phillips\Desktop\Games\WargameAliceGit\MinimizedScenarios\min_s9800.txt</text:p>
      <text:p text:style-name="Preformatted_20_Text">#アリス</text:p>
      <text:p text:style-name="Preformatted_20_Text">で、まずは何をしたらいいんだ？</text:p>
      <text:p text:style-name="Preformatted_20_Text">So, what should I do first?</text:p>
      <text:p text:style-name="Preformatted_20_Text">#チシャ</text:p>
      <text:p text:style-name="Preformatted_20_Text">あ、アリス様！</text:p>
      <text:p text:style-name="Preformatted_20_Text">領主なんですからそれくらい知っておいてくださいよ…。</text:p>
      <text:p text:style-name="Preformatted_20_Text">Q-Queen Alice！</text:p>
      <text:p text:style-name="Preformatted_20_Text">You're a ruler, so should already know these things...please say yes...</text:p>
      <text:p text:style-name="Preformatted_20_Text">#アリス</text:p>
      <text:p text:style-name="Preformatted_20_Text">うるせえ！！</text:p>
      <text:p text:style-name="Preformatted_20_Text">いいからさっさと教えろ！</text:p>
      <text:p text:style-name="Preformatted_20_Text">Shut up!</text:p>
      <text:p text:style-name="Preformatted_20_Text">Now hurry up and explain it to me!</text:p>
      <text:p text:style-name="Preformatted_20_Text">#チシャ</text:p>
      <text:p text:style-name="Preformatted_20_Text">わあっ！</text:p>
      <text:p text:style-name="Preformatted_20_Text">わかりましたよ……。</text:p>
      <text:p text:style-name="Preformatted_20_Text"><text:soft-page-break/>Waaa！</text:p>
      <text:p text:style-name="Preformatted_20_Text">Okay... .......</text:p>
      <text:p text:style-name="Preformatted_20_Text">#チシャ</text:p>
      <text:p text:style-name="Preformatted_20_Text">今アリス様がみているのがこの世界の地図です。</text:p>
      <text:p text:style-name="Preformatted_20_Text">This is the world map your highness is looking at now.</text:p>
      <text:p text:style-name="Preformatted_20_Text">#アリス</text:p>
      <text:p text:style-name="Preformatted_20_Text">この小さな旗はなんだ？</text:p>
      <text:p text:style-name="Preformatted_20_Text">What is this little flag?</text:p>
      <text:p text:style-name="Preformatted_20_Text">#チシャ</text:p>
      <text:p text:style-name="Preformatted_20_Text">各地域を収めている領主を示す旗です。</text:p>
      <text:p text:style-name="Preformatted_20_Text">アリス様の領地はこの赤い旗が立っている地域になります。</text:p>
      <text:p text:style-name="Preformatted_20_Text">It is a flag that indicates the lord of each region.</text:p>
      <text:p text:style-name="Preformatted_20_Text">The region with the red flag is your majesty's territory.</text:p>
      <text:p text:style-name="Preformatted_20_Text">#アリス</text:p>
      <text:p text:style-name="Preformatted_20_Text">メイジーはどこにいるんだ？</text:p>
      <text:p text:style-name="Preformatted_20_Text">Where is Maisie?</text:p>
      <text:p text:style-name="Preformatted_20_Text">#チシャ</text:p>
      <text:p text:style-name="Preformatted_20_Text">メイジー様は、この白い旗です。</text:p>
      <text:p text:style-name="Preformatted_20_Text">Minister Maisie's flag is this white one.</text:p>
      <text:p text:style-name="Preformatted_20_Text">#アリス</text:p>
      <text:p text:style-name="Preformatted_20_Text">なるほど。じゃあこの旗の立っているところに攻め込むんだな！</text:p>
      <text:p text:style-name="Preformatted_20_Text">I see. So, I should attack this territory with the white flag!</text:p>
      <text:p text:style-name="Preformatted_20_Text">#チシャ</text:p>
      <text:p text:style-name="Preformatted_20_Text">ただし、攻め込めるのは、アリス様の領地の隣の地域のみなので気を付けてください。</text:p>
      <text:p text:style-name="Preformatted_20_Text">However, please note that your majesty is only able to attack territories neighboring her own.</text:p>
      <text:p text:style-name="Preformatted_20_Text">#アリス</text:p>
      <text:p text:style-name="Preformatted_20_Text">わかったわかった。</text:p>
      <text:p text:style-name="Preformatted_20_Text">じゃあとりあえず攻め込むか。</text:p>
      <text:p text:style-name="Preformatted_20_Text">Okay, okay.</text:p>
      <text:p text:style-name="Preformatted_20_Text">So then, let's go ahead and invade.</text:p>
      <text:p text:style-name="Preformatted_20_Text">#チシャ</text:p>
      <text:p text:style-name="Preformatted_20_Text">では、まずメイジー様の旗を選択してください。</text:p>
      <text:p text:style-name="Preformatted_20_Text">Then, please select Maisie's flag first.</text:p>
      <text:p text:style-name="Preformatted_20_Text">#アリス</text:p>
      <text:p text:style-name="Preformatted_20_Text">おっ、なんか出たぞ。</text:p>
      <text:p text:style-name="Preformatted_20_Text">Oh, something's up.</text:p>
      <text:p text:style-name="Preformatted_20_Text">#チシャ</text:p>
      <text:p text:style-name="Preformatted_20_Text">この地域の情報を見ることができます。</text:p>
      <text:p text:style-name="Preformatted_20_Text">下の「侵攻する」を選択すると</text:p>
      <text:p text:style-name="Preformatted_20_Text">攻め込むことができるので選択してください。</text:p>
      <text:p text:style-name="Preformatted_20_Text">That's how you can see information about this region.</text:p>
      <text:p text:style-name="Preformatted_20_Text">You can attack by selecting "Invade"</text:p>
      <text:p text:style-name="Preformatted_20_Text">so please do so.</text:p>
      <text:p text:style-name="Preformatted_20_Text"/>
      <text:p text:style-name="Preformatted_20_Text">C:\Users\James Phillips\Desktop\Games\WargameAliceGit\MinimizedScenarios\min_s9801.txt</text:p>
      <text:p text:style-name="Preformatted_20_Text">#チシャ</text:p>
      <text:p text:style-name="Preformatted_20_Text">アリス様。では、戦闘に出撃させるユニットを選んでください。</text:p>
      <text:p text:style-name="Preformatted_20_Text">Queen Alice. Now, please select a unit to go into battle.</text:p>
      <text:p text:style-name="Preformatted_20_Text">#アリス</text:p>
      <text:p text:style-name="Preformatted_20_Text">選べって言われてもなあ……。</text:p>
      <text:p text:style-name="Preformatted_20_Text">全軍で突撃じゃダメなのか？</text:p>
      <text:p text:style-name="Preformatted_20_Text">I'm told to choose. ......</text:p>
      <text:p text:style-name="Preformatted_20_Text">Can't we just charge in with the whole army?</text:p>
      <text:p text:style-name="Preformatted_20_Text">#チシャ</text:p>
      <text:p text:style-name="Preformatted_20_Text">だ、ダメですよ！　領地を防衛する兵を残しておかないと…。</text:p>
      <text:p text:style-name="Preformatted_20_Text">戦場の広さもありますから、一度の戦闘に出せるのは３つのユニットまでです。</text:p>
      <text:p text:style-name="Preformatted_20_Text">No, no!　We need to leave troops to defend our territory....</text:p>
      <text:p text:style-name="Preformatted_20_Text">Because of the size of the battlefield, you can only take out up to three units in one battle.</text:p>
      <text:p text:style-name="Preformatted_20_Text">#アリス</text:p>
      <text:p text:style-name="Preformatted_20_Text">ちぇっ……選べってか。</text:p>
      <text:p text:style-name="Preformatted_20_Text">この、前衛、中衛、後衛ってのは何か意味があるのか？</text:p>
      <text:p text:style-name="Preformatted_20_Text">Damn it, ...... you're asking me to choose.</text:p>
      <text:p text:style-name="Preformatted_20_Text">Does this whole vanguard, middle guard, rear guard thing mean anything to you?</text:p>
      <text:p text:style-name="Preformatted_20_Text"><text:soft-page-break/>#チシャ</text:p>
      <text:p text:style-name="Preformatted_20_Text">前衛はダメージを受けやすくて、後衛は受けにくいです。</text:p>
      <text:p text:style-name="Preformatted_20_Text">また、攻撃方法が物理的なユニットの場合は、前衛にいるほど攻撃の威力が上がります。</text:p>
      <text:p text:style-name="Preformatted_20_Text">物理ユニットは基本的に兵数も防御力も魔法ユニットよりも上なので……。</text:p>
      <text:p text:style-name="Preformatted_20_Text">The vanguard is more susceptible to damage and the rear guard is less susceptible.</text:p>
      <text:p text:style-name="Preformatted_20_Text">Also, if the attacking method is physical units, the more you are in the vanguard, the more powerful your attack will be.</text:p>
      <text:p text:style-name="Preformatted_20_Text">Physical units are basically better than magic units in terms of troops and defense. ......</text:p>
      <text:p text:style-name="Preformatted_20_Text">#アリス</text:p>
      <text:p text:style-name="Preformatted_20_Text">物理ユニットを前衛に、魔法ユニットを後衛に優先して配置すればいいんだな？</text:p>
      <text:p text:style-name="Preformatted_20_Text">So we should place physical units in the vanguard and magic units in the rear guard first?</text:p>
      <text:p text:style-name="Preformatted_20_Text">#チシャ</text:p>
      <text:p text:style-name="Preformatted_20_Text">はい！　その通りです。</text:p>
      <text:p text:style-name="Preformatted_20_Text">Yes!　That's right.</text:p>
      <text:p text:style-name="Preformatted_20_Text">#アリス</text:p>
      <text:p text:style-name="Preformatted_20_Text">で、どうやって配置するんだ？</text:p>
      <text:p text:style-name="Preformatted_20_Text">And how do you place them?</text:p>
      <text:p text:style-name="Preformatted_20_Text">#チシャ</text:p>
      <text:p text:style-name="Preformatted_20_Text">はい、ユニットの配置は、このユニットリストから、任意のユニットを選択することで配置できます。</text:p>
      <text:p text:style-name="Preformatted_20_Text">選択した順に前衛、中衛、後衛と、詰めて配置されますので注意してください。</text:p>
      <text:p text:style-name="Preformatted_20_Text">もし、間違って配置してしまった場合は、右クリックをするか…。</text:p>
      <text:p text:style-name="Preformatted_20_Text">Yes, units can be placed by selecting any unit from this unit list.</text:p>
      <text:p text:style-name="Preformatted_20_Text">Please note that the units will be placed in the order you select them, packed together: vanguard, middle guard, rear guard.</text:p>
      <text:p text:style-name="Preformatted_20_Text">If you have placed a unit incorrectly, right click or...</text:p>
      <text:p text:style-name="Preformatted_20_Text">#チシャ</text:p>
      <text:p text:style-name="Preformatted_20_Text">この出撃ユニットリストから、外したいユニットを選択してください</text:p>
      <text:p text:style-name="Preformatted_20_Text">Select the unit you want to remove from this list of units to go out!</text:p>
      <text:p text:style-name="Preformatted_20_Text">#アリス</text:p>
      <text:p text:style-name="Preformatted_20_Text">隣にあるカードってのは？</text:p>
      <text:p text:style-name="Preformatted_20_Text">What's the card next to it?</text:p>
      <text:p text:style-name="Preformatted_20_Text">#チシャ</text:p>
      <text:p text:style-name="Preformatted_20_Text">はい。戦闘を支援してくれる一種のお助け機能です。</text:p>
      <text:p text:style-name="Preformatted_20_Text">例えば「スペードＩ」カードの場合は、敵にファイアーボールを放ち、ダメージを与えることができます。</text:p>
      <text:p text:style-name="Preformatted_20_Text">Yes. It is a kind of helping function that assists you in battle.</text:p>
      <text:p text:style-name="Preformatted_20_Text">For example, the "Spade I" card can fire a fireball at the enemy, causing damage.</text:p>
      <text:p text:style-name="Preformatted_20_Text">#アリス</text:p>
      <text:p text:style-name="Preformatted_20_Text">へえ！　そんな便利なもの、ガンガン使うしかねえな！</text:p>
      <text:p text:style-name="Preformatted_20_Text">Hehe!　We'll just have to use that handy thing with a gun!</text:p>
      <text:p text:style-name="Preformatted_20_Text">#チシャ</text:p>
      <text:p text:style-name="Preformatted_20_Text">もちろんどんどん使っていただきたいのですが、残念ながらカードには使用回数制限があるので、</text:p>
      <text:p text:style-name="Preformatted_20_Text">一度戦闘に出したカードは戦闘終了時点ですべてなくなってしまうんです。</text:p>
      <text:p text:style-name="Preformatted_20_Text">Of course, we want you to use it as much as you can, but unfortunately, there is a limit to the number of times a card can be used.</text:p>
      <text:p text:style-name="Preformatted_20_Text">Once a card is put into battle, it is all gone at the end of the battle.</text:p>
      <text:p text:style-name="Preformatted_20_Text">#アリス</text:p>
      <text:p text:style-name="Preformatted_20_Text">なっ！　なんかめんどくせえな……</text:p>
      <text:p text:style-name="Preformatted_20_Text">Nah!　What a pain in the ass ......</text:p>
      <text:p text:style-name="Preformatted_20_Text">#チシャ</text:p>
      <text:p text:style-name="Preformatted_20_Text">ええ、ですから使いどころを考えてくださいね。</text:p>
      <text:p text:style-name="Preformatted_20_Text">カードもユニットと同じように設定できます。</text:p>
      <text:p text:style-name="Preformatted_20_Text">Yeah, so you have to think about how to use them.</text:p>
      <text:p text:style-name="Preformatted_20_Text">Cards can be set up just like units.</text:p>
      <text:p text:style-name="Preformatted_20_Text">#アリス</text:p>
      <text:p text:style-name="Preformatted_20_Text">よし、やっと戦闘だな。</text:p>
      <text:p text:style-name="Preformatted_20_Text">Okay, finally, a battle.</text:p>
      <text:p text:style-name="Preformatted_20_Text">#チシャ</text:p>
      <text:p text:style-name="Preformatted_20_Text">はい！　では、出撃しましょう。</text:p>
      <text:p text:style-name="Preformatted_20_Text">Yes!　Then, let's go out to battle.</text:p>
      <text:p text:style-name="Preformatted_20_Text"/>
      <text:p text:style-name="Preformatted_20_Text">C:\Users\James Phillips\Desktop\Games\WargameAliceGit\MinimizedScenarios\min_s9802.txt</text:p>
      <text:p text:style-name="Preformatted_20_Text">#アリス</text:p>
      <text:p text:style-name="Preformatted_20_Text">よーっし！！　戦争だァ。</text:p>
      <text:p text:style-name="Preformatted_20_Text">クフフフフッ！！　楽しくなってきたぞ！</text:p>
      <text:p text:style-name="Preformatted_20_Text"><text:soft-page-break/>Yessssss!　It's war.</text:p>
      <text:p text:style-name="Preformatted_20_Text">Kuhuhuhuhuhu!　It's getting fun!</text:p>
      <text:p text:style-name="Preformatted_20_Text">#クロ</text:p>
      <text:p text:style-name="Preformatted_20_Text">アリス様、お楽しみのところ申し訳ありませんが、命令をお願いします。</text:p>
      <text:p text:style-name="Preformatted_20_Text">Queen Alice, I'm sorry to interrupt your fun, but I need an order.</text:p>
      <text:p text:style-name="Preformatted_20_Text">#アリス</text:p>
      <text:p text:style-name="Preformatted_20_Text">命令ッつったって、それぞれ勝手にやればいいんじゃないのか。</text:p>
      <text:p text:style-name="Preformatted_20_Text">I say "order", but why don't we each do it on our own?</text:p>
      <text:p text:style-name="Preformatted_20_Text">#クロ</text:p>
      <text:p text:style-name="Preformatted_20_Text">各ユニットの指揮は各将に任せますが、各ユニットの行動はアリス様に決めてもらわねばなりません。</text:p>
      <text:p text:style-name="Preformatted_20_Text">I leave the command of each unit to each general, but each unit's actions must be decided by Alice-sama.</text:p>
      <text:p text:style-name="Preformatted_20_Text">#アリス</text:p>
      <text:p text:style-name="Preformatted_20_Text">な……なんだ、案外めんどくさいな。</text:p>
      <text:p text:style-name="Preformatted_20_Text">What a ......, that's a lot more complicated than I thought.</text:p>
      <text:p text:style-name="Preformatted_20_Text">#クロ</text:p>
      <text:p text:style-name="Preformatted_20_Text">このバーが各ユニットの行動順を表します。</text:p>
      <text:p text:style-name="Preformatted_20_Text">一番左側になったユニットから順に行動するようになっています。</text:p>
      <text:p text:style-name="Preformatted_20_Text">This bar represents the order of action of each unit.</text:p>
      <text:p text:style-name="Preformatted_20_Text">The unit that is leftmost first will be the first to act.</text:p>
      <text:p text:style-name="Preformatted_20_Text">#アリス</text:p>
      <text:p text:style-name="Preformatted_20_Text">おお……なるほどな。</text:p>
      <text:p text:style-name="Preformatted_20_Text">Oh ...... I see.</text:p>
      <text:p text:style-name="Preformatted_20_Text">#クロ</text:p>
      <text:p text:style-name="Preformatted_20_Text">味方のユニットは【赤】、敵のユニットは【青】であらわされています。</text:p>
      <text:p text:style-name="Preformatted_20_Text">味方のターンになったら、アリス様がご指示をお願いします。</text:p>
      <text:p text:style-name="Preformatted_20_Text">Allied units are represented by [red] and enemy units by [blue].</text:p>
      <text:p text:style-name="Preformatted_20_Text">When it is your ally's turn, please give your instructions, Alice-sama.</text:p>
      <text:p text:style-name="Preformatted_20_Text">#アリス</text:p>
      <text:p text:style-name="Preformatted_20_Text">指示ったって、具体的に何をすればいいんだよ。</text:p>
      <text:p text:style-name="Preformatted_20_Text">What exactly do you want me to do?</text:p>
      <text:p text:style-name="Preformatted_20_Text">#クロ</text:p>
      <text:p text:style-name="Preformatted_20_Text">各ユニットは各ターンに２回の行動を行います。</text:p>
      <text:p text:style-name="Preformatted_20_Text">Each unit performs two actions each turn.</text:p>
      <text:p text:style-name="Preformatted_20_Text">#アリス</text:p>
      <text:p text:style-name="Preformatted_20_Text">２回？　２回も突撃できるのか？</text:p>
      <text:p text:style-name="Preformatted_20_Text">Twice?　Can you assault twice?</text:p>
      <text:p text:style-name="Preformatted_20_Text">#クロ</text:p>
      <text:p text:style-name="Preformatted_20_Text">いえ、最初は兵士が攻撃もしくは防御行動をとります。</text:p>
      <text:p text:style-name="Preformatted_20_Text">次に隊長が、兵士の行動に応じた固有の能力を発動します。</text:p>
      <text:p text:style-name="Preformatted_20_Text">No. First, the soldier takes an offensive or defensive action.</text:p>
      <text:p text:style-name="Preformatted_20_Text">Next, the captain activates a unique ability based on the soldier's action.</text:p>
      <text:p text:style-name="Preformatted_20_Text">#アリス</text:p>
      <text:p text:style-name="Preformatted_20_Text">ん……？　固有の能力って……さっきからややこしいぞ。</text:p>
      <text:p text:style-name="Preformatted_20_Text">もっとわかりやすく説明しろよ。</text:p>
      <text:p text:style-name="Preformatted_20_Text">Hmm ......?　Unique ability is ...... complicated since a while ago.</text:p>
      <text:p text:style-name="Preformatted_20_Text">Explain it more clearly.</text:p>
      <text:p text:style-name="Preformatted_20_Text">#クロ</text:p>
      <text:p text:style-name="Preformatted_20_Text">そうですね……やっていただいた方が早いかと。</text:p>
      <text:p text:style-name="Preformatted_20_Text">Yes, I think it would be faster if you try .......</text:p>
      <text:p text:style-name="Preformatted_20_Text">#クロ</text:p>
      <text:p text:style-name="Preformatted_20_Text">敵のステータスにカーソルを合わせるとボタンが現れますので、選択してください。</text:p>
      <text:p text:style-name="Preformatted_20_Text">Hover over the enemy's status and a button will appear for you to select it.</text:p>
      <text:p text:style-name="Preformatted_20_Text">#アリス</text:p>
      <text:p text:style-name="Preformatted_20_Text">おお、確かに２回行動したな。</text:p>
      <text:p text:style-name="Preformatted_20_Text">Oh, you sure acted twice.</text:p>
      <text:p text:style-name="Preformatted_20_Text">#クロ</text:p>
      <text:p text:style-name="Preformatted_20_Text">今は攻撃を行いましたが、防御を選択することもできます。</text:p>
      <text:p text:style-name="Preformatted_20_Text">Now you have attacked, but you can also choose to defend.</text:p>
      <text:p text:style-name="Preformatted_20_Text">#アリス</text:p>
      <text:p text:style-name="Preformatted_20_Text">防御？　そんなのいらねえだろ。</text:p>
      <text:p text:style-name="Preformatted_20_Text">突撃あるのみだ！</text:p>
      <text:p text:style-name="Preformatted_20_Text">Defense?　You don't need that.</text:p>
      <text:p text:style-name="Preformatted_20_Text">We just have to charge!</text:p>
      <text:p text:style-name="Preformatted_20_Text"><text:soft-page-break/>#クロ</text:p>
      <text:p text:style-name="Preformatted_20_Text">アリス様、攻撃と防御で発動する隊長の能力は異なります。</text:p>
      <text:p text:style-name="Preformatted_20_Text">防御の際に発動する能力は、</text:p>
      <text:p text:style-name="Preformatted_20_Text">・味方のステータスをあげる</text:p>
      <text:p text:style-name="Preformatted_20_Text">・敵のステータスを下げる、</text:p>
      <text:p text:style-name="Preformatted_20_Text">・兵数やＨＰを回復する</text:p>
      <text:p text:style-name="Preformatted_20_Text">・敵の行動順を遅らせるなど、</text:p>
      <text:p text:style-name="Preformatted_20_Text">補助の役割を担うものが多いので、積極的に使われた方がよろしいですぞ。</text:p>
      <text:p text:style-name="Preformatted_20_Text">Queen Alice, the captain's abilities that are activated for attack and defense are different.</text:p>
      <text:p text:style-name="Preformatted_20_Text">The abilities that are activated when defending are</text:p>
      <text:p text:style-name="Preformatted_20_Text">Raise the status of allies.</text:p>
      <text:p text:style-name="Preformatted_20_Text">Lowering the status of the enemy.</text:p>
      <text:p text:style-name="Preformatted_20_Text">Restore the number of troops and HP.</text:p>
      <text:p text:style-name="Preformatted_20_Text">Delays the enemy's order of action, etc.</text:p>
      <text:p text:style-name="Preformatted_20_Text">You should use them actively.</text:p>
      <text:p text:style-name="Preformatted_20_Text">#アリス</text:p>
      <text:p text:style-name="Preformatted_20_Text">うーん、そうか……。</text:p>
      <text:p text:style-name="Preformatted_20_Text">結構迷うな。</text:p>
      <text:p text:style-name="Preformatted_20_Text">Hmmm... I see... ......</text:p>
      <text:p text:style-name="Preformatted_20_Text">I'm quite confused.</text:p>
      <text:p text:style-name="Preformatted_20_Text">#クロ</text:p>
      <text:p text:style-name="Preformatted_20_Text">攻撃が優良な隊長、</text:p>
      <text:p text:style-name="Preformatted_20_Text">防御が優良な隊長と、</text:p>
      <text:p text:style-name="Preformatted_20_Text">隊長の個性をうまく活用することで、戦闘を有利に進めることができます。</text:p>
      <text:p text:style-name="Preformatted_20_Text">A good offensive captain, a good defensive captain, and a good defensive captain.</text:p>
      <text:p text:style-name="Preformatted_20_Text">A captain with excellent defense, and a captain with excellent defense, and a captain with excellent defense.</text:p>
      <text:p text:style-name="Preformatted_20_Text">By making good use of the captain's individuality, you can get the best out of the battle.</text:p>
      <text:p text:style-name="Preformatted_20_Text">#アリス</text:p>
      <text:p text:style-name="Preformatted_20_Text">防御を選ぶにはどうすればいいんだ？</text:p>
      <text:p text:style-name="Preformatted_20_Text">How do I choose defense?</text:p>
      <text:p text:style-name="Preformatted_20_Text">#クロ</text:p>
      <text:p text:style-name="Preformatted_20_Text">多くの隊長の「防御」は味方を選択することで発動できます。</text:p>
      <text:p text:style-name="Preformatted_20_Text">ただし、敵を選択することで発動する「防御」もあります。</text:p>
      <text:p text:style-name="Preformatted_20_Text">Many captains' "defense" can be activated by selecting an ally.</text:p>
      <text:p text:style-name="Preformatted_20_Text">However, there are also "defenses" that can be activated by selecting an enemy.</text:p>
      <text:p text:style-name="Preformatted_20_Text">#アリス</text:p>
      <text:p text:style-name="Preformatted_20_Text">そっ、それだと「攻撃」と見分けがつかないじゃないか！</text:p>
      <text:p text:style-name="Preformatted_20_Text">Oh, that would be indistinguishable from "attack"!</text:p>
      <text:p text:style-name="Preformatted_20_Text">#クロ</text:p>
      <text:p text:style-name="Preformatted_20_Text">「赤ボタン」が「攻撃」</text:p>
      <text:p text:style-name="Preformatted_20_Text">「青ボタン」が「防御」</text:p>
      <text:p text:style-name="Preformatted_20_Text">と覚えていただければ結構です。</text:p>
      <text:p text:style-name="Preformatted_20_Text">Red button is "Attack</text:p>
      <text:p text:style-name="Preformatted_20_Text">Blue button is "Defense".</text:p>
      <text:p text:style-name="Preformatted_20_Text">It's fine if you remember that.</text:p>
      <text:p text:style-name="Preformatted_20_Text">#アリス</text:p>
      <text:p text:style-name="Preformatted_20_Text">うーん……まあ、とりあえずやりながら覚えるか。</text:p>
      <text:p text:style-name="Preformatted_20_Text">Hmmm... ...... Well, I'll learn as I go.</text:p>
      <text:p text:style-name="Preformatted_20_Text"/>
      <text:p text:style-name="Preformatted_20_Text">C:\Users\James Phillips\Desktop\Games\WargameAliceGit\MinimizedScenarios\min_s9803.txt</text:p>
      <text:p text:style-name="Preformatted_20_Text">#アリス</text:p>
      <text:p text:style-name="Preformatted_20_Text">おい、兵士数0にしたのに死なないぞ。</text:p>
      <text:p text:style-name="Preformatted_20_Text">Hey, I've got 0 soldiers and I'm not dying.</text:p>
      <text:p text:style-name="Preformatted_20_Text">#クロ</text:p>
      <text:p text:style-name="Preformatted_20_Text">兵士数は部下の兵士の数です。</text:p>
      <text:p text:style-name="Preformatted_20_Text">隊長は含まれません。</text:p>
      <text:p text:style-name="Preformatted_20_Text">ユニットを全滅させるためには、隊長も倒す必要があります</text:p>
      <text:p text:style-name="Preformatted_20_Text">The number of soldiers is the number of soldiers under your command.</text:p>
      <text:p text:style-name="Preformatted_20_Text">It does not include the captain.</text:p>
      <text:p text:style-name="Preformatted_20_Text">To annihilate a unit, you must also defeat the captain!</text:p>
      <text:p text:style-name="Preformatted_20_Text">#アリス</text:p>
      <text:p text:style-name="Preformatted_20_Text">そうか、このＨＰってのは隊長の体力だな！</text:p>
      <text:p text:style-name="Preformatted_20_Text">Right, this HP is the captain's strength!</text:p>
      <text:p text:style-name="Preformatted_20_Text"><text:soft-page-break/>#クロ</text:p>
      <text:p text:style-name="Preformatted_20_Text">その通りです。</text:p>
      <text:p text:style-name="Preformatted_20_Text">兵士数が０になるまで、基本的に隊長を攻撃することができません。</text:p>
      <text:p text:style-name="Preformatted_20_Text">ですので、兵士数を０にしてから隊長のＨＰを０にする、という流れになります。</text:p>
      <text:p text:style-name="Preformatted_20_Text">That's right.</text:p>
      <text:p text:style-name="Preformatted_20_Text">Basically, you cannot attack the captain until the number of soldiers reaches 0.</text:p>
      <text:p text:style-name="Preformatted_20_Text">So, the process is to reduce the number of soldiers to 0 and then reduce the captain's HP to 0.</text:p>
      <text:p text:style-name="Preformatted_20_Text">#クロ</text:p>
      <text:p text:style-name="Preformatted_20_Text">ユニットを全滅させると、その隊長は敗走、もしくは死亡ということになります。</text:p>
      <text:p text:style-name="Preformatted_20_Text">死亡した場合、その隊は二度と復活しないので気を付けてください。</text:p>
      <text:p text:style-name="Preformatted_20_Text">それと、アリス様が倒れてしまうと戦争が続けられなくなってしまいますので、</text:p>
      <text:p text:style-name="Preformatted_20_Text">くれぐれもお気を付けを……。</text:p>
      <text:p text:style-name="Preformatted_20_Text">If a unit is wiped out, the captain is defeated or dead.</text:p>
      <text:p text:style-name="Preformatted_20_Text">Please note that if a unit dies, it will not be revived again.</text:p>
      <text:p text:style-name="Preformatted_20_Text">Also, if Alice-sama collapses, the war will not be able to continue.</text:p>
      <text:p text:style-name="Preformatted_20_Text">Please be careful. ......</text:p>
      <text:p text:style-name="Preformatted_20_Text">#アリス</text:p>
      <text:p text:style-name="Preformatted_20_Text">ふん！　私がそう簡単にやられるもんか！</text:p>
      <text:p text:style-name="Preformatted_20_Text">クフフッ！　まあ、一応気を付けておくぞ。</text:p>
      <text:p text:style-name="Preformatted_20_Text">Hmph!　I won't be so easily beaten!</text:p>
      <text:p text:style-name="Preformatted_20_Text">Hmph!　Well, I'll be careful, just in case.</text:p>
      <text:p text:style-name="Preformatted_20_Text">#クロ</text:p>
      <text:p text:style-name="Preformatted_20_Text">敵の兵士数を０にすると、攻撃のほかに捕獲を行うこともできます。</text:p>
      <text:p text:style-name="Preformatted_20_Text">When the number of enemy soldiers is reduced to zero, you can capture them in addition to attacking them.</text:p>
      <text:p text:style-name="Preformatted_20_Text">#アリス</text:p>
      <text:p text:style-name="Preformatted_20_Text">おおっ！　捕まえることもできるのか。</text:p>
      <text:p text:style-name="Preformatted_20_Text">Oh!　You can also capture them?</text:p>
      <text:p text:style-name="Preformatted_20_Text">#クロ</text:p>
      <text:p text:style-name="Preformatted_20_Text">捕獲を行うと、敵を殺さずにとらえることができます。</text:p>
      <text:p text:style-name="Preformatted_20_Text">とらえた隊長はアリス様の好きにしていただいて構いませんが……。</text:p>
      <text:p text:style-name="Preformatted_20_Text">Capture allows you to capture the enemy without killing them.</text:p>
      <text:p text:style-name="Preformatted_20_Text">The captured captain can do as you please, Alice-sama. ......</text:p>
      <text:p text:style-name="Preformatted_20_Text">#アリス</text:p>
      <text:p text:style-name="Preformatted_20_Text">当然、私の奴隷として使ってやるぞ！</text:p>
      <text:p text:style-name="Preformatted_20_Text">Of course I'll use you as my slave!</text:p>
      <text:p text:style-name="Preformatted_20_Text">#クロ</text:p>
      <text:p text:style-name="Preformatted_20_Text">元の主人への忠誠心が残っているものもおりますので、そう簡単には……。</text:p>
      <text:p text:style-name="Preformatted_20_Text">Some of them still have loyalty to their former masters, so they will not be so easily .......</text:p>
      <text:p text:style-name="Preformatted_20_Text">#アリス</text:p>
      <text:p text:style-name="Preformatted_20_Text">魔女でもなければ隷属魔法で奴隷にしちまえばいいさ！</text:p>
      <text:p text:style-name="Preformatted_20_Text">If they're not witches, let's use slavery magic to enslave them!</text:p>
      <text:p text:style-name="Preformatted_20_Text">#クロ</text:p>
      <text:p text:style-name="Preformatted_20_Text">おお……、さすがアリス様でございます。</text:p>
      <text:p text:style-name="Preformatted_20_Text">では、捕えた際はそのように……。</text:p>
      <text:p text:style-name="Preformatted_20_Text">Oh ......, you are indeed Alice.</text:p>
      <text:p text:style-name="Preformatted_20_Text">Then, when you capture them, do so: ......</text:p>
      <text:p text:style-name="Preformatted_20_Text">#アリス</text:p>
      <text:p text:style-name="Preformatted_20_Text">クフフッ！　ようし、ガンガン捕まえるぞォ！！</text:p>
      <text:p text:style-name="Preformatted_20_Text">Kuhuhuhuhu!　All right, let's go get 'em!</text:p>
      <text:p text:style-name="Preformatted_20_Text"/>
      <text:p text:style-name="Preformatted_20_Text">C:\Users\James Phillips\Desktop\Games\WargameAliceGit\MinimizedScenarios\min_s9804.txt</text:p>
      <text:p text:style-name="Preformatted_20_Text">#アリス</text:p>
      <text:p text:style-name="Preformatted_20_Text">おっ、戦闘終了だな。</text:p>
      <text:p text:style-name="Preformatted_20_Text">ふう……指示するのも楽じゃないぞ。</text:p>
      <text:p text:style-name="Preformatted_20_Text">Whoa, the battle is over.</text:p>
      <text:p text:style-name="Preformatted_20_Text">Phew... ...... It's not easy to give directions.</text:p>
      <text:p text:style-name="Preformatted_20_Text">#クロ</text:p>
      <text:p text:style-name="Preformatted_20_Text">戦闘に勝利する条件は、こちらから攻め込む「侵攻戦」と、</text:p>
      <text:p text:style-name="Preformatted_20_Text">敵から攻め込まれた場合の「防衛戦」で異なります。</text:p>
      <text:p text:style-name="Preformatted_20_Text">侵攻戦の場合、</text:p>
      <text:p text:style-name="Preformatted_20_Text">・敵を全滅させる</text:p>
      <text:p text:style-name="Preformatted_20_Text">ことで勝利になります。</text:p>
      <text:p text:style-name="Preformatted_20_Text">防衛戦の場合、</text:p>
      <text:p text:style-name="Preformatted_20_Text"><text:soft-page-break/>・残りターン数が０になる</text:p>
      <text:p text:style-name="Preformatted_20_Text">・もしくは敵を全滅させる</text:p>
      <text:p text:style-name="Preformatted_20_Text">ことで勝利になります。</text:p>
      <text:p text:style-name="Preformatted_20_Text">The conditions for winning a battle differ between the "invasion battle," in which you invade, and the "defense battle," in which the enemy invades.</text:p>
      <text:p text:style-name="Preformatted_20_Text">The conditions for winning a battle differ between "invasion battle" in which you invade and "defense battle" in which you are invaded by the enemy.</text:p>
      <text:p text:style-name="Preformatted_20_Text">In the case of invasion, you must</text:p>
      <text:p text:style-name="Preformatted_20_Text">The victory is achieved by</text:p>
      <text:p text:style-name="Preformatted_20_Text">the victory is achieved by annihilating the enemy.</text:p>
      <text:p text:style-name="Preformatted_20_Text">In the case of a defensive battle</text:p>
      <text:p text:style-name="Preformatted_20_Text">The number of remaining turns becomes 0.</text:p>
      <text:p text:style-name="Preformatted_20_Text">or by destroying all the enemies.</text:p>
      <text:p text:style-name="Preformatted_20_Text">or by wiping out the enemy.</text:p>
      <text:p text:style-name="Preformatted_20_Text">#アリス</text:p>
      <text:p text:style-name="Preformatted_20_Text">防衛戦のが勝ちやすいってことか。</text:p>
      <text:p text:style-name="Preformatted_20_Text">So it's easier to win in a defensive battle?</text:p>
      <text:p text:style-name="Preformatted_20_Text">#クロ</text:p>
      <text:p text:style-name="Preformatted_20_Text">はい。ですので、</text:p>
      <text:p text:style-name="Preformatted_20_Text">侵攻戦は犠牲を顧みず攻撃を重視、</text:p>
      <text:p text:style-name="Preformatted_20_Text">防衛戦は兵力を温存し防御重視、</text:p>
      <text:p text:style-name="Preformatted_20_Text">という戦い方が基本になります。</text:p>
      <text:p text:style-name="Preformatted_20_Text">Yes, it is. Therefore, we should</text:p>
      <text:p text:style-name="Preformatted_20_Text">In the invasion, we must focus on the offensive at all costs.</text:p>
      <text:p text:style-name="Preformatted_20_Text">In defensive battles, we preserve our forces and focus on defense.</text:p>
      <text:p text:style-name="Preformatted_20_Text">The basic strategy is to preserve troops and focus on defense in defensive battles.</text:p>
      <text:p text:style-name="Preformatted_20_Text">#アリス</text:p>
      <text:p text:style-name="Preformatted_20_Text">クフフッ！　わかったわかった。覚えておくっての。</text:p>
      <text:p text:style-name="Preformatted_20_Text">I get it.　I know, I know. I'll keep that in mind.</text:p>
      <text:p text:style-name="Preformatted_20_Text"/>
      <text:p text:style-name="Preformatted_20_Text">C:\Users\James Phillips\Desktop\Games\WargameAliceGit\MinimizedScenarios\min_s9805.txt</text:p>
      <text:p text:style-name="Preformatted_20_Text">#アリス</text:p>
      <text:p text:style-name="Preformatted_20_Text">はぁ、疲れたぞ……。</text:p>
      <text:p text:style-name="Preformatted_20_Text">Huh, I'm tired. .......</text:p>
      <text:p text:style-name="Preformatted_20_Text">#チシャ</text:p>
      <text:p text:style-name="Preformatted_20_Text">お疲れ様でございますアリス様。</text:p>
      <text:p text:style-name="Preformatted_20_Text">Thank you for your hard work, Alice.</text:p>
      <text:p text:style-name="Preformatted_20_Text">#アリス</text:p>
      <text:p text:style-name="Preformatted_20_Text">兵にもちょっと被害が出たな。</text:p>
      <text:p text:style-name="Preformatted_20_Text">A bit of damage to the troops, too.</text:p>
      <text:p text:style-name="Preformatted_20_Text">#チシャ</text:p>
      <text:p text:style-name="Preformatted_20_Text">アリス様、減ってしまった兵は補充をすることができます。</text:p>
      <text:p text:style-name="Preformatted_20_Text">補充はメニューの「軍団編成」から行うことができます。</text:p>
      <text:p text:style-name="Preformatted_20_Text">Queen Alice, you can replenish your troops that have been depleted.</text:p>
      <text:p text:style-name="Preformatted_20_Text">Replenishment can be done from the menu "Legion Formation".</text:p>
      <text:p text:style-name="Preformatted_20_Text">#アリス</text:p>
      <text:p text:style-name="Preformatted_20_Text">へえ、他にもメニューがあるみたいだけど。</text:p>
      <text:p text:style-name="Preformatted_20_Text">Heh, it looks like there are other menus.</text:p>
      <text:p text:style-name="Preformatted_20_Text">#チシャ</text:p>
      <text:p text:style-name="Preformatted_20_Text">はい！</text:p>
      <text:p text:style-name="Preformatted_20_Text">「軍団編成」は、</text:p>
      <text:p text:style-name="Preformatted_20_Text">主に兵の補充や最大兵数の増加</text:p>
      <text:p text:style-name="Preformatted_20_Text">ユニットそのものを強化するレベルアップなどを行うことができます。</text:p>
      <text:p text:style-name="Preformatted_20_Text">「アイテム」は、</text:p>
      <text:p text:style-name="Preformatted_20_Text">現在所持している</text:p>
      <text:p text:style-name="Preformatted_20_Text">「装備」「カード」を確認することができます。</text:p>
      <text:p text:style-name="Preformatted_20_Text">「図書館」は、</text:p>
      <text:p text:style-name="Preformatted_20_Text">ゲームの操作に関するヘルプや、</text:p>
      <text:p text:style-name="Preformatted_20_Text">この世界に関する様々な書籍を読むことができます。</text:p>
      <text:p text:style-name="Preformatted_20_Text">最後に「システム」ですが、</text:p>
      <text:p text:style-name="Preformatted_20_Text">「セーブ」「ロード」「設定」</text:p>
      <text:p text:style-name="Preformatted_20_Text">の３つを行うことができます。</text:p>
      <text:p text:style-name="Preformatted_20_Text">Yes!</text:p>
      <text:p text:style-name="Preformatted_20_Text"><text:soft-page-break/>The "Organize Corps" menu is</text:p>
      <text:p text:style-name="Preformatted_20_Text">Mainly, you can replenish troops, increase the maximum number of troops</text:p>
      <text:p text:style-name="Preformatted_20_Text">and level up units to strengthen them.</text:p>
      <text:p text:style-name="Preformatted_20_Text">Items" are</text:p>
      <text:p text:style-name="Preformatted_20_Text">You can check the "Equipment" and "Cards" that you currently have.</text:p>
      <text:p text:style-name="Preformatted_20_Text">Equipment and cards can be checked.</text:p>
      <text:p text:style-name="Preformatted_20_Text">The "Library" provides</text:p>
      <text:p text:style-name="Preformatted_20_Text">help on game operation and various books about the world.</text:p>
      <text:p text:style-name="Preformatted_20_Text">and various books about this world.</text:p>
      <text:p text:style-name="Preformatted_20_Text">Finally, in the "System" section, you will find "Save", "Load", "Setup", and "Play".</text:p>
      <text:p text:style-name="Preformatted_20_Text">Save, Load, and Settings.</text:p>
      <text:p text:style-name="Preformatted_20_Text">Save", "Load", and "Settings".</text:p>
      <text:p text:style-name="Preformatted_20_Text">#アリス</text:p>
      <text:p text:style-name="Preformatted_20_Text">うーん、いっぱいあって覚えきれないな……。</text:p>
      <text:p text:style-name="Preformatted_20_Text">Hmmm, there are so many I can't remember them all. ......</text:p>
      <text:p text:style-name="Preformatted_20_Text">#チシャ</text:p>
      <text:p text:style-name="Preformatted_20_Text">アリス様、細かい操作は</text:p>
      <text:p text:style-name="Preformatted_20_Text">「図書館」の書籍に書いてあります。</text:p>
      <text:p text:style-name="Preformatted_20_Text">操作に行き詰ったときは、ここをのぞいてみてください。</text:p>
      <text:p text:style-name="Preformatted_20_Text">Queen Alice, the detailed operations are</text:p>
      <text:p text:style-name="Preformatted_20_Text">written in the books in the "library."</text:p>
      <text:p text:style-name="Preformatted_20_Text">If you get stuck on an operation, please take a look here.</text:p>
      <text:p text:style-name="Preformatted_20_Text">#アリス</text:p>
      <text:p text:style-name="Preformatted_20_Text">そうだな、とりあえずやってみて、わかんなかったらのぞいてみるわ。</text:p>
      <text:p text:style-name="Preformatted_20_Text">Yes, I'll give it a try anyway, and if I don't understand, I'll take a peek.</text:p>
      <text:p text:style-name="Preformatted_20_Text">#チシャ</text:p>
      <text:p text:style-name="Preformatted_20_Text">はい！</text:p>
      <text:p text:style-name="Preformatted_20_Text">Yes!</text:p>
      <text:p text:style-name="Preformatted_20_Text">[cn]</text:p>
      <text:p text:style-name="Preformatted_20_Text">【これにてチュートリアルは終了です。】</text:p>
      <text:p text:style-name="Preformatted_20_Text">【何か操作でわからない部分があれば</text:p>
      <text:p text:style-name="Preformatted_20_Text">メニューの図書室をのぞいてみてください。】</text:p>
      <text:p text:style-name="Preformatted_20_Text">【それでは、わがままアリスと百日戦争の世界をお楽しみください。】</text:p>
      <text:p text:style-name="Preformatted_20_Text">[This concludes the tutorial.</text:p>
      <text:p text:style-name="Preformatted_20_Text">[If you have any questions about any of the operations, please take a look at the library in the menu.</text:p>
      <text:p text:style-name="Preformatted_20_Text">Please take a look at the library in the menu.</text:p>
      <text:p text:style-name="Preformatted_20_Text">Then, please enjoy the world of Brutal Alice and the Hundred Days War.</text:p>
      <text:p text:style-name="Preformatted_20_Text"/>
      <text:p text:style-name="Preformatted_20_Text">C:\Users\James Phillips\Desktop\Games\WargameAliceGit\MinimizedScenarios\min_s9806.txt</text:p>
      <text:p text:style-name="Preformatted_20_Text">#アリス</text:p>
      <text:p text:style-name="Preformatted_20_Text">おっ、メニューが出たぞ。</text:p>
      <text:p text:style-name="Preformatted_20_Text">Whoa, there goes the menu.</text:p>
      <text:p text:style-name="Preformatted_20_Text">#チシャ</text:p>
      <text:p text:style-name="Preformatted_20_Text">兵の増員をするには「軍団」をクリックしてください。</text:p>
      <text:p text:style-name="Preformatted_20_Text">Click on "Legion" to add more troops.</text:p>
      <text:p text:style-name="Preformatted_20_Text">#チシャ</text:p>
      <text:p text:style-name="Preformatted_20_Text">ここでは、兵の増員のほか、隊自体の規模を大きくしたり、レベルアップができます。</text:p>
      <text:p text:style-name="Preformatted_20_Text">Here, in addition to increasing the number of troops, you can increase the size of the corps itself and improve its level.</text:p>
      <text:p text:style-name="Preformatted_20_Text">#アリス</text:p>
      <text:p text:style-name="Preformatted_20_Text">レベルアップ？</text:p>
      <text:p text:style-name="Preformatted_20_Text">Level up?</text:p>
      <text:p text:style-name="Preformatted_20_Text">#チシャ</text:p>
      <text:p text:style-name="Preformatted_20_Text">レベルアップすることで、隊長だけでなく、ユニット全体の能力をあげることができます。</text:p>
      <text:p text:style-name="Preformatted_20_Text">あっ、でも、レベルアップには経験値が必要なので気を付けてくださいね。</text:p>
      <text:p text:style-name="Preformatted_20_Text">By leveling up, you can increase the ability of not only the captain, but the entire unit.</text:p>
      <text:p text:style-name="Preformatted_20_Text">Oh, but please note that leveling up requires experience.</text:p>
      <text:p text:style-name="Preformatted_20_Text">#アリス</text:p>
      <text:p text:style-name="Preformatted_20_Text">経験値はどうやったら手に入るんだよ。</text:p>
      <text:p text:style-name="Preformatted_20_Text">How do I get experience?</text:p>
      <text:p text:style-name="Preformatted_20_Text">#チシャ</text:p>
      <text:p text:style-name="Preformatted_20_Text">経験値はそのユニットを戦闘に出すことで手に入ります。</text:p>
      <text:p text:style-name="Preformatted_20_Text">勝っても負けても手に入りますので、気にせずどんどん戦闘に出してくださいね。</text:p>
      <text:p text:style-name="Preformatted_20_Text">Experience is obtained by putting that unit into battle.</text:p>
      <text:p text:style-name="Preformatted_20_Text"><text:soft-page-break/>You can get it whether you win or lose, so don't worry about it and keep sending them into battle.</text:p>
      <text:p text:style-name="Preformatted_20_Text">#アリス</text:p>
      <text:p text:style-name="Preformatted_20_Text">よし、とりあえず兵を回復させるか……。</text:p>
      <text:p text:style-name="Preformatted_20_Text">Okay, let's recover the troops for now. ......</text:p>
      <text:p text:style-name="Preformatted_20_Text"/>
      <text:p text:style-name="Preformatted_20_Text">C:\Users\James Phillips\Desktop\Games\WargameAliceGit\MinimizedScenarios\min_s9807.txt</text:p>
      <text:p text:style-name="Preformatted_20_Text">#アリス</text:p>
      <text:p text:style-name="Preformatted_20_Text">気分転換に町へ行くぞ！</text:p>
      <text:p text:style-name="Preformatted_20_Text">Going to town for a change!</text:p>
      <text:p text:style-name="Preformatted_20_Text">#チシャ</text:p>
      <text:p text:style-name="Preformatted_20_Text">アリス様！</text:p>
      <text:p text:style-name="Preformatted_20_Text">Queen Alice!</text:p>
      <text:p text:style-name="Preformatted_20_Text">#アリス</text:p>
      <text:p text:style-name="Preformatted_20_Text">わっ、チシャ！</text:p>
      <text:p text:style-name="Preformatted_20_Text">……なんだよ、ちゃんと仕事はしてるだろ？</text:p>
      <text:p text:style-name="Preformatted_20_Text">Wow, Cheshire!</text:p>
      <text:p text:style-name="Preformatted_20_Text">What's ......, you're doing your job, aren't you?</text:p>
      <text:p text:style-name="Preformatted_20_Text">#チシャ</text:p>
      <text:p text:style-name="Preformatted_20_Text">いえ！　そうではなくて、領主になられましたので、町でもやっていただく仕事がありまして。</text:p>
      <text:p text:style-name="Preformatted_20_Text">No!　Not really, but since you've been made a lord, I have some work for you to do in town as well.</text:p>
      <text:p text:style-name="Preformatted_20_Text">#アリス</text:p>
      <text:p text:style-name="Preformatted_20_Text">ちぇっ、結局仕事じゃねえか……。</text:p>
      <text:p text:style-name="Preformatted_20_Text">Damn, it's a job after all. ......</text:p>
      <text:p text:style-name="Preformatted_20_Text">#チシャ</text:p>
      <text:p text:style-name="Preformatted_20_Text">そういわないでくださいよ。</text:p>
      <text:p text:style-name="Preformatted_20_Text">町ではいつも通り遊びに出るほかに、</text:p>
      <text:p text:style-name="Preformatted_20_Text">お店でカードや装備など、戦闘に役立つアイテムを仕入れることができます。</text:p>
      <text:p text:style-name="Preformatted_20_Text">装備は「ぼるだっクン商店」</text:p>
      <text:p text:style-name="Preformatted_20_Text">カードは「カントの魔法屋」で手に入ります。</text:p>
      <text:p text:style-name="Preformatted_20_Text">Please don't say that.</text:p>
      <text:p text:style-name="Preformatted_20_Text">In town, in addition to going out to play as usual, you can also go to the shops to buy cards, equipment, and other items for combat.</text:p>
      <text:p text:style-name="Preformatted_20_Text">You can purchase cards, equipment, and other items useful in battle at the stores.</text:p>
      <text:p text:style-name="Preformatted_20_Text">Equipment can be purchased at "Borudakkun Shop".</text:p>
      <text:p text:style-name="Preformatted_20_Text">Cards are available at "Kant's Magic Shop".</text:p>
      <text:p text:style-name="Preformatted_20_Text">#アリス</text:p>
      <text:p text:style-name="Preformatted_20_Text">ふん、そういうことか。</text:p>
      <text:p text:style-name="Preformatted_20_Text">時間があるときによってみるかな……。</text:p>
      <text:p text:style-name="Preformatted_20_Text">Hmm, so that's how it is.</text:p>
      <text:p text:style-name="Preformatted_20_Text">I'll check it out when I have time. ......</text:p>
      <text:p text:style-name="Preformatted_20_Text"/>
      <text:p text:style-name="Preformatted_20_Text">C:\Users\James Phillips\Desktop\Games\WargameAliceGit\MinimizedScenarios\min_s9980.txt</text:p>
      <text:p text:style-name="Preformatted_20_Text">煙の臭い。肌に張り付くような熱気。</text:p>
      <text:p text:style-name="Preformatted_20_Text">ヴェロニカ宮の謁見の間で、名もなき大魔女が膝をついていた。</text:p>
      <text:p text:style-name="Preformatted_20_Text">The smell of smoke. The heat that seems to stick to your skin.</text:p>
      <text:p text:style-name="Preformatted_20_Text">In the audience chamber of Veronica Palace, the Great Witch with No Name was kneeling.</text:p>
      <text:p text:style-name="Preformatted_20_Text">#名無しの大魔女</text:p>
      <text:p text:style-name="Preformatted_20_Text">…………そんな、バカな。</text:p>
      <text:p text:style-name="Preformatted_20_Text">............Oh, no, that's ridiculous.</text:p>
      <text:p text:style-name="Preformatted_20_Text">[cn]</text:p>
      <text:p text:style-name="Preformatted_20_Text">大魔女の体からはうす緑色の煙が立ち上っていた。</text:p>
      <text:p text:style-name="Preformatted_20_Text">魔力が支えきれず、漏れているのだ。</text:p>
      <text:p text:style-name="Preformatted_20_Text">A light green smoke was rising from the Great Witch's body.</text:p>
      <text:p text:style-name="Preformatted_20_Text">Her magic power could not support it, and it was leaking.</text:p>
      <text:p text:style-name="Preformatted_20_Text">#アリス</text:p>
      <text:p text:style-name="Preformatted_20_Text">…………。</text:p>
      <text:p text:style-name="Preformatted_20_Text">.............</text:p>
      <text:p text:style-name="Preformatted_20_Text">[cn]</text:p>
      <text:p text:style-name="Preformatted_20_Text">そのそばでアリスが倒れていた。</text:p>
      <text:p text:style-name="Preformatted_20_Text">アリスはピクリとも動かない。</text:p>
      <text:p text:style-name="Preformatted_20_Text">Nearby, Alice had collapsed.</text:p>
      <text:p text:style-name="Preformatted_20_Text">Alice doesn't even twitch.</text:p>
      <text:p text:style-name="Preformatted_20_Text">#名無しの大魔女</text:p>
      <text:p text:style-name="Preformatted_20_Text"><text:soft-page-break/>フン、とどめを刺す前に力尽きたか……。</text:p>
      <text:p text:style-name="Preformatted_20_Text">グ……そろそろ、私たちも……。</text:p>
      <text:p text:style-name="Preformatted_20_Text">Hmm, she ran out of power before she could finish him off. ......</text:p>
      <text:p text:style-name="Preformatted_20_Text">Gu...... it's about time we .......</text:p>
      <text:p text:style-name="Preformatted_20_Text">[cn]</text:p>
      <text:p text:style-name="Preformatted_20_Text">その時、アリスがゆっくりと起き上がった。</text:p>
      <text:p text:style-name="Preformatted_20_Text">目はうつろ、おぼつかない足取りで大魔女の方へ歩き出す。</text:p>
      <text:p text:style-name="Preformatted_20_Text">At that moment, Alice slowly got up.</text:p>
      <text:p text:style-name="Preformatted_20_Text">Her eyes are slurred, and she walks toward the Great Witch with dazed steps.</text:p>
      <text:p text:style-name="Preformatted_20_Text">#名無しの大魔女</text:p>
      <text:p text:style-name="Preformatted_20_Text">そこまでして世界がほしいかアリス……。</text:p>
      <text:p text:style-name="Preformatted_20_Text">Do you want the world that badly, Alice? ......</text:p>
      <text:p text:style-name="Preformatted_20_Text">[cn]</text:p>
      <text:p text:style-name="Preformatted_20_Text">しかし、アリスにはもはやわずかな魔力も残されていなかった。</text:p>
      <text:p text:style-name="Preformatted_20_Text">But Alice no longer had the slightest bit of magic left in her.</text:p>
      <text:p text:style-name="Preformatted_20_Text">#アリス</text:p>
      <text:p text:style-name="Preformatted_20_Text">……ころ、す……。</text:p>
      <text:p text:style-name="Preformatted_20_Text">ぜっ……たい、ころ……す。</text:p>
      <text:p text:style-name="Preformatted_20_Text">Koro, su .......</text:p>
      <text:p text:style-name="Preformatted_20_Text">I'll never ...... be able to do it, Koro .......</text:p>
      <text:p text:style-name="Preformatted_20_Text">[cn]</text:p>
      <text:p text:style-name="Preformatted_20_Text">うわごとのように殺す、殺すと繰り返すアリスに大魔女の一撃が叩き込まれた。</text:p>
      <text:p text:style-name="Preformatted_20_Text">The Great Witch struck a blow at Alice, who repeated "kill, kill, kill" as if in a whisper.</text:p>
      <text:p text:style-name="Preformatted_20_Text">#アリス</text:p>
      <text:p text:style-name="Preformatted_20_Text">……っ！！</text:p>
      <text:p text:style-name="Preformatted_20_Text">......!!!</text:p>
      <text:p text:style-name="Preformatted_20_Text">[cn]</text:p>
      <text:p text:style-name="Preformatted_20_Text">そして、ついに本当に動かなくなった。</text:p>
      <text:p text:style-name="Preformatted_20_Text">And finally, she really stopped moving.</text:p>
      <text:p text:style-name="Preformatted_20_Text">#名無しの大魔女</text:p>
      <text:p text:style-name="Preformatted_20_Text">泣き虫アリスのくせに……。</text:p>
      <text:p text:style-name="Preformatted_20_Text">You're a crybaby Alice. .......</text:p>
      <text:p text:style-name="Preformatted_20_Text">[cn]</text:p>
      <text:p text:style-name="Preformatted_20_Text">その言葉を最後に、大魔女も風に掻き消えるように姿を消した。</text:p>
      <text:p text:style-name="Preformatted_20_Text">With those last words, the Great Witch also disappeared as if scraping away in the wind.</text:p>
      <text:p text:style-name="Preformatted_20_Text">[cn]</text:p>
      <text:p text:style-name="Preformatted_20_Text">白い世界の中心にアリスは立っていた。</text:p>
      <text:p text:style-name="Preformatted_20_Text">周りには何もなく、ただ白い空間が広がっている。</text:p>
      <text:p text:style-name="Preformatted_20_Text">と、そこへ徐々に輪郭が浮かび上がり、人の形を成した。</text:p>
      <text:p text:style-name="Preformatted_20_Text">Alice stood in the center of the white world.</text:p>
      <text:p text:style-name="Preformatted_20_Text">There was nothing around her, just a white space.</text:p>
      <text:p text:style-name="Preformatted_20_Text">And then, gradually, an outline emerged, forming a human shape.</text:p>
      <text:p text:style-name="Preformatted_20_Text">#アリス</text:p>
      <text:p text:style-name="Preformatted_20_Text">ヴェロニカ……！</text:p>
      <text:p text:style-name="Preformatted_20_Text">Veronica......!</text:p>
      <text:p text:style-name="Preformatted_20_Text">#ヴェロニカ</text:p>
      <text:p text:style-name="Preformatted_20_Text">アリス……。</text:p>
      <text:p text:style-name="Preformatted_20_Text">Alice.......</text:p>
      <text:p text:style-name="Preformatted_20_Text">#アリス</text:p>
      <text:p text:style-name="Preformatted_20_Text">ヴェロニカ！　ヴェロニカなんだな！</text:p>
      <text:p text:style-name="Preformatted_20_Text">ああっ、生きてる！</text:p>
      <text:p text:style-name="Preformatted_20_Text">ヴェロニカぁ！！</text:p>
      <text:p text:style-name="Preformatted_20_Text">Veronica!　You're Veronica!</text:p>
      <text:p text:style-name="Preformatted_20_Text">Oh, you're alive!</text:p>
      <text:p text:style-name="Preformatted_20_Text">Oh, Veronica!</text:p>
      <text:p text:style-name="Preformatted_20_Text">[cn]</text:p>
      <text:p text:style-name="Preformatted_20_Text">アリスは勢いよくヴェロニカに飛びついた。</text:p>
      <text:p text:style-name="Preformatted_20_Text">Alice jumped on Veronica with great vigor.</text:p>
      <text:p text:style-name="Preformatted_20_Text">#ヴェロニカ</text:p>
      <text:p text:style-name="Preformatted_20_Text">あらあら……</text:p>
      <text:p text:style-name="Preformatted_20_Text">あなた、いつからそんなに甘えん坊になったんですか？</text:p>
      <text:p text:style-name="Preformatted_20_Text">Oh my goodness: ......</text:p>
      <text:p text:style-name="Preformatted_20_Text">When did you become such a spoiled brat?</text:p>
      <text:p text:style-name="Preformatted_20_Text"><text:soft-page-break/>#アリス</text:p>
      <text:p text:style-name="Preformatted_20_Text">ヴェロニカだ……</text:p>
      <text:p text:style-name="Preformatted_20_Text">本物の、ヴェロニカだ……。</text:p>
      <text:p text:style-name="Preformatted_20_Text">It's Veronica: ......</text:p>
      <text:p text:style-name="Preformatted_20_Text">It's the real, Veronica. ......</text:p>
      <text:p text:style-name="Preformatted_20_Text">#ヴェロニカ</text:p>
      <text:p text:style-name="Preformatted_20_Text">アリス……。</text:p>
      <text:p text:style-name="Preformatted_20_Text">ここにいるということは、死んでしまったのですね。</text:p>
      <text:p text:style-name="Preformatted_20_Text">Alice: .......</text:p>
      <text:p text:style-name="Preformatted_20_Text">If you're here, then you're dead.</text:p>
      <text:p text:style-name="Preformatted_20_Text">#アリス</text:p>
      <text:p text:style-name="Preformatted_20_Text">死んだ……？</text:p>
      <text:p text:style-name="Preformatted_20_Text">ああ、そうか……私、あの化け物と戦って。</text:p>
      <text:p text:style-name="Preformatted_20_Text">……勝てなかったんだな。</text:p>
      <text:p text:style-name="Preformatted_20_Text">Dead......?</text:p>
      <text:p text:style-name="Preformatted_20_Text">Oh, yeah...... me, fighting that monster.</text:p>
      <text:p text:style-name="Preformatted_20_Text">You didn't win .......</text:p>
      <text:p text:style-name="Preformatted_20_Text">#ヴェロニカ</text:p>
      <text:p text:style-name="Preformatted_20_Text">いえ……</text:p>
      <text:p text:style-name="Preformatted_20_Text">先ほどライザとニアの魂が飛んでいくのを見ました。</text:p>
      <text:p text:style-name="Preformatted_20_Text">おそらく彼女たちも倒れたのです。</text:p>
      <text:p text:style-name="Preformatted_20_Text">No. ......</text:p>
      <text:p text:style-name="Preformatted_20_Text">I just saw Ryza and Nia's souls fly away.</text:p>
      <text:p text:style-name="Preformatted_20_Text">Perhaps they fell too.</text:p>
      <text:p text:style-name="Preformatted_20_Text">#アリス</text:p>
      <text:p text:style-name="Preformatted_20_Text">そっか……</text:p>
      <text:p text:style-name="Preformatted_20_Text">じゃあ私、ヴェロニカの敵を討てたんだな。</text:p>
      <text:p text:style-name="Preformatted_20_Text">I see......</text:p>
      <text:p text:style-name="Preformatted_20_Text">Then I guess I've avenged Veronica.</text:p>
      <text:p text:style-name="Preformatted_20_Text">#ヴェロニカ</text:p>
      <text:p text:style-name="Preformatted_20_Text">アリス……。</text:p>
      <text:p text:style-name="Preformatted_20_Text">Alice.......</text:p>
      <text:p text:style-name="Preformatted_20_Text">#アリス</text:p>
      <text:p text:style-name="Preformatted_20_Text">ヴェロニカ……これからはずっと一緒なんだよな。</text:p>
      <text:p text:style-name="Preformatted_20_Text">Veronica......, we'll be together from now on, won't we?</text:p>
      <text:p text:style-name="Preformatted_20_Text">#ヴェロニカ</text:p>
      <text:p text:style-name="Preformatted_20_Text">……ええ、そうよ。</text:p>
      <text:p text:style-name="Preformatted_20_Text">......Yes, we are.</text:p>
      <text:p text:style-name="Preformatted_20_Text">#アリス</text:p>
      <text:p text:style-name="Preformatted_20_Text">そっか……</text:p>
      <text:p text:style-name="Preformatted_20_Text">よかった。</text:p>
      <text:p text:style-name="Preformatted_20_Text">I see......</text:p>
      <text:p text:style-name="Preformatted_20_Text">Good.</text:p>
      <text:p text:style-name="Preformatted_20_Text">#ヴェロニカ</text:p>
      <text:p text:style-name="Preformatted_20_Text">行きましょう、アリス。</text:p>
      <text:p text:style-name="Preformatted_20_Text">私だけじゃないわ、みんなが待っているの。</text:p>
      <text:p text:style-name="Preformatted_20_Text">Let's go, Alice.</text:p>
      <text:p text:style-name="Preformatted_20_Text">I'm not the only one, they're all waiting for us.</text:p>
      <text:p text:style-name="Preformatted_20_Text">#アリス</text:p>
      <text:p text:style-name="Preformatted_20_Text">……！　ああ、行こう。</text:p>
      <text:p text:style-name="Preformatted_20_Text">......!　Oh, let's go.</text:p>
      <text:p text:style-name="Preformatted_20_Text">[cn]</text:p>
      <text:p text:style-name="Preformatted_20_Text">アリスとヴェロニカは手をつないで歩きだした。</text:p>
      <text:p text:style-name="Preformatted_20_Text">次第に二人の姿は光に溶け、そして、消えた。</text:p>
      <text:p text:style-name="Preformatted_20_Text">ヴェロニカ宮付近の森。</text:p>
      <text:p text:style-name="Preformatted_20_Text">Alice and Veronica walked hand in hand.</text:p>
      <text:p text:style-name="Preformatted_20_Text">Gradually, their figures melted into the light, and then disappeared.</text:p>
      <text:p text:style-name="Preformatted_20_Text">The forest near Veronica's palace.</text:p>
      <text:p text:style-name="Preformatted_20_Text">#エリ</text:p>
      <text:p text:style-name="Preformatted_20_Text">ぷはっ！！</text:p>
      <text:p text:style-name="Preformatted_20_Text">あー、いててて……。</text:p>
      <text:p text:style-name="Preformatted_20_Text">ったく、あの化け物、私じゃなきゃ死んでたわよ。</text:p>
      <text:p text:style-name="Preformatted_20_Text">シードル！　</text:p>
      <text:p text:style-name="Preformatted_20_Text"><text:soft-page-break/>シードル！？</text:p>
      <text:p text:style-name="Preformatted_20_Text">あっ、いた。</text:p>
      <text:p text:style-name="Preformatted_20_Text">このっ！　寝てんじゃないわよ、起きなさい！！</text:p>
      <text:p text:style-name="Preformatted_20_Text">Pfft!</text:p>
      <text:p text:style-name="Preformatted_20_Text">Ah, ouch... .......</text:p>
      <text:p text:style-name="Preformatted_20_Text">Damn, that monster would have died if it wasn't for me.</text:p>
      <text:p text:style-name="Preformatted_20_Text">Cedar!　</text:p>
      <text:p text:style-name="Preformatted_20_Text">Cedar!</text:p>
      <text:p text:style-name="Preformatted_20_Text">Oh, there she is.</text:p>
      <text:p text:style-name="Preformatted_20_Text">Son of a bitch!　Don't sleep! Wake up!</text:p>
      <text:p text:style-name="Preformatted_20_Text">#シードル</text:p>
      <text:p text:style-name="Preformatted_20_Text">ううん……。</text:p>
      <text:p text:style-name="Preformatted_20_Text">Unn .......</text:p>
      <text:p text:style-name="Preformatted_20_Text">[cn]</text:p>
      <text:p text:style-name="Preformatted_20_Text">げしっ！　げしっ！！</text:p>
      <text:p text:style-name="Preformatted_20_Text">Gesh!　Geesh!!!</text:p>
      <text:p text:style-name="Preformatted_20_Text">#シードル</text:p>
      <text:p text:style-name="Preformatted_20_Text">いてっ！　いてっ！！</text:p>
      <text:p text:style-name="Preformatted_20_Text">なっ、なんですかぁ！？</text:p>
      <text:p text:style-name="Preformatted_20_Text">あっ、エリ様……。</text:p>
      <text:p text:style-name="Preformatted_20_Text">Ow!　Ouch!</text:p>
      <text:p text:style-name="Preformatted_20_Text">What is it?</text:p>
      <text:p text:style-name="Preformatted_20_Text">Oh, Mr. Eli. .......</text:p>
      <text:p text:style-name="Preformatted_20_Text">#エリ</text:p>
      <text:p text:style-name="Preformatted_20_Text">ずいぶん遠くまで飛ばされたけど、</text:p>
      <text:p text:style-name="Preformatted_20_Text">一体何日眠っていたのかしら……。</text:p>
      <text:p text:style-name="Preformatted_20_Text">シードル、とりあえず宮殿に戻るわよ！</text:p>
      <text:p text:style-name="Preformatted_20_Text">I've been sent so far away.</text:p>
      <text:p text:style-name="Preformatted_20_Text">How many days have I been asleep? ......</text:p>
      <text:p text:style-name="Preformatted_20_Text">Cedar, let's go back to the palace for now!</text:p>
      <text:p text:style-name="Preformatted_20_Text">#シードル</text:p>
      <text:p text:style-name="Preformatted_20_Text">はっ、はい！</text:p>
      <text:p text:style-name="Preformatted_20_Text">Ha, yes!</text:p>
      <text:p text:style-name="Preformatted_20_Text">#エリ</text:p>
      <text:p text:style-name="Preformatted_20_Text">……ライザ、ニア。 死んでる。</text:p>
      <text:p text:style-name="Preformatted_20_Text">ということは、アリスは倒したのね！</text:p>
      <text:p text:style-name="Preformatted_20_Text">...... Ryza, Nia. They're dead.</text:p>
      <text:p text:style-name="Preformatted_20_Text">So that means you beat Alice!</text:p>
      <text:p text:style-name="Preformatted_20_Text">#シードル</text:p>
      <text:p text:style-name="Preformatted_20_Text">エリ様！　アリス様が……。</text:p>
      <text:p text:style-name="Preformatted_20_Text">Lady Eli!　Lady Alice is .......</text:p>
      <text:p text:style-name="Preformatted_20_Text">#エリ</text:p>
      <text:p text:style-name="Preformatted_20_Text">えっ……。</text:p>
      <text:p text:style-name="Preformatted_20_Text">What? .......</text:p>
      <text:p text:style-name="Preformatted_20_Text">#エリ</text:p>
      <text:p text:style-name="Preformatted_20_Text">アリス……、ヴェロニカ様。</text:p>
      <text:p text:style-name="Preformatted_20_Text">Alice ...... and Lady Veronica.</text:p>
      <text:p text:style-name="Preformatted_20_Text">#シードル</text:p>
      <text:p text:style-name="Preformatted_20_Text">エリ様……すでに亡くなられています。</text:p>
      <text:p text:style-name="Preformatted_20_Text">Lady Eli...... has already passed away.</text:p>
      <text:p text:style-name="Preformatted_20_Text">#エリ</text:p>
      <text:p text:style-name="Preformatted_20_Text">ええ……。</text:p>
      <text:p text:style-name="Preformatted_20_Text">Yes.......</text:p>
      <text:p text:style-name="Preformatted_20_Text">#シードル</text:p>
      <text:p text:style-name="Preformatted_20_Text">エリ様……。アリス様は。</text:p>
      <text:p text:style-name="Preformatted_20_Text">Dear Eri....... And Alice.</text:p>
      <text:p text:style-name="Preformatted_20_Text">#エリ</text:p>
      <text:p text:style-name="Preformatted_20_Text">シードル、そっとしておいてあげましょう。</text:p>
      <text:p text:style-name="Preformatted_20_Text">きっと、ヴェロニカ様に会えたのよ。</text:p>
      <text:p text:style-name="Preformatted_20_Text">Cedar, let's leave her alone.</text:p>
      <text:p text:style-name="Preformatted_20_Text">I'm sure you've met Lady Veronica.</text:p>
      <text:p text:style-name="Preformatted_20_Text">#シードル</text:p>
      <text:p text:style-name="Preformatted_20_Text">エリ様……。</text:p>
      <text:p text:style-name="Preformatted_20_Text"><text:soft-page-break/>Lady Eri: .......</text:p>
      <text:p text:style-name="Preformatted_20_Text">#エリ</text:p>
      <text:p text:style-name="Preformatted_20_Text">だって、こんなに安らかな顔をしているんだもの……</text:p>
      <text:p text:style-name="Preformatted_20_Text">きっと、幸せに……。</text:p>
      <text:p text:style-name="Preformatted_20_Text">Because you look so peaceful ......</text:p>
      <text:p text:style-name="Preformatted_20_Text">I'm sure you'll be happy.......</text:p>
      <text:p text:style-name="Preformatted_20_Text">#シードル</text:p>
      <text:p text:style-name="Preformatted_20_Text">エリ様……。</text:p>
      <text:p text:style-name="Preformatted_20_Text">Dear Eli.......</text:p>
      <text:p text:style-name="Preformatted_20_Text">#エリ</text:p>
      <text:p text:style-name="Preformatted_20_Text">死ぬなんて聞いてないわよ……。</text:p>
      <text:p text:style-name="Preformatted_20_Text">アリスの……ばか。</text:p>
      <text:p text:style-name="Preformatted_20_Text">I didn't hear you die. ......</text:p>
      <text:p text:style-name="Preformatted_20_Text">Alice's ...... fool.</text:p>
      <text:p text:style-name="Preformatted_20_Text">#シードル</text:p>
      <text:p text:style-name="Preformatted_20_Text">…………。</text:p>
      <text:p text:style-name="Preformatted_20_Text">.............</text:p>
      <text:p text:style-name="Preformatted_20_Text">[cn]</text:p>
      <text:p text:style-name="Preformatted_20_Text">魔女の世界に平和が訪れた。</text:p>
      <text:p text:style-name="Preformatted_20_Text">上まで登った太陽に背を向けるようにして、</text:p>
      <text:p text:style-name="Preformatted_20_Text">エリとシードルは歩き出した。</text:p>
      <text:p text:style-name="Preformatted_20_Text">二度と、振り返ることはなかった。</text:p>
      <text:p text:style-name="Preformatted_20_Text">Peace has come to the world of witches.</text:p>
      <text:p text:style-name="Preformatted_20_Text">With their backs to the sun, which had climbed to the top.</text:p>
      <text:p text:style-name="Preformatted_20_Text">Eli and Cedar walked away.</text:p>
      <text:p text:style-name="Preformatted_20_Text">They never looked back.</text:p>
      <text:p text:style-name="Preformatted_20_Text"/>
      <text:p text:style-name="Preformatted_20_Text">C:\Users\James Phillips\Desktop\Games\WargameAliceGit\MinimizedScenarios\min_s9981.txt</text:p>
      <text:p text:style-name="Preformatted_20_Text">#ライザ</text:p>
      <text:p text:style-name="Preformatted_20_Text">それじゃあいくぜえー！</text:p>
      <text:p text:style-name="Preformatted_20_Text">いーち、にーい、さーん……。</text:p>
      <text:p text:style-name="Preformatted_20_Text">Let's go then!</text:p>
      <text:p text:style-name="Preformatted_20_Text">One, two, three: .......</text:p>
      <text:p text:style-name="Preformatted_20_Text">#ニア</text:p>
      <text:p text:style-name="Preformatted_20_Text">きゃー！　にげろー！！</text:p>
      <text:p text:style-name="Preformatted_20_Text">Kya!　Get away!</text:p>
      <text:p text:style-name="Preformatted_20_Text">#アリス</text:p>
      <text:p text:style-name="Preformatted_20_Text">えっ、あっ……</text:p>
      <text:p text:style-name="Preformatted_20_Text">あの。</text:p>
      <text:p text:style-name="Preformatted_20_Text">What, oh... ......</text:p>
      <text:p text:style-name="Preformatted_20_Text">Um.</text:p>
      <text:p text:style-name="Preformatted_20_Text">#ニア</text:p>
      <text:p text:style-name="Preformatted_20_Text">ん？　</text:p>
      <text:p text:style-name="Preformatted_20_Text">なになにアンタ、缶けり知らないのォ？</text:p>
      <text:p text:style-name="Preformatted_20_Text">ほらっ</text:p>
      <text:p text:style-name="Preformatted_20_Text">ルール教えてあげるから私と一緒ににげよっ！</text:p>
      <text:p text:style-name="Preformatted_20_Text">Hmm?　</text:p>
      <text:p text:style-name="Preformatted_20_Text">What, you don't know how to kick a can?</text:p>
      <text:p text:style-name="Preformatted_20_Text">Come on!</text:p>
      <text:p text:style-name="Preformatted_20_Text">I'll teach you the rules and you can jump out with me!</text:p>
      <text:p text:style-name="Preformatted_20_Text">#アリス</text:p>
      <text:p text:style-name="Preformatted_20_Text">うっ、うん！！</text:p>
      <text:p text:style-name="Preformatted_20_Text">Uh-huh!</text:p>
      <text:p text:style-name="Preformatted_20_Text">[cn]</text:p>
      <text:p text:style-name="Preformatted_20_Text">アリスはニアについて駆け出した。</text:p>
      <text:p text:style-name="Preformatted_20_Text">Alice runs off with Nia.</text:p>
      <text:p text:style-name="Preformatted_20_Text">[cn]</text:p>
      <text:p text:style-name="Preformatted_20_Text">……………………。</text:p>
      <text:p text:style-name="Preformatted_20_Text">.........................</text:p>
      <text:p text:style-name="Preformatted_20_Text">#ニア</text:p>
      <text:p text:style-name="Preformatted_20_Text">もーいーかーーい！</text:p>
      <text:p text:style-name="Preformatted_20_Text">Mooieeeeee!!!</text:p>
      <text:p text:style-name="Preformatted_20_Text">#ライザ</text:p>
      <text:p text:style-name="Preformatted_20_Text"><text:soft-page-break/>まーだだよーっ！</text:p>
      <text:p text:style-name="Preformatted_20_Text">ここなら絶対に見つからないぞ……</text:p>
      <text:p text:style-name="Preformatted_20_Text">って、うわっ！</text:p>
      <text:p text:style-name="Preformatted_20_Text">Maaaaan!!!</text:p>
      <text:p text:style-name="Preformatted_20_Text">You'll never find us here. ......</text:p>
      <text:p text:style-name="Preformatted_20_Text">Oh, no!</text:p>
      <text:p text:style-name="Preformatted_20_Text">#アリス</text:p>
      <text:p text:style-name="Preformatted_20_Text">あっ……。</text:p>
      <text:p text:style-name="Preformatted_20_Text">Oh .......</text:p>
      <text:p text:style-name="Preformatted_20_Text">#ライザ</text:p>
      <text:p text:style-name="Preformatted_20_Text">なんだぁ、アリス。 お前が先客だったのか……。</text:p>
      <text:p text:style-name="Preformatted_20_Text">ちぇっ！　そこは俺様とっておきの場所だったのに。</text:p>
      <text:p text:style-name="Preformatted_20_Text">What the heck, Alice. You were the first guest. ......</text:p>
      <text:p text:style-name="Preformatted_20_Text">Damn!　That was my favorite place.</text:p>
      <text:p text:style-name="Preformatted_20_Text">#アリス</text:p>
      <text:p text:style-name="Preformatted_20_Text">あっ……ごめん。</text:p>
      <text:p text:style-name="Preformatted_20_Text">Oh, ...... sorry.</text:p>
      <text:p text:style-name="Preformatted_20_Text">#ライザ</text:p>
      <text:p text:style-name="Preformatted_20_Text">いや！</text:p>
      <text:p text:style-name="Preformatted_20_Text">こういうのは早い者勝ちって決まってるんだ！</text:p>
      <text:p text:style-name="Preformatted_20_Text">アリス、やるじゃねえか！</text:p>
      <text:p text:style-name="Preformatted_20_Text">No!</text:p>
      <text:p text:style-name="Preformatted_20_Text">The first one to get in here wins!</text:p>
      <text:p text:style-name="Preformatted_20_Text">Alice, you're gonna do it!</text:p>
      <text:p text:style-name="Preformatted_20_Text">[cn]</text:p>
      <text:p text:style-name="Preformatted_20_Text">……………………。</text:p>
      <text:p text:style-name="Preformatted_20_Text">.........................</text:p>
      <text:p text:style-name="Preformatted_20_Text">#ヴェロニカ</text:p>
      <text:p text:style-name="Preformatted_20_Text">今日からお前たちに魔法を教えることになったヴェロニカ様だ！</text:p>
      <text:p text:style-name="Preformatted_20_Text">キヒヒッ！</text:p>
      <text:p text:style-name="Preformatted_20_Text">今日からきっちりしごいてやるから覚悟しろ！</text:p>
      <text:p text:style-name="Preformatted_20_Text">It's Lady Veronica, who's going to be teaching you guys magic starting today!</text:p>
      <text:p text:style-name="Preformatted_20_Text">Kihihihi!</text:p>
      <text:p text:style-name="Preformatted_20_Text">I'm going to give you a good squeeze starting today, so brace yourselves!</text:p>
      <text:p text:style-name="Preformatted_20_Text">#ライザ</text:p>
      <text:p text:style-name="Preformatted_20_Text">お、オイ……、なんで俺たちがこんなめにあってるんだ？</text:p>
      <text:p text:style-name="Preformatted_20_Text">Hey, ......, why are we in this mess?</text:p>
      <text:p text:style-name="Preformatted_20_Text">#ニア</text:p>
      <text:p text:style-name="Preformatted_20_Text">なんか、正しい魔法の使い方を教えるためだって</text:p>
      <text:p text:style-name="Preformatted_20_Text">……先生はいってたよ。</text:p>
      <text:p text:style-name="Preformatted_20_Text">Nia said it's to teach us how to use magic properly.</text:p>
      <text:p text:style-name="Preformatted_20_Text">...... said the teacher.</text:p>
      <text:p text:style-name="Preformatted_20_Text">#ライザ</text:p>
      <text:p text:style-name="Preformatted_20_Text">なっ、なんだよそれぇ～！</text:p>
      <text:p text:style-name="Preformatted_20_Text">What the heck is that!</text:p>
      <text:p text:style-name="Preformatted_20_Text">[cn]</text:p>
      <text:p text:style-name="Preformatted_20_Text">……………………。</text:p>
      <text:p text:style-name="Preformatted_20_Text">.........................</text:p>
      <text:p text:style-name="Preformatted_20_Text">#ヴェロニカ</text:p>
      <text:p text:style-name="Preformatted_20_Text">エリッ！！</text:p>
      <text:p text:style-name="Preformatted_20_Text">おいエリ！！</text:p>
      <text:p text:style-name="Preformatted_20_Text">しっかりしろ！！</text:p>
      <text:p text:style-name="Preformatted_20_Text">Eri!!!!</text:p>
      <text:p text:style-name="Preformatted_20_Text">Hey, Eli!</text:p>
      <text:p text:style-name="Preformatted_20_Text">Stay with me!!!!!!!!!!!!!!!!!!!!!!!!</text:p>
      <text:p text:style-name="Preformatted_20_Text">#エリ</text:p>
      <text:p text:style-name="Preformatted_20_Text">えへへ……ヴェロニカ様。</text:p>
      <text:p text:style-name="Preformatted_20_Text">お見舞いに来てくれたんですね。</text:p>
      <text:p text:style-name="Preformatted_20_Text">Ehehe ...... Dear Veronica.</text:p>
      <text:p text:style-name="Preformatted_20_Text">I'm so glad you came to visit me.</text:p>
      <text:p text:style-name="Preformatted_20_Text">#ヴェロニカ</text:p>
      <text:p text:style-name="Preformatted_20_Text">ばか、しゃべるな！　安静にしてろ。</text:p>
      <text:p text:style-name="Preformatted_20_Text">Idiot, don't talk!　Rest easy.</text:p>
      <text:p text:style-name="Preformatted_20_Text"><text:soft-page-break/>#医者</text:p>
      <text:p text:style-name="Preformatted_20_Text">エリ様は治療不可能の難病におかされています。</text:p>
      <text:p text:style-name="Preformatted_20_Text">もってあと数日……というところでしょう。</text:p>
      <text:p text:style-name="Preformatted_20_Text">Eli is suffering from an incurable and untreatable disease.</text:p>
      <text:p text:style-name="Preformatted_20_Text">He has only a few more days ...... to live.</text:p>
      <text:p text:style-name="Preformatted_20_Text">#ヴェロニカ</text:p>
      <text:p text:style-name="Preformatted_20_Text">なっ！　オイ、てめえ医者だろ！！</text:p>
      <text:p text:style-name="Preformatted_20_Text">なんとかしろ！！</text:p>
      <text:p text:style-name="Preformatted_20_Text">Hey!　Hey, you're a doctor!</text:p>
      <text:p text:style-name="Preformatted_20_Text">Do something!</text:p>
      <text:p text:style-name="Preformatted_20_Text">#医者</text:p>
      <text:p text:style-name="Preformatted_20_Text">医者にも直せない病気はたくさんあります。</text:p>
      <text:p text:style-name="Preformatted_20_Text">残念ですが……。</text:p>
      <text:p text:style-name="Preformatted_20_Text">There are many diseases that doctors can't fix.</text:p>
      <text:p text:style-name="Preformatted_20_Text">I'm sorry. ......</text:p>
      <text:p text:style-name="Preformatted_20_Text">#ヴェロニカ</text:p>
      <text:p text:style-name="Preformatted_20_Text">クソ！　だったら私が何とかしてやる。</text:p>
      <text:p text:style-name="Preformatted_20_Text">エリ！　それまで死ぬんじゃねえぞ！！</text:p>
      <text:p text:style-name="Preformatted_20_Text">Shit!!!　Then I'll take care of it.</text:p>
      <text:p text:style-name="Preformatted_20_Text">Eli!　Don't die until then!</text:p>
      <text:p text:style-name="Preformatted_20_Text">[cn]</text:p>
      <text:p text:style-name="Preformatted_20_Text">……………………。</text:p>
      <text:p text:style-name="Preformatted_20_Text">.........................</text:p>
      <text:p text:style-name="Preformatted_20_Text">#ヴェロニカ</text:p>
      <text:p text:style-name="Preformatted_20_Text">エリ！　持ってきたぞ！！</text:p>
      <text:p text:style-name="Preformatted_20_Text">私が調合した万能や……く。</text:p>
      <text:p text:style-name="Preformatted_20_Text">Eli!　I've got something for you!</text:p>
      <text:p text:style-name="Preformatted_20_Text">I've concocted an all-purpose and .........</text:p>
      <text:p text:style-name="Preformatted_20_Text">[cn]</text:p>
      <text:p text:style-name="Preformatted_20_Text">ヴェロニカが目にしたのは白い布で顔を覆われたエリの姿だった。</text:p>
      <text:p text:style-name="Preformatted_20_Text">Veronica saw Eli's face covered with a white cloth.</text:p>
      <text:p text:style-name="Preformatted_20_Text">#ヴェロニカ</text:p>
      <text:p text:style-name="Preformatted_20_Text">エリ……おい、エリ！！</text:p>
      <text:p text:style-name="Preformatted_20_Text">返事をしろ！！</text:p>
      <text:p text:style-name="Preformatted_20_Text">エリーーーーー！！！！</text:p>
      <text:p text:style-name="Preformatted_20_Text">Eli...... Hey, Eli!</text:p>
      <text:p text:style-name="Preformatted_20_Text">Answer me!!!!</text:p>
      <text:p text:style-name="Preformatted_20_Text">Elieeeeeeeee ！！！！</text:p>
      <text:p text:style-name="Preformatted_20_Text">[cn]</text:p>
      <text:p text:style-name="Preformatted_20_Text">……………………。</text:p>
      <text:p text:style-name="Preformatted_20_Text">.........................</text:p>
      <text:p text:style-name="Preformatted_20_Text">#ライザ</text:p>
      <text:p text:style-name="Preformatted_20_Text">なー、ヴェロニカ様ぁ。</text:p>
      <text:p text:style-name="Preformatted_20_Text">なんの薬作ってんのォー？</text:p>
      <text:p text:style-name="Preformatted_20_Text">Hey, Veronica-sama.</text:p>
      <text:p text:style-name="Preformatted_20_Text">What kind of medicine are you making?</text:p>
      <text:p text:style-name="Preformatted_20_Text">#ニア</text:p>
      <text:p text:style-name="Preformatted_20_Text">作ってんのォー？</text:p>
      <text:p text:style-name="Preformatted_20_Text">What are you making?</text:p>
      <text:p text:style-name="Preformatted_20_Text">#ヴェロニカ</text:p>
      <text:p text:style-name="Preformatted_20_Text">人を生き返らせる薬だ、邪魔するんじゃねえ。</text:p>
      <text:p text:style-name="Preformatted_20_Text">It's a medicine to bring people back to life, don't interfere.</text:p>
      <text:p text:style-name="Preformatted_20_Text">#ライザ</text:p>
      <text:p text:style-name="Preformatted_20_Text">えっ、人を生き返らせる薬！？</text:p>
      <text:p text:style-name="Preformatted_20_Text">What, a drug that brings people back to life?</text:p>
      <text:p text:style-name="Preformatted_20_Text">#ニア</text:p>
      <text:p text:style-name="Preformatted_20_Text">人が生き返るの！？</text:p>
      <text:p text:style-name="Preformatted_20_Text">It brings people back to life!</text:p>
      <text:p text:style-name="Preformatted_20_Text">#ヴェロニカ</text:p>
      <text:p text:style-name="Preformatted_20_Text">この魔法生命体を作る技術を使えば、</text:p>
      <text:p text:style-name="Preformatted_20_Text">魂をその入れ物に移すことで、</text:p>
      <text:p text:style-name="Preformatted_20_Text">人を生き返らせることができるはずなんだ……。</text:p>
      <text:p text:style-name="Preformatted_20_Text">With the technology to create this magical life form, we can</text:p>
      <text:p text:style-name="Preformatted_20_Text"><text:soft-page-break/>By transferring the soul into its container.</text:p>
      <text:p text:style-name="Preformatted_20_Text">It should be possible to bring people back to life. ......</text:p>
      <text:p text:style-name="Preformatted_20_Text">#ライザ</text:p>
      <text:p text:style-name="Preformatted_20_Text">なんかすげー！</text:p>
      <text:p text:style-name="Preformatted_20_Text">That's something amazing!</text:p>
      <text:p text:style-name="Preformatted_20_Text">#ニア</text:p>
      <text:p text:style-name="Preformatted_20_Text">すげー！</text:p>
      <text:p text:style-name="Preformatted_20_Text">Amazing!!!</text:p>
      <text:p text:style-name="Preformatted_20_Text">#ヴェロニカ</text:p>
      <text:p text:style-name="Preformatted_20_Text">ちっ！</text:p>
      <text:p text:style-name="Preformatted_20_Text">いいからガキどもは外で遊んで来い！！</text:p>
      <text:p text:style-name="Preformatted_20_Text">Damn!</text:p>
      <text:p text:style-name="Preformatted_20_Text">Just go play outside you kids!!!!!!!!!!!!!!!!!!!!!!!!!!!</text:p>
      <text:p text:style-name="Preformatted_20_Text">#ライザ</text:p>
      <text:p text:style-name="Preformatted_20_Text">ちぇー！</text:p>
      <text:p text:style-name="Preformatted_20_Text">もうちょっと見せてくれてもいいじゃん、けちー！</text:p>
      <text:p text:style-name="Preformatted_20_Text">Damn it!</text:p>
      <text:p text:style-name="Preformatted_20_Text">You could've shown us a little more, cheapskate!</text:p>
      <text:p text:style-name="Preformatted_20_Text">#ニア</text:p>
      <text:p text:style-name="Preformatted_20_Text">けちー！</text:p>
      <text:p text:style-name="Preformatted_20_Text">Cheapskate!</text:p>
      <text:p text:style-name="Preformatted_20_Text">[cn]</text:p>
      <text:p text:style-name="Preformatted_20_Text">……………………。</text:p>
      <text:p text:style-name="Preformatted_20_Text">.........................</text:p>
      <text:p text:style-name="Preformatted_20_Text">#エリ</text:p>
      <text:p text:style-name="Preformatted_20_Text">……ここは？</text:p>
      <text:p text:style-name="Preformatted_20_Text">...... where are we?</text:p>
      <text:p text:style-name="Preformatted_20_Text">#ヴェロニカ</text:p>
      <text:p text:style-name="Preformatted_20_Text">エリ！！　よかった！！</text:p>
      <text:p text:style-name="Preformatted_20_Text">Eli!!!　Thank God!!!</text:p>
      <text:p text:style-name="Preformatted_20_Text">#エリ</text:p>
      <text:p text:style-name="Preformatted_20_Text">ヴェロニカ様……？　なんで、わたし……。</text:p>
      <text:p text:style-name="Preformatted_20_Text">Dear Veronica, ......?　Why, I'm .......</text:p>
      <text:p text:style-name="Preformatted_20_Text">#ライザ</text:p>
      <text:p text:style-name="Preformatted_20_Text">すげえ、本当に生き返った。</text:p>
      <text:p text:style-name="Preformatted_20_Text">Wow, she really came back to life.</text:p>
      <text:p text:style-name="Preformatted_20_Text">#ニア</text:p>
      <text:p text:style-name="Preformatted_20_Text">かえったー！</text:p>
      <text:p text:style-name="Preformatted_20_Text">I'm back!</text:p>
      <text:p text:style-name="Preformatted_20_Text">[cn]</text:p>
      <text:p text:style-name="Preformatted_20_Text">……………………。</text:p>
      <text:p text:style-name="Preformatted_20_Text">.........................</text:p>
      <text:p text:style-name="Preformatted_20_Text">#ホーリーベル</text:p>
      <text:p text:style-name="Preformatted_20_Text">ヴェロニカッ！！</text:p>
      <text:p text:style-name="Preformatted_20_Text">あんた自分がしたこと、わかっているのかい！？</text:p>
      <text:p text:style-name="Preformatted_20_Text">Veronica!</text:p>
      <text:p text:style-name="Preformatted_20_Text">Do you know what you've done!</text:p>
      <text:p text:style-name="Preformatted_20_Text">#ヴェロニカ</text:p>
      <text:p text:style-name="Preformatted_20_Text">人を生き返らせることの何が悪いってんだ！！</text:p>
      <text:p text:style-name="Preformatted_20_Text">確かに今のエリは魔法生命体だけど、</text:p>
      <text:p text:style-name="Preformatted_20_Text">私たちを襲ったりしない！！</text:p>
      <text:p text:style-name="Preformatted_20_Text">普通の人間だ！！</text:p>
      <text:p text:style-name="Preformatted_20_Text">What's wrong with bringing people back to life?</text:p>
      <text:p text:style-name="Preformatted_20_Text">I know Eli's a magical life form now, but he's not going to attack us!</text:p>
      <text:p text:style-name="Preformatted_20_Text">He's a magical life form, but he's not going to attack us!</text:p>
      <text:p text:style-name="Preformatted_20_Text">He's a normal human being!</text:p>
      <text:p text:style-name="Preformatted_20_Text">#ホーリーベル</text:p>
      <text:p text:style-name="Preformatted_20_Text">おだまり！！</text:p>
      <text:p text:style-name="Preformatted_20_Text">ヴェロニカ……あんたは優秀だけど、</text:p>
      <text:p text:style-name="Preformatted_20_Text">常識を知らなすぎる……。</text:p>
      <text:p text:style-name="Preformatted_20_Text">出ておゆき。</text:p>
      <text:p text:style-name="Preformatted_20_Text">Oh, shut up!!!!</text:p>
      <text:p text:style-name="Preformatted_20_Text">Veronica...... you're brilliant, but</text:p>
      <text:p text:style-name="Preformatted_20_Text"><text:soft-page-break/>You're too ignorant of common sense .......</text:p>
      <text:p text:style-name="Preformatted_20_Text">Get out of here.</text:p>
      <text:p text:style-name="Preformatted_20_Text">#ヴェロニカ</text:p>
      <text:p text:style-name="Preformatted_20_Text">あん？</text:p>
      <text:p text:style-name="Preformatted_20_Text">An?</text:p>
      <text:p text:style-name="Preformatted_20_Text">#ホーリーベル</text:p>
      <text:p text:style-name="Preformatted_20_Text">出ておゆき。</text:p>
      <text:p text:style-name="Preformatted_20_Text">もうここにはおいておけないよ……。</text:p>
      <text:p text:style-name="Preformatted_20_Text">You're leaving.</text:p>
      <text:p text:style-name="Preformatted_20_Text">We can't keep you here anymore. ......</text:p>
      <text:p text:style-name="Preformatted_20_Text">#ヴェロニカ</text:p>
      <text:p text:style-name="Preformatted_20_Text">なっ……！！</text:p>
      <text:p text:style-name="Preformatted_20_Text">くっ、師匠のばかっ！！</text:p>
      <text:p text:style-name="Preformatted_20_Text">わからずや！！</text:p>
      <text:p text:style-name="Preformatted_20_Text">Hey ......!</text:p>
      <text:p text:style-name="Preformatted_20_Text">Damn you, master!</text:p>
      <text:p text:style-name="Preformatted_20_Text">You don't understand!</text:p>
      <text:p text:style-name="Preformatted_20_Text">[cn]</text:p>
      <text:p text:style-name="Preformatted_20_Text">ヴェロニカはホーリーベルにそう吐き捨てると、</text:p>
      <text:p text:style-name="Preformatted_20_Text">部屋を勢いよく出て行ってしまった。</text:p>
      <text:p text:style-name="Preformatted_20_Text">Veronica spat at Holy Belle and walked out of the room with a start.</text:p>
      <text:p text:style-name="Preformatted_20_Text">Veronica spat at Holy Belle and walked out of the room with a start.</text:p>
      <text:p text:style-name="Preformatted_20_Text">#ホーリーベル</text:p>
      <text:p text:style-name="Preformatted_20_Text">……はあ。なんてこったい。</text:p>
      <text:p text:style-name="Preformatted_20_Text">...... Huh. Oh my god.</text:p>
      <text:p text:style-name="Preformatted_20_Text">[cn]</text:p>
      <text:p text:style-name="Preformatted_20_Text">……………………。</text:p>
      <text:p text:style-name="Preformatted_20_Text">.........................</text:p>
      <text:p text:style-name="Preformatted_20_Text">#ライザ</text:p>
      <text:p text:style-name="Preformatted_20_Text">なー、俺たち今からどこ行くんだ？</text:p>
      <text:p text:style-name="Preformatted_20_Text">Hey, where are we going now?</text:p>
      <text:p text:style-name="Preformatted_20_Text">#ニア</text:p>
      <text:p text:style-name="Preformatted_20_Text">どこ行くんだー？</text:p>
      <text:p text:style-name="Preformatted_20_Text">Where are we going now?</text:p>
      <text:p text:style-name="Preformatted_20_Text">#ヴェロニカ</text:p>
      <text:p text:style-name="Preformatted_20_Text">人のいねえところさ。</text:p>
      <text:p text:style-name="Preformatted_20_Text">北の、広い広い大地が明日から私たちの住処だぜ。</text:p>
      <text:p text:style-name="Preformatted_20_Text">To no man's land.</text:p>
      <text:p text:style-name="Preformatted_20_Text">Up north, in the great wide open, that's where we're going to live tomorrow.</text:p>
      <text:p text:style-name="Preformatted_20_Text">#ライザ</text:p>
      <text:p text:style-name="Preformatted_20_Text">広いのか！　なんだそれ、すっげー楽しみだぞ！！</text:p>
      <text:p text:style-name="Preformatted_20_Text">It's a big place!　I'm so excited!</text:p>
      <text:p text:style-name="Preformatted_20_Text">#ニア</text:p>
      <text:p text:style-name="Preformatted_20_Text">楽しみだぞ！</text:p>
      <text:p text:style-name="Preformatted_20_Text">I'm so excited!</text:p>
      <text:p text:style-name="Preformatted_20_Text">#エリ</text:p>
      <text:p text:style-name="Preformatted_20_Text">ヴェロニカ様……私。</text:p>
      <text:p text:style-name="Preformatted_20_Text">Dear Veronica: ...... me.</text:p>
      <text:p text:style-name="Preformatted_20_Text">#ヴェロニカ</text:p>
      <text:p text:style-name="Preformatted_20_Text">私のしたことは間違ってない。</text:p>
      <text:p text:style-name="Preformatted_20_Text">……間違ってないんだ。</text:p>
      <text:p text:style-name="Preformatted_20_Text">What I did was not wrong.</text:p>
      <text:p text:style-name="Preformatted_20_Text">I'm not ...... wrong.</text:p>
      <text:p text:style-name="Preformatted_20_Text">[cn]</text:p>
      <text:p text:style-name="Preformatted_20_Text">……………………。</text:p>
      <text:p text:style-name="Preformatted_20_Text">.........................</text:p>
      <text:p text:style-name="Preformatted_20_Text">#ライザ</text:p>
      <text:p text:style-name="Preformatted_20_Text">…………。</text:p>
      <text:p text:style-name="Preformatted_20_Text">.............</text:p>
      <text:p text:style-name="Preformatted_20_Text">#アリス</text:p>
      <text:p text:style-name="Preformatted_20_Text">ふん、まだ息があるのか。</text:p>
      <text:p text:style-name="Preformatted_20_Text">Hmm, you're still breathing.</text:p>
      <text:p text:style-name="Preformatted_20_Text">[cn]</text:p>
      <text:p text:style-name="Preformatted_20_Text"><text:soft-page-break/>ライザとニアが床に倒れていた。</text:p>
      <text:p text:style-name="Preformatted_20_Text">アリスとヴェロニカがそれを見下ろしている。</text:p>
      <text:p text:style-name="Preformatted_20_Text">Ryza and Nia are on the floor.</text:p>
      <text:p text:style-name="Preformatted_20_Text">Alice and Veronica are looking down at them.</text:p>
      <text:p text:style-name="Preformatted_20_Text">#アリス</text:p>
      <text:p text:style-name="Preformatted_20_Text">こっちはもう死んでるみたいだけどな。</text:p>
      <text:p text:style-name="Preformatted_20_Text">This one looks like it's already dead.</text:p>
      <text:p text:style-name="Preformatted_20_Text">[cn]</text:p>
      <text:p text:style-name="Preformatted_20_Text">そういって、アリスはニアを指さした。</text:p>
      <text:p text:style-name="Preformatted_20_Text">Alice then points to Nia.</text:p>
      <text:p text:style-name="Preformatted_20_Text">#ライザ</text:p>
      <text:p text:style-name="Preformatted_20_Text">……おい、アリス。</text:p>
      <text:p text:style-name="Preformatted_20_Text">...... Hey, Alice.</text:p>
      <text:p text:style-name="Preformatted_20_Text">#アリス</text:p>
      <text:p text:style-name="Preformatted_20_Text">あん？</text:p>
      <text:p text:style-name="Preformatted_20_Text">An?</text:p>
      <text:p text:style-name="Preformatted_20_Text">#ライザ</text:p>
      <text:p text:style-name="Preformatted_20_Text">俺はいったい……どこで、間違えたんだろうな……。</text:p>
      <text:p text:style-name="Preformatted_20_Text">Where the hell did I ...... go wrong ......?</text:p>
      <text:p text:style-name="Preformatted_20_Text">[cn]</text:p>
      <text:p text:style-name="Preformatted_20_Text">ライザの肌が見る見るうちに崩れ去っていく。</text:p>
      <text:p text:style-name="Preformatted_20_Text">もう長くはなかった。</text:p>
      <text:p text:style-name="Preformatted_20_Text">Ryza's skin crumbled away as she watched.</text:p>
      <text:p text:style-name="Preformatted_20_Text">She didn't have much longer.</text:p>
      <text:p text:style-name="Preformatted_20_Text">#アリス</text:p>
      <text:p text:style-name="Preformatted_20_Text">…………さあな、そんなの私が分かるわけねえだろ。</text:p>
      <text:p text:style-name="Preformatted_20_Text">............So how the hell am I supposed to know that?</text:p>
      <text:p text:style-name="Preformatted_20_Text">#ライザ</text:p>
      <text:p text:style-name="Preformatted_20_Text">そうだな……、なあ、ヴェロニカ。</text:p>
      <text:p text:style-name="Preformatted_20_Text">You're right......, hey, Veronica.</text:p>
      <text:p text:style-name="Preformatted_20_Text">#ヴェロニカ</text:p>
      <text:p text:style-name="Preformatted_20_Text">……ライザ。</text:p>
      <text:p text:style-name="Preformatted_20_Text">...... Ryza.</text:p>
      <text:p text:style-name="Preformatted_20_Text">#ライザ</text:p>
      <text:p text:style-name="Preformatted_20_Text">俺は、どうしたらよかったのかな……。</text:p>
      <text:p text:style-name="Preformatted_20_Text">What was I supposed to do .......</text:p>
      <text:p text:style-name="Preformatted_20_Text">[cn]</text:p>
      <text:p text:style-name="Preformatted_20_Text">ライザのほほを一筋の涙が伝った。</text:p>
      <text:p text:style-name="Preformatted_20_Text">A single tear trickles down Ryza's cheek.</text:p>
      <text:p text:style-name="Preformatted_20_Text">#ヴェロニカ</text:p>
      <text:p text:style-name="Preformatted_20_Text">……あなたはあなたのやりたいように精一杯生きたわ</text:p>
      <text:p text:style-name="Preformatted_20_Text">それで十分じゃないかしら。</text:p>
      <text:p text:style-name="Preformatted_20_Text">...... you lived your life to the fullest, the way you wanted to.</text:p>
      <text:p text:style-name="Preformatted_20_Text">I think that's enough.</text:p>
      <text:p text:style-name="Preformatted_20_Text">#ライザ</text:p>
      <text:p text:style-name="Preformatted_20_Text">やっぱ、今のお前は好かねえや。</text:p>
      <text:p text:style-name="Preformatted_20_Text">へへっ……。</text:p>
      <text:p text:style-name="Preformatted_20_Text">I still don't like you now.</text:p>
      <text:p text:style-name="Preformatted_20_Text">Hehehe .......</text:p>
      <text:p text:style-name="Preformatted_20_Text">[cn]</text:p>
      <text:p text:style-name="Preformatted_20_Text">最後に笑うと、ライザの肉体は風に吹かれてかき消えた。</text:p>
      <text:p text:style-name="Preformatted_20_Text">With a final laugh, Ryza's body is drowned out by the wind.</text:p>
      <text:p text:style-name="Preformatted_20_Text">#アリス</text:p>
      <text:p text:style-name="Preformatted_20_Text">……ライザ。</text:p>
      <text:p text:style-name="Preformatted_20_Text">...... Ryza.</text:p>
      <text:p text:style-name="Preformatted_20_Text">[cn]</text:p>
      <text:p text:style-name="Preformatted_20_Text">アリスはしばらくライザが居た場所を眺め、</text:p>
      <text:p text:style-name="Preformatted_20_Text">思いを巡らせていた。</text:p>
      <text:p text:style-name="Preformatted_20_Text">それから数か月後。</text:p>
      <text:p text:style-name="Preformatted_20_Text">Alice looked at the place where Ryza had been for a while and</text:p>
      <text:p text:style-name="Preformatted_20_Text">and thought about where Ryza had been.</text:p>
      <text:p text:style-name="Preformatted_20_Text">A few months later.</text:p>
      <text:p text:style-name="Preformatted_20_Text">#ヴェロニカ</text:p>
      <text:p text:style-name="Preformatted_20_Text"><text:soft-page-break/>アリス！　ちょっとアリス！！</text:p>
      <text:p text:style-name="Preformatted_20_Text">ああもう、また書類を散らかして……、全くあなたはもう。</text:p>
      <text:p text:style-name="Preformatted_20_Text">本当にだらしがないんですから……。</text:p>
      <text:p text:style-name="Preformatted_20_Text">大体あなたは大魔女になってからというもの……。</text:p>
      <text:p text:style-name="Preformatted_20_Text">Alice!　Hey Alice!</text:p>
      <text:p text:style-name="Preformatted_20_Text">Oh my God, you've been messing up my papers again ......, and you're totally you.</text:p>
      <text:p text:style-name="Preformatted_20_Text">You really are sloppy. ......</text:p>
      <text:p text:style-name="Preformatted_20_Text">You've been a great witch ever since you became one: ......</text:p>
      <text:p text:style-name="Preformatted_20_Text">#アリス</text:p>
      <text:p text:style-name="Preformatted_20_Text">げっ！　また始まったよ……。</text:p>
      <text:p text:style-name="Preformatted_20_Text">おい、メイジー！</text:p>
      <text:p text:style-name="Preformatted_20_Text">残った仕事はお前に任せた！</text:p>
      <text:p text:style-name="Preformatted_20_Text">Geez!　Here we go again: ......</text:p>
      <text:p text:style-name="Preformatted_20_Text">Hey, Maisie!</text:p>
      <text:p text:style-name="Preformatted_20_Text">You've got the rest of the job!</text:p>
      <text:p text:style-name="Preformatted_20_Text">#メイジー</text:p>
      <text:p text:style-name="Preformatted_20_Text">えっ！　ちょっと姉さん！！</text:p>
      <text:p text:style-name="Preformatted_20_Text">私はまだ会計の仕事が残ってて！</text:p>
      <text:p text:style-name="Preformatted_20_Text">What? !　Hey sis!</text:p>
      <text:p text:style-name="Preformatted_20_Text">I've still got accounting to do!</text:p>
      <text:p text:style-name="Preformatted_20_Text">#アリス</text:p>
      <text:p text:style-name="Preformatted_20_Text">どっちもやればいいだろ！</text:p>
      <text:p text:style-name="Preformatted_20_Text">私は町へ行くから、じゃあなっ！</text:p>
      <text:p text:style-name="Preformatted_20_Text">You can do both!</text:p>
      <text:p text:style-name="Preformatted_20_Text">I'm going into town. Bye!</text:p>
      <text:p text:style-name="Preformatted_20_Text">#メイジー</text:p>
      <text:p text:style-name="Preformatted_20_Text">あっ、姉さん！！</text:p>
      <text:p text:style-name="Preformatted_20_Text">Oh, sis!</text:p>
      <text:p text:style-name="Preformatted_20_Text">#ヴェロニカ</text:p>
      <text:p text:style-name="Preformatted_20_Text">アリス！！ ……もう。</text:p>
      <text:p text:style-name="Preformatted_20_Text">Alice!!! ...... already.</text:p>
      <text:p text:style-name="Preformatted_20_Text">#ヴェロニカ</text:p>
      <text:p text:style-name="Preformatted_20_Text">アリス！　ちょっとアリス！！</text:p>
      <text:p text:style-name="Preformatted_20_Text">ああもう、また書類を散らかして……、全くあなたはもう。</text:p>
      <text:p text:style-name="Preformatted_20_Text">本当にだらしがないんですから……。</text:p>
      <text:p text:style-name="Preformatted_20_Text">大体あなたは大魔女になってからというもの……。</text:p>
      <text:p text:style-name="Preformatted_20_Text">Alice!　Hey Alice!</text:p>
      <text:p text:style-name="Preformatted_20_Text">Oh my God, you've been messing up my paperwork again ......, you're such a slacker.</text:p>
      <text:p text:style-name="Preformatted_20_Text">You really are sloppy. ......</text:p>
      <text:p text:style-name="Preformatted_20_Text">You've been a great witch ever since you became one: ......</text:p>
      <text:p text:style-name="Preformatted_20_Text">#アリス</text:p>
      <text:p text:style-name="Preformatted_20_Text">げっ！　また始まったよ……。</text:p>
      <text:p text:style-name="Preformatted_20_Text">ここは退散退散っと……。</text:p>
      <text:p text:style-name="Preformatted_20_Text">Geez!　Here we go again: ......</text:p>
      <text:p text:style-name="Preformatted_20_Text">I'm out of here. ......</text:p>
      <text:p text:style-name="Preformatted_20_Text">#ヴェロニカ</text:p>
      <text:p text:style-name="Preformatted_20_Text">あっ、ちょっとアリス！</text:p>
      <text:p text:style-name="Preformatted_20_Text">どこへ行くんです！？</text:p>
      <text:p text:style-name="Preformatted_20_Text">町へ行くなら片づけてから……！！</text:p>
      <text:p text:style-name="Preformatted_20_Text">……もう。</text:p>
      <text:p text:style-name="Preformatted_20_Text">Oh, hey Alice!</text:p>
      <text:p text:style-name="Preformatted_20_Text">Where are you going?</text:p>
      <text:p text:style-name="Preformatted_20_Text">If you're going to town, clean up first ......!</text:p>
      <text:p text:style-name="Preformatted_20_Text">...... already.</text:p>
      <text:p text:style-name="Preformatted_20_Text">[cn]</text:p>
      <text:p text:style-name="Preformatted_20_Text">魔女の世界は統一され、平和が訪れた。</text:p>
      <text:p text:style-name="Preformatted_20_Text">それからというもの、アリスはすっかり元の調子に戻ってしまい、</text:p>
      <text:p text:style-name="Preformatted_20_Text">ヴェロニカをはじめアリスの部下たちは、</text:p>
      <text:p text:style-name="Preformatted_20_Text">日々アリスのわがまま具合に頭を悩ませている。</text:p>
      <text:p text:style-name="Preformatted_20_Text">アリスが、真に大魔女となる日は、まだまだ遠いようだ……。</text:p>
      <text:p text:style-name="Preformatted_20_Text">The world of witches was unified and peace prevailed.</text:p>
      <text:p text:style-name="Preformatted_20_Text">Alice had since returned to her old ways.</text:p>
      <text:p text:style-name="Preformatted_20_Text">Veronica and the rest of Alice's men were</text:p>
      <text:p text:style-name="Preformatted_20_Text"><text:soft-page-break/>Veronica and the rest of Alice's subordinates are worried about Alice's selfishness every day.</text:p>
      <text:p text:style-name="Preformatted_20_Text">It seems that the day when Alice will truly become a great witch is still far away. ......</text:p>
      <text:p text:style-name="Preformatted_20_Text"/>
      <text:p text:style-name="Preformatted_20_Text">C:\Users\James Phillips\Desktop\Games\WargameAliceGit\MinimizedScenarios\min_s9982.txt</text:p>
      <text:p text:style-name="Preformatted_20_Text">#ライザ</text:p>
      <text:p text:style-name="Preformatted_20_Text">それじゃあいくぜえー！</text:p>
      <text:p text:style-name="Preformatted_20_Text">いーち、にーい、さーん……。</text:p>
      <text:p text:style-name="Preformatted_20_Text">Let's go then!</text:p>
      <text:p text:style-name="Preformatted_20_Text">One, two, three: .......</text:p>
      <text:p text:style-name="Preformatted_20_Text">#ニア</text:p>
      <text:p text:style-name="Preformatted_20_Text">きゃー！　にげろー！！</text:p>
      <text:p text:style-name="Preformatted_20_Text">Kya!　Get away!</text:p>
      <text:p text:style-name="Preformatted_20_Text">#アリス</text:p>
      <text:p text:style-name="Preformatted_20_Text">えっ、あっ……</text:p>
      <text:p text:style-name="Preformatted_20_Text">あの。</text:p>
      <text:p text:style-name="Preformatted_20_Text">What, oh... ......</text:p>
      <text:p text:style-name="Preformatted_20_Text">Um.</text:p>
      <text:p text:style-name="Preformatted_20_Text">#ニア</text:p>
      <text:p text:style-name="Preformatted_20_Text">ん？</text:p>
      <text:p text:style-name="Preformatted_20_Text">なになにアンタ、缶けり知らないのォ？</text:p>
      <text:p text:style-name="Preformatted_20_Text">ほらっ、ルール教えてあげるから私と一緒ににげよっ！</text:p>
      <text:p text:style-name="Preformatted_20_Text">Hmm?</text:p>
      <text:p text:style-name="Preformatted_20_Text">What, you don't know how to kick the can?</text:p>
      <text:p text:style-name="Preformatted_20_Text">Come on, I'll teach you the rules and you can jump out with me!</text:p>
      <text:p text:style-name="Preformatted_20_Text">#アリス</text:p>
      <text:p text:style-name="Preformatted_20_Text">うっ、うん！！</text:p>
      <text:p text:style-name="Preformatted_20_Text">Uh-huh!</text:p>
      <text:p text:style-name="Preformatted_20_Text">[cn]</text:p>
      <text:p text:style-name="Preformatted_20_Text">アリスは、ニアについて駆け出した。</text:p>
      <text:p text:style-name="Preformatted_20_Text">Alice runs off with Nia.</text:p>
      <text:p text:style-name="Preformatted_20_Text">[cn]</text:p>
      <text:p text:style-name="Preformatted_20_Text">……………………。</text:p>
      <text:p text:style-name="Preformatted_20_Text">.........................</text:p>
      <text:p text:style-name="Preformatted_20_Text">#ニア</text:p>
      <text:p text:style-name="Preformatted_20_Text">もーいーかーーい！</text:p>
      <text:p text:style-name="Preformatted_20_Text">Mooieeeeee!!!</text:p>
      <text:p text:style-name="Preformatted_20_Text">#ライザ</text:p>
      <text:p text:style-name="Preformatted_20_Text">まーだだよーっ！</text:p>
      <text:p text:style-name="Preformatted_20_Text">ここなら絶対に見つからないぞ</text:p>
      <text:p text:style-name="Preformatted_20_Text">……って、うわっ！</text:p>
      <text:p text:style-name="Preformatted_20_Text">Madaaaa!!!</text:p>
      <text:p text:style-name="Preformatted_20_Text">You'll never find me here.</text:p>
      <text:p text:style-name="Preformatted_20_Text">......, oh my gosh!</text:p>
      <text:p text:style-name="Preformatted_20_Text">#アリス</text:p>
      <text:p text:style-name="Preformatted_20_Text">あっ……。</text:p>
      <text:p text:style-name="Preformatted_20_Text">Oh, .......</text:p>
      <text:p text:style-name="Preformatted_20_Text">#ライザ</text:p>
      <text:p text:style-name="Preformatted_20_Text">なんだぁ、アリス。</text:p>
      <text:p text:style-name="Preformatted_20_Text">お前が先客だったのか……。</text:p>
      <text:p text:style-name="Preformatted_20_Text">ちぇっ！</text:p>
      <text:p text:style-name="Preformatted_20_Text">そこは俺様とっておきの場所だったのに。</text:p>
      <text:p text:style-name="Preformatted_20_Text">What the hell, Alice.</text:p>
      <text:p text:style-name="Preformatted_20_Text">You were the first guest. ......</text:p>
      <text:p text:style-name="Preformatted_20_Text">Damn!</text:p>
      <text:p text:style-name="Preformatted_20_Text">That was my favorite place.</text:p>
      <text:p text:style-name="Preformatted_20_Text">#アリス</text:p>
      <text:p text:style-name="Preformatted_20_Text">あっ……ごめん。</text:p>
      <text:p text:style-name="Preformatted_20_Text">Oh, ...... sorry.</text:p>
      <text:p text:style-name="Preformatted_20_Text">#ライザ</text:p>
      <text:p text:style-name="Preformatted_20_Text">いや！　こういうのは早い者勝ちって決まってるんだ！</text:p>
      <text:p text:style-name="Preformatted_20_Text">アリス、やるじゃねえか！</text:p>
      <text:p text:style-name="Preformatted_20_Text">No!　The first one to get in here wins!</text:p>
      <text:p text:style-name="Preformatted_20_Text">Alice, you're gonna do it!</text:p>
      <text:p text:style-name="Preformatted_20_Text"><text:soft-page-break/>[cn]</text:p>
      <text:p text:style-name="Preformatted_20_Text">……………………。</text:p>
      <text:p text:style-name="Preformatted_20_Text">.........................</text:p>
      <text:p text:style-name="Preformatted_20_Text">#ヴェロニカ</text:p>
      <text:p text:style-name="Preformatted_20_Text">今日からお前たちに魔法を教えることになったヴェロニカ様だ！</text:p>
      <text:p text:style-name="Preformatted_20_Text">キヒヒッ！</text:p>
      <text:p text:style-name="Preformatted_20_Text">今日からきっちりしごいてやるから覚悟しろ！</text:p>
      <text:p text:style-name="Preformatted_20_Text">It's Lady Veronica, who's going to be teaching you guys magic starting today!</text:p>
      <text:p text:style-name="Preformatted_20_Text">Kihihihi!</text:p>
      <text:p text:style-name="Preformatted_20_Text">I'm going to give you a good squeeze starting today, so brace yourselves!</text:p>
      <text:p text:style-name="Preformatted_20_Text">#ライザ</text:p>
      <text:p text:style-name="Preformatted_20_Text">お、オイ……</text:p>
      <text:p text:style-name="Preformatted_20_Text">なんで俺たちがこんなめにあってるんだ？</text:p>
      <text:p text:style-name="Preformatted_20_Text">Oi, oi ......</text:p>
      <text:p text:style-name="Preformatted_20_Text">Why are we in this mess?</text:p>
      <text:p text:style-name="Preformatted_20_Text">#ニア</text:p>
      <text:p text:style-name="Preformatted_20_Text">なんか、正しい魔法の使い方を教えるためだって</text:p>
      <text:p text:style-name="Preformatted_20_Text">……先生はいってたよ。</text:p>
      <text:p text:style-name="Preformatted_20_Text">I don't know... they said it's to teach us the right way to use magic.</text:p>
      <text:p text:style-name="Preformatted_20_Text">......</text:p>
      <text:p text:style-name="Preformatted_20_Text">#ライザ</text:p>
      <text:p text:style-name="Preformatted_20_Text">なっ、なんだよそれぇ～！</text:p>
      <text:p text:style-name="Preformatted_20_Text">What the heck is that!</text:p>
      <text:p text:style-name="Preformatted_20_Text">[cn]</text:p>
      <text:p text:style-name="Preformatted_20_Text">……………………。</text:p>
      <text:p text:style-name="Preformatted_20_Text">.........................</text:p>
      <text:p text:style-name="Preformatted_20_Text">#ヴェロニカ</text:p>
      <text:p text:style-name="Preformatted_20_Text">エリッ！！</text:p>
      <text:p text:style-name="Preformatted_20_Text">おいエリ！！</text:p>
      <text:p text:style-name="Preformatted_20_Text">しっかりしろ！！</text:p>
      <text:p text:style-name="Preformatted_20_Text">Eri!!!!</text:p>
      <text:p text:style-name="Preformatted_20_Text">Hey, Eli!</text:p>
      <text:p text:style-name="Preformatted_20_Text">Stay with me!!!!!!!!!!!!!!!!!!!!!!!!</text:p>
      <text:p text:style-name="Preformatted_20_Text">#エリ</text:p>
      <text:p text:style-name="Preformatted_20_Text">えへへ……、ヴェロニカ様。</text:p>
      <text:p text:style-name="Preformatted_20_Text">お見舞いに来てくれたんですね。</text:p>
      <text:p text:style-name="Preformatted_20_Text">Ehehe ......, Dear Veronica.</text:p>
      <text:p text:style-name="Preformatted_20_Text">I'm so glad you came to visit me.</text:p>
      <text:p text:style-name="Preformatted_20_Text">#ヴェロニカ</text:p>
      <text:p text:style-name="Preformatted_20_Text">ばか、しゃべるな！　安静にしてろ。</text:p>
      <text:p text:style-name="Preformatted_20_Text">Idiot, don't talk!　Rest easy.</text:p>
      <text:p text:style-name="Preformatted_20_Text">#医者</text:p>
      <text:p text:style-name="Preformatted_20_Text">エリ様は治療不可能の難病におかされています。</text:p>
      <text:p text:style-name="Preformatted_20_Text">もってあと数日……というところでしょう。</text:p>
      <text:p text:style-name="Preformatted_20_Text">Eli is suffering from an incurable and untreatable disease.</text:p>
      <text:p text:style-name="Preformatted_20_Text">He has only a few more days ...... to live.</text:p>
      <text:p text:style-name="Preformatted_20_Text">#ヴェロニカ</text:p>
      <text:p text:style-name="Preformatted_20_Text">なっ！　オイ、てめぇ医者だろ！！</text:p>
      <text:p text:style-name="Preformatted_20_Text">なんとかしろ！！</text:p>
      <text:p text:style-name="Preformatted_20_Text">Hey!　Hey, you're a doctor!</text:p>
      <text:p text:style-name="Preformatted_20_Text">Do something!</text:p>
      <text:p text:style-name="Preformatted_20_Text">#医者</text:p>
      <text:p text:style-name="Preformatted_20_Text">医者にも直せない病気はたくさんあります。</text:p>
      <text:p text:style-name="Preformatted_20_Text">残念ですが……。</text:p>
      <text:p text:style-name="Preformatted_20_Text">There are many diseases that doctors can't fix.</text:p>
      <text:p text:style-name="Preformatted_20_Text">I'm sorry. ......</text:p>
      <text:p text:style-name="Preformatted_20_Text">#ヴェロニカ</text:p>
      <text:p text:style-name="Preformatted_20_Text">クソ！　だったら私が何とかしてやる。</text:p>
      <text:p text:style-name="Preformatted_20_Text">それまで死ぬんじゃねえぞ！！</text:p>
      <text:p text:style-name="Preformatted_20_Text">Shit!!!　Then I'll do something about it.</text:p>
      <text:p text:style-name="Preformatted_20_Text">Until then, don't die!</text:p>
      <text:p text:style-name="Preformatted_20_Text">[cn]</text:p>
      <text:p text:style-name="Preformatted_20_Text">……………………。</text:p>
      <text:p text:style-name="Preformatted_20_Text"><text:soft-page-break/>.........................</text:p>
      <text:p text:style-name="Preformatted_20_Text">#ヴェロニカ</text:p>
      <text:p text:style-name="Preformatted_20_Text">エリ！　持ってきたぞ！！</text:p>
      <text:p text:style-name="Preformatted_20_Text">私が調合した万能や……く。</text:p>
      <text:p text:style-name="Preformatted_20_Text">Eli!　I've got something for you!</text:p>
      <text:p text:style-name="Preformatted_20_Text">I've concocted an all-purpose and .........</text:p>
      <text:p text:style-name="Preformatted_20_Text">[cn]</text:p>
      <text:p text:style-name="Preformatted_20_Text">ヴェロニカが目にしたのは白い布で顔を覆われたエリの姿だった。</text:p>
      <text:p text:style-name="Preformatted_20_Text">Veronica saw Eli's face covered with a white cloth.</text:p>
      <text:p text:style-name="Preformatted_20_Text">#ヴェロニカ</text:p>
      <text:p text:style-name="Preformatted_20_Text">エリ……おい、エリ！！</text:p>
      <text:p text:style-name="Preformatted_20_Text">返事をしろ！！</text:p>
      <text:p text:style-name="Preformatted_20_Text">エリーーーーー！！！！</text:p>
      <text:p text:style-name="Preformatted_20_Text">Eli...... Hey, Eli!</text:p>
      <text:p text:style-name="Preformatted_20_Text">Answer me!!!!</text:p>
      <text:p text:style-name="Preformatted_20_Text">Elieeeeeeeee ！！！！</text:p>
      <text:p text:style-name="Preformatted_20_Text">[cn]</text:p>
      <text:p text:style-name="Preformatted_20_Text">……………………。</text:p>
      <text:p text:style-name="Preformatted_20_Text">.........................</text:p>
      <text:p text:style-name="Preformatted_20_Text">#ライザ</text:p>
      <text:p text:style-name="Preformatted_20_Text">なー、ヴェロニカ様ぁ。</text:p>
      <text:p text:style-name="Preformatted_20_Text">なんの薬作ってんのォー？</text:p>
      <text:p text:style-name="Preformatted_20_Text">Hey, Veronica-sama.</text:p>
      <text:p text:style-name="Preformatted_20_Text">What kind of medicine are you making?</text:p>
      <text:p text:style-name="Preformatted_20_Text">#ニア</text:p>
      <text:p text:style-name="Preformatted_20_Text">作ってんのォー？</text:p>
      <text:p text:style-name="Preformatted_20_Text">What are you making?</text:p>
      <text:p text:style-name="Preformatted_20_Text">#ヴェロニカ</text:p>
      <text:p text:style-name="Preformatted_20_Text">人を生き返らせる薬だ、邪魔するんじゃねえ。</text:p>
      <text:p text:style-name="Preformatted_20_Text">It's a medicine to bring people back to life, don't interfere.</text:p>
      <text:p text:style-name="Preformatted_20_Text">#ライザ</text:p>
      <text:p text:style-name="Preformatted_20_Text">えっ、人を生き返らせる薬！？</text:p>
      <text:p text:style-name="Preformatted_20_Text">What, a drug that brings people back to life?</text:p>
      <text:p text:style-name="Preformatted_20_Text">#ニア</text:p>
      <text:p text:style-name="Preformatted_20_Text">人が生き返るの！？</text:p>
      <text:p text:style-name="Preformatted_20_Text">It brings people back to life!</text:p>
      <text:p text:style-name="Preformatted_20_Text">#ヴェロニカ</text:p>
      <text:p text:style-name="Preformatted_20_Text">この魔法生命体を作る技術を使えば、</text:p>
      <text:p text:style-name="Preformatted_20_Text">魂をその入れ物に移すことで、</text:p>
      <text:p text:style-name="Preformatted_20_Text">人を生き返らせることができるはずなんだ……。</text:p>
      <text:p text:style-name="Preformatted_20_Text">With the technology to create this magical life form, we can</text:p>
      <text:p text:style-name="Preformatted_20_Text">By transferring the soul into its container.</text:p>
      <text:p text:style-name="Preformatted_20_Text">It should be possible to bring people back to life. ......</text:p>
      <text:p text:style-name="Preformatted_20_Text">#ライザ</text:p>
      <text:p text:style-name="Preformatted_20_Text">なんかすげー！</text:p>
      <text:p text:style-name="Preformatted_20_Text">That's something amazing!</text:p>
      <text:p text:style-name="Preformatted_20_Text">#ニア</text:p>
      <text:p text:style-name="Preformatted_20_Text">すげー！</text:p>
      <text:p text:style-name="Preformatted_20_Text">Amazing!!!</text:p>
      <text:p text:style-name="Preformatted_20_Text">#ヴェロニカ</text:p>
      <text:p text:style-name="Preformatted_20_Text">ちっ！</text:p>
      <text:p text:style-name="Preformatted_20_Text">いいからガキどもは外で遊んで来い！！</text:p>
      <text:p text:style-name="Preformatted_20_Text">Damn!</text:p>
      <text:p text:style-name="Preformatted_20_Text">Just go play outside you kids!!!!!!!!!!!!!!!!!!!!!!!!!!!</text:p>
      <text:p text:style-name="Preformatted_20_Text">#ライザ</text:p>
      <text:p text:style-name="Preformatted_20_Text">ちぇー！</text:p>
      <text:p text:style-name="Preformatted_20_Text">もうちょっと見せてくれてもいいじゃん、けちー！</text:p>
      <text:p text:style-name="Preformatted_20_Text">Damn it!</text:p>
      <text:p text:style-name="Preformatted_20_Text">You could've shown us a little more, cheapskate!</text:p>
      <text:p text:style-name="Preformatted_20_Text">#ニア</text:p>
      <text:p text:style-name="Preformatted_20_Text">けちー！</text:p>
      <text:p text:style-name="Preformatted_20_Text">Cheapskate!</text:p>
      <text:p text:style-name="Preformatted_20_Text">[cn]</text:p>
      <text:p text:style-name="Preformatted_20_Text"><text:soft-page-break/>……………………。</text:p>
      <text:p text:style-name="Preformatted_20_Text">.........................</text:p>
      <text:p text:style-name="Preformatted_20_Text">#エリ</text:p>
      <text:p text:style-name="Preformatted_20_Text">……ここは？</text:p>
      <text:p text:style-name="Preformatted_20_Text">...... where are we?</text:p>
      <text:p text:style-name="Preformatted_20_Text">#ヴェロニカ</text:p>
      <text:p text:style-name="Preformatted_20_Text">エリ！！　よかった！！</text:p>
      <text:p text:style-name="Preformatted_20_Text">Eli!!!　Thank God!!!</text:p>
      <text:p text:style-name="Preformatted_20_Text">#エリ</text:p>
      <text:p text:style-name="Preformatted_20_Text">ヴェロニカ様……？</text:p>
      <text:p text:style-name="Preformatted_20_Text">なんで、わたし……。</text:p>
      <text:p text:style-name="Preformatted_20_Text">Dear Veronica, ......?</text:p>
      <text:p text:style-name="Preformatted_20_Text">Why, I'm .......</text:p>
      <text:p text:style-name="Preformatted_20_Text">#ライザ</text:p>
      <text:p text:style-name="Preformatted_20_Text">すげえ、本当に生き返った。</text:p>
      <text:p text:style-name="Preformatted_20_Text">Wow, she really came back to life.</text:p>
      <text:p text:style-name="Preformatted_20_Text">#ニア</text:p>
      <text:p text:style-name="Preformatted_20_Text">かえったー！</text:p>
      <text:p text:style-name="Preformatted_20_Text">I'm back!</text:p>
      <text:p text:style-name="Preformatted_20_Text">[cn]</text:p>
      <text:p text:style-name="Preformatted_20_Text">……………………。</text:p>
      <text:p text:style-name="Preformatted_20_Text">.........................</text:p>
      <text:p text:style-name="Preformatted_20_Text">#ホーリーベル</text:p>
      <text:p text:style-name="Preformatted_20_Text">ヴェロニカッ！！</text:p>
      <text:p text:style-name="Preformatted_20_Text">あんた自分がしたこと、わかっているのかい！？</text:p>
      <text:p text:style-name="Preformatted_20_Text">Veronica!</text:p>
      <text:p text:style-name="Preformatted_20_Text">Do you know what you've done!</text:p>
      <text:p text:style-name="Preformatted_20_Text">#ヴェロニカ</text:p>
      <text:p text:style-name="Preformatted_20_Text">人を生き返らせることの何が悪いってんだ！！</text:p>
      <text:p text:style-name="Preformatted_20_Text">確かに今のエリは魔法生命体だけど、</text:p>
      <text:p text:style-name="Preformatted_20_Text">私たちを襲ったりしない！！</text:p>
      <text:p text:style-name="Preformatted_20_Text">普通の人間だ！！</text:p>
      <text:p text:style-name="Preformatted_20_Text">What's wrong with bringing people back to life?</text:p>
      <text:p text:style-name="Preformatted_20_Text">I know Eli's a magical life form now, but he's not going to attack us!</text:p>
      <text:p text:style-name="Preformatted_20_Text">He's a magical life form, but he's not going to attack us!</text:p>
      <text:p text:style-name="Preformatted_20_Text">He's a normal human being!</text:p>
      <text:p text:style-name="Preformatted_20_Text">#ホーリーベル</text:p>
      <text:p text:style-name="Preformatted_20_Text">おだまり！！</text:p>
      <text:p text:style-name="Preformatted_20_Text">ヴェロニカ……あんたは優秀だけど、</text:p>
      <text:p text:style-name="Preformatted_20_Text">常識を知らなすぎるよ……。</text:p>
      <text:p text:style-name="Preformatted_20_Text">出ておゆき。</text:p>
      <text:p text:style-name="Preformatted_20_Text">Oh, shut up!!!!</text:p>
      <text:p text:style-name="Preformatted_20_Text">Veronica...... you're brilliant, but</text:p>
      <text:p text:style-name="Preformatted_20_Text">You're too ignorant of common sense. ......</text:p>
      <text:p text:style-name="Preformatted_20_Text">Get out of here.</text:p>
      <text:p text:style-name="Preformatted_20_Text">#ヴェロニカ</text:p>
      <text:p text:style-name="Preformatted_20_Text">あん？</text:p>
      <text:p text:style-name="Preformatted_20_Text">What?</text:p>
      <text:p text:style-name="Preformatted_20_Text">#ホーリーベル</text:p>
      <text:p text:style-name="Preformatted_20_Text">出ておゆき。</text:p>
      <text:p text:style-name="Preformatted_20_Text">もうここにはおいておけないよ……。</text:p>
      <text:p text:style-name="Preformatted_20_Text">You're leaving.</text:p>
      <text:p text:style-name="Preformatted_20_Text">We can't keep you here anymore. ......</text:p>
      <text:p text:style-name="Preformatted_20_Text">#ヴェロニカ</text:p>
      <text:p text:style-name="Preformatted_20_Text">なっ……！！</text:p>
      <text:p text:style-name="Preformatted_20_Text">くっ、師匠のばかっ！！</text:p>
      <text:p text:style-name="Preformatted_20_Text">わからずや！！</text:p>
      <text:p text:style-name="Preformatted_20_Text">Hey ......!</text:p>
      <text:p text:style-name="Preformatted_20_Text">Damn you, master!</text:p>
      <text:p text:style-name="Preformatted_20_Text">You don't understand!</text:p>
      <text:p text:style-name="Preformatted_20_Text">[cn]</text:p>
      <text:p text:style-name="Preformatted_20_Text">ヴェロニカはホーリーベルにそう吐き捨てると、</text:p>
      <text:p text:style-name="Preformatted_20_Text">部屋を勢いよく出て行ってしまった。</text:p>
      <text:p text:style-name="Preformatted_20_Text"><text:soft-page-break/>Veronica spat at Holy Belle and walked out of the room with a start.</text:p>
      <text:p text:style-name="Preformatted_20_Text">Veronica spat at Holy Belle and walked out of the room with a start.</text:p>
      <text:p text:style-name="Preformatted_20_Text">#ホーリーベル</text:p>
      <text:p text:style-name="Preformatted_20_Text">……はあ。なんてこったい。</text:p>
      <text:p text:style-name="Preformatted_20_Text">...... Huh. Oh my god.</text:p>
      <text:p text:style-name="Preformatted_20_Text">[cn]</text:p>
      <text:p text:style-name="Preformatted_20_Text">……………………。</text:p>
      <text:p text:style-name="Preformatted_20_Text">.........................</text:p>
      <text:p text:style-name="Preformatted_20_Text">#ライザ</text:p>
      <text:p text:style-name="Preformatted_20_Text">なー、俺たち今からどこ行くんだ？</text:p>
      <text:p text:style-name="Preformatted_20_Text">Hey, where are we going now?</text:p>
      <text:p text:style-name="Preformatted_20_Text">#ニア</text:p>
      <text:p text:style-name="Preformatted_20_Text">どこ行くんだー？</text:p>
      <text:p text:style-name="Preformatted_20_Text">Where are we going now?</text:p>
      <text:p text:style-name="Preformatted_20_Text">#ヴェロニカ</text:p>
      <text:p text:style-name="Preformatted_20_Text">人のいねえところさ。</text:p>
      <text:p text:style-name="Preformatted_20_Text">北の、広い広い大地が明日から私たちの住処だぜ。</text:p>
      <text:p text:style-name="Preformatted_20_Text">To no man's land.</text:p>
      <text:p text:style-name="Preformatted_20_Text">Up north, in the great wide open, that's where we're going to live tomorrow.</text:p>
      <text:p text:style-name="Preformatted_20_Text">#ライザ</text:p>
      <text:p text:style-name="Preformatted_20_Text">広いのか！</text:p>
      <text:p text:style-name="Preformatted_20_Text">なんだそれ、すっげー楽しみだぞ！！</text:p>
      <text:p text:style-name="Preformatted_20_Text">It's a big place!</text:p>
      <text:p text:style-name="Preformatted_20_Text">I'm so excited!</text:p>
      <text:p text:style-name="Preformatted_20_Text">#ニア</text:p>
      <text:p text:style-name="Preformatted_20_Text">楽しみだぞ！</text:p>
      <text:p text:style-name="Preformatted_20_Text">I'm so excited!</text:p>
      <text:p text:style-name="Preformatted_20_Text">#エリ</text:p>
      <text:p text:style-name="Preformatted_20_Text">ヴェロニカ様……私。</text:p>
      <text:p text:style-name="Preformatted_20_Text">Dear Veronica: ...... me.</text:p>
      <text:p text:style-name="Preformatted_20_Text">#ヴェロニカ</text:p>
      <text:p text:style-name="Preformatted_20_Text">私のしたことは間違ってない。</text:p>
      <text:p text:style-name="Preformatted_20_Text">……間違ってないんだ。</text:p>
      <text:p text:style-name="Preformatted_20_Text">What I did was not wrong.</text:p>
      <text:p text:style-name="Preformatted_20_Text">I'm not ...... wrong.</text:p>
      <text:p text:style-name="Preformatted_20_Text">[cn]</text:p>
      <text:p text:style-name="Preformatted_20_Text">……………………。</text:p>
      <text:p text:style-name="Preformatted_20_Text">.........................</text:p>
      <text:p text:style-name="Preformatted_20_Text">#ライザ</text:p>
      <text:p text:style-name="Preformatted_20_Text">…………。</text:p>
      <text:p text:style-name="Preformatted_20_Text">.............</text:p>
      <text:p text:style-name="Preformatted_20_Text">#アリス</text:p>
      <text:p text:style-name="Preformatted_20_Text">ふん、まだ息があるのか。</text:p>
      <text:p text:style-name="Preformatted_20_Text">Hmm, you're still breathing.</text:p>
      <text:p text:style-name="Preformatted_20_Text">[cn]</text:p>
      <text:p text:style-name="Preformatted_20_Text">ライザとニアが床に倒れていた。</text:p>
      <text:p text:style-name="Preformatted_20_Text">アリスとヴェロニカがそれを見下ろしている。</text:p>
      <text:p text:style-name="Preformatted_20_Text">Ryza and Nia are on the floor.</text:p>
      <text:p text:style-name="Preformatted_20_Text">Alice and Veronica are looking down at them.</text:p>
      <text:p text:style-name="Preformatted_20_Text">#アリス</text:p>
      <text:p text:style-name="Preformatted_20_Text">こっちはもう死んでるみたいだけどな。</text:p>
      <text:p text:style-name="Preformatted_20_Text">This one looks like it's already dead.</text:p>
      <text:p text:style-name="Preformatted_20_Text">[cn]</text:p>
      <text:p text:style-name="Preformatted_20_Text">そういって、アリスはニアを指さした。</text:p>
      <text:p text:style-name="Preformatted_20_Text">Alice then points to Nia.</text:p>
      <text:p text:style-name="Preformatted_20_Text">#ライザ</text:p>
      <text:p text:style-name="Preformatted_20_Text">……おい、アリス。</text:p>
      <text:p text:style-name="Preformatted_20_Text">...... Hey, Alice.</text:p>
      <text:p text:style-name="Preformatted_20_Text">#アリス</text:p>
      <text:p text:style-name="Preformatted_20_Text">あん？</text:p>
      <text:p text:style-name="Preformatted_20_Text">An?</text:p>
      <text:p text:style-name="Preformatted_20_Text">#ライザ</text:p>
      <text:p text:style-name="Preformatted_20_Text">俺はいったい……</text:p>
      <text:p text:style-name="Preformatted_20_Text"><text:soft-page-break/>どこで、間違えたんだろうな……。</text:p>
      <text:p text:style-name="Preformatted_20_Text">What the hell am I ......</text:p>
      <text:p text:style-name="Preformatted_20_Text">Where did I go wrong. ......</text:p>
      <text:p text:style-name="Preformatted_20_Text">[cn]</text:p>
      <text:p text:style-name="Preformatted_20_Text">ライザの肌が見る見るうちに崩れ去っていく。</text:p>
      <text:p text:style-name="Preformatted_20_Text">もう長くはなかった。</text:p>
      <text:p text:style-name="Preformatted_20_Text">Ryza's skin crumbled away as she watched.</text:p>
      <text:p text:style-name="Preformatted_20_Text">She didn't have much longer.</text:p>
      <text:p text:style-name="Preformatted_20_Text">#アリス</text:p>
      <text:p text:style-name="Preformatted_20_Text">…………さあな、そんなの私が分かるわけねえだろ。</text:p>
      <text:p text:style-name="Preformatted_20_Text">............Say, how the hell am I supposed to know that?</text:p>
      <text:p text:style-name="Preformatted_20_Text">#ライザ</text:p>
      <text:p text:style-name="Preformatted_20_Text">そうだな……、なあ、ヴェロニカ。</text:p>
      <text:p text:style-name="Preformatted_20_Text">You're right......, hey, Veronica.</text:p>
      <text:p text:style-name="Preformatted_20_Text">#ヴェロニカ</text:p>
      <text:p text:style-name="Preformatted_20_Text">……ライザ。</text:p>
      <text:p text:style-name="Preformatted_20_Text">...... Ryza.</text:p>
      <text:p text:style-name="Preformatted_20_Text">#ライザ</text:p>
      <text:p text:style-name="Preformatted_20_Text">俺は、どうしたらよかったのかな……。</text:p>
      <text:p text:style-name="Preformatted_20_Text">What was I supposed to do .......</text:p>
      <text:p text:style-name="Preformatted_20_Text">[cn]</text:p>
      <text:p text:style-name="Preformatted_20_Text">ライザのほほを一筋の涙が伝った。</text:p>
      <text:p text:style-name="Preformatted_20_Text">A single tear trickles down Ryza's cheek.</text:p>
      <text:p text:style-name="Preformatted_20_Text">#ヴェロニカ</text:p>
      <text:p text:style-name="Preformatted_20_Text">……あなたはあなたのやりたいように精一杯生きたわ</text:p>
      <text:p text:style-name="Preformatted_20_Text">それで十分じゃないかしら。</text:p>
      <text:p text:style-name="Preformatted_20_Text">...... you lived your life to the fullest, the way you wanted to.</text:p>
      <text:p text:style-name="Preformatted_20_Text">I think that's enough.</text:p>
      <text:p text:style-name="Preformatted_20_Text">#ライザ</text:p>
      <text:p text:style-name="Preformatted_20_Text">やっぱ、今のお前は好かねえや。</text:p>
      <text:p text:style-name="Preformatted_20_Text">へへっ……。</text:p>
      <text:p text:style-name="Preformatted_20_Text">I still don't like you now.</text:p>
      <text:p text:style-name="Preformatted_20_Text">Hehehe .......</text:p>
      <text:p text:style-name="Preformatted_20_Text">[cn]</text:p>
      <text:p text:style-name="Preformatted_20_Text">最後に笑うとライザの肉体は風に吹かれてかき消えた</text:p>
      <text:p text:style-name="Preformatted_20_Text">With a final laugh, Ryza's body is drowned out by the wind.</text:p>
      <text:p text:style-name="Preformatted_20_Text">#アリス</text:p>
      <text:p text:style-name="Preformatted_20_Text">……ライザ。</text:p>
      <text:p text:style-name="Preformatted_20_Text">...... Ryza.</text:p>
      <text:p text:style-name="Preformatted_20_Text">[cn]</text:p>
      <text:p text:style-name="Preformatted_20_Text">アリスはしばらくライザが居た場所を眺め、思いを巡らせていた。</text:p>
      <text:p text:style-name="Preformatted_20_Text">………………。</text:p>
      <text:p text:style-name="Preformatted_20_Text">それから３か月後。</text:p>
      <text:p text:style-name="Preformatted_20_Text">Alice looked at the place where Ryza had been for a while and pondered.</text:p>
      <text:p text:style-name="Preformatted_20_Text">...................</text:p>
      <text:p text:style-name="Preformatted_20_Text">Three months later.</text:p>
      <text:p text:style-name="Preformatted_20_Text">#ヴェロニカ</text:p>
      <text:p text:style-name="Preformatted_20_Text">メイジー、この仕事はどこまで進んでいるかしら。</text:p>
      <text:p text:style-name="Preformatted_20_Text">エリ、夕方までにこの書類を片づけてちょうだい。</text:p>
      <text:p text:style-name="Preformatted_20_Text">Maisie, how far along are you with this work?</text:p>
      <text:p text:style-name="Preformatted_20_Text">Eli, I need you to get this paperwork done by evening.</text:p>
      <text:p text:style-name="Preformatted_20_Text">#メイジー</text:p>
      <text:p text:style-name="Preformatted_20_Text">ヴェロニカさんが来てから、本当に仕事が楽になったわ。</text:p>
      <text:p text:style-name="Preformatted_20_Text">不測の事態にも、これ以上ないくらい最善の手で対応してくれるし</text:p>
      <text:p text:style-name="Preformatted_20_Text">さすが大魔女様ね。</text:p>
      <text:p text:style-name="Preformatted_20_Text">Since Veronica's arrival, my job has been so much easier.</text:p>
      <text:p text:style-name="Preformatted_20_Text">She is the best I've ever had to deal with unforeseen situations.</text:p>
      <text:p text:style-name="Preformatted_20_Text">You are a great witch.</text:p>
      <text:p text:style-name="Preformatted_20_Text">#エリ</text:p>
      <text:p text:style-name="Preformatted_20_Text">そうよ！　ヴェロニカ様はすごいんだから！</text:p>
      <text:p text:style-name="Preformatted_20_Text">怠け者のアリスとは違ってね！</text:p>
      <text:p text:style-name="Preformatted_20_Text">Yes!　Because Veronica-sama is amazing!</text:p>
      <text:p text:style-name="Preformatted_20_Text">Unlike the lazy Alice!</text:p>
      <text:p text:style-name="Preformatted_20_Text"><text:soft-page-break/>#メイジー</text:p>
      <text:p text:style-name="Preformatted_20_Text">アリス姉さん……、もう３か月になるのね。</text:p>
      <text:p text:style-name="Preformatted_20_Text">Sis Alice ......, you've been here for 3 months now.</text:p>
      <text:p text:style-name="Preformatted_20_Text">#エリ</text:p>
      <text:p text:style-name="Preformatted_20_Text">ヴェロニカ様に領地を譲って、</text:p>
      <text:p text:style-name="Preformatted_20_Text">突然外の世界に行っちゃうんだもの。</text:p>
      <text:p text:style-name="Preformatted_20_Text">どこかで行き倒れていないといいけど……。</text:p>
      <text:p text:style-name="Preformatted_20_Text">I'm going to give up my territory to Lady Veronica.</text:p>
      <text:p text:style-name="Preformatted_20_Text">Suddenly you're off to the outside world.</text:p>
      <text:p text:style-name="Preformatted_20_Text">I hope she hasn't fallen off the wagon somewhere. ......</text:p>
      <text:p text:style-name="Preformatted_20_Text">#ヴェロニカ</text:p>
      <text:p text:style-name="Preformatted_20_Text">チシャ、この仕事はどこまで進んでいるかしら。</text:p>
      <text:p text:style-name="Preformatted_20_Text">エリ、夕方までにこの書類を片づけてちょうだい。</text:p>
      <text:p text:style-name="Preformatted_20_Text">Cheshire, how far along are you with this work?</text:p>
      <text:p text:style-name="Preformatted_20_Text">Eli, I need this paperwork done by this evening.</text:p>
      <text:p text:style-name="Preformatted_20_Text">#チシャ</text:p>
      <text:p text:style-name="Preformatted_20_Text">ヴェロニカさん本当すごいですよね。</text:p>
      <text:p text:style-name="Preformatted_20_Text">不測の事態にも、これ以上ないくらい最善の手で対応してくれるし</text:p>
      <text:p text:style-name="Preformatted_20_Text">さすが大魔女様です……。</text:p>
      <text:p text:style-name="Preformatted_20_Text">Veronica, you really are amazing, aren't you?</text:p>
      <text:p text:style-name="Preformatted_20_Text">You are the best at dealing with unforeseen situations.</text:p>
      <text:p text:style-name="Preformatted_20_Text">You are indeed a great witch. ......</text:p>
      <text:p text:style-name="Preformatted_20_Text">#エリ</text:p>
      <text:p text:style-name="Preformatted_20_Text">そうよ！　ヴェロニカ様はすごいんだから！</text:p>
      <text:p text:style-name="Preformatted_20_Text">怠け者のアリスとは違ってね！</text:p>
      <text:p text:style-name="Preformatted_20_Text">Yes!!!　Because Lady Veronica is awesome!</text:p>
      <text:p text:style-name="Preformatted_20_Text">Unlike the lazy Alice!</text:p>
      <text:p text:style-name="Preformatted_20_Text">#チシャ</text:p>
      <text:p text:style-name="Preformatted_20_Text">アリス様……、もう３か月ですね。</text:p>
      <text:p text:style-name="Preformatted_20_Text">Queen Alice ......, it's been 3 months already!</text:p>
      <text:p text:style-name="Preformatted_20_Text">#エリ</text:p>
      <text:p text:style-name="Preformatted_20_Text">ヴェロニカ様に領地を譲って、</text:p>
      <text:p text:style-name="Preformatted_20_Text">突然外の世界に行っちゃうんだもの。</text:p>
      <text:p text:style-name="Preformatted_20_Text">どこかで行き倒れていないといいけど……。</text:p>
      <text:p text:style-name="Preformatted_20_Text">I'm going to give up my territory to Lady Veronica.</text:p>
      <text:p text:style-name="Preformatted_20_Text">Suddenly you're off to the outside world.</text:p>
      <text:p text:style-name="Preformatted_20_Text">I hope you haven't fallen down somewhere. ......</text:p>
      <text:p text:style-name="Preformatted_20_Text">[cn]</text:p>
      <text:p text:style-name="Preformatted_20_Text">どこかの世界、特急列車の上。</text:p>
      <text:p text:style-name="Preformatted_20_Text">Somewhere in the world, on an express train.</text:p>
      <text:p text:style-name="Preformatted_20_Text">#列車の搭乗員</text:p>
      <text:p text:style-name="Preformatted_20_Text">居たぞ！　密航者だ！！</text:p>
      <text:p text:style-name="Preformatted_20_Text">There he is!　Stowaways!!!</text:p>
      <text:p text:style-name="Preformatted_20_Text">#少年</text:p>
      <text:p text:style-name="Preformatted_20_Text">みっ、見つかった！！</text:p>
      <text:p text:style-name="Preformatted_20_Text">They found me!</text:p>
      <text:p text:style-name="Preformatted_20_Text">[cn]</text:p>
      <text:p text:style-name="Preformatted_20_Text">少年は列車の搭乗員に追われていた。</text:p>
      <text:p text:style-name="Preformatted_20_Text">首に下げた二眼レフを大事そうに抱えて、</text:p>
      <text:p text:style-name="Preformatted_20_Text">搭乗員とは反対方向の車両へ飛び移る。</text:p>
      <text:p text:style-name="Preformatted_20_Text">The boy was being chased by the train crew.</text:p>
      <text:p text:style-name="Preformatted_20_Text">Holding the twin-lens reflex camera around his neck with great care, he</text:p>
      <text:p text:style-name="Preformatted_20_Text">He jumps to the car in the opposite direction of the train crew.</text:p>
      <text:p text:style-name="Preformatted_20_Text">#少年</text:p>
      <text:p text:style-name="Preformatted_20_Text">あっ！！</text:p>
      <text:p text:style-name="Preformatted_20_Text">Aah!</text:p>
      <text:p text:style-name="Preformatted_20_Text">[cn]</text:p>
      <text:p text:style-name="Preformatted_20_Text">しかし、反対側からも数人の搭乗員が現れ、</text:p>
      <text:p text:style-name="Preformatted_20_Text">あっという間に逃げ場がなくなってしまった。</text:p>
      <text:p text:style-name="Preformatted_20_Text">However, several more boarders appeared from the other side</text:p>
      <text:p text:style-name="Preformatted_20_Text">In no time at all, there was nowhere to run.</text:p>
      <text:p text:style-name="Preformatted_20_Text">#少年</text:p>
      <text:p text:style-name="Preformatted_20_Text">っ……！</text:p>
      <text:p text:style-name="Preformatted_20_Text"><text:soft-page-break/></text:p>
      <text:p text:style-name="Preformatted_20_Text">[cn]</text:p>
      <text:p text:style-name="Preformatted_20_Text">後のない少年は列車から身を乗り出して下を眺めた。</text:p>
      <text:p text:style-name="Preformatted_20_Text">ものすごい速さで地面がうごいている。</text:p>
      <text:p text:style-name="Preformatted_20_Text">ここに落下したものなら、ただでは済まないだろう。</text:p>
      <text:p text:style-name="Preformatted_20_Text">The boy, who had no time to spare, leaned out of the train and looked down.</text:p>
      <text:p text:style-name="Preformatted_20_Text">The ground was moving very fast.</text:p>
      <text:p text:style-name="Preformatted_20_Text">If he had fallen, he would have gotten away with it.</text:p>
      <text:p text:style-name="Preformatted_20_Text">#少年</text:p>
      <text:p text:style-name="Preformatted_20_Text">……大丈夫、できる……できる！</text:p>
      <text:p text:style-name="Preformatted_20_Text">......It's okay, you can do it.......You can do it!</text:p>
      <text:p text:style-name="Preformatted_20_Text">[cn]</text:p>
      <text:p text:style-name="Preformatted_20_Text">しかし、少年は自分に言い聞かせ心を決めたようだった。</text:p>
      <text:p text:style-name="Preformatted_20_Text">少し後ろに下がり、勢いをつけて列車の外へ飛び出した。</text:p>
      <text:p text:style-name="Preformatted_20_Text">But the boy seemed to have made up his mind, telling himself that he could do it.</text:p>
      <text:p text:style-name="Preformatted_20_Text">He backed up a little and with a little momentum, he jumped out of the train.</text:p>
      <text:p text:style-name="Preformatted_20_Text">#？？？</text:p>
      <text:p text:style-name="Preformatted_20_Text">クフフッ！！</text:p>
      <text:p text:style-name="Preformatted_20_Text">まあ、その度胸は認めてやるぜ。</text:p>
      <text:p text:style-name="Preformatted_20_Text">破壊光線ーーーー！！</text:p>
      <text:p text:style-name="Preformatted_20_Text">Kuhuhuhuhu!</text:p>
      <text:p text:style-name="Preformatted_20_Text">Well, I'll give you that guts.</text:p>
      <text:p text:style-name="Preformatted_20_Text">Destructive rays!</text:p>
      <text:p text:style-name="Preformatted_20_Text">#列車の搭乗員たち</text:p>
      <text:p text:style-name="Preformatted_20_Text">ぎゃあああああーーー！！！</text:p>
      <text:p text:style-name="Preformatted_20_Text">Geeeeeeeeeeeeeeeeeeeeeeeeeeeeeeeeeeeeeeeeeeeeeeeeeeeeeeeeeeeeeeeeeee!</text:p>
      <text:p text:style-name="Preformatted_20_Text">#少年</text:p>
      <text:p text:style-name="Preformatted_20_Text">えっ！</text:p>
      <text:p text:style-name="Preformatted_20_Text">わっ、わあっ！！</text:p>
      <text:p text:style-name="Preformatted_20_Text">Eh!</text:p>
      <text:p text:style-name="Preformatted_20_Text">Wah, wah!</text:p>
      <text:p text:style-name="Preformatted_20_Text">[cn]</text:p>
      <text:p text:style-name="Preformatted_20_Text">少年はすんでのところでクロに受け止められた。</text:p>
      <text:p text:style-name="Preformatted_20_Text">The boy was almost caught by Kuro.</text:p>
      <text:p text:style-name="Preformatted_20_Text">#アリス</text:p>
      <text:p text:style-name="Preformatted_20_Text">クロ、依頼のガキはこいつか？</text:p>
      <text:p text:style-name="Preformatted_20_Text">Kuro, is this the kid you asked for?</text:p>
      <text:p text:style-name="Preformatted_20_Text">#クロ</text:p>
      <text:p text:style-name="Preformatted_20_Text">はっ！　そのようです。</text:p>
      <text:p text:style-name="Preformatted_20_Text">Ha!　Looks like it.</text:p>
      <text:p text:style-name="Preformatted_20_Text">#アリス</text:p>
      <text:p text:style-name="Preformatted_20_Text">よし、これでしばらく生活費には困らんな……。</text:p>
      <text:p text:style-name="Preformatted_20_Text">Okay, now I won't have to worry about living expenses for a while. ......</text:p>
      <text:p text:style-name="Preformatted_20_Text">#少年</text:p>
      <text:p text:style-name="Preformatted_20_Text">あの……あなたたちは？</text:p>
      <text:p text:style-name="Preformatted_20_Text">Um, ...... you guys?</text:p>
      <text:p text:style-name="Preformatted_20_Text">#アリス</text:p>
      <text:p text:style-name="Preformatted_20_Text">あん？</text:p>
      <text:p text:style-name="Preformatted_20_Text">ああ……そうだな。</text:p>
      <text:p text:style-name="Preformatted_20_Text">An?</text:p>
      <text:p text:style-name="Preformatted_20_Text">Oh ...... yeah, that's right.</text:p>
      <text:p text:style-name="Preformatted_20_Text"/>
      <text:p text:style-name="Preformatted_20_Text">C:\Users\James Phillips\Desktop\Games\WargameAliceGit\MinimizedScenarios\min_s9991.txt</text:p>
      <text:p text:style-name="Preformatted_20_Text">#チシャ</text:p>
      <text:p text:style-name="Preformatted_20_Text">あっ、アリス様が死ぬなんて……。</text:p>
      <text:p text:style-name="Preformatted_20_Text">そんな……ぐす。</text:p>
      <text:p text:style-name="Preformatted_20_Text">アリス様、安らかに眠ってくださいね。</text:p>
      <text:p text:style-name="Preformatted_20_Text">なむなむ……。</text:p>
      <text:p text:style-name="Preformatted_20_Text">Oh, I can't believe Alice-sama died .......</text:p>
      <text:p text:style-name="Preformatted_20_Text">Such a ...... gusu.</text:p>
      <text:p text:style-name="Preformatted_20_Text">Alice-sama, please rest in peace.</text:p>
      <text:p text:style-name="Preformatted_20_Text">Namu namu .......</text:p>
      <text:p text:style-name="Preformatted_20_Text"/>
      <text:p text:style-name="Preformatted_20_Text"><text:soft-page-break/>C:\Users\James Phillips\Desktop\Games\WargameAliceGit\MinimizedScenarios\min_s9994.txt</text:p>
      <text:p text:style-name="Preformatted_20_Text">#チシャ</text:p>
      <text:p text:style-name="Preformatted_20_Text">あっ、アリス様が死ぬなんて……。</text:p>
      <text:p text:style-name="Preformatted_20_Text">そんな……ぐす。</text:p>
      <text:p text:style-name="Preformatted_20_Text">アリス様、安らかに眠ってくださいね。</text:p>
      <text:p text:style-name="Preformatted_20_Text">なむなむ……。</text:p>
      <text:p text:style-name="Preformatted_20_Text">Oh, I can't believe Alice-sama died .......</text:p>
      <text:p text:style-name="Preformatted_20_Text">Such a ...... gusu.</text:p>
      <text:p text:style-name="Preformatted_20_Text">Alice-sama, please rest in peace.</text:p>
      <text:p text:style-name="Preformatted_20_Text">Namu namu .......</text:p>
      <text:p text:style-name="Preformatted_20_Text"/>
      <text:p text:style-name="Preformatted_20_Text">C:\Users\James Phillips\Desktop\Games\WargameAliceGit\MinimizedScenarios\min_s9995.txt</text:p>
      <text:p text:style-name="Preformatted_20_Text">[cn]</text:p>
      <text:p text:style-name="Preformatted_20_Text">アリスの館は敵の手に落ち、ここにアリス領は滅亡した。</text:p>
      <text:p text:style-name="Preformatted_20_Text">アリスはその後、</text:p>
      <text:p text:style-name="Preformatted_20_Text">戦争を起こした悪者として、後世まで語り継がれたのであった……。</text:p>
      <text:p text:style-name="Preformatted_20_Text">Alice's mansion fell into the hands of the enemy, and Alice's territory was hereby destroyed.</text:p>
      <text:p text:style-name="Preformatted_20_Text">Alice was then spoken of for the rest of her life as the villain who had started the war.</text:p>
      <text:p text:style-name="Preformatted_20_Text">She was spoken of to posterity as the villain who had started the war. ......</text:p>
      <text:p text:style-name="P19">Alice's mansion fell into the hands of the enemy, and with it, the territory of Alice was destroyed. Alice, thereafter, was remembered as a villain who started a war for generations to come... </text:p>
      <text:p text:style-name="Preformatted_20_Text"/>
      <text:p text:style-name="Preformatted_20_Text">C:\Users\James Phillips\Desktop\Games\WargameAliceGit\MinimizedScenarios\min_s9996.txt</text:p>
      <text:p text:style-name="Preformatted_20_Text">[cn]</text:p>
      <text:p text:style-name="Preformatted_20_Text">#アリス</text:p>
      <text:p text:style-name="Preformatted_20_Text">わっ、なんだ！？</text:p>
      <text:p text:style-name="Preformatted_20_Text">突然真っ暗になったぞ！！</text:p>
      <text:p text:style-name="Preformatted_20_Text">Whoa, what the hell?</text:p>
      <text:p text:style-name="Preformatted_20_Text">It's all dark all of a sudden!!!</text:p>
      <text:p text:style-name="Preformatted_20_Text">#チシャ</text:p>
      <text:p text:style-name="Preformatted_20_Text">アリス様。今回の体験版はここまでらしいですよ。</text:p>
      <text:p text:style-name="Preformatted_20_Text">Queen Alice. It seems this is the end of the trial version this time.</text:p>
      <text:p text:style-name="Preformatted_20_Text">#アリス</text:p>
      <text:p text:style-name="Preformatted_20_Text">体験版？</text:p>
      <text:p text:style-name="Preformatted_20_Text">そういえば声もなくなったな。</text:p>
      <text:p text:style-name="Preformatted_20_Text">Trial version?</text:p>
      <text:p text:style-name="Preformatted_20_Text">Come to think of it, I don't even have a voice anymore.</text:p>
      <text:p text:style-name="Preformatted_20_Text">#チシャ</text:p>
      <text:p text:style-name="Preformatted_20_Text">そういうわけですからほら、宣伝しましょう？</text:p>
      <text:p text:style-name="Preformatted_20_Text">That's why we should advertise.</text:p>
      <text:p text:style-name="Preformatted_20_Text">#アリス</text:p>
      <text:p text:style-name="Preformatted_20_Text">宣伝なぁ……ようし。</text:p>
      <text:p text:style-name="Preformatted_20_Text">オイ、ここまで遊んでくれた画面の前のおまえ！！</text:p>
      <text:p text:style-name="Preformatted_20_Text">私の活躍はここからが本番だ。</text:p>
      <text:p text:style-name="Preformatted_20_Text">完成したら絶対プレイしろよな！</text:p>
      <text:p text:style-name="Preformatted_20_Text">絶対だぞ！　絶対だからな！！</text:p>
      <text:p text:style-name="Preformatted_20_Text">クフフフフフッ！！</text:p>
      <text:p text:style-name="Preformatted_20_Text">Let's advertise. ......</text:p>
      <text:p text:style-name="Preformatted_20_Text">Hey, you in front of the screen, who have played this far!</text:p>
      <text:p text:style-name="Preformatted_20_Text">This is where my work really begins.</text:p>
      <text:p text:style-name="Preformatted_20_Text">You'll definitely play it when it's finished, right?</text:p>
      <text:p text:style-name="Preformatted_20_Text">I promise!　I promise!</text:p>
      <text:p text:style-name="Preformatted_20_Text">I promise!</text:p>
      <text:p text:style-name="Preformatted_20_Text"/>
      <text:p text:style-name="Preformatted_20_Text">C:\Users\James Phillips\Desktop\Games\WargameAliceGit\MinimizedScenarios\min_sMana.txt</text:p>
      <text:p text:style-name="Preformatted_20_Text">#チシャ</text:p>
      <text:p text:style-name="Preformatted_20_Text">アリス様。</text:p>
      <text:p text:style-name="Preformatted_20_Text">マナの結晶に混ざってこんなものが……。</text:p>
      <text:p text:style-name="Preformatted_20_Text">Queen Alice.</text:p>
      <text:p text:style-name="Preformatted_20_Text">Mixed in with the mana crystals is this: .......</text:p>
      <text:p text:style-name="Preformatted_20_Text"><text:soft-page-break/>#アリス</text:p>
      <text:p text:style-name="Preformatted_20_Text">……ああ。</text:p>
      <text:p text:style-name="Preformatted_20_Text">軍の備品に加えておけ。</text:p>
      <text:p text:style-name="Preformatted_20_Text">...... Oh.</text:p>
      <text:p text:style-name="Preformatted_20_Text">Add it to the army's arsenal.</text:p>
      <text:p text:style-name="Preformatted_20_Text">#チシャ</text:p>
      <text:p text:style-name="Preformatted_20_Text">は、はい……。</text:p>
      <text:p text:style-name="Preformatted_20_Text">Ha, yes .......</text:p>
      <text:p text:style-name="Preformatted_20_Text">#クロ</text:p>
      <text:p text:style-name="Preformatted_20_Text">アリス様。</text:p>
      <text:p text:style-name="Preformatted_20_Text">マナの結晶に混ざってこんなものが……。</text:p>
      <text:p text:style-name="Preformatted_20_Text">Queen Alice.</text:p>
      <text:p text:style-name="Preformatted_20_Text">Here's something like this mixed in with the mana crystals: .......</text:p>
      <text:p text:style-name="Preformatted_20_Text">#アリス</text:p>
      <text:p text:style-name="Preformatted_20_Text">あん？</text:p>
      <text:p text:style-name="Preformatted_20_Text">まあ使えそうだし、とっておけ。</text:p>
      <text:p text:style-name="Preformatted_20_Text">Hmm?</text:p>
      <text:p text:style-name="Preformatted_20_Text">Well, it looks usable, so keep it.</text:p>
      <text:p text:style-name="Preformatted_20_Text">#クロ</text:p>
      <text:p text:style-name="Preformatted_20_Text">はっ。</text:p>
      <text:p text:style-name="Preformatted_20_Text">では、軍の備品に加えておきます。</text:p>
      <text:p text:style-name="Preformatted_20_Text">Ha.</text:p>
      <text:p text:style-name="Preformatted_20_Text">Then I'll add it to the military equipment.</text:p>
      <text:p text:style-name="Preformatted_20_Text"/>
      <text:p text:style-name="Preformatted_20_Text">C:\Users\James Phillips\Desktop\Games\WargameAliceGit\MinimizedScenarios\min_ss0227.txt</text:p>
      <text:p text:style-name="Preformatted_20_Text">#チシャ</text:p>
      <text:p text:style-name="Preformatted_20_Text">アリス様。今はほかの領地と戦争中です。</text:p>
      <text:p text:style-name="Preformatted_20_Text">あまり手を広げられると、後で大変ですよ？</text:p>
      <text:p text:style-name="Preformatted_20_Text">Queen Alice. We are at war with other territories now.</text:p>
      <text:p text:style-name="Preformatted_20_Text">If you spread your hands too wide, you'll have a hard time later.</text:p>
      <text:p text:style-name="Preformatted_20_Text">#アリス</text:p>
      <text:p text:style-name="Preformatted_20_Text">うーん、それもそうか。</text:p>
      <text:p text:style-name="Preformatted_20_Text">ちっ、しゃくだが侵攻は中止だ。</text:p>
      <text:p text:style-name="Preformatted_20_Text">Hmmm, I see.</text:p>
      <text:p text:style-name="Preformatted_20_Text">Damn it, I'll call off the invasion.</text:p>
      <text:p text:style-name="Preformatted_20_Text"/>
      <text:p text:style-name="Preformatted_20_Text">C:\Users\James Phillips\Desktop\Games\WargameAliceGit\MinimizedScenarios\min_ss0518.txt</text:p>
      <text:p text:style-name="Preformatted_20_Text">#アリス</text:p>
      <text:p text:style-name="Preformatted_20_Text">まだ打開策を思いついてねえ……。</text:p>
      <text:p text:style-name="Preformatted_20_Text">ムカつくが、今は侵攻しない方がいいな。</text:p>
      <text:p text:style-name="Preformatted_20_Text">I haven't come up with a breakthrough yet. ......</text:p>
      <text:p text:style-name="Preformatted_20_Text">Pisses me off, but I'd rather not invade now.</text:p>
      <text:p text:style-name="Preformatted_20_Text"/>
      <text:p text:style-name="Preformatted_20_Text">C:\Users\James Phillips\Desktop\Games\WargameAliceGit\MinimizedScenarios\min_ss0611.txt</text:p>
      <text:p text:style-name="Preformatted_20_Text">#アリス</text:p>
      <text:p text:style-name="Preformatted_20_Text">正面から乗り込んだらまた返り打ちだ。</text:p>
      <text:p text:style-name="Preformatted_20_Text">ムカつくが、今は侵攻しない方がいいな。</text:p>
      <text:p text:style-name="Preformatted_20_Text">If we get in front of them, they'll turn around and hit us again.</text:p>
      <text:p text:style-name="Preformatted_20_Text">Pisses me off, but I'd rather not invade now.</text:p>
      <text:p text:style-name="Preformatted_20_Text"/>
      <text:p text:style-name="Preformatted_20_Text">C:\Users\James Phillips\Desktop\Games\WargameAliceGit\MinimizedScenarios\min_ss0713.txt</text:p>
      <text:p text:style-name="Preformatted_20_Text">#クロ</text:p>
      <text:p text:style-name="Preformatted_20_Text">アリス様。</text:p>
      <text:p text:style-name="Preformatted_20_Text">敵のゾンビの残党を捕獲したところ、少し困ったことが。</text:p>
      <text:p text:style-name="Preformatted_20_Text">Queen Alice.</text:p>
      <text:p text:style-name="Preformatted_20_Text">We've captured the remnants of the enemy zombies and now we're in a bit of trouble.</text:p>
      <text:p text:style-name="Preformatted_20_Text">#アリス</text:p>
      <text:p text:style-name="Preformatted_20_Text">困ったこと？</text:p>
      <text:p text:style-name="Preformatted_20_Text">Trouble?</text:p>
      <text:p text:style-name="Preformatted_20_Text">#クロ</text:p>
      <text:p text:style-name="Preformatted_20_Text">捕えたゾンビに対して働きかけているのですが、</text:p>
      <text:p text:style-name="Preformatted_20_Text">何を言っても無反応でして。</text:p>
      <text:p text:style-name="Preformatted_20_Text">I'm working against the captured zombies.</text:p>
      <text:p text:style-name="Preformatted_20_Text"><text:soft-page-break/>No matter what I say, they don't respond.</text:p>
      <text:p text:style-name="Preformatted_20_Text">#アリス</text:p>
      <text:p text:style-name="Preformatted_20_Text">よほど忠誠心が強いのだろう。</text:p>
      <text:p text:style-name="Preformatted_20_Text">拷問でもなんでもしてみたらどうだ。</text:p>
      <text:p text:style-name="Preformatted_20_Text">They must be so loyal.</text:p>
      <text:p text:style-name="Preformatted_20_Text">You should try torturing them or something.</text:p>
      <text:p text:style-name="Preformatted_20_Text">#クロ</text:p>
      <text:p text:style-name="Preformatted_20_Text">いえ、それが、無反応というのは、</text:p>
      <text:p text:style-name="Preformatted_20_Text">本当に気の抜けた人形のように</text:p>
      <text:p text:style-name="Preformatted_20_Text">なっているということでして。</text:p>
      <text:p text:style-name="Preformatted_20_Text">No, it's just that, unresponsive.</text:p>
      <text:p text:style-name="Preformatted_20_Text">Like a really distracted puppet.</text:p>
      <text:p text:style-name="Preformatted_20_Text">I mean, it's like a puppet that's really out of its mind.</text:p>
      <text:p text:style-name="Preformatted_20_Text">#アリス</text:p>
      <text:p text:style-name="Preformatted_20_Text">……うーん、</text:p>
      <text:p text:style-name="Preformatted_20_Text">ゾンビってのはたぶん毒の魔女に作られたものだよな。</text:p>
      <text:p text:style-name="Preformatted_20_Text">もしかしたら捕まったときに、</text:p>
      <text:p text:style-name="Preformatted_20_Text">使い物にならなくなるような仕掛けがしてあるのかもしれん。</text:p>
      <text:p text:style-name="Preformatted_20_Text">...... Hmmm.</text:p>
      <text:p text:style-name="Preformatted_20_Text">Zombies are probably made by poison witches.</text:p>
      <text:p text:style-name="Preformatted_20_Text">Maybe when they're captured.</text:p>
      <text:p text:style-name="Preformatted_20_Text">Maybe they're rigged to become useless when caught.</text:p>
      <text:p text:style-name="Preformatted_20_Text">#クロ</text:p>
      <text:p text:style-name="Preformatted_20_Text">なるほど……。</text:p>
      <text:p text:style-name="Preformatted_20_Text">それでは、ゾンビを捕まえるのは全くの無駄ということですな。</text:p>
      <text:p text:style-name="Preformatted_20_Text">I see: .......</text:p>
      <text:p text:style-name="Preformatted_20_Text">So then, catching zombies is a total waste of time.</text:p>
      <text:p text:style-name="Preformatted_20_Text">#アリス</text:p>
      <text:p text:style-name="Preformatted_20_Text">そうなるな。</text:p>
      <text:p text:style-name="Preformatted_20_Text">クフフッ！</text:p>
      <text:p text:style-name="Preformatted_20_Text">まあ、あんな気持ちの悪いもん部下に置いておくのも嫌だからな。</text:p>
      <text:p text:style-name="Preformatted_20_Text">全員容赦なくぶっ殺せと全軍に伝えろ。</text:p>
      <text:p text:style-name="Preformatted_20_Text">It would be.</text:p>
      <text:p text:style-name="Preformatted_20_Text">Kuhuhuhu!</text:p>
      <text:p text:style-name="Preformatted_20_Text">Well, I don't like having those creepy things under my command.</text:p>
      <text:p text:style-name="Preformatted_20_Text">Tell the whole army to kill them all without mercy.</text:p>
      <text:p text:style-name="Preformatted_20_Text">#クロ</text:p>
      <text:p text:style-name="Preformatted_20_Text">はっ、承知しました。</text:p>
      <text:p text:style-name="Preformatted_20_Text">Yes, sir.</text:p>
      <text:p text:style-name="Preformatted_20_Text">[cn]</text:p>
      <text:p text:style-name="Preformatted_20_Text">ゾンビは捕まえられません。</text:p>
      <text:p text:style-name="Preformatted_20_Text">捕獲コマンドは現れないので、</text:p>
      <text:p text:style-name="Preformatted_20_Text">ためらわず殺してしまいましょう。</text:p>
      <text:p text:style-name="Preformatted_20_Text">You can't catch zombies.</text:p>
      <text:p text:style-name="Preformatted_20_Text">The capture command doesn't appear, so don't hesitate to kill them.</text:p>
      <text:p text:style-name="Preformatted_20_Text">Don't hesitate to kill them.</text:p>
      <text:p text:style-name="Preformatted_20_Text"/>
      <text:p text:style-name="Preformatted_20_Text">C:\Users\James Phillips\Desktop\Games\WargameAliceGit\MinimizedScenarios\min_ss0864.txt</text:p>
      <text:p text:style-name="Preformatted_20_Text">#エリ</text:p>
      <text:p text:style-name="Preformatted_20_Text">アリス。</text:p>
      <text:p text:style-name="Preformatted_20_Text">ちょっといいかしら？</text:p>
      <text:p text:style-name="Preformatted_20_Text">Alice.</text:p>
      <text:p text:style-name="Preformatted_20_Text">May I have a moment?</text:p>
      <text:p text:style-name="Preformatted_20_Text">#アリス</text:p>
      <text:p text:style-name="Preformatted_20_Text">あん？</text:p>
      <text:p text:style-name="Preformatted_20_Text">An?</text:p>
      <text:p text:style-name="Preformatted_20_Text">#エリ</text:p>
      <text:p text:style-name="Preformatted_20_Text">あなたの領地の帳簿をチシャから見せてもらったのだけど、</text:p>
      <text:p text:style-name="Preformatted_20_Text">少し言いたいことがあるわ。</text:p>
      <text:p text:style-name="Preformatted_20_Text">Cheshire showed me the ledgers of your estate.</text:p>
      <text:p text:style-name="Preformatted_20_Text">I have a few things to say.</text:p>
      <text:p text:style-name="Preformatted_20_Text">#アリス</text:p>
      <text:p text:style-name="Preformatted_20_Text">なっ、なんだよ……。</text:p>
      <text:p text:style-name="Preformatted_20_Text"><text:soft-page-break/>Hey, what's this: .......</text:p>
      <text:p text:style-name="Preformatted_20_Text">#エリ</text:p>
      <text:p text:style-name="Preformatted_20_Text">まず予算の1割を占めている私費ってのはなにかしら？</text:p>
      <text:p text:style-name="Preformatted_20_Text">First of all, what is the private expense that accounts for 10% of your budget?</text:p>
      <text:p text:style-name="Preformatted_20_Text">#アリス</text:p>
      <text:p text:style-name="Preformatted_20_Text">そ、それは……まあ飲み代とか、</text:p>
      <text:p text:style-name="Preformatted_20_Text">いたずらに使えそうなグッズ買ったりとか……。</text:p>
      <text:p text:style-name="Preformatted_20_Text">Well, it's ...... well, drinking money, buying goods that can be used for pranks.</text:p>
      <text:p text:style-name="Preformatted_20_Text">I buy goods that I can use for pranks. ......</text:p>
      <text:p text:style-name="Preformatted_20_Text">#エリ</text:p>
      <text:p text:style-name="Preformatted_20_Text">は？</text:p>
      <text:p text:style-name="Preformatted_20_Text">ふざけてるのあなた。</text:p>
      <text:p text:style-name="Preformatted_20_Text">全部軍備に回すわね。</text:p>
      <text:p text:style-name="Preformatted_20_Text">Huh?</text:p>
      <text:p text:style-name="Preformatted_20_Text">Are you kidding me?</text:p>
      <text:p text:style-name="Preformatted_20_Text">I'll put it all towards the military.</text:p>
      <text:p text:style-name="Preformatted_20_Text">#アリス</text:p>
      <text:p text:style-name="Preformatted_20_Text">ええっ！　す、少しくらいいいだろ！？</text:p>
      <text:p text:style-name="Preformatted_20_Text">ていうか、うちの領地の予算なんだから好きにさせろよ！</text:p>
      <text:p text:style-name="Preformatted_20_Text">What? !　A little bit is fine!</text:p>
      <text:p text:style-name="Preformatted_20_Text">I mean, it's our territory's budget, so let them do what they want!</text:p>
      <text:p text:style-name="Preformatted_20_Text">#エリ</text:p>
      <text:p text:style-name="Preformatted_20_Text">そうもいかないわ。</text:p>
      <text:p text:style-name="Preformatted_20_Text">ライザと戦ううえで、</text:p>
      <text:p text:style-name="Preformatted_20_Text">今のままでは圧倒的に兵士の数が足りないのよ。</text:p>
      <text:p text:style-name="Preformatted_20_Text">いい？</text:p>
      <text:p text:style-name="Preformatted_20_Text">ライザの軍は、一つの隊で5000人規模のものがほとんどなのよ？</text:p>
      <text:p text:style-name="Preformatted_20_Text">対して、こちらの軍備は半分程度。</text:p>
      <text:p text:style-name="Preformatted_20_Text">まるで勝ち目がないのよ。</text:p>
      <text:p text:style-name="Preformatted_20_Text">Not so fast.</text:p>
      <text:p text:style-name="Preformatted_20_Text">In fighting Ryza.</text:p>
      <text:p text:style-name="Preformatted_20_Text">We don't have enough soldiers to fight Ryza.</text:p>
      <text:p text:style-name="Preformatted_20_Text">Okay?</text:p>
      <text:p text:style-name="Preformatted_20_Text">Most of Ryza's army is about 5,000 men in a single unit.</text:p>
      <text:p text:style-name="Preformatted_20_Text">Our army is only half of that.</text:p>
      <text:p text:style-name="Preformatted_20_Text">We don't stand a chance.</text:p>
      <text:p text:style-name="Preformatted_20_Text">#アリス</text:p>
      <text:p text:style-name="Preformatted_20_Text">ご、5000人……。</text:p>
      <text:p text:style-name="Preformatted_20_Text">Go, 5,000 people .......</text:p>
      <text:p text:style-name="Preformatted_20_Text">#エリ</text:p>
      <text:p text:style-name="Preformatted_20_Text">チシャが強く言えないからってこれまで好き放題してきたようだけど、</text:p>
      <text:p text:style-name="Preformatted_20_Text">私が来たからには、そうはさせないわ。</text:p>
      <text:p text:style-name="Preformatted_20_Text">徹底的に倹約するわよ！！</text:p>
      <text:p text:style-name="Preformatted_20_Text">それから、今は徴兵に仲介の奴隷商人を使っているけど、</text:p>
      <text:p text:style-name="Preformatted_20_Text">これを各町の町長に頼んで公共事業としてやってもらうようにしましょう。</text:p>
      <text:p text:style-name="Preformatted_20_Text">これで徴兵のコストも削減できるわ。</text:p>
      <text:p text:style-name="Preformatted_20_Text">それから………。</text:p>
      <text:p text:style-name="Preformatted_20_Text">You've been doing whatever you want because Cheshire can't speak up.</text:p>
      <text:p text:style-name="Preformatted_20_Text">Now that I'm here, I won't let you.</text:p>
      <text:p text:style-name="Preformatted_20_Text">I'll be thrifty to the hilt!</text:p>
      <text:p text:style-name="Preformatted_20_Text">Also, now that you are using intermediary slavers for your conscripts.</text:p>
      <text:p text:style-name="Preformatted_20_Text">Let's ask the mayors of each town to do this as a public service.</text:p>
      <text:p text:style-name="Preformatted_20_Text">This would cut down on the cost of the draft.</text:p>
      <text:p text:style-name="Preformatted_20_Text">Then go to ..........</text:p>
      <text:p text:style-name="Preformatted_20_Text">#アリス</text:p>
      <text:p text:style-name="Preformatted_20_Text">……あの、難しいことはわかんねえんだけど。</text:p>
      <text:p text:style-name="Preformatted_20_Text">酒場にのみに行くくらいはいいだろ？</text:p>
      <text:p text:style-name="Preformatted_20_Text">...... Um, I don't know how hard it is.</text:p>
      <text:p text:style-name="Preformatted_20_Text">Can we at least go to a bar for a drink?</text:p>
      <text:p text:style-name="Preformatted_20_Text">#エリ</text:p>
      <text:p text:style-name="Preformatted_20_Text">……一回15マナ以内にしなさい。</text:p>
      <text:p text:style-name="Preformatted_20_Text">...... Make it no more than 15 mana at a time.</text:p>
      <text:p text:style-name="Preformatted_20_Text">#アリス</text:p>
      <text:p text:style-name="Preformatted_20_Text"><text:soft-page-break/>15マナぁ！？　学生の飯じゃねえんだぞ！</text:p>
      <text:p text:style-name="Preformatted_20_Text">15 mana!　That ain't student food!</text:p>
      <text:p text:style-name="Preformatted_20_Text">#エリ</text:p>
      <text:p text:style-name="Preformatted_20_Text">アンタ魔女で言えば学生くらいの歳でしょうが。</text:p>
      <text:p text:style-name="Preformatted_20_Text">Anta you're about the age of a student in witch terms.</text:p>
      <text:p text:style-name="Preformatted_20_Text">#アリス</text:p>
      <text:p text:style-name="Preformatted_20_Text">それを言ったらお前はどうなんだよ……。</text:p>
      <text:p text:style-name="Preformatted_20_Text">What about you when you say that .......</text:p>
      <text:p text:style-name="Preformatted_20_Text">#エリ</text:p>
      <text:p text:style-name="Preformatted_20_Text">とにかく、ライザを倒すまでは少し我慢なさい。</text:p>
      <text:p text:style-name="Preformatted_20_Text">Anyway, hold off a bit until we beat Ryza.</text:p>
      <text:p text:style-name="Preformatted_20_Text">#アリス</text:p>
      <text:p text:style-name="Preformatted_20_Text">くそぉー！！　ライザぶっ殺す！！</text:p>
      <text:p text:style-name="Preformatted_20_Text">Damn!　I'm gonna kill Ryza!</text:p>
      <text:p text:style-name="Preformatted_20_Text">#エリ</text:p>
      <text:p text:style-name="Preformatted_20_Text">そうそう、その粋よ。</text:p>
      <text:p text:style-name="Preformatted_20_Text">Oh yeah, that's the chic.</text:p>
      <text:p text:style-name="Preformatted_20_Text">[cn]</text:p>
      <text:p text:style-name="Preformatted_20_Text">エリが財政の改革を行いました。</text:p>
      <text:p text:style-name="Preformatted_20_Text">【毎ターンの領地の収入が大幅に増加しました】</text:p>
      <text:p text:style-name="Preformatted_20_Text">【各拠点がより多くのマナを蓄えるようになりました】</text:p>
      <text:p text:style-name="Preformatted_20_Text">【兵士増加に必要なコストが減りました】</text:p>
      <text:p text:style-name="Preformatted_20_Text">【エリと一緒に逃げてきたヴェロニカ軍の残党が加入しました】</text:p>
      <text:p text:style-name="Preformatted_20_Text">【エリが持っていた装備とカードを入手しました】</text:p>
      <text:p text:style-name="Preformatted_20_Text">※ライザ軍と戦うために、</text:p>
      <text:p text:style-name="Preformatted_20_Text">各隊兵士数5000を目指して増員していきましょう！</text:p>
      <text:p text:style-name="Preformatted_20_Text">Eli reformed his finances.</text:p>
      <text:p text:style-name="Preformatted_20_Text">[income from each territory each turn has increased significantly]</text:p>
      <text:p text:style-name="Preformatted_20_Text">[Each stronghold now stores more mana.</text:p>
      <text:p text:style-name="Preformatted_20_Text">The cost required to increase soldiers has been reduced.</text:p>
      <text:p text:style-name="Preformatted_20_Text">The remnants of Veronica's army who fled with Eli have joined.</text:p>
      <text:p text:style-name="Preformatted_20_Text">[We obtained the equipment and cards that Eri had.</text:p>
      <text:p text:style-name="Preformatted_20_Text">*To fight against Ryza's army.</text:p>
      <text:p text:style-name="Preformatted_20_Text">Let's increase the number of soldiers in each unit to 5,000!</text:p>
      <text:p text:style-name="Preformatted_20_Text"/>
      <text:p text:style-name="Preformatted_20_Text">C:\Users\James Phillips\Desktop\Games\WargameAliceGit\MinimizedScenarios\min_sStopDomination.txt</text:p>
      <text:p text:style-name="Preformatted_20_Text">#アリス</text:p>
      <text:p text:style-name="Preformatted_20_Text">さーて、攻め込むぞ！</text:p>
      <text:p text:style-name="Preformatted_20_Text">Well, let's go on the offensive!</text:p>
      <text:p text:style-name="Preformatted_20_Text">#チシャ</text:p>
      <text:p text:style-name="Preformatted_20_Text">待ってください、アリス様！</text:p>
      <text:p text:style-name="Preformatted_20_Text">Wait, Alice!</text:p>
      <text:p text:style-name="Preformatted_20_Text">#アリス</text:p>
      <text:p text:style-name="Preformatted_20_Text">あん？　なんだよ……慌てて。</text:p>
      <text:p text:style-name="Preformatted_20_Text">An?　What's the matter? ...... hurry up.</text:p>
      <text:p text:style-name="Preformatted_20_Text">#チシャ</text:p>
      <text:p text:style-name="Preformatted_20_Text">新たに手に入れた領地の整備で人手が足りていないんです。</text:p>
      <text:p text:style-name="Preformatted_20_Text">兵士の皆さんにも協力してもらっているので、</text:p>
      <text:p text:style-name="Preformatted_20_Text">とても戦闘をできる状態じゃないんです。</text:p>
      <text:p text:style-name="Preformatted_20_Text">We're short on manpower to maintain our newly acquired territory.</text:p>
      <text:p text:style-name="Preformatted_20_Text">We've been getting help from our soldiers.</text:p>
      <text:p text:style-name="Preformatted_20_Text">We're in no condition to fight very much.</text:p>
      <text:p text:style-name="Preformatted_20_Text">#アリス</text:p>
      <text:p text:style-name="Preformatted_20_Text">ぐぬ……しょうがねえ。</text:p>
      <text:p text:style-name="Preformatted_20_Text">攻め込むのは明日に延期だ！</text:p>
      <text:p text:style-name="Preformatted_20_Text">Gnu...... can't help it.</text:p>
      <text:p text:style-name="Preformatted_20_Text">Postpone the invasion until tomorrow!</text:p>
      <text:p text:style-name="Preformatted_20_Text">[cn]</text:p>
      <text:p text:style-name="Preformatted_20_Text">一日に占領できる領地は一つのみです。</text:p>
      <text:p text:style-name="Preformatted_20_Text">空いた時間は軍団の強化に使いましょう。</text:p>
      <text:p text:style-name="Preformatted_20_Text">Only one territory can be occupied in a day.</text:p>
      <text:p text:style-name="Preformatted_20_Text">Use your free time to strengthen your army.</text:p>
      <text:p text:style-name="Preformatted_20_Text"/>
      <text:p text:style-name="Preformatted_20_Text"><text:soft-page-break/>C:\Users\James Phillips\Desktop\Games\WargameAliceGit\MinimizedScenarios\min_t0_1001.txt</text:p>
      <text:p text:style-name="Preformatted_20_Text">町の広場。</text:p>
      <text:p text:style-name="Preformatted_20_Text">Town square.</text:p>
      <text:p text:style-name="Preformatted_20_Text">#アリス</text:p>
      <text:p text:style-name="Preformatted_20_Text">はぁ、今日は一段と熱いなぁ……。</text:p>
      <text:p text:style-name="Preformatted_20_Text">Huh, it's even hotter today. ......</text:p>
      <text:p text:style-name="Preformatted_20_Text">[cn]</text:p>
      <text:p text:style-name="Preformatted_20_Text">うっとうしいセミの鳴き声をBGMにアリスが広場を歩いていると、</text:p>
      <text:p text:style-name="Preformatted_20_Text">その一角に人だかりを見つけた。</text:p>
      <text:p text:style-name="Preformatted_20_Text">While Alice was walking in the town square with the annoying sound of cicadas as background music, she found a crowd of people in one corner of the square.</text:p>
      <text:p text:style-name="Preformatted_20_Text">She found a crowd of people in one corner.</text:p>
      <text:p text:style-name="Preformatted_20_Text">#アリス</text:p>
      <text:p text:style-name="Preformatted_20_Text">……ジャンボカツカレー、30分で完食したら賞金贈呈……ね。</text:p>
      <text:p text:style-name="Preformatted_20_Text">まったく暑苦しい……って、ん？</text:p>
      <text:p text:style-name="Preformatted_20_Text">...... jumbo cutlet curry, prize money will be given away if you finish it in 30 minutes.......</text:p>
      <text:p text:style-name="Preformatted_20_Text">Totally hot and bothered......, hmm?</text:p>
      <text:p text:style-name="Preformatted_20_Text">#ベガ</text:p>
      <text:p text:style-name="Preformatted_20_Text">…もっ、もっ………んぐ。</text:p>
      <text:p text:style-name="Preformatted_20_Text">ふーっ、ふーっ！</text:p>
      <text:p text:style-name="Preformatted_20_Text">はふっ、もぐもぐ………。</text:p>
      <text:p text:style-name="Preformatted_20_Text">...Motto, motto ......... nng.</text:p>
      <text:p text:style-name="Preformatted_20_Text">Phew, phew!</text:p>
      <text:p text:style-name="Preformatted_20_Text">Huff, puff, mooch ..........</text:p>
      <text:p text:style-name="Preformatted_20_Text">#アリス</text:p>
      <text:p text:style-name="Preformatted_20_Text">ベガ……！？</text:p>
      <text:p text:style-name="Preformatted_20_Text">あいつなにやってんだ……。</text:p>
      <text:p text:style-name="Preformatted_20_Text">Vega......!</text:p>
      <text:p text:style-name="Preformatted_20_Text">What is that guy doing.......</text:p>
      <text:p text:style-name="Preformatted_20_Text">#メッサーシュミット</text:p>
      <text:p text:style-name="Preformatted_20_Text">ベガ！　人間のご飯っておいしいねえ！</text:p>
      <text:p text:style-name="Preformatted_20_Text">もぐもぐ……！</text:p>
      <text:p text:style-name="Preformatted_20_Text">Vega!　Human food tastes so good!</text:p>
      <text:p text:style-name="Preformatted_20_Text">Mooch ......!</text:p>
      <text:p text:style-name="Preformatted_20_Text">#ベガ</text:p>
      <text:p text:style-name="Preformatted_20_Text">うむ……もぐもぐ。</text:p>
      <text:p text:style-name="Preformatted_20_Text">この辛さが、後をひく……むぐ。</text:p>
      <text:p text:style-name="Preformatted_20_Text">Mmm...... mugu.</text:p>
      <text:p text:style-name="Preformatted_20_Text">This spiciness will linger......mugu.</text:p>
      <text:p text:style-name="Preformatted_20_Text">#観客A</text:p>
      <text:p text:style-name="Preformatted_20_Text">すげえ……、本当に完食するんじゃねえの。</text:p>
      <text:p text:style-name="Preformatted_20_Text">Wow ......, you really finish it.</text:p>
      <text:p text:style-name="Preformatted_20_Text">#観客B</text:p>
      <text:p text:style-name="Preformatted_20_Text">みろよ、あっちの小さいドラゴン、風船みたいになってるぞ……。</text:p>
      <text:p text:style-name="Preformatted_20_Text">Look at that little dragon over there, it looks like a balloon. ......</text:p>
      <text:p text:style-name="Preformatted_20_Text">#アリス</text:p>
      <text:p text:style-name="Preformatted_20_Text">ただでさえ暑いのに……なんつー暑苦しい光景だよ。</text:p>
      <text:p text:style-name="Preformatted_20_Text">What a hot sight ...... when it's even just hot.</text:p>
      <text:p text:style-name="Preformatted_20_Text">#ベガ</text:p>
      <text:p text:style-name="Preformatted_20_Text">ふう、うまかったぞ。</text:p>
      <text:p text:style-name="Preformatted_20_Text">Whew, that was good.</text:p>
      <text:p text:style-name="Preformatted_20_Text">#観客A</text:p>
      <text:p text:style-name="Preformatted_20_Text">完食だ！！</text:p>
      <text:p text:style-name="Preformatted_20_Text">Finished it!</text:p>
      <text:p text:style-name="Preformatted_20_Text">#観客B</text:p>
      <text:p text:style-name="Preformatted_20_Text">あっちのドラゴンもだ！　すげえなこいつら。</text:p>
      <text:p text:style-name="Preformatted_20_Text">And that dragon over there!　These guys are awesome.</text:p>
      <text:p text:style-name="Preformatted_20_Text">#ベガ</text:p>
      <text:p text:style-name="Preformatted_20_Text">む、おーい、アリス殿！</text:p>
      <text:p text:style-name="Preformatted_20_Text">Mu, oh, Lord Alice!</text:p>
      <text:p text:style-name="Preformatted_20_Text">#アリス</text:p>
      <text:p text:style-name="Preformatted_20_Text">げ……見つかった。</text:p>
      <text:p text:style-name="Preformatted_20_Text">Gee ...... found it.</text:p>
      <text:p text:style-name="Preformatted_20_Text"><text:soft-page-break/>#ベガ</text:p>
      <text:p text:style-name="Preformatted_20_Text">なんだ、アリス殿も食べに来たのか。</text:p>
      <text:p text:style-name="Preformatted_20_Text">さあさあ、一緒に食べようじゃないか。</text:p>
      <text:p text:style-name="Preformatted_20_Text">このカレーとかいう食べ物、非常に美味だぞ。</text:p>
      <text:p text:style-name="Preformatted_20_Text">What, you came to eat too, Mister Alice?</text:p>
      <text:p text:style-name="Preformatted_20_Text">Come on, come on, let's eat together.</text:p>
      <text:p text:style-name="Preformatted_20_Text">This curry or whatever it's called is very tasty.</text:p>
      <text:p text:style-name="Preformatted_20_Text">#アリス</text:p>
      <text:p text:style-name="Preformatted_20_Text">いや、カレーとかこのくそアツい……</text:p>
      <text:p text:style-name="Preformatted_20_Text">って、お前！</text:p>
      <text:p text:style-name="Preformatted_20_Text">汗だくじゃねえか！　うわっ！　さわるなっ！！</text:p>
      <text:p text:style-name="Preformatted_20_Text">No, curry and this damn hot ......</text:p>
      <text:p text:style-name="Preformatted_20_Text">You're sweating!</text:p>
      <text:p text:style-name="Preformatted_20_Text">You're sweating!　Oh, my God!　Don't touch me!</text:p>
      <text:p text:style-name="Preformatted_20_Text">#ベガ</text:p>
      <text:p text:style-name="Preformatted_20_Text">私たちの山では、汗は戦いの勲章で尊いものなのだ。</text:p>
      <text:p text:style-name="Preformatted_20_Text">気にすることはない。</text:p>
      <text:p text:style-name="Preformatted_20_Text">ご主人。彼女にも同じものを。</text:p>
      <text:p text:style-name="Preformatted_20_Text">In our mountains, sweat is a precious part of the battle medal.</text:p>
      <text:p text:style-name="Preformatted_20_Text">Don't worry about it.</text:p>
      <text:p text:style-name="Preformatted_20_Text">Master. Give her the same.</text:p>
      <text:p text:style-name="Preformatted_20_Text">#アリス</text:p>
      <text:p text:style-name="Preformatted_20_Text">こっ、この脳筋種族め……！！</text:p>
      <text:p text:style-name="Preformatted_20_Text">うっ、熱気が……。</text:p>
      <text:p text:style-name="Preformatted_20_Text">You sneaky, brainy race. ......!</text:p>
      <text:p text:style-name="Preformatted_20_Text">Ugh, the heat. ......</text:p>
      <text:p text:style-name="Preformatted_20_Text">#店主</text:p>
      <text:p text:style-name="Preformatted_20_Text">へいおまち！　今から30分ね。</text:p>
      <text:p text:style-name="Preformatted_20_Text">はい、スタート！</text:p>
      <text:p text:style-name="Preformatted_20_Text">Hey, wait for me!　30 minutes from now.</text:p>
      <text:p text:style-name="Preformatted_20_Text">Let's get started!</text:p>
      <text:p text:style-name="Preformatted_20_Text">#アリス</text:p>
      <text:p text:style-name="Preformatted_20_Text">えっ、いや。私はやるとは……。</text:p>
      <text:p text:style-name="Preformatted_20_Text">げっ！！</text:p>
      <text:p text:style-name="Preformatted_20_Text">Oh, no. I'm not going to do it. ......</text:p>
      <text:p text:style-name="Preformatted_20_Text">Geez!</text:p>
      <text:p text:style-name="Preformatted_20_Text">[cn]</text:p>
      <text:p text:style-name="Preformatted_20_Text">アリスの前に置かれたのは、アリスの帽子よりもでかいカレーの山だった！！</text:p>
      <text:p text:style-name="Preformatted_20_Text">Placed in front of Alice was a pile of curry, bigger than Alice's hat!!!</text:p>
      <text:p text:style-name="Preformatted_20_Text">#アリス</text:p>
      <text:p text:style-name="Preformatted_20_Text">いや……無理だろこれ。</text:p>
      <text:p text:style-name="Preformatted_20_Text">No ...... you can't do this.</text:p>
      <text:p text:style-name="Preformatted_20_Text">#ベガ</text:p>
      <text:p text:style-name="Preformatted_20_Text">さあさあ！　食べろ食べろ！</text:p>
      <text:p text:style-name="Preformatted_20_Text">万一時間オーバーになっても私が持とう。</text:p>
      <text:p text:style-name="Preformatted_20_Text">Come on, come on!　Eat up, eat up!</text:p>
      <text:p text:style-name="Preformatted_20_Text">In case we go over time, I'll hold it for you.</text:p>
      <text:p text:style-name="Preformatted_20_Text">#アリス</text:p>
      <text:p text:style-name="Preformatted_20_Text">そういう問題じゃっ……くふぅっ！！</text:p>
      <text:p text:style-name="Preformatted_20_Text">That's not the point: ...... Kuh!</text:p>
      <text:p text:style-name="Preformatted_20_Text">#メッサーシュミット</text:p>
      <text:p text:style-name="Preformatted_20_Text">ほらっ！　どんどん食べてー！！</text:p>
      <text:p text:style-name="Preformatted_20_Text">Here you go!　Keep eating!</text:p>
      <text:p text:style-name="Preformatted_20_Text">#アリス</text:p>
      <text:p text:style-name="Preformatted_20_Text">やっ、やめろ！！</text:p>
      <text:p text:style-name="Preformatted_20_Text">勝手に人の口にねじこむな！！！！</text:p>
      <text:p text:style-name="Preformatted_20_Text">Stop it!</text:p>
      <text:p text:style-name="Preformatted_20_Text">Don't put it in people's mouths without permission. ！！！！</text:p>
      <text:p text:style-name="Preformatted_20_Text">#ベガ</text:p>
      <text:p text:style-name="Preformatted_20_Text">ほらほら！！</text:p>
      <text:p text:style-name="Preformatted_20_Text">Come on, come on, come on, come on, come on!</text:p>
      <text:p text:style-name="Preformatted_20_Text">#メッサーシュミット</text:p>
      <text:p text:style-name="Preformatted_20_Text">ほらほらほら！！</text:p>
      <text:p text:style-name="Preformatted_20_Text"><text:soft-page-break/>Come on, come on, come on, come on!</text:p>
      <text:p text:style-name="Preformatted_20_Text">#ベガ</text:p>
      <text:p text:style-name="Preformatted_20_Text">ほらほらほらほら！！</text:p>
      <text:p text:style-name="Preformatted_20_Text">Here, here, here, here!</text:p>
      <text:p text:style-name="Preformatted_20_Text">#メッサーシュミット</text:p>
      <text:p text:style-name="Preformatted_20_Text">ほらほらほらほらほらほらほら！！！！</text:p>
      <text:p text:style-name="Preformatted_20_Text">There you go, there you go, there you go, there you go！！！！</text:p>
      <text:p text:style-name="Preformatted_20_Text">#アリス</text:p>
      <text:p text:style-name="Preformatted_20_Text">ひゃっ、ひゃめろおおおおおーーーー！！！！</text:p>
      <text:p text:style-name="Preformatted_20_Text">Hyah, hyah, hyah, hyah, hyah, hyah, hyah, hyah, hyah, hyah, hyah ！！！！</text:p>
      <text:p text:style-name="Preformatted_20_Text">[cn]</text:p>
      <text:p text:style-name="Preformatted_20_Text">……………。</text:p>
      <text:p text:style-name="Preformatted_20_Text">................</text:p>
      <text:p text:style-name="Preformatted_20_Text">#アリス</text:p>
      <text:p text:style-name="Preformatted_20_Text">はあ、はあ……。えらい目に合った。</text:p>
      <text:p text:style-name="Preformatted_20_Text">くち辛……。</text:p>
      <text:p text:style-name="Preformatted_20_Text">Hah, hah ....... I'm in a bad way.</text:p>
      <text:p text:style-name="Preformatted_20_Text">Kuch spicy .......</text:p>
      <text:p text:style-name="Preformatted_20_Text">#ベガ</text:p>
      <text:p text:style-name="Preformatted_20_Text">いやあっ！　見ているだけならそういえばよいではないか！</text:p>
      <text:p text:style-name="Preformatted_20_Text">Oh no!　If you're just watching, just say so!</text:p>
      <text:p text:style-name="Preformatted_20_Text">#アリス</text:p>
      <text:p text:style-name="Preformatted_20_Text">いう暇もなく強引に引っ張ってきたのはどこのどいつだよ……。</text:p>
      <text:p text:style-name="Preformatted_20_Text">あー、畜生。帰ったらまず風呂だな。</text:p>
      <text:p text:style-name="Preformatted_20_Text">汗べたべた……。</text:p>
      <text:p text:style-name="Preformatted_20_Text">Which one of you was the one who pulled me in so forcefully without time to say so: .......</text:p>
      <text:p text:style-name="Preformatted_20_Text">Oh, damn it. First thing I'm going to do when I get home is take a bath.</text:p>
      <text:p text:style-name="Preformatted_20_Text">I'm sticky with sweat. ......</text:p>
      <text:p text:style-name="Preformatted_20_Text">#ベガ</text:p>
      <text:p text:style-name="Preformatted_20_Text">風呂か！　風呂といえば、メッサーシュミットは風呂を沸かすのが得意なんだ。</text:p>
      <text:p text:style-name="Preformatted_20_Text">炎のブレスでこう、メラメラっと……。</text:p>
      <text:p text:style-name="Preformatted_20_Text">A bath!　Speaking of baths, Messerschmitt is good at boiling a bath.</text:p>
      <text:p text:style-name="Preformatted_20_Text">Like this, with a brace of flames. ......</text:p>
      <text:p text:style-name="Preformatted_20_Text">#メッサーシュミット</text:p>
      <text:p text:style-name="Preformatted_20_Text">メラメラっと！</text:p>
      <text:p text:style-name="Preformatted_20_Text">Mela mela mela!</text:p>
      <text:p text:style-name="Preformatted_20_Text">#アリス</text:p>
      <text:p text:style-name="Preformatted_20_Text">や、やめておく……。</text:p>
      <text:p text:style-name="Preformatted_20_Text">Don't do it, don't do it. ......</text:p>
      <text:p text:style-name="Preformatted_20_Text">#ベガ</text:p>
      <text:p text:style-name="Preformatted_20_Text">そう遠慮するな！</text:p>
      <text:p text:style-name="Preformatted_20_Text">さあさあ、メッサーシュミット！</text:p>
      <text:p text:style-name="Preformatted_20_Text">Don't be so modest!</text:p>
      <text:p text:style-name="Preformatted_20_Text">Come on, come on, Messerschmitt!</text:p>
      <text:p text:style-name="Preformatted_20_Text">#メッサーシュミット</text:p>
      <text:p text:style-name="Preformatted_20_Text">はい！　早速お風呂を沸かしますね。</text:p>
      <text:p text:style-name="Preformatted_20_Text">Yes, sir!　I'll boil your bath as soon as possible.</text:p>
      <text:p text:style-name="Preformatted_20_Text">#アリス</text:p>
      <text:p text:style-name="Preformatted_20_Text">えっ、バカ！　本当にやらなくていいっての！</text:p>
      <text:p text:style-name="Preformatted_20_Text">What? You idiot!　You really don't have to do this!</text:p>
      <text:p text:style-name="Preformatted_20_Text">#ベガ</text:p>
      <text:p text:style-name="Preformatted_20_Text">まあまあ、行こうではないか！</text:p>
      <text:p text:style-name="Preformatted_20_Text">Well, well, well, let's go!</text:p>
      <text:p text:style-name="Preformatted_20_Text">#アリス</text:p>
      <text:p text:style-name="Preformatted_20_Text">オイ！　</text:p>
      <text:p text:style-name="Preformatted_20_Text">どこにつれていくんだ！！</text:p>
      <text:p text:style-name="Preformatted_20_Text">わっ、やめろおおおーーーー！！！</text:p>
      <text:p text:style-name="Preformatted_20_Text">Hey!　</text:p>
      <text:p text:style-name="Preformatted_20_Text">Where are you taking me!</text:p>
      <text:p text:style-name="Preformatted_20_Text">Whoa, no, no, no, no, no, no, no, no!</text:p>
      <text:p text:style-name="Preformatted_20_Text">[cn]</text:p>
      <text:p text:style-name="Preformatted_20_Text">このあとベガとぐらぐらに煮えたぎった風呂に入浴したアリスは、</text:p>
      <text:p text:style-name="Preformatted_20_Text">のぼせて半日ベッドから動けなかったそうな。</text:p>
      <text:p text:style-name="Preformatted_20_Text"><text:soft-page-break/>After this, Alice took a bath with Vega in a boiling bathtub.</text:p>
      <text:p text:style-name="Preformatted_20_Text">She was so overtired that she could not move from her bed for half a day.</text:p>
      <text:p text:style-name="Preformatted_20_Text"/>
      <text:p text:style-name="Preformatted_20_Text">C:\Users\James Phillips\Desktop\Games\WargameAliceGit\MinimizedScenarios\min_t0_1003.txt</text:p>
      <text:p text:style-name="Preformatted_20_Text">前回のあらすじ。</text:p>
      <text:p text:style-name="Preformatted_20_Text">いつものようにバーへ訪れたアリスは、</text:p>
      <text:p text:style-name="Preformatted_20_Text">バイト中のトリアイナと遭遇する。</text:p>
      <text:p text:style-name="Preformatted_20_Text">運んでいる途中にメニューを冷やしてしまう</text:p>
      <text:p text:style-name="Preformatted_20_Text">トリアイナの体質を見たアリスはあることを思いつく……。</text:p>
      <text:p text:style-name="Preformatted_20_Text">Previous Synopsis.</text:p>
      <text:p text:style-name="Preformatted_20_Text">Alice visited the bar as usual and</text:p>
      <text:p text:style-name="Preformatted_20_Text">She encounters Triaina, who is working part-time.</text:p>
      <text:p text:style-name="Preformatted_20_Text">She chills the menu while carrying it.</text:p>
      <text:p text:style-name="Preformatted_20_Text">Seeing Triaena's constitution, Alice comes up with an idea. ......</text:p>
      <text:p text:style-name="Preformatted_20_Text">#アリス</text:p>
      <text:p text:style-name="Preformatted_20_Text">いらっしゃい、いらっしゃい！</text:p>
      <text:p text:style-name="Preformatted_20_Text">超高級かき氷が、今ならたったの１マナ！！</text:p>
      <text:p text:style-name="Preformatted_20_Text">Welcome, welcome!</text:p>
      <text:p text:style-name="Preformatted_20_Text">Super-premium shaved ice is now only 1 mana!!!</text:p>
      <text:p text:style-name="Preformatted_20_Text">[cn]</text:p>
      <text:p text:style-name="Preformatted_20_Text">よく晴れて暑い日だった。アリスとトリアイナは、広場でかき氷の屋台を広げていた。</text:p>
      <text:p text:style-name="Preformatted_20_Text">It was a sunny and hot day. Alice and Triaena were setting up a shaved ice stall in the square.</text:p>
      <text:p text:style-name="Preformatted_20_Text">#アリス</text:p>
      <text:p text:style-name="Preformatted_20_Text">お前ら、このクソ暑い中、かき氷を食べない手はないだろー！</text:p>
      <text:p text:style-name="Preformatted_20_Text">しかもパンと同じ値段だ！</text:p>
      <text:p text:style-name="Preformatted_20_Text">庶民のお前たちは二度と食べられないかもしれないぞ！！</text:p>
      <text:p text:style-name="Preformatted_20_Text">You guys, there's no way I'm not going to eat shaved ice in this damn heat!</text:p>
      <text:p text:style-name="Preformatted_20_Text">And it's the same price as bread!</text:p>
      <text:p text:style-name="Preformatted_20_Text">You common folk may never eat it again!</text:p>
      <text:p text:style-name="Preformatted_20_Text">[cn]</text:p>
      <text:p text:style-name="Preformatted_20_Text">アリスの領地では氷は高級品の部類だった。</text:p>
      <text:p text:style-name="Preformatted_20_Text">北から運んできた氷をそのまま保存しておく手段がないからである。</text:p>
      <text:p text:style-name="Preformatted_20_Text">In Alice's territory, ice was a luxury item.</text:p>
      <text:p text:style-name="Preformatted_20_Text">This is because there is no way to preserve the ice brought from the north.</text:p>
      <text:p text:style-name="Preformatted_20_Text">#トリアイナ</text:p>
      <text:p text:style-name="Preformatted_20_Text">ただの削りごおりが本当に売れるのかしら？</text:p>
      <text:p text:style-name="Preformatted_20_Text">私達のところでは、こんなのお金をもらっても食べようなんて思わないわよ。</text:p>
      <text:p text:style-name="Preformatted_20_Text">I wonder if they can really sell mere shaved gorilla?</text:p>
      <text:p text:style-name="Preformatted_20_Text">Where we come from, we wouldn't even think of eating this stuff even if we were paid for it.</text:p>
      <text:p text:style-name="Preformatted_20_Text">#アリス</text:p>
      <text:p text:style-name="Preformatted_20_Text">いいんだいいんだ。まあ見てろって。</text:p>
      <text:p text:style-name="Preformatted_20_Text">It's okay, it's okay. Well, just watch.</text:p>
      <text:p text:style-name="Preformatted_20_Text">[cn]</text:p>
      <text:p text:style-name="Preformatted_20_Text">アリスの目論見通り、呼びかけにつられて、屋台の前にはあっという間に大勢の人だかりができた。</text:p>
      <text:p text:style-name="Preformatted_20_Text">As Alice had planned, a large crowd quickly gathered in front of the stall, attracted by the call.</text:p>
      <text:p text:style-name="Preformatted_20_Text">#町人A</text:p>
      <text:p text:style-name="Preformatted_20_Text">イチゴ味１つ！</text:p>
      <text:p text:style-name="Preformatted_20_Text">One strawberry flavor!</text:p>
      <text:p text:style-name="Preformatted_20_Text">#町人B</text:p>
      <text:p text:style-name="Preformatted_20_Text">こっちはぶどう味を２つだ！</text:p>
      <text:p text:style-name="Preformatted_20_Text">I'll have two grape flavored!</text:p>
      <text:p text:style-name="Preformatted_20_Text">#アリス</text:p>
      <text:p text:style-name="Preformatted_20_Text">まいど！</text:p>
      <text:p text:style-name="Preformatted_20_Text">ほら、トリアイナ、早く作れ！</text:p>
      <text:p text:style-name="Preformatted_20_Text">Thank you!</text:p>
      <text:p text:style-name="Preformatted_20_Text">Come on, Triaena, make it quick!</text:p>
      <text:p text:style-name="Preformatted_20_Text">#トリアイナ</text:p>
      <text:p text:style-name="Preformatted_20_Text">わ、わかってるわよ。</text:p>
      <text:p text:style-name="Preformatted_20_Text">「アイスビーム」！</text:p>
      <text:p text:style-name="Preformatted_20_Text">I know, I know.</text:p>
      <text:p text:style-name="Preformatted_20_Text">"Ice Beam!"</text:p>
      <text:p text:style-name="Preformatted_20_Text">[cn]</text:p>
      <text:p text:style-name="Preformatted_20_Text">トリアイナのはなった魔法は周囲の空気中の水分を凍らせ</text:p>
      <text:p text:style-name="Preformatted_20_Text"><text:soft-page-break/>いくつもの氷のかけらを作り出した。</text:p>
      <text:p text:style-name="Preformatted_20_Text">トリアイナはそれをウィンドカッターの魔法で削るとガラスの容器に盛り付け、</text:p>
      <text:p text:style-name="Preformatted_20_Text">上からフルーツとシロップをトッピングした。</text:p>
      <text:p text:style-name="Preformatted_20_Text">Triaena's burst of magic froze the moisture in the air around her</text:p>
      <text:p text:style-name="Preformatted_20_Text">and created several shards of ice.</text:p>
      <text:p text:style-name="Preformatted_20_Text">Triaena shaved them with the magic of her windcutter, placed them in a glass container, and topped them with fruit and syrup.</text:p>
      <text:p text:style-name="Preformatted_20_Text">She then placed them in a glass container and topped them with fruit and syrup.</text:p>
      <text:p text:style-name="Preformatted_20_Text">#アリス</text:p>
      <text:p text:style-name="Preformatted_20_Text">ほら、イチゴ味おまち！</text:p>
      <text:p text:style-name="Preformatted_20_Text">１マナな。</text:p>
      <text:p text:style-name="Preformatted_20_Text">Here you go, strawberry flavor!</text:p>
      <text:p text:style-name="Preformatted_20_Text">One mana.</text:p>
      <text:p text:style-name="Preformatted_20_Text">#町人A</text:p>
      <text:p text:style-name="Preformatted_20_Text">くぅー！！　つめてえ！</text:p>
      <text:p text:style-name="Preformatted_20_Text">このシロップも甘くてうまいけど、</text:p>
      <text:p text:style-name="Preformatted_20_Text">なんといっても、この半分凍ったフルーツが絶妙だ！</text:p>
      <text:p text:style-name="Preformatted_20_Text">Damn!　Sticky!</text:p>
      <text:p text:style-name="Preformatted_20_Text">This syrup is sweet and delicious.</text:p>
      <text:p text:style-name="Preformatted_20_Text">but the half-frozen fruit is exquisite!</text:p>
      <text:p text:style-name="Preformatted_20_Text">#町人たち</text:p>
      <text:p text:style-name="Preformatted_20_Text">俺にもくれ！！</text:p>
      <text:p text:style-name="Preformatted_20_Text">俺にも！！</text:p>
      <text:p text:style-name="Preformatted_20_Text">Give me some!</text:p>
      <text:p text:style-name="Preformatted_20_Text">Get me some!!!!!!!</text:p>
      <text:p text:style-name="Preformatted_20_Text">[cn]</text:p>
      <text:p text:style-name="Preformatted_20_Text">夕方になっても、屋台には行列が途切れることはなかった。</text:p>
      <text:p text:style-name="Preformatted_20_Text">As the evening wore on, the line at the food stall never stopped.</text:p>
      <text:p text:style-name="Preformatted_20_Text">#アリス</text:p>
      <text:p text:style-name="Preformatted_20_Text">クフフッ！！</text:p>
      <text:p text:style-name="Preformatted_20_Text">氷代はタダだからな、ボロ儲けだぜ。</text:p>
      <text:p text:style-name="Preformatted_20_Text">Kuhuhuhu!</text:p>
      <text:p text:style-name="Preformatted_20_Text">Free ice money, rags to riches, man.</text:p>
      <text:p text:style-name="Preformatted_20_Text">#トリアイナ</text:p>
      <text:p text:style-name="Preformatted_20_Text">それはいいけど、</text:p>
      <text:p text:style-name="Preformatted_20_Text">こう暑い中、一日中ずっと外にいるのはさすがにこたえるわね。</text:p>
      <text:p text:style-name="Preformatted_20_Text">That's fine.</text:p>
      <text:p text:style-name="Preformatted_20_Text">It's a bit much to be outside all day in this heat.</text:p>
      <text:p text:style-name="Preformatted_20_Text">#アリス</text:p>
      <text:p text:style-name="Preformatted_20_Text">しかし、いくら売っても一つ１マナだから、</text:p>
      <text:p text:style-name="Preformatted_20_Text">なかなか大金にはならないな……。</text:p>
      <text:p text:style-name="Preformatted_20_Text">But it's only one mana per piece, no matter how much you sell.</text:p>
      <text:p text:style-name="Preformatted_20_Text">It's hard to make a lot of money. ......</text:p>
      <text:p text:style-name="Preformatted_20_Text">#トリアイナ</text:p>
      <text:p text:style-name="Preformatted_20_Text">あなた、また妙なことを考えているんじゃないでしょうね？</text:p>
      <text:p text:style-name="Preformatted_20_Text">You're not thinking of something strange again, are you?</text:p>
      <text:p text:style-name="Preformatted_20_Text">#アリス</text:p>
      <text:p text:style-name="Preformatted_20_Text">なにをいう！　クフフッ！</text:p>
      <text:p text:style-name="Preformatted_20_Text">天才の発想といえ、天才の発想と。</text:p>
      <text:p text:style-name="Preformatted_20_Text">What are you talking about?　Kuhuhuhu!</text:p>
      <text:p text:style-name="Preformatted_20_Text">Call it a genius idea, call it a genius idea.</text:p>
      <text:p text:style-name="Preformatted_20_Text">#トリアイナ</text:p>
      <text:p text:style-name="Preformatted_20_Text">ああ、何か思いついたのね……。</text:p>
      <text:p text:style-name="Preformatted_20_Text">Oh, you came up with something. ......</text:p>
      <text:p text:style-name="Preformatted_20_Text">[cn]</text:p>
      <text:p text:style-name="Preformatted_20_Text">アリスは早速館へ帰り、何やら準備を始めたのだった</text:p>
      <text:p text:style-name="Preformatted_20_Text">…………続く。</text:p>
      <text:p text:style-name="Preformatted_20_Text">Alice immediately went back to the pavilion and started preparing something!</text:p>
      <text:p text:style-name="Preformatted_20_Text">............ continued.</text:p>
      <text:p text:style-name="Preformatted_20_Text"/>
      <text:p text:style-name="Preformatted_20_Text">C:\Users\James Phillips\Desktop\Games\WargameAliceGit\MinimizedScenarios\min_t0_1004.txt</text:p>
      <text:p text:style-name="Preformatted_20_Text">前回のあらすじ。</text:p>
      <text:p text:style-name="Preformatted_20_Text">トリアイナの氷魔法を利用して</text:p>
      <text:p text:style-name="Preformatted_20_Text"><text:soft-page-break/>かき氷屋台でボロ儲けしたアリス。</text:p>
      <text:p text:style-name="Preformatted_20_Text">味をしめて、今度はもっと大きなことを計画したようだが……。</text:p>
      <text:p text:style-name="Preformatted_20_Text">Previous Synopsis.</text:p>
      <text:p text:style-name="Preformatted_20_Text">Using Triaena's ice magic.</text:p>
      <text:p text:style-name="Preformatted_20_Text">Alice made a killing at the shaved ice stall using Triaina's ice magic.</text:p>
      <text:p text:style-name="Preformatted_20_Text">She got a taste of it and now she's planning something even bigger. ......</text:p>
      <text:p text:style-name="Preformatted_20_Text">#アリス</text:p>
      <text:p text:style-name="Preformatted_20_Text">ホイップの町、大氷祭り！！！</text:p>
      <text:p text:style-name="Preformatted_20_Text">開催だあーー！！！</text:p>
      <text:p text:style-name="Preformatted_20_Text">The Great Ice Festival in the Town of Whip!</text:p>
      <text:p text:style-name="Preformatted_20_Text">It's happening!</text:p>
      <text:p text:style-name="Preformatted_20_Text">[cn]</text:p>
      <text:p text:style-name="Preformatted_20_Text">アリスのナレーションに会場が沸く。</text:p>
      <text:p text:style-name="Preformatted_20_Text">街の広場では「氷祭り」と称する祭りが開催されていた。</text:p>
      <text:p text:style-name="Preformatted_20_Text">氷で作られた動物やアリス本人の彫像が広場を囲み、</text:p>
      <text:p text:style-name="Preformatted_20_Text">メインストリートにはアイスクリーム、</text:p>
      <text:p text:style-name="Preformatted_20_Text">かき氷などの氷菓を中心とした屋台が並んでいた。</text:p>
      <text:p text:style-name="Preformatted_20_Text">Alice's narration gets the audience excited.</text:p>
      <text:p text:style-name="Preformatted_20_Text">A festival called the "Ice Festival" was being held in the town square.</text:p>
      <text:p text:style-name="Preformatted_20_Text">Statues of animals made of ice and Alice herself surrounded the square.</text:p>
      <text:p text:style-name="Preformatted_20_Text">The main street was filled with ice cream, shaved ice, and other icy treats.</text:p>
      <text:p text:style-name="Preformatted_20_Text">The main street was lined with stalls selling ice cream, shaved ice, and other icy treats.</text:p>
      <text:p text:style-name="Preformatted_20_Text">#アリス</text:p>
      <text:p text:style-name="Preformatted_20_Text">アーッハッハッハッハッハ！！</text:p>
      <text:p text:style-name="Preformatted_20_Text">ボロ儲けだな。 まあ金には困ってねえけど、</text:p>
      <text:p text:style-name="Preformatted_20_Text">金儲けってのは案外おもしろいもんだな。</text:p>
      <text:p text:style-name="Preformatted_20_Text">えっと、一人あたり入場料が３マナで、</text:p>
      <text:p text:style-name="Preformatted_20_Text">露店で３０マナは落とすと考えて……。</text:p>
      <text:p text:style-name="Preformatted_20_Text">Aaahhhh!</text:p>
      <text:p text:style-name="Preformatted_20_Text">I'm making a killing. Well, I'm not hurting for money.</text:p>
      <text:p text:style-name="Preformatted_20_Text">Making money is a lot more fun than you might think.</text:p>
      <text:p text:style-name="Preformatted_20_Text">Let's see... 3 mana per person for admission.</text:p>
      <text:p text:style-name="Preformatted_20_Text">I'll drop 30 mana at the stalls. ......</text:p>
      <text:p text:style-name="Preformatted_20_Text">[cn]</text:p>
      <text:p text:style-name="Preformatted_20_Text">アリスが売上を予想している頃、裏ではトリアイナがせっせと氷作りに励んでいた。</text:p>
      <text:p text:style-name="Preformatted_20_Text">While Alice was estimating the sales, Triaena was working hard on making ice in the back.</text:p>
      <text:p text:style-name="Preformatted_20_Text">#トリアイナ</text:p>
      <text:p text:style-name="Preformatted_20_Text">はあ、こう暑いと、作ったそばから溶けていくわね……。</text:p>
      <text:p text:style-name="Preformatted_20_Text">凍らせ直すのも流石に疲れてきたわ。</text:p>
      <text:p text:style-name="Preformatted_20_Text">Huh, in such hot weather, it melts as soon as it's made. ......</text:p>
      <text:p text:style-name="Preformatted_20_Text">I'm getting tired of re-freezing them.</text:p>
      <text:p text:style-name="Preformatted_20_Text">#露天の店主</text:p>
      <text:p text:style-name="Preformatted_20_Text">トリアイナさん！　かき氷用の氷の追加お願いします</text:p>
      <text:p text:style-name="Preformatted_20_Text">Triaina!　More ice for shaved ice, please!</text:p>
      <text:p text:style-name="Preformatted_20_Text">#トリアイナ</text:p>
      <text:p text:style-name="Preformatted_20_Text">ああもう！　次から次へと！！</text:p>
      <text:p text:style-name="Preformatted_20_Text">もうちょっと強く断っておくべきだったわ……</text:p>
      <text:p text:style-name="Preformatted_20_Text">はあ。</text:p>
      <text:p text:style-name="Preformatted_20_Text">Oh my god!　One after another!!!</text:p>
      <text:p text:style-name="Preformatted_20_Text">I should have said no a little harder: ......</text:p>
      <text:p text:style-name="Preformatted_20_Text">Ha.</text:p>
      <text:p text:style-name="Preformatted_20_Text">[cn]</text:p>
      <text:p text:style-name="Preformatted_20_Text">そんなトリアイナを尻目に、氷祭りの方は大盛況となっていた。</text:p>
      <text:p text:style-name="Preformatted_20_Text">With Triaina in the background, the ice festival was a huge success.</text:p>
      <text:p text:style-name="Preformatted_20_Text">#アリス</text:p>
      <text:p text:style-name="Preformatted_20_Text">しかしすげえ人だな……。</text:p>
      <text:p text:style-name="Preformatted_20_Text">想像の１０倍くらいいるぞ……。</text:p>
      <text:p text:style-name="Preformatted_20_Text">But it's a hell of a crowd .......</text:p>
      <text:p text:style-name="Preformatted_20_Text">There are about 10 times more people than I imagined. ......</text:p>
      <text:p text:style-name="Preformatted_20_Text">[cn]</text:p>
      <text:p text:style-name="Preformatted_20_Text">しかし、このアリスも想定していなかった盛況ぶりが</text:p>
      <text:p text:style-name="Preformatted_20_Text">思いもよらない事態を招いていた。</text:p>
      <text:p text:style-name="Preformatted_20_Text">However, this prosperity that even Alice did not expect...</text:p>
      <text:p text:style-name="Preformatted_20_Text"><text:soft-page-break/>It had led to an unexpected situation.</text:p>
      <text:p text:style-name="Preformatted_20_Text">#トリアイナ</text:p>
      <text:p text:style-name="Preformatted_20_Text">ちょっ、ちょっとこれ、どういうことよ！！</text:p>
      <text:p text:style-name="Preformatted_20_Text">ちょっと、アリス！！</text:p>
      <text:p text:style-name="Preformatted_20_Text">Hey, hey, hey, what does this mean!</text:p>
      <text:p text:style-name="Preformatted_20_Text">Hey, Alice!</text:p>
      <text:p text:style-name="Preformatted_20_Text">[cn]</text:p>
      <text:p text:style-name="Preformatted_20_Text">裏で氷の温度を保っていたトリアイナが悲鳴を上げる</text:p>
      <text:p text:style-name="Preformatted_20_Text">Triaena, who had been maintaining the temperature of the ice in the back, screams.</text:p>
      <text:p text:style-name="Preformatted_20_Text">#アリス</text:p>
      <text:p text:style-name="Preformatted_20_Text">なんだなんだ、そんな大声出して。</text:p>
      <text:p text:style-name="Preformatted_20_Text">聞けよ、予想の１０倍くらい客が来てるぞ！</text:p>
      <text:p text:style-name="Preformatted_20_Text">こりゃあ大儲けだな。オマエにも２割くらいやるからな。</text:p>
      <text:p text:style-name="Preformatted_20_Text">What the hell, that's such a loud scream.</text:p>
      <text:p text:style-name="Preformatted_20_Text">Listen, we've got ten times as many customers as we expected!</text:p>
      <text:p text:style-name="Preformatted_20_Text">This is a big profit. I'll give you 20% of it.</text:p>
      <text:p text:style-name="Preformatted_20_Text">#トリアイナ</text:p>
      <text:p text:style-name="Preformatted_20_Text">１０倍ですって！？</text:p>
      <text:p text:style-name="Preformatted_20_Text">どうりで溶けるのが早いはずだわ……。</text:p>
      <text:p text:style-name="Preformatted_20_Text">今すぐ客を広場から出しなさい！</text:p>
      <text:p text:style-name="Preformatted_20_Text">今すぐよ！！</text:p>
      <text:p text:style-name="Preformatted_20_Text">Ten times more?</text:p>
      <text:p text:style-name="Preformatted_20_Text">No wonder you're melting so fast. ......</text:p>
      <text:p text:style-name="Preformatted_20_Text">Get your customers out of the square now!</text:p>
      <text:p text:style-name="Preformatted_20_Text">Now!</text:p>
      <text:p text:style-name="Preformatted_20_Text">#アリス</text:p>
      <text:p text:style-name="Preformatted_20_Text">な、何があったんだよ。</text:p>
      <text:p text:style-name="Preformatted_20_Text">Hey, what's going on?</text:p>
      <text:p text:style-name="Preformatted_20_Text">#トリアイナ</text:p>
      <text:p text:style-name="Preformatted_20_Text">人の熱気が氷を溶かすせいで、</text:p>
      <text:p text:style-name="Preformatted_20_Text">氷を凍らせ直す魔法が溶ける速度に追いついていないのよ！！</text:p>
      <text:p text:style-name="Preformatted_20_Text">このままだと……。</text:p>
      <text:p text:style-name="Preformatted_20_Text">The heat from the people is melting the ice.</text:p>
      <text:p text:style-name="Preformatted_20_Text">The magic to re-freeze the ice isn't keeping up with the rate at which it's melting!</text:p>
      <text:p text:style-name="Preformatted_20_Text">If we keep this up, we're going to have to go to .......</text:p>
      <text:p text:style-name="Preformatted_20_Text">[cn]</text:p>
      <text:p text:style-name="Preformatted_20_Text">トリアイナがいいかけた途端だった。</text:p>
      <text:p text:style-name="Preformatted_20_Text">As soon as Triaina started to say that.</text:p>
      <text:p text:style-name="Preformatted_20_Text">#アリス</text:p>
      <text:p text:style-name="Preformatted_20_Text">なっ、なんだぁ！！？</text:p>
      <text:p text:style-name="Preformatted_20_Text">What the hell?</text:p>
      <text:p text:style-name="Preformatted_20_Text">#トリアイナ</text:p>
      <text:p text:style-name="Preformatted_20_Text">まさか……！！</text:p>
      <text:p text:style-name="Preformatted_20_Text">No way ......!!!</text:p>
      <text:p text:style-name="Preformatted_20_Text">[cn]</text:p>
      <text:p text:style-name="Preformatted_20_Text">アリスとトリアイナは慌てて広場の方へ回った。</text:p>
      <text:p text:style-name="Preformatted_20_Text">Alice and Triaina hurriedly turned toward the square.</text:p>
      <text:p text:style-name="Preformatted_20_Text">#アリス</text:p>
      <text:p text:style-name="Preformatted_20_Text">なっ、なんだこれ！</text:p>
      <text:p text:style-name="Preformatted_20_Text">What the hell is this?</text:p>
      <text:p text:style-name="Preformatted_20_Text">[cn]</text:p>
      <text:p text:style-name="Preformatted_20_Text">広場の中央にそびえるアリスの巨大氷像の片足が折れ、傾いていた。</text:p>
      <text:p text:style-name="Preformatted_20_Text">先程の振動で、広場の人々は押し合いへし合いの大混乱となっている。</text:p>
      <text:p text:style-name="Preformatted_20_Text">One of the legs of the giant ice sculpture of Alice, towering in the center of the plaza, was broken and tilted.</text:p>
      <text:p text:style-name="Preformatted_20_Text">The vibrations from earlier have caused people in the plaza to push and shove against each other, creating a great commotion.</text:p>
      <text:p text:style-name="Preformatted_20_Text">#トリアイナ</text:p>
      <text:p text:style-name="Preformatted_20_Text">アリス！！</text:p>
      <text:p text:style-name="Preformatted_20_Text">早くみんなを避難させなさい！！</text:p>
      <text:p text:style-name="Preformatted_20_Text">私はなんとかこの像をもう一度凍結してみるわ。</text:p>
      <text:p text:style-name="Preformatted_20_Text">Alice!</text:p>
      <text:p text:style-name="Preformatted_20_Text">Evacuate everyone quickly!</text:p>
      <text:p text:style-name="Preformatted_20_Text">I'll manage to freeze this statue again.</text:p>
      <text:p text:style-name="Preformatted_20_Text"><text:soft-page-break/>#アリス</text:p>
      <text:p text:style-name="Preformatted_20_Text">おっ、おう！</text:p>
      <text:p text:style-name="Preformatted_20_Text">Whoa, oh!</text:p>
      <text:p text:style-name="Preformatted_20_Text">[cn]</text:p>
      <text:p text:style-name="Preformatted_20_Text">アリスは広場に設置してある高台に登った。</text:p>
      <text:p text:style-name="Preformatted_20_Text">Alice climbs up to a raised platform set up in the square.</text:p>
      <text:p text:style-name="Preformatted_20_Text">#アリス</text:p>
      <text:p text:style-name="Preformatted_20_Text">お前ら！</text:p>
      <text:p text:style-name="Preformatted_20_Text">像が倒れる前に逃げろ！！</text:p>
      <text:p text:style-name="Preformatted_20_Text">今すぐだ！　いそげーー！！</text:p>
      <text:p text:style-name="Preformatted_20_Text">You guys!</text:p>
      <text:p text:style-name="Preformatted_20_Text">Get out of here before the statue falls!</text:p>
      <text:p text:style-name="Preformatted_20_Text">Now!　Hurry!</text:p>
      <text:p text:style-name="Preformatted_20_Text">#トリアイナ</text:p>
      <text:p text:style-name="Preformatted_20_Text">だめっ！　倒れる！！！</text:p>
      <text:p text:style-name="Preformatted_20_Text">No!　It's going down!</text:p>
      <text:p text:style-name="Preformatted_20_Text">[cn]</text:p>
      <text:p text:style-name="Preformatted_20_Text">像が大きく傾いた次の瞬間、残り一本の足が折れ、</text:p>
      <text:p text:style-name="Preformatted_20_Text">大きな音を立てて、アリスの方へ倒れてきた。</text:p>
      <text:p text:style-name="Preformatted_20_Text">The next moment, the statue tilts wildly, and its one remaining leg snaps off and falls toward Alice with a loud thud.</text:p>
      <text:p text:style-name="Preformatted_20_Text">With a loud thud, it fell toward Alice.</text:p>
      <text:p text:style-name="Preformatted_20_Text">#アリス</text:p>
      <text:p text:style-name="Preformatted_20_Text">ぎゃーーーーーーーー！！！！</text:p>
      <text:p text:style-name="Preformatted_20_Text">Geeeeeeeeeeeeeeeeeeeeeeeeeeeeeeeeeeeeeeeeeeeeeeeeeeeeeeeeeeeeeee ！！！！</text:p>
      <text:p text:style-name="Preformatted_20_Text">[cn]</text:p>
      <text:p text:style-name="Preformatted_20_Text">大きな音を立て像が倒れた。</text:p>
      <text:p text:style-name="Preformatted_20_Text">間一髪、アリスは像を避けたが、倒れた像は再び動き出し、</text:p>
      <text:p text:style-name="Preformatted_20_Text">転がりながらアリスの方へ向かってきた。</text:p>
      <text:p text:style-name="Preformatted_20_Text">The statue fell down with a loud sound.</text:p>
      <text:p text:style-name="Preformatted_20_Text">Alice dodged the statue just in time, but the fallen statue started moving again, rolling towards Alice.</text:p>
      <text:p text:style-name="Preformatted_20_Text">The statue started to move again, rolling towards Alice.</text:p>
      <text:p text:style-name="Preformatted_20_Text">#アリス</text:p>
      <text:p text:style-name="Preformatted_20_Text">わっ、</text:p>
      <text:p text:style-name="Preformatted_20_Text">わっ、</text:p>
      <text:p text:style-name="Preformatted_20_Text">と、トリアイナ！！</text:p>
      <text:p text:style-name="Preformatted_20_Text">私をたすけろーーーーー！！！</text:p>
      <text:p text:style-name="Preformatted_20_Text">Whoa...</text:p>
      <text:p text:style-name="Preformatted_20_Text">Whoa...!</text:p>
      <text:p text:style-name="Preformatted_20_Text">TRIANA!</text:p>
      <text:p text:style-name="Preformatted_20_Text">Save me!!!!!!!!!!!!!!!!!!!!!!!!!!!!!!!!</text:p>
      <text:p text:style-name="Preformatted_20_Text">[cn]</text:p>
      <text:p text:style-name="Preformatted_20_Text">アリスは転がる像から必死に逃げた。</text:p>
      <text:p text:style-name="Preformatted_20_Text">像は広場を抜け、あたりの建物を破壊しながらアリスに迫る。</text:p>
      <text:p text:style-name="Preformatted_20_Text">Alice desperately ran away from the rolling statue.</text:p>
      <text:p text:style-name="Preformatted_20_Text">The statue approaches Alice, passing through the square and destroying the surrounding buildings.</text:p>
      <text:p text:style-name="Preformatted_20_Text">#アリス</text:p>
      <text:p text:style-name="Preformatted_20_Text">どわあああああ！！！</text:p>
      <text:p text:style-name="Preformatted_20_Text">なんでこうなるんだあああああああーーーー！！！</text:p>
      <text:p text:style-name="Preformatted_20_Text">Doooooooooooooooooooooooooooooooooooooooooooooooooooooooooooooo!</text:p>
      <text:p text:style-name="Preformatted_20_Text">How could this happen ahhhhhh!!!!!!!!!!!!!!!!!!!!</text:p>
      <text:p text:style-name="Preformatted_20_Text">#トリアイナ</text:p>
      <text:p text:style-name="Preformatted_20_Text">……し、しーらないっと。</text:p>
      <text:p text:style-name="Preformatted_20_Text">アリスに任せて、逃げちゃおうかしら。</text:p>
      <text:p text:style-name="Preformatted_20_Text">......Sheesh, I'm not going to do it.</text:p>
      <text:p text:style-name="Preformatted_20_Text">I think I'll just leave it to Alice and run away.</text:p>
      <text:p text:style-name="Preformatted_20_Text">[cn]</text:p>
      <text:p text:style-name="Preformatted_20_Text">アリスはこのあと、街中氷像に追い掛け回され、</text:p>
      <text:p text:style-name="Preformatted_20_Text">最後の力で破壊光線を放ち、なんとか氷像を破壊したのだった。</text:p>
      <text:p text:style-name="Preformatted_20_Text">Alice is chased around the city by ice statues after this.</text:p>
      <text:p text:style-name="Preformatted_20_Text">With her last strength, she managed to destroy the ice sculpture by shooting a destructive ray.</text:p>
      <text:p text:style-name="Preformatted_20_Text">#アリス</text:p>
      <text:p text:style-name="Preformatted_20_Text">もう氷はこりごりだーーーー！！！！</text:p>
      <text:p text:style-name="Preformatted_20_Text">I've had enough of ice!!! ！！！！</text:p>
      <text:p text:style-name="Preformatted_20_Text"><text:soft-page-break/>#トリアイナ</text:p>
      <text:p text:style-name="Preformatted_20_Text">氷だけに？</text:p>
      <text:p text:style-name="Preformatted_20_Text">Only ice?</text:p>
      <text:p text:style-name="Preformatted_20_Text">#アリス</text:p>
      <text:p text:style-name="Preformatted_20_Text">うるせえ！！　オマエ私を置いて逃げただろ！！！！</text:p>
      <text:p text:style-name="Preformatted_20_Text">Shut up!　You ran away without me！！！！</text:p>
      <text:p text:style-name="Preformatted_20_Text">#トリアイナ</text:p>
      <text:p text:style-name="Preformatted_20_Text">なっ、なんのことかしら……。</text:p>
      <text:p text:style-name="Preformatted_20_Text">あっ、バイトの時間だわ。いかないと……。</text:p>
      <text:p text:style-name="Preformatted_20_Text">What is this ......?</text:p>
      <text:p text:style-name="Preformatted_20_Text">Oh, it's time for my part-time job. I have to go. ......</text:p>
      <text:p text:style-name="Preformatted_20_Text">#アリス</text:p>
      <text:p text:style-name="Preformatted_20_Text">あっ、待て。</text:p>
      <text:p text:style-name="Preformatted_20_Text">このやろーーーーーー！！！</text:p>
      <text:p text:style-name="Preformatted_20_Text">Oh, wait.</text:p>
      <text:p text:style-name="Preformatted_20_Text">You son of a bitch!</text:p>
      <text:p text:style-name="Preformatted_20_Text"/>
      <text:p text:style-name="Preformatted_20_Text">C:\Users\James Phillips\Desktop\Games\WargameAliceGit\MinimizedScenarios\min_t0_1005.txt</text:p>
      <text:p text:style-name="Preformatted_20_Text">チリンチリン。</text:p>
      <text:p text:style-name="Preformatted_20_Text">Chillin' Chillin'.</text:p>
      <text:p text:style-name="Preformatted_20_Text">#マスター</text:p>
      <text:p text:style-name="Preformatted_20_Text">いらっしゃい。</text:p>
      <text:p text:style-name="Preformatted_20_Text">Welcome.</text:p>
      <text:p text:style-name="Preformatted_20_Text">#カスミ</text:p>
      <text:p text:style-name="Preformatted_20_Text">こんにちはっす。</text:p>
      <text:p text:style-name="Preformatted_20_Text">マスター、Aランチセット１つお願いするっす。</text:p>
      <text:p text:style-name="Preformatted_20_Text">Hello.</text:p>
      <text:p text:style-name="Preformatted_20_Text">Master, I'll have an A-lunch set, please.</text:p>
      <text:p text:style-name="Preformatted_20_Text">#マスター</text:p>
      <text:p text:style-name="Preformatted_20_Text">はいよ。</text:p>
      <text:p text:style-name="Preformatted_20_Text">Yes, please.</text:p>
      <text:p text:style-name="Preformatted_20_Text">[cn]</text:p>
      <text:p text:style-name="Preformatted_20_Text">彼女は最近よく来る学生さんだ。</text:p>
      <text:p text:style-name="Preformatted_20_Text">昼時に来ることが多く、Aランチセットをよく頼む。</text:p>
      <text:p text:style-name="Preformatted_20_Text">しかし、あの制服。</text:p>
      <text:p text:style-name="Preformatted_20_Text">密かな制服マニアの私の見立てでは</text:p>
      <text:p text:style-name="Preformatted_20_Text">一見東の領地のハイスクールで使われているものによく似ているが、</text:p>
      <text:p text:style-name="Preformatted_20_Text">実は細かな装飾部分が微妙に違う。</text:p>
      <text:p text:style-name="Preformatted_20_Text">リボンの色も、本家では渋柿色だったはずだ。</text:p>
      <text:p text:style-name="Preformatted_20_Text">チリンチリン</text:p>
      <text:p text:style-name="Preformatted_20_Text">She is a student who often comes here recently.</text:p>
      <text:p text:style-name="Preformatted_20_Text">She often comes at lunch time and often orders A lunch set.</text:p>
      <text:p text:style-name="Preformatted_20_Text">But that uniform.</text:p>
      <text:p text:style-name="Preformatted_20_Text">In my view as a secret uniform enthusiast.</text:p>
      <text:p text:style-name="Preformatted_20_Text">At first glance, it looks very similar to the ones used in high schools in the eastern territories.</text:p>
      <text:p text:style-name="Preformatted_20_Text">but in fact, the detailed ornamental parts are slightly different.</text:p>
      <text:p text:style-name="Preformatted_20_Text">The color of the ribbon must have been astringent persimmon color in the original.</text:p>
      <text:p text:style-name="Preformatted_20_Text">Chirin-chirin</text:p>
      <text:p text:style-name="Preformatted_20_Text">#シャルロッテ</text:p>
      <text:p text:style-name="Preformatted_20_Text">あら、カスミじゃありませんか。</text:p>
      <text:p text:style-name="Preformatted_20_Text">Oh, isn't that Kasumi?</text:p>
      <text:p text:style-name="Preformatted_20_Text">#マスター</text:p>
      <text:p text:style-name="Preformatted_20_Text">いらっしゃい。</text:p>
      <text:p text:style-name="Preformatted_20_Text">Welcome.</text:p>
      <text:p text:style-name="Preformatted_20_Text">[cn]</text:p>
      <text:p text:style-name="Preformatted_20_Text">あの人は確か、アリスの部下になった……。</text:p>
      <text:p text:style-name="Preformatted_20_Text">That man became Alice's subordinate, as I recall. ......</text:p>
      <text:p text:style-name="Preformatted_20_Text">#シャルロッテ</text:p>
      <text:p text:style-name="Preformatted_20_Text">あなた、まだ未成年なのにバーに出入りしてるんですの？</text:p>
      <text:p text:style-name="Preformatted_20_Text">You're still a minor and you're in and out of bars?</text:p>
      <text:p text:style-name="Preformatted_20_Text">#カスミ</text:p>
      <text:p text:style-name="Preformatted_20_Text">ここのランチ、安いしうまいんすよ。</text:p>
      <text:p text:style-name="Preformatted_20_Text">それに、うちはもう１９っす。</text:p>
      <text:p text:style-name="Preformatted_20_Text"><text:soft-page-break/>この領地の法律なら問題ないらしいっすよ。</text:p>
      <text:p text:style-name="Preformatted_20_Text">Lunch here is cheap and good.</text:p>
      <text:p text:style-name="Preformatted_20_Text">Besides, I'm already 19.</text:p>
      <text:p text:style-name="Preformatted_20_Text">I heard there's no problem with this territory's law.</text:p>
      <text:p text:style-name="Preformatted_20_Text">[cn]</text:p>
      <text:p text:style-name="Preformatted_20_Text">１９？　おかしいな、ハイスクールは１８までだったはずだが。</text:p>
      <text:p text:style-name="Preformatted_20_Text">19? That's funny, I thought high school was until 18.</text:p>
      <text:p text:style-name="Preformatted_20_Text">#シャルロッテ</text:p>
      <text:p text:style-name="Preformatted_20_Text">そういえばカスミ、その服……仕事用のではないのですか？</text:p>
      <text:p text:style-name="Preformatted_20_Text">今日は休みだと聞いていますけれど。</text:p>
      <text:p text:style-name="Preformatted_20_Text">By the way, Kasumi, aren't those clothes ...... for work?</text:p>
      <text:p text:style-name="Preformatted_20_Text">I heard you are off today.</text:p>
      <text:p text:style-name="Preformatted_20_Text">[cn]</text:p>
      <text:p text:style-name="Preformatted_20_Text">仕事？</text:p>
      <text:p text:style-name="Preformatted_20_Text">……………。</text:p>
      <text:p text:style-name="Preformatted_20_Text">……まっ、まさかこの子！！</text:p>
      <text:p text:style-name="Preformatted_20_Text">Work?</text:p>
      <text:p text:style-name="Preformatted_20_Text">................</text:p>
      <text:p text:style-name="Preformatted_20_Text">......Wow, you can't be serious, this girl!!!</text:p>
      <text:p text:style-name="Preformatted_20_Text">#カスミ</text:p>
      <text:p text:style-name="Preformatted_20_Text">いや、それが急に呼び出されて……。</text:p>
      <text:p text:style-name="Preformatted_20_Text">しかも相手（の猛攻）が激しくって。</text:p>
      <text:p text:style-name="Preformatted_20_Text">マジ、大変だったっすよぉ。</text:p>
      <text:p text:style-name="Preformatted_20_Text">No, that's why I was called out suddenly .......</text:p>
      <text:p text:style-name="Preformatted_20_Text">And the onslaught of the other party was so fierce.</text:p>
      <text:p text:style-name="Preformatted_20_Text">It was really hard work.</text:p>
      <text:p text:style-name="Preformatted_20_Text">[cn]</text:p>
      <text:p text:style-name="Preformatted_20_Text">おっ、お水の子だーーー！！！？</text:p>
      <text:p text:style-name="Preformatted_20_Text">ま、まじかよ……。</text:p>
      <text:p text:style-name="Preformatted_20_Text">あんな若い子が……うわあ。</text:p>
      <text:p text:style-name="Preformatted_20_Text">Oh, it's the girl from the water!</text:p>
      <text:p text:style-name="Preformatted_20_Text">Seriously, is it really ......?</text:p>
      <text:p text:style-name="Preformatted_20_Text">Such a young girl. ...... Wow.</text:p>
      <text:p text:style-name="Preformatted_20_Text">#シャルロッテ</text:p>
      <text:p text:style-name="Preformatted_20_Text">アリスさんも人使いが荒いですわね。</text:p>
      <text:p text:style-name="Preformatted_20_Text">とにかく無事でよかったですわ。</text:p>
      <text:p text:style-name="Preformatted_20_Text">Alice-san is a bit rough on people, isn't she?</text:p>
      <text:p text:style-name="Preformatted_20_Text">Anyway, I'm glad you're safe.</text:p>
      <text:p text:style-name="Preformatted_20_Text">[cn]</text:p>
      <text:p text:style-name="Preformatted_20_Text">まてよ……、さっき入ってきたお姉さん。</text:p>
      <text:p text:style-name="Preformatted_20_Text">たしか、シャルロッテとかいうアリスの新しい部下だったはず。</text:p>
      <text:p text:style-name="Preformatted_20_Text">……そうか。</text:p>
      <text:p text:style-name="Preformatted_20_Text">あいつ戦争なんかやってるから資金が足りなくなって</text:p>
      <text:p text:style-name="Preformatted_20_Text">夜の商売で資金を稼ごうとしてるんだな？</text:p>
      <text:p text:style-name="Preformatted_20_Text">可愛い顔してえげつないことするなあ。</text:p>
      <text:p text:style-name="Preformatted_20_Text">シャルロッテさんは夜の商売を仕切るお姉さんなんだ</text:p>
      <text:p text:style-name="Preformatted_20_Text">うん、通りで派手で高そうなドレスを着ているわけだ</text:p>
      <text:p text:style-name="Preformatted_20_Text">Wait, ......, the lady who just came in.</text:p>
      <text:p text:style-name="Preformatted_20_Text">I think she was Charlotte or something, Alice's new subordinate.</text:p>
      <text:p text:style-name="Preformatted_20_Text">...... I see.</text:p>
      <text:p text:style-name="Preformatted_20_Text">She's running out of money because she's fighting a war.</text:p>
      <text:p text:style-name="Preformatted_20_Text">I'm sure you'll be able to find some money for it in the nightlife business.</text:p>
      <text:p text:style-name="Preformatted_20_Text">She's a pretty face, but she's a nasty piece of work.</text:p>
      <text:p text:style-name="Preformatted_20_Text">Charlotte is the sister who runs the night business.</text:p>
      <text:p text:style-name="Preformatted_20_Text">Yes, no wonder she wears fancy and expensive dresses on the street.</text:p>
      <text:p text:style-name="Preformatted_20_Text">#シャルロッテ</text:p>
      <text:p text:style-name="Preformatted_20_Text">マスター、このお店で一番高いワインをくださるかしら。</text:p>
      <text:p text:style-name="Preformatted_20_Text">Master, can I have the most expensive wine in the store?</text:p>
      <text:p text:style-name="Preformatted_20_Text">#マスター</text:p>
      <text:p text:style-name="Preformatted_20_Text">はい、承知しました。</text:p>
      <text:p text:style-name="Preformatted_20_Text">Yes, I will.</text:p>
      <text:p text:style-name="Preformatted_20_Text">[cn]</text:p>
      <text:p text:style-name="Preformatted_20_Text">ドンペリ入りましたァァァーーー！！？</text:p>
      <text:p text:style-name="Preformatted_20_Text"><text:soft-page-break/>やっぱ夜の人だ、間違いない！</text:p>
      <text:p text:style-name="Preformatted_20_Text">あの妖艶な大人の色気、いい慣れた注文文句。</text:p>
      <text:p text:style-name="Preformatted_20_Text">ああそうか、さっきのお嬢ちゃんは新人さんなんだな</text:p>
      <text:p text:style-name="Preformatted_20_Text">うんうん。</text:p>
      <text:p text:style-name="Preformatted_20_Text">コスプレしたままの姿でランチを食べに来るなんて、初々しいなあ。</text:p>
      <text:p text:style-name="Preformatted_20_Text">Dom Perignon is in!</text:p>
      <text:p text:style-name="Preformatted_20_Text">You're a man of the night, no doubt about it!</text:p>
      <text:p text:style-name="Preformatted_20_Text">That bewitching adult sexiness, good accustomed ordering phrase.</text:p>
      <text:p text:style-name="Preformatted_20_Text">Ah, I see, the young lady from earlier is a newcomer, isn't she?</text:p>
      <text:p text:style-name="Preformatted_20_Text">Mm-hmm.</text:p>
      <text:p text:style-name="Preformatted_20_Text">Coming here for lunch in costume, that's a first for me.</text:p>
      <text:p text:style-name="Preformatted_20_Text">#カスミ</text:p>
      <text:p text:style-name="Preformatted_20_Text">ロッテさん、いいっすよ気を使わなくて。</text:p>
      <text:p text:style-name="Preformatted_20_Text">お昼からアルコールは……。</text:p>
      <text:p text:style-name="Preformatted_20_Text">Lotte-san, it's fine, don't worry about it.</text:p>
      <text:p text:style-name="Preformatted_20_Text">Alcohol is not a good idea at noon. ......</text:p>
      <text:p text:style-name="Preformatted_20_Text">#シャルロッテ</text:p>
      <text:p text:style-name="Preformatted_20_Text">あら、疲れたでしょう？</text:p>
      <text:p text:style-name="Preformatted_20_Text">私がおごりますから、さあさあ、乾杯しましょう。</text:p>
      <text:p text:style-name="Preformatted_20_Text">Oh, you must be tired.</text:p>
      <text:p text:style-name="Preformatted_20_Text">I'll buy you a drink, come on, come on, let's have a toast.</text:p>
      <text:p text:style-name="Preformatted_20_Text">#マスター</text:p>
      <text:p text:style-name="Preformatted_20_Text">ドンペリ、おまたせいたしました。</text:p>
      <text:p text:style-name="Preformatted_20_Text">Dom Perignon, sorry to keep you waiting.</text:p>
      <text:p text:style-name="Preformatted_20_Text">#シャルロッテ</text:p>
      <text:p text:style-name="Preformatted_20_Text">あら、ありがとうございますわ。</text:p>
      <text:p text:style-name="Preformatted_20_Text">さっ、乾杯しましょう、</text:p>
      <text:p text:style-name="Preformatted_20_Text">Oh, thank you very much.</text:p>
      <text:p text:style-name="Preformatted_20_Text">Let's have a toast.</text:p>
      <text:p text:style-name="Preformatted_20_Text">#カスミ</text:p>
      <text:p text:style-name="Preformatted_20_Text">うす、じゃあいただくっす。</text:p>
      <text:p text:style-name="Preformatted_20_Text">Usu, I'll have some then.</text:p>
      <text:p text:style-name="Preformatted_20_Text">#シャルロッテ</text:p>
      <text:p text:style-name="Preformatted_20_Text">そういえばカスミ、</text:p>
      <text:p text:style-name="Preformatted_20_Text">今日のは随分激しかったと言っていましたが……。</text:p>
      <text:p text:style-name="Preformatted_20_Text">By the way, Kasumi.</text:p>
      <text:p text:style-name="Preformatted_20_Text">I heard you said today's was pretty intense. ......</text:p>
      <text:p text:style-name="Preformatted_20_Text">#カスミ</text:p>
      <text:p text:style-name="Preformatted_20_Text">そうなんスよ。</text:p>
      <text:p text:style-name="Preformatted_20_Text">あいつら、巨大な大砲を持ち出して、私を囲んで一斉に……。</text:p>
      <text:p text:style-name="Preformatted_20_Text">That's right.</text:p>
      <text:p text:style-name="Preformatted_20_Text">They brought out a huge cannon and surrounded me all at once ......</text:p>
      <text:p text:style-name="Preformatted_20_Text">#シャルロッテ</text:p>
      <text:p text:style-name="Preformatted_20_Text">まあ！</text:p>
      <text:p text:style-name="Preformatted_20_Text">それは大変でしたでしょう。</text:p>
      <text:p text:style-name="Preformatted_20_Text">Oh my!</text:p>
      <text:p text:style-name="Preformatted_20_Text">That must have been tough.</text:p>
      <text:p text:style-name="Preformatted_20_Text">[cn]</text:p>
      <text:p text:style-name="Preformatted_20_Text">なっ、ナニィィィィィーーー！！</text:p>
      <text:p text:style-name="Preformatted_20_Text">あの子、新人なのに複数人相手するなんて……</text:p>
      <text:p text:style-name="Preformatted_20_Text">かなりの大型新人なんじゃないか？</text:p>
      <text:p text:style-name="Preformatted_20_Text">これは、ぜひともお店の名前を聞いておかなくては……。</text:p>
      <text:p text:style-name="Preformatted_20_Text">しかし、仕事中に私情を挟んでいると思われるのもよくないな……</text:p>
      <text:p text:style-name="Preformatted_20_Text">よし。</text:p>
      <text:p text:style-name="Preformatted_20_Text">Nah, nannyyyyyy!</text:p>
      <text:p text:style-name="Preformatted_20_Text">That girl's a newcomer and she's dealing with more than one person: ......</text:p>
      <text:p text:style-name="Preformatted_20_Text">She must be a pretty big newcomer, isn't she?</text:p>
      <text:p text:style-name="Preformatted_20_Text">I'll definitely have to ask her for the name of the store for this one: ......</text:p>
      <text:p text:style-name="Preformatted_20_Text">But it's not good to be thought of as having personal feelings on the job. ......</text:p>
      <text:p text:style-name="Preformatted_20_Text">Alright.</text:p>
      <text:p text:style-name="Preformatted_20_Text">#マスター</text:p>
      <text:p text:style-name="Preformatted_20_Text">失礼、お客さん。</text:p>
      <text:p text:style-name="Preformatted_20_Text">忙しそうなお仕事をなさっているようですが。</text:p>
      <text:p text:style-name="Preformatted_20_Text"><text:soft-page-break/>あっ、別に聞き耳を立てていたわけではなく</text:p>
      <text:p text:style-name="Preformatted_20_Text">偶然聞いてしまっただけで……。</text:p>
      <text:p text:style-name="Preformatted_20_Text">Excuse me, customer.</text:p>
      <text:p text:style-name="Preformatted_20_Text">You seem to be doing busy work.</text:p>
      <text:p text:style-name="Preformatted_20_Text">Oh, I wasn't really listening in.</text:p>
      <text:p text:style-name="Preformatted_20_Text">I just happened to hear it. ......</text:p>
      <text:p text:style-name="Preformatted_20_Text">#カスミ</text:p>
      <text:p text:style-name="Preformatted_20_Text">はあ……。</text:p>
      <text:p text:style-name="Preformatted_20_Text">Huh. .......</text:p>
      <text:p text:style-name="Preformatted_20_Text">#マスター</text:p>
      <text:p text:style-name="Preformatted_20_Text">当店、実は出前もやっていまして、</text:p>
      <text:p text:style-name="Preformatted_20_Text">お仕事中はなかなか満足な食事を取るのも難しいかと思うのですが、どうでしょう？</text:p>
      <text:p text:style-name="Preformatted_20_Text">色々メニューも取り揃えているんですが。</text:p>
      <text:p text:style-name="Preformatted_20_Text">Our restaurant actually does delivery service.</text:p>
      <text:p text:style-name="Preformatted_20_Text">I'm sure it's difficult to get a satisfying meal while you're working.</text:p>
      <text:p text:style-name="Preformatted_20_Text">We have a variety of menu items.</text:p>
      <text:p text:style-name="Preformatted_20_Text">[cn]</text:p>
      <text:p text:style-name="Preformatted_20_Text">出前を口実に連絡先を教えてもらおう作戦だ！</text:p>
      <text:p text:style-name="Preformatted_20_Text">あとでプライベートでも来ちゃいました！</text:p>
      <text:p text:style-name="Preformatted_20_Text">なんて言ってしまえば完璧だな。</text:p>
      <text:p text:style-name="Preformatted_20_Text">I'm using the delivery as an excuse to get your contact information!</text:p>
      <text:p text:style-name="Preformatted_20_Text">I'll come back later for a private dinner!</text:p>
      <text:p text:style-name="Preformatted_20_Text">What a perfect way to say that.</text:p>
      <text:p text:style-name="Preformatted_20_Text">#シャルロッテ</text:p>
      <text:p text:style-name="Preformatted_20_Text">あら、それはいいですわね。</text:p>
      <text:p text:style-name="Preformatted_20_Text">是非利用させてもらいたいですわ！</text:p>
      <text:p text:style-name="Preformatted_20_Text">Oh, that sounds great.</text:p>
      <text:p text:style-name="Preformatted_20_Text">I'd love to take advantage of that!</text:p>
      <text:p text:style-name="Preformatted_20_Text">#カスミ</text:p>
      <text:p text:style-name="Preformatted_20_Text">そうっすね、遠くまで行くと、晩飯が現地調達なんてザラっすからね。</text:p>
      <text:p text:style-name="Preformatted_20_Text">Yes, when you go far away from home, it's not uncommon to have to buy dinner locally.</text:p>
      <text:p text:style-name="Preformatted_20_Text">[cn]</text:p>
      <text:p text:style-name="Preformatted_20_Text">よしっ！！</text:p>
      <text:p text:style-name="Preformatted_20_Text">……ん？　現地調達？</text:p>
      <text:p text:style-name="Preformatted_20_Text">そんな遠くまで行くのかな……。</text:p>
      <text:p text:style-name="Preformatted_20_Text">ああ、そうか、従軍して敵の町で商売することもあるのか。</text:p>
      <text:p text:style-name="Preformatted_20_Text">たいへんだなぁ……。</text:p>
      <text:p text:style-name="Preformatted_20_Text">Okay!</text:p>
      <text:p text:style-name="Preformatted_20_Text">......?　Local procurement?</text:p>
      <text:p text:style-name="Preformatted_20_Text">Do you go that far away? ......</text:p>
      <text:p text:style-name="Preformatted_20_Text">Oh, yeah, sometimes you have to serve and do business in enemy towns.</text:p>
      <text:p text:style-name="Preformatted_20_Text">That's a lot of work. ......</text:p>
      <text:p text:style-name="Preformatted_20_Text">#マスター</text:p>
      <text:p text:style-name="Preformatted_20_Text">これが出前用のメニューです。</text:p>
      <text:p text:style-name="Preformatted_20_Text">あと、よろしければ連絡先の方を……。</text:p>
      <text:p text:style-name="Preformatted_20_Text">Here's the menu for delivery.</text:p>
      <text:p text:style-name="Preformatted_20_Text">And, if you don't mind, please send your contact information to .......</text:p>
      <text:p text:style-name="Preformatted_20_Text">[cn]</text:p>
      <text:p text:style-name="Preformatted_20_Text">……………。</text:p>
      <text:p text:style-name="Preformatted_20_Text">................</text:p>
      <text:p text:style-name="Preformatted_20_Text">#アリス</text:p>
      <text:p text:style-name="Preformatted_20_Text">さっきから見てたけど、あいつ何一人で興奮してるんだ？</text:p>
      <text:p text:style-name="Preformatted_20_Text">きもちわりぃ。</text:p>
      <text:p text:style-name="Preformatted_20_Text">I've been watching him since a while ago, what's he doing getting excited all by himself?</text:p>
      <text:p text:style-name="Preformatted_20_Text">It's disgusting.</text:p>
      <text:p text:style-name="Preformatted_20_Text">#チシャ</text:p>
      <text:p text:style-name="Preformatted_20_Text">そういえばカスミさんの制服って……。</text:p>
      <text:p text:style-name="Preformatted_20_Text">By the way, Kasumi's uniform is .......</text:p>
      <text:p text:style-name="Preformatted_20_Text">#アリス</text:p>
      <text:p text:style-name="Preformatted_20_Text">ああ、アレは水兵の制服を真似たもんだそうだ。</text:p>
      <text:p text:style-name="Preformatted_20_Text">本人いわく「ヤバイかっこいい」んだと。</text:p>
      <text:p text:style-name="Preformatted_20_Text">ま、この国には海がないからな</text:p>
      <text:p text:style-name="Preformatted_20_Text">水兵の制服を、学生の制服と間違えても無理はないがな。</text:p>
      <text:p text:style-name="Preformatted_20_Text"><text:soft-page-break/>クフフフフッ！</text:p>
      <text:p text:style-name="Preformatted_20_Text">Yeah, it's an imitation of a sailor's uniform.</text:p>
      <text:p text:style-name="Preformatted_20_Text">He says it's "really cool".</text:p>
      <text:p text:style-name="Preformatted_20_Text">Well, there is no sea in this country.</text:p>
      <text:p text:style-name="Preformatted_20_Text">It's not surprising that he would mistake a sailor's uniform for a student's uniform.</text:p>
      <text:p text:style-name="Preformatted_20_Text">Kuhuhuhuhu!</text:p>
      <text:p text:style-name="Preformatted_20_Text">[cn]</text:p>
      <text:p text:style-name="Preformatted_20_Text">このあとマスターは矢の雨が降る中、</text:p>
      <text:p text:style-name="Preformatted_20_Text">最前線までたった２つの弁当を届ける羽目になった。</text:p>
      <text:p text:style-name="Preformatted_20_Text">After this, the master was raining arrows.</text:p>
      <text:p text:style-name="Preformatted_20_Text">I had to deliver only two lunches to the front line.</text:p>
      <text:p text:style-name="Preformatted_20_Text"/>
      <text:p text:style-name="Preformatted_20_Text">C:\Users\James Phillips\Desktop\Games\WargameAliceGit\MinimizedScenarios\min_t1_1000.txt</text:p>
      <text:p text:style-name="Preformatted_20_Text">#マスター</text:p>
      <text:p text:style-name="Preformatted_20_Text">いらっしゃい。</text:p>
      <text:p text:style-name="Preformatted_20_Text">Welcome.</text:p>
      <text:p text:style-name="Preformatted_20_Text">#アリス</text:p>
      <text:p text:style-name="Preformatted_20_Text">おう。</text:p>
      <text:p text:style-name="Preformatted_20_Text">Oh.</text:p>
      <text:p text:style-name="Preformatted_20_Text">[cn]</text:p>
      <text:p text:style-name="Preformatted_20_Text">町一番の酒場。「BAR TOLEBOW」</text:p>
      <text:p text:style-name="Preformatted_20_Text">酒の種類はそこそこ。飯がうまくて、値段も安い。</text:p>
      <text:p text:style-name="Preformatted_20_Text">庶民の憩いの場である。</text:p>
      <text:p text:style-name="Preformatted_20_Text">The best bar in town. "BAR TOLEBOW."</text:p>
      <text:p text:style-name="Preformatted_20_Text">Good variety of drinks. Good food and cheap prices.</text:p>
      <text:p text:style-name="Preformatted_20_Text">It is a place for common people to relax.</text:p>
      <text:p text:style-name="Preformatted_20_Text">#アリス</text:p>
      <text:p text:style-name="Preformatted_20_Text">欠点といえば、店主が死んだ魚の目アンド胸毛で、妙に中途半端なキャラってところくらいか。</text:p>
      <text:p text:style-name="Preformatted_20_Text">The only drawback is that the owner has dead fish eyes and chest hair, and is a strangely half-baked character.</text:p>
      <text:p text:style-name="Preformatted_20_Text">#マスター</text:p>
      <text:p text:style-name="Preformatted_20_Text">きこえてるんだが？</text:p>
      <text:p text:style-name="Preformatted_20_Text">Can you hear me?</text:p>
      <text:p text:style-name="Preformatted_20_Text">#アリス</text:p>
      <text:p text:style-name="Preformatted_20_Text">そうそう。この店の飯はたいていうまいが、</text:p>
      <text:p text:style-name="Preformatted_20_Text">カツサラダうどんだけは凄まじくまずい。</text:p>
      <text:p text:style-name="Preformatted_20_Text">絶対に頼まないことだ。</text:p>
      <text:p text:style-name="Preformatted_20_Text">Oh yeah. Most of the food at this restaurant is good.</text:p>
      <text:p text:style-name="Preformatted_20_Text">But only the pork cutlet salad udon is very bad.</text:p>
      <text:p text:style-name="Preformatted_20_Text">Never order it.</text:p>
      <text:p text:style-name="Preformatted_20_Text">#マスター</text:p>
      <text:p text:style-name="Preformatted_20_Text">だから聞こえてるんだっての！！</text:p>
      <text:p text:style-name="Preformatted_20_Text">I told you, I can hear you!</text:p>
      <text:p text:style-name="Preformatted_20_Text">#アリス</text:p>
      <text:p text:style-name="Preformatted_20_Text">ふん。チシャにこの店の説明をしてやってんだよ。</text:p>
      <text:p text:style-name="Preformatted_20_Text">嘘ついたら意味ねえだろ。</text:p>
      <text:p text:style-name="Preformatted_20_Text">Hmm. I'm trying to explain this place to Cheshire.</text:p>
      <text:p text:style-name="Preformatted_20_Text">What's the point if you're lying?</text:p>
      <text:p text:style-name="Preformatted_20_Text">#チシャ</text:p>
      <text:p text:style-name="Preformatted_20_Text">すっ、すいません、マスター。</text:p>
      <text:p text:style-name="Preformatted_20_Text">アリス様がいつもいつも…。</text:p>
      <text:p text:style-name="Preformatted_20_Text">I'm sorry, Master.</text:p>
      <text:p text:style-name="Preformatted_20_Text">Alice-sama is always...</text:p>
      <text:p text:style-name="Preformatted_20_Text">#マスター</text:p>
      <text:p text:style-name="Preformatted_20_Text">まったくだ。</text:p>
      <text:p text:style-name="Preformatted_20_Text">しょっちゅうきて安酒ばっかり頼んで、</text:p>
      <text:p text:style-name="Preformatted_20_Text">悪態ついて一日中粘られちゃあたまらないっての。</text:p>
      <text:p text:style-name="Preformatted_20_Text">That's right.</text:p>
      <text:p text:style-name="Preformatted_20_Text">She comes here so often, ordering cheap drinks all the time.</text:p>
      <text:p text:style-name="Preformatted_20_Text">and then she swears at me all day long.</text:p>
      <text:p text:style-name="Preformatted_20_Text">#アリス</text:p>
      <text:p text:style-name="Preformatted_20_Text">なんだと！！</text:p>
      <text:p text:style-name="Preformatted_20_Text">こっちは客だぞ！</text:p>
      <text:p text:style-name="Preformatted_20_Text">What the hell!</text:p>
      <text:p text:style-name="Preformatted_20_Text"><text:soft-page-break/>I'm a customer!</text:p>
      <text:p text:style-name="Preformatted_20_Text">#マスター</text:p>
      <text:p text:style-name="Preformatted_20_Text">お客様は神様だってか！？</text:p>
      <text:p text:style-name="Preformatted_20_Text">お前に限っちゃ、</text:p>
      <text:p text:style-name="Preformatted_20_Text">神は神でも疫病神だよバカヤロー！</text:p>
      <text:p text:style-name="Preformatted_20_Text">You think the customer is God?</text:p>
      <text:p text:style-name="Preformatted_20_Text">Not you.</text:p>
      <text:p text:style-name="Preformatted_20_Text">God may be a god, but he's a god of pestilence, you idiot!</text:p>
      <text:p text:style-name="Preformatted_20_Text">#アリス</text:p>
      <text:p text:style-name="Preformatted_20_Text">なんだとー！</text:p>
      <text:p text:style-name="Preformatted_20_Text">魔女を舐めてると痛い目見るぞ！</text:p>
      <text:p text:style-name="Preformatted_20_Text">What the hell!</text:p>
      <text:p text:style-name="Preformatted_20_Text">Lick a witch's lips and you'll get hurt!</text:p>
      <text:p text:style-name="Preformatted_20_Text">#マスター</text:p>
      <text:p text:style-name="Preformatted_20_Text">へっ、やってみやがれ！</text:p>
      <text:p text:style-name="Preformatted_20_Text">Heh, go ahead!</text:p>
      <text:p text:style-name="Preformatted_20_Text">#アリス</text:p>
      <text:p text:style-name="Preformatted_20_Text">いったなー！</text:p>
      <text:p text:style-name="Preformatted_20_Text">破壊……！！</text:p>
      <text:p text:style-name="Preformatted_20_Text">You did it!</text:p>
      <text:p text:style-name="Preformatted_20_Text">Destroy......!</text:p>
      <text:p text:style-name="Preformatted_20_Text">#チシャ</text:p>
      <text:p text:style-name="Preformatted_20_Text">わーーー！！！</text:p>
      <text:p text:style-name="Preformatted_20_Text">アリス様、そのへんで抑えて抑えて！！</text:p>
      <text:p text:style-name="Preformatted_20_Text">マスターさんも、アリス様は庶民舌で酒癖悪いから、</text:p>
      <text:p text:style-name="Preformatted_20_Text">わざと安酒で粘っているわけじゃないと思うので、許してあげてください……。</text:p>
      <text:p text:style-name="Preformatted_20_Text">Wooooo!!!</text:p>
      <text:p text:style-name="Preformatted_20_Text">Alice-sama, hold it right there, hold it right there!</text:p>
      <text:p text:style-name="Preformatted_20_Text">Master, you know that Alice-sama has a commoner's tongue and a bad drinking habit.</text:p>
      <text:p text:style-name="Preformatted_20_Text">I don't think she's intentionally sticking with cheap drinks, so please forgive her. ......</text:p>
      <text:p text:style-name="Preformatted_20_Text">#アリス</text:p>
      <text:p text:style-name="Preformatted_20_Text">チシャ、お前はどっちの味方なんだ？</text:p>
      <text:p text:style-name="Preformatted_20_Text">Cheshire, which side are you on?</text:p>
      <text:p text:style-name="Preformatted_20_Text">#マスター</text:p>
      <text:p text:style-name="Preformatted_20_Text">まあ、アンタがいると、アンタ目当ての客も来るからな。</text:p>
      <text:p text:style-name="Preformatted_20_Text">一概に悪いことばっかじゃないんだが……。</text:p>
      <text:p text:style-name="Preformatted_20_Text">Well, when you're here, some customers come for you.</text:p>
      <text:p text:style-name="Preformatted_20_Text">It's not all bad in general. ......</text:p>
      <text:p text:style-name="Preformatted_20_Text">#アリス</text:p>
      <text:p text:style-name="Preformatted_20_Text">ほら！　聞いたかチシャ！</text:p>
      <text:p text:style-name="Preformatted_20_Text">私悪くないだろ！</text:p>
      <text:p text:style-name="Preformatted_20_Text">Hey!　You hear that, Cheshire!</text:p>
      <text:p text:style-name="Preformatted_20_Text">It's not my fault!</text:p>
      <text:p text:style-name="Preformatted_20_Text">#マスター</text:p>
      <text:p text:style-name="Preformatted_20_Text">イラッ！！</text:p>
      <text:p text:style-name="Preformatted_20_Text">人がせっかく引いてやろうと……！</text:p>
      <text:p text:style-name="Preformatted_20_Text">I'm so pissed off!</text:p>
      <text:p text:style-name="Preformatted_20_Text">People are trying to pull you off ......!</text:p>
      <text:p text:style-name="Preformatted_20_Text">#チシャ</text:p>
      <text:p text:style-name="Preformatted_20_Text">まっ、まあまあ！</text:p>
      <text:p text:style-name="Preformatted_20_Text">なにか食べませんか？</text:p>
      <text:p text:style-name="Preformatted_20_Text">アリス様、ほら、おすすめの料理とか教えてくださいよ。</text:p>
      <text:p text:style-name="Preformatted_20_Text">Well, well, well!</text:p>
      <text:p text:style-name="Preformatted_20_Text">Would you like to eat something?</text:p>
      <text:p text:style-name="Preformatted_20_Text">Alice-sama, come on, tell me what you recommend or something.</text:p>
      <text:p text:style-name="Preformatted_20_Text">#アリス</text:p>
      <text:p text:style-name="Preformatted_20_Text">ん？　おお。</text:p>
      <text:p text:style-name="Preformatted_20_Text">そうだな、まずは酢漬けのもつと……。</text:p>
      <text:p text:style-name="Preformatted_20_Text">Hmm?　Oh.</text:p>
      <text:p text:style-name="Preformatted_20_Text">Well, let's start with vinegared tsukimono and .......</text:p>
      <text:p text:style-name="Preformatted_20_Text">#マスター</text:p>
      <text:p text:style-name="Preformatted_20_Text">（はあ……。こいつが来ると胃が痛い……。）</text:p>
      <text:p text:style-name="Preformatted_20_Text">(Haa....... My stomach hurts when this guy comes .......)</text:p>
      <text:p text:style-name="Preformatted_20_Text"><text:soft-page-break/></text:p>
      <text:p text:style-name="Preformatted_20_Text">C:\Users\James Phillips\Desktop\Games\WargameAliceGit\MinimizedScenarios\min_t1_1002.txt</text:p>
      <text:p text:style-name="Preformatted_20_Text">#マスター</text:p>
      <text:p text:style-name="Preformatted_20_Text">いらっしゃい。</text:p>
      <text:p text:style-name="Preformatted_20_Text">Welcome.</text:p>
      <text:p text:style-name="Preformatted_20_Text">#アリス</text:p>
      <text:p text:style-name="Preformatted_20_Text">おう、煮込みとハイボール。</text:p>
      <text:p text:style-name="Preformatted_20_Text">Oh, stew and highball.</text:p>
      <text:p text:style-name="Preformatted_20_Text">#マスター</text:p>
      <text:p text:style-name="Preformatted_20_Text">また昼間から飲みに来たのか。</text:p>
      <text:p text:style-name="Preformatted_20_Text">まあこっちとしてはありがたいけどな。</text:p>
      <text:p text:style-name="Preformatted_20_Text">You came for a drink in the afternoon again?</text:p>
      <text:p text:style-name="Preformatted_20_Text">Well, I appreciate it.</text:p>
      <text:p text:style-name="Preformatted_20_Text">#アリス</text:p>
      <text:p text:style-name="Preformatted_20_Text">うるせえ、戦争の箸休めだ。</text:p>
      <text:p text:style-name="Preformatted_20_Text">Shut up, it's a break from the war.</text:p>
      <text:p text:style-name="Preformatted_20_Text">#マスター</text:p>
      <text:p text:style-name="Preformatted_20_Text">（箸休めって表現はどうなんだ……？）</text:p>
      <text:p text:style-name="Preformatted_20_Text">(How about "chopstick rest"? ......?)</text:p>
      <text:p text:style-name="Preformatted_20_Text">#トリアイナ</text:p>
      <text:p text:style-name="Preformatted_20_Text">おう、煮込みとハイボールお待ち！</text:p>
      <text:p text:style-name="Preformatted_20_Text">Oh, stew and highballs await!</text:p>
      <text:p text:style-name="Preformatted_20_Text">#アリス</text:p>
      <text:p text:style-name="Preformatted_20_Text">うわっ！　びっくりした。</text:p>
      <text:p text:style-name="Preformatted_20_Text">あっ、オマエ氷の魔女！</text:p>
      <text:p text:style-name="Preformatted_20_Text">こんなところで何してるんだ！</text:p>
      <text:p text:style-name="Preformatted_20_Text">ってかその口調はなんだ……？</text:p>
      <text:p text:style-name="Preformatted_20_Text">Wow!　You scared me.</text:p>
      <text:p text:style-name="Preformatted_20_Text">Oh, you ice witch!</text:p>
      <text:p text:style-name="Preformatted_20_Text">What are you doing here!</text:p>
      <text:p text:style-name="Preformatted_20_Text">I mean, what's with that tone ......?</text:p>
      <text:p text:style-name="Preformatted_20_Text">#トリアイナ</text:p>
      <text:p text:style-name="Preformatted_20_Text">あら、居酒屋の接客ってこういうものでしょう？</text:p>
      <text:p text:style-name="Preformatted_20_Text">Oh, isn't this how tavern service is supposed to be?</text:p>
      <text:p text:style-name="Preformatted_20_Text">#マスター</text:p>
      <text:p text:style-name="Preformatted_20_Text">居酒屋じゃなくてバーなんだがな……。</text:p>
      <text:p text:style-name="Preformatted_20_Text">誰かさんのせいでそれっぽいメニューばかりにはなっちまったが。</text:p>
      <text:p text:style-name="Preformatted_20_Text">It's a bar, not a pub. ......</text:p>
      <text:p text:style-name="Preformatted_20_Text">Someone has made the menu look like a bar.</text:p>
      <text:p text:style-name="Preformatted_20_Text">#トリアイナ</text:p>
      <text:p text:style-name="Preformatted_20_Text">バイトというものを一度やってみたかったのよ。</text:p>
      <text:p text:style-name="Preformatted_20_Text">私と同じくらいの人間の女の子はみんなやっていると聞いたわ。</text:p>
      <text:p text:style-name="Preformatted_20_Text">I wanted to try a part-time job once.</text:p>
      <text:p text:style-name="Preformatted_20_Text">I've heard that every human girl my age does it.</text:p>
      <text:p text:style-name="Preformatted_20_Text">#アリス</text:p>
      <text:p text:style-name="Preformatted_20_Text">そうだけど、魔女がバイトって……あむ。</text:p>
      <text:p text:style-name="Preformatted_20_Text">！！！！！</text:p>
      <text:p text:style-name="Preformatted_20_Text">つめたっ！！　</text:p>
      <text:p text:style-name="Preformatted_20_Text">おいマスター！</text:p>
      <text:p text:style-name="Preformatted_20_Text">この煮込み冷えてるじゃねえか！！</text:p>
      <text:p text:style-name="Preformatted_20_Text">Yes, but a witch is a part-timer: ...... amu.</text:p>
      <text:p text:style-name="Preformatted_20_Text">！！！！！</text:p>
      <text:p text:style-name="Preformatted_20_Text">It's freezing!　</text:p>
      <text:p text:style-name="Preformatted_20_Text">Hey master!</text:p>
      <text:p text:style-name="Preformatted_20_Text">This stew is cold!</text:p>
      <text:p text:style-name="Preformatted_20_Text">#マスター</text:p>
      <text:p text:style-name="Preformatted_20_Text">ああ……、悪い</text:p>
      <text:p text:style-name="Preformatted_20_Text">実は彼女が料理を運ぶと、運んでいる間に全部冷えちまうんだ……。</text:p>
      <text:p text:style-name="Preformatted_20_Text">Oh ......, my bad.</text:p>
      <text:p text:style-name="Preformatted_20_Text">Actually, when she carries the food, it all gets cold while she's carrying it. ......</text:p>
      <text:p text:style-name="Preformatted_20_Text">#トリアイナ</text:p>
      <text:p text:style-name="Preformatted_20_Text">…………氷の魔女だから。</text:p>
      <text:p text:style-name="Preformatted_20_Text">仕方ないじゃない？</text:p>
      <text:p text:style-name="Preformatted_20_Text"><text:soft-page-break/>............ because she's an ice witch.</text:p>
      <text:p text:style-name="Preformatted_20_Text">Can't be helped, can you?</text:p>
      <text:p text:style-name="Preformatted_20_Text">#アリス</text:p>
      <text:p text:style-name="Preformatted_20_Text">……ハイボールに至ってはフローズンっぽくなってるし。</text:p>
      <text:p text:style-name="Preformatted_20_Text">うう、寒い……。</text:p>
      <text:p text:style-name="Preformatted_20_Text">...... highballs have a frozen look to them.</text:p>
      <text:p text:style-name="Preformatted_20_Text">Ugh, it's cold .......</text:p>
      <text:p text:style-name="Preformatted_20_Text">#マスター</text:p>
      <text:p text:style-name="Preformatted_20_Text">心なしか気温も下がるみたいでな</text:p>
      <text:p text:style-name="Preformatted_20_Text">送風機も停止したんだが、それでも涼しすぎるくらいなんだ。</text:p>
      <text:p text:style-name="Preformatted_20_Text">Seems like the temperature is going down mindlessly too.</text:p>
      <text:p text:style-name="Preformatted_20_Text">I've shut down the blowers, but it's still too cool.</text:p>
      <text:p text:style-name="Preformatted_20_Text">#マリス</text:p>
      <text:p text:style-name="Preformatted_20_Text">こいつ接客に向いてないんじゃ……。</text:p>
      <text:p text:style-name="Preformatted_20_Text">………いや、まてよ？</text:p>
      <text:p text:style-name="Preformatted_20_Text">おい、ちょっと。</text:p>
      <text:p text:style-name="Preformatted_20_Text">Maybe this guy isn't cut out for customer service. ......</text:p>
      <text:p text:style-name="Preformatted_20_Text">......... No, wait, wait.</text:p>
      <text:p text:style-name="Preformatted_20_Text">Hey, hey, hey.</text:p>
      <text:p text:style-name="Preformatted_20_Text">#トリアイナ</text:p>
      <text:p text:style-name="Preformatted_20_Text">なっ、なによ。</text:p>
      <text:p text:style-name="Preformatted_20_Text">ちょっと、引っ張らないでよ！</text:p>
      <text:p text:style-name="Preformatted_20_Text">Hey, what?</text:p>
      <text:p text:style-name="Preformatted_20_Text">Hey, don't pull that!</text:p>
      <text:p text:style-name="Preformatted_20_Text">#マスター</text:p>
      <text:p text:style-name="Preformatted_20_Text">おい！　どこへ連れて行くんだ！</text:p>
      <text:p text:style-name="Preformatted_20_Text">Hey! Hey!　Where are you taking her? !</text:p>
      <text:p text:style-name="Preformatted_20_Text">#アリス</text:p>
      <text:p text:style-name="Preformatted_20_Text">クフフッ！　すぐ返すって！</text:p>
      <text:p text:style-name="Preformatted_20_Text">Kuhuhuhu!　I'll be right back!</text:p>
      <text:p text:style-name="Preformatted_20_Text">[cn]</text:p>
      <text:p text:style-name="Preformatted_20_Text">………続く。</text:p>
      <text:p text:style-name="Preformatted_20_Text">Continued from ..........</text:p>
      <text:p text:style-name="Preformatted_20_Text"/>
      <text:p text:style-name="Preformatted_20_Text">C:\Users\James Phillips\Desktop\Games\WargameAliceGit\MinimizedScenarios\min_t1_1005.txt</text:p>
      <text:p text:style-name="Preformatted_20_Text">チリンチリン。</text:p>
      <text:p text:style-name="Preformatted_20_Text">Chillin' Chillin'.</text:p>
      <text:p text:style-name="Preformatted_20_Text">#マスター</text:p>
      <text:p text:style-name="Preformatted_20_Text">いらっしゃい。</text:p>
      <text:p text:style-name="Preformatted_20_Text">Welcome.</text:p>
      <text:p text:style-name="Preformatted_20_Text">#カスミ</text:p>
      <text:p text:style-name="Preformatted_20_Text">こんにちはっす。</text:p>
      <text:p text:style-name="Preformatted_20_Text">マスター、Aランチセット１つお願いするっす。</text:p>
      <text:p text:style-name="Preformatted_20_Text">Hello.</text:p>
      <text:p text:style-name="Preformatted_20_Text">Master, I'll have an A-lunch set, please.</text:p>
      <text:p text:style-name="Preformatted_20_Text">#マスター</text:p>
      <text:p text:style-name="Preformatted_20_Text">はいよ。</text:p>
      <text:p text:style-name="Preformatted_20_Text">Yes, please.</text:p>
      <text:p text:style-name="Preformatted_20_Text">[cn]</text:p>
      <text:p text:style-name="Preformatted_20_Text">彼女は最近よく来る学生さんだ。</text:p>
      <text:p text:style-name="Preformatted_20_Text">昼時に来ることが多く、Aランチセットをよく頼む。</text:p>
      <text:p text:style-name="Preformatted_20_Text">しかし、あの制服。</text:p>
      <text:p text:style-name="Preformatted_20_Text">密かな制服マニアの私の見立てでは</text:p>
      <text:p text:style-name="Preformatted_20_Text">一見東の領地のハイスクールで使われているものによく似ているが、</text:p>
      <text:p text:style-name="Preformatted_20_Text">実は細かな装飾部分が微妙に違う。</text:p>
      <text:p text:style-name="Preformatted_20_Text">リボンの色も、本家では渋柿色だったはずだ。</text:p>
      <text:p text:style-name="Preformatted_20_Text">チリンチリン</text:p>
      <text:p text:style-name="Preformatted_20_Text">She is a student who often comes here recently.</text:p>
      <text:p text:style-name="Preformatted_20_Text">She often comes at lunch time and often orders A lunch set.</text:p>
      <text:p text:style-name="Preformatted_20_Text">But that uniform.</text:p>
      <text:p text:style-name="Preformatted_20_Text">In my view as a secret uniform enthusiast.</text:p>
      <text:p text:style-name="Preformatted_20_Text">At first glance, it looks very similar to the ones used in high schools in the eastern territories.</text:p>
      <text:p text:style-name="Preformatted_20_Text">but in fact, the detailed ornamental parts are slightly different.</text:p>
      <text:p text:style-name="Preformatted_20_Text"><text:soft-page-break/>The color of the ribbon must have been astringent persimmon color in the original.</text:p>
      <text:p text:style-name="Preformatted_20_Text">Chirin-chirin</text:p>
      <text:p text:style-name="Preformatted_20_Text">#シャルロッテ</text:p>
      <text:p text:style-name="Preformatted_20_Text">あら、カスミじゃありませんか。</text:p>
      <text:p text:style-name="Preformatted_20_Text">Oh, isn't that Kasumi?</text:p>
      <text:p text:style-name="Preformatted_20_Text">#マスター</text:p>
      <text:p text:style-name="Preformatted_20_Text">いらっしゃい。</text:p>
      <text:p text:style-name="Preformatted_20_Text">Welcome.</text:p>
      <text:p text:style-name="Preformatted_20_Text">[cn]</text:p>
      <text:p text:style-name="Preformatted_20_Text">あの人は確か、アリスの部下になった……。</text:p>
      <text:p text:style-name="Preformatted_20_Text">That man became Alice's subordinate, as I recall. ......</text:p>
      <text:p text:style-name="Preformatted_20_Text">#シャルロッテ</text:p>
      <text:p text:style-name="Preformatted_20_Text">あなた、まだ未成年なのにバーに出入りしてるんですの？</text:p>
      <text:p text:style-name="Preformatted_20_Text">You're still a minor and you're in and out of bars?</text:p>
      <text:p text:style-name="Preformatted_20_Text">#カスミ</text:p>
      <text:p text:style-name="Preformatted_20_Text">ここのランチ、安いしうまいんすよ。</text:p>
      <text:p text:style-name="Preformatted_20_Text">それに、うちはもう１９っす。</text:p>
      <text:p text:style-name="Preformatted_20_Text">この領地の法律なら問題ないらしいっすよ。</text:p>
      <text:p text:style-name="Preformatted_20_Text">Lunch here is cheap and good.</text:p>
      <text:p text:style-name="Preformatted_20_Text">Besides, I'm already 19.</text:p>
      <text:p text:style-name="Preformatted_20_Text">I heard there's no problem with this territory's law.</text:p>
      <text:p text:style-name="Preformatted_20_Text">[cn]</text:p>
      <text:p text:style-name="Preformatted_20_Text">１９？　おかしいな、ハイスクールは１８までだったはずだが。</text:p>
      <text:p text:style-name="Preformatted_20_Text">19? That's funny, I thought high school was until 18.</text:p>
      <text:p text:style-name="Preformatted_20_Text">#シャルロッテ</text:p>
      <text:p text:style-name="Preformatted_20_Text">そういえばカスミ、その服……仕事用のではないのですか？</text:p>
      <text:p text:style-name="Preformatted_20_Text">今日は休みだと聞いていますけれど。</text:p>
      <text:p text:style-name="Preformatted_20_Text">By the way, Kasumi, aren't those clothes ...... for work?</text:p>
      <text:p text:style-name="Preformatted_20_Text">I heard you are off today.</text:p>
      <text:p text:style-name="Preformatted_20_Text">[cn]</text:p>
      <text:p text:style-name="Preformatted_20_Text">仕事？</text:p>
      <text:p text:style-name="Preformatted_20_Text">……………。</text:p>
      <text:p text:style-name="Preformatted_20_Text">……まっ、まさかこの子！！</text:p>
      <text:p text:style-name="Preformatted_20_Text">Work?</text:p>
      <text:p text:style-name="Preformatted_20_Text">................</text:p>
      <text:p text:style-name="Preformatted_20_Text">......Wow, you can't be serious, this girl!!!</text:p>
      <text:p text:style-name="Preformatted_20_Text">#カスミ</text:p>
      <text:p text:style-name="Preformatted_20_Text">いや、それが急に呼び出されて……。</text:p>
      <text:p text:style-name="Preformatted_20_Text">しかも相手（の猛攻）が激しくって。</text:p>
      <text:p text:style-name="Preformatted_20_Text">マジ、大変だったっすよぉ。</text:p>
      <text:p text:style-name="Preformatted_20_Text">No, that's why I was called out suddenly .......</text:p>
      <text:p text:style-name="Preformatted_20_Text">And the onslaught of the other party was so fierce.</text:p>
      <text:p text:style-name="Preformatted_20_Text">It was really hard work.</text:p>
      <text:p text:style-name="Preformatted_20_Text">[cn]</text:p>
      <text:p text:style-name="Preformatted_20_Text">おっ、お水の子だーーー！！！？</text:p>
      <text:p text:style-name="Preformatted_20_Text">ま、まじかよ……。</text:p>
      <text:p text:style-name="Preformatted_20_Text">あんな若い子が……うわあ。</text:p>
      <text:p text:style-name="Preformatted_20_Text">Oh, it's the girl from the water!</text:p>
      <text:p text:style-name="Preformatted_20_Text">Seriously, is it really ......?</text:p>
      <text:p text:style-name="Preformatted_20_Text">Such a young girl. ...... Wow.</text:p>
      <text:p text:style-name="Preformatted_20_Text">#シャルロッテ</text:p>
      <text:p text:style-name="Preformatted_20_Text">アリスさんも人使いが荒いですわね。</text:p>
      <text:p text:style-name="Preformatted_20_Text">とにかく無事でよかったですわ。</text:p>
      <text:p text:style-name="Preformatted_20_Text">Alice-san is a bit rough on people, isn't she?</text:p>
      <text:p text:style-name="Preformatted_20_Text">Anyway, I'm glad you're safe.</text:p>
      <text:p text:style-name="Preformatted_20_Text">[cn]</text:p>
      <text:p text:style-name="Preformatted_20_Text">まてよ……、さっき入ってきたお姉さん。</text:p>
      <text:p text:style-name="Preformatted_20_Text">たしか、シャルロッテとかいうアリスの新しい部下だったはず。</text:p>
      <text:p text:style-name="Preformatted_20_Text">……そうか。</text:p>
      <text:p text:style-name="Preformatted_20_Text">あいつ戦争なんかやってるから資金が足りなくなって</text:p>
      <text:p text:style-name="Preformatted_20_Text">夜の商売で資金を稼ごうとしてるんだな？</text:p>
      <text:p text:style-name="Preformatted_20_Text">可愛い顔してえげつないことするなあ。</text:p>
      <text:p text:style-name="Preformatted_20_Text">シャルロッテさんは夜の商売を仕切るお姉さんなんだ</text:p>
      <text:p text:style-name="Preformatted_20_Text"><text:soft-page-break/>うん、通りで派手で高そうなドレスを着ているわけだ</text:p>
      <text:p text:style-name="Preformatted_20_Text">Wait, ......, the lady who just came in.</text:p>
      <text:p text:style-name="Preformatted_20_Text">I think she was Charlotte or something, Alice's new subordinate.</text:p>
      <text:p text:style-name="Preformatted_20_Text">...... I see.</text:p>
      <text:p text:style-name="Preformatted_20_Text">She's running out of money because she's fighting a war.</text:p>
      <text:p text:style-name="Preformatted_20_Text">I'm sure you'll be able to find some money for it in the nightlife business.</text:p>
      <text:p text:style-name="Preformatted_20_Text">She's a pretty face, but she's a nasty piece of work.</text:p>
      <text:p text:style-name="Preformatted_20_Text">Charlotte is the sister who runs the night business.</text:p>
      <text:p text:style-name="Preformatted_20_Text">Yes, no wonder she wears fancy and expensive dresses on the street.</text:p>
      <text:p text:style-name="Preformatted_20_Text">#シャルロッテ</text:p>
      <text:p text:style-name="Preformatted_20_Text">マスター、このお店で一番高いワインをくださるかしら。</text:p>
      <text:p text:style-name="Preformatted_20_Text">Master, can I have the most expensive wine in the store?</text:p>
      <text:p text:style-name="Preformatted_20_Text">#マスター</text:p>
      <text:p text:style-name="Preformatted_20_Text">はい、承知しました。</text:p>
      <text:p text:style-name="Preformatted_20_Text">Yes, I will.</text:p>
      <text:p text:style-name="Preformatted_20_Text">[cn]</text:p>
      <text:p text:style-name="Preformatted_20_Text">ドンペリ入りましたァァァーーー！！？</text:p>
      <text:p text:style-name="Preformatted_20_Text">やっぱ夜の人だ、間違いない！</text:p>
      <text:p text:style-name="Preformatted_20_Text">あの妖艶な大人の色気、いい慣れた注文文句。</text:p>
      <text:p text:style-name="Preformatted_20_Text">ああそうか、さっきのお嬢ちゃんは新人さんなんだな</text:p>
      <text:p text:style-name="Preformatted_20_Text">うんうん。</text:p>
      <text:p text:style-name="Preformatted_20_Text">コスプレしたままの姿でランチを食べに来るなんて、初々しいなあ。</text:p>
      <text:p text:style-name="Preformatted_20_Text">Dom Perignon is in!</text:p>
      <text:p text:style-name="Preformatted_20_Text">You're a man of the night, no doubt about it!</text:p>
      <text:p text:style-name="Preformatted_20_Text">That bewitching adult sexiness, good accustomed ordering phrase.</text:p>
      <text:p text:style-name="Preformatted_20_Text">Ah, I see, the young lady from earlier is a newcomer, isn't she?</text:p>
      <text:p text:style-name="Preformatted_20_Text">Mm-hmm.</text:p>
      <text:p text:style-name="Preformatted_20_Text">Coming here for lunch in costume, that's a first for me.</text:p>
      <text:p text:style-name="Preformatted_20_Text">#カスミ</text:p>
      <text:p text:style-name="Preformatted_20_Text">ロッテさん、いいっすよ気を使わなくて。</text:p>
      <text:p text:style-name="Preformatted_20_Text">お昼からアルコールは……。</text:p>
      <text:p text:style-name="Preformatted_20_Text">Lotte-san, it's fine, don't worry about it.</text:p>
      <text:p text:style-name="Preformatted_20_Text">Alcohol is not a good idea at noon. ......</text:p>
      <text:p text:style-name="Preformatted_20_Text">#シャルロッテ</text:p>
      <text:p text:style-name="Preformatted_20_Text">あら、疲れたでしょう？</text:p>
      <text:p text:style-name="Preformatted_20_Text">私がおごりますから、さあさあ、乾杯しましょう。</text:p>
      <text:p text:style-name="Preformatted_20_Text">Oh, you must be tired.</text:p>
      <text:p text:style-name="Preformatted_20_Text">I'll buy you a drink, come on, come on, let's have a toast.</text:p>
      <text:p text:style-name="Preformatted_20_Text">#マスター</text:p>
      <text:p text:style-name="Preformatted_20_Text">ドンペリ、おまたせいたしました。</text:p>
      <text:p text:style-name="Preformatted_20_Text">Dom Perignon, sorry to keep you waiting.</text:p>
      <text:p text:style-name="Preformatted_20_Text">#シャルロッテ</text:p>
      <text:p text:style-name="Preformatted_20_Text">あら、ありがとうございますわ。</text:p>
      <text:p text:style-name="Preformatted_20_Text">さっ、乾杯しましょう、</text:p>
      <text:p text:style-name="Preformatted_20_Text">Oh, thank you very much.</text:p>
      <text:p text:style-name="Preformatted_20_Text">Let's have a toast.</text:p>
      <text:p text:style-name="Preformatted_20_Text">#カスミ</text:p>
      <text:p text:style-name="Preformatted_20_Text">うす、じゃあいただくっす。</text:p>
      <text:p text:style-name="Preformatted_20_Text">Usu, I'll have some then.</text:p>
      <text:p text:style-name="Preformatted_20_Text">#シャルロッテ</text:p>
      <text:p text:style-name="Preformatted_20_Text">そういえばカスミ、</text:p>
      <text:p text:style-name="Preformatted_20_Text">今日のは随分激しかったと言っていましたが……。</text:p>
      <text:p text:style-name="Preformatted_20_Text">By the way, Kasumi.</text:p>
      <text:p text:style-name="Preformatted_20_Text">I heard you said today's was pretty intense. ......</text:p>
      <text:p text:style-name="Preformatted_20_Text">#カスミ</text:p>
      <text:p text:style-name="Preformatted_20_Text">そうなんスよ。</text:p>
      <text:p text:style-name="Preformatted_20_Text">あいつら、巨大な大砲を持ち出して、私を囲んで一斉に……。</text:p>
      <text:p text:style-name="Preformatted_20_Text">That's right.</text:p>
      <text:p text:style-name="Preformatted_20_Text">They brought out a huge cannon and surrounded me all at once ......</text:p>
      <text:p text:style-name="Preformatted_20_Text">#シャルロッテ</text:p>
      <text:p text:style-name="Preformatted_20_Text">まあ！</text:p>
      <text:p text:style-name="Preformatted_20_Text">それは大変でしたでしょう。</text:p>
      <text:p text:style-name="Preformatted_20_Text">Oh my!</text:p>
      <text:p text:style-name="Preformatted_20_Text"><text:soft-page-break/>That must have been tough.</text:p>
      <text:p text:style-name="Preformatted_20_Text">[cn]</text:p>
      <text:p text:style-name="Preformatted_20_Text">なっ、ナニィィィィィーーー！！</text:p>
      <text:p text:style-name="Preformatted_20_Text">あの子、新人なのに複数人相手するなんて……</text:p>
      <text:p text:style-name="Preformatted_20_Text">かなりの大型新人なんじゃないか？</text:p>
      <text:p text:style-name="Preformatted_20_Text">これは、ぜひともお店の名前を聞いておかなくては……。</text:p>
      <text:p text:style-name="Preformatted_20_Text">しかし、仕事中に私情を挟んでいると思われるのもよくないな……</text:p>
      <text:p text:style-name="Preformatted_20_Text">よし。</text:p>
      <text:p text:style-name="Preformatted_20_Text">Nah, nannyyyyyy!</text:p>
      <text:p text:style-name="Preformatted_20_Text">That girl's a newcomer and she's dealing with more than one person: ......</text:p>
      <text:p text:style-name="Preformatted_20_Text">She must be a pretty big newcomer, isn't she?</text:p>
      <text:p text:style-name="Preformatted_20_Text">I'll definitely have to ask her for the name of the store for this one: ......</text:p>
      <text:p text:style-name="Preformatted_20_Text">But it's not good to be thought of as having personal feelings on the job. ......</text:p>
      <text:p text:style-name="Preformatted_20_Text">Alright.</text:p>
      <text:p text:style-name="Preformatted_20_Text">#マスター</text:p>
      <text:p text:style-name="Preformatted_20_Text">失礼、お客さん。</text:p>
      <text:p text:style-name="Preformatted_20_Text">忙しそうなお仕事をなさっているようですが。</text:p>
      <text:p text:style-name="Preformatted_20_Text">あっ、別に聞き耳を立てていたわけではなく</text:p>
      <text:p text:style-name="Preformatted_20_Text">偶然聞いてしまっただけで……。</text:p>
      <text:p text:style-name="Preformatted_20_Text">Excuse me, customer.</text:p>
      <text:p text:style-name="Preformatted_20_Text">You seem to be doing busy work.</text:p>
      <text:p text:style-name="Preformatted_20_Text">Oh, I wasn't really listening in.</text:p>
      <text:p text:style-name="Preformatted_20_Text">I just happened to hear it. ......</text:p>
      <text:p text:style-name="Preformatted_20_Text">#カスミ</text:p>
      <text:p text:style-name="Preformatted_20_Text">はあ……。</text:p>
      <text:p text:style-name="Preformatted_20_Text">Huh. .......</text:p>
      <text:p text:style-name="Preformatted_20_Text">#マスター</text:p>
      <text:p text:style-name="Preformatted_20_Text">当店、実は出前もやっていまして、</text:p>
      <text:p text:style-name="Preformatted_20_Text">お仕事中はなかなか満足な食事を取るのも難しいかと思うのですが、どうでしょう？</text:p>
      <text:p text:style-name="Preformatted_20_Text">色々メニューも取り揃えているんですが。</text:p>
      <text:p text:style-name="Preformatted_20_Text">Our restaurant actually does delivery service.</text:p>
      <text:p text:style-name="Preformatted_20_Text">I'm sure it's difficult to get a satisfying meal while you're working.</text:p>
      <text:p text:style-name="Preformatted_20_Text">We have a variety of menu items.</text:p>
      <text:p text:style-name="Preformatted_20_Text">[cn]</text:p>
      <text:p text:style-name="Preformatted_20_Text">出前を口実に連絡先を教えてもらおう作戦だ！</text:p>
      <text:p text:style-name="Preformatted_20_Text">あとでプライベートでも来ちゃいました！</text:p>
      <text:p text:style-name="Preformatted_20_Text">なんて言ってしまえば完璧だな。</text:p>
      <text:p text:style-name="Preformatted_20_Text">I'm using the delivery as an excuse to get your contact information!</text:p>
      <text:p text:style-name="Preformatted_20_Text">I'll come back later for a private dinner!</text:p>
      <text:p text:style-name="Preformatted_20_Text">What a perfect way to say that.</text:p>
      <text:p text:style-name="Preformatted_20_Text">#シャルロッテ</text:p>
      <text:p text:style-name="Preformatted_20_Text">あら、それはいいですわね。</text:p>
      <text:p text:style-name="Preformatted_20_Text">是非利用させてもらいたいですわ！</text:p>
      <text:p text:style-name="Preformatted_20_Text">Oh, that sounds great.</text:p>
      <text:p text:style-name="Preformatted_20_Text">I'd love to take advantage of that!</text:p>
      <text:p text:style-name="Preformatted_20_Text">#カスミ</text:p>
      <text:p text:style-name="Preformatted_20_Text">そうっすね、遠くまで行くと、晩飯が現地調達なんてザラっすからね。</text:p>
      <text:p text:style-name="Preformatted_20_Text">Yes, when you go far away from home, it's not uncommon to have to buy dinner locally.</text:p>
      <text:p text:style-name="Preformatted_20_Text">[cn]</text:p>
      <text:p text:style-name="Preformatted_20_Text">よしっ！！</text:p>
      <text:p text:style-name="Preformatted_20_Text">……ん？　現地調達？</text:p>
      <text:p text:style-name="Preformatted_20_Text">そんな遠くまで行くのかな……。</text:p>
      <text:p text:style-name="Preformatted_20_Text">ああ、そうか、従軍して敵の町で商売することもあるのか。</text:p>
      <text:p text:style-name="Preformatted_20_Text">たいへんだなぁ……。</text:p>
      <text:p text:style-name="Preformatted_20_Text">Okay!</text:p>
      <text:p text:style-name="Preformatted_20_Text">......?　Local procurement?</text:p>
      <text:p text:style-name="Preformatted_20_Text">Do you go that far away? ......</text:p>
      <text:p text:style-name="Preformatted_20_Text">Oh, yeah, sometimes you have to serve and do business in enemy towns.</text:p>
      <text:p text:style-name="Preformatted_20_Text">That's a lot of work. ......</text:p>
      <text:p text:style-name="Preformatted_20_Text">#マスター</text:p>
      <text:p text:style-name="Preformatted_20_Text">これが出前用のメニューです。</text:p>
      <text:p text:style-name="Preformatted_20_Text">あと、よろしければ連絡先の方を……。</text:p>
      <text:p text:style-name="Preformatted_20_Text">Here's the menu for delivery.</text:p>
      <text:p text:style-name="Preformatted_20_Text"><text:soft-page-break/>And, if you don't mind, please send your contact information to .......</text:p>
      <text:p text:style-name="Preformatted_20_Text">[cn]</text:p>
      <text:p text:style-name="Preformatted_20_Text">……………。</text:p>
      <text:p text:style-name="Preformatted_20_Text">................</text:p>
      <text:p text:style-name="Preformatted_20_Text">#アリス</text:p>
      <text:p text:style-name="Preformatted_20_Text">さっきから見てたけど、あいつ何一人で興奮してるんだ？</text:p>
      <text:p text:style-name="Preformatted_20_Text">きもちわりぃ。</text:p>
      <text:p text:style-name="Preformatted_20_Text">I've been watching him since a while ago, what's he doing getting excited all by himself?</text:p>
      <text:p text:style-name="Preformatted_20_Text">It's disgusting.</text:p>
      <text:p text:style-name="Preformatted_20_Text">#チシャ</text:p>
      <text:p text:style-name="Preformatted_20_Text">そういえばカスミさんの制服って……。</text:p>
      <text:p text:style-name="Preformatted_20_Text">By the way, Kasumi's uniform is .......</text:p>
      <text:p text:style-name="Preformatted_20_Text">#アリス</text:p>
      <text:p text:style-name="Preformatted_20_Text">ああ、アレは水兵の制服を真似たもんだそうだ。</text:p>
      <text:p text:style-name="Preformatted_20_Text">本人いわく「ヤバイかっこいい」んだと。</text:p>
      <text:p text:style-name="Preformatted_20_Text">ま、この国には海がないからな</text:p>
      <text:p text:style-name="Preformatted_20_Text">水兵の制服を、学生の制服と間違えても無理はないがな。</text:p>
      <text:p text:style-name="Preformatted_20_Text">クフフフフッ！</text:p>
      <text:p text:style-name="Preformatted_20_Text">Yeah, it's an imitation of a sailor's uniform.</text:p>
      <text:p text:style-name="Preformatted_20_Text">He says it's "really cool".</text:p>
      <text:p text:style-name="Preformatted_20_Text">Well, there is no sea in this country.</text:p>
      <text:p text:style-name="Preformatted_20_Text">It's not surprising that he would mistake a sailor's uniform for a student's uniform.</text:p>
      <text:p text:style-name="Preformatted_20_Text">Kuhuhuhuhu!</text:p>
      <text:p text:style-name="Preformatted_20_Text">[cn]</text:p>
      <text:p text:style-name="Preformatted_20_Text">このあとマスターは矢の雨が降る中、</text:p>
      <text:p text:style-name="Preformatted_20_Text">最前線までたった２つの弁当を届ける羽目になった。</text:p>
      <text:p text:style-name="Preformatted_20_Text">After this, the master was raining arrows.</text:p>
      <text:p text:style-name="Preformatted_20_Text">I had to deliver only two lunches to the front line.</text:p>
      <text:p text:style-name="Preformatted_20_Text"/>
      <text:p text:style-name="Preformatted_20_Text">C:\Users\James Phillips\Desktop\Games\WargameAliceGit\MinimizedScenarios\min_t1_1006.txt</text:p>
      <text:p text:style-name="Preformatted_20_Text">#マスター</text:p>
      <text:p text:style-name="Preformatted_20_Text">いらっしゃい。</text:p>
      <text:p text:style-name="Preformatted_20_Text">Welcome.</text:p>
      <text:p text:style-name="Preformatted_20_Text">#アカリ</text:p>
      <text:p text:style-name="Preformatted_20_Text">……………。</text:p>
      <text:p text:style-name="Preformatted_20_Text">................</text:p>
      <text:p text:style-name="Preformatted_20_Text">#アリス</text:p>
      <text:p text:style-name="Preformatted_20_Text">あっ、おーい、アカリ！</text:p>
      <text:p text:style-name="Preformatted_20_Text">こっち来いよ。</text:p>
      <text:p text:style-name="Preformatted_20_Text">Oh, hey, Akari!</text:p>
      <text:p text:style-name="Preformatted_20_Text">Come here.</text:p>
      <text:p text:style-name="Preformatted_20_Text">#アカリ</text:p>
      <text:p text:style-name="Preformatted_20_Text">……………。</text:p>
      <text:p text:style-name="Preformatted_20_Text">................</text:p>
      <text:p text:style-name="Preformatted_20_Text">[cn]</text:p>
      <text:p text:style-name="Preformatted_20_Text">すっかり出来上がっているアリスに呼ばれたアカリは</text:p>
      <text:p text:style-name="Preformatted_20_Text">アリスの２つ隣の席に腰掛けた。</text:p>
      <text:p text:style-name="Preformatted_20_Text">Akari was called by Alice, who was completely ready.</text:p>
      <text:p text:style-name="Preformatted_20_Text">She sat down two seats next to Alice.</text:p>
      <text:p text:style-name="Preformatted_20_Text">#アカリ</text:p>
      <text:p text:style-name="Preformatted_20_Text">ケーキセットとマンゴープリン……。</text:p>
      <text:p text:style-name="Preformatted_20_Text">Cake set and mango pudding. .......</text:p>
      <text:p text:style-name="Preformatted_20_Text">#マスター</text:p>
      <text:p text:style-name="Preformatted_20_Text">はいよ。</text:p>
      <text:p text:style-name="Preformatted_20_Text">セットの飲み物は何にします？</text:p>
      <text:p text:style-name="Preformatted_20_Text">Yes, sir.</text:p>
      <text:p text:style-name="Preformatted_20_Text">What would you like to drink for the set?</text:p>
      <text:p text:style-name="Preformatted_20_Text">#アカリ</text:p>
      <text:p text:style-name="Preformatted_20_Text">エスプレッソ。</text:p>
      <text:p text:style-name="Preformatted_20_Text">Espresso.</text:p>
      <text:p text:style-name="Preformatted_20_Text">#アリス</text:p>
      <text:p text:style-name="Preformatted_20_Text">オマエ、なんだよ。</text:p>
      <text:p text:style-name="Preformatted_20_Text">１個席をあけないで、隣に座れよなぁ。</text:p>
      <text:p text:style-name="Preformatted_20_Text"><text:soft-page-break/>Hey, you.</text:p>
      <text:p text:style-name="Preformatted_20_Text">Don't give me one seat, sit next to me.</text:p>
      <text:p text:style-name="Preformatted_20_Text">[cn]</text:p>
      <text:p text:style-name="Preformatted_20_Text">そう言うとアリスはアカリの隣へ移動する。</text:p>
      <text:p text:style-name="Preformatted_20_Text">Alice then moves to sit next to Akari.</text:p>
      <text:p text:style-name="Preformatted_20_Text">#アリス</text:p>
      <text:p text:style-name="Preformatted_20_Text">ケーキとプリンって、昼間っから甘いなあ……。</text:p>
      <text:p text:style-name="Preformatted_20_Text">そんなに食ったらブクブクふとるぞぉ？</text:p>
      <text:p text:style-name="Preformatted_20_Text">Cake and pudding is so sweet in the afternoon. ......</text:p>
      <text:p text:style-name="Preformatted_20_Text">You're going to get bloated if you eat that much.</text:p>
      <text:p text:style-name="Preformatted_20_Text">#アカリ</text:p>
      <text:p text:style-name="Preformatted_20_Text">……………。</text:p>
      <text:p text:style-name="Preformatted_20_Text">................</text:p>
      <text:p text:style-name="Preformatted_20_Text">[cn]</text:p>
      <text:p text:style-name="Preformatted_20_Text">アリスの面倒なカラミをうっとうしく感じ、アカリは席を立つ。</text:p>
      <text:p text:style-name="Preformatted_20_Text">Akari feels annoyed by Alice's troublesome carousing and leaves the table.</text:p>
      <text:p text:style-name="Preformatted_20_Text">#アリス</text:p>
      <text:p text:style-name="Preformatted_20_Text">あー！　待て待て、行くな！</text:p>
      <text:p text:style-name="Preformatted_20_Text">この店のデザートは美味しいんだ、まじで！</text:p>
      <text:p text:style-name="Preformatted_20_Text">おごってやるからさあ。</text:p>
      <text:p text:style-name="Preformatted_20_Text">最後まで食ってけよ、な？</text:p>
      <text:p text:style-name="Preformatted_20_Text">Aah!　Wait, wait, don't go!</text:p>
      <text:p text:style-name="Preformatted_20_Text">The desserts here are delicious, seriously!</text:p>
      <text:p text:style-name="Preformatted_20_Text">I'll buy you a drink.</text:p>
      <text:p text:style-name="Preformatted_20_Text">Just finish your meal, okay?</text:p>
      <text:p text:style-name="Preformatted_20_Text">#アカリ</text:p>
      <text:p text:style-name="Preformatted_20_Text">……………。</text:p>
      <text:p text:style-name="Preformatted_20_Text">................</text:p>
      <text:p text:style-name="Preformatted_20_Text">[cn]</text:p>
      <text:p text:style-name="Preformatted_20_Text">アリスに引き止められて、アカリはしぶしぶ席に着く。</text:p>
      <text:p text:style-name="Preformatted_20_Text">Akari reluctantly takes her seat after being stopped by Alice.</text:p>
      <text:p text:style-name="Preformatted_20_Text">#アリス</text:p>
      <text:p text:style-name="Preformatted_20_Text">オマエ、こういう店くるタイプじゃないだろ？</text:p>
      <text:p text:style-name="Preformatted_20_Text">どうしたんだよ、突然。</text:p>
      <text:p text:style-name="Preformatted_20_Text">You're not the type to come to a restaurant like this, are you?</text:p>
      <text:p text:style-name="Preformatted_20_Text">What's wrong with you all of a sudden?</text:p>
      <text:p text:style-name="Preformatted_20_Text">#アカリ</text:p>
      <text:p text:style-name="Preformatted_20_Text">……雑誌で、この店が出てて、デザートが美味しいって。</text:p>
      <text:p text:style-name="Preformatted_20_Text">...... magazine said this restaurant was in the article, and that the desserts are delicious.</text:p>
      <text:p text:style-name="Preformatted_20_Text">#アリス</text:p>
      <text:p text:style-name="Preformatted_20_Text">へえ、やるじゃねえかマスター。</text:p>
      <text:p text:style-name="Preformatted_20_Text">Wow, you're good, Master.</text:p>
      <text:p text:style-name="Preformatted_20_Text">#マスター</text:p>
      <text:p text:style-name="Preformatted_20_Text">まあな、うちは女性客が少ないから、今はデザートにチカラを入れてるんだ。</text:p>
      <text:p text:style-name="Preformatted_20_Text">Well, we don't have many female customers, so we're focusing on desserts.</text:p>
      <text:p text:style-name="Preformatted_20_Text">#アリス</text:p>
      <text:p text:style-name="Preformatted_20_Text">そういう事情なら、こいつを貸してやるよ。</text:p>
      <text:p text:style-name="Preformatted_20_Text">If that's the case, I'll lend you this one.</text:p>
      <text:p text:style-name="Preformatted_20_Text">#アカリ</text:p>
      <text:p text:style-name="Preformatted_20_Text">えっ………。</text:p>
      <text:p text:style-name="Preformatted_20_Text">What? .........</text:p>
      <text:p text:style-name="Preformatted_20_Text">#アリス</text:p>
      <text:p text:style-name="Preformatted_20_Text">オマエお菓子作りが趣味とか言ってたじゃねえか。</text:p>
      <text:p text:style-name="Preformatted_20_Text">このマスターは、女心のカケラもわからん、しょーもないヤツだから、</text:p>
      <text:p text:style-name="Preformatted_20_Text">デザート開発に協力してやってくれよ。</text:p>
      <text:p text:style-name="Preformatted_20_Text">You said you enjoyed baking sweets.</text:p>
      <text:p text:style-name="Preformatted_20_Text">This master is a shitty guy who doesn't know a thing about women's hearts.</text:p>
      <text:p text:style-name="Preformatted_20_Text">Help him develop a dessert.</text:p>
      <text:p text:style-name="Preformatted_20_Text">#マスター</text:p>
      <text:p text:style-name="Preformatted_20_Text">その言い方は鼻につくが……、まあ困ってるのは本当だな。</text:p>
      <text:p text:style-name="Preformatted_20_Text">たまたま雑誌のライターと知り合いで載せてもらえたが……。</text:p>
      <text:p text:style-name="Preformatted_20_Text">That's a little on the nose, ......, but it's true, you're in trouble.</text:p>
      <text:p text:style-name="Preformatted_20_Text">I happen to know a writer for a magazine and he got me on .......</text:p>
      <text:p text:style-name="Preformatted_20_Text"><text:soft-page-break/>#アリス</text:p>
      <text:p text:style-name="Preformatted_20_Text">あっ！</text:p>
      <text:p text:style-name="Preformatted_20_Text">オマエ、コネ使ってんじゃねえぞ！！</text:p>
      <text:p text:style-name="Preformatted_20_Text">いっけないんだ！　出版社にクレームつけてやろ！</text:p>
      <text:p text:style-name="Preformatted_20_Text">Ah!</text:p>
      <text:p text:style-name="Preformatted_20_Text">You're using your connections!</text:p>
      <text:p text:style-name="Preformatted_20_Text">I can't do it!　I'm gonna file a complaint with the publisher!</text:p>
      <text:p text:style-name="Preformatted_20_Text">#マスター</text:p>
      <text:p text:style-name="Preformatted_20_Text">わっ、バカやめろ！！</text:p>
      <text:p text:style-name="Preformatted_20_Text">やめてください、まじで！</text:p>
      <text:p text:style-name="Preformatted_20_Text">店が潰れちまう！！</text:p>
      <text:p text:style-name="Preformatted_20_Text">Stop it, you idiot!</text:p>
      <text:p text:style-name="Preformatted_20_Text">Stop it, please!</text:p>
      <text:p text:style-name="Preformatted_20_Text">You'll ruin my store!</text:p>
      <text:p text:style-name="Preformatted_20_Text">#アリス</text:p>
      <text:p text:style-name="Preformatted_20_Text">クフフッ！</text:p>
      <text:p text:style-name="Preformatted_20_Text">…で、実際どうなんだよ、この店のデザートの味は</text:p>
      <text:p text:style-name="Preformatted_20_Text">Oh, my God!</text:p>
      <text:p text:style-name="Preformatted_20_Text">...So, how do the desserts taste in this restaurant?</text:p>
      <text:p text:style-name="Preformatted_20_Text">#アカリ</text:p>
      <text:p text:style-name="Preformatted_20_Text">……うん、まあ、フツウ？</text:p>
      <text:p text:style-name="Preformatted_20_Text">......Yeah, well, fudu?</text:p>
      <text:p text:style-name="Preformatted_20_Text">#アリス</text:p>
      <text:p text:style-name="Preformatted_20_Text">うわ、一番おもしろくない評価だ。</text:p>
      <text:p text:style-name="Preformatted_20_Text">Wow, that's the least interesting evaluation.</text:p>
      <text:p text:style-name="Preformatted_20_Text">#マスター</text:p>
      <text:p text:style-name="Preformatted_20_Text">ほっとけ！</text:p>
      <text:p text:style-name="Preformatted_20_Text">Leave me alone!</text:p>
      <text:p text:style-name="Preformatted_20_Text">#アリス</text:p>
      <text:p text:style-name="Preformatted_20_Text">アカリ、こいつに協力してやれよ。</text:p>
      <text:p text:style-name="Preformatted_20_Text">なんだったら、オマエの好きなデザートを店で食えるようになるかもしれないぞ？</text:p>
      <text:p text:style-name="Preformatted_20_Text">Akari, help this guy out.</text:p>
      <text:p text:style-name="Preformatted_20_Text">If you want, you might be able to get your favorite dessert at the restaurant.</text:p>
      <text:p text:style-name="Preformatted_20_Text">#アカリ</text:p>
      <text:p text:style-name="Preformatted_20_Text">……そんなにいうなら、やってみても……いい、けど。</text:p>
      <text:p text:style-name="Preformatted_20_Text">......If you say so, I'll give it a try,...... but...</text:p>
      <text:p text:style-name="Preformatted_20_Text">[cn]</text:p>
      <text:p text:style-name="Preformatted_20_Text">こうして、お店の新メニュー開発が始まった。</text:p>
      <text:p text:style-name="Preformatted_20_Text">……続く。</text:p>
      <text:p text:style-name="Preformatted_20_Text">Thus began the development of a new menu for the restaurant.</text:p>
      <text:p text:style-name="Preformatted_20_Text">...... to be continued.</text:p>
      <text:p text:style-name="Preformatted_20_Text"/>
      <text:p text:style-name="Preformatted_20_Text">C:\Users\James Phillips\Desktop\Games\WargameAliceGit\MinimizedScenarios\min_t1_1007.txt</text:p>
      <text:p text:style-name="Preformatted_20_Text">[cn]</text:p>
      <text:p text:style-name="Preformatted_20_Text">前回のあらすじ。</text:p>
      <text:p text:style-name="Preformatted_20_Text">女性客を増やすため、デザートメニューの開発をし始めたマスターだったが、</text:p>
      <text:p text:style-name="Preformatted_20_Text">その評判は微妙だった。</text:p>
      <text:p text:style-name="Preformatted_20_Text">それを面白がって、</text:p>
      <text:p text:style-name="Preformatted_20_Text">アリスはお菓子作りが得意なアカリに、</text:p>
      <text:p text:style-name="Preformatted_20_Text">メニュー開発を手伝うよう言うのだが……。</text:p>
      <text:p text:style-name="Preformatted_20_Text">……………。</text:p>
      <text:p text:style-name="Preformatted_20_Text">酒場の厨房。</text:p>
      <text:p text:style-name="Preformatted_20_Text">Previous Synopsis.</text:p>
      <text:p text:style-name="Preformatted_20_Text">In order to increase the number of female customers, the master began to develop a dessert menu, but</text:p>
      <text:p text:style-name="Preformatted_20_Text">The reputation of the dessert menu was not so good.</text:p>
      <text:p text:style-name="Preformatted_20_Text">Taking a shine to the new menu, Alice, who has a knack for baking, asks Akari to help her out.</text:p>
      <text:p text:style-name="Preformatted_20_Text">Alice asks Akari, who is good at baking, to help her develop the menu.</text:p>
      <text:p text:style-name="Preformatted_20_Text">She asks Akari, who has a knack for baking, to help her develop the menu. ......</text:p>
      <text:p text:style-name="Preformatted_20_Text">................</text:p>
      <text:p text:style-name="Preformatted_20_Text">The kitchen of a bar.</text:p>
      <text:p text:style-name="Preformatted_20_Text">#マスター</text:p>
      <text:p text:style-name="Preformatted_20_Text">えっと、バターを入れてクリーム状になるまで混ぜる……と。</text:p>
      <text:p text:style-name="Preformatted_20_Text">で、砂糖を入れるんだっけ。</text:p>
      <text:p text:style-name="Preformatted_20_Text"><text:soft-page-break/>Let's see, you put butter and mix it until it becomes creamy .......</text:p>
      <text:p text:style-name="Preformatted_20_Text">And then you add sugar, right?</text:p>
      <text:p text:style-name="Preformatted_20_Text">[cn]</text:p>
      <text:p text:style-name="Preformatted_20_Text">サラサラ……。</text:p>
      <text:p text:style-name="Preformatted_20_Text">Salad .......</text:p>
      <text:p text:style-name="Preformatted_20_Text">#アカリ</text:p>
      <text:p text:style-name="Preformatted_20_Text">……ちゃんと数回に分けて入れて。</text:p>
      <text:p text:style-name="Preformatted_20_Text">Put it in a few times ...... properly.</text:p>
      <text:p text:style-name="Preformatted_20_Text">#マスター</text:p>
      <text:p text:style-name="Preformatted_20_Text">ええ、混ぜちまえば同じだろ……？</text:p>
      <text:p text:style-name="Preformatted_20_Text">Yeah, if you mix it up, it's the same ......?</text:p>
      <text:p text:style-name="Preformatted_20_Text">#アカリ</text:p>
      <text:p text:style-name="Preformatted_20_Text">だめ、仕上がりにムラができる。</text:p>
      <text:p text:style-name="Preformatted_20_Text">生地が砂糖でざらざらしちゃう。</text:p>
      <text:p text:style-name="Preformatted_20_Text">No, the result will be uneven.</text:p>
      <text:p text:style-name="Preformatted_20_Text">The dough will be coarse with sugar.</text:p>
      <text:p text:style-name="Preformatted_20_Text">#マスター</text:p>
      <text:p text:style-name="Preformatted_20_Text">め、めんどくせえなあ……。</text:p>
      <text:p text:style-name="Preformatted_20_Text">What a pain in the ass. ......</text:p>
      <text:p text:style-name="Preformatted_20_Text">#アリス</text:p>
      <text:p text:style-name="Preformatted_20_Text">おーい、まだできないのかー？</text:p>
      <text:p text:style-name="Preformatted_20_Text">Hey, is it done yet?</text:p>
      <text:p text:style-name="Preformatted_20_Text">#マスター</text:p>
      <text:p text:style-name="Preformatted_20_Text">……んで、まぜればいいんだな。</text:p>
      <text:p text:style-name="Preformatted_20_Text">...... and you can just mix it up, right?</text:p>
      <text:p text:style-name="Preformatted_20_Text">[cn]</text:p>
      <text:p text:style-name="Preformatted_20_Text">薄力粉を加えた生地を、</text:p>
      <text:p text:style-name="Preformatted_20_Text">マスターはしっかりと混ぜていく。</text:p>
      <text:p text:style-name="Preformatted_20_Text">The dough, with the addition of the flour.</text:p>
      <text:p text:style-name="Preformatted_20_Text">Master mixes it thoroughly.</text:p>
      <text:p text:style-name="Preformatted_20_Text">#アカリ</text:p>
      <text:p text:style-name="Preformatted_20_Text">……コネちゃだめ、切るように混ぜて。</text:p>
      <text:p text:style-name="Preformatted_20_Text">...... Don't connect, mix like cutting.</text:p>
      <text:p text:style-name="Preformatted_20_Text">#マスター</text:p>
      <text:p text:style-name="Preformatted_20_Text">おいおい、そんなんじゃ、</text:p>
      <text:p text:style-name="Preformatted_20_Text">それこそ仕上がりがムラになるんじゃないのか？</text:p>
      <text:p text:style-name="Preformatted_20_Text">Hey, hey, hey.</text:p>
      <text:p text:style-name="Preformatted_20_Text">That's what you're doing.</text:p>
      <text:p text:style-name="Preformatted_20_Text">#アカリ</text:p>
      <text:p text:style-name="Preformatted_20_Text">こねるとベチャッってする。</text:p>
      <text:p text:style-name="Preformatted_20_Text">……もう、説明めんどくさい。</text:p>
      <text:p text:style-name="Preformatted_20_Text">本見て自分でやって。</text:p>
      <text:p text:style-name="Preformatted_20_Text">If you knead it, it will be sticky.</text:p>
      <text:p text:style-name="Preformatted_20_Text">......It's too much trouble to explain.</text:p>
      <text:p text:style-name="Preformatted_20_Text">Look at the book and do it yourself.</text:p>
      <text:p text:style-name="Preformatted_20_Text">#マスター</text:p>
      <text:p text:style-name="Preformatted_20_Text">わ、悪かったって！</text:p>
      <text:p text:style-name="Preformatted_20_Text">いったとおりにやるから、最後まで教えてくれな？</text:p>
      <text:p text:style-name="Preformatted_20_Text">I'm sorry!</text:p>
      <text:p text:style-name="Preformatted_20_Text">I'll do it exactly as you said, just tell me how to finish, okay?</text:p>
      <text:p text:style-name="Preformatted_20_Text">#アリス</text:p>
      <text:p text:style-name="Preformatted_20_Text">まー</text:p>
      <text:p text:style-name="Preformatted_20_Text">だー</text:p>
      <text:p text:style-name="Preformatted_20_Text">でー</text:p>
      <text:p text:style-name="Preformatted_20_Text">きー</text:p>
      <text:p text:style-name="Preformatted_20_Text">なー</text:p>
      <text:p text:style-name="Preformatted_20_Text">いー</text:p>
      <text:p text:style-name="Preformatted_20_Text">のー</text:p>
      <text:p text:style-name="Preformatted_20_Text">かーーーー！！！</text:p>
      <text:p text:style-name="Preformatted_20_Text">できないなら酒を出せーーーー！！！</text:p>
      <text:p text:style-name="Preformatted_20_Text">Oh, no.</text:p>
      <text:p text:style-name="Preformatted_20_Text">Oh...</text:p>
      <text:p text:style-name="Preformatted_20_Text">And...</text:p>
      <text:p text:style-name="Preformatted_20_Text"><text:soft-page-break/>I'm...</text:p>
      <text:p text:style-name="Preformatted_20_Text">No.</text:p>
      <text:p text:style-name="Preformatted_20_Text">Can't...</text:p>
      <text:p text:style-name="Preformatted_20_Text">I can't...</text:p>
      <text:p text:style-name="Preformatted_20_Text">KAAAAA!!!!!!!!</text:p>
      <text:p text:style-name="Preformatted_20_Text">If you can't do it, serve me alcohol!!!!!!!!!!!!!!!!!!!!!!!!!!!</text:p>
      <text:p text:style-name="Preformatted_20_Text">#マスター</text:p>
      <text:p text:style-name="Preformatted_20_Text">だーーーー！！</text:p>
      <text:p text:style-name="Preformatted_20_Text">うるせえ！　オマエは黙ってろ。</text:p>
      <text:p text:style-name="Preformatted_20_Text">ほれ、ハイボールジョッキ！</text:p>
      <text:p text:style-name="Preformatted_20_Text">Master Master Daaaaahhh!</text:p>
      <text:p text:style-name="Preformatted_20_Text">Shut up!　You shut up.</text:p>
      <text:p text:style-name="Preformatted_20_Text">Here, a highball mug!</text:p>
      <text:p text:style-name="Preformatted_20_Text">#アリス</text:p>
      <text:p text:style-name="Preformatted_20_Text">マジか！　マスター太っ腹じゃねえか！</text:p>
      <text:p text:style-name="Preformatted_20_Text">いただきまーす！</text:p>
      <text:p text:style-name="Preformatted_20_Text">Oh, man!　Master is so generous!</text:p>
      <text:p text:style-name="Preformatted_20_Text">Bon appétit!</text:p>
      <text:p text:style-name="Preformatted_20_Text">#アカリ</text:p>
      <text:p text:style-name="Preformatted_20_Text">うるさい……。</text:p>
      <text:p text:style-name="Preformatted_20_Text">……もう、帰る。</text:p>
      <text:p text:style-name="Preformatted_20_Text">Shut up .......</text:p>
      <text:p text:style-name="Preformatted_20_Text">......I'm leaving already.</text:p>
      <text:p text:style-name="Preformatted_20_Text">#マスター</text:p>
      <text:p text:style-name="Preformatted_20_Text">わっ、ま、まってくれ！</text:p>
      <text:p text:style-name="Preformatted_20_Text">悪かった、もう大声出さないから、な？</text:p>
      <text:p text:style-name="Preformatted_20_Text">Wow, wait, wait!</text:p>
      <text:p text:style-name="Preformatted_20_Text">I'm sorry, I won't yell anymore, okay?</text:p>
      <text:p text:style-name="Preformatted_20_Text">#アカリ</text:p>
      <text:p text:style-name="Preformatted_20_Text">……かぼちゃは？</text:p>
      <text:p text:style-name="Preformatted_20_Text">...... pumpkin?</text:p>
      <text:p text:style-name="Preformatted_20_Text">#マスター</text:p>
      <text:p text:style-name="Preformatted_20_Text">かぼちゃ？</text:p>
      <text:p text:style-name="Preformatted_20_Text">Pumpkin?</text:p>
      <text:p text:style-name="Preformatted_20_Text">#アカリ</text:p>
      <text:p text:style-name="Preformatted_20_Text">かぼちゃケーキ作るっていった。</text:p>
      <text:p text:style-name="Preformatted_20_Text">それ用のかぼちゃ。</text:p>
      <text:p text:style-name="Preformatted_20_Text">I said I'd make a pumpkin cake.</text:p>
      <text:p text:style-name="Preformatted_20_Text">Pumpkins for that.</text:p>
      <text:p text:style-name="Preformatted_20_Text">#マスター</text:p>
      <text:p text:style-name="Preformatted_20_Text">ああ、それなら、</text:p>
      <text:p text:style-name="Preformatted_20_Text">時期じゃないから代わりにマンゴーにしてみたんだが……。</text:p>
      <text:p text:style-name="Preformatted_20_Text">ほら、色も似てるしいいだろう？</text:p>
      <text:p text:style-name="Preformatted_20_Text">Oh, well then.</text:p>
      <text:p text:style-name="Preformatted_20_Text">It's not the right time, so I decided to use mango instead. ......</text:p>
      <text:p text:style-name="Preformatted_20_Text">See, the colors are similar, right?</text:p>
      <text:p text:style-name="Preformatted_20_Text">#アカリ</text:p>
      <text:p text:style-name="Preformatted_20_Text">……かぼちゃじゃないなら帰る。</text:p>
      <text:p text:style-name="Preformatted_20_Text">If it's not ...... pumpkin, I'm leaving.</text:p>
      <text:p text:style-name="Preformatted_20_Text">#マスター</text:p>
      <text:p text:style-name="Preformatted_20_Text">まてまてまてまて！</text:p>
      <text:p text:style-name="Preformatted_20_Text">わかった、あまり甘くない品種でよかったら</text:p>
      <text:p text:style-name="Preformatted_20_Text">シチュー用のがあるから。</text:p>
      <text:p text:style-name="Preformatted_20_Text">Wait, wait, wait, wait!</text:p>
      <text:p text:style-name="Preformatted_20_Text">Okay, if you want a less sweet variety.</text:p>
      <text:p text:style-name="Preformatted_20_Text">I have some for stew.</text:p>
      <text:p text:style-name="Preformatted_20_Text">#アリス</text:p>
      <text:p text:style-name="Preformatted_20_Text">マスターーーー！</text:p>
      <text:p text:style-name="Preformatted_20_Text">お腹すいたーーー！！</text:p>
      <text:p text:style-name="Preformatted_20_Text">つまみーーーー！！</text:p>
      <text:p text:style-name="Preformatted_20_Text">Master!</text:p>
      <text:p text:style-name="Preformatted_20_Text">I'm hungry!</text:p>
      <text:p text:style-name="Preformatted_20_Text">Snacks!</text:p>
      <text:p text:style-name="Preformatted_20_Text"><text:soft-page-break/>#マスター</text:p>
      <text:p text:style-name="Preformatted_20_Text">あー、もう。</text:p>
      <text:p text:style-name="Preformatted_20_Text">ケーキ用のあまりのバナナがそこにあるから食っとけ！</text:p>
      <text:p text:style-name="Preformatted_20_Text">Oh, God.</text:p>
      <text:p text:style-name="Preformatted_20_Text">There's too many bananas for cake there, eat them!</text:p>
      <text:p text:style-name="Preformatted_20_Text">#アリス</text:p>
      <text:p text:style-name="Preformatted_20_Text">なっ！　それが客に対する態度か！</text:p>
      <text:p text:style-name="Preformatted_20_Text">……つか酒にバナナって、まあ食うけど。</text:p>
      <text:p text:style-name="Preformatted_20_Text">ぶつぶつ……。</text:p>
      <text:p text:style-name="Preformatted_20_Text">Nah!　That's how you treat a customer!</text:p>
      <text:p text:style-name="Preformatted_20_Text">...... or bananas with alcohol, well, I'll eat them.</text:p>
      <text:p text:style-name="Preformatted_20_Text">Mumble .......</text:p>
      <text:p text:style-name="Preformatted_20_Text">[cn]</text:p>
      <text:p text:style-name="Preformatted_20_Text">１時間後……。</text:p>
      <text:p text:style-name="Preformatted_20_Text">One hour later: .......</text:p>
      <text:p text:style-name="Preformatted_20_Text">#マスター</text:p>
      <text:p text:style-name="Preformatted_20_Text">ふう、なんやかんやでできたな。</text:p>
      <text:p text:style-name="Preformatted_20_Text">試作品１号。</text:p>
      <text:p text:style-name="Preformatted_20_Text">Phew, what a job well done.</text:p>
      <text:p text:style-name="Preformatted_20_Text">Prototype number 1.</text:p>
      <text:p text:style-name="Preformatted_20_Text">#アカリ</text:p>
      <text:p text:style-name="Preformatted_20_Text">ええ、初めてにしては上出来。</text:p>
      <text:p text:style-name="Preformatted_20_Text">Yeah, it's good for a first time.</text:p>
      <text:p text:style-name="Preformatted_20_Text">#アリス</text:p>
      <text:p text:style-name="Preformatted_20_Text">おっ！　できたのか。</text:p>
      <text:p text:style-name="Preformatted_20_Text">へえ！　結構うまそうにできるもんだな。</text:p>
      <text:p text:style-name="Preformatted_20_Text">Oh!　It's done.</text:p>
      <text:p text:style-name="Preformatted_20_Text">Wow!　It looks pretty good.</text:p>
      <text:p text:style-name="Preformatted_20_Text">#マスター</text:p>
      <text:p text:style-name="Preformatted_20_Text">だろう？　ほら、待ちに待った味見だぞ？</text:p>
      <text:p text:style-name="Preformatted_20_Text">Right?　Come on, it's the taste you've been waiting for.</text:p>
      <text:p text:style-name="Preformatted_20_Text">#アリス</text:p>
      <text:p text:style-name="Preformatted_20_Text">もちろんだ、どれどれ……。</text:p>
      <text:p text:style-name="Preformatted_20_Text">Sure, which one? .......</text:p>
      <text:p text:style-name="Preformatted_20_Text">[cn]</text:p>
      <text:p text:style-name="Preformatted_20_Text">アリスがケーキに近づいたときだった。</text:p>
      <text:p text:style-name="Preformatted_20_Text">誰が捨てたのか、床に捨てたあったバナナの皮が、</text:p>
      <text:p text:style-name="Preformatted_20_Text">アリスの足を捕らえた。</text:p>
      <text:p text:style-name="Preformatted_20_Text">It was when Alice approached the cake.</text:p>
      <text:p text:style-name="Preformatted_20_Text">A banana peel, discarded on the floor by someone, caught Alice's foot.</text:p>
      <text:p text:style-name="Preformatted_20_Text">Alice's foot caught it.</text:p>
      <text:p text:style-name="Preformatted_20_Text">#アリス</text:p>
      <text:p text:style-name="Preformatted_20_Text">へっ、うっ、うわあっ！！！</text:p>
      <text:p text:style-name="Preformatted_20_Text">Heh, whoops, whoops!!!</text:p>
      <text:p text:style-name="Preformatted_20_Text">[cn]</text:p>
      <text:p text:style-name="Preformatted_20_Text">勢い良く足を滑らせたアリスは、</text:p>
      <text:p text:style-name="Preformatted_20_Text">勢い余ってケーキの皿を弾き飛ばした！</text:p>
      <text:p text:style-name="Preformatted_20_Text">ケーキの皿は宙を舞い、</text:p>
      <text:p text:style-name="Preformatted_20_Text">運悪くボケッとしていたアカリの顔をめがけて突っ込んだ。</text:p>
      <text:p text:style-name="Preformatted_20_Text">Alice's foot slips off the banana peel with such force that she</text:p>
      <text:p text:style-name="Preformatted_20_Text">With her momentum, she flipped off the plate of cake!</text:p>
      <text:p text:style-name="Preformatted_20_Text">The cake plate flew through the air.</text:p>
      <text:p text:style-name="Preformatted_20_Text">The cake dish flew through the air and plunged into the face of Akari, who was unfortunately looking on in a daze.</text:p>
      <text:p text:style-name="Preformatted_20_Text">#マスター</text:p>
      <text:p text:style-name="Preformatted_20_Text">な、な、な……</text:p>
      <text:p text:style-name="Preformatted_20_Text">なにしてんだーーーーーー！！！！</text:p>
      <text:p text:style-name="Preformatted_20_Text">Hey, hey, hey ......</text:p>
      <text:p text:style-name="Preformatted_20_Text">What are you doing!!! ！！！！</text:p>
      <text:p text:style-name="Preformatted_20_Text">#アリス</text:p>
      <text:p text:style-name="Preformatted_20_Text">あ、足が滑った!</text:p>
      <text:p text:style-name="Preformatted_20_Text">いや、だってここにバナナの皮が……</text:p>
      <text:p text:style-name="Preformatted_20_Text">あ、私がさっき食べたやつだ。</text:p>
      <text:p text:style-name="Preformatted_20_Text">Oh, my foot slipped!</text:p>
      <text:p text:style-name="Preformatted_20_Text"><text:soft-page-break/>No, because here's a banana peel......</text:p>
      <text:p text:style-name="Preformatted_20_Text">Oh, the one I just ate.</text:p>
      <text:p text:style-name="Preformatted_20_Text">#マスター</text:p>
      <text:p text:style-name="Preformatted_20_Text">オマエかーーーーーー！！！！！</text:p>
      <text:p text:style-name="Preformatted_20_Text">Oh, you're the one!!! ！！！！！</text:p>
      <text:p text:style-name="Preformatted_20_Text">#アリス</text:p>
      <text:p text:style-name="Preformatted_20_Text">こ、これがホントのホール（放る）ケーキ……なんちゃって。</text:p>
      <text:p text:style-name="Preformatted_20_Text">This is the real whole cake......</text:p>
      <text:p text:style-name="Preformatted_20_Text">#マスター</text:p>
      <text:p text:style-name="Preformatted_20_Text">うまくねえんだよ……この。</text:p>
      <text:p text:style-name="Preformatted_20_Text">This ain't good......</text:p>
      <text:p text:style-name="Preformatted_20_Text">#アリス</text:p>
      <text:p text:style-name="Preformatted_20_Text">わ、やべえ……にげろっ！！</text:p>
      <text:p text:style-name="Preformatted_20_Text">Oh, shit! ...... get out of here!</text:p>
      <text:p text:style-name="Preformatted_20_Text">#マスター</text:p>
      <text:p text:style-name="Preformatted_20_Text">待てコラーーーーーー！！！！</text:p>
      <text:p text:style-name="Preformatted_20_Text">Wait korrrrrrrrrrrrrrrrrrrrrrrrrrrrr ！！！！</text:p>
      <text:p text:style-name="Preformatted_20_Text">[cn]</text:p>
      <text:p text:style-name="Preformatted_20_Text">アリスを追ってマスターが出ていき、</text:p>
      <text:p text:style-name="Preformatted_20_Text">厨房には、頭からケーキをかぶった</text:p>
      <text:p text:style-name="Preformatted_20_Text">アカリだけが取り残された。</text:p>
      <text:p text:style-name="Preformatted_20_Text">The Master leaves, with Alice in his wake.</text:p>
      <text:p text:style-name="Preformatted_20_Text">only Akari, with a cake over her head, was left in the kitchen.</text:p>
      <text:p text:style-name="Preformatted_20_Text">Akari was the only one left behind.</text:p>
      <text:p text:style-name="Preformatted_20_Text">#アカリ</text:p>
      <text:p text:style-name="Preformatted_20_Text">……ぺろ。</text:p>
      <text:p text:style-name="Preformatted_20_Text">……おいしい、採用。</text:p>
      <text:p text:style-name="Preformatted_20_Text">......Pelo.</text:p>
      <text:p text:style-name="Preformatted_20_Text">...... Delicious, adopted.</text:p>
      <text:p text:style-name="Preformatted_20_Text">[cn]</text:p>
      <text:p text:style-name="Preformatted_20_Text">後日、期間限定でかぼちゃケーキがメニューに加わったそうな。</text:p>
      <text:p text:style-name="Preformatted_20_Text">I heard that pumpkin cake was added to the menu later for a limited time.</text:p>
      <text:p text:style-name="Preformatted_20_Text"/>
      <text:p text:style-name="Preformatted_20_Text">C:\Users\James Phillips\Desktop\Games\WargameAliceGit\MinimizedScenarios\min_t1_1009.txt</text:p>
      <text:p text:style-name="Preformatted_20_Text">#マスター</text:p>
      <text:p text:style-name="Preformatted_20_Text">いらっしゃい。</text:p>
      <text:p text:style-name="Preformatted_20_Text">Welcome.</text:p>
      <text:p text:style-name="Preformatted_20_Text">#ヘレン</text:p>
      <text:p text:style-name="Preformatted_20_Text">……テキーラください。ストレートでいいわ。</text:p>
      <text:p text:style-name="Preformatted_20_Text">...... tequila please. Straight up.</text:p>
      <text:p text:style-name="Preformatted_20_Text">#マスター</text:p>
      <text:p text:style-name="Preformatted_20_Text">お嬢ちゃん、背伸びするのはいいけど、</text:p>
      <text:p text:style-name="Preformatted_20_Text">まずは甘いカクテルとかからのほうがいいと思うよ？</text:p>
      <text:p text:style-name="Preformatted_20_Text">Girl, it's okay to be tall.</text:p>
      <text:p text:style-name="Preformatted_20_Text">I think you should start with a sweet cocktail or something, don't you?</text:p>
      <text:p text:style-name="Preformatted_20_Text">#ヘレン</text:p>
      <text:p text:style-name="Preformatted_20_Text">は？　ちょっと、アンタふざけないでよ。</text:p>
      <text:p text:style-name="Preformatted_20_Text">Huh?　Hey, you've got to be kidding me.</text:p>
      <text:p text:style-name="Preformatted_20_Text">#アリス</text:p>
      <text:p text:style-name="Preformatted_20_Text">マスター、こいつは人魚なんだ</text:p>
      <text:p text:style-name="Preformatted_20_Text">年齢は問題ねえよ。</text:p>
      <text:p text:style-name="Preformatted_20_Text">Master, she's a mermaid.</text:p>
      <text:p text:style-name="Preformatted_20_Text">Age is not a problem.</text:p>
      <text:p text:style-name="Preformatted_20_Text">#ヘレン</text:p>
      <text:p text:style-name="Preformatted_20_Text">アンタ……華の魔女。</text:p>
      <text:p text:style-name="Preformatted_20_Text">Anta ...... flower witch.</text:p>
      <text:p text:style-name="Preformatted_20_Text">#アリス</text:p>
      <text:p text:style-name="Preformatted_20_Text">オマエ、最近家にもろくに帰らないそうじゃないか</text:p>
      <text:p text:style-name="Preformatted_20_Text">トリアイナのやつが心配してたぞ？</text:p>
      <text:p text:style-name="Preformatted_20_Text">I heard you haven't been home much lately.</text:p>
      <text:p text:style-name="Preformatted_20_Text">Triaena's worried about you.</text:p>
      <text:p text:style-name="Preformatted_20_Text">#ヘレン</text:p>
      <text:p text:style-name="Preformatted_20_Text">トリアイナ……ふん、余計なお世話よ。</text:p>
      <text:p text:style-name="Preformatted_20_Text"><text:soft-page-break/>Triaena...... mind your own business.</text:p>
      <text:p text:style-name="Preformatted_20_Text">#アリス</text:p>
      <text:p text:style-name="Preformatted_20_Text">……森の魔女のことで、まだうじうじしてんだろ。</text:p>
      <text:p text:style-name="Preformatted_20_Text">...... still brooding about the Witch of the Woods, aren't you?</text:p>
      <text:p text:style-name="Preformatted_20_Text">#ヘレン</text:p>
      <text:p text:style-name="Preformatted_20_Text">っ……！</text:p>
      <text:p text:style-name="Preformatted_20_Text">うるさい！</text:p>
      <text:p text:style-name="Preformatted_20_Text">Shut up ......!</text:p>
      <text:p text:style-name="Preformatted_20_Text">Shut up!!!</text:p>
      <text:p text:style-name="Preformatted_20_Text">[cn]</text:p>
      <text:p text:style-name="Preformatted_20_Text">ヘレンはアリスを睨みつけると、</text:p>
      <text:p text:style-name="Preformatted_20_Text">出されたテキーラを一気に飲みほした。</text:p>
      <text:p text:style-name="Preformatted_20_Text">Helen glared at Alice.</text:p>
      <text:p text:style-name="Preformatted_20_Text">She gulps down the tequila in one gulp.</text:p>
      <text:p text:style-name="Preformatted_20_Text">#ヘレン</text:p>
      <text:p text:style-name="Preformatted_20_Text">っ！！　</text:p>
      <text:p text:style-name="Preformatted_20_Text">げほっ、</text:p>
      <text:p text:style-name="Preformatted_20_Text">げほっ……</text:p>
      <text:p text:style-name="Preformatted_20_Text">なによこれ、喉があつぅ……。</text:p>
      <text:p text:style-name="Preformatted_20_Text">Geez...</text:p>
      <text:p text:style-name="Preformatted_20_Text">Geez. ......</text:p>
      <text:p text:style-name="Preformatted_20_Text">My throat is so hot......</text:p>
      <text:p text:style-name="Preformatted_20_Text">#アリス</text:p>
      <text:p text:style-name="Preformatted_20_Text">バカ、一気に飲み干すから……。</text:p>
      <text:p text:style-name="Preformatted_20_Text">Stupid, I'll drink it all in one gulp. ......</text:p>
      <text:p text:style-name="Preformatted_20_Text">#ヘレン</text:p>
      <text:p text:style-name="Preformatted_20_Text">だって……、</text:p>
      <text:p text:style-name="Preformatted_20_Text">トリアイナがいつも美味しそうに飲んでるから。</text:p>
      <text:p text:style-name="Preformatted_20_Text">Because ......</text:p>
      <text:p text:style-name="Preformatted_20_Text">Triaena always drinks it like it's delicious.</text:p>
      <text:p text:style-name="Preformatted_20_Text">#アリス</text:p>
      <text:p text:style-name="Preformatted_20_Text">やけ酒なら、もっと軽い酒にすることだな。</text:p>
      <text:p text:style-name="Preformatted_20_Text">If you're going to burn yourself out, make it a lighter drink.</text:p>
      <text:p text:style-name="Preformatted_20_Text">#ヘレン</text:p>
      <text:p text:style-name="Preformatted_20_Text">大体アンタが全部悪いのよ。</text:p>
      <text:p text:style-name="Preformatted_20_Text">戦争なんか始めるから……。</text:p>
      <text:p text:style-name="Preformatted_20_Text">戦争なんて始めなければ、オリヴィアは今も……。</text:p>
      <text:p text:style-name="Preformatted_20_Text">It's all your fault.</text:p>
      <text:p text:style-name="Preformatted_20_Text">You started the war. ......</text:p>
      <text:p text:style-name="Preformatted_20_Text">If you hadn't started a war, Olivia would still be .......</text:p>
      <text:p text:style-name="Preformatted_20_Text">#アリス</text:p>
      <text:p text:style-name="Preformatted_20_Text">そんなのあいつが弱かっただけの話じゃねえか。</text:p>
      <text:p text:style-name="Preformatted_20_Text">That's just because he was weak.</text:p>
      <text:p text:style-name="Preformatted_20_Text">#ヘレン</text:p>
      <text:p text:style-name="Preformatted_20_Text">なんですって！！？</text:p>
      <text:p text:style-name="Preformatted_20_Text">アンタ、今の言葉本気で言ってるの？</text:p>
      <text:p text:style-name="Preformatted_20_Text">信じられない……！</text:p>
      <text:p text:style-name="Preformatted_20_Text">訂正しなさい、今すぐ！！</text:p>
      <text:p text:style-name="Preformatted_20_Text">What?</text:p>
      <text:p text:style-name="Preformatted_20_Text">Did you really mean what you just said?</text:p>
      <text:p text:style-name="Preformatted_20_Text">I can't believe it ......!</text:p>
      <text:p text:style-name="Preformatted_20_Text">Correct me, now!!!!</text:p>
      <text:p text:style-name="Preformatted_20_Text">#マスター</text:p>
      <text:p text:style-name="Preformatted_20_Text">おいおい、喧嘩なら他所でやってくれ。</text:p>
      <text:p text:style-name="Preformatted_20_Text">Hey, hey, if you want to fight, do it somewhere else.</text:p>
      <text:p text:style-name="Preformatted_20_Text">#アリス</text:p>
      <text:p text:style-name="Preformatted_20_Text">悪かったって、落ち着け。</text:p>
      <text:p text:style-name="Preformatted_20_Text">別にバカにしてるわけじゃねえんだ。</text:p>
      <text:p text:style-name="Preformatted_20_Text">ただ、森の魔女も領主だったんだ。</text:p>
      <text:p text:style-name="Preformatted_20_Text">戦争が起きたら領地と民衆を守るのが領主だろ？</text:p>
      <text:p text:style-name="Preformatted_20_Text">あいつにはそのチカラがなかったから、</text:p>
      <text:p text:style-name="Preformatted_20_Text">領地も民衆も守れなかったし、</text:p>
      <text:p text:style-name="Preformatted_20_Text">自分の命も落とした。</text:p>
      <text:p text:style-name="Preformatted_20_Text"><text:soft-page-break/>それだけのことだろう。</text:p>
      <text:p text:style-name="Preformatted_20_Text">戦争のせいだとか、誰か特定の個人のせいだとか、</text:p>
      <text:p text:style-name="Preformatted_20_Text">そういうふうに押し付けていいもんじゃねえ。</text:p>
      <text:p text:style-name="Preformatted_20_Text">I'm sorry, calm down.</text:p>
      <text:p text:style-name="Preformatted_20_Text">I'm not making fun of you.</text:p>
      <text:p text:style-name="Preformatted_20_Text">But the Witch of the Woods was a lord too.</text:p>
      <text:p text:style-name="Preformatted_20_Text">When there's a war, the lords are supposed to protect their lands and their people.</text:p>
      <text:p text:style-name="Preformatted_20_Text">She didn't have that power.</text:p>
      <text:p text:style-name="Preformatted_20_Text">She couldn't protect her domain or her people.</text:p>
      <text:p text:style-name="Preformatted_20_Text">He lost his own life.</text:p>
      <text:p text:style-name="Preformatted_20_Text">That's all there is to it.</text:p>
      <text:p text:style-name="Preformatted_20_Text">You can't put the blame on the war, or on some specific individual.</text:p>
      <text:p text:style-name="Preformatted_20_Text">or that it was the fault of some particular individual.</text:p>
      <text:p text:style-name="Preformatted_20_Text">#ヘレン</text:p>
      <text:p text:style-name="Preformatted_20_Text">アンタ……、</text:p>
      <text:p text:style-name="Preformatted_20_Text">自分の大切な人が死んでも同じこと言えるの。</text:p>
      <text:p text:style-name="Preformatted_20_Text">アンタが起こした戦Ali争で、アンタが命令した戦闘で</text:p>
      <text:p text:style-name="Preformatted_20_Text">メイジーさんや、</text:p>
      <text:p text:style-name="Preformatted_20_Text">クロさんや、チシャさんが死んでも、</text:p>
      <text:p text:style-name="Preformatted_20_Text">アンタはチカラがなかったで済ましてしまえるの？</text:p>
      <text:p text:style-name="Preformatted_20_Text">Anta......</text:p>
      <text:p text:style-name="Preformatted_20_Text">Would you say the same thing if someone you cared about had died?</text:p>
      <text:p text:style-name="Preformatted_20_Text">In a war you started, in a battle you ordered.</text:p>
      <text:p text:style-name="Preformatted_20_Text">Maisie.</text:p>
      <text:p text:style-name="Preformatted_20_Text">Kuro, Cheshire.</text:p>
      <text:p text:style-name="Preformatted_20_Text">You can just say that you didn't have the power to do it?</text:p>
      <text:p text:style-name="Preformatted_20_Text">#アリス</text:p>
      <text:p text:style-name="Preformatted_20_Text">……………。</text:p>
      <text:p text:style-name="Preformatted_20_Text">たぶん無理だろうな……。</text:p>
      <text:p text:style-name="Preformatted_20_Text">だけど、戦争をしなければ、</text:p>
      <text:p text:style-name="Preformatted_20_Text">逆に滅ぼされて全員お陀仏だから、</text:p>
      <text:p text:style-name="Preformatted_20_Text">それよりマシ、と割り切るしかない。</text:p>
      <text:p text:style-name="Preformatted_20_Text">................</text:p>
      <text:p text:style-name="Preformatted_20_Text">Probably not. ......</text:p>
      <text:p text:style-name="Preformatted_20_Text">But if we don't go to war.</text:p>
      <text:p text:style-name="Preformatted_20_Text">But if we don't go to war, we will be destroyed and we will all be dead.</text:p>
      <text:p text:style-name="Preformatted_20_Text">We're better off without it.</text:p>
      <text:p text:style-name="Preformatted_20_Text">#ヘレン</text:p>
      <text:p text:style-name="Preformatted_20_Text">そんなの分からないわ。</text:p>
      <text:p text:style-name="Preformatted_20_Text">戦わずに降伏することもできる。</text:p>
      <text:p text:style-name="Preformatted_20_Text">戦争に関わる人の殆どは、巻き込まれる側なのよ。</text:p>
      <text:p text:style-name="Preformatted_20_Text">戦争なんてしたくないに決まってる！</text:p>
      <text:p text:style-name="Preformatted_20_Text">I don't understand.</text:p>
      <text:p text:style-name="Preformatted_20_Text">You can surrender without fighting.</text:p>
      <text:p text:style-name="Preformatted_20_Text">Most people involved in war are on the receiving end.</text:p>
      <text:p text:style-name="Preformatted_20_Text">Of course they don't want to go to war!</text:p>
      <text:p text:style-name="Preformatted_20_Text">#アリス</text:p>
      <text:p text:style-name="Preformatted_20_Text">戦争なしに世界は成り立たないし、</text:p>
      <text:p text:style-name="Preformatted_20_Text">その流れは止められない。</text:p>
      <text:p text:style-name="Preformatted_20_Text">平和的解決を求めすぎて、</text:p>
      <text:p text:style-name="Preformatted_20_Text">汚いことから目を背け続ければ、</text:p>
      <text:p text:style-name="Preformatted_20_Text">結果的には我慢せず戦争をやっていれば</text:p>
      <text:p text:style-name="Preformatted_20_Text">もっと被害は少なかった……なんてことになる。</text:p>
      <text:p text:style-name="Preformatted_20_Text">降伏した後、私たちはどうなる？</text:p>
      <text:p text:style-name="Preformatted_20_Text">殺されるならまだマシ、</text:p>
      <text:p text:style-name="Preformatted_20_Text">死よりもつらい屈辱が待ってるかもしれない。</text:p>
      <text:p text:style-name="Preformatted_20_Text">降伏するってのはそういうことだ。</text:p>
      <text:p text:style-name="Preformatted_20_Text">あの魔女たちがタダで解放するとは思えんしな。</text:p>
      <text:p text:style-name="Preformatted_20_Text">だから私は我慢せずにやるべき戦争をする。</text:p>
      <text:p text:style-name="Preformatted_20_Text">んで、またある程度続く平和な世界を作る。</text:p>
      <text:p text:style-name="Preformatted_20_Text">The world can't exist without war.</text:p>
      <text:p text:style-name="Preformatted_20_Text">We can't stop that trend.</text:p>
      <text:p text:style-name="Preformatted_20_Text">We're too busy looking for peaceful solutions.</text:p>
      <text:p text:style-name="Preformatted_20_Text"><text:soft-page-break/>If we keep turning away from the dirty things.</text:p>
      <text:p text:style-name="Preformatted_20_Text">In the end, if we had not put up with it and fought the war</text:p>
      <text:p text:style-name="Preformatted_20_Text">If we had not put up with it and went to war, there would have been less damage. ......</text:p>
      <text:p text:style-name="Preformatted_20_Text">What happens to us after we surrender?</text:p>
      <text:p text:style-name="Preformatted_20_Text">We might still be killed, but we might be waiting for a humiliation more painful than death.</text:p>
      <text:p text:style-name="Preformatted_20_Text">Or maybe we will be humiliated, which is worse than death.</text:p>
      <text:p text:style-name="Preformatted_20_Text">That's what surrender means.</text:p>
      <text:p text:style-name="Preformatted_20_Text">I don't think those witches will let us go for free.</text:p>
      <text:p text:style-name="Preformatted_20_Text">So I will not hold back and fight a war that needs to be fought.</text:p>
      <text:p text:style-name="Preformatted_20_Text">And then I will create a world of peace that will last some time.</text:p>
      <text:p text:style-name="Preformatted_20_Text">#ヘレン</text:p>
      <text:p text:style-name="Preformatted_20_Text">なんて傲慢な考え方……！</text:p>
      <text:p text:style-name="Preformatted_20_Text">オリヴィアほどひどい死に方があるの！？</text:p>
      <text:p text:style-name="Preformatted_20_Text">知ったような口で、自分が正義だといわんばかりで、</text:p>
      <text:p text:style-name="Preformatted_20_Text">アンタのような魔女がいるから……！</text:p>
      <text:p text:style-name="Preformatted_20_Text">What an arrogant mindset ......!</text:p>
      <text:p text:style-name="Preformatted_20_Text">There are worse ways to die than Olivia!</text:p>
      <text:p text:style-name="Preformatted_20_Text">You talk like you know it all, like you're the righteous one.</text:p>
      <text:p text:style-name="Preformatted_20_Text">Because of witches like you ......!</text:p>
      <text:p text:style-name="Preformatted_20_Text">#アリス</text:p>
      <text:p text:style-name="Preformatted_20_Text">お前の言う正義ってのはなんだ？</text:p>
      <text:p text:style-name="Preformatted_20_Text">戦争をしないことが正義だというのなら、</text:p>
      <text:p text:style-name="Preformatted_20_Text">おとなしくやられるのを待っている負け組は正義なのか？</text:p>
      <text:p text:style-name="Preformatted_20_Text">お前のような目の前のことしかみない、</text:p>
      <text:p text:style-name="Preformatted_20_Text">理想を語るだけの奴が戦争を語るな。</text:p>
      <text:p text:style-name="Preformatted_20_Text">What is your definition of justice?</text:p>
      <text:p text:style-name="Preformatted_20_Text">If you think it's justice not to go to war.</text:p>
      <text:p text:style-name="Preformatted_20_Text">Is it justice for the losers who are meekly waiting to be beaten?</text:p>
      <text:p text:style-name="Preformatted_20_Text">Don't talk about war when all you see is what's in front of you.</text:p>
      <text:p text:style-name="Preformatted_20_Text">Don't talk about war when all you do is talk about ideals.</text:p>
      <text:p text:style-name="Preformatted_20_Text">#ヘレン</text:p>
      <text:p text:style-name="Preformatted_20_Text">納得できるわけない……。</text:p>
      <text:p text:style-name="Preformatted_20_Text">アンタはもっと、アンタのせいで死ぬことになる、</text:p>
      <text:p text:style-name="Preformatted_20_Text">部下たちの気持ちを知るべきよ。</text:p>
      <text:p text:style-name="Preformatted_20_Text">I'm not convinced. ......</text:p>
      <text:p text:style-name="Preformatted_20_Text">You should know more about the feelings of your men who will die because of you.</text:p>
      <text:p text:style-name="Preformatted_20_Text">You should be more aware of the feelings of your men who will die because of you.</text:p>
      <text:p text:style-name="Preformatted_20_Text">[cn]</text:p>
      <text:p text:style-name="Preformatted_20_Text">チリンチリン。</text:p>
      <text:p text:style-name="Preformatted_20_Text">ヘレンはそう言い残すと、店を出ていった。</text:p>
      <text:p text:style-name="Preformatted_20_Text">Chillin'.</text:p>
      <text:p text:style-name="Preformatted_20_Text">Helen left the store after saying that.</text:p>
      <text:p text:style-name="Preformatted_20_Text">#マスター</text:p>
      <text:p text:style-name="Preformatted_20_Text">見てられないな……。</text:p>
      <text:p text:style-name="Preformatted_20_Text">I can't watch this. ......</text:p>
      <text:p text:style-name="Preformatted_20_Text">#アリス</text:p>
      <text:p text:style-name="Preformatted_20_Text">ふん……私の気持ちも知らないで。</text:p>
      <text:p text:style-name="Preformatted_20_Text">Hmph...... you don't even know how I feel.</text:p>
      <text:p text:style-name="Preformatted_20_Text">#マスター</text:p>
      <text:p text:style-name="Preformatted_20_Text">……まあ、もうちょっといい方はあったのかもな。</text:p>
      <text:p text:style-name="Preformatted_20_Text">...... Well, maybe there was a better way.</text:p>
      <text:p text:style-name="Preformatted_20_Text">#アリス</text:p>
      <text:p text:style-name="Preformatted_20_Text">……悪かったって、少し言い過ぎたかもしれない。</text:p>
      <text:p text:style-name="Preformatted_20_Text">......I might have been a little over the top when I said I was sorry.</text:p>
      <text:p text:style-name="Preformatted_20_Text">#マスター</text:p>
      <text:p text:style-name="Preformatted_20_Text">バカ、オレに言うなっての……。</text:p>
      <text:p text:style-name="Preformatted_20_Text">You idiot, don't tell me. ......</text:p>
      <text:p text:style-name="Preformatted_20_Text">#アリス</text:p>
      <text:p text:style-name="Preformatted_20_Text">ハイボールおかわり……。</text:p>
      <text:p text:style-name="Preformatted_20_Text">More highballs.......</text:p>
      <text:p text:style-name="Preformatted_20_Text">#マスター</text:p>
      <text:p text:style-name="Preformatted_20_Text">……今日だけはごちそうしてやるよ。</text:p>
      <text:p text:style-name="Preformatted_20_Text">好きなだけ飲んでいいぞ。</text:p>
      <text:p text:style-name="Preformatted_20_Text"><text:soft-page-break/>...... I'll treat you just for today.</text:p>
      <text:p text:style-name="Preformatted_20_Text">You can drink as much as you like.</text:p>
      <text:p text:style-name="Preformatted_20_Text">#アリス</text:p>
      <text:p text:style-name="Preformatted_20_Text">……ふん、優しくしたってなんにもでねえぞ、</text:p>
      <text:p text:style-name="Preformatted_20_Text">バカやろう……。</text:p>
      <text:p text:style-name="Preformatted_20_Text">......Hmmm, being nice won't get you anywhere.</text:p>
      <text:p text:style-name="Preformatted_20_Text">You idiot. ......</text:p>
      <text:p text:style-name="Preformatted_20_Text"/>
      <text:p text:style-name="Preformatted_20_Text">C:\Users\James Phillips\Desktop\Games\WargameAliceGit\MinimizedScenarios\min_t1_1010.txt</text:p>
      <text:p text:style-name="Preformatted_20_Text">#マスター</text:p>
      <text:p text:style-name="Preformatted_20_Text">いらっしゃい。</text:p>
      <text:p text:style-name="Preformatted_20_Text">やあ、シャルロッテさん。</text:p>
      <text:p text:style-name="Preformatted_20_Text">Welcome.</text:p>
      <text:p text:style-name="Preformatted_20_Text">Hello, Charlotte.</text:p>
      <text:p text:style-name="Preformatted_20_Text">#シャルロッテ</text:p>
      <text:p text:style-name="Preformatted_20_Text">こんにちは。</text:p>
      <text:p text:style-name="Preformatted_20_Text">ナスのアラビアータのセットをいただけるかしら。</text:p>
      <text:p text:style-name="Preformatted_20_Text">Hello.</text:p>
      <text:p text:style-name="Preformatted_20_Text">Can I have a set of eggplant arrabbiata?</text:p>
      <text:p text:style-name="Preformatted_20_Text">#マスター</text:p>
      <text:p text:style-name="Preformatted_20_Text">飲み物は何にしますか？</text:p>
      <text:p text:style-name="Preformatted_20_Text">What would you like to drink?</text:p>
      <text:p text:style-name="Preformatted_20_Text">#シャルロッテ</text:p>
      <text:p text:style-name="Preformatted_20_Text">アイスティーでお願いしますわ。</text:p>
      <text:p text:style-name="Preformatted_20_Text">Iced tea, please.</text:p>
      <text:p text:style-name="Preformatted_20_Text">#マスター</text:p>
      <text:p text:style-name="Preformatted_20_Text">はいよ。</text:p>
      <text:p text:style-name="Preformatted_20_Text">少々お待ち下さい。</text:p>
      <text:p text:style-name="Preformatted_20_Text">Yes, please.</text:p>
      <text:p text:style-name="Preformatted_20_Text">Please wait a moment.</text:p>
      <text:p text:style-name="Preformatted_20_Text">#アリス</text:p>
      <text:p text:style-name="Preformatted_20_Text">ん、なんだ、シャルロッテじゃねえか。</text:p>
      <text:p text:style-name="Preformatted_20_Text">Hmm, what, it's Charlotte, isn't it?</text:p>
      <text:p text:style-name="Preformatted_20_Text">[cn]</text:p>
      <text:p text:style-name="Preformatted_20_Text">テーブルに座っていたアリスとメイジーが、</text:p>
      <text:p text:style-name="Preformatted_20_Text">シャルロッテに声をかける。</text:p>
      <text:p text:style-name="Preformatted_20_Text">Alice and Maisie, who were sitting at the table</text:p>
      <text:p text:style-name="Preformatted_20_Text">call out to Charlotte.</text:p>
      <text:p text:style-name="Preformatted_20_Text">#シャルロッテ</text:p>
      <text:p text:style-name="Preformatted_20_Text">あら、アリスにメイジーさん。</text:p>
      <text:p text:style-name="Preformatted_20_Text">お食事ですか？</text:p>
      <text:p text:style-name="Preformatted_20_Text">Oh, Alice and Maisie.</text:p>
      <text:p text:style-name="Preformatted_20_Text">Are you eating?</text:p>
      <text:p text:style-name="Preformatted_20_Text">#メイジー</text:p>
      <text:p text:style-name="Preformatted_20_Text">シャルロッテさん、一緒に食べませんか？</text:p>
      <text:p text:style-name="Preformatted_20_Text">せっかくだし、お話しましょうよ。</text:p>
      <text:p text:style-name="Preformatted_20_Text">Charlotte, would you like to eat with us?</text:p>
      <text:p text:style-name="Preformatted_20_Text">Since we're here, let's talk.</text:p>
      <text:p text:style-name="Preformatted_20_Text">#シャルロッテ</text:p>
      <text:p text:style-name="Preformatted_20_Text">ええ、ぜひ。</text:p>
      <text:p text:style-name="Preformatted_20_Text">ご一緒させていただきますわ。</text:p>
      <text:p text:style-name="Preformatted_20_Text">Yes, by all means.</text:p>
      <text:p text:style-name="Preformatted_20_Text">I'd be happy to join you.</text:p>
      <text:p text:style-name="Preformatted_20_Text">#アリス</text:p>
      <text:p text:style-name="Preformatted_20_Text">おーい、マスター。</text:p>
      <text:p text:style-name="Preformatted_20_Text">天ぷらそばまだー？</text:p>
      <text:p text:style-name="Preformatted_20_Text">Hey, Master.</text:p>
      <text:p text:style-name="Preformatted_20_Text">Tempura soba yet?</text:p>
      <text:p text:style-name="Preformatted_20_Text">#マスター</text:p>
      <text:p text:style-name="Preformatted_20_Text">待て待て、今天ぷら揚げてるから。</text:p>
      <text:p text:style-name="Preformatted_20_Text">魚天と海老天どっちがいい？</text:p>
      <text:p text:style-name="Preformatted_20_Text">Wait, wait, wait, I'm frying tempura now.</text:p>
      <text:p text:style-name="Preformatted_20_Text">Do you want fish tempura or shrimp tempura?</text:p>
      <text:p text:style-name="Preformatted_20_Text"><text:soft-page-break/>#アリス</text:p>
      <text:p text:style-name="Preformatted_20_Text">どっちも！！</text:p>
      <text:p text:style-name="Preformatted_20_Text">Both!</text:p>
      <text:p text:style-name="Preformatted_20_Text">#マスター</text:p>
      <text:p text:style-name="Preformatted_20_Text">じゃあ半分にカットしてどっちものせてやるよ。</text:p>
      <text:p text:style-name="Preformatted_20_Text">Then I'll cut it in half and put both on top.</text:p>
      <text:p text:style-name="Preformatted_20_Text">#アリス</text:p>
      <text:p text:style-name="Preformatted_20_Text">なっ！</text:p>
      <text:p text:style-name="Preformatted_20_Text">ケチくせえの！！</text:p>
      <text:p text:style-name="Preformatted_20_Text">Nah!</text:p>
      <text:p text:style-name="Preformatted_20_Text">You're so stingy!</text:p>
      <text:p text:style-name="Preformatted_20_Text">#マスター</text:p>
      <text:p text:style-name="Preformatted_20_Text">もう半分はメイジーちゃんのにのせてあげるからな。</text:p>
      <text:p text:style-name="Preformatted_20_Text">I'll put the other half on Maisie's.</text:p>
      <text:p text:style-name="Preformatted_20_Text">#メイジー</text:p>
      <text:p text:style-name="Preformatted_20_Text">わあっ、ありがとうございます！</text:p>
      <text:p text:style-name="Preformatted_20_Text">Wow, thank you!</text:p>
      <text:p text:style-name="Preformatted_20_Text">#シャルロッテ</text:p>
      <text:p text:style-name="Preformatted_20_Text">あの……ソバというのはなんですの？</text:p>
      <text:p text:style-name="Preformatted_20_Text">What is that ...... buckwheat?</text:p>
      <text:p text:style-name="Preformatted_20_Text">#メイジー</text:p>
      <text:p text:style-name="Preformatted_20_Text">シャルロッテさん、ソバ食べたことないんですか？</text:p>
      <text:p text:style-name="Preformatted_20_Text">Charlotte, have you never eaten buckwheat?</text:p>
      <text:p text:style-name="Preformatted_20_Text">#シャルロッテ</text:p>
      <text:p text:style-name="Preformatted_20_Text">ええ……私の領地にはそういったものは。</text:p>
      <text:p text:style-name="Preformatted_20_Text">Yes...... there is such a thing in my territory.</text:p>
      <text:p text:style-name="Preformatted_20_Text">#マスター</text:p>
      <text:p text:style-name="Preformatted_20_Text">はい、お待ちどう。</text:p>
      <text:p text:style-name="Preformatted_20_Text">天ぷらそば２つと、アラビアータね。</text:p>
      <text:p text:style-name="Preformatted_20_Text">今スープとサラダ持ってくるから。</text:p>
      <text:p text:style-name="Preformatted_20_Text">Yes, wait for me.</text:p>
      <text:p text:style-name="Preformatted_20_Text">Two tempura soba and an arrabbiata.</text:p>
      <text:p text:style-name="Preformatted_20_Text">I'll bring soup and salad.</text:p>
      <text:p text:style-name="Preformatted_20_Text">#シャルロッテ</text:p>
      <text:p text:style-name="Preformatted_20_Text">ありがとうございますわ。</text:p>
      <text:p text:style-name="Preformatted_20_Text">Thank you very much.</text:p>
      <text:p text:style-name="Preformatted_20_Text">#アリス</text:p>
      <text:p text:style-name="Preformatted_20_Text">おお！　きたきた～。</text:p>
      <text:p text:style-name="Preformatted_20_Text">いただきまーすっと！</text:p>
      <text:p text:style-name="Preformatted_20_Text">Oh!　Here it comes!</text:p>
      <text:p text:style-name="Preformatted_20_Text">I'll have some!</text:p>
      <text:p text:style-name="Preformatted_20_Text">#メイジー</text:p>
      <text:p text:style-name="Preformatted_20_Text">いただきます。</text:p>
      <text:p text:style-name="Preformatted_20_Text">Bon appétit!</text:p>
      <text:p text:style-name="Preformatted_20_Text">#シャルロッテ</text:p>
      <text:p text:style-name="Preformatted_20_Text">お箸ありますわよ？</text:p>
      <text:p text:style-name="Preformatted_20_Text">わざわざ割り箸を使うんですの？</text:p>
      <text:p text:style-name="Preformatted_20_Text">We have chopsticks.</text:p>
      <text:p text:style-name="Preformatted_20_Text">You go to the trouble of using disposable chopsticks?</text:p>
      <text:p text:style-name="Preformatted_20_Text">#アリス</text:p>
      <text:p text:style-name="Preformatted_20_Text">こっちのが滑りにくくて食いやすんだよ。</text:p>
      <text:p text:style-name="Preformatted_20_Text">ふう、ふう……。</text:p>
      <text:p text:style-name="Preformatted_20_Text">ずるずるずる！！</text:p>
      <text:p text:style-name="Preformatted_20_Text">These are less slippery and easier to eat with.</text:p>
      <text:p text:style-name="Preformatted_20_Text">Fuu, fuu. ......</text:p>
      <text:p text:style-name="Preformatted_20_Text">Sly sly sly!</text:p>
      <text:p text:style-name="Preformatted_20_Text">#シャルロッテ</text:p>
      <text:p text:style-name="Preformatted_20_Text">まあ！　アリスさんったら下品なんですから。</text:p>
      <text:p text:style-name="Preformatted_20_Text">Oh my!　Alice, you're so vulgar.</text:p>
      <text:p text:style-name="Preformatted_20_Text">#アリス</text:p>
      <text:p text:style-name="Preformatted_20_Text">はあ？　なにがだよ？</text:p>
      <text:p text:style-name="Preformatted_20_Text">なかなかうまいぞ、そば。</text:p>
      <text:p text:style-name="Preformatted_20_Text">Huh?　What?</text:p>
      <text:p text:style-name="Preformatted_20_Text"><text:soft-page-break/>It's pretty good, soba.</text:p>
      <text:p text:style-name="Preformatted_20_Text">#シャルロッテ</text:p>
      <text:p text:style-name="Preformatted_20_Text">そうではなくて、音を立てて食べるんですもの。</text:p>
      <text:p text:style-name="Preformatted_20_Text">No, it's not...it's a sound food.</text:p>
      <text:p text:style-name="Preformatted_20_Text">#メイジー</text:p>
      <text:p text:style-name="Preformatted_20_Text">シャルロッテさん、</text:p>
      <text:p text:style-name="Preformatted_20_Text">ソバは音を立ててすするように食べるのが普通なんですよ。</text:p>
      <text:p text:style-name="Preformatted_20_Text">Charlotte.</text:p>
      <text:p text:style-name="Preformatted_20_Text">It's normal to eat buckwheat as if you were slurping it noisily.</text:p>
      <text:p text:style-name="Preformatted_20_Text">#シャルロッテ</text:p>
      <text:p text:style-name="Preformatted_20_Text">あ、あら……？</text:p>
      <text:p text:style-name="Preformatted_20_Text">そうなんですの？</text:p>
      <text:p text:style-name="Preformatted_20_Text">Oh, my... ......?</text:p>
      <text:p text:style-name="Preformatted_20_Text">Is that right?</text:p>
      <text:p text:style-name="Preformatted_20_Text">#アリス</text:p>
      <text:p text:style-name="Preformatted_20_Text">ホントだって、ほら、食ってみろよ。</text:p>
      <text:p text:style-name="Preformatted_20_Text">ずずっと一気にすするんだぞ。</text:p>
      <text:p text:style-name="Preformatted_20_Text">It's true, you should try it.</text:p>
      <text:p text:style-name="Preformatted_20_Text">Sip it all in one gulp.</text:p>
      <text:p text:style-name="Preformatted_20_Text">#シャルロッテ</text:p>
      <text:p text:style-name="Preformatted_20_Text">そ、それでは……。</text:p>
      <text:p text:style-name="Preformatted_20_Text">んんっ……。</text:p>
      <text:p text:style-name="Preformatted_20_Text">Well, then, go to .......</text:p>
      <text:p text:style-name="Preformatted_20_Text">Mmmm .......</text:p>
      <text:p text:style-name="Preformatted_20_Text">[cn]</text:p>
      <text:p text:style-name="Preformatted_20_Text">ちゅるちゅるちゅるっ！</text:p>
      <text:p text:style-name="Preformatted_20_Text">Sip, sip, sip!</text:p>
      <text:p text:style-name="Preformatted_20_Text">#シャルロッテ</text:p>
      <text:p text:style-name="Preformatted_20_Text">はあ……む、難しいですわね。</text:p>
      <text:p text:style-name="Preformatted_20_Text">Hah ...... mu, that's a hard one.</text:p>
      <text:p text:style-name="Preformatted_20_Text">#アリス</text:p>
      <text:p text:style-name="Preformatted_20_Text">クフフッ！</text:p>
      <text:p text:style-name="Preformatted_20_Text">へったくそだなあ！</text:p>
      <text:p text:style-name="Preformatted_20_Text">Kuhuhuhu!</text:p>
      <text:p text:style-name="Preformatted_20_Text">You're terrible at this!</text:p>
      <text:p text:style-name="Preformatted_20_Text">#シャルロッテ</text:p>
      <text:p text:style-name="Preformatted_20_Text">くっ、悔しいですわ！</text:p>
      <text:p text:style-name="Preformatted_20_Text">も、もう一回お願いします！</text:p>
      <text:p text:style-name="Preformatted_20_Text">Damn, that's frustrating!</text:p>
      <text:p text:style-name="Preformatted_20_Text">Please, one more time!</text:p>
      <text:p text:style-name="Preformatted_20_Text">[cn]</text:p>
      <text:p text:style-name="Preformatted_20_Text">ちゅるちゅるちゅる！！</text:p>
      <text:p text:style-name="Preformatted_20_Text">Churu-churu-churu!</text:p>
      <text:p text:style-name="Preformatted_20_Text">#シャルロッテ</text:p>
      <text:p text:style-name="Preformatted_20_Text">も、もう一回！！</text:p>
      <text:p text:style-name="Preformatted_20_Text">One more time, please!</text:p>
      <text:p text:style-name="Preformatted_20_Text">[cn]</text:p>
      <text:p text:style-name="Preformatted_20_Text">ちゅるちゅるちゅる！！</text:p>
      <text:p text:style-name="Preformatted_20_Text">Churu-churu-churu!!!</text:p>
      <text:p text:style-name="Preformatted_20_Text">#アリス</text:p>
      <text:p text:style-name="Preformatted_20_Text">お、おい……。</text:p>
      <text:p text:style-name="Preformatted_20_Text">Oh, hey .......</text:p>
      <text:p text:style-name="Preformatted_20_Text">#シャルロッテ</text:p>
      <text:p text:style-name="Preformatted_20_Text">う、うまくいかないですわ！！</text:p>
      <text:p text:style-name="Preformatted_20_Text">ぱく、もぐもぐ……あら、このエビ美味しいですわ。</text:p>
      <text:p text:style-name="Preformatted_20_Text">Ugh, it's not going well!</text:p>
      <text:p text:style-name="Preformatted_20_Text">Snap, mooch...... Oh, these shrimp are delicious.</text:p>
      <text:p text:style-name="Preformatted_20_Text">#アリス</text:p>
      <text:p text:style-name="Preformatted_20_Text">わ、私の海老天！！</text:p>
      <text:p text:style-name="Preformatted_20_Text">おい、バカ、返せ！！</text:p>
      <text:p text:style-name="Preformatted_20_Text">それ以上食うな！！</text:p>
      <text:p text:style-name="Preformatted_20_Text">Wow, my shrimp tempura!</text:p>
      <text:p text:style-name="Preformatted_20_Text">Hey, idiot, give it back!</text:p>
      <text:p text:style-name="Preformatted_20_Text"><text:soft-page-break/>Don't eat any more!</text:p>
      <text:p text:style-name="Preformatted_20_Text">#シャルロッテ</text:p>
      <text:p text:style-name="Preformatted_20_Text">悔しいですわ！　悔しいですわ！</text:p>
      <text:p text:style-name="Preformatted_20_Text">I'm so sorry!　I'm so sorry!</text:p>
      <text:p text:style-name="Preformatted_20_Text">[cn]</text:p>
      <text:p text:style-name="Preformatted_20_Text">ちゅるちゅるちゅる！！</text:p>
      <text:p text:style-name="Preformatted_20_Text">Chiru-chiru-chiru!!!</text:p>
      <text:p text:style-name="Preformatted_20_Text">#シャルロッテ</text:p>
      <text:p text:style-name="Preformatted_20_Text">もぐもぐ……。</text:p>
      <text:p text:style-name="Preformatted_20_Text">あら、この魚天も美味しいですわね。</text:p>
      <text:p text:style-name="Preformatted_20_Text">Mogu Mogu .......</text:p>
      <text:p text:style-name="Preformatted_20_Text">Oh my, this fish tempura is delicious too.</text:p>
      <text:p text:style-name="Preformatted_20_Text">#アリス</text:p>
      <text:p text:style-name="Preformatted_20_Text">め、メイジぃ～……。</text:p>
      <text:p text:style-name="Preformatted_20_Text">Meh, maisy~ .......</text:p>
      <text:p text:style-name="Preformatted_20_Text">#メイジー</text:p>
      <text:p text:style-name="Preformatted_20_Text">（あ、これはなんやかんやで、</text:p>
      <text:p text:style-name="Preformatted_20_Text">海老天と魚天を取られるやつだわ。</text:p>
      <text:p text:style-name="Preformatted_20_Text">はやく食べなきゃ。）</text:p>
      <text:p text:style-name="Preformatted_20_Text">あむ……むぐむぐ……。</text:p>
      <text:p text:style-name="Preformatted_20_Text">ずるるるるるっ！</text:p>
      <text:p text:style-name="Preformatted_20_Text">な、何かしらねえひゃん…？</text:p>
      <text:p text:style-name="Preformatted_20_Text">（Oh, this is the one where they take the prawn tempura and the fish tempura.</text:p>
      <text:p text:style-name="Preformatted_20_Text">(Oh, this is the one where they take the prawn tempura and fish tempura.</text:p>
      <text:p text:style-name="Preformatted_20_Text">I have to eat it soon.)</text:p>
      <text:p text:style-name="Preformatted_20_Text">Amu......mugumugu.......</text:p>
      <text:p text:style-name="Preformatted_20_Text">Sly sly sly sly sly sly sly!</text:p>
      <text:p text:style-name="Preformatted_20_Text">What is it, what is it?</text:p>
      <text:p text:style-name="Preformatted_20_Text">#アリス</text:p>
      <text:p text:style-name="Preformatted_20_Text">な、そんなに急いで食わなくてもいいだろ！！</text:p>
      <text:p text:style-name="Preformatted_20_Text">Hey, you don't have to eat so fast!</text:p>
      <text:p text:style-name="Preformatted_20_Text">#メイジー</text:p>
      <text:p text:style-name="Preformatted_20_Text">な、なんのことかしら……。</text:p>
      <text:p text:style-name="Preformatted_20_Text">あー、美味しかった！</text:p>
      <text:p text:style-name="Preformatted_20_Text">ごちそうさま！</text:p>
      <text:p text:style-name="Preformatted_20_Text">What is this ......?</text:p>
      <text:p text:style-name="Preformatted_20_Text">Oh, that was delicious!</text:p>
      <text:p text:style-name="Preformatted_20_Text">Thanks for the food!</text:p>
      <text:p text:style-name="Preformatted_20_Text">#シャルロッテ</text:p>
      <text:p text:style-name="Preformatted_20_Text">私も、ごちそうさまですわ！</text:p>
      <text:p text:style-name="Preformatted_20_Text">Me too, thanks for the food!</text:p>
      <text:p text:style-name="Preformatted_20_Text">#アリス</text:p>
      <text:p text:style-name="Preformatted_20_Text">ああーーーーーー！！！</text:p>
      <text:p text:style-name="Preformatted_20_Text">私の天ぷらそばーーーー！！</text:p>
      <text:p text:style-name="Preformatted_20_Text">マスタぁ……。</text:p>
      <text:p text:style-name="Preformatted_20_Text">Aaahhhhh!</text:p>
      <text:p text:style-name="Preformatted_20_Text">My tempura sobaoooooo!!!!</text:p>
      <text:p text:style-name="Preformatted_20_Text">Master ah .......</text:p>
      <text:p text:style-name="Preformatted_20_Text">#マスター</text:p>
      <text:p text:style-name="Preformatted_20_Text">ああ……、悪い、エビもイカも今ので最後だ。</text:p>
      <text:p text:style-name="Preformatted_20_Text">水ぶどうのかき揚げなら代わりに出せるが……。</text:p>
      <text:p text:style-name="Preformatted_20_Text">Oh ......, sorry, that's the last of the shrimp and squid now.</text:p>
      <text:p text:style-name="Preformatted_20_Text">I can serve shaved water grapes instead. ......</text:p>
      <text:p text:style-name="Preformatted_20_Text">#アリス</text:p>
      <text:p text:style-name="Preformatted_20_Text">あんな生臭いのいやだ！！</text:p>
      <text:p text:style-name="Preformatted_20_Text">I hate that fishy smell!!!</text:p>
      <text:p text:style-name="Preformatted_20_Text">#シャルロッテ</text:p>
      <text:p text:style-name="Preformatted_20_Text">ごめんなさい、アリスさん……。</text:p>
      <text:p text:style-name="Preformatted_20_Text">私のパスタで良ければ差し上げますから。</text:p>
      <text:p text:style-name="Preformatted_20_Text">Sorry, Alice. ......</text:p>
      <text:p text:style-name="Preformatted_20_Text">I'll give you my pasta if you like.</text:p>
      <text:p text:style-name="Preformatted_20_Text">#アリス</text:p>
      <text:p text:style-name="Preformatted_20_Text">こ、このやろぉ……。</text:p>
      <text:p text:style-name="Preformatted_20_Text"><text:soft-page-break/>…………。</text:p>
      <text:p text:style-name="Preformatted_20_Text">食べるけどぉ……。</text:p>
      <text:p text:style-name="Preformatted_20_Text">くそーー！</text:p>
      <text:p text:style-name="Preformatted_20_Text">Hey, you son of a bitch! ......</text:p>
      <text:p text:style-name="Preformatted_20_Text">.............</text:p>
      <text:p text:style-name="Preformatted_20_Text">I'll eat it. ......</text:p>
      <text:p text:style-name="Preformatted_20_Text">Damn!</text:p>
      <text:p text:style-name="Preformatted_20_Text">[cn]</text:p>
      <text:p text:style-name="Preformatted_20_Text">ずるずるずるずる！！！</text:p>
      <text:p text:style-name="Preformatted_20_Text">Sly sly sly sly!!!!!!!</text:p>
      <text:p text:style-name="Preformatted_20_Text">#メイジー</text:p>
      <text:p text:style-name="Preformatted_20_Text">パスタでそれはマナー違反よ、姉さん。</text:p>
      <text:p text:style-name="Preformatted_20_Text">That's bad manners with pasta, sis.</text:p>
      <text:p text:style-name="Preformatted_20_Text">#アリス</text:p>
      <text:p text:style-name="Preformatted_20_Text">うるせえ！！</text:p>
      <text:p text:style-name="Preformatted_20_Text">Shut up!</text:p>
      <text:p text:style-name="Preformatted_20_Text"/>
      <text:p text:style-name="Preformatted_20_Text">C:\Users\James Phillips\Desktop\Games\WargameAliceGit\MinimizedScenarios\min_t1_1015.txt</text:p>
      <text:p text:style-name="Preformatted_20_Text">#アリス</text:p>
      <text:p text:style-name="Preformatted_20_Text">マスター、お会計。</text:p>
      <text:p text:style-name="Preformatted_20_Text">Master, the bill.</text:p>
      <text:p text:style-name="Preformatted_20_Text">#マスター</text:p>
      <text:p text:style-name="Preformatted_20_Text">はいよ……えっと、</text:p>
      <text:p text:style-name="Preformatted_20_Text">うお、結構飲んだなぁ。</text:p>
      <text:p text:style-name="Preformatted_20_Text">メイジーさんと二人で95マナだ。</text:p>
      <text:p text:style-name="Preformatted_20_Text">Yes yo. ...... Let's see...</text:p>
      <text:p text:style-name="Preformatted_20_Text">Wow, I drank a lot.</text:p>
      <text:p text:style-name="Preformatted_20_Text">95 mana for you and Maisie.</text:p>
      <text:p text:style-name="Preformatted_20_Text">#アリス</text:p>
      <text:p text:style-name="Preformatted_20_Text">きゅ、95マナぁ！？</text:p>
      <text:p text:style-name="Preformatted_20_Text">おい、メイジー飲みすぎなんじゃねえか？</text:p>
      <text:p text:style-name="Preformatted_20_Text">95 mana?</text:p>
      <text:p text:style-name="Preformatted_20_Text">Hey, Maisie, I think you drank too much.</text:p>
      <text:p text:style-name="Preformatted_20_Text">#メイジー</text:p>
      <text:p text:style-name="Preformatted_20_Text">ボトルを開けたのは姉さんじゃない。</text:p>
      <text:p text:style-name="Preformatted_20_Text">余ってるし……キープ分も考えればそんなものよ。</text:p>
      <text:p text:style-name="Preformatted_20_Text">It wasn't my sister who opened the bottle.</text:p>
      <text:p text:style-name="Preformatted_20_Text">I've got a few left over, and that's considering the amount of ...... I've got to keep.</text:p>
      <text:p text:style-name="Preformatted_20_Text">#アリス</text:p>
      <text:p text:style-name="Preformatted_20_Text">うーん、そうか。</text:p>
      <text:p text:style-name="Preformatted_20_Text">……………。</text:p>
      <text:p text:style-name="Preformatted_20_Text">Hmmm.</text:p>
      <text:p text:style-name="Preformatted_20_Text">................</text:p>
      <text:p text:style-name="Preformatted_20_Text">#マスター</text:p>
      <text:p text:style-name="Preformatted_20_Text">ん？　どうした？</text:p>
      <text:p text:style-name="Preformatted_20_Text">Hmm?　What's up?</text:p>
      <text:p text:style-name="Preformatted_20_Text">#アリス</text:p>
      <text:p text:style-name="Preformatted_20_Text">なあ、なんでただのマナの塊なのに金っていうんだろうな。</text:p>
      <text:p text:style-name="Preformatted_20_Text">Hey, why do they call it gold when it's just a lump of mana?</text:p>
      <text:p text:style-name="Preformatted_20_Text">#マスター</text:p>
      <text:p text:style-name="Preformatted_20_Text">なんだよ、魔女が作れるからマナが通貨なんだと思ってたぞ。</text:p>
      <text:p text:style-name="Preformatted_20_Text">What the hell, I thought mana was currency because witches could make it.</text:p>
      <text:p text:style-name="Preformatted_20_Text">#アリス</text:p>
      <text:p text:style-name="Preformatted_20_Text">作れたら今頃大金持ちじゃねえか。</text:p>
      <text:p text:style-name="Preformatted_20_Text">If you could make it, you'd be rich by now.</text:p>
      <text:p text:style-name="Preformatted_20_Text">#マスター</text:p>
      <text:p text:style-name="Preformatted_20_Text">実際大金持ちだろうが。</text:p>
      <text:p text:style-name="Preformatted_20_Text">In fact, you'd be a millionaire.</text:p>
      <text:p text:style-name="Preformatted_20_Text">#アリス</text:p>
      <text:p text:style-name="Preformatted_20_Text">バカやろう、金持ちだったらこんな庶民の店来るわけねえだろ。</text:p>
      <text:p text:style-name="Preformatted_20_Text">You idiot, if you were rich, you wouldn't come to this common man's store.</text:p>
      <text:p text:style-name="Preformatted_20_Text">#マスター</text:p>
      <text:p text:style-name="Preformatted_20_Text">なんだとこの……！</text:p>
      <text:p text:style-name="Preformatted_20_Text"><text:soft-page-break/>What the hell is this ......!</text:p>
      <text:p text:style-name="Preformatted_20_Text">#メイジー</text:p>
      <text:p text:style-name="Preformatted_20_Text">マナが通貨になったのは、数百年前の戦争の時期らしいですよ。</text:p>
      <text:p text:style-name="Preformatted_20_Text">I heard that mana became currency hundreds of years ago during a time of war.</text:p>
      <text:p text:style-name="Preformatted_20_Text">#アリス</text:p>
      <text:p text:style-name="Preformatted_20_Text">戦争の時期？　なんでまた……。</text:p>
      <text:p text:style-name="Preformatted_20_Text">Time of war?　Why is this ...... again?</text:p>
      <text:p text:style-name="Preformatted_20_Text">#メイジー</text:p>
      <text:p text:style-name="Preformatted_20_Text">マナの結晶は世界樹の葉っぱのエキスを濃縮したり、</text:p>
      <text:p text:style-name="Preformatted_20_Text">鉱山から掘り出される高濃度のマナ石を</text:p>
      <text:p text:style-name="Preformatted_20_Text">精錬することで得られるのは知ってますよね。</text:p>
      <text:p text:style-name="Preformatted_20_Text">Mana crystals are concentrated extracts of the leaves of the World Tree or</text:p>
      <text:p text:style-name="Preformatted_20_Text">highly concentrated mana stones that are dug out of mines.</text:p>
      <text:p text:style-name="Preformatted_20_Text">You know it's obtained by refining.</text:p>
      <text:p text:style-name="Preformatted_20_Text">#アリス</text:p>
      <text:p text:style-name="Preformatted_20_Text">へえ、そうなのか。</text:p>
      <text:p text:style-name="Preformatted_20_Text">Heh, I see.</text:p>
      <text:p text:style-name="Preformatted_20_Text">#マスター</text:p>
      <text:p text:style-name="Preformatted_20_Text">勉強になるな。</text:p>
      <text:p text:style-name="Preformatted_20_Text">I'm learning a lot.</text:p>
      <text:p text:style-name="Preformatted_20_Text">#メイジー</text:p>
      <text:p text:style-name="Preformatted_20_Text">ま、マスターはともかく、</text:p>
      <text:p text:style-name="Preformatted_20_Text">姉さんは座学で習ったでしょう！</text:p>
      <text:p text:style-name="Preformatted_20_Text">Well, aside from the Master.</text:p>
      <text:p text:style-name="Preformatted_20_Text">You learned it in the classroom, sister!</text:p>
      <text:p text:style-name="Preformatted_20_Text">#アリス</text:p>
      <text:p text:style-name="Preformatted_20_Text">習ってねーよ。</text:p>
      <text:p text:style-name="Preformatted_20_Text">なんなら欠席してたっての、たぶん。</text:p>
      <text:p text:style-name="Preformatted_20_Text">No, I didn't.</text:p>
      <text:p text:style-name="Preformatted_20_Text">If you want, you were absent, probably.</text:p>
      <text:p text:style-name="Preformatted_20_Text">#メイジー</text:p>
      <text:p text:style-name="Preformatted_20_Text">隣で受けてたわよ！</text:p>
      <text:p text:style-name="Preformatted_20_Text">もう……まあいいわ。</text:p>
      <text:p text:style-name="Preformatted_20_Text">それで、昔はそのマナの結晶を</text:p>
      <text:p text:style-name="Preformatted_20_Text">魔女の魔力補給源として軍に支給していたんだけど、</text:p>
      <text:p text:style-name="Preformatted_20_Text">そのうち結晶より食料が足りなくなってきたの。</text:p>
      <text:p text:style-name="Preformatted_20_Text">もともと食料は魔法の使えない</text:p>
      <text:p text:style-name="Preformatted_20_Text">人間を中心とした前線部隊に多く割り振られていたから、</text:p>
      <text:p text:style-name="Preformatted_20_Text">魔法隊は前線部隊に</text:p>
      <text:p text:style-name="Preformatted_20_Text">食料とマナの結晶を交換しに行っていたそうよ。</text:p>
      <text:p text:style-name="Preformatted_20_Text">I was in the class next to you!</text:p>
      <text:p text:style-name="Preformatted_20_Text">I'm already on ...... Well, okay.</text:p>
      <text:p text:style-name="Preformatted_20_Text">So, back in the day, we used to give those mana crystals to the military as a source of witch power.</text:p>
      <text:p text:style-name="Preformatted_20_Text">We used to give them to the military as a source of magical energy for the witches.</text:p>
      <text:p text:style-name="Preformatted_20_Text">But then we started running out of food rather than crystals.</text:p>
      <text:p text:style-name="Preformatted_20_Text">Originally, food was supplied to front-line troops, mostly humans, who couldn't use magic.</text:p>
      <text:p text:style-name="Preformatted_20_Text">So, the magic troops were allocated to the front line troops, mainly humans.</text:p>
      <text:p text:style-name="Preformatted_20_Text">The magic corps would exchange food for mana crystals to the front line troops.</text:p>
      <text:p text:style-name="Preformatted_20_Text">They would exchange mana crystals for food.</text:p>
      <text:p text:style-name="Preformatted_20_Text">#アリス</text:p>
      <text:p text:style-name="Preformatted_20_Text">それでマナの結晶が金として使われるようになったってのか？</text:p>
      <text:p text:style-name="Preformatted_20_Text">でも、それまでにも金はあったんだろ？</text:p>
      <text:p text:style-name="Preformatted_20_Text">So mana crystals were used as gold?</text:p>
      <text:p text:style-name="Preformatted_20_Text">But there was gold before that, right?</text:p>
      <text:p text:style-name="Preformatted_20_Text">#メイジー</text:p>
      <text:p text:style-name="Preformatted_20_Text">ええ、それまでは銅貨、銀貨、金貨の</text:p>
      <text:p text:style-name="Preformatted_20_Text">三種類を組み合わせた、貨幣制度があったそうよ。</text:p>
      <text:p text:style-name="Preformatted_20_Text">Yes, until then there was a coinage system that combined copper, silver, and gold coins.</text:p>
      <text:p text:style-name="Preformatted_20_Text">There was a coinage system that combined copper, silver, and gold coins.</text:p>
      <text:p text:style-name="Preformatted_20_Text">#マスター</text:p>
      <text:p text:style-name="Preformatted_20_Text">そっちの方が便利そうだな。</text:p>
      <text:p text:style-name="Preformatted_20_Text">マナの結晶は軽いんだが結構かさばるからな。</text:p>
      <text:p text:style-name="Preformatted_20_Text">That sounds more convenient.</text:p>
      <text:p text:style-name="Preformatted_20_Text"><text:soft-page-break/>Mana crystals are light but bulky.</text:p>
      <text:p text:style-name="Preformatted_20_Text">#メイジー</text:p>
      <text:p text:style-name="Preformatted_20_Text">戦争期で、大砲とかに使う金属が足りなかったんですって。</text:p>
      <text:p text:style-name="Preformatted_20_Text">ほとんどの貨幣は兵器用にとかされてしまったわ。</text:p>
      <text:p text:style-name="Preformatted_20_Text">この国で使われていた貨幣は、</text:p>
      <text:p text:style-name="Preformatted_20_Text">ほとんどが純度１００％のもので、</text:p>
      <text:p text:style-name="Preformatted_20_Text">兵器に転用しやすかったのだそうよ。</text:p>
      <text:p text:style-name="Preformatted_20_Text">It was a time of war and there wasn't enough metal for cannons and such.</text:p>
      <text:p text:style-name="Preformatted_20_Text">Most of the coins have been used for weapons.</text:p>
      <text:p text:style-name="Preformatted_20_Text">Most of the coins used in this country were</text:p>
      <text:p text:style-name="Preformatted_20_Text">were almost all 100% pure.</text:p>
      <text:p text:style-name="Preformatted_20_Text">and could be easily converted into weapons.</text:p>
      <text:p text:style-name="Preformatted_20_Text">#アリス</text:p>
      <text:p text:style-name="Preformatted_20_Text">なあ、今からでも金属の貨幣に変えちまうってのはできないのか？</text:p>
      <text:p text:style-name="Preformatted_20_Text">Hey, can't we just convert them to metal coins now?</text:p>
      <text:p text:style-name="Preformatted_20_Text">#メイジー</text:p>
      <text:p text:style-name="Preformatted_20_Text">うーん……マナの結晶はどの領地でも使える共有通貨だから……。</text:p>
      <text:p text:style-name="Preformatted_20_Text">うちだけ変更しちゃうと支障が出るかもしれないわね。</text:p>
      <text:p text:style-name="Preformatted_20_Text">それは交換所を作れば何とかなるかもしれないけど、</text:p>
      <text:p text:style-name="Preformatted_20_Text">それ以前に材料になる金属がうちの領地ではあまりとれないし。</text:p>
      <text:p text:style-name="Preformatted_20_Text">Hmmm ...... mana crystals are a shared currency that can be used in any territory .......</text:p>
      <text:p text:style-name="Preformatted_20_Text">Changing it just for us might be an obstacle.</text:p>
      <text:p text:style-name="Preformatted_20_Text">That could be worked out by creating an exchange, though.</text:p>
      <text:p text:style-name="Preformatted_20_Text">But before that, we can't get much metal for materials in our territory.</text:p>
      <text:p text:style-name="Preformatted_20_Text">#マスター</text:p>
      <text:p text:style-name="Preformatted_20_Text">そうだなぁ……。</text:p>
      <text:p text:style-name="Preformatted_20_Text">ただ、店をやるこっちとしては、</text:p>
      <text:p text:style-name="Preformatted_20_Text">毎日マナの結晶が入った大きな袋を担いで</text:p>
      <text:p text:style-name="Preformatted_20_Text">出勤してくるってのはしんどいものがあるんだよな。</text:p>
      <text:p text:style-name="Preformatted_20_Text">金属の貨幣になったら、店の金庫にも入ると思うんだが。</text:p>
      <text:p text:style-name="Preformatted_20_Text">I agree. ......</text:p>
      <text:p text:style-name="Preformatted_20_Text">But, as a store owner, I'd like to have a big bag of mana crystals every day.</text:p>
      <text:p text:style-name="Preformatted_20_Text">It's hard for me as a shop owner to carry a big bag of mana crystals to work every day.</text:p>
      <text:p text:style-name="Preformatted_20_Text">It's hard for me as a shop owner to carry a big bag of mana crystals to work every day.</text:p>
      <text:p text:style-name="Preformatted_20_Text">I'm sure if it became a metal coin, it would fit in the store's safe.</text:p>
      <text:p text:style-name="Preformatted_20_Text">#アリス</text:p>
      <text:p text:style-name="Preformatted_20_Text">あっ！　それなら、いっそ紙の通貨にしちまえばいいんじゃねえか？</text:p>
      <text:p text:style-name="Preformatted_20_Text">Ah!　Then why not just make it paper currency?</text:p>
      <text:p text:style-name="Preformatted_20_Text">#メイジー</text:p>
      <text:p text:style-name="Preformatted_20_Text">紙って……タダ同然で作れるのにお金にできるわけないじゃない。</text:p>
      <text:p text:style-name="Preformatted_20_Text">Paper can't be used as money when it can be made for ...... free.</text:p>
      <text:p text:style-name="Preformatted_20_Text">#アリス</text:p>
      <text:p text:style-name="Preformatted_20_Text">それもそうか……、福引券みたいな感じで、</text:p>
      <text:p text:style-name="Preformatted_20_Text">お金の券とかがあったら、</text:p>
      <text:p text:style-name="Preformatted_20_Text">持ち運びも楽だと思ったんだがなぁ。</text:p>
      <text:p text:style-name="Preformatted_20_Text">That's true too ......, like a goody bag.</text:p>
      <text:p text:style-name="Preformatted_20_Text">I thought it would be easier to carry around</text:p>
      <text:p text:style-name="Preformatted_20_Text">I thought it would be easy to carry around.</text:p>
      <text:p text:style-name="Preformatted_20_Text">#メイジー</text:p>
      <text:p text:style-name="Preformatted_20_Text">うーん、特殊な紙で、簡単に複製できないものにして</text:p>
      <text:p text:style-name="Preformatted_20_Text">なおかつ印刷所は世界で一か所、</text:p>
      <text:p text:style-name="Preformatted_20_Text">発行数を領主が管理すればもしかしたら……。</text:p>
      <text:p text:style-name="Preformatted_20_Text">Hmmm...special paper that can't be easily duplicated...</text:p>
      <text:p text:style-name="Preformatted_20_Text">And there would be only one printing house in the world.</text:p>
      <text:p text:style-name="Preformatted_20_Text">If the lords control the number of issues, maybe .......</text:p>
      <text:p text:style-name="Preformatted_20_Text">#アリス</text:p>
      <text:p text:style-name="Preformatted_20_Text">あ、いや……別に本気でやれっていうつもりは。</text:p>
      <text:p text:style-name="Preformatted_20_Text">Oh, no, I don't mean ...... to be serious.</text:p>
      <text:p text:style-name="Preformatted_20_Text">#メイジー</text:p>
      <text:p text:style-name="Preformatted_20_Text">姉さん、この件は持ち帰って、</text:p>
      <text:p text:style-name="Preformatted_20_Text">もう少し考えましょう！</text:p>
      <text:p text:style-name="Preformatted_20_Text">Sis, let's take this back and think about it some more.</text:p>
      <text:p text:style-name="Preformatted_20_Text">Let's think about it some more!</text:p>
      <text:p text:style-name="Preformatted_20_Text"><text:soft-page-break/>#アリス</text:p>
      <text:p text:style-name="Preformatted_20_Text">お、おう……。</text:p>
      <text:p text:style-name="Preformatted_20_Text">Oh, oh .......</text:p>
      <text:p text:style-name="Preformatted_20_Text">#メイジー</text:p>
      <text:p text:style-name="Preformatted_20_Text">それじゃあマスター、また来ます。</text:p>
      <text:p text:style-name="Preformatted_20_Text">さっ、姉さん。</text:p>
      <text:p text:style-name="Preformatted_20_Text">Well then, Master, I'll be back.</text:p>
      <text:p text:style-name="Preformatted_20_Text">Bye, sis.</text:p>
      <text:p text:style-name="Preformatted_20_Text">#アリス</text:p>
      <text:p text:style-name="Preformatted_20_Text">えっ、ちょっとメイジー！</text:p>
      <text:p text:style-name="Preformatted_20_Text">難しい話はやめようぜ、なあおい！</text:p>
      <text:p text:style-name="Preformatted_20_Text">Oh, hey, Maisie!</text:p>
      <text:p text:style-name="Preformatted_20_Text">Let's not talk about hard things, na'ai!</text:p>
      <text:p text:style-name="Preformatted_20_Text">[cn]</text:p>
      <text:p text:style-name="Preformatted_20_Text">この後みっちり、眠たい話をメイジーから聞かされ、</text:p>
      <text:p text:style-name="Preformatted_20_Text">アリスは二度とメイジーの前で</text:p>
      <text:p text:style-name="Preformatted_20_Text">お金の話はすまいと誓ったのだった。</text:p>
      <text:p text:style-name="Preformatted_20_Text">After a long, sleepy talk from Maisie.</text:p>
      <text:p text:style-name="Preformatted_20_Text">Alice vowed never to talk about money in front of Maisie again.</text:p>
      <text:p text:style-name="Preformatted_20_Text">Alice vowed never to talk about money in front of Maisie again.</text:p>
      <text:p text:style-name="Preformatted_20_Text"/>
      <text:p text:style-name="Preformatted_20_Text">C:\Users\James Phillips\Desktop\Games\WargameAliceGit\MinimizedScenarios\min_t1_1016.txt</text:p>
      <text:p text:style-name="Preformatted_20_Text">#ヴェロニカ</text:p>
      <text:p text:style-name="Preformatted_20_Text">はい、では大魔女のヴェロニカの魔法教室を開催します。</text:p>
      <text:p text:style-name="Preformatted_20_Text">第一回は魔法のしくみについて説明しますね。</text:p>
      <text:p text:style-name="Preformatted_20_Text">Yes, now we will have a magic class with the Great Witch Veronica.</text:p>
      <text:p text:style-name="Preformatted_20_Text">I'll explain how magic works in the first session.</text:p>
      <text:p text:style-name="Preformatted_20_Text">#エマ</text:p>
      <text:p text:style-name="Preformatted_20_Text">はーい！</text:p>
      <text:p text:style-name="Preformatted_20_Text">Yes!</text:p>
      <text:p text:style-name="Preformatted_20_Text">#エミル</text:p>
      <text:p text:style-name="Preformatted_20_Text">ヴェロニカ先生、お願いします。</text:p>
      <text:p text:style-name="Preformatted_20_Text">Veronica-sensei, please.</text:p>
      <text:p text:style-name="Preformatted_20_Text">#マスター</text:p>
      <text:p text:style-name="Preformatted_20_Text">……あ、あのう。</text:p>
      <text:p text:style-name="Preformatted_20_Text">...... Oh, um.</text:p>
      <text:p text:style-name="Preformatted_20_Text">#ヴェロニカ</text:p>
      <text:p text:style-name="Preformatted_20_Text">はい、マスターさん。</text:p>
      <text:p text:style-name="Preformatted_20_Text">Yes, Mr. Master.</text:p>
      <text:p text:style-name="Preformatted_20_Text">#マスター</text:p>
      <text:p text:style-name="Preformatted_20_Text">ここ、うちの店なんですが。</text:p>
      <text:p text:style-name="Preformatted_20_Text">This is our store.</text:p>
      <text:p text:style-name="Preformatted_20_Text">#ヴェロニカ</text:p>
      <text:p text:style-name="Preformatted_20_Text">お昼時も少し過ぎた頃ですから、</text:p>
      <text:p text:style-name="Preformatted_20_Text">忙しくはないでしょう。</text:p>
      <text:p text:style-name="Preformatted_20_Text">それに、お客さんもいませんし。</text:p>
      <text:p text:style-name="Preformatted_20_Text">It's a little past lunchtime.</text:p>
      <text:p text:style-name="Preformatted_20_Text">It's not busy.</text:p>
      <text:p text:style-name="Preformatted_20_Text">Besides, there are no customers.</text:p>
      <text:p text:style-name="Preformatted_20_Text">#マスター</text:p>
      <text:p text:style-name="Preformatted_20_Text">い、いやまあそうなんですが……。</text:p>
      <text:p text:style-name="Preformatted_20_Text">No, no, well, yes, but .......</text:p>
      <text:p text:style-name="Preformatted_20_Text">#ヴェロニカ</text:p>
      <text:p text:style-name="Preformatted_20_Text">ささ、授業を始めますよ。</text:p>
      <text:p text:style-name="Preformatted_20_Text">Well, let's start the class.</text:p>
      <text:p text:style-name="Preformatted_20_Text">#マスター</text:p>
      <text:p text:style-name="Preformatted_20_Text">ま、まあいいけど……。</text:p>
      <text:p text:style-name="Preformatted_20_Text">Well, okay, well, but... ......</text:p>
      <text:p text:style-name="Preformatted_20_Text">#ヴェロニカ</text:p>
      <text:p text:style-name="Preformatted_20_Text">この世界には、魔法を使う魔女がいます。</text:p>
      <text:p text:style-name="Preformatted_20_Text">私も魔女、この領地を治めているアリスも魔女です。</text:p>
      <text:p text:style-name="Preformatted_20_Text">ではなぜ、魔法は魔女にしか使えないのでしょうか。</text:p>
      <text:p text:style-name="Preformatted_20_Text">In this world, there are witches who use magic.</text:p>
      <text:p text:style-name="Preformatted_20_Text"><text:soft-page-break/>I am a witch, and Alice, who rules this territory, is also a witch.</text:p>
      <text:p text:style-name="Preformatted_20_Text">So why is it that magic can only be used by witches?</text:p>
      <text:p text:style-name="Preformatted_20_Text">#エミル</text:p>
      <text:p text:style-name="Preformatted_20_Text">はい、人間は魔力を体内に保持できないし、</text:p>
      <text:p text:style-name="Preformatted_20_Text">生成もできないからです。</text:p>
      <text:p text:style-name="Preformatted_20_Text">Yes, because humans cannot hold magic in their bodies.</text:p>
      <text:p text:style-name="Preformatted_20_Text">And they can't generate it either.</text:p>
      <text:p text:style-name="Preformatted_20_Text">#ヴェロニカ</text:p>
      <text:p text:style-name="Preformatted_20_Text">あら、エミル、賢いのね……。</text:p>
      <text:p text:style-name="Preformatted_20_Text">私が説明することなくなっちゃったわ。</text:p>
      <text:p text:style-name="Preformatted_20_Text">Oh, Emil, you're so clever: .......</text:p>
      <text:p text:style-name="Preformatted_20_Text">Now I don't have to explain myself anymore.</text:p>
      <text:p text:style-name="Preformatted_20_Text">#エミル</text:p>
      <text:p text:style-name="Preformatted_20_Text">へへへ……。</text:p>
      <text:p text:style-name="Preformatted_20_Text">Hehehe .......</text:p>
      <text:p text:style-name="Preformatted_20_Text">#エマ</text:p>
      <text:p text:style-name="Preformatted_20_Text">あっ、エミル照れてる！</text:p>
      <text:p text:style-name="Preformatted_20_Text">えっちいんだー！</text:p>
      <text:p text:style-name="Preformatted_20_Text">Oh, Emil, you're so shy!</text:p>
      <text:p text:style-name="Preformatted_20_Text">He's so ewww!!!</text:p>
      <text:p text:style-name="Preformatted_20_Text">#エミル</text:p>
      <text:p text:style-name="Preformatted_20_Text">なっ！　どこが！！</text:p>
      <text:p text:style-name="Preformatted_20_Text">姉さんったらもう！</text:p>
      <text:p text:style-name="Preformatted_20_Text">Nah!　What's wrong with you!</text:p>
      <text:p text:style-name="Preformatted_20_Text">You're so cute!</text:p>
      <text:p text:style-name="Preformatted_20_Text">#ヴェロニカ</text:p>
      <text:p text:style-name="Preformatted_20_Text">ふふ……、ええ、その通りよ。</text:p>
      <text:p text:style-name="Preformatted_20_Text">魔女は体内に魔力を生成する機構を備えているの。</text:p>
      <text:p text:style-name="Preformatted_20_Text">魔力は空気中のマナを呼吸と一緒に取り込んで、</text:p>
      <text:p text:style-name="Preformatted_20_Text">それを変換することで得られます。</text:p>
      <text:p text:style-name="Preformatted_20_Text">Hmmm ......, yeah, that's right.</text:p>
      <text:p text:style-name="Preformatted_20_Text">Witches have a mechanism in their bodies to generate magic power.</text:p>
      <text:p text:style-name="Preformatted_20_Text">Magic is obtained by taking in mana from the air and converting it.</text:p>
      <text:p text:style-name="Preformatted_20_Text">It is obtained by transforming it.</text:p>
      <text:p text:style-name="Preformatted_20_Text">#エミル</text:p>
      <text:p text:style-name="Preformatted_20_Text">マナがないところに行くと、</text:p>
      <text:p text:style-name="Preformatted_20_Text">魔女はどうなるんですか？</text:p>
      <text:p text:style-name="Preformatted_20_Text">When you go to a place where there is no mana...</text:p>
      <text:p text:style-name="Preformatted_20_Text">What happens to the witches?</text:p>
      <text:p text:style-name="Preformatted_20_Text">#ヴェロニカ</text:p>
      <text:p text:style-name="Preformatted_20_Text">そうね、人間でいうなら、</text:p>
      <text:p text:style-name="Preformatted_20_Text">すごく高い山の上に登ると、</text:p>
      <text:p text:style-name="Preformatted_20_Text">空気が薄くて息苦しく感じますよね？</text:p>
      <text:p text:style-name="Preformatted_20_Text">あんな感じといったらわかりますか？</text:p>
      <text:p text:style-name="Preformatted_20_Text">基本的に死ぬことはないけれど、</text:p>
      <text:p text:style-name="Preformatted_20_Text">魔力の生成が十分にできないから、</text:p>
      <text:p text:style-name="Preformatted_20_Text">無理に魔法を使ってしまうとわからないわね。</text:p>
      <text:p text:style-name="Preformatted_20_Text">Well, in human terms.</text:p>
      <text:p text:style-name="Preformatted_20_Text">When you're on top of a very high mountain.</text:p>
      <text:p text:style-name="Preformatted_20_Text">The air feels thin and suffocating, doesn't it?</text:p>
      <text:p text:style-name="Preformatted_20_Text">You know what I mean?</text:p>
      <text:p text:style-name="Preformatted_20_Text">Basically, you don't die.</text:p>
      <text:p text:style-name="Preformatted_20_Text">But since you can't generate enough magic power, you can't use it.</text:p>
      <text:p text:style-name="Preformatted_20_Text">You can't tell if you use magic by force.</text:p>
      <text:p text:style-name="Preformatted_20_Text">#エマ</text:p>
      <text:p text:style-name="Preformatted_20_Text">アリスさんは魔法をポンポン打っても</text:p>
      <text:p text:style-name="Preformatted_20_Text">平気そうにしてるけど、</text:p>
      <text:p text:style-name="Preformatted_20_Text">魔法って使っても疲れないの？</text:p>
      <text:p text:style-name="Preformatted_20_Text">私はすごく疲れるんだけど。</text:p>
      <text:p text:style-name="Preformatted_20_Text">Alice, you seem to be fine with magic.</text:p>
      <text:p text:style-name="Preformatted_20_Text">But doesn't magic make you tired?</text:p>
      <text:p text:style-name="Preformatted_20_Text">But don't you get tired when you use magic?</text:p>
      <text:p text:style-name="Preformatted_20_Text">It's very tiring for me.</text:p>
      <text:p text:style-name="Preformatted_20_Text"><text:soft-page-break/>#ヴェロニカ</text:p>
      <text:p text:style-name="Preformatted_20_Text">そうか……そういえばエマ、</text:p>
      <text:p text:style-name="Preformatted_20_Text">人間なのに魔法が使えるんでしたね。</text:p>
      <text:p text:style-name="Preformatted_20_Text">ええ、魔法を使えば確かに疲れるわ。</text:p>
      <text:p text:style-name="Preformatted_20_Text">感覚としては、</text:p>
      <text:p text:style-name="Preformatted_20_Text">体に蓄えられている１割の魔力を使えば、</text:p>
      <text:p text:style-name="Preformatted_20_Text">１００メートルを全力ダッシュしたときくらいの</text:p>
      <text:p text:style-name="Preformatted_20_Text">疲労感が出るわね。</text:p>
      <text:p text:style-name="Preformatted_20_Text">アリスが破壊光線をポンポン打っても</text:p>
      <text:p text:style-name="Preformatted_20_Text">あまり疲れたように見えないのは、</text:p>
      <text:p text:style-name="Preformatted_20_Text">彼女の潜在魔力がすごく大きいのと、</text:p>
      <text:p text:style-name="Preformatted_20_Text">この世界にマナが潤沢にあるからなんです。</text:p>
      <text:p text:style-name="Preformatted_20_Text">でも……そうね、アリスはそれだけじゃなくて、</text:p>
      <text:p text:style-name="Preformatted_20_Text">その場のノリと勢いで疲れを忘れているのかもしれないわね。</text:p>
      <text:p text:style-name="Preformatted_20_Text">I see... ...... Speaking of which, Emma...</text:p>
      <text:p text:style-name="Preformatted_20_Text">You can use magic even though you are human, can't you?</text:p>
      <text:p text:style-name="Preformatted_20_Text">Yes, using magic does indeed make you tired.</text:p>
      <text:p text:style-name="Preformatted_20_Text">It's just a feeling.</text:p>
      <text:p text:style-name="Preformatted_20_Text">If you use 10% of the magic stored in your body.</text:p>
      <text:p text:style-name="Preformatted_20_Text">I would feel as tired as if I had dashed 100 meters as fast as I could.</text:p>
      <text:p text:style-name="Preformatted_20_Text">It's like running 100 meters as fast as you can.</text:p>
      <text:p text:style-name="Preformatted_20_Text">Alice doesn't look too tired when she pumps her destructive rays</text:p>
      <text:p text:style-name="Preformatted_20_Text">Alice doesn't look too tired even when she's pumping her body with destructive rays.</text:p>
      <text:p text:style-name="Preformatted_20_Text">Because she has a lot of potential magic power and because there is plenty of mana in this world.</text:p>
      <text:p text:style-name="Preformatted_20_Text">The reason why Alice doesn't look so tired when she pumps her destructive rays is because her latent magic power is so great and there is plenty of mana in this world.</text:p>
      <text:p text:style-name="Preformatted_20_Text">But ...... you're right, Alice may forget that she's tired on the spur of the moment.</text:p>
      <text:p text:style-name="Preformatted_20_Text">Maybe she forgets her tiredness with the right mood and momentum.</text:p>
      <text:p text:style-name="Preformatted_20_Text">#エミル</text:p>
      <text:p text:style-name="Preformatted_20_Text">あ、アリスさんって、やっぱりすごいひとなんですね。</text:p>
      <text:p text:style-name="Preformatted_20_Text">Oh, Alice is an amazing person, isn't she?</text:p>
      <text:p text:style-name="Preformatted_20_Text">#ヴェロニカ</text:p>
      <text:p text:style-name="Preformatted_20_Text">ふふ……昔のアリスをあなたたちに見せてあげたいわ。</text:p>
      <text:p text:style-name="Preformatted_20_Text">とてもかわいかったのよ。</text:p>
      <text:p text:style-name="Preformatted_20_Text">もじもじしてちっちゃくて、ほっぺはぷにぷにで……</text:p>
      <text:p text:style-name="Preformatted_20_Text">うふふふふふ……。</text:p>
      <text:p text:style-name="Preformatted_20_Text">Hmmm ...... I wish I could show you guys the old Alice.</text:p>
      <text:p text:style-name="Preformatted_20_Text">She was so cute.</text:p>
      <text:p text:style-name="Preformatted_20_Text">She was squirmy and tiny and her cheeks were so puffy......</text:p>
      <text:p text:style-name="Preformatted_20_Text">Mmmmmmmmmm .......</text:p>
      <text:p text:style-name="Preformatted_20_Text">#エマ</text:p>
      <text:p text:style-name="Preformatted_20_Text">ヴェロニカさん……？</text:p>
      <text:p text:style-name="Preformatted_20_Text">Veronica, you're ......?</text:p>
      <text:p text:style-name="Preformatted_20_Text">#ヴェロニカ</text:p>
      <text:p text:style-name="Preformatted_20_Text">はっ……、こ、コホン！</text:p>
      <text:p text:style-name="Preformatted_20_Text">次回は、魔法の種類について教えます！</text:p>
      <text:p text:style-name="Preformatted_20_Text">今日はこれでおしまい！</text:p>
      <text:p text:style-name="Preformatted_20_Text">Ha......, kohon!</text:p>
      <text:p text:style-name="Preformatted_20_Text">Next time, I'll tell you about the different kinds of magic!</text:p>
      <text:p text:style-name="Preformatted_20_Text">That's all for today!</text:p>
      <text:p text:style-name="Preformatted_20_Text">#マスター</text:p>
      <text:p text:style-name="Preformatted_20_Text">続くのかよ……。</text:p>
      <text:p text:style-name="Preformatted_20_Text">You're going to continue. .......</text:p>
      <text:p text:style-name="Preformatted_20_Text">[cn]</text:p>
      <text:p text:style-name="Preformatted_20_Text">続く……？</text:p>
      <text:p text:style-name="Preformatted_20_Text">To be continued: ......?</text:p>
      <text:p text:style-name="Preformatted_20_Text"/>
      <text:p text:style-name="Preformatted_20_Text">C:\Users\James Phillips\Desktop\Games\WargameAliceGit\MinimizedScenarios\min_t1_1017.txt</text:p>
      <text:p text:style-name="Preformatted_20_Text">[cn]</text:p>
      <text:p text:style-name="Preformatted_20_Text">前回のあらすじ。</text:p>
      <text:p text:style-name="Preformatted_20_Text">ヴェロニカは酒場で魔法についてエマとエミルに教えていた。</text:p>
      <text:p text:style-name="Preformatted_20_Text">第一回は魔法の仕組みについて授業し、</text:p>
      <text:p text:style-name="Preformatted_20_Text">今度は第二回目が行われるようだが……。</text:p>
      <text:p text:style-name="Preformatted_20_Text"><text:soft-page-break/>Previous Synopsis.</text:p>
      <text:p text:style-name="Preformatted_20_Text">Veronica was teaching Emma and Emil about magic in the tavern.</text:p>
      <text:p text:style-name="Preformatted_20_Text">The first session was a lesson on how magic works, and</text:p>
      <text:p text:style-name="Preformatted_20_Text">Now it seems that the second session will take place. ......</text:p>
      <text:p text:style-name="Preformatted_20_Text">#ヴェロニカ</text:p>
      <text:p text:style-name="Preformatted_20_Text">はい、では第二回を始めます。</text:p>
      <text:p text:style-name="Preformatted_20_Text">第二回は魔法の種類について説明しますね。</text:p>
      <text:p text:style-name="Preformatted_20_Text">Yes, let's start the second session.</text:p>
      <text:p text:style-name="Preformatted_20_Text">In the second session, I'll explain the different types of magic.</text:p>
      <text:p text:style-name="Preformatted_20_Text">#エマ・エミル</text:p>
      <text:p text:style-name="Preformatted_20_Text">はーい！</text:p>
      <text:p text:style-name="Preformatted_20_Text">Yes!!!</text:p>
      <text:p text:style-name="Preformatted_20_Text">#ヴェロニカ</text:p>
      <text:p text:style-name="Preformatted_20_Text">私たち魔女に使える魔法はいろいろありますが、</text:p>
      <text:p text:style-name="Preformatted_20_Text">一番目にする機会が多いのは、</text:p>
      <text:p text:style-name="Preformatted_20_Text">やっぱり戦闘で使う呪文ですね。</text:p>
      <text:p text:style-name="Preformatted_20_Text">There are many different kinds of magic available to us witches.</text:p>
      <text:p text:style-name="Preformatted_20_Text">But the ones we see the most are the ones we use in battle.</text:p>
      <text:p text:style-name="Preformatted_20_Text">The spells we use in battle, after all.</text:p>
      <text:p text:style-name="Preformatted_20_Text">#エマ</text:p>
      <text:p text:style-name="Preformatted_20_Text">はい！</text:p>
      <text:p text:style-name="Preformatted_20_Text">私、ファイアーボールならつかえます！</text:p>
      <text:p text:style-name="Preformatted_20_Text">Yes!</text:p>
      <text:p text:style-name="Preformatted_20_Text">I can use a fireball!</text:p>
      <text:p text:style-name="Preformatted_20_Text">#ヴェロニカ</text:p>
      <text:p text:style-name="Preformatted_20_Text">そう、ファイアーボールは</text:p>
      <text:p text:style-name="Preformatted_20_Text">まさに戦闘呪文の基礎の基礎ね。</text:p>
      <text:p text:style-name="Preformatted_20_Text">私の「ゴッドレイ」や、</text:p>
      <text:p text:style-name="Preformatted_20_Text">アリスの「破壊光線」は、</text:p>
      <text:p text:style-name="Preformatted_20_Text">実はファイアーボールを応用したものなんです。</text:p>
      <text:p text:style-name="Preformatted_20_Text">Yes, Fireball is</text:p>
      <text:p text:style-name="Preformatted_20_Text">It's the very foundation of the basic combat spells.</text:p>
      <text:p text:style-name="Preformatted_20_Text">My "God Ray" and Alice's "Destructive Ray" are just a few.</text:p>
      <text:p text:style-name="Preformatted_20_Text">and Alice's "Destructive Ray" are actually</text:p>
      <text:p text:style-name="Preformatted_20_Text">are actually a variation of the fireball.</text:p>
      <text:p text:style-name="Preformatted_20_Text">#エミル</text:p>
      <text:p text:style-name="Preformatted_20_Text">そんな単純なものなんですか……？</text:p>
      <text:p text:style-name="Preformatted_20_Text">複雑な詠唱があったりとか。</text:p>
      <text:p text:style-name="Preformatted_20_Text">よく小説なんかで出てくるようなのがあると思うんですけど。</text:p>
      <text:p text:style-name="Preformatted_20_Text">Is it that simple ......?</text:p>
      <text:p text:style-name="Preformatted_20_Text">I don't know, there are complicated chants and such.</text:p>
      <text:p text:style-name="Preformatted_20_Text">I think there are some that often appear in novels.</text:p>
      <text:p text:style-name="Preformatted_20_Text">#ヴェロニカ</text:p>
      <text:p text:style-name="Preformatted_20_Text">確かにかっこいいかもしれないけれど、</text:p>
      <text:p text:style-name="Preformatted_20_Text">大抵の魔法は、長い詠唱を挟んでも、</text:p>
      <text:p text:style-name="Preformatted_20_Text">大した威力の底上げにはつながらないわ。</text:p>
      <text:p text:style-name="Preformatted_20_Text">何なら呪文を唱えなくても魔法は使えるわよ。</text:p>
      <text:p text:style-name="Preformatted_20_Text">例えばそうね……。</text:p>
      <text:p text:style-name="Preformatted_20_Text">Sure, it could be cool, but...</text:p>
      <text:p text:style-name="Preformatted_20_Text">Most magic, even with long chants in between</text:p>
      <text:p text:style-name="Preformatted_20_Text">But for most magic, long chants don't add much to the power of the spell.</text:p>
      <text:p text:style-name="Preformatted_20_Text">If you want, you don't even have to cast a spell to use magic.</text:p>
      <text:p text:style-name="Preformatted_20_Text">For example, you could use .......</text:p>
      <text:p text:style-name="Preformatted_20_Text">[cn]</text:p>
      <text:p text:style-name="Preformatted_20_Text">ヴェロニカはそばにあったコップを指さし、</text:p>
      <text:p text:style-name="Preformatted_20_Text">そのまま指を上に振った。</text:p>
      <text:p text:style-name="Preformatted_20_Text">Veronica pointed to the cup by her side.</text:p>
      <text:p text:style-name="Preformatted_20_Text">She waved her finger up.</text:p>
      <text:p text:style-name="Preformatted_20_Text">#エマ</text:p>
      <text:p text:style-name="Preformatted_20_Text">わぁ！</text:p>
      <text:p text:style-name="Preformatted_20_Text">Wow!</text:p>
      <text:p text:style-name="Preformatted_20_Text">#エミル</text:p>
      <text:p text:style-name="Preformatted_20_Text">コップが浮いた！？</text:p>
      <text:p text:style-name="Preformatted_20_Text"><text:soft-page-break/>The cup floated away!</text:p>
      <text:p text:style-name="Preformatted_20_Text">[cn]</text:p>
      <text:p text:style-name="Preformatted_20_Text">ヴェロニカの指に従うように、コップは浮き上がり、</text:p>
      <text:p text:style-name="Preformatted_20_Text">そのまま空中で姿勢を保っている。</text:p>
      <text:p text:style-name="Preformatted_20_Text">As if following Veronica's finger, the cup floats up and</text:p>
      <text:p text:style-name="Preformatted_20_Text">It maintains its posture in the air as it is.</text:p>
      <text:p text:style-name="Preformatted_20_Text">#ヴェロニカ</text:p>
      <text:p text:style-name="Preformatted_20_Text">ね？</text:p>
      <text:p text:style-name="Preformatted_20_Text">要はイメージができればいいのだから、</text:p>
      <text:p text:style-name="Preformatted_20_Text">このくらい簡単な者なら呪文を唱えるまでもないの。</text:p>
      <text:p text:style-name="Preformatted_20_Text">攻撃魔法とかの高エネルギーのものは、</text:p>
      <text:p text:style-name="Preformatted_20_Text">魔法の名前を唱えることで、</text:p>
      <text:p text:style-name="Preformatted_20_Text">よりイメージを明確にして、</text:p>
      <text:p text:style-name="Preformatted_20_Text">威力をあげることが多いですけれどね。</text:p>
      <text:p text:style-name="Preformatted_20_Text">そうそう、今使っている呪文は</text:p>
      <text:p text:style-name="Preformatted_20_Text">「レビテーション」というモノを浮かせる呪文で、</text:p>
      <text:p text:style-name="Preformatted_20_Text">こういう日常的に使う魔法も目にする機会が多いわよね。</text:p>
      <text:p text:style-name="Preformatted_20_Text">Hey?</text:p>
      <text:p text:style-name="Preformatted_20_Text">All you need is an image.</text:p>
      <text:p text:style-name="Preformatted_20_Text">If it's as simple as this, you don't even need to cast a spell.</text:p>
      <text:p text:style-name="Preformatted_20_Text">For high energy magic, like offensive magic...</text:p>
      <text:p text:style-name="Preformatted_20_Text">By chanting the name of the spell, the image becomes clearer.</text:p>
      <text:p text:style-name="Preformatted_20_Text">to make the image clearer and more powerful.</text:p>
      <text:p text:style-name="Preformatted_20_Text">the name of the spell to make the image clearer and more powerful.</text:p>
      <text:p text:style-name="Preformatted_20_Text">The spell I'm using now is called "Levitation.</text:p>
      <text:p text:style-name="Preformatted_20_Text">I am currently using a spell called "Levitation," which makes things float.</text:p>
      <text:p text:style-name="Preformatted_20_Text">I see this kind of magic in everyday life.</text:p>
      <text:p text:style-name="Preformatted_20_Text">#エマ</text:p>
      <text:p text:style-name="Preformatted_20_Text">あ！</text:p>
      <text:p text:style-name="Preformatted_20_Text">この前ロッテ様が冷めた紅茶に手をかざして</text:p>
      <text:p text:style-name="Preformatted_20_Text">温めなおしてました！</text:p>
      <text:p text:style-name="Preformatted_20_Text">Ah!</text:p>
      <text:p text:style-name="Preformatted_20_Text">The other day, Lotte-sama put her hand on the cold tea and warmed it up again!</text:p>
      <text:p text:style-name="Preformatted_20_Text">She was reheating it!</text:p>
      <text:p text:style-name="Preformatted_20_Text">#エミル</text:p>
      <text:p text:style-name="Preformatted_20_Text">そういえば僕は、アリスさんが</text:p>
      <text:p text:style-name="Preformatted_20_Text">高いところの本に手が届かないから、</text:p>
      <text:p text:style-name="Preformatted_20_Text">魔法で本を浮かせて取り出していたのを</text:p>
      <text:p text:style-name="Preformatted_20_Text">見たことがあります。</text:p>
      <text:p text:style-name="Preformatted_20_Text">Oh, by the way, I was thinking of Alice.</text:p>
      <text:p text:style-name="Preformatted_20_Text">I remember that Alice couldn't reach a book in a high place</text:p>
      <text:p text:style-name="Preformatted_20_Text">I've seen her take out a book by magically levitating it</text:p>
      <text:p text:style-name="Preformatted_20_Text">I've seen her do it.</text:p>
      <text:p text:style-name="Preformatted_20_Text">#ヴェロニカ</text:p>
      <text:p text:style-name="Preformatted_20_Text">そう！　まさにそういう呪文たちのことね。</text:p>
      <text:p text:style-name="Preformatted_20_Text">こういう呪文は、人間でいうなら</text:p>
      <text:p text:style-name="Preformatted_20_Text">ナイフとフォークの使い方を教わるように、</text:p>
      <text:p text:style-name="Preformatted_20_Text">日常の生活で当たり前に使えるように</text:p>
      <text:p text:style-name="Preformatted_20_Text">教えられるんですよ。</text:p>
      <text:p text:style-name="Preformatted_20_Text">そうだ、エマに簡単な呪文を教えてあげましょう。</text:p>
      <text:p text:style-name="Preformatted_20_Text">Yes!　That's exactly the kind of spells I'm talking about.</text:p>
      <text:p text:style-name="Preformatted_20_Text">These spells are just like humans are taught how to use a knife and fork.</text:p>
      <text:p text:style-name="Preformatted_20_Text">Like learning how to use a knife and fork.</text:p>
      <text:p text:style-name="Preformatted_20_Text">Like being taught how to use a knife and fork in everyday life.</text:p>
      <text:p text:style-name="Preformatted_20_Text">We can teach them to be used in our daily lives.</text:p>
      <text:p text:style-name="Preformatted_20_Text">So, let's teach Emma some simple spells.</text:p>
      <text:p text:style-name="Preformatted_20_Text">#エマ</text:p>
      <text:p text:style-name="Preformatted_20_Text">本当ですか！</text:p>
      <text:p text:style-name="Preformatted_20_Text">Really!</text:p>
      <text:p text:style-name="Preformatted_20_Text">#ヴェロニカ</text:p>
      <text:p text:style-name="Preformatted_20_Text">マスター、</text:p>
      <text:p text:style-name="Preformatted_20_Text">砂糖入りミルクを２つお願いできるかしら。</text:p>
      <text:p text:style-name="Preformatted_20_Text">Master.</text:p>
      <text:p text:style-name="Preformatted_20_Text"><text:soft-page-break/>Can I have two milk with sugar, please?</text:p>
      <text:p text:style-name="Preformatted_20_Text">#マスター</text:p>
      <text:p text:style-name="Preformatted_20_Text">はあ、すぐお持ちします。</text:p>
      <text:p text:style-name="Preformatted_20_Text">Yes, I'll have them right away.</text:p>
      <text:p text:style-name="Preformatted_20_Text">[cn]</text:p>
      <text:p text:style-name="Preformatted_20_Text">数分後……。</text:p>
      <text:p text:style-name="Preformatted_20_Text">ヴェロニカたちの前に砂糖入りミルクのコップが二つ置かれた。</text:p>
      <text:p text:style-name="Preformatted_20_Text">ヴェロニカはそのうちの一つを手に取ると、手をかざした。</text:p>
      <text:p text:style-name="Preformatted_20_Text">A few minutes later .......</text:p>
      <text:p text:style-name="Preformatted_20_Text">Two glasses of milk with sugar are placed in front of Veronica and her friends.</text:p>
      <text:p text:style-name="Preformatted_20_Text">Veronica took one of them and held her hand over it.</text:p>
      <text:p text:style-name="Preformatted_20_Text">#ヴェロニカ</text:p>
      <text:p text:style-name="Preformatted_20_Text">「フローズン」！</text:p>
      <text:p text:style-name="Preformatted_20_Text">Frozen!"</text:p>
      <text:p text:style-name="Preformatted_20_Text">[cn]</text:p>
      <text:p text:style-name="Preformatted_20_Text">ヴェロニカが呪文を唱えると、</text:p>
      <text:p text:style-name="Preformatted_20_Text">周囲の空気が急速に冷え、コップに霜が降った。</text:p>
      <text:p text:style-name="Preformatted_20_Text">コップの中のミルクは徐々に回転し、</text:p>
      <text:p text:style-name="Preformatted_20_Text">同時に凍結し始めた。</text:p>
      <text:p text:style-name="Preformatted_20_Text">As Veronica cast the spell.</text:p>
      <text:p text:style-name="Preformatted_20_Text">The air around her rapidly cooled and frost fell on the cup.</text:p>
      <text:p text:style-name="Preformatted_20_Text">The milk in the cup gradually spun and</text:p>
      <text:p text:style-name="Preformatted_20_Text">began to freeze at the same time.</text:p>
      <text:p text:style-name="Preformatted_20_Text">#エマ</text:p>
      <text:p text:style-name="Preformatted_20_Text">わあ……！</text:p>
      <text:p text:style-name="Preformatted_20_Text">Wow ......!!!</text:p>
      <text:p text:style-name="Preformatted_20_Text">#エミル</text:p>
      <text:p text:style-name="Preformatted_20_Text">すごい……。</text:p>
      <text:p text:style-name="Preformatted_20_Text">Amazing .......</text:p>
      <text:p text:style-name="Preformatted_20_Text">[cn]</text:p>
      <text:p text:style-name="Preformatted_20_Text">１分もたつと、コップのミルクはヨーグルトのような粘性を帯び、</text:p>
      <text:p text:style-name="Preformatted_20_Text">３分もすると、すっかり固まってしまった。</text:p>
      <text:p text:style-name="Preformatted_20_Text">Within a minute, the milk in the cup had the consistency of yogurt.</text:p>
      <text:p text:style-name="Preformatted_20_Text">After three minutes, it had completely solidified.</text:p>
      <text:p text:style-name="Preformatted_20_Text">#ヴェロニカ</text:p>
      <text:p text:style-name="Preformatted_20_Text">はい、エミル、食べてみる？</text:p>
      <text:p text:style-name="Preformatted_20_Text">Yes, Emil, would you like to try some?</text:p>
      <text:p text:style-name="Preformatted_20_Text">#エミル</text:p>
      <text:p text:style-name="Preformatted_20_Text">え、は、はい！</text:p>
      <text:p text:style-name="Preformatted_20_Text">Eh, ha, yes!</text:p>
      <text:p text:style-name="Preformatted_20_Text">[cn]</text:p>
      <text:p text:style-name="Preformatted_20_Text">出来上がったそれを、エミルはスプーンですくい、</text:p>
      <text:p text:style-name="Preformatted_20_Text">口に運んだ。</text:p>
      <text:p text:style-name="Preformatted_20_Text">Emil takes a spoonful of the finished product and brings it to his mouth.</text:p>
      <text:p text:style-name="Preformatted_20_Text">He takes a spoonful and puts it in his mouth.</text:p>
      <text:p text:style-name="Preformatted_20_Text">#エミル</text:p>
      <text:p text:style-name="Preformatted_20_Text">すごい！</text:p>
      <text:p text:style-name="Preformatted_20_Text">甘くて冷たくておいしい！！</text:p>
      <text:p text:style-name="Preformatted_20_Text">Amazing!</text:p>
      <text:p text:style-name="Preformatted_20_Text">Sweet, cold, delicious!!!</text:p>
      <text:p text:style-name="Preformatted_20_Text">#エマ</text:p>
      <text:p text:style-name="Preformatted_20_Text">え、エミル！　私にも頂戴！</text:p>
      <text:p text:style-name="Preformatted_20_Text">Oh, Emil!　Give me some of that!</text:p>
      <text:p text:style-name="Preformatted_20_Text">#エミル</text:p>
      <text:p text:style-name="Preformatted_20_Text">うん！</text:p>
      <text:p text:style-name="Preformatted_20_Text">あの、これなんなんですか？</text:p>
      <text:p text:style-name="Preformatted_20_Text">Yes!</text:p>
      <text:p text:style-name="Preformatted_20_Text">What's all this?</text:p>
      <text:p text:style-name="Preformatted_20_Text">#ヴェロニカ</text:p>
      <text:p text:style-name="Preformatted_20_Text">ふふ、アイスクリームというデザートですよ。</text:p>
      <text:p text:style-name="Preformatted_20_Text">手作りすることもできるけれど、</text:p>
      <text:p text:style-name="Preformatted_20_Text">冷やすのが手間だから、なかなかやらないのよね。</text:p>
      <text:p text:style-name="Preformatted_20_Text">It's a dessert called ice cream.</text:p>
      <text:p text:style-name="Preformatted_20_Text"><text:soft-page-break/>You can make it by hand.</text:p>
      <text:p text:style-name="Preformatted_20_Text">But it takes a lot of time to cool it down, so we don't do it very often.</text:p>
      <text:p text:style-name="Preformatted_20_Text">#エマ</text:p>
      <text:p text:style-name="Preformatted_20_Text">おいしい！　なにこれ、めっちゃおいしい！！</text:p>
      <text:p text:style-name="Preformatted_20_Text">すごいすごい！</text:p>
      <text:p text:style-name="Preformatted_20_Text">ねえエミル、これロッテ様にも教えなきゃ！</text:p>
      <text:p text:style-name="Preformatted_20_Text">Yum!　This is so good!</text:p>
      <text:p text:style-name="Preformatted_20_Text">It's amazing!</text:p>
      <text:p text:style-name="Preformatted_20_Text">Hey Emil, you have to share this with Lady Lotte!</text:p>
      <text:p text:style-name="Preformatted_20_Text">#ヴェロニカ</text:p>
      <text:p text:style-name="Preformatted_20_Text">ふふ、それなら、自分で作れるようにならないとね。</text:p>
      <text:p text:style-name="Preformatted_20_Text">エマ、このミルクを、</text:p>
      <text:p text:style-name="Preformatted_20_Text">今の呪文でアイスクリームに変えてみましょうか。</text:p>
      <text:p text:style-name="Preformatted_20_Text">Well, then I'll have to learn to make it myself.</text:p>
      <text:p text:style-name="Preformatted_20_Text">Emma, let's take this milk.</text:p>
      <text:p text:style-name="Preformatted_20_Text">I'll turn it into ice cream with the spell you just used.</text:p>
      <text:p text:style-name="Preformatted_20_Text">#エマ</text:p>
      <text:p text:style-name="Preformatted_20_Text">で、でもすごい難しそうだし……。</text:p>
      <text:p text:style-name="Preformatted_20_Text">And, but it looks so hard. ......</text:p>
      <text:p text:style-name="Preformatted_20_Text">#ヴェロニカ</text:p>
      <text:p text:style-name="Preformatted_20_Text">私も協力するから、大丈夫。</text:p>
      <text:p text:style-name="Preformatted_20_Text">ほら、コップに手をかざして。</text:p>
      <text:p text:style-name="Preformatted_20_Text">I'll help you, don't worry.</text:p>
      <text:p text:style-name="Preformatted_20_Text">Here, hold your hand over the cup.</text:p>
      <text:p text:style-name="Preformatted_20_Text">#エマ</text:p>
      <text:p text:style-name="Preformatted_20_Text">は、はい。</text:p>
      <text:p text:style-name="Preformatted_20_Text">Ha, yes.</text:p>
      <text:p text:style-name="Preformatted_20_Text">#ヴェロニカ</text:p>
      <text:p text:style-name="Preformatted_20_Text">出来上がりのアイスクリームをイメージして、</text:p>
      <text:p text:style-name="Preformatted_20_Text">甘くて舌の上でとろけるアイスクリームを……。</text:p>
      <text:p text:style-name="Preformatted_20_Text">Picture the finished ice cream.</text:p>
      <text:p text:style-name="Preformatted_20_Text">Ice cream that's sweet and melts on your tongue. ......</text:p>
      <text:p text:style-name="Preformatted_20_Text">#エマ</text:p>
      <text:p text:style-name="Preformatted_20_Text">はい………。</text:p>
      <text:p text:style-name="Preformatted_20_Text">Yes. .........</text:p>
      <text:p text:style-name="Preformatted_20_Text">#ヴェロニカ</text:p>
      <text:p text:style-name="Preformatted_20_Text">イメージしたら呪文を唱えるの。</text:p>
      <text:p text:style-name="Preformatted_20_Text">Once you've imagined it, you say the incantation.</text:p>
      <text:p text:style-name="Preformatted_20_Text">#エマ</text:p>
      <text:p text:style-name="Preformatted_20_Text">は、はい。</text:p>
      <text:p text:style-name="Preformatted_20_Text">「フローズン」！</text:p>
      <text:p text:style-name="Preformatted_20_Text">Ha, yes.</text:p>
      <text:p text:style-name="Preformatted_20_Text">Frozen!"</text:p>
      <text:p text:style-name="Preformatted_20_Text">[cn]</text:p>
      <text:p text:style-name="Preformatted_20_Text">コップに霜が降りる。</text:p>
      <text:p text:style-name="Preformatted_20_Text">Frost the cup.</text:p>
      <text:p text:style-name="Preformatted_20_Text">#エマ</text:p>
      <text:p text:style-name="Preformatted_20_Text">わっ、わっ！</text:p>
      <text:p text:style-name="Preformatted_20_Text">Whoa, whoa!</text:p>
      <text:p text:style-name="Preformatted_20_Text">#ヴェロニカ</text:p>
      <text:p text:style-name="Preformatted_20_Text">そのまま、集中を切らさないで……。</text:p>
      <text:p text:style-name="Preformatted_20_Text">Keep going, don't lose focus. ......</text:p>
      <text:p text:style-name="Preformatted_20_Text">#エマ</text:p>
      <text:p text:style-name="Preformatted_20_Text">は、はい！</text:p>
      <text:p text:style-name="Preformatted_20_Text">Ha, yes!</text:p>
      <text:p text:style-name="Preformatted_20_Text">[cn]</text:p>
      <text:p text:style-name="Preformatted_20_Text">コップのミルクが回転する。</text:p>
      <text:p text:style-name="Preformatted_20_Text">A glass of milk spins.</text:p>
      <text:p text:style-name="Preformatted_20_Text">#ヴェロニカ</text:p>
      <text:p text:style-name="Preformatted_20_Text">回転速度が足りないわ。</text:p>
      <text:p text:style-name="Preformatted_20_Text">もう少し、回転させることをイメージして。</text:p>
      <text:p text:style-name="Preformatted_20_Text">You're not spinning fast enough.</text:p>
      <text:p text:style-name="Preformatted_20_Text">Imagine spinning it a little more.</text:p>
      <text:p text:style-name="Preformatted_20_Text"><text:soft-page-break/>#エマ</text:p>
      <text:p text:style-name="Preformatted_20_Text">はい！</text:p>
      <text:p text:style-name="Preformatted_20_Text">Yes!</text:p>
      <text:p text:style-name="Preformatted_20_Text">#エミル</text:p>
      <text:p text:style-name="Preformatted_20_Text">わっ、すごい……。</text:p>
      <text:p text:style-name="Preformatted_20_Text">Wow, great .......</text:p>
      <text:p text:style-name="Preformatted_20_Text">[cn]</text:p>
      <text:p text:style-name="Preformatted_20_Text">回転速度が上がる、</text:p>
      <text:p text:style-name="Preformatted_20_Text">ミルクはぐんぐんと回転し、冷えて固まっていく。</text:p>
      <text:p text:style-name="Preformatted_20_Text">The spinning speed increases.</text:p>
      <text:p text:style-name="Preformatted_20_Text">The milk spins languidly, cools and hardens.</text:p>
      <text:p text:style-name="Preformatted_20_Text">#エマ</text:p>
      <text:p text:style-name="Preformatted_20_Text">回転……回転！</text:p>
      <text:p text:style-name="Preformatted_20_Text">Spinning ...... spinning!</text:p>
      <text:p text:style-name="Preformatted_20_Text">#ヴェロニカ</text:p>
      <text:p text:style-name="Preformatted_20_Text">あっ、ちょっとエマ……！</text:p>
      <text:p text:style-name="Preformatted_20_Text">Oh, hey Emma......!</text:p>
      <text:p text:style-name="Preformatted_20_Text">#エマ</text:p>
      <text:p text:style-name="Preformatted_20_Text">回転……！</text:p>
      <text:p text:style-name="Preformatted_20_Text">Rotation......!</text:p>
      <text:p text:style-name="Preformatted_20_Text">#ヴェロニカ</text:p>
      <text:p text:style-name="Preformatted_20_Text">すこし回しすぎ……！</text:p>
      <text:p text:style-name="Preformatted_20_Text">A little too much spinning......!</text:p>
      <text:p text:style-name="Preformatted_20_Text">[cn]</text:p>
      <text:p text:style-name="Preformatted_20_Text">コップのミルクは高速回転し、次第にコップがガタガタと揺れ始める。</text:p>
      <text:p text:style-name="Preformatted_20_Text">The cup of milk spins so fast that the cup gradually begins to rattle and shake.</text:p>
      <text:p text:style-name="Preformatted_20_Text">#エマ</text:p>
      <text:p text:style-name="Preformatted_20_Text">回転…まわす、まわす！</text:p>
      <text:p text:style-name="Preformatted_20_Text">Spinning...spinning, spinning!</text:p>
      <text:p text:style-name="Preformatted_20_Text">[cn]</text:p>
      <text:p text:style-name="Preformatted_20_Text">ミルクは回転し、そのまま固まってゆく……。</text:p>
      <text:p text:style-name="Preformatted_20_Text">The milk spins and then solidifies as it does. ......</text:p>
      <text:p text:style-name="Preformatted_20_Text">#エミル</text:p>
      <text:p text:style-name="Preformatted_20_Text">ああっ！！</text:p>
      <text:p text:style-name="Preformatted_20_Text">Aah!!!</text:p>
      <text:p text:style-name="Preformatted_20_Text">[cn]</text:p>
      <text:p text:style-name="Preformatted_20_Text">…………。</text:p>
      <text:p text:style-name="Preformatted_20_Text">振動が収まった。</text:p>
      <text:p text:style-name="Preformatted_20_Text">.............</text:p>
      <text:p text:style-name="Preformatted_20_Text">The vibrations have stopped.</text:p>
      <text:p text:style-name="Preformatted_20_Text">#エマ</text:p>
      <text:p text:style-name="Preformatted_20_Text">はあ……はあ。</text:p>
      <text:p text:style-name="Preformatted_20_Text">Hah ...... haha.</text:p>
      <text:p text:style-name="Preformatted_20_Text">#ヴェロニカ</text:p>
      <text:p text:style-name="Preformatted_20_Text">強化魔法をかけなかったらコップが割れていたわ……。</text:p>
      <text:p text:style-name="Preformatted_20_Text">でも、これは……。</text:p>
      <text:p text:style-name="Preformatted_20_Text">If I hadn't done the reinforcement spell, the glass would have broken. ......</text:p>
      <text:p text:style-name="Preformatted_20_Text">But this is .......</text:p>
      <text:p text:style-name="Preformatted_20_Text">[cn]</text:p>
      <text:p text:style-name="Preformatted_20_Text">コップのミルクは、渦巻き状に固まっていた。</text:p>
      <text:p text:style-name="Preformatted_20_Text">The milk in the cup had curdled into a swirl.</text:p>
      <text:p text:style-name="Preformatted_20_Text">#エマ</text:p>
      <text:p text:style-name="Preformatted_20_Text">わあ！　で、できた！！</text:p>
      <text:p text:style-name="Preformatted_20_Text">Wow!　And it's done!!!</text:p>
      <text:p text:style-name="Preformatted_20_Text">#エミル</text:p>
      <text:p text:style-name="Preformatted_20_Text">う、渦巻き状のアイスクリームだ。</text:p>
      <text:p text:style-name="Preformatted_20_Text">Ugh, swirly ice cream.</text:p>
      <text:p text:style-name="Preformatted_20_Text">#エマ</text:p>
      <text:p text:style-name="Preformatted_20_Text">なんか、ちょっと失敗っぽいけど……。</text:p>
      <text:p text:style-name="Preformatted_20_Text">It kind of looks like a bit of a failure. ......</text:p>
      <text:p text:style-name="Preformatted_20_Text">#ヴェロニカ</text:p>
      <text:p text:style-name="Preformatted_20_Text">ま、まあ……食べてみましょうか。</text:p>
      <text:p text:style-name="Preformatted_20_Text">Well, well, let's try .......</text:p>
      <text:p text:style-name="Preformatted_20_Text"><text:soft-page-break/>#エマ</text:p>
      <text:p text:style-name="Preformatted_20_Text">……ぱくっ。</text:p>
      <text:p text:style-name="Preformatted_20_Text">………！！</text:p>
      <text:p text:style-name="Preformatted_20_Text">......Punch it.</text:p>
      <text:p text:style-name="Preformatted_20_Text">.........!!!</text:p>
      <text:p text:style-name="Preformatted_20_Text">#エミル</text:p>
      <text:p text:style-name="Preformatted_20_Text">ど、どう？　姉さん。</text:p>
      <text:p text:style-name="Preformatted_20_Text">Do you like it?　Sis.</text:p>
      <text:p text:style-name="Preformatted_20_Text">#ヴェロニカ</text:p>
      <text:p text:style-name="Preformatted_20_Text">味はおいしいはずだけれど……。</text:p>
      <text:p text:style-name="Preformatted_20_Text">It should taste good, but .......</text:p>
      <text:p text:style-name="Preformatted_20_Text">#エマ</text:p>
      <text:p text:style-name="Preformatted_20_Text">おいしい！！</text:p>
      <text:p text:style-name="Preformatted_20_Text">すごい、なんていうか……やわらかい！</text:p>
      <text:p text:style-name="Preformatted_20_Text">クリーミィだよ！</text:p>
      <text:p text:style-name="Preformatted_20_Text">Delicious!!!</text:p>
      <text:p text:style-name="Preformatted_20_Text">Wow, what a ...... soft!</text:p>
      <text:p text:style-name="Preformatted_20_Text">Creamy!!!</text:p>
      <text:p text:style-name="Preformatted_20_Text">#ヴェロニカ</text:p>
      <text:p text:style-name="Preformatted_20_Text">う、うそ……。</text:p>
      <text:p text:style-name="Preformatted_20_Text">Ugh, jeez .......</text:p>
      <text:p text:style-name="Preformatted_20_Text">#エミル</text:p>
      <text:p text:style-name="Preformatted_20_Text">ぼ、僕にも食べさせて！</text:p>
      <text:p text:style-name="Preformatted_20_Text">ぱくっ！</text:p>
      <text:p text:style-name="Preformatted_20_Text">……本当だ、さっきのよりもきめが細かいというか。</text:p>
      <text:p text:style-name="Preformatted_20_Text">口当たりが滑らかで……おいしい。</text:p>
      <text:p text:style-name="Preformatted_20_Text">Oh, let me try some!</text:p>
      <text:p text:style-name="Preformatted_20_Text">Snap!</text:p>
      <text:p text:style-name="Preformatted_20_Text">......It's true, it's finer than the one you just had.</text:p>
      <text:p text:style-name="Preformatted_20_Text">It's smooth and delicious. ......</text:p>
      <text:p text:style-name="Preformatted_20_Text">#ヴェロニカ</text:p>
      <text:p text:style-name="Preformatted_20_Text">高速に混ぜ合わせたことで、</text:p>
      <text:p text:style-name="Preformatted_20_Text">より細かく混ぜ合わさったのかしら……。</text:p>
      <text:p text:style-name="Preformatted_20_Text">これはすごい発見よ！</text:p>
      <text:p text:style-name="Preformatted_20_Text">か、帰ったら本にまとめなきゃ……。</text:p>
      <text:p text:style-name="Preformatted_20_Text">I wonder if the high speed mixing made</text:p>
      <text:p text:style-name="Preformatted_20_Text">I wonder if the high speed mixing made the mixture finer .......</text:p>
      <text:p text:style-name="Preformatted_20_Text">This is a great discovery!</text:p>
      <text:p text:style-name="Preformatted_20_Text">I'll have to put it in a book when I get home. ......</text:p>
      <text:p text:style-name="Preformatted_20_Text">[cn]</text:p>
      <text:p text:style-name="Preformatted_20_Text">その後、帰ったヴェロニカが</text:p>
      <text:p text:style-name="Preformatted_20_Text">アイスクリームをメモにまとめていると……。</text:p>
      <text:p text:style-name="Preformatted_20_Text">Then Veronica came home.</text:p>
      <text:p text:style-name="Preformatted_20_Text">I'm putting together notes on the ice cream. ......</text:p>
      <text:p text:style-name="Preformatted_20_Text">#アリス</text:p>
      <text:p text:style-name="Preformatted_20_Text">ああ、それもっとアホみたいに回転させると、</text:p>
      <text:p text:style-name="Preformatted_20_Text">ふわふわのスフレアイスクリームができるぞ。</text:p>
      <text:p text:style-name="Preformatted_20_Text">Oh, and if you spin it more stupidly</text:p>
      <text:p text:style-name="Preformatted_20_Text">You'll get fluffy soufflé ice cream.</text:p>
      <text:p text:style-name="Preformatted_20_Text">[cn]</text:p>
      <text:p text:style-name="Preformatted_20_Text">と、アリスにあっさりといわれてしまい、</text:p>
      <text:p text:style-name="Preformatted_20_Text">すこし落ち込んだヴェロニカだった。</text:p>
      <text:p text:style-name="Preformatted_20_Text">And then Veronica was a little depressed.</text:p>
      <text:p text:style-name="Preformatted_20_Text">Veronica was a little depressed.</text:p>
      <text:p text:style-name="Preformatted_20_Text"/>
      <text:p text:style-name="Preformatted_20_Text">C:\Users\James Phillips\Desktop\Games\WargameAliceGit\MinimizedScenarios\min_t1_1018.txt</text:p>
      <text:p text:style-name="Preformatted_20_Text">[cn]</text:p>
      <text:p text:style-name="Preformatted_20_Text">前回のあらすじ。</text:p>
      <text:p text:style-name="Preformatted_20_Text">ヴェロニカは酒場で魔法についてエマとエミルに教えていた。</text:p>
      <text:p text:style-name="Preformatted_20_Text">第二回は魔法の仕組みについて授業し、</text:p>
      <text:p text:style-name="Preformatted_20_Text">今度は懲りずに第三回目が行われるようだが……。</text:p>
      <text:p text:style-name="Preformatted_20_Text">Previous Synopsis.</text:p>
      <text:p text:style-name="Preformatted_20_Text">Veronica taught Emma and Emil about magic in the tavern.</text:p>
      <text:p text:style-name="Preformatted_20_Text"><text:soft-page-break/>The second lesson was about how magic works, and</text:p>
      <text:p text:style-name="Preformatted_20_Text">Now it seems that the third session will take place without punishment. ......</text:p>
      <text:p text:style-name="Preformatted_20_Text">#ヴェロニカ</text:p>
      <text:p text:style-name="Preformatted_20_Text">はい、では第三回を始めるわよ！</text:p>
      <text:p text:style-name="Preformatted_20_Text">Yes, let's start the third session!!!</text:p>
      <text:p text:style-name="Preformatted_20_Text">#エマ・エミル</text:p>
      <text:p text:style-name="Preformatted_20_Text">はーい！</text:p>
      <text:p text:style-name="Preformatted_20_Text">Yes!</text:p>
      <text:p text:style-name="Preformatted_20_Text">#マスター</text:p>
      <text:p text:style-name="Preformatted_20_Text">まだやるのかよ……。</text:p>
      <text:p text:style-name="Preformatted_20_Text">You're still going to do it. .......</text:p>
      <text:p text:style-name="Preformatted_20_Text">[cn]</text:p>
      <text:p text:style-name="Preformatted_20_Text">チリンチリン。</text:p>
      <text:p text:style-name="Preformatted_20_Text">Chillin' Chillin'.</text:p>
      <text:p text:style-name="Preformatted_20_Text">#マスター</text:p>
      <text:p text:style-name="Preformatted_20_Text">おっと、お客さんだ。</text:p>
      <text:p text:style-name="Preformatted_20_Text">Oops, we have a visitor.</text:p>
      <text:p text:style-name="Preformatted_20_Text">#ヴェロニカ</text:p>
      <text:p text:style-name="Preformatted_20_Text">第三回は、魔女の流派について説明します。</text:p>
      <text:p text:style-name="Preformatted_20_Text">The third session will explain the school of witchcraft.</text:p>
      <text:p text:style-name="Preformatted_20_Text">#エマ</text:p>
      <text:p text:style-name="Preformatted_20_Text">あっ！　それなら知ってるよ！</text:p>
      <text:p text:style-name="Preformatted_20_Text">ロッテ様はロレーヌ一派！</text:p>
      <text:p text:style-name="Preformatted_20_Text">Ah!　I know that one!</text:p>
      <text:p text:style-name="Preformatted_20_Text">Lady Lotte is of the Lorraine school!!!</text:p>
      <text:p text:style-name="Preformatted_20_Text">#ヴェロニカ</text:p>
      <text:p text:style-name="Preformatted_20_Text">そう！　それが魔女の流派です。</text:p>
      <text:p text:style-name="Preformatted_20_Text">Yes!　That's the school of witches.</text:p>
      <text:p text:style-name="Preformatted_20_Text">#エミル</text:p>
      <text:p text:style-name="Preformatted_20_Text">でも、ロッテ様以外の魔女様は</text:p>
      <text:p text:style-name="Preformatted_20_Text">流派のことについて</text:p>
      <text:p text:style-name="Preformatted_20_Text">あまり口にしているところを見ないですけど。</text:p>
      <text:p text:style-name="Preformatted_20_Text">But the other witches, except for Lady Lotte...</text:p>
      <text:p text:style-name="Preformatted_20_Text">about their school of witchcraft</text:p>
      <text:p text:style-name="Preformatted_20_Text">I don't see many witches talking about their school.</text:p>
      <text:p text:style-name="Preformatted_20_Text">#ヴェロニカ</text:p>
      <text:p text:style-name="Preformatted_20_Text">ええ、実は流派に属している魔女というのは</text:p>
      <text:p text:style-name="Preformatted_20_Text">かなり少ないの。</text:p>
      <text:p text:style-name="Preformatted_20_Text">私の知っている限りでは、私達アリス領の魔女と、</text:p>
      <text:p text:style-name="Preformatted_20_Text">シャルロッテさんだけね。</text:p>
      <text:p text:style-name="Preformatted_20_Text">Yes, actually, the number of witches who belong to a school</text:p>
      <text:p text:style-name="Preformatted_20_Text">are quite few.</text:p>
      <text:p text:style-name="Preformatted_20_Text">As far as I know, we witches of Alice's territory</text:p>
      <text:p text:style-name="Preformatted_20_Text">Charlotte.</text:p>
      <text:p text:style-name="Preformatted_20_Text">#エマ</text:p>
      <text:p text:style-name="Preformatted_20_Text">それ以外の領主だった人たちは</text:p>
      <text:p text:style-name="Preformatted_20_Text">流派に入ってないんですか？</text:p>
      <text:p text:style-name="Preformatted_20_Text">Other than that, the other lords...</text:p>
      <text:p text:style-name="Preformatted_20_Text">Are they not part of the school?</text:p>
      <text:p text:style-name="Preformatted_20_Text">#ヴェロニカ</text:p>
      <text:p text:style-name="Preformatted_20_Text">流派というのは、外の世界も合わせて</text:p>
      <text:p text:style-name="Preformatted_20_Text">４つしか認められていないの。</text:p>
      <text:p text:style-name="Preformatted_20_Text">勝手に名乗ることはできないのよ。</text:p>
      <text:p text:style-name="Preformatted_20_Text">There are only four recognized schools</text:p>
      <text:p text:style-name="Preformatted_20_Text">There are only four recognized schools in the outside world.</text:p>
      <text:p text:style-name="Preformatted_20_Text">You can't just call yourself one.</text:p>
      <text:p text:style-name="Preformatted_20_Text">#エミル</text:p>
      <text:p text:style-name="Preformatted_20_Text">ロレーヌ派と……あとはなんですか？</text:p>
      <text:p text:style-name="Preformatted_20_Text">What are the Lorraine School and ...... the rest?</text:p>
      <text:p text:style-name="Preformatted_20_Text">#ヴェロニカ</text:p>
      <text:p text:style-name="Preformatted_20_Text">私、アリス、メイジーはウィルケット派という流派の魔女よ。</text:p>
      <text:p text:style-name="Preformatted_20_Text">もっとも、ロレーヌ一派はもう取り込まれてしまったから、</text:p>
      <text:p text:style-name="Preformatted_20_Text">近々もう１流派できるでしょうね。</text:p>
      <text:p text:style-name="Preformatted_20_Text"><text:soft-page-break/>他にも２つの流派があるはずだけど……、</text:p>
      <text:p text:style-name="Preformatted_20_Text">ごめんなさい、</text:p>
      <text:p text:style-name="Preformatted_20_Text">これは古文書の隅に書いてあるような情報だから、</text:p>
      <text:p text:style-name="Preformatted_20_Text">実のところ知らないのよ。</text:p>
      <text:p text:style-name="Preformatted_20_Text">I, Alice and Maisie are witches of the Wilket school.</text:p>
      <text:p text:style-name="Preformatted_20_Text">But the Lorraine school has already been taken over.</text:p>
      <text:p text:style-name="Preformatted_20_Text">There will be another one soon.</text:p>
      <text:p text:style-name="Preformatted_20_Text">There should be two other schools. ......</text:p>
      <text:p text:style-name="Preformatted_20_Text">Sorry.</text:p>
      <text:p text:style-name="Preformatted_20_Text">I'm sorry, but this is the kind of information you find in the corner of an old document.</text:p>
      <text:p text:style-name="Preformatted_20_Text">I don't really know.</text:p>
      <text:p text:style-name="Preformatted_20_Text">#エミル</text:p>
      <text:p text:style-name="Preformatted_20_Text">流派に入っていると何かいいことがあるんですか？</text:p>
      <text:p text:style-name="Preformatted_20_Text">What are the benefits of being in a school?</text:p>
      <text:p text:style-name="Preformatted_20_Text">#ヴェロニカ</text:p>
      <text:p text:style-name="Preformatted_20_Text">一つは流派の伝統的な教育を受けられるから、</text:p>
      <text:p text:style-name="Preformatted_20_Text">強い魔女になれることね。</text:p>
      <text:p text:style-name="Preformatted_20_Text">For one thing, you get the traditional education of the school.</text:p>
      <text:p text:style-name="Preformatted_20_Text">You can become a strong witch.</text:p>
      <text:p text:style-name="Preformatted_20_Text">#エミル</text:p>
      <text:p text:style-name="Preformatted_20_Text">確かに……アリスさんもヴェロニカさんもすごく強い……。</text:p>
      <text:p text:style-name="Preformatted_20_Text">It's true that both ...... Alice and Veronica are very strong .......</text:p>
      <text:p text:style-name="Preformatted_20_Text">#ヴェロニカ</text:p>
      <text:p text:style-name="Preformatted_20_Text">もう一つは、流派の伝統的な魔法を覚えられること。</text:p>
      <text:p text:style-name="Preformatted_20_Text">アリスの破壊光線は</text:p>
      <text:p text:style-name="Preformatted_20_Text">ウィルケットは伝統の魔法なのよ。</text:p>
      <text:p text:style-name="Preformatted_20_Text">私のゴッドレイも破壊光線の応用ね。</text:p>
      <text:p text:style-name="Preformatted_20_Text">Another is that you can learn the traditional magic of the school.</text:p>
      <text:p text:style-name="Preformatted_20_Text">Alice's destructive ray is.</text:p>
      <text:p text:style-name="Preformatted_20_Text">Wilket is traditional magic.</text:p>
      <text:p text:style-name="Preformatted_20_Text">My God Ray is also an application of Destructive Ray.</text:p>
      <text:p text:style-name="Preformatted_20_Text">#エマ</text:p>
      <text:p text:style-name="Preformatted_20_Text">私も流派に入りたい！</text:p>
      <text:p text:style-name="Preformatted_20_Text">I want to join a school too!</text:p>
      <text:p text:style-name="Preformatted_20_Text">#エミル</text:p>
      <text:p text:style-name="Preformatted_20_Text">姉さん！　姉さんは人間なんだから……。</text:p>
      <text:p text:style-name="Preformatted_20_Text">Sis!　You're a human being, sis. ......</text:p>
      <text:p text:style-name="Preformatted_20_Text">#エマ</text:p>
      <text:p text:style-name="Preformatted_20_Text">でも魔法使えるよ！</text:p>
      <text:p text:style-name="Preformatted_20_Text">But I can use magic!</text:p>
      <text:p text:style-name="Preformatted_20_Text">#ヴェロニカ</text:p>
      <text:p text:style-name="Preformatted_20_Text">ふふ、そうね……前例がないけれど、</text:p>
      <text:p text:style-name="Preformatted_20_Text">「見込み」があれば流派に入ることも</text:p>
      <text:p text:style-name="Preformatted_20_Text">できるかもしれないわね。</text:p>
      <text:p text:style-name="Preformatted_20_Text">Hmmm, well ...... there's no precedent, but</text:p>
      <text:p text:style-name="Preformatted_20_Text">I'm not sure if there's a precedent, but if you're a "prospect"</text:p>
      <text:p text:style-name="Preformatted_20_Text">I'm sure you'll be able to join a school if you have "potential".</text:p>
      <text:p text:style-name="Preformatted_20_Text">#エミル</text:p>
      <text:p text:style-name="Preformatted_20_Text">……ヴェロニカさんは、</text:p>
      <text:p text:style-name="Preformatted_20_Text">人間に魔法が使えるようになっても</text:p>
      <text:p text:style-name="Preformatted_20_Text">気にしないんですね。</text:p>
      <text:p text:style-name="Preformatted_20_Text">アリスさんは人間が魔法を使うなんて</text:p>
      <text:p text:style-name="Preformatted_20_Text">おこがましいことだって……。</text:p>
      <text:p text:style-name="Preformatted_20_Text">...... Veronica, you're not the only one.</text:p>
      <text:p text:style-name="Preformatted_20_Text">You don't mind if humans can do magic?</text:p>
      <text:p text:style-name="Preformatted_20_Text">You don't care if humans can use magic, do you?</text:p>
      <text:p text:style-name="Preformatted_20_Text">Alice says it's presumptuous for humans to use magic.</text:p>
      <text:p text:style-name="Preformatted_20_Text">It's a little bit presumptuous. ......</text:p>
      <text:p text:style-name="Preformatted_20_Text">#ヴェロニカ</text:p>
      <text:p text:style-name="Preformatted_20_Text">そう……アリスがそんなことを。</text:p>
      <text:p text:style-name="Preformatted_20_Text">…………。</text:p>
      <text:p text:style-name="Preformatted_20_Text">（あのとき私がアリスを拒絶してしまったから……。）</text:p>
      <text:p text:style-name="Preformatted_20_Text">So ...... Alice says that.</text:p>
      <text:p text:style-name="Preformatted_20_Text"><text:soft-page-break/>.............</text:p>
      <text:p text:style-name="Preformatted_20_Text">(Because I rejected Alice at the time .......)</text:p>
      <text:p text:style-name="Preformatted_20_Text">[cn]</text:p>
      <text:p text:style-name="Preformatted_20_Text">そっと、ヴェロニカはエミルの頭を撫でた。</text:p>
      <text:p text:style-name="Preformatted_20_Text">Gently, Veronica patted Emil's head.</text:p>
      <text:p text:style-name="Preformatted_20_Text">#エミル</text:p>
      <text:p text:style-name="Preformatted_20_Text">ヴェロニカさん……？</text:p>
      <text:p text:style-name="Preformatted_20_Text">Veronica, ......?</text:p>
      <text:p text:style-name="Preformatted_20_Text">#ヴェロニカ</text:p>
      <text:p text:style-name="Preformatted_20_Text">アリスに何を言われたのかはわからないけれど、</text:p>
      <text:p text:style-name="Preformatted_20_Text">あの子のことを嫌わないであげて。</text:p>
      <text:p text:style-name="Preformatted_20_Text">I don't know what Alice told you, but...</text:p>
      <text:p text:style-name="Preformatted_20_Text">Don't hate that girl.</text:p>
      <text:p text:style-name="Preformatted_20_Text">#エミル</text:p>
      <text:p text:style-name="Preformatted_20_Text">そんな……！</text:p>
      <text:p text:style-name="Preformatted_20_Text">アリスさんのことを恨んでなんていないです！</text:p>
      <text:p text:style-name="Preformatted_20_Text">Oh no ......!</text:p>
      <text:p text:style-name="Preformatted_20_Text">I have nothing against Alice!</text:p>
      <text:p text:style-name="Preformatted_20_Text">#ヴェロニカ</text:p>
      <text:p text:style-name="Preformatted_20_Text">エミル……。</text:p>
      <text:p text:style-name="Preformatted_20_Text">Emil.......</text:p>
      <text:p text:style-name="Preformatted_20_Text">#エマ</text:p>
      <text:p text:style-name="Preformatted_20_Text">そうそう！</text:p>
      <text:p text:style-name="Preformatted_20_Text">エミルったら、実はアリスさんのこと大好きなんですよ！</text:p>
      <text:p text:style-name="Preformatted_20_Text">こう見えて面食いだもんねー、エミル。</text:p>
      <text:p text:style-name="Preformatted_20_Text">Yes, yes!</text:p>
      <text:p text:style-name="Preformatted_20_Text">Emil actually loves Alice-san!</text:p>
      <text:p text:style-name="Preformatted_20_Text">You're a bit of a face eater in this way, aren't you, Emil?</text:p>
      <text:p text:style-name="Preformatted_20_Text">#エミル</text:p>
      <text:p text:style-name="Preformatted_20_Text">そ、そんなこと！</text:p>
      <text:p text:style-name="Preformatted_20_Text">姉さんったらもう！</text:p>
      <text:p text:style-name="Preformatted_20_Text">Oh, no!</text:p>
      <text:p text:style-name="Preformatted_20_Text">You're my sister!</text:p>
      <text:p text:style-name="Preformatted_20_Text">#ヴェロニカ</text:p>
      <text:p text:style-name="Preformatted_20_Text">ふふ……、良かった。</text:p>
      <text:p text:style-name="Preformatted_20_Text">二人とも、アリスと仲良くしてあげてね。</text:p>
      <text:p text:style-name="Preformatted_20_Text">I'm glad to hear that .......</text:p>
      <text:p text:style-name="Preformatted_20_Text">You two should be good friends with Alice.</text:p>
      <text:p text:style-name="Preformatted_20_Text">#エマ</text:p>
      <text:p text:style-name="Preformatted_20_Text">はーい！</text:p>
      <text:p text:style-name="Preformatted_20_Text">Hai!!!</text:p>
      <text:p text:style-name="Preformatted_20_Text">#エミル</text:p>
      <text:p text:style-name="Preformatted_20_Text">……も、もう。</text:p>
      <text:p text:style-name="Preformatted_20_Text">......, too, already.</text:p>
      <text:p text:style-name="Preformatted_20_Text">[cn]</text:p>
      <text:p text:style-name="Preformatted_20_Text">……………。</text:p>
      <text:p text:style-name="Preformatted_20_Text">................</text:p>
      <text:p text:style-name="Preformatted_20_Text">#マスター</text:p>
      <text:p text:style-name="Preformatted_20_Text">いいのか？　出ていかなくて。</text:p>
      <text:p text:style-name="Preformatted_20_Text">Are you sure?　I don't have to leave.</text:p>
      <text:p text:style-name="Preformatted_20_Text">#アリス</text:p>
      <text:p text:style-name="Preformatted_20_Text">う、うるせえ……。</text:p>
      <text:p text:style-name="Preformatted_20_Text">ヴェロニカの奴、子ども扱いしやがって、</text:p>
      <text:p text:style-name="Preformatted_20_Text">恥ずかしくて出ていけねえっての……。</text:p>
      <text:p text:style-name="Preformatted_20_Text">Ugh, shut up .......</text:p>
      <text:p text:style-name="Preformatted_20_Text">Veronica, you treated me like a child.</text:p>
      <text:p text:style-name="Preformatted_20_Text">I'm too embarrassed to leave. ......</text:p>
      <text:p text:style-name="Preformatted_20_Text"/>
      <text:p text:style-name="Preformatted_20_Text">C:\Users\James Phillips\Desktop\Games\WargameAliceGit\MinimizedScenarios\min_t1_1019.txt</text:p>
      <text:p text:style-name="Preformatted_20_Text">[cn]</text:p>
      <text:p text:style-name="Preformatted_20_Text">チリンチリン。</text:p>
      <text:p text:style-name="Preformatted_20_Text">Chillin' Chillin'.</text:p>
      <text:p text:style-name="Preformatted_20_Text">#マスター</text:p>
      <text:p text:style-name="Preformatted_20_Text"><text:soft-page-break/>いらっしゃい。</text:p>
      <text:p text:style-name="Preformatted_20_Text">Welcome.</text:p>
      <text:p text:style-name="Preformatted_20_Text">#カートン</text:p>
      <text:p text:style-name="Preformatted_20_Text">……！</text:p>
      <text:p text:style-name="Preformatted_20_Text">......!</text:p>
      <text:p text:style-name="Preformatted_20_Text">#マスター</text:p>
      <text:p text:style-name="Preformatted_20_Text">うおっ！</text:p>
      <text:p text:style-name="Preformatted_20_Text">（こりゃまたでかくて強そうなのが来たなぁ……。）</text:p>
      <text:p text:style-name="Preformatted_20_Text">お客さん、ご注文は？</text:p>
      <text:p text:style-name="Preformatted_20_Text">Whoa!</text:p>
      <text:p text:style-name="Preformatted_20_Text">(Oh, here comes another big, strong one. .........)</text:p>
      <text:p text:style-name="Preformatted_20_Text">What can I get for you, customer?</text:p>
      <text:p text:style-name="Preformatted_20_Text">#カートン</text:p>
      <text:p text:style-name="Preformatted_20_Text">……………。</text:p>
      <text:p text:style-name="Preformatted_20_Text">................</text:p>
      <text:p text:style-name="Preformatted_20_Text">[cn]</text:p>
      <text:p text:style-name="Preformatted_20_Text">カートンは懐からメモ用紙とペンを取り出し、</text:p>
      <text:p text:style-name="Preformatted_20_Text">「晩酌セット」と書き込んだ。</text:p>
      <text:p text:style-name="Preformatted_20_Text">Carton took a notepad and pen from his pocket.</text:p>
      <text:p text:style-name="Preformatted_20_Text">Scribbled on it, "Evening set."</text:p>
      <text:p text:style-name="Preformatted_20_Text">#マスター</text:p>
      <text:p text:style-name="Preformatted_20_Text">……お客さん、もしかして声が？</text:p>
      <text:p text:style-name="Preformatted_20_Text">...... guest, perhaps a voice?</text:p>
      <text:p text:style-name="Preformatted_20_Text">#カートン</text:p>
      <text:p text:style-name="Preformatted_20_Text">……！</text:p>
      <text:p text:style-name="Preformatted_20_Text">......!</text:p>
      <text:p text:style-name="Preformatted_20_Text">#マスター</text:p>
      <text:p text:style-name="Preformatted_20_Text">そうでしたか。</text:p>
      <text:p text:style-name="Preformatted_20_Text">かしこまりました、</text:p>
      <text:p text:style-name="Preformatted_20_Text">晩酌セット、少々お待ちを。</text:p>
      <text:p text:style-name="Preformatted_20_Text">I see.</text:p>
      <text:p text:style-name="Preformatted_20_Text">Yes, sir.</text:p>
      <text:p text:style-name="Preformatted_20_Text">The set for the evening, please wait a moment.</text:p>
      <text:p text:style-name="Preformatted_20_Text">[cn]</text:p>
      <text:p text:style-name="Preformatted_20_Text">そういってマスターは厨房へ消えていった。</text:p>
      <text:p text:style-name="Preformatted_20_Text">With that, the master disappears into the kitchen.</text:p>
      <text:p text:style-name="Preformatted_20_Text">#アリス</text:p>
      <text:p text:style-name="Preformatted_20_Text">……おい金ピカ。</text:p>
      <text:p text:style-name="Preformatted_20_Text">...... hey gilded.</text:p>
      <text:p text:style-name="Preformatted_20_Text">#カートン</text:p>
      <text:p text:style-name="Preformatted_20_Text">……？</text:p>
      <text:p text:style-name="Preformatted_20_Text">......?</text:p>
      <text:p text:style-name="Preformatted_20_Text">[cn]</text:p>
      <text:p text:style-name="Preformatted_20_Text">そばのテーブルで飲んでいたアリスがカートンの隣に腰掛ける。</text:p>
      <text:p text:style-name="Preformatted_20_Text">Alice, who has been drinking at a nearby table, sits down next to Carton.</text:p>
      <text:p text:style-name="Preformatted_20_Text">#アリス</text:p>
      <text:p text:style-name="Preformatted_20_Text">お前、普通の人間だろ？</text:p>
      <text:p text:style-name="Preformatted_20_Text">獣人ってわけでもないだろうし、</text:p>
      <text:p text:style-name="Preformatted_20_Text">生まれつき話せなかったのか？</text:p>
      <text:p text:style-name="Preformatted_20_Text">……の割にはきったない字だけどな。</text:p>
      <text:p text:style-name="Preformatted_20_Text">You're a normal human being, right?</text:p>
      <text:p text:style-name="Preformatted_20_Text">It's not like you're a beast.</text:p>
      <text:p text:style-name="Preformatted_20_Text">Were you born unable to speak?</text:p>
      <text:p text:style-name="Preformatted_20_Text">Your handwriting is pretty neat for a ......, though.</text:p>
      <text:p text:style-name="Preformatted_20_Text">[cn]</text:p>
      <text:p text:style-name="Preformatted_20_Text">カートンがマスターに差し出したメモを見て、</text:p>
      <text:p text:style-name="Preformatted_20_Text">アリスは顔をしかめた。</text:p>
      <text:p text:style-name="Preformatted_20_Text">Alice frowned at the note Carton presented to the Master.</text:p>
      <text:p text:style-name="Preformatted_20_Text">Alice frowned.</text:p>
      <text:p text:style-name="Preformatted_20_Text">#カートン</text:p>
      <text:p text:style-name="Preformatted_20_Text">…………。</text:p>
      <text:p text:style-name="Preformatted_20_Text">.............</text:p>
      <text:p text:style-name="Preformatted_20_Text">[cn]</text:p>
      <text:p text:style-name="Preformatted_20_Text"><text:soft-page-break/>カートンは、再びメモ用紙に何かを書き始めた。</text:p>
      <text:p text:style-name="Preformatted_20_Text">書き終わると、それをアリスに差し出す。</text:p>
      <text:p text:style-name="Preformatted_20_Text">Carton began to write something on the note paper again.</text:p>
      <text:p text:style-name="Preformatted_20_Text">When he finished writing, he offered it to Alice.</text:p>
      <text:p text:style-name="Preformatted_20_Text">#アリス</text:p>
      <text:p text:style-name="Preformatted_20_Text">あん……？</text:p>
      <text:p text:style-name="Preformatted_20_Text">An......?</text:p>
      <text:p text:style-name="Preformatted_20_Text">[cn]</text:p>
      <text:p text:style-name="Preformatted_20_Text">今度は下手なりに丁寧に書いた風な字だった。</text:p>
      <text:p text:style-name="Preformatted_20_Text">This time the handwriting looked like it was carefully written in a bad way.</text:p>
      <text:p text:style-name="Preformatted_20_Text">#アリス</text:p>
      <text:p text:style-name="Preformatted_20_Text">あー……と、「ドラゴンとの戦争でのどを焼かれた」…ね。</text:p>
      <text:p text:style-name="Preformatted_20_Text">Ah ...... and "got my throat burned in the war with the dragons"...right?</text:p>
      <text:p text:style-name="Preformatted_20_Text">[cn]</text:p>
      <text:p text:style-name="Preformatted_20_Text">アリスが文を読み上げると、</text:p>
      <text:p text:style-name="Preformatted_20_Text">カートンは首元の鎖帷子をめくり、</text:p>
      <text:p text:style-name="Preformatted_20_Text">生々しく残るやけど後を見せた。</text:p>
      <text:p text:style-name="Preformatted_20_Text">Alice read the sentence out loud.</text:p>
      <text:p text:style-name="Preformatted_20_Text">Carton flips up the chainmail around his neck.</text:p>
      <text:p text:style-name="Preformatted_20_Text">revealing the fresh burns on his neck.</text:p>
      <text:p text:style-name="Preformatted_20_Text">#アリス</text:p>
      <text:p text:style-name="Preformatted_20_Text">なるほどな、炎を吸い込んだってことか。</text:p>
      <text:p text:style-name="Preformatted_20_Text">……なあちょっとこれを試してみないか？</text:p>
      <text:p text:style-name="Preformatted_20_Text">I see...you mean he breathed in the flames.</text:p>
      <text:p text:style-name="Preformatted_20_Text">......, why don't you try this for a minute?</text:p>
      <text:p text:style-name="Preformatted_20_Text">#カートン</text:p>
      <text:p text:style-name="Preformatted_20_Text">…………？</text:p>
      <text:p text:style-name="Preformatted_20_Text">............?</text:p>
      <text:p text:style-name="Preformatted_20_Text">[cn]</text:p>
      <text:p text:style-name="Preformatted_20_Text">アリスはスカートのポケットから、</text:p>
      <text:p text:style-name="Preformatted_20_Text">立方体で紫色のキャンディを取り出した。</text:p>
      <text:p text:style-name="Preformatted_20_Text">Alice pulls out a cube of purple candy from her skirt pocket.</text:p>
      <text:p text:style-name="Preformatted_20_Text">She pulls out a cube of purple candy.</text:p>
      <text:p text:style-name="Preformatted_20_Text">#アリス</text:p>
      <text:p text:style-name="Preformatted_20_Text">声帯の形を変えて、</text:p>
      <text:p text:style-name="Preformatted_20_Text">好きな人の声を真似ることのできる魔法アイテムだ。</text:p>
      <text:p text:style-name="Preformatted_20_Text">声帯が完全につぶれちまってたら意味ないかもしれんが、</text:p>
      <text:p text:style-name="Preformatted_20_Text">うなり声をあげられるんだ。</text:p>
      <text:p text:style-name="Preformatted_20_Text">もしかしたら、残った声帯に反応して</text:p>
      <text:p text:style-name="Preformatted_20_Text">話すことができるようになるかもしれんぞ。</text:p>
      <text:p text:style-name="Preformatted_20_Text">It's a magic item that can change the shape of your vocal cords to imitate the voice of someone you like.</text:p>
      <text:p text:style-name="Preformatted_20_Text">It is a magic item that allows you to imitate the voice of the person you love by changing the shape of your vocal cords.</text:p>
      <text:p text:style-name="Preformatted_20_Text">If the vocal cords are completely collapsed, it may be useless.</text:p>
      <text:p text:style-name="Preformatted_20_Text">But if the vocal cords are completely collapsed, it can make a growl.</text:p>
      <text:p text:style-name="Preformatted_20_Text">Maybe the remaining vocal cords will respond to it and allow you to speak.</text:p>
      <text:p text:style-name="Preformatted_20_Text">and you may be able to speak.</text:p>
      <text:p text:style-name="Preformatted_20_Text">#カートン</text:p>
      <text:p text:style-name="Preformatted_20_Text">………。</text:p>
      <text:p text:style-name="Preformatted_20_Text">（うむ、声か……。そうだな、どうせならうら若き乙女のような可憐な声になりたいのう……。）</text:p>
      <text:p text:style-name="Preformatted_20_Text">..........</text:p>
      <text:p text:style-name="Preformatted_20_Text">(Mm, a voice. ....... Well, I'd like to have a voice as lovely as a young maiden's anyway .......)</text:p>
      <text:p text:style-name="Preformatted_20_Text">[cn]</text:p>
      <text:p text:style-name="Preformatted_20_Text">カートンはキャンディを口に運んだ。</text:p>
      <text:p text:style-name="Preformatted_20_Text">Carton popped a piece of candy into his mouth.</text:p>
      <text:p text:style-name="Preformatted_20_Text">#カートン</text:p>
      <text:p text:style-name="Preformatted_20_Text">もぐもぐ……。</text:p>
      <text:p text:style-name="Preformatted_20_Text">Mooch .......</text:p>
      <text:p text:style-name="Preformatted_20_Text">#アリス</text:p>
      <text:p text:style-name="Preformatted_20_Text">どうだ？　なにか変化はあるか？</text:p>
      <text:p text:style-name="Preformatted_20_Text">How's it going?　Any changes?</text:p>
      <text:p text:style-name="Preformatted_20_Text">#カートン</text:p>
      <text:p text:style-name="Preformatted_20_Text">……ん、おっ、おお！！（美少女ボイス）</text:p>
      <text:p text:style-name="Preformatted_20_Text">...... Hmm, whoa, oh! (Beautiful girl voice)</text:p>
      <text:p text:style-name="Preformatted_20_Text"><text:soft-page-break/>#アリス</text:p>
      <text:p text:style-name="Preformatted_20_Text">！？</text:p>
      <text:p text:style-name="Preformatted_20_Text">Oh, oh!</text:p>
      <text:p text:style-name="Preformatted_20_Text">#カートン</text:p>
      <text:p text:style-name="Preformatted_20_Text">話せる、話せるぞぉ！！（美少女ボイス）</text:p>
      <text:p text:style-name="Preformatted_20_Text">I can talk, I can talk! (Bishojo voice)</text:p>
      <text:p text:style-name="Preformatted_20_Text">#マスター</text:p>
      <text:p text:style-name="Preformatted_20_Text">なんだ、お客さんか？</text:p>
      <text:p text:style-name="Preformatted_20_Text">いらっしゃい……って、誰もいねえな。</text:p>
      <text:p text:style-name="Preformatted_20_Text">勘違いか……。</text:p>
      <text:p text:style-name="Preformatted_20_Text">ん？　おい、アリス。</text:p>
      <text:p text:style-name="Preformatted_20_Text">どうしたんだよ、そんなみょうちくりんな顔して。</text:p>
      <text:p text:style-name="Preformatted_20_Text">What's up, you got a visitor?</text:p>
      <text:p text:style-name="Preformatted_20_Text">Welcome to ......, but there's no one here.</text:p>
      <text:p text:style-name="Preformatted_20_Text">You must be mistaken. ......</text:p>
      <text:p text:style-name="Preformatted_20_Text">Hmm?　Hey, Alice.</text:p>
      <text:p text:style-name="Preformatted_20_Text">What's wrong with your face?</text:p>
      <text:p text:style-name="Preformatted_20_Text">#カートン</text:p>
      <text:p text:style-name="Preformatted_20_Text">おお、マスター！</text:p>
      <text:p text:style-name="Preformatted_20_Text">晩酌セットはできましたかな？（美少女ボイス）</text:p>
      <text:p text:style-name="Preformatted_20_Text">Oh, Master!</text:p>
      <text:p text:style-name="Preformatted_20_Text">Is the dinner set ready? (beautiful girl voice)</text:p>
      <text:p text:style-name="Preformatted_20_Text">#マスター</text:p>
      <text:p text:style-name="Preformatted_20_Text">！？</text:p>
      <text:p text:style-name="Preformatted_20_Text">あ、お、えっ……？</text:p>
      <text:p text:style-name="Preformatted_20_Text">あ、ああ……えっと、もう少し待ってください。</text:p>
      <text:p text:style-name="Preformatted_20_Text">……失礼します。</text:p>
      <text:p text:style-name="Preformatted_20_Text">!</text:p>
      <text:p text:style-name="Preformatted_20_Text">Oh, oh, eh ......?</text:p>
      <text:p text:style-name="Preformatted_20_Text">Oh, oh ...... uh, wait a little longer.</text:p>
      <text:p text:style-name="Preformatted_20_Text">...... Excuse me.</text:p>
      <text:p text:style-name="Preformatted_20_Text">[cn]</text:p>
      <text:p text:style-name="Preformatted_20_Text">目の前の光景を信じられないというかのように、</text:p>
      <text:p text:style-name="Preformatted_20_Text">マスターは奥の厨房へそそくさと引っ込んでしまった。</text:p>
      <text:p text:style-name="Preformatted_20_Text">As if in disbelief at the scene before him.</text:p>
      <text:p text:style-name="Preformatted_20_Text">The master slunk away to the kitchen in the back, as if he couldn't believe what he was seeing.</text:p>
      <text:p text:style-name="Preformatted_20_Text">#アリス</text:p>
      <text:p text:style-name="Preformatted_20_Text">お、オイ！</text:p>
      <text:p text:style-name="Preformatted_20_Text">お前一体何をイメージしたんだよ！</text:p>
      <text:p text:style-name="Preformatted_20_Text">Oi!</text:p>
      <text:p text:style-name="Preformatted_20_Text">What the hell did you imagine?</text:p>
      <text:p text:style-name="Preformatted_20_Text">#カートン</text:p>
      <text:p text:style-name="Preformatted_20_Text">ふむ……、どうせならきれいな声がいいと</text:p>
      <text:p text:style-name="Preformatted_20_Text">思ったのだが、変だろうか？（美少女ボイス）</text:p>
      <text:p text:style-name="Preformatted_20_Text">Hmmm... ......, I thought you'd have a beautiful voice anyway.</text:p>
      <text:p text:style-name="Preformatted_20_Text">I thought it would be better to have a beautiful voice, is that weird? (Beautiful girl voice)</text:p>
      <text:p text:style-name="Preformatted_20_Text">#アリス</text:p>
      <text:p text:style-name="Preformatted_20_Text">変！　すっげー変！</text:p>
      <text:p text:style-name="Preformatted_20_Text">超キモイ！！　マジキモイ！！！！</text:p>
      <text:p text:style-name="Preformatted_20_Text">Weird!　Soooo weird!</text:p>
      <text:p text:style-name="Preformatted_20_Text">Super creepy!　Seriously creepy！！！！</text:p>
      <text:p text:style-name="Preformatted_20_Text">#カートン</text:p>
      <text:p text:style-name="Preformatted_20_Text">そ、そこまで言うことないではないか……。</text:p>
      <text:p text:style-name="Preformatted_20_Text">（美少女ボイス）</text:p>
      <text:p text:style-name="Preformatted_20_Text">他の声にすることはできんのか……？</text:p>
      <text:p text:style-name="Preformatted_20_Text">（美少女ボイス）</text:p>
      <text:p text:style-name="Preformatted_20_Text">Well, you don't have to say that much .......</text:p>
      <text:p text:style-name="Preformatted_20_Text">(Beautiful girl voice)</text:p>
      <text:p text:style-name="Preformatted_20_Text">Can't you make it another voice ......?</text:p>
      <text:p text:style-name="Preformatted_20_Text">(Bishojo voice)</text:p>
      <text:p text:style-name="Preformatted_20_Text">#アリス</text:p>
      <text:p text:style-name="Preformatted_20_Text">うぅ……鳥肌が立つぜ。</text:p>
      <text:p text:style-name="Preformatted_20_Text">そのキャンディの効力は丸一日だ。</text:p>
      <text:p text:style-name="Preformatted_20_Text"><text:soft-page-break/>それまでは解除できないし、</text:p>
      <text:p text:style-name="Preformatted_20_Text">他の声にすることもできん。</text:p>
      <text:p text:style-name="Preformatted_20_Text">そもそもスパイ用のアイテムなんだ。</text:p>
      <text:p text:style-name="Preformatted_20_Text">そういう使い方も想定内ということだな……。</text:p>
      <text:p text:style-name="Preformatted_20_Text">Ugh ...... I'm getting goosebumps, man.</text:p>
      <text:p text:style-name="Preformatted_20_Text">That candy is only good for a day.</text:p>
      <text:p text:style-name="Preformatted_20_Text">Until then, it can't be deactivated.</text:p>
      <text:p text:style-name="Preformatted_20_Text">And you can't change it to another voice.</text:p>
      <text:p text:style-name="Preformatted_20_Text">It's a spy item to begin with.</text:p>
      <text:p text:style-name="Preformatted_20_Text">That's how it's supposed to be used. ......</text:p>
      <text:p text:style-name="Preformatted_20_Text">#マスター</text:p>
      <text:p text:style-name="Preformatted_20_Text">晩酌セットお待ちどう……。</text:p>
      <text:p text:style-name="Preformatted_20_Text">Waiting for your dinner set. ......</text:p>
      <text:p text:style-name="Preformatted_20_Text">#カートン</text:p>
      <text:p text:style-name="Preformatted_20_Text">おお！　かたじけない。（美少女ボイス）</text:p>
      <text:p text:style-name="Preformatted_20_Text">Oh!　You're so brave. (Beautiful girl voice)</text:p>
      <text:p text:style-name="Preformatted_20_Text">#マスター</text:p>
      <text:p text:style-name="Preformatted_20_Text">うっ……あ、頭がついていかない……。</text:p>
      <text:p text:style-name="Preformatted_20_Text">Ugh ...... Oh, my head can't keep up .......</text:p>
      <text:p text:style-name="Preformatted_20_Text">[cn]</text:p>
      <text:p text:style-name="Preformatted_20_Text">結局声が戻らないまま、カートンは屋敷へ帰ったのだった。</text:p>
      <text:p text:style-name="Preformatted_20_Text">In the end, Carton returned to the mansion without his voice returning.</text:p>
      <text:p text:style-name="Preformatted_20_Text">#オリヴィア</text:p>
      <text:p text:style-name="Preformatted_20_Text">カートン！　ちょっと相談があるんだけど……。</text:p>
      <text:p text:style-name="Preformatted_20_Text">Carton!　I need to talk to you about something. ......</text:p>
      <text:p text:style-name="Preformatted_20_Text">#カートン</text:p>
      <text:p text:style-name="Preformatted_20_Text">おお！　オリヴィア様、なんですかな？</text:p>
      <text:p text:style-name="Preformatted_20_Text">（美少女ボイス）</text:p>
      <text:p text:style-name="Preformatted_20_Text">Oh!　Olivia-sama, what is it?</text:p>
      <text:p text:style-name="Preformatted_20_Text">(Beautiful girl voice)</text:p>
      <text:p text:style-name="Preformatted_20_Text">#オリヴィア</text:p>
      <text:p text:style-name="Preformatted_20_Text">あ……あ……。</text:p>
      <text:p text:style-name="Preformatted_20_Text">Oh ...... Oh .......</text:p>
      <text:p text:style-name="Preformatted_20_Text">#カートン</text:p>
      <text:p text:style-name="Preformatted_20_Text">オリヴィア様？（美少女ボイス）</text:p>
      <text:p text:style-name="Preformatted_20_Text">Olivia-sama? (Bishojo voice)</text:p>
      <text:p text:style-name="Preformatted_20_Text">#オリヴィア</text:p>
      <text:p text:style-name="Preformatted_20_Text">へ、部屋を間違えましたああーーーー！！</text:p>
      <text:p text:style-name="Preformatted_20_Text">いやああああああーーーーーー！！！！！</text:p>
      <text:p text:style-name="Preformatted_20_Text">Heh, I got the wrong room ahhhhhh!</text:p>
      <text:p text:style-name="Preformatted_20_Text">Nooooooooooooooooooooooooooooooooooooooooooooooooooooooooooooooooooooooo ！！！！！</text:p>
      <text:p text:style-name="Preformatted_20_Text">#カートン</text:p>
      <text:p text:style-name="Preformatted_20_Text">オリヴィア様ーーー！！！？（美少女ボイス）</text:p>
      <text:p text:style-name="Preformatted_20_Text">Olivia-samaaaa! (Beautiful girl voice)</text:p>
      <text:p text:style-name="Preformatted_20_Text"/>
      <text:p text:style-name="Preformatted_20_Text">C:\Users\James Phillips\Desktop\Games\WargameAliceGit\MinimizedScenarios\min_t1_1020.txt</text:p>
      <text:p text:style-name="Preformatted_20_Text">#アリス</text:p>
      <text:p text:style-name="Preformatted_20_Text">おーい、マスター。</text:p>
      <text:p text:style-name="Preformatted_20_Text">会計！</text:p>
      <text:p text:style-name="Preformatted_20_Text">Hey, master.</text:p>
      <text:p text:style-name="Preformatted_20_Text">Treasurer!</text:p>
      <text:p text:style-name="Preformatted_20_Text">#マスター</text:p>
      <text:p text:style-name="Preformatted_20_Text">はいよ、えっと……おぉ、</text:p>
      <text:p text:style-name="Preformatted_20_Text">よく食べたな。</text:p>
      <text:p text:style-name="Preformatted_20_Text">二人で65マナだ。</text:p>
      <text:p text:style-name="Preformatted_20_Text">Yes, yes, uh, ...... Oh.</text:p>
      <text:p text:style-name="Preformatted_20_Text">You ate well.</text:p>
      <text:p text:style-name="Preformatted_20_Text">65 mana for the both of us.</text:p>
      <text:p text:style-name="Preformatted_20_Text">#アリス</text:p>
      <text:p text:style-name="Preformatted_20_Text">そんなにいったのか……。</text:p>
      <text:p text:style-name="Preformatted_20_Text">なあメイジー、お前いくら持ってる？</text:p>
      <text:p text:style-name="Preformatted_20_Text">わたしは25マナしかねえんだが……。</text:p>
      <text:p text:style-name="Preformatted_20_Text">I didn't know you went that far. ......</text:p>
      <text:p text:style-name="Preformatted_20_Text"><text:soft-page-break/>Hey Maisie, how much you got?</text:p>
      <text:p text:style-name="Preformatted_20_Text">I only have 25 mana. ......</text:p>
      <text:p text:style-name="Preformatted_20_Text">#メイジー</text:p>
      <text:p text:style-name="Preformatted_20_Text">40マナ弱ね……。</text:p>
      <text:p text:style-name="Preformatted_20_Text">That's less than 40 mana. ......</text:p>
      <text:p text:style-name="Preformatted_20_Text">#アリス</text:p>
      <text:p text:style-name="Preformatted_20_Text">そうか……ん？</text:p>
      <text:p text:style-name="Preformatted_20_Text">I see. ...... hmm?</text:p>
      <text:p text:style-name="Preformatted_20_Text">#メイジー</text:p>
      <text:p text:style-name="Preformatted_20_Text">どうしたの？　ねえさん。</text:p>
      <text:p text:style-name="Preformatted_20_Text">What's up?　Hey, sweetie.</text:p>
      <text:p text:style-name="Preformatted_20_Text">#アリス</text:p>
      <text:p text:style-name="Preformatted_20_Text">40マナ弱ってさ、40マナより少ないのか多いのかどっちだ？</text:p>
      <text:p text:style-name="Preformatted_20_Text">40 mana weak, is that less or more than 40 mana?</text:p>
      <text:p text:style-name="Preformatted_20_Text">#メイジー</text:p>
      <text:p text:style-name="Preformatted_20_Text">それは……40マナとちょっとって意味だと思ってたけど、</text:p>
      <text:p text:style-name="Preformatted_20_Text">違うのかしら。</text:p>
      <text:p text:style-name="Preformatted_20_Text">I thought that meant ......40 mana and a bit.</text:p>
      <text:p text:style-name="Preformatted_20_Text">I guess not.</text:p>
      <text:p text:style-name="Preformatted_20_Text">#マスター</text:p>
      <text:p text:style-name="Preformatted_20_Text">いやいや、40マナ弱ってのは40マナよりちょっと少ないって意味だろう。</text:p>
      <text:p text:style-name="Preformatted_20_Text">No, no, I think 40 mana weak means a little less than 40 mana.</text:p>
      <text:p text:style-name="Preformatted_20_Text">#アリス</text:p>
      <text:p text:style-name="Preformatted_20_Text">や……ややこしいな。一体どっちが正しいんだよ。</text:p>
      <text:p text:style-name="Preformatted_20_Text">Ya, ...... that's complicated. Which one is correct?</text:p>
      <text:p text:style-name="Preformatted_20_Text">#メイジー</text:p>
      <text:p text:style-name="Preformatted_20_Text">でも辞書には弱がその値に少し加算した値、</text:p>
      <text:p text:style-name="Preformatted_20_Text">強がその値に大きく加算した値って書いてあるわよ。</text:p>
      <text:p text:style-name="Preformatted_20_Text">But the dictionary says weak is a little added to that value, and</text:p>
      <text:p text:style-name="Preformatted_20_Text">strong is a large addition to that value.</text:p>
      <text:p text:style-name="Preformatted_20_Text">#マスター</text:p>
      <text:p text:style-name="Preformatted_20_Text">おかしいな……俺の辞書には、</text:p>
      <text:p text:style-name="Preformatted_20_Text">弱がその数に少し満たない値、</text:p>
      <text:p text:style-name="Preformatted_20_Text">強がその数を少し超えた値</text:p>
      <text:p text:style-name="Preformatted_20_Text">って書いてあるぞ。</text:p>
      <text:p text:style-name="Preformatted_20_Text">Funny how ...... my dictionary says</text:p>
      <text:p text:style-name="Preformatted_20_Text">Weak is a value that is a little less than the number</text:p>
      <text:p text:style-name="Preformatted_20_Text">strong is a value slightly above that number</text:p>
      <text:p text:style-name="Preformatted_20_Text">a little less than that number, and strong a little more than that number.</text:p>
      <text:p text:style-name="Preformatted_20_Text">#アリス</text:p>
      <text:p text:style-name="Preformatted_20_Text">何で二人とも辞書が手元にあるんだよ……。</text:p>
      <text:p text:style-name="Preformatted_20_Text">どっちもかいてあること違うし……。</text:p>
      <text:p text:style-name="Preformatted_20_Text">私はどっちを信じればいいんだよ！</text:p>
      <text:p text:style-name="Preformatted_20_Text">Why do we both have dictionaries at hand ......?</text:p>
      <text:p text:style-name="Preformatted_20_Text">They both say different things. ......</text:p>
      <text:p text:style-name="Preformatted_20_Text">Which one am I supposed to believe!</text:p>
      <text:p text:style-name="Preformatted_20_Text">#メイジー</text:p>
      <text:p text:style-name="Preformatted_20_Text">ある値と「弱」と考えれば、この辞書のような意味になるわ。</text:p>
      <text:p text:style-name="Preformatted_20_Text">If you think of a value and "weak," it means what this dictionary says it means.</text:p>
      <text:p text:style-name="Preformatted_20_Text">#マスター</text:p>
      <text:p text:style-name="Preformatted_20_Text">しかし、ある値より「弱い」のだから、</text:p>
      <text:p text:style-name="Preformatted_20_Text">ある値より少ない、という解釈をするなら、</text:p>
      <text:p text:style-name="Preformatted_20_Text">俺の辞書のような意味になる。</text:p>
      <text:p text:style-name="Preformatted_20_Text">But since it's "weaker" than a certain value.</text:p>
      <text:p text:style-name="Preformatted_20_Text">If you interpret it as "less than a certain value,</text:p>
      <text:p text:style-name="Preformatted_20_Text">It would mean something like my dictionary.</text:p>
      <text:p text:style-name="Preformatted_20_Text">#アリス</text:p>
      <text:p text:style-name="Preformatted_20_Text">あーもう！</text:p>
      <text:p text:style-name="Preformatted_20_Text">そんなややこしい意味の言葉は禁止だ禁止！！</text:p>
      <text:p text:style-name="Preformatted_20_Text">40マナちょっと、40マナよりちょい少ない、</text:p>
      <text:p text:style-name="Preformatted_20_Text">これでいいだろ！！</text:p>
      <text:p text:style-name="Preformatted_20_Text">Oh no!</text:p>
      <text:p text:style-name="Preformatted_20_Text">No words with such complicated meanings, no!</text:p>
      <text:p text:style-name="Preformatted_20_Text"><text:soft-page-break/>A little less than 40 mana, a little less than 40 mana, a little less than 40 mana.</text:p>
      <text:p text:style-name="Preformatted_20_Text">That's it!</text:p>
      <text:p text:style-name="Preformatted_20_Text">#メイジー</text:p>
      <text:p text:style-name="Preformatted_20_Text">いやでも……。</text:p>
      <text:p text:style-name="Preformatted_20_Text">No, but .......</text:p>
      <text:p text:style-name="Preformatted_20_Text">#マスター</text:p>
      <text:p text:style-name="Preformatted_20_Text">ここははっきりさせないと……。</text:p>
      <text:p text:style-name="Preformatted_20_Text">We need to be clear here: .......</text:p>
      <text:p text:style-name="Preformatted_20_Text">#メイジー・マスター</text:p>
      <text:p text:style-name="Preformatted_20_Text">気が収まらないから。</text:p>
      <text:p text:style-name="Preformatted_20_Text">Because I don't feel comfortable.</text:p>
      <text:p text:style-name="Preformatted_20_Text">#アリス</text:p>
      <text:p text:style-name="Preformatted_20_Text">二人でやってろ！！</text:p>
      <text:p text:style-name="Preformatted_20_Text">You two keep it to yourselves!!!!!!!!!!!!!!!!!!!!!!!</text:p>
      <text:p text:style-name="Preformatted_20_Text"/>
      <text:p text:style-name="Preformatted_20_Text">C:\Users\James Phillips\Desktop\Games\WargameAliceGit\MinimizedScenarios\min_t1_1022.txt</text:p>
      <text:p text:style-name="Preformatted_20_Text">#アリス</text:p>
      <text:p text:style-name="Preformatted_20_Text">マスター！　ミニステーキとハイボール！</text:p>
      <text:p text:style-name="Preformatted_20_Text">Master!　Mini steaks and highballs!</text:p>
      <text:p text:style-name="Preformatted_20_Text">#マスター</text:p>
      <text:p text:style-name="Preformatted_20_Text">はいよ、ちょっと待ってろ。</text:p>
      <text:p text:style-name="Preformatted_20_Text">Yes, yes, just a minute.</text:p>
      <text:p text:style-name="Preformatted_20_Text">#アリス</text:p>
      <text:p text:style-name="Preformatted_20_Text">……ちぇー、この箱どうやってあけたもんかなぁ。</text:p>
      <text:p text:style-name="Preformatted_20_Text">......Cheesey, I wonder how I'm going to open this box.</text:p>
      <text:p text:style-name="Preformatted_20_Text">#マスター</text:p>
      <text:p text:style-name="Preformatted_20_Text">ほい、ハイボール。</text:p>
      <text:p text:style-name="Preformatted_20_Text">ステーキはちょっと待ってな。</text:p>
      <text:p text:style-name="Preformatted_20_Text">ん？　なんだよその箱。</text:p>
      <text:p text:style-name="Preformatted_20_Text">豪華な箱だな……宝石箱か？</text:p>
      <text:p text:style-name="Preformatted_20_Text">Here you go, highball.</text:p>
      <text:p text:style-name="Preformatted_20_Text">Steak will have to wait.</text:p>
      <text:p text:style-name="Preformatted_20_Text">Hmm?　What's that box?</text:p>
      <text:p text:style-name="Preformatted_20_Text">That's a gorgeous box. ...... jewelry box?</text:p>
      <text:p text:style-name="Preformatted_20_Text">#アリス</text:p>
      <text:p text:style-name="Preformatted_20_Text">「魔女の箱」ってんだ。</text:p>
      <text:p text:style-name="Preformatted_20_Text">聞いたことねえか？</text:p>
      <text:p text:style-name="Preformatted_20_Text">人間たちの間じゃお宝扱いされてるだろ。</text:p>
      <text:p text:style-name="Preformatted_20_Text">It's called "The Witch's Box."</text:p>
      <text:p text:style-name="Preformatted_20_Text">Haven't you heard of it?</text:p>
      <text:p text:style-name="Preformatted_20_Text">It's considered a treasure among humans.</text:p>
      <text:p text:style-name="Preformatted_20_Text">#マスター</text:p>
      <text:p text:style-name="Preformatted_20_Text">あー……、お前んとこの師匠のが、</text:p>
      <text:p text:style-name="Preformatted_20_Text">町のオークションでとんでもない値段付けられてたのは覚えてるな。</text:p>
      <text:p text:style-name="Preformatted_20_Text">Ah, ......, I remember when your master's was sold at a ridiculous price at an auction in town.</text:p>
      <text:p text:style-name="Preformatted_20_Text">I remember it fetched a hell of a price at an auction in town.</text:p>
      <text:p text:style-name="Preformatted_20_Text">#アリス</text:p>
      <text:p text:style-name="Preformatted_20_Text">ああ、あれ偽物だけどな。</text:p>
      <text:p text:style-name="Preformatted_20_Text">Yeah, but it's a fake.</text:p>
      <text:p text:style-name="Preformatted_20_Text">#マスター</text:p>
      <text:p text:style-name="Preformatted_20_Text">なに！？</text:p>
      <text:p text:style-name="Preformatted_20_Text">じゃ、じゃあ……落札者は。</text:p>
      <text:p text:style-name="Preformatted_20_Text">What?</text:p>
      <text:p text:style-name="Preformatted_20_Text">Okay, then ...... the winning bidder is.</text:p>
      <text:p text:style-name="Preformatted_20_Text">#アリス</text:p>
      <text:p text:style-name="Preformatted_20_Text">ああ、今も偽物と知らずに満足げにコレクションしてるんだろうよ。</text:p>
      <text:p text:style-name="Preformatted_20_Text">ってか、うちの領主の「魔女の箱」が出品されて、</text:p>
      <text:p text:style-name="Preformatted_20_Text">うちの魔女が黙ってるわけねえだろうが……。</text:p>
      <text:p text:style-name="Preformatted_20_Text">ババァの箱は今もうちの館に保存されてるよ。</text:p>
      <text:p text:style-name="Preformatted_20_Text">Oh, I'm sure he's still contentedly collecting it, not knowing it's a fake.</text:p>
      <text:p text:style-name="Preformatted_20_Text">I mean, our lord's "Witch's Box" is up for auction.</text:p>
      <text:p text:style-name="Preformatted_20_Text">There's no way our witches would keep quiet about it. ......</text:p>
      <text:p text:style-name="Preformatted_20_Text">The box is still stored in our mansion.</text:p>
      <text:p text:style-name="Preformatted_20_Text"><text:soft-page-break/>#マスター</text:p>
      <text:p text:style-name="Preformatted_20_Text">そうか……。</text:p>
      <text:p text:style-name="Preformatted_20_Text">でも、そのくらい精巧な偽物が出回るんだ。</text:p>
      <text:p text:style-name="Preformatted_20_Text">それも偽物なんじゃねえか？</text:p>
      <text:p text:style-name="Preformatted_20_Text">I see. ......</text:p>
      <text:p text:style-name="Preformatted_20_Text">But there are fakes out there that are that elaborate.</text:p>
      <text:p text:style-name="Preformatted_20_Text">Maybe that's a fake too?</text:p>
      <text:p text:style-name="Preformatted_20_Text">#アリス</text:p>
      <text:p text:style-name="Preformatted_20_Text">……いや、この箱からは確かに魔力を感じるし、</text:p>
      <text:p text:style-name="Preformatted_20_Text">普通の開錠魔法で開錠できなかった。</text:p>
      <text:p text:style-name="Preformatted_20_Text">少なくとも、人間が作ったちゃちなものじゃない。</text:p>
      <text:p text:style-name="Preformatted_20_Text">...... No, I can certainly feel the magic from this box, and</text:p>
      <text:p text:style-name="Preformatted_20_Text">I couldn't open it with normal opening magic.</text:p>
      <text:p text:style-name="Preformatted_20_Text">At least, it's not a cheap thing made by human.</text:p>
      <text:p text:style-name="Preformatted_20_Text">#マスター</text:p>
      <text:p text:style-name="Preformatted_20_Text">開錠できなかったってことは、</text:p>
      <text:p text:style-name="Preformatted_20_Text">まだ中身が何かわかってないのか。</text:p>
      <text:p text:style-name="Preformatted_20_Text">If you couldn't open it, then you don't know what it is yet.</text:p>
      <text:p text:style-name="Preformatted_20_Text">You still don't know what's in it, do you?</text:p>
      <text:p text:style-name="Preformatted_20_Text">#アリス</text:p>
      <text:p text:style-name="Preformatted_20_Text">ああ……そういうことだ。</text:p>
      <text:p text:style-name="Preformatted_20_Text">別に開ける必要があるわけじゃないけど、</text:p>
      <text:p text:style-name="Preformatted_20_Text">開かないままにしておくと、</text:p>
      <text:p text:style-name="Preformatted_20_Text">中身がすっげーきになるじゃん？</text:p>
      <text:p text:style-name="Preformatted_20_Text">Ah ...... that's what I meant.</text:p>
      <text:p text:style-name="Preformatted_20_Text">Not that you need to open it, but...</text:p>
      <text:p text:style-name="Preformatted_20_Text">But if you leave it unlocked.</text:p>
      <text:p text:style-name="Preformatted_20_Text">I'm curious to know what's inside, right?</text:p>
      <text:p text:style-name="Preformatted_20_Text">#マスター</text:p>
      <text:p text:style-name="Preformatted_20_Text">確かに……おっと！</text:p>
      <text:p text:style-name="Preformatted_20_Text">いけない、ステーキが。</text:p>
      <text:p text:style-name="Preformatted_20_Text">Sure. ...... Oops!</text:p>
      <text:p text:style-name="Preformatted_20_Text">Oh no, my steak.</text:p>
      <text:p text:style-name="Preformatted_20_Text">[cn]</text:p>
      <text:p text:style-name="Preformatted_20_Text">そういうとマスターは慌てて厨房に引っ込む。</text:p>
      <text:p text:style-name="Preformatted_20_Text">チリンチリン。</text:p>
      <text:p text:style-name="Preformatted_20_Text">入れ替わるようにして、</text:p>
      <text:p text:style-name="Preformatted_20_Text">酒場に入ってきたのはトリアイナだった。</text:p>
      <text:p text:style-name="Preformatted_20_Text">Saying that, the master hurriedly withdraws into the kitchen.</text:p>
      <text:p text:style-name="Preformatted_20_Text">Chirin-chirin.</text:p>
      <text:p text:style-name="Preformatted_20_Text">As if to replace him.</text:p>
      <text:p text:style-name="Preformatted_20_Text">It was Triaena who entered the bar.</text:p>
      <text:p text:style-name="Preformatted_20_Text">#トリアイナ</text:p>
      <text:p text:style-name="Preformatted_20_Text">あら、アリス。</text:p>
      <text:p text:style-name="Preformatted_20_Text">Oh, Alice.</text:p>
      <text:p text:style-name="Preformatted_20_Text">#アリス</text:p>
      <text:p text:style-name="Preformatted_20_Text">よっ、トリアイナ。</text:p>
      <text:p text:style-name="Preformatted_20_Text">こっち座れよ。</text:p>
      <text:p text:style-name="Preformatted_20_Text">Yo, Triaena.</text:p>
      <text:p text:style-name="Preformatted_20_Text">Come and sit down.</text:p>
      <text:p text:style-name="Preformatted_20_Text">#トリアイナ</text:p>
      <text:p text:style-name="Preformatted_20_Text">ええ、それじゃあ。</text:p>
      <text:p text:style-name="Preformatted_20_Text">Yeah, okay, then.</text:p>
      <text:p text:style-name="Preformatted_20_Text">#マスター</text:p>
      <text:p text:style-name="Preformatted_20_Text">おお、トリアイナさん。</text:p>
      <text:p text:style-name="Preformatted_20_Text">いらっしゃい。</text:p>
      <text:p text:style-name="Preformatted_20_Text">Hey, Triaena.</text:p>
      <text:p text:style-name="Preformatted_20_Text">Welcome.</text:p>
      <text:p text:style-name="Preformatted_20_Text">#トリアイナ</text:p>
      <text:p text:style-name="Preformatted_20_Text">ウィスキーをロックでもらえるかしら。</text:p>
      <text:p text:style-name="Preformatted_20_Text">Can I have a whiskey on the rocks, please?</text:p>
      <text:p text:style-name="Preformatted_20_Text">#マスター</text:p>
      <text:p text:style-name="Preformatted_20_Text">テネシー、スコッチ、今日はどっちかになるが……。</text:p>
      <text:p text:style-name="Preformatted_20_Text"><text:soft-page-break/>Tennessee or Scotch, it's either one today. ......</text:p>
      <text:p text:style-name="Preformatted_20_Text">#トリアイナ</text:p>
      <text:p text:style-name="Preformatted_20_Text">スコッチでお願い。</text:p>
      <text:p text:style-name="Preformatted_20_Text">Scotch, please.</text:p>
      <text:p text:style-name="Preformatted_20_Text">#マスター</text:p>
      <text:p text:style-name="Preformatted_20_Text">つまみは何にします？</text:p>
      <text:p text:style-name="Preformatted_20_Text">What would you like for snacks?</text:p>
      <text:p text:style-name="Preformatted_20_Text">#トリアイナ</text:p>
      <text:p text:style-name="Preformatted_20_Text">お肉のいい匂いがするわね……。</text:p>
      <text:p text:style-name="Preformatted_20_Text">Smells so good with meat. ......</text:p>
      <text:p text:style-name="Preformatted_20_Text">#アリス</text:p>
      <text:p text:style-name="Preformatted_20_Text">私がステーキ頼んだからな。</text:p>
      <text:p text:style-name="Preformatted_20_Text">I'm the one who ordered the steak.</text:p>
      <text:p text:style-name="Preformatted_20_Text">#トリアイナ</text:p>
      <text:p text:style-name="Preformatted_20_Text">そうね……じゃあ、私はこのサガリ肉のステーキをもらえるかしら。</text:p>
      <text:p text:style-name="Preformatted_20_Text">Well, ...... then, can I have this sagari steak?</text:p>
      <text:p text:style-name="Preformatted_20_Text">#マスター</text:p>
      <text:p text:style-name="Preformatted_20_Text">はいよ。少しお待ちください。</text:p>
      <text:p text:style-name="Preformatted_20_Text">Yes, sir. Please wait a moment.</text:p>
      <text:p text:style-name="Preformatted_20_Text">#アリス</text:p>
      <text:p text:style-name="Preformatted_20_Text">……意外だな。そんなにがっつり肉食うタイプには見えねえけど。</text:p>
      <text:p text:style-name="Preformatted_20_Text">...... Surprising. You don't look like the type to eat so much meat.</text:p>
      <text:p text:style-name="Preformatted_20_Text">#トリアイナ</text:p>
      <text:p text:style-name="Preformatted_20_Text">あら？　私は魚より肉のが好きよ。</text:p>
      <text:p text:style-name="Preformatted_20_Text">Oh?　I like meat better than fish.</text:p>
      <text:p text:style-name="Preformatted_20_Text">#アリス</text:p>
      <text:p text:style-name="Preformatted_20_Text">ああ、そっか。</text:p>
      <text:p text:style-name="Preformatted_20_Text">あの人魚に遠慮してんだろ。</text:p>
      <text:p text:style-name="Preformatted_20_Text">自分の前で魚を食べられるのはいい気しないだろうしな。</text:p>
      <text:p text:style-name="Preformatted_20_Text">Oh, I see.</text:p>
      <text:p text:style-name="Preformatted_20_Text">She's probably just being modest with that mermaid.</text:p>
      <text:p text:style-name="Preformatted_20_Text">It wouldn't be nice to eat fish in front of him.</text:p>
      <text:p text:style-name="Preformatted_20_Text">#トリアイナ</text:p>
      <text:p text:style-name="Preformatted_20_Text">それもあるけど、食生活は師匠の影響かしら。</text:p>
      <text:p text:style-name="Preformatted_20_Text">That's part of it, but I wonder if her eating habits are influenced by her mentor.</text:p>
      <text:p text:style-name="Preformatted_20_Text">#アリス</text:p>
      <text:p text:style-name="Preformatted_20_Text">師匠？</text:p>
      <text:p text:style-name="Preformatted_20_Text">Master?</text:p>
      <text:p text:style-name="Preformatted_20_Text">#トリアイナ</text:p>
      <text:p text:style-name="Preformatted_20_Text">ええ、私の師匠ティオルは、海鮮類が全くダメだったのよ。</text:p>
      <text:p text:style-name="Preformatted_20_Text">それで、食卓に並ぶのはいつも肉類だったわ。</text:p>
      <text:p text:style-name="Preformatted_20_Text">その反動で、オリヴィアは魚が好きになったのだけど、</text:p>
      <text:p text:style-name="Preformatted_20_Text">私は今も肉が好きなの。</text:p>
      <text:p text:style-name="Preformatted_20_Text">Yes, my mentor, Thiol, never ate seafood.</text:p>
      <text:p text:style-name="Preformatted_20_Text">So meat was always on the table.</text:p>
      <text:p text:style-name="Preformatted_20_Text">As a reaction to that, Olivia has grown to like fish.</text:p>
      <text:p text:style-name="Preformatted_20_Text">I still like meat.</text:p>
      <text:p text:style-name="Preformatted_20_Text">#アリス</text:p>
      <text:p text:style-name="Preformatted_20_Text">ティオル！</text:p>
      <text:p text:style-name="Preformatted_20_Text">おい、トリアイナ、ティオルってのは！</text:p>
      <text:p text:style-name="Preformatted_20_Text">Tior!</text:p>
      <text:p text:style-name="Preformatted_20_Text">Hey, Triaena, who's Tiol?</text:p>
      <text:p text:style-name="Preformatted_20_Text">#トリアイナ</text:p>
      <text:p text:style-name="Preformatted_20_Text">ええ？　私の師匠といったじゃない。</text:p>
      <text:p text:style-name="Preformatted_20_Text">What?　You're my mentor.</text:p>
      <text:p text:style-name="Preformatted_20_Text">#アリス</text:p>
      <text:p text:style-name="Preformatted_20_Text">そうか！　クフフ！！</text:p>
      <text:p text:style-name="Preformatted_20_Text">道理で聞いたことのある名前だと思ったぜ。</text:p>
      <text:p text:style-name="Preformatted_20_Text">Oh, yeah!　Kuhf!</text:p>
      <text:p text:style-name="Preformatted_20_Text">No wonder I've heard that name before.</text:p>
      <text:p text:style-name="Preformatted_20_Text">#トリアイナ</text:p>
      <text:p text:style-name="Preformatted_20_Text">な……なんなのよ一体。</text:p>
      <text:p text:style-name="Preformatted_20_Text">What the heck is this ......?</text:p>
      <text:p text:style-name="Preformatted_20_Text"><text:soft-page-break/>[cn]</text:p>
      <text:p text:style-name="Preformatted_20_Text">アリスはトリアイナに、魔女の箱を見せた。</text:p>
      <text:p text:style-name="Preformatted_20_Text">Alice shows Triaena the witch's box.</text:p>
      <text:p text:style-name="Preformatted_20_Text">#アリス</text:p>
      <text:p text:style-name="Preformatted_20_Text">ほら、ここ……。</text:p>
      <text:p text:style-name="Preformatted_20_Text">Look, here .......</text:p>
      <text:p text:style-name="Preformatted_20_Text">#トリアイナ</text:p>
      <text:p text:style-name="Preformatted_20_Text">……これ！</text:p>
      <text:p text:style-name="Preformatted_20_Text">アリス！　これをどこで！</text:p>
      <text:p text:style-name="Preformatted_20_Text">...... this!</text:p>
      <text:p text:style-name="Preformatted_20_Text">Alice!!!　Where did you get this!</text:p>
      <text:p text:style-name="Preformatted_20_Text">#アリス</text:p>
      <text:p text:style-name="Preformatted_20_Text">町の露店で手に入れたんだ。</text:p>
      <text:p text:style-name="Preformatted_20_Text">このティオルってのは、お前の師匠のことか？</text:p>
      <text:p text:style-name="Preformatted_20_Text">I got it from a stall in town.</text:p>
      <text:p text:style-name="Preformatted_20_Text">This Thiol is your mentor?</text:p>
      <text:p text:style-name="Preformatted_20_Text">#トリアイナ</text:p>
      <text:p text:style-name="Preformatted_20_Text">ええ……双賢の片割れというのは、</text:p>
      <text:p text:style-name="Preformatted_20_Text">双子の片方という意味よ。</text:p>
      <text:p text:style-name="Preformatted_20_Text">師匠は双子の魔女だったの。</text:p>
      <text:p text:style-name="Preformatted_20_Text">師匠が姉で、妹のパカルは、</text:p>
      <text:p text:style-name="Preformatted_20_Text">詳しくはわからないけど昔いざこざがあって</text:p>
      <text:p text:style-name="Preformatted_20_Text">領地から出て行ってしまったそうよ。</text:p>
      <text:p text:style-name="Preformatted_20_Text">Yeah ...... one half of the twin wise means...</text:p>
      <text:p text:style-name="Preformatted_20_Text">It means one half of a twin.</text:p>
      <text:p text:style-name="Preformatted_20_Text">My master was a twin witch.</text:p>
      <text:p text:style-name="Preformatted_20_Text">He was the older sister and the younger sister, Pakal, was the younger sister.</text:p>
      <text:p text:style-name="Preformatted_20_Text">I don't know the details, but there was a dispute a long time ago.</text:p>
      <text:p text:style-name="Preformatted_20_Text">I don't know the details, but they had a long time ago and left the territory.</text:p>
      <text:p text:style-name="Preformatted_20_Text">#アリス</text:p>
      <text:p text:style-name="Preformatted_20_Text">この箱、手に入れたはいいんだが、</text:p>
      <text:p text:style-name="Preformatted_20_Text">鍵がかかっていてな。</text:p>
      <text:p text:style-name="Preformatted_20_Text">何か開ける方法しらねえか？</text:p>
      <text:p text:style-name="Preformatted_20_Text">I got this box, but it's locked.</text:p>
      <text:p text:style-name="Preformatted_20_Text">But it's locked.</text:p>
      <text:p text:style-name="Preformatted_20_Text">Do you know how to open it?</text:p>
      <text:p text:style-name="Preformatted_20_Text">#トリアイナ</text:p>
      <text:p text:style-name="Preformatted_20_Text">開錠魔法でもダメだとすると……本当のカギを探すしか。</text:p>
      <text:p text:style-name="Preformatted_20_Text">If the unlocking magic doesn't work, we'll have to find the real key to .......</text:p>
      <text:p text:style-name="Preformatted_20_Text">#アリス</text:p>
      <text:p text:style-name="Preformatted_20_Text">お前んとこの……ほら、氷の城に何かないのか？</text:p>
      <text:p text:style-name="Preformatted_20_Text">ティオルが残した桐ダンスとかさ。</text:p>
      <text:p text:style-name="Preformatted_20_Text">You ...... know, is there anything in your castle of ice?</text:p>
      <text:p text:style-name="Preformatted_20_Text">Maybe a paulownia dance left by Thiol?</text:p>
      <text:p text:style-name="Preformatted_20_Text">#トリアイナ</text:p>
      <text:p text:style-name="Preformatted_20_Text">貴方って、時々すごい庶民的なこと言うわよね……。</text:p>
      <text:p text:style-name="Preformatted_20_Text">まあ、探してみるわ。</text:p>
      <text:p text:style-name="Preformatted_20_Text">期待はしないで頂戴。</text:p>
      <text:p text:style-name="Preformatted_20_Text">You are so folksy sometimes. ......</text:p>
      <text:p text:style-name="Preformatted_20_Text">Well, I'll look around.</text:p>
      <text:p text:style-name="Preformatted_20_Text">Don't get your hopes up.</text:p>
      <text:p text:style-name="Preformatted_20_Text">#マスター</text:p>
      <text:p text:style-name="Preformatted_20_Text">ミニステーキと、サガリ肉のステーキお待ち。</text:p>
      <text:p text:style-name="Preformatted_20_Text">Mini steaks and a saggarito steak await.</text:p>
      <text:p text:style-name="Preformatted_20_Text">#アリス</text:p>
      <text:p text:style-name="Preformatted_20_Text">おっ！　きたきた！</text:p>
      <text:p text:style-name="Preformatted_20_Text">Whoa!　Here it comes!</text:p>
      <text:p text:style-name="Preformatted_20_Text">#トリアイナ</text:p>
      <text:p text:style-name="Preformatted_20_Text">ええ、いただきましょうか。</text:p>
      <text:p text:style-name="Preformatted_20_Text">Yes, let's have it.</text:p>
      <text:p text:style-name="Preformatted_20_Text">[cn]</text:p>
      <text:p text:style-name="Preformatted_20_Text">ステーキをお腹いっぱい食べたアリスたちは、</text:p>
      <text:p text:style-name="Preformatted_20_Text">鍵を探す約束をして、酒場を後にしたのだった。</text:p>
      <text:p text:style-name="Preformatted_20_Text"><text:soft-page-break/>……続く。</text:p>
      <text:p text:style-name="Preformatted_20_Text">Having eaten their fill of steak, Alice and her friends</text:p>
      <text:p text:style-name="Preformatted_20_Text">They left the tavern, promising to look for the key.</text:p>
      <text:p text:style-name="Preformatted_20_Text">...... to be continued.</text:p>
      <text:p text:style-name="Preformatted_20_Text"/>
      <text:p text:style-name="Preformatted_20_Text">C:\Users\James Phillips\Desktop\Games\WargameAliceGit\MinimizedScenarios\min_t1_1023.txt</text:p>
      <text:p text:style-name="Preformatted_20_Text">チリンチリン。</text:p>
      <text:p text:style-name="Preformatted_20_Text">Chillin' Chillin'.</text:p>
      <text:p text:style-name="Preformatted_20_Text">#マスター</text:p>
      <text:p text:style-name="Preformatted_20_Text">いらっしゃい。</text:p>
      <text:p text:style-name="Preformatted_20_Text">やあ、トリアイナさん。</text:p>
      <text:p text:style-name="Preformatted_20_Text">Welcome.</text:p>
      <text:p text:style-name="Preformatted_20_Text">Hello, Triaina.</text:p>
      <text:p text:style-name="Preformatted_20_Text">#トリアイナ</text:p>
      <text:p text:style-name="Preformatted_20_Text">ああ、アリス。</text:p>
      <text:p text:style-name="Preformatted_20_Text">ここにいたのね。</text:p>
      <text:p text:style-name="Preformatted_20_Text">Ah, Alice.</text:p>
      <text:p text:style-name="Preformatted_20_Text">There you are.</text:p>
      <text:p text:style-name="Preformatted_20_Text">#アリス</text:p>
      <text:p text:style-name="Preformatted_20_Text">ん？　おお、トリアイナか。</text:p>
      <text:p text:style-name="Preformatted_20_Text">どうしたんだよ、そんな慌てて……。</text:p>
      <text:p text:style-name="Preformatted_20_Text">Hmm?　Oh, Triaina.</text:p>
      <text:p text:style-name="Preformatted_20_Text">What's the matter, such a rush. ......</text:p>
      <text:p text:style-name="Preformatted_20_Text">#トリアイナ</text:p>
      <text:p text:style-name="Preformatted_20_Text">アリス、これ……。</text:p>
      <text:p text:style-name="Preformatted_20_Text">Alice, this is .......</text:p>
      <text:p text:style-name="Preformatted_20_Text">[cn]</text:p>
      <text:p text:style-name="Preformatted_20_Text">トリアイナが取り出したのは、</text:p>
      <text:p text:style-name="Preformatted_20_Text">豪華な装飾がなされた小さなカギだった。</text:p>
      <text:p text:style-name="Preformatted_20_Text">What Triaena took out was a small key.</text:p>
      <text:p text:style-name="Preformatted_20_Text">A small, ornately decorated key.</text:p>
      <text:p text:style-name="Preformatted_20_Text">#トリアイナ</text:p>
      <text:p text:style-name="Preformatted_20_Text">例の箱のカギ……。</text:p>
      <text:p text:style-name="Preformatted_20_Text">もしかしたらこれかもしれないわ。</text:p>
      <text:p text:style-name="Preformatted_20_Text">The key to the box in the example: .......</text:p>
      <text:p text:style-name="Preformatted_20_Text">Maybe this is it.</text:p>
      <text:p text:style-name="Preformatted_20_Text">#アリス</text:p>
      <text:p text:style-name="Preformatted_20_Text">なに！！</text:p>
      <text:p text:style-name="Preformatted_20_Text">本当か！！</text:p>
      <text:p text:style-name="Preformatted_20_Text">What!</text:p>
      <text:p text:style-name="Preformatted_20_Text">Really!</text:p>
      <text:p text:style-name="Preformatted_20_Text">#トリアイナ</text:p>
      <text:p text:style-name="Preformatted_20_Text">師匠の形見を整理していたら見つけたの。</text:p>
      <text:p text:style-name="Preformatted_20_Text">魔導書の間に挟まっていたから、</text:p>
      <text:p text:style-name="Preformatted_20_Text">きっと重要なものに違いないわ。</text:p>
      <text:p text:style-name="Preformatted_20_Text">I found it when I was sorting through my master's mementos.</text:p>
      <text:p text:style-name="Preformatted_20_Text">It was tucked between the grimoires.</text:p>
      <text:p text:style-name="Preformatted_20_Text">It must be important.</text:p>
      <text:p text:style-name="Preformatted_20_Text">#アリス</text:p>
      <text:p text:style-name="Preformatted_20_Text">すぐ持ってくる！</text:p>
      <text:p text:style-name="Preformatted_20_Text">おい、マスター！</text:p>
      <text:p text:style-name="Preformatted_20_Text">すぐ戻ってくるから席開けておけよな！</text:p>
      <text:p text:style-name="Preformatted_20_Text">I'll get it right away!</text:p>
      <text:p text:style-name="Preformatted_20_Text">Hey, Master!</text:p>
      <text:p text:style-name="Preformatted_20_Text">I'll be right back, keep your seat open!</text:p>
      <text:p text:style-name="Preformatted_20_Text">#マスター</text:p>
      <text:p text:style-name="Preformatted_20_Text">お、おう……。</text:p>
      <text:p text:style-name="Preformatted_20_Text">Oh, oh .......</text:p>
      <text:p text:style-name="Preformatted_20_Text">[cn]</text:p>
      <text:p text:style-name="Preformatted_20_Text">……………。</text:p>
      <text:p text:style-name="Preformatted_20_Text">しばらくしてアリスが戻ってきた。</text:p>
      <text:p text:style-name="Preformatted_20_Text">................</text:p>
      <text:p text:style-name="Preformatted_20_Text">Alice came back a while later.</text:p>
      <text:p text:style-name="Preformatted_20_Text"><text:soft-page-break/>#アリス</text:p>
      <text:p text:style-name="Preformatted_20_Text">はぁ…はぁ…。</text:p>
      <text:p text:style-name="Preformatted_20_Text">マスター、水くれ。</text:p>
      <text:p text:style-name="Preformatted_20_Text">あんまり慌てて走ってきたから……息が。</text:p>
      <text:p text:style-name="Preformatted_20_Text">Huh...huh...</text:p>
      <text:p text:style-name="Preformatted_20_Text">Master, give me some water.</text:p>
      <text:p text:style-name="Preformatted_20_Text">I was in too much of a hurry to run. ...... breath.</text:p>
      <text:p text:style-name="Preformatted_20_Text">#マスター</text:p>
      <text:p text:style-name="Preformatted_20_Text">おお……ほら。</text:p>
      <text:p text:style-name="Preformatted_20_Text">Oh ...... look.</text:p>
      <text:p text:style-name="Preformatted_20_Text">[cn]</text:p>
      <text:p text:style-name="Preformatted_20_Text">マスターから差し出されたコップの水を、</text:p>
      <text:p text:style-name="Preformatted_20_Text">アリスは一気に飲み干した。</text:p>
      <text:p text:style-name="Preformatted_20_Text">Alice gulped down the glass of water offered by the master in one gulp.</text:p>
      <text:p text:style-name="Preformatted_20_Text">Alice gulped it down in one gulp.</text:p>
      <text:p text:style-name="Preformatted_20_Text">#トリアイナ</text:p>
      <text:p text:style-name="Preformatted_20_Text">アリス、これを。</text:p>
      <text:p text:style-name="Preformatted_20_Text">Alice, here.</text:p>
      <text:p text:style-name="Preformatted_20_Text">[cn]</text:p>
      <text:p text:style-name="Preformatted_20_Text">トリアイナがカギを差し出す。</text:p>
      <text:p text:style-name="Preformatted_20_Text">アリスはそれを受け取り、</text:p>
      <text:p text:style-name="Preformatted_20_Text">箱をカウンターの上に置いて、</text:p>
      <text:p text:style-name="Preformatted_20_Text">恐る恐る差し込んだ。</text:p>
      <text:p text:style-name="Preformatted_20_Text">Triaena holds out a key.</text:p>
      <text:p text:style-name="Preformatted_20_Text">Alice takes it.</text:p>
      <text:p text:style-name="Preformatted_20_Text">She places the box on the counter and</text:p>
      <text:p text:style-name="Preformatted_20_Text">Fearfully, she inserts it.</text:p>
      <text:p text:style-name="Preformatted_20_Text">#アリス</text:p>
      <text:p text:style-name="Preformatted_20_Text">そ、それじゃあ……開けるぞ。</text:p>
      <text:p text:style-name="Preformatted_20_Text">Well, let's open ...... then.</text:p>
      <text:p text:style-name="Preformatted_20_Text">[cn]</text:p>
      <text:p text:style-name="Preformatted_20_Text">ゆっくりとカギを回す。</text:p>
      <text:p text:style-name="Preformatted_20_Text">カギは意外にもあっさりと回り、</text:p>
      <text:p text:style-name="Preformatted_20_Text">かちゃりという音を立てて開錠を知らせた。</text:p>
      <text:p text:style-name="Preformatted_20_Text">I slowly turn the key.</text:p>
      <text:p text:style-name="Preformatted_20_Text">The key turns surprisingly easily.</text:p>
      <text:p text:style-name="Preformatted_20_Text">The key turns surprisingly easily and makes a clinking sound to let you know that it's unlocked.</text:p>
      <text:p text:style-name="Preformatted_20_Text">#アリス</text:p>
      <text:p text:style-name="Preformatted_20_Text">トリアイナ！</text:p>
      <text:p text:style-name="Preformatted_20_Text">Triaina!</text:p>
      <text:p text:style-name="Preformatted_20_Text">#トリアイナ</text:p>
      <text:p text:style-name="Preformatted_20_Text">ええ！　早く中を見ましょう！</text:p>
      <text:p text:style-name="Preformatted_20_Text">Yes!　Quick, let's see what's inside!</text:p>
      <text:p text:style-name="Preformatted_20_Text">[cn]</text:p>
      <text:p text:style-name="Preformatted_20_Text">中には一冊の魔導書が入っていた。</text:p>
      <text:p text:style-name="Preformatted_20_Text">Inside was a grimoire.</text:p>
      <text:p text:style-name="Preformatted_20_Text">#アリス</text:p>
      <text:p text:style-name="Preformatted_20_Text">これは……。</text:p>
      <text:p text:style-name="Preformatted_20_Text">This is .......</text:p>
      <text:p text:style-name="Preformatted_20_Text">[cn]</text:p>
      <text:p text:style-name="Preformatted_20_Text">アリスは魔導書を手に取り、</text:p>
      <text:p text:style-name="Preformatted_20_Text">パラパラとめくっていった。</text:p>
      <text:p text:style-name="Preformatted_20_Text">Alice picked up the grimoire and</text:p>
      <text:p text:style-name="Preformatted_20_Text">She flipped through it.</text:p>
      <text:p text:style-name="Preformatted_20_Text">#アリス</text:p>
      <text:p text:style-name="Preformatted_20_Text">氷結魔法、浄化魔法、錬金術……、</text:p>
      <text:p text:style-name="Preformatted_20_Text">うーん……思ったより普通だなぁ。</text:p>
      <text:p text:style-name="Preformatted_20_Text">Icy magic, purification magic, alchemy ......</text:p>
      <text:p text:style-name="Preformatted_20_Text">Hmmm ...... it's more normal than I thought.</text:p>
      <text:p text:style-name="Preformatted_20_Text">#トリアイナ</text:p>
      <text:p text:style-name="Preformatted_20_Text">一体何を期待していたのよ、</text:p>
      <text:p text:style-name="Preformatted_20_Text">あなたのとこのホーリーベル様の方が</text:p>
      <text:p text:style-name="Preformatted_20_Text">よっぽど貴重な品を入れているでしょう。</text:p>
      <text:p text:style-name="Preformatted_20_Text"><text:soft-page-break/>What in the world did you expect?</text:p>
      <text:p text:style-name="Preformatted_20_Text">I'm sure your Holy Belle has much more valuable items in there than I do.</text:p>
      <text:p text:style-name="Preformatted_20_Text">I'm sure your Holy Belle has much more valuable items in there.</text:p>
      <text:p text:style-name="Preformatted_20_Text">#アリス</text:p>
      <text:p text:style-name="Preformatted_20_Text">それもそうか……、はあ3000マナ損した。</text:p>
      <text:p text:style-name="Preformatted_20_Text">I see that too ......, haha I lost 3000 mana.</text:p>
      <text:p text:style-name="Preformatted_20_Text">#トリアイナ</text:p>
      <text:p text:style-name="Preformatted_20_Text">さ、3000マナ！？</text:p>
      <text:p text:style-name="Preformatted_20_Text">貴女、そんな本のために3000マナも払ったの……？</text:p>
      <text:p text:style-name="Preformatted_20_Text">3000 mana!</text:p>
      <text:p text:style-name="Preformatted_20_Text">You paid 3000 mana for a book like that ......?</text:p>
      <text:p text:style-name="Preformatted_20_Text">#アリス</text:p>
      <text:p text:style-name="Preformatted_20_Text">う、うるせえな！</text:p>
      <text:p text:style-name="Preformatted_20_Text">ちょっと意地になっちまったんだっての。</text:p>
      <text:p text:style-name="Preformatted_20_Text">……ちぇ、こんなはずじゃ。</text:p>
      <text:p text:style-name="Preformatted_20_Text">……ん？</text:p>
      <text:p text:style-name="Preformatted_20_Text">Shut up!</text:p>
      <text:p text:style-name="Preformatted_20_Text">I got a little stubborn.</text:p>
      <text:p text:style-name="Preformatted_20_Text">......Crap, it wasn't supposed to be like this.</text:p>
      <text:p text:style-name="Preformatted_20_Text">...... hmm?</text:p>
      <text:p text:style-name="Preformatted_20_Text">#トリアイナ</text:p>
      <text:p text:style-name="Preformatted_20_Text">どうしたの……？</text:p>
      <text:p text:style-name="Preformatted_20_Text">What's wrong ......?</text:p>
      <text:p text:style-name="Preformatted_20_Text">#アリス</text:p>
      <text:p text:style-name="Preformatted_20_Text">最後のページ、賢者の魔導書についてって。</text:p>
      <text:p text:style-name="Preformatted_20_Text">The last page says something about a wise man's grimoire.</text:p>
      <text:p text:style-name="Preformatted_20_Text">[cn]</text:p>
      <text:p text:style-name="Preformatted_20_Text">そのページだけ、違うインクでかかれていた。</text:p>
      <text:p text:style-name="Preformatted_20_Text">その文字は、光に照らすと、</text:p>
      <text:p text:style-name="Preformatted_20_Text">まるで重油のように七色に反射した。</text:p>
      <text:p text:style-name="Preformatted_20_Text">Only that page was written in different ink.</text:p>
      <text:p text:style-name="Preformatted_20_Text">The letters, when illuminated by the light.</text:p>
      <text:p text:style-name="Preformatted_20_Text">It reflected seven different colors, like heavy oil.</text:p>
      <text:p text:style-name="Preformatted_20_Text">#アリス</text:p>
      <text:p text:style-name="Preformatted_20_Text">「はるか……むかし……この……せかい……」</text:p>
      <text:p text:style-name="Preformatted_20_Text">あー！</text:p>
      <text:p text:style-name="Preformatted_20_Text">字が下手なうえに昔の文字だらけで</text:p>
      <text:p text:style-name="Preformatted_20_Text">読みにくいっての！</text:p>
      <text:p text:style-name="Preformatted_20_Text">"Far away...... once upon a time...... this...... world......"</text:p>
      <text:p text:style-name="Preformatted_20_Text">Aaah!</text:p>
      <text:p text:style-name="Preformatted_20_Text">Your handwriting is so bad and full of old letters.</text:p>
      <text:p text:style-name="Preformatted_20_Text">It's hard to read!</text:p>
      <text:p text:style-name="Preformatted_20_Text">#トリアイナ</text:p>
      <text:p text:style-name="Preformatted_20_Text">お師匠様は達筆な方だったから……。</text:p>
      <text:p text:style-name="Preformatted_20_Text">貸してごらんなさい。</text:p>
      <text:p text:style-name="Preformatted_20_Text">The master was a master calligrapher, so .......</text:p>
      <text:p text:style-name="Preformatted_20_Text">Give it to me.</text:p>
      <text:p text:style-name="Preformatted_20_Text">[cn]</text:p>
      <text:p text:style-name="Preformatted_20_Text">トリアイナはアリスから魔導書を受け取ると、</text:p>
      <text:p text:style-name="Preformatted_20_Text">すらすらと読み始めた。</text:p>
      <text:p text:style-name="Preformatted_20_Text">Triaena took the grimoire from Alice and began to read it smoothly.</text:p>
      <text:p text:style-name="Preformatted_20_Text">She began to read it smoothly.</text:p>
      <text:p text:style-name="Preformatted_20_Text">#トリアイナ</text:p>
      <text:p text:style-name="Preformatted_20_Text">はるか昔、この世界に魔女が降り立った。</text:p>
      <text:p text:style-name="Preformatted_20_Text">私の師、水の魔女アクアは、</text:p>
      <text:p text:style-name="Preformatted_20_Text">先のウィルケットとロレーヌの大戦において</text:p>
      <text:p text:style-name="Preformatted_20_Text">ウィルケット派についた。</text:p>
      <text:p text:style-name="Preformatted_20_Text">大戦で見事勝利した師は、</text:p>
      <text:p text:style-name="Preformatted_20_Text">ウィルケットの魔女から</text:p>
      <text:p text:style-name="Preformatted_20_Text">賢者の称号を得る。</text:p>
      <text:p text:style-name="Preformatted_20_Text">賢者は大魔女を支える名誉ある称号。</text:p>
      <text:p text:style-name="Preformatted_20_Text">師はその証として、</text:p>
      <text:p text:style-name="Preformatted_20_Text">魔女協会から賢者の魔導書を授かる。</text:p>
      <text:p text:style-name="Preformatted_20_Text"><text:soft-page-break/>続く私の代でも賢者の称号は受け継がれ、</text:p>
      <text:p text:style-name="Preformatted_20_Text">私は双子の妹パカルとともに賢者となる。</text:p>
      <text:p text:style-name="Preformatted_20_Text">しかし、時代は戦争のない平和な時代。</text:p>
      <text:p text:style-name="Preformatted_20_Text">賢者の魔導書はもはや無用の長物であった。</text:p>
      <text:p text:style-name="Preformatted_20_Text">私はパカルと相談し、</text:p>
      <text:p text:style-name="Preformatted_20_Text">賢者の魔導書を5つの魔導書に分割、</text:p>
      <text:p text:style-name="Preformatted_20_Text">一冊を私が、一冊をパカルに預け、</text:p>
      <text:p text:style-name="Preformatted_20_Text">残りは旅の行商人へ売り渡した。</text:p>
      <text:p text:style-name="Preformatted_20_Text">この書を手にするものよ。</text:p>
      <text:p text:style-name="Preformatted_20_Text">賢者の魔導書を欲するのなら残りの魔導書を探してみよ。</text:p>
      <text:p text:style-name="Preformatted_20_Text">すべての魔導書をそろえたとき、</text:p>
      <text:p text:style-name="Preformatted_20_Text">賢者の魔導書は、その姿を完全に表すだろう。</text:p>
      <text:p text:style-name="Preformatted_20_Text">……だそうよ。</text:p>
      <text:p text:style-name="Preformatted_20_Text">A long time ago, a witch descended upon this world.</text:p>
      <text:p text:style-name="Preformatted_20_Text">My teacher, the water witch Aqua.</text:p>
      <text:p text:style-name="Preformatted_20_Text">In the last war between Wilkette and Lorraine</text:p>
      <text:p text:style-name="Preformatted_20_Text">Wilkette's faction in the last war between Wilkette and Lorraine.</text:p>
      <text:p text:style-name="Preformatted_20_Text">After winning the great battle, my teacher</text:p>
      <text:p text:style-name="Preformatted_20_Text">From Wilkette's witches</text:p>
      <text:p text:style-name="Preformatted_20_Text">the title of "Wise One".</text:p>
      <text:p text:style-name="Preformatted_20_Text">Wise man is a prestigious title to support a great witch.</text:p>
      <text:p text:style-name="Preformatted_20_Text">As a proof of this, the master was given the Wizard of Sage's Conduct from the Witch Association.</text:p>
      <text:p text:style-name="Preformatted_20_Text">the grimoire of the Wise Man from the Witch Society.</text:p>
      <text:p text:style-name="Preformatted_20_Text">The title of Sage was passed on to my successors.</text:p>
      <text:p text:style-name="Preformatted_20_Text">I became a sage along with my twin sister Pakal.</text:p>
      <text:p text:style-name="Preformatted_20_Text">However, the times were peaceful and warless.</text:p>
      <text:p text:style-name="Preformatted_20_Text">The sage's grimoire was no longer useful.</text:p>
      <text:p text:style-name="Preformatted_20_Text">I consulted with Pakal.</text:p>
      <text:p text:style-name="Preformatted_20_Text">I divided the Grimoire of the Wise into five grimoires.</text:p>
      <text:p text:style-name="Preformatted_20_Text">I would keep one, leave one to Pakal, and sell the rest to a traveling peddler.</text:p>
      <text:p text:style-name="Preformatted_20_Text">I sold the rest to traveling peddlers.</text:p>
      <text:p text:style-name="Preformatted_20_Text">You are the one who gets this book.</text:p>
      <text:p text:style-name="Preformatted_20_Text">If you want the Wise Man's grimoire, you must find the rest of the grimoires.</text:p>
      <text:p text:style-name="Preformatted_20_Text">When you have all the grimoires.</text:p>
      <text:p text:style-name="Preformatted_20_Text">The Grimoire of the Wise will be revealed in its fullness.</text:p>
      <text:p text:style-name="Preformatted_20_Text">.......</text:p>
      <text:p text:style-name="Preformatted_20_Text">#アリス</text:p>
      <text:p text:style-name="Preformatted_20_Text">賢者の魔導書ねえ……。</text:p>
      <text:p text:style-name="Preformatted_20_Text">クフフッ！　ロマンのある話じゃねえか。</text:p>
      <text:p text:style-name="Preformatted_20_Text">The grimoire of the wise. .......</text:p>
      <text:p text:style-name="Preformatted_20_Text">That's a romantic story, isn't it?　That's a romantic story, isn't it?</text:p>
      <text:p text:style-name="Preformatted_20_Text">#トリアイナ</text:p>
      <text:p text:style-name="Preformatted_20_Text">そうは言うけど、残りの魔導書の行方が……。</text:p>
      <text:p text:style-name="Preformatted_20_Text">You say that, but I'm not sure where the rest of the grimoire is: ......</text:p>
      <text:p text:style-name="Preformatted_20_Text">#アリス</text:p>
      <text:p text:style-name="Preformatted_20_Text">町の骨董商で見かけることもあるかもしれん。</text:p>
      <text:p text:style-name="Preformatted_20_Text">気が付いた時に集めてみるのもいいだろうさ。</text:p>
      <text:p text:style-name="Preformatted_20_Text">You might be able to find some at antique shops in town.</text:p>
      <text:p text:style-name="Preformatted_20_Text">You might try to collect them when you find them.</text:p>
      <text:p text:style-name="Preformatted_20_Text">#トリアイナ</text:p>
      <text:p text:style-name="Preformatted_20_Text">それもそうね……。</text:p>
      <text:p text:style-name="Preformatted_20_Text">That's true too. ......</text:p>
      <text:p text:style-name="Preformatted_20_Text">[cn]</text:p>
      <text:p text:style-name="Preformatted_20_Text">こうして、ゆるゆると魔導書探しをすることになったのだった。</text:p>
      <text:p text:style-name="Preformatted_20_Text">続く……。</text:p>
      <text:p text:style-name="Preformatted_20_Text">And so the search for grimoires went on, loosely.</text:p>
      <text:p text:style-name="Preformatted_20_Text">Continue .......</text:p>
      <text:p text:style-name="Preformatted_20_Text"/>
      <text:p text:style-name="Preformatted_20_Text">C:\Users\James Phillips\Desktop\Games\WargameAliceGit\MinimizedScenarios\min_t1_1024.txt</text:p>
      <text:p text:style-name="Preformatted_20_Text">[cn]</text:p>
      <text:p text:style-name="Preformatted_20_Text">チリンチリン。</text:p>
      <text:p text:style-name="Preformatted_20_Text">Chillin' Chillin'.</text:p>
      <text:p text:style-name="Preformatted_20_Text">#マスター</text:p>
      <text:p text:style-name="Preformatted_20_Text"><text:soft-page-break/>いらっしゃい。って、なんだアリスか。</text:p>
      <text:p text:style-name="Preformatted_20_Text">Welcome. What's that, Alice?</text:p>
      <text:p text:style-name="Preformatted_20_Text">#アリス</text:p>
      <text:p text:style-name="Preformatted_20_Text">おいおい、私だって客なんだからな！</text:p>
      <text:p text:style-name="Preformatted_20_Text">ちゃんと対応しろよ。</text:p>
      <text:p text:style-name="Preformatted_20_Text">Hey, hey, I'm a customer too!</text:p>
      <text:p text:style-name="Preformatted_20_Text">You've got to be a good guest.</text:p>
      <text:p text:style-name="Preformatted_20_Text">#マスター</text:p>
      <text:p text:style-name="Preformatted_20_Text">ハイボールお待ち。つまみは？</text:p>
      <text:p text:style-name="Preformatted_20_Text">Highball waiting. Want some snacks?</text:p>
      <text:p text:style-name="Preformatted_20_Text">#アリス</text:p>
      <text:p text:style-name="Preformatted_20_Text">な、なんだよ。わかってんじゃねえか。</text:p>
      <text:p text:style-name="Preformatted_20_Text">そうだなぁ、今日はミソ大根がいいな。</text:p>
      <text:p text:style-name="Preformatted_20_Text">What the hell? You know what I'm talking about.</text:p>
      <text:p text:style-name="Preformatted_20_Text">Well, I'd like miso daikon today.</text:p>
      <text:p text:style-name="Preformatted_20_Text">[cn]</text:p>
      <text:p text:style-name="Preformatted_20_Text">いつものようにアリスはハイボールと</text:p>
      <text:p text:style-name="Preformatted_20_Text">渋めのおつまみを楽しんでいた。</text:p>
      <text:p text:style-name="Preformatted_20_Text">チリンチリン。</text:p>
      <text:p text:style-name="Preformatted_20_Text">As usual, Alice was enjoying a highball and</text:p>
      <text:p text:style-name="Preformatted_20_Text">enjoyed the tantalizing snacks.</text:p>
      <text:p text:style-name="Preformatted_20_Text">Chirin chirin.</text:p>
      <text:p text:style-name="Preformatted_20_Text">#マスター</text:p>
      <text:p text:style-name="Preformatted_20_Text">いらっしゃい。</text:p>
      <text:p text:style-name="Preformatted_20_Text">Welcome.</text:p>
      <text:p text:style-name="Preformatted_20_Text">[cn]</text:p>
      <text:p text:style-name="Preformatted_20_Text">そこへ入ってきたのはアカリだった。</text:p>
      <text:p text:style-name="Preformatted_20_Text">アリスはアカリに気づくと、</text:p>
      <text:p text:style-name="Preformatted_20_Text">呼び寄せようとした。</text:p>
      <text:p text:style-name="Preformatted_20_Text">しかし、その前に彼女が持っている本に気づき、</text:p>
      <text:p text:style-name="Preformatted_20_Text">出かかっていた声を飲み込んだ。</text:p>
      <text:p text:style-name="Preformatted_20_Text">It was Akari who entered there.</text:p>
      <text:p text:style-name="Preformatted_20_Text">When Alice noticed Akari, she</text:p>
      <text:p text:style-name="Preformatted_20_Text">Alice noticed Akari and tried to call her over.</text:p>
      <text:p text:style-name="Preformatted_20_Text">But before she could do so, she noticed the book she was holding and</text:p>
      <text:p text:style-name="Preformatted_20_Text">She swallowed her voice that was about to come out.</text:p>
      <text:p text:style-name="Preformatted_20_Text">#アリス</text:p>
      <text:p text:style-name="Preformatted_20_Text">あ、アカリ……お前それ。</text:p>
      <text:p text:style-name="Preformatted_20_Text">Oh, Akari...... you're it.</text:p>
      <text:p text:style-name="Preformatted_20_Text">[cn]</text:p>
      <text:p text:style-name="Preformatted_20_Text">アカリが持っていたのは豪華な装飾が施された黄色いハードブックだった。</text:p>
      <text:p text:style-name="Preformatted_20_Text">アリスはひと目見て、その本が何なのかに気づいた。</text:p>
      <text:p text:style-name="Preformatted_20_Text">What Akari was holding was a yellow hardback book with gorgeous ornamentation.</text:p>
      <text:p text:style-name="Preformatted_20_Text">At first glance, Alice realized what the book was.</text:p>
      <text:p text:style-name="Preformatted_20_Text">#アリス</text:p>
      <text:p text:style-name="Preformatted_20_Text">賢者の魔導書だ！</text:p>
      <text:p text:style-name="Preformatted_20_Text">５冊のうちのひとつ……、</text:p>
      <text:p text:style-name="Preformatted_20_Text">まさかオマエが持ってたとはな！</text:p>
      <text:p text:style-name="Preformatted_20_Text">The grimoire of the wise!</text:p>
      <text:p text:style-name="Preformatted_20_Text">One of the five books ......</text:p>
      <text:p text:style-name="Preformatted_20_Text">I didn't think you had it!</text:p>
      <text:p text:style-name="Preformatted_20_Text">#アカリ</text:p>
      <text:p text:style-name="Preformatted_20_Text">……？</text:p>
      <text:p text:style-name="Preformatted_20_Text">あの……、意味わかんない。</text:p>
      <text:p text:style-name="Preformatted_20_Text">これは、さっき露天で買った魔導書だから。</text:p>
      <text:p text:style-name="Preformatted_20_Text">......?</text:p>
      <text:p text:style-name="Preformatted_20_Text">That ......, I don't understand.</text:p>
      <text:p text:style-name="Preformatted_20_Text">It's a grimoire I bought at an open-air market.</text:p>
      <text:p text:style-name="Preformatted_20_Text">#アリス</text:p>
      <text:p text:style-name="Preformatted_20_Text">最後に変わったページが付いていただろ？</text:p>
      <text:p text:style-name="Preformatted_20_Text">You see the unusual page at the end?</text:p>
      <text:p text:style-name="Preformatted_20_Text">#アカリ</text:p>
      <text:p text:style-name="Preformatted_20_Text">ここで読むつもりだった。</text:p>
      <text:p text:style-name="Preformatted_20_Text"><text:soft-page-break/>まだ読んでない。</text:p>
      <text:p text:style-name="Preformatted_20_Text">I was going to read it here.</text:p>
      <text:p text:style-name="Preformatted_20_Text">I haven't read it yet.</text:p>
      <text:p text:style-name="Preformatted_20_Text">#アリス</text:p>
      <text:p text:style-name="Preformatted_20_Text">じゃあ読まなくていいから、</text:p>
      <text:p text:style-name="Preformatted_20_Text">とりあえず最後のページを開いてみろよ！</text:p>
      <text:p text:style-name="Preformatted_20_Text">Then you don't have to read it.</text:p>
      <text:p text:style-name="Preformatted_20_Text">Just open it to the last page for now!</text:p>
      <text:p text:style-name="Preformatted_20_Text">#アカリ</text:p>
      <text:p text:style-name="Preformatted_20_Text">い、いってることめちゃくちゃ……、あっ！</text:p>
      <text:p text:style-name="Preformatted_20_Text">I'm saying it's messed up ......, ah!</text:p>
      <text:p text:style-name="Preformatted_20_Text">[cn]</text:p>
      <text:p text:style-name="Preformatted_20_Text">アリスはアカリから無理やり本をひったくると、</text:p>
      <text:p text:style-name="Preformatted_20_Text">パラパラとめくり始めた。</text:p>
      <text:p text:style-name="Preformatted_20_Text">Alice forcibly snatched the book from Akari and began to flip through it.</text:p>
      <text:p text:style-name="Preformatted_20_Text">Alice forcibly snatched the book from Akari and began to flip through it.</text:p>
      <text:p text:style-name="Preformatted_20_Text">#アカリ</text:p>
      <text:p text:style-name="Preformatted_20_Text">ちょ、ちょっと！</text:p>
      <text:p text:style-name="Preformatted_20_Text">返して！</text:p>
      <text:p text:style-name="Preformatted_20_Text">Hey, hey!</text:p>
      <text:p text:style-name="Preformatted_20_Text">Give it back!</text:p>
      <text:p text:style-name="Preformatted_20_Text">[cn]</text:p>
      <text:p text:style-name="Preformatted_20_Text">アカリの抗議も無視して、</text:p>
      <text:p text:style-name="Preformatted_20_Text">アリスはあっという間に最後のページへ到達する。</text:p>
      <text:p text:style-name="Preformatted_20_Text">Ignoring Akari's protests.</text:p>
      <text:p text:style-name="Preformatted_20_Text">Alice reaches the last page in no time.</text:p>
      <text:p text:style-name="Preformatted_20_Text">#アリス</text:p>
      <text:p text:style-name="Preformatted_20_Text">クフフッ！！</text:p>
      <text:p text:style-name="Preformatted_20_Text">やはりだ。</text:p>
      <text:p text:style-name="Preformatted_20_Text">表面の模様が似ていると思ったんだ。</text:p>
      <text:p text:style-name="Preformatted_20_Text">Kuhuhuhu!</text:p>
      <text:p text:style-name="Preformatted_20_Text">I knew it.</text:p>
      <text:p text:style-name="Preformatted_20_Text">I thought the surface patterns were similar.</text:p>
      <text:p text:style-name="Preformatted_20_Text">[cn]</text:p>
      <text:p text:style-name="Preformatted_20_Text">最後のページには、アリスの予想通り、</text:p>
      <text:p text:style-name="Preformatted_20_Text">例の不思議なインクで書かれた</text:p>
      <text:p text:style-name="Preformatted_20_Text">文が書いてあった。</text:p>
      <text:p text:style-name="Preformatted_20_Text">On the last page, as Alice predicted.</text:p>
      <text:p text:style-name="Preformatted_20_Text">On the last page, as Alice had expected, there was a sentence</text:p>
      <text:p text:style-name="Preformatted_20_Text">written in the mysterious ink.</text:p>
      <text:p text:style-name="Preformatted_20_Text">#アリス</text:p>
      <text:p text:style-name="Preformatted_20_Text">おいアカリ、この本くれよ。</text:p>
      <text:p text:style-name="Preformatted_20_Text">Hey, Akari, give me this book.</text:p>
      <text:p text:style-name="Preformatted_20_Text">#アカリ</text:p>
      <text:p text:style-name="Preformatted_20_Text">イヤ。</text:p>
      <text:p text:style-name="Preformatted_20_Text">No, I don't want to.</text:p>
      <text:p text:style-name="Preformatted_20_Text">#アリス</text:p>
      <text:p text:style-name="Preformatted_20_Text">いくらで買ったんだ？</text:p>
      <text:p text:style-name="Preformatted_20_Text">金ならちゃんと払うからさ。</text:p>
      <text:p text:style-name="Preformatted_20_Text">How much did you pay for it?</text:p>
      <text:p text:style-name="Preformatted_20_Text">I'll pay you the money.</text:p>
      <text:p text:style-name="Preformatted_20_Text">#アカリ</text:p>
      <text:p text:style-name="Preformatted_20_Text">イヤ、なんか嫌。</text:p>
      <text:p text:style-name="Preformatted_20_Text">アリスがイヤ。</text:p>
      <text:p text:style-name="Preformatted_20_Text">No, I don't like it.</text:p>
      <text:p text:style-name="Preformatted_20_Text">I hate Alice.</text:p>
      <text:p text:style-name="Preformatted_20_Text">#アリス</text:p>
      <text:p text:style-name="Preformatted_20_Text">んな！！</text:p>
      <text:p text:style-name="Preformatted_20_Text">私が嫌ってどういうことだ！！</text:p>
      <text:p text:style-name="Preformatted_20_Text">What do you mean you don't like me?</text:p>
      <text:p text:style-name="Preformatted_20_Text">What do you mean you don't like me?</text:p>
      <text:p text:style-name="Preformatted_20_Text">#アカリ</text:p>
      <text:p text:style-name="Preformatted_20_Text">一人でゆっくり読もうと思ってたのに、</text:p>
      <text:p text:style-name="Preformatted_20_Text"><text:soft-page-break/>取り上げた。</text:p>
      <text:p text:style-name="Preformatted_20_Text">ゆるせない。</text:p>
      <text:p text:style-name="Preformatted_20_Text">万死に値する、</text:p>
      <text:p text:style-name="Preformatted_20_Text">オマエなんか本の虫に食われてしまえ。</text:p>
      <text:p text:style-name="Preformatted_20_Text">I was going to read it alone, slowly.</text:p>
      <text:p text:style-name="Preformatted_20_Text">But you took it away.</text:p>
      <text:p text:style-name="Preformatted_20_Text">I can't forgive you.</text:p>
      <text:p text:style-name="Preformatted_20_Text">You deserve to die.</text:p>
      <text:p text:style-name="Preformatted_20_Text">You deserve to be eaten by bookworms.</text:p>
      <text:p text:style-name="Preformatted_20_Text">#アリス</text:p>
      <text:p text:style-name="Preformatted_20_Text">何だその煽り文句……。</text:p>
      <text:p text:style-name="Preformatted_20_Text">ていうか、本の虫はオマエのことだろうが！</text:p>
      <text:p text:style-name="Preformatted_20_Text">ま、まあ……なんだ、</text:p>
      <text:p text:style-name="Preformatted_20_Text">まさかこんな簡単に見つかるとは</text:p>
      <text:p text:style-name="Preformatted_20_Text">思ってなかったんだ。</text:p>
      <text:p text:style-name="Preformatted_20_Text">勢い余って取り上げちまったんだって、</text:p>
      <text:p text:style-name="Preformatted_20_Text">悪かったよ。</text:p>
      <text:p text:style-name="Preformatted_20_Text">What's with that rhetoric ......?</text:p>
      <text:p text:style-name="Preformatted_20_Text">I mean, you're the bookworm!</text:p>
      <text:p text:style-name="Preformatted_20_Text">Well, well, it's .......</text:p>
      <text:p text:style-name="Preformatted_20_Text">I didn't think it would be this easy.</text:p>
      <text:p text:style-name="Preformatted_20_Text">I didn't expect it to be so easy to find.</text:p>
      <text:p text:style-name="Preformatted_20_Text">I just took it away from him in the heat of the moment.</text:p>
      <text:p text:style-name="Preformatted_20_Text">I'm sorry.</text:p>
      <text:p text:style-name="Preformatted_20_Text">#アカリ</text:p>
      <text:p text:style-name="Preformatted_20_Text">……貸すだけならいい。</text:p>
      <text:p text:style-name="Preformatted_20_Text">すぐ返してくれるなら。</text:p>
      <text:p text:style-name="Preformatted_20_Text">...... I don't mind if you just lend it to me.</text:p>
      <text:p text:style-name="Preformatted_20_Text">As long as you return it right away.</text:p>
      <text:p text:style-name="Preformatted_20_Text">#アリス</text:p>
      <text:p text:style-name="Preformatted_20_Text">本当か！</text:p>
      <text:p text:style-name="Preformatted_20_Text">じゃあ、ほかが揃ったら呼び出すからよろしくな！</text:p>
      <text:p text:style-name="Preformatted_20_Text">Really?</text:p>
      <text:p text:style-name="Preformatted_20_Text">Well, I'll call you when the others are ready!</text:p>
      <text:p text:style-name="Preformatted_20_Text">#アリス</text:p>
      <text:p text:style-name="Preformatted_20_Text">……ほか？</text:p>
      <text:p text:style-name="Preformatted_20_Text">……………。</text:p>
      <text:p text:style-name="Preformatted_20_Text">あの、結局この本は一体。</text:p>
      <text:p text:style-name="Preformatted_20_Text">...... and others?</text:p>
      <text:p text:style-name="Preformatted_20_Text">................</text:p>
      <text:p text:style-name="Preformatted_20_Text">Um, what is this book after all?</text:p>
      <text:p text:style-name="Preformatted_20_Text">[cn]</text:p>
      <text:p text:style-name="Preformatted_20_Text">こうしてアカリから、黄色の魔導書を手に入れたのだった。</text:p>
      <text:p text:style-name="Preformatted_20_Text">続く……。</text:p>
      <text:p text:style-name="Preformatted_20_Text">This is how I got the yellow grimoire from Akari.</text:p>
      <text:p text:style-name="Preformatted_20_Text">Continue .......</text:p>
      <text:p text:style-name="Preformatted_20_Text"/>
      <text:p text:style-name="Preformatted_20_Text">C:\Users\James Phillips\Desktop\Games\WargameAliceGit\MinimizedScenarios\min_t2_1021.txt</text:p>
      <text:p text:style-name="Preformatted_20_Text">#アリス</text:p>
      <text:p text:style-name="Preformatted_20_Text">ふんふん～♪</text:p>
      <text:p text:style-name="Preformatted_20_Text">Mmm-hmm~♪</text:p>
      <text:p text:style-name="Preformatted_20_Text">[cn]</text:p>
      <text:p text:style-name="Preformatted_20_Text">アリスはいつものように路地裏に立ち並ぶ露店を散策していた。</text:p>
      <text:p text:style-name="Preformatted_20_Text">Alice was strolling through the stalls lining the alleyway as usual.</text:p>
      <text:p text:style-name="Preformatted_20_Text">#アリス</text:p>
      <text:p text:style-name="Preformatted_20_Text">この時間が楽しいんだよなぁ～。</text:p>
      <text:p text:style-name="Preformatted_20_Text">さて、今日はどんな掘り出し物があるかなぁ。</text:p>
      <text:p text:style-name="Preformatted_20_Text">This is a fun time for me~.</text:p>
      <text:p text:style-name="Preformatted_20_Text">Now, I wonder what kind of bargains I can find today.</text:p>
      <text:p text:style-name="Preformatted_20_Text">[cn]</text:p>
      <text:p text:style-name="Preformatted_20_Text">ぷらぷらといくつかの露店を流し見たあと、</text:p>
      <text:p text:style-name="Preformatted_20_Text">アリスは一つの露店の前で足を止めた。</text:p>
      <text:p text:style-name="Preformatted_20_Text">After poking around and looking at a few of the stalls.</text:p>
      <text:p text:style-name="Preformatted_20_Text"><text:soft-page-break/>Alice stops in front of one stall.</text:p>
      <text:p text:style-name="Preformatted_20_Text">#アリス</text:p>
      <text:p text:style-name="Preformatted_20_Text">ふうん……珍しいな。</text:p>
      <text:p text:style-name="Preformatted_20_Text">Hmmm...... that's unusual.</text:p>
      <text:p text:style-name="Preformatted_20_Text">[cn]</text:p>
      <text:p text:style-name="Preformatted_20_Text">それは骨とう品を扱う店だった。</text:p>
      <text:p text:style-name="Preformatted_20_Text">骨とう商自体は珍しくない。</text:p>
      <text:p text:style-name="Preformatted_20_Text">アリスが珍しいといったのは、</text:p>
      <text:p text:style-name="Preformatted_20_Text">その品ぞろえだった。</text:p>
      <text:p text:style-name="Preformatted_20_Text">It was a store that dealt in bone and bone goods.</text:p>
      <text:p text:style-name="Preformatted_20_Text">The bone-and-bone shop itself is not unusual.</text:p>
      <text:p text:style-name="Preformatted_20_Text">What Alice said was unusual</text:p>
      <text:p text:style-name="Preformatted_20_Text">Alice said it was the selection of goods.</text:p>
      <text:p text:style-name="Preformatted_20_Text">#アリス</text:p>
      <text:p text:style-name="Preformatted_20_Text">透明化スプレー、自律演奏ハープ、</text:p>
      <text:p text:style-name="Preformatted_20_Text">魔法拡声器に、魔法モニターまで……。</text:p>
      <text:p text:style-name="Preformatted_20_Text">Invisibility spray, autonomous harps, magic loudspeakers, and even magic monitors.</text:p>
      <text:p text:style-name="Preformatted_20_Text">magic loudspeakers, and even magic monitors. ......</text:p>
      <text:p text:style-name="Preformatted_20_Text">[cn]</text:p>
      <text:p text:style-name="Preformatted_20_Text">各地、各時代の貴重な魔法アイテムがそこにはあった。</text:p>
      <text:p text:style-name="Preformatted_20_Text">中には古びて使えなくなっているものもあるようだったが、</text:p>
      <text:p text:style-name="Preformatted_20_Text">その大半は保存状態もよく、今でも十分に使えるようだった。</text:p>
      <text:p text:style-name="Preformatted_20_Text">There were precious magical items from all over the world, from all eras.</text:p>
      <text:p text:style-name="Preformatted_20_Text">Some of them seemed to be old and unusable, but most of them were well preserved and still fully functional.</text:p>
      <text:p text:style-name="Preformatted_20_Text">Most of them were well-preserved and can be used even now.</text:p>
      <text:p text:style-name="Preformatted_20_Text">#アリス</text:p>
      <text:p text:style-name="Preformatted_20_Text">へえ……よくこんだけのものを。</text:p>
      <text:p text:style-name="Preformatted_20_Text">おっ、これは……。</text:p>
      <text:p text:style-name="Preformatted_20_Text">Wow, ......, how did you manage to find so much stuff?</text:p>
      <text:p text:style-name="Preformatted_20_Text">Oh, this is .......</text:p>
      <text:p text:style-name="Preformatted_20_Text">[cn]</text:p>
      <text:p text:style-name="Preformatted_20_Text">アリスが手に取ったのは、</text:p>
      <text:p text:style-name="Preformatted_20_Text">きれいに装飾された「魔女の箱」だった。</text:p>
      <text:p text:style-name="Preformatted_20_Text">魔女の箱とは、魔女の生涯の研究成果を、</text:p>
      <text:p text:style-name="Preformatted_20_Text">死ぬ前に詰めて保存した箱のことである。</text:p>
      <text:p text:style-name="Preformatted_20_Text">Alice picked up a beautifully decorated</text:p>
      <text:p text:style-name="Preformatted_20_Text">Alice picked up a beautifully decorated "Witch's Box".</text:p>
      <text:p text:style-name="Preformatted_20_Text">A witch's box is a box in which the results of a witch's life's work are packed and stored before her death.</text:p>
      <text:p text:style-name="Preformatted_20_Text">before her death.</text:p>
      <text:p text:style-name="Preformatted_20_Text">#アリス</text:p>
      <text:p text:style-name="Preformatted_20_Text">どれどれ銘は……。</text:p>
      <text:p text:style-name="Preformatted_20_Text">Which is inscribed at .......</text:p>
      <text:p text:style-name="Preformatted_20_Text">[cn]</text:p>
      <text:p text:style-name="Preformatted_20_Text">アリスは箱の裏を指でなぞり、そこに彫られた文字を読み上げる。</text:p>
      <text:p text:style-name="Preformatted_20_Text">Alice traces the back of the box with her finger and reads the words engraved on it.</text:p>
      <text:p text:style-name="Preformatted_20_Text">#アリス</text:p>
      <text:p text:style-name="Preformatted_20_Text">「双賢の片割れ・ティオル」</text:p>
      <text:p text:style-name="Preformatted_20_Text">ティオル……、どこかで聞いた名前だな。</text:p>
      <text:p text:style-name="Preformatted_20_Text">まあいいや……中身はっと。</text:p>
      <text:p text:style-name="Preformatted_20_Text">……ん？　あかないぞ。</text:p>
      <text:p text:style-name="Preformatted_20_Text">'Tior, one half of the twin sages.'</text:p>
      <text:p text:style-name="Preformatted_20_Text">Tiol ......, that's a name I've heard somewhere.</text:p>
      <text:p text:style-name="Preformatted_20_Text">Oh well, let's see what's ...... inside.</text:p>
      <text:p text:style-name="Preformatted_20_Text">...... Hmm?　It's not red.</text:p>
      <text:p text:style-name="Preformatted_20_Text">#店主</text:p>
      <text:p text:style-name="Preformatted_20_Text">お嬢ちゃん、買うなら買う、買わないなら買わない。</text:p>
      <text:p text:style-name="Preformatted_20_Text">早く決めてくれんかね。</text:p>
      <text:p text:style-name="Preformatted_20_Text">Girl, if you buy it, buy it, if you don't buy it, don't buy it.</text:p>
      <text:p text:style-name="Preformatted_20_Text">Decide quickly, will you?</text:p>
      <text:p text:style-name="Preformatted_20_Text">#アリス</text:p>
      <text:p text:style-name="Preformatted_20_Text">あ？　ああ……箱の中身を見てから決めるよ。</text:p>
      <text:p text:style-name="Preformatted_20_Text">くそ、開け！　ちっ……こうなったら。</text:p>
      <text:p text:style-name="Preformatted_20_Text">Oh?　Oh ...... I'll decide after I see what's in the box.</text:p>
      <text:p text:style-name="Preformatted_20_Text"><text:soft-page-break/>Damn, open it!　Damn ...... if it comes to this.</text:p>
      <text:p text:style-name="Preformatted_20_Text">[cn]</text:p>
      <text:p text:style-name="Preformatted_20_Text">アリスは鍵穴に指をあて、集中した。</text:p>
      <text:p text:style-name="Preformatted_20_Text">Alice put her finger on the keyhole and concentrated.</text:p>
      <text:p text:style-name="Preformatted_20_Text">#アリス</text:p>
      <text:p text:style-name="Preformatted_20_Text">「アンロック」！</text:p>
      <text:p text:style-name="Preformatted_20_Text">Unlock!"</text:p>
      <text:p text:style-name="Preformatted_20_Text">[cn]</text:p>
      <text:p text:style-name="Preformatted_20_Text">アリスは開錠の呪文を唱えた。</text:p>
      <text:p text:style-name="Preformatted_20_Text">箱が淡く光る。</text:p>
      <text:p text:style-name="Preformatted_20_Text">Alice casts the unlock spell.</text:p>
      <text:p text:style-name="Preformatted_20_Text">The box glows faintly.</text:p>
      <text:p text:style-name="Preformatted_20_Text">#アリス</text:p>
      <text:p text:style-name="Preformatted_20_Text">……あー！　畜生、失敗だ。</text:p>
      <text:p text:style-name="Preformatted_20_Text">はあ……やっぱ「魔女の箱」の開錠は難しいな。</text:p>
      <text:p text:style-name="Preformatted_20_Text">...... Ah!　Damn it, I failed.</text:p>
      <text:p text:style-name="Preformatted_20_Text">Hah...... I knew it'd be hard to open the "Witch's Box".</text:p>
      <text:p text:style-name="Preformatted_20_Text">#店主</text:p>
      <text:p text:style-name="Preformatted_20_Text">お嬢ちゃん……。</text:p>
      <text:p text:style-name="Preformatted_20_Text">Hey, little girl: .......</text:p>
      <text:p text:style-name="Preformatted_20_Text">#アリス</text:p>
      <text:p text:style-name="Preformatted_20_Text">わかったって！　買うから、ほら、いくらだ？</text:p>
      <text:p text:style-name="Preformatted_20_Text">I said I get it!　I'll buy it, see, how much?</text:p>
      <text:p text:style-name="Preformatted_20_Text">#店主</text:p>
      <text:p text:style-name="Preformatted_20_Text">3000マナだ。</text:p>
      <text:p text:style-name="Preformatted_20_Text">Three thousand mana.</text:p>
      <text:p text:style-name="Preformatted_20_Text">#アリス</text:p>
      <text:p text:style-name="Preformatted_20_Text">高えよ！　もうちょっとまけろ。</text:p>
      <text:p text:style-name="Preformatted_20_Text">「魔女の箱」ならせいぜい500マナがいいところだろう！</text:p>
      <text:p text:style-name="Preformatted_20_Text">That's too much!　Give me a little more.</text:p>
      <text:p text:style-name="Preformatted_20_Text">The Witch's Box should be 500 mana at most!</text:p>
      <text:p text:style-name="Preformatted_20_Text">#店主</text:p>
      <text:p text:style-name="Preformatted_20_Text">コイツは先約があってな、</text:p>
      <text:p text:style-name="Preformatted_20_Text">予約済みの商品だからまけることはできねえんだ。</text:p>
      <text:p text:style-name="Preformatted_20_Text">まあ、この場で、しかも定価で買ってくれるってんなら、</text:p>
      <text:p text:style-name="Preformatted_20_Text">譲るのもやぶさかじゃないぜ。</text:p>
      <text:p text:style-name="Preformatted_20_Text">I have a prior commitment on this one.</text:p>
      <text:p text:style-name="Preformatted_20_Text">I can't give you a discount because it's a pre-ordered item.</text:p>
      <text:p text:style-name="Preformatted_20_Text">But if you're willing to buy it right here, right now, at a fixed price, I'm willing to give it to you.</text:p>
      <text:p text:style-name="Preformatted_20_Text">I'm willing to give it up.</text:p>
      <text:p text:style-name="Preformatted_20_Text">#アリス</text:p>
      <text:p text:style-name="Preformatted_20_Text">ちっ……わかったっての。</text:p>
      <text:p text:style-name="Preformatted_20_Text">ほら、この切手を館にもってこい、</text:p>
      <text:p text:style-name="Preformatted_20_Text">持ってきたら払ってやるよ。</text:p>
      <text:p text:style-name="Preformatted_20_Text">Damn it, ......, I get it.</text:p>
      <text:p text:style-name="Preformatted_20_Text">Here, bring this stamp to the museum.</text:p>
      <text:p text:style-name="Preformatted_20_Text">I'll pay you if you bring it back.</text:p>
      <text:p text:style-name="Preformatted_20_Text">#店主</text:p>
      <text:p text:style-name="Preformatted_20_Text">まいど！</text:p>
      <text:p text:style-name="Preformatted_20_Text">へへへっ、お嬢さん、いい買い物したぜ……。</text:p>
      <text:p text:style-name="Preformatted_20_Text">Hello!</text:p>
      <text:p text:style-name="Preformatted_20_Text">Heh heh heh, lady, you got a good deal. ......</text:p>
      <text:p text:style-name="Preformatted_20_Text">#アリス</text:p>
      <text:p text:style-name="Preformatted_20_Text">で、これのカギはどこだよ。</text:p>
      <text:p text:style-name="Preformatted_20_Text">So where's the key to this?</text:p>
      <text:p text:style-name="Preformatted_20_Text">#店主</text:p>
      <text:p text:style-name="Preformatted_20_Text">そんなものはねえよ、オレもその中身は知らねえ。</text:p>
      <text:p text:style-name="Preformatted_20_Text">There's no such thing, I don't know what's in it either.</text:p>
      <text:p text:style-name="Preformatted_20_Text">#アリス</text:p>
      <text:p text:style-name="Preformatted_20_Text">なに！？　てめえ、中身も知らねえのにぼったくりやがって！！</text:p>
      <text:p text:style-name="Preformatted_20_Text">What?　You don't even know what's in it, and you're ripping me off!</text:p>
      <text:p text:style-name="Preformatted_20_Text">#店主</text:p>
      <text:p text:style-name="Preformatted_20_Text">確かに料金はいただいたぜ、返品はなしだ。</text:p>
      <text:p text:style-name="Preformatted_20_Text"><text:soft-page-break/>この露店のルールを知らねえとはいわねえよな？</text:p>
      <text:p text:style-name="Preformatted_20_Text">I got my fee, no returns.</text:p>
      <text:p text:style-name="Preformatted_20_Text">Don't tell me you don't know the rules of this stall?</text:p>
      <text:p text:style-name="Preformatted_20_Text">#アリス</text:p>
      <text:p text:style-name="Preformatted_20_Text">畜生……、まあいい、</text:p>
      <text:p text:style-name="Preformatted_20_Text">双賢の片割れティオルか……、外れじゃねえといいけどな。</text:p>
      <text:p text:style-name="Preformatted_20_Text">Damn ......, oh well.</text:p>
      <text:p text:style-name="Preformatted_20_Text">Twin Sage's one half Tiol or ......, I hope I'm not off the hook.</text:p>
      <text:p text:style-name="Preformatted_20_Text">[cn]</text:p>
      <text:p text:style-name="Preformatted_20_Text">アリスはぽつりとつぶやき、再び露店の散策を再開するのだった。</text:p>
      <text:p text:style-name="Preformatted_20_Text">続く……。</text:p>
      <text:p text:style-name="Preformatted_20_Text">Alice mumbles and resumes her stroll through the stalls.</text:p>
      <text:p text:style-name="Preformatted_20_Text">Continue .......</text:p>
      <text:p text:style-name="Preformatted_20_Text"/>
      <text:p text:style-name="Preformatted_20_Text">C:\Users\James Phillips\Desktop\Games\WargameAliceGit\MinimizedScenarios\min_t2_1025.txt</text:p>
      <text:p text:style-name="Preformatted_20_Text">#アリス</text:p>
      <text:p text:style-name="Preformatted_20_Text">うーん！　さて、今日は何をみようかなぁっと！</text:p>
      <text:p text:style-name="Preformatted_20_Text">Hmmm!　Now, what shall we watch today!</text:p>
      <text:p text:style-name="Preformatted_20_Text">[cn]</text:p>
      <text:p text:style-name="Preformatted_20_Text">街の広場は多くの人で賑わっていた。</text:p>
      <text:p text:style-name="Preformatted_20_Text">カフェテリアは客でいっぱい、</text:p>
      <text:p text:style-name="Preformatted_20_Text">いつもの花屋さんは、</text:p>
      <text:p text:style-name="Preformatted_20_Text">今日はたくさんの切り花をさした、</text:p>
      <text:p text:style-name="Preformatted_20_Text">ひときわ大きなツボを</text:p>
      <text:p text:style-name="Preformatted_20_Text">いくつも並べている。</text:p>
      <text:p text:style-name="Preformatted_20_Text">The town square was crowded with people.</text:p>
      <text:p text:style-name="Preformatted_20_Text">The cafeteria was full of customers.</text:p>
      <text:p text:style-name="Preformatted_20_Text">The usual flower shop was full of customers.</text:p>
      <text:p text:style-name="Preformatted_20_Text">Today, they had a lot of cut flowers.</text:p>
      <text:p text:style-name="Preformatted_20_Text">with a lot of cut flowers.</text:p>
      <text:p text:style-name="Preformatted_20_Text">with a lot of cut flowers.</text:p>
      <text:p text:style-name="Preformatted_20_Text">#アリス</text:p>
      <text:p text:style-name="Preformatted_20_Text">なんかお祭りでもあるのかなぁ……。</text:p>
      <text:p text:style-name="Preformatted_20_Text">人も多いし……特に子供が。</text:p>
      <text:p text:style-name="Preformatted_20_Text">I wonder if there is some kind of festival .......</text:p>
      <text:p text:style-name="Preformatted_20_Text">There are a lot of people, ...... especially kids.</text:p>
      <text:p text:style-name="Preformatted_20_Text">[cn]</text:p>
      <text:p text:style-name="Preformatted_20_Text">広場は確かに家族連れが多いようだった。</text:p>
      <text:p text:style-name="Preformatted_20_Text">しばらく歩いていると、広場の中央に出た。</text:p>
      <text:p text:style-name="Preformatted_20_Text">そこには特設ステージが設けられており、</text:p>
      <text:p text:style-name="Preformatted_20_Text">なにかイベントが行われるようだった。</text:p>
      <text:p text:style-name="Preformatted_20_Text">The square certainly seemed to be full of families.</text:p>
      <text:p text:style-name="Preformatted_20_Text">After walking for a while, we came to the center of the square.</text:p>
      <text:p text:style-name="Preformatted_20_Text">There was a special stage set up there.</text:p>
      <text:p text:style-name="Preformatted_20_Text">There seemed to be some kind of event going on.</text:p>
      <text:p text:style-name="Preformatted_20_Text">#アリス</text:p>
      <text:p text:style-name="Preformatted_20_Text">なんだよ、催し物をやるなら誰か言ってくれればいいのに。</text:p>
      <text:p text:style-name="Preformatted_20_Text">祭りのときは一応教えてくれるのに、</text:p>
      <text:p text:style-name="Preformatted_20_Text">こういうちょっとしたイベントには、</text:p>
      <text:p text:style-name="Preformatted_20_Text">全然招待してくれねえんだよなぁ、</text:p>
      <text:p text:style-name="Preformatted_20_Text">ここの町長。</text:p>
      <text:p text:style-name="Preformatted_20_Text">Why didn't someone tell me if there was going to be an event?</text:p>
      <text:p text:style-name="Preformatted_20_Text">They would have told me if there was going to be a festival.</text:p>
      <text:p text:style-name="Preformatted_20_Text">But they never invite me to these small events.</text:p>
      <text:p text:style-name="Preformatted_20_Text">but for small events like this, they don't invite us at all.</text:p>
      <text:p text:style-name="Preformatted_20_Text">Mayor of this town.</text:p>
      <text:p text:style-name="Preformatted_20_Text">[cn]</text:p>
      <text:p text:style-name="Preformatted_20_Text">なんてことをぼやいていると、</text:p>
      <text:p text:style-name="Preformatted_20_Text">ステージに何やら勇ましい音楽が流れ始めた。</text:p>
      <text:p text:style-name="Preformatted_20_Text">As I was blabbering on about this.</text:p>
      <text:p text:style-name="Preformatted_20_Text">Some kind of brave music started to play on the stage.</text:p>
      <text:p text:style-name="Preformatted_20_Text">#司会の女性</text:p>
      <text:p text:style-name="Preformatted_20_Text">よいこのみんな！　こんにちはーー！！</text:p>
      <text:p text:style-name="Preformatted_20_Text"><text:soft-page-break/>Good evening, everyone!　Hello!</text:p>
      <text:p text:style-name="Preformatted_20_Text">#子どもたち</text:p>
      <text:p text:style-name="Preformatted_20_Text">こんにちはーーーー！！！</text:p>
      <text:p text:style-name="Preformatted_20_Text">Hellooooooooooooooooooooooooooooooooooooooooooooooooooooooooooooo!</text:p>
      <text:p text:style-name="Preformatted_20_Text">#アリス</text:p>
      <text:p text:style-name="Preformatted_20_Text">うお！！　な、なんだなんだ！？</text:p>
      <text:p text:style-name="Preformatted_20_Text">Whoa!　What, what, what!</text:p>
      <text:p text:style-name="Preformatted_20_Text">#司会の女性</text:p>
      <text:p text:style-name="Preformatted_20_Text">みんな！　今日は、ホイップの町、特別ヒーローショーに来てくれてありがとう！</text:p>
      <text:p text:style-name="Preformatted_20_Text">Hey everyone!!!　Thanks for coming out today, Town of Whip, for a special hero show!</text:p>
      <text:p text:style-name="Preformatted_20_Text">#子どもたち</text:p>
      <text:p text:style-name="Preformatted_20_Text">キャアーーーーーー！！！</text:p>
      <text:p text:style-name="Preformatted_20_Text">C'mon!!!</text:p>
      <text:p text:style-name="Preformatted_20_Text">#アリス</text:p>
      <text:p text:style-name="Preformatted_20_Text">なるほど、ヒーローショーか……、</text:p>
      <text:p text:style-name="Preformatted_20_Text">しかし、うるせえガキどもだぜ……。</text:p>
      <text:p text:style-name="Preformatted_20_Text">うう、耳がキンキンする。</text:p>
      <text:p text:style-name="Preformatted_20_Text">Okay, so it's a hero show: ......</text:p>
      <text:p text:style-name="Preformatted_20_Text">But they're loud kids, .......</text:p>
      <text:p text:style-name="Preformatted_20_Text">Ugh, my ears are ringing.</text:p>
      <text:p text:style-name="Preformatted_20_Text">[cn]</text:p>
      <text:p text:style-name="Preformatted_20_Text">アリスがさっさと退散しようとした時だった。</text:p>
      <text:p text:style-name="Preformatted_20_Text">Alice was about to leave.</text:p>
      <text:p text:style-name="Preformatted_20_Text">#司会の女性</text:p>
      <text:p text:style-name="Preformatted_20_Text">さあ、ヒーローたちの登場です！</text:p>
      <text:p text:style-name="Preformatted_20_Text">Now, here come the heroes!</text:p>
      <text:p text:style-name="Preformatted_20_Text">[cn]</text:p>
      <text:p text:style-name="Preformatted_20_Text">司会の女性の合図とともに、ステージから炎が吹き出し、その中から５人のヒーローが現れた！</text:p>
      <text:p text:style-name="Preformatted_20_Text">At the signal of the emcee lady, flames burst from the stage and out of them emerged five heroes!</text:p>
      <text:p text:style-name="Preformatted_20_Text">#アオレンジャイ</text:p>
      <text:p text:style-name="Preformatted_20_Text">クールな頭脳に秘めた闘志！</text:p>
      <text:p text:style-name="Preformatted_20_Text">アオレンジャイ！！</text:p>
      <text:p text:style-name="Preformatted_20_Text">Cool brains and hidden fighting spirit!</text:p>
      <text:p text:style-name="Preformatted_20_Text">Aorenjai!</text:p>
      <text:p text:style-name="Preformatted_20_Text">#モモレンジャイ</text:p>
      <text:p text:style-name="Preformatted_20_Text">ちっちゃな……えっとボディにも、</text:p>
      <text:p text:style-name="Preformatted_20_Text">……えーっと、</text:p>
      <text:p text:style-name="Preformatted_20_Text">The little ...... eh, body, and...</text:p>
      <text:p text:style-name="Preformatted_20_Text">...... er...</text:p>
      <text:p text:style-name="Preformatted_20_Text">#アオレンジャイ</text:p>
      <text:p text:style-name="Preformatted_20_Text">（一定の需要があるんだよ！）</text:p>
      <text:p text:style-name="Preformatted_20_Text">(There's a certain demand!)</text:p>
      <text:p text:style-name="Preformatted_20_Text">#モモレンジャイ</text:p>
      <text:p text:style-name="Preformatted_20_Text">（あっ、そっか！）</text:p>
      <text:p text:style-name="Preformatted_20_Text">一定の需要があるんだよ！</text:p>
      <text:p text:style-name="Preformatted_20_Text">子供扱いしないでよね！</text:p>
      <text:p text:style-name="Preformatted_20_Text">モモレンジャイ！！</text:p>
      <text:p text:style-name="Preformatted_20_Text">（へへ……ごめんね。忘れちゃって……。）</text:p>
      <text:p text:style-name="Preformatted_20_Text">(Oh, I see!)</text:p>
      <text:p text:style-name="Preformatted_20_Text">There's a certain demand!</text:p>
      <text:p text:style-name="Preformatted_20_Text">Don't treat me like a child!</text:p>
      <text:p text:style-name="Preformatted_20_Text">Momorenjai!!!</text:p>
      <text:p text:style-name="Preformatted_20_Text">(Hehe ...... sorry. I forgot. .......)</text:p>
      <text:p text:style-name="Preformatted_20_Text">#アオレンジャイ</text:p>
      <text:p text:style-name="Preformatted_20_Text">（まったく、姉さんったら……。）</text:p>
      <text:p text:style-name="Preformatted_20_Text">(Totally, sis... .........)</text:p>
      <text:p text:style-name="Preformatted_20_Text">#キレンジャイ</text:p>
      <text:p text:style-name="Preformatted_20_Text">悪を倒すっす！</text:p>
      <text:p text:style-name="Preformatted_20_Text">カレー大好きキレンジャイっす！</text:p>
      <text:p text:style-name="Preformatted_20_Text">Defeat evil!</text:p>
      <text:p text:style-name="Preformatted_20_Text">I love curry, Kirenjai!</text:p>
      <text:p text:style-name="Preformatted_20_Text">#ゴールドレンジャイ</text:p>
      <text:p text:style-name="Preformatted_20_Text">オーッホッホッホ！！</text:p>
      <text:p text:style-name="Preformatted_20_Text"><text:soft-page-break/>この世はお金、お金ですわ！！</text:p>
      <text:p text:style-name="Preformatted_20_Text">オーッホッホッホ……コホン。</text:p>
      <text:p text:style-name="Preformatted_20_Text">ゴールドレンジャイ！！</text:p>
      <text:p text:style-name="Preformatted_20_Text">Ohohohoho!</text:p>
      <text:p text:style-name="Preformatted_20_Text">It's money, money, money in this world!</text:p>
      <text:p text:style-name="Preformatted_20_Text">Ohohohoho......</text:p>
      <text:p text:style-name="Preformatted_20_Text">Goldrenjai!!!</text:p>
      <text:p text:style-name="Preformatted_20_Text">#クロ</text:p>
      <text:p text:style-name="Preformatted_20_Text">あるときは召使、あるときは刺客、</text:p>
      <text:p text:style-name="Preformatted_20_Text">しかしてその正体は……、</text:p>
      <text:p text:style-name="Preformatted_20_Text">正義のヒーロー、クロ！！</text:p>
      <text:p text:style-name="Preformatted_20_Text">Sometimes a servant, sometimes an assassin.</text:p>
      <text:p text:style-name="Preformatted_20_Text">But what he really is is ......</text:p>
      <text:p text:style-name="Preformatted_20_Text">Kuro, the hero of justice!</text:p>
      <text:p text:style-name="Preformatted_20_Text">#ゴールドレンジャイ</text:p>
      <text:p text:style-name="Preformatted_20_Text">５人合わせて！</text:p>
      <text:p text:style-name="Preformatted_20_Text">The five of us together!</text:p>
      <text:p text:style-name="Preformatted_20_Text">#レンジャイたち</text:p>
      <text:p text:style-name="Preformatted_20_Text">ホイップの町守り隊！！</text:p>
      <text:p text:style-name="Preformatted_20_Text">The Rangers of Whipp's Town!</text:p>
      <text:p text:style-name="Preformatted_20_Text">[cn]</text:p>
      <text:p text:style-name="Preformatted_20_Text">５人がポーズを決める。</text:p>
      <text:p text:style-name="Preformatted_20_Text">子どもたちから割れんばかりの歓声が上がった。</text:p>
      <text:p text:style-name="Preformatted_20_Text">The five of them strike a pose.</text:p>
      <text:p text:style-name="Preformatted_20_Text">The children gave a cracking cheer.</text:p>
      <text:p text:style-name="Preformatted_20_Text">#アリス</text:p>
      <text:p text:style-name="Preformatted_20_Text">待て待て待てーーー！！！！</text:p>
      <text:p text:style-name="Preformatted_20_Text">Wait, wait, wait - ！！！！</text:p>
      <text:p text:style-name="Preformatted_20_Text">[cn]</text:p>
      <text:p text:style-name="Preformatted_20_Text">それを遮るようにして、アリスがステージへ乱入する。</text:p>
      <text:p text:style-name="Preformatted_20_Text">あまりのタイミングの良さに、</text:p>
      <text:p text:style-name="Preformatted_20_Text">ここで登場する予定だった敵役はあわてて舞台袖へ引っ込んでしまった。</text:p>
      <text:p text:style-name="Preformatted_20_Text">Alice interrupts them and bursts onto the stage.</text:p>
      <text:p text:style-name="Preformatted_20_Text">It was so well-timed.</text:p>
      <text:p text:style-name="Preformatted_20_Text">The antagonist who was supposed to appear here rushed offstage.</text:p>
      <text:p text:style-name="Preformatted_20_Text">#司会のお姉さん</text:p>
      <text:p text:style-name="Preformatted_20_Text">あ、あれ……ちょっと台本と違うような？</text:p>
      <text:p text:style-name="Preformatted_20_Text">Oh, that ...... looks a little different from the script, doesn't it?</text:p>
      <text:p text:style-name="Preformatted_20_Text">#アリス</text:p>
      <text:p text:style-name="Preformatted_20_Text">エミル、エマ、カスミ、シャルロッテ、クロ！！</text:p>
      <text:p text:style-name="Preformatted_20_Text">お前たち、ここで何やってんだよ！</text:p>
      <text:p text:style-name="Preformatted_20_Text">ってか、何だこれ！！</text:p>
      <text:p text:style-name="Preformatted_20_Text">Emil, Emma, Kasumi, Charlotte, Kuro!</text:p>
      <text:p text:style-name="Preformatted_20_Text">What are you guys doing here!</text:p>
      <text:p text:style-name="Preformatted_20_Text">I mean, what the hell is this!</text:p>
      <text:p text:style-name="Preformatted_20_Text">#エミル</text:p>
      <text:p text:style-name="Preformatted_20_Text">あ、だめだよアリスさん！</text:p>
      <text:p text:style-name="Preformatted_20_Text">Oh, no, Alice!</text:p>
      <text:p text:style-name="Preformatted_20_Text">#エマ</text:p>
      <text:p text:style-name="Preformatted_20_Text">私達今ヒーローなんだから！</text:p>
      <text:p text:style-name="Preformatted_20_Text">We're heroes now!</text:p>
      <text:p text:style-name="Preformatted_20_Text">#アリス</text:p>
      <text:p text:style-name="Preformatted_20_Text">そのヒーローもなんかちょっと違うだろ！</text:p>
      <text:p text:style-name="Preformatted_20_Text">なんか、コレじゃないだろ！！</text:p>
      <text:p text:style-name="Preformatted_20_Text">There's something a little different about that hero!</text:p>
      <text:p text:style-name="Preformatted_20_Text">Something's not quite right here!</text:p>
      <text:p text:style-name="Preformatted_20_Text">#シャルロッテ</text:p>
      <text:p text:style-name="Preformatted_20_Text">お、おっしゃっている意味がわからないのですが……。</text:p>
      <text:p text:style-name="Preformatted_20_Text">Oh, I don't understand what you're saying. ......</text:p>
      <text:p text:style-name="Preformatted_20_Text">#アリス</text:p>
      <text:p text:style-name="Preformatted_20_Text">まずオマエの色だ！　なんだゴールドって！</text:p>
      <text:p text:style-name="Preformatted_20_Text">First of all, it's your color!　What gold!</text:p>
      <text:p text:style-name="Preformatted_20_Text">#シャルロッテ</text:p>
      <text:p text:style-name="Preformatted_20_Text"><text:soft-page-break/>あら、キラキラして美しいではありませんか。</text:p>
      <text:p text:style-name="Preformatted_20_Text">Oh, isn't it sparklingly beautiful?</text:p>
      <text:p text:style-name="Preformatted_20_Text">#アリス</text:p>
      <text:p text:style-name="Preformatted_20_Text">違う！　黄色とかぶってんだろ！</text:p>
      <text:p text:style-name="Preformatted_20_Text">ってか、リーダーなんだから、こういうのは普通赤色なんじゃないのか？</text:p>
      <text:p text:style-name="Preformatted_20_Text">No, it's not!　You've got yellow all over me!</text:p>
      <text:p text:style-name="Preformatted_20_Text">I mean, you're the leader, aren't these things usually red?</text:p>
      <text:p text:style-name="Preformatted_20_Text">#シャルロッテ</text:p>
      <text:p text:style-name="Preformatted_20_Text">わたくし赤色は好きじゃありませんの。</text:p>
      <text:p text:style-name="Preformatted_20_Text">赤は攻撃的な色ですもの。</text:p>
      <text:p text:style-name="Preformatted_20_Text">子供たちを怖がらせてしまいますわ！</text:p>
      <text:p text:style-name="Preformatted_20_Text">I don't like red.</text:p>
      <text:p text:style-name="Preformatted_20_Text">Red is an aggressive color.</text:p>
      <text:p text:style-name="Preformatted_20_Text">It frightens children!</text:p>
      <text:p text:style-name="Preformatted_20_Text">#アリス</text:p>
      <text:p text:style-name="Preformatted_20_Text">それは、私への当てつけで言ってるのか？</text:p>
      <text:p text:style-name="Preformatted_20_Text">……まあいい。</text:p>
      <text:p text:style-name="Preformatted_20_Text">次にピンク！</text:p>
      <text:p text:style-name="Preformatted_20_Text">Is that a dig at me?</text:p>
      <text:p text:style-name="Preformatted_20_Text">...... Well, never mind.</text:p>
      <text:p text:style-name="Preformatted_20_Text">Next, pink!</text:p>
      <text:p text:style-name="Preformatted_20_Text">#エマ</text:p>
      <text:p text:style-name="Preformatted_20_Text">えっ、私？</text:p>
      <text:p text:style-name="Preformatted_20_Text">What, me?</text:p>
      <text:p text:style-name="Preformatted_20_Text">#アリス</text:p>
      <text:p text:style-name="Preformatted_20_Text">セリフくらいちゃんと覚えてこい！</text:p>
      <text:p text:style-name="Preformatted_20_Text">それと、そのセリフはなんだよ！</text:p>
      <text:p text:style-name="Preformatted_20_Text">ちっちゃな体に需要……？</text:p>
      <text:p text:style-name="Preformatted_20_Text">あるわけねえだろ！！</text:p>
      <text:p text:style-name="Preformatted_20_Text">脚本書いたやつ出てこい！</text:p>
      <text:p text:style-name="Preformatted_20_Text">うがーーーーー！！</text:p>
      <text:p text:style-name="Preformatted_20_Text">You should at least learn your lines!</text:p>
      <text:p text:style-name="Preformatted_20_Text">And what's that line?</text:p>
      <text:p text:style-name="Preformatted_20_Text">What's the demand ...... for a tiny body?</text:p>
      <text:p text:style-name="Preformatted_20_Text">How the hell is that possible?</text:p>
      <text:p text:style-name="Preformatted_20_Text">Whoever wrote the script, come out!</text:p>
      <text:p text:style-name="Preformatted_20_Text">UGHHHHH!</text:p>
      <text:p text:style-name="Preformatted_20_Text">#クロ</text:p>
      <text:p text:style-name="Preformatted_20_Text">アリス様、落ち着きなされませ。</text:p>
      <text:p text:style-name="Preformatted_20_Text">Alice, calm down.</text:p>
      <text:p text:style-name="Preformatted_20_Text">#アリス</text:p>
      <text:p text:style-name="Preformatted_20_Text">うるさい！　クロ、オマエもだぞ！！</text:p>
      <text:p text:style-name="Preformatted_20_Text">正義のヒーロー、クロ！！</text:p>
      <text:p text:style-name="Preformatted_20_Text">じゃねえだろ！</text:p>
      <text:p text:style-name="Preformatted_20_Text">～レンジャイってつけろよ！</text:p>
      <text:p text:style-name="Preformatted_20_Text">オマエだけ単体で完結しちゃってるんだよ！</text:p>
      <text:p text:style-name="Preformatted_20_Text">Shut up!　Kuro, you too!</text:p>
      <text:p text:style-name="Preformatted_20_Text">Kuro, the hero of justice!</text:p>
      <text:p text:style-name="Preformatted_20_Text">You're not a hero!</text:p>
      <text:p text:style-name="Preformatted_20_Text">～You're a hero of justice!</text:p>
      <text:p text:style-name="Preformatted_20_Text">You're a complete stand-alone!</text:p>
      <text:p text:style-name="Preformatted_20_Text">#クロ</text:p>
      <text:p text:style-name="Preformatted_20_Text">いえ……クロレンジャイって微妙にダサいかなと思いまして。</text:p>
      <text:p text:style-name="Preformatted_20_Text">No......KuroRenjai is a bit lame, I thought.</text:p>
      <text:p text:style-name="Preformatted_20_Text">#アリス</text:p>
      <text:p text:style-name="Preformatted_20_Text">いい歳してヒーローショー出てダサいもくそもあるか！</text:p>
      <text:p text:style-name="Preformatted_20_Text">はあ……はあ……疲れた。</text:p>
      <text:p text:style-name="Preformatted_20_Text">I'm old enough to be in a hero show, what's the point of being lame!</text:p>
      <text:p text:style-name="Preformatted_20_Text">I'm tired of ...... being tired of ...... being tired of being tired of being tired.</text:p>
      <text:p text:style-name="Preformatted_20_Text">#エミル</text:p>
      <text:p text:style-name="Preformatted_20_Text">そういえば、アリスさんって全身赤色だし、</text:p>
      <text:p text:style-name="Preformatted_20_Text">領主だし、アカレンジャイって感じですよね。</text:p>
      <text:p text:style-name="Preformatted_20_Text">Oh, by the way, Alice is red all over.</text:p>
      <text:p text:style-name="Preformatted_20_Text"><text:soft-page-break/>I'm a lord, and I feel like an akarenjai, right?</text:p>
      <text:p text:style-name="Preformatted_20_Text">#シャルロッテ</text:p>
      <text:p text:style-name="Preformatted_20_Text">そうですわ！</text:p>
      <text:p text:style-name="Preformatted_20_Text">アリスさん、アカレンジャイやってくださいらない？</text:p>
      <text:p text:style-name="Preformatted_20_Text">Yes!</text:p>
      <text:p text:style-name="Preformatted_20_Text">Alice, will you play the Akarenjai for me?</text:p>
      <text:p text:style-name="Preformatted_20_Text">#エミル</text:p>
      <text:p text:style-name="Preformatted_20_Text">え、ロッテ様それは……。</text:p>
      <text:p text:style-name="Preformatted_20_Text">Eh, Lady Lotte, that's .......</text:p>
      <text:p text:style-name="Preformatted_20_Text">#シャルロッテ</text:p>
      <text:p text:style-name="Preformatted_20_Text">向こうにあまっている衣装もありますから、</text:p>
      <text:p text:style-name="Preformatted_20_Text">ほら、いきましょう！</text:p>
      <text:p text:style-name="Preformatted_20_Text">We have some spare costumes over there.</text:p>
      <text:p text:style-name="Preformatted_20_Text">Let's go!</text:p>
      <text:p text:style-name="Preformatted_20_Text">#アリス</text:p>
      <text:p text:style-name="Preformatted_20_Text">あっ、おいやめろ！</text:p>
      <text:p text:style-name="Preformatted_20_Text">はなせってこの……！</text:p>
      <text:p text:style-name="Preformatted_20_Text">ミニサイズ……破壊……光線ッッ！！</text:p>
      <text:p text:style-name="Preformatted_20_Text">Oh, hey, stop!</text:p>
      <text:p text:style-name="Preformatted_20_Text">Let go of this ......!</text:p>
      <text:p text:style-name="Preformatted_20_Text">Mini-size ...... destruction ...... ray of light!</text:p>
      <text:p text:style-name="Preformatted_20_Text">#シャルロッテ</text:p>
      <text:p text:style-name="Preformatted_20_Text">きゃっ、きゃあああああーーー！！！！</text:p>
      <text:p text:style-name="Preformatted_20_Text">Kyaaaaaaaaaaaaaaaaaaa！！！！</text:p>
      <text:p text:style-name="Preformatted_20_Text">#アリス</text:p>
      <text:p text:style-name="Preformatted_20_Text">はあ……はあ……。</text:p>
      <text:p text:style-name="Preformatted_20_Text">Haa...... haa.......</text:p>
      <text:p text:style-name="Preformatted_20_Text">#子供A</text:p>
      <text:p text:style-name="Preformatted_20_Text">……ねえ、ごーるどれんじゃい死んじゃった？</text:p>
      <text:p text:style-name="Preformatted_20_Text">...... Hey, did Gorudorai die?</text:p>
      <text:p text:style-name="Preformatted_20_Text">#子供B</text:p>
      <text:p text:style-name="Preformatted_20_Text">あかいの敵なのー？</text:p>
      <text:p text:style-name="Preformatted_20_Text">Is he an enemy of Akai?</text:p>
      <text:p text:style-name="Preformatted_20_Text">#子供C</text:p>
      <text:p text:style-name="Preformatted_20_Text">うわああああん、こわいよーーー！！</text:p>
      <text:p text:style-name="Preformatted_20_Text">Oooooooooooooooooooooooooooooooooooooooooooooooooooooooooooooooooooo, scary!</text:p>
      <text:p text:style-name="Preformatted_20_Text">#司会のお姉さん</text:p>
      <text:p text:style-name="Preformatted_20_Text">はっ！　こ、こうして、</text:p>
      <text:p text:style-name="Preformatted_20_Text">みんなを裏切ったゴールドレンジャイは、</text:p>
      <text:p text:style-name="Preformatted_20_Text">アカレンジャイによってこらしめられました！</text:p>
      <text:p text:style-name="Preformatted_20_Text">めでたしめでたし！！</text:p>
      <text:p text:style-name="Preformatted_20_Text">Ha!　This, this is how</text:p>
      <text:p text:style-name="Preformatted_20_Text">Goldrenjai, who betrayed everyone...</text:p>
      <text:p text:style-name="Preformatted_20_Text">Gold Rangerai, who betrayed everyone, was subdued by Akaranjai!</text:p>
      <text:p text:style-name="Preformatted_20_Text">We're happy for him!</text:p>
      <text:p text:style-name="Preformatted_20_Text">#カスミ</text:p>
      <text:p text:style-name="Preformatted_20_Text">雑な締めっすね。</text:p>
      <text:p text:style-name="Preformatted_20_Text">That was a messy ending.</text:p>
      <text:p text:style-name="Preformatted_20_Text">#アリス</text:p>
      <text:p text:style-name="Preformatted_20_Text">わ、私は悪くないからな……。</text:p>
      <text:p text:style-name="Preformatted_20_Text">Wow, it's not my fault. ......</text:p>
      <text:p text:style-name="Preformatted_20_Text">[cn]</text:p>
      <text:p text:style-name="Preformatted_20_Text">なんとかその場を収め、</text:p>
      <text:p text:style-name="Preformatted_20_Text">ヒーローショーは盛況？</text:p>
      <text:p text:style-name="Preformatted_20_Text">のうちに幕を下ろしたのだった。</text:p>
      <text:p text:style-name="Preformatted_20_Text">そのあと、アリスたちは楽屋裏へ引っ込み、</text:p>
      <text:p text:style-name="Preformatted_20_Text">軽い打ち上げを行っていた。</text:p>
      <text:p text:style-name="Preformatted_20_Text">Somehow, we managed to put the place to rest and</text:p>
      <text:p text:style-name="Preformatted_20_Text">The hero show was a success?</text:p>
      <text:p text:style-name="Preformatted_20_Text">The hero show ended on a high note.</text:p>
      <text:p text:style-name="Preformatted_20_Text">After that, Alice and her friends went backstage</text:p>
      <text:p text:style-name="Preformatted_20_Text">and had a light launch party.</text:p>
      <text:p text:style-name="Preformatted_20_Text">#シャルロッテ</text:p>
      <text:p text:style-name="Preformatted_20_Text"><text:soft-page-break/>色々ありましたけど、やってみれば何とかなるものですわね！</text:p>
      <text:p text:style-name="Preformatted_20_Text">A lot has happened, but if you give it a try, you can make it work!</text:p>
      <text:p text:style-name="Preformatted_20_Text">#エミル</text:p>
      <text:p text:style-name="Preformatted_20_Text">代役を頼まれたときはどうなるかと思ったけど。</text:p>
      <text:p text:style-name="Preformatted_20_Text">結構楽しかったかも。</text:p>
      <text:p text:style-name="Preformatted_20_Text">I wasn't sure what would happen when I was asked to be the understudy.</text:p>
      <text:p text:style-name="Preformatted_20_Text">It was a lot of fun.</text:p>
      <text:p text:style-name="Preformatted_20_Text">#カスミ</text:p>
      <text:p text:style-name="Preformatted_20_Text">みんな、ほんと助かったっすよ。</text:p>
      <text:p text:style-name="Preformatted_20_Text">ここの座長が知り合いで、</text:p>
      <text:p text:style-name="Preformatted_20_Text">突然頼んできたんすから、</text:p>
      <text:p text:style-name="Preformatted_20_Text">うちもヒーローショー好きだし、</text:p>
      <text:p text:style-name="Preformatted_20_Text">手伝いたい気持ちはあったんすけどね。</text:p>
      <text:p text:style-name="Preformatted_20_Text">Thank you so much for your help, everyone.</text:p>
      <text:p text:style-name="Preformatted_20_Text">I knew the director of this theater.</text:p>
      <text:p text:style-name="Preformatted_20_Text">He asked me out of the blue.</text:p>
      <text:p text:style-name="Preformatted_20_Text">I also like hero shows.</text:p>
      <text:p text:style-name="Preformatted_20_Text">I was also interested in helping out.</text:p>
      <text:p text:style-name="Preformatted_20_Text">[cn]</text:p>
      <text:p text:style-name="Preformatted_20_Text">シャルロッテたちが談笑している端で、</text:p>
      <text:p text:style-name="Preformatted_20_Text">アリスはちびちびと出された酒と食事を口にしていた。</text:p>
      <text:p text:style-name="Preformatted_20_Text">While Charlotte and the others were chatting and laughing</text:p>
      <text:p text:style-name="Preformatted_20_Text">Alice was sipping the sake and food served to her.</text:p>
      <text:p text:style-name="Preformatted_20_Text">#アリス</text:p>
      <text:p text:style-name="Preformatted_20_Text">なんか引っ張ってこられたけど、</text:p>
      <text:p text:style-name="Preformatted_20_Text">私はここにいていいのか？</text:p>
      <text:p text:style-name="Preformatted_20_Text">勢いでショーを台無しにしちまったし……、</text:p>
      <text:p text:style-name="Preformatted_20_Text">気まずいんだけど。</text:p>
      <text:p text:style-name="Preformatted_20_Text">I was kind of dragged in here.</text:p>
      <text:p text:style-name="Preformatted_20_Text">Am I allowed to be here?</text:p>
      <text:p text:style-name="Preformatted_20_Text">I've ruined the show with my momentum, and ......</text:p>
      <text:p text:style-name="Preformatted_20_Text">This is awkward.</text:p>
      <text:p text:style-name="Preformatted_20_Text">[cn]</text:p>
      <text:p text:style-name="Preformatted_20_Text">そういって、アリスがこっそり気づかれないうちに退散しようとした時だった。</text:p>
      <text:p text:style-name="Preformatted_20_Text">With that, Alice tried to sneak away before anyone noticed.</text:p>
      <text:p text:style-name="Preformatted_20_Text">#アリス</text:p>
      <text:p text:style-name="Preformatted_20_Text">ん？</text:p>
      <text:p text:style-name="Preformatted_20_Text">Hmm?</text:p>
      <text:p text:style-name="Preformatted_20_Text">[cn]</text:p>
      <text:p text:style-name="Preformatted_20_Text">舞台道具が入った木箱の中に、</text:p>
      <text:p text:style-name="Preformatted_20_Text">特徴的な装丁の魔導書が入っていた。</text:p>
      <text:p text:style-name="Preformatted_20_Text">Inside the wooden box containing the stage equipment, there was a grimoire with a distinctive binding.</text:p>
      <text:p text:style-name="Preformatted_20_Text">I found a grimoire with a distinctive binding.</text:p>
      <text:p text:style-name="Preformatted_20_Text">#アリス</text:p>
      <text:p text:style-name="Preformatted_20_Text">賢者の魔導書！</text:p>
      <text:p text:style-name="Preformatted_20_Text">The grimoire of the wise!</text:p>
      <text:p text:style-name="Preformatted_20_Text">[cn]</text:p>
      <text:p text:style-name="Preformatted_20_Text">アリスは慌ててその本を手に取り、</text:p>
      <text:p text:style-name="Preformatted_20_Text">最後のページを確認した。</text:p>
      <text:p text:style-name="Preformatted_20_Text">そこには、不思議なインクで描かれた、例のページがあった。</text:p>
      <text:p text:style-name="Preformatted_20_Text">Alice hurriedly picked up the book and</text:p>
      <text:p text:style-name="Preformatted_20_Text">She checked the last page.</text:p>
      <text:p text:style-name="Preformatted_20_Text">There, drawn in strange ink, was the page in question.</text:p>
      <text:p text:style-name="Preformatted_20_Text">#アリス</text:p>
      <text:p text:style-name="Preformatted_20_Text">間違いない、賢者の魔導書だ……。</text:p>
      <text:p text:style-name="Preformatted_20_Text">オイ！　団長はいるか！</text:p>
      <text:p text:style-name="Preformatted_20_Text">There's no doubt about it, it's the Wise Man's grimoire. ......</text:p>
      <text:p text:style-name="Preformatted_20_Text">Oi!　Is the Commander here!</text:p>
      <text:p text:style-name="Preformatted_20_Text">#カスミ</text:p>
      <text:p text:style-name="Preformatted_20_Text">ん？　団長なら今出てるっすけど、どうしたんすか？</text:p>
      <text:p text:style-name="Preformatted_20_Text">Hmm?　If it's the Commander, he's out right now...what's going on?</text:p>
      <text:p text:style-name="Preformatted_20_Text">#アリス</text:p>
      <text:p text:style-name="Preformatted_20_Text">ああ……いや、この本がほしくて。</text:p>
      <text:p text:style-name="Preformatted_20_Text"><text:soft-page-break/>Oh ...... no, I wanted this book.</text:p>
      <text:p text:style-name="Preformatted_20_Text">#カスミ</text:p>
      <text:p text:style-name="Preformatted_20_Text">んー、魔導書っすか。</text:p>
      <text:p text:style-name="Preformatted_20_Text">多分舞台の小道具として買ったんすね。</text:p>
      <text:p text:style-name="Preformatted_20_Text">でも、そんな珍しいものじゃないと思うっすけど。</text:p>
      <text:p text:style-name="Preformatted_20_Text">Hmm, a grimoire.</text:p>
      <text:p text:style-name="Preformatted_20_Text">I probably bought it as a stage prop.</text:p>
      <text:p text:style-name="Preformatted_20_Text">But I don't think it's that rare.</text:p>
      <text:p text:style-name="Preformatted_20_Text">#アリス</text:p>
      <text:p text:style-name="Preformatted_20_Text">じゃあ私が買い取る！ 100マナあればいいな！</text:p>
      <text:p text:style-name="Preformatted_20_Text">Then I'll buy it! I wish I had 100 mana!</text:p>
      <text:p text:style-name="Preformatted_20_Text">#カスミ</text:p>
      <text:p text:style-name="Preformatted_20_Text">えっ！　こんな本にそんなに……。</text:p>
      <text:p text:style-name="Preformatted_20_Text">まあ、タダでもくれると思うっすからいいっすけど。</text:p>
      <text:p text:style-name="Preformatted_20_Text">Eh!　So much for a book like this .......</text:p>
      <text:p text:style-name="Preformatted_20_Text">Well, I think they'll give it to me for free, so that's fine.</text:p>
      <text:p text:style-name="Preformatted_20_Text">#アリス</text:p>
      <text:p text:style-name="Preformatted_20_Text">決まりだな！　話しつけといてくれ、</text:p>
      <text:p text:style-name="Preformatted_20_Text">あと、料金は館の方に請求しとけってな！</text:p>
      <text:p text:style-name="Preformatted_20_Text">Done!　You'll have to talk to them.</text:p>
      <text:p text:style-name="Preformatted_20_Text">And charge the museum for the fee!</text:p>
      <text:p text:style-name="Preformatted_20_Text">#カスミ</text:p>
      <text:p text:style-name="Preformatted_20_Text">はあ……。</text:p>
      <text:p text:style-name="Preformatted_20_Text">haha .......</text:p>
      <text:p text:style-name="Preformatted_20_Text">#アリス</text:p>
      <text:p text:style-name="Preformatted_20_Text">クフフッ！　ついてきたかいがあったなぁ。</text:p>
      <text:p text:style-name="Preformatted_20_Text">Oh, my goodness!　I'm glad I followed you.</text:p>
      <text:p text:style-name="Preformatted_20_Text">[cn]</text:p>
      <text:p text:style-name="Preformatted_20_Text">赤の魔導書を手に入れた！</text:p>
      <text:p text:style-name="Preformatted_20_Text">ちなみにこの後、</text:p>
      <text:p text:style-name="Preformatted_20_Text">戻ってきた団長からアリスも誘われ、</text:p>
      <text:p text:style-name="Preformatted_20_Text">しぶしぶ新生ヒーローショーをやる羽目になったのだが、</text:p>
      <text:p text:style-name="Preformatted_20_Text">それはまた別の話である……。</text:p>
      <text:p text:style-name="Preformatted_20_Text">続く……。</text:p>
      <text:p text:style-name="Preformatted_20_Text">I got the red grimoire!</text:p>
      <text:p text:style-name="Preformatted_20_Text">By the way, after this.</text:p>
      <text:p text:style-name="Preformatted_20_Text">Alice was also invited by the returning Commander</text:p>
      <text:p text:style-name="Preformatted_20_Text">I reluctantly had to put on a newborn hero show, but that's another story.</text:p>
      <text:p text:style-name="Preformatted_20_Text">But that's another story. ......</text:p>
      <text:p text:style-name="Preformatted_20_Text">To be continued at .......</text:p>
      <text:p text:style-name="Preformatted_20_Text"/>
      <text:p text:style-name="Preformatted_20_Text">C:\Users\James Phillips\Desktop\Games\WargameAliceGit\MinimizedScenarios\min_t3_1008.txt</text:p>
      <text:p text:style-name="Preformatted_20_Text">まちはずれ</text:p>
      <text:p text:style-name="Preformatted_20_Text">outskirts of town</text:p>
      <text:p text:style-name="Preformatted_20_Text">#アリス</text:p>
      <text:p text:style-name="Preformatted_20_Text">へへー、今日はいい買い物したなあ。</text:p>
      <text:p text:style-name="Preformatted_20_Text">蛇のおもちゃに魔法爆竹、珍しい東の国の巻物……</text:p>
      <text:p text:style-name="Preformatted_20_Text">……ん？　あれは。</text:p>
      <text:p text:style-name="Preformatted_20_Text">Hehe, I did some good shopping today.</text:p>
      <text:p text:style-name="Preformatted_20_Text">Snake toys, magic firecrackers, and a rare east country scroll ......</text:p>
      <text:p text:style-name="Preformatted_20_Text">...... Hmm?　What's that?</text:p>
      <text:p text:style-name="Preformatted_20_Text">[cn]</text:p>
      <text:p text:style-name="Preformatted_20_Text">町に行った帰り、アリスが館への道を歩いていると</text:p>
      <text:p text:style-name="Preformatted_20_Text">むこうのほうで何やら話をしている</text:p>
      <text:p text:style-name="Preformatted_20_Text">エリとシードルの姿を見つけた。</text:p>
      <text:p text:style-name="Preformatted_20_Text">On the way back from the town, Alice was walking along the road to the pavilion.</text:p>
      <text:p text:style-name="Preformatted_20_Text">Alice found Eri and Cidre talking on the other side of the road.</text:p>
      <text:p text:style-name="Preformatted_20_Text">She sees Eri and Cidre talking about something over there.</text:p>
      <text:p text:style-name="Preformatted_20_Text">#アリス</text:p>
      <text:p text:style-name="Preformatted_20_Text">何話してんだ、あいつら。</text:p>
      <text:p text:style-name="Preformatted_20_Text">What are they talking about?</text:p>
      <text:p text:style-name="Preformatted_20_Text">[cn]</text:p>
      <text:p text:style-name="Preformatted_20_Text">アリスはこっそりと二人に近づき、</text:p>
      <text:p text:style-name="Preformatted_20_Text"><text:soft-page-break/>近くの木の陰に身を隠した。</text:p>
      <text:p text:style-name="Preformatted_20_Text">Alice sneaks up on them and hides behind a nearby tree.</text:p>
      <text:p text:style-name="Preformatted_20_Text">She hides behind a nearby tree.</text:p>
      <text:p text:style-name="Preformatted_20_Text">#アリス</text:p>
      <text:p text:style-name="Preformatted_20_Text">別に隠れる必要もなかったかな……。</text:p>
      <text:p text:style-name="Preformatted_20_Text">I guess I didn't have to hide. ......</text:p>
      <text:p text:style-name="Preformatted_20_Text">[cn]</text:p>
      <text:p text:style-name="Preformatted_20_Text">そういいながら、アリスは二人の会話に耳を傾ける</text:p>
      <text:p text:style-name="Preformatted_20_Text">Alice listens to their conversation as she says this</text:p>
      <text:p text:style-name="Preformatted_20_Text">#エリ</text:p>
      <text:p text:style-name="Preformatted_20_Text">ねえシードル。</text:p>
      <text:p text:style-name="Preformatted_20_Text">あなた、その体ずいぶん古くなってきたん</text:p>
      <text:p text:style-name="Preformatted_20_Text">じゃない？</text:p>
      <text:p text:style-name="Preformatted_20_Text">Hey Cedar.</text:p>
      <text:p text:style-name="Preformatted_20_Text">You're getting old, aren't you?</text:p>
      <text:p text:style-name="Preformatted_20_Text">Isn't it?</text:p>
      <text:p text:style-name="Preformatted_20_Text">#シードル</text:p>
      <text:p text:style-name="Preformatted_20_Text">そうですね……、激戦続きで急に傷んできてます。</text:p>
      <text:p text:style-name="Preformatted_20_Text">殻にひびも入ってるし。</text:p>
      <text:p text:style-name="Preformatted_20_Text">Yes, ......, it's suddenly getting damaged from all the hard fighting.</text:p>
      <text:p text:style-name="Preformatted_20_Text">There's even a crack in the shell.</text:p>
      <text:p text:style-name="Preformatted_20_Text">#エリ</text:p>
      <text:p text:style-name="Preformatted_20_Text">ちょっと周期が早いかもしれないけど、</text:p>
      <text:p text:style-name="Preformatted_20_Text">今のうちにやっておくわ。</text:p>
      <text:p text:style-name="Preformatted_20_Text">ちょっと待ってなさい……</text:p>
      <text:p text:style-name="Preformatted_20_Text">めておいんぱくと！！！！</text:p>
      <text:p text:style-name="Preformatted_20_Text">Might be a little early in the cycle.</text:p>
      <text:p text:style-name="Preformatted_20_Text">I'll get it done while I can.</text:p>
      <text:p text:style-name="Preformatted_20_Text">Wait a minute ......</text:p>
      <text:p text:style-name="Preformatted_20_Text">Mein Oinpakuto: ！！！！</text:p>
      <text:p text:style-name="Preformatted_20_Text">#アリス</text:p>
      <text:p text:style-name="Preformatted_20_Text">どわあああーーーー！！！！</text:p>
      <text:p text:style-name="Preformatted_20_Text">Doooooooooooooooooooooooooooooooooooooooooooooooooooooooooooooooooo ！！！！</text:p>
      <text:p text:style-name="Preformatted_20_Text">[cn]</text:p>
      <text:p text:style-name="Preformatted_20_Text">エリの放っためておいんぱくとが、</text:p>
      <text:p text:style-name="Preformatted_20_Text">アリスの隠れていた木の近くに落下した。</text:p>
      <text:p text:style-name="Preformatted_20_Text">Eri's unleashed meteoinpakuto fell near the tree where</text:p>
      <text:p text:style-name="Preformatted_20_Text">fell near the tree where Alice was hiding.</text:p>
      <text:p text:style-name="Preformatted_20_Text">#エリ</text:p>
      <text:p text:style-name="Preformatted_20_Text">ん？　何か言った？　シードル。</text:p>
      <text:p text:style-name="Preformatted_20_Text">Hm?　What did you say?　Cedar.</text:p>
      <text:p text:style-name="Preformatted_20_Text">#シードル</text:p>
      <text:p text:style-name="Preformatted_20_Text">いえ？　僕は何も。</text:p>
      <text:p text:style-name="Preformatted_20_Text">No?　I didn't say anything.</text:p>
      <text:p text:style-name="Preformatted_20_Text">#エリ</text:p>
      <text:p text:style-name="Preformatted_20_Text">ふん、まあいいわ。</text:p>
      <text:p text:style-name="Preformatted_20_Text">ほら、早くそこの穴に入りなさいよ。</text:p>
      <text:p text:style-name="Preformatted_20_Text">Hmm, well, okay.</text:p>
      <text:p text:style-name="Preformatted_20_Text">Come on, get in your hole there.</text:p>
      <text:p text:style-name="Preformatted_20_Text">[cn]</text:p>
      <text:p text:style-name="Preformatted_20_Text">エリは、先ほどのめておいんぱくとで地面にできた</text:p>
      <text:p text:style-name="Preformatted_20_Text">穴を指さした。</text:p>
      <text:p text:style-name="Preformatted_20_Text">Eri points to a hole in the ground</text:p>
      <text:p text:style-name="Preformatted_20_Text">hole in the ground.</text:p>
      <text:p text:style-name="Preformatted_20_Text">#シードル</text:p>
      <text:p text:style-name="Preformatted_20_Text">こんな感じでいいですか？</text:p>
      <text:p text:style-name="Preformatted_20_Text">Is this how it's supposed to look like?</text:p>
      <text:p text:style-name="Preformatted_20_Text">#エリ</text:p>
      <text:p text:style-name="Preformatted_20_Text">ええ…………。</text:p>
      <text:p text:style-name="Preformatted_20_Text">Yes. ............</text:p>
      <text:p text:style-name="Preformatted_20_Text">#シードル</text:p>
      <text:p text:style-name="Preformatted_20_Text">エリ様？</text:p>
      <text:p text:style-name="Preformatted_20_Text">LadyEli?</text:p>
      <text:p text:style-name="Preformatted_20_Text"><text:soft-page-break/>#エリ</text:p>
      <text:p text:style-name="Preformatted_20_Text">………ふ、……ふふ。</text:p>
      <text:p text:style-name="Preformatted_20_Text">......... Huh, ...... Huh.</text:p>
      <text:p text:style-name="Preformatted_20_Text">#シードル</text:p>
      <text:p text:style-name="Preformatted_20_Text">？</text:p>
      <text:p text:style-name="Preformatted_20_Text">?</text:p>
      <text:p text:style-name="Preformatted_20_Text">#エリ</text:p>
      <text:p text:style-name="Preformatted_20_Text">ふふふふふ！！</text:p>
      <text:p text:style-name="Preformatted_20_Text">シードル！</text:p>
      <text:p text:style-name="Preformatted_20_Text">何よそんなところに這いつくばっちゃって！！</text:p>
      <text:p text:style-name="Preformatted_20_Text">そんなに私に踏まれたいのかしら！！？</text:p>
      <text:p text:style-name="Preformatted_20_Text">Hmmmmmmmmm!!!</text:p>
      <text:p text:style-name="Preformatted_20_Text">Cedar!</text:p>
      <text:p text:style-name="Preformatted_20_Text">What are you doing crawling all over me like that?</text:p>
      <text:p text:style-name="Preformatted_20_Text">Do you want me to step on you so bad?</text:p>
      <text:p text:style-name="Preformatted_20_Text">#シードル</text:p>
      <text:p text:style-name="Preformatted_20_Text">ええっ！！？</text:p>
      <text:p text:style-name="Preformatted_20_Text">いや、だってエリ様がそこに寝ろって……</text:p>
      <text:p text:style-name="Preformatted_20_Text">いたいっ！！</text:p>
      <text:p text:style-name="Preformatted_20_Text">What?</text:p>
      <text:p text:style-name="Preformatted_20_Text">No, because Eri-sama told me to lie down there: ......</text:p>
      <text:p text:style-name="Preformatted_20_Text">I want to sleep there!</text:p>
      <text:p text:style-name="Preformatted_20_Text">#エリ</text:p>
      <text:p text:style-name="Preformatted_20_Text">そんなに踏まれたいなら存分に踏んであげるんだから！</text:p>
      <text:p text:style-name="Preformatted_20_Text">ほらっ、</text:p>
      <text:p text:style-name="Preformatted_20_Text">ほらあっ！！！！</text:p>
      <text:p text:style-name="Preformatted_20_Text">If you want to be stepped on so badly, I'll step on you!</text:p>
      <text:p text:style-name="Preformatted_20_Text">Come on!</text:p>
      <text:p text:style-name="Preformatted_20_Text">There you go！！！！</text:p>
      <text:p text:style-name="Preformatted_20_Text">#シードル</text:p>
      <text:p text:style-name="Preformatted_20_Text">いたっ、ああっ！！</text:p>
      <text:p text:style-name="Preformatted_20_Text">いたいですよ！　エリ様ぁーーー！！！</text:p>
      <text:p text:style-name="Preformatted_20_Text">Ow, ow!</text:p>
      <text:p text:style-name="Preformatted_20_Text">It hurts!　Eri-samaaaa!</text:p>
      <text:p text:style-name="Preformatted_20_Text">#アリス</text:p>
      <text:p text:style-name="Preformatted_20_Text">ぐ……てて、えらい目に合った。</text:p>
      <text:p text:style-name="Preformatted_20_Text">なんだよ、ただ変態プレイしてただけじゃねえか。</text:p>
      <text:p text:style-name="Preformatted_20_Text">くそ、買い物袋もずたずたになっちまった……。</text:p>
      <text:p text:style-name="Preformatted_20_Text">I'm in a bad way at .......</text:p>
      <text:p text:style-name="Preformatted_20_Text">What the heck, I was just playing perverted.</text:p>
      <text:p text:style-name="Preformatted_20_Text">Damn, even my shopping bag got shredded. ......</text:p>
      <text:p text:style-name="Preformatted_20_Text">#シードル</text:p>
      <text:p text:style-name="Preformatted_20_Text">いてっ、いてっ！！</text:p>
      <text:p text:style-name="Preformatted_20_Text">え、エリ様、早く埋めてくださいよ！</text:p>
      <text:p text:style-name="Preformatted_20_Text">Ouch, ouch!</text:p>
      <text:p text:style-name="Preformatted_20_Text">Eh, Eri-sama, please fill it up quickly!</text:p>
      <text:p text:style-name="Preformatted_20_Text">#エリ</text:p>
      <text:p text:style-name="Preformatted_20_Text">はっ……！</text:p>
      <text:p text:style-name="Preformatted_20_Text">そうだったわ。</text:p>
      <text:p text:style-name="Preformatted_20_Text">シードルが寝ていたからつい……。</text:p>
      <text:p text:style-name="Preformatted_20_Text">Ha! ......!</text:p>
      <text:p text:style-name="Preformatted_20_Text">That's right.</text:p>
      <text:p text:style-name="Preformatted_20_Text">Cedar was sleeping, so I just had to .......</text:p>
      <text:p text:style-name="Preformatted_20_Text">#アリス</text:p>
      <text:p text:style-name="Preformatted_20_Text">おいおい、今度は生き埋めプレイか？</text:p>
      <text:p text:style-name="Preformatted_20_Text">ついていけねえっての……。</text:p>
      <text:p text:style-name="Preformatted_20_Text">Hey, now you want to play bury the dead?</text:p>
      <text:p text:style-name="Preformatted_20_Text">I can't keep up with you. ......</text:p>
      <text:p text:style-name="Preformatted_20_Text">[cn]</text:p>
      <text:p text:style-name="Preformatted_20_Text">アリスがドン引きしているあいだに、</text:p>
      <text:p text:style-name="Preformatted_20_Text">エリは手際よくシードルを地中に埋めてしまった。</text:p>
      <text:p text:style-name="Preformatted_20_Text">While Alice is in shock.</text:p>
      <text:p text:style-name="Preformatted_20_Text">Eri deftly buries Cedar in the ground.</text:p>
      <text:p text:style-name="Preformatted_20_Text"><text:soft-page-break/>#エリ</text:p>
      <text:p text:style-name="Preformatted_20_Text">シードル！</text:p>
      <text:p text:style-name="Preformatted_20_Text">いいわよ、生えてきなさい！！</text:p>
      <text:p text:style-name="Preformatted_20_Text">Cedar!</text:p>
      <text:p text:style-name="Preformatted_20_Text">All right, grow up!</text:p>
      <text:p text:style-name="Preformatted_20_Text">#シードル</text:p>
      <text:p text:style-name="Preformatted_20_Text">はいっ！</text:p>
      <text:p text:style-name="Preformatted_20_Text">Yes!</text:p>
      <text:p text:style-name="Preformatted_20_Text">#アリス</text:p>
      <text:p text:style-name="Preformatted_20_Text">！？</text:p>
      <text:p text:style-name="Preformatted_20_Text">なっ、なんだぁ！！？</text:p>
      <text:p text:style-name="Preformatted_20_Text">? !</text:p>
      <text:p text:style-name="Preformatted_20_Text">Hey, what the hell!</text:p>
      <text:p text:style-name="Preformatted_20_Text">[cn]</text:p>
      <text:p text:style-name="Preformatted_20_Text">シードルの返事が聞こえると同時に、</text:p>
      <text:p text:style-name="Preformatted_20_Text">彼が埋まっているあたりの地面がまばゆい光を放った。</text:p>
      <text:p text:style-name="Preformatted_20_Text">その光は徐々に木の形へと変わり、光が収まると、</text:p>
      <text:p text:style-name="Preformatted_20_Text">そこには青々とした広葉樹がたっていた。</text:p>
      <text:p text:style-name="Preformatted_20_Text">As soon as he heard Cedar's reply.</text:p>
      <text:p text:style-name="Preformatted_20_Text">The ground around where he was buried emitted a blinding light.</text:p>
      <text:p text:style-name="Preformatted_20_Text">The light gradually changed into the shape of a tree, and when it subsided, there was a lush, broad-leaved tree.</text:p>
      <text:p text:style-name="Preformatted_20_Text">When the light subsided, there stood a lush broadleaf tree.</text:p>
      <text:p text:style-name="Preformatted_20_Text">#アリス</text:p>
      <text:p text:style-name="Preformatted_20_Text">……な、なんの魔法だよ、これ。</text:p>
      <text:p text:style-name="Preformatted_20_Text">...... What kind of magic is this?</text:p>
      <text:p text:style-name="Preformatted_20_Text">#エリ</text:p>
      <text:p text:style-name="Preformatted_20_Text">よいしょっと……。</text:p>
      <text:p text:style-name="Preformatted_20_Text">Good one. ......</text:p>
      <text:p text:style-name="Preformatted_20_Text">[cn]</text:p>
      <text:p text:style-name="Preformatted_20_Text">広葉樹の下に、エリはどこから取り出したのか</text:p>
      <text:p text:style-name="Preformatted_20_Text">脚立を立て、それに上ると、</text:p>
      <text:p text:style-name="Preformatted_20_Text">広葉樹に実った木の実をもぎ取った。</text:p>
      <text:p text:style-name="Preformatted_20_Text">すべての木の実を収穫すると、</text:p>
      <text:p text:style-name="Preformatted_20_Text">エリはそれを地面にばらまき、呪文を唱え始めた。</text:p>
      <text:p text:style-name="Preformatted_20_Text">Under the hardwoods, where did Eli pull it out of?</text:p>
      <text:p text:style-name="Preformatted_20_Text">He put up a stepladder, climbed up on it, and saw the nuts on the hardwood tree.</text:p>
      <text:p text:style-name="Preformatted_20_Text">and picked the nuts off the broadleaf trees.</text:p>
      <text:p text:style-name="Preformatted_20_Text">When all the nuts were harvested</text:p>
      <text:p text:style-name="Preformatted_20_Text">Eli scattered them on the ground and began to chant a spell.</text:p>
      <text:p text:style-name="Preformatted_20_Text">#エリ</text:p>
      <text:p text:style-name="Preformatted_20_Text">大樹の祝福を受けしあまたの精霊よ、</text:p>
      <text:p text:style-name="Preformatted_20_Text">今この種子に新たな命を与えたまえ。</text:p>
      <text:p text:style-name="Preformatted_20_Text">目覚めよ、シードラウト。</text:p>
      <text:p text:style-name="Preformatted_20_Text">Blessed are the many spirits of the great tree</text:p>
      <text:p text:style-name="Preformatted_20_Text">Give new life to this seed now.</text:p>
      <text:p text:style-name="Preformatted_20_Text">Awake, Seedrout.</text:p>
      <text:p text:style-name="Preformatted_20_Text">[cn]</text:p>
      <text:p text:style-name="Preformatted_20_Text">エリの詠唱に呼応し、</text:p>
      <text:p text:style-name="Preformatted_20_Text">地面の木の実がぶくぶくと膨れ始めた。</text:p>
      <text:p text:style-name="Preformatted_20_Text">それは次第に人の大きさまで膨れ、手足をはやし、</text:p>
      <text:p text:style-name="Preformatted_20_Text">ついには見慣れたシードルの姿を成した。</text:p>
      <text:p text:style-name="Preformatted_20_Text">In response to Eli's chanting</text:p>
      <text:p text:style-name="Preformatted_20_Text">the nuts on the ground began to swell.</text:p>
      <text:p text:style-name="Preformatted_20_Text">Gradually, they swelled to the size of a man, sprouted limbs, and finally took on the familiar shape of a cedar.</text:p>
      <text:p text:style-name="Preformatted_20_Text">Finally, it took on the familiar form of a cedar.</text:p>
      <text:p text:style-name="Preformatted_20_Text">#アリス</text:p>
      <text:p text:style-name="Preformatted_20_Text">……な、わ、私は夢でも見てるのか。</text:p>
      <text:p text:style-name="Preformatted_20_Text">......, wow, am I dreaming or what?</text:p>
      <text:p text:style-name="Preformatted_20_Text">#エリ</text:p>
      <text:p text:style-name="Preformatted_20_Text">調子はどう？　シードル。</text:p>
      <text:p text:style-name="Preformatted_20_Text">How are you doing?　Cedar.</text:p>
      <text:p text:style-name="Preformatted_20_Text">#シードル１</text:p>
      <text:p text:style-name="Preformatted_20_Text">大丈夫そうです、エリ様。</text:p>
      <text:p text:style-name="Preformatted_20_Text"><text:soft-page-break/>You seem to be fine, Eli.</text:p>
      <text:p text:style-name="Preformatted_20_Text">#シードル２</text:p>
      <text:p text:style-name="Preformatted_20_Text">殻も新品になりましたから、</text:p>
      <text:p text:style-name="Preformatted_20_Text">これで激戦にも耐えられそうです。</text:p>
      <text:p text:style-name="Preformatted_20_Text">I've got a new shell.</text:p>
      <text:p text:style-name="Preformatted_20_Text">It should be able to withstand the fierce battle.</text:p>
      <text:p text:style-name="Preformatted_20_Text">#シードル３</text:p>
      <text:p text:style-name="Preformatted_20_Text">でも、３体も作ってどうするんですか？</text:p>
      <text:p text:style-name="Preformatted_20_Text">But what are you going to do with three of them?</text:p>
      <text:p text:style-name="Preformatted_20_Text">#エリ</text:p>
      <text:p text:style-name="Preformatted_20_Text">あら、まとめて作っておけば、</text:p>
      <text:p text:style-name="Preformatted_20_Text">万が一壊れても替えがきくじゃない！</text:p>
      <text:p text:style-name="Preformatted_20_Text">Oh my, if we make them all at once.</text:p>
      <text:p text:style-name="Preformatted_20_Text">If they break, you can replace them!</text:p>
      <text:p text:style-name="Preformatted_20_Text">#シードル１</text:p>
      <text:p text:style-name="Preformatted_20_Text">さすが、エリ様！</text:p>
      <text:p text:style-name="Preformatted_20_Text">そこまで考えていたなんて！</text:p>
      <text:p text:style-name="Preformatted_20_Text">That's great, Eri!</text:p>
      <text:p text:style-name="Preformatted_20_Text">I can't believe you thought of that!</text:p>
      <text:p text:style-name="Preformatted_20_Text">#エリ</text:p>
      <text:p text:style-name="Preformatted_20_Text">ええ！　でも安心しなさい。</text:p>
      <text:p text:style-name="Preformatted_20_Text">お仕置きはみんな平等にしてあげるんだから！</text:p>
      <text:p text:style-name="Preformatted_20_Text">Yes!　But don't worry.</text:p>
      <text:p text:style-name="Preformatted_20_Text">We'll all be punished equally!</text:p>
      <text:p text:style-name="Preformatted_20_Text">#シードル２</text:p>
      <text:p text:style-name="Preformatted_20_Text">やったあ、じゃあ早速僕から！</text:p>
      <text:p text:style-name="Preformatted_20_Text">Yay, I'll go first then!</text:p>
      <text:p text:style-name="Preformatted_20_Text">#シードル３</text:p>
      <text:p text:style-name="Preformatted_20_Text">なっ、ずるいぞシードル！</text:p>
      <text:p text:style-name="Preformatted_20_Text">That's not fair, Cedar!</text:p>
      <text:p text:style-name="Preformatted_20_Text">#シードル２</text:p>
      <text:p text:style-name="Preformatted_20_Text">お前もシードルだろ！</text:p>
      <text:p text:style-name="Preformatted_20_Text">You're a cider too!</text:p>
      <text:p text:style-name="Preformatted_20_Text">#シードル３</text:p>
      <text:p text:style-name="Preformatted_20_Text">ああ、それもそうだ！！</text:p>
      <text:p text:style-name="Preformatted_20_Text">Yeah, that's right too!</text:p>
      <text:p text:style-name="Preformatted_20_Text">#シードルたち</text:p>
      <text:p text:style-name="Preformatted_20_Text">あはは、あはは、あはははは！！</text:p>
      <text:p text:style-name="Preformatted_20_Text">Ha-ha-ha-ha!!!</text:p>
      <text:p text:style-name="Preformatted_20_Text">#アリス</text:p>
      <text:p text:style-name="Preformatted_20_Text">あ、悪夢だ……</text:p>
      <text:p text:style-name="Preformatted_20_Text">そうだといってくれぇ。</text:p>
      <text:p text:style-name="Preformatted_20_Text">Oh, it's a nightmare: ......</text:p>
      <text:p text:style-name="Preformatted_20_Text">Please tell me it is.</text:p>
      <text:p text:style-name="Preformatted_20_Text">#シードル１</text:p>
      <text:p text:style-name="Preformatted_20_Text">あっ、エリ様、アリス様が！</text:p>
      <text:p text:style-name="Preformatted_20_Text">Oh, Eri-sama, Alice-sama!</text:p>
      <text:p text:style-name="Preformatted_20_Text">#エリ</text:p>
      <text:p text:style-name="Preformatted_20_Text">しまった！</text:p>
      <text:p text:style-name="Preformatted_20_Text">今のを見ていたんだわ。</text:p>
      <text:p text:style-name="Preformatted_20_Text">シードル！　アリスを捕まえてきなさい！！</text:p>
      <text:p text:style-name="Preformatted_20_Text">Oh, no!</text:p>
      <text:p text:style-name="Preformatted_20_Text">I must have just seen that.</text:p>
      <text:p text:style-name="Preformatted_20_Text">Cedar!　Go get Alice!</text:p>
      <text:p text:style-name="Preformatted_20_Text">#シードルたち</text:p>
      <text:p text:style-name="Preformatted_20_Text">はい！！！</text:p>
      <text:p text:style-name="Preformatted_20_Text">Yes, sir!</text:p>
      <text:p text:style-name="Preformatted_20_Text">#アリス</text:p>
      <text:p text:style-name="Preformatted_20_Text">わっ、わっ！</text:p>
      <text:p text:style-name="Preformatted_20_Text">くっ、くるな……。</text:p>
      <text:p text:style-name="Preformatted_20_Text">こっちへ来るなああああーーーー！！！</text:p>
      <text:p text:style-name="Preformatted_20_Text">Whoa, whoa!</text:p>
      <text:p text:style-name="Preformatted_20_Text">Damn it, don't come .......</text:p>
      <text:p text:style-name="Preformatted_20_Text"><text:soft-page-break/>Don't come this way ahhhh!!!!</text:p>
      <text:p text:style-name="Preformatted_20_Text">#アリス</text:p>
      <text:p text:style-name="Preformatted_20_Text">はっ！！！！</text:p>
      <text:p text:style-name="Preformatted_20_Text">よ、よかった……夢か。</text:p>
      <text:p text:style-name="Preformatted_20_Text">ま、マジで悪夢だったぞ……。</text:p>
      <text:p text:style-name="Preformatted_20_Text">おぉ、入っていいぞ。</text:p>
      <text:p text:style-name="Preformatted_20_Text">Ha! ！！！！</text:p>
      <text:p text:style-name="Preformatted_20_Text">Oh, thank God it was a ...... dream.</text:p>
      <text:p text:style-name="Preformatted_20_Text">Well, it was a real nightmare. ......</text:p>
      <text:p text:style-name="Preformatted_20_Text">Oh, you can come in.</text:p>
      <text:p text:style-name="Preformatted_20_Text">#エリ</text:p>
      <text:p text:style-name="Preformatted_20_Text">アリス、シードルのことなんだけど……。</text:p>
      <text:p text:style-name="Preformatted_20_Text">Alice, it's about the cider. ......</text:p>
      <text:p text:style-name="Preformatted_20_Text">#アリス</text:p>
      <text:p text:style-name="Preformatted_20_Text">！？</text:p>
      <text:p text:style-name="Preformatted_20_Text">お、おい……。</text:p>
      <text:p text:style-name="Preformatted_20_Text">Oh!</text:p>
      <text:p text:style-name="Preformatted_20_Text">Oh, hey .......</text:p>
      <text:p text:style-name="Preformatted_20_Text">#エリ</text:p>
      <text:p text:style-name="Preformatted_20_Text">シードルの殻が最近傷んでて……。</text:p>
      <text:p text:style-name="Preformatted_20_Text">Cidre's shells have been damaged lately. ......</text:p>
      <text:p text:style-name="Preformatted_20_Text">#アリス</text:p>
      <text:p text:style-name="Preformatted_20_Text">わーー！！　みてない！</text:p>
      <text:p text:style-name="Preformatted_20_Text">私は何にもみてないぞおぉぉーーー！！！</text:p>
      <text:p text:style-name="Preformatted_20_Text">WOW!!!　I didn't see that!</text:p>
      <text:p text:style-name="Preformatted_20_Text">I didn't see anything ooooooooo!!!!</text:p>
      <text:p text:style-name="Preformatted_20_Text">#エリ</text:p>
      <text:p text:style-name="Preformatted_20_Text">あっ、ちょっと！！</text:p>
      <text:p text:style-name="Preformatted_20_Text">どこ行くのよ！！</text:p>
      <text:p text:style-name="Preformatted_20_Text">……なんなの、もう。</text:p>
      <text:p text:style-name="Preformatted_20_Text">シードルの殻の修繕費が経費でおりないか</text:p>
      <text:p text:style-name="Preformatted_20_Text">聞きに来ただけなのに……。</text:p>
      <text:p text:style-name="Preformatted_20_Text">Oh, hey!</text:p>
      <text:p text:style-name="Preformatted_20_Text">Where are you going!</text:p>
      <text:p text:style-name="Preformatted_20_Text">...... What the hell, already.</text:p>
      <text:p text:style-name="Preformatted_20_Text">I just came to ask if I can get an expense account for repairing the cider shells.</text:p>
      <text:p text:style-name="Preformatted_20_Text">I just came to ask. ......</text:p>
      <text:p text:style-name="Preformatted_20_Text"/>
      <text:p text:style-name="Preformatted_20_Text">C:\Users\James Phillips\Desktop\Games\WargameAliceGit\MinimizedScenarios\min_t3_1011.txt</text:p>
      <text:p text:style-name="Preformatted_20_Text">#ミグ</text:p>
      <text:p text:style-name="Preformatted_20_Text">ファイアーボール！！</text:p>
      <text:p text:style-name="Preformatted_20_Text">Fireball!!!</text:p>
      <text:p text:style-name="Preformatted_20_Text">[cn]</text:p>
      <text:p text:style-name="Preformatted_20_Text">ミグのはなった火球が、</text:p>
      <text:p text:style-name="Preformatted_20_Text">数メートル先のわら人形に命中する。</text:p>
      <text:p text:style-name="Preformatted_20_Text">しかし、炎はすぐに消えてしまい、</text:p>
      <text:p text:style-name="Preformatted_20_Text">わら人形には少しの焦げ跡が付いたのみだった。</text:p>
      <text:p text:style-name="Preformatted_20_Text">Mig's flaring fireball hits a</text:p>
      <text:p text:style-name="Preformatted_20_Text">hits a straw doll a few meters away.</text:p>
      <text:p text:style-name="Preformatted_20_Text">However, the fireball quickly extinguished, leaving only a few scorch marks on the straw doll.</text:p>
      <text:p text:style-name="Preformatted_20_Text">The straw doll was left with only a few scorch marks.</text:p>
      <text:p text:style-name="Preformatted_20_Text">#アリス</text:p>
      <text:p text:style-name="Preformatted_20_Text">ふん、まあ最初はこんなものか。</text:p>
      <text:p text:style-name="Preformatted_20_Text">Hmm, well, so much for the first time.</text:p>
      <text:p text:style-name="Preformatted_20_Text">[cn]</text:p>
      <text:p text:style-name="Preformatted_20_Text">アリスのそっけない反応に、ミグは頬を膨らませた。</text:p>
      <text:p text:style-name="Preformatted_20_Text">Mig's cheeks puffed up at Alice's curt response.</text:p>
      <text:p text:style-name="Preformatted_20_Text">#ミグ</text:p>
      <text:p text:style-name="Preformatted_20_Text">ファイアーボールが悪いんだもん！</text:p>
      <text:p text:style-name="Preformatted_20_Text">もっと強い魔法なら、もっといっぱい燃えるもん！</text:p>
      <text:p text:style-name="Preformatted_20_Text">Fireballs are bad!</text:p>
      <text:p text:style-name="Preformatted_20_Text">If it was stronger magic, it would burn a lot more!</text:p>
      <text:p text:style-name="Preformatted_20_Text">[cn]</text:p>
      <text:p text:style-name="Preformatted_20_Text"><text:soft-page-break/>町外れには、</text:p>
      <text:p text:style-name="Preformatted_20_Text">かつてアリスも使っていた魔法の訓練場がある。</text:p>
      <text:p text:style-name="Preformatted_20_Text">アリスはそこで、以前約束したとおり</text:p>
      <text:p text:style-name="Preformatted_20_Text">ミグの修行を見てやることにしたのだった。</text:p>
      <text:p text:style-name="Preformatted_20_Text">On the outskirts of town, there is a</text:p>
      <text:p text:style-name="Preformatted_20_Text">There is a magic training place where Alice used to work.</text:p>
      <text:p text:style-name="Preformatted_20_Text">Alice was there, as she had promised before</text:p>
      <text:p text:style-name="Preformatted_20_Text">Alice decided to watch Mig's training there, as she had promised before.</text:p>
      <text:p text:style-name="Preformatted_20_Text">#アリス</text:p>
      <text:p text:style-name="Preformatted_20_Text">クフフッ！　バカを言うな。</text:p>
      <text:p text:style-name="Preformatted_20_Text">ファイアーボールもまともに使えんやつが、</text:p>
      <text:p text:style-name="Preformatted_20_Text">他のもっと難しい呪文なんか、扱えるわけねえよ。</text:p>
      <text:p text:style-name="Preformatted_20_Text">見てろ、これがファイアーボールだ。</text:p>
      <text:p text:style-name="Preformatted_20_Text">Kuhuhuhu!　Don't be silly.</text:p>
      <text:p text:style-name="Preformatted_20_Text">If you can't even use a fireball properly</text:p>
      <text:p text:style-name="Preformatted_20_Text">How can he handle other more difficult spells?</text:p>
      <text:p text:style-name="Preformatted_20_Text">Watch, this is the fireball.</text:p>
      <text:p text:style-name="Preformatted_20_Text">[cn]</text:p>
      <text:p text:style-name="Preformatted_20_Text">そう言うとアリスはわら人形に向かって手をかざし、</text:p>
      <text:p text:style-name="Preformatted_20_Text">呪文を唱えた。</text:p>
      <text:p text:style-name="Preformatted_20_Text">Alice then held up her hand toward the doll and chanted a spell.</text:p>
      <text:p text:style-name="Preformatted_20_Text">and cast a spell.</text:p>
      <text:p text:style-name="Preformatted_20_Text">#アリス</text:p>
      <text:p text:style-name="Preformatted_20_Text">ファイアーボール！！</text:p>
      <text:p text:style-name="Preformatted_20_Text">Fireball!</text:p>
      <text:p text:style-name="Preformatted_20_Text">[cn]</text:p>
      <text:p text:style-name="Preformatted_20_Text">それは以前リリィを絶命させた時のものとは違っていた。</text:p>
      <text:p text:style-name="Preformatted_20_Text">あの時の火球よりもずっと明るく、巨大な火球が、</text:p>
      <text:p text:style-name="Preformatted_20_Text">ものすごいスピートでわら人形に命中した。</text:p>
      <text:p text:style-name="Preformatted_20_Text">わら人形は火柱に包まれ、一瞬で燃え尽きてしまった。</text:p>
      <text:p text:style-name="Preformatted_20_Text">It was different from the one that had killed Lily before.</text:p>
      <text:p text:style-name="Preformatted_20_Text">It was much brighter than the fireball that time, a huge fireball that</text:p>
      <text:p text:style-name="Preformatted_20_Text">The fireball hit the straw doll with a tremendous speed.</text:p>
      <text:p text:style-name="Preformatted_20_Text">The straw doll was engulfed in a pillar of fire and burned up in an instant.</text:p>
      <text:p text:style-name="Preformatted_20_Text">#ミグ</text:p>
      <text:p text:style-name="Preformatted_20_Text">……………。</text:p>
      <text:p text:style-name="Preformatted_20_Text">................</text:p>
      <text:p text:style-name="Preformatted_20_Text">[cn]</text:p>
      <text:p text:style-name="Preformatted_20_Text">あまりの威力にミグは言葉を失い、</text:p>
      <text:p text:style-name="Preformatted_20_Text">その場にへたり込んだ。</text:p>
      <text:p text:style-name="Preformatted_20_Text">Mig was speechless at the sheer force of the blow.</text:p>
      <text:p text:style-name="Preformatted_20_Text">He slumped to the ground.</text:p>
      <text:p text:style-name="Preformatted_20_Text">#アリス</text:p>
      <text:p text:style-name="Preformatted_20_Text">これができるようになるまで、</text:p>
      <text:p text:style-name="Preformatted_20_Text">みっちりしごいてやるから覚悟しろ。</text:p>
      <text:p text:style-name="Preformatted_20_Text">そうそう、私のことはこれから師匠って呼べよな。</text:p>
      <text:p text:style-name="Preformatted_20_Text">クフフッ！　さあ、修行を始めるぞ。</text:p>
      <text:p text:style-name="Preformatted_20_Text">I'm going to give you a good hard time until you can do this.</text:p>
      <text:p text:style-name="Preformatted_20_Text">I'm going to teach you a lot.</text:p>
      <text:p text:style-name="Preformatted_20_Text">Oh yeah, you can call me "master" from now on.</text:p>
      <text:p text:style-name="Preformatted_20_Text">Oh, yes!　Now, let's start your training.</text:p>
      <text:p text:style-name="Preformatted_20_Text">[cn]</text:p>
      <text:p text:style-name="Preformatted_20_Text">こうして、ミグの特訓が始まったのだった。</text:p>
      <text:p text:style-name="Preformatted_20_Text">続く……。</text:p>
      <text:p text:style-name="Preformatted_20_Text">Thus began Mig's training.</text:p>
      <text:p text:style-name="Preformatted_20_Text">Continue to .......</text:p>
      <text:p text:style-name="Preformatted_20_Text"/>
      <text:p text:style-name="Preformatted_20_Text">C:\Users\James Phillips\Desktop\Games\WargameAliceGit\MinimizedScenarios\min_t3_1012.txt</text:p>
      <text:p text:style-name="Preformatted_20_Text">[cn]</text:p>
      <text:p text:style-name="Preformatted_20_Text">前回のあらすじ。</text:p>
      <text:p text:style-name="Preformatted_20_Text">アリスに修行を付けてもらうことになったミグ。</text:p>
      <text:p text:style-name="Preformatted_20_Text">ちょっとはやるところを</text:p>
      <text:p text:style-name="Preformatted_20_Text">見せたつもりのミグだったが、</text:p>
      <text:p text:style-name="Preformatted_20_Text"><text:soft-page-break/>アリスとの圧倒的な実力差を見せつけられ</text:p>
      <text:p text:style-name="Preformatted_20_Text">衝撃を受ける。</text:p>
      <text:p text:style-name="Preformatted_20_Text">それからは真面目に修行に打ち込むミグだったが……。</text:p>
      <text:p text:style-name="Preformatted_20_Text">Previous Synopsis.</text:p>
      <text:p text:style-name="Preformatted_20_Text">Mig is asked to put Alice on training.</text:p>
      <text:p text:style-name="Preformatted_20_Text">Mig thought she had shown a little</text:p>
      <text:p text:style-name="Preformatted_20_Text">But he was shown the overwhelming difference in ability between Mig and Alice.</text:p>
      <text:p text:style-name="Preformatted_20_Text">but he was shocked by the overwhelming difference in ability between Mig and Alice.</text:p>
      <text:p text:style-name="Preformatted_20_Text">Mig is shocked by the overwhelming difference between Alice and Mig.</text:p>
      <text:p text:style-name="Preformatted_20_Text">After that, Mig seriously devotes himself to his training. ......</text:p>
      <text:p text:style-name="Preformatted_20_Text">#ミグ</text:p>
      <text:p text:style-name="Preformatted_20_Text">ファイアーボール！</text:p>
      <text:p text:style-name="Preformatted_20_Text">Fireball!</text:p>
      <text:p text:style-name="Preformatted_20_Text">[cn]</text:p>
      <text:p text:style-name="Preformatted_20_Text">アリスはいつものようにミグの修行を見てやっていた。</text:p>
      <text:p text:style-name="Preformatted_20_Text">Alice was watching Mig's training as usual.</text:p>
      <text:p text:style-name="Preformatted_20_Text">#アリス</text:p>
      <text:p text:style-name="Preformatted_20_Text">かなり威力が上がってきたな。</text:p>
      <text:p text:style-name="Preformatted_20_Text">これなら、そろそろあそこに行っても大丈夫そうだな。</text:p>
      <text:p text:style-name="Preformatted_20_Text">It's getting pretty powerful.</text:p>
      <text:p text:style-name="Preformatted_20_Text">This looks like it's time to go over there.</text:p>
      <text:p text:style-name="Preformatted_20_Text">#ミグ</text:p>
      <text:p text:style-name="Preformatted_20_Text">あ、あそこって……どこ？</text:p>
      <text:p text:style-name="Preformatted_20_Text">Oh, where's that place ......?</text:p>
      <text:p text:style-name="Preformatted_20_Text">#アリス</text:p>
      <text:p text:style-name="Preformatted_20_Text">ついて来ればわかる。</text:p>
      <text:p text:style-name="Preformatted_20_Text">ほら、行くぞ。</text:p>
      <text:p text:style-name="Preformatted_20_Text">Follow me and you'll see.</text:p>
      <text:p text:style-name="Preformatted_20_Text">Here we go.</text:p>
      <text:p text:style-name="Preformatted_20_Text">#ミグ</text:p>
      <text:p text:style-name="Preformatted_20_Text">あっ、師匠！</text:p>
      <text:p text:style-name="Preformatted_20_Text">Ah, master!</text:p>
      <text:p text:style-name="Preformatted_20_Text">[cn]</text:p>
      <text:p text:style-name="Preformatted_20_Text">アリスの跡について、ミグは走り出した。</text:p>
      <text:p text:style-name="Preformatted_20_Text">……………。</text:p>
      <text:p text:style-name="Preformatted_20_Text">Mig runs off, following in Alice's footsteps.</text:p>
      <text:p text:style-name="Preformatted_20_Text">................</text:p>
      <text:p text:style-name="Preformatted_20_Text">[cn]</text:p>
      <text:p text:style-name="Preformatted_20_Text">アリスはミグを、</text:p>
      <text:p text:style-name="Preformatted_20_Text">アリスの館の南にあるクラブの森の奥の</text:p>
      <text:p text:style-name="Preformatted_20_Text">崖の近くに連れてきた。</text:p>
      <text:p text:style-name="Preformatted_20_Text">Alice led Mig to the</text:p>
      <text:p text:style-name="Preformatted_20_Text">the back of the club forest south of Alice's mansion.</text:p>
      <text:p text:style-name="Preformatted_20_Text">brought him near the cliffs.</text:p>
      <text:p text:style-name="Preformatted_20_Text">#アリス</text:p>
      <text:p text:style-name="Preformatted_20_Text">ミグ、アレが見えるか。</text:p>
      <text:p text:style-name="Preformatted_20_Text">Mig, do you see that thing?</text:p>
      <text:p text:style-name="Preformatted_20_Text">#ミグ</text:p>
      <text:p text:style-name="Preformatted_20_Text">……う、うん。</text:p>
      <text:p text:style-name="Preformatted_20_Text">...... Umm, yeah.</text:p>
      <text:p text:style-name="Preformatted_20_Text">[cn]</text:p>
      <text:p text:style-name="Preformatted_20_Text">アリスが指を指したのは崖の下に広がる森の先、</text:p>
      <text:p text:style-name="Preformatted_20_Text">ここよりも少し高い位置にある小高い丘だった。</text:p>
      <text:p text:style-name="Preformatted_20_Text">Alice pointed to a small hill a little higher than here, at the end of a forest spreading out below the cliff.</text:p>
      <text:p text:style-name="Preformatted_20_Text">It was a small hill a little higher than here.</text:p>
      <text:p text:style-name="Preformatted_20_Text">#アリス</text:p>
      <text:p text:style-name="Preformatted_20_Text">あそこにはな、この世界と外の世界の境界線がある。</text:p>
      <text:p text:style-name="Preformatted_20_Text">境界線には石積みの目印があるから、</text:p>
      <text:p text:style-name="Preformatted_20_Text">そこにこれを結んでこい。</text:p>
      <text:p text:style-name="Preformatted_20_Text">There is a border between this world and the outside world.</text:p>
      <text:p text:style-name="Preformatted_20_Text">There is a masonry marker at the boundary.</text:p>
      <text:p text:style-name="Preformatted_20_Text">Go tie this to it.</text:p>
      <text:p text:style-name="Preformatted_20_Text">[cn]</text:p>
      <text:p text:style-name="Preformatted_20_Text"><text:soft-page-break/>アリスはそう言って、ミグに黄色のリボンを渡し、</text:p>
      <text:p text:style-name="Preformatted_20_Text">崖に縄ばしごをかけた。</text:p>
      <text:p text:style-name="Preformatted_20_Text">Alice then handed Mig a yellow ribbon and</text:p>
      <text:p text:style-name="Preformatted_20_Text">and hung a rope ladder on the cliff.</text:p>
      <text:p text:style-name="Preformatted_20_Text">#ミグ</text:p>
      <text:p text:style-name="Preformatted_20_Text">あの、師匠は一緒に来ないの？</text:p>
      <text:p text:style-name="Preformatted_20_Text">Um, isn't the master coming with us?</text:p>
      <text:p text:style-name="Preformatted_20_Text">#アリス</text:p>
      <text:p text:style-name="Preformatted_20_Text">ああ、私はお前が帰ってくるのをここで待ってるよ。</text:p>
      <text:p text:style-name="Preformatted_20_Text">ただし、３日以内に帰ってくることだ。</text:p>
      <text:p text:style-name="Preformatted_20_Text">それ以上経ったらこの縄ばしごを切る。</text:p>
      <text:p text:style-name="Preformatted_20_Text">下には厄介なモンスターがうじゃうじゃ居るからな。</text:p>
      <text:p text:style-name="Preformatted_20_Text">そのための対策だ。</text:p>
      <text:p text:style-name="Preformatted_20_Text">Oh, I'll wait here for you to come back.</text:p>
      <text:p text:style-name="Preformatted_20_Text">But you have to come back within three days.</text:p>
      <text:p text:style-name="Preformatted_20_Text">After that, I'll cut this rope ladder.</text:p>
      <text:p text:style-name="Preformatted_20_Text">There are a lot of nasty monsters down there.</text:p>
      <text:p text:style-name="Preformatted_20_Text">That's what I'm trying to prevent.</text:p>
      <text:p text:style-name="Preformatted_20_Text">#ミグ</text:p>
      <text:p text:style-name="Preformatted_20_Text">そ、それじゃあ、そのときはミグはどうなるの？</text:p>
      <text:p text:style-name="Preformatted_20_Text">So, what happens to Mig then?</text:p>
      <text:p text:style-name="Preformatted_20_Text">#アリス</text:p>
      <text:p text:style-name="Preformatted_20_Text">さあな、そんなことは知らん。</text:p>
      <text:p text:style-name="Preformatted_20_Text">下で餓死するか、モンスターに食われるか、</text:p>
      <text:p text:style-name="Preformatted_20_Text">私の知ったことじゃねえ。</text:p>
      <text:p text:style-name="Preformatted_20_Text">I don't know.</text:p>
      <text:p text:style-name="Preformatted_20_Text">He'll starve to death down there, or be eaten by monsters.</text:p>
      <text:p text:style-name="Preformatted_20_Text">I don't know.</text:p>
      <text:p text:style-name="Preformatted_20_Text">#ミグ</text:p>
      <text:p text:style-name="Preformatted_20_Text">や、ヤダ！　そんなのやだ！</text:p>
      <text:p text:style-name="Preformatted_20_Text">こ、怖いもん！ ミグ、行きたくない！</text:p>
      <text:p text:style-name="Preformatted_20_Text">No, no!　No, no, no, no, no, no, no!</text:p>
      <text:p text:style-name="Preformatted_20_Text">I'm scared! Mig, I don't want to go!</text:p>
      <text:p text:style-name="Preformatted_20_Text">#アリス</text:p>
      <text:p text:style-name="Preformatted_20_Text">強くなるんだろ。</text:p>
      <text:p text:style-name="Preformatted_20_Text">強くなって私を殺すんじゃなかったのか？</text:p>
      <text:p text:style-name="Preformatted_20_Text">You're supposed to be strong.</text:p>
      <text:p text:style-name="Preformatted_20_Text">I thought you were going to be strong enough to kill me.</text:p>
      <text:p text:style-name="Preformatted_20_Text">#ミグ</text:p>
      <text:p text:style-name="Preformatted_20_Text">師匠を殺すなんてしないもん！</text:p>
      <text:p text:style-name="Preformatted_20_Text">……し、師匠が一緒に来てくれなきゃやだもん。</text:p>
      <text:p text:style-name="Preformatted_20_Text">ミグ、いかないもん！！</text:p>
      <text:p text:style-name="Preformatted_20_Text">I'm not going to kill my master!</text:p>
      <text:p text:style-name="Preformatted_20_Text">...... and I won't if Master doesn't come with me.</text:p>
      <text:p text:style-name="Preformatted_20_Text">Mig, I won't go!</text:p>
      <text:p text:style-name="Preformatted_20_Text">#アリス</text:p>
      <text:p text:style-name="Preformatted_20_Text">ちっ、まどろっこしいやつだ……。</text:p>
      <text:p text:style-name="Preformatted_20_Text">いいからつべこべ言わずとっとと行け！！</text:p>
      <text:p text:style-name="Preformatted_20_Text">Damn, you're a muddle .......</text:p>
      <text:p text:style-name="Preformatted_20_Text">Just get the hell out of here!</text:p>
      <text:p text:style-name="Preformatted_20_Text">[cn]</text:p>
      <text:p text:style-name="Preformatted_20_Text">しびれを切らしたアリスはミグを崖下へ突き飛ばした。</text:p>
      <text:p text:style-name="Preformatted_20_Text">Numbly, Alice pushes Mig off the cliff.</text:p>
      <text:p text:style-name="Preformatted_20_Text">#ミグ</text:p>
      <text:p text:style-name="Preformatted_20_Text">きゃあああーーーーーー！！！</text:p>
      <text:p text:style-name="Preformatted_20_Text">Kyaaaahhhh!!!!!!!!!!!!!!!!!!!!!!!!!!!!!!</text:p>
      <text:p text:style-name="Preformatted_20_Text">#アリス</text:p>
      <text:p text:style-name="Preformatted_20_Text">ふんっ！！</text:p>
      <text:p text:style-name="Preformatted_20_Text">Hmph!!!</text:p>
      <text:p text:style-name="Preformatted_20_Text">[cn]</text:p>
      <text:p text:style-name="Preformatted_20_Text">ミグが地面に追突する間際、</text:p>
      <text:p text:style-name="Preformatted_20_Text">アリスはミグに浮遊魔法をかけ、</text:p>
      <text:p text:style-name="Preformatted_20_Text">ふわりと地面へ着地させた。</text:p>
      <text:p text:style-name="Preformatted_20_Text"><text:soft-page-break/>Just as Mig is about to hit the ground</text:p>
      <text:p text:style-name="Preformatted_20_Text">Alice cast a levitation spell on Mig and</text:p>
      <text:p text:style-name="Preformatted_20_Text">Mig lands softly on the ground.</text:p>
      <text:p text:style-name="Preformatted_20_Text">#ミグ</text:p>
      <text:p text:style-name="Preformatted_20_Text">わっ、わっ！</text:p>
      <text:p text:style-name="Preformatted_20_Text">Whoa, whoa!</text:p>
      <text:p text:style-name="Preformatted_20_Text">[cn]</text:p>
      <text:p text:style-name="Preformatted_20_Text">驚いているミグをよそに、</text:p>
      <text:p text:style-name="Preformatted_20_Text">アリスは縄ばしごを回収していった。</text:p>
      <text:p text:style-name="Preformatted_20_Text">Mig is surprised, but Alice retrieves the rope ladder.</text:p>
      <text:p text:style-name="Preformatted_20_Text">Alice retrieved the rope ladder.</text:p>
      <text:p text:style-name="Preformatted_20_Text">#ミグ</text:p>
      <text:p text:style-name="Preformatted_20_Text">し、師匠！</text:p>
      <text:p text:style-name="Preformatted_20_Text">Shhh, master!</text:p>
      <text:p text:style-name="Preformatted_20_Text">#アリス</text:p>
      <text:p text:style-name="Preformatted_20_Text">クフフッ！</text:p>
      <text:p text:style-name="Preformatted_20_Text">いいか、リボンを結んで戻るまでは</text:p>
      <text:p text:style-name="Preformatted_20_Text">この縄ばしごをおろしてやらんからな！</text:p>
      <text:p text:style-name="Preformatted_20_Text">Kuhuhuhu!</text:p>
      <text:p text:style-name="Preformatted_20_Text">Listen, I'm not letting this rope ladder down until you come back with the ribbon tied.</text:p>
      <text:p text:style-name="Preformatted_20_Text">I'm not letting this rope ladder down!</text:p>
      <text:p text:style-name="Preformatted_20_Text">#ミグ</text:p>
      <text:p text:style-name="Preformatted_20_Text">う、ぐす……うええ。</text:p>
      <text:p text:style-name="Preformatted_20_Text">師匠ぅ………。</text:p>
      <text:p text:style-name="Preformatted_20_Text">Ugh, gusu ...... ugh.</text:p>
      <text:p text:style-name="Preformatted_20_Text">Master ugh ..........</text:p>
      <text:p text:style-name="Preformatted_20_Text">#アリス</text:p>
      <text:p text:style-name="Preformatted_20_Text">だーーーー！！</text:p>
      <text:p text:style-name="Preformatted_20_Text">泣くな！！　ほら、さっさと行け！！</text:p>
      <text:p text:style-name="Preformatted_20_Text">しっし！</text:p>
      <text:p text:style-name="Preformatted_20_Text">Dooooooooooooooooooooooooooooooooooooooo!!!!</text:p>
      <text:p text:style-name="Preformatted_20_Text">Don't cry!!!　Come on, get the hell out of here!</text:p>
      <text:p text:style-name="Preformatted_20_Text">Shush!!!</text:p>
      <text:p text:style-name="Preformatted_20_Text">#ミグ</text:p>
      <text:p text:style-name="Preformatted_20_Text">うぅー……。</text:p>
      <text:p text:style-name="Preformatted_20_Text">Ugh. .......</text:p>
      <text:p text:style-name="Preformatted_20_Text">[cn]</text:p>
      <text:p text:style-name="Preformatted_20_Text">仕方なくミグは、暗い森の中へ足を踏み入れるのだった。</text:p>
      <text:p text:style-name="Preformatted_20_Text">続く……。</text:p>
      <text:p text:style-name="Preformatted_20_Text">Mig had no choice but to step into the dark forest.</text:p>
      <text:p text:style-name="Preformatted_20_Text">Continue .......</text:p>
      <text:p text:style-name="Preformatted_20_Text"/>
      <text:p text:style-name="Preformatted_20_Text">C:\Users\James Phillips\Desktop\Games\WargameAliceGit\MinimizedScenarios\min_t3_1013.txt</text:p>
      <text:p text:style-name="Preformatted_20_Text">[cn]</text:p>
      <text:p text:style-name="Preformatted_20_Text">前回のあらすじ。</text:p>
      <text:p text:style-name="Preformatted_20_Text">修行と称し、</text:p>
      <text:p text:style-name="Preformatted_20_Text">ミグはアリスに危険なモンスターがたくさん生息する</text:p>
      <text:p text:style-name="Preformatted_20_Text">深い森へ放り込まれた。</text:p>
      <text:p text:style-name="Preformatted_20_Text">崖の上からはアリスが見張っている。</text:p>
      <text:p text:style-name="Preformatted_20_Text">ミグは仕方なく、アリスに言われたとおり</text:p>
      <text:p text:style-name="Preformatted_20_Text">森の先の丘の上にある石積みにリボンを結ぶため</text:p>
      <text:p text:style-name="Preformatted_20_Text">歩き出すのだった。</text:p>
      <text:p text:style-name="Preformatted_20_Text">Previous Synopsis.</text:p>
      <text:p text:style-name="Preformatted_20_Text">Calling it training.</text:p>
      <text:p text:style-name="Preformatted_20_Text">Mig was thrown into a deep forest full of dangerous monsters</text:p>
      <text:p text:style-name="Preformatted_20_Text">Alice is watching from the cliff top.</text:p>
      <text:p text:style-name="Preformatted_20_Text">Alice is watching from the top of the cliff.</text:p>
      <text:p text:style-name="Preformatted_20_Text">Mig has no choice but to do as Alice tells him.</text:p>
      <text:p text:style-name="Preformatted_20_Text">to tie a ribbon to a pile of stones on a hill at the end of the forest.</text:p>
      <text:p text:style-name="Preformatted_20_Text">Mig walks out to tie a ribbon to a pile of stones on a hill at the end of the forest.</text:p>
      <text:p text:style-name="Preformatted_20_Text">#ミグ</text:p>
      <text:p text:style-name="Preformatted_20_Text">……さむい。</text:p>
      <text:p text:style-name="Preformatted_20_Text">......Slimy.</text:p>
      <text:p text:style-name="Preformatted_20_Text"><text:soft-page-break/>[cn]</text:p>
      <text:p text:style-name="Preformatted_20_Text">周りを山や丘に囲まれたその森は、</text:p>
      <text:p text:style-name="Preformatted_20_Text">何百年と人の手が入っていない古い森だった。</text:p>
      <text:p text:style-name="Preformatted_20_Text">太い幹の巨木が何本も、</text:p>
      <text:p text:style-name="Preformatted_20_Text">塔のようにそびえてミグの視界を遮っている。</text:p>
      <text:p text:style-name="Preformatted_20_Text">遠くなのか近くなのか、</text:p>
      <text:p text:style-name="Preformatted_20_Text">何かのうめき声が常に聞こえてくる。</text:p>
      <text:p text:style-name="Preformatted_20_Text">Surrounded by mountains and hills, that forest was</text:p>
      <text:p text:style-name="Preformatted_20_Text">It was an old forest that had not been touched by human hands for hundreds of years.</text:p>
      <text:p text:style-name="Preformatted_20_Text">Several huge trees with thick trunks</text:p>
      <text:p text:style-name="Preformatted_20_Text">towering like towers, blocking Mig's view.</text:p>
      <text:p text:style-name="Preformatted_20_Text">He could always hear something moaning, whether it was far or near.</text:p>
      <text:p text:style-name="Preformatted_20_Text">Mig could always hear something moaning, whether it was far or near.</text:p>
      <text:p text:style-name="Preformatted_20_Text">#ミグ</text:p>
      <text:p text:style-name="Preformatted_20_Text">……おばあちゃん。</text:p>
      <text:p text:style-name="Preformatted_20_Text">......Grandma.</text:p>
      <text:p text:style-name="Preformatted_20_Text">[cn]</text:p>
      <text:p text:style-name="Preformatted_20_Text">ミグはたまらなく不安になった。</text:p>
      <text:p text:style-name="Preformatted_20_Text">とぼとぼとした足取りは徐々に早歩きに変わる。</text:p>
      <text:p text:style-name="Preformatted_20_Text">Mig became irresistibly anxious.</text:p>
      <text:p text:style-name="Preformatted_20_Text">Her staggering gait gradually turns into a fast walk.</text:p>
      <text:p text:style-name="Preformatted_20_Text">#ミグ</text:p>
      <text:p text:style-name="Preformatted_20_Text">う……うぇ……ぐす。</text:p>
      <text:p text:style-name="Preformatted_20_Text">U......we......gus.</text:p>
      <text:p text:style-name="Preformatted_20_Text">[cn]</text:p>
      <text:p text:style-name="Preformatted_20_Text">涙をこらえながら、ミグは走った。</text:p>
      <text:p text:style-name="Preformatted_20_Text">けれども、どれだけはしろうと景色は変わらない。</text:p>
      <text:p text:style-name="Preformatted_20_Text">もうどちらが丘なのか、</text:p>
      <text:p text:style-name="Preformatted_20_Text">自分がどこから来たのかもわからなかった。</text:p>
      <text:p text:style-name="Preformatted_20_Text">Holding back tears, Mig ran.</text:p>
      <text:p text:style-name="Preformatted_20_Text">But no matter how far he ran, the view remained the same.</text:p>
      <text:p text:style-name="Preformatted_20_Text">He didn't know which was the hill anymore.</text:p>
      <text:p text:style-name="Preformatted_20_Text">I didn't even know which was the hill anymore, or where I came from.</text:p>
      <text:p text:style-name="Preformatted_20_Text">#ミグ</text:p>
      <text:p text:style-name="Preformatted_20_Text">……はあ、はあ。</text:p>
      <text:p text:style-name="Preformatted_20_Text">......Ha, ha.</text:p>
      <text:p text:style-name="Preformatted_20_Text">[cn]</text:p>
      <text:p text:style-name="Preformatted_20_Text">ミグはすっかり疲れてしまい、</text:p>
      <text:p text:style-name="Preformatted_20_Text">とうとうその場にしゃがみ込み、</text:p>
      <text:p text:style-name="Preformatted_20_Text">動かなくなってしまった。</text:p>
      <text:p text:style-name="Preformatted_20_Text">……………。</text:p>
      <text:p text:style-name="Preformatted_20_Text">Mig was so completely exhausted that she</text:p>
      <text:p text:style-name="Preformatted_20_Text">He finally crouched down on the spot and</text:p>
      <text:p text:style-name="Preformatted_20_Text">He stopped moving.</text:p>
      <text:p text:style-name="Preformatted_20_Text">................</text:p>
      <text:p text:style-name="Preformatted_20_Text">#アリス</text:p>
      <text:p text:style-name="Preformatted_20_Text">うっ……ぐす。</text:p>
      <text:p text:style-name="Preformatted_20_Text">うええ……。</text:p>
      <text:p text:style-name="Preformatted_20_Text">Ugh ...... gusu.</text:p>
      <text:p text:style-name="Preformatted_20_Text">Ugh. .......</text:p>
      <text:p text:style-name="Preformatted_20_Text">[cn]</text:p>
      <text:p text:style-name="Preformatted_20_Text">アリスは木の根っこのくぼみの部分にうずくまり、</text:p>
      <text:p text:style-name="Preformatted_20_Text">しくしくと泣いていた。</text:p>
      <text:p text:style-name="Preformatted_20_Text">派手にころんだのか、両ひざをすりむいており、</text:p>
      <text:p text:style-name="Preformatted_20_Text">赤い血がふくらはぎを伝って靴下を染めている。</text:p>
      <text:p text:style-name="Preformatted_20_Text">Alice cowered in the hollow of a tree root</text:p>
      <text:p text:style-name="Preformatted_20_Text">She was crying softly.</text:p>
      <text:p text:style-name="Preformatted_20_Text">She had fallen down hard and scraped both knees.</text:p>
      <text:p text:style-name="Preformatted_20_Text">Red blood runs down her calves and stains her socks.</text:p>
      <text:p text:style-name="Preformatted_20_Text">#アリス</text:p>
      <text:p text:style-name="Preformatted_20_Text">……なんで、師匠ぉ。</text:p>
      <text:p text:style-name="Preformatted_20_Text">こわいよ……おなかすいたよ。</text:p>
      <text:p text:style-name="Preformatted_20_Text">だれか……。</text:p>
      <text:p text:style-name="Preformatted_20_Text"><text:soft-page-break/>......Why, Master?</text:p>
      <text:p text:style-name="Preformatted_20_Text">I'm scared. ...... I'm hungry.</text:p>
      <text:p text:style-name="Preformatted_20_Text">Someone please .......</text:p>
      <text:p text:style-name="Preformatted_20_Text">[cn]</text:p>
      <text:p text:style-name="Preformatted_20_Text">消え入りそうな声で、助けを求める。</text:p>
      <text:p text:style-name="Preformatted_20_Text">しかし、それに答えるのは不気味な唸り声のみ。</text:p>
      <text:p text:style-name="Preformatted_20_Text">アリスはもう何も考えられなくなってしまった。</text:p>
      <text:p text:style-name="Preformatted_20_Text">そのときだった。</text:p>
      <text:p text:style-name="Preformatted_20_Text">どさっ……と、なにか前の方で音がした。</text:p>
      <text:p text:style-name="Preformatted_20_Text">In a muffled voice, you call out for help.</text:p>
      <text:p text:style-name="Preformatted_20_Text">But it is answered only by an eerie roar.</text:p>
      <text:p text:style-name="Preformatted_20_Text">Alice couldn't think of anything else.</text:p>
      <text:p text:style-name="Preformatted_20_Text">That's when it happened.</text:p>
      <text:p text:style-name="Preformatted_20_Text">With a thud ......, she heard something in front of her.</text:p>
      <text:p text:style-name="Preformatted_20_Text">#アリス</text:p>
      <text:p text:style-name="Preformatted_20_Text">………？</text:p>
      <text:p text:style-name="Preformatted_20_Text">すっかり気力をなくしたアリスだったが、</text:p>
      <text:p text:style-name="Preformatted_20_Text">音に反応してそちらを見た。</text:p>
      <text:p text:style-name="Preformatted_20_Text">そこには２つのりんごが落ちていた。</text:p>
      <text:p text:style-name="Preformatted_20_Text">.........?</text:p>
      <text:p text:style-name="Preformatted_20_Text">Alice had completely lost her energy.</text:p>
      <text:p text:style-name="Preformatted_20_Text">She looked in response to the sound.</text:p>
      <text:p text:style-name="Preformatted_20_Text">Two apples had fallen there.</text:p>
      <text:p text:style-name="Preformatted_20_Text">[cn]</text:p>
      <text:p text:style-name="Preformatted_20_Text">…………。</text:p>
      <text:p text:style-name="Preformatted_20_Text">.............</text:p>
      <text:p text:style-name="Preformatted_20_Text">#ミグ</text:p>
      <text:p text:style-name="Preformatted_20_Text">……りんご。</text:p>
      <text:p text:style-name="Preformatted_20_Text">...... apples.</text:p>
      <text:p text:style-name="Preformatted_20_Text">[cn]</text:p>
      <text:p text:style-name="Preformatted_20_Text">恐る恐るそれをつかむ。</text:p>
      <text:p text:style-name="Preformatted_20_Text">周りを見渡すが、</text:p>
      <text:p text:style-name="Preformatted_20_Text">特にりんごの木のようなものはないし、</text:p>
      <text:p text:style-name="Preformatted_20_Text">それを落とすようなモンスターもいなかった。</text:p>
      <text:p text:style-name="Preformatted_20_Text">Fearfully grabs it.</text:p>
      <text:p text:style-name="Preformatted_20_Text">You look around.</text:p>
      <text:p text:style-name="Preformatted_20_Text">Nothing in particular like an apple tree, and</text:p>
      <text:p text:style-name="Preformatted_20_Text">no monster to drop it on.</text:p>
      <text:p text:style-name="Preformatted_20_Text">#ミグ</text:p>
      <text:p text:style-name="Preformatted_20_Text">……………。</text:p>
      <text:p text:style-name="Preformatted_20_Text">................</text:p>
      <text:p text:style-name="Preformatted_20_Text">[cn]</text:p>
      <text:p text:style-name="Preformatted_20_Text">くうぅぅ……。</text:p>
      <text:p text:style-name="Preformatted_20_Text">お腹が可愛らしい音を立てる。</text:p>
      <text:p text:style-name="Preformatted_20_Text">少し怪しくも思ったが、空腹には逆らえず、</text:p>
      <text:p text:style-name="Preformatted_20_Text">ミグはそのりんごを一口かじった。</text:p>
      <text:p text:style-name="Preformatted_20_Text">Kuuuh .......</text:p>
      <text:p text:style-name="Preformatted_20_Text">My stomach makes a lovely sound.</text:p>
      <text:p text:style-name="Preformatted_20_Text">He was a little suspicious, but he couldn't resist his hunger.</text:p>
      <text:p text:style-name="Preformatted_20_Text">Mig took a bite of that apple.</text:p>
      <text:p text:style-name="Preformatted_20_Text">#ミグ</text:p>
      <text:p text:style-name="Preformatted_20_Text">……すっぱい。</text:p>
      <text:p text:style-name="Preformatted_20_Text">......Soooooooooooooooooooooooooooooooooooooooooooooo.</text:p>
      <text:p text:style-name="Preformatted_20_Text">[cn]</text:p>
      <text:p text:style-name="Preformatted_20_Text">お世辞にも美味しいりんごではなかった。</text:p>
      <text:p text:style-name="Preformatted_20_Text">ミグは酸っぱいものが苦手だったし、</text:p>
      <text:p text:style-name="Preformatted_20_Text">りんごもアップルパイなら大好きだけれど、</text:p>
      <text:p text:style-name="Preformatted_20_Text">生のりんごは普段あまり口にしないのだ。</text:p>
      <text:p text:style-name="Preformatted_20_Text">それでも、ミグの手は止まらず、</text:p>
      <text:p text:style-name="Preformatted_20_Text">あっという間に２つ食べてしまった。</text:p>
      <text:p text:style-name="Preformatted_20_Text">It was not a flattering apple.</text:p>
      <text:p text:style-name="Preformatted_20_Text">Mig didn't like sour food.</text:p>
      <text:p text:style-name="Preformatted_20_Text">And while she loves apple pie, she doesn't usually eat fresh apples.</text:p>
      <text:p text:style-name="Preformatted_20_Text"><text:soft-page-break/>He usually doesn't eat fresh apples.</text:p>
      <text:p text:style-name="Preformatted_20_Text">But he still couldn't stop himself from eating two.</text:p>
      <text:p text:style-name="Preformatted_20_Text">He ate two in no time.</text:p>
      <text:p text:style-name="Preformatted_20_Text">#ミグ</text:p>
      <text:p text:style-name="Preformatted_20_Text">……うん。</text:p>
      <text:p text:style-name="Preformatted_20_Text">......Yeah.</text:p>
      <text:p text:style-name="Preformatted_20_Text">[cn]</text:p>
      <text:p text:style-name="Preformatted_20_Text">りんごを食べると、なんだかやる気が出てきた。</text:p>
      <text:p text:style-name="Preformatted_20_Text">お腹がいっぱいになったせいか、</text:p>
      <text:p text:style-name="Preformatted_20_Text">心に余裕ができて、少し冷静になっていた。</text:p>
      <text:p text:style-name="Preformatted_20_Text">ミグは木の幹に手を当てて集中した。</text:p>
      <text:p text:style-name="Preformatted_20_Text">すると、ミグの頭のなかに、</text:p>
      <text:p text:style-name="Preformatted_20_Text">ぼんやりと森の全景が見えてきた。</text:p>
      <text:p text:style-name="Preformatted_20_Text">アリスから最近教わった魔法だった。</text:p>
      <text:p text:style-name="Preformatted_20_Text">植物のマナを感じて、地形を把握する魔法だ。</text:p>
      <text:p text:style-name="Preformatted_20_Text">After eating the apples, I felt somewhat motivated.</text:p>
      <text:p text:style-name="Preformatted_20_Text">Maybe it was because my stomach was full.</text:p>
      <text:p text:style-name="Preformatted_20_Text">My mind was more relaxed and a little more calm.</text:p>
      <text:p text:style-name="Preformatted_20_Text">Mig put her hand on the tree trunk and concentrated.</text:p>
      <text:p text:style-name="Preformatted_20_Text">Then, in Mig's mind, a</text:p>
      <text:p text:style-name="Preformatted_20_Text">Mig's mind was filled with a vague vision of the forest.</text:p>
      <text:p text:style-name="Preformatted_20_Text">It was the magic that Alice had recently taught him.</text:p>
      <text:p text:style-name="Preformatted_20_Text">It was a magic to sense the mana of plants and understand the terrain.</text:p>
      <text:p text:style-name="Preformatted_20_Text">#ミグ</text:p>
      <text:p text:style-name="Preformatted_20_Text">も、もうちょっと……。</text:p>
      <text:p text:style-name="Preformatted_20_Text">I'm almost there: .......</text:p>
      <text:p text:style-name="Preformatted_20_Text">[cn]</text:p>
      <text:p text:style-name="Preformatted_20_Text">ミグの魔力では、</text:p>
      <text:p text:style-name="Preformatted_20_Text">はっきりと把握することはできなかったが、</text:p>
      <text:p text:style-name="Preformatted_20_Text">スタート地点の崖がうっすらと把握できた。</text:p>
      <text:p text:style-name="Preformatted_20_Text">With Mig's magic, he</text:p>
      <text:p text:style-name="Preformatted_20_Text">I couldn't grasp it clearly, but I could</text:p>
      <text:p text:style-name="Preformatted_20_Text">I could vaguely grasp the cliff at the starting point.</text:p>
      <text:p text:style-name="Preformatted_20_Text">#ミグ</text:p>
      <text:p text:style-name="Preformatted_20_Text">やった、みつけた！</text:p>
      <text:p text:style-name="Preformatted_20_Text">こっちがさっきのところだから……</text:p>
      <text:p text:style-name="Preformatted_20_Text">Yay, I found it!</text:p>
      <text:p text:style-name="Preformatted_20_Text">This is where we were just now. ......</text:p>
      <text:p text:style-name="Preformatted_20_Text">[cn]</text:p>
      <text:p text:style-name="Preformatted_20_Text">ミグはスタートの崖とは反対側に向かって、あるき出した。</text:p>
      <text:p text:style-name="Preformatted_20_Text">……………。</text:p>
      <text:p text:style-name="Preformatted_20_Text">そんなミグを上空から眺めている者がいた。</text:p>
      <text:p text:style-name="Preformatted_20_Text">アリスだ。</text:p>
      <text:p text:style-name="Preformatted_20_Text">Mig started to walk towards the opposite side of the starting cliff.</text:p>
      <text:p text:style-name="Preformatted_20_Text">................</text:p>
      <text:p text:style-name="Preformatted_20_Text">Someone was watching Mig from above.</text:p>
      <text:p text:style-name="Preformatted_20_Text">Alice.</text:p>
      <text:p text:style-name="Preformatted_20_Text">#アリス</text:p>
      <text:p text:style-name="Preformatted_20_Text">クフフッ！</text:p>
      <text:p text:style-name="Preformatted_20_Text">まあ、今思えばこういうことだったわけか。</text:p>
      <text:p text:style-name="Preformatted_20_Text">Kuhuhuhuhu!</text:p>
      <text:p text:style-name="Preformatted_20_Text">Well, now that I think about it, this is how it happened.</text:p>
      <text:p text:style-name="Preformatted_20_Text">[cn]</text:p>
      <text:p text:style-name="Preformatted_20_Text">そう言ってアリスは、</text:p>
      <text:p text:style-name="Preformatted_20_Text">手でもてあそんでいたりんごをかじった。</text:p>
      <text:p text:style-name="Preformatted_20_Text">Saying that, Alice bites into an apple</text:p>
      <text:p text:style-name="Preformatted_20_Text">Alice nibbled on the apple she was fumbling with in her hand.</text:p>
      <text:p text:style-name="Preformatted_20_Text">#アリス</text:p>
      <text:p text:style-name="Preformatted_20_Text">……さて、ここからが本番だぞ。</text:p>
      <text:p text:style-name="Preformatted_20_Text">うまくやれよ、ミグ。</text:p>
      <text:p text:style-name="Preformatted_20_Text">...... Well, here we go.</text:p>
      <text:p text:style-name="Preformatted_20_Text">Do it well, Mig.</text:p>
      <text:p text:style-name="Preformatted_20_Text">[cn]</text:p>
      <text:p text:style-name="Preformatted_20_Text"><text:soft-page-break/>続く……。</text:p>
      <text:p text:style-name="Preformatted_20_Text">Followed by .......</text:p>
      <text:p text:style-name="Preformatted_20_Text"/>
      <text:p text:style-name="Preformatted_20_Text">C:\Users\James Phillips\Desktop\Games\WargameAliceGit\MinimizedScenarios\min_t3_1014A.txt</text:p>
      <text:p text:style-name="Preformatted_20_Text">#アリス</text:p>
      <text:p text:style-name="Preformatted_20_Text">……まじか。</text:p>
      <text:p text:style-name="Preformatted_20_Text">破壊……光線……。</text:p>
      <text:p text:style-name="Preformatted_20_Text">...... seriously.</text:p>
      <text:p text:style-name="Preformatted_20_Text">Destruction ...... ray .......</text:p>
      <text:p text:style-name="Preformatted_20_Text">[cn]</text:p>
      <text:p text:style-name="Preformatted_20_Text">[cn]</text:p>
      <text:p text:style-name="Preformatted_20_Text">巨大トカゲの体が倒れる。</text:p>
      <text:p text:style-name="Preformatted_20_Text">破壊光線は、巨大トカゲの体を見事に貫通していた。</text:p>
      <text:p text:style-name="Preformatted_20_Text">The body of the giant Ryzard collapses.</text:p>
      <text:p text:style-name="Preformatted_20_Text">The rays of destruction had successfully penetrated the body of the giant Ryzard.</text:p>
      <text:p text:style-name="Preformatted_20_Text">#ミグ</text:p>
      <text:p text:style-name="Preformatted_20_Text">はぁ、はぁ……で、できた。</text:p>
      <text:p text:style-name="Preformatted_20_Text">やった……師匠……。</text:p>
      <text:p text:style-name="Preformatted_20_Text">Hah, haha ...... and it's done.</text:p>
      <text:p text:style-name="Preformatted_20_Text">Yay ...... master .......</text:p>
      <text:p text:style-name="Preformatted_20_Text">[cn]</text:p>
      <text:p text:style-name="Preformatted_20_Text">チカラを使い果たし、ミグはその場に倒れ込んだ。</text:p>
      <text:p text:style-name="Preformatted_20_Text">Mig collapsed on the spot, having used up all his strength.</text:p>
      <text:p text:style-name="Preformatted_20_Text">#アリス</text:p>
      <text:p text:style-name="Preformatted_20_Text">ミグ……！</text:p>
      <text:p text:style-name="Preformatted_20_Text">Mig......!</text:p>
      <text:p text:style-name="Preformatted_20_Text">[cn]</text:p>
      <text:p text:style-name="Preformatted_20_Text">倒れ込んだミグにアリスが駆け寄る。</text:p>
      <text:p text:style-name="Preformatted_20_Text">Alice rushes over to Mig, who has collapsed.</text:p>
      <text:p text:style-name="Preformatted_20_Text">#アリス</text:p>
      <text:p text:style-name="Preformatted_20_Text">……魔力は、なんとか残ってるな。</text:p>
      <text:p text:style-name="Preformatted_20_Text">全く、はらはらさせるぜ。</text:p>
      <text:p text:style-name="Preformatted_20_Text">はあ……まさか、</text:p>
      <text:p text:style-name="Preformatted_20_Text">見よう見まねで破壊光線を出しちまうなんてな。</text:p>
      <text:p text:style-name="Preformatted_20_Text">……クフフッ！！</text:p>
      <text:p text:style-name="Preformatted_20_Text">こいつめ……全く、面白いやつだ。</text:p>
      <text:p text:style-name="Preformatted_20_Text">......They've got some magic left in them.</text:p>
      <text:p text:style-name="Preformatted_20_Text">It's utterly flummoxing.</text:p>
      <text:p text:style-name="Preformatted_20_Text">Haa...... no way, I didn't think I'd be able to</text:p>
      <text:p text:style-name="Preformatted_20_Text">I can't believe I just let out a destructive ray just to see what it looks like.</text:p>
      <text:p text:style-name="Preformatted_20_Text">......!</text:p>
      <text:p text:style-name="Preformatted_20_Text">He's ...... a real funny guy.</text:p>
      <text:p text:style-name="Preformatted_20_Text">[cn]</text:p>
      <text:p text:style-name="Preformatted_20_Text">……………。</text:p>
      <text:p text:style-name="Preformatted_20_Text">３時間後。</text:p>
      <text:p text:style-name="Preformatted_20_Text">................</text:p>
      <text:p text:style-name="Preformatted_20_Text">3 hours later.</text:p>
      <text:p text:style-name="Preformatted_20_Text">#ミグ</text:p>
      <text:p text:style-name="Preformatted_20_Text">う、うん……。</text:p>
      <text:p text:style-name="Preformatted_20_Text">Umm, yeah .......</text:p>
      <text:p text:style-name="Preformatted_20_Text">#アリス</text:p>
      <text:p text:style-name="Preformatted_20_Text">お、目が覚めたか。</text:p>
      <text:p text:style-name="Preformatted_20_Text">Oh, you're awake.</text:p>
      <text:p text:style-name="Preformatted_20_Text">#ミグ</text:p>
      <text:p text:style-name="Preformatted_20_Text">師匠……。</text:p>
      <text:p text:style-name="Preformatted_20_Text">Master .......</text:p>
      <text:p text:style-name="Preformatted_20_Text">#ミグ</text:p>
      <text:p text:style-name="Preformatted_20_Text">………。</text:p>
      <text:p text:style-name="Preformatted_20_Text">海……。</text:p>
      <text:p text:style-name="Preformatted_20_Text">..........</text:p>
      <text:p text:style-name="Preformatted_20_Text">The sea: .......</text:p>
      <text:p text:style-name="Preformatted_20_Text">#アリス</text:p>
      <text:p text:style-name="Preformatted_20_Text">クフフッ！</text:p>
      <text:p text:style-name="Preformatted_20_Text"><text:soft-page-break/>ああ、そうだ。</text:p>
      <text:p text:style-name="Preformatted_20_Text">この海の向こうには、</text:p>
      <text:p text:style-name="Preformatted_20_Text">この世界にはない国や人種や文化があって、</text:p>
      <text:p text:style-name="Preformatted_20_Text">この世界の魔女はそんな国からやってきたんだ。</text:p>
      <text:p text:style-name="Preformatted_20_Text">昔、私の師匠もここで同じことを言ってた。</text:p>
      <text:p text:style-name="Preformatted_20_Text">私はいつか、この世界を飛び出して、</text:p>
      <text:p text:style-name="Preformatted_20_Text">外の世界を見てみたい。</text:p>
      <text:p text:style-name="Preformatted_20_Text">ミグ……お前ももっともっと強くなって、</text:p>
      <text:p text:style-name="Preformatted_20_Text">私についてこい。</text:p>
      <text:p text:style-name="Preformatted_20_Text">Kuhuhuh!</text:p>
      <text:p text:style-name="Preformatted_20_Text">Ah yes.</text:p>
      <text:p text:style-name="Preformatted_20_Text">Beyond this ocean.</text:p>
      <text:p text:style-name="Preformatted_20_Text">There are countries, races, and cultures that don't exist in this world.</text:p>
      <text:p text:style-name="Preformatted_20_Text">The witches of this world come from such countries.</text:p>
      <text:p text:style-name="Preformatted_20_Text">My mentor used to say the same thing here.</text:p>
      <text:p text:style-name="Preformatted_20_Text">I want to leave this world someday.</text:p>
      <text:p text:style-name="Preformatted_20_Text">I want to see the outside world.</text:p>
      <text:p text:style-name="Preformatted_20_Text">Mig...... you too, become stronger and stronger.</text:p>
      <text:p text:style-name="Preformatted_20_Text">Follow me.</text:p>
      <text:p text:style-name="Preformatted_20_Text">#ミグ</text:p>
      <text:p text:style-name="Preformatted_20_Text">師匠……。</text:p>
      <text:p text:style-name="Preformatted_20_Text">うん……ミグ、ついていきます。</text:p>
      <text:p text:style-name="Preformatted_20_Text">師匠についていきたいです！！</text:p>
      <text:p text:style-name="Preformatted_20_Text">Master.......</text:p>
      <text:p text:style-name="Preformatted_20_Text">Yeah...... Mig, I'll follow you.</text:p>
      <text:p text:style-name="Preformatted_20_Text">I want to follow you, Master!!!</text:p>
      <text:p text:style-name="Preformatted_20_Text">#アリス</text:p>
      <text:p text:style-name="Preformatted_20_Text">クフフッ！！</text:p>
      <text:p text:style-name="Preformatted_20_Text">よく言った。</text:p>
      <text:p text:style-name="Preformatted_20_Text">ほら、それじゃあそこの石積みにリボンを結びな。</text:p>
      <text:p text:style-name="Preformatted_20_Text">それで儀式は終わりだ。</text:p>
      <text:p text:style-name="Preformatted_20_Text">Kuhuhuhu!!!</text:p>
      <text:p text:style-name="Preformatted_20_Text">Well said.</text:p>
      <text:p text:style-name="Preformatted_20_Text">There you go, now tie a ribbon to the masonry over there.</text:p>
      <text:p text:style-name="Preformatted_20_Text">That's the end of the ceremony.</text:p>
      <text:p text:style-name="Preformatted_20_Text">#ミグ</text:p>
      <text:p text:style-name="Preformatted_20_Text">儀式……？</text:p>
      <text:p text:style-name="Preformatted_20_Text">修行じゃないんですか。</text:p>
      <text:p text:style-name="Preformatted_20_Text">Ritual ......?</text:p>
      <text:p text:style-name="Preformatted_20_Text">Isn't it a training?</text:p>
      <text:p text:style-name="Preformatted_20_Text">#アリス</text:p>
      <text:p text:style-name="Preformatted_20_Text">確かに修行でもある。</text:p>
      <text:p text:style-name="Preformatted_20_Text">だけど、これはうちの流派に入るための儀式でもあるんだ。</text:p>
      <text:p text:style-name="Preformatted_20_Text">It is indeed a training.</text:p>
      <text:p text:style-name="Preformatted_20_Text">But it's also a ritual to join our school.</text:p>
      <text:p text:style-name="Preformatted_20_Text">#ミグ</text:p>
      <text:p text:style-name="Preformatted_20_Text">流派に……。</text:p>
      <text:p text:style-name="Preformatted_20_Text">To join our school: .......</text:p>
      <text:p text:style-name="Preformatted_20_Text">#アリス</text:p>
      <text:p text:style-name="Preformatted_20_Text">ああ。</text:p>
      <text:p text:style-name="Preformatted_20_Text">うちの流派はウィルケットっていうらしい。</text:p>
      <text:p text:style-name="Preformatted_20_Text">これからはミグ、お前もウィルケット派の一員だ。</text:p>
      <text:p text:style-name="Preformatted_20_Text">わかったな？</text:p>
      <text:p text:style-name="Preformatted_20_Text">Ah.</text:p>
      <text:p text:style-name="Preformatted_20_Text">Our school is called Wilket.</text:p>
      <text:p text:style-name="Preformatted_20_Text">From now on, Mig, you are a member of the Wilket school.</text:p>
      <text:p text:style-name="Preformatted_20_Text">Understand?</text:p>
      <text:p text:style-name="Preformatted_20_Text">#ミグ</text:p>
      <text:p text:style-name="Preformatted_20_Text">は、はい！</text:p>
      <text:p text:style-name="Preformatted_20_Text">Yes!</text:p>
      <text:p text:style-name="Preformatted_20_Text">#アリス</text:p>
      <text:p text:style-name="Preformatted_20_Text">クフフッ！</text:p>
      <text:p text:style-name="Preformatted_20_Text">あっ、そうだ。</text:p>
      <text:p text:style-name="Preformatted_20_Text"><text:soft-page-break/>お前、破壊光線使っただろ。</text:p>
      <text:p text:style-name="Preformatted_20_Text">あれは免許皆伝のとっておき魔法なんだ。</text:p>
      <text:p text:style-name="Preformatted_20_Text">見習いのお前が扱えるもんじゃねえ。</text:p>
      <text:p text:style-name="Preformatted_20_Text">そのときまで使うんじゃねえぞ。</text:p>
      <text:p text:style-name="Preformatted_20_Text">Kuhuhuhuhu!</text:p>
      <text:p text:style-name="Preformatted_20_Text">Oh, yeah.</text:p>
      <text:p text:style-name="Preformatted_20_Text">You used a destructive ray, didn't you?</text:p>
      <text:p text:style-name="Preformatted_20_Text">That's a special, fully-licensed magic.</text:p>
      <text:p text:style-name="Preformatted_20_Text">It's not something you can handle as an apprentice.</text:p>
      <text:p text:style-name="Preformatted_20_Text">Don't use it until then.</text:p>
      <text:p text:style-name="Preformatted_20_Text">#ミグ</text:p>
      <text:p text:style-name="Preformatted_20_Text">あ、ごめんなさい……。</text:p>
      <text:p text:style-name="Preformatted_20_Text">あのときは必至で。</text:p>
      <text:p text:style-name="Preformatted_20_Text">Oh, I'm sorry. ......</text:p>
      <text:p text:style-name="Preformatted_20_Text">I was desperate at the time.</text:p>
      <text:p text:style-name="Preformatted_20_Text">#アリス</text:p>
      <text:p text:style-name="Preformatted_20_Text">ふん、わかればいいさ。</text:p>
      <text:p text:style-name="Preformatted_20_Text">さあ、帰ろうぜ。</text:p>
      <text:p text:style-name="Preformatted_20_Text">チシャが飯を作って待ってる。</text:p>
      <text:p text:style-name="Preformatted_20_Text">Hmmm...that's all we need to know.</text:p>
      <text:p text:style-name="Preformatted_20_Text">Come on, let's go home.</text:p>
      <text:p text:style-name="Preformatted_20_Text">Cheshire's waiting for us with food.</text:p>
      <text:p text:style-name="Preformatted_20_Text">#ミグ</text:p>
      <text:p text:style-name="Preformatted_20_Text">あ、師匠まって！</text:p>
      <text:p text:style-name="Preformatted_20_Text">Oh, master, wait!</text:p>
      <text:p text:style-name="Preformatted_20_Text">[cn]</text:p>
      <text:p text:style-name="Preformatted_20_Text">夕日が反射する海を背に、アリスたちは立ち去った。</text:p>
      <text:p text:style-name="Preformatted_20_Text">後に残った石積みには</text:p>
      <text:p text:style-name="Preformatted_20_Text">ヴェロニカ、アリス、メイジー、</text:p>
      <text:p text:style-name="Preformatted_20_Text">そしてミグ。</text:p>
      <text:p text:style-name="Preformatted_20_Text">代々の魔女たちのリボンが、</text:p>
      <text:p text:style-name="Preformatted_20_Text">二人を見送るように、風になびいていた。</text:p>
      <text:p text:style-name="Preformatted_20_Text">With the setting sun reflecting off the sea, Alice and the others leave.</text:p>
      <text:p text:style-name="Preformatted_20_Text">In the piles of stones that remained behind.</text:p>
      <text:p text:style-name="Preformatted_20_Text">Veronica, Alice, Maisie.</text:p>
      <text:p text:style-name="Preformatted_20_Text">And Mig.</text:p>
      <text:p text:style-name="Preformatted_20_Text">The ribbons of generations of witches.</text:p>
      <text:p text:style-name="Preformatted_20_Text">fluttered in the wind as if to see them off.</text:p>
      <text:p text:style-name="Preformatted_20_Text"/>
      <text:p text:style-name="Preformatted_20_Text">C:\Users\James Phillips\Desktop\Games\WargameAliceGit\MinimizedScenarios\min_t3_1014B.txt</text:p>
      <text:p text:style-name="Preformatted_20_Text">#アリス</text:p>
      <text:p text:style-name="Preformatted_20_Text">……………。</text:p>
      <text:p text:style-name="Preformatted_20_Text">................</text:p>
      <text:p text:style-name="Preformatted_20_Text">[cn]</text:p>
      <text:p text:style-name="Preformatted_20_Text">#巨大トカゲ</text:p>
      <text:p text:style-name="Preformatted_20_Text">ギャオオオオオオ！！</text:p>
      <text:p text:style-name="Preformatted_20_Text">Gyaooooooooooooo!!!</text:p>
      <text:p text:style-name="Preformatted_20_Text">[cn]</text:p>
      <text:p text:style-name="Preformatted_20_Text">巨大トカゲの攻撃で、ミグは失神していた。</text:p>
      <text:p text:style-name="Preformatted_20_Text">なおも勢いの衰えない巨大トカゲは、そのままミグに襲い掛かる。</text:p>
      <text:p text:style-name="Preformatted_20_Text">Mig was knocked unconscious by the giant Ryzard's attack.</text:p>
      <text:p text:style-name="Preformatted_20_Text">The giant Ryzard, still in full force, attacks Mig.</text:p>
      <text:p text:style-name="Preformatted_20_Text">#アリス</text:p>
      <text:p text:style-name="Preformatted_20_Text">破壊光線ーーーーー！！</text:p>
      <text:p text:style-name="Preformatted_20_Text">Destructive rays!</text:p>
      <text:p text:style-name="Preformatted_20_Text">[cn]</text:p>
      <text:p text:style-name="Preformatted_20_Text">一瞬だった。</text:p>
      <text:p text:style-name="Preformatted_20_Text">ミグを今にも食べようとした巨大トカゲを、</text:p>
      <text:p text:style-name="Preformatted_20_Text">アリスの破壊光線が貫いた。</text:p>
      <text:p text:style-name="Preformatted_20_Text">It was only a moment.</text:p>
      <text:p text:style-name="Preformatted_20_Text">Alice's ray of destruction pierced through the giant Ryzard that was about to eat Mig.</text:p>
      <text:p text:style-name="Preformatted_20_Text">Alice's ray of destruction pierced through it.</text:p>
      <text:p text:style-name="Preformatted_20_Text">#巨大トカゲ</text:p>
      <text:p text:style-name="Preformatted_20_Text"><text:soft-page-break/>ギャアアアアアァァーーー！！！</text:p>
      <text:p text:style-name="Preformatted_20_Text">GAAAAAAAAAAHHHHHHHHHHHHHHHHHHHHHHHHHHHHHHHHHHHHHHHHHHHHHHHHH!</text:p>
      <text:p text:style-name="Preformatted_20_Text">[cn]</text:p>
      <text:p text:style-name="Preformatted_20_Text">断末魔の雄たけびを上げ、</text:p>
      <text:p text:style-name="Preformatted_20_Text">巨大トカゲはその場で絶命した。</text:p>
      <text:p text:style-name="Preformatted_20_Text">The giant Ryzard let out a desperate yell.</text:p>
      <text:p text:style-name="Preformatted_20_Text">The giant Ryzard died on the spot.</text:p>
      <text:p text:style-name="Preformatted_20_Text">#アリス</text:p>
      <text:p text:style-name="Preformatted_20_Text">おい、ミグ。</text:p>
      <text:p text:style-name="Preformatted_20_Text">Hey, Mig.</text:p>
      <text:p text:style-name="Preformatted_20_Text">[cn]</text:p>
      <text:p text:style-name="Preformatted_20_Text">アリスは後ろで失神しているミグに駆け寄る。</text:p>
      <text:p text:style-name="Preformatted_20_Text">Alice runs up to Mig, who is fainting behind her.</text:p>
      <text:p text:style-name="Preformatted_20_Text">#アリス</text:p>
      <text:p text:style-name="Preformatted_20_Text">気絶しているだけか。</text:p>
      <text:p text:style-name="Preformatted_20_Text">……お前なら、できると思ったんだ。</text:p>
      <text:p text:style-name="Preformatted_20_Text">私にできなかった試練を……お前ならな。</text:p>
      <text:p text:style-name="Preformatted_20_Text">Just fainting, huh?</text:p>
      <text:p text:style-name="Preformatted_20_Text">I thought ...... you could do it.</text:p>
      <text:p text:style-name="Preformatted_20_Text">You could do the ordeal I couldn't. ...... You could.</text:p>
      <text:p text:style-name="Preformatted_20_Text">[cn]</text:p>
      <text:p text:style-name="Preformatted_20_Text">……………。</text:p>
      <text:p text:style-name="Preformatted_20_Text">３時間後。</text:p>
      <text:p text:style-name="Preformatted_20_Text">................</text:p>
      <text:p text:style-name="Preformatted_20_Text">3 hours later.</text:p>
      <text:p text:style-name="Preformatted_20_Text">#ミグ</text:p>
      <text:p text:style-name="Preformatted_20_Text">う、うん……。</text:p>
      <text:p text:style-name="Preformatted_20_Text">Umm, yeah .......</text:p>
      <text:p text:style-name="Preformatted_20_Text">#アリス</text:p>
      <text:p text:style-name="Preformatted_20_Text">お、目が覚めたか。</text:p>
      <text:p text:style-name="Preformatted_20_Text">Oh, you're awake.</text:p>
      <text:p text:style-name="Preformatted_20_Text">#ミグ</text:p>
      <text:p text:style-name="Preformatted_20_Text">師匠……。</text:p>
      <text:p text:style-name="Preformatted_20_Text">Master .......</text:p>
      <text:p text:style-name="Preformatted_20_Text">#ミグ</text:p>
      <text:p text:style-name="Preformatted_20_Text">………。</text:p>
      <text:p text:style-name="Preformatted_20_Text">海……。</text:p>
      <text:p text:style-name="Preformatted_20_Text">..........</text:p>
      <text:p text:style-name="Preformatted_20_Text">The sea: .......</text:p>
      <text:p text:style-name="Preformatted_20_Text">#アリス</text:p>
      <text:p text:style-name="Preformatted_20_Text">クフフッ！</text:p>
      <text:p text:style-name="Preformatted_20_Text">ああ、そうだ。</text:p>
      <text:p text:style-name="Preformatted_20_Text">この海の向こうには、</text:p>
      <text:p text:style-name="Preformatted_20_Text">この世界にはない国や人種や文化があって、</text:p>
      <text:p text:style-name="Preformatted_20_Text">この世界の魔女はそんな国からやってきたんだ。</text:p>
      <text:p text:style-name="Preformatted_20_Text">昔、私の師匠もここで同じことを言ってた。</text:p>
      <text:p text:style-name="Preformatted_20_Text">……………。</text:p>
      <text:p text:style-name="Preformatted_20_Text">ミグ、お前を正式にうちの流派に迎える。</text:p>
      <text:p text:style-name="Preformatted_20_Text">Kuhuhuh!</text:p>
      <text:p text:style-name="Preformatted_20_Text">Ah yes.</text:p>
      <text:p text:style-name="Preformatted_20_Text">Beyond this ocean.</text:p>
      <text:p text:style-name="Preformatted_20_Text">There are countries, races, and cultures that don't exist in this world.</text:p>
      <text:p text:style-name="Preformatted_20_Text">The witches of this world come from such countries.</text:p>
      <text:p text:style-name="Preformatted_20_Text">My mentor used to say the same thing here.</text:p>
      <text:p text:style-name="Preformatted_20_Text">................</text:p>
      <text:p text:style-name="Preformatted_20_Text">Mig, I officially welcome you to our school.</text:p>
      <text:p text:style-name="Preformatted_20_Text">#ミグ</text:p>
      <text:p text:style-name="Preformatted_20_Text">え、あの……それはどういう。</text:p>
      <text:p text:style-name="Preformatted_20_Text">Eh, that ...... is how it's called.</text:p>
      <text:p text:style-name="Preformatted_20_Text">#アリス</text:p>
      <text:p text:style-name="Preformatted_20_Text">実はこの修業は、同時に儀式でもあるんだ。</text:p>
      <text:p text:style-name="Preformatted_20_Text">うちの流派に入るためのな。</text:p>
      <text:p text:style-name="Preformatted_20_Text">Actually, this training is also a ceremony.</text:p>
      <text:p text:style-name="Preformatted_20_Text"><text:soft-page-break/>To join our school.</text:p>
      <text:p text:style-name="Preformatted_20_Text">#ミグ</text:p>
      <text:p text:style-name="Preformatted_20_Text">流派に……。</text:p>
      <text:p text:style-name="Preformatted_20_Text">To join the school: ......</text:p>
      <text:p text:style-name="Preformatted_20_Text">#アリス</text:p>
      <text:p text:style-name="Preformatted_20_Text">ああ。</text:p>
      <text:p text:style-name="Preformatted_20_Text">うちの流派はウィルケットっていうらしい。</text:p>
      <text:p text:style-name="Preformatted_20_Text">これからはミグ、お前もウィルケット派の一員だ。</text:p>
      <text:p text:style-name="Preformatted_20_Text">わかったな？</text:p>
      <text:p text:style-name="Preformatted_20_Text">Ah.</text:p>
      <text:p text:style-name="Preformatted_20_Text">Our school is called Wilket.</text:p>
      <text:p text:style-name="Preformatted_20_Text">From now on, Mig, you are a member of the Wilket school.</text:p>
      <text:p text:style-name="Preformatted_20_Text">Understand?</text:p>
      <text:p text:style-name="Preformatted_20_Text">#ミグ</text:p>
      <text:p text:style-name="Preformatted_20_Text">は、はい！</text:p>
      <text:p text:style-name="Preformatted_20_Text">Yes!</text:p>
      <text:p text:style-name="Preformatted_20_Text">#アリス</text:p>
      <text:p text:style-name="Preformatted_20_Text">クフフッ！</text:p>
      <text:p text:style-name="Preformatted_20_Text">まっ、最後の試練は倒せなかったが、</text:p>
      <text:p text:style-name="Preformatted_20_Text">それでもお前は勇気を出して、</text:p>
      <text:p text:style-name="Preformatted_20_Text">丘の目前までたどり着いた。</text:p>
      <text:p text:style-name="Preformatted_20_Text">あの巨大トカゲにも逃げずに立ち向かった。</text:p>
      <text:p text:style-name="Preformatted_20_Text">だから合格だ。</text:p>
      <text:p text:style-name="Preformatted_20_Text">Kuhuhuhu!</text:p>
      <text:p text:style-name="Preformatted_20_Text">Well, I didn't beat the last ordeal.</text:p>
      <text:p text:style-name="Preformatted_20_Text">Still, you were brave enough to make it to the top of the hill.</text:p>
      <text:p text:style-name="Preformatted_20_Text">You made it to the top of the hill.</text:p>
      <text:p text:style-name="Preformatted_20_Text">And you didn't run away from that giant Ryzard.</text:p>
      <text:p text:style-name="Preformatted_20_Text">That's why you passed.</text:p>
      <text:p text:style-name="Preformatted_20_Text">#ミグ</text:p>
      <text:p text:style-name="Preformatted_20_Text">師匠……。</text:p>
      <text:p text:style-name="Preformatted_20_Text">Master .......</text:p>
      <text:p text:style-name="Preformatted_20_Text">#アリス</text:p>
      <text:p text:style-name="Preformatted_20_Text">クフフッ！</text:p>
      <text:p text:style-name="Preformatted_20_Text">だが、次は後れをとるなよ？</text:p>
      <text:p text:style-name="Preformatted_20_Text">実践で負けたら、そのまま死んじまうんだから。</text:p>
      <text:p text:style-name="Preformatted_20_Text">気をひきしめろよな。</text:p>
      <text:p text:style-name="Preformatted_20_Text">Kuhuhuhu!</text:p>
      <text:p text:style-name="Preformatted_20_Text">But next time, don't fall behind, okay?</text:p>
      <text:p text:style-name="Preformatted_20_Text">If you lose in practice, you'll just die.</text:p>
      <text:p text:style-name="Preformatted_20_Text">You'd better brace yourself.</text:p>
      <text:p text:style-name="Preformatted_20_Text">#ミグ</text:p>
      <text:p text:style-name="Preformatted_20_Text">は、はい！！</text:p>
      <text:p text:style-name="Preformatted_20_Text">Yes!</text:p>
      <text:p text:style-name="Preformatted_20_Text">#アリス</text:p>
      <text:p text:style-name="Preformatted_20_Text">さあ、帰ろうぜ。</text:p>
      <text:p text:style-name="Preformatted_20_Text">チシャが飯を作って待ってる。</text:p>
      <text:p text:style-name="Preformatted_20_Text">Let's go home.</text:p>
      <text:p text:style-name="Preformatted_20_Text">Cheshire's waiting for you with food.</text:p>
      <text:p text:style-name="Preformatted_20_Text">#ミグ</text:p>
      <text:p text:style-name="Preformatted_20_Text">あ、師匠まって！</text:p>
      <text:p text:style-name="Preformatted_20_Text">Oh, master, wait!</text:p>
      <text:p text:style-name="Preformatted_20_Text">[cn]</text:p>
      <text:p text:style-name="Preformatted_20_Text">夕日が反射する海を背に、アリスたちは立ち去った。</text:p>
      <text:p text:style-name="Preformatted_20_Text">後に残った石積みには</text:p>
      <text:p text:style-name="Preformatted_20_Text">ヴェロニカ、アリス、メイジー、</text:p>
      <text:p text:style-name="Preformatted_20_Text">そしてミグ。</text:p>
      <text:p text:style-name="Preformatted_20_Text">代々の魔女たちのリボンが、</text:p>
      <text:p text:style-name="Preformatted_20_Text">二人を見送るように、風になびいていた。</text:p>
      <text:p text:style-name="Preformatted_20_Text">With the setting sun reflecting off the sea, Alice and the others leave.</text:p>
      <text:p text:style-name="Preformatted_20_Text">In the piles of stones that remained behind.</text:p>
      <text:p text:style-name="Preformatted_20_Text">Veronica, Alice, Maisie.</text:p>
      <text:p text:style-name="Preformatted_20_Text">And Mig.</text:p>
      <text:p text:style-name="Preformatted_20_Text"><text:soft-page-break/>The ribbons of generations of witches.</text:p>
      <text:p text:style-name="Preformatted_20_Text">fluttered in the wind as if to see them off.</text:p>
      <text:p text:style-name="Preformatted_20_Text"/>
      <text:p text:style-name="Preformatted_20_Text">C:\Users\James Phillips\Desktop\Games\WargameAliceGit\MinimizedScenarios\min_t3_1014.txt</text:p>
      <text:p text:style-name="Preformatted_20_Text">[cn]</text:p>
      <text:p text:style-name="Preformatted_20_Text">前回のあらすじ。</text:p>
      <text:p text:style-name="Preformatted_20_Text">森をさまようミグは、</text:p>
      <text:p text:style-name="Preformatted_20_Text">すっかり疲れ果てて座り込んでしまう。</text:p>
      <text:p text:style-name="Preformatted_20_Text">そこへ上からりんごが落ちてくる。</text:p>
      <text:p text:style-name="Preformatted_20_Text">りんごをたべて元気になったミグは、</text:p>
      <text:p text:style-name="Preformatted_20_Text">再びあるき出すのだった。</text:p>
      <text:p text:style-name="Preformatted_20_Text">Previous Synopsis.</text:p>
      <text:p text:style-name="Preformatted_20_Text">Mig wanders through the forest.</text:p>
      <text:p text:style-name="Preformatted_20_Text">Mig sits down, completely exhausted.</text:p>
      <text:p text:style-name="Preformatted_20_Text">Then an apple falls from above.</text:p>
      <text:p text:style-name="Preformatted_20_Text">Mig, who has eaten the apple, feels better and starts walking again.</text:p>
      <text:p text:style-name="Preformatted_20_Text">He starts walking again.</text:p>
      <text:p text:style-name="Preformatted_20_Text">#ミグ</text:p>
      <text:p text:style-name="Preformatted_20_Text">おか～を　めざして　ゆこ～うよ～♪</text:p>
      <text:p text:style-name="Preformatted_20_Text">あしどり　か～るく　こえた～かく～♪</text:p>
      <text:p text:style-name="Preformatted_20_Text">Let's go for the hills~!</text:p>
      <text:p text:style-name="Preformatted_20_Text">Footsteps, feet, and a long, long way to the top....</text:p>
      <text:p text:style-name="Preformatted_20_Text">[cn]</text:p>
      <text:p text:style-name="Preformatted_20_Text">森に入ってから２日目。</text:p>
      <text:p text:style-name="Preformatted_20_Text">ミグはすっかりごきげんだった。</text:p>
      <text:p text:style-name="Preformatted_20_Text">歌を歌っているとなんだか楽しくなってきて、</text:p>
      <text:p text:style-name="Preformatted_20_Text">こんな大変な修行も、</text:p>
      <text:p text:style-name="Preformatted_20_Text">壮大な冒険をしているかのように感じていた。</text:p>
      <text:p text:style-name="Preformatted_20_Text">It was the second day in the forest.</text:p>
      <text:p text:style-name="Preformatted_20_Text">Mig was completely happy.</text:p>
      <text:p text:style-name="Preformatted_20_Text">Singing songs made him happy.</text:p>
      <text:p text:style-name="Preformatted_20_Text">Even this hard training was</text:p>
      <text:p text:style-name="Preformatted_20_Text">He felt as if he was having a grand adventure.</text:p>
      <text:p text:style-name="Preformatted_20_Text">#ミグ</text:p>
      <text:p text:style-name="Preformatted_20_Text">そういえば、師匠は危ないモンスターが</text:p>
      <text:p text:style-name="Preformatted_20_Text">いっぱいいるって言ってたけど、</text:p>
      <text:p text:style-name="Preformatted_20_Text">モンスターなんて全然出ないや。</text:p>
      <text:p text:style-name="Preformatted_20_Text">うーん、嘘だったのかなぁ。</text:p>
      <text:p text:style-name="Preformatted_20_Text">……まあいっか！</text:p>
      <text:p text:style-name="Preformatted_20_Text">By the way, Master said that there are a lot of dangerous monsters</text:p>
      <text:p text:style-name="Preformatted_20_Text">But I don't see any monsters at all.</text:p>
      <text:p text:style-name="Preformatted_20_Text">But I don't see any monsters at all.</text:p>
      <text:p text:style-name="Preformatted_20_Text">I wonder if he was lying.</text:p>
      <text:p text:style-name="Preformatted_20_Text">...... Oh well!</text:p>
      <text:p text:style-name="Preformatted_20_Text">[cn]</text:p>
      <text:p text:style-name="Preformatted_20_Text">歩いた距離からして、丘はもうすぐのはずだった。</text:p>
      <text:p text:style-name="Preformatted_20_Text">そのため、ミグはすっかり油断していた。</text:p>
      <text:p text:style-name="Preformatted_20_Text">背後から近づいてくる気配に</text:p>
      <text:p text:style-name="Preformatted_20_Text">全く気が付かなかったのである。</text:p>
      <text:p text:style-name="Preformatted_20_Text">From the distance we had walked, the hill should have been close.</text:p>
      <text:p text:style-name="Preformatted_20_Text">Therefore, Mig was completely caught off guard.</text:p>
      <text:p text:style-name="Preformatted_20_Text">The sign approaching from behind him.</text:p>
      <text:p text:style-name="Preformatted_20_Text">He was completely unaware of the presence approaching behind him.</text:p>
      <text:p text:style-name="Preformatted_20_Text">#？？？</text:p>
      <text:p text:style-name="Preformatted_20_Text">ぎゃおおおおぉぉぉ！！！！</text:p>
      <text:p text:style-name="Preformatted_20_Text">Geeeeeeeeeeeeeeeeeeeeeeeeeeeeeeeeeeeeeeeeeeeeeeeeeeeeeeeeeeeeeeeeeeeeeee ！！！！</text:p>
      <text:p text:style-name="Preformatted_20_Text">#ミグ</text:p>
      <text:p text:style-name="Preformatted_20_Text">ひっ！！</text:p>
      <text:p text:style-name="Preformatted_20_Text">Hic!!!</text:p>
      <text:p text:style-name="Preformatted_20_Text">[cn]</text:p>
      <text:p text:style-name="Preformatted_20_Text">気づいたときには遅かった。</text:p>
      <text:p text:style-name="Preformatted_20_Text">振り向くとそこには、</text:p>
      <text:p text:style-name="Preformatted_20_Text">小山ほどもある巨大なトカゲが、</text:p>
      <text:p text:style-name="Preformatted_20_Text"><text:soft-page-break/>今にもミグに襲いかからんばかりの形相で立っていた。</text:p>
      <text:p text:style-name="Preformatted_20_Text">By the time I realized it, it was too late.</text:p>
      <text:p text:style-name="Preformatted_20_Text">I turned around and there it was.</text:p>
      <text:p text:style-name="Preformatted_20_Text">A huge Ryzard the size of a small mountain was standing there, looking as if it was about to attack Mig.</text:p>
      <text:p text:style-name="Preformatted_20_Text">It looked as if it was about to attack Mig.</text:p>
      <text:p text:style-name="Preformatted_20_Text">#ミグ</text:p>
      <text:p text:style-name="Preformatted_20_Text">あ……ぅ、た、たすけ……。</text:p>
      <text:p text:style-name="Preformatted_20_Text">Oh ......, help me .......</text:p>
      <text:p text:style-name="Preformatted_20_Text">#アリス</text:p>
      <text:p text:style-name="Preformatted_20_Text">助けて……！</text:p>
      <text:p text:style-name="Preformatted_20_Text">Help me......!</text:p>
      <text:p text:style-name="Preformatted_20_Text">[cn]</text:p>
      <text:p text:style-name="Preformatted_20_Text">足はガクガク震え、頭が真っ白になっていた。</text:p>
      <text:p text:style-name="Preformatted_20_Text">アリスはかろうじて残った理性で後ずさりながら、</text:p>
      <text:p text:style-name="Preformatted_20_Text">助かる方法を考えた。</text:p>
      <text:p text:style-name="Preformatted_20_Text">Her legs were wobbling and shaking, and her mind was going blank.</text:p>
      <text:p text:style-name="Preformatted_20_Text">Alice backed away with what little reason she had left.</text:p>
      <text:p text:style-name="Preformatted_20_Text">She thought of a way to save herself.</text:p>
      <text:p text:style-name="Preformatted_20_Text">#アリス</text:p>
      <text:p text:style-name="Preformatted_20_Text">そうだ……魔法を使わなきゃ。</text:p>
      <text:p text:style-name="Preformatted_20_Text">魔法、ファイアーボールを……。</text:p>
      <text:p text:style-name="Preformatted_20_Text">Yes, we have to use ...... magic.</text:p>
      <text:p text:style-name="Preformatted_20_Text">Magic, fireballs. ......</text:p>
      <text:p text:style-name="Preformatted_20_Text">[cn]</text:p>
      <text:p text:style-name="Preformatted_20_Text">がくがく震える手を巨大トカゲの方へ向ける。</text:p>
      <text:p text:style-name="Preformatted_20_Text">She turns her trembling hand towards the giant Ryzard.</text:p>
      <text:p text:style-name="Preformatted_20_Text">#アリス</text:p>
      <text:p text:style-name="Preformatted_20_Text">ふぁ、ファイアーボール！</text:p>
      <text:p text:style-name="Preformatted_20_Text">Huh, fireball!</text:p>
      <text:p text:style-name="Preformatted_20_Text">[cn]</text:p>
      <text:p text:style-name="Preformatted_20_Text">小さな火球がアリスの手から放れ、</text:p>
      <text:p text:style-name="Preformatted_20_Text">トカゲの脇をすり抜けて背後の木の幹へ命中した。</text:p>
      <text:p text:style-name="Preformatted_20_Text">A small fireball shoots out from Alice's hand</text:p>
      <text:p text:style-name="Preformatted_20_Text">It slips past the Ryzard and hits the tree trunk behind it.</text:p>
      <text:p text:style-name="Preformatted_20_Text">#アリス</text:p>
      <text:p text:style-name="Preformatted_20_Text">きゃっ！</text:p>
      <text:p text:style-name="Preformatted_20_Text">Kyah!</text:p>
      <text:p text:style-name="Preformatted_20_Text">[cn]</text:p>
      <text:p text:style-name="Preformatted_20_Text">魔法の反動で後ろへ弾かれたアリスは、</text:p>
      <text:p text:style-name="Preformatted_20_Text">ごろごろと転がって後ろの木の根っこへ激突した。</text:p>
      <text:p text:style-name="Preformatted_20_Text">Alice was thrown backwards by the recoil of the magic.</text:p>
      <text:p text:style-name="Preformatted_20_Text">She rolled around and crashed into the roots of the tree behind her.</text:p>
      <text:p text:style-name="Preformatted_20_Text">#アリス</text:p>
      <text:p text:style-name="Preformatted_20_Text">うぅ……。</text:p>
      <text:p text:style-name="Preformatted_20_Text">Ugh. .......</text:p>
      <text:p text:style-name="Preformatted_20_Text">[cn]</text:p>
      <text:p text:style-name="Preformatted_20_Text">頭を強く打ち付け、その場にうずくまる。</text:p>
      <text:p text:style-name="Preformatted_20_Text">She hits her head hard and cower in place.</text:p>
      <text:p text:style-name="Preformatted_20_Text">#巨大トカゲ</text:p>
      <text:p text:style-name="Preformatted_20_Text">うぅぅぅぅ……ギャオオオオオオ！！</text:p>
      <text:p text:style-name="Preformatted_20_Text">Uhhhh ...... gah-oh-oh-oh-oh!!!</text:p>
      <text:p text:style-name="Preformatted_20_Text">#アリス</text:p>
      <text:p text:style-name="Preformatted_20_Text">う……うぅ……！</text:p>
      <text:p text:style-name="Preformatted_20_Text">U...... ugh......!</text:p>
      <text:p text:style-name="Preformatted_20_Text">[cn]</text:p>
      <text:p text:style-name="Preformatted_20_Text">激昂した巨大トカゲはアリスに詰め寄り、</text:p>
      <text:p text:style-name="Preformatted_20_Text">その鋭い牙でアリスに襲いかかった。</text:p>
      <text:p text:style-name="Preformatted_20_Text">……………。</text:p>
      <text:p text:style-name="Preformatted_20_Text">The enraged giant Ryzard crowded Alice and</text:p>
      <text:p text:style-name="Preformatted_20_Text">It attacked Alice with its sharp fangs.</text:p>
      <text:p text:style-name="Preformatted_20_Text">................</text:p>
      <text:p text:style-name="Preformatted_20_Text">#アリス</text:p>
      <text:p text:style-name="Preformatted_20_Text">そこで私はババアに助けられた……。</text:p>
      <text:p text:style-name="Preformatted_20_Text"><text:soft-page-break/>……………。</text:p>
      <text:p text:style-name="Preformatted_20_Text">ミグ……。</text:p>
      <text:p text:style-name="Preformatted_20_Text">There I was saved by an old lady. ......</text:p>
      <text:p text:style-name="Preformatted_20_Text">................</text:p>
      <text:p text:style-name="Preformatted_20_Text">Mig.......</text:p>
      <text:p text:style-name="Preformatted_20_Text">[cn]</text:p>
      <text:p text:style-name="Preformatted_20_Text">[cn]</text:p>
      <text:p text:style-name="Preformatted_20_Text">ミグは巨大トカゲから逃げ出し、</text:p>
      <text:p text:style-name="Preformatted_20_Text">木の陰から様子を伺っていた。</text:p>
      <text:p text:style-name="Preformatted_20_Text">Mig ran away from the giant Ryzard and</text:p>
      <text:p text:style-name="Preformatted_20_Text">He was looking at it from behind a tree.</text:p>
      <text:p text:style-name="Preformatted_20_Text">#ミグ</text:p>
      <text:p text:style-name="Preformatted_20_Text">……はぁ、はぁ。</text:p>
      <text:p text:style-name="Preformatted_20_Text">に、逃げなきゃ……。</text:p>
      <text:p text:style-name="Preformatted_20_Text">...... hah, hah.</text:p>
      <text:p text:style-name="Preformatted_20_Text">ni, I have to run away .......</text:p>
      <text:p text:style-name="Preformatted_20_Text">#巨大トカゲ</text:p>
      <text:p text:style-name="Preformatted_20_Text">グルルルル………。</text:p>
      <text:p text:style-name="Preformatted_20_Text">Grrrrrrrrrrrrrrrrrrrrrr ..........</text:p>
      <text:p text:style-name="Preformatted_20_Text">[cn]</text:p>
      <text:p text:style-name="Preformatted_20_Text">巨大なトカゲはミグを探して未だ徘徊していた。</text:p>
      <text:p text:style-name="Preformatted_20_Text">ミグは脇を通り抜けて、</text:p>
      <text:p text:style-name="Preformatted_20_Text">向こう側の丘へ渡ろうとも考えた。</text:p>
      <text:p text:style-name="Preformatted_20_Text">しかし、丘の前は少し開けていて、</text:p>
      <text:p text:style-name="Preformatted_20_Text">巨大トカゲに見つかるのは明白だった。</text:p>
      <text:p text:style-name="Preformatted_20_Text">見つかったとして、</text:p>
      <text:p text:style-name="Preformatted_20_Text">トカゲが来られない高台まで逃げられるなら</text:p>
      <text:p text:style-name="Preformatted_20_Text">迷わず走り出すこともできただろう。</text:p>
      <text:p text:style-name="Preformatted_20_Text">しかし、ミグの足では高台にたどり着くまでに</text:p>
      <text:p text:style-name="Preformatted_20_Text">トカゲの餌になってしまうことは、</text:p>
      <text:p text:style-name="Preformatted_20_Text">ミグ本人が一番わかっていた。</text:p>
      <text:p text:style-name="Preformatted_20_Text">The giant Ryzard was still on the prowl, looking for Mig.</text:p>
      <text:p text:style-name="Preformatted_20_Text">Mig thought he would have to pass by and cross over to the hill on the other side.</text:p>
      <text:p text:style-name="Preformatted_20_Text">Mig thought about crossing over to the hill on the other side.</text:p>
      <text:p text:style-name="Preformatted_20_Text">But the front of the hill was a bit open and it was obvious that the giant Ryzard would not see him.</text:p>
      <text:p text:style-name="Preformatted_20_Text">It was obvious that the giant Ryzard would find him.</text:p>
      <text:p text:style-name="Preformatted_20_Text">Even if it did, he would have to cross to a higher ground where the Ryzard could not come.</text:p>
      <text:p text:style-name="Preformatted_20_Text">If he could get to higher ground where the Ryzard could not come</text:p>
      <text:p text:style-name="Preformatted_20_Text">I would have been able to run without hesitation.</text:p>
      <text:p text:style-name="Preformatted_20_Text">However, with Mig's legs, he would not be able to reach the high ground</text:p>
      <text:p text:style-name="Preformatted_20_Text">Mig knew that he would have been</text:p>
      <text:p text:style-name="Preformatted_20_Text">Mig knew that he would be eaten by the Ryzards by the time he reached the high ground.</text:p>
      <text:p text:style-name="Preformatted_20_Text">#ミグ</text:p>
      <text:p text:style-name="Preformatted_20_Text">…………。</text:p>
      <text:p text:style-name="Preformatted_20_Text">……倒すしかない。</text:p>
      <text:p text:style-name="Preformatted_20_Text">.............</text:p>
      <text:p text:style-name="Preformatted_20_Text">...... We've got to beat them.</text:p>
      <text:p text:style-name="Preformatted_20_Text">[cn]</text:p>
      <text:p text:style-name="Preformatted_20_Text">でもどうやって……。</text:p>
      <text:p text:style-name="Preformatted_20_Text">But how .......</text:p>
      <text:p text:style-name="Preformatted_20_Text">#ミグ</text:p>
      <text:p text:style-name="Preformatted_20_Text">ファイアーボールで……。</text:p>
      <text:p text:style-name="Preformatted_20_Text">With a fireball. ......</text:p>
      <text:p text:style-name="Preformatted_20_Text">[cn]</text:p>
      <text:p text:style-name="Preformatted_20_Text">そう、ミグが現在まともに使えるのはファイアーボールのみ。</text:p>
      <text:p text:style-name="Preformatted_20_Text">しかし、あの巨大トカゲをファイアーボール１発で倒せるとは到底思えない。</text:p>
      <text:p text:style-name="Preformatted_20_Text">Yes, Mig can currently only use a fireball properly.</text:p>
      <text:p text:style-name="Preformatted_20_Text">But it's hard to believe that he can defeat that giant Ryzard with a single fireball.</text:p>
      <text:p text:style-name="Preformatted_20_Text">#ミグ</text:p>
      <text:p text:style-name="Preformatted_20_Text">……なら。</text:p>
      <text:p text:style-name="Preformatted_20_Text">If .......</text:p>
      <text:p text:style-name="Preformatted_20_Text">[cn]</text:p>
      <text:p text:style-name="Preformatted_20_Text">ミグは覚悟を決めた。</text:p>
      <text:p text:style-name="Preformatted_20_Text"><text:soft-page-break/>そして、自ら巨大トカゲの前に姿をあらわした。</text:p>
      <text:p text:style-name="Preformatted_20_Text">Mig was determined.</text:p>
      <text:p text:style-name="Preformatted_20_Text">And he himself appeared in front of the giant Ryzard.</text:p>
      <text:p text:style-name="Preformatted_20_Text">#巨大トカゲ</text:p>
      <text:p text:style-name="Preformatted_20_Text">ギャオオオオオオ！！</text:p>
      <text:p text:style-name="Preformatted_20_Text">Gyaooooooooooooo!!!</text:p>
      <text:p text:style-name="Preformatted_20_Text">#ミグ</text:p>
      <text:p text:style-name="Preformatted_20_Text">師匠……。</text:p>
      <text:p text:style-name="Preformatted_20_Text">Master.......</text:p>
      <text:p text:style-name="Preformatted_20_Text">[cn]</text:p>
      <text:p text:style-name="Preformatted_20_Text">ミグは巨大トカゲに向き合った。</text:p>
      <text:p text:style-name="Preformatted_20_Text">巨大トカゲがミグに襲いかかる！</text:p>
      <text:p text:style-name="Preformatted_20_Text">Mig faces the giant Ryzard.</text:p>
      <text:p text:style-name="Preformatted_20_Text">The giant Ryzard pounced on Mig!</text:p>
      <text:p text:style-name="Preformatted_20_Text"/>
      <text:p text:style-name="Preformatted_20_Text">C:\Users\James Phillips\Desktop\Games\WargameAliceGit\MinimizedScenarios\min_test.txt</text:p>
      <text:p text:style-name="Preformatted_20_Text">テストデータ。</text:p>
      <text:p text:style-name="Preformatted_20_Text">Test data.</text:p>
      <text:p text:style-name="Preformatted_20_Text"/>
      <text:p text:style-name="Preformatted_20_Text">C:\Users\James Phillips\Desktop\Games\WargameAliceGit\MinimizedScenarios\min_t_testA.txt</text:p>
      <text:p text:style-name="Preformatted_20_Text">広場イベントのテスト。</text:p>
      <text:p text:style-name="Preformatted_20_Text">Testing the square event.</text:p>
      <text:p text:style-name="Preformatted_20_Text"/>
      <text:p text:style-name="Preformatted_20_Text">C:\Users\James Phillips\Desktop\Games\WargameAliceGit\MinimizedScenarios\min_t_testB.txt</text:p>
      <text:p text:style-name="Preformatted_20_Text">酒場イベントのテスト。</text:p>
      <text:p text:style-name="Preformatted_20_Text">Testing of bar events.</text:p>
      <text:p text:style-name="Preformatted_20_Text"/>
      <text:p text:style-name="Preformatted_20_Text">C:\Users\James Phillips\Desktop\Games\WargameAliceGit\MinimizedScenarios\min_t_testC.txt</text:p>
      <text:p text:style-name="Preformatted_20_Text">路地裏イベントのテスト。</text:p>
      <text:p text:style-name="Preformatted_20_Text">Testing of alleyway events.</text:p>
      <text:p text:style-name="Preformatted_20_Text"/>
      <text:p text:style-name="Preformatted_20_Text">C:\Users\James Phillips\Desktop\Games\WargameAliceGit\MinimizedScenarios\min_t_testD.txt</text:p>
      <text:p text:style-name="Preformatted_20_Text">街はずれイベントのテスト。</text:p>
      <text:p text:style-name="Preformatted_20_Text">Testing of out-of-town events.</text:p>
      <text:p text:style-name="Preformatted_20_Text">チシャ</text:p>
      <text:p text:style-name="Preformatted_20_Text"><text:s text:c="5"/>Cheshire</text:p>
      <text:p text:style-name="Preformatted_20_Text"><text:s text:c="5"/>Cheshire!</text:p>
      <text:p text:style-name="Preformatted_20_Text"><text:s text:c="5"/>Cheshire</text:p>
      <text:p text:style-name="Preformatted_20_Text"><text:s text:c="5"/>Cheshire.</text:p>
      <text:p text:style-name="Preformatted_20_Text"><text:s text:c="5"/>Cheshire.</text:p>
      <text:p text:style-name="Preformatted_20_Text">アリス</text:p>
      <text:p text:style-name="Preformatted_20_Text"><text:s text:c="5"/>Alice!</text:p>
      <text:p text:style-name="Preformatted_20_Text"><text:s text:c="5"/>Alice</text:p>
      <text:p text:style-name="Preformatted_20_Text"><text:s text:c="5"/>Alice.</text:p>
      <text:p text:style-name="Preformatted_20_Text"><text:s text:c="5"/>Alice!</text:p>
      <text:p text:style-name="Preformatted_20_Text"><text:s text:c="5"/>Alice</text:p>
      <text:p text:style-name="Preformatted_20_Text"><text:s text:c="5"/>Alice.</text:p>
      <text:p text:style-name="Preformatted_20_Text"><text:s text:c="5"/>Akari!</text:p>
      <text:p text:style-name="Preformatted_20_Text">メイジー</text:p>
      <text:p text:style-name="Preformatted_20_Text"><text:s text:c="5"/>Maisie</text:p>
      <text:p text:style-name="Preformatted_20_Text"><text:s text:c="5"/>Maisie.</text:p>
      <text:p text:style-name="Preformatted_20_Text"><text:s text:c="5"/>Maisie!</text:p>
      <text:p text:style-name="Preformatted_20_Text"><text:s text:c="5"/>Maisie.</text:p>
      <text:p text:style-name="Preformatted_20_Text"><text:s text:c="5"/>Maisie</text:p>
      <text:p text:style-name="Preformatted_20_Text">アリス・メイジー</text:p>
      <text:p text:style-name="Preformatted_20_Text"><text:s text:c="5"/>AliceMaisie.</text:p>
      <text:p text:style-name="Preformatted_20_Text">クロ</text:p>
      <text:p text:style-name="Preformatted_20_Text"><text:s text:c="5"/>Kuro</text:p>
      <text:p text:style-name="Preformatted_20_Text"><text:s text:c="5"/>Kuro!</text:p>
      <text:p text:style-name="Preformatted_20_Text"><text:s text:c="5"/>Kuro.</text:p>
      <text:p text:style-name="Preformatted_20_Text"><text:s text:c="5"/>Kuro</text:p>
      <text:p text:style-name="Preformatted_20_Text"><text:s text:c="5"/>Kuro.</text:p>
      <text:p text:style-name="Preformatted_20_Text"><text:s text:c="5"/>Kuro</text:p>
      <text:p text:style-name="Preformatted_20_Text"><text:soft-page-break/><text:s text:c="5"/>Kuros.</text:p>
      <text:p text:style-name="Preformatted_20_Text"><text:s text:c="5"/>Kuros</text:p>
      <text:p text:style-name="Preformatted_20_Text"><text:s text:c="5"/>Kuro</text:p>
      <text:p text:style-name="Preformatted_20_Text"><text:s text:c="5"/>Kuro.</text:p>
      <text:p text:style-name="Preformatted_20_Text"><text:s text:c="5"/>Kuroth.</text:p>
      <text:p text:style-name="Preformatted_20_Text"><text:s text:c="5"/>Kuro.</text:p>
      <text:p text:style-name="Preformatted_20_Text"><text:s text:c="5"/>Chlo</text:p>
      <text:p text:style-name="Preformatted_20_Text"><text:s text:c="5"/>Kuroo</text:p>
      <text:p text:style-name="Preformatted_20_Text"><text:s text:c="5"/>clo</text:p>
      <text:p text:style-name="Preformatted_20_Text"><text:s text:c="5"/>Kuroe</text:p>
      <text:p text:style-name="Preformatted_20_Text"><text:s text:c="5"/>Kuro</text:p>
      <text:p text:style-name="Preformatted_20_Text"><text:s text:c="5"/>Kuro!</text:p>
      <text:p text:style-name="Preformatted_20_Text"><text:s text:c="5"/>Kuro!</text:p>
      <text:p text:style-name="Preformatted_20_Text"><text:s text:c="5"/>cn]</text:p>
      <text:p text:style-name="Preformatted_20_Text"><text:s text:c="5"/>cn</text:p>
      <text:p text:style-name="Preformatted_20_Text">ベガ</text:p>
      <text:p text:style-name="Preformatted_20_Text"><text:s text:c="5"/>Vega.</text:p>
      <text:p text:style-name="Preformatted_20_Text"><text:s text:c="5"/>Vega</text:p>
      <text:p text:style-name="Preformatted_20_Text"><text:s text:c="5"/>Vega!</text:p>
      <text:p text:style-name="Preformatted_20_Text"><text:s text:c="5"/>vega</text:p>
      <text:p text:style-name="Preformatted_20_Text">トリアイナ</text:p>
      <text:p text:style-name="Preformatted_20_Text"><text:s text:c="5"/>Triaina</text:p>
      <text:p text:style-name="Preformatted_20_Text"><text:s text:c="5"/>Triaina.</text:p>
      <text:p text:style-name="Preformatted_20_Text"><text:s text:c="5"/>Triaina!</text:p>
      <text:p text:style-name="Preformatted_20_Text"><text:s text:c="5"/>triaina</text:p>
      <text:p text:style-name="Preformatted_20_Text"><text:s text:c="5"/>Trianna</text:p>
      <text:p text:style-name="Preformatted_20_Text"><text:s text:c="5"/>Trianna.</text:p>
      <text:p text:style-name="Preformatted_20_Text">ヘレン</text:p>
      <text:p text:style-name="Preformatted_20_Text"><text:s text:c="5"/>Helen</text:p>
      <text:p text:style-name="Preformatted_20_Text"><text:s text:c="5"/>Helen.</text:p>
      <text:p text:style-name="Preformatted_20_Text"><text:s text:c="5"/>Helen!</text:p>
      <text:p text:style-name="Preformatted_20_Text">部下</text:p>
      <text:p text:style-name="Preformatted_20_Text"><text:s text:c="5"/>Men</text:p>
      <text:p text:style-name="Preformatted_20_Text"><text:s text:c="5"/>Subordinate</text:p>
      <text:p text:style-name="Preformatted_20_Text"><text:s text:c="5"/>Subordinates</text:p>
      <text:p text:style-name="Preformatted_20_Text"><text:s text:c="5"/>My men</text:p>
      <text:p text:style-name="Preformatted_20_Text"><text:s text:c="5"/>Men.</text:p>
      <text:p text:style-name="Preformatted_20_Text">オリヴィア</text:p>
      <text:p text:style-name="Preformatted_20_Text"><text:s text:c="5"/>Olivia</text:p>
      <text:p text:style-name="Preformatted_20_Text"><text:s text:c="5"/>Olivia!</text:p>
      <text:p text:style-name="Preformatted_20_Text"><text:s text:c="5"/>Olivia.</text:p>
      <text:p text:style-name="Preformatted_20_Text">マルゲル</text:p>
      <text:p text:style-name="Preformatted_20_Text"><text:s text:c="5"/>Margel.</text:p>
      <text:p text:style-name="Preformatted_20_Text"><text:s text:c="5"/>Margel</text:p>
      <text:p text:style-name="Preformatted_20_Text">カートン</text:p>
      <text:p text:style-name="Preformatted_20_Text"><text:s text:c="5"/>Carton</text:p>
      <text:p text:style-name="Preformatted_20_Text"><text:s text:c="5"/>Carton.</text:p>
      <text:p text:style-name="Preformatted_20_Text"><text:s text:c="5"/>carton</text:p>
      <text:p text:style-name="Preformatted_20_Text">トリアイナ部下</text:p>
      <text:p text:style-name="Preformatted_20_Text"><text:s text:c="5"/>Triaina's men</text:p>
      <text:p text:style-name="Preformatted_20_Text">オリヴィア部下</text:p>
      <text:p text:style-name="Preformatted_20_Text"><text:s text:c="5"/>Olivia, my subordinate!</text:p>
      <text:p text:style-name="Preformatted_20_Text">少女</text:p>
      <text:p text:style-name="Preformatted_20_Text"><text:s text:c="5"/>Girl.</text:p>
      <text:p text:style-name="Preformatted_20_Text"><text:s text:c="5"/>Girl</text:p>
      <text:p text:style-name="Preformatted_20_Text"><text:s text:c="5"/>The girl!</text:p>
      <text:p text:style-name="Preformatted_20_Text"><text:s text:c="5"/>girl</text:p>
      <text:p text:style-name="Preformatted_20_Text">アリスの部下</text:p>
      <text:p text:style-name="Preformatted_20_Text"><text:s text:c="5"/>Alice's men!</text:p>
      <text:p text:style-name="Preformatted_20_Text"><text:s text:c="5"/>Alice's men</text:p>
      <text:p text:style-name="Preformatted_20_Text"><text:s text:c="5"/>Alice's man.</text:p>
      <text:p text:style-name="Preformatted_20_Text"><text:s text:c="5"/>Alice's men.</text:p>
      <text:p text:style-name="Preformatted_20_Text"><text:s text:c="5"/>Alice's man.</text:p>
      <text:p text:style-name="Preformatted_20_Text"><text:soft-page-break/>トリアイナの部下</text:p>
      <text:p text:style-name="Preformatted_20_Text"><text:s text:c="5"/>Triaina's men</text:p>
      <text:p text:style-name="Preformatted_20_Text"><text:s text:c="5"/>Trianna's men</text:p>
      <text:p text:style-name="Preformatted_20_Text"><text:s text:c="5"/>Triaina's men.</text:p>
      <text:p text:style-name="Preformatted_20_Text">メッサーシュミット</text:p>
      <text:p text:style-name="Preformatted_20_Text"><text:s text:c="5"/>Messerschmitt</text:p>
      <text:p text:style-name="Preformatted_20_Text"><text:s text:c="5"/>Messerschmitt.</text:p>
      <text:p text:style-name="Preformatted_20_Text"><text:s text:c="5"/>Messerschmitt!</text:p>
      <text:p text:style-name="Preformatted_20_Text">ドラゴンたち</text:p>
      <text:p text:style-name="Preformatted_20_Text"><text:s text:c="5"/>Dragons!</text:p>
      <text:p text:style-name="Preformatted_20_Text">ドラゴン兵</text:p>
      <text:p text:style-name="Preformatted_20_Text"><text:s text:c="5"/>Dragon Soldiers</text:p>
      <text:p text:style-name="Preformatted_20_Text">グラマン</text:p>
      <text:p text:style-name="Preformatted_20_Text"><text:s text:c="5"/>Grumman</text:p>
      <text:p text:style-name="Preformatted_20_Text"><text:s text:c="5"/>Grumman.</text:p>
      <text:p text:style-name="Preformatted_20_Text">グラマン（一の頭）</text:p>
      <text:p text:style-name="Preformatted_20_Text"><text:s text:c="5"/>Grumman (head of one)</text:p>
      <text:p text:style-name="Preformatted_20_Text"><text:s text:c="5"/>Grumman.</text:p>
      <text:p text:style-name="Preformatted_20_Text"><text:s text:c="5"/>Grumman (the first head)</text:p>
      <text:p text:style-name="Preformatted_20_Text"><text:s text:c="5"/>Grumman (head of one).</text:p>
      <text:p text:style-name="Preformatted_20_Text"><text:s text:c="5"/>Grumman (head one)</text:p>
      <text:p text:style-name="Preformatted_20_Text"><text:s text:c="5"/>Grumman (1-head).</text:p>
      <text:p text:style-name="Preformatted_20_Text">グラマン（七の頭）</text:p>
      <text:p text:style-name="Preformatted_20_Text"><text:s text:c="5"/>Grumman</text:p>
      <text:p text:style-name="Preformatted_20_Text"><text:s text:c="5"/>Grumman (head 7)</text:p>
      <text:p text:style-name="Preformatted_20_Text"><text:s text:c="5"/>Grumman (Seven Heads)</text:p>
      <text:p text:style-name="Preformatted_20_Text">グラマン（八の頭）</text:p>
      <text:p text:style-name="Preformatted_20_Text"><text:s text:c="5"/>Grumman (head of eight)</text:p>
      <text:p text:style-name="Preformatted_20_Text"><text:s text:c="5"/>Grumman (eight heads).</text:p>
      <text:p text:style-name="Preformatted_20_Text"><text:s text:c="5"/>Grumman (head of eight).</text:p>
      <text:p text:style-name="Preformatted_20_Text"><text:s text:c="5"/>Grumman (head 8)</text:p>
      <text:p text:style-name="Preformatted_20_Text">グラマン（二の頭）</text:p>
      <text:p text:style-name="Preformatted_20_Text"><text:s text:c="5"/>Grumman (second head)</text:p>
      <text:p text:style-name="Preformatted_20_Text"><text:s text:c="5"/>Grumman (2 heads)</text:p>
      <text:p text:style-name="Preformatted_20_Text"><text:s text:c="5"/>Grumman (second head).</text:p>
      <text:p text:style-name="Preformatted_20_Text"><text:s text:c="5"/>Grumman (two heads)</text:p>
      <text:p text:style-name="Preformatted_20_Text"><text:s text:c="5"/>Grumman (Two Heads)</text:p>
      <text:p text:style-name="Preformatted_20_Text">グラマン（三の頭）</text:p>
      <text:p text:style-name="Preformatted_20_Text"><text:s text:c="5"/>Grumman.</text:p>
      <text:p text:style-name="Preformatted_20_Text"><text:s text:c="5"/>Grumman (third head)</text:p>
      <text:p text:style-name="Preformatted_20_Text"><text:s text:c="5"/>Grumman (third head).</text:p>
      <text:p text:style-name="Preformatted_20_Text">グラマン（六の頭）</text:p>
      <text:p text:style-name="Preformatted_20_Text"><text:s text:c="5"/>Grumman (6-head)</text:p>
      <text:p text:style-name="Preformatted_20_Text"><text:s text:c="5"/>Grumman (head 6)</text:p>
      <text:p text:style-name="Preformatted_20_Text"><text:s text:c="5"/>Grumman (six heads)</text:p>
      <text:p text:style-name="Preformatted_20_Text">グラマン（五の頭）</text:p>
      <text:p text:style-name="Preformatted_20_Text"><text:s text:c="5"/>Grumman.</text:p>
      <text:p text:style-name="Preformatted_20_Text"><text:s text:c="5"/>Grumman (head of the five)</text:p>
      <text:p text:style-name="Preformatted_20_Text"><text:s text:c="5"/>Grumman (5-head)</text:p>
      <text:p text:style-name="Preformatted_20_Text">グラマン（四の頭）</text:p>
      <text:p text:style-name="Preformatted_20_Text"><text:s text:c="5"/>Grumman (four heads)</text:p>
      <text:p text:style-name="Preformatted_20_Text"><text:s text:c="5"/>Grumman (Four Heads)</text:p>
      <text:p text:style-name="Preformatted_20_Text"><text:s text:c="5"/>Grumman (Four Heads).</text:p>
      <text:p text:style-name="Preformatted_20_Text">シデン</text:p>
      <text:p text:style-name="Preformatted_20_Text"><text:s text:c="5"/>Siden</text:p>
      <text:p text:style-name="Preformatted_20_Text"><text:s text:c="5"/>Siden.</text:p>
      <text:p text:style-name="Preformatted_20_Text">部下のドラゴン</text:p>
      <text:p text:style-name="Preformatted_20_Text"><text:s text:c="5"/>Dragon underlings!</text:p>
      <text:p text:style-name="Preformatted_20_Text">エミル</text:p>
      <text:p text:style-name="Preformatted_20_Text"><text:s text:c="5"/>Emil</text:p>
      <text:p text:style-name="Preformatted_20_Text"><text:s text:c="5"/>Emil.</text:p>
      <text:p text:style-name="Preformatted_20_Text">エマ</text:p>
      <text:p text:style-name="Preformatted_20_Text"><text:s text:c="5"/>Emma</text:p>
      <text:p text:style-name="Preformatted_20_Text"><text:soft-page-break/><text:s text:c="5"/>Emil</text:p>
      <text:p text:style-name="Preformatted_20_Text"><text:s text:c="5"/>Emma.</text:p>
      <text:p text:style-name="Preformatted_20_Text"><text:s text:c="5"/>Emma!</text:p>
      <text:p text:style-name="Preformatted_20_Text"><text:s text:c="5"/>emma</text:p>
      <text:p text:style-name="Preformatted_20_Text"><text:s text:c="5"/>Emmil</text:p>
      <text:p text:style-name="Preformatted_20_Text">シャルロッテ</text:p>
      <text:p text:style-name="Preformatted_20_Text"><text:s text:c="5"/>charlotte</text:p>
      <text:p text:style-name="Preformatted_20_Text"><text:s text:c="5"/>Charlotte</text:p>
      <text:p text:style-name="Preformatted_20_Text"><text:s text:c="5"/>Charlotte.</text:p>
      <text:p text:style-name="Preformatted_20_Text"><text:s text:c="5"/>Charlotte!</text:p>
      <text:p text:style-name="Preformatted_20_Text">カスミ</text:p>
      <text:p text:style-name="Preformatted_20_Text"><text:s text:c="5"/>Kasumi.</text:p>
      <text:p text:style-name="Preformatted_20_Text"><text:s text:c="5"/>Kasumi</text:p>
      <text:p text:style-name="Preformatted_20_Text"><text:s text:c="5"/>casumi</text:p>
      <text:p text:style-name="Preformatted_20_Text"><text:s text:c="5"/>Casumi</text:p>
      <text:p text:style-name="Preformatted_20_Text"><text:s text:c="5"/>kasumi</text:p>
      <text:p text:style-name="Preformatted_20_Text">露店主</text:p>
      <text:p text:style-name="Preformatted_20_Text"><text:s text:c="5"/>Stallowner</text:p>
      <text:p text:style-name="Preformatted_20_Text"><text:s text:c="5"/>Stall owner</text:p>
      <text:p text:style-name="Preformatted_20_Text"><text:s text:c="5"/>Stallkeeper</text:p>
      <text:p text:style-name="Preformatted_20_Text"><text:s text:c="5"/>stallowner</text:p>
      <text:p text:style-name="Preformatted_20_Text"><text:s text:c="5"/>Stallholder</text:p>
      <text:p text:style-name="Preformatted_20_Text">手品師</text:p>
      <text:p text:style-name="Preformatted_20_Text"><text:s text:c="5"/>Magician</text:p>
      <text:p text:style-name="Preformatted_20_Text"><text:s text:c="5"/>magician</text:p>
      <text:p text:style-name="Preformatted_20_Text"><text:s text:c="5"/>Magician.</text:p>
      <text:p text:style-name="Preformatted_20_Text"><text:s text:c="5"/>The Magician</text:p>
      <text:p text:style-name="Preformatted_20_Text">観客</text:p>
      <text:p text:style-name="Preformatted_20_Text"><text:s text:c="5"/>Audience</text:p>
      <text:p text:style-name="Preformatted_20_Text"><text:s text:c="5"/>audience</text:p>
      <text:p text:style-name="Preformatted_20_Text"><text:s text:c="5"/>Audience.</text:p>
      <text:p text:style-name="Preformatted_20_Text">黒子</text:p>
      <text:p text:style-name="Preformatted_20_Text"><text:s text:c="5"/>Kuros.</text:p>
      <text:p text:style-name="Preformatted_20_Text">暴走エマ</text:p>
      <text:p text:style-name="Preformatted_20_Text"><text:s text:c="5"/>RunawayEmma</text:p>
      <text:p text:style-name="Preformatted_20_Text">エマ・エミル</text:p>
      <text:p text:style-name="Preformatted_20_Text"><text:s text:c="5"/>EmmaEmil</text:p>
      <text:p text:style-name="Preformatted_20_Text"><text:s text:c="5"/>EmmaEmil.</text:p>
      <text:p text:style-name="Preformatted_20_Text">アカリ</text:p>
      <text:p text:style-name="Preformatted_20_Text"><text:s text:c="5"/>Akari</text:p>
      <text:p text:style-name="Preformatted_20_Text"><text:s text:c="5"/>Akari</text:p>
      <text:p text:style-name="Preformatted_20_Text"><text:s text:c="5"/>Akari.</text:p>
      <text:p text:style-name="Preformatted_20_Text"><text:s text:c="5"/>Akari.</text:p>
      <text:p text:style-name="Preformatted_20_Text">かぼちゃの人形</text:p>
      <text:p text:style-name="Preformatted_20_Text"><text:s text:c="5"/>Pumpkin doll</text:p>
      <text:p text:style-name="Preformatted_20_Text"><text:s text:c="5"/>pumpkin doll</text:p>
      <text:p text:style-name="Preformatted_20_Text">チュイリッシュ</text:p>
      <text:p text:style-name="Preformatted_20_Text"><text:s text:c="5"/>Tuilisch</text:p>
      <text:p text:style-name="Preformatted_20_Text"><text:s text:c="5"/>Twilish!</text:p>
      <text:p text:style-name="Preformatted_20_Text">小さなかぼちゃ（赤）</text:p>
      <text:p text:style-name="Preformatted_20_Text"><text:s text:c="5"/>Tiny pumpkins (red)</text:p>
      <text:p text:style-name="Preformatted_20_Text">小さなかかぼちゃ（青）</text:p>
      <text:p text:style-name="Preformatted_20_Text"><text:s text:c="5"/>Small pumpkin (blue)</text:p>
      <text:p text:style-name="Preformatted_20_Text">小さなかぼちゃ（ピンク）</text:p>
      <text:p text:style-name="Preformatted_20_Text"><text:s text:c="5"/>Small pumpkin in pink</text:p>
      <text:p text:style-name="Preformatted_20_Text">小さなかぼちゃ（銀）</text:p>
      <text:p text:style-name="Preformatted_20_Text"><text:s text:c="5"/>Small pumpkin in silver</text:p>
      <text:p text:style-name="Preformatted_20_Text">パンプキング</text:p>
      <text:p text:style-name="Preformatted_20_Text"><text:s text:c="5"/>Pumpking</text:p>
      <text:p text:style-name="Preformatted_20_Text"><text:s text:c="5"/>PumpKing</text:p>
      <text:p text:style-name="Preformatted_20_Text"><text:s text:c="5"/>pumpking</text:p>
      <text:p text:style-name="Preformatted_20_Text"><text:s text:c="5"/>Pumpking.</text:p>
      <text:p text:style-name="Preformatted_20_Text"><text:s text:c="5"/>Pumpking!</text:p>
      <text:p text:style-name="Preformatted_20_Text"><text:soft-page-break/><text:s text:c="5"/>pumpking.</text:p>
      <text:p text:style-name="Preformatted_20_Text"><text:s text:c="5"/>PumpKing.</text:p>
      <text:p text:style-name="Preformatted_20_Text">パンプキング部下（赤）</text:p>
      <text:p text:style-name="Preformatted_20_Text"><text:s text:c="5"/>PumpKing's men (red)</text:p>
      <text:p text:style-name="Preformatted_20_Text"><text:s text:c="5"/>Pumpking subordinate (red)</text:p>
      <text:p text:style-name="Preformatted_20_Text"><text:s text:c="5"/>pumpking subordinate (red)</text:p>
      <text:p text:style-name="Preformatted_20_Text">アリス軍</text:p>
      <text:p text:style-name="Preformatted_20_Text"><text:s text:c="5"/>Alice's army</text:p>
      <text:p text:style-name="Preformatted_20_Text">パンプキン部下（赤）</text:p>
      <text:p text:style-name="Preformatted_20_Text"><text:s text:c="5"/>Pumpkin subordinate (red)</text:p>
      <text:p text:style-name="Preformatted_20_Text"><text:s text:c="5"/>Pumpkin my man (red)</text:p>
      <text:p text:style-name="Preformatted_20_Text"><text:s text:c="5"/>pumpkin subordinate (red)</text:p>
      <text:p text:style-name="Preformatted_20_Text">パンプキン部下（青）</text:p>
      <text:p text:style-name="Preformatted_20_Text"><text:s text:c="5"/>pumpkin subordinate (blue)</text:p>
      <text:p text:style-name="Preformatted_20_Text"><text:s text:c="5"/>Pumpkin's men in blue!</text:p>
      <text:p text:style-name="Preformatted_20_Text">パンプキング部下（ピンク）</text:p>
      <text:p text:style-name="Preformatted_20_Text"><text:s text:c="5"/>Pumpking subordinate (pink)</text:p>
      <text:p text:style-name="Preformatted_20_Text">パンプキング部下（紫）</text:p>
      <text:p text:style-name="Preformatted_20_Text"><text:s text:c="5"/>Pumpking's men (purple)</text:p>
      <text:p text:style-name="Preformatted_20_Text">パンプキング部下（青）</text:p>
      <text:p text:style-name="Preformatted_20_Text"><text:s text:c="5"/>Pumpking's men (blue)</text:p>
      <text:p text:style-name="Preformatted_20_Text">パンプキング部下（銀）</text:p>
      <text:p text:style-name="Preformatted_20_Text"><text:s text:c="5"/>Pumpking's men (silver)</text:p>
      <text:p text:style-name="Preformatted_20_Text">パンプキン部下（ピンク）</text:p>
      <text:p text:style-name="Preformatted_20_Text"><text:s text:c="5"/>Pumpkin Underlings (pink)</text:p>
      <text:p text:style-name="Preformatted_20_Text"><text:s text:c="5"/>Pumpkin Underling in pink!</text:p>
      <text:p text:style-name="Preformatted_20_Text">パンプキン部下（銀）</text:p>
      <text:p text:style-name="Preformatted_20_Text"><text:s text:c="5"/>pumpkin subordinate in silver</text:p>
      <text:p text:style-name="Preformatted_20_Text"><text:s text:c="5"/>Pumpkin subordinate (silver)</text:p>
      <text:p text:style-name="Preformatted_20_Text">パンプキン部下</text:p>
      <text:p text:style-name="Preformatted_20_Text"><text:s text:c="5"/>Pumpkin subordinate</text:p>
      <text:p text:style-name="Preformatted_20_Text"><text:s text:c="5"/>pumpkin subordinate</text:p>
      <text:p text:style-name="Preformatted_20_Text"><text:s text:c="5"/>pumpkin subordinate.</text:p>
      <text:p text:style-name="Preformatted_20_Text">ライザ</text:p>
      <text:p text:style-name="Preformatted_20_Text"><text:s text:c="5"/>Ryza.</text:p>
      <text:p text:style-name="Preformatted_20_Text"><text:s text:c="5"/>Ryza</text:p>
      <text:p text:style-name="Preformatted_20_Text"><text:s text:c="5"/>Ryza!</text:p>
      <text:p text:style-name="Preformatted_20_Text">ニア</text:p>
      <text:p text:style-name="Preformatted_20_Text"><text:s text:c="5"/>Nia.</text:p>
      <text:p text:style-name="Preformatted_20_Text"><text:s text:c="5"/>Nia!</text:p>
      <text:p text:style-name="Preformatted_20_Text"><text:s text:c="5"/>Nia</text:p>
      <text:p text:style-name="Preformatted_20_Text"><text:s text:c="5"/>Near</text:p>
      <text:p text:style-name="Preformatted_20_Text">ミグ</text:p>
      <text:p text:style-name="Preformatted_20_Text"><text:s text:c="5"/>Mig</text:p>
      <text:p text:style-name="Preformatted_20_Text"><text:s text:c="5"/>Mig.</text:p>
      <text:p text:style-name="Preformatted_20_Text"><text:s text:c="5"/>mig</text:p>
      <text:p text:style-name="Preformatted_20_Text"><text:s text:c="5"/>Mig!</text:p>
      <text:p text:style-name="Preformatted_20_Text"><text:s text:c="5"/>mig.</text:p>
      <text:p text:style-name="Preformatted_20_Text">リリィ</text:p>
      <text:p text:style-name="Preformatted_20_Text"><text:s text:c="5"/>Lily</text:p>
      <text:p text:style-name="Preformatted_20_Text"><text:s text:c="5"/>lily</text:p>
      <text:p text:style-name="Preformatted_20_Text"><text:s text:c="5"/>Lily.</text:p>
      <text:p text:style-name="Preformatted_20_Text"><text:s text:c="5"/>lily.</text:p>
      <text:p text:style-name="Preformatted_20_Text"><text:s text:c="5"/>Lily, Lily, Lily</text:p>
      <text:p text:style-name="Preformatted_20_Text"><text:s text:c="5"/>Lily!</text:p>
      <text:p text:style-name="Preformatted_20_Text">斥候ゾンビ</text:p>
      <text:p text:style-name="Preformatted_20_Text"><text:s text:c="5"/>ScoutZombie</text:p>
      <text:p text:style-name="Preformatted_20_Text">ゾンビリリィ</text:p>
      <text:p text:style-name="Preformatted_20_Text"><text:s text:c="5"/>ZombieLily</text:p>
      <text:p text:style-name="Preformatted_20_Text">エリ</text:p>
      <text:p text:style-name="Preformatted_20_Text"><text:s text:c="5"/>Eli</text:p>
      <text:p text:style-name="Preformatted_20_Text"><text:s text:c="5"/>Eli!</text:p>
      <text:p text:style-name="Preformatted_20_Text"><text:s text:c="5"/>Eeli!</text:p>
      <text:p text:style-name="Preformatted_20_Text"><text:soft-page-break/><text:s text:c="5"/>Eli.</text:p>
      <text:p text:style-name="Preformatted_20_Text"><text:s text:c="5"/>Elly!</text:p>
      <text:p text:style-name="Preformatted_20_Text"><text:s text:c="5"/>Eri.</text:p>
      <text:p text:style-name="Preformatted_20_Text"><text:s text:c="5"/>Eri</text:p>
      <text:p text:style-name="Preformatted_20_Text"><text:s text:c="5"/>Eri!</text:p>
      <text:p text:style-name="Preformatted_20_Text"><text:s text:c="5"/>Eri...</text:p>
      <text:p text:style-name="Preformatted_20_Text">シードル</text:p>
      <text:p text:style-name="Preformatted_20_Text"><text:s text:c="5"/>Cedar</text:p>
      <text:p text:style-name="Preformatted_20_Text"><text:s text:c="5"/>Cedre</text:p>
      <text:p text:style-name="Preformatted_20_Text"><text:s text:c="5"/>Cedar!</text:p>
      <text:p text:style-name="Preformatted_20_Text"><text:s text:c="5"/>Cedar.</text:p>
      <text:p text:style-name="Preformatted_20_Text"><text:s text:c="5"/>Cidre</text:p>
      <text:p text:style-name="Preformatted_20_Text"><text:s text:c="5"/>Cider</text:p>
      <text:p text:style-name="Preformatted_20_Text"><text:s text:c="5"/>Cedre!</text:p>
      <text:p text:style-name="Preformatted_20_Text"><text:s text:c="5"/>Cidre.</text:p>
      <text:p text:style-name="Preformatted_20_Text"><text:s text:c="5"/>Cedre.</text:p>
      <text:p text:style-name="Preformatted_20_Text"><text:s text:c="5"/>cidre</text:p>
      <text:p text:style-name="Preformatted_20_Text">ライザの部下</text:p>
      <text:p text:style-name="Preformatted_20_Text"><text:s text:c="5"/>Ryza's men</text:p>
      <text:p text:style-name="Preformatted_20_Text"><text:s text:c="5"/>Ryza's subordinate</text:p>
      <text:p text:style-name="Preformatted_20_Text">ヴェロニカ</text:p>
      <text:p text:style-name="Preformatted_20_Text"><text:s text:c="5"/>Veronica.</text:p>
      <text:p text:style-name="Preformatted_20_Text"><text:s text:c="5"/>Veronica!</text:p>
      <text:p text:style-name="Preformatted_20_Text"><text:s text:c="5"/>Veronica</text:p>
      <text:p text:style-name="Preformatted_20_Text"><text:s text:c="5"/>Veronica.</text:p>
      <text:p text:style-name="Preformatted_20_Text">？？？</text:p>
      <text:p text:style-name="Preformatted_20_Text"><text:s text:c="5"/>?</text:p>
      <text:p text:style-name="Preformatted_20_Text"><text:s text:c="5"/>??</text:p>
      <text:p text:style-name="Preformatted_20_Text">ヴェロニカの部下</text:p>
      <text:p text:style-name="Preformatted_20_Text"><text:s text:c="5"/>Veronica's men</text:p>
      <text:p text:style-name="Preformatted_20_Text">ヴェロニカ部下</text:p>
      <text:p text:style-name="Preformatted_20_Text"><text:s text:c="5"/>Veronica's men</text:p>
      <text:p text:style-name="Preformatted_20_Text"><text:s text:c="5"/>Veronica's man</text:p>
      <text:p text:style-name="Preformatted_20_Text"><text:s text:c="5"/>Veronica's men!</text:p>
      <text:p text:style-name="Preformatted_20_Text">ヴェロニカ軍兵士</text:p>
      <text:p text:style-name="Preformatted_20_Text"><text:s text:c="5"/>Veronica soldiers</text:p>
      <text:p text:style-name="Preformatted_20_Text">ライザ部下</text:p>
      <text:p text:style-name="Preformatted_20_Text"><text:s text:c="5"/>Ryza's men!</text:p>
      <text:p text:style-name="Preformatted_20_Text">ホムンクルス</text:p>
      <text:p text:style-name="Preformatted_20_Text"><text:s text:c="5"/>Homunculus.</text:p>
      <text:p text:style-name="Preformatted_20_Text"><text:s text:c="5"/>Homunculus</text:p>
      <text:p text:style-name="Preformatted_20_Text">サーカスの裏方</text:p>
      <text:p text:style-name="Preformatted_20_Text"><text:s text:c="5"/>Behind the Circus</text:p>
      <text:p text:style-name="Preformatted_20_Text"><text:s text:c="5"/>Behind the circus</text:p>
      <text:p text:style-name="Preformatted_20_Text"><text:s text:c="5"/>Behind-the-scenes of the circus</text:p>
      <text:p text:style-name="Preformatted_20_Text"><text:s text:c="5"/>Circus backstage!</text:p>
      <text:p text:style-name="Preformatted_20_Text">ライザ軍兵士Ａ</text:p>
      <text:p text:style-name="Preformatted_20_Text"><text:s text:c="5"/>Ryza army soldier A</text:p>
      <text:p text:style-name="Preformatted_20_Text">ライザ軍兵士Ｂ</text:p>
      <text:p text:style-name="Preformatted_20_Text"><text:s text:c="5"/>Ryza soldier B</text:p>
      <text:p text:style-name="Preformatted_20_Text">ライザ軍兵士A</text:p>
      <text:p text:style-name="Preformatted_20_Text"><text:s text:c="5"/>Ryza soldier A</text:p>
      <text:p text:style-name="Preformatted_20_Text"><text:s text:c="5"/>RyzaSoldierA</text:p>
      <text:p text:style-name="Preformatted_20_Text">ライザ軍兵士B</text:p>
      <text:p text:style-name="Preformatted_20_Text"><text:s text:c="5"/>Ryza soldier B</text:p>
      <text:p text:style-name="Preformatted_20_Text"><text:s text:c="5"/>RyzaSoldierB</text:p>
      <text:p text:style-name="Preformatted_20_Text">アリス軍兵士</text:p>
      <text:p text:style-name="Preformatted_20_Text"><text:s text:c="5"/>Alice soldiers</text:p>
      <text:p text:style-name="Preformatted_20_Text"><text:s text:c="5"/>Alice soldiers</text:p>
      <text:p text:style-name="Preformatted_20_Text">ライザ軍兵士</text:p>
      <text:p text:style-name="Preformatted_20_Text"><text:s text:c="5"/>Ryza's soldiers</text:p>
      <text:p text:style-name="Preformatted_20_Text"><text:s text:c="5"/>RyzaArmySoldier</text:p>
      <text:p text:style-name="Preformatted_20_Text"><text:s text:c="5"/>Ryza soldier</text:p>
      <text:p text:style-name="Preformatted_20_Text"><text:soft-page-break/>エリ・シードル</text:p>
      <text:p text:style-name="Preformatted_20_Text"><text:s text:c="5"/>Eli Cidre.</text:p>
      <text:p text:style-name="Preformatted_20_Text">大魔女ライザニア</text:p>
      <text:p text:style-name="Preformatted_20_Text"><text:s text:c="5"/>Ryza Nia, the Great Witch!</text:p>
      <text:p text:style-name="Preformatted_20_Text"><text:s text:c="5"/>Ryza Nia, the Great Witch</text:p>
      <text:p text:style-name="Preformatted_20_Text"><text:s text:c="5"/>Ryzania, the Great Witch.</text:p>
      <text:p text:style-name="Preformatted_20_Text"><text:s text:c="5"/>Ryza and Nia, the Great Witch</text:p>
      <text:p text:style-name="Preformatted_20_Text">名無しの大魔女</text:p>
      <text:p text:style-name="Preformatted_20_Text"><text:s text:c="5"/>The Great Witch of No Name</text:p>
      <text:p text:style-name="Preformatted_20_Text"><text:s text:c="5"/>The Great Witch with No Name</text:p>
      <text:p text:style-name="Preformatted_20_Text"><text:s text:c="5"/>The Great Witch Without a Name</text:p>
      <text:p text:style-name="Preformatted_20_Text">リン</text:p>
      <text:p text:style-name="Preformatted_20_Text"><text:s text:c="5"/>Lynn</text:p>
      <text:p text:style-name="Preformatted_20_Text"><text:s text:c="5"/>Lynn.</text:p>
      <text:p text:style-name="Preformatted_20_Text"><text:s text:c="5"/>Lynn!</text:p>
      <text:p text:style-name="Preformatted_20_Text">ホーリーベル</text:p>
      <text:p text:style-name="Preformatted_20_Text"><text:s text:c="5"/>Holly Belle.</text:p>
      <text:p text:style-name="Preformatted_20_Text"><text:s text:c="5"/>HollyBelle</text:p>
      <text:p text:style-name="Preformatted_20_Text"><text:s text:c="5"/>Holly Belle</text:p>
      <text:p text:style-name="Preformatted_20_Text"><text:s text:c="5"/>Holy Belle.</text:p>
      <text:p text:style-name="Preformatted_20_Text"><text:s text:c="5"/>HolyBell</text:p>
      <text:p text:style-name="Preformatted_20_Text"><text:s text:c="5"/>HolyBell.</text:p>
      <text:p text:style-name="Preformatted_20_Text"><text:s text:c="5"/>HollyBell.</text:p>
      <text:p text:style-name="Preformatted_20_Text"><text:s text:c="5"/>HollyBelle.</text:p>
      <text:p text:style-name="Preformatted_20_Text"><text:s text:c="5"/>Hollybell</text:p>
      <text:p text:style-name="Preformatted_20_Text"><text:s text:c="5"/>Holy Bell</text:p>
      <text:p text:style-name="Preformatted_20_Text"><text:s text:c="5"/>HollyBell</text:p>
      <text:p text:style-name="Preformatted_20_Text"><text:s text:c="5"/>hollybell</text:p>
      <text:p text:style-name="Preformatted_20_Text">マスター</text:p>
      <text:p text:style-name="Preformatted_20_Text"><text:s text:c="5"/>Master.</text:p>
      <text:p text:style-name="Preformatted_20_Text"><text:s text:c="5"/>Master</text:p>
      <text:p text:style-name="Preformatted_20_Text"><text:s text:c="5"/>Master!</text:p>
      <text:p text:style-name="Preformatted_20_Text"><text:s text:c="5"/>TheMaster</text:p>
      <text:p text:style-name="Preformatted_20_Text">医者</text:p>
      <text:p text:style-name="Preformatted_20_Text"><text:s text:c="5"/>Doctor.</text:p>
      <text:p text:style-name="Preformatted_20_Text"><text:s text:c="5"/>doctor</text:p>
      <text:p text:style-name="Preformatted_20_Text">列車の搭乗員</text:p>
      <text:p text:style-name="Preformatted_20_Text"><text:s text:c="5"/>Train Crew</text:p>
      <text:p text:style-name="Preformatted_20_Text">少年</text:p>
      <text:p text:style-name="Preformatted_20_Text"><text:s text:c="5"/>Boy.</text:p>
      <text:p text:style-name="Preformatted_20_Text"><text:s text:c="5"/>Boy</text:p>
      <text:p text:style-name="Preformatted_20_Text"><text:s text:c="5"/>Boys</text:p>
      <text:p text:style-name="Preformatted_20_Text">列車の搭乗員たち</text:p>
      <text:p text:style-name="Preformatted_20_Text"><text:s text:c="5"/>The train's crew</text:p>
      <text:p text:style-name="Preformatted_20_Text">観客A</text:p>
      <text:p text:style-name="Preformatted_20_Text"><text:s text:c="5"/>AudienceA</text:p>
      <text:p text:style-name="Preformatted_20_Text">観客B</text:p>
      <text:p text:style-name="Preformatted_20_Text"><text:s text:c="5"/>Audience B</text:p>
      <text:p text:style-name="Preformatted_20_Text"><text:s text:c="5"/>AudienceB</text:p>
      <text:p text:style-name="Preformatted_20_Text">店主</text:p>
      <text:p text:style-name="Preformatted_20_Text"><text:s text:c="5"/>Master.</text:p>
      <text:p text:style-name="Preformatted_20_Text"><text:s text:c="5"/>Owner</text:p>
      <text:p text:style-name="Preformatted_20_Text"><text:s text:c="5"/>shopkeeper</text:p>
      <text:p text:style-name="Preformatted_20_Text"><text:s text:c="5"/>Shopkeeper.</text:p>
      <text:p text:style-name="Preformatted_20_Text">町人A</text:p>
      <text:p text:style-name="Preformatted_20_Text"><text:s text:c="5"/>Townspeople A</text:p>
      <text:p text:style-name="Preformatted_20_Text"><text:s text:c="5"/>TownspeopleA</text:p>
      <text:p text:style-name="Preformatted_20_Text">町人B</text:p>
      <text:p text:style-name="Preformatted_20_Text"><text:s text:c="5"/>TownspeopleB</text:p>
      <text:p text:style-name="Preformatted_20_Text">町人たち</text:p>
      <text:p text:style-name="Preformatted_20_Text"><text:s text:c="5"/>Townspeople</text:p>
      <text:p text:style-name="Preformatted_20_Text">露天の店主</text:p>
      <text:p text:style-name="Preformatted_20_Text"><text:s text:c="5"/>Open-air store owner</text:p>
      <text:p text:style-name="Preformatted_20_Text"><text:soft-page-break/>マリス</text:p>
      <text:p text:style-name="Preformatted_20_Text"><text:s text:c="5"/>Maris</text:p>
      <text:p text:style-name="Preformatted_20_Text">メイジー・マスター</text:p>
      <text:p text:style-name="Preformatted_20_Text"><text:s text:c="5"/>MaisieMaster.</text:p>
      <text:p text:style-name="Preformatted_20_Text">司会の女性</text:p>
      <text:p text:style-name="Preformatted_20_Text"><text:s text:c="5"/>The hostess.</text:p>
      <text:p text:style-name="Preformatted_20_Text"><text:s text:c="5"/>The hostess!</text:p>
      <text:p text:style-name="Preformatted_20_Text"><text:s text:c="5"/>Master of Ceremonies.</text:p>
      <text:p text:style-name="Preformatted_20_Text">子どもたち</text:p>
      <text:p text:style-name="Preformatted_20_Text"><text:s text:c="5"/>Children</text:p>
      <text:p text:style-name="Preformatted_20_Text">アオレンジャイ</text:p>
      <text:p text:style-name="Preformatted_20_Text"><text:s text:c="5"/>Aorenjai</text:p>
      <text:p text:style-name="Preformatted_20_Text"><text:s text:c="5"/>AoRenjai.</text:p>
      <text:p text:style-name="Preformatted_20_Text"><text:s text:c="5"/>AoRenjai!</text:p>
      <text:p text:style-name="Preformatted_20_Text">モモレンジャイ</text:p>
      <text:p text:style-name="Preformatted_20_Text"><text:s text:c="5"/>momorenjai</text:p>
      <text:p text:style-name="Preformatted_20_Text"><text:s text:c="5"/>MomoRenjai.</text:p>
      <text:p text:style-name="Preformatted_20_Text">キレンジャイ</text:p>
      <text:p text:style-name="Preformatted_20_Text"><text:s text:c="5"/>Kirenjai!</text:p>
      <text:p text:style-name="Preformatted_20_Text">ゴールドレンジャイ</text:p>
      <text:p text:style-name="Preformatted_20_Text"><text:s text:c="5"/>GoldenRenjai</text:p>
      <text:p text:style-name="Preformatted_20_Text"><text:s text:c="5"/>GoldenRangers!</text:p>
      <text:p text:style-name="Preformatted_20_Text">レンジャイたち</text:p>
      <text:p text:style-name="Preformatted_20_Text"><text:s text:c="5"/>GoldenRangers!</text:p>
      <text:p text:style-name="Preformatted_20_Text"><text:s text:c="5"/>Mine - Flower Rangers</text:p>
      <text:p text:style-name="Preformatted_20_Text"><text:s text:c="10"/>- Mystic Rangers</text:p>
      <text:p text:style-name="Preformatted_20_Text"><text:s text:c="10"/>- Justice Rangers</text:p>
      <text:p text:style-name="Preformatted_20_Text"><text:s text:c="10"/>- The Ranger Gang</text:p>
      <text:p text:style-name="Preformatted_20_Text"><text:s text:c="10"/>- Mighty Rangers</text:p>
      <text:p text:style-name="Preformatted_20_Text"><text:s text:c="10"/>- Ranger Friends</text:p>
      <text:p text:style-name="Preformatted_20_Text"><text:s text:c="10"/>- Rangers</text:p>
      <text:p text:style-name="Preformatted_20_Text">司会のお姉さん</text:p>
      <text:p text:style-name="Preformatted_20_Text"><text:s text:c="5"/>Master of Ceremonies.</text:p>
      <text:p text:style-name="Preformatted_20_Text"><text:s text:c="5"/>Moderator's sister</text:p>
      <text:p text:style-name="Preformatted_20_Text">子供A</text:p>
      <text:p text:style-name="Preformatted_20_Text"><text:s text:c="5"/>ChildrenA</text:p>
      <text:p text:style-name="Preformatted_20_Text">子供B</text:p>
      <text:p text:style-name="Preformatted_20_Text"><text:s text:c="5"/>ChildrenB</text:p>
      <text:p text:style-name="Preformatted_20_Text">子供C</text:p>
      <text:p text:style-name="Preformatted_20_Text"><text:s text:c="5"/>ChildrenC</text:p>
      <text:p text:style-name="Preformatted_20_Text">シードル１</text:p>
      <text:p text:style-name="Preformatted_20_Text"><text:s text:c="5"/>Cidre1.</text:p>
      <text:p text:style-name="Preformatted_20_Text"><text:s text:c="5"/>Cedar1</text:p>
      <text:p text:style-name="Preformatted_20_Text"><text:s text:c="5"/>Cedars1</text:p>
      <text:p text:style-name="Preformatted_20_Text">シードル２</text:p>
      <text:p text:style-name="Preformatted_20_Text"><text:s text:c="5"/>Cidre2</text:p>
      <text:p text:style-name="Preformatted_20_Text"><text:s text:c="5"/>cidre2</text:p>
      <text:p text:style-name="Preformatted_20_Text"><text:s text:c="5"/>Cider2</text:p>
      <text:p text:style-name="Preformatted_20_Text">シードル３</text:p>
      <text:p text:style-name="Preformatted_20_Text"><text:s text:c="5"/>Cedar3</text:p>
      <text:p text:style-name="Preformatted_20_Text"><text:s text:c="5"/>Cidre3</text:p>
      <text:p text:style-name="Preformatted_20_Text">シードルたち</text:p>
      <text:p text:style-name="Preformatted_20_Text"><text:s text:c="5"/>Ciders!</text:p>
      <text:p text:style-name="Preformatted_20_Text"><text:s text:c="5"/>Cedar and the others</text:p>
      <text:p text:style-name="Preformatted_20_Text">巨大トカゲ</text:p>
      <text:p text:style-name="Preformatted_20_Text"><text:s text:c="5"/>Giant Ryzard</text:p>
      <text:p text:style-name="Preformatted_20_Text"><text:s text:c="5"/>GiantRyzard</text:p>
      <text:p text:style-name="P19"/>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lfaxAI" svg:font-family="ColfaxAI, helvetica, sans-serif"/>
    <style:font-face style:name="S hne" svg:font-family="'S hne', ui-sans-serif, system-ui, apple-system, 'Segoe UI', Roboto, Ubuntu, Cantarell, 'Noto Sans', sans-serif, 'Helvetica Neue', Arial, 'Apple Color Emoji', 'Segoe UI Emoji', 'Segoe UI Symbol', 'Noto Color Emoji'"/>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Times New Roman1" style:font-size-asian="10pt" style:font-name-complex="Times New Roman1" style:font-size-complex="10pt"/>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4DT15H28S</meta:editing-duration>
    <meta:editing-cycles>137</meta:editing-cycles>
    <meta:generator>OpenOffice/4.1.3$Win32 OpenOffice.org_project/413m1$Build-9783</meta:generator>
    <dc:date>2024-03-16T23:36:03.41</dc:date>
    <dc:creator>James Phillips</dc:creator>
    <meta:document-statistic meta:table-count="0" meta:image-count="0" meta:object-count="0" meta:page-count="551" meta:paragraph-count="31741" meta:word-count="298932" meta:character-count="721027"/>
    <meta:user-defined meta:name="Info 1"/>
    <meta:user-defined meta:name="Info 2"/>
    <meta:user-defined meta:name="Info 3"/>
    <meta:user-defined meta:name="Info 4"/>
  </office:meta>
</office:document-meta>
</file>